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HG Mincho Light J" svg:font-family="HG Mincho Light J" style:font-family-generic="system" style:font-pitch="variable"/>
    <style:font-face style:name="Thorndale" svg:font-family="Thorndale" style:font-family-generic="roman" style:font-pitch="variable"/>
    <style:font-face style:name="Albany" svg:font-family="Albany" style:font-family-generic="swiss" style:font-pitch="variable"/>
    <style:font-face style:name="Tahoma" svg:font-family="Tahoma" style:font-family-generic="swiss" style:font-pitch="variable" svg:panose-1="2 11 6 4 3 5 4 4 2 4"/>
    <style:font-face style:name="Microsoft YaHei" svg:font-family="Microsoft YaHei" style:font-family-generic="swiss" style:font-pitch="variable" svg:panose-1="2 11 5 3 2 2 4 2 2 4"/>
    <style:font-face style:name="Liberation Sans" svg:font-family="Liberation Sans" style:font-family-generic="swiss" style:font-pitch="variable" svg:panose-1="2 11 6 4 2 2 2 2 2 4"/>
  </office:font-face-decls>
  <office:automatic-styles>
    <text:list-style style:name="LFO1">
      <text:list-level-style-number text:level="1" style:num-format="">
        <style:list-level-properties text:space-before="0in" text:min-label-width="0.3in"/>
      </text:list-level-style-number>
      <text:list-level-style-number text:level="2" style:num-format="">
        <style:list-level-properties text:space-before="0in" text:min-label-width="0.4in"/>
      </text:list-level-style-number>
      <text:list-level-style-number text:level="3" style:num-format="">
        <style:list-level-properties text:space-before="0in" text:min-label-width="0.5in"/>
      </text:list-level-style-number>
      <text:list-level-style-number text:level="4" style:num-format="">
        <style:list-level-properties text:space-before="0in" text:min-label-width="0.6in"/>
      </text:list-level-style-number>
      <text:list-level-style-number text:level="5" style:num-format="">
        <style:list-level-properties text:space-before="0in" text:min-label-width="0.7in"/>
      </text:list-level-style-number>
      <text:list-level-style-number text:level="6" style:num-format="">
        <style:list-level-properties text:space-before="0in" text:min-label-width="0.8in"/>
      </text:list-level-style-number>
      <text:list-level-style-number text:level="7" style:num-format="">
        <style:list-level-properties text:space-before="0in" text:min-label-width="0.9in"/>
      </text:list-level-style-number>
      <text:list-level-style-number text:level="8" style:num-format="">
        <style:list-level-properties text:space-before="0in" text:min-label-width="1in"/>
      </text:list-level-style-number>
      <text:list-level-style-number text:level="9" style:num-format="">
        <style:list-level-properties text:space-before="0in" text:min-label-width="1.1in"/>
      </text:list-level-style-number>
    </text:list-style>
    <style:style style:name="P1" style:parent-style-name="term" style:master-page-name="MP0" style:family="paragraph">
      <style:paragraph-properties fo:break-before="page"/>
      <style:text-properties fo:language="it" fo:country="IT"/>
    </style:style>
    <style:style style:name="P4" style:parent-style-name="term" style:family="paragraph">
      <style:text-properties fo:language="it" fo:country="IT"/>
    </style:style>
    <style:style style:name="P5" style:parent-style-name="term" style:family="paragraph">
      <style:text-properties fo:language="it" fo:country="IT"/>
    </style:style>
    <style:style style:name="P6" style:parent-style-name="term" style:family="paragraph">
      <style:text-properties fo:language="it" fo:country="IT"/>
    </style:style>
    <style:style style:name="P7" style:parent-style-name="term" style:family="paragraph">
      <style:text-properties fo:language="it" fo:country="IT"/>
    </style:style>
    <style:style style:name="P8" style:parent-style-name="term" style:family="paragraph">
      <style:text-properties fo:language="it" fo:country="IT"/>
    </style:style>
    <style:style style:name="P9" style:parent-style-name="term" style:family="paragraph">
      <style:text-properties fo:language="it" fo:country="IT"/>
    </style:style>
    <style:style style:name="T10" style:parent-style-name="Policepardéfaut" style:family="text">
      <style:text-properties fo:language="it" fo:country="IT"/>
    </style:style>
    <style:style style:name="T11" style:parent-style-name="Policepardéfaut" style:family="text">
      <style:text-properties fo:language="it" fo:country="IT"/>
    </style:style>
    <style:style style:name="T12" style:parent-style-name="Policepardéfaut" style:family="text">
      <style:text-properties fo:font-style="italic" style:font-style-asian="italic" fo:language="it" fo:country="IT"/>
    </style:style>
    <style:style style:name="T13" style:parent-style-name="Policepardéfaut" style:family="text">
      <style:text-properties fo:language="it" fo:country="IT"/>
    </style:style>
    <style:style style:name="T14" style:parent-style-name="Policepardéfaut" style:family="text">
      <style:text-properties style:text-position="super 66.6%" fo:language="it" fo:country="IT"/>
    </style:style>
    <style:style style:name="T15" style:parent-style-name="Policepardéfaut" style:family="text">
      <style:text-properties fo:language="it" fo:country="IT"/>
    </style:style>
    <style:style style:name="T16" style:parent-style-name="Lienhypertexte" style:family="text">
      <style:text-properties fo:language="it" fo:country="IT"/>
    </style:style>
    <style:style style:name="T17" style:parent-style-name="Policepardéfaut" style:family="text">
      <style:text-properties fo:language="it" fo:country="IT"/>
    </style:style>
    <style:style style:name="P18" style:parent-style-name="term" style:family="paragraph">
      <style:text-properties fo:language="it" fo:country="IT"/>
    </style:style>
    <style:style style:name="T19" style:parent-style-name="Policepardéfaut" style:family="text">
      <style:text-properties fo:language="it" fo:country="IT"/>
    </style:style>
    <style:style style:name="T20" style:parent-style-name="Policepardéfaut" style:family="text">
      <style:text-properties fo:language="it" fo:country="IT"/>
    </style:style>
    <style:style style:name="T21" style:parent-style-name="Policepardéfaut" style:family="text">
      <style:text-properties fo:language="it" fo:country="IT"/>
    </style:style>
    <style:style style:name="T22" style:parent-style-name="Policepardéfaut" style:family="text">
      <style:text-properties fo:language="it" fo:country="IT"/>
    </style:style>
    <style:style style:name="T23" style:parent-style-name="Policepardéfaut" style:family="text">
      <style:text-properties fo:language="it" fo:country="IT"/>
    </style:style>
    <style:style style:name="T24" style:parent-style-name="Policepardéfaut" style:family="text">
      <style:text-properties fo:language="it" fo:country="IT"/>
    </style:style>
    <style:style style:name="T25" style:parent-style-name="Policepardéfaut" style:family="text">
      <style:text-properties fo:language="it" fo:country="IT"/>
    </style:style>
    <style:style style:name="T26" style:parent-style-name="Policepardéfaut" style:family="text">
      <style:text-properties fo:language="it" fo:country="IT"/>
    </style:style>
    <style:style style:name="T27" style:parent-style-name="Policepardéfaut" style:family="text">
      <style:text-properties fo:font-style="italic" style:font-style-asian="italic" fo:language="it" fo:country="IT"/>
    </style:style>
    <style:style style:name="T28" style:parent-style-name="Policepardéfaut" style:family="text">
      <style:text-properties fo:font-style="italic" style:font-style-asian="italic" fo:language="it" fo:country="IT"/>
    </style:style>
    <style:style style:name="T29" style:parent-style-name="Policepardéfaut" style:family="text">
      <style:text-properties fo:font-style="italic" style:font-style-asian="italic" fo:language="it" fo:country="IT"/>
    </style:style>
    <style:style style:name="T30" style:parent-style-name="Policepardéfaut" style:family="text">
      <style:text-properties fo:language="it" fo:country="IT"/>
    </style:style>
    <style:style style:name="T31" style:parent-style-name="Policepardéfaut" style:family="text">
      <style:text-properties fo:language="it" fo:country="IT"/>
    </style:style>
    <style:style style:name="T32" style:parent-style-name="Policepardéfaut" style:family="text">
      <style:text-properties fo:language="it" fo:country="IT"/>
    </style:style>
    <style:style style:name="T33" style:parent-style-name="Policepardéfaut" style:family="text">
      <style:text-properties fo:language="it" fo:country="IT"/>
    </style:style>
    <style:style style:name="T34" style:parent-style-name="Policepardéfaut" style:family="text">
      <style:text-properties fo:language="it" fo:country="IT"/>
    </style:style>
    <style:style style:name="T35" style:parent-style-name="Policepardéfaut" style:family="text">
      <style:text-properties fo:language="it" fo:country="IT"/>
    </style:style>
    <style:style style:name="T36" style:parent-style-name="Policepardéfaut" style:family="text">
      <style:text-properties fo:language="it" fo:country="IT"/>
    </style:style>
    <style:style style:name="T37" style:parent-style-name="Policepardéfaut" style:family="text">
      <style:text-properties fo:language="it" fo:country="IT"/>
    </style:style>
    <style:style style:name="T38" style:parent-style-name="Policepardéfaut" style:family="text">
      <style:text-properties fo:language="it" fo:country="IT"/>
    </style:style>
    <style:style style:name="T39" style:parent-style-name="Appelnotedebasdep." style:family="text">
      <style:text-properties style:font-name-complex="Times New Roman"/>
    </style:style>
    <style:style style:name="T40" style:parent-style-name="Policepardéfaut" style:family="text">
      <style:text-properties fo:font-variant="small-caps"/>
    </style:style>
    <style:style style:name="T41" style:parent-style-name="Policepardéfaut" style:family="text">
      <style:text-properties fo:font-style="italic" style:font-style-asian="italic" style:font-style-complex="italic"/>
    </style:style>
    <style:style style:name="T42" style:parent-style-name="Policepardéfaut" style:family="text">
      <style:text-properties fo:font-style="italic" style:font-style-asian="italic" style:font-style-complex="italic"/>
    </style:style>
    <style:style style:name="T43" style:parent-style-name="Policepardéfaut" style:family="text">
      <style:text-properties fo:font-style="italic" style:font-style-asian="italic" style:font-style-complex="italic"/>
    </style:style>
    <style:style style:name="T44" style:parent-style-name="Policepardéfaut" style:family="text">
      <style:text-properties fo:font-variant="small-caps"/>
    </style:style>
    <style:style style:name="T45" style:parent-style-name="Policepardéfaut" style:family="text">
      <style:text-properties fo:font-variant="small-caps"/>
    </style:style>
    <style:style style:name="T46" style:parent-style-name="Policepardéfaut" style:family="text">
      <style:text-properties fo:font-style="italic" style:font-style-asian="italic"/>
    </style:style>
    <style:style style:name="T47" style:parent-style-name="Policepardéfaut" style:family="text">
      <style:text-properties fo:language="it" fo:country="IT"/>
    </style:style>
    <style:style style:name="T48" style:parent-style-name="Policepardéfaut" style:family="text">
      <style:text-properties fo:language="it" fo:country="IT"/>
    </style:style>
    <style:style style:name="T49" style:parent-style-name="Policepardéfaut" style:family="text">
      <style:text-properties fo:language="it" fo:country="IT"/>
    </style:style>
    <style:style style:name="T50" style:parent-style-name="Policepardéfaut" style:family="text">
      <style:text-properties fo:language="it" fo:country="IT"/>
    </style:style>
    <style:style style:name="T51" style:parent-style-name="Policepardéfaut" style:family="text">
      <style:text-properties fo:language="it" fo:country="IT"/>
    </style:style>
    <style:style style:name="T52" style:parent-style-name="Policepardéfaut" style:family="text">
      <style:text-properties fo:language="it" fo:country="IT"/>
    </style:style>
    <style:style style:name="T53" style:parent-style-name="Policepardéfaut" style:family="text">
      <style:text-properties fo:language="it" fo:country="IT"/>
    </style:style>
    <style:style style:name="T54" style:parent-style-name="Policepardéfaut" style:family="text">
      <style:text-properties fo:language="it" fo:country="IT"/>
    </style:style>
    <style:style style:name="T55" style:parent-style-name="Policepardéfaut" style:family="text">
      <style:text-properties fo:language="it" fo:country="IT"/>
    </style:style>
    <style:style style:name="T56" style:parent-style-name="Policepardéfaut" style:family="text">
      <style:text-properties fo:language="it" fo:country="IT"/>
    </style:style>
    <style:style style:name="T57" style:parent-style-name="Policepardéfaut" style:family="text">
      <style:text-properties fo:language="it" fo:country="IT"/>
    </style:style>
    <style:style style:name="T58" style:parent-style-name="Policepardéfaut" style:family="text">
      <style:text-properties fo:language="it" fo:country="IT"/>
    </style:style>
    <style:style style:name="T59" style:parent-style-name="Policepardéfaut" style:family="text">
      <style:text-properties fo:language="it" fo:country="IT"/>
    </style:style>
    <style:style style:name="T60" style:parent-style-name="Policepardéfaut" style:family="text">
      <style:text-properties fo:language="it" fo:country="IT"/>
    </style:style>
    <style:style style:name="T61" style:parent-style-name="Policepardéfaut" style:family="text">
      <style:text-properties fo:language="it" fo:country="IT"/>
    </style:style>
    <style:style style:name="T62" style:parent-style-name="Policepardéfaut" style:family="text">
      <style:text-properties fo:language="it" fo:country="IT"/>
    </style:style>
    <style:style style:name="T63" style:parent-style-name="Policepardéfaut" style:family="text">
      <style:text-properties fo:language="it" fo:country="IT"/>
    </style:style>
    <style:style style:name="T64" style:parent-style-name="Policepardéfaut" style:family="text">
      <style:text-properties fo:language="it" fo:country="IT"/>
    </style:style>
    <style:style style:name="T65" style:parent-style-name="Policepardéfaut" style:family="text">
      <style:text-properties fo:language="it" fo:country="IT"/>
    </style:style>
    <style:style style:name="T66" style:parent-style-name="Policepardéfaut" style:family="text">
      <style:text-properties fo:language="it" fo:country="IT"/>
    </style:style>
    <style:style style:name="T67" style:parent-style-name="Policepardéfaut" style:family="text">
      <style:text-properties fo:language="it" fo:country="IT"/>
    </style:style>
    <style:style style:name="T68" style:parent-style-name="Policepardéfaut" style:family="text">
      <style:text-properties fo:language="it" fo:country="IT"/>
    </style:style>
    <style:style style:name="T69" style:parent-style-name="Policepardéfaut" style:family="text">
      <style:text-properties fo:language="it" fo:country="IT"/>
    </style:style>
    <style:style style:name="T70" style:parent-style-name="Appelnotedebasdep." style:family="text">
      <style:text-properties style:font-name-complex="Times New Roman"/>
    </style:style>
    <style:style style:name="T71" style:parent-style-name="Policepardéfaut" style:family="text">
      <style:text-properties fo:font-variant="small-caps"/>
    </style:style>
    <style:style style:name="T72" style:parent-style-name="Policepardéfaut" style:family="text">
      <style:text-properties fo:font-style="italic" style:font-style-asian="italic" style:font-style-complex="italic"/>
    </style:style>
    <style:style style:name="T73" style:parent-style-name="Policepardéfaut" style:family="text">
      <style:text-properties fo:font-style="italic" style:font-style-asian="italic" style:font-style-complex="italic"/>
    </style:style>
    <style:style style:name="T74" style:parent-style-name="Policepardéfaut" style:family="text">
      <style:text-properties fo:font-variant="small-caps"/>
    </style:style>
    <style:style style:name="T75" style:parent-style-name="Policepardéfaut" style:family="text">
      <style:text-properties fo:language="it" fo:country="IT"/>
    </style:style>
    <style:style style:name="T76" style:parent-style-name="Policepardéfaut" style:family="text">
      <style:text-properties fo:language="it" fo:country="IT"/>
    </style:style>
    <style:style style:name="T77" style:parent-style-name="Policepardéfaut" style:family="text">
      <style:text-properties fo:language="it" fo:country="IT"/>
    </style:style>
    <style:style style:name="T78" style:parent-style-name="Policepardéfaut" style:family="text">
      <style:text-properties fo:language="it" fo:country="IT"/>
    </style:style>
    <style:style style:name="T79" style:parent-style-name="Policepardéfaut" style:family="text">
      <style:text-properties fo:language="it" fo:country="IT"/>
    </style:style>
    <style:style style:name="T80" style:parent-style-name="Policepardéfaut" style:family="text">
      <style:text-properties fo:language="it" fo:country="IT"/>
    </style:style>
    <style:style style:name="T81" style:parent-style-name="Policepardéfaut" style:family="text">
      <style:text-properties fo:language="it" fo:country="IT"/>
    </style:style>
    <style:style style:name="T82" style:parent-style-name="Policepardéfaut" style:family="text">
      <style:text-properties fo:language="it" fo:country="IT"/>
    </style:style>
    <style:style style:name="T83" style:parent-style-name="Policepardéfaut" style:family="text">
      <style:text-properties fo:language="it" fo:country="IT"/>
    </style:style>
    <style:style style:name="T84" style:parent-style-name="Policepardéfaut" style:family="text">
      <style:text-properties fo:language="it" fo:country="IT"/>
    </style:style>
    <style:style style:name="T85" style:parent-style-name="Policepardéfaut" style:family="text">
      <style:text-properties fo:language="it" fo:country="IT"/>
    </style:style>
    <style:style style:name="T86" style:parent-style-name="Policepardéfaut" style:family="text">
      <style:text-properties fo:language="it" fo:country="IT"/>
    </style:style>
    <style:style style:name="T87" style:parent-style-name="Policepardéfaut" style:family="text">
      <style:text-properties fo:language="it" fo:country="IT"/>
    </style:style>
    <style:style style:name="T88" style:parent-style-name="Policepardéfaut" style:family="text">
      <style:text-properties fo:language="it" fo:country="IT"/>
    </style:style>
    <style:style style:name="T89" style:parent-style-name="Policepardéfaut" style:family="text">
      <style:text-properties fo:language="it" fo:country="IT"/>
    </style:style>
    <style:style style:name="T90" style:parent-style-name="Policepardéfaut" style:family="text">
      <style:text-properties fo:language="it" fo:country="IT"/>
    </style:style>
    <style:style style:name="T91" style:parent-style-name="Policepardéfaut" style:family="text">
      <style:text-properties fo:language="it" fo:country="IT"/>
    </style:style>
    <style:style style:name="T92" style:parent-style-name="Policepardéfaut" style:family="text">
      <style:text-properties fo:language="it" fo:country="IT"/>
    </style:style>
    <style:style style:name="T93" style:parent-style-name="Policepardéfaut" style:family="text">
      <style:text-properties fo:language="it" fo:country="IT"/>
    </style:style>
    <style:style style:name="T94" style:parent-style-name="Policepardéfaut" style:family="text">
      <style:text-properties fo:language="it" fo:country="IT"/>
    </style:style>
    <style:style style:name="T95" style:parent-style-name="Policepardéfaut" style:family="text">
      <style:text-properties fo:language="it" fo:country="IT"/>
    </style:style>
    <style:style style:name="T96" style:parent-style-name="Policepardéfaut" style:family="text">
      <style:text-properties fo:language="it" fo:country="IT"/>
    </style:style>
    <style:style style:name="T97" style:parent-style-name="Policepardéfaut" style:family="text">
      <style:text-properties fo:language="it" fo:country="IT"/>
    </style:style>
    <style:style style:name="T98" style:parent-style-name="Policepardéfaut" style:family="text">
      <style:text-properties fo:language="it" fo:country="IT"/>
    </style:style>
    <style:style style:name="T99" style:parent-style-name="Policepardéfaut" style:family="text">
      <style:text-properties fo:language="it" fo:country="IT"/>
    </style:style>
    <style:style style:name="T100" style:parent-style-name="Policepardéfaut" style:family="text">
      <style:text-properties fo:language="it" fo:country="IT"/>
    </style:style>
    <style:style style:name="T101" style:parent-style-name="Policepardéfaut" style:family="text">
      <style:text-properties fo:language="it" fo:country="IT"/>
    </style:style>
    <style:style style:name="T102" style:parent-style-name="Policepardéfaut" style:family="text">
      <style:text-properties fo:language="it" fo:country="IT"/>
    </style:style>
    <style:style style:name="T103" style:parent-style-name="Policepardéfaut" style:family="text">
      <style:text-properties fo:language="it" fo:country="IT"/>
    </style:style>
    <style:style style:name="T104" style:parent-style-name="Policepardéfaut" style:family="text">
      <style:text-properties fo:language="it" fo:country="IT"/>
    </style:style>
    <style:style style:name="T105" style:parent-style-name="Policepardéfaut" style:family="text">
      <style:text-properties fo:language="it" fo:country="IT"/>
    </style:style>
    <style:style style:name="T106" style:parent-style-name="Policepardéfaut" style:family="text">
      <style:text-properties fo:language="it" fo:country="IT"/>
    </style:style>
    <style:style style:name="T107" style:parent-style-name="Policepardéfaut" style:family="text">
      <style:text-properties fo:language="it" fo:country="IT"/>
    </style:style>
    <style:style style:name="T108" style:parent-style-name="Policepardéfaut" style:family="text">
      <style:text-properties fo:language="it" fo:country="IT"/>
    </style:style>
    <style:style style:name="T109" style:parent-style-name="Policepardéfaut" style:family="text">
      <style:text-properties fo:language="it" fo:country="IT"/>
    </style:style>
    <style:style style:name="T110" style:parent-style-name="Policepardéfaut" style:family="text">
      <style:text-properties fo:language="it" fo:country="IT"/>
    </style:style>
    <style:style style:name="T111" style:parent-style-name="Policepardéfaut" style:family="text">
      <style:text-properties fo:language="it" fo:country="IT"/>
    </style:style>
    <style:style style:name="T112" style:parent-style-name="Policepardéfaut" style:family="text">
      <style:text-properties fo:language="it" fo:country="IT"/>
    </style:style>
    <style:style style:name="T113" style:parent-style-name="Policepardéfaut" style:family="text">
      <style:text-properties fo:language="it" fo:country="IT"/>
    </style:style>
    <style:style style:name="T114" style:parent-style-name="Policepardéfaut" style:family="text">
      <style:text-properties fo:language="it" fo:country="IT"/>
    </style:style>
    <style:style style:name="T115" style:parent-style-name="Policepardéfaut" style:family="text">
      <style:text-properties fo:language="it" fo:country="IT"/>
    </style:style>
    <style:style style:name="T116" style:parent-style-name="Policepardéfaut" style:family="text">
      <style:text-properties fo:language="it" fo:country="IT"/>
    </style:style>
    <style:style style:name="T117" style:parent-style-name="Policepardéfaut" style:family="text">
      <style:text-properties fo:language="it" fo:country="IT"/>
    </style:style>
    <style:style style:name="T118" style:parent-style-name="Policepardéfaut" style:family="text">
      <style:text-properties fo:language="it" fo:country="IT"/>
    </style:style>
    <style:style style:name="T119" style:parent-style-name="Policepardéfaut" style:family="text">
      <style:text-properties fo:language="it" fo:country="IT"/>
    </style:style>
    <style:style style:name="T120" style:parent-style-name="Policepardéfaut" style:family="text">
      <style:text-properties fo:language="it" fo:country="IT"/>
    </style:style>
    <style:style style:name="T121" style:parent-style-name="Policepardéfaut" style:family="text">
      <style:text-properties fo:language="it" fo:country="IT"/>
    </style:style>
    <style:style style:name="T122" style:parent-style-name="Policepardéfaut" style:family="text">
      <style:text-properties fo:language="it" fo:country="IT"/>
    </style:style>
    <style:style style:name="T123" style:parent-style-name="Policepardéfaut" style:family="text">
      <style:text-properties fo:language="it" fo:country="IT"/>
    </style:style>
    <style:style style:name="T124" style:parent-style-name="Policepardéfaut" style:family="text">
      <style:text-properties fo:language="it" fo:country="IT"/>
    </style:style>
    <style:style style:name="T125" style:parent-style-name="Policepardéfaut" style:family="text">
      <style:text-properties fo:language="it" fo:country="IT"/>
    </style:style>
    <style:style style:name="T126" style:parent-style-name="Policepardéfaut" style:family="text">
      <style:text-properties fo:language="it" fo:country="IT"/>
    </style:style>
    <style:style style:name="T127" style:parent-style-name="Policepardéfaut" style:family="text">
      <style:text-properties fo:language="it" fo:country="IT"/>
    </style:style>
    <style:style style:name="T128" style:parent-style-name="Policepardéfaut" style:family="text">
      <style:text-properties fo:language="it" fo:country="IT"/>
    </style:style>
    <style:style style:name="T129" style:parent-style-name="Policepardéfaut" style:family="text">
      <style:text-properties fo:language="it" fo:country="IT"/>
    </style:style>
    <style:style style:name="T130" style:parent-style-name="Policepardéfaut" style:family="text">
      <style:text-properties fo:language="it" fo:country="IT"/>
    </style:style>
    <style:style style:name="T131" style:parent-style-name="Policepardéfaut" style:family="text">
      <style:text-properties fo:language="it" fo:country="IT"/>
    </style:style>
    <style:style style:name="T132" style:parent-style-name="Policepardéfaut" style:family="text">
      <style:text-properties fo:language="it" fo:country="IT"/>
    </style:style>
    <style:style style:name="T133" style:parent-style-name="Policepardéfaut" style:family="text">
      <style:text-properties fo:language="it" fo:country="IT"/>
    </style:style>
    <style:style style:name="T134" style:parent-style-name="Policepardéfaut" style:family="text">
      <style:text-properties fo:language="it" fo:country="IT"/>
    </style:style>
    <style:style style:name="T135" style:parent-style-name="Policepardéfaut" style:family="text">
      <style:text-properties fo:language="it" fo:country="IT"/>
    </style:style>
    <style:style style:name="T136" style:parent-style-name="Policepardéfaut" style:family="text">
      <style:text-properties fo:font-style="italic" style:font-style-asian="italic" fo:language="it" fo:country="IT"/>
    </style:style>
    <style:style style:name="T137" style:parent-style-name="Policepardéfaut" style:family="text">
      <style:text-properties fo:language="it" fo:country="IT"/>
    </style:style>
    <style:style style:name="T138" style:parent-style-name="Policepardéfaut" style:family="text">
      <style:text-properties fo:font-style="italic" style:font-style-asian="italic" fo:language="it" fo:country="IT"/>
    </style:style>
    <style:style style:name="T139" style:parent-style-name="Policepardéfaut" style:family="text">
      <style:text-properties fo:language="it" fo:country="IT"/>
    </style:style>
    <style:style style:name="T140" style:parent-style-name="Policepardéfaut" style:family="text">
      <style:text-properties fo:language="it" fo:country="IT"/>
    </style:style>
    <style:style style:name="T141" style:parent-style-name="Policepardéfaut" style:family="text">
      <style:text-properties fo:language="it" fo:country="IT"/>
    </style:style>
    <style:style style:name="T142" style:parent-style-name="Policepardéfaut" style:family="text">
      <style:text-properties fo:language="it" fo:country="IT"/>
    </style:style>
    <style:style style:name="T143" style:parent-style-name="Policepardéfaut" style:family="text">
      <style:text-properties fo:language="it" fo:country="IT"/>
    </style:style>
    <style:style style:name="T144" style:parent-style-name="Policepardéfaut" style:family="text">
      <style:text-properties fo:language="it" fo:country="IT"/>
    </style:style>
    <style:style style:name="T145" style:parent-style-name="Policepardéfaut" style:family="text">
      <style:text-properties fo:language="it" fo:country="IT"/>
    </style:style>
    <style:style style:name="T146" style:parent-style-name="Policepardéfaut" style:family="text">
      <style:text-properties fo:language="it" fo:country="IT"/>
    </style:style>
    <style:style style:name="T147" style:parent-style-name="Policepardéfaut" style:family="text">
      <style:text-properties fo:language="it" fo:country="IT"/>
    </style:style>
    <style:style style:name="T148" style:parent-style-name="Policepardéfaut" style:family="text">
      <style:text-properties fo:language="it" fo:country="IT"/>
    </style:style>
    <style:style style:name="T149" style:parent-style-name="Policepardéfaut" style:family="text">
      <style:text-properties fo:language="it" fo:country="IT"/>
    </style:style>
    <style:style style:name="T150" style:parent-style-name="Policepardéfaut" style:family="text">
      <style:text-properties fo:language="it" fo:country="IT"/>
    </style:style>
    <style:style style:name="T151" style:parent-style-name="Policepardéfaut" style:family="text">
      <style:text-properties fo:language="it" fo:country="IT"/>
    </style:style>
    <style:style style:name="T152" style:parent-style-name="Policepardéfaut" style:family="text">
      <style:text-properties fo:language="it" fo:country="IT"/>
    </style:style>
    <style:style style:name="T153" style:parent-style-name="Policepardéfaut" style:family="text">
      <style:text-properties fo:language="it" fo:country="IT"/>
    </style:style>
    <style:style style:name="T154" style:parent-style-name="Appelnotedebasdep." style:family="text">
      <style:text-properties style:font-name-complex="Times New Roman" fo:language="it" fo:country="IT"/>
    </style:style>
    <style:style style:name="T155" style:parent-style-name="Policepardéfaut" style:family="text">
      <style:text-properties fo:font-variant="small-caps"/>
    </style:style>
    <style:style style:name="T156" style:parent-style-name="Policepardéfaut" style:family="text">
      <style:text-properties fo:font-style="italic" style:font-style-asian="italic"/>
    </style:style>
    <style:style style:name="T157" style:parent-style-name="Policepardéfaut" style:family="text">
      <style:text-properties fo:font-style="italic" style:font-style-asian="italic"/>
    </style:style>
    <style:style style:name="T158" style:parent-style-name="Policepardéfaut" style:family="text">
      <style:text-properties fo:language="it" fo:country="IT"/>
    </style:style>
    <style:style style:name="T159" style:parent-style-name="Policepardéfaut" style:family="text">
      <style:text-properties fo:language="it" fo:country="IT"/>
    </style:style>
    <style:style style:name="T160" style:parent-style-name="Policepardéfaut" style:family="text">
      <style:text-properties fo:language="it" fo:country="IT"/>
    </style:style>
    <style:style style:name="T161" style:parent-style-name="Policepardéfaut" style:family="text">
      <style:text-properties fo:language="it" fo:country="IT"/>
    </style:style>
    <style:style style:name="T162" style:parent-style-name="Policepardéfaut" style:family="text">
      <style:text-properties fo:font-style="italic" style:font-style-asian="italic" style:font-style-complex="italic" fo:language="it" fo:country="IT"/>
    </style:style>
    <style:style style:name="T163" style:parent-style-name="Policepardéfaut" style:family="text">
      <style:text-properties style:font-style-complex="italic" fo:language="it" fo:country="IT"/>
    </style:style>
    <style:style style:name="T164" style:parent-style-name="Policepardéfaut" style:family="text">
      <style:text-properties style:font-style-complex="italic" fo:language="it" fo:country="IT"/>
    </style:style>
    <style:style style:name="T165" style:parent-style-name="Policepardéfaut" style:family="text">
      <style:text-properties style:font-style-complex="italic" fo:language="it" fo:country="IT"/>
    </style:style>
    <style:style style:name="T166" style:parent-style-name="Policepardéfaut" style:family="text">
      <style:text-properties style:font-style-complex="italic" fo:language="it" fo:country="IT"/>
    </style:style>
    <style:style style:name="T167" style:parent-style-name="Policepardéfaut" style:family="text">
      <style:text-properties style:font-style-complex="italic" fo:language="it" fo:country="IT"/>
    </style:style>
    <style:style style:name="T168" style:parent-style-name="Appelnotedebasdep." style:family="text">
      <style:text-properties style:font-name-complex="Times New Roman" style:font-style-complex="italic" fo:language="it" fo:country="IT"/>
    </style:style>
    <style:style style:name="T169" style:parent-style-name="Policepardéfaut" style:family="text">
      <style:text-properties fo:font-style="italic" style:font-style-asian="italic" style:font-style-complex="italic"/>
    </style:style>
    <style:style style:name="T170" style:parent-style-name="Policepardéfaut" style:family="text">
      <style:text-properties fo:font-style="italic" style:font-style-asian="italic" style:font-style-complex="italic"/>
    </style:style>
    <style:style style:name="T171" style:parent-style-name="Policepardéfaut" style:family="text">
      <style:text-properties fo:font-style="italic" style:font-style-asian="italic" style:font-style-complex="italic"/>
    </style:style>
    <style:style style:name="T172" style:parent-style-name="Policepardéfaut" style:family="text">
      <style:text-properties fo:font-style="italic" style:font-style-asian="italic" style:font-style-complex="italic"/>
    </style:style>
    <style:style style:name="T173" style:parent-style-name="Policepardéfaut" style:family="text">
      <style:text-properties style:font-style-complex="italic" fo:language="it" fo:country="IT"/>
    </style:style>
    <style:style style:name="T174" style:parent-style-name="Policepardéfaut" style:family="text">
      <style:text-properties style:font-style-complex="italic" fo:language="it" fo:country="IT"/>
    </style:style>
    <style:style style:name="T175" style:parent-style-name="Policepardéfaut" style:family="text">
      <style:text-properties style:font-style-complex="italic" fo:language="it" fo:country="IT"/>
    </style:style>
    <style:style style:name="T176" style:parent-style-name="Policepardéfaut" style:family="text">
      <style:text-properties style:font-style-complex="italic" fo:language="it" fo:country="IT"/>
    </style:style>
    <style:style style:name="T177" style:parent-style-name="Policepardéfaut" style:family="text">
      <style:text-properties style:font-style-complex="italic" fo:language="it" fo:country="IT"/>
    </style:style>
    <style:style style:name="T178" style:parent-style-name="Policepardéfaut" style:family="text">
      <style:text-properties fo:font-style="italic" style:font-style-asian="italic" style:font-style-complex="italic" fo:language="it" fo:country="IT"/>
    </style:style>
    <style:style style:name="T179" style:parent-style-name="Policepardéfaut" style:family="text">
      <style:text-properties style:font-style-complex="italic" fo:language="it" fo:country="IT"/>
    </style:style>
    <style:style style:name="T180" style:parent-style-name="Policepardéfaut" style:family="text">
      <style:text-properties style:font-style-complex="italic" fo:language="it" fo:country="IT"/>
    </style:style>
    <style:style style:name="T181" style:parent-style-name="Policepardéfaut" style:family="text">
      <style:text-properties style:font-style-complex="italic" fo:language="it" fo:country="IT"/>
    </style:style>
    <style:style style:name="T182" style:parent-style-name="Policepardéfaut" style:family="text">
      <style:text-properties style:font-style-complex="italic" fo:language="it" fo:country="IT"/>
    </style:style>
    <style:style style:name="T183" style:parent-style-name="Policepardéfaut" style:family="text">
      <style:text-properties style:font-style-complex="italic" fo:language="it" fo:country="IT"/>
    </style:style>
    <style:style style:name="T184" style:parent-style-name="Policepardéfaut" style:family="text">
      <style:text-properties style:font-style-complex="italic" fo:language="it" fo:country="IT"/>
    </style:style>
    <style:style style:name="T185" style:parent-style-name="Policepardéfaut" style:family="text">
      <style:text-properties style:font-style-complex="italic" fo:language="it" fo:country="IT"/>
    </style:style>
    <style:style style:name="T186" style:parent-style-name="Policepardéfaut" style:family="text">
      <style:text-properties style:font-style-complex="italic" fo:language="it" fo:country="IT"/>
    </style:style>
    <style:style style:name="T187" style:parent-style-name="Policepardéfaut" style:family="text">
      <style:text-properties style:font-style-complex="italic" fo:language="it" fo:country="IT"/>
    </style:style>
    <style:style style:name="T188" style:parent-style-name="Policepardéfaut" style:family="text">
      <style:text-properties style:font-style-complex="italic" fo:language="it" fo:country="IT"/>
    </style:style>
    <style:style style:name="T189" style:parent-style-name="Policepardéfaut" style:family="text">
      <style:text-properties style:font-style-complex="italic" fo:language="it" fo:country="IT"/>
    </style:style>
    <style:style style:name="T190" style:parent-style-name="Policepardéfaut" style:family="text">
      <style:text-properties style:font-style-complex="italic" fo:language="it" fo:country="IT"/>
    </style:style>
    <style:style style:name="T191" style:parent-style-name="Policepardéfaut" style:family="text">
      <style:text-properties style:font-style-complex="italic" fo:language="it" fo:country="IT"/>
    </style:style>
    <style:style style:name="T192" style:parent-style-name="Policepardéfaut" style:family="text">
      <style:text-properties style:font-style-complex="italic" fo:language="it" fo:country="IT"/>
    </style:style>
    <style:style style:name="T193" style:parent-style-name="Policepardéfaut" style:family="text">
      <style:text-properties style:font-style-complex="italic" fo:language="it" fo:country="IT"/>
    </style:style>
    <style:style style:name="T194" style:parent-style-name="Policepardéfaut" style:family="text">
      <style:text-properties style:font-style-complex="italic" fo:language="it" fo:country="IT"/>
    </style:style>
    <style:style style:name="T195" style:parent-style-name="Policepardéfaut" style:family="text">
      <style:text-properties style:font-style-complex="italic" fo:language="it" fo:country="IT"/>
    </style:style>
    <style:style style:name="T196" style:parent-style-name="Policepardéfaut" style:family="text">
      <style:text-properties style:font-style-complex="italic" fo:language="it" fo:country="IT"/>
    </style:style>
    <style:style style:name="T197" style:parent-style-name="Policepardéfaut" style:family="text">
      <style:text-properties style:font-style-complex="italic" fo:language="it" fo:country="IT"/>
    </style:style>
    <style:style style:name="T198" style:parent-style-name="Policepardéfaut" style:family="text">
      <style:text-properties style:font-style-complex="italic" fo:language="it" fo:country="IT"/>
    </style:style>
    <style:style style:name="T199" style:parent-style-name="Policepardéfaut" style:family="text">
      <style:text-properties style:font-style-complex="italic" fo:language="it" fo:country="IT"/>
    </style:style>
    <style:style style:name="T200" style:parent-style-name="Policepardéfaut" style:family="text">
      <style:text-properties style:font-style-complex="italic" fo:language="it" fo:country="IT"/>
    </style:style>
    <style:style style:name="T201" style:parent-style-name="Policepardéfaut" style:family="text">
      <style:text-properties style:font-style-complex="italic" fo:language="it" fo:country="IT"/>
    </style:style>
    <style:style style:name="T202" style:parent-style-name="Policepardéfaut" style:family="text">
      <style:text-properties style:font-style-complex="italic" fo:language="it" fo:country="IT"/>
    </style:style>
    <style:style style:name="T203" style:parent-style-name="Policepardéfaut" style:family="text">
      <style:text-properties style:font-style-complex="italic" fo:language="it" fo:country="IT"/>
    </style:style>
    <style:style style:name="T204" style:parent-style-name="Policepardéfaut" style:family="text">
      <style:text-properties style:font-style-complex="italic" fo:language="it" fo:country="IT"/>
    </style:style>
    <style:style style:name="T205" style:parent-style-name="Policepardéfaut" style:family="text">
      <style:text-properties style:font-style-complex="italic" fo:language="it" fo:country="IT"/>
    </style:style>
    <style:style style:name="T206" style:parent-style-name="Appelnotedebasdep." style:family="text">
      <style:text-properties style:font-name-complex="Times New Roman" style:font-style-complex="italic" fo:language="it" fo:country="IT"/>
    </style:style>
    <style:style style:name="T207" style:parent-style-name="Policepardéfaut" style:family="text">
      <style:text-properties fo:font-style="italic" style:font-style-asian="italic"/>
    </style:style>
    <style:style style:name="T208" style:parent-style-name="Policepardéfaut" style:family="text">
      <style:text-properties style:font-style-complex="italic" fo:language="it" fo:country="IT"/>
    </style:style>
    <style:style style:name="T209" style:parent-style-name="Policepardéfaut" style:family="text">
      <style:text-properties style:font-style-complex="italic" fo:language="it" fo:country="IT"/>
    </style:style>
    <style:style style:name="T210" style:parent-style-name="Policepardéfaut" style:family="text">
      <style:text-properties style:font-style-complex="italic" fo:language="it" fo:country="IT"/>
    </style:style>
    <style:style style:name="T211" style:parent-style-name="Policepardéfaut" style:family="text">
      <style:text-properties style:font-style-complex="italic" fo:language="it" fo:country="IT"/>
    </style:style>
    <style:style style:name="T212" style:parent-style-name="Policepardéfaut" style:family="text">
      <style:text-properties style:font-style-complex="italic" fo:language="it" fo:country="IT"/>
    </style:style>
    <style:style style:name="T213" style:parent-style-name="Policepardéfaut" style:family="text">
      <style:text-properties style:font-style-complex="italic" fo:language="it" fo:country="IT"/>
    </style:style>
    <style:style style:name="T214" style:parent-style-name="Policepardéfaut" style:family="text">
      <style:text-properties style:font-style-complex="italic" fo:language="it" fo:country="IT"/>
    </style:style>
    <style:style style:name="T215" style:parent-style-name="Policepardéfaut" style:family="text">
      <style:text-properties style:font-style-complex="italic" fo:language="it" fo:country="IT"/>
    </style:style>
    <style:style style:name="T216" style:parent-style-name="Policepardéfaut" style:family="text">
      <style:text-properties style:font-style-complex="italic" fo:language="it" fo:country="IT"/>
    </style:style>
    <style:style style:name="T217" style:parent-style-name="Policepardéfaut" style:family="text">
      <style:text-properties style:font-style-complex="italic" fo:language="it" fo:country="IT"/>
    </style:style>
    <style:style style:name="T218" style:parent-style-name="Policepardéfaut" style:family="text">
      <style:text-properties style:font-style-complex="italic" fo:language="it" fo:country="IT"/>
    </style:style>
    <style:style style:name="T219" style:parent-style-name="Policepardéfaut" style:family="text">
      <style:text-properties style:font-style-complex="italic" fo:language="it" fo:country="IT"/>
    </style:style>
    <style:style style:name="T220" style:parent-style-name="Policepardéfaut" style:family="text">
      <style:text-properties style:font-style-complex="italic" fo:language="it" fo:country="IT"/>
    </style:style>
    <style:style style:name="T221" style:parent-style-name="Policepardéfaut" style:family="text">
      <style:text-properties style:font-style-complex="italic" fo:language="it" fo:country="IT"/>
    </style:style>
    <style:style style:name="T222" style:parent-style-name="Policepardéfaut" style:family="text">
      <style:text-properties style:font-style-complex="italic" fo:language="it" fo:country="IT"/>
    </style:style>
    <style:style style:name="T223" style:parent-style-name="Policepardéfaut" style:family="text">
      <style:text-properties style:font-style-complex="italic" fo:language="it" fo:country="IT"/>
    </style:style>
    <style:style style:name="T224" style:parent-style-name="Policepardéfaut" style:family="text">
      <style:text-properties style:font-style-complex="italic" fo:language="it" fo:country="IT"/>
    </style:style>
    <style:style style:name="T225" style:parent-style-name="Policepardéfaut" style:family="text">
      <style:text-properties style:font-style-complex="italic" fo:language="it" fo:country="IT"/>
    </style:style>
    <style:style style:name="T226" style:parent-style-name="Policepardéfaut" style:family="text">
      <style:text-properties style:font-style-complex="italic" fo:language="it" fo:country="IT"/>
    </style:style>
    <style:style style:name="T227" style:parent-style-name="Policepardéfaut" style:family="text">
      <style:text-properties style:font-style-complex="italic" fo:language="it" fo:country="IT"/>
    </style:style>
    <style:style style:name="T228" style:parent-style-name="Policepardéfaut" style:family="text">
      <style:text-properties style:font-style-complex="italic" fo:language="it" fo:country="IT"/>
    </style:style>
    <style:style style:name="T229" style:parent-style-name="Policepardéfaut" style:family="text">
      <style:text-properties style:font-style-complex="italic" fo:language="it" fo:country="IT"/>
    </style:style>
    <style:style style:name="T230" style:parent-style-name="Policepardéfaut" style:family="text">
      <style:text-properties style:font-style-complex="italic" fo:language="it" fo:country="IT"/>
    </style:style>
    <style:style style:name="T231" style:parent-style-name="Policepardéfaut" style:family="text">
      <style:text-properties style:font-style-complex="italic" fo:language="it" fo:country="IT"/>
    </style:style>
    <style:style style:name="T232" style:parent-style-name="Policepardéfaut" style:family="text">
      <style:text-properties style:font-style-complex="italic" fo:language="it" fo:country="IT"/>
    </style:style>
    <style:style style:name="T233" style:parent-style-name="Policepardéfaut" style:family="text">
      <style:text-properties style:font-style-complex="italic" fo:language="it" fo:country="IT"/>
    </style:style>
    <style:style style:name="T234" style:parent-style-name="Policepardéfaut" style:family="text">
      <style:text-properties style:font-style-complex="italic" fo:language="it" fo:country="IT"/>
    </style:style>
    <style:style style:name="T235" style:parent-style-name="Policepardéfaut" style:family="text">
      <style:text-properties style:font-style-complex="italic" fo:language="it" fo:country="IT"/>
    </style:style>
    <style:style style:name="T236" style:parent-style-name="Policepardéfaut" style:family="text">
      <style:text-properties style:font-style-complex="italic" fo:language="it" fo:country="IT"/>
    </style:style>
    <style:style style:name="T237" style:parent-style-name="Policepardéfaut" style:family="text">
      <style:text-properties style:font-style-complex="italic" fo:language="it" fo:country="IT"/>
    </style:style>
    <style:style style:name="T238" style:parent-style-name="Policepardéfaut" style:family="text">
      <style:text-properties style:font-style-complex="italic" fo:language="it" fo:country="IT"/>
    </style:style>
    <style:style style:name="T239" style:parent-style-name="Policepardéfaut" style:family="text">
      <style:text-properties style:font-style-complex="italic" fo:language="it" fo:country="IT"/>
    </style:style>
    <style:style style:name="T240" style:parent-style-name="Policepardéfaut" style:family="text">
      <style:text-properties style:font-style-complex="italic" fo:language="it" fo:country="IT"/>
    </style:style>
    <style:style style:name="T241" style:parent-style-name="Policepardéfaut" style:family="text">
      <style:text-properties style:font-style-complex="italic" fo:language="it" fo:country="IT"/>
    </style:style>
    <style:style style:name="T242" style:parent-style-name="Policepardéfaut" style:family="text">
      <style:text-properties style:font-style-complex="italic" fo:language="it" fo:country="IT"/>
    </style:style>
    <style:style style:name="T243" style:parent-style-name="Policepardéfaut" style:family="text">
      <style:text-properties style:font-style-complex="italic" fo:language="it" fo:country="IT"/>
    </style:style>
    <style:style style:name="T244" style:parent-style-name="Policepardéfaut" style:family="text">
      <style:text-properties style:font-style-complex="italic" fo:language="it" fo:country="IT"/>
    </style:style>
    <style:style style:name="T245" style:parent-style-name="Policepardéfaut" style:family="text">
      <style:text-properties style:font-style-complex="italic" fo:language="it" fo:country="IT"/>
    </style:style>
    <style:style style:name="T246" style:parent-style-name="Policepardéfaut" style:family="text">
      <style:text-properties style:font-style-complex="italic" fo:language="it" fo:country="IT"/>
    </style:style>
    <style:style style:name="T247" style:parent-style-name="Policepardéfaut" style:family="text">
      <style:text-properties style:font-style-complex="italic" fo:language="it" fo:country="IT"/>
    </style:style>
    <style:style style:name="T248" style:parent-style-name="Policepardéfaut" style:family="text">
      <style:text-properties style:font-style-complex="italic" fo:language="it" fo:country="IT"/>
    </style:style>
    <style:style style:name="T249" style:parent-style-name="Policepardéfaut" style:family="text">
      <style:text-properties style:font-style-complex="italic" fo:language="it" fo:country="IT"/>
    </style:style>
    <style:style style:name="T250" style:parent-style-name="Policepardéfaut" style:family="text">
      <style:text-properties style:font-style-complex="italic" fo:language="it" fo:country="IT"/>
    </style:style>
    <style:style style:name="T251" style:parent-style-name="Policepardéfaut" style:family="text">
      <style:text-properties style:font-style-complex="italic" fo:language="it" fo:country="IT"/>
    </style:style>
    <style:style style:name="T252" style:parent-style-name="Policepardéfaut" style:family="text">
      <style:text-properties style:font-style-complex="italic" fo:language="it" fo:country="IT"/>
    </style:style>
    <style:style style:name="T253" style:parent-style-name="Policepardéfaut" style:family="text">
      <style:text-properties style:font-style-complex="italic" fo:language="it" fo:country="IT"/>
    </style:style>
    <style:style style:name="T254" style:parent-style-name="Policepardéfaut" style:family="text">
      <style:text-properties style:font-style-complex="italic" fo:language="it" fo:country="IT"/>
    </style:style>
    <style:style style:name="T255" style:parent-style-name="Policepardéfaut" style:family="text">
      <style:text-properties style:font-style-complex="italic" fo:language="it" fo:country="IT"/>
    </style:style>
    <style:style style:name="T256" style:parent-style-name="Policepardéfaut" style:family="text">
      <style:text-properties style:font-style-complex="italic" fo:language="it" fo:country="IT"/>
    </style:style>
    <style:style style:name="T257" style:parent-style-name="Policepardéfaut" style:family="text">
      <style:text-properties style:font-style-complex="italic" fo:language="it" fo:country="IT"/>
    </style:style>
    <style:style style:name="T258" style:parent-style-name="Policepardéfaut" style:family="text">
      <style:text-properties style:font-style-complex="italic" fo:language="it" fo:country="IT"/>
    </style:style>
    <style:style style:name="T259" style:parent-style-name="Policepardéfaut" style:family="text">
      <style:text-properties style:font-style-complex="italic" fo:language="it" fo:country="IT"/>
    </style:style>
    <style:style style:name="T260" style:parent-style-name="Policepardéfaut" style:family="text">
      <style:text-properties style:font-style-complex="italic" fo:language="it" fo:country="IT"/>
    </style:style>
    <style:style style:name="T261" style:parent-style-name="Policepardéfaut" style:family="text">
      <style:text-properties style:font-style-complex="italic" fo:language="it" fo:country="IT"/>
    </style:style>
    <style:style style:name="T262" style:parent-style-name="Policepardéfaut" style:family="text">
      <style:text-properties style:font-style-complex="italic" fo:language="it" fo:country="IT"/>
    </style:style>
    <style:style style:name="T263" style:parent-style-name="Policepardéfaut" style:family="text">
      <style:text-properties style:font-style-complex="italic" fo:language="it" fo:country="IT"/>
    </style:style>
    <style:style style:name="T264" style:parent-style-name="Policepardéfaut" style:family="text">
      <style:text-properties style:font-style-complex="italic" fo:language="it" fo:country="IT"/>
    </style:style>
    <style:style style:name="T265" style:parent-style-name="Policepardéfaut" style:family="text">
      <style:text-properties style:font-style-complex="italic" fo:language="it" fo:country="IT"/>
    </style:style>
    <style:style style:name="T266" style:parent-style-name="Policepardéfaut" style:family="text">
      <style:text-properties style:font-style-complex="italic" fo:language="it" fo:country="IT"/>
    </style:style>
    <style:style style:name="T267" style:parent-style-name="Policepardéfaut" style:family="text">
      <style:text-properties style:font-style-complex="italic" fo:language="it" fo:country="IT"/>
    </style:style>
    <style:style style:name="T268" style:parent-style-name="Policepardéfaut" style:family="text">
      <style:text-properties style:font-style-complex="italic" fo:language="it" fo:country="IT"/>
    </style:style>
    <style:style style:name="T269" style:parent-style-name="Policepardéfaut" style:family="text">
      <style:text-properties style:font-style-complex="italic" fo:language="it" fo:country="IT"/>
    </style:style>
    <style:style style:name="T270" style:parent-style-name="Policepardéfaut" style:family="text">
      <style:text-properties style:font-style-complex="italic" fo:language="it" fo:country="IT"/>
    </style:style>
    <style:style style:name="T271" style:parent-style-name="Policepardéfaut" style:family="text">
      <style:text-properties style:font-style-complex="italic" fo:language="it" fo:country="IT"/>
    </style:style>
    <style:style style:name="T272" style:parent-style-name="Policepardéfaut" style:family="text">
      <style:text-properties style:font-style-complex="italic" fo:language="it" fo:country="IT"/>
    </style:style>
    <style:style style:name="T273" style:parent-style-name="Policepardéfaut" style:family="text">
      <style:text-properties style:font-style-complex="italic" fo:language="it" fo:country="IT"/>
    </style:style>
    <style:style style:name="T274" style:parent-style-name="Policepardéfaut" style:family="text">
      <style:text-properties fo:font-style="italic" style:font-style-asian="italic" style:font-style-complex="italic" fo:language="it" fo:country="IT"/>
    </style:style>
    <style:style style:name="T275" style:parent-style-name="Policepardéfaut" style:family="text">
      <style:text-properties fo:font-style="italic" style:font-style-asian="italic" style:font-style-complex="italic" fo:language="it" fo:country="IT"/>
    </style:style>
    <style:style style:name="T276" style:parent-style-name="Policepardéfaut" style:family="text">
      <style:text-properties fo:font-style="italic" style:font-style-asian="italic" style:font-style-complex="italic" fo:language="it" fo:country="IT"/>
    </style:style>
    <style:style style:name="T277" style:parent-style-name="Policepardéfaut" style:family="text">
      <style:text-properties style:font-style-complex="italic" fo:language="it" fo:country="IT"/>
    </style:style>
    <style:style style:name="T278" style:parent-style-name="Policepardéfaut" style:family="text">
      <style:text-properties style:font-style-complex="italic" fo:language="it" fo:country="IT"/>
    </style:style>
    <style:style style:name="T279" style:parent-style-name="Policepardéfaut" style:family="text">
      <style:text-properties style:font-style-complex="italic" fo:language="it" fo:country="IT"/>
    </style:style>
    <style:style style:name="T280" style:parent-style-name="Policepardéfaut" style:family="text">
      <style:text-properties style:font-style-complex="italic" fo:language="it" fo:country="IT"/>
    </style:style>
    <style:style style:name="T281" style:parent-style-name="Policepardéfaut" style:family="text">
      <style:text-properties style:font-style-complex="italic" fo:language="it" fo:country="IT"/>
    </style:style>
    <style:style style:name="T282" style:parent-style-name="Policepardéfaut" style:family="text">
      <style:text-properties style:font-style-complex="italic" fo:language="it" fo:country="IT"/>
    </style:style>
    <style:style style:name="T283" style:parent-style-name="Policepardéfaut" style:family="text">
      <style:text-properties style:font-style-complex="italic" fo:language="it" fo:country="IT"/>
    </style:style>
    <style:style style:name="T284" style:parent-style-name="Policepardéfaut" style:family="text">
      <style:text-properties style:font-style-complex="italic" fo:language="it" fo:country="IT"/>
    </style:style>
    <style:style style:name="T285" style:parent-style-name="Policepardéfaut" style:family="text">
      <style:text-properties style:font-style-complex="italic" fo:language="it" fo:country="IT"/>
    </style:style>
    <style:style style:name="T286" style:parent-style-name="Policepardéfaut" style:family="text">
      <style:text-properties style:font-style-complex="italic" fo:language="it" fo:country="IT"/>
    </style:style>
    <style:style style:name="T287" style:parent-style-name="Policepardéfaut" style:family="text">
      <style:text-properties style:font-style-complex="italic" fo:language="it" fo:country="IT"/>
    </style:style>
    <style:style style:name="T288" style:parent-style-name="Policepardéfaut" style:family="text">
      <style:text-properties style:font-style-complex="italic" fo:language="it" fo:country="IT"/>
    </style:style>
    <style:style style:name="T289" style:parent-style-name="Policepardéfaut" style:family="text">
      <style:text-properties style:font-style-complex="italic" fo:language="it" fo:country="IT"/>
    </style:style>
    <style:style style:name="T290" style:parent-style-name="Policepardéfaut" style:family="text">
      <style:text-properties style:font-style-complex="italic" fo:language="it" fo:country="IT"/>
    </style:style>
    <style:style style:name="T291" style:parent-style-name="Policepardéfaut" style:family="text">
      <style:text-properties style:font-style-complex="italic" fo:language="it" fo:country="IT"/>
    </style:style>
    <style:style style:name="T292" style:parent-style-name="Policepardéfaut" style:family="text">
      <style:text-properties style:font-style-complex="italic" fo:language="it" fo:country="IT"/>
    </style:style>
    <style:style style:name="T293" style:parent-style-name="Policepardéfaut" style:family="text">
      <style:text-properties style:font-style-complex="italic" fo:language="it" fo:country="IT"/>
    </style:style>
    <style:style style:name="T294" style:parent-style-name="Policepardéfaut" style:family="text">
      <style:text-properties style:font-style-complex="italic" fo:language="it" fo:country="IT"/>
    </style:style>
    <style:style style:name="T295" style:parent-style-name="Policepardéfaut" style:family="text">
      <style:text-properties style:font-style-complex="italic" fo:language="it" fo:country="IT"/>
    </style:style>
    <style:style style:name="T296" style:parent-style-name="Policepardéfaut" style:family="text">
      <style:text-properties style:font-style-complex="italic" fo:language="it" fo:country="IT"/>
    </style:style>
    <style:style style:name="T297" style:parent-style-name="Policepardéfaut" style:family="text">
      <style:text-properties style:font-style-complex="italic" fo:language="it" fo:country="IT"/>
    </style:style>
    <style:style style:name="T298" style:parent-style-name="Policepardéfaut" style:family="text">
      <style:text-properties style:font-style-complex="italic" fo:language="it" fo:country="IT"/>
    </style:style>
    <style:style style:name="T299" style:parent-style-name="Policepardéfaut" style:family="text">
      <style:text-properties style:font-style-complex="italic" fo:language="it" fo:country="IT"/>
    </style:style>
    <style:style style:name="T300" style:parent-style-name="Policepardéfaut" style:family="text">
      <style:text-properties fo:font-style="italic" style:font-style-asian="italic" style:font-style-complex="italic" fo:language="it" fo:country="IT"/>
    </style:style>
    <style:style style:name="T301" style:parent-style-name="Policepardéfaut" style:family="text">
      <style:text-properties style:font-style-complex="italic" fo:language="it" fo:country="IT"/>
    </style:style>
    <style:style style:name="T302" style:parent-style-name="Policepardéfaut" style:family="text">
      <style:text-properties style:font-style-complex="italic" fo:language="it" fo:country="IT"/>
    </style:style>
    <style:style style:name="T303" style:parent-style-name="Policepardéfaut" style:family="text">
      <style:text-properties style:font-style-complex="italic" fo:language="it" fo:country="IT"/>
    </style:style>
    <style:style style:name="T304" style:parent-style-name="Policepardéfaut" style:family="text">
      <style:text-properties style:font-style-complex="italic" fo:language="it" fo:country="IT"/>
    </style:style>
    <style:style style:name="T305" style:parent-style-name="Policepardéfaut" style:family="text">
      <style:text-properties style:font-style-complex="italic" fo:language="it" fo:country="IT"/>
    </style:style>
    <style:style style:name="T306" style:parent-style-name="Policepardéfaut" style:family="text">
      <style:text-properties style:font-style-complex="italic" fo:language="it" fo:country="IT"/>
    </style:style>
    <style:style style:name="T307" style:parent-style-name="Policepardéfaut" style:family="text">
      <style:text-properties style:font-style-complex="italic" fo:language="it" fo:country="IT"/>
    </style:style>
    <style:style style:name="T308" style:parent-style-name="Policepardéfaut" style:family="text">
      <style:text-properties style:font-style-complex="italic" fo:language="it" fo:country="IT"/>
    </style:style>
    <style:style style:name="T309" style:parent-style-name="Policepardéfaut" style:family="text">
      <style:text-properties style:font-style-complex="italic" fo:language="it" fo:country="IT"/>
    </style:style>
    <style:style style:name="T310" style:parent-style-name="Policepardéfaut" style:family="text">
      <style:text-properties style:font-style-complex="italic" fo:language="it" fo:country="IT"/>
    </style:style>
    <style:style style:name="T311" style:parent-style-name="Policepardéfaut" style:family="text">
      <style:text-properties style:font-style-complex="italic" fo:language="it" fo:country="IT"/>
    </style:style>
    <style:style style:name="T312" style:parent-style-name="Policepardéfaut" style:family="text">
      <style:text-properties style:font-style-complex="italic" fo:language="it" fo:country="IT"/>
    </style:style>
    <style:style style:name="T313" style:parent-style-name="Policepardéfaut" style:family="text">
      <style:text-properties style:font-style-complex="italic" fo:language="it" fo:country="IT"/>
    </style:style>
    <style:style style:name="T314" style:parent-style-name="Policepardéfaut" style:family="text">
      <style:text-properties style:font-style-complex="italic" fo:language="it" fo:country="IT"/>
    </style:style>
    <style:style style:name="T315" style:parent-style-name="Policepardéfaut" style:family="text">
      <style:text-properties style:font-style-complex="italic" fo:language="it" fo:country="IT"/>
    </style:style>
    <style:style style:name="T316" style:parent-style-name="Policepardéfaut" style:family="text">
      <style:text-properties style:font-style-complex="italic" fo:language="it" fo:country="IT"/>
    </style:style>
    <style:style style:name="T317" style:parent-style-name="Policepardéfaut" style:family="text">
      <style:text-properties style:font-style-complex="italic" fo:language="it" fo:country="IT"/>
    </style:style>
    <style:style style:name="T318" style:parent-style-name="Policepardéfaut" style:family="text">
      <style:text-properties style:font-style-complex="italic" fo:language="it" fo:country="IT"/>
    </style:style>
    <style:style style:name="T319" style:parent-style-name="Policepardéfaut" style:family="text">
      <style:text-properties style:font-style-complex="italic" fo:language="it" fo:country="IT"/>
    </style:style>
    <style:style style:name="T320" style:parent-style-name="Policepardéfaut" style:family="text">
      <style:text-properties style:font-style-complex="italic" fo:language="it" fo:country="IT"/>
    </style:style>
    <style:style style:name="T321" style:parent-style-name="Policepardéfaut" style:family="text">
      <style:text-properties style:font-style-complex="italic" fo:language="it" fo:country="IT"/>
    </style:style>
    <style:style style:name="T322" style:parent-style-name="Policepardéfaut" style:family="text">
      <style:text-properties style:font-style-complex="italic" fo:language="it" fo:country="IT"/>
    </style:style>
    <style:style style:name="T323" style:parent-style-name="Policepardéfaut" style:family="text">
      <style:text-properties style:font-style-complex="italic" fo:language="it" fo:country="IT"/>
    </style:style>
    <style:style style:name="T324" style:parent-style-name="Policepardéfaut" style:family="text">
      <style:text-properties style:font-style-complex="italic" fo:language="it" fo:country="IT"/>
    </style:style>
    <style:style style:name="T325" style:parent-style-name="Policepardéfaut" style:family="text">
      <style:text-properties style:font-style-complex="italic" fo:language="it" fo:country="IT"/>
    </style:style>
    <style:style style:name="T326" style:parent-style-name="Policepardéfaut" style:family="text">
      <style:text-properties style:font-style-complex="italic" fo:language="it" fo:country="IT"/>
    </style:style>
    <style:style style:name="T327" style:parent-style-name="Policepardéfaut" style:family="text">
      <style:text-properties style:font-style-complex="italic" fo:language="it" fo:country="IT"/>
    </style:style>
    <style:style style:name="T328" style:parent-style-name="Policepardéfaut" style:family="text">
      <style:text-properties style:font-style-complex="italic" fo:language="it" fo:country="IT"/>
    </style:style>
    <style:style style:name="T329" style:parent-style-name="Policepardéfaut" style:family="text">
      <style:text-properties style:font-style-complex="italic" fo:language="it" fo:country="IT"/>
    </style:style>
    <style:style style:name="T330" style:parent-style-name="Policepardéfaut" style:family="text">
      <style:text-properties style:font-style-complex="italic" fo:language="it" fo:country="IT"/>
    </style:style>
    <style:style style:name="T331" style:parent-style-name="Policepardéfaut" style:family="text">
      <style:text-properties style:font-style-complex="italic" fo:language="it" fo:country="IT"/>
    </style:style>
    <style:style style:name="T332" style:parent-style-name="Policepardéfaut" style:family="text">
      <style:text-properties style:font-style-complex="italic" fo:language="it" fo:country="IT"/>
    </style:style>
    <style:style style:name="T333" style:parent-style-name="Policepardéfaut" style:family="text">
      <style:text-properties style:font-style-complex="italic" fo:language="it" fo:country="IT"/>
    </style:style>
    <style:style style:name="T334" style:parent-style-name="Policepardéfaut" style:family="text">
      <style:text-properties style:font-style-complex="italic" fo:language="it" fo:country="IT"/>
    </style:style>
    <style:style style:name="T335" style:parent-style-name="Policepardéfaut" style:family="text">
      <style:text-properties style:font-style-complex="italic" fo:language="it" fo:country="IT"/>
    </style:style>
    <style:style style:name="T336" style:parent-style-name="Policepardéfaut" style:family="text">
      <style:text-properties style:font-style-complex="italic" fo:language="it" fo:country="IT"/>
    </style:style>
    <style:style style:name="T337" style:parent-style-name="Policepardéfaut" style:family="text">
      <style:text-properties style:font-style-complex="italic" fo:language="it" fo:country="IT"/>
    </style:style>
    <style:style style:name="T338" style:parent-style-name="Policepardéfaut" style:family="text">
      <style:text-properties style:font-style-complex="italic" fo:language="it" fo:country="IT"/>
    </style:style>
    <style:style style:name="T339" style:parent-style-name="Policepardéfaut" style:family="text">
      <style:text-properties style:font-style-complex="italic" fo:language="it" fo:country="IT"/>
    </style:style>
    <style:style style:name="T340" style:parent-style-name="Policepardéfaut" style:family="text">
      <style:text-properties style:font-style-complex="italic" fo:language="it" fo:country="IT"/>
    </style:style>
    <style:style style:name="T341" style:parent-style-name="Policepardéfaut" style:family="text">
      <style:text-properties style:font-style-complex="italic" fo:language="it" fo:country="IT"/>
    </style:style>
    <style:style style:name="T342" style:parent-style-name="Policepardéfaut" style:family="text">
      <style:text-properties style:font-style-complex="italic" fo:language="it" fo:country="IT"/>
    </style:style>
    <style:style style:name="T343" style:parent-style-name="Policepardéfaut" style:family="text">
      <style:text-properties style:font-style-complex="italic" fo:language="it" fo:country="IT"/>
    </style:style>
    <style:style style:name="T344" style:parent-style-name="Policepardéfaut" style:family="text">
      <style:text-properties style:font-style-complex="italic" fo:language="it" fo:country="IT"/>
    </style:style>
    <style:style style:name="T345" style:parent-style-name="Policepardéfaut" style:family="text">
      <style:text-properties style:font-style-complex="italic" fo:language="it" fo:country="IT"/>
    </style:style>
    <style:style style:name="T346" style:parent-style-name="Policepardéfaut" style:family="text">
      <style:text-properties style:font-style-complex="italic" fo:language="it" fo:country="IT"/>
    </style:style>
    <style:style style:name="T347" style:parent-style-name="Policepardéfaut" style:family="text">
      <style:text-properties style:font-style-complex="italic" fo:language="it" fo:country="IT"/>
    </style:style>
    <style:style style:name="T348" style:parent-style-name="Policepardéfaut" style:family="text">
      <style:text-properties style:font-style-complex="italic" fo:language="it" fo:country="IT"/>
    </style:style>
    <style:style style:name="T349" style:parent-style-name="Policepardéfaut" style:family="text">
      <style:text-properties style:font-style-complex="italic" fo:language="it" fo:country="IT"/>
    </style:style>
    <style:style style:name="T350" style:parent-style-name="Policepardéfaut" style:family="text">
      <style:text-properties style:font-style-complex="italic" fo:language="it" fo:country="IT"/>
    </style:style>
    <style:style style:name="T351" style:parent-style-name="Policepardéfaut" style:family="text">
      <style:text-properties style:font-style-complex="italic" fo:language="it" fo:country="IT"/>
    </style:style>
    <style:style style:name="T352" style:parent-style-name="Policepardéfaut" style:family="text">
      <style:text-properties style:font-style-complex="italic" fo:language="it" fo:country="IT"/>
    </style:style>
    <style:style style:name="T353" style:parent-style-name="Policepardéfaut" style:family="text">
      <style:text-properties style:font-style-complex="italic" fo:language="it" fo:country="IT"/>
    </style:style>
    <style:style style:name="T354" style:parent-style-name="Policepardéfaut" style:family="text">
      <style:text-properties fo:font-style="italic" style:font-style-asian="italic" style:font-style-complex="italic" fo:language="it" fo:country="IT"/>
    </style:style>
    <style:style style:name="T355" style:parent-style-name="Policepardéfaut" style:family="text">
      <style:text-properties fo:font-style="italic" style:font-style-asian="italic" style:font-style-complex="italic" fo:language="it" fo:country="IT"/>
    </style:style>
    <style:style style:name="T356" style:parent-style-name="Policepardéfaut" style:family="text">
      <style:text-properties fo:font-style="italic" style:font-style-asian="italic" style:font-style-complex="italic" fo:language="it" fo:country="IT"/>
    </style:style>
    <style:style style:name="T357" style:parent-style-name="Policepardéfaut" style:family="text">
      <style:text-properties fo:font-style="italic" style:font-style-asian="italic" style:font-style-complex="italic" fo:language="it" fo:country="IT"/>
    </style:style>
    <style:style style:name="T358" style:parent-style-name="Policepardéfaut" style:family="text">
      <style:text-properties fo:font-style="italic" style:font-style-asian="italic" style:font-style-complex="italic" fo:language="it" fo:country="IT"/>
    </style:style>
    <style:style style:name="T359" style:parent-style-name="Policepardéfaut" style:family="text">
      <style:text-properties fo:font-style="italic" style:font-style-asian="italic" style:font-style-complex="italic" fo:language="it" fo:country="IT"/>
    </style:style>
    <style:style style:name="T360" style:parent-style-name="Policepardéfaut" style:family="text">
      <style:text-properties style:font-style-complex="italic" fo:language="it" fo:country="IT"/>
    </style:style>
    <style:style style:name="T361" style:parent-style-name="Policepardéfaut" style:family="text">
      <style:text-properties style:font-style-complex="italic" fo:language="it" fo:country="IT"/>
    </style:style>
    <style:style style:name="T362" style:parent-style-name="Policepardéfaut" style:family="text">
      <style:text-properties fo:font-style="italic" style:font-style-asian="italic" style:font-style-complex="italic" fo:language="it" fo:country="IT"/>
    </style:style>
    <style:style style:name="T363" style:parent-style-name="Policepardéfaut" style:family="text">
      <style:text-properties style:font-style-complex="italic" fo:language="it" fo:country="IT"/>
    </style:style>
    <style:style style:name="T364" style:parent-style-name="Policepardéfaut" style:family="text">
      <style:text-properties style:font-style-complex="italic" fo:language="it" fo:country="IT"/>
    </style:style>
    <style:style style:name="T365" style:parent-style-name="Policepardéfaut" style:family="text">
      <style:text-properties style:font-style-complex="italic" fo:language="it" fo:country="IT"/>
    </style:style>
    <style:style style:name="T366" style:parent-style-name="Policepardéfaut" style:family="text">
      <style:text-properties style:font-style-complex="italic" fo:language="it" fo:country="IT"/>
    </style:style>
    <style:style style:name="T367" style:parent-style-name="Policepardéfaut" style:family="text">
      <style:text-properties style:font-style-complex="italic" fo:language="it" fo:country="IT"/>
    </style:style>
    <style:style style:name="T368" style:parent-style-name="Policepardéfaut" style:family="text">
      <style:text-properties style:font-style-complex="italic" fo:language="it" fo:country="IT"/>
    </style:style>
    <style:style style:name="T369" style:parent-style-name="Policepardéfaut" style:family="text">
      <style:text-properties style:font-style-complex="italic" fo:language="it" fo:country="IT"/>
    </style:style>
    <style:style style:name="T370" style:parent-style-name="Policepardéfaut" style:family="text">
      <style:text-properties style:font-style-complex="italic" fo:language="it" fo:country="IT"/>
    </style:style>
    <style:style style:name="T371" style:parent-style-name="Appelnotedebasdep." style:family="text">
      <style:text-properties style:font-name-complex="Times New Roman" style:font-style-complex="italic"/>
    </style:style>
    <style:style style:name="T372" style:parent-style-name="Policepardéfaut" style:family="text">
      <style:text-properties fo:font-style="italic" style:font-style-asian="italic"/>
    </style:style>
    <style:style style:name="T373" style:parent-style-name="Policepardéfaut" style:family="text">
      <style:text-properties fo:font-style="italic" style:font-style-asian="italic"/>
    </style:style>
    <style:style style:name="T374" style:parent-style-name="Policepardéfaut" style:family="text">
      <style:text-properties fo:font-style="italic" style:font-style-asian="italic"/>
    </style:style>
    <style:style style:name="T375" style:parent-style-name="Policepardéfaut" style:family="text">
      <style:text-properties fo:font-style="italic" style:font-style-asian="italic"/>
    </style:style>
    <style:style style:name="T376" style:parent-style-name="Policepardéfaut" style:family="text">
      <style:text-properties fo:font-style="italic" style:font-style-asian="italic"/>
    </style:style>
    <style:style style:name="T377" style:parent-style-name="Policepardéfaut" style:family="text">
      <style:text-properties style:font-style-complex="italic" fo:language="it" fo:country="IT"/>
    </style:style>
    <style:style style:name="T378" style:parent-style-name="Policepardéfaut" style:family="text">
      <style:text-properties style:font-style-complex="italic" fo:language="it" fo:country="IT"/>
    </style:style>
    <style:style style:name="T379" style:parent-style-name="Policepardéfaut" style:family="text">
      <style:text-properties style:font-style-complex="italic" fo:language="it" fo:country="IT"/>
    </style:style>
    <style:style style:name="T380" style:parent-style-name="Policepardéfaut" style:family="text">
      <style:text-properties style:font-style-complex="italic" fo:language="it" fo:country="IT"/>
    </style:style>
    <style:style style:name="T381" style:parent-style-name="Policepardéfaut" style:family="text">
      <style:text-properties style:font-style-complex="italic" fo:language="it" fo:country="IT"/>
    </style:style>
    <style:style style:name="T382" style:parent-style-name="Policepardéfaut" style:family="text">
      <style:text-properties style:font-style-complex="italic" fo:language="it" fo:country="IT"/>
    </style:style>
    <style:style style:name="T383" style:parent-style-name="Policepardéfaut" style:family="text">
      <style:text-properties style:font-style-complex="italic" fo:language="it" fo:country="IT"/>
    </style:style>
    <style:style style:name="T384" style:parent-style-name="Policepardéfaut" style:family="text">
      <style:text-properties style:font-style-complex="italic" fo:language="it" fo:country="IT"/>
    </style:style>
    <style:style style:name="T385" style:parent-style-name="Policepardéfaut" style:family="text">
      <style:text-properties style:font-style-complex="italic" fo:language="it" fo:country="IT"/>
    </style:style>
    <style:style style:name="T386" style:parent-style-name="Policepardéfaut" style:family="text">
      <style:text-properties style:font-style-complex="italic" fo:language="it" fo:country="IT"/>
    </style:style>
    <style:style style:name="T387" style:parent-style-name="Policepardéfaut" style:family="text">
      <style:text-properties style:font-style-complex="italic" fo:language="it" fo:country="IT"/>
    </style:style>
    <style:style style:name="T388" style:parent-style-name="Policepardéfaut" style:family="text">
      <style:text-properties style:font-style-complex="italic" fo:language="it" fo:country="IT"/>
    </style:style>
    <style:style style:name="T389" style:parent-style-name="Policepardéfaut" style:family="text">
      <style:text-properties style:font-style-complex="italic" fo:language="it" fo:country="IT"/>
    </style:style>
    <style:style style:name="T390" style:parent-style-name="Policepardéfaut" style:family="text">
      <style:text-properties style:font-style-complex="italic" fo:language="it" fo:country="IT"/>
    </style:style>
    <style:style style:name="T391" style:parent-style-name="Policepardéfaut" style:family="text">
      <style:text-properties style:font-style-complex="italic" fo:language="it" fo:country="IT"/>
    </style:style>
    <style:style style:name="T392" style:parent-style-name="Policepardéfaut" style:family="text">
      <style:text-properties style:font-style-complex="italic" fo:language="it" fo:country="IT"/>
    </style:style>
    <style:style style:name="T393" style:parent-style-name="Policepardéfaut" style:family="text">
      <style:text-properties fo:font-style="italic" style:font-style-asian="italic" style:font-style-complex="italic" fo:language="it" fo:country="IT"/>
    </style:style>
    <style:style style:name="T394" style:parent-style-name="Policepardéfaut" style:family="text">
      <style:text-properties style:font-style-complex="italic" fo:language="it" fo:country="IT"/>
    </style:style>
    <style:style style:name="T395" style:parent-style-name="Policepardéfaut" style:family="text">
      <style:text-properties fo:font-style="italic" style:font-style-asian="italic" style:font-style-complex="italic" fo:language="it" fo:country="IT"/>
    </style:style>
    <style:style style:name="T396" style:parent-style-name="Policepardéfaut" style:family="text">
      <style:text-properties style:font-style-complex="italic" fo:language="it" fo:country="IT"/>
    </style:style>
    <style:style style:name="T397" style:parent-style-name="Policepardéfaut" style:family="text">
      <style:text-properties fo:font-style="italic" style:font-style-asian="italic" style:font-style-complex="italic" fo:language="it" fo:country="IT"/>
    </style:style>
    <style:style style:name="T398" style:parent-style-name="Policepardéfaut" style:family="text">
      <style:text-properties style:font-style-complex="italic" fo:language="it" fo:country="IT"/>
    </style:style>
    <style:style style:name="T399" style:parent-style-name="Policepardéfaut" style:family="text">
      <style:text-properties style:font-style-complex="italic" fo:language="it" fo:country="IT"/>
    </style:style>
    <style:style style:name="T400" style:parent-style-name="Policepardéfaut" style:family="text">
      <style:text-properties style:font-style-complex="italic" fo:language="it" fo:country="IT"/>
    </style:style>
    <style:style style:name="T401" style:parent-style-name="Policepardéfaut" style:family="text">
      <style:text-properties style:font-style-complex="italic" fo:language="it" fo:country="IT"/>
    </style:style>
    <style:style style:name="T402" style:parent-style-name="Policepardéfaut" style:family="text">
      <style:text-properties style:font-style-complex="italic" fo:language="it" fo:country="IT"/>
    </style:style>
    <style:style style:name="T403" style:parent-style-name="Policepardéfaut" style:family="text">
      <style:text-properties fo:language="it" fo:country="IT"/>
    </style:style>
    <style:style style:name="T404" style:parent-style-name="Policepardéfaut" style:family="text">
      <style:text-properties fo:language="it" fo:country="IT"/>
    </style:style>
    <style:style style:name="T405" style:parent-style-name="Policepardéfaut" style:family="text">
      <style:text-properties fo:language="it" fo:country="IT"/>
    </style:style>
    <style:style style:name="T406" style:parent-style-name="Policepardéfaut" style:family="text">
      <style:text-properties fo:language="it" fo:country="IT"/>
    </style:style>
    <style:style style:name="T407" style:parent-style-name="Policepardéfaut" style:family="text">
      <style:text-properties fo:language="it" fo:country="IT"/>
    </style:style>
    <style:style style:name="T408" style:parent-style-name="Policepardéfaut" style:family="text">
      <style:text-properties fo:language="it" fo:country="IT"/>
    </style:style>
    <style:style style:name="T409" style:parent-style-name="Policepardéfaut" style:family="text">
      <style:text-properties fo:language="it" fo:country="IT"/>
    </style:style>
    <style:style style:name="T410" style:parent-style-name="Policepardéfaut" style:family="text">
      <style:text-properties fo:language="it" fo:country="IT"/>
    </style:style>
    <style:style style:name="T411" style:parent-style-name="Policepardéfaut" style:family="text">
      <style:text-properties fo:language="it" fo:country="IT"/>
    </style:style>
    <style:style style:name="T412" style:parent-style-name="Policepardéfaut" style:family="text">
      <style:text-properties fo:language="it" fo:country="IT"/>
    </style:style>
    <style:style style:name="T413" style:parent-style-name="Policepardéfaut" style:family="text">
      <style:text-properties fo:language="it" fo:country="IT"/>
    </style:style>
    <style:style style:name="T414" style:parent-style-name="Policepardéfaut" style:family="text">
      <style:text-properties fo:language="it" fo:country="IT"/>
    </style:style>
    <style:style style:name="T415" style:parent-style-name="Policepardéfaut" style:family="text">
      <style:text-properties fo:language="it" fo:country="IT"/>
    </style:style>
    <style:style style:name="T416" style:parent-style-name="Policepardéfaut" style:family="text">
      <style:text-properties fo:language="it" fo:country="IT"/>
    </style:style>
    <style:style style:name="T417" style:parent-style-name="Policepardéfaut" style:family="text">
      <style:text-properties fo:language="it" fo:country="IT"/>
    </style:style>
    <style:style style:name="T418" style:parent-style-name="Policepardéfaut" style:family="text">
      <style:text-properties fo:language="it" fo:country="IT"/>
    </style:style>
    <style:style style:name="T419" style:parent-style-name="Policepardéfaut" style:family="text">
      <style:text-properties fo:language="it" fo:country="IT"/>
    </style:style>
    <style:style style:name="T420" style:parent-style-name="Policepardéfaut" style:family="text">
      <style:text-properties fo:language="it" fo:country="IT"/>
    </style:style>
    <style:style style:name="T421" style:parent-style-name="Policepardéfaut" style:family="text">
      <style:text-properties fo:language="it" fo:country="IT"/>
    </style:style>
    <style:style style:name="T422" style:parent-style-name="Policepardéfaut" style:family="text">
      <style:text-properties fo:font-style="italic" style:font-style-asian="italic"/>
    </style:style>
    <style:style style:name="T423" style:parent-style-name="Policepardéfaut" style:family="text">
      <style:text-properties fo:language="it" fo:country="IT"/>
    </style:style>
    <style:style style:name="T424" style:parent-style-name="Policepardéfaut" style:family="text">
      <style:text-properties fo:language="it" fo:country="IT"/>
    </style:style>
    <style:style style:name="T425" style:parent-style-name="Policepardéfaut" style:family="text">
      <style:text-properties fo:language="it" fo:country="IT"/>
    </style:style>
    <style:style style:name="T426" style:parent-style-name="Policepardéfaut" style:family="text">
      <style:text-properties fo:language="it" fo:country="IT"/>
    </style:style>
    <style:style style:name="T427" style:parent-style-name="Policepardéfaut" style:family="text">
      <style:text-properties fo:language="it" fo:country="IT"/>
    </style:style>
    <style:style style:name="T428" style:parent-style-name="Policepardéfaut" style:family="text">
      <style:text-properties fo:language="it" fo:country="IT"/>
    </style:style>
    <style:style style:name="T429" style:parent-style-name="Policepardéfaut" style:family="text">
      <style:text-properties fo:language="it" fo:country="IT"/>
    </style:style>
    <style:style style:name="T430" style:parent-style-name="Policepardéfaut" style:family="text">
      <style:text-properties fo:language="it" fo:country="IT"/>
    </style:style>
    <style:style style:name="T431" style:parent-style-name="Policepardéfaut" style:family="text">
      <style:text-properties fo:language="it" fo:country="IT"/>
    </style:style>
    <style:style style:name="T432" style:parent-style-name="Policepardéfaut" style:family="text">
      <style:text-properties fo:language="it" fo:country="IT"/>
    </style:style>
    <style:style style:name="T433" style:parent-style-name="Policepardéfaut" style:family="text">
      <style:text-properties fo:language="it" fo:country="IT"/>
    </style:style>
    <style:style style:name="T434" style:parent-style-name="Policepardéfaut" style:family="text">
      <style:text-properties fo:language="it" fo:country="IT"/>
    </style:style>
    <style:style style:name="T435" style:parent-style-name="Policepardéfaut" style:family="text">
      <style:text-properties fo:language="it" fo:country="IT"/>
    </style:style>
    <style:style style:name="T436" style:parent-style-name="Policepardéfaut" style:family="text">
      <style:text-properties fo:font-style="italic" style:font-style-asian="italic" fo:language="it" fo:country="IT"/>
    </style:style>
    <style:style style:name="T437" style:parent-style-name="Policepardéfaut" style:family="text">
      <style:text-properties fo:language="it" fo:country="IT"/>
    </style:style>
    <style:style style:name="T438" style:parent-style-name="Policepardéfaut" style:family="text">
      <style:text-properties fo:language="it" fo:country="IT"/>
    </style:style>
    <style:style style:name="T439" style:parent-style-name="Policepardéfaut" style:family="text">
      <style:text-properties fo:language="it" fo:country="IT"/>
    </style:style>
    <style:style style:name="T440" style:parent-style-name="Policepardéfaut" style:family="text">
      <style:text-properties fo:language="it" fo:country="IT"/>
    </style:style>
    <style:style style:name="T441" style:parent-style-name="Policepardéfaut" style:family="text">
      <style:text-properties fo:language="it" fo:country="IT"/>
    </style:style>
    <style:style style:name="T442" style:parent-style-name="Policepardéfaut" style:family="text">
      <style:text-properties fo:language="it" fo:country="IT"/>
    </style:style>
    <style:style style:name="T443" style:parent-style-name="Policepardéfaut" style:family="text">
      <style:text-properties fo:language="it" fo:country="IT"/>
    </style:style>
    <style:style style:name="T444" style:parent-style-name="Policepardéfaut" style:family="text">
      <style:text-properties fo:language="it" fo:country="IT"/>
    </style:style>
    <style:style style:name="T445" style:parent-style-name="Policepardéfaut" style:family="text">
      <style:text-properties fo:language="it" fo:country="IT"/>
    </style:style>
    <style:style style:name="T446" style:parent-style-name="Policepardéfaut" style:family="text">
      <style:text-properties fo:language="it" fo:country="IT"/>
    </style:style>
    <style:style style:name="T447" style:parent-style-name="Policepardéfaut" style:family="text">
      <style:text-properties fo:language="it" fo:country="IT"/>
    </style:style>
    <style:style style:name="T448" style:parent-style-name="Policepardéfaut" style:family="text">
      <style:text-properties fo:language="it" fo:country="IT"/>
    </style:style>
    <style:style style:name="T449" style:parent-style-name="Policepardéfaut" style:family="text">
      <style:text-properties fo:language="it" fo:country="IT"/>
    </style:style>
    <style:style style:name="T450" style:parent-style-name="Policepardéfaut" style:family="text">
      <style:text-properties fo:language="it" fo:country="IT"/>
    </style:style>
    <style:style style:name="T451" style:parent-style-name="Policepardéfaut" style:family="text">
      <style:text-properties fo:language="it" fo:country="IT"/>
    </style:style>
    <style:style style:name="T452" style:parent-style-name="Policepardéfaut" style:family="text">
      <style:text-properties fo:language="it" fo:country="IT"/>
    </style:style>
    <style:style style:name="T453" style:parent-style-name="Policepardéfaut" style:family="text">
      <style:text-properties fo:font-style="italic" style:font-style-asian="italic" fo:language="it" fo:country="IT"/>
    </style:style>
    <style:style style:name="T454" style:parent-style-name="Policepardéfaut" style:family="text">
      <style:text-properties fo:language="it" fo:country="IT"/>
    </style:style>
    <style:style style:name="T455" style:parent-style-name="Policepardéfaut" style:family="text">
      <style:text-properties fo:language="it" fo:country="IT"/>
    </style:style>
    <style:style style:name="T456" style:parent-style-name="Policepardéfaut" style:family="text">
      <style:text-properties fo:language="it" fo:country="IT"/>
    </style:style>
    <style:style style:name="T457" style:parent-style-name="Policepardéfaut" style:family="text">
      <style:text-properties fo:language="it" fo:country="IT"/>
    </style:style>
    <style:style style:name="T458" style:parent-style-name="Policepardéfaut" style:family="text">
      <style:text-properties fo:language="it" fo:country="IT"/>
    </style:style>
    <style:style style:name="T459" style:parent-style-name="Policepardéfaut" style:family="text">
      <style:text-properties fo:language="it" fo:country="IT"/>
    </style:style>
    <style:style style:name="T460" style:parent-style-name="Policepardéfaut" style:family="text">
      <style:text-properties fo:language="it" fo:country="IT"/>
    </style:style>
    <style:style style:name="T461" style:parent-style-name="Policepardéfaut" style:family="text">
      <style:text-properties fo:language="it" fo:country="IT"/>
    </style:style>
    <style:style style:name="T462" style:parent-style-name="Policepardéfaut" style:family="text">
      <style:text-properties fo:language="it" fo:country="IT"/>
    </style:style>
    <style:style style:name="T463" style:parent-style-name="Policepardéfaut" style:family="text">
      <style:text-properties fo:language="it" fo:country="IT"/>
    </style:style>
    <style:style style:name="T464" style:parent-style-name="Policepardéfaut" style:family="text">
      <style:text-properties fo:language="it" fo:country="IT"/>
    </style:style>
    <style:style style:name="T465" style:parent-style-name="Policepardéfaut" style:family="text">
      <style:text-properties fo:language="it" fo:country="IT"/>
    </style:style>
    <style:style style:name="T466" style:parent-style-name="Policepardéfaut" style:family="text">
      <style:text-properties fo:language="it" fo:country="IT"/>
    </style:style>
    <style:style style:name="T467" style:parent-style-name="Policepardéfaut" style:family="text">
      <style:text-properties fo:language="it" fo:country="IT"/>
    </style:style>
    <style:style style:name="T468" style:parent-style-name="Policepardéfaut" style:family="text">
      <style:text-properties fo:language="it" fo:country="IT"/>
    </style:style>
    <style:style style:name="T469" style:parent-style-name="Policepardéfaut" style:family="text">
      <style:text-properties fo:language="it" fo:country="IT"/>
    </style:style>
    <style:style style:name="T470" style:parent-style-name="Policepardéfaut" style:family="text">
      <style:text-properties fo:language="it" fo:country="IT"/>
    </style:style>
    <style:style style:name="T471" style:parent-style-name="Policepardéfaut" style:family="text">
      <style:text-properties fo:language="it" fo:country="IT"/>
    </style:style>
    <style:style style:name="T472" style:parent-style-name="Policepardéfaut" style:family="text">
      <style:text-properties fo:language="it" fo:country="IT"/>
    </style:style>
    <style:style style:name="T473" style:parent-style-name="Policepardéfaut" style:family="text">
      <style:text-properties fo:language="it" fo:country="IT"/>
    </style:style>
    <style:style style:name="T474" style:parent-style-name="Policepardéfaut" style:family="text">
      <style:text-properties fo:language="it" fo:country="IT"/>
    </style:style>
    <style:style style:name="T475" style:parent-style-name="Policepardéfaut" style:family="text">
      <style:text-properties fo:language="it" fo:country="IT"/>
    </style:style>
    <style:style style:name="T476" style:parent-style-name="Policepardéfaut" style:family="text">
      <style:text-properties fo:language="it" fo:country="IT"/>
    </style:style>
    <style:style style:name="T477" style:parent-style-name="Policepardéfaut" style:family="text">
      <style:text-properties fo:language="it" fo:country="IT"/>
    </style:style>
    <style:style style:name="T478" style:parent-style-name="Policepardéfaut" style:family="text">
      <style:text-properties fo:language="it" fo:country="IT"/>
    </style:style>
    <style:style style:name="T479" style:parent-style-name="Policepardéfaut" style:family="text">
      <style:text-properties fo:language="it" fo:country="IT"/>
    </style:style>
    <style:style style:name="T480" style:parent-style-name="Policepardéfaut" style:family="text">
      <style:text-properties fo:language="it" fo:country="IT"/>
    </style:style>
    <style:style style:name="T481" style:parent-style-name="Policepardéfaut" style:family="text">
      <style:text-properties fo:language="it" fo:country="IT"/>
    </style:style>
    <style:style style:name="T482" style:parent-style-name="Policepardéfaut" style:family="text">
      <style:text-properties fo:language="it" fo:country="IT"/>
    </style:style>
    <style:style style:name="T483" style:parent-style-name="Policepardéfaut" style:family="text">
      <style:text-properties fo:language="it" fo:country="IT"/>
    </style:style>
    <style:style style:name="T484" style:parent-style-name="Policepardéfaut" style:family="text">
      <style:text-properties fo:language="it" fo:country="IT"/>
    </style:style>
    <style:style style:name="T485" style:parent-style-name="Policepardéfaut" style:family="text">
      <style:text-properties fo:language="it" fo:country="IT"/>
    </style:style>
    <style:style style:name="T486" style:parent-style-name="Policepardéfaut" style:family="text">
      <style:text-properties fo:language="it" fo:country="IT"/>
    </style:style>
    <style:style style:name="T487" style:parent-style-name="Policepardéfaut" style:family="text">
      <style:text-properties fo:language="it" fo:country="IT"/>
    </style:style>
    <style:style style:name="T488" style:parent-style-name="Policepardéfaut" style:family="text">
      <style:text-properties fo:language="it" fo:country="IT"/>
    </style:style>
    <style:style style:name="T489" style:parent-style-name="Policepardéfaut" style:family="text">
      <style:text-properties fo:language="it" fo:country="IT"/>
    </style:style>
    <style:style style:name="T490" style:parent-style-name="Policepardéfaut" style:family="text">
      <style:text-properties fo:language="it" fo:country="IT"/>
    </style:style>
    <style:style style:name="T491" style:parent-style-name="Policepardéfaut" style:family="text">
      <style:text-properties fo:language="it" fo:country="IT"/>
    </style:style>
    <style:style style:name="T492" style:parent-style-name="Policepardéfaut" style:family="text">
      <style:text-properties fo:language="it" fo:country="IT"/>
    </style:style>
    <style:style style:name="T493" style:parent-style-name="Policepardéfaut" style:family="text">
      <style:text-properties fo:language="it" fo:country="IT"/>
    </style:style>
    <style:style style:name="T494" style:parent-style-name="Policepardéfaut" style:family="text">
      <style:text-properties fo:language="it" fo:country="IT"/>
    </style:style>
    <style:style style:name="T495" style:parent-style-name="Policepardéfaut" style:family="text">
      <style:text-properties fo:language="it" fo:country="IT"/>
    </style:style>
    <style:style style:name="T496" style:parent-style-name="Policepardéfaut" style:family="text">
      <style:text-properties fo:language="it" fo:country="IT"/>
    </style:style>
    <style:style style:name="T497" style:parent-style-name="Policepardéfaut" style:family="text">
      <style:text-properties fo:language="it" fo:country="IT"/>
    </style:style>
    <style:style style:name="T498" style:parent-style-name="Policepardéfaut" style:family="text">
      <style:text-properties fo:language="it" fo:country="IT"/>
    </style:style>
    <style:style style:name="T499" style:parent-style-name="Policepardéfaut" style:family="text">
      <style:text-properties fo:language="it" fo:country="IT"/>
    </style:style>
    <style:style style:name="T500" style:parent-style-name="Policepardéfaut" style:family="text">
      <style:text-properties fo:language="it" fo:country="IT"/>
    </style:style>
    <style:style style:name="T501" style:parent-style-name="Policepardéfaut" style:family="text">
      <style:text-properties fo:language="it" fo:country="IT"/>
    </style:style>
    <style:style style:name="T502" style:parent-style-name="Policepardéfaut" style:family="text">
      <style:text-properties fo:language="it" fo:country="IT"/>
    </style:style>
    <style:style style:name="T503" style:parent-style-name="Policepardéfaut" style:family="text">
      <style:text-properties fo:language="it" fo:country="IT"/>
    </style:style>
    <style:style style:name="T504" style:parent-style-name="quote.c" style:family="text">
      <style:text-properties fo:font-style="italic" style:font-style-asian="italic"/>
    </style:style>
    <style:style style:name="T505" style:parent-style-name="quote.c" style:family="text">
      <style:text-properties fo:font-style="italic" style:font-style-asian="italic"/>
    </style:style>
    <style:style style:name="T506" style:parent-style-name="quote.c" style:family="text">
      <style:text-properties fo:font-style="italic" style:font-style-asian="italic"/>
    </style:style>
    <style:style style:name="T507" style:parent-style-name="quote.c" style:family="text">
      <style:text-properties fo:font-style="italic" style:font-style-asian="italic"/>
    </style:style>
    <style:style style:name="T508" style:parent-style-name="Policepardéfaut" style:family="text">
      <style:text-properties fo:language="it" fo:country="IT"/>
    </style:style>
    <style:style style:name="T509" style:parent-style-name="Policepardéfaut" style:family="text">
      <style:text-properties fo:language="it" fo:country="IT"/>
    </style:style>
    <style:style style:name="T510" style:parent-style-name="Policepardéfaut" style:family="text">
      <style:text-properties fo:language="it" fo:country="IT"/>
    </style:style>
    <style:style style:name="T511" style:parent-style-name="Policepardéfaut" style:family="text">
      <style:text-properties fo:language="it" fo:country="IT"/>
    </style:style>
    <style:style style:name="T512" style:parent-style-name="Policepardéfaut" style:family="text">
      <style:text-properties fo:language="it" fo:country="IT"/>
    </style:style>
    <style:style style:name="T513" style:parent-style-name="Policepardéfaut" style:family="text">
      <style:text-properties fo:language="it" fo:country="IT"/>
    </style:style>
    <style:style style:name="T514" style:parent-style-name="Policepardéfaut" style:family="text">
      <style:text-properties fo:language="it" fo:country="IT"/>
    </style:style>
    <style:style style:name="T515" style:parent-style-name="Policepardéfaut" style:family="text">
      <style:text-properties fo:language="it" fo:country="IT"/>
    </style:style>
    <style:style style:name="T516" style:parent-style-name="Policepardéfaut" style:family="text">
      <style:text-properties fo:language="it" fo:country="IT"/>
    </style:style>
    <style:style style:name="T517" style:parent-style-name="Policepardéfaut" style:family="text">
      <style:text-properties fo:language="it" fo:country="IT"/>
    </style:style>
    <style:style style:name="T518" style:parent-style-name="Policepardéfaut" style:family="text">
      <style:text-properties fo:language="it" fo:country="IT"/>
    </style:style>
    <style:style style:name="T519" style:parent-style-name="quote.c" style:family="text">
      <style:text-properties fo:font-style="italic" style:font-style-asian="italic"/>
    </style:style>
    <style:style style:name="T520" style:parent-style-name="Policepardéfaut" style:family="text">
      <style:text-properties fo:language="it" fo:country="IT"/>
    </style:style>
    <style:style style:name="T521" style:parent-style-name="Policepardéfaut" style:family="text">
      <style:text-properties fo:language="it" fo:country="IT"/>
    </style:style>
    <style:style style:name="T522" style:parent-style-name="Policepardéfaut" style:family="text">
      <style:text-properties fo:language="it" fo:country="IT"/>
    </style:style>
    <style:style style:name="T523" style:parent-style-name="Policepardéfaut" style:family="text">
      <style:text-properties fo:language="it" fo:country="IT"/>
    </style:style>
    <style:style style:name="T524" style:parent-style-name="Policepardéfaut" style:family="text">
      <style:text-properties fo:language="it" fo:country="IT"/>
    </style:style>
    <style:style style:name="T525" style:parent-style-name="Policepardéfaut" style:family="text">
      <style:text-properties fo:language="it" fo:country="IT"/>
    </style:style>
    <style:style style:name="T526" style:parent-style-name="Policepardéfaut" style:family="text">
      <style:text-properties fo:language="it" fo:country="IT"/>
    </style:style>
    <style:style style:name="T527" style:parent-style-name="Policepardéfaut" style:family="text">
      <style:text-properties fo:language="it" fo:country="IT"/>
    </style:style>
    <style:style style:name="T528" style:parent-style-name="Policepardéfaut" style:family="text">
      <style:text-properties fo:language="it" fo:country="IT"/>
    </style:style>
    <style:style style:name="T529" style:parent-style-name="Policepardéfaut" style:family="text">
      <style:text-properties fo:language="it" fo:country="IT"/>
    </style:style>
    <style:style style:name="T530" style:parent-style-name="Policepardéfaut" style:family="text">
      <style:text-properties fo:language="it" fo:country="IT"/>
    </style:style>
    <style:style style:name="T531" style:parent-style-name="Policepardéfaut" style:family="text">
      <style:text-properties fo:language="it" fo:country="IT"/>
    </style:style>
    <style:style style:name="T532" style:parent-style-name="Policepardéfaut" style:family="text">
      <style:text-properties fo:language="it" fo:country="IT"/>
    </style:style>
    <style:style style:name="T533" style:parent-style-name="Policepardéfaut" style:family="text">
      <style:text-properties fo:language="it" fo:country="IT"/>
    </style:style>
    <style:style style:name="T534" style:parent-style-name="Policepardéfaut" style:family="text">
      <style:text-properties fo:language="it" fo:country="IT"/>
    </style:style>
    <style:style style:name="T535" style:parent-style-name="Policepardéfaut" style:family="text">
      <style:text-properties fo:language="it" fo:country="IT"/>
    </style:style>
    <style:style style:name="T536" style:parent-style-name="Policepardéfaut" style:family="text">
      <style:text-properties fo:language="it" fo:country="IT"/>
    </style:style>
    <style:style style:name="T537" style:parent-style-name="Policepardéfaut" style:family="text">
      <style:text-properties fo:language="it" fo:country="IT"/>
    </style:style>
    <style:style style:name="T538" style:parent-style-name="Policepardéfaut" style:family="text">
      <style:text-properties fo:language="it" fo:country="IT"/>
    </style:style>
    <style:style style:name="T539" style:parent-style-name="Policepardéfaut" style:family="text">
      <style:text-properties fo:language="it" fo:country="IT"/>
    </style:style>
    <style:style style:name="T540" style:parent-style-name="Policepardéfaut" style:family="text">
      <style:text-properties fo:language="it" fo:country="IT"/>
    </style:style>
    <style:style style:name="T541" style:parent-style-name="Policepardéfaut" style:family="text">
      <style:text-properties fo:language="it" fo:country="IT"/>
    </style:style>
    <style:style style:name="T542" style:parent-style-name="Policepardéfaut" style:family="text">
      <style:text-properties fo:language="it" fo:country="IT"/>
    </style:style>
    <style:style style:name="T543" style:parent-style-name="Policepardéfaut" style:family="text">
      <style:text-properties fo:language="it" fo:country="IT"/>
    </style:style>
    <style:style style:name="T544" style:parent-style-name="Policepardéfaut" style:family="text">
      <style:text-properties fo:language="it" fo:country="IT"/>
    </style:style>
    <style:style style:name="T545" style:parent-style-name="Policepardéfaut" style:family="text">
      <style:text-properties fo:language="it" fo:country="IT"/>
    </style:style>
    <style:style style:name="T546" style:parent-style-name="Policepardéfaut" style:family="text">
      <style:text-properties fo:language="it" fo:country="IT"/>
    </style:style>
    <style:style style:name="T547" style:parent-style-name="Policepardéfaut" style:family="text">
      <style:text-properties fo:language="it" fo:country="IT"/>
    </style:style>
    <style:style style:name="T548" style:parent-style-name="Policepardéfaut" style:family="text">
      <style:text-properties fo:language="it" fo:country="IT"/>
    </style:style>
    <style:style style:name="T549" style:parent-style-name="Policepardéfaut" style:family="text">
      <style:text-properties fo:language="it" fo:country="IT"/>
    </style:style>
    <style:style style:name="T550" style:parent-style-name="Policepardéfaut" style:family="text">
      <style:text-properties fo:language="it" fo:country="IT"/>
    </style:style>
    <style:style style:name="T551" style:parent-style-name="Policepardéfaut" style:family="text">
      <style:text-properties fo:language="it" fo:country="IT"/>
    </style:style>
    <style:style style:name="T552" style:parent-style-name="Policepardéfaut" style:family="text">
      <style:text-properties fo:language="it" fo:country="IT"/>
    </style:style>
    <style:style style:name="T553" style:parent-style-name="Policepardéfaut" style:family="text">
      <style:text-properties fo:language="it" fo:country="IT"/>
    </style:style>
    <style:style style:name="T554" style:parent-style-name="Policepardéfaut" style:family="text">
      <style:text-properties fo:language="it" fo:country="IT"/>
    </style:style>
    <style:style style:name="T555" style:parent-style-name="Policepardéfaut" style:family="text">
      <style:text-properties fo:language="it" fo:country="IT"/>
    </style:style>
    <style:style style:name="T556" style:parent-style-name="Policepardéfaut" style:family="text">
      <style:text-properties fo:language="it" fo:country="IT"/>
    </style:style>
    <style:style style:name="T557" style:parent-style-name="Policepardéfaut" style:family="text">
      <style:text-properties fo:language="it" fo:country="IT"/>
    </style:style>
    <style:style style:name="T558" style:parent-style-name="Policepardéfaut" style:family="text">
      <style:text-properties fo:language="it" fo:country="IT"/>
    </style:style>
    <style:style style:name="T559" style:parent-style-name="Policepardéfaut" style:family="text">
      <style:text-properties fo:language="it" fo:country="IT"/>
    </style:style>
    <style:style style:name="T560" style:parent-style-name="Policepardéfaut" style:family="text">
      <style:text-properties fo:language="it" fo:country="IT"/>
    </style:style>
    <style:style style:name="T561" style:parent-style-name="Policepardéfaut" style:family="text">
      <style:text-properties fo:language="it" fo:country="IT"/>
    </style:style>
    <style:style style:name="T562" style:parent-style-name="Policepardéfaut" style:family="text">
      <style:text-properties fo:language="it" fo:country="IT"/>
    </style:style>
    <style:style style:name="T563" style:parent-style-name="Policepardéfaut" style:family="text">
      <style:text-properties fo:language="it" fo:country="IT"/>
    </style:style>
    <style:style style:name="T564" style:parent-style-name="Policepardéfaut" style:family="text">
      <style:text-properties fo:language="it" fo:country="IT"/>
    </style:style>
    <style:style style:name="T565" style:parent-style-name="Policepardéfaut" style:family="text">
      <style:text-properties fo:language="it" fo:country="IT"/>
    </style:style>
    <style:style style:name="T566" style:parent-style-name="Policepardéfaut" style:family="text">
      <style:text-properties fo:language="it" fo:country="IT"/>
    </style:style>
    <style:style style:name="T567" style:parent-style-name="Policepardéfaut" style:family="text">
      <style:text-properties fo:language="it" fo:country="IT"/>
    </style:style>
    <style:style style:name="T568" style:parent-style-name="Policepardéfaut" style:family="text">
      <style:text-properties fo:language="it" fo:country="IT"/>
    </style:style>
    <style:style style:name="T569" style:parent-style-name="Policepardéfaut" style:family="text">
      <style:text-properties fo:language="it" fo:country="IT"/>
    </style:style>
    <style:style style:name="T570" style:parent-style-name="Policepardéfaut" style:family="text">
      <style:text-properties fo:font-style="italic" style:font-style-asian="italic" fo:language="it" fo:country="IT"/>
    </style:style>
    <style:style style:name="T571" style:parent-style-name="Policepardéfaut" style:family="text">
      <style:text-properties fo:language="it" fo:country="IT"/>
    </style:style>
    <style:style style:name="T572" style:parent-style-name="Policepardéfaut" style:family="text">
      <style:text-properties fo:font-style="italic" style:font-style-asian="italic" fo:language="it" fo:country="IT"/>
    </style:style>
    <style:style style:name="T573" style:parent-style-name="Policepardéfaut" style:family="text">
      <style:text-properties fo:language="it" fo:country="IT"/>
    </style:style>
    <style:style style:name="T574" style:parent-style-name="Policepardéfaut" style:family="text">
      <style:text-properties fo:font-style="italic" style:font-style-asian="italic" fo:language="it" fo:country="IT"/>
    </style:style>
    <style:style style:name="T575" style:parent-style-name="Policepardéfaut" style:family="text">
      <style:text-properties fo:language="it" fo:country="IT"/>
    </style:style>
    <style:style style:name="T576" style:parent-style-name="Policepardéfaut" style:family="text">
      <style:text-properties fo:language="it" fo:country="IT"/>
    </style:style>
    <style:style style:name="T577" style:parent-style-name="Policepardéfaut" style:family="text">
      <style:text-properties fo:language="it" fo:country="IT"/>
    </style:style>
    <style:style style:name="T578" style:parent-style-name="Policepardéfaut" style:family="text">
      <style:text-properties fo:language="it" fo:country="IT"/>
    </style:style>
    <style:style style:name="T579" style:parent-style-name="Policepardéfaut" style:family="text">
      <style:text-properties fo:language="it" fo:country="IT"/>
    </style:style>
    <style:style style:name="T580" style:parent-style-name="Policepardéfaut" style:family="text">
      <style:text-properties fo:language="it" fo:country="IT"/>
    </style:style>
    <style:style style:name="T581" style:parent-style-name="Policepardéfaut" style:family="text">
      <style:text-properties fo:language="it" fo:country="IT"/>
    </style:style>
    <style:style style:name="T582" style:parent-style-name="Policepardéfaut" style:family="text">
      <style:text-properties fo:language="it" fo:country="IT"/>
    </style:style>
    <style:style style:name="T583" style:parent-style-name="Policepardéfaut" style:family="text">
      <style:text-properties fo:language="it" fo:country="IT"/>
    </style:style>
    <style:style style:name="T584" style:parent-style-name="Policepardéfaut" style:family="text">
      <style:text-properties fo:language="it" fo:country="IT"/>
    </style:style>
    <style:style style:name="T585" style:parent-style-name="Policepardéfaut" style:family="text">
      <style:text-properties fo:font-style="italic" style:font-style-asian="italic" fo:language="it" fo:country="IT"/>
    </style:style>
    <style:style style:name="T586" style:parent-style-name="Policepardéfaut" style:family="text">
      <style:text-properties fo:language="it" fo:country="IT"/>
    </style:style>
    <style:style style:name="T587" style:parent-style-name="Policepardéfaut" style:family="text">
      <style:text-properties fo:language="it" fo:country="IT"/>
    </style:style>
    <style:style style:name="T588" style:parent-style-name="quote.c" style:family="text">
      <style:text-properties fo:font-style="italic" style:font-style-asian="italic"/>
    </style:style>
    <style:style style:name="T589" style:parent-style-name="Policepardéfaut" style:family="text">
      <style:text-properties fo:language="it" fo:country="IT"/>
    </style:style>
    <style:style style:name="T590" style:parent-style-name="Policepardéfaut" style:family="text">
      <style:text-properties fo:language="it" fo:country="IT"/>
    </style:style>
    <style:style style:name="T591" style:parent-style-name="Policepardéfaut" style:family="text">
      <style:text-properties fo:language="it" fo:country="IT"/>
    </style:style>
    <style:style style:name="T592" style:parent-style-name="Policepardéfaut" style:family="text">
      <style:text-properties fo:language="it" fo:country="IT"/>
    </style:style>
    <style:style style:name="T593" style:parent-style-name="Policepardéfaut" style:family="text">
      <style:text-properties fo:language="it" fo:country="IT"/>
    </style:style>
    <style:style style:name="T594" style:parent-style-name="Policepardéfaut" style:family="text">
      <style:text-properties fo:language="it" fo:country="IT"/>
    </style:style>
    <style:style style:name="T595" style:parent-style-name="Policepardéfaut" style:family="text">
      <style:text-properties fo:language="it" fo:country="IT"/>
    </style:style>
    <style:style style:name="T596" style:parent-style-name="Policepardéfaut" style:family="text">
      <style:text-properties fo:language="it" fo:country="IT"/>
    </style:style>
    <style:style style:name="T597" style:parent-style-name="Policepardéfaut" style:family="text">
      <style:text-properties fo:language="it" fo:country="IT"/>
    </style:style>
    <style:style style:name="T598" style:parent-style-name="Policepardéfaut" style:family="text">
      <style:text-properties fo:language="it" fo:country="IT"/>
    </style:style>
    <style:style style:name="T599" style:parent-style-name="Policepardéfaut" style:family="text">
      <style:text-properties fo:language="it" fo:country="IT"/>
    </style:style>
    <style:style style:name="T600" style:parent-style-name="Policepardéfaut" style:family="text">
      <style:text-properties fo:language="it" fo:country="IT"/>
    </style:style>
    <style:style style:name="T601" style:parent-style-name="Policepardéfaut" style:family="text">
      <style:text-properties fo:language="it" fo:country="IT"/>
    </style:style>
    <style:style style:name="T602" style:parent-style-name="Policepardéfaut" style:family="text">
      <style:text-properties fo:language="it" fo:country="IT"/>
    </style:style>
    <style:style style:name="T603" style:parent-style-name="Policepardéfaut" style:family="text">
      <style:text-properties fo:language="it" fo:country="IT"/>
    </style:style>
    <style:style style:name="T604" style:parent-style-name="Policepardéfaut" style:family="text">
      <style:text-properties fo:language="it" fo:country="IT"/>
    </style:style>
    <style:style style:name="T605" style:parent-style-name="Policepardéfaut" style:family="text">
      <style:text-properties fo:language="it" fo:country="IT"/>
    </style:style>
    <style:style style:name="T606" style:parent-style-name="Policepardéfaut" style:family="text">
      <style:text-properties fo:language="it" fo:country="IT"/>
    </style:style>
    <style:style style:name="T607" style:parent-style-name="Policepardéfaut" style:family="text">
      <style:text-properties fo:language="it" fo:country="IT"/>
    </style:style>
    <style:style style:name="T608" style:parent-style-name="Policepardéfaut" style:family="text">
      <style:text-properties fo:language="it" fo:country="IT"/>
    </style:style>
    <style:style style:name="T609" style:parent-style-name="Policepardéfaut" style:family="text">
      <style:text-properties fo:language="it" fo:country="IT"/>
    </style:style>
    <style:style style:name="T610" style:parent-style-name="Policepardéfaut" style:family="text">
      <style:text-properties fo:language="it" fo:country="IT"/>
    </style:style>
    <style:style style:name="T611" style:parent-style-name="Policepardéfaut" style:family="text">
      <style:text-properties fo:language="it" fo:country="IT"/>
    </style:style>
    <style:style style:name="T612" style:parent-style-name="Policepardéfaut" style:family="text">
      <style:text-properties fo:language="it" fo:country="IT"/>
    </style:style>
    <style:style style:name="T613" style:parent-style-name="Policepardéfaut" style:family="text">
      <style:text-properties fo:language="it" fo:country="IT"/>
    </style:style>
    <style:style style:name="T614" style:parent-style-name="Policepardéfaut" style:family="text">
      <style:text-properties fo:language="it" fo:country="IT"/>
    </style:style>
    <style:style style:name="T615" style:parent-style-name="Policepardéfaut" style:family="text">
      <style:text-properties fo:language="it" fo:country="IT"/>
    </style:style>
    <style:style style:name="T616" style:parent-style-name="Policepardéfaut" style:family="text">
      <style:text-properties fo:language="it" fo:country="IT"/>
    </style:style>
    <style:style style:name="T617" style:parent-style-name="Policepardéfaut" style:family="text">
      <style:text-properties fo:language="it" fo:country="IT"/>
    </style:style>
    <style:style style:name="T618" style:parent-style-name="Policepardéfaut" style:family="text">
      <style:text-properties fo:language="it" fo:country="IT"/>
    </style:style>
    <style:style style:name="T619" style:parent-style-name="Policepardéfaut" style:family="text">
      <style:text-properties fo:language="it" fo:country="IT"/>
    </style:style>
    <style:style style:name="T620" style:parent-style-name="Policepardéfaut" style:family="text">
      <style:text-properties fo:language="it" fo:country="IT"/>
    </style:style>
    <style:style style:name="T621" style:parent-style-name="Policepardéfaut" style:family="text">
      <style:text-properties fo:language="it" fo:country="IT"/>
    </style:style>
    <style:style style:name="T622" style:parent-style-name="Policepardéfaut" style:family="text">
      <style:text-properties fo:language="it" fo:country="IT"/>
    </style:style>
    <style:style style:name="T623" style:parent-style-name="Policepardéfaut" style:family="text">
      <style:text-properties fo:language="it" fo:country="IT"/>
    </style:style>
    <style:style style:name="T624" style:parent-style-name="Policepardéfaut" style:family="text">
      <style:text-properties fo:language="it" fo:country="IT"/>
    </style:style>
    <style:style style:name="T625" style:parent-style-name="Policepardéfaut" style:family="text">
      <style:text-properties fo:language="it" fo:country="IT"/>
    </style:style>
    <style:style style:name="T626" style:parent-style-name="Policepardéfaut" style:family="text">
      <style:text-properties fo:language="it" fo:country="IT"/>
    </style:style>
    <style:style style:name="T627" style:parent-style-name="Policepardéfaut" style:family="text">
      <style:text-properties fo:language="it" fo:country="IT"/>
    </style:style>
    <style:style style:name="T628" style:parent-style-name="Policepardéfaut" style:family="text">
      <style:text-properties fo:language="it" fo:country="IT"/>
    </style:style>
    <style:style style:name="T629" style:parent-style-name="Policepardéfaut" style:family="text">
      <style:text-properties fo:language="it" fo:country="IT"/>
    </style:style>
    <style:style style:name="T630" style:parent-style-name="Policepardéfaut" style:family="text">
      <style:text-properties fo:language="it" fo:country="IT"/>
    </style:style>
    <style:style style:name="T631" style:parent-style-name="Policepardéfaut" style:family="text">
      <style:text-properties fo:language="it" fo:country="IT"/>
    </style:style>
    <style:style style:name="T632" style:parent-style-name="Policepardéfaut" style:family="text">
      <style:text-properties fo:language="it" fo:country="IT"/>
    </style:style>
    <style:style style:name="T633" style:parent-style-name="Policepardéfaut" style:family="text">
      <style:text-properties fo:language="it" fo:country="IT"/>
    </style:style>
    <style:style style:name="T634" style:parent-style-name="Policepardéfaut" style:family="text">
      <style:text-properties fo:language="it" fo:country="IT"/>
    </style:style>
    <style:style style:name="T635" style:parent-style-name="Policepardéfaut" style:family="text">
      <style:text-properties fo:language="it" fo:country="IT"/>
    </style:style>
    <style:style style:name="T636" style:parent-style-name="Policepardéfaut" style:family="text">
      <style:text-properties fo:language="it" fo:country="IT"/>
    </style:style>
    <style:style style:name="T637" style:parent-style-name="Policepardéfaut" style:family="text">
      <style:text-properties fo:language="it" fo:country="IT"/>
    </style:style>
    <style:style style:name="T638" style:parent-style-name="Policepardéfaut" style:family="text">
      <style:text-properties fo:language="it" fo:country="IT"/>
    </style:style>
    <style:style style:name="T639" style:parent-style-name="Policepardéfaut" style:family="text">
      <style:text-properties fo:language="it" fo:country="IT"/>
    </style:style>
    <style:style style:name="T640" style:parent-style-name="Policepardéfaut" style:family="text">
      <style:text-properties fo:language="it" fo:country="IT"/>
    </style:style>
    <style:style style:name="T641" style:parent-style-name="Policepardéfaut" style:family="text">
      <style:text-properties fo:language="it" fo:country="IT"/>
    </style:style>
    <style:style style:name="T642" style:parent-style-name="Policepardéfaut" style:family="text">
      <style:text-properties fo:font-style="italic" style:font-style-asian="italic" fo:language="it" fo:country="IT"/>
    </style:style>
    <style:style style:name="T643" style:parent-style-name="Policepardéfaut" style:family="text">
      <style:text-properties fo:language="it" fo:country="IT"/>
    </style:style>
    <style:style style:name="T644" style:parent-style-name="Policepardéfaut" style:family="text">
      <style:text-properties fo:font-style="italic" style:font-style-asian="italic" fo:language="it" fo:country="IT"/>
    </style:style>
    <style:style style:name="T645" style:parent-style-name="Policepardéfaut" style:family="text">
      <style:text-properties fo:language="it" fo:country="IT"/>
    </style:style>
    <style:style style:name="T646" style:parent-style-name="Policepardéfaut" style:family="text">
      <style:text-properties fo:language="it" fo:country="IT"/>
    </style:style>
    <style:style style:name="T647" style:parent-style-name="Policepardéfaut" style:family="text">
      <style:text-properties fo:language="it" fo:country="IT"/>
    </style:style>
    <style:style style:name="T648" style:parent-style-name="Policepardéfaut" style:family="text">
      <style:text-properties fo:language="it" fo:country="IT"/>
    </style:style>
    <style:style style:name="T649" style:parent-style-name="Policepardéfaut" style:family="text">
      <style:text-properties fo:language="it" fo:country="IT"/>
    </style:style>
    <style:style style:name="T650" style:parent-style-name="Appelnotedebasdep." style:family="text">
      <style:text-properties style:font-name-complex="Times New Roman" fo:language="it" fo:country="IT"/>
    </style:style>
    <style:style style:name="T651" style:parent-style-name="Policepardéfaut" style:family="text">
      <style:text-properties fo:font-style="italic" style:font-style-asian="italic"/>
    </style:style>
    <style:style style:name="T652" style:parent-style-name="Policepardéfaut" style:family="text">
      <style:text-properties fo:font-style="italic" style:font-style-asian="italic"/>
    </style:style>
    <style:style style:name="T653" style:parent-style-name="Policepardéfaut" style:family="text">
      <style:text-properties fo:font-style="italic" style:font-style-asian="italic"/>
    </style:style>
    <style:style style:name="T654" style:parent-style-name="Policepardéfaut" style:family="text">
      <style:text-properties fo:language="it" fo:country="IT"/>
    </style:style>
    <style:style style:name="T655" style:parent-style-name="Policepardéfaut" style:family="text">
      <style:text-properties fo:language="it" fo:country="IT"/>
    </style:style>
    <style:style style:name="T656" style:parent-style-name="Policepardéfaut" style:family="text">
      <style:text-properties fo:language="it" fo:country="IT"/>
    </style:style>
    <style:style style:name="T657" style:parent-style-name="Policepardéfaut" style:family="text">
      <style:text-properties fo:language="it" fo:country="IT"/>
    </style:style>
    <style:style style:name="T658" style:parent-style-name="Policepardéfaut" style:family="text">
      <style:text-properties fo:language="it" fo:country="IT"/>
    </style:style>
    <style:style style:name="T659" style:parent-style-name="Policepardéfaut" style:family="text">
      <style:text-properties fo:language="it" fo:country="IT"/>
    </style:style>
    <style:style style:name="T660" style:parent-style-name="Policepardéfaut" style:family="text">
      <style:text-properties fo:language="it" fo:country="IT"/>
    </style:style>
    <style:style style:name="T661" style:parent-style-name="Policepardéfaut" style:family="text">
      <style:text-properties fo:language="it" fo:country="IT"/>
    </style:style>
    <style:style style:name="T662" style:parent-style-name="Policepardéfaut" style:family="text">
      <style:text-properties fo:language="it" fo:country="IT"/>
    </style:style>
    <style:style style:name="T663" style:parent-style-name="Policepardéfaut" style:family="text">
      <style:text-properties fo:language="it" fo:country="IT"/>
    </style:style>
    <style:style style:name="T664" style:parent-style-name="Policepardéfaut" style:family="text">
      <style:text-properties fo:language="it" fo:country="IT"/>
    </style:style>
    <style:style style:name="T665" style:parent-style-name="Policepardéfaut" style:family="text">
      <style:text-properties fo:language="it" fo:country="IT"/>
    </style:style>
    <style:style style:name="T666" style:parent-style-name="Policepardéfaut" style:family="text">
      <style:text-properties fo:language="it" fo:country="IT"/>
    </style:style>
    <style:style style:name="T667" style:parent-style-name="Policepardéfaut" style:family="text">
      <style:text-properties fo:language="it" fo:country="IT"/>
    </style:style>
    <style:style style:name="T668" style:parent-style-name="Policepardéfaut" style:family="text">
      <style:text-properties fo:language="it" fo:country="IT"/>
    </style:style>
    <style:style style:name="T669" style:parent-style-name="Policepardéfaut" style:family="text">
      <style:text-properties fo:language="it" fo:country="IT"/>
    </style:style>
    <style:style style:name="T670" style:parent-style-name="Policepardéfaut" style:family="text">
      <style:text-properties fo:language="it" fo:country="IT"/>
    </style:style>
    <style:style style:name="T671" style:parent-style-name="Policepardéfaut" style:family="text">
      <style:text-properties fo:font-style="italic" style:font-style-asian="italic" fo:language="it" fo:country="IT"/>
    </style:style>
    <style:style style:name="T672" style:parent-style-name="Policepardéfaut" style:family="text">
      <style:text-properties fo:language="it" fo:country="IT"/>
    </style:style>
    <style:style style:name="T673" style:parent-style-name="Policepardéfaut" style:family="text">
      <style:text-properties fo:language="it" fo:country="IT"/>
    </style:style>
    <style:style style:name="T674" style:parent-style-name="Policepardéfaut" style:family="text">
      <style:text-properties fo:language="it" fo:country="IT"/>
    </style:style>
    <style:style style:name="T675" style:parent-style-name="Policepardéfaut" style:family="text">
      <style:text-properties fo:language="it" fo:country="IT"/>
    </style:style>
    <style:style style:name="T676" style:parent-style-name="Policepardéfaut" style:family="text">
      <style:text-properties fo:language="it" fo:country="IT"/>
    </style:style>
    <style:style style:name="T677" style:parent-style-name="Policepardéfaut" style:family="text">
      <style:text-properties fo:language="it" fo:country="IT"/>
    </style:style>
    <style:style style:name="T678" style:parent-style-name="Policepardéfaut" style:family="text">
      <style:text-properties fo:language="it" fo:country="IT"/>
    </style:style>
    <style:style style:name="T679" style:parent-style-name="Policepardéfaut" style:family="text">
      <style:text-properties fo:language="it" fo:country="IT"/>
    </style:style>
    <style:style style:name="T680" style:parent-style-name="Policepardéfaut" style:family="text">
      <style:text-properties fo:language="it" fo:country="IT"/>
    </style:style>
    <style:style style:name="T681" style:parent-style-name="Policepardéfaut" style:family="text">
      <style:text-properties fo:language="it" fo:country="IT"/>
    </style:style>
    <style:style style:name="T682" style:parent-style-name="Policepardéfaut" style:family="text">
      <style:text-properties fo:language="it" fo:country="IT"/>
    </style:style>
    <style:style style:name="T683" style:parent-style-name="Policepardéfaut" style:family="text">
      <style:text-properties fo:language="it" fo:country="IT"/>
    </style:style>
    <style:style style:name="T684" style:parent-style-name="Policepardéfaut" style:family="text">
      <style:text-properties fo:language="it" fo:country="IT"/>
    </style:style>
    <style:style style:name="T685" style:parent-style-name="Policepardéfaut" style:family="text">
      <style:text-properties fo:language="it" fo:country="IT"/>
    </style:style>
    <style:style style:name="T686" style:parent-style-name="Policepardéfaut" style:family="text">
      <style:text-properties fo:language="it" fo:country="IT"/>
    </style:style>
    <style:style style:name="T687" style:parent-style-name="Policepardéfaut" style:family="text">
      <style:text-properties fo:language="it" fo:country="IT"/>
    </style:style>
    <style:style style:name="T688" style:parent-style-name="Policepardéfaut" style:family="text">
      <style:text-properties fo:language="it" fo:country="IT"/>
    </style:style>
    <style:style style:name="T689" style:parent-style-name="Policepardéfaut" style:family="text">
      <style:text-properties fo:language="it" fo:country="IT"/>
    </style:style>
    <style:style style:name="T690" style:parent-style-name="Policepardéfaut" style:family="text">
      <style:text-properties fo:language="it" fo:country="IT"/>
    </style:style>
    <style:style style:name="T691" style:parent-style-name="Policepardéfaut" style:family="text">
      <style:text-properties fo:language="it" fo:country="IT"/>
    </style:style>
    <style:style style:name="T692" style:parent-style-name="Policepardéfaut" style:family="text">
      <style:text-properties fo:language="it" fo:country="IT"/>
    </style:style>
    <style:style style:name="T693" style:parent-style-name="Policepardéfaut" style:family="text">
      <style:text-properties fo:language="it" fo:country="IT"/>
    </style:style>
    <style:style style:name="T694" style:parent-style-name="Policepardéfaut" style:family="text">
      <style:text-properties fo:language="it" fo:country="IT"/>
    </style:style>
    <style:style style:name="T695" style:parent-style-name="Policepardéfaut" style:family="text">
      <style:text-properties fo:language="it" fo:country="IT"/>
    </style:style>
    <style:style style:name="T696" style:parent-style-name="Policepardéfaut" style:family="text">
      <style:text-properties fo:language="it" fo:country="IT"/>
    </style:style>
    <style:style style:name="T697" style:parent-style-name="Policepardéfaut" style:family="text">
      <style:text-properties fo:language="it" fo:country="IT"/>
    </style:style>
    <style:style style:name="T698" style:parent-style-name="Policepardéfaut" style:family="text">
      <style:text-properties fo:language="it" fo:country="IT"/>
    </style:style>
    <style:style style:name="T699" style:parent-style-name="Policepardéfaut" style:family="text">
      <style:text-properties fo:language="it" fo:country="IT"/>
    </style:style>
    <style:style style:name="T700" style:parent-style-name="Policepardéfaut" style:family="text">
      <style:text-properties fo:language="it" fo:country="IT"/>
    </style:style>
    <style:style style:name="T701" style:parent-style-name="Policepardéfaut" style:family="text">
      <style:text-properties fo:language="it" fo:country="IT"/>
    </style:style>
    <style:style style:name="T702" style:parent-style-name="Policepardéfaut" style:family="text">
      <style:text-properties fo:language="it" fo:country="IT"/>
    </style:style>
    <style:style style:name="T703" style:parent-style-name="Policepardéfaut" style:family="text">
      <style:text-properties fo:language="it" fo:country="IT"/>
    </style:style>
    <style:style style:name="T704" style:parent-style-name="Policepardéfaut" style:family="text">
      <style:text-properties fo:language="it" fo:country="IT"/>
    </style:style>
    <style:style style:name="T705" style:parent-style-name="Policepardéfaut" style:family="text">
      <style:text-properties fo:language="it" fo:country="IT"/>
    </style:style>
    <style:style style:name="T706" style:parent-style-name="Policepardéfaut" style:family="text">
      <style:text-properties fo:language="it" fo:country="IT"/>
    </style:style>
    <style:style style:name="T707" style:parent-style-name="Policepardéfaut" style:family="text">
      <style:text-properties fo:language="it" fo:country="IT"/>
    </style:style>
    <style:style style:name="T708" style:parent-style-name="Policepardéfaut" style:family="text">
      <style:text-properties fo:language="it" fo:country="IT"/>
    </style:style>
    <style:style style:name="T709" style:parent-style-name="Policepardéfaut" style:family="text">
      <style:text-properties fo:language="it" fo:country="IT"/>
    </style:style>
    <style:style style:name="T710" style:parent-style-name="Policepardéfaut" style:family="text">
      <style:text-properties fo:language="it" fo:country="IT"/>
    </style:style>
    <style:style style:name="T711" style:parent-style-name="Policepardéfaut" style:family="text">
      <style:text-properties fo:language="it" fo:country="IT"/>
    </style:style>
    <style:style style:name="T712" style:parent-style-name="Policepardéfaut" style:family="text">
      <style:text-properties fo:language="it" fo:country="IT"/>
    </style:style>
    <style:style style:name="T713" style:parent-style-name="Policepardéfaut" style:family="text">
      <style:text-properties fo:language="it" fo:country="IT"/>
    </style:style>
    <style:style style:name="T714" style:parent-style-name="Policepardéfaut" style:family="text">
      <style:text-properties fo:language="it" fo:country="IT"/>
    </style:style>
    <style:style style:name="T715" style:parent-style-name="Policepardéfaut" style:family="text">
      <style:text-properties fo:language="it" fo:country="IT"/>
    </style:style>
    <style:style style:name="T716" style:parent-style-name="Policepardéfaut" style:family="text">
      <style:text-properties fo:language="it" fo:country="IT"/>
    </style:style>
    <style:style style:name="T717" style:parent-style-name="Policepardéfaut" style:family="text">
      <style:text-properties fo:language="it" fo:country="IT"/>
    </style:style>
    <style:style style:name="T718" style:parent-style-name="Policepardéfaut" style:family="text">
      <style:text-properties fo:font-style="italic" style:font-style-asian="italic" fo:language="it" fo:country="IT"/>
    </style:style>
    <style:style style:name="T719" style:parent-style-name="Policepardéfaut" style:family="text">
      <style:text-properties fo:language="it" fo:country="IT"/>
    </style:style>
    <style:style style:name="T720" style:parent-style-name="quote.c" style:family="text">
      <style:text-properties fo:font-style="italic" style:font-style-asian="italic"/>
    </style:style>
    <style:style style:name="T721" style:parent-style-name="Policepardéfaut" style:family="text">
      <style:text-properties fo:language="it" fo:country="IT"/>
    </style:style>
    <style:style style:name="T722" style:parent-style-name="Policepardéfaut" style:family="text">
      <style:text-properties fo:language="it" fo:country="IT"/>
    </style:style>
    <style:style style:name="T723" style:parent-style-name="Policepardéfaut" style:family="text">
      <style:text-properties fo:language="it" fo:country="IT"/>
    </style:style>
    <style:style style:name="T724" style:parent-style-name="Policepardéfaut" style:family="text">
      <style:text-properties fo:language="it" fo:country="IT"/>
    </style:style>
    <style:style style:name="T725" style:parent-style-name="Policepardéfaut" style:family="text">
      <style:text-properties fo:language="it" fo:country="IT"/>
    </style:style>
    <style:style style:name="T726" style:parent-style-name="Policepardéfaut" style:family="text">
      <style:text-properties fo:language="it" fo:country="IT"/>
    </style:style>
    <style:style style:name="T727" style:parent-style-name="Policepardéfaut" style:family="text">
      <style:text-properties fo:language="it" fo:country="IT"/>
    </style:style>
    <style:style style:name="T728" style:parent-style-name="Policepardéfaut" style:family="text">
      <style:text-properties fo:language="it" fo:country="IT"/>
    </style:style>
    <style:style style:name="T729" style:parent-style-name="Policepardéfaut" style:family="text">
      <style:text-properties fo:language="it" fo:country="IT"/>
    </style:style>
    <style:style style:name="T730" style:parent-style-name="Policepardéfaut" style:family="text">
      <style:text-properties fo:language="it" fo:country="IT"/>
    </style:style>
    <style:style style:name="T731" style:parent-style-name="Policepardéfaut" style:family="text">
      <style:text-properties fo:language="it" fo:country="IT"/>
    </style:style>
    <style:style style:name="T732" style:parent-style-name="Policepardéfaut" style:family="text">
      <style:text-properties fo:language="it" fo:country="IT"/>
    </style:style>
    <style:style style:name="T733" style:parent-style-name="Policepardéfaut" style:family="text">
      <style:text-properties fo:language="it" fo:country="IT"/>
    </style:style>
    <style:style style:name="T734" style:parent-style-name="Policepardéfaut" style:family="text">
      <style:text-properties fo:language="it" fo:country="IT"/>
    </style:style>
    <style:style style:name="T735" style:parent-style-name="Policepardéfaut" style:family="text">
      <style:text-properties fo:language="it" fo:country="IT"/>
    </style:style>
    <style:style style:name="T736" style:parent-style-name="Policepardéfaut" style:family="text">
      <style:text-properties fo:language="it" fo:country="IT"/>
    </style:style>
    <style:style style:name="T737" style:parent-style-name="Policepardéfaut" style:family="text">
      <style:text-properties fo:language="it" fo:country="IT"/>
    </style:style>
    <style:style style:name="T738" style:parent-style-name="Policepardéfaut" style:family="text">
      <style:text-properties fo:language="it" fo:country="IT"/>
    </style:style>
    <style:style style:name="T739" style:parent-style-name="Policepardéfaut" style:family="text">
      <style:text-properties fo:language="it" fo:country="IT"/>
    </style:style>
    <style:style style:name="T740" style:parent-style-name="Policepardéfaut" style:family="text">
      <style:text-properties fo:language="it" fo:country="IT"/>
    </style:style>
    <style:style style:name="T741" style:parent-style-name="Policepardéfaut" style:family="text">
      <style:text-properties fo:language="it" fo:country="IT"/>
    </style:style>
    <style:style style:name="T742" style:parent-style-name="Policepardéfaut" style:family="text">
      <style:text-properties fo:language="it" fo:country="IT"/>
    </style:style>
    <style:style style:name="T743" style:parent-style-name="Policepardéfaut" style:family="text">
      <style:text-properties fo:language="it" fo:country="IT"/>
    </style:style>
    <style:style style:name="T744" style:parent-style-name="Policepardéfaut" style:family="text">
      <style:text-properties fo:font-style="italic" style:font-style-asian="italic" fo:language="it" fo:country="IT"/>
    </style:style>
    <style:style style:name="T745" style:parent-style-name="Policepardéfaut" style:family="text">
      <style:text-properties fo:language="it" fo:country="IT"/>
    </style:style>
    <style:style style:name="T746" style:parent-style-name="Policepardéfaut" style:family="text">
      <style:text-properties fo:language="it" fo:country="IT"/>
    </style:style>
    <style:style style:name="T747" style:parent-style-name="Policepardéfaut" style:family="text">
      <style:text-properties fo:language="it" fo:country="IT"/>
    </style:style>
    <style:style style:name="T748" style:parent-style-name="Policepardéfaut" style:family="text">
      <style:text-properties fo:language="it" fo:country="IT"/>
    </style:style>
    <style:style style:name="T749" style:parent-style-name="Policepardéfaut" style:family="text">
      <style:text-properties fo:language="it" fo:country="IT"/>
    </style:style>
    <style:style style:name="T750" style:parent-style-name="Policepardéfaut" style:family="text">
      <style:text-properties fo:language="it" fo:country="IT"/>
    </style:style>
    <style:style style:name="T751" style:parent-style-name="Policepardéfaut" style:family="text">
      <style:text-properties fo:language="it" fo:country="IT"/>
    </style:style>
    <style:style style:name="T752" style:parent-style-name="Policepardéfaut" style:family="text">
      <style:text-properties fo:language="it" fo:country="IT"/>
    </style:style>
    <style:style style:name="T753" style:parent-style-name="Policepardéfaut" style:family="text">
      <style:text-properties fo:language="it" fo:country="IT"/>
    </style:style>
    <style:style style:name="T754" style:parent-style-name="Policepardéfaut" style:family="text">
      <style:text-properties fo:language="it" fo:country="IT"/>
    </style:style>
    <style:style style:name="T755" style:parent-style-name="Policepardéfaut" style:family="text">
      <style:text-properties fo:language="it" fo:country="IT"/>
    </style:style>
    <style:style style:name="T756" style:parent-style-name="Policepardéfaut" style:family="text">
      <style:text-properties fo:language="it" fo:country="IT"/>
    </style:style>
    <style:style style:name="T757" style:parent-style-name="Policepardéfaut" style:family="text">
      <style:text-properties fo:font-style="italic" style:font-style-asian="italic" fo:language="it" fo:country="IT"/>
    </style:style>
    <style:style style:name="T758" style:parent-style-name="Policepardéfaut" style:family="text">
      <style:text-properties fo:language="it" fo:country="IT"/>
    </style:style>
    <style:style style:name="T759" style:parent-style-name="Policepardéfaut" style:family="text">
      <style:text-properties fo:language="it" fo:country="IT"/>
    </style:style>
    <style:style style:name="T760" style:parent-style-name="Policepardéfaut" style:family="text">
      <style:text-properties fo:font-style="italic" style:font-style-asian="italic" fo:language="it" fo:country="IT"/>
    </style:style>
    <style:style style:name="T761" style:parent-style-name="Policepardéfaut" style:family="text">
      <style:text-properties fo:language="it" fo:country="IT"/>
    </style:style>
    <style:style style:name="T762" style:parent-style-name="Policepardéfaut" style:family="text">
      <style:text-properties fo:language="it" fo:country="IT"/>
    </style:style>
    <style:style style:name="T763" style:parent-style-name="Policepardéfaut" style:family="text">
      <style:text-properties fo:language="it" fo:country="IT"/>
    </style:style>
    <style:style style:name="T764" style:parent-style-name="Policepardéfaut" style:family="text">
      <style:text-properties fo:language="it" fo:country="IT"/>
    </style:style>
    <style:style style:name="T765" style:parent-style-name="Policepardéfaut" style:family="text">
      <style:text-properties fo:language="it" fo:country="IT"/>
    </style:style>
    <style:style style:name="T766" style:parent-style-name="Policepardéfaut" style:family="text">
      <style:text-properties fo:font-style="italic" style:font-style-asian="italic" fo:language="it" fo:country="IT"/>
    </style:style>
    <style:style style:name="T767" style:parent-style-name="Policepardéfaut" style:family="text">
      <style:text-properties fo:language="it" fo:country="IT"/>
    </style:style>
    <style:style style:name="T768" style:parent-style-name="Policepardéfaut" style:family="text">
      <style:text-properties fo:language="it" fo:country="IT"/>
    </style:style>
    <style:style style:name="T769" style:parent-style-name="Policepardéfaut" style:family="text">
      <style:text-properties fo:language="it" fo:country="IT"/>
    </style:style>
    <style:style style:name="T770" style:parent-style-name="Policepardéfaut" style:family="text">
      <style:text-properties fo:language="it" fo:country="IT"/>
    </style:style>
    <style:style style:name="T771" style:parent-style-name="Policepardéfaut" style:family="text">
      <style:text-properties fo:language="it" fo:country="IT"/>
    </style:style>
    <style:style style:name="T772" style:parent-style-name="Policepardéfaut" style:family="text">
      <style:text-properties fo:language="it" fo:country="IT"/>
    </style:style>
    <style:style style:name="T773" style:parent-style-name="Policepardéfaut" style:family="text">
      <style:text-properties fo:language="it" fo:country="IT"/>
    </style:style>
    <style:style style:name="T774" style:parent-style-name="Policepardéfaut" style:family="text">
      <style:text-properties fo:language="it" fo:country="IT"/>
    </style:style>
    <style:style style:name="T775" style:parent-style-name="Policepardéfaut" style:family="text">
      <style:text-properties fo:language="it" fo:country="IT"/>
    </style:style>
    <style:style style:name="T776" style:parent-style-name="Policepardéfaut" style:family="text">
      <style:text-properties fo:language="it" fo:country="IT"/>
    </style:style>
    <style:style style:name="T777" style:parent-style-name="Policepardéfaut" style:family="text">
      <style:text-properties fo:language="it" fo:country="IT"/>
    </style:style>
    <style:style style:name="T778" style:parent-style-name="Policepardéfaut" style:family="text">
      <style:text-properties fo:language="it" fo:country="IT"/>
    </style:style>
    <style:style style:name="T779" style:parent-style-name="Policepardéfaut" style:family="text">
      <style:text-properties fo:language="it" fo:country="IT"/>
    </style:style>
    <style:style style:name="T780" style:parent-style-name="Policepardéfaut" style:family="text">
      <style:text-properties fo:language="it" fo:country="IT"/>
    </style:style>
    <style:style style:name="T781" style:parent-style-name="Policepardéfaut" style:family="text">
      <style:text-properties fo:language="it" fo:country="IT"/>
    </style:style>
    <style:style style:name="T782" style:parent-style-name="Policepardéfaut" style:family="text">
      <style:text-properties fo:language="it" fo:country="IT"/>
    </style:style>
    <style:style style:name="T783" style:parent-style-name="Policepardéfaut" style:family="text">
      <style:text-properties fo:language="it" fo:country="IT"/>
    </style:style>
    <style:style style:name="T784" style:parent-style-name="Policepardéfaut" style:family="text">
      <style:text-properties fo:language="it" fo:country="IT"/>
    </style:style>
    <style:style style:name="T785" style:parent-style-name="Policepardéfaut" style:family="text">
      <style:text-properties fo:language="it" fo:country="IT"/>
    </style:style>
    <style:style style:name="T786" style:parent-style-name="Policepardéfaut" style:family="text">
      <style:text-properties fo:language="it" fo:country="IT"/>
    </style:style>
    <style:style style:name="T787" style:parent-style-name="Policepardéfaut" style:family="text">
      <style:text-properties fo:language="it" fo:country="IT"/>
    </style:style>
    <style:style style:name="T788" style:parent-style-name="Policepardéfaut" style:family="text">
      <style:text-properties fo:language="it" fo:country="IT"/>
    </style:style>
    <style:style style:name="T789" style:parent-style-name="Policepardéfaut" style:family="text">
      <style:text-properties fo:language="it" fo:country="IT"/>
    </style:style>
    <style:style style:name="T790" style:parent-style-name="Policepardéfaut" style:family="text">
      <style:text-properties fo:language="it" fo:country="IT"/>
    </style:style>
    <style:style style:name="T791" style:parent-style-name="Policepardéfaut" style:family="text">
      <style:text-properties fo:language="it" fo:country="IT"/>
    </style:style>
    <style:style style:name="T792" style:parent-style-name="Policepardéfaut" style:family="text">
      <style:text-properties fo:language="it" fo:country="IT"/>
    </style:style>
    <style:style style:name="T793" style:parent-style-name="Policepardéfaut" style:family="text">
      <style:text-properties fo:language="it" fo:country="IT"/>
    </style:style>
    <style:style style:name="T794" style:parent-style-name="Policepardéfaut" style:family="text">
      <style:text-properties fo:language="it" fo:country="IT"/>
    </style:style>
    <style:style style:name="T795" style:parent-style-name="Policepardéfaut" style:family="text">
      <style:text-properties fo:language="it" fo:country="IT"/>
    </style:style>
    <style:style style:name="T796" style:parent-style-name="Policepardéfaut" style:family="text">
      <style:text-properties fo:language="it" fo:country="IT"/>
    </style:style>
    <style:style style:name="T797" style:parent-style-name="Policepardéfaut" style:family="text">
      <style:text-properties fo:language="it" fo:country="IT"/>
    </style:style>
    <style:style style:name="T798" style:parent-style-name="Policepardéfaut" style:family="text">
      <style:text-properties fo:language="it" fo:country="IT"/>
    </style:style>
    <style:style style:name="T799" style:parent-style-name="Policepardéfaut" style:family="text">
      <style:text-properties fo:language="it" fo:country="IT"/>
    </style:style>
    <style:style style:name="T800" style:parent-style-name="Policepardéfaut" style:family="text">
      <style:text-properties fo:language="it" fo:country="IT"/>
    </style:style>
    <style:style style:name="T801" style:parent-style-name="Policepardéfaut" style:family="text">
      <style:text-properties fo:language="it" fo:country="IT"/>
    </style:style>
    <style:style style:name="T802" style:parent-style-name="Policepardéfaut" style:family="text">
      <style:text-properties fo:language="it" fo:country="IT"/>
    </style:style>
    <style:style style:name="T803" style:parent-style-name="Policepardéfaut" style:family="text">
      <style:text-properties fo:language="it" fo:country="IT"/>
    </style:style>
    <style:style style:name="T804" style:parent-style-name="Policepardéfaut" style:family="text">
      <style:text-properties fo:language="it" fo:country="IT"/>
    </style:style>
    <style:style style:name="T805" style:parent-style-name="Policepardéfaut" style:family="text">
      <style:text-properties fo:language="it" fo:country="IT"/>
    </style:style>
    <style:style style:name="T806" style:parent-style-name="Policepardéfaut" style:family="text">
      <style:text-properties fo:language="it" fo:country="IT"/>
    </style:style>
    <style:style style:name="T807" style:parent-style-name="Policepardéfaut" style:family="text">
      <style:text-properties fo:language="it" fo:country="IT"/>
    </style:style>
    <style:style style:name="T808" style:parent-style-name="Policepardéfaut" style:family="text">
      <style:text-properties fo:language="it" fo:country="IT"/>
    </style:style>
    <style:style style:name="T809" style:parent-style-name="Policepardéfaut" style:family="text">
      <style:text-properties fo:language="it" fo:country="IT"/>
    </style:style>
    <style:style style:name="T810" style:parent-style-name="Policepardéfaut" style:family="text">
      <style:text-properties fo:language="it" fo:country="IT"/>
    </style:style>
    <style:style style:name="T811" style:parent-style-name="Policepardéfaut" style:family="text">
      <style:text-properties fo:language="it" fo:country="IT"/>
    </style:style>
    <style:style style:name="T812" style:parent-style-name="Policepardéfaut" style:family="text">
      <style:text-properties fo:language="it" fo:country="IT"/>
    </style:style>
    <style:style style:name="T813" style:parent-style-name="Policepardéfaut" style:family="text">
      <style:text-properties fo:font-style="italic" style:font-style-asian="italic" fo:language="it" fo:country="IT"/>
    </style:style>
    <style:style style:name="T814" style:parent-style-name="Policepardéfaut" style:family="text">
      <style:text-properties fo:language="it" fo:country="IT"/>
    </style:style>
    <style:style style:name="T815" style:parent-style-name="Policepardéfaut" style:family="text">
      <style:text-properties fo:language="it" fo:country="IT"/>
    </style:style>
    <style:style style:name="T816" style:parent-style-name="Appelnotedebasdep." style:family="text">
      <style:text-properties style:font-name-complex="Times New Roman" fo:language="it" fo:country="IT"/>
    </style:style>
    <style:style style:name="T817" style:parent-style-name="Policepardéfaut" style:family="text">
      <style:text-properties fo:language="it" fo:country="IT"/>
    </style:style>
    <style:style style:name="T818" style:parent-style-name="Policepardéfaut" style:family="text">
      <style:text-properties fo:language="it" fo:country="IT"/>
    </style:style>
    <style:style style:name="T819" style:parent-style-name="Policepardéfaut" style:family="text">
      <style:text-properties fo:language="it" fo:country="IT"/>
    </style:style>
    <style:style style:name="T820" style:parent-style-name="Policepardéfaut" style:family="text">
      <style:text-properties fo:language="it" fo:country="IT"/>
    </style:style>
    <style:style style:name="T821" style:parent-style-name="Policepardéfaut" style:family="text">
      <style:text-properties fo:language="it" fo:country="IT"/>
    </style:style>
    <style:style style:name="T822" style:parent-style-name="Policepardéfaut" style:family="text">
      <style:text-properties fo:language="it" fo:country="IT"/>
    </style:style>
    <style:style style:name="T823" style:parent-style-name="Policepardéfaut" style:family="text">
      <style:text-properties fo:language="it" fo:country="IT"/>
    </style:style>
    <style:style style:name="T824" style:parent-style-name="Policepardéfaut" style:family="text">
      <style:text-properties fo:language="it" fo:country="IT"/>
    </style:style>
    <style:style style:name="T825" style:parent-style-name="Policepardéfaut" style:family="text">
      <style:text-properties fo:language="it" fo:country="IT"/>
    </style:style>
    <style:style style:name="T826" style:parent-style-name="Policepardéfaut" style:family="text">
      <style:text-properties fo:language="it" fo:country="IT"/>
    </style:style>
    <style:style style:name="T827" style:parent-style-name="Policepardéfaut" style:family="text">
      <style:text-properties fo:language="it" fo:country="IT"/>
    </style:style>
    <style:style style:name="T828" style:parent-style-name="Policepardéfaut" style:family="text">
      <style:text-properties fo:language="it" fo:country="IT"/>
    </style:style>
    <style:style style:name="T829" style:parent-style-name="Policepardéfaut" style:family="text">
      <style:text-properties fo:language="it" fo:country="IT"/>
    </style:style>
    <style:style style:name="T830" style:parent-style-name="Policepardéfaut" style:family="text">
      <style:text-properties fo:language="it" fo:country="IT"/>
    </style:style>
    <style:style style:name="T831" style:parent-style-name="Policepardéfaut" style:family="text">
      <style:text-properties fo:language="it" fo:country="IT"/>
    </style:style>
    <style:style style:name="T832" style:parent-style-name="Policepardéfaut" style:family="text">
      <style:text-properties fo:language="it" fo:country="IT"/>
    </style:style>
    <style:style style:name="T833" style:parent-style-name="Policepardéfaut" style:family="text">
      <style:text-properties fo:language="it" fo:country="IT"/>
    </style:style>
    <style:style style:name="T834" style:parent-style-name="Policepardéfaut" style:family="text">
      <style:text-properties fo:language="it" fo:country="IT"/>
    </style:style>
    <style:style style:name="T835" style:parent-style-name="Policepardéfaut" style:family="text">
      <style:text-properties fo:language="it" fo:country="IT"/>
    </style:style>
    <style:style style:name="T836" style:parent-style-name="Policepardéfaut" style:family="text">
      <style:text-properties fo:language="it" fo:country="IT"/>
    </style:style>
    <style:style style:name="T837" style:parent-style-name="Policepardéfaut" style:family="text">
      <style:text-properties fo:language="it" fo:country="IT"/>
    </style:style>
    <style:style style:name="T838" style:parent-style-name="Policepardéfaut" style:family="text">
      <style:text-properties fo:language="it" fo:country="IT"/>
    </style:style>
    <style:style style:name="T839" style:parent-style-name="Policepardéfaut" style:family="text">
      <style:text-properties fo:language="it" fo:country="IT"/>
    </style:style>
    <style:style style:name="T840" style:parent-style-name="Policepardéfaut" style:family="text">
      <style:text-properties fo:language="it" fo:country="IT"/>
    </style:style>
    <style:style style:name="T841" style:parent-style-name="Policepardéfaut" style:family="text">
      <style:text-properties fo:language="it" fo:country="IT"/>
    </style:style>
    <style:style style:name="T842" style:parent-style-name="Policepardéfaut" style:family="text">
      <style:text-properties fo:language="it" fo:country="IT"/>
    </style:style>
    <style:style style:name="T843" style:parent-style-name="Policepardéfaut" style:family="text">
      <style:text-properties fo:language="it" fo:country="IT"/>
    </style:style>
    <style:style style:name="T844" style:parent-style-name="Policepardéfaut" style:family="text">
      <style:text-properties fo:language="it" fo:country="IT"/>
    </style:style>
    <style:style style:name="T845" style:parent-style-name="Policepardéfaut" style:family="text">
      <style:text-properties fo:language="it" fo:country="IT"/>
    </style:style>
    <style:style style:name="T846" style:parent-style-name="Policepardéfaut" style:family="text">
      <style:text-properties fo:language="it" fo:country="IT"/>
    </style:style>
    <style:style style:name="T847" style:parent-style-name="Policepardéfaut" style:family="text">
      <style:text-properties fo:language="it" fo:country="IT"/>
    </style:style>
    <style:style style:name="T848" style:parent-style-name="Policepardéfaut" style:family="text">
      <style:text-properties fo:language="it" fo:country="IT"/>
    </style:style>
    <style:style style:name="T849" style:parent-style-name="Policepardéfaut" style:family="text">
      <style:text-properties fo:language="it" fo:country="IT"/>
    </style:style>
    <style:style style:name="T850" style:parent-style-name="Policepardéfaut" style:family="text">
      <style:text-properties fo:language="it" fo:country="IT"/>
    </style:style>
    <style:style style:name="T851" style:parent-style-name="Policepardéfaut" style:family="text">
      <style:text-properties fo:language="it" fo:country="IT"/>
    </style:style>
    <style:style style:name="T852" style:parent-style-name="Policepardéfaut" style:family="text">
      <style:text-properties fo:language="it" fo:country="IT"/>
    </style:style>
    <style:style style:name="T853" style:parent-style-name="Policepardéfaut" style:family="text">
      <style:text-properties fo:language="it" fo:country="IT"/>
    </style:style>
    <style:style style:name="T854" style:parent-style-name="Policepardéfaut" style:family="text">
      <style:text-properties fo:language="it" fo:country="IT"/>
    </style:style>
    <style:style style:name="T855" style:parent-style-name="Policepardéfaut" style:family="text">
      <style:text-properties fo:language="it" fo:country="IT"/>
    </style:style>
    <style:style style:name="T856" style:parent-style-name="Appelnotedebasdep." style:family="text">
      <style:text-properties style:font-name-complex="Times New Roman"/>
    </style:style>
    <style:style style:name="T857" style:parent-style-name="Policepardéfaut" style:family="text">
      <style:text-properties fo:language="it" fo:country="IT"/>
    </style:style>
    <style:style style:name="T858" style:parent-style-name="Policepardéfaut" style:family="text">
      <style:text-properties fo:language="it" fo:country="IT"/>
    </style:style>
    <style:style style:name="T859" style:parent-style-name="Policepardéfaut" style:family="text">
      <style:text-properties fo:language="it" fo:country="IT"/>
    </style:style>
    <style:style style:name="T860" style:parent-style-name="Policepardéfaut" style:family="text">
      <style:text-properties fo:language="it" fo:country="IT"/>
    </style:style>
    <style:style style:name="T861" style:parent-style-name="Policepardéfaut" style:family="text">
      <style:text-properties fo:language="it" fo:country="IT"/>
    </style:style>
    <style:style style:name="T862" style:parent-style-name="Policepardéfaut" style:family="text">
      <style:text-properties fo:language="it" fo:country="IT"/>
    </style:style>
    <style:style style:name="T863" style:parent-style-name="Policepardéfaut" style:family="text">
      <style:text-properties fo:language="it" fo:country="IT"/>
    </style:style>
    <style:style style:name="T864" style:parent-style-name="Policepardéfaut" style:family="text">
      <style:text-properties fo:language="it" fo:country="IT"/>
    </style:style>
    <style:style style:name="T865" style:parent-style-name="Policepardéfaut" style:family="text">
      <style:text-properties fo:language="it" fo:country="IT"/>
    </style:style>
    <style:style style:name="T866" style:parent-style-name="Policepardéfaut" style:family="text">
      <style:text-properties fo:language="it" fo:country="IT"/>
    </style:style>
    <style:style style:name="T867" style:parent-style-name="Policepardéfaut" style:family="text">
      <style:text-properties fo:language="it" fo:country="IT"/>
    </style:style>
    <style:style style:name="T868" style:parent-style-name="Policepardéfaut" style:family="text">
      <style:text-properties fo:language="it" fo:country="IT"/>
    </style:style>
    <style:style style:name="T869" style:parent-style-name="Policepardéfaut" style:family="text">
      <style:text-properties fo:language="it" fo:country="IT"/>
    </style:style>
    <style:style style:name="T870" style:parent-style-name="Policepardéfaut" style:family="text">
      <style:text-properties fo:font-style="italic" style:font-style-asian="italic" fo:language="it" fo:country="IT"/>
    </style:style>
    <style:style style:name="T871" style:parent-style-name="Policepardéfaut" style:family="text">
      <style:text-properties fo:language="it" fo:country="IT"/>
    </style:style>
    <style:style style:name="T872" style:parent-style-name="Policepardéfaut" style:family="text">
      <style:text-properties fo:language="it" fo:country="IT"/>
    </style:style>
    <style:style style:name="T873" style:parent-style-name="Policepardéfaut" style:family="text">
      <style:text-properties fo:language="it" fo:country="IT"/>
    </style:style>
    <style:style style:name="T874" style:parent-style-name="Policepardéfaut" style:family="text">
      <style:text-properties fo:language="it" fo:country="IT"/>
    </style:style>
    <style:style style:name="T875" style:parent-style-name="Policepardéfaut" style:family="text">
      <style:text-properties fo:font-style="italic" style:font-style-asian="italic" fo:language="it" fo:country="IT"/>
    </style:style>
    <style:style style:name="T876" style:parent-style-name="Policepardéfaut" style:family="text">
      <style:text-properties fo:language="it" fo:country="IT"/>
    </style:style>
    <style:style style:name="T877" style:parent-style-name="Policepardéfaut" style:family="text">
      <style:text-properties fo:language="it" fo:country="IT"/>
    </style:style>
    <style:style style:name="T878" style:parent-style-name="Policepardéfaut" style:family="text">
      <style:text-properties fo:language="it" fo:country="IT"/>
    </style:style>
    <style:style style:name="T879" style:parent-style-name="Policepardéfaut" style:family="text">
      <style:text-properties fo:language="it" fo:country="IT"/>
    </style:style>
    <style:style style:name="T880" style:parent-style-name="Policepardéfaut" style:family="text">
      <style:text-properties fo:language="it" fo:country="IT"/>
    </style:style>
    <style:style style:name="T881" style:parent-style-name="Policepardéfaut" style:family="text">
      <style:text-properties fo:language="it" fo:country="IT"/>
    </style:style>
    <style:style style:name="T882" style:parent-style-name="Policepardéfaut" style:family="text">
      <style:text-properties fo:language="it" fo:country="IT"/>
    </style:style>
    <style:style style:name="T883" style:parent-style-name="Policepardéfaut" style:family="text">
      <style:text-properties fo:language="it" fo:country="IT"/>
    </style:style>
    <style:style style:name="T884" style:parent-style-name="Policepardéfaut" style:family="text">
      <style:text-properties fo:language="it" fo:country="IT"/>
    </style:style>
    <style:style style:name="T885" style:parent-style-name="Policepardéfaut" style:family="text">
      <style:text-properties fo:language="it" fo:country="IT"/>
    </style:style>
    <style:style style:name="T886" style:parent-style-name="Policepardéfaut" style:family="text">
      <style:text-properties fo:language="it" fo:country="IT"/>
    </style:style>
    <style:style style:name="T887" style:parent-style-name="Policepardéfaut" style:family="text">
      <style:text-properties fo:language="it" fo:country="IT"/>
    </style:style>
    <style:style style:name="T888" style:parent-style-name="Policepardéfaut" style:family="text">
      <style:text-properties fo:font-style="italic" style:font-style-asian="italic" fo:language="it" fo:country="IT"/>
    </style:style>
    <style:style style:name="T889" style:parent-style-name="Policepardéfaut" style:family="text">
      <style:text-properties fo:language="it" fo:country="IT"/>
    </style:style>
    <style:style style:name="T890" style:parent-style-name="Policepardéfaut" style:family="text">
      <style:text-properties fo:language="it" fo:country="IT"/>
    </style:style>
    <style:style style:name="T891" style:parent-style-name="Policepardéfaut" style:family="text">
      <style:text-properties fo:language="it" fo:country="IT"/>
    </style:style>
    <style:style style:name="T892" style:parent-style-name="Policepardéfaut" style:family="text">
      <style:text-properties fo:language="it" fo:country="IT"/>
    </style:style>
    <style:style style:name="T893" style:parent-style-name="Policepardéfaut" style:family="text">
      <style:text-properties fo:language="it" fo:country="IT"/>
    </style:style>
    <style:style style:name="T894" style:parent-style-name="Policepardéfaut" style:family="text">
      <style:text-properties fo:language="it" fo:country="IT"/>
    </style:style>
    <style:style style:name="T895" style:parent-style-name="Policepardéfaut" style:family="text">
      <style:text-properties fo:language="it" fo:country="IT"/>
    </style:style>
    <style:style style:name="T896" style:parent-style-name="Policepardéfaut" style:family="text">
      <style:text-properties fo:language="it" fo:country="IT"/>
    </style:style>
    <style:style style:name="T897" style:parent-style-name="Policepardéfaut" style:family="text">
      <style:text-properties fo:language="it" fo:country="IT"/>
    </style:style>
    <style:style style:name="T898" style:parent-style-name="Policepardéfaut" style:family="text">
      <style:text-properties fo:language="it" fo:country="IT"/>
    </style:style>
    <style:style style:name="T899" style:parent-style-name="Policepardéfaut" style:family="text">
      <style:text-properties fo:language="it" fo:country="IT"/>
    </style:style>
    <style:style style:name="T900" style:parent-style-name="Policepardéfaut" style:family="text">
      <style:text-properties fo:language="it" fo:country="IT"/>
    </style:style>
    <style:style style:name="T901" style:parent-style-name="Policepardéfaut" style:family="text">
      <style:text-properties fo:language="it" fo:country="IT"/>
    </style:style>
    <style:style style:name="T902" style:parent-style-name="Policepardéfaut" style:family="text">
      <style:text-properties fo:language="it" fo:country="IT"/>
    </style:style>
    <style:style style:name="T903" style:parent-style-name="Policepardéfaut" style:family="text">
      <style:text-properties fo:language="it" fo:country="IT"/>
    </style:style>
    <style:style style:name="T904" style:parent-style-name="Policepardéfaut" style:family="text">
      <style:text-properties fo:language="it" fo:country="IT"/>
    </style:style>
    <style:style style:name="T905" style:parent-style-name="Policepardéfaut" style:family="text">
      <style:text-properties fo:language="it" fo:country="IT"/>
    </style:style>
    <style:style style:name="T906" style:parent-style-name="Policepardéfaut" style:family="text">
      <style:text-properties fo:language="it" fo:country="IT"/>
    </style:style>
    <style:style style:name="T907" style:parent-style-name="Policepardéfaut" style:family="text">
      <style:text-properties fo:language="it" fo:country="IT"/>
    </style:style>
    <style:style style:name="T908" style:parent-style-name="Policepardéfaut" style:family="text">
      <style:text-properties fo:language="it" fo:country="IT"/>
    </style:style>
    <style:style style:name="T909" style:parent-style-name="Policepardéfaut" style:family="text">
      <style:text-properties fo:language="it" fo:country="IT"/>
    </style:style>
    <style:style style:name="T910" style:parent-style-name="Policepardéfaut" style:family="text">
      <style:text-properties fo:language="it" fo:country="IT"/>
    </style:style>
    <style:style style:name="T911" style:parent-style-name="Policepardéfaut" style:family="text">
      <style:text-properties fo:language="it" fo:country="IT"/>
    </style:style>
    <style:style style:name="T912" style:parent-style-name="Policepardéfaut" style:family="text">
      <style:text-properties fo:language="it" fo:country="IT"/>
    </style:style>
    <style:style style:name="T913" style:parent-style-name="Policepardéfaut" style:family="text">
      <style:text-properties fo:language="it" fo:country="IT"/>
    </style:style>
    <style:style style:name="T914" style:parent-style-name="Policepardéfaut" style:family="text">
      <style:text-properties fo:language="it" fo:country="IT"/>
    </style:style>
    <style:style style:name="T915" style:parent-style-name="Policepardéfaut" style:family="text">
      <style:text-properties fo:language="it" fo:country="IT"/>
    </style:style>
    <style:style style:name="T916" style:parent-style-name="Policepardéfaut" style:family="text">
      <style:text-properties fo:language="it" fo:country="IT"/>
    </style:style>
    <style:style style:name="T917" style:parent-style-name="Policepardéfaut" style:family="text">
      <style:text-properties fo:language="it" fo:country="IT"/>
    </style:style>
    <style:style style:name="T918" style:parent-style-name="Policepardéfaut" style:family="text">
      <style:text-properties fo:language="it" fo:country="IT"/>
    </style:style>
    <style:style style:name="T919" style:parent-style-name="Policepardéfaut" style:family="text">
      <style:text-properties fo:language="it" fo:country="IT"/>
    </style:style>
    <style:style style:name="T920" style:parent-style-name="Policepardéfaut" style:family="text">
      <style:text-properties fo:language="it" fo:country="IT"/>
    </style:style>
    <style:style style:name="T921" style:parent-style-name="Policepardéfaut" style:family="text">
      <style:text-properties fo:language="it" fo:country="IT"/>
    </style:style>
    <style:style style:name="T922" style:parent-style-name="Policepardéfaut" style:family="text">
      <style:text-properties fo:language="it" fo:country="IT"/>
    </style:style>
    <style:style style:name="T923" style:parent-style-name="Policepardéfaut" style:family="text">
      <style:text-properties fo:language="it" fo:country="IT"/>
    </style:style>
    <style:style style:name="T924" style:parent-style-name="Policepardéfaut" style:family="text">
      <style:text-properties fo:language="it" fo:country="IT"/>
    </style:style>
    <style:style style:name="T925" style:parent-style-name="Policepardéfaut" style:family="text">
      <style:text-properties fo:language="it" fo:country="IT"/>
    </style:style>
    <style:style style:name="T926" style:parent-style-name="Policepardéfaut" style:family="text">
      <style:text-properties fo:language="it" fo:country="IT"/>
    </style:style>
    <style:style style:name="T927" style:parent-style-name="Policepardéfaut" style:family="text">
      <style:text-properties fo:language="it" fo:country="IT"/>
    </style:style>
    <style:style style:name="T928" style:parent-style-name="Policepardéfaut" style:family="text">
      <style:text-properties fo:language="it" fo:country="IT"/>
    </style:style>
    <style:style style:name="T929" style:parent-style-name="Policepardéfaut" style:family="text">
      <style:text-properties fo:language="it" fo:country="IT"/>
    </style:style>
    <style:style style:name="T930" style:parent-style-name="Policepardéfaut" style:family="text">
      <style:text-properties fo:language="it" fo:country="IT"/>
    </style:style>
    <style:style style:name="T931" style:parent-style-name="Policepardéfaut" style:family="text">
      <style:text-properties fo:language="it" fo:country="IT"/>
    </style:style>
    <style:style style:name="T932" style:parent-style-name="Policepardéfaut" style:family="text">
      <style:text-properties fo:language="it" fo:country="IT"/>
    </style:style>
    <style:style style:name="T933" style:parent-style-name="Policepardéfaut" style:family="text">
      <style:text-properties fo:language="it" fo:country="IT"/>
    </style:style>
    <style:style style:name="T934" style:parent-style-name="Policepardéfaut" style:family="text">
      <style:text-properties fo:language="it" fo:country="IT"/>
    </style:style>
    <style:style style:name="T935" style:parent-style-name="Policepardéfaut" style:family="text">
      <style:text-properties fo:language="it" fo:country="IT"/>
    </style:style>
    <style:style style:name="T936" style:parent-style-name="Policepardéfaut" style:family="text">
      <style:text-properties fo:language="it" fo:country="IT"/>
    </style:style>
    <style:style style:name="T937" style:parent-style-name="Policepardéfaut" style:family="text">
      <style:text-properties fo:language="it" fo:country="IT"/>
    </style:style>
    <style:style style:name="T938" style:parent-style-name="Policepardéfaut" style:family="text">
      <style:text-properties fo:language="it" fo:country="IT"/>
    </style:style>
    <style:style style:name="T939" style:parent-style-name="Policepardéfaut" style:family="text">
      <style:text-properties fo:language="it" fo:country="IT"/>
    </style:style>
    <style:style style:name="T940" style:parent-style-name="Policepardéfaut" style:family="text">
      <style:text-properties fo:language="it" fo:country="IT"/>
    </style:style>
    <style:style style:name="T941" style:parent-style-name="Policepardéfaut" style:family="text">
      <style:text-properties fo:language="it" fo:country="IT"/>
    </style:style>
    <style:style style:name="T942" style:parent-style-name="Policepardéfaut" style:family="text">
      <style:text-properties fo:language="it" fo:country="IT"/>
    </style:style>
    <style:style style:name="T943" style:parent-style-name="Policepardéfaut" style:family="text">
      <style:text-properties fo:language="it" fo:country="IT"/>
    </style:style>
    <style:style style:name="T944" style:parent-style-name="Policepardéfaut" style:family="text">
      <style:text-properties fo:language="it" fo:country="IT"/>
    </style:style>
    <style:style style:name="T945" style:parent-style-name="Policepardéfaut" style:family="text">
      <style:text-properties fo:language="it" fo:country="IT"/>
    </style:style>
    <style:style style:name="T946" style:parent-style-name="Policepardéfaut" style:family="text">
      <style:text-properties fo:language="it" fo:country="IT"/>
    </style:style>
    <style:style style:name="T947" style:parent-style-name="Policepardéfaut" style:family="text">
      <style:text-properties fo:language="it" fo:country="IT"/>
    </style:style>
    <style:style style:name="T948" style:parent-style-name="Policepardéfaut" style:family="text">
      <style:text-properties fo:language="it" fo:country="IT"/>
    </style:style>
    <style:style style:name="T949" style:parent-style-name="Policepardéfaut" style:family="text">
      <style:text-properties fo:language="it" fo:country="IT"/>
    </style:style>
    <style:style style:name="T950" style:parent-style-name="Policepardéfaut" style:family="text">
      <style:text-properties fo:language="it" fo:country="IT"/>
    </style:style>
    <style:style style:name="T951" style:parent-style-name="Policepardéfaut" style:family="text">
      <style:text-properties fo:language="it" fo:country="IT"/>
    </style:style>
    <style:style style:name="T952" style:parent-style-name="Policepardéfaut" style:family="text">
      <style:text-properties fo:language="it" fo:country="IT"/>
    </style:style>
    <style:style style:name="T953" style:parent-style-name="Policepardéfaut" style:family="text">
      <style:text-properties fo:language="it" fo:country="IT"/>
    </style:style>
    <style:style style:name="T954" style:parent-style-name="Policepardéfaut" style:family="text">
      <style:text-properties fo:language="it" fo:country="IT"/>
    </style:style>
    <style:style style:name="T955" style:parent-style-name="Policepardéfaut" style:family="text">
      <style:text-properties fo:language="it" fo:country="IT"/>
    </style:style>
    <style:style style:name="T956" style:parent-style-name="Policepardéfaut" style:family="text">
      <style:text-properties fo:language="it" fo:country="IT"/>
    </style:style>
    <style:style style:name="T957" style:parent-style-name="Policepardéfaut" style:family="text">
      <style:text-properties fo:language="it" fo:country="IT"/>
    </style:style>
    <style:style style:name="T958" style:parent-style-name="quote.c" style:family="text">
      <style:text-properties fo:font-style="italic" style:font-style-asian="italic"/>
    </style:style>
    <style:style style:name="T959" style:parent-style-name="quote.c" style:family="text">
      <style:text-properties fo:font-style="italic" style:font-style-asian="italic"/>
    </style:style>
    <style:style style:name="T960" style:parent-style-name="Policepardéfaut" style:family="text">
      <style:text-properties fo:language="it" fo:country="IT"/>
    </style:style>
    <style:style style:name="T961" style:parent-style-name="Policepardéfaut" style:family="text">
      <style:text-properties fo:language="it" fo:country="IT"/>
    </style:style>
    <style:style style:name="T962" style:parent-style-name="Policepardéfaut" style:family="text">
      <style:text-properties fo:language="it" fo:country="IT"/>
    </style:style>
    <style:style style:name="T963" style:parent-style-name="Policepardéfaut" style:family="text">
      <style:text-properties fo:language="it" fo:country="IT"/>
    </style:style>
    <style:style style:name="T964" style:parent-style-name="Policepardéfaut" style:family="text">
      <style:text-properties fo:language="it" fo:country="IT"/>
    </style:style>
    <style:style style:name="T965" style:parent-style-name="Policepardéfaut" style:family="text">
      <style:text-properties fo:language="it" fo:country="IT"/>
    </style:style>
    <style:style style:name="T966" style:parent-style-name="Policepardéfaut" style:family="text">
      <style:text-properties fo:language="it" fo:country="IT"/>
    </style:style>
    <style:style style:name="T967" style:parent-style-name="Policepardéfaut" style:family="text">
      <style:text-properties fo:language="it" fo:country="IT"/>
    </style:style>
    <style:style style:name="T968" style:parent-style-name="Policepardéfaut" style:family="text">
      <style:text-properties fo:language="it" fo:country="IT"/>
    </style:style>
    <style:style style:name="T969" style:parent-style-name="Policepardéfaut" style:family="text">
      <style:text-properties fo:language="it" fo:country="IT"/>
    </style:style>
    <style:style style:name="T970" style:parent-style-name="Policepardéfaut" style:family="text">
      <style:text-properties fo:language="it" fo:country="IT"/>
    </style:style>
    <style:style style:name="T971" style:parent-style-name="Policepardéfaut" style:family="text">
      <style:text-properties fo:font-style="italic" style:font-style-asian="italic" fo:language="it" fo:country="IT"/>
    </style:style>
    <style:style style:name="T972" style:parent-style-name="Policepardéfaut" style:family="text">
      <style:text-properties fo:language="it" fo:country="IT"/>
    </style:style>
    <style:style style:name="T973" style:parent-style-name="Policepardéfaut" style:family="text">
      <style:text-properties fo:font-style="italic" style:font-style-asian="italic" fo:language="it" fo:country="IT"/>
    </style:style>
    <style:style style:name="T974" style:parent-style-name="Policepardéfaut" style:family="text">
      <style:text-properties fo:language="it" fo:country="IT"/>
    </style:style>
    <style:style style:name="T975" style:parent-style-name="Policepardéfaut" style:family="text">
      <style:text-properties fo:language="it" fo:country="IT"/>
    </style:style>
    <style:style style:name="T976" style:parent-style-name="Policepardéfaut" style:family="text">
      <style:text-properties fo:language="it" fo:country="IT"/>
    </style:style>
    <style:style style:name="T977" style:parent-style-name="Policepardéfaut" style:family="text">
      <style:text-properties fo:language="it" fo:country="IT"/>
    </style:style>
    <style:style style:name="T978" style:parent-style-name="Policepardéfaut" style:family="text">
      <style:text-properties fo:language="it" fo:country="IT"/>
    </style:style>
    <style:style style:name="T979" style:parent-style-name="Policepardéfaut" style:family="text">
      <style:text-properties fo:language="it" fo:country="IT"/>
    </style:style>
    <style:style style:name="T980" style:parent-style-name="Policepardéfaut" style:family="text">
      <style:text-properties fo:language="it" fo:country="IT"/>
    </style:style>
    <style:style style:name="T981" style:parent-style-name="Policepardéfaut" style:family="text">
      <style:text-properties fo:font-style="italic" style:font-style-asian="italic" fo:language="it" fo:country="IT"/>
    </style:style>
    <style:style style:name="T982" style:parent-style-name="Policepardéfaut" style:family="text">
      <style:text-properties fo:language="it" fo:country="IT"/>
    </style:style>
    <style:style style:name="T983" style:parent-style-name="Policepardéfaut" style:family="text">
      <style:text-properties fo:language="it" fo:country="IT"/>
    </style:style>
    <style:style style:name="T984" style:parent-style-name="Policepardéfaut" style:family="text">
      <style:text-properties fo:language="it" fo:country="IT"/>
    </style:style>
    <style:style style:name="T985" style:parent-style-name="Policepardéfaut" style:family="text">
      <style:text-properties fo:language="it" fo:country="IT"/>
    </style:style>
    <style:style style:name="T986" style:parent-style-name="Policepardéfaut" style:family="text">
      <style:text-properties fo:language="it" fo:country="IT"/>
    </style:style>
    <style:style style:name="T987" style:parent-style-name="Policepardéfaut" style:family="text">
      <style:text-properties fo:language="it" fo:country="IT"/>
    </style:style>
    <style:style style:name="T988" style:parent-style-name="Policepardéfaut" style:family="text">
      <style:text-properties fo:language="it" fo:country="IT"/>
    </style:style>
    <style:style style:name="T989" style:parent-style-name="Policepardéfaut" style:family="text">
      <style:text-properties fo:language="it" fo:country="IT"/>
    </style:style>
    <style:style style:name="T990" style:parent-style-name="Policepardéfaut" style:family="text">
      <style:text-properties fo:language="it" fo:country="IT"/>
    </style:style>
    <style:style style:name="T991" style:parent-style-name="Policepardéfaut" style:family="text">
      <style:text-properties fo:language="it" fo:country="IT"/>
    </style:style>
    <style:style style:name="T992" style:parent-style-name="Policepardéfaut" style:family="text">
      <style:text-properties fo:language="it" fo:country="IT"/>
    </style:style>
    <style:style style:name="T993" style:parent-style-name="Policepardéfaut" style:family="text">
      <style:text-properties fo:language="it" fo:country="IT"/>
    </style:style>
    <style:style style:name="T994" style:parent-style-name="Policepardéfaut" style:family="text">
      <style:text-properties fo:language="it" fo:country="IT"/>
    </style:style>
    <style:style style:name="T995" style:parent-style-name="Policepardéfaut" style:family="text">
      <style:text-properties fo:language="it" fo:country="IT"/>
    </style:style>
    <style:style style:name="T996" style:parent-style-name="Policepardéfaut" style:family="text">
      <style:text-properties fo:language="it" fo:country="IT"/>
    </style:style>
    <style:style style:name="T997" style:parent-style-name="Policepardéfaut" style:family="text">
      <style:text-properties fo:language="it" fo:country="IT"/>
    </style:style>
    <style:style style:name="T998" style:parent-style-name="Policepardéfaut" style:family="text">
      <style:text-properties fo:language="it" fo:country="IT"/>
    </style:style>
    <style:style style:name="T999" style:parent-style-name="Policepardéfaut" style:family="text">
      <style:text-properties fo:language="it" fo:country="IT"/>
    </style:style>
    <style:style style:name="T1000" style:parent-style-name="Policepardéfaut" style:family="text">
      <style:text-properties fo:language="it" fo:country="IT"/>
    </style:style>
    <style:style style:name="T1001" style:parent-style-name="Policepardéfaut" style:family="text">
      <style:text-properties fo:language="it" fo:country="IT"/>
    </style:style>
    <style:style style:name="T1002" style:parent-style-name="Policepardéfaut" style:family="text">
      <style:text-properties fo:language="it" fo:country="IT"/>
    </style:style>
    <style:style style:name="T1003" style:parent-style-name="Policepardéfaut" style:family="text">
      <style:text-properties fo:language="it" fo:country="IT"/>
    </style:style>
    <style:style style:name="T1004" style:parent-style-name="Policepardéfaut" style:family="text">
      <style:text-properties fo:language="it" fo:country="IT"/>
    </style:style>
    <style:style style:name="T1005" style:parent-style-name="Policepardéfaut" style:family="text">
      <style:text-properties fo:language="it" fo:country="IT"/>
    </style:style>
    <style:style style:name="T1006" style:parent-style-name="Policepardéfaut" style:family="text">
      <style:text-properties fo:language="it" fo:country="IT"/>
    </style:style>
    <style:style style:name="T1007" style:parent-style-name="Policepardéfaut" style:family="text">
      <style:text-properties fo:language="it" fo:country="IT"/>
    </style:style>
    <style:style style:name="T1008" style:parent-style-name="Policepardéfaut" style:family="text">
      <style:text-properties fo:language="it" fo:country="IT"/>
    </style:style>
    <style:style style:name="T1009" style:parent-style-name="Policepardéfaut" style:family="text">
      <style:text-properties fo:language="it" fo:country="IT"/>
    </style:style>
    <style:style style:name="T1010" style:parent-style-name="Policepardéfaut" style:family="text">
      <style:text-properties fo:language="it" fo:country="IT"/>
    </style:style>
    <style:style style:name="T1011" style:parent-style-name="Policepardéfaut" style:family="text">
      <style:text-properties fo:font-style="italic" style:font-style-asian="italic" fo:language="it" fo:country="IT"/>
    </style:style>
    <style:style style:name="T1012" style:parent-style-name="Policepardéfaut" style:family="text">
      <style:text-properties fo:language="it" fo:country="IT"/>
    </style:style>
    <style:style style:name="T1013" style:parent-style-name="Policepardéfaut" style:family="text">
      <style:text-properties fo:language="it" fo:country="IT"/>
    </style:style>
    <style:style style:name="T1014" style:parent-style-name="Policepardéfaut" style:family="text">
      <style:text-properties fo:font-style="italic" style:font-style-asian="italic" fo:language="it" fo:country="IT"/>
    </style:style>
    <style:style style:name="T1015" style:parent-style-name="Policepardéfaut" style:family="text">
      <style:text-properties fo:language="it" fo:country="IT"/>
    </style:style>
    <style:style style:name="T1016" style:parent-style-name="Policepardéfaut" style:family="text">
      <style:text-properties fo:language="it" fo:country="IT"/>
    </style:style>
    <style:style style:name="T1017" style:parent-style-name="Policepardéfaut" style:family="text">
      <style:text-properties fo:language="it" fo:country="IT"/>
    </style:style>
    <style:style style:name="T1018" style:parent-style-name="Policepardéfaut" style:family="text">
      <style:text-properties fo:language="it" fo:country="IT"/>
    </style:style>
    <style:style style:name="T1019" style:parent-style-name="Policepardéfaut" style:family="text">
      <style:text-properties fo:language="it" fo:country="IT"/>
    </style:style>
    <style:style style:name="T1020" style:parent-style-name="Policepardéfaut" style:family="text">
      <style:text-properties fo:language="it" fo:country="IT"/>
    </style:style>
    <style:style style:name="T1021" style:parent-style-name="Policepardéfaut" style:family="text">
      <style:text-properties fo:language="it" fo:country="IT"/>
    </style:style>
    <style:style style:name="T1022" style:parent-style-name="Policepardéfaut" style:family="text">
      <style:text-properties fo:language="it" fo:country="IT"/>
    </style:style>
    <style:style style:name="T1023" style:parent-style-name="Policepardéfaut" style:family="text">
      <style:text-properties fo:language="it" fo:country="IT"/>
    </style:style>
    <style:style style:name="T1024" style:parent-style-name="Policepardéfaut" style:family="text">
      <style:text-properties fo:language="it" fo:country="IT"/>
    </style:style>
    <style:style style:name="T1025" style:parent-style-name="Policepardéfaut" style:family="text">
      <style:text-properties fo:language="it" fo:country="IT"/>
    </style:style>
    <style:style style:name="T1026" style:parent-style-name="Policepardéfaut" style:family="text">
      <style:text-properties fo:language="it" fo:country="IT"/>
    </style:style>
    <style:style style:name="T1027" style:parent-style-name="Policepardéfaut" style:family="text">
      <style:text-properties fo:language="it" fo:country="IT"/>
    </style:style>
    <style:style style:name="T1028" style:parent-style-name="Policepardéfaut" style:family="text">
      <style:text-properties fo:language="it" fo:country="IT"/>
    </style:style>
    <style:style style:name="T1029" style:parent-style-name="Policepardéfaut" style:family="text">
      <style:text-properties fo:language="it" fo:country="IT"/>
    </style:style>
    <style:style style:name="T1030" style:parent-style-name="Policepardéfaut" style:family="text">
      <style:text-properties fo:language="it" fo:country="IT"/>
    </style:style>
    <style:style style:name="T1031" style:parent-style-name="Policepardéfaut" style:family="text">
      <style:text-properties fo:language="it" fo:country="IT"/>
    </style:style>
    <style:style style:name="T1032" style:parent-style-name="Policepardéfaut" style:family="text">
      <style:text-properties fo:language="it" fo:country="IT"/>
    </style:style>
    <style:style style:name="T1033" style:parent-style-name="Policepardéfaut" style:family="text">
      <style:text-properties fo:language="it" fo:country="IT"/>
    </style:style>
    <style:style style:name="T1034" style:parent-style-name="Policepardéfaut" style:family="text">
      <style:text-properties fo:language="it" fo:country="IT"/>
    </style:style>
    <style:style style:name="T1035" style:parent-style-name="Policepardéfaut" style:family="text">
      <style:text-properties fo:language="it" fo:country="IT"/>
    </style:style>
    <style:style style:name="T1036" style:parent-style-name="Policepardéfaut" style:family="text">
      <style:text-properties fo:font-style="italic" style:font-style-asian="italic" fo:language="it" fo:country="IT"/>
    </style:style>
    <style:style style:name="T1037" style:parent-style-name="Policepardéfaut" style:family="text">
      <style:text-properties fo:language="it" fo:country="IT"/>
    </style:style>
    <style:style style:name="T1038" style:parent-style-name="Policepardéfaut" style:family="text">
      <style:text-properties fo:language="it" fo:country="IT"/>
    </style:style>
    <style:style style:name="T1039" style:parent-style-name="Policepardéfaut" style:family="text">
      <style:text-properties fo:language="it" fo:country="IT"/>
    </style:style>
    <style:style style:name="T1040" style:parent-style-name="Policepardéfaut" style:family="text">
      <style:text-properties fo:language="it" fo:country="IT"/>
    </style:style>
    <style:style style:name="T1041" style:parent-style-name="Policepardéfaut" style:family="text">
      <style:text-properties fo:language="it" fo:country="IT"/>
    </style:style>
    <style:style style:name="T1042" style:parent-style-name="Policepardéfaut" style:family="text">
      <style:text-properties fo:language="it" fo:country="IT"/>
    </style:style>
    <style:style style:name="T1043" style:parent-style-name="Policepardéfaut" style:family="text">
      <style:text-properties fo:language="it" fo:country="IT"/>
    </style:style>
    <style:style style:name="T1044" style:parent-style-name="Policepardéfaut" style:family="text">
      <style:text-properties fo:language="it" fo:country="IT"/>
    </style:style>
    <style:style style:name="T1045" style:parent-style-name="Policepardéfaut" style:family="text">
      <style:text-properties fo:language="it" fo:country="IT"/>
    </style:style>
    <style:style style:name="T1046" style:parent-style-name="Policepardéfaut" style:family="text">
      <style:text-properties fo:language="it" fo:country="IT"/>
    </style:style>
    <style:style style:name="T1047" style:parent-style-name="Policepardéfaut" style:family="text">
      <style:text-properties fo:language="it" fo:country="IT"/>
    </style:style>
    <style:style style:name="T1048" style:parent-style-name="Policepardéfaut" style:family="text">
      <style:text-properties fo:language="it" fo:country="IT"/>
    </style:style>
    <style:style style:name="T1049" style:parent-style-name="Policepardéfaut" style:family="text">
      <style:text-properties fo:language="it" fo:country="IT"/>
    </style:style>
    <style:style style:name="T1050" style:parent-style-name="Policepardéfaut" style:family="text">
      <style:text-properties fo:language="it" fo:country="IT"/>
    </style:style>
    <style:style style:name="T1051" style:parent-style-name="Policepardéfaut" style:family="text">
      <style:text-properties fo:language="it" fo:country="IT"/>
    </style:style>
    <style:style style:name="T1052" style:parent-style-name="Policepardéfaut" style:family="text">
      <style:text-properties fo:language="it" fo:country="IT"/>
    </style:style>
    <style:style style:name="T1053" style:parent-style-name="Policepardéfaut" style:family="text">
      <style:text-properties fo:language="it" fo:country="IT"/>
    </style:style>
    <style:style style:name="T1054" style:parent-style-name="Policepardéfaut" style:family="text">
      <style:text-properties fo:language="it" fo:country="IT"/>
    </style:style>
    <style:style style:name="T1055" style:parent-style-name="Policepardéfaut" style:family="text">
      <style:text-properties fo:language="it" fo:country="IT"/>
    </style:style>
    <style:style style:name="T1056" style:parent-style-name="Policepardéfaut" style:family="text">
      <style:text-properties fo:language="it" fo:country="IT"/>
    </style:style>
    <style:style style:name="T1057" style:parent-style-name="Policepardéfaut" style:family="text">
      <style:text-properties fo:language="it" fo:country="IT"/>
    </style:style>
    <style:style style:name="T1058" style:parent-style-name="Policepardéfaut" style:family="text">
      <style:text-properties fo:language="it" fo:country="IT"/>
    </style:style>
    <style:style style:name="T1059" style:parent-style-name="Policepardéfaut" style:family="text">
      <style:text-properties fo:language="it" fo:country="IT"/>
    </style:style>
    <style:style style:name="T1060" style:parent-style-name="Policepardéfaut" style:family="text">
      <style:text-properties fo:language="it" fo:country="IT"/>
    </style:style>
    <style:style style:name="T1061" style:parent-style-name="Policepardéfaut" style:family="text">
      <style:text-properties fo:language="it" fo:country="IT"/>
    </style:style>
    <style:style style:name="T1062" style:parent-style-name="Policepardéfaut" style:family="text">
      <style:text-properties fo:language="it" fo:country="IT"/>
    </style:style>
    <style:style style:name="T1063" style:parent-style-name="Policepardéfaut" style:family="text">
      <style:text-properties fo:language="it" fo:country="IT"/>
    </style:style>
    <style:style style:name="T1064" style:parent-style-name="Policepardéfaut" style:family="text">
      <style:text-properties fo:language="it" fo:country="IT"/>
    </style:style>
    <style:style style:name="T1065" style:parent-style-name="Policepardéfaut" style:family="text">
      <style:text-properties fo:language="it" fo:country="IT"/>
    </style:style>
    <style:style style:name="T1066" style:parent-style-name="Policepardéfaut" style:family="text">
      <style:text-properties fo:language="it" fo:country="IT"/>
    </style:style>
    <style:style style:name="T1067" style:parent-style-name="Policepardéfaut" style:family="text">
      <style:text-properties fo:language="it" fo:country="IT"/>
    </style:style>
    <style:style style:name="T1068" style:parent-style-name="Policepardéfaut" style:family="text">
      <style:text-properties fo:language="it" fo:country="IT"/>
    </style:style>
    <style:style style:name="T1069" style:parent-style-name="Policepardéfaut" style:family="text">
      <style:text-properties fo:language="it" fo:country="IT"/>
    </style:style>
    <style:style style:name="T1070" style:parent-style-name="Policepardéfaut" style:family="text">
      <style:text-properties fo:language="it" fo:country="IT"/>
    </style:style>
    <style:style style:name="T1071" style:parent-style-name="Policepardéfaut" style:family="text">
      <style:text-properties fo:language="it" fo:country="IT"/>
    </style:style>
    <style:style style:name="T1072" style:parent-style-name="Policepardéfaut" style:family="text">
      <style:text-properties fo:language="it" fo:country="IT"/>
    </style:style>
    <style:style style:name="T1073" style:parent-style-name="Policepardéfaut" style:family="text">
      <style:text-properties fo:language="it" fo:country="IT"/>
    </style:style>
    <style:style style:name="T1074" style:parent-style-name="Policepardéfaut" style:family="text">
      <style:text-properties fo:font-style="italic" style:font-style-asian="italic" fo:language="it" fo:country="IT"/>
    </style:style>
    <style:style style:name="T1075" style:parent-style-name="Policepardéfaut" style:family="text">
      <style:text-properties fo:language="it" fo:country="IT"/>
    </style:style>
    <style:style style:name="T1076" style:parent-style-name="Policepardéfaut" style:family="text">
      <style:text-properties fo:language="it" fo:country="IT"/>
    </style:style>
    <style:style style:name="T1077" style:parent-style-name="Policepardéfaut" style:family="text">
      <style:text-properties fo:language="it" fo:country="IT"/>
    </style:style>
    <style:style style:name="T1078" style:parent-style-name="Policepardéfaut" style:family="text">
      <style:text-properties fo:language="it" fo:country="IT"/>
    </style:style>
    <style:style style:name="T1079" style:parent-style-name="Policepardéfaut" style:family="text">
      <style:text-properties fo:language="it" fo:country="IT"/>
    </style:style>
    <style:style style:name="T1080" style:parent-style-name="Policepardéfaut" style:family="text">
      <style:text-properties fo:language="it" fo:country="IT"/>
    </style:style>
    <style:style style:name="T1081" style:parent-style-name="Policepardéfaut" style:family="text">
      <style:text-properties fo:language="it" fo:country="IT"/>
    </style:style>
    <style:style style:name="T1082" style:parent-style-name="Policepardéfaut" style:family="text">
      <style:text-properties fo:language="it" fo:country="IT"/>
    </style:style>
    <style:style style:name="T1083" style:parent-style-name="Policepardéfaut" style:family="text">
      <style:text-properties fo:language="it" fo:country="IT"/>
    </style:style>
    <style:style style:name="T1084" style:parent-style-name="Policepardéfaut" style:family="text">
      <style:text-properties fo:language="it" fo:country="IT"/>
    </style:style>
    <style:style style:name="T1085" style:parent-style-name="Policepardéfaut" style:family="text">
      <style:text-properties fo:language="it" fo:country="IT"/>
    </style:style>
    <style:style style:name="T1086" style:parent-style-name="Policepardéfaut" style:family="text">
      <style:text-properties fo:language="it" fo:country="IT"/>
    </style:style>
    <style:style style:name="T1087" style:parent-style-name="Policepardéfaut" style:family="text">
      <style:text-properties fo:language="it" fo:country="IT"/>
    </style:style>
    <style:style style:name="T1088" style:parent-style-name="Policepardéfaut" style:family="text">
      <style:text-properties fo:language="it" fo:country="IT"/>
    </style:style>
    <style:style style:name="T1089" style:parent-style-name="Policepardéfaut" style:family="text">
      <style:text-properties fo:language="it" fo:country="IT"/>
    </style:style>
    <style:style style:name="T1090" style:parent-style-name="Policepardéfaut" style:family="text">
      <style:text-properties fo:language="it" fo:country="IT"/>
    </style:style>
    <style:style style:name="T1091" style:parent-style-name="Policepardéfaut" style:family="text">
      <style:text-properties fo:language="it" fo:country="IT"/>
    </style:style>
    <style:style style:name="T1092" style:parent-style-name="Policepardéfaut" style:family="text">
      <style:text-properties fo:language="it" fo:country="IT"/>
    </style:style>
    <style:style style:name="T1093" style:parent-style-name="Policepardéfaut" style:family="text">
      <style:text-properties fo:language="it" fo:country="IT"/>
    </style:style>
    <style:style style:name="T1094" style:parent-style-name="Policepardéfaut" style:family="text">
      <style:text-properties fo:language="it" fo:country="IT"/>
    </style:style>
    <style:style style:name="T1095" style:parent-style-name="Policepardéfaut" style:family="text">
      <style:text-properties fo:language="it" fo:country="IT"/>
    </style:style>
    <style:style style:name="T1096" style:parent-style-name="Policepardéfaut" style:family="text">
      <style:text-properties fo:language="it" fo:country="IT"/>
    </style:style>
    <style:style style:name="T1097" style:parent-style-name="Policepardéfaut" style:family="text">
      <style:text-properties fo:language="it" fo:country="IT"/>
    </style:style>
    <style:style style:name="T1098" style:parent-style-name="Policepardéfaut" style:family="text">
      <style:text-properties fo:language="it" fo:country="IT"/>
    </style:style>
    <style:style style:name="T1099" style:parent-style-name="Policepardéfaut" style:family="text">
      <style:text-properties fo:language="it" fo:country="IT"/>
    </style:style>
    <style:style style:name="T1100" style:parent-style-name="Policepardéfaut" style:family="text">
      <style:text-properties fo:language="it" fo:country="IT"/>
    </style:style>
    <style:style style:name="T1101" style:parent-style-name="Policepardéfaut" style:family="text">
      <style:text-properties fo:language="it" fo:country="IT"/>
    </style:style>
    <style:style style:name="T1102" style:parent-style-name="Policepardéfaut" style:family="text">
      <style:text-properties fo:language="it" fo:country="IT"/>
    </style:style>
    <style:style style:name="T1103" style:parent-style-name="Policepardéfaut" style:family="text">
      <style:text-properties fo:language="it" fo:country="IT"/>
    </style:style>
    <style:style style:name="T1104" style:parent-style-name="Policepardéfaut" style:family="text">
      <style:text-properties fo:language="it" fo:country="IT"/>
    </style:style>
    <style:style style:name="T1105" style:parent-style-name="Policepardéfaut" style:family="text">
      <style:text-properties fo:language="it" fo:country="IT"/>
    </style:style>
    <style:style style:name="T1106" style:parent-style-name="Policepardéfaut" style:family="text">
      <style:text-properties fo:language="it" fo:country="IT"/>
    </style:style>
    <style:style style:name="T1107" style:parent-style-name="Policepardéfaut" style:family="text">
      <style:text-properties fo:language="it" fo:country="IT"/>
    </style:style>
    <style:style style:name="T1108" style:parent-style-name="Policepardéfaut" style:family="text">
      <style:text-properties fo:language="it" fo:country="IT"/>
    </style:style>
    <style:style style:name="T1109" style:parent-style-name="Policepardéfaut" style:family="text">
      <style:text-properties fo:language="it" fo:country="IT"/>
    </style:style>
    <style:style style:name="T1110" style:parent-style-name="Policepardéfaut" style:family="text">
      <style:text-properties fo:language="it" fo:country="IT"/>
    </style:style>
    <style:style style:name="T1111" style:parent-style-name="Policepardéfaut" style:family="text">
      <style:text-properties fo:language="it" fo:country="IT"/>
    </style:style>
    <style:style style:name="T1112" style:parent-style-name="Policepardéfaut" style:family="text">
      <style:text-properties fo:language="it" fo:country="IT"/>
    </style:style>
    <style:style style:name="T1113" style:parent-style-name="Policepardéfaut" style:family="text">
      <style:text-properties fo:language="it" fo:country="IT"/>
    </style:style>
    <style:style style:name="T1114" style:parent-style-name="Policepardéfaut" style:family="text">
      <style:text-properties fo:language="it" fo:country="IT"/>
    </style:style>
    <style:style style:name="T1115" style:parent-style-name="Policepardéfaut" style:family="text">
      <style:text-properties fo:language="it" fo:country="IT"/>
    </style:style>
    <style:style style:name="T1116" style:parent-style-name="Policepardéfaut" style:family="text">
      <style:text-properties fo:language="it" fo:country="IT"/>
    </style:style>
    <style:style style:name="T1117" style:parent-style-name="Policepardéfaut" style:family="text">
      <style:text-properties fo:language="it" fo:country="IT"/>
    </style:style>
    <style:style style:name="T1118" style:parent-style-name="Policepardéfaut" style:family="text">
      <style:text-properties fo:language="it" fo:country="IT"/>
    </style:style>
    <style:style style:name="T1119" style:parent-style-name="Policepardéfaut" style:family="text">
      <style:text-properties fo:language="it" fo:country="IT"/>
    </style:style>
    <style:style style:name="T1120" style:parent-style-name="Policepardéfaut" style:family="text">
      <style:text-properties fo:language="it" fo:country="IT"/>
    </style:style>
    <style:style style:name="T1121" style:parent-style-name="Policepardéfaut" style:family="text">
      <style:text-properties fo:language="it" fo:country="IT"/>
    </style:style>
    <style:style style:name="T1122" style:parent-style-name="Policepardéfaut" style:family="text">
      <style:text-properties fo:language="it" fo:country="IT"/>
    </style:style>
    <style:style style:name="T1123" style:parent-style-name="Policepardéfaut" style:family="text">
      <style:text-properties fo:language="it" fo:country="IT"/>
    </style:style>
    <style:style style:name="T1124" style:parent-style-name="Policepardéfaut" style:family="text">
      <style:text-properties fo:language="it" fo:country="IT"/>
    </style:style>
    <style:style style:name="T1125" style:parent-style-name="Policepardéfaut" style:family="text">
      <style:text-properties fo:language="it" fo:country="IT"/>
    </style:style>
    <style:style style:name="T1126" style:parent-style-name="Policepardéfaut" style:family="text">
      <style:text-properties fo:language="it" fo:country="IT"/>
    </style:style>
    <style:style style:name="T1127" style:parent-style-name="Policepardéfaut" style:family="text">
      <style:text-properties fo:language="it" fo:country="IT"/>
    </style:style>
    <style:style style:name="T1128" style:parent-style-name="Policepardéfaut" style:family="text">
      <style:text-properties fo:language="it" fo:country="IT"/>
    </style:style>
    <style:style style:name="T1129" style:parent-style-name="Policepardéfaut" style:family="text">
      <style:text-properties fo:language="it" fo:country="IT"/>
    </style:style>
    <style:style style:name="T1130" style:parent-style-name="Policepardéfaut" style:family="text">
      <style:text-properties fo:language="it" fo:country="IT"/>
    </style:style>
    <style:style style:name="T1131" style:parent-style-name="Policepardéfaut" style:family="text">
      <style:text-properties fo:language="it" fo:country="IT"/>
    </style:style>
    <style:style style:name="T1132" style:parent-style-name="Policepardéfaut" style:family="text">
      <style:text-properties fo:language="it" fo:country="IT"/>
    </style:style>
    <style:style style:name="T1133" style:parent-style-name="Policepardéfaut" style:family="text">
      <style:text-properties fo:language="it" fo:country="IT"/>
    </style:style>
    <style:style style:name="T1134" style:parent-style-name="Policepardéfaut" style:family="text">
      <style:text-properties fo:language="it" fo:country="IT"/>
    </style:style>
    <style:style style:name="T1135" style:parent-style-name="Policepardéfaut" style:family="text">
      <style:text-properties fo:language="it" fo:country="IT"/>
    </style:style>
    <style:style style:name="T1136" style:parent-style-name="Policepardéfaut" style:family="text">
      <style:text-properties fo:language="it" fo:country="IT"/>
    </style:style>
    <style:style style:name="T1137" style:parent-style-name="Policepardéfaut" style:family="text">
      <style:text-properties fo:language="it" fo:country="IT"/>
    </style:style>
    <style:style style:name="T1138" style:parent-style-name="Policepardéfaut" style:family="text">
      <style:text-properties fo:language="it" fo:country="IT"/>
    </style:style>
    <style:style style:name="T1139" style:parent-style-name="Policepardéfaut" style:family="text">
      <style:text-properties fo:language="it" fo:country="IT"/>
    </style:style>
    <style:style style:name="T1140" style:parent-style-name="Policepardéfaut" style:family="text">
      <style:text-properties fo:language="it" fo:country="IT"/>
    </style:style>
    <style:style style:name="T1141" style:parent-style-name="Policepardéfaut" style:family="text">
      <style:text-properties fo:language="it" fo:country="IT"/>
    </style:style>
    <style:style style:name="T1142" style:parent-style-name="Policepardéfaut" style:family="text">
      <style:text-properties fo:language="it" fo:country="IT"/>
    </style:style>
    <style:style style:name="T1143" style:parent-style-name="Policepardéfaut" style:family="text">
      <style:text-properties fo:language="it" fo:country="IT"/>
    </style:style>
    <style:style style:name="T1144" style:parent-style-name="Policepardéfaut" style:family="text">
      <style:text-properties fo:language="it" fo:country="IT"/>
    </style:style>
    <style:style style:name="T1145" style:parent-style-name="Policepardéfaut" style:family="text">
      <style:text-properties fo:language="it" fo:country="IT"/>
    </style:style>
    <style:style style:name="T1146" style:parent-style-name="Policepardéfaut" style:family="text">
      <style:text-properties fo:language="it" fo:country="IT"/>
    </style:style>
    <style:style style:name="T1147" style:parent-style-name="Policepardéfaut" style:family="text">
      <style:text-properties fo:language="it" fo:country="IT"/>
    </style:style>
    <style:style style:name="T1148" style:parent-style-name="Policepardéfaut" style:family="text">
      <style:text-properties fo:language="it" fo:country="IT"/>
    </style:style>
    <style:style style:name="T1149" style:parent-style-name="Policepardéfaut" style:family="text">
      <style:text-properties fo:language="it" fo:country="IT"/>
    </style:style>
    <style:style style:name="T1150" style:parent-style-name="Policepardéfaut" style:family="text">
      <style:text-properties fo:language="it" fo:country="IT"/>
    </style:style>
    <style:style style:name="T1151" style:parent-style-name="Policepardéfaut" style:family="text">
      <style:text-properties fo:language="it" fo:country="IT"/>
    </style:style>
    <style:style style:name="T1152" style:parent-style-name="Policepardéfaut" style:family="text">
      <style:text-properties fo:language="it" fo:country="IT"/>
    </style:style>
    <style:style style:name="T1153" style:parent-style-name="Policepardéfaut" style:family="text">
      <style:text-properties fo:language="it" fo:country="IT"/>
    </style:style>
    <style:style style:name="T1154" style:parent-style-name="Policepardéfaut" style:family="text">
      <style:text-properties fo:language="it" fo:country="IT"/>
    </style:style>
    <style:style style:name="T1155" style:parent-style-name="Policepardéfaut" style:family="text">
      <style:text-properties fo:language="it" fo:country="IT"/>
    </style:style>
    <style:style style:name="T1156" style:parent-style-name="Policepardéfaut" style:family="text">
      <style:text-properties fo:language="it" fo:country="IT"/>
    </style:style>
    <style:style style:name="T1157" style:parent-style-name="Policepardéfaut" style:family="text">
      <style:text-properties fo:language="it" fo:country="IT"/>
    </style:style>
    <style:style style:name="T1158" style:parent-style-name="Policepardéfaut" style:family="text">
      <style:text-properties fo:language="it" fo:country="IT"/>
    </style:style>
    <style:style style:name="T1159" style:parent-style-name="Policepardéfaut" style:family="text">
      <style:text-properties fo:language="it" fo:country="IT"/>
    </style:style>
    <style:style style:name="T1160" style:parent-style-name="Policepardéfaut" style:family="text">
      <style:text-properties fo:language="it" fo:country="IT"/>
    </style:style>
    <style:style style:name="T1161" style:parent-style-name="Policepardéfaut" style:family="text">
      <style:text-properties fo:language="it" fo:country="IT"/>
    </style:style>
    <style:style style:name="T1162" style:parent-style-name="Policepardéfaut" style:family="text">
      <style:text-properties fo:language="it" fo:country="IT"/>
    </style:style>
    <style:style style:name="T1163" style:parent-style-name="Policepardéfaut" style:family="text">
      <style:text-properties fo:language="it" fo:country="IT"/>
    </style:style>
    <style:style style:name="T1164" style:parent-style-name="Policepardéfaut" style:family="text">
      <style:text-properties fo:language="it" fo:country="IT"/>
    </style:style>
    <style:style style:name="T1165" style:parent-style-name="Policepardéfaut" style:family="text">
      <style:text-properties fo:language="it" fo:country="IT"/>
    </style:style>
    <style:style style:name="T1166" style:parent-style-name="Policepardéfaut" style:family="text">
      <style:text-properties fo:language="it" fo:country="IT"/>
    </style:style>
    <style:style style:name="T1167" style:parent-style-name="Policepardéfaut" style:family="text">
      <style:text-properties fo:language="it" fo:country="IT"/>
    </style:style>
    <style:style style:name="T1168" style:parent-style-name="Policepardéfaut" style:family="text">
      <style:text-properties fo:font-style="italic" style:font-style-asian="italic" fo:language="it" fo:country="IT"/>
    </style:style>
    <style:style style:name="T1169" style:parent-style-name="Policepardéfaut" style:family="text">
      <style:text-properties fo:language="it" fo:country="IT"/>
    </style:style>
    <style:style style:name="T1170" style:parent-style-name="Policepardéfaut" style:family="text">
      <style:text-properties fo:language="it" fo:country="IT"/>
    </style:style>
    <style:style style:name="T1171" style:parent-style-name="Policepardéfaut" style:family="text">
      <style:text-properties fo:language="it" fo:country="IT"/>
    </style:style>
    <style:style style:name="T1172" style:parent-style-name="Policepardéfaut" style:family="text">
      <style:text-properties fo:language="it" fo:country="IT"/>
    </style:style>
    <style:style style:name="T1173" style:parent-style-name="Policepardéfaut" style:family="text">
      <style:text-properties fo:language="it" fo:country="IT"/>
    </style:style>
    <style:style style:name="T1174" style:parent-style-name="Policepardéfaut" style:family="text">
      <style:text-properties fo:language="it" fo:country="IT"/>
    </style:style>
    <style:style style:name="T1175" style:parent-style-name="Policepardéfaut" style:family="text">
      <style:text-properties fo:language="it" fo:country="IT"/>
    </style:style>
    <style:style style:name="T1176" style:parent-style-name="Policepardéfaut" style:family="text">
      <style:text-properties fo:language="it" fo:country="IT"/>
    </style:style>
    <style:style style:name="T1177" style:parent-style-name="Policepardéfaut" style:family="text">
      <style:text-properties fo:language="it" fo:country="IT"/>
    </style:style>
    <style:style style:name="T1178" style:parent-style-name="Policepardéfaut" style:family="text">
      <style:text-properties fo:language="it" fo:country="IT"/>
    </style:style>
    <style:style style:name="T1179" style:parent-style-name="Policepardéfaut" style:family="text">
      <style:text-properties fo:language="it" fo:country="IT"/>
    </style:style>
    <style:style style:name="T1180" style:parent-style-name="Policepardéfaut" style:family="text">
      <style:text-properties fo:language="it" fo:country="IT"/>
    </style:style>
    <style:style style:name="T1181" style:parent-style-name="Policepardéfaut" style:family="text">
      <style:text-properties fo:language="it" fo:country="IT"/>
    </style:style>
    <style:style style:name="T1182" style:parent-style-name="Policepardéfaut" style:family="text">
      <style:text-properties fo:language="it" fo:country="IT"/>
    </style:style>
    <style:style style:name="T1183" style:parent-style-name="Policepardéfaut" style:family="text">
      <style:text-properties fo:language="it" fo:country="IT"/>
    </style:style>
    <style:style style:name="T1184" style:parent-style-name="Policepardéfaut" style:family="text">
      <style:text-properties fo:language="it" fo:country="IT"/>
    </style:style>
    <style:style style:name="T1185" style:parent-style-name="Policepardéfaut" style:family="text">
      <style:text-properties fo:language="it" fo:country="IT"/>
    </style:style>
    <style:style style:name="T1186" style:parent-style-name="Policepardéfaut" style:family="text">
      <style:text-properties fo:language="it" fo:country="IT"/>
    </style:style>
    <style:style style:name="T1187" style:parent-style-name="Policepardéfaut" style:family="text">
      <style:text-properties fo:language="it" fo:country="IT"/>
    </style:style>
    <style:style style:name="T1188" style:parent-style-name="Policepardéfaut" style:family="text">
      <style:text-properties fo:language="it" fo:country="IT"/>
    </style:style>
    <style:style style:name="T1189" style:parent-style-name="Policepardéfaut" style:family="text">
      <style:text-properties fo:language="it" fo:country="IT"/>
    </style:style>
    <style:style style:name="T1190" style:parent-style-name="Policepardéfaut" style:family="text">
      <style:text-properties fo:language="it" fo:country="IT"/>
    </style:style>
    <style:style style:name="T1191" style:parent-style-name="Policepardéfaut" style:family="text">
      <style:text-properties fo:language="it" fo:country="IT"/>
    </style:style>
    <style:style style:name="T1192" style:parent-style-name="Policepardéfaut" style:family="text">
      <style:text-properties fo:language="it" fo:country="IT"/>
    </style:style>
    <style:style style:name="T1193" style:parent-style-name="Policepardéfaut" style:family="text">
      <style:text-properties fo:language="it" fo:country="IT"/>
    </style:style>
    <style:style style:name="T1194" style:parent-style-name="Policepardéfaut" style:family="text">
      <style:text-properties fo:language="it" fo:country="IT"/>
    </style:style>
    <style:style style:name="T1195" style:parent-style-name="Policepardéfaut" style:family="text">
      <style:text-properties fo:language="it" fo:country="IT"/>
    </style:style>
    <style:style style:name="T1196" style:parent-style-name="Policepardéfaut" style:family="text">
      <style:text-properties fo:language="it" fo:country="IT"/>
    </style:style>
    <style:style style:name="T1197" style:parent-style-name="Policepardéfaut" style:family="text">
      <style:text-properties fo:language="it" fo:country="IT"/>
    </style:style>
    <style:style style:name="T1198" style:parent-style-name="Policepardéfaut" style:family="text">
      <style:text-properties fo:language="it" fo:country="IT"/>
    </style:style>
    <style:style style:name="T1199" style:parent-style-name="Policepardéfaut" style:family="text">
      <style:text-properties fo:language="it" fo:country="IT"/>
    </style:style>
    <style:style style:name="T1200" style:parent-style-name="Policepardéfaut" style:family="text">
      <style:text-properties fo:language="it" fo:country="IT"/>
    </style:style>
    <style:style style:name="T1201" style:parent-style-name="Policepardéfaut" style:family="text">
      <style:text-properties fo:language="it" fo:country="IT"/>
    </style:style>
    <style:style style:name="T1202" style:parent-style-name="Policepardéfaut" style:family="text">
      <style:text-properties fo:language="it" fo:country="IT"/>
    </style:style>
    <style:style style:name="T1203" style:parent-style-name="Policepardéfaut" style:family="text">
      <style:text-properties fo:language="it" fo:country="IT"/>
    </style:style>
    <style:style style:name="T1204" style:parent-style-name="Policepardéfaut" style:family="text">
      <style:text-properties fo:language="it" fo:country="IT"/>
    </style:style>
    <style:style style:name="T1205" style:parent-style-name="Policepardéfaut" style:family="text">
      <style:text-properties fo:language="it" fo:country="IT"/>
    </style:style>
    <style:style style:name="T1206" style:parent-style-name="Policepardéfaut" style:family="text">
      <style:text-properties fo:language="it" fo:country="IT"/>
    </style:style>
    <style:style style:name="T1207" style:parent-style-name="Policepardéfaut" style:family="text">
      <style:text-properties fo:language="it" fo:country="IT"/>
    </style:style>
    <style:style style:name="T1208" style:parent-style-name="Policepardéfaut" style:family="text">
      <style:text-properties fo:font-style="italic" style:font-style-asian="italic" fo:language="it" fo:country="IT"/>
    </style:style>
    <style:style style:name="T1209" style:parent-style-name="Policepardéfaut" style:family="text">
      <style:text-properties fo:language="it" fo:country="IT"/>
    </style:style>
    <style:style style:name="T1210" style:parent-style-name="Policepardéfaut" style:family="text">
      <style:text-properties fo:language="it" fo:country="IT"/>
    </style:style>
    <style:style style:name="T1211" style:parent-style-name="Policepardéfaut" style:family="text">
      <style:text-properties fo:language="it" fo:country="IT"/>
    </style:style>
    <style:style style:name="T1212" style:parent-style-name="Policepardéfaut" style:family="text">
      <style:text-properties fo:language="it" fo:country="IT"/>
    </style:style>
    <style:style style:name="T1213" style:parent-style-name="Policepardéfaut" style:family="text">
      <style:text-properties fo:language="it" fo:country="IT"/>
    </style:style>
    <style:style style:name="T1214" style:parent-style-name="Policepardéfaut" style:family="text">
      <style:text-properties fo:language="it" fo:country="IT"/>
    </style:style>
    <style:style style:name="T1215" style:parent-style-name="Policepardéfaut" style:family="text">
      <style:text-properties fo:language="it" fo:country="IT"/>
    </style:style>
    <style:style style:name="T1216" style:parent-style-name="Policepardéfaut" style:family="text">
      <style:text-properties fo:language="it" fo:country="IT"/>
    </style:style>
    <style:style style:name="T1217" style:parent-style-name="Policepardéfaut" style:family="text">
      <style:text-properties fo:language="it" fo:country="IT"/>
    </style:style>
    <style:style style:name="T1218" style:parent-style-name="Policepardéfaut" style:family="text">
      <style:text-properties fo:language="it" fo:country="IT"/>
    </style:style>
    <style:style style:name="T1219" style:parent-style-name="Policepardéfaut" style:family="text">
      <style:text-properties fo:language="it" fo:country="IT"/>
    </style:style>
    <style:style style:name="T1220" style:parent-style-name="Policepardéfaut" style:family="text">
      <style:text-properties fo:language="it" fo:country="IT"/>
    </style:style>
    <style:style style:name="T1221" style:parent-style-name="Policepardéfaut" style:family="text">
      <style:text-properties fo:language="it" fo:country="IT"/>
    </style:style>
    <style:style style:name="T1222" style:parent-style-name="Policepardéfaut" style:family="text">
      <style:text-properties fo:language="it" fo:country="IT"/>
    </style:style>
    <style:style style:name="T1223" style:parent-style-name="Policepardéfaut" style:family="text">
      <style:text-properties fo:language="it" fo:country="IT"/>
    </style:style>
    <style:style style:name="T1224" style:parent-style-name="Policepardéfaut" style:family="text">
      <style:text-properties fo:language="it" fo:country="IT"/>
    </style:style>
    <style:style style:name="T1225" style:parent-style-name="Policepardéfaut" style:family="text">
      <style:text-properties style:font-name-complex="Times New Roman" fo:language="it" fo:country="IT"/>
    </style:style>
    <style:style style:name="T1226" style:parent-style-name="Policepardéfaut" style:family="text">
      <style:text-properties style:font-name-complex="Times New Roman" fo:language="it" fo:country="IT"/>
    </style:style>
    <style:style style:name="T1227" style:parent-style-name="Policepardéfaut" style:family="text">
      <style:text-properties style:font-name-complex="Times New Roman" fo:language="it" fo:country="IT"/>
    </style:style>
    <style:style style:name="T1228" style:parent-style-name="Policepardéfaut" style:family="text">
      <style:text-properties style:font-name-complex="Times New Roman" fo:language="it" fo:country="IT"/>
    </style:style>
    <style:style style:name="T1229" style:parent-style-name="Policepardéfaut" style:family="text">
      <style:text-properties style:font-name-complex="Times New Roman" fo:language="it" fo:country="IT"/>
    </style:style>
    <style:style style:name="T1230" style:parent-style-name="Policepardéfaut" style:family="text">
      <style:text-properties style:font-name-complex="Times New Roman" fo:language="it" fo:country="IT"/>
    </style:style>
    <style:style style:name="T1231" style:parent-style-name="Policepardéfaut" style:family="text">
      <style:text-properties style:font-name-complex="Times New Roman" fo:language="it" fo:country="IT"/>
    </style:style>
    <style:style style:name="T1232" style:parent-style-name="Policepardéfaut" style:family="text">
      <style:text-properties style:font-name-complex="Times New Roman" fo:language="it" fo:country="IT"/>
    </style:style>
    <style:style style:name="T1233" style:parent-style-name="Policepardéfaut" style:family="text">
      <style:text-properties style:font-name-complex="Times New Roman" fo:language="it" fo:country="IT"/>
    </style:style>
    <style:style style:name="T1234" style:parent-style-name="Policepardéfaut" style:family="text">
      <style:text-properties style:font-name-complex="Times New Roman" fo:language="it" fo:country="IT"/>
    </style:style>
    <style:style style:name="T1235" style:parent-style-name="Policepardéfaut" style:family="text">
      <style:text-properties style:font-name-complex="Times New Roman" fo:language="it" fo:country="IT"/>
    </style:style>
    <style:style style:name="T1236" style:parent-style-name="Policepardéfaut" style:family="text">
      <style:text-properties style:font-name-complex="Times New Roman" fo:language="it" fo:country="IT"/>
    </style:style>
    <style:style style:name="T1237" style:parent-style-name="Policepardéfaut" style:family="text">
      <style:text-properties style:font-name-complex="Times New Roman" fo:language="it" fo:country="IT"/>
    </style:style>
    <style:style style:name="T1238" style:parent-style-name="Policepardéfaut" style:family="text">
      <style:text-properties style:font-name-complex="Times New Roman" fo:language="it" fo:country="IT"/>
    </style:style>
    <style:style style:name="T1239" style:parent-style-name="Policepardéfaut" style:family="text">
      <style:text-properties style:font-name-complex="Times New Roman" fo:language="it" fo:country="IT"/>
    </style:style>
    <style:style style:name="T1240" style:parent-style-name="Policepardéfaut" style:family="text">
      <style:text-properties style:font-name-complex="Times New Roman" fo:language="it" fo:country="IT"/>
    </style:style>
    <style:style style:name="T1241" style:parent-style-name="Policepardéfaut" style:family="text">
      <style:text-properties style:font-name-complex="Times New Roman" fo:language="it" fo:country="IT"/>
    </style:style>
    <style:style style:name="T1242" style:parent-style-name="Policepardéfaut" style:family="text">
      <style:text-properties style:font-name-complex="Times New Roman" fo:language="it" fo:country="IT"/>
    </style:style>
    <style:style style:name="T1243" style:parent-style-name="Policepardéfaut" style:family="text">
      <style:text-properties style:font-name-complex="Times New Roman" fo:language="it" fo:country="IT"/>
    </style:style>
    <style:style style:name="T1244" style:parent-style-name="Policepardéfaut" style:family="text">
      <style:text-properties style:font-name-complex="Times New Roman" fo:language="it" fo:country="IT"/>
    </style:style>
    <style:style style:name="T1245" style:parent-style-name="Policepardéfaut" style:family="text">
      <style:text-properties style:font-name-complex="Times New Roman" fo:language="it" fo:country="IT"/>
    </style:style>
    <style:style style:name="T1246" style:parent-style-name="Policepardéfaut" style:family="text">
      <style:text-properties style:font-name-complex="Times New Roman" fo:language="it" fo:country="IT"/>
    </style:style>
    <style:style style:name="T1247" style:parent-style-name="Policepardéfaut" style:family="text">
      <style:text-properties style:font-name-complex="Times New Roman" fo:language="it" fo:country="IT"/>
    </style:style>
    <style:style style:name="T1248" style:parent-style-name="Policepardéfaut" style:family="text">
      <style:text-properties style:font-name-complex="Times New Roman" fo:language="it" fo:country="IT"/>
    </style:style>
    <style:style style:name="T1249" style:parent-style-name="Policepardéfaut" style:family="text">
      <style:text-properties style:font-name-complex="Times New Roman" fo:language="it" fo:country="IT"/>
    </style:style>
    <style:style style:name="T1250" style:parent-style-name="Policepardéfaut" style:family="text">
      <style:text-properties style:font-name-complex="Times New Roman" fo:language="it" fo:country="IT"/>
    </style:style>
    <style:style style:name="T1251" style:parent-style-name="Policepardéfaut" style:family="text">
      <style:text-properties style:font-name-complex="Times New Roman" fo:language="it" fo:country="IT"/>
    </style:style>
    <style:style style:name="T1252" style:parent-style-name="Policepardéfaut" style:family="text">
      <style:text-properties style:font-name-complex="Times New Roman" fo:language="it" fo:country="IT"/>
    </style:style>
    <style:style style:name="T1253" style:parent-style-name="Policepardéfaut" style:family="text">
      <style:text-properties style:font-name-complex="Times New Roman" fo:language="it" fo:country="IT"/>
    </style:style>
    <style:style style:name="T1254" style:parent-style-name="Policepardéfaut" style:family="text">
      <style:text-properties style:font-name-complex="Times New Roman" fo:language="it" fo:country="IT"/>
    </style:style>
    <style:style style:name="T1255" style:parent-style-name="Policepardéfaut" style:family="text">
      <style:text-properties style:font-name-complex="Times New Roman" fo:language="it" fo:country="IT"/>
    </style:style>
    <style:style style:name="T1256" style:parent-style-name="Policepardéfaut" style:family="text">
      <style:text-properties style:font-name-complex="Times New Roman" fo:language="it" fo:country="IT"/>
    </style:style>
    <style:style style:name="T1257" style:parent-style-name="Policepardéfaut" style:family="text">
      <style:text-properties style:font-name-complex="Times New Roman" fo:language="it" fo:country="IT"/>
    </style:style>
    <style:style style:name="T1258" style:parent-style-name="Policepardéfaut" style:family="text">
      <style:text-properties style:font-name-complex="Times New Roman" fo:language="it" fo:country="IT"/>
    </style:style>
    <style:style style:name="T1259" style:parent-style-name="Policepardéfaut" style:family="text">
      <style:text-properties style:font-name-complex="Times New Roman" fo:language="it" fo:country="IT"/>
    </style:style>
    <style:style style:name="T1260" style:parent-style-name="Policepardéfaut" style:family="text">
      <style:text-properties style:font-name-complex="Times New Roman" fo:language="it" fo:country="IT"/>
    </style:style>
    <style:style style:name="T1261" style:parent-style-name="Policepardéfaut" style:family="text">
      <style:text-properties style:font-name-complex="Times New Roman" fo:language="it" fo:country="IT"/>
    </style:style>
    <style:style style:name="T1262" style:parent-style-name="Policepardéfaut" style:family="text">
      <style:text-properties style:font-name-complex="Times New Roman" fo:language="it" fo:country="IT"/>
    </style:style>
    <style:style style:name="T1263" style:parent-style-name="Policepardéfaut" style:family="text">
      <style:text-properties style:font-name-complex="Times New Roman" fo:language="it" fo:country="IT"/>
    </style:style>
    <style:style style:name="T1264" style:parent-style-name="Policepardéfaut" style:family="text">
      <style:text-properties style:font-name-complex="Times New Roman" fo:language="it" fo:country="IT"/>
    </style:style>
    <style:style style:name="T1265" style:parent-style-name="Policepardéfaut" style:family="text">
      <style:text-properties style:font-name-complex="Times New Roman" fo:language="it" fo:country="IT"/>
    </style:style>
    <style:style style:name="T1266" style:parent-style-name="Policepardéfaut" style:family="text">
      <style:text-properties style:font-name-complex="Times New Roman" fo:language="it" fo:country="IT"/>
    </style:style>
    <style:style style:name="T1267" style:parent-style-name="Policepardéfaut" style:family="text">
      <style:text-properties style:font-name-complex="Times New Roman" fo:language="it" fo:country="IT"/>
    </style:style>
    <style:style style:name="T1268" style:parent-style-name="Policepardéfaut" style:family="text">
      <style:text-properties style:font-name-complex="Times New Roman" fo:language="it" fo:country="IT"/>
    </style:style>
    <style:style style:name="T1269" style:parent-style-name="Policepardéfaut" style:family="text">
      <style:text-properties style:font-name-complex="Times New Roman" fo:language="it" fo:country="IT"/>
    </style:style>
    <style:style style:name="T1270" style:parent-style-name="Policepardéfaut" style:family="text">
      <style:text-properties style:font-name-complex="Times New Roman" fo:language="it" fo:country="IT"/>
    </style:style>
    <style:style style:name="T1271" style:parent-style-name="Policepardéfaut" style:family="text">
      <style:text-properties style:font-name-complex="Times New Roman" fo:language="it" fo:country="IT"/>
    </style:style>
    <style:style style:name="T1272" style:parent-style-name="Policepardéfaut" style:family="text">
      <style:text-properties style:font-name-complex="Times New Roman" fo:language="it" fo:country="IT"/>
    </style:style>
    <style:style style:name="T1273" style:parent-style-name="Policepardéfaut" style:family="text">
      <style:text-properties style:font-name-complex="Times New Roman" fo:language="it" fo:country="IT"/>
    </style:style>
    <style:style style:name="T1274" style:parent-style-name="Policepardéfaut" style:family="text">
      <style:text-properties style:font-name-complex="Times New Roman" fo:language="it" fo:country="IT"/>
    </style:style>
    <style:style style:name="T1275" style:parent-style-name="Policepardéfaut" style:family="text">
      <style:text-properties style:font-name-complex="Times New Roman" fo:language="it" fo:country="IT"/>
    </style:style>
    <style:style style:name="T1276" style:parent-style-name="Policepardéfaut" style:family="text">
      <style:text-properties style:font-name-complex="Times New Roman" fo:language="it" fo:country="IT"/>
    </style:style>
    <style:style style:name="T1277" style:parent-style-name="Policepardéfaut" style:family="text">
      <style:text-properties style:font-name-complex="Times New Roman" fo:language="it" fo:country="IT"/>
    </style:style>
    <style:style style:name="T1278" style:parent-style-name="Policepardéfaut" style:family="text">
      <style:text-properties style:font-name-complex="Times New Roman" fo:language="it" fo:country="IT"/>
    </style:style>
    <style:style style:name="T1279" style:parent-style-name="Policepardéfaut" style:family="text">
      <style:text-properties style:font-name-complex="Times New Roman" fo:language="it" fo:country="IT"/>
    </style:style>
    <style:style style:name="T1280" style:parent-style-name="Policepardéfaut" style:family="text">
      <style:text-properties style:font-name-complex="Times New Roman" fo:language="it" fo:country="IT"/>
    </style:style>
    <style:style style:name="T1281" style:parent-style-name="Policepardéfaut" style:family="text">
      <style:text-properties style:font-name-complex="Times New Roman" fo:language="it" fo:country="IT"/>
    </style:style>
    <style:style style:name="T1282" style:parent-style-name="Policepardéfaut" style:family="text">
      <style:text-properties style:font-name-complex="Times New Roman" fo:language="it" fo:country="IT"/>
    </style:style>
    <style:style style:name="T1283" style:parent-style-name="Appelnotedebasdep." style:family="text">
      <style:text-properties style:font-name-complex="Times New Roman" fo:language="it" fo:country="IT"/>
    </style:style>
    <style:style style:name="T1284" style:parent-style-name="Policepardéfaut" style:family="text">
      <style:text-properties style:font-name-complex="Times New Roman" fo:language="it" fo:country="IT"/>
    </style:style>
    <style:style style:name="T1285" style:parent-style-name="Policepardéfaut" style:family="text">
      <style:text-properties style:font-name-complex="Times New Roman" fo:language="it" fo:country="IT"/>
    </style:style>
    <style:style style:name="T1286" style:parent-style-name="Policepardéfaut" style:family="text">
      <style:text-properties style:font-name-complex="Times New Roman" fo:language="it" fo:country="IT"/>
    </style:style>
    <style:style style:name="T1287" style:parent-style-name="Policepardéfaut" style:family="text">
      <style:text-properties style:font-name-complex="Times New Roman" fo:language="it" fo:country="IT"/>
    </style:style>
    <style:style style:name="T1288" style:parent-style-name="Policepardéfaut" style:family="text">
      <style:text-properties style:font-name-complex="Times New Roman" fo:language="it" fo:country="IT"/>
    </style:style>
    <style:style style:name="T1289" style:parent-style-name="Policepardéfaut" style:family="text">
      <style:text-properties style:font-name-complex="Times New Roman" fo:language="it" fo:country="IT"/>
    </style:style>
    <style:style style:name="T1290" style:parent-style-name="Policepardéfaut" style:family="text">
      <style:text-properties style:font-name-complex="Times New Roman" fo:language="it" fo:country="IT"/>
    </style:style>
    <style:style style:name="T1291" style:parent-style-name="Policepardéfaut" style:family="text">
      <style:text-properties style:font-name-complex="Times New Roman" fo:language="it" fo:country="IT"/>
    </style:style>
    <style:style style:name="T1292" style:parent-style-name="Policepardéfaut" style:family="text">
      <style:text-properties style:font-name-complex="Times New Roman" fo:font-style="italic" style:font-style-asian="italic" fo:language="it" fo:country="IT"/>
    </style:style>
    <style:style style:name="T1293" style:parent-style-name="Policepardéfaut" style:family="text">
      <style:text-properties style:font-name-complex="Times New Roman" fo:language="it" fo:country="IT"/>
    </style:style>
    <style:style style:name="T1294" style:parent-style-name="Policepardéfaut" style:family="text">
      <style:text-properties style:font-name-complex="Times New Roman" fo:language="it" fo:country="IT"/>
    </style:style>
    <style:style style:name="T1295" style:parent-style-name="Policepardéfaut" style:family="text">
      <style:text-properties style:font-name-complex="Times New Roman" fo:language="it" fo:country="IT"/>
    </style:style>
    <style:style style:name="T1296" style:parent-style-name="Policepardéfaut" style:family="text">
      <style:text-properties style:font-name-complex="Times New Roman" fo:language="it" fo:country="IT"/>
    </style:style>
    <style:style style:name="T1297" style:parent-style-name="Policepardéfaut" style:family="text">
      <style:text-properties style:font-name-complex="Times New Roman" fo:language="it" fo:country="IT"/>
    </style:style>
    <style:style style:name="T1298" style:parent-style-name="Policepardéfaut" style:family="text">
      <style:text-properties style:font-name-complex="Times New Roman" fo:language="it" fo:country="IT"/>
    </style:style>
    <style:style style:name="T1299" style:parent-style-name="Policepardéfaut" style:family="text">
      <style:text-properties style:font-name-complex="Times New Roman" fo:language="it" fo:country="IT"/>
    </style:style>
    <style:style style:name="T1300" style:parent-style-name="Policepardéfaut" style:family="text">
      <style:text-properties style:font-name-complex="Times New Roman" fo:language="it" fo:country="IT"/>
    </style:style>
    <style:style style:name="T1301" style:parent-style-name="Policepardéfaut" style:family="text">
      <style:text-properties style:font-name-complex="Times New Roman" fo:language="it" fo:country="IT"/>
    </style:style>
    <style:style style:name="T1302" style:parent-style-name="Policepardéfaut" style:family="text">
      <style:text-properties style:font-name-complex="Times New Roman" fo:language="it" fo:country="IT"/>
    </style:style>
    <style:style style:name="T1303" style:parent-style-name="Policepardéfaut" style:family="text">
      <style:text-properties style:font-name-complex="Times New Roman" fo:language="it" fo:country="IT"/>
    </style:style>
    <style:style style:name="T1304" style:parent-style-name="Policepardéfaut" style:family="text">
      <style:text-properties style:font-name-complex="Times New Roman" fo:language="it" fo:country="IT"/>
    </style:style>
    <style:style style:name="T1305" style:parent-style-name="Policepardéfaut" style:family="text">
      <style:text-properties style:font-name-complex="Times New Roman" fo:language="it" fo:country="IT"/>
    </style:style>
    <style:style style:name="T1306" style:parent-style-name="Policepardéfaut" style:family="text">
      <style:text-properties style:font-name-complex="Times New Roman" fo:language="it" fo:country="IT"/>
    </style:style>
    <style:style style:name="T1307" style:parent-style-name="Policepardéfaut" style:family="text">
      <style:text-properties style:font-name-complex="Times New Roman" fo:language="it" fo:country="IT"/>
    </style:style>
    <style:style style:name="T1308" style:parent-style-name="Policepardéfaut" style:family="text">
      <style:text-properties style:font-name-complex="Times New Roman" fo:language="it" fo:country="IT"/>
    </style:style>
    <style:style style:name="T1309" style:parent-style-name="Policepardéfaut" style:family="text">
      <style:text-properties style:font-name-complex="Times New Roman" fo:language="it" fo:country="IT"/>
    </style:style>
    <style:style style:name="T1310" style:parent-style-name="Policepardéfaut" style:family="text">
      <style:text-properties style:font-name-complex="Times New Roman" fo:language="it" fo:country="IT"/>
    </style:style>
    <style:style style:name="T1311" style:parent-style-name="Policepardéfaut" style:family="text">
      <style:text-properties style:font-name-complex="Times New Roman" fo:language="it" fo:country="IT"/>
    </style:style>
    <style:style style:name="T1312" style:parent-style-name="Policepardéfaut" style:family="text">
      <style:text-properties style:font-name-complex="Times New Roman" fo:language="it" fo:country="IT"/>
    </style:style>
    <style:style style:name="T1313" style:parent-style-name="Policepardéfaut" style:family="text">
      <style:text-properties style:font-name-complex="Times New Roman" fo:language="it" fo:country="IT"/>
    </style:style>
    <style:style style:name="T1314" style:parent-style-name="Policepardéfaut" style:family="text">
      <style:text-properties style:font-name-complex="Times New Roman" fo:language="it" fo:country="IT"/>
    </style:style>
    <style:style style:name="T1315" style:parent-style-name="Policepardéfaut" style:family="text">
      <style:text-properties style:font-name-complex="Times New Roman" fo:language="it" fo:country="IT"/>
    </style:style>
    <style:style style:name="T1316" style:parent-style-name="Policepardéfaut" style:family="text">
      <style:text-properties style:font-name-complex="Times New Roman" fo:language="it" fo:country="IT"/>
    </style:style>
    <style:style style:name="T1317" style:parent-style-name="Policepardéfaut" style:family="text">
      <style:text-properties style:font-name-complex="Times New Roman" fo:language="it" fo:country="IT"/>
    </style:style>
    <style:style style:name="T1318" style:parent-style-name="Policepardéfaut" style:family="text">
      <style:text-properties style:font-name-complex="Times New Roman" fo:language="it" fo:country="IT"/>
    </style:style>
    <style:style style:name="T1319" style:parent-style-name="Policepardéfaut" style:family="text">
      <style:text-properties style:font-name-complex="Times New Roman" fo:language="it" fo:country="IT"/>
    </style:style>
    <style:style style:name="T1320" style:parent-style-name="Policepardéfaut" style:family="text">
      <style:text-properties style:font-name-complex="Times New Roman" fo:language="it" fo:country="IT"/>
    </style:style>
    <style:style style:name="T1321" style:parent-style-name="Policepardéfaut" style:family="text">
      <style:text-properties style:font-name-complex="Times New Roman" fo:language="it" fo:country="IT"/>
    </style:style>
    <style:style style:name="T1322" style:parent-style-name="Policepardéfaut" style:family="text">
      <style:text-properties style:font-name-complex="Times New Roman" fo:language="it" fo:country="IT"/>
    </style:style>
    <style:style style:name="T1323" style:parent-style-name="Policepardéfaut" style:family="text">
      <style:text-properties style:font-name-complex="Times New Roman" fo:language="it" fo:country="IT"/>
    </style:style>
    <style:style style:name="T1324" style:parent-style-name="Policepardéfaut" style:family="text">
      <style:text-properties style:font-name-complex="Times New Roman" fo:language="it" fo:country="IT"/>
    </style:style>
    <style:style style:name="T1325" style:parent-style-name="Policepardéfaut" style:family="text">
      <style:text-properties style:font-name-complex="Times New Roman" fo:language="it" fo:country="IT"/>
    </style:style>
    <style:style style:name="T1326" style:parent-style-name="Policepardéfaut" style:family="text">
      <style:text-properties style:font-name-complex="Times New Roman" fo:language="it" fo:country="IT"/>
    </style:style>
    <style:style style:name="T1327" style:parent-style-name="Policepardéfaut" style:family="text">
      <style:text-properties style:font-name-complex="Times New Roman" fo:language="it" fo:country="IT"/>
    </style:style>
    <style:style style:name="T1328" style:parent-style-name="Policepardéfaut" style:family="text">
      <style:text-properties style:font-name-complex="Times New Roman" fo:language="it" fo:country="IT"/>
    </style:style>
    <style:style style:name="T1329" style:parent-style-name="Policepardéfaut" style:family="text">
      <style:text-properties style:font-name-complex="Times New Roman" fo:language="it" fo:country="IT"/>
    </style:style>
    <style:style style:name="T1330" style:parent-style-name="Policepardéfaut" style:family="text">
      <style:text-properties style:font-name-complex="Times New Roman" fo:language="it" fo:country="IT"/>
    </style:style>
    <style:style style:name="T1331" style:parent-style-name="Policepardéfaut" style:family="text">
      <style:text-properties style:font-name-complex="Times New Roman" fo:language="it" fo:country="IT"/>
    </style:style>
    <style:style style:name="T1332" style:parent-style-name="Policepardéfaut" style:family="text">
      <style:text-properties style:font-name-complex="Times New Roman" fo:language="it" fo:country="IT"/>
    </style:style>
    <style:style style:name="T1333" style:parent-style-name="Policepardéfaut" style:family="text">
      <style:text-properties style:font-name-complex="Times New Roman" fo:language="it" fo:country="IT"/>
    </style:style>
    <style:style style:name="T1334" style:parent-style-name="Policepardéfaut" style:family="text">
      <style:text-properties style:font-name-complex="Times New Roman" fo:language="it" fo:country="IT"/>
    </style:style>
    <style:style style:name="T1335" style:parent-style-name="Policepardéfaut" style:family="text">
      <style:text-properties style:font-name-complex="Times New Roman" fo:language="it" fo:country="IT"/>
    </style:style>
    <style:style style:name="T1336" style:parent-style-name="Policepardéfaut" style:family="text">
      <style:text-properties style:font-name-complex="Times New Roman" fo:language="it" fo:country="IT"/>
    </style:style>
    <style:style style:name="T1337" style:parent-style-name="Policepardéfaut" style:family="text">
      <style:text-properties style:font-name-complex="Times New Roman" fo:language="it" fo:country="IT"/>
    </style:style>
    <style:style style:name="T1338" style:parent-style-name="Policepardéfaut" style:family="text">
      <style:text-properties style:font-name-complex="Times New Roman" fo:language="it" fo:country="IT"/>
    </style:style>
    <style:style style:name="T1339" style:parent-style-name="Policepardéfaut" style:family="text">
      <style:text-properties style:font-name-complex="Times New Roman" fo:language="it" fo:country="IT"/>
    </style:style>
    <style:style style:name="T1340" style:parent-style-name="Policepardéfaut" style:family="text">
      <style:text-properties style:font-name-complex="Times New Roman" fo:language="it" fo:country="IT"/>
    </style:style>
    <style:style style:name="T1341" style:parent-style-name="Policepardéfaut" style:family="text">
      <style:text-properties style:font-name-complex="Times New Roman" fo:language="it" fo:country="IT"/>
    </style:style>
    <style:style style:name="T1342" style:parent-style-name="Policepardéfaut" style:family="text">
      <style:text-properties style:font-name-complex="Times New Roman" fo:language="it" fo:country="IT"/>
    </style:style>
    <style:style style:name="T1343" style:parent-style-name="Policepardéfaut" style:family="text">
      <style:text-properties style:font-name-complex="Times New Roman" fo:language="it" fo:country="IT"/>
    </style:style>
    <style:style style:name="T1344" style:parent-style-name="Policepardéfaut" style:family="text">
      <style:text-properties style:font-name-complex="Times New Roman" fo:language="it" fo:country="IT"/>
    </style:style>
    <style:style style:name="T1345" style:parent-style-name="Appelnotedebasdep." style:family="text">
      <style:text-properties style:font-name-complex="Times New Roman" fo:language="it" fo:country="IT"/>
    </style:style>
    <style:style style:name="T1346" style:parent-style-name="Policepardéfaut" style:family="text">
      <style:text-properties style:font-name-complex="Times New Roman" fo:language="it" fo:country="IT"/>
    </style:style>
    <style:style style:name="T1347" style:parent-style-name="Policepardéfaut" style:family="text">
      <style:text-properties style:font-name-complex="Times New Roman" fo:language="it" fo:country="IT"/>
    </style:style>
    <style:style style:name="T1348" style:parent-style-name="Policepardéfaut" style:family="text">
      <style:text-properties style:font-name-complex="Times New Roman" fo:language="it" fo:country="IT"/>
    </style:style>
    <style:style style:name="T1349" style:parent-style-name="Policepardéfaut" style:family="text">
      <style:text-properties style:font-name-complex="Times New Roman" fo:language="it" fo:country="IT"/>
    </style:style>
    <style:style style:name="T1350" style:parent-style-name="Policepardéfaut" style:family="text">
      <style:text-properties style:font-name-complex="Times New Roman" fo:language="it" fo:country="IT"/>
    </style:style>
    <style:style style:name="T1351" style:parent-style-name="Policepardéfaut" style:family="text">
      <style:text-properties style:font-name-complex="Times New Roman" fo:language="it" fo:country="IT"/>
    </style:style>
    <style:style style:name="T1352" style:parent-style-name="Policepardéfaut" style:family="text">
      <style:text-properties style:font-name-complex="Times New Roman" fo:language="it" fo:country="IT"/>
    </style:style>
    <style:style style:name="T1353" style:parent-style-name="Policepardéfaut" style:family="text">
      <style:text-properties style:font-name-complex="Times New Roman" fo:language="it" fo:country="IT"/>
    </style:style>
    <style:style style:name="T1354" style:parent-style-name="Policepardéfaut" style:family="text">
      <style:text-properties style:font-name-complex="Times New Roman" fo:language="it" fo:country="IT"/>
    </style:style>
    <style:style style:name="T1355" style:parent-style-name="Policepardéfaut" style:family="text">
      <style:text-properties style:font-name-complex="Times New Roman" fo:language="it" fo:country="IT"/>
    </style:style>
    <style:style style:name="T1356" style:parent-style-name="Policepardéfaut" style:family="text">
      <style:text-properties style:font-name-complex="Times New Roman" fo:language="it" fo:country="IT"/>
    </style:style>
    <style:style style:name="T1357" style:parent-style-name="Policepardéfaut" style:family="text">
      <style:text-properties style:font-name-complex="Times New Roman" fo:language="it" fo:country="IT"/>
    </style:style>
    <style:style style:name="T1358" style:parent-style-name="Policepardéfaut" style:family="text">
      <style:text-properties style:font-name-complex="Times New Roman" fo:language="it" fo:country="IT"/>
    </style:style>
    <style:style style:name="T1359" style:parent-style-name="Policepardéfaut" style:family="text">
      <style:text-properties style:font-name-complex="Times New Roman" fo:language="it" fo:country="IT"/>
    </style:style>
    <style:style style:name="T1360" style:parent-style-name="Policepardéfaut" style:family="text">
      <style:text-properties style:font-name-complex="Times New Roman" fo:font-style="italic" style:font-style-asian="italic" fo:language="it" fo:country="IT"/>
    </style:style>
    <style:style style:name="T1361" style:parent-style-name="Policepardéfaut" style:family="text">
      <style:text-properties style:font-name-complex="Times New Roman" fo:language="it" fo:country="IT"/>
    </style:style>
    <style:style style:name="T1362" style:parent-style-name="Policepardéfaut" style:family="text">
      <style:text-properties style:font-name-complex="Times New Roman" fo:language="it" fo:country="IT"/>
    </style:style>
    <style:style style:name="T1363" style:parent-style-name="Policepardéfaut" style:family="text">
      <style:text-properties style:font-name-complex="Times New Roman" fo:language="it" fo:country="IT"/>
    </style:style>
    <style:style style:name="T1364" style:parent-style-name="Policepardéfaut" style:family="text">
      <style:text-properties style:font-name-complex="Times New Roman" fo:language="it" fo:country="IT"/>
    </style:style>
    <style:style style:name="T1365" style:parent-style-name="Policepardéfaut" style:family="text">
      <style:text-properties style:font-name-complex="Times New Roman" fo:language="it" fo:country="IT"/>
    </style:style>
    <style:style style:name="T1366" style:parent-style-name="Policepardéfaut" style:family="text">
      <style:text-properties style:font-name-complex="Times New Roman" fo:language="it" fo:country="IT"/>
    </style:style>
    <style:style style:name="T1367" style:parent-style-name="Policepardéfaut" style:family="text">
      <style:text-properties style:font-name-complex="Times New Roman" fo:language="it" fo:country="IT"/>
    </style:style>
    <style:style style:name="T1368" style:parent-style-name="Policepardéfaut" style:family="text">
      <style:text-properties style:font-name-complex="Times New Roman" fo:language="it" fo:country="IT"/>
    </style:style>
    <style:style style:name="T1369" style:parent-style-name="Policepardéfaut" style:family="text">
      <style:text-properties style:font-name-complex="Times New Roman" fo:language="it" fo:country="IT"/>
    </style:style>
    <style:style style:name="T1370" style:parent-style-name="Policepardéfaut" style:family="text">
      <style:text-properties style:font-name-complex="Times New Roman" fo:language="it" fo:country="IT"/>
    </style:style>
    <style:style style:name="T1371" style:parent-style-name="Policepardéfaut" style:family="text">
      <style:text-properties style:font-name-complex="Times New Roman" fo:language="it" fo:country="IT"/>
    </style:style>
    <style:style style:name="T1372" style:parent-style-name="Policepardéfaut" style:family="text">
      <style:text-properties style:font-name-complex="Times New Roman" fo:language="it" fo:country="IT"/>
    </style:style>
    <style:style style:name="T1373" style:parent-style-name="Policepardéfaut" style:family="text">
      <style:text-properties style:font-name-complex="Times New Roman" fo:language="it" fo:country="IT"/>
    </style:style>
    <style:style style:name="T1374" style:parent-style-name="Policepardéfaut" style:family="text">
      <style:text-properties style:font-name-complex="Times New Roman" fo:language="it" fo:country="IT"/>
    </style:style>
    <style:style style:name="T1375" style:parent-style-name="Policepardéfaut" style:family="text">
      <style:text-properties style:font-name-complex="Times New Roman" fo:language="it" fo:country="IT"/>
    </style:style>
    <style:style style:name="T1376" style:parent-style-name="Policepardéfaut" style:family="text">
      <style:text-properties style:font-name-complex="Times New Roman" fo:language="it" fo:country="IT"/>
    </style:style>
    <style:style style:name="T1377" style:parent-style-name="Policepardéfaut" style:family="text">
      <style:text-properties style:font-name-complex="Times New Roman" fo:language="it" fo:country="IT"/>
    </style:style>
    <style:style style:name="T1378" style:parent-style-name="Policepardéfaut" style:family="text">
      <style:text-properties style:font-name-complex="Times New Roman" fo:language="it" fo:country="IT"/>
    </style:style>
    <style:style style:name="T1379" style:parent-style-name="Policepardéfaut" style:family="text">
      <style:text-properties style:font-name-complex="Times New Roman" fo:language="it" fo:country="IT"/>
    </style:style>
    <style:style style:name="T1380" style:parent-style-name="Policepardéfaut" style:family="text">
      <style:text-properties style:font-name-complex="Times New Roman" fo:language="it" fo:country="IT"/>
    </style:style>
    <style:style style:name="T1381" style:parent-style-name="Policepardéfaut" style:family="text">
      <style:text-properties style:font-name-complex="Times New Roman" fo:language="it" fo:country="IT"/>
    </style:style>
    <style:style style:name="T1382" style:parent-style-name="Policepardéfaut" style:family="text">
      <style:text-properties style:font-name-complex="Times New Roman" fo:language="it" fo:country="IT"/>
    </style:style>
    <style:style style:name="T1383" style:parent-style-name="Policepardéfaut" style:family="text">
      <style:text-properties style:font-name-complex="Times New Roman" fo:language="it" fo:country="IT"/>
    </style:style>
    <style:style style:name="T1384" style:parent-style-name="Policepardéfaut" style:family="text">
      <style:text-properties style:font-name-complex="Times New Roman" fo:language="it" fo:country="IT"/>
    </style:style>
    <style:style style:name="T1385" style:parent-style-name="Policepardéfaut" style:family="text">
      <style:text-properties style:font-name-complex="Times New Roman" fo:language="it" fo:country="IT"/>
    </style:style>
    <style:style style:name="T1386" style:parent-style-name="Policepardéfaut" style:family="text">
      <style:text-properties style:font-name-complex="Times New Roman" fo:language="it" fo:country="IT"/>
    </style:style>
    <style:style style:name="T1387" style:parent-style-name="Policepardéfaut" style:family="text">
      <style:text-properties style:font-name-complex="Times New Roman" fo:language="it" fo:country="IT"/>
    </style:style>
    <style:style style:name="T1388" style:parent-style-name="Policepardéfaut" style:family="text">
      <style:text-properties style:font-name-complex="Times New Roman" fo:language="it" fo:country="IT"/>
    </style:style>
    <style:style style:name="T1389" style:parent-style-name="Policepardéfaut" style:family="text">
      <style:text-properties style:font-name-complex="Times New Roman" fo:language="it" fo:country="IT"/>
    </style:style>
    <style:style style:name="T1390" style:parent-style-name="Policepardéfaut" style:family="text">
      <style:text-properties style:font-name-complex="Times New Roman" fo:language="it" fo:country="IT"/>
    </style:style>
    <style:style style:name="T1391" style:parent-style-name="Policepardéfaut" style:family="text">
      <style:text-properties style:font-name-complex="Times New Roman" fo:language="it" fo:country="IT"/>
    </style:style>
    <style:style style:name="T1392" style:parent-style-name="Policepardéfaut" style:family="text">
      <style:text-properties style:font-name-complex="Times New Roman" fo:language="it" fo:country="IT"/>
    </style:style>
    <style:style style:name="T1393" style:parent-style-name="Policepardéfaut" style:family="text">
      <style:text-properties style:font-name-complex="Times New Roman" fo:language="it" fo:country="IT"/>
    </style:style>
    <style:style style:name="T1394" style:parent-style-name="Policepardéfaut" style:family="text">
      <style:text-properties style:font-name-complex="Times New Roman" fo:language="it" fo:country="IT"/>
    </style:style>
    <style:style style:name="T1395" style:parent-style-name="Policepardéfaut" style:family="text">
      <style:text-properties style:font-name-complex="Times New Roman" fo:font-style="italic" style:font-style-asian="italic" fo:language="it" fo:country="IT"/>
    </style:style>
    <style:style style:name="T1396" style:parent-style-name="Policepardéfaut" style:family="text">
      <style:text-properties style:font-name-complex="Times New Roman" fo:language="it" fo:country="IT"/>
    </style:style>
    <style:style style:name="T1397" style:parent-style-name="Policepardéfaut" style:family="text">
      <style:text-properties style:font-name-complex="Times New Roman" fo:language="it" fo:country="IT"/>
    </style:style>
    <style:style style:name="T1398" style:parent-style-name="Policepardéfaut" style:family="text">
      <style:text-properties style:font-name-complex="Times New Roman" fo:language="it" fo:country="IT"/>
    </style:style>
    <style:style style:name="T1399" style:parent-style-name="Policepardéfaut" style:family="text">
      <style:text-properties style:font-name-complex="Times New Roman" fo:language="it" fo:country="IT"/>
    </style:style>
    <style:style style:name="T1400" style:parent-style-name="Policepardéfaut" style:family="text">
      <style:text-properties style:font-name-complex="Times New Roman" fo:language="it" fo:country="IT"/>
    </style:style>
    <style:style style:name="T1401" style:parent-style-name="Policepardéfaut" style:family="text">
      <style:text-properties style:font-name-complex="Times New Roman" fo:language="it" fo:country="IT"/>
    </style:style>
    <style:style style:name="T1402" style:parent-style-name="Policepardéfaut" style:family="text">
      <style:text-properties style:font-name-complex="Times New Roman" fo:language="it" fo:country="IT"/>
    </style:style>
    <style:style style:name="T1403" style:parent-style-name="Policepardéfaut" style:family="text">
      <style:text-properties style:font-name-complex="Times New Roman" fo:language="it" fo:country="IT"/>
    </style:style>
    <style:style style:name="T1404" style:parent-style-name="Policepardéfaut" style:family="text">
      <style:text-properties style:font-name-complex="Times New Roman" fo:language="it" fo:country="IT"/>
    </style:style>
    <style:style style:name="T1405" style:parent-style-name="Policepardéfaut" style:family="text">
      <style:text-properties fo:language="it" fo:country="IT"/>
    </style:style>
    <style:style style:name="T1406" style:parent-style-name="Policepardéfaut" style:family="text">
      <style:text-properties fo:language="it" fo:country="IT"/>
    </style:style>
    <style:style style:name="T1407" style:parent-style-name="Policepardéfaut" style:family="text">
      <style:text-properties fo:language="it" fo:country="IT"/>
    </style:style>
    <style:style style:name="T1408" style:parent-style-name="Policepardéfaut" style:family="text">
      <style:text-properties fo:language="it" fo:country="IT"/>
    </style:style>
    <style:style style:name="T1409" style:parent-style-name="Policepardéfaut" style:family="text">
      <style:text-properties fo:language="it" fo:country="IT"/>
    </style:style>
    <style:style style:name="T1410" style:parent-style-name="Policepardéfaut" style:family="text">
      <style:text-properties fo:language="it" fo:country="IT"/>
    </style:style>
    <style:style style:name="T1411" style:parent-style-name="Policepardéfaut" style:family="text">
      <style:text-properties fo:language="it" fo:country="IT"/>
    </style:style>
    <style:style style:name="T1412" style:parent-style-name="Policepardéfaut" style:family="text">
      <style:text-properties fo:font-style="italic" style:font-style-asian="italic" fo:language="it" fo:country="IT"/>
    </style:style>
    <style:style style:name="T1413" style:parent-style-name="Policepardéfaut" style:family="text">
      <style:text-properties fo:language="it" fo:country="IT"/>
    </style:style>
    <style:style style:name="T1414" style:parent-style-name="Policepardéfaut" style:family="text">
      <style:text-properties fo:language="it" fo:country="IT"/>
    </style:style>
    <style:style style:name="T1415" style:parent-style-name="Policepardéfaut" style:family="text">
      <style:text-properties fo:language="it" fo:country="IT"/>
    </style:style>
    <style:style style:name="T1416" style:parent-style-name="Policepardéfaut" style:family="text">
      <style:text-properties fo:language="it" fo:country="IT"/>
    </style:style>
    <style:style style:name="T1417" style:parent-style-name="Policepardéfaut" style:family="text">
      <style:text-properties fo:language="it" fo:country="IT"/>
    </style:style>
    <style:style style:name="T1418" style:parent-style-name="Policepardéfaut" style:family="text">
      <style:text-properties fo:language="it" fo:country="IT"/>
    </style:style>
    <style:style style:name="T1419" style:parent-style-name="Policepardéfaut" style:family="text">
      <style:text-properties fo:language="it" fo:country="IT"/>
    </style:style>
    <style:style style:name="T1420" style:parent-style-name="Policepardéfaut" style:family="text">
      <style:text-properties fo:language="it" fo:country="IT"/>
    </style:style>
    <style:style style:name="T1421" style:parent-style-name="Policepardéfaut" style:family="text">
      <style:text-properties fo:language="it" fo:country="IT"/>
    </style:style>
    <style:style style:name="T1422" style:parent-style-name="Policepardéfaut" style:family="text">
      <style:text-properties fo:language="it" fo:country="IT"/>
    </style:style>
    <style:style style:name="T1423" style:parent-style-name="Policepardéfaut" style:family="text">
      <style:text-properties fo:language="it" fo:country="IT"/>
    </style:style>
    <style:style style:name="T1424" style:parent-style-name="Policepardéfaut" style:family="text">
      <style:text-properties fo:language="it" fo:country="IT"/>
    </style:style>
    <style:style style:name="T1425" style:parent-style-name="Policepardéfaut" style:family="text">
      <style:text-properties fo:language="it" fo:country="IT"/>
    </style:style>
    <style:style style:name="T1426" style:parent-style-name="Policepardéfaut" style:family="text">
      <style:text-properties fo:language="it" fo:country="IT"/>
    </style:style>
    <style:style style:name="T1427" style:parent-style-name="Policepardéfaut" style:family="text">
      <style:text-properties fo:language="it" fo:country="IT"/>
    </style:style>
    <style:style style:name="T1428" style:parent-style-name="Policepardéfaut" style:family="text">
      <style:text-properties fo:language="it" fo:country="IT"/>
    </style:style>
    <style:style style:name="T1429" style:parent-style-name="Policepardéfaut" style:family="text">
      <style:text-properties fo:language="it" fo:country="IT"/>
    </style:style>
    <style:style style:name="T1430" style:parent-style-name="Policepardéfaut" style:family="text">
      <style:text-properties fo:language="it" fo:country="IT"/>
    </style:style>
    <style:style style:name="T1431" style:parent-style-name="Policepardéfaut" style:family="text">
      <style:text-properties fo:language="it" fo:country="IT"/>
    </style:style>
    <style:style style:name="T1432" style:parent-style-name="Policepardéfaut" style:family="text">
      <style:text-properties fo:language="it" fo:country="IT"/>
    </style:style>
    <style:style style:name="T1433" style:parent-style-name="Policepardéfaut" style:family="text">
      <style:text-properties fo:language="it" fo:country="IT"/>
    </style:style>
    <style:style style:name="T1434" style:parent-style-name="Policepardéfaut" style:family="text">
      <style:text-properties fo:language="it" fo:country="IT"/>
    </style:style>
    <style:style style:name="T1435" style:parent-style-name="Policepardéfaut" style:family="text">
      <style:text-properties fo:language="it" fo:country="IT"/>
    </style:style>
    <style:style style:name="T1436" style:parent-style-name="Policepardéfaut" style:family="text">
      <style:text-properties fo:language="it" fo:country="IT"/>
    </style:style>
    <style:style style:name="T1437" style:parent-style-name="Policepardéfaut" style:family="text">
      <style:text-properties fo:language="it" fo:country="IT"/>
    </style:style>
    <style:style style:name="T1438" style:parent-style-name="Policepardéfaut" style:family="text">
      <style:text-properties fo:language="it" fo:country="IT"/>
    </style:style>
    <style:style style:name="T1439" style:parent-style-name="Policepardéfaut" style:family="text">
      <style:text-properties fo:language="it" fo:country="IT"/>
    </style:style>
    <style:style style:name="T1440" style:parent-style-name="Policepardéfaut" style:family="text">
      <style:text-properties fo:language="it" fo:country="IT"/>
    </style:style>
    <style:style style:name="T1441" style:parent-style-name="Policepardéfaut" style:family="text">
      <style:text-properties fo:language="it" fo:country="IT"/>
    </style:style>
    <style:style style:name="T1442" style:parent-style-name="Policepardéfaut" style:family="text">
      <style:text-properties fo:language="it" fo:country="IT"/>
    </style:style>
    <style:style style:name="T1443" style:parent-style-name="Policepardéfaut" style:family="text">
      <style:text-properties fo:language="it" fo:country="IT"/>
    </style:style>
    <style:style style:name="T1444" style:parent-style-name="Policepardéfaut" style:family="text">
      <style:text-properties fo:language="it" fo:country="IT"/>
    </style:style>
    <style:style style:name="T1445" style:parent-style-name="Policepardéfaut" style:family="text">
      <style:text-properties fo:language="it" fo:country="IT"/>
    </style:style>
    <style:style style:name="T1446" style:parent-style-name="Policepardéfaut" style:family="text">
      <style:text-properties fo:language="it" fo:country="IT"/>
    </style:style>
    <style:style style:name="T1447" style:parent-style-name="Policepardéfaut" style:family="text">
      <style:text-properties fo:language="it" fo:country="IT"/>
    </style:style>
    <style:style style:name="T1448" style:parent-style-name="Policepardéfaut" style:family="text">
      <style:text-properties fo:language="it" fo:country="IT"/>
    </style:style>
    <style:style style:name="T1449" style:parent-style-name="Policepardéfaut" style:family="text">
      <style:text-properties fo:language="it" fo:country="IT"/>
    </style:style>
    <style:style style:name="T1450" style:parent-style-name="Policepardéfaut" style:family="text">
      <style:text-properties fo:language="it" fo:country="IT"/>
    </style:style>
    <style:style style:name="T1451" style:parent-style-name="Policepardéfaut" style:family="text">
      <style:text-properties fo:language="it" fo:country="IT"/>
    </style:style>
    <style:style style:name="T1452" style:parent-style-name="Policepardéfaut" style:family="text">
      <style:text-properties fo:language="it" fo:country="IT"/>
    </style:style>
    <style:style style:name="T1453" style:parent-style-name="Policepardéfaut" style:family="text">
      <style:text-properties fo:language="it" fo:country="IT"/>
    </style:style>
    <style:style style:name="T1454" style:parent-style-name="Policepardéfaut" style:family="text">
      <style:text-properties fo:language="it" fo:country="IT"/>
    </style:style>
    <style:style style:name="T1455" style:parent-style-name="Policepardéfaut" style:family="text">
      <style:text-properties fo:language="it" fo:country="IT"/>
    </style:style>
    <style:style style:name="T1456" style:parent-style-name="Policepardéfaut" style:family="text">
      <style:text-properties fo:language="it" fo:country="IT"/>
    </style:style>
    <style:style style:name="T1457" style:parent-style-name="Policepardéfaut" style:family="text">
      <style:text-properties fo:language="it" fo:country="IT"/>
    </style:style>
    <style:style style:name="T1458" style:parent-style-name="Policepardéfaut" style:family="text">
      <style:text-properties fo:language="it" fo:country="IT"/>
    </style:style>
    <style:style style:name="T1459" style:parent-style-name="Policepardéfaut" style:family="text">
      <style:text-properties fo:language="it" fo:country="IT"/>
    </style:style>
    <style:style style:name="T1460" style:parent-style-name="Policepardéfaut" style:family="text">
      <style:text-properties fo:language="it" fo:country="IT"/>
    </style:style>
    <style:style style:name="T1461" style:parent-style-name="Policepardéfaut" style:family="text">
      <style:text-properties fo:language="it" fo:country="IT"/>
    </style:style>
    <style:style style:name="T1462" style:parent-style-name="Policepardéfaut" style:family="text">
      <style:text-properties fo:language="it" fo:country="IT"/>
    </style:style>
    <style:style style:name="T1463" style:parent-style-name="Policepardéfaut" style:family="text">
      <style:text-properties fo:language="it" fo:country="IT"/>
    </style:style>
    <style:style style:name="T1464" style:parent-style-name="Policepardéfaut" style:family="text">
      <style:text-properties fo:language="it" fo:country="IT"/>
    </style:style>
    <style:style style:name="T1465" style:parent-style-name="Policepardéfaut" style:family="text">
      <style:text-properties fo:language="it" fo:country="IT"/>
    </style:style>
    <style:style style:name="T1466" style:parent-style-name="Policepardéfaut" style:family="text">
      <style:text-properties fo:language="it" fo:country="IT"/>
    </style:style>
    <style:style style:name="T1467" style:parent-style-name="Policepardéfaut" style:family="text">
      <style:text-properties fo:language="it" fo:country="IT"/>
    </style:style>
    <style:style style:name="T1468" style:parent-style-name="Policepardéfaut" style:family="text">
      <style:text-properties fo:language="it" fo:country="IT"/>
    </style:style>
    <style:style style:name="T1469" style:parent-style-name="Policepardéfaut" style:family="text">
      <style:text-properties fo:language="it" fo:country="IT"/>
    </style:style>
    <style:style style:name="T1470" style:parent-style-name="Policepardéfaut" style:family="text">
      <style:text-properties fo:language="it" fo:country="IT"/>
    </style:style>
    <style:style style:name="T1471" style:parent-style-name="Policepardéfaut" style:family="text">
      <style:text-properties fo:language="it" fo:country="IT"/>
    </style:style>
    <style:style style:name="T1472" style:parent-style-name="Policepardéfaut" style:family="text">
      <style:text-properties fo:language="it" fo:country="IT"/>
    </style:style>
    <style:style style:name="T1473" style:parent-style-name="Policepardéfaut" style:family="text">
      <style:text-properties fo:language="it" fo:country="IT"/>
    </style:style>
    <style:style style:name="T1474" style:parent-style-name="Policepardéfaut" style:family="text">
      <style:text-properties fo:language="it" fo:country="IT"/>
    </style:style>
    <style:style style:name="T1475" style:parent-style-name="Policepardéfaut" style:family="text">
      <style:text-properties fo:language="it" fo:country="IT"/>
    </style:style>
    <style:style style:name="T1476" style:parent-style-name="Policepardéfaut" style:family="text">
      <style:text-properties fo:language="it" fo:country="IT"/>
    </style:style>
    <style:style style:name="T1477" style:parent-style-name="Policepardéfaut" style:family="text">
      <style:text-properties fo:language="it" fo:country="IT"/>
    </style:style>
    <style:style style:name="T1478" style:parent-style-name="Policepardéfaut" style:family="text">
      <style:text-properties fo:language="it" fo:country="IT"/>
    </style:style>
    <style:style style:name="T1479" style:parent-style-name="Policepardéfaut" style:family="text">
      <style:text-properties fo:language="it" fo:country="IT"/>
    </style:style>
    <style:style style:name="T1480" style:parent-style-name="Policepardéfaut" style:family="text">
      <style:text-properties fo:language="it" fo:country="IT"/>
    </style:style>
    <style:style style:name="T1481" style:parent-style-name="Policepardéfaut" style:family="text">
      <style:text-properties fo:font-style="italic" style:font-style-asian="italic" fo:language="it" fo:country="IT"/>
    </style:style>
    <style:style style:name="T1482" style:parent-style-name="Policepardéfaut" style:family="text">
      <style:text-properties fo:language="it" fo:country="IT"/>
    </style:style>
    <style:style style:name="T1483" style:parent-style-name="Policepardéfaut" style:family="text">
      <style:text-properties fo:language="it" fo:country="IT"/>
    </style:style>
    <style:style style:name="T1484" style:parent-style-name="Policepardéfaut" style:family="text">
      <style:text-properties fo:language="it" fo:country="IT"/>
    </style:style>
    <style:style style:name="T1485" style:parent-style-name="Policepardéfaut" style:family="text">
      <style:text-properties fo:language="it" fo:country="IT"/>
    </style:style>
    <style:style style:name="T1486" style:parent-style-name="Policepardéfaut" style:family="text">
      <style:text-properties fo:language="it" fo:country="IT"/>
    </style:style>
    <style:style style:name="T1487" style:parent-style-name="Policepardéfaut" style:family="text">
      <style:text-properties fo:language="it" fo:country="IT"/>
    </style:style>
    <style:style style:name="T1488" style:parent-style-name="Policepardéfaut" style:family="text">
      <style:text-properties fo:language="it" fo:country="IT"/>
    </style:style>
    <style:style style:name="T1489" style:parent-style-name="Policepardéfaut" style:family="text">
      <style:text-properties fo:language="it" fo:country="IT"/>
    </style:style>
    <style:style style:name="T1490" style:parent-style-name="Policepardéfaut" style:family="text">
      <style:text-properties fo:language="it" fo:country="IT"/>
    </style:style>
    <style:style style:name="T1491" style:parent-style-name="Policepardéfaut" style:family="text">
      <style:text-properties fo:language="it" fo:country="IT"/>
    </style:style>
    <style:style style:name="T1492" style:parent-style-name="Policepardéfaut" style:family="text">
      <style:text-properties fo:language="it" fo:country="IT"/>
    </style:style>
    <style:style style:name="T1493" style:parent-style-name="Policepardéfaut" style:family="text">
      <style:text-properties fo:language="it" fo:country="IT"/>
    </style:style>
    <style:style style:name="T1494" style:parent-style-name="Policepardéfaut" style:family="text">
      <style:text-properties fo:language="it" fo:country="IT"/>
    </style:style>
    <style:style style:name="T1495" style:parent-style-name="Policepardéfaut" style:family="text">
      <style:text-properties fo:language="it" fo:country="IT"/>
    </style:style>
    <style:style style:name="T1496" style:parent-style-name="Policepardéfaut" style:family="text">
      <style:text-properties fo:language="it" fo:country="IT"/>
    </style:style>
    <style:style style:name="T1497" style:parent-style-name="Policepardéfaut" style:family="text">
      <style:text-properties fo:language="it" fo:country="IT"/>
    </style:style>
    <style:style style:name="T1498" style:parent-style-name="Policepardéfaut" style:family="text">
      <style:text-properties fo:language="it" fo:country="IT"/>
    </style:style>
    <style:style style:name="T1499" style:parent-style-name="Policepardéfaut" style:family="text">
      <style:text-properties fo:language="it" fo:country="IT"/>
    </style:style>
    <style:style style:name="T1500" style:parent-style-name="Policepardéfaut" style:family="text">
      <style:text-properties fo:language="it" fo:country="IT"/>
    </style:style>
    <style:style style:name="T1501" style:parent-style-name="Policepardéfaut" style:family="text">
      <style:text-properties fo:language="it" fo:country="IT"/>
    </style:style>
    <style:style style:name="T1502" style:parent-style-name="Policepardéfaut" style:family="text">
      <style:text-properties fo:language="it" fo:country="IT"/>
    </style:style>
    <style:style style:name="T1503" style:parent-style-name="Policepardéfaut" style:family="text">
      <style:text-properties fo:language="it" fo:country="IT"/>
    </style:style>
    <style:style style:name="T1504" style:parent-style-name="Policepardéfaut" style:family="text">
      <style:text-properties fo:language="it" fo:country="IT"/>
    </style:style>
    <style:style style:name="T1505" style:parent-style-name="Policepardéfaut" style:family="text">
      <style:text-properties fo:language="it" fo:country="IT"/>
    </style:style>
    <style:style style:name="T1506" style:parent-style-name="Appelnotedebasdep." style:family="text">
      <style:text-properties style:font-name-complex="Times New Roman" fo:language="it" fo:country="IT"/>
    </style:style>
    <style:style style:name="T1507" style:parent-style-name="Policepardéfaut" style:family="text">
      <style:text-properties fo:language="it" fo:country="IT"/>
    </style:style>
    <style:style style:name="T1508" style:parent-style-name="Policepardéfaut" style:family="text">
      <style:text-properties fo:language="it" fo:country="IT"/>
    </style:style>
    <style:style style:name="T1509" style:parent-style-name="Policepardéfaut" style:family="text">
      <style:text-properties fo:language="it" fo:country="IT"/>
    </style:style>
    <style:style style:name="T1510" style:parent-style-name="Policepardéfaut" style:family="text">
      <style:text-properties fo:language="it" fo:country="IT"/>
    </style:style>
    <style:style style:name="T1511" style:parent-style-name="Policepardéfaut" style:family="text">
      <style:text-properties fo:language="it" fo:country="IT"/>
    </style:style>
    <style:style style:name="T1512" style:parent-style-name="Policepardéfaut" style:family="text">
      <style:text-properties fo:language="it" fo:country="IT"/>
    </style:style>
    <style:style style:name="T1513" style:parent-style-name="Policepardéfaut" style:family="text">
      <style:text-properties fo:language="it" fo:country="IT"/>
    </style:style>
    <style:style style:name="T1514" style:parent-style-name="Policepardéfaut" style:family="text">
      <style:text-properties fo:language="it" fo:country="IT"/>
    </style:style>
    <style:style style:name="T1515" style:parent-style-name="Policepardéfaut" style:family="text">
      <style:text-properties fo:language="it" fo:country="IT"/>
    </style:style>
    <style:style style:name="T1516" style:parent-style-name="Policepardéfaut" style:family="text">
      <style:text-properties fo:language="it" fo:country="IT"/>
    </style:style>
    <style:style style:name="T1517" style:parent-style-name="Policepardéfaut" style:family="text">
      <style:text-properties fo:language="it" fo:country="IT"/>
    </style:style>
    <style:style style:name="T1518" style:parent-style-name="Policepardéfaut" style:family="text">
      <style:text-properties fo:language="it" fo:country="IT"/>
    </style:style>
    <style:style style:name="T1519" style:parent-style-name="Policepardéfaut" style:family="text">
      <style:text-properties fo:language="it" fo:country="IT"/>
    </style:style>
    <style:style style:name="T1520" style:parent-style-name="Policepardéfaut" style:family="text">
      <style:text-properties fo:language="it" fo:country="IT"/>
    </style:style>
    <style:style style:name="T1521" style:parent-style-name="Policepardéfaut" style:family="text">
      <style:text-properties fo:font-style="italic" style:font-style-asian="italic" fo:language="it" fo:country="IT"/>
    </style:style>
    <style:style style:name="T1522" style:parent-style-name="Policepardéfaut" style:family="text">
      <style:text-properties fo:language="it" fo:country="IT"/>
    </style:style>
    <style:style style:name="T1523" style:parent-style-name="Policepardéfaut" style:family="text">
      <style:text-properties fo:language="it" fo:country="IT"/>
    </style:style>
    <style:style style:name="T1524" style:parent-style-name="Policepardéfaut" style:family="text">
      <style:text-properties fo:language="it" fo:country="IT"/>
    </style:style>
    <style:style style:name="T1525" style:parent-style-name="Policepardéfaut" style:family="text">
      <style:text-properties fo:language="it" fo:country="IT"/>
    </style:style>
    <style:style style:name="T1526" style:parent-style-name="Policepardéfaut" style:family="text">
      <style:text-properties fo:language="it" fo:country="IT"/>
    </style:style>
    <style:style style:name="T1527" style:parent-style-name="Policepardéfaut" style:family="text">
      <style:text-properties fo:language="it" fo:country="IT"/>
    </style:style>
    <style:style style:name="T1528" style:parent-style-name="Policepardéfaut" style:family="text">
      <style:text-properties fo:language="it" fo:country="IT"/>
    </style:style>
    <style:style style:name="T1529" style:parent-style-name="Policepardéfaut" style:family="text">
      <style:text-properties fo:language="it" fo:country="IT"/>
    </style:style>
    <style:style style:name="T1530" style:parent-style-name="Policepardéfaut" style:family="text">
      <style:text-properties fo:language="it" fo:country="IT"/>
    </style:style>
    <style:style style:name="T1531" style:parent-style-name="Policepardéfaut" style:family="text">
      <style:text-properties fo:language="it" fo:country="IT"/>
    </style:style>
    <style:style style:name="T1532" style:parent-style-name="Policepardéfaut" style:family="text">
      <style:text-properties fo:language="it" fo:country="IT"/>
    </style:style>
    <style:style style:name="T1533" style:parent-style-name="Policepardéfaut" style:family="text">
      <style:text-properties fo:font-style="italic" style:font-style-asian="italic" fo:language="it" fo:country="IT"/>
    </style:style>
    <style:style style:name="T1534" style:parent-style-name="Policepardéfaut" style:family="text">
      <style:text-properties fo:language="it" fo:country="IT"/>
    </style:style>
    <style:style style:name="T1535" style:parent-style-name="Policepardéfaut" style:family="text">
      <style:text-properties fo:language="it" fo:country="IT"/>
    </style:style>
    <style:style style:name="T1536" style:parent-style-name="Policepardéfaut" style:family="text">
      <style:text-properties fo:language="it" fo:country="IT"/>
    </style:style>
    <style:style style:name="T1537" style:parent-style-name="Policepardéfaut" style:family="text">
      <style:text-properties fo:language="it" fo:country="IT"/>
    </style:style>
    <style:style style:name="T1538" style:parent-style-name="Policepardéfaut" style:family="text">
      <style:text-properties fo:language="it" fo:country="IT"/>
    </style:style>
    <style:style style:name="T1539" style:parent-style-name="Policepardéfaut" style:family="text">
      <style:text-properties fo:language="it" fo:country="IT"/>
    </style:style>
    <style:style style:name="T1540" style:parent-style-name="Policepardéfaut" style:family="text">
      <style:text-properties fo:language="it" fo:country="IT"/>
    </style:style>
    <style:style style:name="T1541" style:parent-style-name="Policepardéfaut" style:family="text">
      <style:text-properties fo:language="it" fo:country="IT"/>
    </style:style>
    <style:style style:name="T1542" style:parent-style-name="Policepardéfaut" style:family="text">
      <style:text-properties fo:language="it" fo:country="IT"/>
    </style:style>
    <style:style style:name="T1543" style:parent-style-name="Policepardéfaut" style:family="text">
      <style:text-properties fo:language="it" fo:country="IT"/>
    </style:style>
    <style:style style:name="T1544" style:parent-style-name="Policepardéfaut" style:family="text">
      <style:text-properties fo:language="it" fo:country="IT"/>
    </style:style>
    <style:style style:name="T1545" style:parent-style-name="Policepardéfaut" style:family="text">
      <style:text-properties fo:language="it" fo:country="IT"/>
    </style:style>
    <style:style style:name="T1546" style:parent-style-name="Policepardéfaut" style:family="text">
      <style:text-properties fo:language="it" fo:country="IT"/>
    </style:style>
    <style:style style:name="T1547" style:parent-style-name="Policepardéfaut" style:family="text">
      <style:text-properties fo:language="it" fo:country="IT"/>
    </style:style>
    <style:style style:name="T1548" style:parent-style-name="Policepardéfaut" style:family="text">
      <style:text-properties fo:language="it" fo:country="IT"/>
    </style:style>
    <style:style style:name="T1549" style:parent-style-name="Policepardéfaut" style:family="text">
      <style:text-properties fo:language="it" fo:country="IT"/>
    </style:style>
    <style:style style:name="T1550" style:parent-style-name="Policepardéfaut" style:family="text">
      <style:text-properties fo:language="it" fo:country="IT"/>
    </style:style>
    <style:style style:name="T1551" style:parent-style-name="Policepardéfaut" style:family="text">
      <style:text-properties fo:language="it" fo:country="IT"/>
    </style:style>
    <style:style style:name="T1552" style:parent-style-name="Appelnotedebasdep." style:family="text">
      <style:text-properties style:font-name-complex="Times New Roman" fo:language="it" fo:country="IT"/>
    </style:style>
    <style:style style:name="T1553" style:parent-style-name="Policepardéfaut" style:family="text">
      <style:text-properties fo:font-style="italic" style:font-style-asian="italic"/>
    </style:style>
    <style:style style:name="T1554" style:parent-style-name="Policepardéfaut" style:family="text">
      <style:text-properties fo:font-style="italic" style:font-style-asian="italic"/>
    </style:style>
    <style:style style:name="T1555" style:parent-style-name="Policepardéfaut" style:family="text">
      <style:text-properties fo:font-style="italic" style:font-style-asian="italic"/>
    </style:style>
    <style:style style:name="T1556" style:parent-style-name="Policepardéfaut" style:family="text">
      <style:text-properties fo:language="it" fo:country="IT"/>
    </style:style>
    <style:style style:name="T1557" style:parent-style-name="Policepardéfaut" style:family="text">
      <style:text-properties fo:language="it" fo:country="IT"/>
    </style:style>
    <style:style style:name="T1558" style:parent-style-name="Policepardéfaut" style:family="text">
      <style:text-properties fo:language="it" fo:country="IT"/>
    </style:style>
    <style:style style:name="T1559" style:parent-style-name="Policepardéfaut" style:family="text">
      <style:text-properties fo:language="it" fo:country="IT"/>
    </style:style>
    <style:style style:name="T1560" style:parent-style-name="Policepardéfaut" style:family="text">
      <style:text-properties fo:language="it" fo:country="IT"/>
    </style:style>
    <style:style style:name="T1561" style:parent-style-name="Policepardéfaut" style:family="text">
      <style:text-properties fo:language="it" fo:country="IT"/>
    </style:style>
    <style:style style:name="T1562" style:parent-style-name="Policepardéfaut" style:family="text">
      <style:text-properties fo:language="it" fo:country="IT"/>
    </style:style>
    <style:style style:name="T1563" style:parent-style-name="Policepardéfaut" style:family="text">
      <style:text-properties fo:language="it" fo:country="IT"/>
    </style:style>
    <style:style style:name="T1564" style:parent-style-name="Policepardéfaut" style:family="text">
      <style:text-properties fo:language="it" fo:country="IT"/>
    </style:style>
    <style:style style:name="T1565" style:parent-style-name="Policepardéfaut" style:family="text">
      <style:text-properties fo:language="it" fo:country="IT"/>
    </style:style>
    <style:style style:name="T1566" style:parent-style-name="Policepardéfaut" style:family="text">
      <style:text-properties fo:language="it" fo:country="IT"/>
    </style:style>
    <style:style style:name="T1567" style:parent-style-name="Policepardéfaut" style:family="text">
      <style:text-properties fo:language="it" fo:country="IT"/>
    </style:style>
    <style:style style:name="T1568" style:parent-style-name="Policepardéfaut" style:family="text">
      <style:text-properties fo:language="it" fo:country="IT"/>
    </style:style>
    <style:style style:name="T1569" style:parent-style-name="Policepardéfaut" style:family="text">
      <style:text-properties fo:language="it" fo:country="IT"/>
    </style:style>
    <style:style style:name="T1570" style:parent-style-name="Policepardéfaut" style:family="text">
      <style:text-properties fo:language="it" fo:country="IT"/>
    </style:style>
    <style:style style:name="T1571" style:parent-style-name="Policepardéfaut" style:family="text">
      <style:text-properties fo:language="it" fo:country="IT"/>
    </style:style>
    <style:style style:name="T1572" style:parent-style-name="Policepardéfaut" style:family="text">
      <style:text-properties style:font-name-complex="Times New Roman" fo:language="it" fo:country="IT"/>
    </style:style>
    <style:style style:name="T1573" style:parent-style-name="Policepardéfaut" style:family="text">
      <style:text-properties style:font-name-complex="Times New Roman" fo:language="it" fo:country="IT"/>
    </style:style>
    <style:style style:name="T1574" style:parent-style-name="Policepardéfaut" style:family="text">
      <style:text-properties style:font-name-complex="Times New Roman" fo:language="it" fo:country="IT"/>
    </style:style>
    <style:style style:name="T1575" style:parent-style-name="Policepardéfaut" style:family="text">
      <style:text-properties style:font-name-complex="Times New Roman" fo:language="it" fo:country="IT"/>
    </style:style>
    <style:style style:name="T1576" style:parent-style-name="Policepardéfaut" style:family="text">
      <style:text-properties style:font-name-complex="Times New Roman" fo:language="it" fo:country="IT"/>
    </style:style>
    <style:style style:name="T1577" style:parent-style-name="Policepardéfaut" style:family="text">
      <style:text-properties style:font-name-complex="Times New Roman" fo:language="it" fo:country="IT"/>
    </style:style>
    <style:style style:name="T1578" style:parent-style-name="Policepardéfaut" style:family="text">
      <style:text-properties style:font-name-complex="Times New Roman" fo:language="it" fo:country="IT"/>
    </style:style>
    <style:style style:name="T1579" style:parent-style-name="Policepardéfaut" style:family="text">
      <style:text-properties style:font-name-complex="Times New Roman" fo:language="it" fo:country="IT"/>
    </style:style>
    <style:style style:name="T1580" style:parent-style-name="Policepardéfaut" style:family="text">
      <style:text-properties style:font-name-complex="Times New Roman" fo:language="it" fo:country="IT"/>
    </style:style>
    <style:style style:name="T1581" style:parent-style-name="Policepardéfaut" style:family="text">
      <style:text-properties style:font-name-complex="Times New Roman" fo:language="it" fo:country="IT"/>
    </style:style>
    <style:style style:name="T1582" style:parent-style-name="Policepardéfaut" style:family="text">
      <style:text-properties style:font-name-complex="Times New Roman" fo:language="it" fo:country="IT"/>
    </style:style>
    <style:style style:name="T1583" style:parent-style-name="Policepardéfaut" style:family="text">
      <style:text-properties style:font-name-complex="Times New Roman" fo:language="it" fo:country="IT"/>
    </style:style>
    <style:style style:name="T1584" style:parent-style-name="Policepardéfaut" style:family="text">
      <style:text-properties style:font-name-complex="Times New Roman" fo:language="it" fo:country="IT"/>
    </style:style>
    <style:style style:name="T1585" style:parent-style-name="Policepardéfaut" style:family="text">
      <style:text-properties style:font-name-complex="Times New Roman" fo:language="it" fo:country="IT"/>
    </style:style>
    <style:style style:name="T1586" style:parent-style-name="Policepardéfaut" style:family="text">
      <style:text-properties style:font-name-complex="Times New Roman" fo:language="it" fo:country="IT"/>
    </style:style>
    <style:style style:name="T1587" style:parent-style-name="Policepardéfaut" style:family="text">
      <style:text-properties style:font-name-complex="Times New Roman" fo:language="it" fo:country="IT"/>
    </style:style>
    <style:style style:name="T1588" style:parent-style-name="Policepardéfaut" style:family="text">
      <style:text-properties style:font-name-complex="Times New Roman" fo:language="it" fo:country="IT"/>
    </style:style>
    <style:style style:name="T1589" style:parent-style-name="Policepardéfaut" style:family="text">
      <style:text-properties style:font-name-complex="Times New Roman" fo:language="it" fo:country="IT"/>
    </style:style>
    <style:style style:name="T1590" style:parent-style-name="Policepardéfaut" style:family="text">
      <style:text-properties style:font-name-complex="Times New Roman" fo:language="it" fo:country="IT"/>
    </style:style>
    <style:style style:name="T1591" style:parent-style-name="Policepardéfaut" style:family="text">
      <style:text-properties style:font-name-complex="Times New Roman" fo:language="it" fo:country="IT"/>
    </style:style>
    <style:style style:name="T1592" style:parent-style-name="Policepardéfaut" style:family="text">
      <style:text-properties style:font-name-complex="Times New Roman" fo:language="it" fo:country="IT"/>
    </style:style>
    <style:style style:name="T1593" style:parent-style-name="Policepardéfaut" style:family="text">
      <style:text-properties style:font-name-complex="Times New Roman" fo:language="it" fo:country="IT"/>
    </style:style>
    <style:style style:name="T1594" style:parent-style-name="Policepardéfaut" style:family="text">
      <style:text-properties style:font-name-complex="Times New Roman" fo:language="it" fo:country="IT"/>
    </style:style>
    <style:style style:name="T1595" style:parent-style-name="Policepardéfaut" style:family="text">
      <style:text-properties style:font-name-complex="Times New Roman" fo:language="it" fo:country="IT"/>
    </style:style>
    <style:style style:name="T1596" style:parent-style-name="Policepardéfaut" style:family="text">
      <style:text-properties style:font-name-complex="Times New Roman" fo:language="it" fo:country="IT"/>
    </style:style>
    <style:style style:name="T1597" style:parent-style-name="Policepardéfaut" style:family="text">
      <style:text-properties style:font-name-complex="Times New Roman" fo:language="it" fo:country="IT"/>
    </style:style>
    <style:style style:name="T1598" style:parent-style-name="Policepardéfaut" style:family="text">
      <style:text-properties style:font-name-complex="Times New Roman" fo:language="it" fo:country="IT"/>
    </style:style>
    <style:style style:name="T1599" style:parent-style-name="Policepardéfaut" style:family="text">
      <style:text-properties style:font-name-complex="Times New Roman" fo:language="it" fo:country="IT"/>
    </style:style>
    <style:style style:name="T1600" style:parent-style-name="Policepardéfaut" style:family="text">
      <style:text-properties style:font-name-complex="Times New Roman" fo:language="it" fo:country="IT"/>
    </style:style>
    <style:style style:name="T1601" style:parent-style-name="Policepardéfaut" style:family="text">
      <style:text-properties style:font-name-complex="Times New Roman" fo:language="it" fo:country="IT"/>
    </style:style>
    <style:style style:name="T1602" style:parent-style-name="Policepardéfaut" style:family="text">
      <style:text-properties style:font-name-complex="Times New Roman" fo:language="it" fo:country="IT"/>
    </style:style>
    <style:style style:name="T1603" style:parent-style-name="Policepardéfaut" style:family="text">
      <style:text-properties style:font-name-complex="Times New Roman" fo:language="it" fo:country="IT"/>
    </style:style>
    <style:style style:name="T1604" style:parent-style-name="Policepardéfaut" style:family="text">
      <style:text-properties style:font-name-complex="Times New Roman" fo:language="it" fo:country="IT"/>
    </style:style>
    <style:style style:name="T1605" style:parent-style-name="Policepardéfaut" style:family="text">
      <style:text-properties style:font-name-complex="Times New Roman" fo:language="it" fo:country="IT"/>
    </style:style>
    <style:style style:name="T1606" style:parent-style-name="Policepardéfaut" style:family="text">
      <style:text-properties style:font-name-complex="Times New Roman" fo:language="it" fo:country="IT"/>
    </style:style>
    <style:style style:name="T1607" style:parent-style-name="Policepardéfaut" style:family="text">
      <style:text-properties style:font-name-complex="Times New Roman" fo:language="it" fo:country="IT"/>
    </style:style>
    <style:style style:name="T1608" style:parent-style-name="Policepardéfaut" style:family="text">
      <style:text-properties style:font-name-complex="Times New Roman" fo:language="it" fo:country="IT"/>
    </style:style>
    <style:style style:name="T1609" style:parent-style-name="Policepardéfaut" style:family="text">
      <style:text-properties style:font-name-complex="Times New Roman" fo:language="it" fo:country="IT"/>
    </style:style>
    <style:style style:name="T1610" style:parent-style-name="Policepardéfaut" style:family="text">
      <style:text-properties style:font-name-complex="Times New Roman" fo:language="it" fo:country="IT"/>
    </style:style>
    <style:style style:name="T1611" style:parent-style-name="Policepardéfaut" style:family="text">
      <style:text-properties style:font-name-complex="Times New Roman" fo:language="it" fo:country="IT"/>
    </style:style>
    <style:style style:name="T1612" style:parent-style-name="Policepardéfaut" style:family="text">
      <style:text-properties style:font-name-complex="Times New Roman" fo:language="it" fo:country="IT"/>
    </style:style>
    <style:style style:name="T1613" style:parent-style-name="Policepardéfaut" style:family="text">
      <style:text-properties style:font-name-complex="Times New Roman" fo:language="it" fo:country="IT"/>
    </style:style>
    <style:style style:name="T1614" style:parent-style-name="Policepardéfaut" style:family="text">
      <style:text-properties style:font-name-complex="Times New Roman" fo:language="it" fo:country="IT"/>
    </style:style>
    <style:style style:name="T1615" style:parent-style-name="Policepardéfaut" style:family="text">
      <style:text-properties style:font-name-complex="Times New Roman" fo:language="it" fo:country="IT"/>
    </style:style>
    <style:style style:name="T1616" style:parent-style-name="Policepardéfaut" style:family="text">
      <style:text-properties style:font-name-complex="Times New Roman" fo:language="it" fo:country="IT"/>
    </style:style>
    <style:style style:name="T1617" style:parent-style-name="Policepardéfaut" style:family="text">
      <style:text-properties style:font-name-complex="Times New Roman" fo:language="it" fo:country="IT"/>
    </style:style>
    <style:style style:name="T1618" style:parent-style-name="Policepardéfaut" style:family="text">
      <style:text-properties style:font-name-complex="Times New Roman" fo:language="it" fo:country="IT"/>
    </style:style>
    <style:style style:name="T1619" style:parent-style-name="Policepardéfaut" style:family="text">
      <style:text-properties style:font-name-complex="Times New Roman" fo:language="it" fo:country="IT"/>
    </style:style>
    <style:style style:name="T1620" style:parent-style-name="Policepardéfaut" style:family="text">
      <style:text-properties style:font-name-complex="Times New Roman" fo:language="it" fo:country="IT"/>
    </style:style>
    <style:style style:name="T1621" style:parent-style-name="Policepardéfaut" style:family="text">
      <style:text-properties style:font-name-complex="Times New Roman" fo:language="it" fo:country="IT"/>
    </style:style>
    <style:style style:name="T1622" style:parent-style-name="Policepardéfaut" style:family="text">
      <style:text-properties style:font-name-complex="Times New Roman" fo:language="it" fo:country="IT"/>
    </style:style>
    <style:style style:name="T1623" style:parent-style-name="Policepardéfaut" style:family="text">
      <style:text-properties style:font-name-complex="Times New Roman" fo:language="it" fo:country="IT"/>
    </style:style>
    <style:style style:name="T1624" style:parent-style-name="Policepardéfaut" style:family="text">
      <style:text-properties style:font-name-complex="Times New Roman" fo:language="it" fo:country="IT"/>
    </style:style>
    <style:style style:name="T1625" style:parent-style-name="Policepardéfaut" style:family="text">
      <style:text-properties style:font-name-complex="Times New Roman" fo:language="it" fo:country="IT"/>
    </style:style>
    <style:style style:name="T1626" style:parent-style-name="Policepardéfaut" style:family="text">
      <style:text-properties style:font-name-complex="Times New Roman" fo:language="it" fo:country="IT"/>
    </style:style>
    <style:style style:name="T1627" style:parent-style-name="Policepardéfaut" style:family="text">
      <style:text-properties style:font-name-complex="Times New Roman" fo:language="it" fo:country="IT"/>
    </style:style>
    <style:style style:name="T1628" style:parent-style-name="Policepardéfaut" style:family="text">
      <style:text-properties style:font-name-complex="Times New Roman" fo:language="it" fo:country="IT"/>
    </style:style>
    <style:style style:name="T1629" style:parent-style-name="Policepardéfaut" style:family="text">
      <style:text-properties style:font-name-complex="Times New Roman" fo:language="it" fo:country="IT"/>
    </style:style>
    <style:style style:name="T1630" style:parent-style-name="Policepardéfaut" style:family="text">
      <style:text-properties style:font-name-complex="Times New Roman" fo:language="it" fo:country="IT"/>
    </style:style>
    <style:style style:name="T1631" style:parent-style-name="Policepardéfaut" style:family="text">
      <style:text-properties style:font-name-complex="Times New Roman" fo:language="it" fo:country="IT"/>
    </style:style>
    <style:style style:name="T1632" style:parent-style-name="Policepardéfaut" style:family="text">
      <style:text-properties style:font-name-complex="Times New Roman" fo:language="it" fo:country="IT"/>
    </style:style>
    <style:style style:name="T1633" style:parent-style-name="Policepardéfaut" style:family="text">
      <style:text-properties style:font-name-complex="Times New Roman" fo:language="it" fo:country="IT"/>
    </style:style>
    <style:style style:name="T1634" style:parent-style-name="Policepardéfaut" style:family="text">
      <style:text-properties style:font-name-complex="Times New Roman" fo:language="it" fo:country="IT"/>
    </style:style>
    <style:style style:name="T1635" style:parent-style-name="Policepardéfaut" style:family="text">
      <style:text-properties style:font-name-complex="Times New Roman" fo:language="it" fo:country="IT"/>
    </style:style>
    <style:style style:name="T1636" style:parent-style-name="Policepardéfaut" style:family="text">
      <style:text-properties style:font-name-complex="Times New Roman" fo:language="it" fo:country="IT"/>
    </style:style>
    <style:style style:name="T1637" style:parent-style-name="Policepardéfaut" style:family="text">
      <style:text-properties style:font-name-complex="Times New Roman" fo:language="it" fo:country="IT"/>
    </style:style>
    <style:style style:name="T1638" style:parent-style-name="Policepardéfaut" style:family="text">
      <style:text-properties style:font-name-complex="Times New Roman" fo:language="it" fo:country="IT"/>
    </style:style>
    <style:style style:name="T1639" style:parent-style-name="Policepardéfaut" style:family="text">
      <style:text-properties style:font-name-complex="Times New Roman" fo:language="it" fo:country="IT"/>
    </style:style>
    <style:style style:name="T1640" style:parent-style-name="Policepardéfaut" style:family="text">
      <style:text-properties style:font-name-complex="Times New Roman" fo:language="it" fo:country="IT"/>
    </style:style>
    <style:style style:name="T1641" style:parent-style-name="Policepardéfaut" style:family="text">
      <style:text-properties style:font-name-complex="Times New Roman" fo:language="it" fo:country="IT"/>
    </style:style>
    <style:style style:name="T1642" style:parent-style-name="Policepardéfaut" style:family="text">
      <style:text-properties style:font-name-complex="Times New Roman" fo:language="it" fo:country="IT"/>
    </style:style>
    <style:style style:name="T1643" style:parent-style-name="Policepardéfaut" style:family="text">
      <style:text-properties style:font-name-complex="Times New Roman" fo:language="it" fo:country="IT"/>
    </style:style>
    <style:style style:name="T1644" style:parent-style-name="Policepardéfaut" style:family="text">
      <style:text-properties style:font-name-complex="Times New Roman" fo:language="it" fo:country="IT"/>
    </style:style>
    <style:style style:name="T1645" style:parent-style-name="Policepardéfaut" style:family="text">
      <style:text-properties style:font-name-complex="Times New Roman" fo:language="it" fo:country="IT"/>
    </style:style>
    <style:style style:name="T1646" style:parent-style-name="Policepardéfaut" style:family="text">
      <style:text-properties style:font-name-complex="Times New Roman" fo:language="it" fo:country="IT"/>
    </style:style>
    <style:style style:name="T1647" style:parent-style-name="Policepardéfaut" style:family="text">
      <style:text-properties style:font-name-complex="Times New Roman" fo:language="it" fo:country="IT"/>
    </style:style>
    <style:style style:name="T1648" style:parent-style-name="Policepardéfaut" style:family="text">
      <style:text-properties style:font-name-complex="Times New Roman" fo:language="it" fo:country="IT"/>
    </style:style>
    <style:style style:name="T1649" style:parent-style-name="Policepardéfaut" style:family="text">
      <style:text-properties style:font-name-complex="Times New Roman" fo:language="it" fo:country="IT"/>
    </style:style>
    <style:style style:name="T1650" style:parent-style-name="Policepardéfaut" style:family="text">
      <style:text-properties style:font-name-complex="Times New Roman" fo:language="it" fo:country="IT"/>
    </style:style>
    <style:style style:name="T1651" style:parent-style-name="Policepardéfaut" style:family="text">
      <style:text-properties style:font-name-complex="Times New Roman" fo:language="it" fo:country="IT"/>
    </style:style>
    <style:style style:name="T1652" style:parent-style-name="Policepardéfaut" style:family="text">
      <style:text-properties style:font-name-complex="Times New Roman" fo:language="it" fo:country="IT"/>
    </style:style>
    <style:style style:name="T1653" style:parent-style-name="Policepardéfaut" style:family="text">
      <style:text-properties style:font-name-complex="Times New Roman" fo:language="it" fo:country="IT"/>
    </style:style>
    <style:style style:name="T1654" style:parent-style-name="Policepardéfaut" style:family="text">
      <style:text-properties style:font-name-complex="Times New Roman" fo:language="it" fo:country="IT"/>
    </style:style>
    <style:style style:name="T1655" style:parent-style-name="Policepardéfaut" style:family="text">
      <style:text-properties style:font-name-complex="Times New Roman" fo:language="it" fo:country="IT"/>
    </style:style>
    <style:style style:name="T1656" style:parent-style-name="Policepardéfaut" style:family="text">
      <style:text-properties style:font-name-complex="Times New Roman" fo:language="it" fo:country="IT"/>
    </style:style>
    <style:style style:name="T1657" style:parent-style-name="Policepardéfaut" style:family="text">
      <style:text-properties style:font-name-complex="Times New Roman" fo:language="it" fo:country="IT"/>
    </style:style>
    <style:style style:name="T1658" style:parent-style-name="Policepardéfaut" style:family="text">
      <style:text-properties style:font-name-complex="Times New Roman" fo:language="it" fo:country="IT"/>
    </style:style>
    <style:style style:name="T1659" style:parent-style-name="Policepardéfaut" style:family="text">
      <style:text-properties style:font-name-complex="Times New Roman" fo:language="it" fo:country="IT"/>
    </style:style>
    <style:style style:name="T1660" style:parent-style-name="Policepardéfaut" style:family="text">
      <style:text-properties style:font-name-complex="Times New Roman" fo:language="it" fo:country="IT"/>
    </style:style>
    <style:style style:name="T1661" style:parent-style-name="Policepardéfaut" style:family="text">
      <style:text-properties style:font-name-complex="Times New Roman" fo:language="it" fo:country="IT"/>
    </style:style>
    <style:style style:name="T1662" style:parent-style-name="Policepardéfaut" style:family="text">
      <style:text-properties style:font-name-complex="Times New Roman" fo:language="it" fo:country="IT"/>
    </style:style>
    <style:style style:name="T1663" style:parent-style-name="Policepardéfaut" style:family="text">
      <style:text-properties style:font-name-complex="Times New Roman" fo:language="it" fo:country="IT"/>
    </style:style>
    <style:style style:name="T1664" style:parent-style-name="Policepardéfaut" style:family="text">
      <style:text-properties style:font-name-complex="Times New Roman" fo:language="it" fo:country="IT"/>
    </style:style>
    <style:style style:name="T1665" style:parent-style-name="Policepardéfaut" style:family="text">
      <style:text-properties style:font-name-complex="Times New Roman" fo:language="it" fo:country="IT"/>
    </style:style>
    <style:style style:name="T1666" style:parent-style-name="Policepardéfaut" style:family="text">
      <style:text-properties style:font-name-complex="Times New Roman" fo:language="it" fo:country="IT"/>
    </style:style>
    <style:style style:name="T1667" style:parent-style-name="Policepardéfaut" style:family="text">
      <style:text-properties style:font-name-complex="Times New Roman" fo:language="it" fo:country="IT"/>
    </style:style>
    <style:style style:name="T1668" style:parent-style-name="Policepardéfaut" style:family="text">
      <style:text-properties style:font-name-complex="Times New Roman" fo:language="it" fo:country="IT"/>
    </style:style>
    <style:style style:name="T1669" style:parent-style-name="Policepardéfaut" style:family="text">
      <style:text-properties style:font-name-complex="Times New Roman" fo:language="it" fo:country="IT"/>
    </style:style>
    <style:style style:name="T1670" style:parent-style-name="Policepardéfaut" style:family="text">
      <style:text-properties style:font-name-complex="Times New Roman" fo:language="it" fo:country="IT"/>
    </style:style>
    <style:style style:name="P1671" style:parent-style-name="quote.l" style:family="paragraph">
      <style:text-properties fo:font-style="italic" style:font-style-asian="italic"/>
    </style:style>
    <style:style style:name="P1672" style:parent-style-name="quote.l" style:family="paragraph">
      <style:text-properties fo:font-style="italic" style:font-style-asian="italic"/>
    </style:style>
    <style:style style:name="P1673" style:parent-style-name="bibl" style:family="paragraph">
      <style:text-properties fo:font-style="italic" style:font-style-asian="italic"/>
    </style:style>
    <style:style style:name="P1674" style:parent-style-name="Titre2" style:family="paragraph">
      <style:text-properties fo:language="en" fo:country="US"/>
    </style:style>
    <style:style style:name="T1675" style:parent-style-name="Policepardéfaut" style:family="text">
      <style:text-properties style:font-name-complex="Times New Roman" fo:font-style="italic" style:font-style-asian="italic" fo:language="en" fo:country="US"/>
    </style:style>
    <style:style style:name="P1676" style:parent-style-name="signed" style:family="paragraph">
      <style:text-properties fo:font-style="italic" style:font-style-asian="italic"/>
    </style:style>
    <style:style style:name="T1677" style:parent-style-name="Policepardéfaut" style:family="text">
      <style:text-properties style:font-name-complex="Times New Roman" fo:language="it" fo:country="IT"/>
    </style:style>
    <style:style style:name="T1678" style:parent-style-name="Policepardéfaut" style:family="text">
      <style:text-properties style:font-name-complex="Times New Roman" fo:font-style="italic" style:font-style-asian="italic" fo:language="it" fo:country="IT"/>
    </style:style>
    <style:style style:name="T1679" style:parent-style-name="Policepardéfaut" style:family="text">
      <style:text-properties style:font-name-complex="Times New Roman" fo:language="it" fo:country="IT"/>
    </style:style>
    <style:style style:name="T1680" style:parent-style-name="Policepardéfaut" style:family="text">
      <style:text-properties style:font-name-complex="Times New Roman" fo:language="it" fo:country="IT"/>
    </style:style>
    <style:style style:name="T1681" style:parent-style-name="Policepardéfaut" style:family="text">
      <style:text-properties style:font-name-complex="Times New Roman" fo:language="it" fo:country="IT"/>
    </style:style>
    <style:style style:name="T1682" style:parent-style-name="Policepardéfaut" style:family="text">
      <style:text-properties style:font-name-complex="Times New Roman" fo:language="it" fo:country="IT"/>
    </style:style>
    <style:style style:name="T1683" style:parent-style-name="Policepardéfaut" style:family="text">
      <style:text-properties style:font-name-complex="Times New Roman" fo:language="it" fo:country="IT"/>
    </style:style>
    <style:style style:name="T1684" style:parent-style-name="Policepardéfaut" style:family="text">
      <style:text-properties style:font-name-complex="Times New Roman" fo:font-style="italic" style:font-style-asian="italic" fo:language="it" fo:country="IT"/>
    </style:style>
    <style:style style:name="T1685" style:parent-style-name="Policepardéfaut" style:family="text">
      <style:text-properties style:font-name-complex="Times New Roman" fo:language="it" fo:country="IT"/>
    </style:style>
    <style:style style:name="T1686" style:parent-style-name="Policepardéfaut" style:family="text">
      <style:text-properties style:font-name-complex="Times New Roman" fo:font-style="italic" style:font-style-asian="italic" fo:language="it" fo:country="IT"/>
    </style:style>
    <style:style style:name="T1687" style:parent-style-name="Policepardéfaut" style:family="text">
      <style:text-properties style:font-name-complex="Times New Roman" fo:language="it" fo:country="IT"/>
    </style:style>
    <style:style style:name="T1688" style:parent-style-name="Policepardéfaut" style:family="text">
      <style:text-properties style:font-name-complex="Times New Roman" fo:language="it" fo:country="IT"/>
    </style:style>
    <style:style style:name="T1689" style:parent-style-name="Policepardéfaut" style:family="text">
      <style:text-properties style:font-name-complex="Times New Roman" fo:language="it" fo:country="IT"/>
    </style:style>
    <style:style style:name="T1690" style:parent-style-name="Policepardéfaut" style:family="text">
      <style:text-properties style:font-name-complex="Times New Roman" fo:language="it" fo:country="IT"/>
    </style:style>
    <style:style style:name="T1691" style:parent-style-name="Policepardéfaut" style:family="text">
      <style:text-properties style:font-name-complex="Times New Roman" fo:language="it" fo:country="IT"/>
    </style:style>
    <style:style style:name="T1692" style:parent-style-name="Policepardéfaut" style:family="text">
      <style:text-properties style:font-name-complex="Times New Roman" fo:font-style="italic" style:font-style-asian="italic" fo:language="it" fo:country="IT"/>
    </style:style>
    <style:style style:name="T1693" style:parent-style-name="Policepardéfaut" style:family="text">
      <style:text-properties style:font-name-complex="Times New Roman" fo:language="it" fo:country="IT"/>
    </style:style>
    <style:style style:name="T1694" style:parent-style-name="Policepardéfaut" style:family="text">
      <style:text-properties style:font-name-complex="Times New Roman" fo:language="it" fo:country="IT"/>
    </style:style>
    <style:style style:name="T1695" style:parent-style-name="Policepardéfaut" style:family="text">
      <style:text-properties style:font-name-complex="Times New Roman" fo:language="it" fo:country="IT"/>
    </style:style>
    <style:style style:name="T1696" style:parent-style-name="Policepardéfaut" style:family="text">
      <style:text-properties style:font-name-complex="Times New Roman" fo:language="it" fo:country="IT"/>
    </style:style>
    <style:style style:name="T1697" style:parent-style-name="Policepardéfaut" style:family="text">
      <style:text-properties style:font-name-complex="Times New Roman" fo:language="it" fo:country="IT"/>
    </style:style>
    <style:style style:name="T1698" style:parent-style-name="Policepardéfaut" style:family="text">
      <style:text-properties style:font-name-complex="Times New Roman" fo:language="it" fo:country="IT"/>
    </style:style>
    <style:style style:name="T1699" style:parent-style-name="Policepardéfaut" style:family="text">
      <style:text-properties style:font-name-complex="Times New Roman" fo:language="it" fo:country="IT"/>
    </style:style>
    <style:style style:name="T1700" style:parent-style-name="Policepardéfaut" style:family="text">
      <style:text-properties style:font-name-complex="Times New Roman" fo:language="it" fo:country="IT"/>
    </style:style>
    <style:style style:name="T1701" style:parent-style-name="Policepardéfaut" style:family="text">
      <style:text-properties style:font-name-complex="Times New Roman" fo:language="it" fo:country="IT"/>
    </style:style>
    <style:style style:name="T1702" style:parent-style-name="Policepardéfaut" style:family="text">
      <style:text-properties style:font-name-complex="Times New Roman" fo:language="it" fo:country="IT"/>
    </style:style>
    <style:style style:name="T1703" style:parent-style-name="Policepardéfaut" style:family="text">
      <style:text-properties style:font-name-complex="Times New Roman" fo:language="it" fo:country="IT"/>
    </style:style>
    <style:style style:name="P1704" style:parent-style-name="p" style:family="paragraph">
      <style:text-properties style:font-name-complex="Times New Roman" fo:language="it" fo:country="IT"/>
    </style:style>
    <style:style style:name="P1705" style:parent-style-name="p" style:family="paragraph">
      <style:text-properties style:font-name-complex="Times New Roman" fo:language="it" fo:country="IT"/>
    </style:style>
    <style:style style:name="P1706" style:parent-style-name="p" style:family="paragraph">
      <style:text-properties style:font-name-complex="Times New Roman" fo:language="it" fo:country="IT"/>
    </style:style>
    <style:style style:name="P1707" style:parent-style-name="p" style:family="paragraph">
      <style:text-properties style:font-name-complex="Times New Roman" fo:language="it" fo:country="IT"/>
    </style:style>
    <style:style style:name="P1708" style:parent-style-name="p.center" style:family="paragraph">
      <style:text-properties fo:font-style="italic" style:font-style-asian="italic"/>
    </style:style>
    <style:style style:name="P1709" style:parent-style-name="p" style:family="paragraph">
      <style:text-properties style:font-name-complex="Times New Roman" fo:language="it" fo:country="IT"/>
    </style:style>
    <style:style style:name="T1710" style:parent-style-name="Policepardéfaut" style:family="text">
      <style:text-properties style:font-name-complex="Times New Roman" fo:font-style="italic" style:font-style-asian="italic" fo:language="it" fo:country="IT"/>
    </style:style>
    <style:style style:name="T1711" style:parent-style-name="Policepardéfaut" style:family="text">
      <style:text-properties style:font-name-complex="Times New Roman" fo:font-style="italic" style:font-style-asian="italic" fo:language="it" fo:country="IT"/>
    </style:style>
    <style:style style:name="T1712" style:parent-style-name="Policepardéfaut" style:family="text">
      <style:text-properties fo:language="it" fo:country="IT"/>
    </style:style>
    <style:style style:name="T1713" style:parent-style-name="Policepardéfaut" style:family="text">
      <style:text-properties fo:language="en" fo:country="US"/>
    </style:style>
    <style:style style:name="P1714" style:parent-style-name="p" style:family="paragraph">
      <style:text-properties style:font-name-complex="Times New Roman" fo:language="en" fo:country="GB"/>
    </style:style>
    <style:style style:name="T1715" style:parent-style-name="Policepardéfaut" style:family="text">
      <style:text-properties style:font-name-complex="Times New Roman" fo:language="en" fo:country="GB"/>
    </style:style>
    <style:style style:name="T1716" style:parent-style-name="Policepardéfaut" style:family="text">
      <style:text-properties style:font-name-complex="Times New Roman" fo:font-style="italic" style:font-style-asian="italic" fo:language="en" fo:country="GB"/>
    </style:style>
    <style:style style:name="T1717" style:parent-style-name="Policepardéfaut" style:family="text">
      <style:text-properties style:font-name-complex="Times New Roman" fo:font-style="italic" style:font-style-asian="italic" fo:language="en" fo:country="GB"/>
    </style:style>
    <style:style style:name="T1718" style:parent-style-name="Policepardéfaut" style:family="text">
      <style:text-properties style:font-name-complex="Times New Roman" fo:font-style="italic" style:font-style-asian="italic" fo:language="it" fo:country="IT"/>
    </style:style>
    <style:style style:name="P1719" style:parent-style-name="salute" style:family="paragraph">
      <style:text-properties fo:language="it" fo:country="IT"/>
    </style:style>
    <style:style style:name="T1720" style:parent-style-name="Policepardéfaut" style:family="text">
      <style:text-properties style:font-name-complex="Times New Roman" fo:language="it" fo:country="IT"/>
    </style:style>
    <style:style style:name="T1721" style:parent-style-name="Policepardéfaut" style:family="text">
      <style:text-properties style:font-name-complex="Times New Roman" fo:language="it" fo:country="IT"/>
    </style:style>
    <style:style style:name="T1722" style:parent-style-name="Policepardéfaut" style:family="text">
      <style:text-properties style:font-name-complex="Times New Roman" fo:language="it" fo:country="IT"/>
    </style:style>
    <style:style style:name="T1723" style:parent-style-name="Policepardéfaut" style:family="text">
      <style:text-properties style:font-name-complex="Times New Roman" fo:language="it" fo:country="IT"/>
    </style:style>
    <style:style style:name="T1724" style:parent-style-name="Policepardéfaut" style:family="text">
      <style:text-properties style:font-name-complex="Times New Roman" fo:language="it" fo:country="IT"/>
    </style:style>
    <style:style style:name="T1725" style:parent-style-name="Policepardéfaut" style:family="text">
      <style:text-properties style:font-name-complex="Times New Roman" fo:language="it" fo:country="IT"/>
    </style:style>
    <style:style style:name="T1726" style:parent-style-name="Policepardéfaut" style:family="text">
      <style:text-properties style:font-name-complex="Times New Roman" fo:language="it" fo:country="IT"/>
    </style:style>
    <style:style style:name="T1727" style:parent-style-name="Policepardéfaut" style:family="text">
      <style:text-properties style:font-name-complex="Times New Roman" fo:language="it" fo:country="IT"/>
    </style:style>
    <style:style style:name="T1728" style:parent-style-name="Policepardéfaut" style:family="text">
      <style:text-properties style:font-name-complex="Times New Roman" fo:language="it" fo:country="IT"/>
    </style:style>
    <style:style style:name="T1729" style:parent-style-name="Policepardéfaut" style:family="text">
      <style:text-properties style:font-name-complex="Times New Roman" fo:language="it" fo:country="IT"/>
    </style:style>
    <style:style style:name="T1730" style:parent-style-name="Policepardéfaut" style:family="text">
      <style:text-properties style:font-name-complex="Times New Roman" fo:language="it" fo:country="IT"/>
    </style:style>
    <style:style style:name="T1731" style:parent-style-name="Policepardéfaut" style:family="text">
      <style:text-properties style:font-name-complex="Times New Roman" fo:language="it" fo:country="IT"/>
    </style:style>
    <style:style style:name="T1732" style:parent-style-name="Policepardéfaut" style:family="text">
      <style:text-properties style:font-name-complex="Times New Roman" fo:language="it" fo:country="IT"/>
    </style:style>
    <style:style style:name="P1733" style:parent-style-name="dateline" style:family="paragraph">
      <style:text-properties fo:language="it" fo:country="IT"/>
    </style:style>
    <style:style style:name="P1734" style:parent-style-name="signed" style:family="paragraph">
      <style:text-properties fo:language="it" fo:country="IT"/>
    </style:style>
    <style:style style:name="P1735" style:parent-style-name="signed" style:family="paragraph">
      <style:text-properties fo:language="it" fo:country="IT"/>
    </style:style>
    <style:style style:name="T1736" style:parent-style-name="Policepardéfaut" style:family="text">
      <style:text-properties style:font-name-complex="Times New Roman" fo:language="it" fo:country="IT"/>
    </style:style>
    <style:style style:name="T1737" style:parent-style-name="Policepardéfaut" style:family="text">
      <style:text-properties style:font-name-complex="Times New Roman" fo:language="it" fo:country="IT"/>
    </style:style>
    <style:style style:name="T1738" style:parent-style-name="Policepardéfaut" style:family="text">
      <style:text-properties style:font-name-complex="Times New Roman" fo:language="it" fo:country="IT"/>
    </style:style>
    <style:style style:name="T1739" style:parent-style-name="Policepardéfaut" style:family="text">
      <style:text-properties style:font-name-complex="Times New Roman" fo:language="it" fo:country="IT"/>
    </style:style>
    <style:style style:name="T1740" style:parent-style-name="Policepardéfaut" style:family="text">
      <style:text-properties style:font-name-complex="Times New Roman" fo:language="it" fo:country="IT"/>
    </style:style>
    <style:style style:name="T1741" style:parent-style-name="Policepardéfaut" style:family="text">
      <style:text-properties style:font-name-complex="Times New Roman" fo:language="it" fo:country="IT"/>
    </style:style>
    <style:style style:name="T1742" style:parent-style-name="Policepardéfaut" style:family="text">
      <style:text-properties style:font-name-complex="Times New Roman" fo:language="it" fo:country="IT"/>
    </style:style>
    <style:style style:name="T1743" style:parent-style-name="Policepardéfaut" style:family="text">
      <style:text-properties style:font-name-complex="Times New Roman" fo:language="it" fo:country="IT"/>
    </style:style>
    <style:style style:name="T1744" style:parent-style-name="Policepardéfaut" style:family="text">
      <style:text-properties style:font-name-complex="Times New Roman" fo:language="it" fo:country="IT"/>
    </style:style>
    <style:style style:name="T1745" style:parent-style-name="Policepardéfaut" style:family="text">
      <style:text-properties style:font-name-complex="Times New Roman" fo:language="it" fo:country="IT"/>
    </style:style>
    <style:style style:name="T1746" style:parent-style-name="Policepardéfaut" style:family="text">
      <style:text-properties style:font-name-complex="Times New Roman" fo:language="it" fo:country="IT"/>
    </style:style>
    <style:style style:name="T1747" style:parent-style-name="Policepardéfaut" style:family="text">
      <style:text-properties style:font-name-complex="Times New Roman" fo:language="it" fo:country="IT"/>
    </style:style>
    <style:style style:name="T1748" style:parent-style-name="Policepardéfaut" style:family="text">
      <style:text-properties style:font-name-complex="Times New Roman" fo:language="it" fo:country="IT"/>
    </style:style>
    <style:style style:name="T1749" style:parent-style-name="Policepardéfaut" style:family="text">
      <style:text-properties style:font-name-complex="Times New Roman" fo:language="it" fo:country="IT"/>
    </style:style>
    <style:style style:name="T1750" style:parent-style-name="Appelnotedebasdep." style:family="text">
      <style:text-properties fo:language="it" fo:country="IT"/>
    </style:style>
    <style:style style:name="T1751" style:parent-style-name="Policepardéfaut" style:family="text">
      <style:text-properties style:font-name-complex="Times New Roman" fo:language="it" fo:country="IT"/>
    </style:style>
    <style:style style:name="T1752" style:parent-style-name="Policepardéfaut" style:family="text">
      <style:text-properties style:font-name-complex="Times New Roman" fo:language="it" fo:country="IT"/>
    </style:style>
    <style:style style:name="T1753" style:parent-style-name="Policepardéfaut" style:family="text">
      <style:text-properties style:font-name-complex="Times New Roman" fo:language="it" fo:country="IT"/>
    </style:style>
    <style:style style:name="T1754" style:parent-style-name="Policepardéfaut" style:family="text">
      <style:text-properties style:font-name-complex="Times New Roman" fo:language="it" fo:country="IT"/>
    </style:style>
    <style:style style:name="T1755" style:parent-style-name="Policepardéfaut" style:family="text">
      <style:text-properties style:font-name-complex="Times New Roman" fo:language="it" fo:country="IT"/>
    </style:style>
    <style:style style:name="T1756" style:parent-style-name="Policepardéfaut" style:family="text">
      <style:text-properties style:font-name-complex="Times New Roman" fo:language="it" fo:country="IT"/>
    </style:style>
    <style:style style:name="T1757" style:parent-style-name="Policepardéfaut" style:family="text">
      <style:text-properties style:font-name-complex="Times New Roman" fo:language="it" fo:country="IT"/>
    </style:style>
    <style:style style:name="T1758" style:parent-style-name="Policepardéfaut" style:family="text">
      <style:text-properties style:font-name-complex="Times New Roman" fo:language="it" fo:country="IT"/>
    </style:style>
    <style:style style:name="T1759" style:parent-style-name="Policepardéfaut" style:family="text">
      <style:text-properties style:font-name-complex="Times New Roman" fo:language="it" fo:country="IT"/>
    </style:style>
    <style:style style:name="T1760" style:parent-style-name="Policepardéfaut" style:family="text">
      <style:text-properties style:font-name-complex="Times New Roman" fo:language="it" fo:country="IT"/>
    </style:style>
    <style:style style:name="T1761" style:parent-style-name="Policepardéfaut" style:family="text">
      <style:text-properties style:font-name-complex="Times New Roman" fo:language="it" fo:country="IT"/>
    </style:style>
    <style:style style:name="T1762" style:parent-style-name="Policepardéfaut" style:family="text">
      <style:text-properties style:font-name-complex="Times New Roman" fo:language="it" fo:country="IT"/>
    </style:style>
    <style:style style:name="T1763" style:parent-style-name="Policepardéfaut" style:family="text">
      <style:text-properties style:font-name-complex="Times New Roman" fo:language="it" fo:country="IT"/>
    </style:style>
    <style:style style:name="T1764" style:parent-style-name="Policepardéfaut" style:family="text">
      <style:text-properties style:font-name-complex="Times New Roman" fo:language="it" fo:country="IT"/>
    </style:style>
    <style:style style:name="T1765" style:parent-style-name="Appelnotedebasdep." style:family="text">
      <style:text-properties fo:language="it" fo:country="IT"/>
    </style:style>
    <style:style style:name="T1766" style:parent-style-name="Policepardéfaut" style:family="text">
      <style:text-properties style:font-name-complex="Times New Roman" fo:language="it" fo:country="IT"/>
    </style:style>
    <style:style style:name="T1767" style:parent-style-name="Policepardéfaut" style:family="text">
      <style:text-properties style:font-name-complex="Times New Roman" fo:language="it" fo:country="IT"/>
    </style:style>
    <style:style style:name="T1768" style:parent-style-name="Policepardéfaut" style:family="text">
      <style:text-properties style:font-name-complex="Times New Roman" fo:language="it" fo:country="IT"/>
    </style:style>
    <style:style style:name="T1769" style:parent-style-name="Policepardéfaut" style:family="text">
      <style:text-properties style:font-name-complex="Times New Roman" fo:language="it" fo:country="IT"/>
    </style:style>
    <style:style style:name="T1770" style:parent-style-name="Policepardéfaut" style:family="text">
      <style:text-properties style:font-name-complex="Times New Roman" fo:language="it" fo:country="IT"/>
    </style:style>
    <style:style style:name="T1771" style:parent-style-name="Policepardéfaut" style:family="text">
      <style:text-properties style:font-name-complex="Times New Roman" fo:language="it" fo:country="IT"/>
    </style:style>
    <style:style style:name="T1772" style:parent-style-name="Appelnotedebasdep." style:family="text">
      <style:text-properties fo:language="it" fo:country="IT"/>
    </style:style>
    <style:style style:name="T1773" style:parent-style-name="Policepardéfaut" style:family="text">
      <style:text-properties style:font-name-complex="Times New Roman" fo:language="it" fo:country="IT"/>
    </style:style>
    <style:style style:name="T1774" style:parent-style-name="Appelnotedebasdep." style:family="text">
      <style:text-properties fo:language="it" fo:country="IT"/>
    </style:style>
    <style:style style:name="T1775" style:parent-style-name="Policepardéfaut" style:family="text">
      <style:text-properties style:font-name-complex="Times New Roman" fo:language="it" fo:country="IT"/>
    </style:style>
    <style:style style:name="T1776" style:parent-style-name="Policepardéfaut" style:family="text">
      <style:text-properties style:font-name-complex="Times New Roman" fo:language="it" fo:country="IT"/>
    </style:style>
    <style:style style:name="T1777" style:parent-style-name="Policepardéfaut" style:family="text">
      <style:text-properties style:font-name-complex="Times New Roman" fo:language="it" fo:country="IT"/>
    </style:style>
    <style:style style:name="T1778" style:parent-style-name="Policepardéfaut" style:family="text">
      <style:text-properties style:font-name-complex="Times New Roman" fo:language="it" fo:country="IT"/>
    </style:style>
    <style:style style:name="T1779" style:parent-style-name="Policepardéfaut" style:family="text">
      <style:text-properties style:font-name-complex="Times New Roman" fo:language="it" fo:country="IT"/>
    </style:style>
    <style:style style:name="T1780" style:parent-style-name="Policepardéfaut" style:family="text">
      <style:text-properties style:font-name-complex="Times New Roman" fo:language="it" fo:country="IT"/>
    </style:style>
    <style:style style:name="T1781" style:parent-style-name="Policepardéfaut" style:family="text">
      <style:text-properties style:font-name-complex="Times New Roman" fo:language="it" fo:country="IT"/>
    </style:style>
    <style:style style:name="T1782" style:parent-style-name="Policepardéfaut" style:family="text">
      <style:text-properties style:font-name-complex="Times New Roman" fo:language="it" fo:country="IT"/>
    </style:style>
    <style:style style:name="T1783" style:parent-style-name="Policepardéfaut" style:family="text">
      <style:text-properties style:font-name-complex="Times New Roman" fo:language="it" fo:country="IT"/>
    </style:style>
    <style:style style:name="T1784" style:parent-style-name="Appelnotedebasdep." style:family="text">
      <style:text-properties fo:language="it" fo:country="IT"/>
    </style:style>
    <style:style style:name="T1785" style:parent-style-name="Policepardéfaut" style:family="text">
      <style:text-properties fo:language="en" fo:country="GB"/>
    </style:style>
    <style:style style:name="T1786" style:parent-style-name="Policepardéfaut" style:family="text">
      <style:text-properties style:font-name-complex="Times New Roman" fo:language="it" fo:country="IT"/>
    </style:style>
    <style:style style:name="T1787" style:parent-style-name="Policepardéfaut" style:family="text">
      <style:text-properties style:font-name-complex="Times New Roman" fo:language="it" fo:country="IT"/>
    </style:style>
    <style:style style:name="T1788" style:parent-style-name="Policepardéfaut" style:family="text">
      <style:text-properties style:font-name-complex="Times New Roman" fo:language="it" fo:country="IT"/>
    </style:style>
    <style:style style:name="T1789" style:parent-style-name="Appelnotedebasdep." style:family="text">
      <style:text-properties fo:language="it" fo:country="IT"/>
    </style:style>
    <style:style style:name="T1790" style:parent-style-name="Policepardéfaut" style:family="text">
      <style:text-properties fo:language="en" fo:country="GB"/>
    </style:style>
    <style:style style:name="T1791" style:parent-style-name="Policepardéfaut" style:family="text">
      <style:text-properties fo:font-style="italic" style:font-style-asian="italic" style:font-style-complex="italic" fo:language="en" fo:country="GB"/>
    </style:style>
    <style:style style:name="T1792" style:parent-style-name="Policepardéfaut" style:family="text">
      <style:text-properties fo:language="en" fo:country="GB"/>
    </style:style>
    <style:style style:name="T1793" style:parent-style-name="Policepardéfaut" style:family="text">
      <style:text-properties style:font-name-complex="Times New Roman" fo:language="it" fo:country="IT"/>
    </style:style>
    <style:style style:name="T1794" style:parent-style-name="Policepardéfaut" style:family="text">
      <style:text-properties style:font-name-complex="Times New Roman" fo:language="it" fo:country="IT"/>
    </style:style>
    <style:style style:name="T1795" style:parent-style-name="Policepardéfaut" style:family="text">
      <style:text-properties style:font-name-complex="Times New Roman" fo:language="it" fo:country="IT"/>
    </style:style>
    <style:style style:name="T1796" style:parent-style-name="Appelnotedebasdep." style:family="text">
      <style:text-properties fo:language="it" fo:country="IT"/>
    </style:style>
    <style:style style:name="T1797" style:parent-style-name="Policepardéfaut" style:family="text">
      <style:text-properties style:font-name-complex="Times New Roman" fo:language="it" fo:country="IT"/>
    </style:style>
    <style:style style:name="T1798" style:parent-style-name="Appelnotedebasdep." style:family="text">
      <style:text-properties fo:language="it" fo:country="IT"/>
    </style:style>
    <style:style style:name="T1799" style:parent-style-name="Policepardéfaut" style:family="text">
      <style:text-properties fo:font-style="italic" style:font-style-asian="italic"/>
    </style:style>
    <style:style style:name="T1800" style:parent-style-name="Policepardéfaut" style:family="text">
      <style:text-properties fo:font-style="italic" style:font-style-asian="italic"/>
    </style:style>
    <style:style style:name="T1801" style:parent-style-name="Policepardéfaut" style:family="text">
      <style:text-properties fo:font-style="italic" style:font-style-asian="italic"/>
    </style:style>
    <style:style style:name="T1802" style:parent-style-name="Policepardéfaut" style:family="text">
      <style:text-properties style:font-name-complex="Times New Roman" fo:language="it" fo:country="IT"/>
    </style:style>
    <style:style style:name="T1803" style:parent-style-name="Policepardéfaut" style:family="text">
      <style:text-properties style:font-name-complex="Times New Roman" fo:font-style="italic" style:font-style-asian="italic" fo:language="it" fo:country="IT"/>
    </style:style>
    <style:style style:name="T1804" style:parent-style-name="Policepardéfaut" style:family="text">
      <style:text-properties style:font-name-complex="Times New Roman" fo:language="it" fo:country="IT"/>
    </style:style>
    <style:style style:name="T1805" style:parent-style-name="Policepardéfaut" style:family="text">
      <style:text-properties style:font-name-complex="Times New Roman" fo:font-style="italic" style:font-style-asian="italic" fo:language="it" fo:country="IT"/>
    </style:style>
    <style:style style:name="T1806" style:parent-style-name="Policepardéfaut" style:family="text">
      <style:text-properties style:font-name-complex="Times New Roman" fo:language="it" fo:country="IT"/>
    </style:style>
    <style:style style:name="T1807" style:parent-style-name="Policepardéfaut" style:family="text">
      <style:text-properties style:font-name-complex="Times New Roman" fo:language="it" fo:country="IT"/>
    </style:style>
    <style:style style:name="T1808" style:parent-style-name="Policepardéfaut" style:family="text">
      <style:text-properties style:font-name-complex="Times New Roman" fo:language="it" fo:country="IT"/>
    </style:style>
    <style:style style:name="T1809" style:parent-style-name="Policepardéfaut" style:family="text">
      <style:text-properties style:font-name-complex="Times New Roman" fo:language="it" fo:country="IT"/>
    </style:style>
    <style:style style:name="T1810" style:parent-style-name="Policepardéfaut" style:family="text">
      <style:text-properties style:font-name-complex="Times New Roman" fo:language="it" fo:country="IT"/>
    </style:style>
    <style:style style:name="T1811" style:parent-style-name="Policepardéfaut" style:family="text">
      <style:text-properties style:font-name-complex="Times New Roman"/>
    </style:style>
    <style:style style:name="T1812" style:parent-style-name="Policepardéfaut" style:family="text">
      <style:text-properties fo:font-style="italic" style:font-style-asian="italic"/>
    </style:style>
    <style:style style:name="T1813" style:parent-style-name="Policepardéfaut" style:family="text">
      <style:text-properties style:font-name-complex="Times New Roman"/>
    </style:style>
    <style:style style:name="T1814" style:parent-style-name="Policepardéfaut" style:family="text">
      <style:text-properties style:font-name-complex="Times New Roman"/>
    </style:style>
    <style:style style:name="T1815" style:parent-style-name="Policepardéfaut" style:family="text">
      <style:text-properties style:font-name-complex="Times New Roman"/>
    </style:style>
    <style:style style:name="T1816" style:parent-style-name="Policepardéfaut" style:family="text">
      <style:text-properties style:font-name-complex="Times New Roman"/>
    </style:style>
    <style:style style:name="T1817" style:parent-style-name="Policepardéfaut" style:family="text">
      <style:text-properties style:font-name-complex="Times New Roman"/>
    </style:style>
    <style:style style:name="T1818" style:parent-style-name="Policepardéfaut" style:family="text">
      <style:text-properties style:font-name-complex="Times New Roman"/>
    </style:style>
    <style:style style:name="T1819" style:parent-style-name="Policepardéfaut" style:family="text">
      <style:text-properties style:font-name-complex="Times New Roman"/>
    </style:style>
    <style:style style:name="T1820" style:parent-style-name="Policepardéfaut" style:family="text">
      <style:text-properties style:font-name-complex="Times New Roman"/>
    </style:style>
    <style:style style:name="T1821" style:parent-style-name="Policepardéfaut" style:family="text">
      <style:text-properties style:font-name-complex="Times New Roman"/>
    </style:style>
    <style:style style:name="T1822" style:parent-style-name="Policepardéfaut" style:family="text">
      <style:text-properties style:font-name-complex="Times New Roman"/>
    </style:style>
    <style:style style:name="T1823" style:parent-style-name="Policepardéfaut" style:family="text">
      <style:text-properties style:font-name-complex="Times New Roman"/>
    </style:style>
    <style:style style:name="T1824" style:parent-style-name="Policepardéfaut" style:family="text">
      <style:text-properties fo:font-style="italic" style:font-style-asian="italic" style:font-style-complex="italic"/>
    </style:style>
    <style:style style:name="T1825" style:parent-style-name="Policepardéfaut" style:family="text">
      <style:text-properties fo:font-style="italic" style:font-style-asian="italic" style:font-style-complex="italic"/>
    </style:style>
    <style:style style:name="T1826" style:parent-style-name="Policepardéfaut" style:family="text">
      <style:text-properties style:font-name-complex="Times New Roman"/>
    </style:style>
    <style:style style:name="T1827" style:parent-style-name="Policepardéfaut" style:family="text">
      <style:text-properties style:font-name-complex="Times New Roman"/>
    </style:style>
    <style:style style:name="T1828" style:parent-style-name="Policepardéfaut" style:family="text">
      <style:text-properties style:font-name-complex="Times New Roman"/>
    </style:style>
    <style:style style:name="T1829" style:parent-style-name="Policepardéfaut" style:family="text">
      <style:text-properties style:font-name-complex="Times New Roman"/>
    </style:style>
    <style:style style:name="T1830" style:parent-style-name="Policepardéfaut" style:family="text">
      <style:text-properties fo:font-style="italic" style:font-style-asian="italic" style:font-style-complex="italic"/>
    </style:style>
    <style:style style:name="T1831" style:parent-style-name="Policepardéfaut" style:family="text">
      <style:text-properties fo:font-style="italic" style:font-style-asian="italic" style:font-style-complex="italic"/>
    </style:style>
    <style:style style:name="T1832" style:parent-style-name="Policepardéfaut" style:family="text">
      <style:text-properties fo:font-style="italic" style:font-style-asian="italic" style:font-style-complex="italic"/>
    </style:style>
    <style:style style:name="T1833" style:parent-style-name="Policepardéfaut" style:family="text">
      <style:text-properties style:font-name-complex="Times New Roman"/>
    </style:style>
    <style:style style:name="T1834" style:parent-style-name="Policepardéfaut" style:family="text">
      <style:text-properties style:font-name-complex="Times New Roman" fo:language="it" fo:country="IT"/>
    </style:style>
    <style:style style:name="T1835" style:parent-style-name="Policepardéfaut" style:family="text">
      <style:text-properties style:font-name-complex="Times New Roman"/>
    </style:style>
    <style:style style:name="T1836" style:parent-style-name="Policepardéfaut" style:family="text">
      <style:text-properties style:font-name-complex="Times New Roman"/>
    </style:style>
    <style:style style:name="T1837" style:parent-style-name="Policepardéfaut" style:family="text">
      <style:text-properties style:font-name-complex="Times New Roman"/>
    </style:style>
    <style:style style:name="T1838" style:parent-style-name="Policepardéfaut" style:family="text">
      <style:text-properties style:font-name-complex="Times New Roman"/>
    </style:style>
    <style:style style:name="T1839" style:parent-style-name="Policepardéfaut" style:family="text">
      <style:text-properties style:font-name-complex="Times New Roman"/>
    </style:style>
    <style:style style:name="T1840" style:parent-style-name="Policepardéfaut" style:family="text">
      <style:text-properties style:font-name-complex="Times New Roman"/>
    </style:style>
    <style:style style:name="T1841" style:parent-style-name="Policepardéfaut" style:family="text">
      <style:text-properties style:font-name-complex="Times New Roman"/>
    </style:style>
    <style:style style:name="T1842" style:parent-style-name="Policepardéfaut" style:family="text">
      <style:text-properties style:font-name-complex="Times New Roman"/>
    </style:style>
    <style:style style:name="T1843" style:parent-style-name="Policepardéfaut" style:family="text">
      <style:text-properties style:font-name-complex="Times New Roman"/>
    </style:style>
    <style:style style:name="T1844" style:parent-style-name="Policepardéfaut" style:family="text">
      <style:text-properties style:font-name-complex="Times New Roman"/>
    </style:style>
    <style:style style:name="T1845" style:parent-style-name="Policepardéfaut" style:family="text">
      <style:text-properties style:font-name-complex="Times New Roman"/>
    </style:style>
    <style:style style:name="T1846" style:parent-style-name="Policepardéfaut" style:family="text">
      <style:text-properties fo:language="en" fo:country="GB"/>
    </style:style>
    <style:style style:name="T1847" style:parent-style-name="Policepardéfaut" style:family="text">
      <style:text-properties fo:language="en" fo:country="GB"/>
    </style:style>
    <style:style style:name="T1848" style:parent-style-name="Policepardéfaut" style:family="text">
      <style:text-properties fo:language="en" fo:country="GB"/>
    </style:style>
    <style:style style:name="T1849" style:parent-style-name="Policepardéfaut" style:family="text">
      <style:text-properties style:font-name-complex="Times New Roman"/>
    </style:style>
    <style:style style:name="T1850" style:parent-style-name="Policepardéfaut" style:family="text">
      <style:text-properties style:font-name-complex="Times New Roman" fo:font-style="italic" style:font-style-asian="italic"/>
    </style:style>
    <style:style style:name="T1851" style:parent-style-name="Policepardéfaut" style:family="text">
      <style:text-properties style:font-name-complex="Times New Roman"/>
    </style:style>
    <style:style style:name="T1852" style:parent-style-name="Policepardéfaut" style:family="text">
      <style:text-properties style:font-name-complex="Times New Roman"/>
    </style:style>
    <style:style style:name="T1853" style:parent-style-name="Policepardéfaut" style:family="text">
      <style:text-properties style:font-name-complex="Times New Roman"/>
    </style:style>
    <style:style style:name="T1854" style:parent-style-name="Policepardéfaut" style:family="text">
      <style:text-properties style:font-name-complex="Times New Roman"/>
    </style:style>
    <style:style style:name="T1855" style:parent-style-name="Policepardéfaut" style:family="text">
      <style:text-properties style:font-name-complex="Times New Roman"/>
    </style:style>
    <style:style style:name="T1856" style:parent-style-name="Policepardéfaut" style:family="text">
      <style:text-properties style:font-name-complex="Times New Roman"/>
    </style:style>
    <style:style style:name="T1857" style:parent-style-name="Policepardéfaut" style:family="text">
      <style:text-properties style:font-name-complex="Times New Roman"/>
    </style:style>
    <style:style style:name="T1858" style:parent-style-name="Policepardéfaut" style:family="text">
      <style:text-properties style:font-name-complex="Times New Roman"/>
    </style:style>
    <style:style style:name="T1859" style:parent-style-name="Policepardéfaut" style:family="text">
      <style:text-properties style:font-name-complex="Times New Roman"/>
    </style:style>
    <style:style style:name="T1860" style:parent-style-name="Policepardéfaut" style:family="text">
      <style:text-properties style:font-name-complex="Times New Roman"/>
    </style:style>
    <style:style style:name="T1861" style:parent-style-name="Policepardéfaut" style:family="text">
      <style:text-properties style:font-name-complex="Times New Roman"/>
    </style:style>
    <style:style style:name="T1862" style:parent-style-name="Policepardéfaut" style:family="text">
      <style:text-properties style:font-name-complex="Times New Roman"/>
    </style:style>
    <style:style style:name="T1863" style:parent-style-name="Policepardéfaut" style:family="text">
      <style:text-properties style:font-name-complex="Times New Roman"/>
    </style:style>
    <style:style style:name="T1864" style:parent-style-name="Policepardéfaut" style:family="text">
      <style:text-properties style:font-name-complex="Times New Roman"/>
    </style:style>
    <style:style style:name="T1865" style:parent-style-name="Policepardéfaut" style:family="text">
      <style:text-properties style:font-name-complex="Times New Roman"/>
    </style:style>
    <style:style style:name="T1866" style:parent-style-name="Policepardéfaut" style:family="text">
      <style:text-properties style:font-name-complex="Times New Roman"/>
    </style:style>
    <style:style style:name="T1867" style:parent-style-name="Policepardéfaut" style:family="text">
      <style:text-properties style:font-name-complex="Times New Roman"/>
    </style:style>
    <style:style style:name="T1868" style:parent-style-name="Policepardéfaut" style:family="text">
      <style:text-properties style:font-name-complex="Times New Roman"/>
    </style:style>
    <style:style style:name="T1869" style:parent-style-name="Policepardéfaut" style:family="text">
      <style:text-properties style:font-name-complex="Times New Roman"/>
    </style:style>
    <style:style style:name="T1870" style:parent-style-name="Policepardéfaut" style:family="text">
      <style:text-properties fo:font-style="italic" style:font-style-asian="italic"/>
    </style:style>
    <style:style style:name="T1871" style:parent-style-name="Policepardéfaut" style:family="text">
      <style:text-properties style:font-name-complex="Times New Roman"/>
    </style:style>
    <style:style style:name="T1872" style:parent-style-name="Policepardéfaut" style:family="text">
      <style:text-properties style:font-name-complex="Times New Roman"/>
    </style:style>
    <style:style style:name="T1873" style:parent-style-name="Policepardéfaut" style:family="text">
      <style:text-properties style:font-name-complex="Times New Roman" fo:font-style="italic" style:font-style-asian="italic"/>
    </style:style>
    <style:style style:name="T1874" style:parent-style-name="Policepardéfaut" style:family="text">
      <style:text-properties fo:font-style="italic" style:font-style-asian="italic"/>
    </style:style>
    <style:style style:name="T1875" style:parent-style-name="Policepardéfaut" style:family="text">
      <style:text-properties style:font-name-complex="Times New Roman"/>
    </style:style>
    <style:style style:name="T1876" style:parent-style-name="Policepardéfaut" style:family="text">
      <style:text-properties style:font-name-complex="Times New Roman"/>
    </style:style>
    <style:style style:name="T1877" style:parent-style-name="Policepardéfaut" style:family="text">
      <style:text-properties style:font-name-complex="Times New Roman"/>
    </style:style>
    <style:style style:name="T1878" style:parent-style-name="Policepardéfaut" style:family="text">
      <style:text-properties style:font-name-complex="Times New Roman"/>
    </style:style>
    <style:style style:name="T1879" style:parent-style-name="Policepardéfaut" style:family="text">
      <style:text-properties style:font-name-complex="Times New Roman"/>
    </style:style>
    <style:style style:name="T1880" style:parent-style-name="Policepardéfaut" style:family="text">
      <style:text-properties style:font-name-complex="Times New Roman"/>
    </style:style>
    <style:style style:name="T1881" style:parent-style-name="Policepardéfaut" style:family="text">
      <style:text-properties style:font-name-complex="Times New Roman"/>
    </style:style>
    <style:style style:name="T1882" style:parent-style-name="Policepardéfaut" style:family="text">
      <style:text-properties style:font-name-complex="Times New Roman" fo:language="it" fo:country="IT"/>
    </style:style>
    <style:style style:name="T1883" style:parent-style-name="Policepardéfaut" style:family="text">
      <style:text-properties style:font-name-complex="Times New Roman"/>
    </style:style>
    <style:style style:name="T1884" style:parent-style-name="Policepardéfaut" style:family="text">
      <style:text-properties style:font-name-complex="Times New Roman"/>
    </style:style>
    <style:style style:name="T1885" style:parent-style-name="Policepardéfaut" style:family="text">
      <style:text-properties style:font-name-complex="Times New Roman"/>
    </style:style>
    <style:style style:name="T1886" style:parent-style-name="Policepardéfaut" style:family="text">
      <style:text-properties style:font-name-complex="Times New Roman"/>
    </style:style>
    <style:style style:name="T1887" style:parent-style-name="Policepardéfaut" style:family="text">
      <style:text-properties style:font-name-complex="Times New Roman"/>
    </style:style>
    <style:style style:name="T1888" style:parent-style-name="Policepardéfaut" style:family="text">
      <style:text-properties style:font-name-complex="Times New Roman"/>
    </style:style>
    <style:style style:name="T1889" style:parent-style-name="Policepardéfaut" style:family="text">
      <style:text-properties style:font-name-complex="Times New Roman"/>
    </style:style>
    <style:style style:name="T1890" style:parent-style-name="Policepardéfaut" style:family="text">
      <style:text-properties style:font-name-complex="Times New Roman"/>
    </style:style>
    <style:style style:name="T1891" style:parent-style-name="Policepardéfaut" style:family="text">
      <style:text-properties style:font-name-complex="Times New Roman"/>
    </style:style>
    <style:style style:name="T1892" style:parent-style-name="Policepardéfaut" style:family="text">
      <style:text-properties style:font-name-complex="Times New Roman"/>
    </style:style>
    <style:style style:name="T1893" style:parent-style-name="Policepardéfaut" style:family="text">
      <style:text-properties style:font-name-complex="Times New Roman"/>
    </style:style>
    <style:style style:name="P1894" style:parent-style-name="p" style:family="paragraph">
      <style:text-properties style:font-name-complex="Times New Roman"/>
    </style:style>
    <style:style style:name="T1895" style:parent-style-name="Policepardéfaut" style:family="text">
      <style:text-properties style:font-name-complex="Times New Roman"/>
    </style:style>
    <style:style style:name="T1896" style:parent-style-name="Policepardéfaut" style:family="text">
      <style:text-properties style:font-name-complex="Times New Roman"/>
    </style:style>
    <style:style style:name="T1897" style:parent-style-name="Policepardéfaut" style:family="text">
      <style:text-properties style:font-name-complex="Times New Roman"/>
    </style:style>
    <style:style style:name="T1898" style:parent-style-name="Policepardéfaut" style:family="text">
      <style:text-properties style:font-name-complex="Times New Roman"/>
    </style:style>
    <style:style style:name="T1899" style:parent-style-name="Policepardéfaut" style:family="text">
      <style:text-properties style:font-name-complex="Times New Roman"/>
    </style:style>
    <style:style style:name="T1900" style:parent-style-name="Policepardéfaut" style:family="text">
      <style:text-properties style:font-name-complex="Times New Roman" fo:font-style="italic" style:font-style-asian="italic"/>
    </style:style>
    <style:style style:name="T1901" style:parent-style-name="Policepardéfaut" style:family="text">
      <style:text-properties style:font-name-complex="Times New Roman"/>
    </style:style>
    <style:style style:name="T1902" style:parent-style-name="Policepardéfaut" style:family="text">
      <style:text-properties style:font-name-complex="Times New Roman"/>
    </style:style>
    <style:style style:name="T1903" style:parent-style-name="Policepardéfaut" style:family="text">
      <style:text-properties style:font-name-complex="Times New Roman"/>
    </style:style>
    <style:style style:name="T1904" style:parent-style-name="Policepardéfaut" style:family="text">
      <style:text-properties style:font-name-complex="Times New Roman" fo:font-style="italic" style:font-style-asian="italic"/>
    </style:style>
    <style:style style:name="T1905" style:parent-style-name="Policepardéfaut" style:family="text">
      <style:text-properties style:font-name-complex="Times New Roman" fo:font-style="italic" style:font-style-asian="italic"/>
    </style:style>
    <style:style style:name="T1906" style:parent-style-name="Policepardéfaut" style:family="text">
      <style:text-properties style:font-name-complex="Times New Roman" fo:font-style="italic" style:font-style-asian="italic"/>
    </style:style>
    <style:style style:name="T1907" style:parent-style-name="Policepardéfaut" style:family="text">
      <style:text-properties style:font-name-complex="Times New Roman"/>
    </style:style>
    <style:style style:name="T1908" style:parent-style-name="Policepardéfaut" style:family="text">
      <style:text-properties style:font-name-complex="Times New Roman"/>
    </style:style>
    <style:style style:name="T1909" style:parent-style-name="Policepardéfaut" style:family="text">
      <style:text-properties style:font-name-complex="Times New Roman"/>
    </style:style>
    <style:style style:name="T1910" style:parent-style-name="Policepardéfaut" style:family="text">
      <style:text-properties style:font-name-complex="Times New Roman"/>
    </style:style>
    <style:style style:name="T1911" style:parent-style-name="Policepardéfaut" style:family="text">
      <style:text-properties style:font-name-complex="Times New Roman"/>
    </style:style>
    <style:style style:name="T1912" style:parent-style-name="Policepardéfaut" style:family="text">
      <style:text-properties style:font-name-complex="Times New Roman"/>
    </style:style>
    <style:style style:name="T1913" style:parent-style-name="Policepardéfaut" style:family="text">
      <style:text-properties style:font-name-complex="Times New Roman"/>
    </style:style>
    <style:style style:name="T1914" style:parent-style-name="Policepardéfaut" style:family="text">
      <style:text-properties style:font-name-complex="Times New Roman" fo:language="it" fo:country="IT"/>
    </style:style>
    <style:style style:name="T1915" style:parent-style-name="Policepardéfaut" style:family="text">
      <style:text-properties style:font-name-complex="Times New Roman"/>
    </style:style>
    <style:style style:name="T1916" style:parent-style-name="Policepardéfaut" style:family="text">
      <style:text-properties style:font-name-complex="Times New Roman" fo:font-style="italic" style:font-style-asian="italic"/>
    </style:style>
    <style:style style:name="T1917" style:parent-style-name="Policepardéfaut" style:family="text">
      <style:text-properties style:font-name-complex="Times New Roman"/>
    </style:style>
    <style:style style:name="T1918" style:parent-style-name="Policepardéfaut" style:family="text">
      <style:text-properties style:font-name-complex="Times New Roman"/>
    </style:style>
    <style:style style:name="T1919" style:parent-style-name="Policepardéfaut" style:family="text">
      <style:text-properties style:font-name-complex="Times New Roman"/>
    </style:style>
    <style:style style:name="T1920" style:parent-style-name="Policepardéfaut" style:family="text">
      <style:text-properties style:font-name-complex="Times New Roman"/>
    </style:style>
    <style:style style:name="T1921" style:parent-style-name="Policepardéfaut" style:family="text">
      <style:text-properties style:font-name-complex="Times New Roman"/>
    </style:style>
    <style:style style:name="T1922" style:parent-style-name="Policepardéfaut" style:family="text">
      <style:text-properties style:font-name-complex="Times New Roman"/>
    </style:style>
    <style:style style:name="T1923" style:parent-style-name="Policepardéfaut" style:family="text">
      <style:text-properties style:font-name-complex="Times New Roman"/>
    </style:style>
    <style:style style:name="T1924" style:parent-style-name="Policepardéfaut" style:family="text">
      <style:text-properties style:font-name-complex="Times New Roman"/>
    </style:style>
    <style:style style:name="T1925" style:parent-style-name="Policepardéfaut" style:family="text">
      <style:text-properties style:font-name-complex="Times New Roman"/>
    </style:style>
    <style:style style:name="T1926" style:parent-style-name="Policepardéfaut" style:family="text">
      <style:text-properties style:font-name-complex="Times New Roman"/>
    </style:style>
    <style:style style:name="T1927" style:parent-style-name="Policepardéfaut" style:family="text">
      <style:text-properties style:font-name-complex="Times New Roman"/>
    </style:style>
    <style:style style:name="T1928" style:parent-style-name="Policepardéfaut" style:family="text">
      <style:text-properties style:font-name-complex="Times New Roman"/>
    </style:style>
    <style:style style:name="T1929" style:parent-style-name="Policepardéfaut" style:family="text">
      <style:text-properties style:font-name-complex="Times New Roman"/>
    </style:style>
    <style:style style:name="T1930" style:parent-style-name="Policepardéfaut" style:family="text">
      <style:text-properties style:font-name-complex="Times New Roman"/>
    </style:style>
    <style:style style:name="T1931" style:parent-style-name="Policepardéfaut" style:family="text">
      <style:text-properties style:font-name-complex="Times New Roman" fo:font-style="italic" style:font-style-asian="italic"/>
    </style:style>
    <style:style style:name="T1932" style:parent-style-name="Policepardéfaut" style:family="text">
      <style:text-properties style:font-name-complex="Times New Roman"/>
    </style:style>
    <style:style style:name="T1933" style:parent-style-name="Policepardéfaut" style:family="text">
      <style:text-properties style:font-name-complex="Times New Roman"/>
    </style:style>
    <style:style style:name="T1934" style:parent-style-name="Policepardéfaut" style:family="text">
      <style:text-properties style:font-name-complex="Times New Roman"/>
    </style:style>
    <style:style style:name="T1935" style:parent-style-name="Policepardéfaut" style:family="text">
      <style:text-properties style:font-name-complex="Times New Roman"/>
    </style:style>
    <style:style style:name="T1936" style:parent-style-name="Policepardéfaut" style:family="text">
      <style:text-properties style:font-name-complex="Times New Roman"/>
    </style:style>
    <style:style style:name="T1937" style:parent-style-name="Policepardéfaut" style:family="text">
      <style:text-properties style:font-name-complex="Times New Roman"/>
    </style:style>
    <style:style style:name="T1938" style:parent-style-name="Policepardéfaut" style:family="text">
      <style:text-properties style:font-name-complex="Times New Roman" fo:font-style="italic" style:font-style-asian="italic"/>
    </style:style>
    <style:style style:name="T1939" style:parent-style-name="Policepardéfaut" style:family="text">
      <style:text-properties style:font-name-complex="Times New Roman"/>
    </style:style>
    <style:style style:name="T1940" style:parent-style-name="Policepardéfaut" style:family="text">
      <style:text-properties style:font-name-complex="Times New Roman" fo:font-style="italic" style:font-style-asian="italic"/>
    </style:style>
    <style:style style:name="T1941" style:parent-style-name="Policepardéfaut" style:family="text">
      <style:text-properties style:font-name-complex="Times New Roman"/>
    </style:style>
    <style:style style:name="T1942" style:parent-style-name="Policepardéfaut" style:family="text">
      <style:text-properties style:font-name-complex="Times New Roman" fo:font-style="italic" style:font-style-asian="italic"/>
    </style:style>
    <style:style style:name="T1943" style:parent-style-name="Policepardéfaut" style:family="text">
      <style:text-properties style:font-name-complex="Times New Roman"/>
    </style:style>
    <style:style style:name="T1944" style:parent-style-name="Policepardéfaut" style:family="text">
      <style:text-properties style:font-name-complex="Times New Roman" fo:font-style="italic" style:font-style-asian="italic"/>
    </style:style>
    <style:style style:name="T1945" style:parent-style-name="Policepardéfaut" style:family="text">
      <style:text-properties style:font-name-complex="Times New Roman" fo:font-style="italic" style:font-style-asian="italic"/>
    </style:style>
    <style:style style:name="T1946" style:parent-style-name="Policepardéfaut" style:family="text">
      <style:text-properties style:font-name-complex="Times New Roman" fo:font-style="italic" style:font-style-asian="italic"/>
    </style:style>
    <style:style style:name="T1947" style:parent-style-name="Policepardéfaut" style:family="text">
      <style:text-properties style:font-name-complex="Times New Roman"/>
    </style:style>
    <style:style style:name="T1948" style:parent-style-name="Policepardéfaut" style:family="text">
      <style:text-properties style:font-name-complex="Times New Roman"/>
    </style:style>
    <style:style style:name="T1949" style:parent-style-name="Policepardéfaut" style:family="text">
      <style:text-properties style:font-name-complex="Times New Roman"/>
    </style:style>
    <style:style style:name="T1950" style:parent-style-name="Policepardéfaut" style:family="text">
      <style:text-properties style:font-name-complex="Times New Roman" fo:font-style="italic" style:font-style-asian="italic"/>
    </style:style>
    <style:style style:name="T1951" style:parent-style-name="Policepardéfaut" style:family="text">
      <style:text-properties style:font-name-complex="Times New Roman"/>
    </style:style>
    <style:style style:name="T1952" style:parent-style-name="Policepardéfaut" style:family="text">
      <style:text-properties style:font-name-complex="Times New Roman"/>
    </style:style>
    <style:style style:name="T1953" style:parent-style-name="Policepardéfaut" style:family="text">
      <style:text-properties style:font-name-complex="Times New Roman"/>
    </style:style>
    <style:style style:name="T1954" style:parent-style-name="Policepardéfaut" style:family="text">
      <style:text-properties style:font-name-complex="Times New Roman"/>
    </style:style>
    <style:style style:name="T1955" style:parent-style-name="Policepardéfaut" style:family="text">
      <style:text-properties fo:language="en" fo:country="US"/>
    </style:style>
    <style:style style:name="T1956" style:parent-style-name="Policepardéfaut" style:family="text">
      <style:text-properties fo:font-style="italic" style:font-style-asian="italic" fo:language="en" fo:country="US"/>
    </style:style>
    <style:style style:name="T1957" style:parent-style-name="Policepardéfaut" style:family="text">
      <style:text-properties fo:language="en" fo:country="US"/>
    </style:style>
    <style:style style:name="T1958" style:parent-style-name="Policepardéfaut" style:family="text">
      <style:text-properties style:font-name-complex="Times New Roman"/>
    </style:style>
    <style:style style:name="T1959" style:parent-style-name="Policepardéfaut" style:family="text">
      <style:text-properties style:font-name-complex="Times New Roman"/>
    </style:style>
    <style:style style:name="T1960" style:parent-style-name="Policepardéfaut" style:family="text">
      <style:text-properties style:font-name-complex="Times New Roman"/>
    </style:style>
    <style:style style:name="T1961" style:parent-style-name="Policepardéfaut" style:family="text">
      <style:text-properties style:font-name-complex="Times New Roman"/>
    </style:style>
    <style:style style:name="T1962" style:parent-style-name="Policepardéfaut" style:family="text">
      <style:text-properties style:font-name-complex="Times New Roman"/>
    </style:style>
    <style:style style:name="T1963" style:parent-style-name="Policepardéfaut" style:family="text">
      <style:text-properties style:font-name-complex="Times New Roman"/>
    </style:style>
    <style:style style:name="T1964" style:parent-style-name="Policepardéfaut" style:family="text">
      <style:text-properties style:font-name-complex="Times New Roman"/>
    </style:style>
    <style:style style:name="T1965" style:parent-style-name="Policepardéfaut" style:family="text">
      <style:text-properties style:font-name-complex="Times New Roman"/>
    </style:style>
    <style:style style:name="T1966" style:parent-style-name="Policepardéfaut" style:family="text">
      <style:text-properties style:font-name-complex="Times New Roman"/>
    </style:style>
    <style:style style:name="T1967" style:parent-style-name="Policepardéfaut" style:family="text">
      <style:text-properties style:font-name-complex="Times New Roman"/>
    </style:style>
    <style:style style:name="T1968" style:parent-style-name="Policepardéfaut" style:family="text">
      <style:text-properties style:font-name-complex="Times New Roman"/>
    </style:style>
    <style:style style:name="T1969" style:parent-style-name="Policepardéfaut" style:family="text">
      <style:text-properties style:font-name-complex="Times New Roman"/>
    </style:style>
    <style:style style:name="T1970" style:parent-style-name="Policepardéfaut" style:family="text">
      <style:text-properties style:font-name-complex="Times New Roman"/>
    </style:style>
    <style:style style:name="T1971" style:parent-style-name="Policepardéfaut" style:family="text">
      <style:text-properties style:font-name-complex="Times New Roman"/>
    </style:style>
    <style:style style:name="T1972" style:parent-style-name="Policepardéfaut" style:family="text">
      <style:text-properties style:font-name-complex="Times New Roman"/>
    </style:style>
    <style:style style:name="T1973" style:parent-style-name="Policepardéfaut" style:family="text">
      <style:text-properties style:font-name-complex="Times New Roman"/>
    </style:style>
    <style:style style:name="T1974" style:parent-style-name="Policepardéfaut" style:family="text">
      <style:text-properties style:font-name-complex="Times New Roman"/>
    </style:style>
    <style:style style:name="T1975" style:parent-style-name="Policepardéfaut" style:family="text">
      <style:text-properties style:font-name-complex="Times New Roman"/>
    </style:style>
    <style:style style:name="T1976" style:parent-style-name="Policepardéfaut" style:family="text">
      <style:text-properties style:font-name-complex="Times New Roman"/>
    </style:style>
    <style:style style:name="T1977" style:parent-style-name="Policepardéfaut" style:family="text">
      <style:text-properties style:font-name-complex="Times New Roman"/>
    </style:style>
    <style:style style:name="T1978" style:parent-style-name="Policepardéfaut" style:family="text">
      <style:text-properties style:font-name-complex="Times New Roman"/>
    </style:style>
    <style:style style:name="T1979" style:parent-style-name="Policepardéfaut" style:family="text">
      <style:text-properties style:font-name-complex="Times New Roman"/>
    </style:style>
    <style:style style:name="T1980" style:parent-style-name="Policepardéfaut" style:family="text">
      <style:text-properties style:font-name-complex="Times New Roman"/>
    </style:style>
    <style:style style:name="T1981" style:parent-style-name="Policepardéfaut" style:family="text">
      <style:text-properties style:font-name-complex="Times New Roman"/>
    </style:style>
    <style:style style:name="T1982" style:parent-style-name="Policepardéfaut" style:family="text">
      <style:text-properties style:font-name-complex="Times New Roman" fo:language="it" fo:country="IT"/>
    </style:style>
    <style:style style:name="T1983" style:parent-style-name="Policepardéfaut" style:family="text">
      <style:text-properties style:font-name-complex="Times New Roman"/>
    </style:style>
    <style:style style:name="T1984" style:parent-style-name="Policepardéfaut" style:family="text">
      <style:text-properties style:font-name-complex="Times New Roman"/>
    </style:style>
    <style:style style:name="T1985" style:parent-style-name="Policepardéfaut" style:family="text">
      <style:text-properties style:font-name-complex="Times New Roman"/>
    </style:style>
    <style:style style:name="T1986" style:parent-style-name="Policepardéfaut" style:family="text">
      <style:text-properties style:font-name-complex="Times New Roman"/>
    </style:style>
    <style:style style:name="T1987" style:parent-style-name="Policepardéfaut" style:family="text">
      <style:text-properties style:font-name-complex="Times New Roman"/>
    </style:style>
    <style:style style:name="T1988" style:parent-style-name="Policepardéfaut" style:family="text">
      <style:text-properties style:font-name-complex="Times New Roman"/>
    </style:style>
    <style:style style:name="T1989" style:parent-style-name="Policepardéfaut" style:family="text">
      <style:text-properties style:font-name-complex="Times New Roman"/>
    </style:style>
    <style:style style:name="T1990" style:parent-style-name="Policepardéfaut" style:family="text">
      <style:text-properties style:font-name-complex="Times New Roman"/>
    </style:style>
    <style:style style:name="T1991" style:parent-style-name="Policepardéfaut" style:family="text">
      <style:text-properties style:font-name-complex="Times New Roman"/>
    </style:style>
    <style:style style:name="T1992" style:parent-style-name="Policepardéfaut" style:family="text">
      <style:text-properties style:font-name-complex="Times New Roman"/>
    </style:style>
    <style:style style:name="T1993" style:parent-style-name="Policepardéfaut" style:family="text">
      <style:text-properties style:font-name-complex="Times New Roman"/>
    </style:style>
    <style:style style:name="T1994" style:parent-style-name="Policepardéfaut" style:family="text">
      <style:text-properties style:font-name-complex="Times New Roman"/>
    </style:style>
    <style:style style:name="T1995" style:parent-style-name="Policepardéfaut" style:family="text">
      <style:text-properties style:font-name-complex="Times New Roman"/>
    </style:style>
    <style:style style:name="T1996" style:parent-style-name="Policepardéfaut" style:family="text">
      <style:text-properties style:font-name-complex="Times New Roman"/>
    </style:style>
    <style:style style:name="T1997" style:parent-style-name="Policepardéfaut" style:family="text">
      <style:text-properties style:font-name-complex="Times New Roman"/>
    </style:style>
    <style:style style:name="T1998" style:parent-style-name="Policepardéfaut" style:family="text">
      <style:text-properties style:font-name-complex="Times New Roman"/>
    </style:style>
    <style:style style:name="T1999" style:parent-style-name="Policepardéfaut" style:family="text">
      <style:text-properties style:font-name-complex="Times New Roman"/>
    </style:style>
    <style:style style:name="T2000" style:parent-style-name="Policepardéfaut" style:family="text">
      <style:text-properties style:font-name-complex="Times New Roman"/>
    </style:style>
    <style:style style:name="T2001" style:parent-style-name="Policepardéfaut" style:family="text">
      <style:text-properties style:font-name-complex="Times New Roman"/>
    </style:style>
    <style:style style:name="T2002" style:parent-style-name="Policepardéfaut" style:family="text">
      <style:text-properties style:font-name-complex="Times New Roman"/>
    </style:style>
    <style:style style:name="T2003" style:parent-style-name="Policepardéfaut" style:family="text">
      <style:text-properties style:font-name-complex="Times New Roman" fo:font-style="italic" style:font-style-asian="italic"/>
    </style:style>
    <style:style style:name="T2004" style:parent-style-name="Policepardéfaut" style:family="text">
      <style:text-properties style:font-name-complex="Times New Roman"/>
    </style:style>
    <style:style style:name="T2005" style:parent-style-name="Policepardéfaut" style:family="text">
      <style:text-properties style:font-name-complex="Times New Roman" fo:font-style="italic" style:font-style-asian="italic"/>
    </style:style>
    <style:style style:name="T2006" style:parent-style-name="Policepardéfaut" style:family="text">
      <style:text-properties style:font-name-complex="Times New Roman"/>
    </style:style>
    <style:style style:name="T2007" style:parent-style-name="Policepardéfaut" style:family="text">
      <style:text-properties style:font-name-complex="Times New Roman" fo:font-style="italic" style:font-style-asian="italic"/>
    </style:style>
    <style:style style:name="T2008" style:parent-style-name="Policepardéfaut" style:family="text">
      <style:text-properties style:font-name-complex="Times New Roman"/>
    </style:style>
    <style:style style:name="T2009" style:parent-style-name="Policepardéfaut" style:family="text">
      <style:text-properties style:font-name-complex="Times New Roman"/>
    </style:style>
    <style:style style:name="T2010" style:parent-style-name="Policepardéfaut" style:family="text">
      <style:text-properties style:font-name-complex="Times New Roman" fo:font-style="italic" style:font-style-asian="italic"/>
    </style:style>
    <style:style style:name="T2011" style:parent-style-name="Policepardéfaut" style:family="text">
      <style:text-properties style:font-name-complex="Times New Roman"/>
    </style:style>
    <style:style style:name="T2012" style:parent-style-name="Policepardéfaut" style:family="text">
      <style:text-properties style:font-name-complex="Times New Roman"/>
    </style:style>
    <style:style style:name="T2013" style:parent-style-name="Policepardéfaut" style:family="text">
      <style:text-properties style:font-name-complex="Times New Roman" fo:font-style="italic" style:font-style-asian="italic"/>
    </style:style>
    <style:style style:name="T2014" style:parent-style-name="Policepardéfaut" style:family="text">
      <style:text-properties style:font-name-complex="Times New Roman"/>
    </style:style>
    <style:style style:name="T2015" style:parent-style-name="Policepardéfaut" style:family="text">
      <style:text-properties style:font-name-complex="Times New Roman"/>
    </style:style>
    <style:style style:name="T2016" style:parent-style-name="Policepardéfaut" style:family="text">
      <style:text-properties style:font-name-complex="Times New Roman"/>
    </style:style>
    <style:style style:name="T2017" style:parent-style-name="Policepardéfaut" style:family="text">
      <style:text-properties style:font-name-complex="Times New Roman"/>
    </style:style>
    <style:style style:name="T2018" style:parent-style-name="Policepardéfaut" style:family="text">
      <style:text-properties style:font-name-complex="Times New Roman"/>
    </style:style>
    <style:style style:name="T2019" style:parent-style-name="Policepardéfaut" style:family="text">
      <style:text-properties style:font-name-complex="Times New Roman"/>
    </style:style>
    <style:style style:name="T2020" style:parent-style-name="Policepardéfaut" style:family="text">
      <style:text-properties style:font-name-complex="Times New Roman"/>
    </style:style>
    <style:style style:name="T2021" style:parent-style-name="Policepardéfaut" style:family="text">
      <style:text-properties style:font-name-complex="Times New Roman"/>
    </style:style>
    <style:style style:name="T2022" style:parent-style-name="Policepardéfaut" style:family="text">
      <style:text-properties style:font-name-complex="Times New Roman"/>
    </style:style>
    <style:style style:name="T2023" style:parent-style-name="Policepardéfaut" style:family="text">
      <style:text-properties style:font-name-complex="Times New Roman"/>
    </style:style>
    <style:style style:name="T2024" style:parent-style-name="Policepardéfaut" style:family="text">
      <style:text-properties style:font-name-complex="Times New Roman"/>
    </style:style>
    <style:style style:name="T2025" style:parent-style-name="Policepardéfaut" style:family="text">
      <style:text-properties style:font-name-complex="Times New Roman"/>
    </style:style>
    <style:style style:name="T2026" style:parent-style-name="Policepardéfaut" style:family="text">
      <style:text-properties style:font-name-complex="Times New Roman"/>
    </style:style>
    <style:style style:name="T2027" style:parent-style-name="Policepardéfaut" style:family="text">
      <style:text-properties style:font-name-complex="Times New Roman"/>
    </style:style>
    <style:style style:name="T2028" style:parent-style-name="Policepardéfaut" style:family="text">
      <style:text-properties style:font-name-complex="Times New Roman"/>
    </style:style>
    <style:style style:name="T2029" style:parent-style-name="Policepardéfaut" style:family="text">
      <style:text-properties style:font-name-complex="Times New Roman"/>
    </style:style>
    <style:style style:name="T2030" style:parent-style-name="Policepardéfaut" style:family="text">
      <style:text-properties style:font-name-complex="Times New Roman"/>
    </style:style>
    <style:style style:name="T2031" style:parent-style-name="Policepardéfaut" style:family="text">
      <style:text-properties style:font-name-complex="Times New Roman"/>
    </style:style>
    <style:style style:name="T2032" style:parent-style-name="Policepardéfaut" style:family="text">
      <style:text-properties style:font-name-complex="Times New Roman"/>
    </style:style>
    <style:style style:name="T2033" style:parent-style-name="Policepardéfaut" style:family="text">
      <style:text-properties style:font-name-complex="Times New Roman"/>
    </style:style>
    <style:style style:name="T2034" style:parent-style-name="Policepardéfaut" style:family="text">
      <style:text-properties style:font-name-complex="Times New Roman"/>
    </style:style>
    <style:style style:name="T2035" style:parent-style-name="Policepardéfaut" style:family="text">
      <style:text-properties style:font-name-complex="Times New Roman"/>
    </style:style>
    <style:style style:name="T2036" style:parent-style-name="Policepardéfaut" style:family="text">
      <style:text-properties style:font-name-complex="Times New Roman"/>
    </style:style>
    <style:style style:name="T2037" style:parent-style-name="Policepardéfaut" style:family="text">
      <style:text-properties style:font-name-complex="Times New Roman"/>
    </style:style>
    <style:style style:name="T2038" style:parent-style-name="Policepardéfaut" style:family="text">
      <style:text-properties style:font-name-complex="Times New Roman"/>
    </style:style>
    <style:style style:name="T2039" style:parent-style-name="Policepardéfaut" style:family="text">
      <style:text-properties style:font-name-complex="Times New Roman"/>
    </style:style>
    <style:style style:name="T2040" style:parent-style-name="Policepardéfaut" style:family="text">
      <style:text-properties style:font-name-complex="Times New Roman"/>
    </style:style>
    <style:style style:name="T2041" style:parent-style-name="Policepardéfaut" style:family="text">
      <style:text-properties style:font-name-complex="Times New Roman"/>
    </style:style>
    <style:style style:name="T2042" style:parent-style-name="Policepardéfaut" style:family="text">
      <style:text-properties style:font-name-complex="Times New Roman"/>
    </style:style>
    <style:style style:name="T2043" style:parent-style-name="Policepardéfaut" style:family="text">
      <style:text-properties style:font-name-complex="Times New Roman"/>
    </style:style>
    <style:style style:name="T2044" style:parent-style-name="Policepardéfaut" style:family="text">
      <style:text-properties style:font-name-complex="Times New Roman"/>
    </style:style>
    <style:style style:name="T2045" style:parent-style-name="Policepardéfaut" style:family="text">
      <style:text-properties style:font-name-complex="Times New Roman"/>
    </style:style>
    <style:style style:name="T2046" style:parent-style-name="Policepardéfaut" style:family="text">
      <style:text-properties style:font-name-complex="Times New Roman"/>
    </style:style>
    <style:style style:name="T2047" style:parent-style-name="Policepardéfaut" style:family="text">
      <style:text-properties style:font-name-complex="Times New Roman"/>
    </style:style>
    <style:style style:name="T2048" style:parent-style-name="Policepardéfaut" style:family="text">
      <style:text-properties style:font-name-complex="Times New Roman" fo:font-style="italic" style:font-style-asian="italic"/>
    </style:style>
    <style:style style:name="T2049" style:parent-style-name="Policepardéfaut" style:family="text">
      <style:text-properties style:font-name-complex="Times New Roman"/>
    </style:style>
    <style:style style:name="T2050" style:parent-style-name="Policepardéfaut" style:family="text">
      <style:text-properties style:font-name-complex="Times New Roman"/>
    </style:style>
    <style:style style:name="T2051" style:parent-style-name="Policepardéfaut" style:family="text">
      <style:text-properties style:font-name-complex="Times New Roman"/>
    </style:style>
    <style:style style:name="T2052" style:parent-style-name="Policepardéfaut" style:family="text">
      <style:text-properties style:font-name-complex="Times New Roman"/>
    </style:style>
    <style:style style:name="T2053" style:parent-style-name="Policepardéfaut" style:family="text">
      <style:text-properties style:font-name-complex="Times New Roman"/>
    </style:style>
    <style:style style:name="T2054" style:parent-style-name="Policepardéfaut" style:family="text">
      <style:text-properties style:font-name-complex="Times New Roman"/>
    </style:style>
    <style:style style:name="T2055" style:parent-style-name="Policepardéfaut" style:family="text">
      <style:text-properties style:font-name-complex="Times New Roman"/>
    </style:style>
    <style:style style:name="T2056" style:parent-style-name="Policepardéfaut" style:family="text">
      <style:text-properties style:font-name-complex="Times New Roman" fo:font-style="italic" style:font-style-asian="italic"/>
    </style:style>
    <style:style style:name="T2057" style:parent-style-name="Policepardéfaut" style:family="text">
      <style:text-properties style:font-name-complex="Times New Roman"/>
    </style:style>
    <style:style style:name="T2058" style:parent-style-name="Policepardéfaut" style:family="text">
      <style:text-properties style:font-name-complex="Times New Roman"/>
    </style:style>
    <style:style style:name="T2059" style:parent-style-name="Policepardéfaut" style:family="text">
      <style:text-properties style:font-name-complex="Times New Roman"/>
    </style:style>
    <style:style style:name="T2060" style:parent-style-name="Policepardéfaut" style:family="text">
      <style:text-properties style:font-name-complex="Times New Roman"/>
    </style:style>
    <style:style style:name="T2061" style:parent-style-name="Policepardéfaut" style:family="text">
      <style:text-properties style:font-name-complex="Times New Roman"/>
    </style:style>
    <style:style style:name="T2062" style:parent-style-name="Policepardéfaut" style:family="text">
      <style:text-properties style:font-name-complex="Times New Roman"/>
    </style:style>
    <style:style style:name="T2063" style:parent-style-name="Policepardéfaut" style:family="text">
      <style:text-properties style:font-name-complex="Times New Roman"/>
    </style:style>
    <style:style style:name="T2064" style:parent-style-name="Policepardéfaut" style:family="text">
      <style:text-properties style:font-name-complex="Times New Roman"/>
    </style:style>
    <style:style style:name="T2065" style:parent-style-name="Policepardéfaut" style:family="text">
      <style:text-properties style:font-name-complex="Times New Roman"/>
    </style:style>
    <style:style style:name="T2066" style:parent-style-name="Policepardéfaut" style:family="text">
      <style:text-properties style:font-name-complex="Times New Roman"/>
    </style:style>
    <style:style style:name="T2067" style:parent-style-name="Policepardéfaut" style:family="text">
      <style:text-properties style:font-name-complex="Times New Roman"/>
    </style:style>
    <style:style style:name="T2068" style:parent-style-name="Policepardéfaut" style:family="text">
      <style:text-properties style:font-name-complex="Times New Roman"/>
    </style:style>
    <style:style style:name="T2069" style:parent-style-name="Policepardéfaut" style:family="text">
      <style:text-properties style:font-name-complex="Times New Roman"/>
    </style:style>
    <style:style style:name="T2070" style:parent-style-name="Policepardéfaut" style:family="text">
      <style:text-properties style:font-name-complex="Times New Roman"/>
    </style:style>
    <style:style style:name="T2071" style:parent-style-name="Policepardéfaut" style:family="text">
      <style:text-properties style:font-name-complex="Times New Roman"/>
    </style:style>
    <style:style style:name="T2072" style:parent-style-name="Policepardéfaut" style:family="text">
      <style:text-properties style:font-name-complex="Times New Roman"/>
    </style:style>
    <style:style style:name="T2073" style:parent-style-name="Policepardéfaut" style:family="text">
      <style:text-properties style:font-name-complex="Times New Roman"/>
    </style:style>
    <style:style style:name="T2074" style:parent-style-name="Policepardéfaut" style:family="text">
      <style:text-properties style:font-name-complex="Times New Roman"/>
    </style:style>
    <style:style style:name="T2075" style:parent-style-name="Policepardéfaut" style:family="text">
      <style:text-properties style:font-name-complex="Times New Roman"/>
    </style:style>
    <style:style style:name="T2076" style:parent-style-name="Policepardéfaut" style:family="text">
      <style:text-properties style:font-name-complex="Times New Roman"/>
    </style:style>
    <style:style style:name="T2077" style:parent-style-name="Policepardéfaut" style:family="text">
      <style:text-properties style:font-name-complex="Times New Roman"/>
    </style:style>
    <style:style style:name="T2078" style:parent-style-name="Policepardéfaut" style:family="text">
      <style:text-properties style:font-name-complex="Times New Roman"/>
    </style:style>
    <style:style style:name="T2079" style:parent-style-name="Policepardéfaut" style:family="text">
      <style:text-properties style:font-name-complex="Times New Roman"/>
    </style:style>
    <style:style style:name="T2080" style:parent-style-name="Policepardéfaut" style:family="text">
      <style:text-properties style:font-name-complex="Times New Roman"/>
    </style:style>
    <style:style style:name="T2081" style:parent-style-name="Policepardéfaut" style:family="text">
      <style:text-properties style:font-name-complex="Times New Roman"/>
    </style:style>
    <style:style style:name="T2082" style:parent-style-name="Policepardéfaut" style:family="text">
      <style:text-properties style:font-name-complex="Times New Roman"/>
    </style:style>
    <style:style style:name="T2083" style:parent-style-name="Policepardéfaut" style:family="text">
      <style:text-properties style:font-name-complex="Times New Roman"/>
    </style:style>
    <style:style style:name="T2084" style:parent-style-name="Policepardéfaut" style:family="text">
      <style:text-properties style:font-name-complex="Times New Roman"/>
    </style:style>
    <style:style style:name="T2085" style:parent-style-name="Policepardéfaut" style:family="text">
      <style:text-properties style:font-name-complex="Times New Roman"/>
    </style:style>
    <style:style style:name="T2086" style:parent-style-name="Policepardéfaut" style:family="text">
      <style:text-properties style:font-name-complex="Times New Roman"/>
    </style:style>
    <style:style style:name="T2087" style:parent-style-name="Policepardéfaut" style:family="text">
      <style:text-properties style:font-name-complex="Times New Roman"/>
    </style:style>
    <style:style style:name="T2088" style:parent-style-name="Policepardéfaut" style:family="text">
      <style:text-properties style:font-name-complex="Times New Roman"/>
    </style:style>
    <style:style style:name="T2089" style:parent-style-name="Policepardéfaut" style:family="text">
      <style:text-properties style:font-name-complex="Times New Roman"/>
    </style:style>
    <style:style style:name="T2090" style:parent-style-name="Policepardéfaut" style:family="text">
      <style:text-properties style:font-name-complex="Times New Roman"/>
    </style:style>
    <style:style style:name="T2091" style:parent-style-name="Policepardéfaut" style:family="text">
      <style:text-properties style:font-name-complex="Times New Roman"/>
    </style:style>
    <style:style style:name="T2092" style:parent-style-name="Policepardéfaut" style:family="text">
      <style:text-properties style:font-name-complex="Times New Roman"/>
    </style:style>
    <style:style style:name="T2093" style:parent-style-name="Policepardéfaut" style:family="text">
      <style:text-properties style:font-name-complex="Times New Roman"/>
    </style:style>
    <style:style style:name="T2094" style:parent-style-name="Policepardéfaut" style:family="text">
      <style:text-properties style:font-name-complex="Times New Roman"/>
    </style:style>
    <style:style style:name="T2095" style:parent-style-name="Policepardéfaut" style:family="text">
      <style:text-properties style:font-name-complex="Times New Roman"/>
    </style:style>
    <style:style style:name="T2096" style:parent-style-name="Policepardéfaut" style:family="text">
      <style:text-properties style:font-name-complex="Times New Roman"/>
    </style:style>
    <style:style style:name="T2097" style:parent-style-name="Policepardéfaut" style:family="text">
      <style:text-properties style:font-name-complex="Times New Roman"/>
    </style:style>
    <style:style style:name="T2098" style:parent-style-name="Policepardéfaut" style:family="text">
      <style:text-properties style:font-name-complex="Times New Roman"/>
    </style:style>
    <style:style style:name="T2099" style:parent-style-name="Policepardéfaut" style:family="text">
      <style:text-properties style:font-name-complex="Times New Roman"/>
    </style:style>
    <style:style style:name="T2100" style:parent-style-name="Policepardéfaut" style:family="text">
      <style:text-properties style:font-name-complex="Times New Roman"/>
    </style:style>
    <style:style style:name="T2101" style:parent-style-name="Policepardéfaut" style:family="text">
      <style:text-properties style:font-name-complex="Times New Roman"/>
    </style:style>
    <style:style style:name="T2102" style:parent-style-name="Policepardéfaut" style:family="text">
      <style:text-properties style:font-name-complex="Times New Roman"/>
    </style:style>
    <style:style style:name="T2103" style:parent-style-name="Policepardéfaut" style:family="text">
      <style:text-properties style:font-name-complex="Times New Roman"/>
    </style:style>
    <style:style style:name="T2104" style:parent-style-name="Policepardéfaut" style:family="text">
      <style:text-properties style:font-name-complex="Times New Roman"/>
    </style:style>
    <style:style style:name="T2105" style:parent-style-name="Policepardéfaut" style:family="text">
      <style:text-properties style:font-name-complex="Times New Roman"/>
    </style:style>
    <style:style style:name="T2106" style:parent-style-name="Policepardéfaut" style:family="text">
      <style:text-properties style:font-name-complex="Times New Roman"/>
    </style:style>
    <style:style style:name="T2107" style:parent-style-name="Policepardéfaut" style:family="text">
      <style:text-properties style:font-name-complex="Times New Roman"/>
    </style:style>
    <style:style style:name="T2108" style:parent-style-name="Policepardéfaut" style:family="text">
      <style:text-properties style:font-name-complex="Times New Roman"/>
    </style:style>
    <style:style style:name="T2109" style:parent-style-name="Policepardéfaut" style:family="text">
      <style:text-properties style:font-name-complex="Times New Roman"/>
    </style:style>
    <style:style style:name="T2110" style:parent-style-name="Policepardéfaut" style:family="text">
      <style:text-properties style:font-name-complex="Times New Roman"/>
    </style:style>
    <style:style style:name="T2111" style:parent-style-name="Policepardéfaut" style:family="text">
      <style:text-properties style:font-name-complex="Times New Roman"/>
    </style:style>
    <style:style style:name="T2112" style:parent-style-name="Policepardéfaut" style:family="text">
      <style:text-properties style:font-name-complex="Times New Roman"/>
    </style:style>
    <style:style style:name="T2113" style:parent-style-name="Policepardéfaut" style:family="text">
      <style:text-properties style:font-name-complex="Times New Roman"/>
    </style:style>
    <style:style style:name="T2114" style:parent-style-name="Policepardéfaut" style:family="text">
      <style:text-properties style:font-name-complex="Times New Roman"/>
    </style:style>
    <style:style style:name="T2115" style:parent-style-name="Policepardéfaut" style:family="text">
      <style:text-properties style:font-name-complex="Times New Roman"/>
    </style:style>
    <style:style style:name="T2116" style:parent-style-name="Policepardéfaut" style:family="text">
      <style:text-properties style:font-name-complex="Times New Roman"/>
    </style:style>
    <style:style style:name="T2117" style:parent-style-name="Policepardéfaut" style:family="text">
      <style:text-properties style:font-name-complex="Times New Roman" fo:language="it" fo:country="IT"/>
    </style:style>
    <style:style style:name="T2118" style:parent-style-name="Policepardéfaut" style:family="text">
      <style:text-properties style:font-name-complex="Times New Roman" fo:language="it" fo:country="IT"/>
    </style:style>
    <style:style style:name="T2119" style:parent-style-name="Policepardéfaut" style:family="text">
      <style:text-properties style:font-name-complex="Times New Roman" fo:language="it" fo:country="IT"/>
    </style:style>
    <style:style style:name="T2120" style:parent-style-name="Policepardéfaut" style:family="text">
      <style:text-properties style:font-name-complex="Times New Roman" fo:language="it" fo:country="IT"/>
    </style:style>
    <style:style style:name="T2121" style:parent-style-name="Policepardéfaut" style:family="text">
      <style:text-properties style:font-name-complex="Times New Roman" fo:language="it" fo:country="IT"/>
    </style:style>
    <style:style style:name="T2122" style:parent-style-name="Policepardéfaut" style:family="text">
      <style:text-properties style:font-name-complex="Times New Roman" fo:language="it" fo:country="IT"/>
    </style:style>
    <style:style style:name="T2123" style:parent-style-name="Policepardéfaut" style:family="text">
      <style:text-properties style:font-name-complex="Times New Roman" fo:language="it" fo:country="IT"/>
    </style:style>
    <style:style style:name="T2124" style:parent-style-name="Policepardéfaut" style:family="text">
      <style:text-properties style:font-name-complex="Times New Roman" fo:language="it" fo:country="IT"/>
    </style:style>
    <style:style style:name="T2125" style:parent-style-name="Policepardéfaut" style:family="text">
      <style:text-properties style:font-name-complex="Times New Roman" fo:language="it" fo:country="IT"/>
    </style:style>
    <style:style style:name="T2126" style:parent-style-name="Policepardéfaut" style:family="text">
      <style:text-properties style:font-name-complex="Times New Roman" fo:language="it" fo:country="IT"/>
    </style:style>
    <style:style style:name="T2127" style:parent-style-name="Policepardéfaut" style:family="text">
      <style:text-properties style:font-name-complex="Times New Roman" fo:language="it" fo:country="IT"/>
    </style:style>
    <style:style style:name="T2128" style:parent-style-name="Policepardéfaut" style:family="text">
      <style:text-properties style:font-name-complex="Times New Roman" fo:language="it" fo:country="IT"/>
    </style:style>
    <style:style style:name="T2129" style:parent-style-name="Policepardéfaut" style:family="text">
      <style:text-properties style:font-name-complex="Times New Roman" fo:language="it" fo:country="IT"/>
    </style:style>
    <style:style style:name="T2130" style:parent-style-name="Policepardéfaut" style:family="text">
      <style:text-properties style:font-name-complex="Times New Roman" fo:language="it" fo:country="IT"/>
    </style:style>
    <style:style style:name="T2131" style:parent-style-name="Policepardéfaut" style:family="text">
      <style:text-properties style:font-name-complex="Times New Roman" fo:language="it" fo:country="IT"/>
    </style:style>
    <style:style style:name="T2132" style:parent-style-name="Policepardéfaut" style:family="text">
      <style:text-properties style:font-name-complex="Times New Roman" fo:language="it" fo:country="IT"/>
    </style:style>
    <style:style style:name="T2133" style:parent-style-name="Policepardéfaut" style:family="text">
      <style:text-properties style:font-name-complex="Times New Roman" fo:language="it" fo:country="IT"/>
    </style:style>
    <style:style style:name="T2134" style:parent-style-name="Policepardéfaut" style:family="text">
      <style:text-properties style:font-name-complex="Times New Roman" fo:language="it" fo:country="IT"/>
    </style:style>
    <style:style style:name="T2135" style:parent-style-name="Policepardéfaut" style:family="text">
      <style:text-properties style:font-name-complex="Times New Roman" fo:language="it" fo:country="IT"/>
    </style:style>
    <style:style style:name="T2136" style:parent-style-name="Policepardéfaut" style:family="text">
      <style:text-properties style:font-name-complex="Times New Roman" fo:language="it" fo:country="IT"/>
    </style:style>
    <style:style style:name="T2137" style:parent-style-name="Policepardéfaut" style:family="text">
      <style:text-properties style:font-name-complex="Times New Roman" fo:language="it" fo:country="IT"/>
    </style:style>
    <style:style style:name="T2138" style:parent-style-name="Policepardéfaut" style:family="text">
      <style:text-properties style:font-name-complex="Times New Roman" fo:language="it" fo:country="IT"/>
    </style:style>
    <style:style style:name="T2139" style:parent-style-name="Policepardéfaut" style:family="text">
      <style:text-properties style:font-name-complex="Times New Roman" fo:language="it" fo:country="IT"/>
    </style:style>
    <style:style style:name="T2140" style:parent-style-name="Policepardéfaut" style:family="text">
      <style:text-properties style:font-name-complex="Times New Roman" fo:language="it" fo:country="IT"/>
    </style:style>
    <style:style style:name="T2141" style:parent-style-name="Policepardéfaut" style:family="text">
      <style:text-properties style:font-name-complex="Times New Roman" fo:language="it" fo:country="IT"/>
    </style:style>
    <style:style style:name="T2142" style:parent-style-name="Policepardéfaut" style:family="text">
      <style:text-properties style:font-name-complex="Times New Roman" fo:language="it" fo:country="IT"/>
    </style:style>
    <style:style style:name="T2143" style:parent-style-name="Policepardéfaut" style:family="text">
      <style:text-properties style:font-name-complex="Times New Roman" fo:language="it" fo:country="IT"/>
    </style:style>
    <style:style style:name="T2144" style:parent-style-name="Policepardéfaut" style:family="text">
      <style:text-properties style:font-name-complex="Times New Roman" fo:language="it" fo:country="IT"/>
    </style:style>
    <style:style style:name="T2145" style:parent-style-name="Policepardéfaut" style:family="text">
      <style:text-properties style:font-name-complex="Times New Roman" fo:language="it" fo:country="IT"/>
    </style:style>
    <style:style style:name="T2146" style:parent-style-name="Policepardéfaut" style:family="text">
      <style:text-properties style:font-name-complex="Times New Roman" fo:language="it" fo:country="IT"/>
    </style:style>
    <style:style style:name="T2147" style:parent-style-name="Policepardéfaut" style:family="text">
      <style:text-properties style:font-name-complex="Times New Roman" fo:language="it" fo:country="IT"/>
    </style:style>
    <style:style style:name="T2148" style:parent-style-name="Policepardéfaut" style:family="text">
      <style:text-properties style:font-name-complex="Times New Roman" fo:language="it" fo:country="IT"/>
    </style:style>
    <style:style style:name="T2149" style:parent-style-name="Policepardéfaut" style:family="text">
      <style:text-properties style:font-name-complex="Times New Roman" fo:language="it" fo:country="IT"/>
    </style:style>
    <style:style style:name="T2150" style:parent-style-name="Policepardéfaut" style:family="text">
      <style:text-properties style:font-name-complex="Times New Roman" fo:language="it" fo:country="IT"/>
    </style:style>
    <style:style style:name="T2151" style:parent-style-name="Policepardéfaut" style:family="text">
      <style:text-properties style:font-name-complex="Times New Roman" fo:language="it" fo:country="IT"/>
    </style:style>
    <style:style style:name="T2152" style:parent-style-name="Policepardéfaut" style:family="text">
      <style:text-properties style:font-name-complex="Times New Roman" fo:language="it" fo:country="IT"/>
    </style:style>
    <style:style style:name="T2153" style:parent-style-name="Policepardéfaut" style:family="text">
      <style:text-properties style:font-name-complex="Times New Roman" fo:language="it" fo:country="IT"/>
    </style:style>
    <style:style style:name="T2154" style:parent-style-name="Policepardéfaut" style:family="text">
      <style:text-properties style:font-name-complex="Times New Roman" fo:language="it" fo:country="IT"/>
    </style:style>
    <style:style style:name="T2155" style:parent-style-name="Policepardéfaut" style:family="text">
      <style:text-properties style:font-name-complex="Times New Roman" fo:language="it" fo:country="IT"/>
    </style:style>
    <style:style style:name="T2156" style:parent-style-name="Policepardéfaut" style:family="text">
      <style:text-properties style:font-name-complex="Times New Roman" fo:language="it" fo:country="IT"/>
    </style:style>
    <style:style style:name="T2157" style:parent-style-name="Policepardéfaut" style:family="text">
      <style:text-properties style:font-name-complex="Times New Roman" fo:language="it" fo:country="IT"/>
    </style:style>
    <style:style style:name="T2158" style:parent-style-name="Policepardéfaut" style:family="text">
      <style:text-properties style:font-name-complex="Times New Roman" fo:language="it" fo:country="IT"/>
    </style:style>
    <style:style style:name="T2159" style:parent-style-name="Policepardéfaut" style:family="text">
      <style:text-properties style:font-name-complex="Times New Roman" fo:language="it" fo:country="IT"/>
    </style:style>
    <style:style style:name="T2160" style:parent-style-name="Policepardéfaut" style:family="text">
      <style:text-properties style:font-name-complex="Times New Roman" fo:language="it" fo:country="IT"/>
    </style:style>
    <style:style style:name="T2161" style:parent-style-name="Policepardéfaut" style:family="text">
      <style:text-properties style:font-name-complex="Times New Roman" fo:language="it" fo:country="IT"/>
    </style:style>
    <style:style style:name="T2162" style:parent-style-name="Policepardéfaut" style:family="text">
      <style:text-properties style:font-name-complex="Times New Roman" fo:language="it" fo:country="IT"/>
    </style:style>
    <style:style style:name="T2163" style:parent-style-name="Policepardéfaut" style:family="text">
      <style:text-properties style:font-name-complex="Times New Roman" fo:language="it" fo:country="IT"/>
    </style:style>
    <style:style style:name="T2164" style:parent-style-name="Policepardéfaut" style:family="text">
      <style:text-properties style:font-name-complex="Times New Roman" fo:language="it" fo:country="IT"/>
    </style:style>
    <style:style style:name="T2165" style:parent-style-name="Policepardéfaut" style:family="text">
      <style:text-properties style:font-name-complex="Times New Roman" fo:language="it" fo:country="IT"/>
    </style:style>
    <style:style style:name="T2166" style:parent-style-name="Policepardéfaut" style:family="text">
      <style:text-properties style:font-name-complex="Times New Roman" fo:language="it" fo:country="IT"/>
    </style:style>
    <style:style style:name="T2167" style:parent-style-name="Policepardéfaut" style:family="text">
      <style:text-properties style:font-name-complex="Times New Roman" fo:language="it" fo:country="IT"/>
    </style:style>
    <style:style style:name="T2168" style:parent-style-name="Policepardéfaut" style:family="text">
      <style:text-properties style:font-name-complex="Times New Roman" fo:language="it" fo:country="IT"/>
    </style:style>
    <style:style style:name="T2169" style:parent-style-name="Policepardéfaut" style:family="text">
      <style:text-properties style:font-name-complex="Times New Roman" fo:language="it" fo:country="IT"/>
    </style:style>
    <style:style style:name="T2170" style:parent-style-name="Policepardéfaut" style:family="text">
      <style:text-properties style:font-name-complex="Times New Roman" fo:language="it" fo:country="IT"/>
    </style:style>
    <style:style style:name="T2171" style:parent-style-name="Policepardéfaut" style:family="text">
      <style:text-properties style:font-name-complex="Times New Roman" fo:language="it" fo:country="IT"/>
    </style:style>
    <style:style style:name="T2172" style:parent-style-name="Policepardéfaut" style:family="text">
      <style:text-properties style:font-name-complex="Times New Roman" fo:language="it" fo:country="IT"/>
    </style:style>
    <style:style style:name="T2173" style:parent-style-name="Policepardéfaut" style:family="text">
      <style:text-properties style:font-name-complex="Times New Roman" fo:language="it" fo:country="IT"/>
    </style:style>
    <style:style style:name="T2174" style:parent-style-name="Policepardéfaut" style:family="text">
      <style:text-properties style:font-name-complex="Times New Roman" fo:language="it" fo:country="IT"/>
    </style:style>
    <style:style style:name="T2175" style:parent-style-name="Policepardéfaut" style:family="text">
      <style:text-properties style:font-name-complex="Times New Roman" fo:language="it" fo:country="IT"/>
    </style:style>
    <style:style style:name="T2176" style:parent-style-name="Policepardéfaut" style:family="text">
      <style:text-properties style:font-name-complex="Times New Roman" fo:language="it" fo:country="IT"/>
    </style:style>
    <style:style style:name="T2177" style:parent-style-name="Policepardéfaut" style:family="text">
      <style:text-properties style:font-name-complex="Times New Roman" fo:language="it" fo:country="IT"/>
    </style:style>
    <style:style style:name="T2178" style:parent-style-name="Policepardéfaut" style:family="text">
      <style:text-properties style:font-name-complex="Times New Roman" fo:language="it" fo:country="IT"/>
    </style:style>
    <style:style style:name="T2179" style:parent-style-name="Policepardéfaut" style:family="text">
      <style:text-properties style:font-name-complex="Times New Roman" fo:language="it" fo:country="IT"/>
    </style:style>
    <style:style style:name="T2180" style:parent-style-name="Policepardéfaut" style:family="text">
      <style:text-properties style:font-name-complex="Times New Roman" fo:language="it" fo:country="IT"/>
    </style:style>
    <style:style style:name="T2181" style:parent-style-name="Policepardéfaut" style:family="text">
      <style:text-properties style:font-name-complex="Times New Roman" fo:language="it" fo:country="IT"/>
    </style:style>
    <style:style style:name="T2182" style:parent-style-name="Policepardéfaut" style:family="text">
      <style:text-properties style:font-name-complex="Times New Roman" fo:language="it" fo:country="IT"/>
    </style:style>
    <style:style style:name="T2183" style:parent-style-name="Policepardéfaut" style:family="text">
      <style:text-properties style:font-name-complex="Times New Roman" fo:language="it" fo:country="IT"/>
    </style:style>
    <style:style style:name="T2184" style:parent-style-name="Policepardéfaut" style:family="text">
      <style:text-properties style:font-name-complex="Times New Roman" fo:language="it" fo:country="IT"/>
    </style:style>
    <style:style style:name="T2185" style:parent-style-name="Policepardéfaut" style:family="text">
      <style:text-properties style:font-name-complex="Times New Roman" fo:language="it" fo:country="IT"/>
    </style:style>
    <style:style style:name="T2186" style:parent-style-name="Policepardéfaut" style:family="text">
      <style:text-properties style:font-name-complex="Times New Roman" fo:language="it" fo:country="IT"/>
    </style:style>
    <style:style style:name="T2187" style:parent-style-name="Policepardéfaut" style:family="text">
      <style:text-properties style:font-name-complex="Times New Roman" fo:language="it" fo:country="IT"/>
    </style:style>
    <style:style style:name="T2188" style:parent-style-name="Policepardéfaut" style:family="text">
      <style:text-properties style:font-name-complex="Times New Roman" fo:language="it" fo:country="IT"/>
    </style:style>
    <style:style style:name="T2189" style:parent-style-name="Policepardéfaut" style:family="text">
      <style:text-properties style:font-name-complex="Times New Roman" fo:language="it" fo:country="IT"/>
    </style:style>
    <style:style style:name="T2190" style:parent-style-name="Policepardéfaut" style:family="text">
      <style:text-properties style:font-name-complex="Times New Roman" fo:language="it" fo:country="IT"/>
    </style:style>
    <style:style style:name="T2191" style:parent-style-name="Policepardéfaut" style:family="text">
      <style:text-properties style:font-name-complex="Times New Roman" fo:language="it" fo:country="IT"/>
    </style:style>
    <style:style style:name="T2192" style:parent-style-name="Policepardéfaut" style:family="text">
      <style:text-properties style:font-name-complex="Times New Roman" fo:language="it" fo:country="IT"/>
    </style:style>
    <style:style style:name="T2193" style:parent-style-name="Policepardéfaut" style:family="text">
      <style:text-properties style:font-name-complex="Times New Roman" fo:language="it" fo:country="IT"/>
    </style:style>
    <style:style style:name="T2194" style:parent-style-name="Policepardéfaut" style:family="text">
      <style:text-properties style:font-name-complex="Times New Roman" fo:language="it" fo:country="IT"/>
    </style:style>
    <style:style style:name="T2195" style:parent-style-name="Policepardéfaut" style:family="text">
      <style:text-properties style:font-name-complex="Times New Roman" fo:language="it" fo:country="IT"/>
    </style:style>
    <style:style style:name="T2196" style:parent-style-name="Policepardéfaut" style:family="text">
      <style:text-properties style:font-name-complex="Times New Roman" fo:language="it" fo:country="IT"/>
    </style:style>
    <style:style style:name="T2197" style:parent-style-name="Policepardéfaut" style:family="text">
      <style:text-properties style:font-name-complex="Times New Roman" fo:language="it" fo:country="IT"/>
    </style:style>
    <style:style style:name="T2198" style:parent-style-name="Policepardéfaut" style:family="text">
      <style:text-properties style:font-name-complex="Times New Roman" fo:language="it" fo:country="IT"/>
    </style:style>
    <style:style style:name="T2199" style:parent-style-name="Policepardéfaut" style:family="text">
      <style:text-properties style:font-name-complex="Times New Roman" fo:language="it" fo:country="IT"/>
    </style:style>
    <style:style style:name="T2200" style:parent-style-name="Policepardéfaut" style:family="text">
      <style:text-properties style:font-name-complex="Times New Roman" fo:language="it" fo:country="IT"/>
    </style:style>
    <style:style style:name="T2201" style:parent-style-name="Policepardéfaut" style:family="text">
      <style:text-properties style:font-name-complex="Times New Roman" fo:language="it" fo:country="IT"/>
    </style:style>
    <style:style style:name="T2202" style:parent-style-name="Policepardéfaut" style:family="text">
      <style:text-properties style:font-name-complex="Times New Roman" fo:language="it" fo:country="IT"/>
    </style:style>
    <style:style style:name="T2203" style:parent-style-name="Policepardéfaut" style:family="text">
      <style:text-properties style:font-name-complex="Times New Roman" fo:language="it" fo:country="IT"/>
    </style:style>
    <style:style style:name="T2204" style:parent-style-name="Policepardéfaut" style:family="text">
      <style:text-properties style:font-name-complex="Times New Roman" fo:language="it" fo:country="IT"/>
    </style:style>
    <style:style style:name="T2205" style:parent-style-name="Policepardéfaut" style:family="text">
      <style:text-properties style:font-name-complex="Times New Roman" fo:language="it" fo:country="IT"/>
    </style:style>
    <style:style style:name="T2206" style:parent-style-name="Policepardéfaut" style:family="text">
      <style:text-properties style:font-name-complex="Times New Roman" fo:language="it" fo:country="IT"/>
    </style:style>
    <style:style style:name="T2207" style:parent-style-name="Policepardéfaut" style:family="text">
      <style:text-properties style:font-name-complex="Times New Roman" fo:language="it" fo:country="IT"/>
    </style:style>
    <style:style style:name="T2208" style:parent-style-name="Policepardéfaut" style:family="text">
      <style:text-properties style:font-name-complex="Times New Roman" fo:language="it" fo:country="IT"/>
    </style:style>
    <style:style style:name="T2209" style:parent-style-name="Policepardéfaut" style:family="text">
      <style:text-properties style:font-name-complex="Times New Roman" fo:language="it" fo:country="IT"/>
    </style:style>
    <style:style style:name="T2210" style:parent-style-name="Policepardéfaut" style:family="text">
      <style:text-properties style:font-name-complex="Times New Roman" fo:language="it" fo:country="IT"/>
    </style:style>
    <style:style style:name="T2211" style:parent-style-name="Policepardéfaut" style:family="text">
      <style:text-properties style:font-name-complex="Times New Roman" fo:language="it" fo:country="IT"/>
    </style:style>
    <style:style style:name="T2212" style:parent-style-name="Policepardéfaut" style:family="text">
      <style:text-properties style:font-name-complex="Times New Roman" fo:language="it" fo:country="IT"/>
    </style:style>
    <style:style style:name="T2213" style:parent-style-name="Appelnotedebasdep." style:family="text">
      <style:text-properties fo:language="it" fo:country="IT"/>
    </style:style>
    <style:style style:name="T2214" style:parent-style-name="Policepardéfaut" style:family="text">
      <style:text-properties fo:font-style="italic" style:font-style-asian="italic"/>
    </style:style>
    <style:style style:name="T2215" style:parent-style-name="Policepardéfaut" style:family="text">
      <style:text-properties fo:font-style="italic" style:font-style-asian="italic"/>
    </style:style>
    <style:style style:name="T2216" style:parent-style-name="Policepardéfaut" style:family="text">
      <style:text-properties style:font-name-complex="Times New Roman" fo:language="it" fo:country="IT"/>
    </style:style>
    <style:style style:name="T2217" style:parent-style-name="Policepardéfaut" style:family="text">
      <style:text-properties style:font-name-complex="Times New Roman" fo:language="it" fo:country="IT"/>
    </style:style>
    <style:style style:name="T2218" style:parent-style-name="Policepardéfaut" style:family="text">
      <style:text-properties style:font-name-complex="Times New Roman" fo:language="it" fo:country="IT"/>
    </style:style>
    <style:style style:name="T2219" style:parent-style-name="Policepardéfaut" style:family="text">
      <style:text-properties style:font-name-complex="Times New Roman" fo:language="it" fo:country="IT"/>
    </style:style>
    <style:style style:name="T2220" style:parent-style-name="Policepardéfaut" style:family="text">
      <style:text-properties style:font-name-complex="Times New Roman" fo:language="it" fo:country="IT"/>
    </style:style>
    <style:style style:name="T2221" style:parent-style-name="Policepardéfaut" style:family="text">
      <style:text-properties style:font-name-complex="Times New Roman" fo:language="it" fo:country="IT"/>
    </style:style>
    <style:style style:name="T2222" style:parent-style-name="Policepardéfaut" style:family="text">
      <style:text-properties style:font-name-complex="Times New Roman" fo:language="it" fo:country="IT"/>
    </style:style>
    <style:style style:name="T2223" style:parent-style-name="Policepardéfaut" style:family="text">
      <style:text-properties style:font-name-complex="Times New Roman" fo:language="it" fo:country="IT"/>
    </style:style>
    <style:style style:name="T2224" style:parent-style-name="Policepardéfaut" style:family="text">
      <style:text-properties style:font-name-complex="Times New Roman" fo:language="it" fo:country="IT"/>
    </style:style>
    <style:style style:name="T2225" style:parent-style-name="Policepardéfaut" style:family="text">
      <style:text-properties style:font-name-complex="Times New Roman" fo:language="it" fo:country="IT"/>
    </style:style>
    <style:style style:name="T2226" style:parent-style-name="Policepardéfaut" style:family="text">
      <style:text-properties style:font-name-complex="Times New Roman" fo:language="it" fo:country="IT"/>
    </style:style>
    <style:style style:name="T2227" style:parent-style-name="Policepardéfaut" style:family="text">
      <style:text-properties style:font-name-complex="Times New Roman" fo:language="it" fo:country="IT"/>
    </style:style>
    <style:style style:name="T2228" style:parent-style-name="Policepardéfaut" style:family="text">
      <style:text-properties style:font-name-complex="Times New Roman" fo:language="it" fo:country="IT"/>
    </style:style>
    <style:style style:name="T2229" style:parent-style-name="Policepardéfaut" style:family="text">
      <style:text-properties style:font-name-complex="Times New Roman" fo:language="it" fo:country="IT"/>
    </style:style>
    <style:style style:name="T2230" style:parent-style-name="Policepardéfaut" style:family="text">
      <style:text-properties style:font-name-complex="Times New Roman" fo:language="it" fo:country="IT"/>
    </style:style>
    <style:style style:name="T2231" style:parent-style-name="Policepardéfaut" style:family="text">
      <style:text-properties style:font-name-complex="Times New Roman" fo:language="it" fo:country="IT"/>
    </style:style>
    <style:style style:name="T2232" style:parent-style-name="Policepardéfaut" style:family="text">
      <style:text-properties style:font-name-complex="Times New Roman" fo:language="it" fo:country="IT"/>
    </style:style>
    <style:style style:name="T2233" style:parent-style-name="Policepardéfaut" style:family="text">
      <style:text-properties style:font-name-complex="Times New Roman" fo:language="it" fo:country="IT"/>
    </style:style>
    <style:style style:name="T2234" style:parent-style-name="Policepardéfaut" style:family="text">
      <style:text-properties style:font-name-complex="Times New Roman" fo:language="it" fo:country="IT"/>
    </style:style>
    <style:style style:name="T2235" style:parent-style-name="Policepardéfaut" style:family="text">
      <style:text-properties style:font-name-complex="Times New Roman" fo:language="it" fo:country="IT"/>
    </style:style>
    <style:style style:name="T2236" style:parent-style-name="Policepardéfaut" style:family="text">
      <style:text-properties style:font-name-complex="Times New Roman" fo:language="it" fo:country="IT"/>
    </style:style>
    <style:style style:name="T2237" style:parent-style-name="Policepardéfaut" style:family="text">
      <style:text-properties style:font-name-complex="Times New Roman" fo:language="it" fo:country="IT"/>
    </style:style>
    <style:style style:name="T2238" style:parent-style-name="Policepardéfaut" style:family="text">
      <style:text-properties style:font-name-complex="Times New Roman" fo:language="it" fo:country="IT"/>
    </style:style>
    <style:style style:name="T2239" style:parent-style-name="Policepardéfaut" style:family="text">
      <style:text-properties style:font-name-complex="Times New Roman" fo:language="it" fo:country="IT"/>
    </style:style>
    <style:style style:name="T2240" style:parent-style-name="Policepardéfaut" style:family="text">
      <style:text-properties style:font-name-complex="Times New Roman" fo:language="it" fo:country="IT"/>
    </style:style>
    <style:style style:name="T2241" style:parent-style-name="Policepardéfaut" style:family="text">
      <style:text-properties style:font-name-complex="Times New Roman" fo:language="it" fo:country="IT"/>
    </style:style>
    <style:style style:name="T2242" style:parent-style-name="Policepardéfaut" style:family="text">
      <style:text-properties style:font-name-complex="Times New Roman" fo:language="it" fo:country="IT"/>
    </style:style>
    <style:style style:name="T2243" style:parent-style-name="Policepardéfaut" style:family="text">
      <style:text-properties style:font-name-complex="Times New Roman" fo:language="it" fo:country="IT"/>
    </style:style>
    <style:style style:name="T2244" style:parent-style-name="Policepardéfaut" style:family="text">
      <style:text-properties style:font-name-complex="Times New Roman" fo:language="it" fo:country="IT"/>
    </style:style>
    <style:style style:name="T2245" style:parent-style-name="Policepardéfaut" style:family="text">
      <style:text-properties style:font-name-complex="Times New Roman" fo:language="it" fo:country="IT"/>
    </style:style>
    <style:style style:name="T2246" style:parent-style-name="Policepardéfaut" style:family="text">
      <style:text-properties style:font-name-complex="Times New Roman" fo:language="it" fo:country="IT"/>
    </style:style>
    <style:style style:name="T2247" style:parent-style-name="Policepardéfaut" style:family="text">
      <style:text-properties style:font-name-complex="Times New Roman" fo:language="it" fo:country="IT"/>
    </style:style>
    <style:style style:name="T2248" style:parent-style-name="Policepardéfaut" style:family="text">
      <style:text-properties style:font-name-complex="Times New Roman" fo:language="it" fo:country="IT"/>
    </style:style>
    <style:style style:name="T2249" style:parent-style-name="Policepardéfaut" style:family="text">
      <style:text-properties style:font-name-complex="Times New Roman" fo:language="it" fo:country="IT"/>
    </style:style>
    <style:style style:name="T2250" style:parent-style-name="Policepardéfaut" style:family="text">
      <style:text-properties style:font-name-complex="Times New Roman" fo:language="it" fo:country="IT"/>
    </style:style>
    <style:style style:name="T2251" style:parent-style-name="Policepardéfaut" style:family="text">
      <style:text-properties style:font-name-complex="Times New Roman" fo:language="it" fo:country="IT"/>
    </style:style>
    <style:style style:name="T2252" style:parent-style-name="Policepardéfaut" style:family="text">
      <style:text-properties style:font-name-complex="Times New Roman" fo:language="it" fo:country="IT"/>
    </style:style>
    <style:style style:name="T2253" style:parent-style-name="Policepardéfaut" style:family="text">
      <style:text-properties style:font-name-complex="Times New Roman" fo:language="it" fo:country="IT"/>
    </style:style>
    <style:style style:name="T2254" style:parent-style-name="Policepardéfaut" style:family="text">
      <style:text-properties style:font-name-complex="Times New Roman" fo:language="it" fo:country="IT"/>
    </style:style>
    <style:style style:name="T2255" style:parent-style-name="Policepardéfaut" style:family="text">
      <style:text-properties style:font-name-complex="Times New Roman" fo:language="it" fo:country="IT"/>
    </style:style>
    <style:style style:name="T2256" style:parent-style-name="Policepardéfaut" style:family="text">
      <style:text-properties style:font-name-complex="Times New Roman" fo:language="it" fo:country="IT"/>
    </style:style>
    <style:style style:name="T2257" style:parent-style-name="Policepardéfaut" style:family="text">
      <style:text-properties style:font-name-complex="Times New Roman" fo:language="it" fo:country="IT"/>
    </style:style>
    <style:style style:name="T2258" style:parent-style-name="Policepardéfaut" style:family="text">
      <style:text-properties style:font-name-complex="Times New Roman" fo:language="it" fo:country="IT"/>
    </style:style>
    <style:style style:name="T2259" style:parent-style-name="Policepardéfaut" style:family="text">
      <style:text-properties style:font-name-complex="Times New Roman" fo:language="it" fo:country="IT"/>
    </style:style>
    <style:style style:name="T2260" style:parent-style-name="Policepardéfaut" style:family="text">
      <style:text-properties style:font-name-complex="Times New Roman" fo:language="it" fo:country="IT"/>
    </style:style>
    <style:style style:name="T2261" style:parent-style-name="Policepardéfaut" style:family="text">
      <style:text-properties style:font-name-complex="Times New Roman" fo:language="it" fo:country="IT"/>
    </style:style>
    <style:style style:name="T2262" style:parent-style-name="Policepardéfaut" style:family="text">
      <style:text-properties style:font-name-complex="Times New Roman" fo:language="it" fo:country="IT"/>
    </style:style>
    <style:style style:name="T2263" style:parent-style-name="Policepardéfaut" style:family="text">
      <style:text-properties style:font-name-complex="Times New Roman" fo:language="it" fo:country="IT"/>
    </style:style>
    <style:style style:name="T2264" style:parent-style-name="Policepardéfaut" style:family="text">
      <style:text-properties style:font-name-complex="Times New Roman" fo:language="it" fo:country="IT"/>
    </style:style>
    <style:style style:name="T2265" style:parent-style-name="Policepardéfaut" style:family="text">
      <style:text-properties style:font-name-complex="Times New Roman" fo:language="it" fo:country="IT"/>
    </style:style>
    <style:style style:name="T2266" style:parent-style-name="Policepardéfaut" style:family="text">
      <style:text-properties style:font-name-complex="Times New Roman" fo:language="it" fo:country="IT"/>
    </style:style>
    <style:style style:name="T2267" style:parent-style-name="Policepardéfaut" style:family="text">
      <style:text-properties style:font-name-complex="Times New Roman" fo:language="it" fo:country="IT"/>
    </style:style>
    <style:style style:name="T2268" style:parent-style-name="Policepardéfaut" style:family="text">
      <style:text-properties style:font-name-complex="Times New Roman" fo:language="it" fo:country="IT"/>
    </style:style>
    <style:style style:name="T2269" style:parent-style-name="Policepardéfaut" style:family="text">
      <style:text-properties style:font-name-complex="Times New Roman" fo:language="it" fo:country="IT"/>
    </style:style>
    <style:style style:name="T2270" style:parent-style-name="Policepardéfaut" style:family="text">
      <style:text-properties style:font-name-complex="Times New Roman" fo:language="it" fo:country="IT"/>
    </style:style>
    <style:style style:name="T2271" style:parent-style-name="Policepardéfaut" style:family="text">
      <style:text-properties style:font-name-complex="Times New Roman" fo:language="it" fo:country="IT"/>
    </style:style>
    <style:style style:name="T2272" style:parent-style-name="Policepardéfaut" style:family="text">
      <style:text-properties style:font-name-complex="Times New Roman" fo:language="it" fo:country="IT"/>
    </style:style>
    <style:style style:name="T2273" style:parent-style-name="Policepardéfaut" style:family="text">
      <style:text-properties style:font-name-complex="Times New Roman" fo:language="it" fo:country="IT"/>
    </style:style>
    <style:style style:name="T2274" style:parent-style-name="Policepardéfaut" style:family="text">
      <style:text-properties style:font-name-complex="Times New Roman" fo:language="it" fo:country="IT"/>
    </style:style>
    <style:style style:name="T2275" style:parent-style-name="Policepardéfaut" style:family="text">
      <style:text-properties style:font-name-complex="Times New Roman" fo:language="it" fo:country="IT"/>
    </style:style>
    <style:style style:name="T2276" style:parent-style-name="Policepardéfaut" style:family="text">
      <style:text-properties style:font-name-complex="Times New Roman" fo:language="it" fo:country="IT"/>
    </style:style>
    <style:style style:name="T2277" style:parent-style-name="Policepardéfaut" style:family="text">
      <style:text-properties style:font-name-complex="Times New Roman" fo:language="it" fo:country="IT"/>
    </style:style>
    <style:style style:name="T2278" style:parent-style-name="Policepardéfaut" style:family="text">
      <style:text-properties style:font-name-complex="Times New Roman" fo:language="it" fo:country="IT"/>
    </style:style>
    <style:style style:name="T2279" style:parent-style-name="Policepardéfaut" style:family="text">
      <style:text-properties style:font-name-complex="Times New Roman" fo:language="it" fo:country="IT"/>
    </style:style>
    <style:style style:name="T2280" style:parent-style-name="Policepardéfaut" style:family="text">
      <style:text-properties style:font-name-complex="Times New Roman" fo:language="it" fo:country="IT"/>
    </style:style>
    <style:style style:name="T2281" style:parent-style-name="Policepardéfaut" style:family="text">
      <style:text-properties style:font-name-complex="Times New Roman" fo:language="it" fo:country="IT"/>
    </style:style>
    <style:style style:name="T2282" style:parent-style-name="Policepardéfaut" style:family="text">
      <style:text-properties style:font-name-complex="Times New Roman" fo:language="it" fo:country="IT"/>
    </style:style>
    <style:style style:name="T2283" style:parent-style-name="Policepardéfaut" style:family="text">
      <style:text-properties style:font-name-complex="Times New Roman" fo:language="it" fo:country="IT"/>
    </style:style>
    <style:style style:name="T2284" style:parent-style-name="Policepardéfaut" style:family="text">
      <style:text-properties style:font-name-complex="Times New Roman" fo:language="it" fo:country="IT"/>
    </style:style>
    <style:style style:name="T2285" style:parent-style-name="Policepardéfaut" style:family="text">
      <style:text-properties style:font-name-complex="Times New Roman" fo:language="it" fo:country="IT"/>
    </style:style>
    <style:style style:name="T2286" style:parent-style-name="Policepardéfaut" style:family="text">
      <style:text-properties style:font-name-complex="Times New Roman" fo:language="it" fo:country="IT"/>
    </style:style>
    <style:style style:name="T2287" style:parent-style-name="Policepardéfaut" style:family="text">
      <style:text-properties style:font-name-complex="Times New Roman" fo:font-style="italic" style:font-style-asian="italic" fo:language="it" fo:country="IT"/>
    </style:style>
    <style:style style:name="T2288" style:parent-style-name="Policepardéfaut" style:family="text">
      <style:text-properties style:font-name-complex="Times New Roman" fo:language="it" fo:country="IT"/>
    </style:style>
    <style:style style:name="T2289" style:parent-style-name="Policepardéfaut" style:family="text">
      <style:text-properties style:font-name-complex="Times New Roman" fo:font-style="italic" style:font-style-asian="italic" fo:language="it" fo:country="IT"/>
    </style:style>
    <style:style style:name="T2290" style:parent-style-name="Policepardéfaut" style:family="text">
      <style:text-properties style:font-name-complex="Times New Roman" fo:language="it" fo:country="IT"/>
    </style:style>
    <style:style style:name="T2291" style:parent-style-name="Policepardéfaut" style:family="text">
      <style:text-properties style:font-name-complex="Times New Roman" fo:language="it" fo:country="IT"/>
    </style:style>
    <style:style style:name="T2292" style:parent-style-name="Policepardéfaut" style:family="text">
      <style:text-properties style:font-name-complex="Times New Roman" fo:language="it" fo:country="IT"/>
    </style:style>
    <style:style style:name="T2293" style:parent-style-name="Policepardéfaut" style:family="text">
      <style:text-properties style:font-name-complex="Times New Roman" fo:language="it" fo:country="IT"/>
    </style:style>
    <style:style style:name="T2294" style:parent-style-name="Policepardéfaut" style:family="text">
      <style:text-properties style:font-name-complex="Times New Roman" fo:language="it" fo:country="IT"/>
    </style:style>
    <style:style style:name="T2295" style:parent-style-name="Policepardéfaut" style:family="text">
      <style:text-properties style:font-name-complex="Times New Roman" fo:language="it" fo:country="IT"/>
    </style:style>
    <style:style style:name="T2296" style:parent-style-name="Policepardéfaut" style:family="text">
      <style:text-properties style:font-name-complex="Times New Roman" fo:language="it" fo:country="IT"/>
    </style:style>
    <style:style style:name="T2297" style:parent-style-name="Policepardéfaut" style:family="text">
      <style:text-properties style:font-name-complex="Times New Roman" fo:language="it" fo:country="IT"/>
    </style:style>
    <style:style style:name="T2298" style:parent-style-name="Policepardéfaut" style:family="text">
      <style:text-properties style:font-name-complex="Times New Roman" fo:language="it" fo:country="IT"/>
    </style:style>
    <style:style style:name="T2299" style:parent-style-name="Policepardéfaut" style:family="text">
      <style:text-properties style:font-name-complex="Times New Roman" fo:language="it" fo:country="IT"/>
    </style:style>
    <style:style style:name="T2300" style:parent-style-name="Policepardéfaut" style:family="text">
      <style:text-properties style:font-name-complex="Times New Roman" fo:language="it" fo:country="IT"/>
    </style:style>
    <style:style style:name="T2301" style:parent-style-name="Policepardéfaut" style:family="text">
      <style:text-properties style:font-name-complex="Times New Roman" fo:language="it" fo:country="IT"/>
    </style:style>
    <style:style style:name="T2302" style:parent-style-name="Policepardéfaut" style:family="text">
      <style:text-properties style:font-name-complex="Times New Roman" fo:language="it" fo:country="IT"/>
    </style:style>
    <style:style style:name="T2303" style:parent-style-name="Policepardéfaut" style:family="text">
      <style:text-properties style:font-name-complex="Times New Roman" fo:language="it" fo:country="IT"/>
    </style:style>
    <style:style style:name="T2304" style:parent-style-name="Policepardéfaut" style:family="text">
      <style:text-properties style:font-name-complex="Times New Roman" fo:language="it" fo:country="IT"/>
    </style:style>
    <style:style style:name="T2305" style:parent-style-name="Policepardéfaut" style:family="text">
      <style:text-properties style:font-name-complex="Times New Roman" fo:language="it" fo:country="IT"/>
    </style:style>
    <style:style style:name="T2306" style:parent-style-name="Policepardéfaut" style:family="text">
      <style:text-properties style:font-name-complex="Times New Roman" fo:language="it" fo:country="IT"/>
    </style:style>
    <style:style style:name="T2307" style:parent-style-name="Policepardéfaut" style:family="text">
      <style:text-properties style:font-name-complex="Times New Roman" fo:language="it" fo:country="IT"/>
    </style:style>
    <style:style style:name="T2308" style:parent-style-name="Policepardéfaut" style:family="text">
      <style:text-properties style:font-name-complex="Times New Roman" fo:language="it" fo:country="IT"/>
    </style:style>
    <style:style style:name="T2309" style:parent-style-name="Policepardéfaut" style:family="text">
      <style:text-properties style:font-name-complex="Times New Roman" fo:language="it" fo:country="IT"/>
    </style:style>
    <style:style style:name="T2310" style:parent-style-name="Policepardéfaut" style:family="text">
      <style:text-properties style:font-name-complex="Times New Roman" fo:language="it" fo:country="IT"/>
    </style:style>
    <style:style style:name="T2311" style:parent-style-name="Policepardéfaut" style:family="text">
      <style:text-properties style:font-name-complex="Times New Roman" fo:language="it" fo:country="IT"/>
    </style:style>
    <style:style style:name="T2312" style:parent-style-name="Policepardéfaut" style:family="text">
      <style:text-properties style:font-name-complex="Times New Roman" fo:language="it" fo:country="IT"/>
    </style:style>
    <style:style style:name="T2313" style:parent-style-name="Policepardéfaut" style:family="text">
      <style:text-properties style:font-name-complex="Times New Roman" fo:language="it" fo:country="IT"/>
    </style:style>
    <style:style style:name="T2314" style:parent-style-name="Policepardéfaut" style:family="text">
      <style:text-properties style:font-name-complex="Times New Roman" fo:language="it" fo:country="IT"/>
    </style:style>
    <style:style style:name="T2315" style:parent-style-name="Policepardéfaut" style:family="text">
      <style:text-properties style:font-name-complex="Times New Roman" fo:language="it" fo:country="IT"/>
    </style:style>
    <style:style style:name="T2316" style:parent-style-name="Policepardéfaut" style:family="text">
      <style:text-properties style:font-name-complex="Times New Roman" fo:language="it" fo:country="IT"/>
    </style:style>
    <style:style style:name="T2317" style:parent-style-name="Policepardéfaut" style:family="text">
      <style:text-properties style:font-name-complex="Times New Roman" fo:language="it" fo:country="IT"/>
    </style:style>
    <style:style style:name="T2318" style:parent-style-name="Policepardéfaut" style:family="text">
      <style:text-properties style:font-name-complex="Times New Roman" fo:language="it" fo:country="IT"/>
    </style:style>
    <style:style style:name="T2319" style:parent-style-name="Policepardéfaut" style:family="text">
      <style:text-properties style:font-name-complex="Times New Roman" fo:language="it" fo:country="IT"/>
    </style:style>
    <style:style style:name="T2320" style:parent-style-name="Policepardéfaut" style:family="text">
      <style:text-properties style:font-name-complex="Times New Roman" fo:language="it" fo:country="IT"/>
    </style:style>
    <style:style style:name="T2321" style:parent-style-name="Policepardéfaut" style:family="text">
      <style:text-properties style:font-name-complex="Times New Roman" fo:language="it" fo:country="IT"/>
    </style:style>
    <style:style style:name="T2322" style:parent-style-name="Policepardéfaut" style:family="text">
      <style:text-properties style:font-name-complex="Times New Roman" fo:language="it" fo:country="IT"/>
    </style:style>
    <style:style style:name="T2323" style:parent-style-name="Policepardéfaut" style:family="text">
      <style:text-properties style:font-name-complex="Times New Roman" fo:language="it" fo:country="IT"/>
    </style:style>
    <style:style style:name="T2324" style:parent-style-name="Policepardéfaut" style:family="text">
      <style:text-properties style:font-name-complex="Times New Roman" fo:language="it" fo:country="IT"/>
    </style:style>
    <style:style style:name="T2325" style:parent-style-name="Policepardéfaut" style:family="text">
      <style:text-properties style:font-name-complex="Times New Roman" fo:language="it" fo:country="IT"/>
    </style:style>
    <style:style style:name="T2326" style:parent-style-name="Policepardéfaut" style:family="text">
      <style:text-properties style:font-name-complex="Times New Roman" fo:language="it" fo:country="IT"/>
    </style:style>
    <style:style style:name="T2327" style:parent-style-name="Policepardéfaut" style:family="text">
      <style:text-properties style:font-name-complex="Times New Roman" fo:language="it" fo:country="IT"/>
    </style:style>
    <style:style style:name="T2328" style:parent-style-name="Policepardéfaut" style:family="text">
      <style:text-properties style:font-name-complex="Times New Roman" fo:language="it" fo:country="IT"/>
    </style:style>
    <style:style style:name="T2329" style:parent-style-name="Policepardéfaut" style:family="text">
      <style:text-properties style:font-name-complex="Times New Roman" fo:language="it" fo:country="IT"/>
    </style:style>
    <style:style style:name="T2330" style:parent-style-name="Policepardéfaut" style:family="text">
      <style:text-properties style:font-name-complex="Times New Roman" fo:language="it" fo:country="IT"/>
    </style:style>
    <style:style style:name="T2331" style:parent-style-name="Policepardéfaut" style:family="text">
      <style:text-properties style:font-name-complex="Times New Roman" fo:language="it" fo:country="IT"/>
    </style:style>
    <style:style style:name="T2332" style:parent-style-name="Policepardéfaut" style:family="text">
      <style:text-properties style:font-name-complex="Times New Roman" fo:language="it" fo:country="IT"/>
    </style:style>
    <style:style style:name="T2333" style:parent-style-name="Policepardéfaut" style:family="text">
      <style:text-properties style:font-name-complex="Times New Roman" fo:language="it" fo:country="IT"/>
    </style:style>
    <style:style style:name="T2334" style:parent-style-name="Policepardéfaut" style:family="text">
      <style:text-properties style:font-name-complex="Times New Roman" fo:language="it" fo:country="IT"/>
    </style:style>
    <style:style style:name="T2335" style:parent-style-name="Policepardéfaut" style:family="text">
      <style:text-properties style:font-name-complex="Times New Roman" fo:language="it" fo:country="IT"/>
    </style:style>
    <style:style style:name="T2336" style:parent-style-name="Policepardéfaut" style:family="text">
      <style:text-properties style:font-name-complex="Times New Roman" fo:language="it" fo:country="IT"/>
    </style:style>
    <style:style style:name="T2337" style:parent-style-name="Policepardéfaut" style:family="text">
      <style:text-properties style:font-name-complex="Times New Roman" fo:language="it" fo:country="IT"/>
    </style:style>
    <style:style style:name="T2338" style:parent-style-name="Policepardéfaut" style:family="text">
      <style:text-properties style:font-name-complex="Times New Roman" fo:language="it" fo:country="IT"/>
    </style:style>
    <style:style style:name="T2339" style:parent-style-name="Policepardéfaut" style:family="text">
      <style:text-properties style:font-name-complex="Times New Roman" fo:language="it" fo:country="IT"/>
    </style:style>
    <style:style style:name="T2340" style:parent-style-name="Policepardéfaut" style:family="text">
      <style:text-properties style:font-name-complex="Times New Roman" fo:language="it" fo:country="IT"/>
    </style:style>
    <style:style style:name="T2341" style:parent-style-name="Policepardéfaut" style:family="text">
      <style:text-properties style:font-name-complex="Times New Roman" fo:language="it" fo:country="IT"/>
    </style:style>
    <style:style style:name="T2342" style:parent-style-name="Policepardéfaut" style:family="text">
      <style:text-properties style:font-name-complex="Times New Roman" fo:language="it" fo:country="IT"/>
    </style:style>
    <style:style style:name="T2343" style:parent-style-name="Policepardéfaut" style:family="text">
      <style:text-properties style:font-name-complex="Times New Roman" fo:language="it" fo:country="IT"/>
    </style:style>
    <style:style style:name="T2344" style:parent-style-name="Policepardéfaut" style:family="text">
      <style:text-properties style:font-name-complex="Times New Roman" fo:language="it" fo:country="IT"/>
    </style:style>
    <style:style style:name="T2345" style:parent-style-name="Policepardéfaut" style:family="text">
      <style:text-properties style:font-name-complex="Times New Roman" fo:language="it" fo:country="IT"/>
    </style:style>
    <style:style style:name="T2346" style:parent-style-name="Policepardéfaut" style:family="text">
      <style:text-properties style:font-name-complex="Times New Roman" fo:language="it" fo:country="IT"/>
    </style:style>
    <style:style style:name="T2347" style:parent-style-name="Policepardéfaut" style:family="text">
      <style:text-properties style:font-name-complex="Times New Roman" fo:language="it" fo:country="IT"/>
    </style:style>
    <style:style style:name="T2348" style:parent-style-name="Policepardéfaut" style:family="text">
      <style:text-properties style:font-name-complex="Times New Roman" fo:language="it" fo:country="IT"/>
    </style:style>
    <style:style style:name="T2349" style:parent-style-name="Policepardéfaut" style:family="text">
      <style:text-properties style:font-name-complex="Times New Roman" fo:language="it" fo:country="IT"/>
    </style:style>
    <style:style style:name="T2350" style:parent-style-name="Policepardéfaut" style:family="text">
      <style:text-properties style:font-name-complex="Times New Roman" fo:language="it" fo:country="IT"/>
    </style:style>
    <style:style style:name="T2351" style:parent-style-name="Policepardéfaut" style:family="text">
      <style:text-properties style:font-name-complex="Times New Roman" fo:language="it" fo:country="IT"/>
    </style:style>
    <style:style style:name="T2352" style:parent-style-name="Policepardéfaut" style:family="text">
      <style:text-properties style:font-name-complex="Times New Roman" fo:font-style="italic" style:font-style-asian="italic" fo:language="it" fo:country="IT"/>
    </style:style>
    <style:style style:name="T2353" style:parent-style-name="Policepardéfaut" style:family="text">
      <style:text-properties style:font-name-complex="Times New Roman" fo:language="it" fo:country="IT"/>
    </style:style>
    <style:style style:name="T2354" style:parent-style-name="Policepardéfaut" style:family="text">
      <style:text-properties style:font-name-complex="Times New Roman" fo:language="it" fo:country="IT"/>
    </style:style>
    <style:style style:name="T2355" style:parent-style-name="Policepardéfaut" style:family="text">
      <style:text-properties style:font-name-complex="Times New Roman" fo:language="it" fo:country="IT"/>
    </style:style>
    <style:style style:name="T2356" style:parent-style-name="Policepardéfaut" style:family="text">
      <style:text-properties style:font-name-complex="Times New Roman" fo:language="it" fo:country="IT"/>
    </style:style>
    <style:style style:name="T2357" style:parent-style-name="Policepardéfaut" style:family="text">
      <style:text-properties style:font-name-complex="Times New Roman" fo:language="it" fo:country="IT"/>
    </style:style>
    <style:style style:name="T2358" style:parent-style-name="Policepardéfaut" style:family="text">
      <style:text-properties style:font-name-complex="Times New Roman" fo:language="it" fo:country="IT"/>
    </style:style>
    <style:style style:name="T2359" style:parent-style-name="Policepardéfaut" style:family="text">
      <style:text-properties style:font-name-complex="Times New Roman" fo:language="it" fo:country="IT"/>
    </style:style>
    <style:style style:name="T2360" style:parent-style-name="Policepardéfaut" style:family="text">
      <style:text-properties style:font-name-complex="Times New Roman" fo:language="it" fo:country="IT"/>
    </style:style>
    <style:style style:name="T2361" style:parent-style-name="Policepardéfaut" style:family="text">
      <style:text-properties style:font-name-complex="Times New Roman" fo:language="it" fo:country="IT"/>
    </style:style>
    <style:style style:name="T2362" style:parent-style-name="Policepardéfaut" style:family="text">
      <style:text-properties style:font-name-complex="Times New Roman" fo:language="it" fo:country="IT"/>
    </style:style>
    <style:style style:name="T2363" style:parent-style-name="Policepardéfaut" style:family="text">
      <style:text-properties style:font-name-complex="Times New Roman" fo:language="it" fo:country="IT"/>
    </style:style>
    <style:style style:name="T2364" style:parent-style-name="Policepardéfaut" style:family="text">
      <style:text-properties style:font-name-complex="Times New Roman" fo:language="it" fo:country="IT"/>
    </style:style>
    <style:style style:name="T2365" style:parent-style-name="Policepardéfaut" style:family="text">
      <style:text-properties style:font-name-complex="Times New Roman" fo:language="it" fo:country="IT"/>
    </style:style>
    <style:style style:name="T2366" style:parent-style-name="Policepardéfaut" style:family="text">
      <style:text-properties style:font-name-complex="Times New Roman" fo:language="it" fo:country="IT"/>
    </style:style>
    <style:style style:name="T2367" style:parent-style-name="Policepardéfaut" style:family="text">
      <style:text-properties style:font-name-complex="Times New Roman" fo:language="it" fo:country="IT"/>
    </style:style>
    <style:style style:name="T2368" style:parent-style-name="Policepardéfaut" style:family="text">
      <style:text-properties style:font-name-complex="Times New Roman" fo:language="it" fo:country="IT"/>
    </style:style>
    <style:style style:name="T2369" style:parent-style-name="Policepardéfaut" style:family="text">
      <style:text-properties style:font-name-complex="Times New Roman" fo:language="it" fo:country="IT"/>
    </style:style>
    <style:style style:name="T2370" style:parent-style-name="Policepardéfaut" style:family="text">
      <style:text-properties style:font-name-complex="Times New Roman" fo:language="it" fo:country="IT"/>
    </style:style>
    <style:style style:name="T2371" style:parent-style-name="Policepardéfaut" style:family="text">
      <style:text-properties style:font-name-complex="Times New Roman" fo:language="it" fo:country="IT"/>
    </style:style>
    <style:style style:name="T2372" style:parent-style-name="Policepardéfaut" style:family="text">
      <style:text-properties style:font-name-complex="Times New Roman" fo:language="it" fo:country="IT"/>
    </style:style>
    <style:style style:name="T2373" style:parent-style-name="Policepardéfaut" style:family="text">
      <style:text-properties style:font-name-complex="Times New Roman" fo:language="it" fo:country="IT"/>
    </style:style>
    <style:style style:name="T2374" style:parent-style-name="Policepardéfaut" style:family="text">
      <style:text-properties style:font-name-complex="Times New Roman" fo:language="it" fo:country="IT"/>
    </style:style>
    <style:style style:name="T2375" style:parent-style-name="Policepardéfaut" style:family="text">
      <style:text-properties style:font-name-complex="Times New Roman" fo:language="it" fo:country="IT"/>
    </style:style>
    <style:style style:name="T2376" style:parent-style-name="Policepardéfaut" style:family="text">
      <style:text-properties style:font-name-complex="Times New Roman" fo:language="it" fo:country="IT"/>
    </style:style>
    <style:style style:name="T2377" style:parent-style-name="Policepardéfaut" style:family="text">
      <style:text-properties style:font-name-complex="Times New Roman" fo:language="it" fo:country="IT"/>
    </style:style>
    <style:style style:name="T2378" style:parent-style-name="Policepardéfaut" style:family="text">
      <style:text-properties style:font-name-complex="Times New Roman" fo:language="it" fo:country="IT"/>
    </style:style>
    <style:style style:name="T2379" style:parent-style-name="Policepardéfaut" style:family="text">
      <style:text-properties style:font-name-complex="Times New Roman" fo:language="it" fo:country="IT"/>
    </style:style>
    <style:style style:name="T2380" style:parent-style-name="Policepardéfaut" style:family="text">
      <style:text-properties style:font-name-complex="Times New Roman" fo:language="it" fo:country="IT"/>
    </style:style>
    <style:style style:name="T2381" style:parent-style-name="Policepardéfaut" style:family="text">
      <style:text-properties style:font-name-complex="Times New Roman" fo:language="it" fo:country="IT"/>
    </style:style>
    <style:style style:name="T2382" style:parent-style-name="Policepardéfaut" style:family="text">
      <style:text-properties style:font-name-complex="Times New Roman" fo:language="it" fo:country="IT"/>
    </style:style>
    <style:style style:name="T2383" style:parent-style-name="Policepardéfaut" style:family="text">
      <style:text-properties style:font-name-complex="Times New Roman" fo:language="it" fo:country="IT"/>
    </style:style>
    <style:style style:name="T2384" style:parent-style-name="Policepardéfaut" style:family="text">
      <style:text-properties style:font-name-complex="Times New Roman" fo:language="it" fo:country="IT"/>
    </style:style>
    <style:style style:name="T2385" style:parent-style-name="Policepardéfaut" style:family="text">
      <style:text-properties style:font-name-complex="Times New Roman" fo:language="it" fo:country="IT"/>
    </style:style>
    <style:style style:name="T2386" style:parent-style-name="Policepardéfaut" style:family="text">
      <style:text-properties style:font-name-complex="Times New Roman" fo:language="it" fo:country="IT"/>
    </style:style>
    <style:style style:name="T2387" style:parent-style-name="Policepardéfaut" style:family="text">
      <style:text-properties style:font-name-complex="Times New Roman" fo:language="it" fo:country="IT"/>
    </style:style>
    <style:style style:name="T2388" style:parent-style-name="Policepardéfaut" style:family="text">
      <style:text-properties style:font-name-complex="Times New Roman" fo:language="it" fo:country="IT"/>
    </style:style>
    <style:style style:name="T2389" style:parent-style-name="Policepardéfaut" style:family="text">
      <style:text-properties style:font-name-complex="Times New Roman" fo:language="it" fo:country="IT"/>
    </style:style>
    <style:style style:name="T2390" style:parent-style-name="Policepardéfaut" style:family="text">
      <style:text-properties style:font-name-complex="Times New Roman" fo:language="it" fo:country="IT"/>
    </style:style>
    <style:style style:name="T2391" style:parent-style-name="Policepardéfaut" style:family="text">
      <style:text-properties style:font-name-complex="Times New Roman" fo:language="it" fo:country="IT"/>
    </style:style>
    <style:style style:name="T2392" style:parent-style-name="Policepardéfaut" style:family="text">
      <style:text-properties style:font-name-complex="Times New Roman" fo:language="it" fo:country="IT"/>
    </style:style>
    <style:style style:name="T2393" style:parent-style-name="Policepardéfaut" style:family="text">
      <style:text-properties style:font-name-complex="Times New Roman" fo:language="it" fo:country="IT"/>
    </style:style>
    <style:style style:name="T2394" style:parent-style-name="Policepardéfaut" style:family="text">
      <style:text-properties style:font-name-complex="Times New Roman" fo:language="it" fo:country="IT"/>
    </style:style>
    <style:style style:name="T2395" style:parent-style-name="Policepardéfaut" style:family="text">
      <style:text-properties style:font-name-complex="Times New Roman" fo:language="it" fo:country="IT"/>
    </style:style>
    <style:style style:name="T2396" style:parent-style-name="Policepardéfaut" style:family="text">
      <style:text-properties style:font-name-complex="Times New Roman" fo:language="it" fo:country="IT"/>
    </style:style>
    <style:style style:name="T2397" style:parent-style-name="Policepardéfaut" style:family="text">
      <style:text-properties style:font-name-complex="Times New Roman" fo:language="it" fo:country="IT"/>
    </style:style>
    <style:style style:name="T2398" style:parent-style-name="Policepardéfaut" style:family="text">
      <style:text-properties style:font-name-complex="Times New Roman" fo:language="it" fo:country="IT"/>
    </style:style>
    <style:style style:name="T2399" style:parent-style-name="Policepardéfaut" style:family="text">
      <style:text-properties style:font-name-complex="Times New Roman" fo:language="it" fo:country="IT"/>
    </style:style>
    <style:style style:name="T2400" style:parent-style-name="Policepardéfaut" style:family="text">
      <style:text-properties style:font-name-complex="Times New Roman" fo:language="it" fo:country="IT"/>
    </style:style>
    <style:style style:name="T2401" style:parent-style-name="Policepardéfaut" style:family="text">
      <style:text-properties style:font-name-complex="Times New Roman" fo:language="it" fo:country="IT"/>
    </style:style>
    <style:style style:name="T2402" style:parent-style-name="Policepardéfaut" style:family="text">
      <style:text-properties style:font-name-complex="Times New Roman" fo:language="it" fo:country="IT"/>
    </style:style>
    <style:style style:name="T2403" style:parent-style-name="Policepardéfaut" style:family="text">
      <style:text-properties style:font-name-complex="Times New Roman" fo:language="it" fo:country="IT"/>
    </style:style>
    <style:style style:name="T2404" style:parent-style-name="Policepardéfaut" style:family="text">
      <style:text-properties style:font-name-complex="Times New Roman" fo:language="it" fo:country="IT"/>
    </style:style>
    <style:style style:name="T2405" style:parent-style-name="Policepardéfaut" style:family="text">
      <style:text-properties style:font-name-complex="Times New Roman" fo:language="it" fo:country="IT"/>
    </style:style>
    <style:style style:name="T2406" style:parent-style-name="Policepardéfaut" style:family="text">
      <style:text-properties style:font-name-complex="Times New Roman" fo:language="it" fo:country="IT"/>
    </style:style>
    <style:style style:name="T2407" style:parent-style-name="Policepardéfaut" style:family="text">
      <style:text-properties style:font-name-complex="Times New Roman" fo:language="it" fo:country="IT"/>
    </style:style>
    <style:style style:name="T2408" style:parent-style-name="Policepardéfaut" style:family="text">
      <style:text-properties style:font-name-complex="Times New Roman" fo:language="it" fo:country="IT"/>
    </style:style>
    <style:style style:name="T2409" style:parent-style-name="Policepardéfaut" style:family="text">
      <style:text-properties style:font-name-complex="Times New Roman" fo:language="it" fo:country="IT"/>
    </style:style>
    <style:style style:name="T2410" style:parent-style-name="Policepardéfaut" style:family="text">
      <style:text-properties style:font-name-complex="Times New Roman" fo:language="it" fo:country="IT"/>
    </style:style>
    <style:style style:name="T2411" style:parent-style-name="Policepardéfaut" style:family="text">
      <style:text-properties style:font-name-complex="Times New Roman" fo:language="it" fo:country="IT"/>
    </style:style>
    <style:style style:name="T2412" style:parent-style-name="Policepardéfaut" style:family="text">
      <style:text-properties style:font-name-complex="Times New Roman" fo:language="it" fo:country="IT"/>
    </style:style>
    <style:style style:name="T2413" style:parent-style-name="Policepardéfaut" style:family="text">
      <style:text-properties style:font-name-complex="Times New Roman" fo:language="it" fo:country="IT"/>
    </style:style>
    <style:style style:name="T2414" style:parent-style-name="Policepardéfaut" style:family="text">
      <style:text-properties style:font-name-complex="Times New Roman" fo:language="it" fo:country="IT"/>
    </style:style>
    <style:style style:name="T2415" style:parent-style-name="Policepardéfaut" style:family="text">
      <style:text-properties style:font-name-complex="Times New Roman" fo:language="it" fo:country="IT"/>
    </style:style>
    <style:style style:name="T2416" style:parent-style-name="Policepardéfaut" style:family="text">
      <style:text-properties style:font-name-complex="Times New Roman" fo:language="it" fo:country="IT"/>
    </style:style>
    <style:style style:name="T2417" style:parent-style-name="Policepardéfaut" style:family="text">
      <style:text-properties style:font-name-complex="Times New Roman" fo:language="it" fo:country="IT"/>
    </style:style>
    <style:style style:name="T2418" style:parent-style-name="Policepardéfaut" style:family="text">
      <style:text-properties style:font-name-complex="Times New Roman" fo:language="it" fo:country="IT"/>
    </style:style>
    <style:style style:name="T2419" style:parent-style-name="Policepardéfaut" style:family="text">
      <style:text-properties style:font-name-complex="Times New Roman" fo:language="it" fo:country="IT"/>
    </style:style>
    <style:style style:name="T2420" style:parent-style-name="Policepardéfaut" style:family="text">
      <style:text-properties style:font-name-complex="Times New Roman" fo:language="it" fo:country="IT"/>
    </style:style>
    <style:style style:name="T2421" style:parent-style-name="Policepardéfaut" style:family="text">
      <style:text-properties style:font-name-complex="Times New Roman" fo:language="it" fo:country="IT"/>
    </style:style>
    <style:style style:name="T2422" style:parent-style-name="Policepardéfaut" style:family="text">
      <style:text-properties style:font-name-complex="Times New Roman" fo:language="it" fo:country="IT"/>
    </style:style>
    <style:style style:name="T2423" style:parent-style-name="Policepardéfaut" style:family="text">
      <style:text-properties style:font-name-complex="Times New Roman" fo:language="it" fo:country="IT"/>
    </style:style>
    <style:style style:name="T2424" style:parent-style-name="Policepardéfaut" style:family="text">
      <style:text-properties style:font-name-complex="Times New Roman" fo:language="it" fo:country="IT"/>
    </style:style>
    <style:style style:name="T2425" style:parent-style-name="Policepardéfaut" style:family="text">
      <style:text-properties style:font-name-complex="Times New Roman" fo:language="it" fo:country="IT"/>
    </style:style>
    <style:style style:name="T2426" style:parent-style-name="Policepardéfaut" style:family="text">
      <style:text-properties style:font-name-complex="Times New Roman" fo:language="it" fo:country="IT"/>
    </style:style>
    <style:style style:name="T2427" style:parent-style-name="Policepardéfaut" style:family="text">
      <style:text-properties style:font-name-complex="Times New Roman" fo:language="it" fo:country="IT"/>
    </style:style>
    <style:style style:name="T2428" style:parent-style-name="Policepardéfaut" style:family="text">
      <style:text-properties style:font-name-complex="Times New Roman" fo:language="it" fo:country="IT"/>
    </style:style>
    <style:style style:name="T2429" style:parent-style-name="Policepardéfaut" style:family="text">
      <style:text-properties style:font-name-complex="Times New Roman" fo:language="it" fo:country="IT"/>
    </style:style>
    <style:style style:name="T2430" style:parent-style-name="Policepardéfaut" style:family="text">
      <style:text-properties style:font-name-complex="Times New Roman" fo:language="it" fo:country="IT"/>
    </style:style>
    <style:style style:name="T2431" style:parent-style-name="Policepardéfaut" style:family="text">
      <style:text-properties style:font-name-complex="Times New Roman" fo:language="it" fo:country="IT"/>
    </style:style>
    <style:style style:name="T2432" style:parent-style-name="Policepardéfaut" style:family="text">
      <style:text-properties style:font-name-complex="Times New Roman" fo:language="it" fo:country="IT"/>
    </style:style>
    <style:style style:name="T2433" style:parent-style-name="Policepardéfaut" style:family="text">
      <style:text-properties style:font-name-complex="Times New Roman" fo:language="it" fo:country="IT"/>
    </style:style>
    <style:style style:name="T2434" style:parent-style-name="Policepardéfaut" style:family="text">
      <style:text-properties style:font-name-complex="Times New Roman" fo:language="it" fo:country="IT"/>
    </style:style>
    <style:style style:name="T2435" style:parent-style-name="Policepardéfaut" style:family="text">
      <style:text-properties style:font-name-complex="Times New Roman" fo:language="it" fo:country="IT"/>
    </style:style>
    <style:style style:name="T2436" style:parent-style-name="Policepardéfaut" style:family="text">
      <style:text-properties style:font-name-complex="Times New Roman" fo:language="it" fo:country="IT"/>
    </style:style>
    <style:style style:name="T2437" style:parent-style-name="Policepardéfaut" style:family="text">
      <style:text-properties style:font-name-complex="Times New Roman" fo:language="it" fo:country="IT"/>
    </style:style>
    <style:style style:name="T2438" style:parent-style-name="Policepardéfaut" style:family="text">
      <style:text-properties style:font-name-complex="Times New Roman" fo:language="it" fo:country="IT"/>
    </style:style>
    <style:style style:name="T2439" style:parent-style-name="Policepardéfaut" style:family="text">
      <style:text-properties style:font-name-complex="Times New Roman" fo:language="it" fo:country="IT"/>
    </style:style>
    <style:style style:name="T2440" style:parent-style-name="Policepardéfaut" style:family="text">
      <style:text-properties style:font-name-complex="Times New Roman" fo:language="it" fo:country="IT"/>
    </style:style>
    <style:style style:name="T2441" style:parent-style-name="Policepardéfaut" style:family="text">
      <style:text-properties style:font-name-complex="Times New Roman" fo:language="it" fo:country="IT"/>
    </style:style>
    <style:style style:name="T2442" style:parent-style-name="Policepardéfaut" style:family="text">
      <style:text-properties style:font-name-complex="Times New Roman" fo:language="it" fo:country="IT"/>
    </style:style>
    <style:style style:name="T2443" style:parent-style-name="Policepardéfaut" style:family="text">
      <style:text-properties style:font-name-complex="Times New Roman" fo:language="it" fo:country="IT"/>
    </style:style>
    <style:style style:name="T2444" style:parent-style-name="Policepardéfaut" style:family="text">
      <style:text-properties style:font-name-complex="Times New Roman" fo:language="it" fo:country="IT"/>
    </style:style>
    <style:style style:name="T2445" style:parent-style-name="Policepardéfaut" style:family="text">
      <style:text-properties style:font-name-complex="Times New Roman" fo:language="it" fo:country="IT"/>
    </style:style>
    <style:style style:name="T2446" style:parent-style-name="Policepardéfaut" style:family="text">
      <style:text-properties style:font-name-complex="Times New Roman" fo:language="it" fo:country="IT"/>
    </style:style>
    <style:style style:name="T2447" style:parent-style-name="Policepardéfaut" style:family="text">
      <style:text-properties style:font-name-complex="Times New Roman" fo:language="it" fo:country="IT"/>
    </style:style>
    <style:style style:name="T2448" style:parent-style-name="Policepardéfaut" style:family="text">
      <style:text-properties style:font-name-complex="Times New Roman" fo:language="it" fo:country="IT"/>
    </style:style>
    <style:style style:name="T2449" style:parent-style-name="Policepardéfaut" style:family="text">
      <style:text-properties style:font-name-complex="Times New Roman" fo:language="it" fo:country="IT"/>
    </style:style>
    <style:style style:name="T2450" style:parent-style-name="Policepardéfaut" style:family="text">
      <style:text-properties style:font-name-complex="Times New Roman" fo:language="it" fo:country="IT"/>
    </style:style>
    <style:style style:name="T2451" style:parent-style-name="Policepardéfaut" style:family="text">
      <style:text-properties style:font-name-complex="Times New Roman" fo:language="it" fo:country="IT"/>
    </style:style>
    <style:style style:name="T2452" style:parent-style-name="Policepardéfaut" style:family="text">
      <style:text-properties style:font-name-complex="Times New Roman" fo:language="it" fo:country="IT"/>
    </style:style>
    <style:style style:name="T2453" style:parent-style-name="Policepardéfaut" style:family="text">
      <style:text-properties style:font-name-complex="Times New Roman" fo:language="it" fo:country="IT"/>
    </style:style>
    <style:style style:name="T2454" style:parent-style-name="Policepardéfaut" style:family="text">
      <style:text-properties style:font-name-complex="Times New Roman" fo:language="it" fo:country="IT"/>
    </style:style>
    <style:style style:name="T2455" style:parent-style-name="Policepardéfaut" style:family="text">
      <style:text-properties style:font-name-complex="Times New Roman" fo:language="it" fo:country="IT"/>
    </style:style>
    <style:style style:name="T2456" style:parent-style-name="Policepardéfaut" style:family="text">
      <style:text-properties style:font-name-complex="Times New Roman" fo:language="it" fo:country="IT"/>
    </style:style>
    <style:style style:name="T2457" style:parent-style-name="Policepardéfaut" style:family="text">
      <style:text-properties style:font-name-complex="Times New Roman" fo:language="it" fo:country="IT"/>
    </style:style>
    <style:style style:name="T2458" style:parent-style-name="Policepardéfaut" style:family="text">
      <style:text-properties style:font-name-complex="Times New Roman" fo:language="it" fo:country="IT"/>
    </style:style>
    <style:style style:name="T2459" style:parent-style-name="Policepardéfaut" style:family="text">
      <style:text-properties style:font-name-complex="Times New Roman" fo:language="it" fo:country="IT"/>
    </style:style>
    <style:style style:name="T2460" style:parent-style-name="Policepardéfaut" style:family="text">
      <style:text-properties style:font-name-complex="Times New Roman" fo:language="it" fo:country="IT"/>
    </style:style>
    <style:style style:name="T2461" style:parent-style-name="Policepardéfaut" style:family="text">
      <style:text-properties style:font-name-complex="Times New Roman" fo:language="it" fo:country="IT"/>
    </style:style>
    <style:style style:name="T2462" style:parent-style-name="Policepardéfaut" style:family="text">
      <style:text-properties style:font-name-complex="Times New Roman" fo:language="it" fo:country="IT"/>
    </style:style>
    <style:style style:name="T2463" style:parent-style-name="Policepardéfaut" style:family="text">
      <style:text-properties style:font-name-complex="Times New Roman" fo:language="it" fo:country="IT"/>
    </style:style>
    <style:style style:name="T2464" style:parent-style-name="Policepardéfaut" style:family="text">
      <style:text-properties style:font-name-complex="Times New Roman" fo:language="it" fo:country="IT"/>
    </style:style>
    <style:style style:name="T2465" style:parent-style-name="Policepardéfaut" style:family="text">
      <style:text-properties style:font-name-complex="Times New Roman" fo:language="it" fo:country="IT"/>
    </style:style>
    <style:style style:name="T2466" style:parent-style-name="Policepardéfaut" style:family="text">
      <style:text-properties style:font-name-complex="Times New Roman" fo:language="it" fo:country="IT"/>
    </style:style>
    <style:style style:name="T2467" style:parent-style-name="Policepardéfaut" style:family="text">
      <style:text-properties style:font-name-complex="Times New Roman" fo:language="it" fo:country="IT"/>
    </style:style>
    <style:style style:name="T2468" style:parent-style-name="Policepardéfaut" style:family="text">
      <style:text-properties style:font-name-complex="Times New Roman" fo:language="it" fo:country="IT"/>
    </style:style>
    <style:style style:name="T2469" style:parent-style-name="Policepardéfaut" style:family="text">
      <style:text-properties style:font-name-complex="Times New Roman" fo:language="it" fo:country="IT"/>
    </style:style>
    <style:style style:name="T2470" style:parent-style-name="Policepardéfaut" style:family="text">
      <style:text-properties style:font-name-complex="Times New Roman" fo:language="it" fo:country="IT"/>
    </style:style>
    <style:style style:name="T2471" style:parent-style-name="Policepardéfaut" style:family="text">
      <style:text-properties style:font-name-complex="Times New Roman" fo:language="it" fo:country="IT"/>
    </style:style>
    <style:style style:name="T2472" style:parent-style-name="Policepardéfaut" style:family="text">
      <style:text-properties style:font-name-complex="Times New Roman" fo:language="it" fo:country="IT"/>
    </style:style>
    <style:style style:name="T2473" style:parent-style-name="Policepardéfaut" style:family="text">
      <style:text-properties style:font-name-complex="Times New Roman" fo:language="it" fo:country="IT"/>
    </style:style>
    <style:style style:name="T2474" style:parent-style-name="Policepardéfaut" style:family="text">
      <style:text-properties style:font-name-complex="Times New Roman" fo:language="it" fo:country="IT"/>
    </style:style>
    <style:style style:name="T2475" style:parent-style-name="Policepardéfaut" style:family="text">
      <style:text-properties style:font-name-complex="Times New Roman" fo:language="it" fo:country="IT"/>
    </style:style>
    <style:style style:name="T2476" style:parent-style-name="Policepardéfaut" style:family="text">
      <style:text-properties style:font-name-complex="Times New Roman" fo:language="it" fo:country="IT"/>
    </style:style>
    <style:style style:name="T2477" style:parent-style-name="Policepardéfaut" style:family="text">
      <style:text-properties style:font-name-complex="Times New Roman" fo:language="it" fo:country="IT"/>
    </style:style>
    <style:style style:name="T2478" style:parent-style-name="Policepardéfaut" style:family="text">
      <style:text-properties style:font-name-complex="Times New Roman" fo:language="it" fo:country="IT"/>
    </style:style>
    <style:style style:name="T2479" style:parent-style-name="Policepardéfaut" style:family="text">
      <style:text-properties style:font-name-complex="Times New Roman" fo:language="it" fo:country="IT"/>
    </style:style>
    <style:style style:name="T2480" style:parent-style-name="Policepardéfaut" style:family="text">
      <style:text-properties style:font-name-complex="Times New Roman" fo:language="it" fo:country="IT"/>
    </style:style>
    <style:style style:name="T2481" style:parent-style-name="Policepardéfaut" style:family="text">
      <style:text-properties style:font-name-complex="Times New Roman" fo:language="it" fo:country="IT"/>
    </style:style>
    <style:style style:name="T2482" style:parent-style-name="Policepardéfaut" style:family="text">
      <style:text-properties style:font-name-complex="Times New Roman" fo:language="it" fo:country="IT"/>
    </style:style>
    <style:style style:name="T2483" style:parent-style-name="Policepardéfaut" style:family="text">
      <style:text-properties style:font-name-complex="Times New Roman" fo:language="it" fo:country="IT"/>
    </style:style>
    <style:style style:name="T2484" style:parent-style-name="Policepardéfaut" style:family="text">
      <style:text-properties style:font-name-complex="Times New Roman" fo:language="it" fo:country="IT"/>
    </style:style>
    <style:style style:name="T2485" style:parent-style-name="Policepardéfaut" style:family="text">
      <style:text-properties style:font-name-complex="Times New Roman" fo:language="it" fo:country="IT"/>
    </style:style>
    <style:style style:name="T2486" style:parent-style-name="Policepardéfaut" style:family="text">
      <style:text-properties style:font-name-complex="Times New Roman" fo:language="it" fo:country="IT"/>
    </style:style>
    <style:style style:name="T2487" style:parent-style-name="Policepardéfaut" style:family="text">
      <style:text-properties style:font-name-complex="Times New Roman" fo:language="it" fo:country="IT"/>
    </style:style>
    <style:style style:name="T2488" style:parent-style-name="Policepardéfaut" style:family="text">
      <style:text-properties style:font-name-complex="Times New Roman" fo:language="it" fo:country="IT"/>
    </style:style>
    <style:style style:name="T2489" style:parent-style-name="Policepardéfaut" style:family="text">
      <style:text-properties style:font-name-complex="Times New Roman" fo:language="it" fo:country="IT"/>
    </style:style>
    <style:style style:name="T2490" style:parent-style-name="Policepardéfaut" style:family="text">
      <style:text-properties style:font-name-complex="Times New Roman" fo:language="it" fo:country="IT"/>
    </style:style>
    <style:style style:name="T2491" style:parent-style-name="Policepardéfaut" style:family="text">
      <style:text-properties style:font-name-complex="Times New Roman" fo:language="it" fo:country="IT"/>
    </style:style>
    <style:style style:name="T2492" style:parent-style-name="Policepardéfaut" style:family="text">
      <style:text-properties style:font-name-complex="Times New Roman" fo:language="it" fo:country="IT"/>
    </style:style>
    <style:style style:name="T2493" style:parent-style-name="Policepardéfaut" style:family="text">
      <style:text-properties style:font-name-complex="Times New Roman" fo:language="it" fo:country="IT"/>
    </style:style>
    <style:style style:name="T2494" style:parent-style-name="Policepardéfaut" style:family="text">
      <style:text-properties style:font-name-complex="Times New Roman" fo:language="it" fo:country="IT"/>
    </style:style>
    <style:style style:name="T2495" style:parent-style-name="Policepardéfaut" style:family="text">
      <style:text-properties style:font-name-complex="Times New Roman" fo:language="it" fo:country="IT"/>
    </style:style>
    <style:style style:name="T2496" style:parent-style-name="Policepardéfaut" style:family="text">
      <style:text-properties style:font-name-complex="Times New Roman" fo:language="it" fo:country="IT"/>
    </style:style>
    <style:style style:name="T2497" style:parent-style-name="Policepardéfaut" style:family="text">
      <style:text-properties style:font-name-complex="Times New Roman" fo:language="it" fo:country="IT"/>
    </style:style>
    <style:style style:name="T2498" style:parent-style-name="Policepardéfaut" style:family="text">
      <style:text-properties style:font-name-complex="Times New Roman" fo:language="it" fo:country="IT"/>
    </style:style>
    <style:style style:name="T2499" style:parent-style-name="Policepardéfaut" style:family="text">
      <style:text-properties style:font-name-complex="Times New Roman" fo:language="it" fo:country="IT"/>
    </style:style>
    <style:style style:name="T2500" style:parent-style-name="Policepardéfaut" style:family="text">
      <style:text-properties style:font-name-complex="Times New Roman" fo:language="it" fo:country="IT"/>
    </style:style>
    <style:style style:name="T2501" style:parent-style-name="Policepardéfaut" style:family="text">
      <style:text-properties style:font-name-complex="Times New Roman" fo:language="it" fo:country="IT"/>
    </style:style>
    <style:style style:name="T2502" style:parent-style-name="Policepardéfaut" style:family="text">
      <style:text-properties style:font-name-complex="Times New Roman" fo:language="it" fo:country="IT"/>
    </style:style>
    <style:style style:name="T2503" style:parent-style-name="Policepardéfaut" style:family="text">
      <style:text-properties style:font-name-complex="Times New Roman" fo:language="it" fo:country="IT"/>
    </style:style>
    <style:style style:name="T2504" style:parent-style-name="Policepardéfaut" style:family="text">
      <style:text-properties style:font-name-complex="Times New Roman" fo:language="it" fo:country="IT"/>
    </style:style>
    <style:style style:name="T2505" style:parent-style-name="Policepardéfaut" style:family="text">
      <style:text-properties style:font-name-complex="Times New Roman" fo:language="it" fo:country="IT"/>
    </style:style>
    <style:style style:name="T2506" style:parent-style-name="Policepardéfaut" style:family="text">
      <style:text-properties style:font-name-complex="Times New Roman" fo:language="it" fo:country="IT"/>
    </style:style>
    <style:style style:name="T2507" style:parent-style-name="Policepardéfaut" style:family="text">
      <style:text-properties style:font-name-complex="Times New Roman" fo:language="it" fo:country="IT"/>
    </style:style>
    <style:style style:name="T2508" style:parent-style-name="Policepardéfaut" style:family="text">
      <style:text-properties style:font-name-complex="Times New Roman" fo:language="it" fo:country="IT"/>
    </style:style>
    <style:style style:name="T2509" style:parent-style-name="Policepardéfaut" style:family="text">
      <style:text-properties style:font-name-complex="Times New Roman" fo:language="it" fo:country="IT"/>
    </style:style>
    <style:style style:name="T2510" style:parent-style-name="Policepardéfaut" style:family="text">
      <style:text-properties style:font-name-complex="Times New Roman" fo:language="it" fo:country="IT"/>
    </style:style>
    <style:style style:name="T2511" style:parent-style-name="Policepardéfaut" style:family="text">
      <style:text-properties style:font-name-complex="Times New Roman" fo:language="it" fo:country="IT"/>
    </style:style>
    <style:style style:name="T2512" style:parent-style-name="Policepardéfaut" style:family="text">
      <style:text-properties style:font-name-complex="Times New Roman" fo:language="it" fo:country="IT"/>
    </style:style>
    <style:style style:name="T2513" style:parent-style-name="Policepardéfaut" style:family="text">
      <style:text-properties style:font-name-complex="Times New Roman" fo:language="it" fo:country="IT"/>
    </style:style>
    <style:style style:name="T2514" style:parent-style-name="Policepardéfaut" style:family="text">
      <style:text-properties style:font-name-complex="Times New Roman" fo:language="it" fo:country="IT"/>
    </style:style>
    <style:style style:name="T2515" style:parent-style-name="Policepardéfaut" style:family="text">
      <style:text-properties style:font-name-complex="Times New Roman" fo:language="it" fo:country="IT"/>
    </style:style>
    <style:style style:name="T2516" style:parent-style-name="Policepardéfaut" style:family="text">
      <style:text-properties style:font-name-complex="Times New Roman" fo:language="it" fo:country="IT"/>
    </style:style>
    <style:style style:name="T2517" style:parent-style-name="Policepardéfaut" style:family="text">
      <style:text-properties style:font-name-complex="Times New Roman" fo:language="it" fo:country="IT"/>
    </style:style>
    <style:style style:name="T2518" style:parent-style-name="Policepardéfaut" style:family="text">
      <style:text-properties style:font-name-complex="Times New Roman" fo:language="it" fo:country="IT"/>
    </style:style>
    <style:style style:name="T2519" style:parent-style-name="Policepardéfaut" style:family="text">
      <style:text-properties style:font-name-complex="Times New Roman" fo:language="it" fo:country="IT"/>
    </style:style>
    <style:style style:name="T2520" style:parent-style-name="Policepardéfaut" style:family="text">
      <style:text-properties style:font-name-complex="Times New Roman" fo:language="it" fo:country="IT"/>
    </style:style>
    <style:style style:name="T2521" style:parent-style-name="Policepardéfaut" style:family="text">
      <style:text-properties style:font-name-complex="Times New Roman" fo:language="it" fo:country="IT"/>
    </style:style>
    <style:style style:name="T2522" style:parent-style-name="Policepardéfaut" style:family="text">
      <style:text-properties style:font-name-complex="Times New Roman" fo:language="it" fo:country="IT"/>
    </style:style>
    <style:style style:name="T2523" style:parent-style-name="Policepardéfaut" style:family="text">
      <style:text-properties style:font-name-complex="Times New Roman" fo:language="it" fo:country="IT"/>
    </style:style>
    <style:style style:name="T2524" style:parent-style-name="Policepardéfaut" style:family="text">
      <style:text-properties style:font-name-complex="Times New Roman" fo:language="it" fo:country="IT"/>
    </style:style>
    <style:style style:name="T2525" style:parent-style-name="Policepardéfaut" style:family="text">
      <style:text-properties style:font-name-complex="Times New Roman" fo:language="it" fo:country="IT"/>
    </style:style>
    <style:style style:name="T2526" style:parent-style-name="Policepardéfaut" style:family="text">
      <style:text-properties style:font-name-complex="Times New Roman" fo:language="it" fo:country="IT"/>
    </style:style>
    <style:style style:name="T2527" style:parent-style-name="Policepardéfaut" style:family="text">
      <style:text-properties style:font-name-complex="Times New Roman" fo:language="it" fo:country="IT"/>
    </style:style>
    <style:style style:name="T2528" style:parent-style-name="Policepardéfaut" style:family="text">
      <style:text-properties style:font-name-complex="Times New Roman" fo:language="it" fo:country="IT"/>
    </style:style>
    <style:style style:name="T2529" style:parent-style-name="Policepardéfaut" style:family="text">
      <style:text-properties style:font-name-complex="Times New Roman" fo:language="it" fo:country="IT"/>
    </style:style>
    <style:style style:name="T2530" style:parent-style-name="Policepardéfaut" style:family="text">
      <style:text-properties style:font-name-complex="Times New Roman" fo:language="it" fo:country="IT"/>
    </style:style>
    <style:style style:name="T2531" style:parent-style-name="Policepardéfaut" style:family="text">
      <style:text-properties style:font-name-complex="Times New Roman" fo:language="it" fo:country="IT"/>
    </style:style>
    <style:style style:name="T2532" style:parent-style-name="Policepardéfaut" style:family="text">
      <style:text-properties style:font-name-complex="Times New Roman" fo:language="it" fo:country="IT"/>
    </style:style>
    <style:style style:name="T2533" style:parent-style-name="Policepardéfaut" style:family="text">
      <style:text-properties style:font-name-complex="Times New Roman" fo:language="it" fo:country="IT"/>
    </style:style>
    <style:style style:name="T2534" style:parent-style-name="Policepardéfaut" style:family="text">
      <style:text-properties style:font-name-complex="Times New Roman" fo:language="it" fo:country="IT"/>
    </style:style>
    <style:style style:name="T2535" style:parent-style-name="Policepardéfaut" style:family="text">
      <style:text-properties style:font-name-complex="Times New Roman" fo:language="it" fo:country="IT"/>
    </style:style>
    <style:style style:name="T2536" style:parent-style-name="Policepardéfaut" style:family="text">
      <style:text-properties style:font-name-complex="Times New Roman" fo:language="it" fo:country="IT"/>
    </style:style>
    <style:style style:name="T2537" style:parent-style-name="Policepardéfaut" style:family="text">
      <style:text-properties style:font-name-complex="Times New Roman" fo:language="it" fo:country="IT"/>
    </style:style>
    <style:style style:name="T2538" style:parent-style-name="Policepardéfaut" style:family="text">
      <style:text-properties style:font-name-complex="Times New Roman" fo:language="it" fo:country="IT"/>
    </style:style>
    <style:style style:name="T2539" style:parent-style-name="Policepardéfaut" style:family="text">
      <style:text-properties style:font-name-complex="Times New Roman" fo:language="it" fo:country="IT"/>
    </style:style>
    <style:style style:name="T2540" style:parent-style-name="Policepardéfaut" style:family="text">
      <style:text-properties style:font-name-complex="Times New Roman" fo:language="it" fo:country="IT"/>
    </style:style>
    <style:style style:name="T2541" style:parent-style-name="Policepardéfaut" style:family="text">
      <style:text-properties style:font-name-complex="Times New Roman" fo:language="it" fo:country="IT"/>
    </style:style>
    <style:style style:name="T2542" style:parent-style-name="Policepardéfaut" style:family="text">
      <style:text-properties style:font-name-complex="Times New Roman" fo:language="it" fo:country="IT"/>
    </style:style>
    <style:style style:name="T2543" style:parent-style-name="Policepardéfaut" style:family="text">
      <style:text-properties style:font-name-complex="Times New Roman" fo:language="it" fo:country="IT"/>
    </style:style>
    <style:style style:name="T2544" style:parent-style-name="Policepardéfaut" style:family="text">
      <style:text-properties style:font-name-complex="Times New Roman" fo:language="it" fo:country="IT"/>
    </style:style>
    <style:style style:name="T2545" style:parent-style-name="Policepardéfaut" style:family="text">
      <style:text-properties style:font-name-complex="Times New Roman" fo:language="it" fo:country="IT"/>
    </style:style>
    <style:style style:name="T2546" style:parent-style-name="Policepardéfaut" style:family="text">
      <style:text-properties style:font-name-complex="Times New Roman" fo:language="it" fo:country="IT"/>
    </style:style>
    <style:style style:name="T2547" style:parent-style-name="Policepardéfaut" style:family="text">
      <style:text-properties style:font-name-complex="Times New Roman" fo:language="it" fo:country="IT"/>
    </style:style>
    <style:style style:name="T2548" style:parent-style-name="Policepardéfaut" style:family="text">
      <style:text-properties style:font-name-complex="Times New Roman" fo:language="it" fo:country="IT"/>
    </style:style>
    <style:style style:name="T2549" style:parent-style-name="Policepardéfaut" style:family="text">
      <style:text-properties style:font-name-complex="Times New Roman" fo:language="it" fo:country="IT"/>
    </style:style>
    <style:style style:name="T2550" style:parent-style-name="Policepardéfaut" style:family="text">
      <style:text-properties style:font-name-complex="Times New Roman" fo:language="it" fo:country="IT"/>
    </style:style>
    <style:style style:name="T2551" style:parent-style-name="Policepardéfaut" style:family="text">
      <style:text-properties style:font-name-complex="Times New Roman" fo:language="it" fo:country="IT"/>
    </style:style>
    <style:style style:name="T2552" style:parent-style-name="Policepardéfaut" style:family="text">
      <style:text-properties style:font-name-complex="Times New Roman" fo:language="it" fo:country="IT"/>
    </style:style>
    <style:style style:name="T2553" style:parent-style-name="Policepardéfaut" style:family="text">
      <style:text-properties style:font-name-complex="Times New Roman" fo:language="it" fo:country="IT"/>
    </style:style>
    <style:style style:name="T2554" style:parent-style-name="Policepardéfaut" style:family="text">
      <style:text-properties style:font-name-complex="Times New Roman" fo:language="it" fo:country="IT"/>
    </style:style>
    <style:style style:name="T2555" style:parent-style-name="Policepardéfaut" style:family="text">
      <style:text-properties style:font-name-complex="Times New Roman" fo:language="it" fo:country="IT"/>
    </style:style>
    <style:style style:name="T2556" style:parent-style-name="Policepardéfaut" style:family="text">
      <style:text-properties style:font-name-complex="Times New Roman" fo:language="it" fo:country="IT"/>
    </style:style>
    <style:style style:name="T2557" style:parent-style-name="Policepardéfaut" style:family="text">
      <style:text-properties style:font-name-complex="Times New Roman" fo:language="it" fo:country="IT"/>
    </style:style>
    <style:style style:name="T2558" style:parent-style-name="Policepardéfaut" style:family="text">
      <style:text-properties style:font-name-complex="Times New Roman" fo:language="it" fo:country="IT"/>
    </style:style>
    <style:style style:name="T2559" style:parent-style-name="Policepardéfaut" style:family="text">
      <style:text-properties style:font-name-complex="Times New Roman" fo:language="it" fo:country="IT"/>
    </style:style>
    <style:style style:name="T2560" style:parent-style-name="Policepardéfaut" style:family="text">
      <style:text-properties style:font-name-complex="Times New Roman" fo:language="it" fo:country="IT"/>
    </style:style>
    <style:style style:name="T2561" style:parent-style-name="Policepardéfaut" style:family="text">
      <style:text-properties style:font-name-complex="Times New Roman" fo:language="it" fo:country="IT"/>
    </style:style>
    <style:style style:name="T2562" style:parent-style-name="Policepardéfaut" style:family="text">
      <style:text-properties style:font-name-complex="Times New Roman" fo:language="it" fo:country="IT"/>
    </style:style>
    <style:style style:name="T2563" style:parent-style-name="Policepardéfaut" style:family="text">
      <style:text-properties style:font-name-complex="Times New Roman" fo:language="it" fo:country="IT"/>
    </style:style>
    <style:style style:name="T2564" style:parent-style-name="Policepardéfaut" style:family="text">
      <style:text-properties style:font-name-complex="Times New Roman" fo:language="it" fo:country="IT"/>
    </style:style>
    <style:style style:name="T2565" style:parent-style-name="Policepardéfaut" style:family="text">
      <style:text-properties style:font-name-complex="Times New Roman" fo:language="it" fo:country="IT"/>
    </style:style>
    <style:style style:name="T2566" style:parent-style-name="Policepardéfaut" style:family="text">
      <style:text-properties style:font-name-complex="Times New Roman" fo:language="it" fo:country="IT"/>
    </style:style>
    <style:style style:name="T2567" style:parent-style-name="Policepardéfaut" style:family="text">
      <style:text-properties style:font-name-complex="Times New Roman" fo:language="it" fo:country="IT"/>
    </style:style>
    <style:style style:name="T2568" style:parent-style-name="Policepardéfaut" style:family="text">
      <style:text-properties style:font-name-complex="Times New Roman" fo:language="it" fo:country="IT"/>
    </style:style>
    <style:style style:name="T2569" style:parent-style-name="Policepardéfaut" style:family="text">
      <style:text-properties style:font-name-complex="Times New Roman" fo:language="it" fo:country="IT"/>
    </style:style>
    <style:style style:name="T2570" style:parent-style-name="Policepardéfaut" style:family="text">
      <style:text-properties style:font-name-complex="Times New Roman" fo:language="it" fo:country="IT"/>
    </style:style>
    <style:style style:name="T2571" style:parent-style-name="Policepardéfaut" style:family="text">
      <style:text-properties style:font-name-complex="Times New Roman" fo:language="it" fo:country="IT"/>
    </style:style>
    <style:style style:name="T2572" style:parent-style-name="Policepardéfaut" style:family="text">
      <style:text-properties style:font-name-complex="Times New Roman" fo:language="it" fo:country="IT"/>
    </style:style>
    <style:style style:name="T2573" style:parent-style-name="Policepardéfaut" style:family="text">
      <style:text-properties style:font-name-complex="Times New Roman" fo:language="it" fo:country="IT"/>
    </style:style>
    <style:style style:name="T2574" style:parent-style-name="Policepardéfaut" style:family="text">
      <style:text-properties style:font-name-complex="Times New Roman" fo:language="it" fo:country="IT"/>
    </style:style>
    <style:style style:name="T2575" style:parent-style-name="Policepardéfaut" style:family="text">
      <style:text-properties style:font-name-complex="Times New Roman" fo:language="it" fo:country="IT"/>
    </style:style>
    <style:style style:name="P2576" style:parent-style-name="quote.l" style:family="paragraph">
      <style:text-properties fo:language="it" fo:country="IT"/>
    </style:style>
    <style:style style:name="T2577" style:parent-style-name="Policepardéfaut" style:family="text">
      <style:text-properties style:font-name-complex="Times New Roman" fo:language="it" fo:country="IT"/>
    </style:style>
    <style:style style:name="T2578" style:parent-style-name="Policepardéfaut" style:family="text">
      <style:text-properties style:font-name-complex="Times New Roman" fo:language="it" fo:country="IT"/>
    </style:style>
    <style:style style:name="T2579" style:parent-style-name="Policepardéfaut" style:family="text">
      <style:text-properties style:font-name-complex="Times New Roman" fo:language="it" fo:country="IT"/>
    </style:style>
    <style:style style:name="T2580" style:parent-style-name="Policepardéfaut" style:family="text">
      <style:text-properties style:font-name-complex="Times New Roman" fo:language="it" fo:country="IT"/>
    </style:style>
    <style:style style:name="T2581" style:parent-style-name="Policepardéfaut" style:family="text">
      <style:text-properties style:font-name-complex="Times New Roman" fo:language="it" fo:country="IT"/>
    </style:style>
    <style:style style:name="T2582" style:parent-style-name="Policepardéfaut" style:family="text">
      <style:text-properties style:font-name-complex="Times New Roman" fo:language="it" fo:country="IT"/>
    </style:style>
    <style:style style:name="T2583" style:parent-style-name="Policepardéfaut" style:family="text">
      <style:text-properties style:font-name-complex="Times New Roman" fo:language="it" fo:country="IT"/>
    </style:style>
    <style:style style:name="T2584" style:parent-style-name="Policepardéfaut" style:family="text">
      <style:text-properties style:font-name-complex="Times New Roman" fo:language="it" fo:country="IT"/>
    </style:style>
    <style:style style:name="T2585" style:parent-style-name="Policepardéfaut" style:family="text">
      <style:text-properties style:font-name-complex="Times New Roman" fo:language="it" fo:country="IT"/>
    </style:style>
    <style:style style:name="T2586" style:parent-style-name="Policepardéfaut" style:family="text">
      <style:text-properties style:font-name-complex="Times New Roman" fo:language="it" fo:country="IT"/>
    </style:style>
    <style:style style:name="T2587" style:parent-style-name="Policepardéfaut" style:family="text">
      <style:text-properties style:font-name-complex="Times New Roman" fo:language="it" fo:country="IT"/>
    </style:style>
    <style:style style:name="T2588" style:parent-style-name="Policepardéfaut" style:family="text">
      <style:text-properties style:font-name-complex="Times New Roman" fo:language="it" fo:country="IT"/>
    </style:style>
    <style:style style:name="T2589" style:parent-style-name="Policepardéfaut" style:family="text">
      <style:text-properties style:font-name-complex="Times New Roman" fo:language="it" fo:country="IT"/>
    </style:style>
    <style:style style:name="T2590" style:parent-style-name="Policepardéfaut" style:family="text">
      <style:text-properties style:font-name-complex="Times New Roman" fo:language="it" fo:country="IT"/>
    </style:style>
    <style:style style:name="T2591" style:parent-style-name="Policepardéfaut" style:family="text">
      <style:text-properties style:font-name-complex="Times New Roman" fo:language="it" fo:country="IT"/>
    </style:style>
    <style:style style:name="T2592" style:parent-style-name="Policepardéfaut" style:family="text">
      <style:text-properties style:font-name-complex="Times New Roman" fo:language="it" fo:country="IT"/>
    </style:style>
    <style:style style:name="T2593" style:parent-style-name="Policepardéfaut" style:family="text">
      <style:text-properties style:font-name-complex="Times New Roman" fo:language="it" fo:country="IT"/>
    </style:style>
    <style:style style:name="T2594" style:parent-style-name="Policepardéfaut" style:family="text">
      <style:text-properties style:font-name-complex="Times New Roman" fo:language="it" fo:country="IT"/>
    </style:style>
    <style:style style:name="T2595" style:parent-style-name="Policepardéfaut" style:family="text">
      <style:text-properties style:font-name-complex="Times New Roman" fo:language="it" fo:country="IT"/>
    </style:style>
    <style:style style:name="T2596" style:parent-style-name="Policepardéfaut" style:family="text">
      <style:text-properties style:font-name-complex="Times New Roman" fo:language="it" fo:country="IT"/>
    </style:style>
    <style:style style:name="T2597" style:parent-style-name="Policepardéfaut" style:family="text">
      <style:text-properties style:font-name-complex="Times New Roman" fo:language="it" fo:country="IT"/>
    </style:style>
    <style:style style:name="T2598" style:parent-style-name="Policepardéfaut" style:family="text">
      <style:text-properties style:font-name-complex="Times New Roman" fo:language="it" fo:country="IT"/>
    </style:style>
    <style:style style:name="T2599" style:parent-style-name="Policepardéfaut" style:family="text">
      <style:text-properties style:font-name-complex="Times New Roman" fo:language="it" fo:country="IT"/>
    </style:style>
    <style:style style:name="T2600" style:parent-style-name="Policepardéfaut" style:family="text">
      <style:text-properties style:font-name-complex="Times New Roman" fo:language="it" fo:country="IT"/>
    </style:style>
    <style:style style:name="T2601" style:parent-style-name="Policepardéfaut" style:family="text">
      <style:text-properties style:font-name-complex="Times New Roman" fo:language="it" fo:country="IT"/>
    </style:style>
    <style:style style:name="T2602" style:parent-style-name="Policepardéfaut" style:family="text">
      <style:text-properties style:font-name-complex="Times New Roman" fo:language="it" fo:country="IT"/>
    </style:style>
    <style:style style:name="T2603" style:parent-style-name="Policepardéfaut" style:family="text">
      <style:text-properties style:font-name-complex="Times New Roman" fo:language="it" fo:country="IT"/>
    </style:style>
    <style:style style:name="T2604" style:parent-style-name="Policepardéfaut" style:family="text">
      <style:text-properties style:font-name-complex="Times New Roman" fo:language="it" fo:country="IT"/>
    </style:style>
    <style:style style:name="T2605" style:parent-style-name="Policepardéfaut" style:family="text">
      <style:text-properties style:font-name-complex="Times New Roman" fo:language="it" fo:country="IT"/>
    </style:style>
    <style:style style:name="T2606" style:parent-style-name="Policepardéfaut" style:family="text">
      <style:text-properties style:font-name-complex="Times New Roman" fo:language="it" fo:country="IT"/>
    </style:style>
    <style:style style:name="T2607" style:parent-style-name="Policepardéfaut" style:family="text">
      <style:text-properties style:font-name-complex="Times New Roman" fo:language="it" fo:country="IT"/>
    </style:style>
    <style:style style:name="T2608" style:parent-style-name="Policepardéfaut" style:family="text">
      <style:text-properties style:font-name-complex="Times New Roman" fo:language="it" fo:country="IT"/>
    </style:style>
    <style:style style:name="T2609" style:parent-style-name="Policepardéfaut" style:family="text">
      <style:text-properties style:font-name-complex="Times New Roman" fo:language="it" fo:country="IT"/>
    </style:style>
    <style:style style:name="T2610" style:parent-style-name="Policepardéfaut" style:family="text">
      <style:text-properties style:font-name-complex="Times New Roman" fo:language="it" fo:country="IT"/>
    </style:style>
    <style:style style:name="T2611" style:parent-style-name="Policepardéfaut" style:family="text">
      <style:text-properties style:font-name-complex="Times New Roman" fo:language="it" fo:country="IT"/>
    </style:style>
    <style:style style:name="T2612" style:parent-style-name="Policepardéfaut" style:family="text">
      <style:text-properties style:font-name-complex="Times New Roman" fo:language="it" fo:country="IT"/>
    </style:style>
    <style:style style:name="T2613" style:parent-style-name="Policepardéfaut" style:family="text">
      <style:text-properties style:font-name-complex="Times New Roman" fo:language="it" fo:country="IT"/>
    </style:style>
    <style:style style:name="T2614" style:parent-style-name="Policepardéfaut" style:family="text">
      <style:text-properties style:font-name-complex="Times New Roman" fo:language="it" fo:country="IT"/>
    </style:style>
    <style:style style:name="T2615" style:parent-style-name="Policepardéfaut" style:family="text">
      <style:text-properties style:font-name-complex="Times New Roman" fo:language="it" fo:country="IT"/>
    </style:style>
    <style:style style:name="T2616" style:parent-style-name="Policepardéfaut" style:family="text">
      <style:text-properties style:font-name-complex="Times New Roman" fo:language="it" fo:country="IT"/>
    </style:style>
    <style:style style:name="T2617" style:parent-style-name="Policepardéfaut" style:family="text">
      <style:text-properties style:font-name-complex="Times New Roman" fo:language="it" fo:country="IT"/>
    </style:style>
    <style:style style:name="T2618" style:parent-style-name="Policepardéfaut" style:family="text">
      <style:text-properties style:font-name-complex="Times New Roman" fo:language="it" fo:country="IT"/>
    </style:style>
    <style:style style:name="T2619" style:parent-style-name="Policepardéfaut" style:family="text">
      <style:text-properties style:font-name-complex="Times New Roman" fo:language="it" fo:country="IT"/>
    </style:style>
    <style:style style:name="T2620" style:parent-style-name="Policepardéfaut" style:family="text">
      <style:text-properties style:font-name-complex="Times New Roman" fo:language="it" fo:country="IT"/>
    </style:style>
    <style:style style:name="T2621" style:parent-style-name="Policepardéfaut" style:family="text">
      <style:text-properties style:font-name-complex="Times New Roman" fo:language="it" fo:country="IT"/>
    </style:style>
    <style:style style:name="T2622" style:parent-style-name="Policepardéfaut" style:family="text">
      <style:text-properties style:font-name-complex="Times New Roman" fo:language="it" fo:country="IT"/>
    </style:style>
    <style:style style:name="T2623" style:parent-style-name="Policepardéfaut" style:family="text">
      <style:text-properties style:font-name-complex="Times New Roman" fo:language="it" fo:country="IT"/>
    </style:style>
    <style:style style:name="T2624" style:parent-style-name="Policepardéfaut" style:family="text">
      <style:text-properties style:font-name-complex="Times New Roman" fo:language="it" fo:country="IT"/>
    </style:style>
    <style:style style:name="T2625" style:parent-style-name="Policepardéfaut" style:family="text">
      <style:text-properties style:font-name-complex="Times New Roman" fo:language="it" fo:country="IT"/>
    </style:style>
    <style:style style:name="T2626" style:parent-style-name="Policepardéfaut" style:family="text">
      <style:text-properties style:font-name-complex="Times New Roman" fo:language="it" fo:country="IT"/>
    </style:style>
    <style:style style:name="T2627" style:parent-style-name="Policepardéfaut" style:family="text">
      <style:text-properties style:font-name-complex="Times New Roman" fo:language="it" fo:country="IT"/>
    </style:style>
    <style:style style:name="T2628" style:parent-style-name="Policepardéfaut" style:family="text">
      <style:text-properties style:font-name-complex="Times New Roman" fo:language="it" fo:country="IT"/>
    </style:style>
    <style:style style:name="T2629" style:parent-style-name="Policepardéfaut" style:family="text">
      <style:text-properties style:font-name-complex="Times New Roman" fo:language="it" fo:country="IT"/>
    </style:style>
    <style:style style:name="T2630" style:parent-style-name="Policepardéfaut" style:family="text">
      <style:text-properties style:font-name-complex="Times New Roman" fo:language="it" fo:country="IT"/>
    </style:style>
    <style:style style:name="T2631" style:parent-style-name="Policepardéfaut" style:family="text">
      <style:text-properties style:font-name-complex="Times New Roman" fo:language="it" fo:country="IT"/>
    </style:style>
    <style:style style:name="T2632" style:parent-style-name="Policepardéfaut" style:family="text">
      <style:text-properties style:font-name-complex="Times New Roman" fo:language="it" fo:country="IT"/>
    </style:style>
    <style:style style:name="T2633" style:parent-style-name="Policepardéfaut" style:family="text">
      <style:text-properties style:font-name-complex="Times New Roman" fo:language="it" fo:country="IT"/>
    </style:style>
    <style:style style:name="T2634" style:parent-style-name="Policepardéfaut" style:family="text">
      <style:text-properties style:font-name-complex="Times New Roman" fo:language="it" fo:country="IT"/>
    </style:style>
    <style:style style:name="T2635" style:parent-style-name="Policepardéfaut" style:family="text">
      <style:text-properties style:font-name-complex="Times New Roman" fo:language="it" fo:country="IT"/>
    </style:style>
    <style:style style:name="T2636" style:parent-style-name="Policepardéfaut" style:family="text">
      <style:text-properties style:font-name-complex="Times New Roman" fo:language="it" fo:country="IT"/>
    </style:style>
    <style:style style:name="T2637" style:parent-style-name="Policepardéfaut" style:family="text">
      <style:text-properties style:font-name-complex="Times New Roman" fo:language="it" fo:country="IT"/>
    </style:style>
    <style:style style:name="T2638" style:parent-style-name="Policepardéfaut" style:family="text">
      <style:text-properties style:font-name-complex="Times New Roman" fo:language="it" fo:country="IT"/>
    </style:style>
    <style:style style:name="T2639" style:parent-style-name="Policepardéfaut" style:family="text">
      <style:text-properties style:font-name-complex="Times New Roman" fo:language="it" fo:country="IT"/>
    </style:style>
    <style:style style:name="T2640" style:parent-style-name="Policepardéfaut" style:family="text">
      <style:text-properties style:font-name-complex="Times New Roman" fo:language="it" fo:country="IT"/>
    </style:style>
    <style:style style:name="T2641" style:parent-style-name="Policepardéfaut" style:family="text">
      <style:text-properties style:font-name-complex="Times New Roman" fo:language="it" fo:country="IT"/>
    </style:style>
    <style:style style:name="T2642" style:parent-style-name="Policepardéfaut" style:family="text">
      <style:text-properties style:font-name-complex="Times New Roman" fo:language="it" fo:country="IT"/>
    </style:style>
    <style:style style:name="T2643" style:parent-style-name="Policepardéfaut" style:family="text">
      <style:text-properties style:font-name-complex="Times New Roman" fo:language="it" fo:country="IT"/>
    </style:style>
    <style:style style:name="T2644" style:parent-style-name="Policepardéfaut" style:family="text">
      <style:text-properties style:font-name-complex="Times New Roman" fo:language="it" fo:country="IT"/>
    </style:style>
    <style:style style:name="T2645" style:parent-style-name="Policepardéfaut" style:family="text">
      <style:text-properties style:font-name-complex="Times New Roman" fo:language="it" fo:country="IT"/>
    </style:style>
    <style:style style:name="T2646" style:parent-style-name="Policepardéfaut" style:family="text">
      <style:text-properties style:font-name-complex="Times New Roman" fo:language="it" fo:country="IT"/>
    </style:style>
    <style:style style:name="T2647" style:parent-style-name="Policepardéfaut" style:family="text">
      <style:text-properties style:font-name-complex="Times New Roman" fo:language="it" fo:country="IT"/>
    </style:style>
    <style:style style:name="T2648" style:parent-style-name="Policepardéfaut" style:family="text">
      <style:text-properties style:font-name-complex="Times New Roman" fo:language="it" fo:country="IT"/>
    </style:style>
    <style:style style:name="T2649" style:parent-style-name="Policepardéfaut" style:family="text">
      <style:text-properties style:font-name-complex="Times New Roman" fo:language="it" fo:country="IT"/>
    </style:style>
    <style:style style:name="T2650" style:parent-style-name="Policepardéfaut" style:family="text">
      <style:text-properties style:font-name-complex="Times New Roman" fo:language="it" fo:country="IT"/>
    </style:style>
    <style:style style:name="T2651" style:parent-style-name="Policepardéfaut" style:family="text">
      <style:text-properties style:font-name-complex="Times New Roman" fo:language="it" fo:country="IT"/>
    </style:style>
    <style:style style:name="T2652" style:parent-style-name="Policepardéfaut" style:family="text">
      <style:text-properties style:font-name-complex="Times New Roman" fo:language="it" fo:country="IT"/>
    </style:style>
    <style:style style:name="T2653" style:parent-style-name="Policepardéfaut" style:family="text">
      <style:text-properties style:font-name-complex="Times New Roman" fo:language="it" fo:country="IT"/>
    </style:style>
    <style:style style:name="T2654" style:parent-style-name="Policepardéfaut" style:family="text">
      <style:text-properties style:font-name-complex="Times New Roman" fo:language="it" fo:country="IT"/>
    </style:style>
    <style:style style:name="T2655" style:parent-style-name="Policepardéfaut" style:family="text">
      <style:text-properties style:font-name-complex="Times New Roman" fo:language="it" fo:country="IT"/>
    </style:style>
    <style:style style:name="T2656" style:parent-style-name="Policepardéfaut" style:family="text">
      <style:text-properties style:font-name-complex="Times New Roman" fo:language="it" fo:country="IT"/>
    </style:style>
    <style:style style:name="T2657" style:parent-style-name="Policepardéfaut" style:family="text">
      <style:text-properties style:font-name-complex="Times New Roman" fo:language="it" fo:country="IT"/>
    </style:style>
    <style:style style:name="T2658" style:parent-style-name="Policepardéfaut" style:family="text">
      <style:text-properties style:font-name-complex="Times New Roman" fo:language="it" fo:country="IT"/>
    </style:style>
    <style:style style:name="T2659" style:parent-style-name="Policepardéfaut" style:family="text">
      <style:text-properties style:font-name-complex="Times New Roman" fo:language="it" fo:country="IT"/>
    </style:style>
    <style:style style:name="T2660" style:parent-style-name="Policepardéfaut" style:family="text">
      <style:text-properties style:font-name-complex="Times New Roman" fo:language="it" fo:country="IT"/>
    </style:style>
    <style:style style:name="T2661" style:parent-style-name="Policepardéfaut" style:family="text">
      <style:text-properties style:font-name-complex="Times New Roman" fo:language="it" fo:country="IT"/>
    </style:style>
    <style:style style:name="T2662" style:parent-style-name="Policepardéfaut" style:family="text">
      <style:text-properties style:font-name-complex="Times New Roman" fo:language="it" fo:country="IT"/>
    </style:style>
    <style:style style:name="T2663" style:parent-style-name="Policepardéfaut" style:family="text">
      <style:text-properties style:font-name-complex="Times New Roman" fo:language="it" fo:country="IT"/>
    </style:style>
    <style:style style:name="T2664" style:parent-style-name="Policepardéfaut" style:family="text">
      <style:text-properties style:font-name-complex="Times New Roman" fo:language="it" fo:country="IT"/>
    </style:style>
    <style:style style:name="T2665" style:parent-style-name="Policepardéfaut" style:family="text">
      <style:text-properties style:font-name-complex="Times New Roman" fo:language="it" fo:country="IT"/>
    </style:style>
    <style:style style:name="T2666" style:parent-style-name="Policepardéfaut" style:family="text">
      <style:text-properties style:font-name-complex="Times New Roman" fo:language="it" fo:country="IT"/>
    </style:style>
    <style:style style:name="T2667" style:parent-style-name="Policepardéfaut" style:family="text">
      <style:text-properties style:font-name-complex="Times New Roman" fo:language="it" fo:country="IT"/>
    </style:style>
    <style:style style:name="T2668" style:parent-style-name="Policepardéfaut" style:family="text">
      <style:text-properties style:font-name-complex="Times New Roman" fo:language="it" fo:country="IT"/>
    </style:style>
    <style:style style:name="T2669" style:parent-style-name="Policepardéfaut" style:family="text">
      <style:text-properties style:font-name-complex="Times New Roman" fo:language="it" fo:country="IT"/>
    </style:style>
    <style:style style:name="T2670" style:parent-style-name="Policepardéfaut" style:family="text">
      <style:text-properties style:font-name-complex="Times New Roman" fo:language="it" fo:country="IT"/>
    </style:style>
    <style:style style:name="T2671" style:parent-style-name="Policepardéfaut" style:family="text">
      <style:text-properties style:font-name-complex="Times New Roman" fo:language="it" fo:country="IT"/>
    </style:style>
    <style:style style:name="T2672" style:parent-style-name="Policepardéfaut" style:family="text">
      <style:text-properties style:font-name-complex="Times New Roman" fo:language="it" fo:country="IT"/>
    </style:style>
    <style:style style:name="T2673" style:parent-style-name="Policepardéfaut" style:family="text">
      <style:text-properties style:font-name-complex="Times New Roman" fo:language="it" fo:country="IT"/>
    </style:style>
    <style:style style:name="T2674" style:parent-style-name="Policepardéfaut" style:family="text">
      <style:text-properties style:font-name-complex="Times New Roman" fo:language="it" fo:country="IT"/>
    </style:style>
    <style:style style:name="T2675" style:parent-style-name="Policepardéfaut" style:family="text">
      <style:text-properties style:font-name-complex="Times New Roman" fo:language="it" fo:country="IT"/>
    </style:style>
    <style:style style:name="T2676" style:parent-style-name="Policepardéfaut" style:family="text">
      <style:text-properties style:font-name-complex="Times New Roman" fo:language="it" fo:country="IT"/>
    </style:style>
    <style:style style:name="T2677" style:parent-style-name="Policepardéfaut" style:family="text">
      <style:text-properties style:font-name-complex="Times New Roman" fo:language="it" fo:country="IT"/>
    </style:style>
    <style:style style:name="T2678" style:parent-style-name="Policepardéfaut" style:family="text">
      <style:text-properties style:font-name-complex="Times New Roman" fo:language="it" fo:country="IT"/>
    </style:style>
    <style:style style:name="T2679" style:parent-style-name="Policepardéfaut" style:family="text">
      <style:text-properties style:font-name-complex="Times New Roman" fo:language="it" fo:country="IT"/>
    </style:style>
    <style:style style:name="T2680" style:parent-style-name="Policepardéfaut" style:family="text">
      <style:text-properties style:font-name-complex="Times New Roman" fo:language="it" fo:country="IT"/>
    </style:style>
    <style:style style:name="T2681" style:parent-style-name="Policepardéfaut" style:family="text">
      <style:text-properties style:font-name-complex="Times New Roman" fo:language="it" fo:country="IT"/>
    </style:style>
    <style:style style:name="T2682" style:parent-style-name="Policepardéfaut" style:family="text">
      <style:text-properties style:font-name-complex="Times New Roman" fo:language="it" fo:country="IT"/>
    </style:style>
    <style:style style:name="T2683" style:parent-style-name="Policepardéfaut" style:family="text">
      <style:text-properties style:font-name-complex="Times New Roman" fo:language="it" fo:country="IT"/>
    </style:style>
    <style:style style:name="T2684" style:parent-style-name="Policepardéfaut" style:family="text">
      <style:text-properties style:font-name-complex="Times New Roman" fo:language="it" fo:country="IT"/>
    </style:style>
    <style:style style:name="T2685" style:parent-style-name="Policepardéfaut" style:family="text">
      <style:text-properties style:font-name-complex="Times New Roman" fo:language="it" fo:country="IT"/>
    </style:style>
    <style:style style:name="T2686" style:parent-style-name="Policepardéfaut" style:family="text">
      <style:text-properties style:font-name-complex="Times New Roman" fo:language="it" fo:country="IT"/>
    </style:style>
    <style:style style:name="T2687" style:parent-style-name="Policepardéfaut" style:family="text">
      <style:text-properties style:font-name-complex="Times New Roman" fo:language="it" fo:country="IT"/>
    </style:style>
    <style:style style:name="T2688" style:parent-style-name="Policepardéfaut" style:family="text">
      <style:text-properties style:font-name-complex="Times New Roman" fo:language="it" fo:country="IT"/>
    </style:style>
    <style:style style:name="T2689" style:parent-style-name="Policepardéfaut" style:family="text">
      <style:text-properties style:font-name-complex="Times New Roman" fo:language="it" fo:country="IT"/>
    </style:style>
    <style:style style:name="T2690" style:parent-style-name="Policepardéfaut" style:family="text">
      <style:text-properties style:font-name-complex="Times New Roman" fo:language="it" fo:country="IT"/>
    </style:style>
    <style:style style:name="T2691" style:parent-style-name="Policepardéfaut" style:family="text">
      <style:text-properties style:font-name-complex="Times New Roman" fo:language="it" fo:country="IT"/>
    </style:style>
    <style:style style:name="T2692" style:parent-style-name="Policepardéfaut" style:family="text">
      <style:text-properties style:font-name-complex="Times New Roman" fo:language="it" fo:country="IT"/>
    </style:style>
    <style:style style:name="T2693" style:parent-style-name="Policepardéfaut" style:family="text">
      <style:text-properties style:font-name-complex="Times New Roman" fo:language="it" fo:country="IT"/>
    </style:style>
    <style:style style:name="T2694" style:parent-style-name="Policepardéfaut" style:family="text">
      <style:text-properties style:font-name-complex="Times New Roman" fo:language="it" fo:country="IT"/>
    </style:style>
    <style:style style:name="T2695" style:parent-style-name="Policepardéfaut" style:family="text">
      <style:text-properties style:font-name-complex="Times New Roman" fo:language="it" fo:country="IT"/>
    </style:style>
    <style:style style:name="T2696" style:parent-style-name="Policepardéfaut" style:family="text">
      <style:text-properties style:font-name-complex="Times New Roman" fo:language="it" fo:country="IT"/>
    </style:style>
    <style:style style:name="T2697" style:parent-style-name="Policepardéfaut" style:family="text">
      <style:text-properties style:font-name-complex="Times New Roman" fo:language="it" fo:country="IT"/>
    </style:style>
    <style:style style:name="T2698" style:parent-style-name="Policepardéfaut" style:family="text">
      <style:text-properties style:font-name-complex="Times New Roman" fo:language="it" fo:country="IT"/>
    </style:style>
    <style:style style:name="T2699" style:parent-style-name="Policepardéfaut" style:family="text">
      <style:text-properties style:font-name-complex="Times New Roman" fo:language="it" fo:country="IT"/>
    </style:style>
    <style:style style:name="T2700" style:parent-style-name="Policepardéfaut" style:family="text">
      <style:text-properties style:font-name-complex="Times New Roman" fo:language="it" fo:country="IT"/>
    </style:style>
    <style:style style:name="T2701" style:parent-style-name="Policepardéfaut" style:family="text">
      <style:text-properties style:font-name-complex="Times New Roman" fo:language="it" fo:country="IT"/>
    </style:style>
    <style:style style:name="T2702" style:parent-style-name="Policepardéfaut" style:family="text">
      <style:text-properties style:font-name-complex="Times New Roman" fo:language="it" fo:country="IT"/>
    </style:style>
    <style:style style:name="T2703" style:parent-style-name="Policepardéfaut" style:family="text">
      <style:text-properties style:font-name-complex="Times New Roman" fo:language="it" fo:country="IT"/>
    </style:style>
    <style:style style:name="T2704" style:parent-style-name="Policepardéfaut" style:family="text">
      <style:text-properties style:font-name-complex="Times New Roman" fo:language="it" fo:country="IT"/>
    </style:style>
    <style:style style:name="T2705" style:parent-style-name="Policepardéfaut" style:family="text">
      <style:text-properties style:font-name-complex="Times New Roman" fo:language="it" fo:country="IT"/>
    </style:style>
    <style:style style:name="T2706" style:parent-style-name="Policepardéfaut" style:family="text">
      <style:text-properties style:font-name-complex="Times New Roman" fo:language="it" fo:country="IT"/>
    </style:style>
    <style:style style:name="T2707" style:parent-style-name="Policepardéfaut" style:family="text">
      <style:text-properties style:font-name-complex="Times New Roman" fo:language="it" fo:country="IT"/>
    </style:style>
    <style:style style:name="T2708" style:parent-style-name="Policepardéfaut" style:family="text">
      <style:text-properties style:font-name-complex="Times New Roman" fo:language="it" fo:country="IT"/>
    </style:style>
    <style:style style:name="T2709" style:parent-style-name="Policepardéfaut" style:family="text">
      <style:text-properties style:font-name-complex="Times New Roman" fo:language="it" fo:country="IT"/>
    </style:style>
    <style:style style:name="T2710" style:parent-style-name="Policepardéfaut" style:family="text">
      <style:text-properties style:font-name-complex="Times New Roman" fo:language="it" fo:country="IT"/>
    </style:style>
    <style:style style:name="T2711" style:parent-style-name="Policepardéfaut" style:family="text">
      <style:text-properties style:font-name-complex="Times New Roman" fo:language="it" fo:country="IT"/>
    </style:style>
    <style:style style:name="T2712" style:parent-style-name="Policepardéfaut" style:family="text">
      <style:text-properties style:font-name-complex="Times New Roman" fo:language="it" fo:country="IT"/>
    </style:style>
    <style:style style:name="T2713" style:parent-style-name="Policepardéfaut" style:family="text">
      <style:text-properties style:font-name-complex="Times New Roman" fo:language="it" fo:country="IT"/>
    </style:style>
    <style:style style:name="T2714" style:parent-style-name="Policepardéfaut" style:family="text">
      <style:text-properties style:font-name-complex="Times New Roman" fo:language="it" fo:country="IT"/>
    </style:style>
    <style:style style:name="T2715" style:parent-style-name="Policepardéfaut" style:family="text">
      <style:text-properties style:font-name-complex="Times New Roman" fo:language="it" fo:country="IT"/>
    </style:style>
    <style:style style:name="T2716" style:parent-style-name="Policepardéfaut" style:family="text">
      <style:text-properties style:font-name-complex="Times New Roman" fo:language="it" fo:country="IT"/>
    </style:style>
    <style:style style:name="T2717" style:parent-style-name="Policepardéfaut" style:family="text">
      <style:text-properties style:font-name-complex="Times New Roman" fo:language="it" fo:country="IT"/>
    </style:style>
    <style:style style:name="T2718" style:parent-style-name="Policepardéfaut" style:family="text">
      <style:text-properties style:font-name-complex="Times New Roman" fo:language="it" fo:country="IT"/>
    </style:style>
    <style:style style:name="T2719" style:parent-style-name="Policepardéfaut" style:family="text">
      <style:text-properties style:font-name-complex="Times New Roman" fo:language="it" fo:country="IT"/>
    </style:style>
    <style:style style:name="T2720" style:parent-style-name="Policepardéfaut" style:family="text">
      <style:text-properties style:font-name-complex="Times New Roman" fo:language="it" fo:country="IT"/>
    </style:style>
    <style:style style:name="T2721" style:parent-style-name="Policepardéfaut" style:family="text">
      <style:text-properties style:font-name-complex="Times New Roman" fo:language="it" fo:country="IT"/>
    </style:style>
    <style:style style:name="T2722" style:parent-style-name="Policepardéfaut" style:family="text">
      <style:text-properties style:font-name-complex="Times New Roman" fo:language="it" fo:country="IT"/>
    </style:style>
    <style:style style:name="T2723" style:parent-style-name="Policepardéfaut" style:family="text">
      <style:text-properties style:font-name-complex="Times New Roman" fo:language="it" fo:country="IT"/>
    </style:style>
    <style:style style:name="T2724" style:parent-style-name="Policepardéfaut" style:family="text">
      <style:text-properties style:font-name-complex="Times New Roman" fo:language="it" fo:country="IT"/>
    </style:style>
    <style:style style:name="T2725" style:parent-style-name="Policepardéfaut" style:family="text">
      <style:text-properties style:font-name-complex="Times New Roman" fo:language="it" fo:country="IT"/>
    </style:style>
    <style:style style:name="T2726" style:parent-style-name="Policepardéfaut" style:family="text">
      <style:text-properties style:font-name-complex="Times New Roman" fo:language="it" fo:country="IT"/>
    </style:style>
    <style:style style:name="T2727" style:parent-style-name="Policepardéfaut" style:family="text">
      <style:text-properties style:font-name-complex="Times New Roman" fo:language="it" fo:country="IT"/>
    </style:style>
    <style:style style:name="T2728" style:parent-style-name="Policepardéfaut" style:family="text">
      <style:text-properties style:font-name-complex="Times New Roman" fo:language="it" fo:country="IT"/>
    </style:style>
    <style:style style:name="T2729" style:parent-style-name="Policepardéfaut" style:family="text">
      <style:text-properties style:font-name-complex="Times New Roman" fo:language="it" fo:country="IT"/>
    </style:style>
    <style:style style:name="T2730" style:parent-style-name="Policepardéfaut" style:family="text">
      <style:text-properties style:font-name-complex="Times New Roman" fo:language="it" fo:country="IT"/>
    </style:style>
    <style:style style:name="T2731" style:parent-style-name="Policepardéfaut" style:family="text">
      <style:text-properties style:font-name-complex="Times New Roman" fo:language="it" fo:country="IT"/>
    </style:style>
    <style:style style:name="T2732" style:parent-style-name="Policepardéfaut" style:family="text">
      <style:text-properties style:font-name-complex="Times New Roman" fo:language="it" fo:country="IT"/>
    </style:style>
    <style:style style:name="T2733" style:parent-style-name="Policepardéfaut" style:family="text">
      <style:text-properties style:font-name-complex="Times New Roman" fo:language="it" fo:country="IT"/>
    </style:style>
    <style:style style:name="T2734" style:parent-style-name="Policepardéfaut" style:family="text">
      <style:text-properties style:font-name-complex="Times New Roman" fo:language="it" fo:country="IT"/>
    </style:style>
    <style:style style:name="T2735" style:parent-style-name="Policepardéfaut" style:family="text">
      <style:text-properties style:font-name-complex="Times New Roman" fo:language="it" fo:country="IT"/>
    </style:style>
    <style:style style:name="T2736" style:parent-style-name="Policepardéfaut" style:family="text">
      <style:text-properties style:font-name-complex="Times New Roman" fo:language="it" fo:country="IT"/>
    </style:style>
    <style:style style:name="T2737" style:parent-style-name="Policepardéfaut" style:family="text">
      <style:text-properties style:font-name-complex="Times New Roman" fo:language="it" fo:country="IT"/>
    </style:style>
    <style:style style:name="T2738" style:parent-style-name="Policepardéfaut" style:family="text">
      <style:text-properties style:font-name-complex="Times New Roman" fo:language="it" fo:country="IT"/>
    </style:style>
    <style:style style:name="T2739" style:parent-style-name="Policepardéfaut" style:family="text">
      <style:text-properties style:font-name-complex="Times New Roman" fo:language="it" fo:country="IT"/>
    </style:style>
    <style:style style:name="T2740" style:parent-style-name="Policepardéfaut" style:family="text">
      <style:text-properties style:font-name-complex="Times New Roman" fo:language="it" fo:country="IT"/>
    </style:style>
    <style:style style:name="T2741" style:parent-style-name="Policepardéfaut" style:family="text">
      <style:text-properties style:font-name-complex="Times New Roman" fo:language="it" fo:country="IT"/>
    </style:style>
    <style:style style:name="T2742" style:parent-style-name="Policepardéfaut" style:family="text">
      <style:text-properties style:font-name-complex="Times New Roman" fo:language="it" fo:country="IT"/>
    </style:style>
    <style:style style:name="T2743" style:parent-style-name="Policepardéfaut" style:family="text">
      <style:text-properties style:font-name-complex="Times New Roman" fo:language="it" fo:country="IT"/>
    </style:style>
    <style:style style:name="T2744" style:parent-style-name="Policepardéfaut" style:family="text">
      <style:text-properties style:font-name-complex="Times New Roman" fo:language="it" fo:country="IT"/>
    </style:style>
    <style:style style:name="T2745" style:parent-style-name="Policepardéfaut" style:family="text">
      <style:text-properties style:font-name-complex="Times New Roman" fo:language="it" fo:country="IT"/>
    </style:style>
    <style:style style:name="T2746" style:parent-style-name="Policepardéfaut" style:family="text">
      <style:text-properties style:font-name-complex="Times New Roman" fo:language="it" fo:country="IT"/>
    </style:style>
    <style:style style:name="T2747" style:parent-style-name="Policepardéfaut" style:family="text">
      <style:text-properties style:font-name-complex="Times New Roman" fo:language="it" fo:country="IT"/>
    </style:style>
    <style:style style:name="T2748" style:parent-style-name="Policepardéfaut" style:family="text">
      <style:text-properties style:font-name-complex="Times New Roman" fo:language="it" fo:country="IT"/>
    </style:style>
    <style:style style:name="T2749" style:parent-style-name="Policepardéfaut" style:family="text">
      <style:text-properties style:font-name-complex="Times New Roman" fo:language="it" fo:country="IT"/>
    </style:style>
    <style:style style:name="T2750" style:parent-style-name="Policepardéfaut" style:family="text">
      <style:text-properties style:font-name-complex="Times New Roman" fo:language="it" fo:country="IT"/>
    </style:style>
    <style:style style:name="T2751" style:parent-style-name="Policepardéfaut" style:family="text">
      <style:text-properties style:font-name-complex="Times New Roman" fo:language="it" fo:country="IT"/>
    </style:style>
    <style:style style:name="T2752" style:parent-style-name="Policepardéfaut" style:family="text">
      <style:text-properties style:font-name-complex="Times New Roman" fo:language="it" fo:country="IT"/>
    </style:style>
    <style:style style:name="T2753" style:parent-style-name="Policepardéfaut" style:family="text">
      <style:text-properties style:font-name-complex="Times New Roman" fo:language="it" fo:country="IT"/>
    </style:style>
    <style:style style:name="T2754" style:parent-style-name="Policepardéfaut" style:family="text">
      <style:text-properties style:font-name-complex="Times New Roman" fo:language="it" fo:country="IT"/>
    </style:style>
    <style:style style:name="T2755" style:parent-style-name="Policepardéfaut" style:family="text">
      <style:text-properties style:font-name-complex="Times New Roman" fo:language="it" fo:country="IT"/>
    </style:style>
    <style:style style:name="T2756" style:parent-style-name="Policepardéfaut" style:family="text">
      <style:text-properties style:font-name-complex="Times New Roman" fo:language="it" fo:country="IT"/>
    </style:style>
    <style:style style:name="T2757" style:parent-style-name="Policepardéfaut" style:family="text">
      <style:text-properties style:font-name-complex="Times New Roman" fo:language="it" fo:country="IT"/>
    </style:style>
    <style:style style:name="T2758" style:parent-style-name="Policepardéfaut" style:family="text">
      <style:text-properties style:font-name-complex="Times New Roman" fo:language="it" fo:country="IT"/>
    </style:style>
    <style:style style:name="T2759" style:parent-style-name="Policepardéfaut" style:family="text">
      <style:text-properties style:font-name-complex="Times New Roman" fo:language="it" fo:country="IT"/>
    </style:style>
    <style:style style:name="T2760" style:parent-style-name="Policepardéfaut" style:family="text">
      <style:text-properties style:font-name-complex="Times New Roman" fo:language="it" fo:country="IT"/>
    </style:style>
    <style:style style:name="T2761" style:parent-style-name="Policepardéfaut" style:family="text">
      <style:text-properties style:font-name-complex="Times New Roman" fo:language="it" fo:country="IT"/>
    </style:style>
    <style:style style:name="T2762" style:parent-style-name="Policepardéfaut" style:family="text">
      <style:text-properties style:font-name-complex="Times New Roman" fo:language="it" fo:country="IT"/>
    </style:style>
    <style:style style:name="T2763" style:parent-style-name="Policepardéfaut" style:family="text">
      <style:text-properties style:font-name-complex="Times New Roman" fo:language="it" fo:country="IT"/>
    </style:style>
    <style:style style:name="T2764" style:parent-style-name="Policepardéfaut" style:family="text">
      <style:text-properties style:font-name-complex="Times New Roman" fo:language="it" fo:country="IT"/>
    </style:style>
    <style:style style:name="T2765" style:parent-style-name="Policepardéfaut" style:family="text">
      <style:text-properties style:font-name-complex="Times New Roman" fo:language="it" fo:country="IT"/>
    </style:style>
    <style:style style:name="T2766" style:parent-style-name="Policepardéfaut" style:family="text">
      <style:text-properties style:font-name-complex="Times New Roman" fo:language="it" fo:country="IT"/>
    </style:style>
    <style:style style:name="T2767" style:parent-style-name="Policepardéfaut" style:family="text">
      <style:text-properties style:font-name-complex="Times New Roman" fo:language="it" fo:country="IT"/>
    </style:style>
    <style:style style:name="T2768" style:parent-style-name="Policepardéfaut" style:family="text">
      <style:text-properties style:font-name-complex="Times New Roman" fo:language="it" fo:country="IT"/>
    </style:style>
    <style:style style:name="T2769" style:parent-style-name="Policepardéfaut" style:family="text">
      <style:text-properties style:font-name-complex="Times New Roman" fo:language="it" fo:country="IT"/>
    </style:style>
    <style:style style:name="T2770" style:parent-style-name="Policepardéfaut" style:family="text">
      <style:text-properties style:font-name-complex="Times New Roman" fo:language="it" fo:country="IT"/>
    </style:style>
    <style:style style:name="T2771" style:parent-style-name="Policepardéfaut" style:family="text">
      <style:text-properties style:font-name-complex="Times New Roman" fo:language="it" fo:country="IT"/>
    </style:style>
    <style:style style:name="T2772" style:parent-style-name="Policepardéfaut" style:family="text">
      <style:text-properties style:font-name-complex="Times New Roman" fo:language="it" fo:country="IT"/>
    </style:style>
    <style:style style:name="T2773" style:parent-style-name="Policepardéfaut" style:family="text">
      <style:text-properties style:font-name-complex="Times New Roman" fo:language="it" fo:country="IT"/>
    </style:style>
    <style:style style:name="T2774" style:parent-style-name="Policepardéfaut" style:family="text">
      <style:text-properties style:font-name-complex="Times New Roman" fo:language="it" fo:country="IT"/>
    </style:style>
    <style:style style:name="T2775" style:parent-style-name="Policepardéfaut" style:family="text">
      <style:text-properties style:font-name-complex="Times New Roman" fo:language="it" fo:country="IT"/>
    </style:style>
    <style:style style:name="T2776" style:parent-style-name="Policepardéfaut" style:family="text">
      <style:text-properties style:font-name-complex="Times New Roman" fo:language="it" fo:country="IT"/>
    </style:style>
    <style:style style:name="T2777" style:parent-style-name="Policepardéfaut" style:family="text">
      <style:text-properties style:font-name-complex="Times New Roman" fo:language="it" fo:country="IT"/>
    </style:style>
    <style:style style:name="T2778" style:parent-style-name="Policepardéfaut" style:family="text">
      <style:text-properties style:font-name-complex="Times New Roman" fo:language="it" fo:country="IT"/>
    </style:style>
    <style:style style:name="T2779" style:parent-style-name="Policepardéfaut" style:family="text">
      <style:text-properties style:font-name-complex="Times New Roman" fo:language="it" fo:country="IT"/>
    </style:style>
    <style:style style:name="T2780" style:parent-style-name="Policepardéfaut" style:family="text">
      <style:text-properties style:font-name-complex="Times New Roman" fo:language="it" fo:country="IT"/>
    </style:style>
    <style:style style:name="T2781" style:parent-style-name="Policepardéfaut" style:family="text">
      <style:text-properties style:font-name-complex="Times New Roman" fo:language="it" fo:country="IT"/>
    </style:style>
    <style:style style:name="T2782" style:parent-style-name="Policepardéfaut" style:family="text">
      <style:text-properties style:font-name-complex="Times New Roman" fo:language="it" fo:country="IT"/>
    </style:style>
    <style:style style:name="T2783" style:parent-style-name="Policepardéfaut" style:family="text">
      <style:text-properties style:font-name-complex="Times New Roman" fo:language="it" fo:country="IT"/>
    </style:style>
    <style:style style:name="T2784" style:parent-style-name="Policepardéfaut" style:family="text">
      <style:text-properties style:font-name-complex="Times New Roman" fo:language="it" fo:country="IT"/>
    </style:style>
    <style:style style:name="T2785" style:parent-style-name="Policepardéfaut" style:family="text">
      <style:text-properties style:font-name-complex="Times New Roman" fo:language="it" fo:country="IT"/>
    </style:style>
    <style:style style:name="T2786" style:parent-style-name="Policepardéfaut" style:family="text">
      <style:text-properties style:font-name-complex="Times New Roman" fo:language="it" fo:country="IT"/>
    </style:style>
    <style:style style:name="T2787" style:parent-style-name="Policepardéfaut" style:family="text">
      <style:text-properties style:font-name-complex="Times New Roman" fo:language="it" fo:country="IT"/>
    </style:style>
    <style:style style:name="T2788" style:parent-style-name="Policepardéfaut" style:family="text">
      <style:text-properties style:font-name-complex="Times New Roman" fo:language="it" fo:country="IT"/>
    </style:style>
    <style:style style:name="T2789" style:parent-style-name="Policepardéfaut" style:family="text">
      <style:text-properties style:font-name-complex="Times New Roman" fo:language="it" fo:country="IT"/>
    </style:style>
    <style:style style:name="T2790" style:parent-style-name="Policepardéfaut" style:family="text">
      <style:text-properties style:font-name-complex="Times New Roman" fo:language="it" fo:country="IT"/>
    </style:style>
    <style:style style:name="T2791" style:parent-style-name="Policepardéfaut" style:family="text">
      <style:text-properties style:font-name-complex="Times New Roman" fo:language="it" fo:country="IT"/>
    </style:style>
    <style:style style:name="T2792" style:parent-style-name="Policepardéfaut" style:family="text">
      <style:text-properties style:font-name-complex="Times New Roman" fo:language="it" fo:country="IT"/>
    </style:style>
    <style:style style:name="T2793" style:parent-style-name="Policepardéfaut" style:family="text">
      <style:text-properties style:font-name-complex="Times New Roman" fo:language="it" fo:country="IT"/>
    </style:style>
    <style:style style:name="T2794" style:parent-style-name="Policepardéfaut" style:family="text">
      <style:text-properties style:font-name-complex="Times New Roman" fo:language="it" fo:country="IT"/>
    </style:style>
    <style:style style:name="T2795" style:parent-style-name="Policepardéfaut" style:family="text">
      <style:text-properties style:font-name-complex="Times New Roman" fo:language="it" fo:country="IT"/>
    </style:style>
    <style:style style:name="T2796" style:parent-style-name="Policepardéfaut" style:family="text">
      <style:text-properties style:font-name-complex="Times New Roman" fo:language="it" fo:country="IT"/>
    </style:style>
    <style:style style:name="T2797" style:parent-style-name="Policepardéfaut" style:family="text">
      <style:text-properties style:font-name-complex="Times New Roman" fo:font-style="italic" style:font-style-asian="italic" fo:language="it" fo:country="IT"/>
    </style:style>
    <style:style style:name="T2798" style:parent-style-name="Policepardéfaut" style:family="text">
      <style:text-properties style:font-name-complex="Times New Roman" fo:language="it" fo:country="IT"/>
    </style:style>
    <style:style style:name="T2799" style:parent-style-name="Policepardéfaut" style:family="text">
      <style:text-properties style:font-name-complex="Times New Roman" fo:font-style="italic" style:font-style-asian="italic" fo:language="it" fo:country="IT"/>
    </style:style>
    <style:style style:name="T2800" style:parent-style-name="Policepardéfaut" style:family="text">
      <style:text-properties style:font-name-complex="Times New Roman" fo:language="it" fo:country="IT"/>
    </style:style>
    <style:style style:name="T2801" style:parent-style-name="Policepardéfaut" style:family="text">
      <style:text-properties style:font-name-complex="Times New Roman" fo:language="it" fo:country="IT"/>
    </style:style>
    <style:style style:name="T2802" style:parent-style-name="Policepardéfaut" style:family="text">
      <style:text-properties style:font-name-complex="Times New Roman" fo:language="it" fo:country="IT"/>
    </style:style>
    <style:style style:name="T2803" style:parent-style-name="Policepardéfaut" style:family="text">
      <style:text-properties style:font-name-complex="Times New Roman" fo:language="it" fo:country="IT"/>
    </style:style>
    <style:style style:name="T2804" style:parent-style-name="Policepardéfaut" style:family="text">
      <style:text-properties style:font-name-complex="Times New Roman" fo:language="it" fo:country="IT"/>
    </style:style>
    <style:style style:name="T2805" style:parent-style-name="Policepardéfaut" style:family="text">
      <style:text-properties style:font-name-complex="Times New Roman" fo:language="it" fo:country="IT"/>
    </style:style>
    <style:style style:name="T2806" style:parent-style-name="Policepardéfaut" style:family="text">
      <style:text-properties style:font-name-complex="Times New Roman" fo:language="it" fo:country="IT"/>
    </style:style>
    <style:style style:name="T2807" style:parent-style-name="Policepardéfaut" style:family="text">
      <style:text-properties style:font-name-complex="Times New Roman" fo:language="it" fo:country="IT"/>
    </style:style>
    <style:style style:name="T2808" style:parent-style-name="Policepardéfaut" style:family="text">
      <style:text-properties style:font-name-complex="Times New Roman" fo:language="it" fo:country="IT"/>
    </style:style>
    <style:style style:name="T2809" style:parent-style-name="Policepardéfaut" style:family="text">
      <style:text-properties style:font-name-complex="Times New Roman" fo:language="it" fo:country="IT"/>
    </style:style>
    <style:style style:name="T2810" style:parent-style-name="Policepardéfaut" style:family="text">
      <style:text-properties style:font-name-complex="Times New Roman" fo:language="it" fo:country="IT"/>
    </style:style>
    <style:style style:name="T2811" style:parent-style-name="Policepardéfaut" style:family="text">
      <style:text-properties style:font-name-complex="Times New Roman" fo:language="it" fo:country="IT"/>
    </style:style>
    <style:style style:name="T2812" style:parent-style-name="Policepardéfaut" style:family="text">
      <style:text-properties style:font-name-complex="Times New Roman" fo:language="it" fo:country="IT"/>
    </style:style>
    <style:style style:name="T2813" style:parent-style-name="Policepardéfaut" style:family="text">
      <style:text-properties style:font-name-complex="Times New Roman" fo:language="it" fo:country="IT"/>
    </style:style>
    <style:style style:name="T2814" style:parent-style-name="Policepardéfaut" style:family="text">
      <style:text-properties style:font-name-complex="Times New Roman" fo:language="it" fo:country="IT"/>
    </style:style>
    <style:style style:name="T2815" style:parent-style-name="Policepardéfaut" style:family="text">
      <style:text-properties style:font-name-complex="Times New Roman" fo:language="it" fo:country="IT"/>
    </style:style>
    <style:style style:name="T2816" style:parent-style-name="Policepardéfaut" style:family="text">
      <style:text-properties style:font-name-complex="Times New Roman" fo:language="it" fo:country="IT"/>
    </style:style>
    <style:style style:name="T2817" style:parent-style-name="Policepardéfaut" style:family="text">
      <style:text-properties style:font-name-complex="Times New Roman" fo:language="it" fo:country="IT"/>
    </style:style>
    <style:style style:name="T2818" style:parent-style-name="Policepardéfaut" style:family="text">
      <style:text-properties style:font-name-complex="Times New Roman" fo:language="it" fo:country="IT"/>
    </style:style>
    <style:style style:name="T2819" style:parent-style-name="Policepardéfaut" style:family="text">
      <style:text-properties style:font-name-complex="Times New Roman" fo:language="it" fo:country="IT"/>
    </style:style>
    <style:style style:name="T2820" style:parent-style-name="Policepardéfaut" style:family="text">
      <style:text-properties style:font-name-complex="Times New Roman" fo:language="it" fo:country="IT"/>
    </style:style>
    <style:style style:name="T2821" style:parent-style-name="Policepardéfaut" style:family="text">
      <style:text-properties style:font-name-complex="Times New Roman" fo:language="it" fo:country="IT"/>
    </style:style>
    <style:style style:name="T2822" style:parent-style-name="Policepardéfaut" style:family="text">
      <style:text-properties style:font-name-complex="Times New Roman" fo:language="it" fo:country="IT"/>
    </style:style>
    <style:style style:name="T2823" style:parent-style-name="Policepardéfaut" style:family="text">
      <style:text-properties style:font-name-complex="Times New Roman" fo:language="it" fo:country="IT"/>
    </style:style>
    <style:style style:name="T2824" style:parent-style-name="Policepardéfaut" style:family="text">
      <style:text-properties style:font-name-complex="Times New Roman" fo:language="it" fo:country="IT"/>
    </style:style>
    <style:style style:name="T2825" style:parent-style-name="Policepardéfaut" style:family="text">
      <style:text-properties style:font-name-complex="Times New Roman" fo:language="it" fo:country="IT"/>
    </style:style>
    <style:style style:name="T2826" style:parent-style-name="Policepardéfaut" style:family="text">
      <style:text-properties style:font-name-complex="Times New Roman" fo:language="it" fo:country="IT"/>
    </style:style>
    <style:style style:name="T2827" style:parent-style-name="Policepardéfaut" style:family="text">
      <style:text-properties style:font-name-complex="Times New Roman" fo:language="it" fo:country="IT"/>
    </style:style>
    <style:style style:name="T2828" style:parent-style-name="Policepardéfaut" style:family="text">
      <style:text-properties style:font-name-complex="Times New Roman" fo:language="it" fo:country="IT"/>
    </style:style>
    <style:style style:name="T2829" style:parent-style-name="Policepardéfaut" style:family="text">
      <style:text-properties style:font-name-complex="Times New Roman" fo:language="it" fo:country="IT"/>
    </style:style>
    <style:style style:name="T2830" style:parent-style-name="Policepardéfaut" style:family="text">
      <style:text-properties style:font-name-complex="Times New Roman" fo:language="it" fo:country="IT"/>
    </style:style>
    <style:style style:name="T2831" style:parent-style-name="Policepardéfaut" style:family="text">
      <style:text-properties style:font-name-complex="Times New Roman" fo:language="it" fo:country="IT"/>
    </style:style>
    <style:style style:name="T2832" style:parent-style-name="Policepardéfaut" style:family="text">
      <style:text-properties style:font-name-complex="Times New Roman" fo:language="it" fo:country="IT"/>
    </style:style>
    <style:style style:name="T2833" style:parent-style-name="Policepardéfaut" style:family="text">
      <style:text-properties style:font-name-complex="Times New Roman" fo:language="it" fo:country="IT"/>
    </style:style>
    <style:style style:name="T2834" style:parent-style-name="Policepardéfaut" style:family="text">
      <style:text-properties style:font-name-complex="Times New Roman" fo:language="it" fo:country="IT"/>
    </style:style>
    <style:style style:name="T2835" style:parent-style-name="Policepardéfaut" style:family="text">
      <style:text-properties style:font-name-complex="Times New Roman" fo:language="it" fo:country="IT"/>
    </style:style>
    <style:style style:name="T2836" style:parent-style-name="Policepardéfaut" style:family="text">
      <style:text-properties style:font-name-complex="Times New Roman" fo:language="it" fo:country="IT"/>
    </style:style>
    <style:style style:name="T2837" style:parent-style-name="Policepardéfaut" style:family="text">
      <style:text-properties style:font-name-complex="Times New Roman" fo:language="it" fo:country="IT"/>
    </style:style>
    <style:style style:name="P2838" style:parent-style-name="quote.l" style:family="paragraph">
      <style:text-properties fo:language="it" fo:country="IT"/>
    </style:style>
    <style:style style:name="P2839" style:parent-style-name="quote.l" style:family="paragraph">
      <style:text-properties fo:language="it" fo:country="IT"/>
    </style:style>
    <style:style style:name="P2840" style:parent-style-name="quote.l" style:family="paragraph">
      <style:text-properties fo:language="it" fo:country="IT"/>
    </style:style>
    <style:style style:name="T2841" style:parent-style-name="Policepardéfaut" style:family="text">
      <style:text-properties style:font-name-complex="Times New Roman" fo:language="it" fo:country="IT"/>
    </style:style>
    <style:style style:name="T2842" style:parent-style-name="Policepardéfaut" style:family="text">
      <style:text-properties style:font-name-complex="Times New Roman" fo:language="it" fo:country="IT"/>
    </style:style>
    <style:style style:name="T2843" style:parent-style-name="Policepardéfaut" style:family="text">
      <style:text-properties style:font-name-complex="Times New Roman" fo:language="it" fo:country="IT"/>
    </style:style>
    <style:style style:name="T2844" style:parent-style-name="Policepardéfaut" style:family="text">
      <style:text-properties style:font-name-complex="Times New Roman" fo:language="it" fo:country="IT"/>
    </style:style>
    <style:style style:name="T2845" style:parent-style-name="Policepardéfaut" style:family="text">
      <style:text-properties style:font-name-complex="Times New Roman" fo:language="it" fo:country="IT"/>
    </style:style>
    <style:style style:name="T2846" style:parent-style-name="Policepardéfaut" style:family="text">
      <style:text-properties style:font-name-complex="Times New Roman" fo:language="it" fo:country="IT"/>
    </style:style>
    <style:style style:name="T2847" style:parent-style-name="Policepardéfaut" style:family="text">
      <style:text-properties style:font-name-complex="Times New Roman" fo:language="it" fo:country="IT"/>
    </style:style>
    <style:style style:name="T2848" style:parent-style-name="Policepardéfaut" style:family="text">
      <style:text-properties style:font-name-complex="Times New Roman" fo:language="it" fo:country="IT"/>
    </style:style>
    <style:style style:name="T2849" style:parent-style-name="Policepardéfaut" style:family="text">
      <style:text-properties style:font-name-complex="Times New Roman" fo:language="it" fo:country="IT"/>
    </style:style>
    <style:style style:name="T2850" style:parent-style-name="Policepardéfaut" style:family="text">
      <style:text-properties style:font-name-complex="Times New Roman" fo:language="it" fo:country="IT"/>
    </style:style>
    <style:style style:name="T2851" style:parent-style-name="Policepardéfaut" style:family="text">
      <style:text-properties style:font-name-complex="Times New Roman" fo:language="it" fo:country="IT"/>
    </style:style>
    <style:style style:name="T2852" style:parent-style-name="Policepardéfaut" style:family="text">
      <style:text-properties style:font-name-complex="Times New Roman" fo:language="it" fo:country="IT"/>
    </style:style>
    <style:style style:name="T2853" style:parent-style-name="Policepardéfaut" style:family="text">
      <style:text-properties style:font-name-complex="Times New Roman" fo:language="it" fo:country="IT"/>
    </style:style>
    <style:style style:name="P2854" style:parent-style-name="quote.l" style:family="paragraph">
      <style:text-properties fo:language="it" fo:country="IT"/>
    </style:style>
    <style:style style:name="P2855" style:parent-style-name="quote.l" style:family="paragraph">
      <style:text-properties fo:language="it" fo:country="IT"/>
    </style:style>
    <style:style style:name="P2856" style:parent-style-name="quote.l" style:family="paragraph">
      <style:text-properties fo:language="it" fo:country="IT"/>
    </style:style>
    <style:style style:name="T2857" style:parent-style-name="Policepardéfaut" style:family="text">
      <style:text-properties style:font-name-complex="Times New Roman" fo:language="it" fo:country="IT"/>
    </style:style>
    <style:style style:name="T2858" style:parent-style-name="Policepardéfaut" style:family="text">
      <style:text-properties style:font-name-complex="Times New Roman" fo:language="it" fo:country="IT"/>
    </style:style>
    <style:style style:name="T2859" style:parent-style-name="Policepardéfaut" style:family="text">
      <style:text-properties style:font-name-complex="Times New Roman" fo:language="it" fo:country="IT"/>
    </style:style>
    <style:style style:name="T2860" style:parent-style-name="Policepardéfaut" style:family="text">
      <style:text-properties style:font-name-complex="Times New Roman" fo:language="it" fo:country="IT"/>
    </style:style>
    <style:style style:name="P2861" style:parent-style-name="quote.l" style:family="paragraph">
      <style:text-properties fo:font-style="italic" style:font-style-asian="italic" fo:language="it" fo:country="IT"/>
    </style:style>
    <style:style style:name="P2862" style:parent-style-name="quote.l" style:family="paragraph">
      <style:text-properties fo:font-style="italic" style:font-style-asian="italic" fo:language="it" fo:country="IT"/>
    </style:style>
    <style:style style:name="P2863" style:parent-style-name="quote.l" style:family="paragraph">
      <style:text-properties fo:font-style="italic" style:font-style-asian="italic" fo:language="it" fo:country="IT"/>
    </style:style>
    <style:style style:name="T2864" style:parent-style-name="Policepardéfaut" style:family="text">
      <style:text-properties fo:font-style="italic" style:font-style-asian="italic" fo:language="it" fo:country="IT"/>
    </style:style>
    <style:style style:name="P2865" style:parent-style-name="quote.l" style:family="paragraph">
      <style:text-properties fo:language="it" fo:country="IT"/>
    </style:style>
    <style:style style:name="P2866" style:parent-style-name="quote.l" style:family="paragraph">
      <style:text-properties fo:language="it" fo:country="IT"/>
    </style:style>
    <style:style style:name="P2867" style:parent-style-name="quote.l" style:family="paragraph">
      <style:text-properties fo:language="it" fo:country="IT"/>
    </style:style>
    <style:style style:name="P2868" style:parent-style-name="quote.l" style:family="paragraph">
      <style:text-properties fo:language="it" fo:country="IT"/>
    </style:style>
    <style:style style:name="P2869" style:parent-style-name="quote.l" style:family="paragraph">
      <style:text-properties fo:language="it" fo:country="IT"/>
    </style:style>
    <style:style style:name="P2870" style:parent-style-name="quote.l" style:family="paragraph">
      <style:text-properties fo:language="it" fo:country="IT"/>
    </style:style>
    <style:style style:name="P2871" style:parent-style-name="quote.l" style:family="paragraph">
      <style:text-properties fo:language="it" fo:country="IT"/>
    </style:style>
    <style:style style:name="P2872" style:parent-style-name="quote.l" style:family="paragraph">
      <style:text-properties fo:language="it" fo:country="IT"/>
    </style:style>
    <style:style style:name="T2873" style:parent-style-name="Policepardéfaut" style:family="text">
      <style:text-properties style:font-name-complex="Times New Roman" fo:language="it" fo:country="IT"/>
    </style:style>
    <style:style style:name="P2874" style:parent-style-name="quote.l" style:family="paragraph">
      <style:text-properties fo:language="it" fo:country="IT"/>
    </style:style>
    <style:style style:name="P2875" style:parent-style-name="quote.l" style:family="paragraph">
      <style:text-properties fo:language="it" fo:country="IT"/>
    </style:style>
    <style:style style:name="P2876" style:parent-style-name="quote.l" style:family="paragraph">
      <style:text-properties fo:language="it" fo:country="IT"/>
    </style:style>
    <style:style style:name="P2877" style:parent-style-name="quote.l" style:family="paragraph">
      <style:text-properties fo:language="it" fo:country="IT"/>
    </style:style>
    <style:style style:name="P2878" style:parent-style-name="quote.l" style:family="paragraph">
      <style:text-properties fo:language="it" fo:country="IT"/>
    </style:style>
    <style:style style:name="P2879" style:parent-style-name="quote.l" style:family="paragraph">
      <style:text-properties fo:language="it" fo:country="IT"/>
    </style:style>
    <style:style style:name="P2880" style:parent-style-name="quote.l" style:family="paragraph">
      <style:text-properties fo:language="it" fo:country="IT"/>
    </style:style>
    <style:style style:name="P2881" style:parent-style-name="quote.l" style:family="paragraph">
      <style:text-properties fo:language="it" fo:country="IT"/>
    </style:style>
    <style:style style:name="T2882" style:parent-style-name="Policepardéfaut" style:family="text">
      <style:text-properties style:font-name-complex="Times New Roman" fo:language="it" fo:country="IT"/>
    </style:style>
    <style:style style:name="T2883" style:parent-style-name="Policepardéfaut" style:family="text">
      <style:text-properties style:font-name-complex="Times New Roman" fo:language="it" fo:country="IT"/>
    </style:style>
    <style:style style:name="T2884" style:parent-style-name="Policepardéfaut" style:family="text">
      <style:text-properties style:font-name-complex="Times New Roman" fo:language="it" fo:country="IT"/>
    </style:style>
    <style:style style:name="T2885" style:parent-style-name="Policepardéfaut" style:family="text">
      <style:text-properties style:font-name-complex="Times New Roman" fo:language="it" fo:country="IT"/>
    </style:style>
    <style:style style:name="T2886" style:parent-style-name="Policepardéfaut" style:family="text">
      <style:text-properties style:font-name-complex="Times New Roman" fo:language="it" fo:country="IT"/>
    </style:style>
    <style:style style:name="T2887" style:parent-style-name="Policepardéfaut" style:family="text">
      <style:text-properties style:font-name-complex="Times New Roman" fo:language="it" fo:country="IT"/>
    </style:style>
    <style:style style:name="T2888" style:parent-style-name="Policepardéfaut" style:family="text">
      <style:text-properties style:font-name-complex="Times New Roman" fo:language="it" fo:country="IT"/>
    </style:style>
    <style:style style:name="T2889" style:parent-style-name="Policepardéfaut" style:family="text">
      <style:text-properties style:font-name-complex="Times New Roman" fo:language="it" fo:country="IT"/>
    </style:style>
    <style:style style:name="T2890" style:parent-style-name="Policepardéfaut" style:family="text">
      <style:text-properties style:font-name-complex="Times New Roman" fo:language="it" fo:country="IT"/>
    </style:style>
    <style:style style:name="T2891" style:parent-style-name="Policepardéfaut" style:family="text">
      <style:text-properties style:font-name-complex="Times New Roman" fo:language="it" fo:country="IT"/>
    </style:style>
    <style:style style:name="T2892" style:parent-style-name="Policepardéfaut" style:family="text">
      <style:text-properties style:font-name-complex="Times New Roman" fo:language="it" fo:country="IT"/>
    </style:style>
    <style:style style:name="T2893" style:parent-style-name="Policepardéfaut" style:family="text">
      <style:text-properties style:font-name-complex="Times New Roman" fo:language="it" fo:country="IT"/>
    </style:style>
    <style:style style:name="T2894" style:parent-style-name="Policepardéfaut" style:family="text">
      <style:text-properties style:font-name-complex="Times New Roman" fo:language="it" fo:country="IT"/>
    </style:style>
    <style:style style:name="T2895" style:parent-style-name="Policepardéfaut" style:family="text">
      <style:text-properties style:font-name-complex="Times New Roman" fo:language="it" fo:country="IT"/>
    </style:style>
    <style:style style:name="T2896" style:parent-style-name="Policepardéfaut" style:family="text">
      <style:text-properties style:font-name-complex="Times New Roman" fo:language="it" fo:country="IT"/>
    </style:style>
    <style:style style:name="T2897" style:parent-style-name="Policepardéfaut" style:family="text">
      <style:text-properties style:font-name-complex="Times New Roman" fo:language="it" fo:country="IT"/>
    </style:style>
    <style:style style:name="T2898" style:parent-style-name="Policepardéfaut" style:family="text">
      <style:text-properties style:font-name-complex="Times New Roman" fo:language="it" fo:country="IT"/>
    </style:style>
    <style:style style:name="T2899" style:parent-style-name="Policepardéfaut" style:family="text">
      <style:text-properties style:font-name-complex="Times New Roman" fo:language="it" fo:country="IT"/>
    </style:style>
    <style:style style:name="T2900" style:parent-style-name="Policepardéfaut" style:family="text">
      <style:text-properties style:font-name-complex="Times New Roman" fo:language="it" fo:country="IT"/>
    </style:style>
    <style:style style:name="T2901" style:parent-style-name="Policepardéfaut" style:family="text">
      <style:text-properties style:font-name-complex="Times New Roman" fo:language="it" fo:country="IT"/>
    </style:style>
    <style:style style:name="T2902" style:parent-style-name="Policepardéfaut" style:family="text">
      <style:text-properties style:font-name-complex="Times New Roman" fo:language="it" fo:country="IT"/>
    </style:style>
    <style:style style:name="T2903" style:parent-style-name="Policepardéfaut" style:family="text">
      <style:text-properties style:font-name-complex="Times New Roman" fo:language="it" fo:country="IT"/>
    </style:style>
    <style:style style:name="T2904" style:parent-style-name="Policepardéfaut" style:family="text">
      <style:text-properties style:font-name-complex="Times New Roman" fo:language="it" fo:country="IT"/>
    </style:style>
    <style:style style:name="P2905" style:parent-style-name="quote.l" style:family="paragraph">
      <style:text-properties fo:language="it" fo:country="IT"/>
    </style:style>
    <style:style style:name="P2906" style:parent-style-name="quote.l" style:family="paragraph">
      <style:text-properties fo:language="it" fo:country="IT"/>
    </style:style>
    <style:style style:name="P2907" style:parent-style-name="quote.l" style:family="paragraph">
      <style:text-properties fo:language="it" fo:country="IT"/>
    </style:style>
    <style:style style:name="P2908" style:parent-style-name="quote.l" style:family="paragraph">
      <style:text-properties fo:language="it" fo:country="IT"/>
    </style:style>
    <style:style style:name="P2909" style:parent-style-name="quote.l" style:family="paragraph">
      <style:text-properties fo:language="it" fo:country="IT"/>
    </style:style>
    <style:style style:name="P2910" style:parent-style-name="quote.l" style:family="paragraph">
      <style:text-properties fo:language="it" fo:country="IT"/>
    </style:style>
    <style:style style:name="P2911" style:parent-style-name="quote.l" style:family="paragraph">
      <style:text-properties fo:language="it" fo:country="IT"/>
    </style:style>
    <style:style style:name="T2912" style:parent-style-name="Policepardéfaut" style:family="text">
      <style:text-properties style:font-name-complex="Times New Roman" fo:language="it" fo:country="IT"/>
    </style:style>
    <style:style style:name="P2913" style:parent-style-name="quote.l" style:family="paragraph">
      <style:text-properties fo:language="it" fo:country="IT"/>
    </style:style>
    <style:style style:name="P2914" style:parent-style-name="quote.l" style:family="paragraph">
      <style:text-properties fo:language="it" fo:country="IT"/>
    </style:style>
    <style:style style:name="P2915" style:parent-style-name="quote.l" style:family="paragraph">
      <style:text-properties fo:language="it" fo:country="IT"/>
    </style:style>
    <style:style style:name="P2916" style:parent-style-name="quote.l" style:family="paragraph">
      <style:text-properties fo:language="it" fo:country="IT"/>
    </style:style>
    <style:style style:name="P2917" style:parent-style-name="quote.l" style:family="paragraph">
      <style:text-properties fo:language="it" fo:country="IT"/>
    </style:style>
    <style:style style:name="P2918" style:parent-style-name="quote.l" style:family="paragraph">
      <style:text-properties fo:language="it" fo:country="IT"/>
    </style:style>
    <style:style style:name="T2919" style:parent-style-name="Policepardéfaut" style:family="text">
      <style:text-properties style:font-name-complex="Times New Roman" fo:language="it" fo:country="IT"/>
    </style:style>
    <style:style style:name="T2920" style:parent-style-name="Policepardéfaut" style:family="text">
      <style:text-properties style:font-name-complex="Times New Roman" fo:language="it" fo:country="IT"/>
    </style:style>
    <style:style style:name="T2921" style:parent-style-name="Policepardéfaut" style:family="text">
      <style:text-properties style:font-name-complex="Times New Roman" fo:language="it" fo:country="IT"/>
    </style:style>
    <style:style style:name="P2922" style:parent-style-name="quote.l" style:family="paragraph">
      <style:text-properties fo:language="it" fo:country="IT"/>
    </style:style>
    <style:style style:name="P2923" style:parent-style-name="quote.l" style:family="paragraph">
      <style:text-properties fo:language="it" fo:country="IT"/>
    </style:style>
    <style:style style:name="P2924" style:parent-style-name="quote.l" style:family="paragraph">
      <style:text-properties fo:language="it" fo:country="IT"/>
    </style:style>
    <style:style style:name="P2925" style:parent-style-name="quote.l" style:family="paragraph">
      <style:text-properties fo:language="it" fo:country="IT"/>
    </style:style>
    <style:style style:name="P2926" style:parent-style-name="quote.l" style:family="paragraph">
      <style:text-properties fo:language="it" fo:country="IT"/>
    </style:style>
    <style:style style:name="P2927" style:parent-style-name="quote.l" style:family="paragraph">
      <style:text-properties fo:language="it" fo:country="IT"/>
    </style:style>
    <style:style style:name="T2928" style:parent-style-name="Policepardéfaut" style:family="text">
      <style:text-properties style:font-name-complex="Times New Roman" fo:language="it" fo:country="IT"/>
    </style:style>
    <style:style style:name="T2929" style:parent-style-name="Policepardéfaut" style:family="text">
      <style:text-properties style:font-name-complex="Times New Roman" fo:language="it" fo:country="IT"/>
    </style:style>
    <style:style style:name="T2930" style:parent-style-name="Policepardéfaut" style:family="text">
      <style:text-properties style:font-name-complex="Times New Roman" fo:language="it" fo:country="IT"/>
    </style:style>
    <style:style style:name="T2931" style:parent-style-name="Policepardéfaut" style:family="text">
      <style:text-properties style:font-name-complex="Times New Roman" fo:language="it" fo:country="IT"/>
    </style:style>
    <style:style style:name="T2932" style:parent-style-name="Policepardéfaut" style:family="text">
      <style:text-properties style:font-name-complex="Times New Roman" fo:language="it" fo:country="IT"/>
    </style:style>
    <style:style style:name="T2933" style:parent-style-name="Policepardéfaut" style:family="text">
      <style:text-properties style:font-name-complex="Times New Roman" fo:language="it" fo:country="IT"/>
    </style:style>
    <style:style style:name="T2934" style:parent-style-name="Policepardéfaut" style:family="text">
      <style:text-properties style:font-name-complex="Times New Roman" fo:language="it" fo:country="IT"/>
    </style:style>
    <style:style style:name="T2935" style:parent-style-name="Policepardéfaut" style:family="text">
      <style:text-properties style:font-name-complex="Times New Roman" fo:language="it" fo:country="IT"/>
    </style:style>
    <style:style style:name="T2936" style:parent-style-name="Policepardéfaut" style:family="text">
      <style:text-properties style:font-name-complex="Times New Roman" fo:language="it" fo:country="IT"/>
    </style:style>
    <style:style style:name="P2937" style:parent-style-name="quote.l" style:family="paragraph">
      <style:text-properties fo:language="it" fo:country="IT"/>
    </style:style>
    <style:style style:name="P2938" style:parent-style-name="quote.l" style:family="paragraph">
      <style:text-properties fo:language="it" fo:country="IT"/>
    </style:style>
    <style:style style:name="P2939" style:parent-style-name="quote.l" style:family="paragraph">
      <style:text-properties fo:language="it" fo:country="IT"/>
    </style:style>
    <style:style style:name="P2940" style:parent-style-name="quote.l" style:family="paragraph">
      <style:text-properties fo:language="it" fo:country="IT"/>
    </style:style>
    <style:style style:name="T2941" style:parent-style-name="Policepardéfaut" style:family="text">
      <style:text-properties style:font-name-complex="Times New Roman" fo:language="it" fo:country="IT"/>
    </style:style>
    <style:style style:name="T2942" style:parent-style-name="Policepardéfaut" style:family="text">
      <style:text-properties style:font-name-complex="Times New Roman" fo:language="it" fo:country="IT"/>
    </style:style>
    <style:style style:name="T2943" style:parent-style-name="Policepardéfaut" style:family="text">
      <style:text-properties style:font-name-complex="Times New Roman" fo:language="it" fo:country="IT"/>
    </style:style>
    <style:style style:name="T2944" style:parent-style-name="Policepardéfaut" style:family="text">
      <style:text-properties style:font-name-complex="Times New Roman" fo:language="it" fo:country="IT"/>
    </style:style>
    <style:style style:name="T2945" style:parent-style-name="Policepardéfaut" style:family="text">
      <style:text-properties style:font-name-complex="Times New Roman" fo:language="it" fo:country="IT"/>
    </style:style>
    <style:style style:name="T2946" style:parent-style-name="Policepardéfaut" style:family="text">
      <style:text-properties style:font-name-complex="Times New Roman" fo:language="it" fo:country="IT"/>
    </style:style>
    <style:style style:name="T2947" style:parent-style-name="Policepardéfaut" style:family="text">
      <style:text-properties style:font-name-complex="Times New Roman" fo:language="it" fo:country="IT"/>
    </style:style>
    <style:style style:name="T2948" style:parent-style-name="Policepardéfaut" style:family="text">
      <style:text-properties style:font-name-complex="Times New Roman" fo:language="it" fo:country="IT"/>
    </style:style>
    <style:style style:name="T2949" style:parent-style-name="Policepardéfaut" style:family="text">
      <style:text-properties style:font-name-complex="Times New Roman" fo:language="it" fo:country="IT"/>
    </style:style>
    <style:style style:name="P2950" style:parent-style-name="quote.l" style:family="paragraph">
      <style:text-properties fo:language="it" fo:country="IT"/>
    </style:style>
    <style:style style:name="P2951" style:parent-style-name="quote.l" style:family="paragraph">
      <style:text-properties fo:language="it" fo:country="IT"/>
    </style:style>
    <style:style style:name="P2952" style:parent-style-name="quote.l" style:family="paragraph">
      <style:text-properties fo:language="it" fo:country="IT"/>
    </style:style>
    <style:style style:name="T2953" style:parent-style-name="Policepardéfaut" style:family="text">
      <style:text-properties style:font-name-complex="Times New Roman" fo:language="it" fo:country="IT"/>
    </style:style>
    <style:style style:name="T2954" style:parent-style-name="Policepardéfaut" style:family="text">
      <style:text-properties style:font-name-complex="Times New Roman" fo:language="it" fo:country="IT"/>
    </style:style>
    <style:style style:name="T2955" style:parent-style-name="Policepardéfaut" style:family="text">
      <style:text-properties style:font-name-complex="Times New Roman" fo:language="it" fo:country="IT"/>
    </style:style>
    <style:style style:name="T2956" style:parent-style-name="Policepardéfaut" style:family="text">
      <style:text-properties style:font-name-complex="Times New Roman" fo:language="it" fo:country="IT"/>
    </style:style>
    <style:style style:name="T2957" style:parent-style-name="Policepardéfaut" style:family="text">
      <style:text-properties style:font-name-complex="Times New Roman" fo:language="it" fo:country="IT"/>
    </style:style>
    <style:style style:name="T2958" style:parent-style-name="Policepardéfaut" style:family="text">
      <style:text-properties style:font-name-complex="Times New Roman" fo:language="it" fo:country="IT"/>
    </style:style>
    <style:style style:name="T2959" style:parent-style-name="Policepardéfaut" style:family="text">
      <style:text-properties style:font-name-complex="Times New Roman" fo:language="it" fo:country="IT"/>
    </style:style>
    <style:style style:name="T2960" style:parent-style-name="Policepardéfaut" style:family="text">
      <style:text-properties style:font-name-complex="Times New Roman" fo:language="it" fo:country="IT"/>
    </style:style>
    <style:style style:name="T2961" style:parent-style-name="Policepardéfaut" style:family="text">
      <style:text-properties style:font-name-complex="Times New Roman" fo:language="it" fo:country="IT"/>
    </style:style>
    <style:style style:name="T2962" style:parent-style-name="Policepardéfaut" style:family="text">
      <style:text-properties style:font-name-complex="Times New Roman" fo:language="it" fo:country="IT"/>
    </style:style>
    <style:style style:name="P2963" style:parent-style-name="quote.l" style:family="paragraph">
      <style:text-properties fo:language="it" fo:country="IT"/>
    </style:style>
    <style:style style:name="P2964" style:parent-style-name="quote.l" style:family="paragraph">
      <style:text-properties fo:language="it" fo:country="IT"/>
    </style:style>
    <style:style style:name="P2965" style:parent-style-name="quote.l" style:family="paragraph">
      <style:text-properties fo:language="it" fo:country="IT"/>
    </style:style>
    <style:style style:name="P2966" style:parent-style-name="quote.l" style:family="paragraph">
      <style:text-properties fo:language="it" fo:country="IT"/>
    </style:style>
    <style:style style:name="T2967" style:parent-style-name="Policepardéfaut" style:family="text">
      <style:text-properties style:font-name-complex="Times New Roman" fo:language="it" fo:country="IT"/>
    </style:style>
    <style:style style:name="T2968" style:parent-style-name="Policepardéfaut" style:family="text">
      <style:text-properties style:font-name-complex="Times New Roman" fo:language="it" fo:country="IT"/>
    </style:style>
    <style:style style:name="T2969" style:parent-style-name="Policepardéfaut" style:family="text">
      <style:text-properties style:font-name-complex="Times New Roman" fo:language="it" fo:country="IT"/>
    </style:style>
    <style:style style:name="P2970" style:parent-style-name="quote.l" style:family="paragraph">
      <style:text-properties fo:language="it" fo:country="IT"/>
    </style:style>
    <style:style style:name="P2971" style:parent-style-name="quote.l" style:family="paragraph">
      <style:text-properties fo:language="it" fo:country="IT"/>
    </style:style>
    <style:style style:name="P2972" style:parent-style-name="quote.l" style:family="paragraph">
      <style:text-properties fo:language="it" fo:country="IT"/>
    </style:style>
    <style:style style:name="T2973" style:parent-style-name="Policepardéfaut" style:family="text">
      <style:text-properties style:font-name-complex="Times New Roman" fo:language="it" fo:country="IT"/>
    </style:style>
    <style:style style:name="T2974" style:parent-style-name="Policepardéfaut" style:family="text">
      <style:text-properties style:font-name-complex="Times New Roman" fo:language="it" fo:country="IT"/>
    </style:style>
    <style:style style:name="T2975" style:parent-style-name="Policepardéfaut" style:family="text">
      <style:text-properties style:font-name-complex="Times New Roman" fo:language="it" fo:country="IT"/>
    </style:style>
    <style:style style:name="P2976" style:parent-style-name="quote.l" style:family="paragraph">
      <style:text-properties fo:language="it" fo:country="IT"/>
    </style:style>
    <style:style style:name="P2977" style:parent-style-name="quote.l" style:family="paragraph">
      <style:text-properties fo:language="it" fo:country="IT"/>
    </style:style>
    <style:style style:name="P2978" style:parent-style-name="quote.l" style:family="paragraph">
      <style:text-properties fo:language="it" fo:country="IT"/>
    </style:style>
    <style:style style:name="T2979" style:parent-style-name="Policepardéfaut" style:family="text">
      <style:text-properties style:font-name-complex="Times New Roman" fo:language="it" fo:country="IT"/>
    </style:style>
    <style:style style:name="P2980" style:parent-style-name="quote.l" style:family="paragraph">
      <style:text-properties fo:language="it" fo:country="IT"/>
    </style:style>
    <style:style style:name="P2981" style:parent-style-name="quote.l" style:family="paragraph">
      <style:text-properties fo:language="it" fo:country="IT"/>
    </style:style>
    <style:style style:name="P2982" style:parent-style-name="quote.l" style:family="paragraph">
      <style:text-properties fo:language="it" fo:country="IT"/>
    </style:style>
    <style:style style:name="P2983" style:parent-style-name="quote.l" style:family="paragraph">
      <style:text-properties fo:language="it" fo:country="IT"/>
    </style:style>
    <style:style style:name="T2984" style:parent-style-name="Policepardéfaut" style:family="text">
      <style:text-properties style:font-name-complex="Times New Roman" fo:language="it" fo:country="IT"/>
    </style:style>
    <style:style style:name="T2985" style:parent-style-name="Policepardéfaut" style:family="text">
      <style:text-properties style:font-name-complex="Times New Roman" fo:language="it" fo:country="IT"/>
    </style:style>
    <style:style style:name="T2986" style:parent-style-name="Policepardéfaut" style:family="text">
      <style:text-properties style:font-name-complex="Times New Roman" fo:language="it" fo:country="IT"/>
    </style:style>
    <style:style style:name="T2987" style:parent-style-name="Policepardéfaut" style:family="text">
      <style:text-properties style:font-name-complex="Times New Roman" fo:language="it" fo:country="IT"/>
    </style:style>
    <style:style style:name="T2988" style:parent-style-name="Policepardéfaut" style:family="text">
      <style:text-properties style:font-name-complex="Times New Roman" fo:language="it" fo:country="IT"/>
    </style:style>
    <style:style style:name="T2989" style:parent-style-name="Policepardéfaut" style:family="text">
      <style:text-properties style:font-name-complex="Times New Roman" fo:language="it" fo:country="IT"/>
    </style:style>
    <style:style style:name="T2990" style:parent-style-name="Policepardéfaut" style:family="text">
      <style:text-properties style:font-name-complex="Times New Roman" fo:language="it" fo:country="IT"/>
    </style:style>
    <style:style style:name="T2991" style:parent-style-name="Policepardéfaut" style:family="text">
      <style:text-properties style:font-name-complex="Times New Roman" fo:language="it" fo:country="IT"/>
    </style:style>
    <style:style style:name="T2992" style:parent-style-name="Policepardéfaut" style:family="text">
      <style:text-properties style:font-name-complex="Times New Roman" fo:language="it" fo:country="IT"/>
    </style:style>
    <style:style style:name="T2993" style:parent-style-name="Policepardéfaut" style:family="text">
      <style:text-properties style:font-name-complex="Times New Roman" fo:language="it" fo:country="IT"/>
    </style:style>
    <style:style style:name="T2994" style:parent-style-name="Policepardéfaut" style:family="text">
      <style:text-properties style:font-name-complex="Times New Roman" fo:language="it" fo:country="IT"/>
    </style:style>
    <style:style style:name="T2995" style:parent-style-name="Policepardéfaut" style:family="text">
      <style:text-properties style:font-name-complex="Times New Roman" fo:language="it" fo:country="IT"/>
    </style:style>
    <style:style style:name="P2996" style:parent-style-name="quote.l" style:family="paragraph">
      <style:text-properties fo:language="it" fo:country="IT"/>
    </style:style>
    <style:style style:name="P2997" style:parent-style-name="quote.l" style:family="paragraph">
      <style:text-properties fo:language="it" fo:country="IT"/>
    </style:style>
    <style:style style:name="P2998" style:parent-style-name="quote.l" style:family="paragraph">
      <style:text-properties fo:language="it" fo:country="IT"/>
    </style:style>
    <style:style style:name="P2999" style:parent-style-name="quote.l" style:family="paragraph">
      <style:text-properties fo:language="it" fo:country="IT"/>
    </style:style>
    <style:style style:name="T3000" style:parent-style-name="Policepardéfaut" style:family="text">
      <style:text-properties style:font-name-complex="Times New Roman" fo:language="it" fo:country="IT"/>
    </style:style>
    <style:style style:name="P3001" style:parent-style-name="quote.l" style:family="paragraph">
      <style:text-properties fo:language="it" fo:country="IT"/>
    </style:style>
    <style:style style:name="P3002" style:parent-style-name="quote.l" style:family="paragraph">
      <style:text-properties fo:language="it" fo:country="IT"/>
    </style:style>
    <style:style style:name="T3003" style:parent-style-name="Policepardéfaut" style:family="text">
      <style:text-properties style:font-name-complex="Times New Roman" fo:language="it" fo:country="IT"/>
    </style:style>
    <style:style style:name="T3004" style:parent-style-name="Policepardéfaut" style:family="text">
      <style:text-properties style:font-name-complex="Times New Roman" fo:language="it" fo:country="IT"/>
    </style:style>
    <style:style style:name="T3005" style:parent-style-name="Policepardéfaut" style:family="text">
      <style:text-properties style:font-name-complex="Times New Roman" fo:language="it" fo:country="IT"/>
    </style:style>
    <style:style style:name="P3006" style:parent-style-name="quote.l" style:family="paragraph">
      <style:text-properties fo:language="it" fo:country="IT"/>
    </style:style>
    <style:style style:name="P3007" style:parent-style-name="quote.l" style:family="paragraph">
      <style:text-properties fo:language="it" fo:country="IT"/>
    </style:style>
    <style:style style:name="P3008" style:parent-style-name="quote.l" style:family="paragraph">
      <style:text-properties fo:language="it" fo:country="IT"/>
    </style:style>
    <style:style style:name="P3009" style:parent-style-name="quote.l" style:family="paragraph">
      <style:text-properties fo:language="it" fo:country="IT"/>
    </style:style>
    <style:style style:name="P3010" style:parent-style-name="quote.l" style:family="paragraph">
      <style:text-properties fo:language="it" fo:country="IT"/>
    </style:style>
    <style:style style:name="T3011" style:parent-style-name="Policepardéfaut" style:family="text">
      <style:text-properties style:font-name-complex="Times New Roman" fo:language="it" fo:country="IT"/>
    </style:style>
    <style:style style:name="T3012" style:parent-style-name="Policepardéfaut" style:family="text">
      <style:text-properties style:font-name-complex="Times New Roman" fo:language="it" fo:country="IT"/>
    </style:style>
    <style:style style:name="T3013" style:parent-style-name="Policepardéfaut" style:family="text">
      <style:text-properties style:font-name-complex="Times New Roman" fo:language="it" fo:country="IT"/>
    </style:style>
    <style:style style:name="T3014" style:parent-style-name="Policepardéfaut" style:family="text">
      <style:text-properties style:font-name-complex="Times New Roman" fo:language="it" fo:country="IT"/>
    </style:style>
    <style:style style:name="T3015" style:parent-style-name="Policepardéfaut" style:family="text">
      <style:text-properties style:font-name-complex="Times New Roman" fo:language="it" fo:country="IT"/>
    </style:style>
    <style:style style:name="T3016" style:parent-style-name="Policepardéfaut" style:family="text">
      <style:text-properties style:font-name-complex="Times New Roman" fo:language="it" fo:country="IT"/>
    </style:style>
    <style:style style:name="T3017" style:parent-style-name="Policepardéfaut" style:family="text">
      <style:text-properties style:font-name-complex="Times New Roman" fo:language="it" fo:country="IT"/>
    </style:style>
    <style:style style:name="T3018" style:parent-style-name="Policepardéfaut" style:family="text">
      <style:text-properties style:font-name-complex="Times New Roman" fo:language="it" fo:country="IT"/>
    </style:style>
    <style:style style:name="T3019" style:parent-style-name="Policepardéfaut" style:family="text">
      <style:text-properties style:font-name-complex="Times New Roman" fo:language="it" fo:country="IT"/>
    </style:style>
    <style:style style:name="T3020" style:parent-style-name="Policepardéfaut" style:family="text">
      <style:text-properties style:font-name-complex="Times New Roman" fo:language="it" fo:country="IT"/>
    </style:style>
    <style:style style:name="T3021" style:parent-style-name="Policepardéfaut" style:family="text">
      <style:text-properties style:font-name-complex="Times New Roman" fo:language="it" fo:country="IT"/>
    </style:style>
    <style:style style:name="T3022" style:parent-style-name="Policepardéfaut" style:family="text">
      <style:text-properties style:font-name-complex="Times New Roman" fo:language="it" fo:country="IT"/>
    </style:style>
    <style:style style:name="T3023" style:parent-style-name="Policepardéfaut" style:family="text">
      <style:text-properties style:font-name-complex="Times New Roman" fo:language="it" fo:country="IT"/>
    </style:style>
    <style:style style:name="T3024" style:parent-style-name="Policepardéfaut" style:family="text">
      <style:text-properties style:font-name-complex="Times New Roman" fo:language="it" fo:country="IT"/>
    </style:style>
    <style:style style:name="T3025" style:parent-style-name="Policepardéfaut" style:family="text">
      <style:text-properties style:font-name-complex="Times New Roman" fo:language="it" fo:country="IT"/>
    </style:style>
    <style:style style:name="T3026" style:parent-style-name="Policepardéfaut" style:family="text">
      <style:text-properties style:font-name-complex="Times New Roman" fo:language="it" fo:country="IT"/>
    </style:style>
    <style:style style:name="T3027" style:parent-style-name="Policepardéfaut" style:family="text">
      <style:text-properties style:font-name-complex="Times New Roman" fo:language="it" fo:country="IT"/>
    </style:style>
    <style:style style:name="T3028" style:parent-style-name="Policepardéfaut" style:family="text">
      <style:text-properties style:font-name-complex="Times New Roman" fo:language="it" fo:country="IT"/>
    </style:style>
    <style:style style:name="T3029" style:parent-style-name="Policepardéfaut" style:family="text">
      <style:text-properties style:font-name-complex="Times New Roman" fo:language="it" fo:country="IT"/>
    </style:style>
    <style:style style:name="T3030" style:parent-style-name="Policepardéfaut" style:family="text">
      <style:text-properties style:font-name-complex="Times New Roman" fo:language="it" fo:country="IT"/>
    </style:style>
    <style:style style:name="T3031" style:parent-style-name="Policepardéfaut" style:family="text">
      <style:text-properties style:font-name-complex="Times New Roman" fo:language="it" fo:country="IT"/>
    </style:style>
    <style:style style:name="T3032" style:parent-style-name="Policepardéfaut" style:family="text">
      <style:text-properties style:font-name-complex="Times New Roman" fo:language="it" fo:country="IT"/>
    </style:style>
    <style:style style:name="T3033" style:parent-style-name="Policepardéfaut" style:family="text">
      <style:text-properties style:font-name-complex="Times New Roman" fo:language="it" fo:country="IT"/>
    </style:style>
    <style:style style:name="P3034" style:parent-style-name="quote.l" style:family="paragraph">
      <style:text-properties fo:language="it" fo:country="IT"/>
    </style:style>
    <style:style style:name="P3035" style:parent-style-name="quote.l" style:family="paragraph">
      <style:text-properties fo:language="it" fo:country="IT"/>
    </style:style>
    <style:style style:name="T3036" style:parent-style-name="Policepardéfaut" style:family="text">
      <style:text-properties style:font-name-complex="Times New Roman" fo:language="it" fo:country="IT"/>
    </style:style>
    <style:style style:name="T3037" style:parent-style-name="Policepardéfaut" style:family="text">
      <style:text-properties style:font-name-complex="Times New Roman" fo:language="it" fo:country="IT"/>
    </style:style>
    <style:style style:name="T3038" style:parent-style-name="Policepardéfaut" style:family="text">
      <style:text-properties style:font-name-complex="Times New Roman" fo:language="it" fo:country="IT"/>
    </style:style>
    <style:style style:name="T3039" style:parent-style-name="Policepardéfaut" style:family="text">
      <style:text-properties style:font-name-complex="Times New Roman" fo:language="it" fo:country="IT"/>
    </style:style>
    <style:style style:name="P3040" style:parent-style-name="quote.l" style:family="paragraph">
      <style:text-properties fo:language="it" fo:country="IT"/>
    </style:style>
    <style:style style:name="P3041" style:parent-style-name="quote.l" style:family="paragraph">
      <style:text-properties fo:language="it" fo:country="IT"/>
    </style:style>
    <style:style style:name="P3042" style:parent-style-name="quote.l" style:family="paragraph">
      <style:text-properties fo:language="it" fo:country="IT"/>
    </style:style>
    <style:style style:name="P3043" style:parent-style-name="quote.l" style:family="paragraph">
      <style:text-properties fo:language="it" fo:country="IT"/>
    </style:style>
    <style:style style:name="P3044" style:parent-style-name="quote.l" style:family="paragraph">
      <style:text-properties fo:language="it" fo:country="IT"/>
    </style:style>
    <style:style style:name="P3045" style:parent-style-name="quote.l" style:family="paragraph">
      <style:text-properties fo:language="it" fo:country="IT"/>
    </style:style>
    <style:style style:name="T3046" style:parent-style-name="Policepardéfaut" style:family="text">
      <style:text-properties style:font-name-complex="Times New Roman" fo:language="it" fo:country="IT"/>
    </style:style>
    <style:style style:name="T3047" style:parent-style-name="Policepardéfaut" style:family="text">
      <style:text-properties style:font-name-complex="Times New Roman" fo:language="it" fo:country="IT"/>
    </style:style>
    <style:style style:name="P3048" style:parent-style-name="quote.l" style:family="paragraph">
      <style:text-properties fo:language="it" fo:country="IT"/>
    </style:style>
    <style:style style:name="P3049" style:parent-style-name="noindent" style:family="paragraph">
      <style:text-properties fo:language="it" fo:country="IT"/>
    </style:style>
    <style:style style:name="P3050" style:parent-style-name="quote.l" style:family="paragraph">
      <style:text-properties fo:language="it" fo:country="IT"/>
    </style:style>
    <style:style style:name="P3051" style:parent-style-name="noindent" style:family="paragraph">
      <style:text-properties fo:language="it" fo:country="IT"/>
    </style:style>
    <style:style style:name="P3052" style:parent-style-name="quote.l" style:family="paragraph">
      <style:text-properties fo:language="it" fo:country="IT"/>
    </style:style>
    <style:style style:name="T3053" style:parent-style-name="Policepardéfaut" style:family="text">
      <style:text-properties style:font-name-complex="Times New Roman" fo:language="it" fo:country="IT"/>
    </style:style>
    <style:style style:name="T3054" style:parent-style-name="Policepardéfaut" style:family="text">
      <style:text-properties style:font-name-complex="Times New Roman" fo:language="it" fo:country="IT"/>
    </style:style>
    <style:style style:name="T3055" style:parent-style-name="Policepardéfaut" style:family="text">
      <style:text-properties style:font-name-complex="Times New Roman" fo:language="it" fo:country="IT"/>
    </style:style>
    <style:style style:name="T3056" style:parent-style-name="Policepardéfaut" style:family="text">
      <style:text-properties style:font-name-complex="Times New Roman" fo:language="it" fo:country="IT"/>
    </style:style>
    <style:style style:name="T3057" style:parent-style-name="Policepardéfaut" style:family="text">
      <style:text-properties style:font-name-complex="Times New Roman" fo:language="it" fo:country="IT"/>
    </style:style>
    <style:style style:name="P3058" style:parent-style-name="quote.l" style:family="paragraph">
      <style:text-properties fo:language="it" fo:country="IT"/>
    </style:style>
    <style:style style:name="P3059" style:parent-style-name="quote.l" style:family="paragraph">
      <style:text-properties fo:language="it" fo:country="IT"/>
    </style:style>
    <style:style style:name="P3060" style:parent-style-name="quote.l" style:family="paragraph">
      <style:text-properties fo:language="it" fo:country="IT"/>
    </style:style>
    <style:style style:name="P3061" style:parent-style-name="quote.l" style:family="paragraph">
      <style:text-properties fo:language="it" fo:country="IT"/>
    </style:style>
    <style:style style:name="T3062" style:parent-style-name="Policepardéfaut" style:family="text">
      <style:text-properties style:font-name-complex="Times New Roman" fo:language="it" fo:country="IT"/>
    </style:style>
    <style:style style:name="P3063" style:parent-style-name="quote.l" style:family="paragraph">
      <style:text-properties fo:language="it" fo:country="IT"/>
    </style:style>
    <style:style style:name="P3064" style:parent-style-name="quote.l" style:family="paragraph">
      <style:text-properties fo:language="it" fo:country="IT"/>
    </style:style>
    <style:style style:name="P3065" style:parent-style-name="quote.l" style:family="paragraph">
      <style:text-properties fo:language="it" fo:country="IT"/>
    </style:style>
    <style:style style:name="T3066" style:parent-style-name="Policepardéfaut" style:family="text">
      <style:text-properties fo:language="it" fo:country="IT"/>
    </style:style>
    <style:style style:name="T3067" style:parent-style-name="Policepardéfaut" style:family="text">
      <style:text-properties fo:font-style="italic" style:font-style-asian="italic" style:font-style-complex="italic"/>
    </style:style>
    <style:style style:name="T3068" style:parent-style-name="Policepardéfaut" style:family="text">
      <style:text-properties fo:font-style="italic" style:font-style-asian="italic" style:font-style-complex="italic"/>
    </style:style>
    <style:style style:name="T3069" style:parent-style-name="Policepardéfaut" style:family="text">
      <style:text-properties fo:font-style="italic" style:font-style-asian="italic" style:font-style-complex="italic"/>
    </style:style>
    <style:style style:name="T3070" style:parent-style-name="Policepardéfaut" style:family="text">
      <style:text-properties fo:font-style="italic" style:font-style-asian="italic" style:font-style-complex="italic"/>
    </style:style>
    <style:style style:name="T3071" style:parent-style-name="Policepardéfaut" style:family="text">
      <style:text-properties fo:language="it" fo:country="IT"/>
    </style:style>
    <style:style style:name="T3072" style:parent-style-name="Policepardéfaut" style:family="text">
      <style:text-properties style:font-name-complex="Times New Roman" fo:language="it" fo:country="IT"/>
    </style:style>
    <style:style style:name="T3073" style:parent-style-name="Policepardéfaut" style:family="text">
      <style:text-properties style:font-name-complex="Times New Roman" fo:language="it" fo:country="IT"/>
    </style:style>
    <style:style style:name="T3074" style:parent-style-name="Policepardéfaut" style:family="text">
      <style:text-properties style:font-name-complex="Times New Roman" fo:language="it" fo:country="IT"/>
    </style:style>
    <style:style style:name="P3075" style:parent-style-name="quote.l" style:family="paragraph">
      <style:text-properties fo:language="it" fo:country="IT"/>
    </style:style>
    <style:style style:name="T3076" style:parent-style-name="Policepardéfaut" style:family="text">
      <style:text-properties style:font-name-complex="Times New Roman" fo:language="it" fo:country="IT"/>
    </style:style>
    <style:style style:name="T3077" style:parent-style-name="Policepardéfaut" style:family="text">
      <style:text-properties style:font-name-complex="Times New Roman" fo:language="it" fo:country="IT"/>
    </style:style>
    <style:style style:name="T3078" style:parent-style-name="Policepardéfaut" style:family="text">
      <style:text-properties style:font-name-complex="Times New Roman" fo:language="it" fo:country="IT"/>
    </style:style>
    <style:style style:name="T3079" style:parent-style-name="Policepardéfaut" style:family="text">
      <style:text-properties style:font-name-complex="Times New Roman" fo:language="it" fo:country="IT"/>
    </style:style>
    <style:style style:name="T3080" style:parent-style-name="Policepardéfaut" style:family="text">
      <style:text-properties style:font-name-complex="Times New Roman" fo:language="it" fo:country="IT"/>
    </style:style>
    <style:style style:name="T3081" style:parent-style-name="Policepardéfaut" style:family="text">
      <style:text-properties style:font-name-complex="Times New Roman" fo:language="it" fo:country="IT"/>
    </style:style>
    <style:style style:name="P3082" style:parent-style-name="quote.l" style:family="paragraph">
      <style:text-properties fo:language="it" fo:country="IT"/>
    </style:style>
    <style:style style:name="P3083" style:parent-style-name="quote.l" style:family="paragraph">
      <style:text-properties fo:language="it" fo:country="IT"/>
    </style:style>
    <style:style style:name="T3084" style:parent-style-name="Policepardéfaut" style:family="text">
      <style:text-properties style:font-name-complex="Times New Roman" fo:language="it" fo:country="IT"/>
    </style:style>
    <style:style style:name="P3085" style:parent-style-name="quote.l" style:family="paragraph">
      <style:text-properties fo:language="it" fo:country="IT"/>
    </style:style>
    <style:style style:name="P3086" style:parent-style-name="quote.l" style:family="paragraph">
      <style:text-properties fo:language="it" fo:country="IT"/>
    </style:style>
    <style:style style:name="P3087" style:parent-style-name="quote.l" style:family="paragraph">
      <style:text-properties fo:language="it" fo:country="IT"/>
    </style:style>
    <style:style style:name="P3088" style:parent-style-name="quote.l" style:family="paragraph">
      <style:text-properties fo:language="it" fo:country="IT"/>
    </style:style>
    <style:style style:name="T3089" style:parent-style-name="Policepardéfaut" style:family="text">
      <style:text-properties style:font-name-complex="Times New Roman" fo:language="it" fo:country="IT"/>
    </style:style>
    <style:style style:name="T3090" style:parent-style-name="Policepardéfaut" style:family="text">
      <style:text-properties style:font-name-complex="Times New Roman" fo:language="it" fo:country="IT"/>
    </style:style>
    <style:style style:name="T3091" style:parent-style-name="Policepardéfaut" style:family="text">
      <style:text-properties style:font-name-complex="Times New Roman" fo:language="it" fo:country="IT"/>
    </style:style>
    <style:style style:name="T3092" style:parent-style-name="Policepardéfaut" style:family="text">
      <style:text-properties style:font-name-complex="Times New Roman" fo:language="it" fo:country="IT"/>
    </style:style>
    <style:style style:name="T3093" style:parent-style-name="Policepardéfaut" style:family="text">
      <style:text-properties style:font-name-complex="Times New Roman" fo:language="it" fo:country="IT"/>
    </style:style>
    <style:style style:name="T3094" style:parent-style-name="Policepardéfaut" style:family="text">
      <style:text-properties style:font-name-complex="Times New Roman" fo:language="it" fo:country="IT"/>
    </style:style>
    <style:style style:name="T3095" style:parent-style-name="Policepardéfaut" style:family="text">
      <style:text-properties style:font-name-complex="Times New Roman" fo:language="it" fo:country="IT"/>
    </style:style>
    <style:style style:name="T3096" style:parent-style-name="Policepardéfaut" style:family="text">
      <style:text-properties style:font-name-complex="Times New Roman" fo:language="it" fo:country="IT"/>
    </style:style>
    <style:style style:name="T3097" style:parent-style-name="Policepardéfaut" style:family="text">
      <style:text-properties style:font-name-complex="Times New Roman" fo:language="it" fo:country="IT"/>
    </style:style>
    <style:style style:name="T3098" style:parent-style-name="Policepardéfaut" style:family="text">
      <style:text-properties style:font-name-complex="Times New Roman" fo:language="it" fo:country="IT"/>
    </style:style>
    <style:style style:name="T3099" style:parent-style-name="Policepardéfaut" style:family="text">
      <style:text-properties style:font-name-complex="Times New Roman" fo:language="it" fo:country="IT"/>
    </style:style>
    <style:style style:name="T3100" style:parent-style-name="Policepardéfaut" style:family="text">
      <style:text-properties style:font-name-complex="Times New Roman" fo:language="it" fo:country="IT"/>
    </style:style>
    <style:style style:name="T3101" style:parent-style-name="Policepardéfaut" style:family="text">
      <style:text-properties style:font-name-complex="Times New Roman" fo:language="it" fo:country="IT"/>
    </style:style>
    <style:style style:name="T3102" style:parent-style-name="Policepardéfaut" style:family="text">
      <style:text-properties style:font-name-complex="Times New Roman" fo:language="it" fo:country="IT"/>
    </style:style>
    <style:style style:name="T3103" style:parent-style-name="Policepardéfaut" style:family="text">
      <style:text-properties style:font-name-complex="Times New Roman" fo:language="it" fo:country="IT"/>
    </style:style>
    <style:style style:name="T3104" style:parent-style-name="Policepardéfaut" style:family="text">
      <style:text-properties style:font-name-complex="Times New Roman" fo:language="it" fo:country="IT"/>
    </style:style>
    <style:style style:name="T3105" style:parent-style-name="Policepardéfaut" style:family="text">
      <style:text-properties style:font-name-complex="Times New Roman" fo:language="it" fo:country="IT"/>
    </style:style>
    <style:style style:name="T3106" style:parent-style-name="Policepardéfaut" style:family="text">
      <style:text-properties style:font-name-complex="Times New Roman" fo:language="it" fo:country="IT"/>
    </style:style>
    <style:style style:name="T3107" style:parent-style-name="Policepardéfaut" style:family="text">
      <style:text-properties style:font-name-complex="Times New Roman" fo:language="it" fo:country="IT"/>
    </style:style>
    <style:style style:name="T3108" style:parent-style-name="Policepardéfaut" style:family="text">
      <style:text-properties style:font-name-complex="Times New Roman" fo:language="it" fo:country="IT"/>
    </style:style>
    <style:style style:name="T3109" style:parent-style-name="Policepardéfaut" style:family="text">
      <style:text-properties style:font-name-complex="Times New Roman" fo:language="it" fo:country="IT"/>
    </style:style>
    <style:style style:name="T3110" style:parent-style-name="Policepardéfaut" style:family="text">
      <style:text-properties style:font-name-complex="Times New Roman" fo:language="it" fo:country="IT"/>
    </style:style>
    <style:style style:name="T3111" style:parent-style-name="Policepardéfaut" style:family="text">
      <style:text-properties style:font-name-complex="Times New Roman" fo:language="it" fo:country="IT"/>
    </style:style>
    <style:style style:name="T3112" style:parent-style-name="Policepardéfaut" style:family="text">
      <style:text-properties style:font-name-complex="Times New Roman" fo:language="it" fo:country="IT"/>
    </style:style>
    <style:style style:name="T3113" style:parent-style-name="Policepardéfaut" style:family="text">
      <style:text-properties style:font-name-complex="Times New Roman" fo:language="it" fo:country="IT"/>
    </style:style>
    <style:style style:name="T3114" style:parent-style-name="Policepardéfaut" style:family="text">
      <style:text-properties style:font-name-complex="Times New Roman" fo:language="it" fo:country="IT"/>
    </style:style>
    <style:style style:name="T3115" style:parent-style-name="Policepardéfaut" style:family="text">
      <style:text-properties style:font-name-complex="Times New Roman" fo:language="it" fo:country="IT"/>
    </style:style>
    <style:style style:name="T3116" style:parent-style-name="Policepardéfaut" style:family="text">
      <style:text-properties style:font-name-complex="Times New Roman" fo:language="it" fo:country="IT"/>
    </style:style>
    <style:style style:name="T3117" style:parent-style-name="Policepardéfaut" style:family="text">
      <style:text-properties style:font-name-complex="Times New Roman" fo:language="it" fo:country="IT"/>
    </style:style>
    <style:style style:name="T3118" style:parent-style-name="Policepardéfaut" style:family="text">
      <style:text-properties style:font-name-complex="Times New Roman" fo:language="it" fo:country="IT"/>
    </style:style>
    <style:style style:name="T3119" style:parent-style-name="Policepardéfaut" style:family="text">
      <style:text-properties fo:font-style="italic" style:font-style-asian="italic" fo:language="en" fo:country="US"/>
    </style:style>
    <style:style style:name="T3120" style:parent-style-name="Policepardéfaut" style:family="text">
      <style:text-properties fo:font-style="italic" style:font-style-asian="italic" fo:language="en" fo:country="US"/>
    </style:style>
    <style:style style:name="T3121" style:parent-style-name="Policepardéfaut" style:family="text">
      <style:text-properties fo:language="en" fo:country="US"/>
    </style:style>
    <style:style style:name="T3122" style:parent-style-name="Policepardéfaut" style:family="text">
      <style:text-properties style:font-name-complex="Times New Roman" fo:language="it" fo:country="IT"/>
    </style:style>
    <style:style style:name="T3123" style:parent-style-name="footnotereference" style:family="text">
      <style:text-properties style:text-position="0% 100%"/>
    </style:style>
    <style:style style:name="T3124" style:parent-style-name="Policepardéfaut" style:family="text">
      <style:text-properties style:font-name-complex="Times New Roman" fo:language="it" fo:country="IT"/>
    </style:style>
    <style:style style:name="T3125" style:parent-style-name="footnotereference" style:family="text">
      <style:text-properties style:text-position="0% 100%"/>
    </style:style>
    <style:style style:name="T3126" style:parent-style-name="Policepardéfaut" style:family="text">
      <style:text-properties style:font-name-complex="Times New Roman" fo:language="it" fo:country="IT"/>
    </style:style>
    <style:style style:name="T3127" style:parent-style-name="Policepardéfaut" style:family="text">
      <style:text-properties style:font-name-complex="Times New Roman" fo:language="it" fo:country="IT"/>
    </style:style>
    <style:style style:name="T3128" style:parent-style-name="Policepardéfaut" style:family="text">
      <style:text-properties style:font-name-complex="Times New Roman" fo:language="it" fo:country="IT"/>
    </style:style>
    <style:style style:name="T3129" style:parent-style-name="footnotereference" style:family="text">
      <style:text-properties style:text-position="0% 100%"/>
    </style:style>
    <style:style style:name="T3130" style:parent-style-name="Policepardéfaut" style:family="text">
      <style:text-properties style:font-name-complex="Times New Roman" fo:language="it" fo:country="IT"/>
    </style:style>
    <style:style style:name="T3131" style:parent-style-name="Policepardéfaut" style:family="text">
      <style:text-properties style:font-name-complex="Times New Roman" fo:language="it" fo:country="IT"/>
    </style:style>
    <style:style style:name="T3132" style:parent-style-name="Policepardéfaut" style:family="text">
      <style:text-properties style:font-name-complex="Times New Roman" fo:language="it" fo:country="IT"/>
    </style:style>
    <style:style style:name="T3133" style:parent-style-name="Policepardéfaut" style:family="text">
      <style:text-properties style:font-name-complex="Times New Roman" fo:language="it" fo:country="IT"/>
    </style:style>
    <style:style style:name="T3134" style:parent-style-name="Policepardéfaut" style:family="text">
      <style:text-properties style:font-name-complex="Times New Roman" fo:language="it" fo:country="IT"/>
    </style:style>
    <style:style style:name="T3135" style:parent-style-name="Policepardéfaut" style:family="text">
      <style:text-properties style:font-name-complex="Times New Roman" fo:language="it" fo:country="IT"/>
    </style:style>
    <style:style style:name="T3136" style:parent-style-name="Policepardéfaut" style:family="text">
      <style:text-properties style:font-name-complex="Times New Roman" fo:language="it" fo:country="IT"/>
    </style:style>
    <style:style style:name="T3137" style:parent-style-name="Policepardéfaut" style:family="text">
      <style:text-properties style:font-name-complex="Times New Roman" fo:language="it" fo:country="IT"/>
    </style:style>
    <style:style style:name="T3138" style:parent-style-name="Policepardéfaut" style:family="text">
      <style:text-properties style:font-name-complex="Times New Roman" fo:language="it" fo:country="IT"/>
    </style:style>
    <style:style style:name="T3139" style:parent-style-name="Policepardéfaut" style:family="text">
      <style:text-properties style:font-name-complex="Times New Roman" fo:language="it" fo:country="IT"/>
    </style:style>
    <style:style style:name="T3140" style:parent-style-name="Policepardéfaut" style:family="text">
      <style:text-properties style:font-name-complex="Times New Roman" fo:language="it" fo:country="IT"/>
    </style:style>
    <style:style style:name="T3141" style:parent-style-name="Policepardéfaut" style:family="text">
      <style:text-properties style:font-name-complex="Times New Roman" fo:language="it" fo:country="IT"/>
    </style:style>
    <style:style style:name="T3142" style:parent-style-name="Policepardéfaut" style:family="text">
      <style:text-properties style:font-name-complex="Times New Roman" fo:language="it" fo:country="IT"/>
    </style:style>
    <style:style style:name="T3143" style:parent-style-name="Policepardéfaut" style:family="text">
      <style:text-properties style:font-name-complex="Times New Roman" fo:language="it" fo:country="IT"/>
    </style:style>
    <style:style style:name="T3144" style:parent-style-name="Policepardéfaut" style:family="text">
      <style:text-properties style:font-name-complex="Times New Roman" fo:language="it" fo:country="IT"/>
    </style:style>
    <style:style style:name="T3145" style:parent-style-name="Policepardéfaut" style:family="text">
      <style:text-properties style:font-name-complex="Times New Roman" fo:language="it" fo:country="IT"/>
    </style:style>
    <style:style style:name="T3146" style:parent-style-name="Policepardéfaut" style:family="text">
      <style:text-properties style:font-name-complex="Times New Roman" fo:language="it" fo:country="IT"/>
    </style:style>
    <style:style style:name="T3147" style:parent-style-name="Policepardéfaut" style:family="text">
      <style:text-properties style:font-name-complex="Times New Roman" fo:language="it" fo:country="IT"/>
    </style:style>
    <style:style style:name="T3148" style:parent-style-name="Policepardéfaut" style:family="text">
      <style:text-properties style:font-name-complex="Times New Roman" fo:language="it" fo:country="IT"/>
    </style:style>
    <style:style style:name="T3149" style:parent-style-name="Policepardéfaut" style:family="text">
      <style:text-properties style:font-name-complex="Times New Roman" fo:language="it" fo:country="IT"/>
    </style:style>
    <style:style style:name="T3150" style:parent-style-name="Policepardéfaut" style:family="text">
      <style:text-properties style:font-name-complex="Times New Roman" fo:language="it" fo:country="IT"/>
    </style:style>
    <style:style style:name="T3151" style:parent-style-name="Policepardéfaut" style:family="text">
      <style:text-properties style:font-name-complex="Times New Roman" fo:language="it" fo:country="IT"/>
    </style:style>
    <style:style style:name="T3152" style:parent-style-name="Policepardéfaut" style:family="text">
      <style:text-properties style:font-name-complex="Times New Roman" fo:language="it" fo:country="IT"/>
    </style:style>
    <style:style style:name="T3153" style:parent-style-name="Policepardéfaut" style:family="text">
      <style:text-properties style:font-name-complex="Times New Roman" fo:language="it" fo:country="IT"/>
    </style:style>
    <style:style style:name="T3154" style:parent-style-name="Policepardéfaut" style:family="text">
      <style:text-properties style:font-name-complex="Times New Roman" fo:language="it" fo:country="IT"/>
    </style:style>
    <style:style style:name="T3155" style:parent-style-name="Policepardéfaut" style:family="text">
      <style:text-properties style:font-name-complex="Times New Roman" fo:language="it" fo:country="IT"/>
    </style:style>
    <style:style style:name="T3156" style:parent-style-name="Policepardéfaut" style:family="text">
      <style:text-properties style:font-name-complex="Times New Roman" fo:language="it" fo:country="IT"/>
    </style:style>
    <style:style style:name="T3157" style:parent-style-name="Policepardéfaut" style:family="text">
      <style:text-properties style:font-name-complex="Times New Roman" fo:language="it" fo:country="IT"/>
    </style:style>
    <style:style style:name="T3158" style:parent-style-name="Policepardéfaut" style:family="text">
      <style:text-properties style:font-name-complex="Times New Roman" fo:language="it" fo:country="IT"/>
    </style:style>
    <style:style style:name="T3159" style:parent-style-name="Policepardéfaut" style:family="text">
      <style:text-properties style:font-name-complex="Times New Roman" fo:language="it" fo:country="IT"/>
    </style:style>
    <style:style style:name="T3160" style:parent-style-name="Policepardéfaut" style:family="text">
      <style:text-properties style:font-name-complex="Times New Roman" fo:language="it" fo:country="IT"/>
    </style:style>
    <style:style style:name="T3161" style:parent-style-name="Policepardéfaut" style:family="text">
      <style:text-properties style:font-name-complex="Times New Roman" fo:language="it" fo:country="IT"/>
    </style:style>
    <style:style style:name="T3162" style:parent-style-name="Policepardéfaut" style:family="text">
      <style:text-properties style:font-name-complex="Times New Roman" fo:language="it" fo:country="IT"/>
    </style:style>
    <style:style style:name="T3163" style:parent-style-name="Policepardéfaut" style:family="text">
      <style:text-properties style:font-name-complex="Times New Roman" fo:language="it" fo:country="IT"/>
    </style:style>
    <style:style style:name="T3164" style:parent-style-name="Policepardéfaut" style:family="text">
      <style:text-properties style:font-name-complex="Times New Roman" fo:language="it" fo:country="IT"/>
    </style:style>
    <style:style style:name="T3165" style:parent-style-name="Policepardéfaut" style:family="text">
      <style:text-properties style:font-name-complex="Times New Roman" fo:language="it" fo:country="IT"/>
    </style:style>
    <style:style style:name="T3166" style:parent-style-name="Policepardéfaut" style:family="text">
      <style:text-properties style:font-name-complex="Times New Roman" fo:language="it" fo:country="IT"/>
    </style:style>
    <style:style style:name="T3167" style:parent-style-name="Policepardéfaut" style:family="text">
      <style:text-properties style:font-name-complex="Times New Roman" fo:language="it" fo:country="IT"/>
    </style:style>
    <style:style style:name="T3168" style:parent-style-name="Policepardéfaut" style:family="text">
      <style:text-properties style:font-name-complex="Times New Roman" fo:language="it" fo:country="IT"/>
    </style:style>
    <style:style style:name="T3169" style:parent-style-name="Policepardéfaut" style:family="text">
      <style:text-properties style:font-name-complex="Times New Roman" fo:language="it" fo:country="IT"/>
    </style:style>
    <style:style style:name="T3170" style:parent-style-name="Policepardéfaut" style:family="text">
      <style:text-properties style:font-name-complex="Times New Roman" fo:language="it" fo:country="IT"/>
    </style:style>
    <style:style style:name="T3171" style:parent-style-name="Policepardéfaut" style:family="text">
      <style:text-properties style:font-name-complex="Times New Roman" fo:language="it" fo:country="IT"/>
    </style:style>
    <style:style style:name="T3172" style:parent-style-name="Policepardéfaut" style:family="text">
      <style:text-properties style:font-name-complex="Times New Roman" fo:language="it" fo:country="IT"/>
    </style:style>
    <style:style style:name="T3173" style:parent-style-name="Policepardéfaut" style:family="text">
      <style:text-properties style:font-name-complex="Times New Roman" fo:language="it" fo:country="IT"/>
    </style:style>
    <style:style style:name="T3174" style:parent-style-name="Policepardéfaut" style:family="text">
      <style:text-properties style:font-name-complex="Times New Roman" fo:language="it" fo:country="IT"/>
    </style:style>
    <style:style style:name="T3175" style:parent-style-name="Policepardéfaut" style:family="text">
      <style:text-properties style:font-name-complex="Times New Roman" fo:language="it" fo:country="IT"/>
    </style:style>
    <style:style style:name="T3176" style:parent-style-name="Policepardéfaut" style:family="text">
      <style:text-properties style:font-name-complex="Times New Roman" fo:language="it" fo:country="IT"/>
    </style:style>
    <style:style style:name="T3177" style:parent-style-name="Policepardéfaut" style:family="text">
      <style:text-properties style:font-name-complex="Times New Roman" fo:language="it" fo:country="IT"/>
    </style:style>
    <style:style style:name="T3178" style:parent-style-name="Policepardéfaut" style:family="text">
      <style:text-properties style:font-name-complex="Times New Roman" fo:language="it" fo:country="IT"/>
    </style:style>
    <style:style style:name="T3179" style:parent-style-name="Policepardéfaut" style:family="text">
      <style:text-properties style:font-name-complex="Times New Roman" fo:language="it" fo:country="IT"/>
    </style:style>
    <style:style style:name="T3180" style:parent-style-name="Policepardéfaut" style:family="text">
      <style:text-properties style:font-name-complex="Times New Roman" fo:language="it" fo:country="IT"/>
    </style:style>
    <style:style style:name="T3181" style:parent-style-name="Policepardéfaut" style:family="text">
      <style:text-properties style:font-name-complex="Times New Roman" fo:language="it" fo:country="IT"/>
    </style:style>
    <style:style style:name="T3182" style:parent-style-name="Policepardéfaut" style:family="text">
      <style:text-properties style:font-name-complex="Times New Roman" fo:language="it" fo:country="IT"/>
    </style:style>
    <style:style style:name="T3183" style:parent-style-name="Policepardéfaut" style:family="text">
      <style:text-properties style:font-name-complex="Times New Roman" fo:language="it" fo:country="IT"/>
    </style:style>
    <style:style style:name="T3184" style:parent-style-name="Policepardéfaut" style:family="text">
      <style:text-properties style:font-name-complex="Times New Roman" fo:language="it" fo:country="IT"/>
    </style:style>
    <style:style style:name="T3185" style:parent-style-name="Policepardéfaut" style:family="text">
      <style:text-properties style:font-name-complex="Times New Roman" fo:language="it" fo:country="IT"/>
    </style:style>
    <style:style style:name="T3186" style:parent-style-name="Policepardéfaut" style:family="text">
      <style:text-properties style:font-name-complex="Times New Roman" fo:language="it" fo:country="IT"/>
    </style:style>
    <style:style style:name="T3187" style:parent-style-name="Policepardéfaut" style:family="text">
      <style:text-properties style:font-name-complex="Times New Roman" fo:language="it" fo:country="IT"/>
    </style:style>
    <style:style style:name="T3188" style:parent-style-name="Policepardéfaut" style:family="text">
      <style:text-properties style:font-name-complex="Times New Roman" fo:font-style="italic" style:font-style-asian="italic" fo:language="it" fo:country="IT"/>
    </style:style>
    <style:style style:name="T3189" style:parent-style-name="Policepardéfaut" style:family="text">
      <style:text-properties style:font-name-complex="Times New Roman" fo:language="it" fo:country="IT"/>
    </style:style>
    <style:style style:name="T3190" style:parent-style-name="Policepardéfaut" style:family="text">
      <style:text-properties style:font-name-complex="Times New Roman" fo:language="it" fo:country="IT"/>
    </style:style>
    <style:style style:name="T3191" style:parent-style-name="Policepardéfaut" style:family="text">
      <style:text-properties style:font-name-complex="Times New Roman" fo:language="it" fo:country="IT"/>
    </style:style>
    <style:style style:name="T3192" style:parent-style-name="Policepardéfaut" style:family="text">
      <style:text-properties style:font-name-complex="Times New Roman" fo:language="it" fo:country="IT"/>
    </style:style>
    <style:style style:name="T3193" style:parent-style-name="Policepardéfaut" style:family="text">
      <style:text-properties style:font-name-complex="Times New Roman" fo:language="it" fo:country="IT"/>
    </style:style>
    <style:style style:name="T3194" style:parent-style-name="Policepardéfaut" style:family="text">
      <style:text-properties style:font-name-complex="Times New Roman" fo:language="it" fo:country="IT"/>
    </style:style>
    <style:style style:name="T3195" style:parent-style-name="Policepardéfaut" style:family="text">
      <style:text-properties style:font-name-complex="Times New Roman" fo:language="it" fo:country="IT"/>
    </style:style>
    <style:style style:name="T3196" style:parent-style-name="Policepardéfaut" style:family="text">
      <style:text-properties style:font-name-complex="Times New Roman" fo:language="it" fo:country="IT"/>
    </style:style>
    <style:style style:name="T3197" style:parent-style-name="Policepardéfaut" style:family="text">
      <style:text-properties style:font-name-complex="Times New Roman" fo:language="it" fo:country="IT"/>
    </style:style>
    <style:style style:name="T3198" style:parent-style-name="Policepardéfaut" style:family="text">
      <style:text-properties style:font-name-complex="Times New Roman" fo:language="it" fo:country="IT"/>
    </style:style>
    <style:style style:name="T3199" style:parent-style-name="Policepardéfaut" style:family="text">
      <style:text-properties style:font-name-complex="Times New Roman" fo:language="it" fo:country="IT"/>
    </style:style>
    <style:style style:name="T3200" style:parent-style-name="Policepardéfaut" style:family="text">
      <style:text-properties style:font-name-complex="Times New Roman" fo:language="it" fo:country="IT"/>
    </style:style>
    <style:style style:name="T3201" style:parent-style-name="Policepardéfaut" style:family="text">
      <style:text-properties style:font-name-complex="Times New Roman" fo:language="it" fo:country="IT"/>
    </style:style>
    <style:style style:name="T3202" style:parent-style-name="Policepardéfaut" style:family="text">
      <style:text-properties style:font-name-complex="Times New Roman" fo:language="it" fo:country="IT"/>
    </style:style>
    <style:style style:name="T3203" style:parent-style-name="Policepardéfaut" style:family="text">
      <style:text-properties style:font-name-complex="Times New Roman" fo:language="it" fo:country="IT"/>
    </style:style>
    <style:style style:name="T3204" style:parent-style-name="Policepardéfaut" style:family="text">
      <style:text-properties style:font-name-complex="Times New Roman" fo:language="it" fo:country="IT"/>
    </style:style>
    <style:style style:name="T3205" style:parent-style-name="footnotereference" style:family="text">
      <style:text-properties style:text-position="0% 100%"/>
    </style:style>
    <style:style style:name="T3206" style:parent-style-name="Policepardéfaut" style:family="text">
      <style:text-properties fo:font-style="italic" style:font-style-asian="italic"/>
    </style:style>
    <style:style style:name="T3207" style:parent-style-name="Policepardéfaut" style:family="text">
      <style:text-properties style:font-name-complex="Times New Roman" fo:language="it" fo:country="IT"/>
    </style:style>
    <style:style style:name="T3208" style:parent-style-name="Policepardéfaut" style:family="text">
      <style:text-properties style:font-name-complex="Times New Roman" fo:language="it" fo:country="IT"/>
    </style:style>
    <style:style style:name="T3209" style:parent-style-name="Policepardéfaut" style:family="text">
      <style:text-properties style:font-name-complex="Times New Roman" fo:language="it" fo:country="IT"/>
    </style:style>
    <style:style style:name="T3210" style:parent-style-name="Policepardéfaut" style:family="text">
      <style:text-properties style:font-name-complex="Times New Roman" fo:language="it" fo:country="IT"/>
    </style:style>
    <style:style style:name="T3211" style:parent-style-name="Policepardéfaut" style:family="text">
      <style:text-properties style:font-name-complex="Times New Roman" fo:language="it" fo:country="IT"/>
    </style:style>
    <style:style style:name="T3212" style:parent-style-name="footnotereference" style:family="text">
      <style:text-properties style:text-position="0% 100%"/>
    </style:style>
    <style:style style:name="T3213" style:parent-style-name="Policepardéfaut" style:family="text">
      <style:text-properties fo:font-style="italic" style:font-style-asian="italic"/>
    </style:style>
    <style:style style:name="T3214" style:parent-style-name="Policepardéfaut" style:family="text">
      <style:text-properties style:font-name-complex="Times New Roman" fo:language="it" fo:country="IT"/>
    </style:style>
    <style:style style:name="T3215" style:parent-style-name="Policepardéfaut" style:family="text">
      <style:text-properties style:font-name-complex="Times New Roman" fo:language="it" fo:country="IT"/>
    </style:style>
    <style:style style:name="T3216" style:parent-style-name="Policepardéfaut" style:family="text">
      <style:text-properties style:font-name-complex="Times New Roman" fo:language="it" fo:country="IT"/>
    </style:style>
    <style:style style:name="T3217" style:parent-style-name="Policepardéfaut" style:family="text">
      <style:text-properties style:font-name-complex="Times New Roman" fo:language="it" fo:country="IT"/>
    </style:style>
    <style:style style:name="T3218" style:parent-style-name="Policepardéfaut" style:family="text">
      <style:text-properties style:font-name-complex="Times New Roman" fo:language="it" fo:country="IT"/>
    </style:style>
    <style:style style:name="T3219" style:parent-style-name="Policepardéfaut" style:family="text">
      <style:text-properties style:font-name-complex="Times New Roman" fo:language="it" fo:country="IT"/>
    </style:style>
    <style:style style:name="T3220" style:parent-style-name="Policepardéfaut" style:family="text">
      <style:text-properties style:font-name-complex="Times New Roman" fo:language="it" fo:country="IT"/>
    </style:style>
    <style:style style:name="T3221" style:parent-style-name="Policepardéfaut" style:family="text">
      <style:text-properties style:font-name-complex="Times New Roman" fo:language="it" fo:country="IT"/>
    </style:style>
    <style:style style:name="T3222" style:parent-style-name="Policepardéfaut" style:family="text">
      <style:text-properties style:font-name-complex="Times New Roman" fo:language="it" fo:country="IT"/>
    </style:style>
    <style:style style:name="T3223" style:parent-style-name="Policepardéfaut" style:family="text">
      <style:text-properties style:font-name-complex="Times New Roman" fo:language="it" fo:country="IT"/>
    </style:style>
    <style:style style:name="T3224" style:parent-style-name="Policepardéfaut" style:family="text">
      <style:text-properties style:font-name-complex="Times New Roman" fo:language="it" fo:country="IT"/>
    </style:style>
    <style:style style:name="T3225" style:parent-style-name="Policepardéfaut" style:family="text">
      <style:text-properties style:font-name-complex="Times New Roman" fo:language="it" fo:country="IT"/>
    </style:style>
    <style:style style:name="T3226" style:parent-style-name="Policepardéfaut" style:family="text">
      <style:text-properties style:font-name-complex="Times New Roman" fo:language="it" fo:country="IT"/>
    </style:style>
    <style:style style:name="T3227" style:parent-style-name="Policepardéfaut" style:family="text">
      <style:text-properties style:font-name-complex="Times New Roman" fo:language="it" fo:country="IT"/>
    </style:style>
    <style:style style:name="T3228" style:parent-style-name="Policepardéfaut" style:family="text">
      <style:text-properties style:font-name-complex="Times New Roman" fo:language="it" fo:country="IT"/>
    </style:style>
    <style:style style:name="T3229" style:parent-style-name="Policepardéfaut" style:family="text">
      <style:text-properties style:font-name-complex="Times New Roman" fo:language="it" fo:country="IT"/>
    </style:style>
    <style:style style:name="T3230" style:parent-style-name="Policepardéfaut" style:family="text">
      <style:text-properties style:font-name-complex="Times New Roman" fo:language="it" fo:country="IT"/>
    </style:style>
    <style:style style:name="T3231" style:parent-style-name="Policepardéfaut" style:family="text">
      <style:text-properties style:font-name-complex="Times New Roman" fo:language="it" fo:country="IT"/>
    </style:style>
    <style:style style:name="T3232" style:parent-style-name="Policepardéfaut" style:family="text">
      <style:text-properties style:font-name-complex="Times New Roman" fo:language="it" fo:country="IT"/>
    </style:style>
    <style:style style:name="T3233" style:parent-style-name="Policepardéfaut" style:family="text">
      <style:text-properties style:font-name-complex="Times New Roman" fo:language="it" fo:country="IT"/>
    </style:style>
    <style:style style:name="T3234" style:parent-style-name="Policepardéfaut" style:family="text">
      <style:text-properties style:font-name-complex="Times New Roman" fo:language="it" fo:country="IT"/>
    </style:style>
    <style:style style:name="T3235" style:parent-style-name="Policepardéfaut" style:family="text">
      <style:text-properties style:font-name-complex="Times New Roman" fo:language="it" fo:country="IT"/>
    </style:style>
    <style:style style:name="T3236" style:parent-style-name="Policepardéfaut" style:family="text">
      <style:text-properties style:font-name-complex="Times New Roman" fo:language="it" fo:country="IT"/>
    </style:style>
    <style:style style:name="T3237" style:parent-style-name="Policepardéfaut" style:family="text">
      <style:text-properties style:font-name-complex="Times New Roman" fo:language="it" fo:country="IT"/>
    </style:style>
    <style:style style:name="T3238" style:parent-style-name="Policepardéfaut" style:family="text">
      <style:text-properties style:font-name-complex="Times New Roman" fo:language="it" fo:country="IT"/>
    </style:style>
    <style:style style:name="T3239" style:parent-style-name="Policepardéfaut" style:family="text">
      <style:text-properties style:font-name-complex="Times New Roman" fo:language="it" fo:country="IT"/>
    </style:style>
    <style:style style:name="T3240" style:parent-style-name="Policepardéfaut" style:family="text">
      <style:text-properties style:font-name-complex="Times New Roman" fo:language="it" fo:country="IT"/>
    </style:style>
    <style:style style:name="T3241" style:parent-style-name="Policepardéfaut" style:family="text">
      <style:text-properties style:font-name-complex="Times New Roman" fo:language="it" fo:country="IT"/>
    </style:style>
    <style:style style:name="T3242" style:parent-style-name="Policepardéfaut" style:family="text">
      <style:text-properties style:font-name-complex="Times New Roman" fo:language="it" fo:country="IT"/>
    </style:style>
    <style:style style:name="T3243" style:parent-style-name="Policepardéfaut" style:family="text">
      <style:text-properties style:font-name-complex="Times New Roman" fo:language="it" fo:country="IT"/>
    </style:style>
    <style:style style:name="T3244" style:parent-style-name="Policepardéfaut" style:family="text">
      <style:text-properties style:font-name-complex="Times New Roman" fo:language="it" fo:country="IT"/>
    </style:style>
    <style:style style:name="T3245" style:parent-style-name="Policepardéfaut" style:family="text">
      <style:text-properties style:font-name-complex="Times New Roman" fo:language="it" fo:country="IT"/>
    </style:style>
    <style:style style:name="T3246" style:parent-style-name="Policepardéfaut" style:family="text">
      <style:text-properties style:font-name-complex="Times New Roman" fo:language="it" fo:country="IT"/>
    </style:style>
    <style:style style:name="T3247" style:parent-style-name="Policepardéfaut" style:family="text">
      <style:text-properties style:font-name-complex="Times New Roman" fo:language="it" fo:country="IT"/>
    </style:style>
    <style:style style:name="T3248" style:parent-style-name="Policepardéfaut" style:family="text">
      <style:text-properties style:font-name-complex="Times New Roman" fo:language="it" fo:country="IT"/>
    </style:style>
    <style:style style:name="T3249" style:parent-style-name="Policepardéfaut" style:family="text">
      <style:text-properties style:font-name-complex="Times New Roman" fo:language="it" fo:country="IT"/>
    </style:style>
    <style:style style:name="T3250" style:parent-style-name="Policepardéfaut" style:family="text">
      <style:text-properties style:font-name-complex="Times New Roman" fo:language="it" fo:country="IT"/>
    </style:style>
    <style:style style:name="T3251" style:parent-style-name="Policepardéfaut" style:family="text">
      <style:text-properties style:font-name-complex="Times New Roman" fo:language="it" fo:country="IT"/>
    </style:style>
    <style:style style:name="T3252" style:parent-style-name="Policepardéfaut" style:family="text">
      <style:text-properties style:font-name-complex="Times New Roman" fo:language="it" fo:country="IT"/>
    </style:style>
    <style:style style:name="T3253" style:parent-style-name="Policepardéfaut" style:family="text">
      <style:text-properties style:font-name-complex="Times New Roman" fo:language="it" fo:country="IT"/>
    </style:style>
    <style:style style:name="T3254" style:parent-style-name="Policepardéfaut" style:family="text">
      <style:text-properties style:font-name-complex="Times New Roman" fo:language="it" fo:country="IT"/>
    </style:style>
    <style:style style:name="T3255" style:parent-style-name="Policepardéfaut" style:family="text">
      <style:text-properties style:font-name-complex="Times New Roman" fo:language="it" fo:country="IT"/>
    </style:style>
    <style:style style:name="T3256" style:parent-style-name="Policepardéfaut" style:family="text">
      <style:text-properties style:font-name-complex="Times New Roman" fo:language="it" fo:country="IT"/>
    </style:style>
    <style:style style:name="T3257" style:parent-style-name="Policepardéfaut" style:family="text">
      <style:text-properties style:font-name-complex="Times New Roman" fo:language="it" fo:country="IT"/>
    </style:style>
    <style:style style:name="T3258" style:parent-style-name="Policepardéfaut" style:family="text">
      <style:text-properties style:font-name-complex="Times New Roman" fo:language="it" fo:country="IT"/>
    </style:style>
    <style:style style:name="T3259" style:parent-style-name="Policepardéfaut" style:family="text">
      <style:text-properties style:font-name-complex="Times New Roman" fo:language="it" fo:country="IT"/>
    </style:style>
    <style:style style:name="T3260" style:parent-style-name="Policepardéfaut" style:family="text">
      <style:text-properties style:font-name-complex="Times New Roman" fo:language="it" fo:country="IT"/>
    </style:style>
    <style:style style:name="T3261" style:parent-style-name="Policepardéfaut" style:family="text">
      <style:text-properties style:font-name-complex="Times New Roman" fo:language="it" fo:country="IT"/>
    </style:style>
    <style:style style:name="T3262" style:parent-style-name="Policepardéfaut" style:family="text">
      <style:text-properties style:font-name-complex="Times New Roman" fo:language="it" fo:country="IT"/>
    </style:style>
    <style:style style:name="T3263" style:parent-style-name="Policepardéfaut" style:family="text">
      <style:text-properties style:font-name-complex="Times New Roman" fo:language="it" fo:country="IT"/>
    </style:style>
    <style:style style:name="T3264" style:parent-style-name="Policepardéfaut" style:family="text">
      <style:text-properties style:font-name-complex="Times New Roman" fo:language="it" fo:country="IT"/>
    </style:style>
    <style:style style:name="T3265" style:parent-style-name="Policepardéfaut" style:family="text">
      <style:text-properties style:font-name-complex="Times New Roman" fo:language="it" fo:country="IT"/>
    </style:style>
    <style:style style:name="T3266" style:parent-style-name="Policepardéfaut" style:family="text">
      <style:text-properties style:font-name-complex="Times New Roman" fo:language="it" fo:country="IT"/>
    </style:style>
    <style:style style:name="T3267" style:parent-style-name="Policepardéfaut" style:family="text">
      <style:text-properties style:font-name-complex="Times New Roman" fo:language="it" fo:country="IT"/>
    </style:style>
    <style:style style:name="T3268" style:parent-style-name="Policepardéfaut" style:family="text">
      <style:text-properties style:font-name-complex="Times New Roman" fo:language="it" fo:country="IT"/>
    </style:style>
    <style:style style:name="T3269" style:parent-style-name="Policepardéfaut" style:family="text">
      <style:text-properties style:font-name-complex="Times New Roman" fo:language="it" fo:country="IT"/>
    </style:style>
    <style:style style:name="T3270" style:parent-style-name="Policepardéfaut" style:family="text">
      <style:text-properties style:font-name-complex="Times New Roman" fo:language="it" fo:country="IT"/>
    </style:style>
    <style:style style:name="T3271" style:parent-style-name="Policepardéfaut" style:family="text">
      <style:text-properties style:font-name-complex="Times New Roman" fo:language="it" fo:country="IT"/>
    </style:style>
    <style:style style:name="T3272" style:parent-style-name="Policepardéfaut" style:family="text">
      <style:text-properties style:font-name-complex="Times New Roman" fo:language="it" fo:country="IT"/>
    </style:style>
    <style:style style:name="T3273" style:parent-style-name="Policepardéfaut" style:family="text">
      <style:text-properties style:font-name-complex="Times New Roman" fo:language="it" fo:country="IT"/>
    </style:style>
    <style:style style:name="T3274" style:parent-style-name="Policepardéfaut" style:family="text">
      <style:text-properties style:font-name-complex="Times New Roman" fo:language="it" fo:country="IT"/>
    </style:style>
    <style:style style:name="T3275" style:parent-style-name="Policepardéfaut" style:family="text">
      <style:text-properties style:font-name-complex="Times New Roman" fo:language="it" fo:country="IT"/>
    </style:style>
    <style:style style:name="T3276" style:parent-style-name="Policepardéfaut" style:family="text">
      <style:text-properties style:font-name-complex="Times New Roman" fo:language="it" fo:country="IT"/>
    </style:style>
    <style:style style:name="T3277" style:parent-style-name="Policepardéfaut" style:family="text">
      <style:text-properties style:font-name-complex="Times New Roman" fo:language="it" fo:country="IT"/>
    </style:style>
    <style:style style:name="T3278" style:parent-style-name="Policepardéfaut" style:family="text">
      <style:text-properties style:font-name-complex="Times New Roman" fo:language="it" fo:country="IT"/>
    </style:style>
    <style:style style:name="T3279" style:parent-style-name="Policepardéfaut" style:family="text">
      <style:text-properties style:font-name-complex="Times New Roman" fo:language="it" fo:country="IT"/>
    </style:style>
    <style:style style:name="T3280" style:parent-style-name="Policepardéfaut" style:family="text">
      <style:text-properties style:font-name-complex="Times New Roman" fo:language="it" fo:country="IT"/>
    </style:style>
    <style:style style:name="T3281" style:parent-style-name="Policepardéfaut" style:family="text">
      <style:text-properties style:font-name-complex="Times New Roman" fo:language="it" fo:country="IT"/>
    </style:style>
    <style:style style:name="T3282" style:parent-style-name="Policepardéfaut" style:family="text">
      <style:text-properties style:font-name-complex="Times New Roman" fo:language="it" fo:country="IT"/>
    </style:style>
    <style:style style:name="T3283" style:parent-style-name="Policepardéfaut" style:family="text">
      <style:text-properties style:font-name-complex="Times New Roman" fo:language="it" fo:country="IT"/>
    </style:style>
    <style:style style:name="T3284" style:parent-style-name="Policepardéfaut" style:family="text">
      <style:text-properties style:font-name-complex="Times New Roman" fo:language="it" fo:country="IT"/>
    </style:style>
    <style:style style:name="T3285" style:parent-style-name="Policepardéfaut" style:family="text">
      <style:text-properties style:font-name-complex="Times New Roman" fo:language="it" fo:country="IT"/>
    </style:style>
    <style:style style:name="T3286" style:parent-style-name="Policepardéfaut" style:family="text">
      <style:text-properties style:font-name-complex="Times New Roman" fo:language="it" fo:country="IT"/>
    </style:style>
    <style:style style:name="T3287" style:parent-style-name="Policepardéfaut" style:family="text">
      <style:text-properties style:font-name-complex="Times New Roman" fo:language="it" fo:country="IT"/>
    </style:style>
    <style:style style:name="T3288" style:parent-style-name="Policepardéfaut" style:family="text">
      <style:text-properties style:font-name-complex="Times New Roman" fo:language="it" fo:country="IT"/>
    </style:style>
    <style:style style:name="T3289" style:parent-style-name="Policepardéfaut" style:family="text">
      <style:text-properties style:font-name-complex="Times New Roman" fo:language="it" fo:country="IT"/>
    </style:style>
    <style:style style:name="T3290" style:parent-style-name="Policepardéfaut" style:family="text">
      <style:text-properties style:font-name-complex="Times New Roman" fo:language="it" fo:country="IT"/>
    </style:style>
    <style:style style:name="T3291" style:parent-style-name="Policepardéfaut" style:family="text">
      <style:text-properties style:font-name-complex="Times New Roman" fo:language="it" fo:country="IT"/>
    </style:style>
    <style:style style:name="T3292" style:parent-style-name="Policepardéfaut" style:family="text">
      <style:text-properties style:font-name-complex="Times New Roman" fo:font-style="italic" style:font-style-asian="italic" fo:language="it" fo:country="IT"/>
    </style:style>
    <style:style style:name="T3293" style:parent-style-name="Policepardéfaut" style:family="text">
      <style:text-properties style:font-name-complex="Times New Roman" fo:language="it" fo:country="IT"/>
    </style:style>
    <style:style style:name="T3294" style:parent-style-name="Policepardéfaut" style:family="text">
      <style:text-properties style:font-name-complex="Times New Roman" fo:language="it" fo:country="IT"/>
    </style:style>
    <style:style style:name="T3295" style:parent-style-name="Policepardéfaut" style:family="text">
      <style:text-properties style:font-name-complex="Times New Roman" fo:language="it" fo:country="IT"/>
    </style:style>
    <style:style style:name="T3296" style:parent-style-name="Policepardéfaut" style:family="text">
      <style:text-properties style:font-name-complex="Times New Roman" fo:language="it" fo:country="IT"/>
    </style:style>
    <style:style style:name="T3297" style:parent-style-name="Policepardéfaut" style:family="text">
      <style:text-properties style:font-name-complex="Times New Roman" fo:language="it" fo:country="IT"/>
    </style:style>
    <style:style style:name="T3298" style:parent-style-name="Policepardéfaut" style:family="text">
      <style:text-properties style:font-name-complex="Times New Roman" fo:language="it" fo:country="IT"/>
    </style:style>
    <style:style style:name="T3299" style:parent-style-name="Policepardéfaut" style:family="text">
      <style:text-properties style:font-name-complex="Times New Roman" fo:language="it" fo:country="IT"/>
    </style:style>
    <style:style style:name="T3300" style:parent-style-name="Policepardéfaut" style:family="text">
      <style:text-properties style:font-name-complex="Times New Roman" fo:language="it" fo:country="IT"/>
    </style:style>
    <style:style style:name="T3301" style:parent-style-name="Policepardéfaut" style:family="text">
      <style:text-properties style:font-name-complex="Times New Roman" fo:language="it" fo:country="IT"/>
    </style:style>
    <style:style style:name="T3302" style:parent-style-name="Policepardéfaut" style:family="text">
      <style:text-properties style:font-name-complex="Times New Roman" fo:language="it" fo:country="IT"/>
    </style:style>
    <style:style style:name="T3303" style:parent-style-name="Policepardéfaut" style:family="text">
      <style:text-properties style:font-name-complex="Times New Roman" fo:language="it" fo:country="IT"/>
    </style:style>
    <style:style style:name="T3304" style:parent-style-name="Policepardéfaut" style:family="text">
      <style:text-properties style:font-name-complex="Times New Roman" fo:language="it" fo:country="IT"/>
    </style:style>
    <style:style style:name="T3305" style:parent-style-name="Policepardéfaut" style:family="text">
      <style:text-properties style:font-name-complex="Times New Roman" fo:language="it" fo:country="IT"/>
    </style:style>
    <style:style style:name="T3306" style:parent-style-name="Policepardéfaut" style:family="text">
      <style:text-properties style:font-name-complex="Times New Roman" fo:language="it" fo:country="IT"/>
    </style:style>
    <style:style style:name="T3307" style:parent-style-name="Policepardéfaut" style:family="text">
      <style:text-properties style:font-name-complex="Times New Roman" fo:language="it" fo:country="IT"/>
    </style:style>
    <style:style style:name="T3308" style:parent-style-name="Policepardéfaut" style:family="text">
      <style:text-properties style:font-name-complex="Times New Roman" fo:language="it" fo:country="IT"/>
    </style:style>
    <style:style style:name="T3309" style:parent-style-name="Policepardéfaut" style:family="text">
      <style:text-properties style:font-name-complex="Times New Roman" fo:language="it" fo:country="IT"/>
    </style:style>
    <style:style style:name="T3310" style:parent-style-name="Policepardéfaut" style:family="text">
      <style:text-properties style:font-name-complex="Times New Roman" fo:language="it" fo:country="IT"/>
    </style:style>
    <style:style style:name="T3311" style:parent-style-name="Policepardéfaut" style:family="text">
      <style:text-properties style:font-name-complex="Times New Roman" fo:language="it" fo:country="IT"/>
    </style:style>
    <style:style style:name="T3312" style:parent-style-name="Policepardéfaut" style:family="text">
      <style:text-properties style:font-name-complex="Times New Roman" fo:language="it" fo:country="IT"/>
    </style:style>
    <style:style style:name="T3313" style:parent-style-name="Policepardéfaut" style:family="text">
      <style:text-properties style:font-name-complex="Times New Roman" fo:language="it" fo:country="IT"/>
    </style:style>
    <style:style style:name="T3314" style:parent-style-name="Policepardéfaut" style:family="text">
      <style:text-properties style:font-name-complex="Times New Roman" fo:language="it" fo:country="IT"/>
    </style:style>
    <style:style style:name="T3315" style:parent-style-name="Policepardéfaut" style:family="text">
      <style:text-properties style:font-name-complex="Times New Roman" fo:language="it" fo:country="IT"/>
    </style:style>
    <style:style style:name="T3316" style:parent-style-name="Policepardéfaut" style:family="text">
      <style:text-properties style:font-name-complex="Times New Roman" fo:language="it" fo:country="IT"/>
    </style:style>
    <style:style style:name="T3317" style:parent-style-name="Policepardéfaut" style:family="text">
      <style:text-properties style:font-name-complex="Times New Roman" fo:language="it" fo:country="IT"/>
    </style:style>
    <style:style style:name="T3318" style:parent-style-name="Policepardéfaut" style:family="text">
      <style:text-properties style:font-name-complex="Times New Roman" fo:language="it" fo:country="IT"/>
    </style:style>
    <style:style style:name="T3319" style:parent-style-name="Policepardéfaut" style:family="text">
      <style:text-properties style:font-name-complex="Times New Roman" fo:language="it" fo:country="IT"/>
    </style:style>
    <style:style style:name="T3320" style:parent-style-name="Policepardéfaut" style:family="text">
      <style:text-properties style:font-name-complex="Times New Roman" fo:language="it" fo:country="IT"/>
    </style:style>
    <style:style style:name="T3321" style:parent-style-name="Policepardéfaut" style:family="text">
      <style:text-properties style:font-name-complex="Times New Roman" fo:language="it" fo:country="IT"/>
    </style:style>
    <style:style style:name="T3322" style:parent-style-name="Policepardéfaut" style:family="text">
      <style:text-properties style:font-name-complex="Times New Roman" fo:language="it" fo:country="IT"/>
    </style:style>
    <style:style style:name="T3323" style:parent-style-name="Policepardéfaut" style:family="text">
      <style:text-properties style:font-name-complex="Times New Roman" fo:language="it" fo:country="IT"/>
    </style:style>
    <style:style style:name="T3324" style:parent-style-name="Policepardéfaut" style:family="text">
      <style:text-properties style:font-name-complex="Times New Roman" fo:language="it" fo:country="IT"/>
    </style:style>
    <style:style style:name="T3325" style:parent-style-name="Policepardéfaut" style:family="text">
      <style:text-properties style:font-name-complex="Times New Roman" fo:language="it" fo:country="IT"/>
    </style:style>
    <style:style style:name="T3326" style:parent-style-name="Policepardéfaut" style:family="text">
      <style:text-properties style:font-name-complex="Times New Roman" fo:language="it" fo:country="IT"/>
    </style:style>
    <style:style style:name="T3327" style:parent-style-name="Policepardéfaut" style:family="text">
      <style:text-properties style:font-name-complex="Times New Roman" fo:language="it" fo:country="IT"/>
    </style:style>
    <style:style style:name="T3328" style:parent-style-name="Policepardéfaut" style:family="text">
      <style:text-properties style:font-name-complex="Times New Roman" fo:language="it" fo:country="IT"/>
    </style:style>
    <style:style style:name="T3329" style:parent-style-name="Policepardéfaut" style:family="text">
      <style:text-properties style:font-name-complex="Times New Roman" fo:language="it" fo:country="IT"/>
    </style:style>
    <style:style style:name="T3330" style:parent-style-name="Policepardéfaut" style:family="text">
      <style:text-properties style:font-name-complex="Times New Roman" fo:language="it" fo:country="IT"/>
    </style:style>
    <style:style style:name="T3331" style:parent-style-name="Policepardéfaut" style:family="text">
      <style:text-properties style:font-name-complex="Times New Roman" fo:language="it" fo:country="IT"/>
    </style:style>
    <style:style style:name="T3332" style:parent-style-name="Policepardéfaut" style:family="text">
      <style:text-properties style:font-name-complex="Times New Roman" fo:language="it" fo:country="IT"/>
    </style:style>
    <style:style style:name="T3333" style:parent-style-name="Policepardéfaut" style:family="text">
      <style:text-properties style:font-name-complex="Times New Roman" fo:language="it" fo:country="IT"/>
    </style:style>
    <style:style style:name="T3334" style:parent-style-name="Policepardéfaut" style:family="text">
      <style:text-properties style:font-name-complex="Times New Roman" fo:language="it" fo:country="IT"/>
    </style:style>
    <style:style style:name="T3335" style:parent-style-name="Policepardéfaut" style:family="text">
      <style:text-properties style:font-name-complex="Times New Roman" fo:language="it" fo:country="IT"/>
    </style:style>
    <style:style style:name="T3336" style:parent-style-name="Policepardéfaut" style:family="text">
      <style:text-properties style:font-name-complex="Times New Roman" fo:language="it" fo:country="IT"/>
    </style:style>
    <style:style style:name="T3337" style:parent-style-name="Policepardéfaut" style:family="text">
      <style:text-properties style:font-name-complex="Times New Roman" fo:language="it" fo:country="IT"/>
    </style:style>
    <style:style style:name="T3338" style:parent-style-name="Policepardéfaut" style:family="text">
      <style:text-properties style:font-name-complex="Times New Roman" fo:language="it" fo:country="IT"/>
    </style:style>
    <style:style style:name="T3339" style:parent-style-name="Policepardéfaut" style:family="text">
      <style:text-properties style:font-name-complex="Times New Roman" fo:language="it" fo:country="IT"/>
    </style:style>
    <style:style style:name="T3340" style:parent-style-name="Policepardéfaut" style:family="text">
      <style:text-properties style:font-name-complex="Times New Roman" fo:language="it" fo:country="IT"/>
    </style:style>
    <style:style style:name="T3341" style:parent-style-name="Policepardéfaut" style:family="text">
      <style:text-properties style:font-name-complex="Times New Roman" fo:language="it" fo:country="IT"/>
    </style:style>
    <style:style style:name="T3342" style:parent-style-name="Policepardéfaut" style:family="text">
      <style:text-properties style:font-name-complex="Times New Roman" fo:language="it" fo:country="IT"/>
    </style:style>
    <style:style style:name="T3343" style:parent-style-name="Policepardéfaut" style:family="text">
      <style:text-properties style:font-name-complex="Times New Roman" fo:language="it" fo:country="IT"/>
    </style:style>
    <style:style style:name="T3344" style:parent-style-name="Policepardéfaut" style:family="text">
      <style:text-properties style:font-name-complex="Times New Roman" fo:language="it" fo:country="IT"/>
    </style:style>
    <style:style style:name="T3345" style:parent-style-name="Policepardéfaut" style:family="text">
      <style:text-properties style:font-name-complex="Times New Roman" fo:language="it" fo:country="IT"/>
    </style:style>
    <style:style style:name="T3346" style:parent-style-name="Policepardéfaut" style:family="text">
      <style:text-properties style:font-name-complex="Times New Roman" fo:language="it" fo:country="IT"/>
    </style:style>
    <style:style style:name="T3347" style:parent-style-name="Policepardéfaut" style:family="text">
      <style:text-properties style:font-name-complex="Times New Roman" fo:language="it" fo:country="IT"/>
    </style:style>
    <style:style style:name="T3348" style:parent-style-name="Policepardéfaut" style:family="text">
      <style:text-properties style:font-name-complex="Times New Roman" fo:language="it" fo:country="IT"/>
    </style:style>
    <style:style style:name="T3349" style:parent-style-name="Policepardéfaut" style:family="text">
      <style:text-properties style:font-name-complex="Times New Roman" fo:language="it" fo:country="IT"/>
    </style:style>
    <style:style style:name="T3350" style:parent-style-name="Policepardéfaut" style:family="text">
      <style:text-properties style:font-name-complex="Times New Roman" fo:language="it" fo:country="IT"/>
    </style:style>
    <style:style style:name="T3351" style:parent-style-name="Policepardéfaut" style:family="text">
      <style:text-properties style:font-name-complex="Times New Roman" fo:language="it" fo:country="IT"/>
    </style:style>
    <style:style style:name="T3352" style:parent-style-name="Policepardéfaut" style:family="text">
      <style:text-properties style:font-name-complex="Times New Roman" fo:language="it" fo:country="IT"/>
    </style:style>
    <style:style style:name="T3353" style:parent-style-name="Policepardéfaut" style:family="text">
      <style:text-properties style:font-name-complex="Times New Roman" fo:language="it" fo:country="IT"/>
    </style:style>
    <style:style style:name="T3354" style:parent-style-name="Policepardéfaut" style:family="text">
      <style:text-properties style:font-name-complex="Times New Roman" fo:language="it" fo:country="IT"/>
    </style:style>
    <style:style style:name="T3355" style:parent-style-name="Policepardéfaut" style:family="text">
      <style:text-properties style:font-name-complex="Times New Roman" fo:language="it" fo:country="IT"/>
    </style:style>
    <style:style style:name="T3356" style:parent-style-name="Policepardéfaut" style:family="text">
      <style:text-properties style:font-name-complex="Times New Roman" fo:language="it" fo:country="IT"/>
    </style:style>
    <style:style style:name="T3357" style:parent-style-name="Policepardéfaut" style:family="text">
      <style:text-properties style:font-name-complex="Times New Roman" fo:language="it" fo:country="IT"/>
    </style:style>
    <style:style style:name="T3358" style:parent-style-name="Policepardéfaut" style:family="text">
      <style:text-properties style:font-name-complex="Times New Roman" fo:language="it" fo:country="IT"/>
    </style:style>
    <style:style style:name="T3359" style:parent-style-name="Policepardéfaut" style:family="text">
      <style:text-properties style:font-name-complex="Times New Roman" fo:language="it" fo:country="IT"/>
    </style:style>
    <style:style style:name="T3360" style:parent-style-name="Policepardéfaut" style:family="text">
      <style:text-properties style:font-name-complex="Times New Roman" fo:language="it" fo:country="IT"/>
    </style:style>
    <style:style style:name="T3361" style:parent-style-name="Policepardéfaut" style:family="text">
      <style:text-properties style:font-name-complex="Times New Roman" fo:language="it" fo:country="IT"/>
    </style:style>
    <style:style style:name="T3362" style:parent-style-name="Policepardéfaut" style:family="text">
      <style:text-properties style:font-name-complex="Times New Roman" fo:language="it" fo:country="IT"/>
    </style:style>
    <style:style style:name="T3363" style:parent-style-name="Policepardéfaut" style:family="text">
      <style:text-properties style:font-name-complex="Times New Roman" fo:language="it" fo:country="IT"/>
    </style:style>
    <style:style style:name="T3364" style:parent-style-name="Policepardéfaut" style:family="text">
      <style:text-properties style:font-name-complex="Times New Roman" fo:language="it" fo:country="IT"/>
    </style:style>
    <style:style style:name="T3365" style:parent-style-name="Policepardéfaut" style:family="text">
      <style:text-properties style:font-name-complex="Times New Roman" fo:language="it" fo:country="IT"/>
    </style:style>
    <style:style style:name="T3366" style:parent-style-name="Policepardéfaut" style:family="text">
      <style:text-properties style:font-name-complex="Times New Roman" fo:language="it" fo:country="IT"/>
    </style:style>
    <style:style style:name="T3367" style:parent-style-name="Policepardéfaut" style:family="text">
      <style:text-properties style:font-name-complex="Times New Roman" fo:language="it" fo:country="IT"/>
    </style:style>
    <style:style style:name="T3368" style:parent-style-name="Policepardéfaut" style:family="text">
      <style:text-properties style:font-name-complex="Times New Roman" fo:language="it" fo:country="IT"/>
    </style:style>
    <style:style style:name="T3369" style:parent-style-name="Policepardéfaut" style:family="text">
      <style:text-properties style:font-name-complex="Times New Roman" fo:language="it" fo:country="IT"/>
    </style:style>
    <style:style style:name="T3370" style:parent-style-name="Policepardéfaut" style:family="text">
      <style:text-properties style:font-name-complex="Times New Roman" fo:language="it" fo:country="IT"/>
    </style:style>
    <style:style style:name="T3371" style:parent-style-name="Policepardéfaut" style:family="text">
      <style:text-properties style:font-name-complex="Times New Roman" fo:language="it" fo:country="IT"/>
    </style:style>
    <style:style style:name="T3372" style:parent-style-name="Policepardéfaut" style:family="text">
      <style:text-properties style:font-name-complex="Times New Roman" fo:language="it" fo:country="IT"/>
    </style:style>
    <style:style style:name="T3373" style:parent-style-name="Policepardéfaut" style:family="text">
      <style:text-properties style:font-name-complex="Times New Roman" fo:language="it" fo:country="IT"/>
    </style:style>
    <style:style style:name="T3374" style:parent-style-name="Policepardéfaut" style:family="text">
      <style:text-properties style:font-name-complex="Times New Roman" fo:language="it" fo:country="IT"/>
    </style:style>
    <style:style style:name="T3375" style:parent-style-name="Policepardéfaut" style:family="text">
      <style:text-properties style:font-name-complex="Times New Roman" fo:language="it" fo:country="IT"/>
    </style:style>
    <style:style style:name="T3376" style:parent-style-name="Policepardéfaut" style:family="text">
      <style:text-properties style:font-name-complex="Times New Roman" fo:language="it" fo:country="IT"/>
    </style:style>
    <style:style style:name="T3377" style:parent-style-name="Policepardéfaut" style:family="text">
      <style:text-properties style:font-name-complex="Times New Roman" fo:language="it" fo:country="IT"/>
    </style:style>
    <style:style style:name="T3378" style:parent-style-name="Policepardéfaut" style:family="text">
      <style:text-properties style:font-name-complex="Times New Roman" fo:language="it" fo:country="IT"/>
    </style:style>
    <style:style style:name="T3379" style:parent-style-name="Policepardéfaut" style:family="text">
      <style:text-properties style:font-name-complex="Times New Roman" fo:language="it" fo:country="IT"/>
    </style:style>
    <style:style style:name="T3380" style:parent-style-name="Policepardéfaut" style:family="text">
      <style:text-properties style:font-name-complex="Times New Roman" fo:language="it" fo:country="IT"/>
    </style:style>
    <style:style style:name="T3381" style:parent-style-name="Policepardéfaut" style:family="text">
      <style:text-properties style:font-name-complex="Times New Roman" fo:language="it" fo:country="IT"/>
    </style:style>
    <style:style style:name="T3382" style:parent-style-name="Policepardéfaut" style:family="text">
      <style:text-properties style:font-name-complex="Times New Roman" fo:language="it" fo:country="IT"/>
    </style:style>
    <style:style style:name="T3383" style:parent-style-name="Policepardéfaut" style:family="text">
      <style:text-properties style:font-name-complex="Times New Roman" fo:language="it" fo:country="IT"/>
    </style:style>
    <style:style style:name="T3384" style:parent-style-name="Policepardéfaut" style:family="text">
      <style:text-properties style:font-name-complex="Times New Roman" fo:language="it" fo:country="IT"/>
    </style:style>
    <style:style style:name="T3385" style:parent-style-name="Policepardéfaut" style:family="text">
      <style:text-properties style:font-name-complex="Times New Roman" fo:language="it" fo:country="IT"/>
    </style:style>
    <style:style style:name="T3386" style:parent-style-name="Policepardéfaut" style:family="text">
      <style:text-properties style:font-name-complex="Times New Roman" fo:language="it" fo:country="IT"/>
    </style:style>
    <style:style style:name="T3387" style:parent-style-name="Policepardéfaut" style:family="text">
      <style:text-properties style:font-name-complex="Times New Roman" fo:language="it" fo:country="IT"/>
    </style:style>
    <style:style style:name="T3388" style:parent-style-name="Policepardéfaut" style:family="text">
      <style:text-properties style:font-name-complex="Times New Roman" fo:language="it" fo:country="IT"/>
    </style:style>
    <style:style style:name="T3389" style:parent-style-name="Policepardéfaut" style:family="text">
      <style:text-properties style:font-name-complex="Times New Roman" fo:language="it" fo:country="IT"/>
    </style:style>
    <style:style style:name="T3390" style:parent-style-name="Policepardéfaut" style:family="text">
      <style:text-properties style:font-name-complex="Times New Roman" fo:language="it" fo:country="IT"/>
    </style:style>
    <style:style style:name="T3391" style:parent-style-name="Policepardéfaut" style:family="text">
      <style:text-properties style:font-name-complex="Times New Roman" fo:language="it" fo:country="IT"/>
    </style:style>
    <style:style style:name="T3392" style:parent-style-name="Policepardéfaut" style:family="text">
      <style:text-properties style:font-name-complex="Times New Roman" fo:language="it" fo:country="IT"/>
    </style:style>
    <style:style style:name="T3393" style:parent-style-name="Policepardéfaut" style:family="text">
      <style:text-properties style:font-name-complex="Times New Roman" fo:language="it" fo:country="IT"/>
    </style:style>
    <style:style style:name="T3394" style:parent-style-name="Policepardéfaut" style:family="text">
      <style:text-properties style:font-name-complex="Times New Roman" fo:language="it" fo:country="IT"/>
    </style:style>
    <style:style style:name="T3395" style:parent-style-name="Policepardéfaut" style:family="text">
      <style:text-properties style:font-name-complex="Times New Roman" fo:language="it" fo:country="IT"/>
    </style:style>
    <style:style style:name="T3396" style:parent-style-name="Policepardéfaut" style:family="text">
      <style:text-properties style:font-name-complex="Times New Roman" fo:language="it" fo:country="IT"/>
    </style:style>
    <style:style style:name="T3397" style:parent-style-name="Policepardéfaut" style:family="text">
      <style:text-properties style:font-name-complex="Times New Roman" fo:language="it" fo:country="IT"/>
    </style:style>
    <style:style style:name="T3398" style:parent-style-name="Policepardéfaut" style:family="text">
      <style:text-properties style:font-name-complex="Times New Roman" fo:language="it" fo:country="IT"/>
    </style:style>
    <style:style style:name="T3399" style:parent-style-name="Policepardéfaut" style:family="text">
      <style:text-properties style:font-name-complex="Times New Roman" fo:language="it" fo:country="IT"/>
    </style:style>
    <style:style style:name="T3400" style:parent-style-name="Policepardéfaut" style:family="text">
      <style:text-properties style:font-name-complex="Times New Roman" fo:language="it" fo:country="IT"/>
    </style:style>
    <style:style style:name="T3401" style:parent-style-name="Policepardéfaut" style:family="text">
      <style:text-properties style:font-name-complex="Times New Roman" fo:language="it" fo:country="IT"/>
    </style:style>
    <style:style style:name="T3402" style:parent-style-name="Policepardéfaut" style:family="text">
      <style:text-properties style:font-name-complex="Times New Roman" fo:language="it" fo:country="IT"/>
    </style:style>
    <style:style style:name="T3403" style:parent-style-name="Policepardéfaut" style:family="text">
      <style:text-properties style:font-name-complex="Times New Roman" fo:language="it" fo:country="IT"/>
    </style:style>
    <style:style style:name="T3404" style:parent-style-name="footnotereference" style:family="text">
      <style:text-properties style:text-position="0% 100%"/>
    </style:style>
    <style:style style:name="T3405" style:parent-style-name="Policepardéfaut" style:family="text">
      <style:text-properties fo:font-style="italic" style:font-style-asian="italic"/>
    </style:style>
    <style:style style:name="T3406" style:parent-style-name="Policepardéfaut" style:family="text">
      <style:text-properties style:font-name-complex="Times New Roman" fo:language="it" fo:country="IT"/>
    </style:style>
    <style:style style:name="T3407" style:parent-style-name="Policepardéfaut" style:family="text">
      <style:text-properties style:font-name-complex="Times New Roman" fo:language="it" fo:country="IT"/>
    </style:style>
    <style:style style:name="T3408" style:parent-style-name="Policepardéfaut" style:family="text">
      <style:text-properties style:font-name-complex="Times New Roman" fo:language="it" fo:country="IT"/>
    </style:style>
    <style:style style:name="T3409" style:parent-style-name="Policepardéfaut" style:family="text">
      <style:text-properties style:font-name-complex="Times New Roman" fo:language="it" fo:country="IT"/>
    </style:style>
    <style:style style:name="T3410" style:parent-style-name="Policepardéfaut" style:family="text">
      <style:text-properties style:font-name-complex="Times New Roman" fo:language="it" fo:country="IT"/>
    </style:style>
    <style:style style:name="T3411" style:parent-style-name="Policepardéfaut" style:family="text">
      <style:text-properties style:font-name-complex="Times New Roman" fo:language="it" fo:country="IT"/>
    </style:style>
    <style:style style:name="T3412" style:parent-style-name="Policepardéfaut" style:family="text">
      <style:text-properties style:font-name-complex="Times New Roman" fo:language="it" fo:country="IT"/>
    </style:style>
    <style:style style:name="T3413" style:parent-style-name="Policepardéfaut" style:family="text">
      <style:text-properties style:font-name-complex="Times New Roman" fo:language="it" fo:country="IT"/>
    </style:style>
    <style:style style:name="T3414" style:parent-style-name="Policepardéfaut" style:family="text">
      <style:text-properties fo:language="it" fo:country="IT"/>
    </style:style>
    <style:style style:name="T3415" style:parent-style-name="Policepardéfaut" style:family="text">
      <style:text-properties fo:language="en" fo:country="US"/>
    </style:style>
    <style:style style:name="P3416" style:parent-style-name="quote.l" style:family="paragraph">
      <style:text-properties fo:language="it" fo:country="IT"/>
    </style:style>
    <style:style style:name="T3417" style:parent-style-name="Policepardéfaut" style:family="text">
      <style:text-properties style:font-name-complex="Times New Roman" fo:language="it" fo:country="IT"/>
    </style:style>
    <style:style style:name="T3418" style:parent-style-name="Policepardéfaut" style:family="text">
      <style:text-properties style:font-name-complex="Times New Roman" fo:language="it" fo:country="IT"/>
    </style:style>
    <style:style style:name="T3419" style:parent-style-name="Policepardéfaut" style:family="text">
      <style:text-properties style:font-name-complex="Times New Roman" fo:language="it" fo:country="IT"/>
    </style:style>
    <style:style style:name="T3420" style:parent-style-name="Policepardéfaut" style:family="text">
      <style:text-properties style:font-name-complex="Times New Roman" fo:language="it" fo:country="IT"/>
    </style:style>
    <style:style style:name="T3421" style:parent-style-name="Policepardéfaut" style:family="text">
      <style:text-properties style:font-name-complex="Times New Roman" fo:language="it" fo:country="IT"/>
    </style:style>
    <style:style style:name="T3422" style:parent-style-name="Policepardéfaut" style:family="text">
      <style:text-properties style:font-name-complex="Times New Roman" fo:language="it" fo:country="IT"/>
    </style:style>
    <style:style style:name="T3423" style:parent-style-name="Policepardéfaut" style:family="text">
      <style:text-properties style:font-name-complex="Times New Roman" fo:language="it" fo:country="IT"/>
    </style:style>
    <style:style style:name="T3424" style:parent-style-name="Policepardéfaut" style:family="text">
      <style:text-properties style:font-name-complex="Times New Roman" fo:language="it" fo:country="IT"/>
    </style:style>
    <style:style style:name="T3425" style:parent-style-name="Policepardéfaut" style:family="text">
      <style:text-properties style:font-name-complex="Times New Roman" fo:language="it" fo:country="IT"/>
    </style:style>
    <style:style style:name="T3426" style:parent-style-name="Policepardéfaut" style:family="text">
      <style:text-properties style:font-name-complex="Times New Roman" fo:language="it" fo:country="IT"/>
    </style:style>
    <style:style style:name="T3427" style:parent-style-name="Policepardéfaut" style:family="text">
      <style:text-properties style:font-name-complex="Times New Roman" fo:language="it" fo:country="IT"/>
    </style:style>
    <style:style style:name="T3428" style:parent-style-name="Policepardéfaut" style:family="text">
      <style:text-properties style:font-name-complex="Times New Roman" fo:font-style="italic" style:font-style-asian="italic" fo:language="it" fo:country="IT"/>
    </style:style>
    <style:style style:name="T3429" style:parent-style-name="Policepardéfaut" style:family="text">
      <style:text-properties style:font-name-complex="Times New Roman" fo:language="it" fo:country="IT"/>
    </style:style>
    <style:style style:name="T3430" style:parent-style-name="Policepardéfaut" style:family="text">
      <style:text-properties style:font-name-complex="Times New Roman" fo:language="it" fo:country="IT"/>
    </style:style>
    <style:style style:name="T3431" style:parent-style-name="Policepardéfaut" style:family="text">
      <style:text-properties style:font-name-complex="Times New Roman" fo:language="it" fo:country="IT"/>
    </style:style>
    <style:style style:name="T3432" style:parent-style-name="Policepardéfaut" style:family="text">
      <style:text-properties style:font-name-complex="Times New Roman" fo:language="it" fo:country="IT"/>
    </style:style>
    <style:style style:name="T3433" style:parent-style-name="Policepardéfaut" style:family="text">
      <style:text-properties style:font-name-complex="Times New Roman" fo:language="it" fo:country="IT"/>
    </style:style>
    <style:style style:name="T3434" style:parent-style-name="Policepardéfaut" style:family="text">
      <style:text-properties style:font-name-complex="Times New Roman" fo:language="it" fo:country="IT"/>
    </style:style>
    <style:style style:name="T3435" style:parent-style-name="Policepardéfaut" style:family="text">
      <style:text-properties style:font-name-complex="Times New Roman" fo:language="it" fo:country="IT"/>
    </style:style>
    <style:style style:name="T3436" style:parent-style-name="Policepardéfaut" style:family="text">
      <style:text-properties style:font-name-complex="Times New Roman" fo:language="it" fo:country="IT"/>
    </style:style>
    <style:style style:name="T3437" style:parent-style-name="Policepardéfaut" style:family="text">
      <style:text-properties style:font-name-complex="Times New Roman" fo:language="it" fo:country="IT"/>
    </style:style>
    <style:style style:name="T3438" style:parent-style-name="Policepardéfaut" style:family="text">
      <style:text-properties style:font-name-complex="Times New Roman" fo:language="it" fo:country="IT"/>
    </style:style>
    <style:style style:name="T3439" style:parent-style-name="Policepardéfaut" style:family="text">
      <style:text-properties style:font-name-complex="Times New Roman" fo:language="it" fo:country="IT"/>
    </style:style>
    <style:style style:name="T3440" style:parent-style-name="Policepardéfaut" style:family="text">
      <style:text-properties style:font-name-complex="Times New Roman" fo:language="it" fo:country="IT"/>
    </style:style>
    <style:style style:name="T3441" style:parent-style-name="Policepardéfaut" style:family="text">
      <style:text-properties style:font-name-complex="Times New Roman" fo:language="it" fo:country="IT"/>
    </style:style>
    <style:style style:name="T3442" style:parent-style-name="Policepardéfaut" style:family="text">
      <style:text-properties style:font-name-complex="Times New Roman" fo:language="it" fo:country="IT"/>
    </style:style>
    <style:style style:name="T3443" style:parent-style-name="Policepardéfaut" style:family="text">
      <style:text-properties style:font-name-complex="Times New Roman" fo:language="it" fo:country="IT"/>
    </style:style>
    <style:style style:name="T3444" style:parent-style-name="Policepardéfaut" style:family="text">
      <style:text-properties style:font-name-complex="Times New Roman" fo:language="it" fo:country="IT"/>
    </style:style>
    <style:style style:name="T3445" style:parent-style-name="Policepardéfaut" style:family="text">
      <style:text-properties style:font-name-complex="Times New Roman" fo:language="it" fo:country="IT"/>
    </style:style>
    <style:style style:name="T3446" style:parent-style-name="footnotereference" style:family="text">
      <style:text-properties style:text-position="0% 100%"/>
    </style:style>
    <style:style style:name="T3447" style:parent-style-name="Policepardéfaut" style:family="text">
      <style:text-properties fo:font-style="italic" style:font-style-asian="italic"/>
    </style:style>
    <style:style style:name="T3448" style:parent-style-name="Policepardéfaut" style:family="text">
      <style:text-properties fo:font-style="italic" style:font-style-asian="italic"/>
    </style:style>
    <style:style style:name="T3449" style:parent-style-name="Policepardéfaut" style:family="text">
      <style:text-properties fo:font-style="italic" style:font-style-asian="italic"/>
    </style:style>
    <style:style style:name="T3450" style:parent-style-name="Policepardéfaut" style:family="text">
      <style:text-properties fo:font-style="italic" style:font-style-asian="italic"/>
    </style:style>
    <style:style style:name="T3451" style:parent-style-name="Policepardéfaut" style:family="text">
      <style:text-properties style:font-name-complex="Times New Roman" fo:language="it" fo:country="IT"/>
    </style:style>
    <style:style style:name="T3452" style:parent-style-name="Policepardéfaut" style:family="text">
      <style:text-properties style:font-name-complex="Times New Roman" fo:language="it" fo:country="IT"/>
    </style:style>
    <style:style style:name="T3453" style:parent-style-name="Policepardéfaut" style:family="text">
      <style:text-properties style:font-name-complex="Times New Roman" fo:language="it" fo:country="IT"/>
    </style:style>
    <style:style style:name="T3454" style:parent-style-name="Policepardéfaut" style:family="text">
      <style:text-properties style:font-name-complex="Times New Roman" fo:language="it" fo:country="IT"/>
    </style:style>
    <style:style style:name="T3455" style:parent-style-name="Policepardéfaut" style:family="text">
      <style:text-properties style:font-name-complex="Times New Roman" fo:language="it" fo:country="IT"/>
    </style:style>
    <style:style style:name="T3456" style:parent-style-name="Policepardéfaut" style:family="text">
      <style:text-properties style:font-name-complex="Times New Roman" fo:language="it" fo:country="IT"/>
    </style:style>
    <style:style style:name="T3457" style:parent-style-name="Policepardéfaut" style:family="text">
      <style:text-properties style:font-name-complex="Times New Roman" fo:language="it" fo:country="IT"/>
    </style:style>
    <style:style style:name="T3458" style:parent-style-name="Policepardéfaut" style:family="text">
      <style:text-properties style:font-name-complex="Times New Roman" fo:language="it" fo:country="IT"/>
    </style:style>
    <style:style style:name="T3459" style:parent-style-name="Policepardéfaut" style:family="text">
      <style:text-properties style:font-name-complex="Times New Roman" fo:language="it" fo:country="IT"/>
    </style:style>
    <style:style style:name="T3460" style:parent-style-name="Policepardéfaut" style:family="text">
      <style:text-properties style:font-name-complex="Times New Roman" fo:language="it" fo:country="IT"/>
    </style:style>
    <style:style style:name="T3461" style:parent-style-name="Policepardéfaut" style:family="text">
      <style:text-properties style:font-name-complex="Times New Roman" fo:language="it" fo:country="IT"/>
    </style:style>
    <style:style style:name="T3462" style:parent-style-name="Policepardéfaut" style:family="text">
      <style:text-properties style:font-name-complex="Times New Roman" fo:language="it" fo:country="IT"/>
    </style:style>
    <style:style style:name="T3463" style:parent-style-name="Policepardéfaut" style:family="text">
      <style:text-properties style:font-name-complex="Times New Roman" fo:language="it" fo:country="IT"/>
    </style:style>
    <style:style style:name="T3464" style:parent-style-name="Policepardéfaut" style:family="text">
      <style:text-properties style:font-name-complex="Times New Roman" fo:language="it" fo:country="IT"/>
    </style:style>
    <style:style style:name="T3465" style:parent-style-name="Policepardéfaut" style:family="text">
      <style:text-properties style:font-name-complex="Times New Roman" fo:language="it" fo:country="IT"/>
    </style:style>
    <style:style style:name="T3466" style:parent-style-name="Policepardéfaut" style:family="text">
      <style:text-properties style:font-name-complex="Times New Roman" fo:language="it" fo:country="IT"/>
    </style:style>
    <style:style style:name="T3467" style:parent-style-name="Policepardéfaut" style:family="text">
      <style:text-properties style:font-name-complex="Times New Roman" fo:language="it" fo:country="IT"/>
    </style:style>
    <style:style style:name="T3468" style:parent-style-name="Policepardéfaut" style:family="text">
      <style:text-properties style:font-name-complex="Times New Roman" fo:language="it" fo:country="IT"/>
    </style:style>
    <style:style style:name="T3469" style:parent-style-name="Policepardéfaut" style:family="text">
      <style:text-properties style:font-name-complex="Times New Roman" fo:language="it" fo:country="IT"/>
    </style:style>
    <style:style style:name="T3470" style:parent-style-name="Policepardéfaut" style:family="text">
      <style:text-properties style:font-name-complex="Times New Roman" fo:language="it" fo:country="IT"/>
    </style:style>
    <style:style style:name="T3471" style:parent-style-name="Policepardéfaut" style:family="text">
      <style:text-properties style:font-name-complex="Times New Roman" fo:language="it" fo:country="IT"/>
    </style:style>
    <style:style style:name="T3472" style:parent-style-name="Policepardéfaut" style:family="text">
      <style:text-properties style:font-name-complex="Times New Roman" fo:language="it" fo:country="IT"/>
    </style:style>
    <style:style style:name="T3473" style:parent-style-name="Policepardéfaut" style:family="text">
      <style:text-properties style:font-name-complex="Times New Roman" fo:language="it" fo:country="IT"/>
    </style:style>
    <style:style style:name="T3474" style:parent-style-name="Policepardéfaut" style:family="text">
      <style:text-properties style:font-name-complex="Times New Roman" fo:language="it" fo:country="IT"/>
    </style:style>
    <style:style style:name="T3475" style:parent-style-name="Policepardéfaut" style:family="text">
      <style:text-properties style:font-name-complex="Times New Roman" fo:language="it" fo:country="IT"/>
    </style:style>
    <style:style style:name="T3476" style:parent-style-name="Policepardéfaut" style:family="text">
      <style:text-properties style:font-name-complex="Times New Roman" fo:language="it" fo:country="IT"/>
    </style:style>
    <style:style style:name="T3477" style:parent-style-name="Policepardéfaut" style:family="text">
      <style:text-properties style:font-name-complex="Times New Roman" fo:language="it" fo:country="IT"/>
    </style:style>
    <style:style style:name="T3478" style:parent-style-name="Policepardéfaut" style:family="text">
      <style:text-properties style:font-name-complex="Times New Roman" fo:language="it" fo:country="IT"/>
    </style:style>
    <style:style style:name="T3479" style:parent-style-name="Policepardéfaut" style:family="text">
      <style:text-properties style:font-name-complex="Times New Roman" fo:language="it" fo:country="IT"/>
    </style:style>
    <style:style style:name="T3480" style:parent-style-name="Policepardéfaut" style:family="text">
      <style:text-properties style:font-name-complex="Times New Roman" fo:language="it" fo:country="IT"/>
    </style:style>
    <style:style style:name="T3481" style:parent-style-name="Policepardéfaut" style:family="text">
      <style:text-properties style:font-name-complex="Times New Roman" fo:language="it" fo:country="IT"/>
    </style:style>
    <style:style style:name="T3482" style:parent-style-name="Policepardéfaut" style:family="text">
      <style:text-properties style:font-name-complex="Times New Roman" fo:language="it" fo:country="IT"/>
    </style:style>
    <style:style style:name="T3483" style:parent-style-name="Policepardéfaut" style:family="text">
      <style:text-properties style:font-name-complex="Times New Roman" fo:language="it" fo:country="IT"/>
    </style:style>
    <style:style style:name="T3484" style:parent-style-name="Policepardéfaut" style:family="text">
      <style:text-properties style:font-name-complex="Times New Roman" fo:language="it" fo:country="IT"/>
    </style:style>
    <style:style style:name="T3485" style:parent-style-name="Policepardéfaut" style:family="text">
      <style:text-properties style:font-name-complex="Times New Roman" fo:language="it" fo:country="IT"/>
    </style:style>
    <style:style style:name="T3486" style:parent-style-name="Policepardéfaut" style:family="text">
      <style:text-properties style:font-name-complex="Times New Roman" fo:language="it" fo:country="IT"/>
    </style:style>
    <style:style style:name="T3487" style:parent-style-name="Policepardéfaut" style:family="text">
      <style:text-properties style:font-name-complex="Times New Roman" fo:language="it" fo:country="IT"/>
    </style:style>
    <style:style style:name="T3488" style:parent-style-name="Policepardéfaut" style:family="text">
      <style:text-properties style:font-name-complex="Times New Roman" fo:language="it" fo:country="IT"/>
    </style:style>
    <style:style style:name="T3489" style:parent-style-name="Policepardéfaut" style:family="text">
      <style:text-properties style:font-name-complex="Times New Roman" fo:language="it" fo:country="IT"/>
    </style:style>
    <style:style style:name="T3490" style:parent-style-name="Policepardéfaut" style:family="text">
      <style:text-properties style:font-name-complex="Times New Roman" fo:language="it" fo:country="IT"/>
    </style:style>
    <style:style style:name="T3491" style:parent-style-name="Policepardéfaut" style:family="text">
      <style:text-properties style:font-name-complex="Times New Roman" fo:language="it" fo:country="IT"/>
    </style:style>
    <style:style style:name="T3492" style:parent-style-name="Policepardéfaut" style:family="text">
      <style:text-properties style:font-name-complex="Times New Roman" fo:language="it" fo:country="IT"/>
    </style:style>
    <style:style style:name="T3493" style:parent-style-name="Policepardéfaut" style:family="text">
      <style:text-properties style:font-name-complex="Times New Roman" fo:language="it" fo:country="IT"/>
    </style:style>
    <style:style style:name="T3494" style:parent-style-name="Policepardéfaut" style:family="text">
      <style:text-properties style:font-name-complex="Times New Roman" fo:language="it" fo:country="IT"/>
    </style:style>
    <style:style style:name="T3495" style:parent-style-name="Policepardéfaut" style:family="text">
      <style:text-properties style:font-name-complex="Times New Roman" fo:language="it" fo:country="IT"/>
    </style:style>
    <style:style style:name="T3496" style:parent-style-name="Policepardéfaut" style:family="text">
      <style:text-properties style:font-name-complex="Times New Roman" fo:language="it" fo:country="IT"/>
    </style:style>
    <style:style style:name="T3497" style:parent-style-name="Policepardéfaut" style:family="text">
      <style:text-properties style:font-name-complex="Times New Roman" fo:language="it" fo:country="IT"/>
    </style:style>
    <style:style style:name="T3498" style:parent-style-name="Policepardéfaut" style:family="text">
      <style:text-properties style:font-name-complex="Times New Roman" fo:language="it" fo:country="IT"/>
    </style:style>
    <style:style style:name="T3499" style:parent-style-name="Policepardéfaut" style:family="text">
      <style:text-properties style:font-name-complex="Times New Roman" fo:language="it" fo:country="IT"/>
    </style:style>
    <style:style style:name="T3500" style:parent-style-name="Policepardéfaut" style:family="text">
      <style:text-properties style:font-name-complex="Times New Roman" fo:language="it" fo:country="IT"/>
    </style:style>
    <style:style style:name="T3501" style:parent-style-name="Policepardéfaut" style:family="text">
      <style:text-properties style:font-name-complex="Times New Roman" fo:language="it" fo:country="IT"/>
    </style:style>
    <style:style style:name="T3502" style:parent-style-name="Policepardéfaut" style:family="text">
      <style:text-properties style:font-name-complex="Times New Roman" fo:language="it" fo:country="IT"/>
    </style:style>
    <style:style style:name="T3503" style:parent-style-name="Policepardéfaut" style:family="text">
      <style:text-properties style:font-name-complex="Times New Roman" fo:language="it" fo:country="IT"/>
    </style:style>
    <style:style style:name="T3504" style:parent-style-name="Policepardéfaut" style:family="text">
      <style:text-properties style:font-name-complex="Times New Roman" fo:language="it" fo:country="IT"/>
    </style:style>
    <style:style style:name="T3505" style:parent-style-name="Policepardéfaut" style:family="text">
      <style:text-properties style:font-name-complex="Times New Roman" fo:language="it" fo:country="IT"/>
    </style:style>
    <style:style style:name="T3506" style:parent-style-name="Policepardéfaut" style:family="text">
      <style:text-properties style:font-name-complex="Times New Roman" fo:language="it" fo:country="IT"/>
    </style:style>
    <style:style style:name="T3507" style:parent-style-name="Policepardéfaut" style:family="text">
      <style:text-properties style:font-name-complex="Times New Roman" fo:language="it" fo:country="IT"/>
    </style:style>
    <style:style style:name="T3508" style:parent-style-name="Policepardéfaut" style:family="text">
      <style:text-properties style:font-name-complex="Times New Roman" fo:language="it" fo:country="IT"/>
    </style:style>
    <style:style style:name="T3509" style:parent-style-name="Policepardéfaut" style:family="text">
      <style:text-properties style:font-name-complex="Times New Roman" fo:language="it" fo:country="IT"/>
    </style:style>
    <style:style style:name="T3510" style:parent-style-name="Policepardéfaut" style:family="text">
      <style:text-properties style:font-name-complex="Times New Roman" fo:language="it" fo:country="IT"/>
    </style:style>
    <style:style style:name="T3511" style:parent-style-name="Policepardéfaut" style:family="text">
      <style:text-properties style:font-name-complex="Times New Roman" fo:language="it" fo:country="IT"/>
    </style:style>
    <style:style style:name="T3512" style:parent-style-name="Policepardéfaut" style:family="text">
      <style:text-properties style:font-name-complex="Times New Roman" fo:language="it" fo:country="IT"/>
    </style:style>
    <style:style style:name="T3513" style:parent-style-name="Policepardéfaut" style:family="text">
      <style:text-properties style:font-name-complex="Times New Roman" fo:language="it" fo:country="IT"/>
    </style:style>
    <style:style style:name="T3514" style:parent-style-name="Policepardéfaut" style:family="text">
      <style:text-properties style:font-name-complex="Times New Roman" fo:language="it" fo:country="IT"/>
    </style:style>
    <style:style style:name="T3515" style:parent-style-name="Policepardéfaut" style:family="text">
      <style:text-properties style:font-name-complex="Times New Roman" fo:language="it" fo:country="IT"/>
    </style:style>
    <style:style style:name="T3516" style:parent-style-name="Policepardéfaut" style:family="text">
      <style:text-properties style:font-name-complex="Times New Roman" fo:language="it" fo:country="IT"/>
    </style:style>
    <style:style style:name="T3517" style:parent-style-name="Policepardéfaut" style:family="text">
      <style:text-properties style:font-name-complex="Times New Roman" fo:language="it" fo:country="IT"/>
    </style:style>
    <style:style style:name="T3518" style:parent-style-name="Policepardéfaut" style:family="text">
      <style:text-properties style:font-name-complex="Times New Roman" fo:language="it" fo:country="IT"/>
    </style:style>
    <style:style style:name="T3519" style:parent-style-name="Policepardéfaut" style:family="text">
      <style:text-properties style:font-name-complex="Times New Roman" fo:language="it" fo:country="IT"/>
    </style:style>
    <style:style style:name="T3520" style:parent-style-name="Policepardéfaut" style:family="text">
      <style:text-properties style:font-name-complex="Times New Roman" fo:language="it" fo:country="IT"/>
    </style:style>
    <style:style style:name="T3521" style:parent-style-name="Policepardéfaut" style:family="text">
      <style:text-properties style:font-name-complex="Times New Roman" fo:language="it" fo:country="IT"/>
    </style:style>
    <style:style style:name="T3522" style:parent-style-name="Policepardéfaut" style:family="text">
      <style:text-properties style:font-name-complex="Times New Roman" fo:language="it" fo:country="IT"/>
    </style:style>
    <style:style style:name="T3523" style:parent-style-name="Policepardéfaut" style:family="text">
      <style:text-properties style:font-name-complex="Times New Roman" fo:language="it" fo:country="IT"/>
    </style:style>
    <style:style style:name="T3524" style:parent-style-name="Policepardéfaut" style:family="text">
      <style:text-properties style:font-name-complex="Times New Roman" fo:language="it" fo:country="IT"/>
    </style:style>
    <style:style style:name="T3525" style:parent-style-name="Policepardéfaut" style:family="text">
      <style:text-properties style:font-name-complex="Times New Roman" fo:language="it" fo:country="IT"/>
    </style:style>
    <style:style style:name="T3526" style:parent-style-name="Policepardéfaut" style:family="text">
      <style:text-properties style:font-name-complex="Times New Roman" fo:language="it" fo:country="IT"/>
    </style:style>
    <style:style style:name="T3527" style:parent-style-name="Policepardéfaut" style:family="text">
      <style:text-properties style:font-name-complex="Times New Roman" fo:language="it" fo:country="IT"/>
    </style:style>
    <style:style style:name="T3528" style:parent-style-name="Policepardéfaut" style:family="text">
      <style:text-properties style:font-name-complex="Times New Roman" fo:language="it" fo:country="IT"/>
    </style:style>
    <style:style style:name="T3529" style:parent-style-name="Policepardéfaut" style:family="text">
      <style:text-properties style:font-name-complex="Times New Roman" fo:language="it" fo:country="IT"/>
    </style:style>
    <style:style style:name="T3530" style:parent-style-name="Policepardéfaut" style:family="text">
      <style:text-properties style:font-name-complex="Times New Roman" fo:language="it" fo:country="IT"/>
    </style:style>
    <style:style style:name="T3531" style:parent-style-name="Policepardéfaut" style:family="text">
      <style:text-properties style:font-name-complex="Times New Roman" fo:language="it" fo:country="IT"/>
    </style:style>
    <style:style style:name="T3532" style:parent-style-name="Policepardéfaut" style:family="text">
      <style:text-properties style:font-name-complex="Times New Roman" fo:language="it" fo:country="IT"/>
    </style:style>
    <style:style style:name="T3533" style:parent-style-name="Policepardéfaut" style:family="text">
      <style:text-properties style:font-name-complex="Times New Roman" fo:language="it" fo:country="IT"/>
    </style:style>
    <style:style style:name="T3534" style:parent-style-name="Policepardéfaut" style:family="text">
      <style:text-properties style:font-name-complex="Times New Roman" fo:language="it" fo:country="IT"/>
    </style:style>
    <style:style style:name="T3535" style:parent-style-name="Policepardéfaut" style:family="text">
      <style:text-properties style:font-name-complex="Times New Roman" fo:language="it" fo:country="IT"/>
    </style:style>
    <style:style style:name="T3536" style:parent-style-name="Policepardéfaut" style:family="text">
      <style:text-properties style:font-name-complex="Times New Roman" fo:language="it" fo:country="IT"/>
    </style:style>
    <style:style style:name="T3537" style:parent-style-name="Policepardéfaut" style:family="text">
      <style:text-properties style:font-name-complex="Times New Roman" fo:language="it" fo:country="IT"/>
    </style:style>
    <style:style style:name="T3538" style:parent-style-name="Policepardéfaut" style:family="text">
      <style:text-properties style:font-name-complex="Times New Roman" fo:language="it" fo:country="IT"/>
    </style:style>
    <style:style style:name="T3539" style:parent-style-name="Policepardéfaut" style:family="text">
      <style:text-properties style:font-name-complex="Times New Roman" fo:language="it" fo:country="IT"/>
    </style:style>
    <style:style style:name="T3540" style:parent-style-name="Policepardéfaut" style:family="text">
      <style:text-properties style:font-name-complex="Times New Roman" fo:language="it" fo:country="IT"/>
    </style:style>
    <style:style style:name="T3541" style:parent-style-name="Policepardéfaut" style:family="text">
      <style:text-properties style:font-name-complex="Times New Roman" fo:language="it" fo:country="IT"/>
    </style:style>
    <style:style style:name="T3542" style:parent-style-name="Policepardéfaut" style:family="text">
      <style:text-properties style:font-name-complex="Times New Roman" fo:language="it" fo:country="IT"/>
    </style:style>
    <style:style style:name="T3543" style:parent-style-name="Policepardéfaut" style:family="text">
      <style:text-properties style:font-name-complex="Times New Roman" fo:language="it" fo:country="IT"/>
    </style:style>
    <style:style style:name="T3544" style:parent-style-name="Policepardéfaut" style:family="text">
      <style:text-properties style:font-name-complex="Times New Roman" fo:language="it" fo:country="IT"/>
    </style:style>
    <style:style style:name="T3545" style:parent-style-name="Policepardéfaut" style:family="text">
      <style:text-properties style:font-name-complex="Times New Roman" fo:language="it" fo:country="IT"/>
    </style:style>
    <style:style style:name="T3546" style:parent-style-name="Policepardéfaut" style:family="text">
      <style:text-properties style:font-name-complex="Times New Roman" fo:language="it" fo:country="IT"/>
    </style:style>
    <style:style style:name="T3547" style:parent-style-name="Policepardéfaut" style:family="text">
      <style:text-properties style:font-name-complex="Times New Roman" fo:language="it" fo:country="IT"/>
    </style:style>
    <style:style style:name="T3548" style:parent-style-name="Policepardéfaut" style:family="text">
      <style:text-properties style:font-name-complex="Times New Roman" fo:language="it" fo:country="IT"/>
    </style:style>
    <style:style style:name="T3549" style:parent-style-name="Policepardéfaut" style:family="text">
      <style:text-properties style:font-name-complex="Times New Roman" fo:language="it" fo:country="IT"/>
    </style:style>
    <style:style style:name="T3550" style:parent-style-name="Policepardéfaut" style:family="text">
      <style:text-properties style:font-name-complex="Times New Roman" fo:language="it" fo:country="IT"/>
    </style:style>
    <style:style style:name="T3551" style:parent-style-name="Policepardéfaut" style:family="text">
      <style:text-properties style:font-name-complex="Times New Roman" fo:language="it" fo:country="IT"/>
    </style:style>
    <style:style style:name="T3552" style:parent-style-name="Policepardéfaut" style:family="text">
      <style:text-properties style:font-name-complex="Times New Roman" fo:language="it" fo:country="IT"/>
    </style:style>
    <style:style style:name="T3553" style:parent-style-name="Policepardéfaut" style:family="text">
      <style:text-properties style:font-name-complex="Times New Roman" fo:language="it" fo:country="IT"/>
    </style:style>
    <style:style style:name="T3554" style:parent-style-name="Policepardéfaut" style:family="text">
      <style:text-properties style:font-name-complex="Times New Roman" fo:language="it" fo:country="IT"/>
    </style:style>
    <style:style style:name="T3555" style:parent-style-name="Policepardéfaut" style:family="text">
      <style:text-properties style:font-name-complex="Times New Roman" fo:language="it" fo:country="IT"/>
    </style:style>
    <style:style style:name="T3556" style:parent-style-name="Policepardéfaut" style:family="text">
      <style:text-properties style:font-name-complex="Times New Roman" fo:language="it" fo:country="IT"/>
    </style:style>
    <style:style style:name="T3557" style:parent-style-name="Policepardéfaut" style:family="text">
      <style:text-properties style:font-name-complex="Times New Roman" fo:language="it" fo:country="IT"/>
    </style:style>
    <style:style style:name="T3558" style:parent-style-name="footnotereference" style:family="text">
      <style:text-properties style:text-position="0% 100%"/>
    </style:style>
    <style:style style:name="T3559" style:parent-style-name="Policepardéfaut" style:family="text">
      <style:text-properties fo:font-style="italic" style:font-style-asian="italic"/>
    </style:style>
    <style:style style:name="T3560" style:parent-style-name="Policepardéfaut" style:family="text">
      <style:text-properties style:font-name-complex="Times New Roman" fo:language="it" fo:country="IT"/>
    </style:style>
    <style:style style:name="P3561" style:parent-style-name="quote.l" style:family="paragraph">
      <style:text-properties fo:language="it" fo:country="IT"/>
    </style:style>
    <style:style style:name="P3562" style:parent-style-name="quote.l" style:family="paragraph">
      <style:text-properties fo:language="it" fo:country="IT"/>
    </style:style>
    <style:style style:name="P3563" style:parent-style-name="quote.l" style:family="paragraph">
      <style:text-properties fo:language="it" fo:country="IT"/>
    </style:style>
    <style:style style:name="T3564" style:parent-style-name="Policepardéfaut" style:family="text">
      <style:text-properties fo:language="it" fo:country="IT"/>
    </style:style>
    <style:style style:name="T3565" style:parent-style-name="Policepardéfaut" style:family="text">
      <style:text-properties fo:font-style="italic" style:font-style-asian="italic" fo:language="it" fo:country="IT"/>
    </style:style>
    <style:style style:name="T3566" style:parent-style-name="Policepardéfaut" style:family="text">
      <style:text-properties fo:font-style="italic" style:font-style-asian="italic"/>
    </style:style>
    <style:style style:name="P3567" style:parent-style-name="quote.l" style:family="paragraph">
      <style:text-properties fo:language="it" fo:country="IT"/>
    </style:style>
    <style:style style:name="P3568" style:parent-style-name="quote.l" style:family="paragraph">
      <style:text-properties fo:language="it" fo:country="IT"/>
    </style:style>
    <style:style style:name="P3569" style:parent-style-name="quote.l" style:family="paragraph">
      <style:text-properties fo:language="it" fo:country="IT"/>
    </style:style>
    <style:style style:name="T3570" style:parent-style-name="Policepardéfaut" style:family="text">
      <style:text-properties style:font-name-complex="Times New Roman" fo:language="it" fo:country="IT"/>
    </style:style>
    <style:style style:name="T3571" style:parent-style-name="Policepardéfaut" style:family="text">
      <style:text-properties style:font-name-complex="Times New Roman" fo:language="it" fo:country="IT"/>
    </style:style>
    <style:style style:name="T3572" style:parent-style-name="Policepardéfaut" style:family="text">
      <style:text-properties style:font-name-complex="Times New Roman" fo:language="it" fo:country="IT"/>
    </style:style>
    <style:style style:name="T3573" style:parent-style-name="Policepardéfaut" style:family="text">
      <style:text-properties style:font-name-complex="Times New Roman" fo:language="it" fo:country="IT"/>
    </style:style>
    <style:style style:name="T3574" style:parent-style-name="Policepardéfaut" style:family="text">
      <style:text-properties style:font-name-complex="Times New Roman" fo:language="it" fo:country="IT"/>
    </style:style>
    <style:style style:name="T3575" style:parent-style-name="Policepardéfaut" style:family="text">
      <style:text-properties style:font-name-complex="Times New Roman" fo:language="it" fo:country="IT"/>
    </style:style>
    <style:style style:name="T3576" style:parent-style-name="Policepardéfaut" style:family="text">
      <style:text-properties style:font-name-complex="Times New Roman" fo:language="it" fo:country="IT"/>
    </style:style>
    <style:style style:name="T3577" style:parent-style-name="Policepardéfaut" style:family="text">
      <style:text-properties style:font-name-complex="Times New Roman" fo:language="it" fo:country="IT"/>
    </style:style>
    <style:style style:name="T3578" style:parent-style-name="Policepardéfaut" style:family="text">
      <style:text-properties style:font-name-complex="Times New Roman" fo:language="it" fo:country="IT"/>
    </style:style>
    <style:style style:name="T3579" style:parent-style-name="Policepardéfaut" style:family="text">
      <style:text-properties style:font-name-complex="Times New Roman" fo:language="it" fo:country="IT"/>
    </style:style>
    <style:style style:name="T3580" style:parent-style-name="Policepardéfaut" style:family="text">
      <style:text-properties style:font-name-complex="Times New Roman" fo:language="it" fo:country="IT"/>
    </style:style>
    <style:style style:name="T3581" style:parent-style-name="Policepardéfaut" style:family="text">
      <style:text-properties style:font-name-complex="Times New Roman" fo:language="it" fo:country="IT"/>
    </style:style>
    <style:style style:name="T3582" style:parent-style-name="Policepardéfaut" style:family="text">
      <style:text-properties style:font-name-complex="Times New Roman" fo:language="it" fo:country="IT"/>
    </style:style>
    <style:style style:name="T3583" style:parent-style-name="Policepardéfaut" style:family="text">
      <style:text-properties style:font-name-complex="Times New Roman" fo:language="it" fo:country="IT"/>
    </style:style>
    <style:style style:name="T3584" style:parent-style-name="Policepardéfaut" style:family="text">
      <style:text-properties style:font-name-complex="Times New Roman" fo:language="it" fo:country="IT"/>
    </style:style>
    <style:style style:name="T3585" style:parent-style-name="Policepardéfaut" style:family="text">
      <style:text-properties style:font-name-complex="Times New Roman" fo:language="it" fo:country="IT"/>
    </style:style>
    <style:style style:name="T3586" style:parent-style-name="Policepardéfaut" style:family="text">
      <style:text-properties style:font-name-complex="Times New Roman" fo:language="it" fo:country="IT"/>
    </style:style>
    <style:style style:name="T3587" style:parent-style-name="Policepardéfaut" style:family="text">
      <style:text-properties style:font-name-complex="Times New Roman" fo:language="it" fo:country="IT"/>
    </style:style>
    <style:style style:name="T3588" style:parent-style-name="Policepardéfaut" style:family="text">
      <style:text-properties style:font-name-complex="Times New Roman" fo:language="it" fo:country="IT"/>
    </style:style>
    <style:style style:name="T3589" style:parent-style-name="Policepardéfaut" style:family="text">
      <style:text-properties style:font-name-complex="Times New Roman" fo:language="it" fo:country="IT"/>
    </style:style>
    <style:style style:name="T3590" style:parent-style-name="Policepardéfaut" style:family="text">
      <style:text-properties style:font-name-complex="Times New Roman" fo:language="it" fo:country="IT"/>
    </style:style>
    <style:style style:name="T3591" style:parent-style-name="Policepardéfaut" style:family="text">
      <style:text-properties style:font-name-complex="Times New Roman" fo:language="it" fo:country="IT"/>
    </style:style>
    <style:style style:name="T3592" style:parent-style-name="Policepardéfaut" style:family="text">
      <style:text-properties style:font-name-complex="Times New Roman" fo:language="it" fo:country="IT"/>
    </style:style>
    <style:style style:name="T3593" style:parent-style-name="Policepardéfaut" style:family="text">
      <style:text-properties style:font-name-complex="Times New Roman" fo:language="it" fo:country="IT"/>
    </style:style>
    <style:style style:name="T3594" style:parent-style-name="Policepardéfaut" style:family="text">
      <style:text-properties style:font-name-complex="Times New Roman" fo:language="it" fo:country="IT"/>
    </style:style>
    <style:style style:name="T3595" style:parent-style-name="Policepardéfaut" style:family="text">
      <style:text-properties fo:language="en" fo:country="US"/>
    </style:style>
    <style:style style:name="T3596" style:parent-style-name="Policepardéfaut" style:family="text">
      <style:text-properties fo:language="en" fo:country="US"/>
    </style:style>
    <style:style style:name="T3597" style:parent-style-name="Policepardéfaut" style:family="text">
      <style:text-properties fo:language="en" fo:country="US"/>
    </style:style>
    <style:style style:name="T3598" style:parent-style-name="Policepardéfaut" style:family="text">
      <style:text-properties fo:language="en" fo:country="US"/>
    </style:style>
    <style:style style:name="T3599" style:parent-style-name="Policepardéfaut" style:family="text">
      <style:text-properties fo:language="en" fo:country="US"/>
    </style:style>
    <style:style style:name="T3600" style:parent-style-name="Policepardéfaut" style:family="text">
      <style:text-properties style:font-name-complex="Times New Roman" fo:language="it" fo:country="IT"/>
    </style:style>
    <style:style style:name="T3601" style:parent-style-name="Policepardéfaut" style:family="text">
      <style:text-properties style:font-name-complex="Times New Roman" fo:language="it" fo:country="IT"/>
    </style:style>
    <style:style style:name="T3602" style:parent-style-name="Policepardéfaut" style:family="text">
      <style:text-properties style:font-name-complex="Times New Roman" fo:language="it" fo:country="IT"/>
    </style:style>
    <style:style style:name="T3603" style:parent-style-name="Policepardéfaut" style:family="text">
      <style:text-properties style:font-name-complex="Times New Roman" fo:language="it" fo:country="IT"/>
    </style:style>
    <style:style style:name="T3604" style:parent-style-name="Policepardéfaut" style:family="text">
      <style:text-properties style:font-name-complex="Times New Roman" fo:language="it" fo:country="IT"/>
    </style:style>
    <style:style style:name="T3605" style:parent-style-name="Policepardéfaut" style:family="text">
      <style:text-properties style:font-name-complex="Times New Roman" fo:language="it" fo:country="IT"/>
    </style:style>
    <style:style style:name="T3606" style:parent-style-name="Policepardéfaut" style:family="text">
      <style:text-properties style:font-name-complex="Times New Roman" fo:language="it" fo:country="IT"/>
    </style:style>
    <style:style style:name="T3607" style:parent-style-name="Policepardéfaut" style:family="text">
      <style:text-properties style:font-name-complex="Times New Roman" fo:language="it" fo:country="IT"/>
    </style:style>
    <style:style style:name="T3608" style:parent-style-name="Policepardéfaut" style:family="text">
      <style:text-properties style:font-name-complex="Times New Roman" fo:font-style="italic" style:font-style-asian="italic" fo:language="it" fo:country="IT"/>
    </style:style>
    <style:style style:name="T3609" style:parent-style-name="Policepardéfaut" style:family="text">
      <style:text-properties style:font-name-complex="Times New Roman" fo:language="it" fo:country="IT"/>
    </style:style>
    <style:style style:name="T3610" style:parent-style-name="Policepardéfaut" style:family="text">
      <style:text-properties style:font-name-complex="Times New Roman" fo:language="it" fo:country="IT"/>
    </style:style>
    <style:style style:name="T3611" style:parent-style-name="Policepardéfaut" style:family="text">
      <style:text-properties style:font-name-complex="Times New Roman" fo:language="it" fo:country="IT"/>
    </style:style>
    <style:style style:name="T3612" style:parent-style-name="footnotereference" style:family="text">
      <style:text-properties style:text-position="0% 100%"/>
    </style:style>
    <style:style style:name="T3613" style:parent-style-name="Policepardéfaut" style:family="text">
      <style:text-properties fo:font-style="italic" style:font-style-asian="italic"/>
    </style:style>
    <style:style style:name="T3614" style:parent-style-name="Policepardéfaut" style:family="text">
      <style:text-properties style:font-name-complex="Times New Roman" fo:language="it" fo:country="IT"/>
    </style:style>
    <style:style style:name="T3615" style:parent-style-name="Policepardéfaut" style:family="text">
      <style:text-properties style:font-name-complex="Times New Roman" fo:language="it" fo:country="IT"/>
    </style:style>
    <style:style style:name="T3616" style:parent-style-name="Policepardéfaut" style:family="text">
      <style:text-properties style:font-name-complex="Times New Roman" fo:language="it" fo:country="IT"/>
    </style:style>
    <style:style style:name="P3617" style:parent-style-name="quote.l" style:family="paragraph">
      <style:text-properties fo:language="it" fo:country="IT"/>
    </style:style>
    <style:style style:name="P3618" style:parent-style-name="quote.l" style:family="paragraph">
      <style:text-properties fo:language="it" fo:country="IT"/>
    </style:style>
    <style:style style:name="P3619" style:parent-style-name="quote.l" style:family="paragraph">
      <style:text-properties fo:language="it" fo:country="IT"/>
    </style:style>
    <style:style style:name="P3620" style:parent-style-name="quote.l" style:family="paragraph">
      <style:text-properties fo:language="it" fo:country="IT"/>
    </style:style>
    <style:style style:name="P3621" style:parent-style-name="quote.l" style:family="paragraph">
      <style:text-properties fo:language="it" fo:country="IT"/>
    </style:style>
    <style:style style:name="P3622" style:parent-style-name="quote.l" style:family="paragraph">
      <style:text-properties fo:language="it" fo:country="IT"/>
    </style:style>
    <style:style style:name="P3623" style:parent-style-name="quote.l" style:family="paragraph">
      <style:text-properties fo:language="it" fo:country="IT"/>
    </style:style>
    <style:style style:name="P3624" style:parent-style-name="quote.l" style:family="paragraph">
      <style:text-properties fo:language="it" fo:country="IT"/>
    </style:style>
    <style:style style:name="P3625" style:parent-style-name="quote.l" style:family="paragraph">
      <style:text-properties fo:language="it" fo:country="IT"/>
    </style:style>
    <style:style style:name="P3626" style:parent-style-name="quote.l" style:family="paragraph">
      <style:text-properties fo:language="it" fo:country="IT"/>
    </style:style>
    <style:style style:name="P3627" style:parent-style-name="quote.l" style:family="paragraph">
      <style:text-properties fo:language="it" fo:country="IT"/>
    </style:style>
    <style:style style:name="P3628" style:parent-style-name="quote.l" style:family="paragraph">
      <style:text-properties fo:language="it" fo:country="IT"/>
    </style:style>
    <style:style style:name="T3629" style:parent-style-name="Policepardéfaut" style:family="text">
      <style:text-properties style:font-name-complex="Times New Roman" fo:language="it" fo:country="IT"/>
    </style:style>
    <style:style style:name="T3630" style:parent-style-name="Policepardéfaut" style:family="text">
      <style:text-properties style:font-name-complex="Times New Roman" fo:language="it" fo:country="IT"/>
    </style:style>
    <style:style style:name="T3631" style:parent-style-name="Policepardéfaut" style:family="text">
      <style:text-properties style:font-name-complex="Times New Roman" fo:language="it" fo:country="IT"/>
    </style:style>
    <style:style style:name="T3632" style:parent-style-name="Policepardéfaut" style:family="text">
      <style:text-properties style:font-name-complex="Times New Roman" fo:language="it" fo:country="IT"/>
    </style:style>
    <style:style style:name="T3633" style:parent-style-name="Policepardéfaut" style:family="text">
      <style:text-properties style:font-name-complex="Times New Roman" fo:language="it" fo:country="IT"/>
    </style:style>
    <style:style style:name="T3634" style:parent-style-name="Policepardéfaut" style:family="text">
      <style:text-properties style:font-name-complex="Times New Roman" fo:language="it" fo:country="IT"/>
    </style:style>
    <style:style style:name="T3635" style:parent-style-name="Policepardéfaut" style:family="text">
      <style:text-properties style:font-name-complex="Times New Roman" fo:language="it" fo:country="IT"/>
    </style:style>
    <style:style style:name="T3636" style:parent-style-name="Policepardéfaut" style:family="text">
      <style:text-properties style:font-name-complex="Times New Roman" fo:language="it" fo:country="IT"/>
    </style:style>
    <style:style style:name="T3637" style:parent-style-name="Policepardéfaut" style:family="text">
      <style:text-properties style:font-name-complex="Times New Roman" fo:language="it" fo:country="IT"/>
    </style:style>
    <style:style style:name="T3638" style:parent-style-name="Policepardéfaut" style:family="text">
      <style:text-properties style:font-name-complex="Times New Roman" fo:language="it" fo:country="IT"/>
    </style:style>
    <style:style style:name="T3639" style:parent-style-name="Policepardéfaut" style:family="text">
      <style:text-properties style:font-name-complex="Times New Roman" fo:language="it" fo:country="IT"/>
    </style:style>
    <style:style style:name="T3640" style:parent-style-name="Policepardéfaut" style:family="text">
      <style:text-properties style:font-name-complex="Times New Roman" fo:language="it" fo:country="IT"/>
    </style:style>
    <style:style style:name="T3641" style:parent-style-name="Policepardéfaut" style:family="text">
      <style:text-properties style:font-name-complex="Times New Roman" fo:language="it" fo:country="IT"/>
    </style:style>
    <style:style style:name="T3642" style:parent-style-name="Policepardéfaut" style:family="text">
      <style:text-properties style:font-name-complex="Times New Roman" fo:language="it" fo:country="IT"/>
    </style:style>
    <style:style style:name="T3643" style:parent-style-name="Policepardéfaut" style:family="text">
      <style:text-properties style:font-name-complex="Times New Roman" fo:language="it" fo:country="IT"/>
    </style:style>
    <style:style style:name="T3644" style:parent-style-name="Policepardéfaut" style:family="text">
      <style:text-properties style:font-name-complex="Times New Roman" fo:language="it" fo:country="IT"/>
    </style:style>
    <style:style style:name="T3645" style:parent-style-name="Policepardéfaut" style:family="text">
      <style:text-properties style:font-name-complex="Times New Roman" fo:language="it" fo:country="IT"/>
    </style:style>
    <style:style style:name="T3646" style:parent-style-name="Policepardéfaut" style:family="text">
      <style:text-properties style:font-name-complex="Times New Roman" fo:language="it" fo:country="IT"/>
    </style:style>
    <style:style style:name="T3647" style:parent-style-name="Policepardéfaut" style:family="text">
      <style:text-properties style:font-name-complex="Times New Roman" fo:language="it" fo:country="IT"/>
    </style:style>
    <style:style style:name="T3648" style:parent-style-name="Policepardéfaut" style:family="text">
      <style:text-properties style:font-name-complex="Times New Roman" fo:language="it" fo:country="IT"/>
    </style:style>
    <style:style style:name="T3649" style:parent-style-name="Policepardéfaut" style:family="text">
      <style:text-properties style:font-name-complex="Times New Roman" fo:language="it" fo:country="IT"/>
    </style:style>
    <style:style style:name="T3650" style:parent-style-name="Policepardéfaut" style:family="text">
      <style:text-properties style:font-name-complex="Times New Roman" fo:language="it" fo:country="IT"/>
    </style:style>
    <style:style style:name="T3651" style:parent-style-name="footnotereference" style:family="text">
      <style:text-properties style:text-position="0% 100%"/>
    </style:style>
    <style:style style:name="T3652" style:parent-style-name="Policepardéfaut" style:family="text">
      <style:text-properties fo:font-style="italic" style:font-style-asian="italic"/>
    </style:style>
    <style:style style:name="T3653" style:parent-style-name="Policepardéfaut" style:family="text">
      <style:text-properties style:font-name-complex="Times New Roman" fo:language="it" fo:country="IT"/>
    </style:style>
    <style:style style:name="T3654" style:parent-style-name="Policepardéfaut" style:family="text">
      <style:text-properties style:font-name-complex="Times New Roman" fo:language="it" fo:country="IT"/>
    </style:style>
    <style:style style:name="T3655" style:parent-style-name="Policepardéfaut" style:family="text">
      <style:text-properties style:font-name-complex="Times New Roman" fo:language="it" fo:country="IT"/>
    </style:style>
    <style:style style:name="T3656" style:parent-style-name="Policepardéfaut" style:family="text">
      <style:text-properties style:font-name-complex="Times New Roman" fo:language="it" fo:country="IT"/>
    </style:style>
    <style:style style:name="T3657" style:parent-style-name="Policepardéfaut" style:family="text">
      <style:text-properties style:font-name-complex="Times New Roman" fo:language="it" fo:country="IT"/>
    </style:style>
    <style:style style:name="T3658" style:parent-style-name="Policepardéfaut" style:family="text">
      <style:text-properties style:font-name-complex="Times New Roman" fo:language="it" fo:country="IT"/>
    </style:style>
    <style:style style:name="T3659" style:parent-style-name="Policepardéfaut" style:family="text">
      <style:text-properties style:font-name-complex="Times New Roman" fo:language="it" fo:country="IT"/>
    </style:style>
    <style:style style:name="T3660" style:parent-style-name="Policepardéfaut" style:family="text">
      <style:text-properties style:font-name-complex="Times New Roman" fo:font-style="italic" style:font-style-asian="italic" fo:language="it" fo:country="IT"/>
    </style:style>
    <style:style style:name="T3661" style:parent-style-name="Policepardéfaut" style:family="text">
      <style:text-properties style:font-name-complex="Times New Roman" fo:language="it" fo:country="IT"/>
    </style:style>
    <style:style style:name="T3662" style:parent-style-name="Policepardéfaut" style:family="text">
      <style:text-properties style:font-name-complex="Times New Roman" fo:language="it" fo:country="IT"/>
    </style:style>
    <style:style style:name="T3663" style:parent-style-name="Policepardéfaut" style:family="text">
      <style:text-properties style:font-name-complex="Times New Roman" fo:language="it" fo:country="IT"/>
    </style:style>
    <style:style style:name="T3664" style:parent-style-name="Policepardéfaut" style:family="text">
      <style:text-properties style:font-name-complex="Times New Roman" fo:language="it" fo:country="IT"/>
    </style:style>
    <style:style style:name="T3665" style:parent-style-name="Policepardéfaut" style:family="text">
      <style:text-properties style:font-name-complex="Times New Roman" fo:language="it" fo:country="IT"/>
    </style:style>
    <style:style style:name="T3666" style:parent-style-name="Policepardéfaut" style:family="text">
      <style:text-properties style:font-name-complex="Times New Roman" fo:language="it" fo:country="IT"/>
    </style:style>
    <style:style style:name="T3667" style:parent-style-name="Policepardéfaut" style:family="text">
      <style:text-properties style:font-name-complex="Times New Roman" fo:language="it" fo:country="IT"/>
    </style:style>
    <style:style style:name="T3668" style:parent-style-name="Policepardéfaut" style:family="text">
      <style:text-properties style:font-name-complex="Times New Roman" fo:language="it" fo:country="IT"/>
    </style:style>
    <style:style style:name="T3669" style:parent-style-name="Policepardéfaut" style:family="text">
      <style:text-properties style:font-name-complex="Times New Roman" fo:language="it" fo:country="IT"/>
    </style:style>
    <style:style style:name="T3670" style:parent-style-name="Policepardéfaut" style:family="text">
      <style:text-properties style:font-name-complex="Times New Roman" fo:language="it" fo:country="IT"/>
    </style:style>
    <style:style style:name="T3671" style:parent-style-name="Policepardéfaut" style:family="text">
      <style:text-properties style:font-name-complex="Times New Roman" fo:language="it" fo:country="IT"/>
    </style:style>
    <style:style style:name="T3672" style:parent-style-name="Policepardéfaut" style:family="text">
      <style:text-properties style:font-name-complex="Times New Roman" fo:language="it" fo:country="IT"/>
    </style:style>
    <style:style style:name="T3673" style:parent-style-name="Policepardéfaut" style:family="text">
      <style:text-properties style:font-name-complex="Times New Roman" fo:language="it" fo:country="IT"/>
    </style:style>
    <style:style style:name="T3674" style:parent-style-name="Policepardéfaut" style:family="text">
      <style:text-properties style:font-name-complex="Times New Roman" fo:language="it" fo:country="IT"/>
    </style:style>
    <style:style style:name="T3675" style:parent-style-name="Policepardéfaut" style:family="text">
      <style:text-properties style:font-name-complex="Times New Roman" fo:language="it" fo:country="IT"/>
    </style:style>
    <style:style style:name="T3676" style:parent-style-name="Policepardéfaut" style:family="text">
      <style:text-properties style:font-name-complex="Times New Roman" fo:language="it" fo:country="IT"/>
    </style:style>
    <style:style style:name="T3677" style:parent-style-name="Policepardéfaut" style:family="text">
      <style:text-properties style:font-name-complex="Times New Roman" fo:language="it" fo:country="IT"/>
    </style:style>
    <style:style style:name="T3678" style:parent-style-name="Policepardéfaut" style:family="text">
      <style:text-properties style:font-name-complex="Times New Roman" fo:language="it" fo:country="IT"/>
    </style:style>
    <style:style style:name="T3679" style:parent-style-name="Policepardéfaut" style:family="text">
      <style:text-properties style:font-name-complex="Times New Roman" fo:language="it" fo:country="IT"/>
    </style:style>
    <style:style style:name="T3680" style:parent-style-name="Policepardéfaut" style:family="text">
      <style:text-properties style:font-name-complex="Times New Roman" fo:language="it" fo:country="IT"/>
    </style:style>
    <style:style style:name="T3681" style:parent-style-name="Policepardéfaut" style:family="text">
      <style:text-properties style:font-name-complex="Times New Roman" fo:language="it" fo:country="IT"/>
    </style:style>
    <style:style style:name="T3682" style:parent-style-name="Policepardéfaut" style:family="text">
      <style:text-properties style:font-name-complex="Times New Roman" fo:font-style="italic" style:font-style-asian="italic" fo:language="it" fo:country="IT"/>
    </style:style>
    <style:style style:name="T3683" style:parent-style-name="Policepardéfaut" style:family="text">
      <style:text-properties style:font-name-complex="Times New Roman" fo:language="it" fo:country="IT"/>
    </style:style>
    <style:style style:name="T3684" style:parent-style-name="Policepardéfaut" style:family="text">
      <style:text-properties style:font-name-complex="Times New Roman" fo:language="it" fo:country="IT"/>
    </style:style>
    <style:style style:name="T3685" style:parent-style-name="Policepardéfaut" style:family="text">
      <style:text-properties style:font-name-complex="Times New Roman" fo:language="it" fo:country="IT"/>
    </style:style>
    <style:style style:name="T3686" style:parent-style-name="Policepardéfaut" style:family="text">
      <style:text-properties style:font-name-complex="Times New Roman" fo:font-style="italic" style:font-style-asian="italic" fo:language="it" fo:country="IT"/>
    </style:style>
    <style:style style:name="T3687" style:parent-style-name="Policepardéfaut" style:family="text">
      <style:text-properties style:font-name-complex="Times New Roman" fo:language="it" fo:country="IT"/>
    </style:style>
    <style:style style:name="T3688" style:parent-style-name="Policepardéfaut" style:family="text">
      <style:text-properties style:font-name-complex="Times New Roman" fo:language="it" fo:country="IT"/>
    </style:style>
    <style:style style:name="T3689" style:parent-style-name="Policepardéfaut" style:family="text">
      <style:text-properties style:font-name-complex="Times New Roman" fo:language="it" fo:country="IT"/>
    </style:style>
    <style:style style:name="T3690" style:parent-style-name="Policepardéfaut" style:family="text">
      <style:text-properties style:font-name-complex="Times New Roman" fo:language="it" fo:country="IT"/>
    </style:style>
    <style:style style:name="T3691" style:parent-style-name="Policepardéfaut" style:family="text">
      <style:text-properties style:font-name-complex="Times New Roman" fo:language="it" fo:country="IT"/>
    </style:style>
    <style:style style:name="T3692" style:parent-style-name="Policepardéfaut" style:family="text">
      <style:text-properties style:font-name-complex="Times New Roman" fo:language="it" fo:country="IT"/>
    </style:style>
    <style:style style:name="T3693" style:parent-style-name="Policepardéfaut" style:family="text">
      <style:text-properties style:font-name-complex="Times New Roman" fo:language="it" fo:country="IT"/>
    </style:style>
    <style:style style:name="T3694" style:parent-style-name="Policepardéfaut" style:family="text">
      <style:text-properties style:font-name-complex="Times New Roman" fo:language="it" fo:country="IT"/>
    </style:style>
    <style:style style:name="T3695" style:parent-style-name="Policepardéfaut" style:family="text">
      <style:text-properties style:font-name-complex="Times New Roman" fo:language="it" fo:country="IT"/>
    </style:style>
    <style:style style:name="T3696" style:parent-style-name="Policepardéfaut" style:family="text">
      <style:text-properties style:font-name-complex="Times New Roman" fo:language="it" fo:country="IT"/>
    </style:style>
    <style:style style:name="T3697" style:parent-style-name="Policepardéfaut" style:family="text">
      <style:text-properties style:font-name-complex="Times New Roman" fo:language="it" fo:country="IT"/>
    </style:style>
    <style:style style:name="T3698" style:parent-style-name="Policepardéfaut" style:family="text">
      <style:text-properties style:font-name-complex="Times New Roman" fo:language="it" fo:country="IT"/>
    </style:style>
    <style:style style:name="T3699" style:parent-style-name="Policepardéfaut" style:family="text">
      <style:text-properties style:font-name-complex="Times New Roman" fo:language="it" fo:country="IT"/>
    </style:style>
    <style:style style:name="T3700" style:parent-style-name="Policepardéfaut" style:family="text">
      <style:text-properties style:font-name-complex="Times New Roman" fo:language="it" fo:country="IT"/>
    </style:style>
    <style:style style:name="T3701" style:parent-style-name="Policepardéfaut" style:family="text">
      <style:text-properties style:font-name-complex="Times New Roman" fo:language="it" fo:country="IT"/>
    </style:style>
    <style:style style:name="T3702" style:parent-style-name="Policepardéfaut" style:family="text">
      <style:text-properties style:font-name-complex="Times New Roman" fo:language="it" fo:country="IT"/>
    </style:style>
    <style:style style:name="T3703" style:parent-style-name="Policepardéfaut" style:family="text">
      <style:text-properties style:font-name-complex="Times New Roman" fo:language="it" fo:country="IT"/>
    </style:style>
    <style:style style:name="T3704" style:parent-style-name="Policepardéfaut" style:family="text">
      <style:text-properties style:font-name-complex="Times New Roman" fo:language="it" fo:country="IT"/>
    </style:style>
    <style:style style:name="T3705" style:parent-style-name="Policepardéfaut" style:family="text">
      <style:text-properties style:font-name-complex="Times New Roman" fo:language="it" fo:country="IT"/>
    </style:style>
    <style:style style:name="T3706" style:parent-style-name="Policepardéfaut" style:family="text">
      <style:text-properties style:font-name-complex="Times New Roman" fo:language="it" fo:country="IT"/>
    </style:style>
    <style:style style:name="T3707" style:parent-style-name="Policepardéfaut" style:family="text">
      <style:text-properties style:font-name-complex="Times New Roman" fo:language="it" fo:country="IT"/>
    </style:style>
    <style:style style:name="T3708" style:parent-style-name="Policepardéfaut" style:family="text">
      <style:text-properties style:font-name-complex="Times New Roman" fo:language="it" fo:country="IT"/>
    </style:style>
    <style:style style:name="T3709" style:parent-style-name="Policepardéfaut" style:family="text">
      <style:text-properties style:font-name-complex="Times New Roman" fo:language="it" fo:country="IT"/>
    </style:style>
    <style:style style:name="T3710" style:parent-style-name="Policepardéfaut" style:family="text">
      <style:text-properties style:font-name-complex="Times New Roman" fo:language="it" fo:country="IT"/>
    </style:style>
    <style:style style:name="T3711" style:parent-style-name="Policepardéfaut" style:family="text">
      <style:text-properties style:font-name-complex="Times New Roman" fo:language="it" fo:country="IT"/>
    </style:style>
    <style:style style:name="T3712" style:parent-style-name="Policepardéfaut" style:family="text">
      <style:text-properties style:font-name-complex="Times New Roman" fo:language="it" fo:country="IT"/>
    </style:style>
    <style:style style:name="T3713" style:parent-style-name="Policepardéfaut" style:family="text">
      <style:text-properties style:font-name-complex="Times New Roman" fo:font-style="italic" style:font-style-asian="italic" fo:language="it" fo:country="IT"/>
    </style:style>
    <style:style style:name="T3714" style:parent-style-name="Policepardéfaut" style:family="text">
      <style:text-properties style:font-name-complex="Times New Roman" fo:language="it" fo:country="IT"/>
    </style:style>
    <style:style style:name="T3715" style:parent-style-name="Policepardéfaut" style:family="text">
      <style:text-properties style:font-name-complex="Times New Roman" fo:language="it" fo:country="IT"/>
    </style:style>
    <style:style style:name="T3716" style:parent-style-name="Policepardéfaut" style:family="text">
      <style:text-properties style:font-name-complex="Times New Roman" fo:font-style="italic" style:font-style-asian="italic" fo:language="it" fo:country="IT"/>
    </style:style>
    <style:style style:name="T3717" style:parent-style-name="Policepardéfaut" style:family="text">
      <style:text-properties style:font-name-complex="Times New Roman" fo:language="it" fo:country="IT"/>
    </style:style>
    <style:style style:name="T3718" style:parent-style-name="Policepardéfaut" style:family="text">
      <style:text-properties style:font-name-complex="Times New Roman" fo:language="it" fo:country="IT"/>
    </style:style>
    <style:style style:name="T3719" style:parent-style-name="Policepardéfaut" style:family="text">
      <style:text-properties style:font-name-complex="Times New Roman" fo:language="it" fo:country="IT"/>
    </style:style>
    <style:style style:name="T3720" style:parent-style-name="Policepardéfaut" style:family="text">
      <style:text-properties style:font-name-complex="Times New Roman" fo:language="it" fo:country="IT"/>
    </style:style>
    <style:style style:name="T3721" style:parent-style-name="Policepardéfaut" style:family="text">
      <style:text-properties style:font-name-complex="Times New Roman" fo:language="it" fo:country="IT"/>
    </style:style>
    <style:style style:name="T3722" style:parent-style-name="Policepardéfaut" style:family="text">
      <style:text-properties style:font-name-complex="Times New Roman" fo:language="it" fo:country="IT"/>
    </style:style>
    <style:style style:name="T3723" style:parent-style-name="Policepardéfaut" style:family="text">
      <style:text-properties style:font-name-complex="Times New Roman" fo:language="it" fo:country="IT"/>
    </style:style>
    <style:style style:name="T3724" style:parent-style-name="Policepardéfaut" style:family="text">
      <style:text-properties style:font-name-complex="Times New Roman" fo:language="it" fo:country="IT"/>
    </style:style>
    <style:style style:name="T3725" style:parent-style-name="Policepardéfaut" style:family="text">
      <style:text-properties style:font-name-complex="Times New Roman" fo:language="it" fo:country="IT"/>
    </style:style>
    <style:style style:name="T3726" style:parent-style-name="Policepardéfaut" style:family="text">
      <style:text-properties style:font-name-complex="Times New Roman" fo:language="it" fo:country="IT"/>
    </style:style>
    <style:style style:name="T3727" style:parent-style-name="Policepardéfaut" style:family="text">
      <style:text-properties style:font-name-complex="Times New Roman" fo:language="it" fo:country="IT"/>
    </style:style>
    <style:style style:name="T3728" style:parent-style-name="Policepardéfaut" style:family="text">
      <style:text-properties style:font-name-complex="Times New Roman" fo:language="it" fo:country="IT"/>
    </style:style>
    <style:style style:name="T3729" style:parent-style-name="Policepardéfaut" style:family="text">
      <style:text-properties style:font-name-complex="Times New Roman" fo:language="it" fo:country="IT"/>
    </style:style>
    <style:style style:name="T3730" style:parent-style-name="Policepardéfaut" style:family="text">
      <style:text-properties style:font-name-complex="Times New Roman" fo:language="it" fo:country="IT"/>
    </style:style>
    <style:style style:name="T3731" style:parent-style-name="Policepardéfaut" style:family="text">
      <style:text-properties style:font-name-complex="Times New Roman" fo:language="it" fo:country="IT"/>
    </style:style>
    <style:style style:name="T3732" style:parent-style-name="Policepardéfaut" style:family="text">
      <style:text-properties style:font-name-complex="Times New Roman" fo:language="it" fo:country="IT"/>
    </style:style>
    <style:style style:name="T3733" style:parent-style-name="Policepardéfaut" style:family="text">
      <style:text-properties style:font-name-complex="Times New Roman" fo:language="it" fo:country="IT"/>
    </style:style>
    <style:style style:name="T3734" style:parent-style-name="Policepardéfaut" style:family="text">
      <style:text-properties style:font-name-complex="Times New Roman" fo:language="it" fo:country="IT"/>
    </style:style>
    <style:style style:name="T3735" style:parent-style-name="Policepardéfaut" style:family="text">
      <style:text-properties style:font-name-complex="Times New Roman" fo:language="it" fo:country="IT"/>
    </style:style>
    <style:style style:name="T3736" style:parent-style-name="Policepardéfaut" style:family="text">
      <style:text-properties style:font-name-complex="Times New Roman" fo:language="it" fo:country="IT"/>
    </style:style>
    <style:style style:name="T3737" style:parent-style-name="Policepardéfaut" style:family="text">
      <style:text-properties style:font-name-complex="Times New Roman" fo:language="it" fo:country="IT"/>
    </style:style>
    <style:style style:name="T3738" style:parent-style-name="Policepardéfaut" style:family="text">
      <style:text-properties style:font-name-complex="Times New Roman" fo:language="it" fo:country="IT"/>
    </style:style>
    <style:style style:name="T3739" style:parent-style-name="Policepardéfaut" style:family="text">
      <style:text-properties style:font-name-complex="Times New Roman" fo:language="it" fo:country="IT"/>
    </style:style>
    <style:style style:name="T3740" style:parent-style-name="Policepardéfaut" style:family="text">
      <style:text-properties style:font-name-complex="Times New Roman" fo:language="it" fo:country="IT"/>
    </style:style>
    <style:style style:name="T3741" style:parent-style-name="Policepardéfaut" style:family="text">
      <style:text-properties style:font-name-complex="Times New Roman" fo:language="it" fo:country="IT"/>
    </style:style>
    <style:style style:name="T3742" style:parent-style-name="Policepardéfaut" style:family="text">
      <style:text-properties style:font-name-complex="Times New Roman" fo:language="it" fo:country="IT"/>
    </style:style>
    <style:style style:name="T3743" style:parent-style-name="Policepardéfaut" style:family="text">
      <style:text-properties style:font-name-complex="Times New Roman" fo:language="it" fo:country="IT"/>
    </style:style>
    <style:style style:name="T3744" style:parent-style-name="Policepardéfaut" style:family="text">
      <style:text-properties style:font-name-complex="Times New Roman" fo:language="it" fo:country="IT"/>
    </style:style>
    <style:style style:name="T3745" style:parent-style-name="Policepardéfaut" style:family="text">
      <style:text-properties style:font-name-complex="Times New Roman" fo:language="it" fo:country="IT"/>
    </style:style>
    <style:style style:name="T3746" style:parent-style-name="Policepardéfaut" style:family="text">
      <style:text-properties style:font-name-complex="Times New Roman" fo:language="it" fo:country="IT"/>
    </style:style>
    <style:style style:name="T3747" style:parent-style-name="Policepardéfaut" style:family="text">
      <style:text-properties style:font-name-complex="Times New Roman" fo:language="it" fo:country="IT"/>
    </style:style>
    <style:style style:name="T3748" style:parent-style-name="Policepardéfaut" style:family="text">
      <style:text-properties style:font-name-complex="Times New Roman" fo:language="it" fo:country="IT"/>
    </style:style>
    <style:style style:name="T3749" style:parent-style-name="Policepardéfaut" style:family="text">
      <style:text-properties style:font-name-complex="Times New Roman" fo:language="it" fo:country="IT"/>
    </style:style>
    <style:style style:name="T3750" style:parent-style-name="Policepardéfaut" style:family="text">
      <style:text-properties style:font-name-complex="Times New Roman" fo:language="it" fo:country="IT"/>
    </style:style>
    <style:style style:name="T3751" style:parent-style-name="Policepardéfaut" style:family="text">
      <style:text-properties style:font-name-complex="Times New Roman" fo:language="it" fo:country="IT"/>
    </style:style>
    <style:style style:name="T3752" style:parent-style-name="Policepardéfaut" style:family="text">
      <style:text-properties style:font-name-complex="Times New Roman" fo:language="it" fo:country="IT"/>
    </style:style>
    <style:style style:name="T3753" style:parent-style-name="Policepardéfaut" style:family="text">
      <style:text-properties style:font-name-complex="Times New Roman" fo:language="it" fo:country="IT"/>
    </style:style>
    <style:style style:name="T3754" style:parent-style-name="Policepardéfaut" style:family="text">
      <style:text-properties style:font-name-complex="Times New Roman" fo:language="it" fo:country="IT"/>
    </style:style>
    <style:style style:name="T3755" style:parent-style-name="Policepardéfaut" style:family="text">
      <style:text-properties style:font-name-complex="Times New Roman" fo:language="it" fo:country="IT"/>
    </style:style>
    <style:style style:name="T3756" style:parent-style-name="Policepardéfaut" style:family="text">
      <style:text-properties style:font-name-complex="Times New Roman" fo:language="it" fo:country="IT"/>
    </style:style>
    <style:style style:name="T3757" style:parent-style-name="Policepardéfaut" style:family="text">
      <style:text-properties style:font-name-complex="Times New Roman" fo:language="it" fo:country="IT"/>
    </style:style>
    <style:style style:name="T3758" style:parent-style-name="Policepardéfaut" style:family="text">
      <style:text-properties style:font-name-complex="Times New Roman" fo:language="it" fo:country="IT"/>
    </style:style>
    <style:style style:name="T3759" style:parent-style-name="Policepardéfaut" style:family="text">
      <style:text-properties style:font-name-complex="Times New Roman" fo:language="it" fo:country="IT"/>
    </style:style>
    <style:style style:name="T3760" style:parent-style-name="Policepardéfaut" style:family="text">
      <style:text-properties style:font-name-complex="Times New Roman" fo:language="it" fo:country="IT"/>
    </style:style>
    <style:style style:name="T3761" style:parent-style-name="Policepardéfaut" style:family="text">
      <style:text-properties style:font-name-complex="Times New Roman" fo:language="it" fo:country="IT"/>
    </style:style>
    <style:style style:name="T3762" style:parent-style-name="Policepardéfaut" style:family="text">
      <style:text-properties style:font-name-complex="Times New Roman" fo:language="it" fo:country="IT"/>
    </style:style>
    <style:style style:name="T3763" style:parent-style-name="Policepardéfaut" style:family="text">
      <style:text-properties style:font-name-complex="Times New Roman" fo:language="it" fo:country="IT"/>
    </style:style>
    <style:style style:name="T3764" style:parent-style-name="Policepardéfaut" style:family="text">
      <style:text-properties style:font-name-complex="Times New Roman" fo:language="it" fo:country="IT"/>
    </style:style>
    <style:style style:name="T3765" style:parent-style-name="Policepardéfaut" style:family="text">
      <style:text-properties style:font-name-complex="Times New Roman" fo:language="it" fo:country="IT"/>
    </style:style>
    <style:style style:name="T3766" style:parent-style-name="Policepardéfaut" style:family="text">
      <style:text-properties style:font-name-complex="Times New Roman" fo:language="it" fo:country="IT"/>
    </style:style>
    <style:style style:name="T3767" style:parent-style-name="Policepardéfaut" style:family="text">
      <style:text-properties style:font-name-complex="Times New Roman" fo:language="it" fo:country="IT"/>
    </style:style>
    <style:style style:name="T3768" style:parent-style-name="Policepardéfaut" style:family="text">
      <style:text-properties style:font-name-complex="Times New Roman" fo:language="it" fo:country="IT"/>
    </style:style>
    <style:style style:name="T3769" style:parent-style-name="Policepardéfaut" style:family="text">
      <style:text-properties style:font-name-complex="Times New Roman" fo:language="it" fo:country="IT"/>
    </style:style>
    <style:style style:name="T3770" style:parent-style-name="Policepardéfaut" style:family="text">
      <style:text-properties style:font-name-complex="Times New Roman" fo:language="it" fo:country="IT"/>
    </style:style>
    <style:style style:name="T3771" style:parent-style-name="Policepardéfaut" style:family="text">
      <style:text-properties style:font-name-complex="Times New Roman" fo:language="it" fo:country="IT"/>
    </style:style>
    <style:style style:name="T3772" style:parent-style-name="Policepardéfaut" style:family="text">
      <style:text-properties style:font-name-complex="Times New Roman" fo:language="it" fo:country="IT"/>
    </style:style>
    <style:style style:name="T3773" style:parent-style-name="Policepardéfaut" style:family="text">
      <style:text-properties style:font-name-complex="Times New Roman" fo:language="it" fo:country="IT"/>
    </style:style>
    <style:style style:name="T3774" style:parent-style-name="Policepardéfaut" style:family="text">
      <style:text-properties style:font-name-complex="Times New Roman" fo:language="it" fo:country="IT"/>
    </style:style>
    <style:style style:name="T3775" style:parent-style-name="Policepardéfaut" style:family="text">
      <style:text-properties style:font-name-complex="Times New Roman" fo:language="it" fo:country="IT"/>
    </style:style>
    <style:style style:name="T3776" style:parent-style-name="Policepardéfaut" style:family="text">
      <style:text-properties style:font-name-complex="Times New Roman" fo:language="it" fo:country="IT"/>
    </style:style>
    <style:style style:name="T3777" style:parent-style-name="Policepardéfaut" style:family="text">
      <style:text-properties style:font-name-complex="Times New Roman" fo:language="it" fo:country="IT"/>
    </style:style>
    <style:style style:name="T3778" style:parent-style-name="Policepardéfaut" style:family="text">
      <style:text-properties style:font-name-complex="Times New Roman" fo:language="it" fo:country="IT"/>
    </style:style>
    <style:style style:name="T3779" style:parent-style-name="Policepardéfaut" style:family="text">
      <style:text-properties style:font-name-complex="Times New Roman" fo:language="it" fo:country="IT"/>
    </style:style>
    <style:style style:name="T3780" style:parent-style-name="Policepardéfaut" style:family="text">
      <style:text-properties style:font-name-complex="Times New Roman" fo:language="it" fo:country="IT"/>
    </style:style>
    <style:style style:name="T3781" style:parent-style-name="Policepardéfaut" style:family="text">
      <style:text-properties style:font-name-complex="Times New Roman" fo:language="it" fo:country="IT"/>
    </style:style>
    <style:style style:name="T3782" style:parent-style-name="Policepardéfaut" style:family="text">
      <style:text-properties style:font-name-complex="Times New Roman" fo:language="it" fo:country="IT"/>
    </style:style>
    <style:style style:name="T3783" style:parent-style-name="Policepardéfaut" style:family="text">
      <style:text-properties style:font-name-complex="Times New Roman" fo:language="it" fo:country="IT"/>
    </style:style>
    <style:style style:name="T3784" style:parent-style-name="Policepardéfaut" style:family="text">
      <style:text-properties style:font-name-complex="Times New Roman" fo:language="it" fo:country="IT"/>
    </style:style>
    <style:style style:name="T3785" style:parent-style-name="Policepardéfaut" style:family="text">
      <style:text-properties style:font-name-complex="Times New Roman" fo:language="it" fo:country="IT"/>
    </style:style>
    <style:style style:name="T3786" style:parent-style-name="Policepardéfaut" style:family="text">
      <style:text-properties style:font-name-complex="Times New Roman" fo:language="it" fo:country="IT"/>
    </style:style>
    <style:style style:name="T3787" style:parent-style-name="Policepardéfaut" style:family="text">
      <style:text-properties style:font-name-complex="Times New Roman" fo:language="it" fo:country="IT"/>
    </style:style>
    <style:style style:name="T3788" style:parent-style-name="Policepardéfaut" style:family="text">
      <style:text-properties style:font-name-complex="Times New Roman" fo:language="it" fo:country="IT"/>
    </style:style>
    <style:style style:name="T3789" style:parent-style-name="Policepardéfaut" style:family="text">
      <style:text-properties style:font-name-complex="Times New Roman" fo:language="it" fo:country="IT"/>
    </style:style>
    <style:style style:name="T3790" style:parent-style-name="Policepardéfaut" style:family="text">
      <style:text-properties style:font-name-complex="Times New Roman" fo:language="it" fo:country="IT"/>
    </style:style>
    <style:style style:name="T3791" style:parent-style-name="Policepardéfaut" style:family="text">
      <style:text-properties style:font-name-complex="Times New Roman" fo:language="it" fo:country="IT"/>
    </style:style>
    <style:style style:name="T3792" style:parent-style-name="Policepardéfaut" style:family="text">
      <style:text-properties style:font-name-complex="Times New Roman" fo:language="it" fo:country="IT"/>
    </style:style>
    <style:style style:name="T3793" style:parent-style-name="Policepardéfaut" style:family="text">
      <style:text-properties style:font-name-complex="Times New Roman" fo:language="it" fo:country="IT"/>
    </style:style>
    <style:style style:name="T3794" style:parent-style-name="Policepardéfaut" style:family="text">
      <style:text-properties style:font-name-complex="Times New Roman" fo:language="it" fo:country="IT"/>
    </style:style>
    <style:style style:name="T3795" style:parent-style-name="Policepardéfaut" style:family="text">
      <style:text-properties style:font-name-complex="Times New Roman" fo:language="it" fo:country="IT"/>
    </style:style>
    <style:style style:name="T3796" style:parent-style-name="Policepardéfaut" style:family="text">
      <style:text-properties style:font-name-complex="Times New Roman" fo:language="it" fo:country="IT"/>
    </style:style>
    <style:style style:name="T3797" style:parent-style-name="Policepardéfaut" style:family="text">
      <style:text-properties style:font-name-complex="Times New Roman" fo:language="it" fo:country="IT"/>
    </style:style>
    <style:style style:name="T3798" style:parent-style-name="Policepardéfaut" style:family="text">
      <style:text-properties style:font-name-complex="Times New Roman" fo:language="it" fo:country="IT"/>
    </style:style>
    <style:style style:name="T3799" style:parent-style-name="Policepardéfaut" style:family="text">
      <style:text-properties style:font-name-complex="Times New Roman" fo:language="it" fo:country="IT"/>
    </style:style>
    <style:style style:name="T3800" style:parent-style-name="Policepardéfaut" style:family="text">
      <style:text-properties style:font-name-complex="Times New Roman" fo:language="it" fo:country="IT"/>
    </style:style>
    <style:style style:name="T3801" style:parent-style-name="Policepardéfaut" style:family="text">
      <style:text-properties style:font-name-complex="Times New Roman" fo:language="it" fo:country="IT"/>
    </style:style>
    <style:style style:name="T3802" style:parent-style-name="Policepardéfaut" style:family="text">
      <style:text-properties style:font-name-complex="Times New Roman" fo:language="it" fo:country="IT"/>
    </style:style>
    <style:style style:name="T3803" style:parent-style-name="Policepardéfaut" style:family="text">
      <style:text-properties style:font-name-complex="Times New Roman" fo:language="it" fo:country="IT"/>
    </style:style>
    <style:style style:name="T3804" style:parent-style-name="Policepardéfaut" style:family="text">
      <style:text-properties style:font-name-complex="Times New Roman" fo:language="it" fo:country="IT"/>
    </style:style>
    <style:style style:name="T3805" style:parent-style-name="Policepardéfaut" style:family="text">
      <style:text-properties style:font-name-complex="Times New Roman" fo:language="it" fo:country="IT"/>
    </style:style>
    <style:style style:name="T3806" style:parent-style-name="Policepardéfaut" style:family="text">
      <style:text-properties style:font-name-complex="Times New Roman" fo:language="it" fo:country="IT"/>
    </style:style>
    <style:style style:name="T3807" style:parent-style-name="Policepardéfaut" style:family="text">
      <style:text-properties style:font-name-complex="Times New Roman" fo:language="it" fo:country="IT"/>
    </style:style>
    <style:style style:name="T3808" style:parent-style-name="Policepardéfaut" style:family="text">
      <style:text-properties style:font-name-complex="Times New Roman" fo:language="it" fo:country="IT"/>
    </style:style>
    <style:style style:name="T3809" style:parent-style-name="Policepardéfaut" style:family="text">
      <style:text-properties style:font-name-complex="Times New Roman" fo:language="it" fo:country="IT"/>
    </style:style>
    <style:style style:name="T3810" style:parent-style-name="Policepardéfaut" style:family="text">
      <style:text-properties style:font-name-complex="Times New Roman" fo:language="it" fo:country="IT"/>
    </style:style>
    <style:style style:name="T3811" style:parent-style-name="Policepardéfaut" style:family="text">
      <style:text-properties style:font-name-complex="Times New Roman" fo:language="it" fo:country="IT"/>
    </style:style>
    <style:style style:name="T3812" style:parent-style-name="Policepardéfaut" style:family="text">
      <style:text-properties style:font-name-complex="Times New Roman" fo:language="it" fo:country="IT"/>
    </style:style>
    <style:style style:name="T3813" style:parent-style-name="Policepardéfaut" style:family="text">
      <style:text-properties style:font-name-complex="Times New Roman" fo:language="it" fo:country="IT"/>
    </style:style>
    <style:style style:name="T3814" style:parent-style-name="Policepardéfaut" style:family="text">
      <style:text-properties style:font-name-complex="Times New Roman" fo:language="it" fo:country="IT"/>
    </style:style>
    <style:style style:name="T3815" style:parent-style-name="Policepardéfaut" style:family="text">
      <style:text-properties style:font-name-complex="Times New Roman" fo:language="it" fo:country="IT"/>
    </style:style>
    <style:style style:name="T3816" style:parent-style-name="Policepardéfaut" style:family="text">
      <style:text-properties style:font-name-complex="Times New Roman" fo:language="it" fo:country="IT"/>
    </style:style>
    <style:style style:name="T3817" style:parent-style-name="Policepardéfaut" style:family="text">
      <style:text-properties style:font-name-complex="Times New Roman" fo:language="it" fo:country="IT"/>
    </style:style>
    <style:style style:name="T3818" style:parent-style-name="Policepardéfaut" style:family="text">
      <style:text-properties style:font-name-complex="Times New Roman" fo:language="it" fo:country="IT"/>
    </style:style>
    <style:style style:name="T3819" style:parent-style-name="Policepardéfaut" style:family="text">
      <style:text-properties style:font-name-complex="Times New Roman" fo:language="it" fo:country="IT"/>
    </style:style>
    <style:style style:name="T3820" style:parent-style-name="Policepardéfaut" style:family="text">
      <style:text-properties style:font-name-complex="Times New Roman" fo:language="it" fo:country="IT"/>
    </style:style>
    <style:style style:name="T3821" style:parent-style-name="Policepardéfaut" style:family="text">
      <style:text-properties style:font-name-complex="Times New Roman" fo:language="it" fo:country="IT"/>
    </style:style>
    <style:style style:name="T3822" style:parent-style-name="Policepardéfaut" style:family="text">
      <style:text-properties style:font-name-complex="Times New Roman" fo:language="it" fo:country="IT"/>
    </style:style>
    <style:style style:name="T3823" style:parent-style-name="Policepardéfaut" style:family="text">
      <style:text-properties style:font-name-complex="Times New Roman" fo:language="it" fo:country="IT"/>
    </style:style>
    <style:style style:name="T3824" style:parent-style-name="Policepardéfaut" style:family="text">
      <style:text-properties style:font-name-complex="Times New Roman" fo:language="it" fo:country="IT"/>
    </style:style>
    <style:style style:name="T3825" style:parent-style-name="Policepardéfaut" style:family="text">
      <style:text-properties style:font-name-complex="Times New Roman" fo:language="it" fo:country="IT"/>
    </style:style>
    <style:style style:name="T3826" style:parent-style-name="Policepardéfaut" style:family="text">
      <style:text-properties style:font-name-complex="Times New Roman" fo:language="it" fo:country="IT"/>
    </style:style>
    <style:style style:name="T3827" style:parent-style-name="Policepardéfaut" style:family="text">
      <style:text-properties style:font-name-complex="Times New Roman" fo:language="it" fo:country="IT"/>
    </style:style>
    <style:style style:name="T3828" style:parent-style-name="Policepardéfaut" style:family="text">
      <style:text-properties style:font-name-complex="Times New Roman" fo:language="it" fo:country="IT"/>
    </style:style>
    <style:style style:name="T3829" style:parent-style-name="Policepardéfaut" style:family="text">
      <style:text-properties style:font-name-complex="Times New Roman" fo:language="it" fo:country="IT"/>
    </style:style>
    <style:style style:name="T3830" style:parent-style-name="Policepardéfaut" style:family="text">
      <style:text-properties style:font-name-complex="Times New Roman" fo:language="it" fo:country="IT"/>
    </style:style>
    <style:style style:name="T3831" style:parent-style-name="Policepardéfaut" style:family="text">
      <style:text-properties style:font-name-complex="Times New Roman" fo:language="it" fo:country="IT"/>
    </style:style>
    <style:style style:name="T3832" style:parent-style-name="Policepardéfaut" style:family="text">
      <style:text-properties style:font-name-complex="Times New Roman" fo:language="it" fo:country="IT"/>
    </style:style>
    <style:style style:name="T3833" style:parent-style-name="Policepardéfaut" style:family="text">
      <style:text-properties style:font-name-complex="Times New Roman" fo:language="it" fo:country="IT"/>
    </style:style>
    <style:style style:name="T3834" style:parent-style-name="Policepardéfaut" style:family="text">
      <style:text-properties style:font-name-complex="Times New Roman" fo:language="it" fo:country="IT"/>
    </style:style>
    <style:style style:name="T3835" style:parent-style-name="Policepardéfaut" style:family="text">
      <style:text-properties style:font-name-complex="Times New Roman" fo:language="it" fo:country="IT"/>
    </style:style>
    <style:style style:name="T3836" style:parent-style-name="Policepardéfaut" style:family="text">
      <style:text-properties style:font-name-complex="Times New Roman" fo:language="it" fo:country="IT"/>
    </style:style>
    <style:style style:name="T3837" style:parent-style-name="Policepardéfaut" style:family="text">
      <style:text-properties style:font-name-complex="Times New Roman" fo:language="it" fo:country="IT"/>
    </style:style>
    <style:style style:name="T3838" style:parent-style-name="Policepardéfaut" style:family="text">
      <style:text-properties style:font-name-complex="Times New Roman" fo:language="it" fo:country="IT"/>
    </style:style>
    <style:style style:name="T3839" style:parent-style-name="Policepardéfaut" style:family="text">
      <style:text-properties style:font-name-complex="Times New Roman" fo:language="it" fo:country="IT"/>
    </style:style>
    <style:style style:name="T3840" style:parent-style-name="Policepardéfaut" style:family="text">
      <style:text-properties style:font-name-complex="Times New Roman" fo:language="it" fo:country="IT"/>
    </style:style>
    <style:style style:name="T3841" style:parent-style-name="Policepardéfaut" style:family="text">
      <style:text-properties style:font-name-complex="Times New Roman" fo:language="it" fo:country="IT"/>
    </style:style>
    <style:style style:name="T3842" style:parent-style-name="Policepardéfaut" style:family="text">
      <style:text-properties style:font-name-complex="Times New Roman" fo:language="it" fo:country="IT"/>
    </style:style>
    <style:style style:name="T3843" style:parent-style-name="Policepardéfaut" style:family="text">
      <style:text-properties style:font-name-complex="Times New Roman" fo:language="it" fo:country="IT"/>
    </style:style>
    <style:style style:name="T3844" style:parent-style-name="Policepardéfaut" style:family="text">
      <style:text-properties style:font-name-complex="Times New Roman" fo:language="it" fo:country="IT"/>
    </style:style>
    <style:style style:name="T3845" style:parent-style-name="Policepardéfaut" style:family="text">
      <style:text-properties style:font-name-complex="Times New Roman" fo:language="it" fo:country="IT"/>
    </style:style>
    <style:style style:name="T3846" style:parent-style-name="Policepardéfaut" style:family="text">
      <style:text-properties style:font-name-complex="Times New Roman" fo:language="it" fo:country="IT"/>
    </style:style>
    <style:style style:name="T3847" style:parent-style-name="Policepardéfaut" style:family="text">
      <style:text-properties style:font-name-complex="Times New Roman" fo:language="it" fo:country="IT"/>
    </style:style>
    <style:style style:name="T3848" style:parent-style-name="Policepardéfaut" style:family="text">
      <style:text-properties style:font-name-complex="Times New Roman" fo:language="it" fo:country="IT"/>
    </style:style>
    <style:style style:name="T3849" style:parent-style-name="Policepardéfaut" style:family="text">
      <style:text-properties style:font-name-complex="Times New Roman" fo:language="it" fo:country="IT"/>
    </style:style>
    <style:style style:name="T3850" style:parent-style-name="Policepardéfaut" style:family="text">
      <style:text-properties style:font-name-complex="Times New Roman" fo:language="it" fo:country="IT"/>
    </style:style>
    <style:style style:name="T3851" style:parent-style-name="Policepardéfaut" style:family="text">
      <style:text-properties style:font-name-complex="Times New Roman" fo:language="it" fo:country="IT"/>
    </style:style>
    <style:style style:name="T3852" style:parent-style-name="Policepardéfaut" style:family="text">
      <style:text-properties style:font-name-complex="Times New Roman" fo:language="it" fo:country="IT"/>
    </style:style>
    <style:style style:name="T3853" style:parent-style-name="Policepardéfaut" style:family="text">
      <style:text-properties style:font-name-complex="Times New Roman" fo:language="it" fo:country="IT"/>
    </style:style>
    <style:style style:name="T3854" style:parent-style-name="Policepardéfaut" style:family="text">
      <style:text-properties style:font-name-complex="Times New Roman" fo:language="it" fo:country="IT"/>
    </style:style>
    <style:style style:name="T3855" style:parent-style-name="Policepardéfaut" style:family="text">
      <style:text-properties style:font-name-complex="Times New Roman" fo:language="it" fo:country="IT"/>
    </style:style>
    <style:style style:name="T3856" style:parent-style-name="Policepardéfaut" style:family="text">
      <style:text-properties style:font-name-complex="Times New Roman" fo:language="it" fo:country="IT"/>
    </style:style>
    <style:style style:name="T3857" style:parent-style-name="Policepardéfaut" style:family="text">
      <style:text-properties style:font-name-complex="Times New Roman" fo:language="it" fo:country="IT"/>
    </style:style>
    <style:style style:name="T3858" style:parent-style-name="Policepardéfaut" style:family="text">
      <style:text-properties style:font-name-complex="Times New Roman" fo:language="it" fo:country="IT"/>
    </style:style>
    <style:style style:name="T3859" style:parent-style-name="Policepardéfaut" style:family="text">
      <style:text-properties style:font-name-complex="Times New Roman" fo:language="it" fo:country="IT"/>
    </style:style>
    <style:style style:name="T3860" style:parent-style-name="Policepardéfaut" style:family="text">
      <style:text-properties style:font-name-complex="Times New Roman" fo:language="it" fo:country="IT"/>
    </style:style>
    <style:style style:name="T3861" style:parent-style-name="Policepardéfaut" style:family="text">
      <style:text-properties style:font-name-complex="Times New Roman" fo:language="it" fo:country="IT"/>
    </style:style>
    <style:style style:name="T3862" style:parent-style-name="Policepardéfaut" style:family="text">
      <style:text-properties style:font-name-complex="Times New Roman" fo:language="it" fo:country="IT"/>
    </style:style>
    <style:style style:name="T3863" style:parent-style-name="Policepardéfaut" style:family="text">
      <style:text-properties style:font-name-complex="Times New Roman" fo:language="it" fo:country="IT"/>
    </style:style>
    <style:style style:name="T3864" style:parent-style-name="Policepardéfaut" style:family="text">
      <style:text-properties style:font-name-complex="Times New Roman" fo:language="it" fo:country="IT"/>
    </style:style>
    <style:style style:name="T3865" style:parent-style-name="Policepardéfaut" style:family="text">
      <style:text-properties style:font-name-complex="Times New Roman" fo:language="it" fo:country="IT"/>
    </style:style>
    <style:style style:name="T3866" style:parent-style-name="Policepardéfaut" style:family="text">
      <style:text-properties style:font-name-complex="Times New Roman" fo:language="it" fo:country="IT"/>
    </style:style>
    <style:style style:name="T3867" style:parent-style-name="Policepardéfaut" style:family="text">
      <style:text-properties style:font-name-complex="Times New Roman" fo:language="it" fo:country="IT"/>
    </style:style>
    <style:style style:name="T3868" style:parent-style-name="Policepardéfaut" style:family="text">
      <style:text-properties style:font-name-complex="Times New Roman" fo:language="it" fo:country="IT"/>
    </style:style>
    <style:style style:name="T3869" style:parent-style-name="Policepardéfaut" style:family="text">
      <style:text-properties style:font-name-complex="Times New Roman" fo:language="it" fo:country="IT"/>
    </style:style>
    <style:style style:name="T3870" style:parent-style-name="Policepardéfaut" style:family="text">
      <style:text-properties style:font-name-complex="Times New Roman" fo:language="it" fo:country="IT"/>
    </style:style>
    <style:style style:name="T3871" style:parent-style-name="Policepardéfaut" style:family="text">
      <style:text-properties style:font-name-complex="Times New Roman" fo:language="it" fo:country="IT"/>
    </style:style>
    <style:style style:name="T3872" style:parent-style-name="Policepardéfaut" style:family="text">
      <style:text-properties style:font-name-complex="Times New Roman" fo:language="it" fo:country="IT"/>
    </style:style>
    <style:style style:name="T3873" style:parent-style-name="Policepardéfaut" style:family="text">
      <style:text-properties style:font-name-complex="Times New Roman" fo:language="it" fo:country="IT"/>
    </style:style>
    <style:style style:name="T3874" style:parent-style-name="Policepardéfaut" style:family="text">
      <style:text-properties style:font-name-complex="Times New Roman" fo:language="it" fo:country="IT"/>
    </style:style>
    <style:style style:name="T3875" style:parent-style-name="Policepardéfaut" style:family="text">
      <style:text-properties style:font-name-complex="Times New Roman" fo:language="it" fo:country="IT"/>
    </style:style>
    <style:style style:name="T3876" style:parent-style-name="Policepardéfaut" style:family="text">
      <style:text-properties style:font-name-complex="Times New Roman" fo:language="it" fo:country="IT"/>
    </style:style>
    <style:style style:name="T3877" style:parent-style-name="Policepardéfaut" style:family="text">
      <style:text-properties style:font-name-complex="Times New Roman" fo:language="it" fo:country="IT"/>
    </style:style>
    <style:style style:name="T3878" style:parent-style-name="Policepardéfaut" style:family="text">
      <style:text-properties style:font-name-complex="Times New Roman" fo:language="it" fo:country="IT"/>
    </style:style>
    <style:style style:name="T3879" style:parent-style-name="Policepardéfaut" style:family="text">
      <style:text-properties style:font-name-complex="Times New Roman" fo:language="it" fo:country="IT"/>
    </style:style>
    <style:style style:name="T3880" style:parent-style-name="Policepardéfaut" style:family="text">
      <style:text-properties style:font-name-complex="Times New Roman" fo:language="it" fo:country="IT"/>
    </style:style>
    <style:style style:name="T3881" style:parent-style-name="Policepardéfaut" style:family="text">
      <style:text-properties style:font-name-complex="Times New Roman" fo:language="it" fo:country="IT"/>
    </style:style>
    <style:style style:name="T3882" style:parent-style-name="Policepardéfaut" style:family="text">
      <style:text-properties style:font-name-complex="Times New Roman" fo:language="it" fo:country="IT"/>
    </style:style>
    <style:style style:name="T3883" style:parent-style-name="Policepardéfaut" style:family="text">
      <style:text-properties style:font-name-complex="Times New Roman" fo:language="it" fo:country="IT"/>
    </style:style>
    <style:style style:name="T3884" style:parent-style-name="Policepardéfaut" style:family="text">
      <style:text-properties style:font-name-complex="Times New Roman" fo:language="it" fo:country="IT"/>
    </style:style>
    <style:style style:name="T3885" style:parent-style-name="Policepardéfaut" style:family="text">
      <style:text-properties style:font-name-complex="Times New Roman" fo:language="it" fo:country="IT"/>
    </style:style>
    <style:style style:name="T3886" style:parent-style-name="Policepardéfaut" style:family="text">
      <style:text-properties style:font-name-complex="Times New Roman" fo:language="it" fo:country="IT"/>
    </style:style>
    <style:style style:name="T3887" style:parent-style-name="Policepardéfaut" style:family="text">
      <style:text-properties style:font-name-complex="Times New Roman" fo:language="it" fo:country="IT"/>
    </style:style>
    <style:style style:name="T3888" style:parent-style-name="Policepardéfaut" style:family="text">
      <style:text-properties style:font-name-complex="Times New Roman" fo:language="it" fo:country="IT"/>
    </style:style>
    <style:style style:name="T3889" style:parent-style-name="Policepardéfaut" style:family="text">
      <style:text-properties style:font-name-complex="Times New Roman" fo:language="it" fo:country="IT"/>
    </style:style>
    <style:style style:name="T3890" style:parent-style-name="Policepardéfaut" style:family="text">
      <style:text-properties style:font-name-complex="Times New Roman" fo:language="it" fo:country="IT"/>
    </style:style>
    <style:style style:name="T3891" style:parent-style-name="Policepardéfaut" style:family="text">
      <style:text-properties style:font-name-complex="Times New Roman" fo:language="it" fo:country="IT"/>
    </style:style>
    <style:style style:name="T3892" style:parent-style-name="Policepardéfaut" style:family="text">
      <style:text-properties style:font-name-complex="Times New Roman" fo:language="it" fo:country="IT"/>
    </style:style>
    <style:style style:name="T3893" style:parent-style-name="Policepardéfaut" style:family="text">
      <style:text-properties style:font-name-complex="Times New Roman" fo:language="it" fo:country="IT"/>
    </style:style>
    <style:style style:name="T3894" style:parent-style-name="Policepardéfaut" style:family="text">
      <style:text-properties style:font-name-complex="Times New Roman" fo:language="it" fo:country="IT"/>
    </style:style>
    <style:style style:name="T3895" style:parent-style-name="Policepardéfaut" style:family="text">
      <style:text-properties style:font-name-complex="Times New Roman" fo:language="it" fo:country="IT"/>
    </style:style>
    <style:style style:name="T3896" style:parent-style-name="Policepardéfaut" style:family="text">
      <style:text-properties style:font-name-complex="Times New Roman" fo:language="it" fo:country="IT"/>
    </style:style>
    <style:style style:name="T3897" style:parent-style-name="Policepardéfaut" style:family="text">
      <style:text-properties style:font-name-complex="Times New Roman" fo:language="it" fo:country="IT"/>
    </style:style>
    <style:style style:name="T3898" style:parent-style-name="Policepardéfaut" style:family="text">
      <style:text-properties style:font-name-complex="Times New Roman" fo:language="it" fo:country="IT"/>
    </style:style>
    <style:style style:name="T3899" style:parent-style-name="Policepardéfaut" style:family="text">
      <style:text-properties style:font-name-complex="Times New Roman" fo:language="it" fo:country="IT"/>
    </style:style>
    <style:style style:name="T3900" style:parent-style-name="Policepardéfaut" style:family="text">
      <style:text-properties style:font-name-complex="Times New Roman" fo:language="it" fo:country="IT"/>
    </style:style>
    <style:style style:name="T3901" style:parent-style-name="Policepardéfaut" style:family="text">
      <style:text-properties style:font-name-complex="Times New Roman" fo:language="it" fo:country="IT"/>
    </style:style>
    <style:style style:name="T3902" style:parent-style-name="Policepardéfaut" style:family="text">
      <style:text-properties style:font-name-complex="Times New Roman" fo:language="it" fo:country="IT"/>
    </style:style>
    <style:style style:name="T3903" style:parent-style-name="Policepardéfaut" style:family="text">
      <style:text-properties style:font-name-complex="Times New Roman" fo:language="it" fo:country="IT"/>
    </style:style>
    <style:style style:name="T3904" style:parent-style-name="Policepardéfaut" style:family="text">
      <style:text-properties style:font-name-complex="Times New Roman" fo:language="it" fo:country="IT"/>
    </style:style>
    <style:style style:name="T3905" style:parent-style-name="Policepardéfaut" style:family="text">
      <style:text-properties style:font-name-complex="Times New Roman" fo:language="it" fo:country="IT"/>
    </style:style>
    <style:style style:name="T3906" style:parent-style-name="Policepardéfaut" style:family="text">
      <style:text-properties style:font-name-complex="Times New Roman" fo:language="it" fo:country="IT"/>
    </style:style>
    <style:style style:name="T3907" style:parent-style-name="Policepardéfaut" style:family="text">
      <style:text-properties style:font-name-complex="Times New Roman" fo:language="it" fo:country="IT"/>
    </style:style>
    <style:style style:name="T3908" style:parent-style-name="Policepardéfaut" style:family="text">
      <style:text-properties style:font-name-complex="Times New Roman" fo:language="it" fo:country="IT"/>
    </style:style>
    <style:style style:name="T3909" style:parent-style-name="Policepardéfaut" style:family="text">
      <style:text-properties style:font-name-complex="Times New Roman" fo:language="it" fo:country="IT"/>
    </style:style>
    <style:style style:name="T3910" style:parent-style-name="Policepardéfaut" style:family="text">
      <style:text-properties style:font-name-complex="Times New Roman" fo:language="it" fo:country="IT"/>
    </style:style>
    <style:style style:name="T3911" style:parent-style-name="Policepardéfaut" style:family="text">
      <style:text-properties style:font-name-complex="Times New Roman" fo:language="it" fo:country="IT"/>
    </style:style>
    <style:style style:name="T3912" style:parent-style-name="Policepardéfaut" style:family="text">
      <style:text-properties style:font-name-complex="Times New Roman" fo:language="it" fo:country="IT"/>
    </style:style>
    <style:style style:name="T3913" style:parent-style-name="Policepardéfaut" style:family="text">
      <style:text-properties style:font-name-complex="Times New Roman" fo:language="it" fo:country="IT"/>
    </style:style>
    <style:style style:name="T3914" style:parent-style-name="Policepardéfaut" style:family="text">
      <style:text-properties style:font-name-complex="Times New Roman" fo:language="it" fo:country="IT"/>
    </style:style>
    <style:style style:name="T3915" style:parent-style-name="Policepardéfaut" style:family="text">
      <style:text-properties style:font-name-complex="Times New Roman" fo:language="it" fo:country="IT"/>
    </style:style>
    <style:style style:name="T3916" style:parent-style-name="Policepardéfaut" style:family="text">
      <style:text-properties style:font-name-complex="Times New Roman" fo:language="it" fo:country="IT"/>
    </style:style>
    <style:style style:name="T3917" style:parent-style-name="Policepardéfaut" style:family="text">
      <style:text-properties style:font-name-complex="Times New Roman" fo:language="it" fo:country="IT"/>
    </style:style>
    <style:style style:name="T3918" style:parent-style-name="Policepardéfaut" style:family="text">
      <style:text-properties style:font-name-complex="Times New Roman" fo:language="it" fo:country="IT"/>
    </style:style>
    <style:style style:name="T3919" style:parent-style-name="Policepardéfaut" style:family="text">
      <style:text-properties style:font-name-complex="Times New Roman" fo:language="it" fo:country="IT"/>
    </style:style>
    <style:style style:name="T3920" style:parent-style-name="Policepardéfaut" style:family="text">
      <style:text-properties style:font-name-complex="Times New Roman" fo:language="it" fo:country="IT"/>
    </style:style>
    <style:style style:name="T3921" style:parent-style-name="Policepardéfaut" style:family="text">
      <style:text-properties style:font-name-complex="Times New Roman" fo:language="it" fo:country="IT"/>
    </style:style>
    <style:style style:name="T3922" style:parent-style-name="Policepardéfaut" style:family="text">
      <style:text-properties style:font-name-complex="Times New Roman" fo:language="it" fo:country="IT"/>
    </style:style>
    <style:style style:name="T3923" style:parent-style-name="Policepardéfaut" style:family="text">
      <style:text-properties style:font-name-complex="Times New Roman" fo:language="it" fo:country="IT"/>
    </style:style>
    <style:style style:name="T3924" style:parent-style-name="Policepardéfaut" style:family="text">
      <style:text-properties style:font-name-complex="Times New Roman" fo:language="it" fo:country="IT"/>
    </style:style>
    <style:style style:name="T3925" style:parent-style-name="Policepardéfaut" style:family="text">
      <style:text-properties style:font-name-complex="Times New Roman" fo:language="it" fo:country="IT"/>
    </style:style>
    <style:style style:name="T3926" style:parent-style-name="Policepardéfaut" style:family="text">
      <style:text-properties style:font-name-complex="Times New Roman" fo:language="it" fo:country="IT"/>
    </style:style>
    <style:style style:name="T3927" style:parent-style-name="Policepardéfaut" style:family="text">
      <style:text-properties style:font-name-complex="Times New Roman" fo:language="it" fo:country="IT"/>
    </style:style>
    <style:style style:name="T3928" style:parent-style-name="Policepardéfaut" style:family="text">
      <style:text-properties style:font-name-complex="Times New Roman" fo:language="it" fo:country="IT"/>
    </style:style>
    <style:style style:name="T3929" style:parent-style-name="Policepardéfaut" style:family="text">
      <style:text-properties style:font-name-complex="Times New Roman" fo:language="it" fo:country="IT"/>
    </style:style>
    <style:style style:name="T3930" style:parent-style-name="Policepardéfaut" style:family="text">
      <style:text-properties style:font-name-complex="Times New Roman" fo:language="it" fo:country="IT"/>
    </style:style>
    <style:style style:name="T3931" style:parent-style-name="Policepardéfaut" style:family="text">
      <style:text-properties style:font-name-complex="Times New Roman" fo:language="it" fo:country="IT"/>
    </style:style>
    <style:style style:name="T3932" style:parent-style-name="Policepardéfaut" style:family="text">
      <style:text-properties style:font-name-complex="Times New Roman" fo:language="it" fo:country="IT"/>
    </style:style>
    <style:style style:name="T3933" style:parent-style-name="Policepardéfaut" style:family="text">
      <style:text-properties style:font-name-complex="Times New Roman" fo:language="it" fo:country="IT"/>
    </style:style>
    <style:style style:name="T3934" style:parent-style-name="Policepardéfaut" style:family="text">
      <style:text-properties style:font-name-complex="Times New Roman" fo:language="it" fo:country="IT"/>
    </style:style>
    <style:style style:name="T3935" style:parent-style-name="Policepardéfaut" style:family="text">
      <style:text-properties style:font-name-complex="Times New Roman" fo:language="it" fo:country="IT"/>
    </style:style>
    <style:style style:name="T3936" style:parent-style-name="Policepardéfaut" style:family="text">
      <style:text-properties style:font-name-complex="Times New Roman" fo:language="it" fo:country="IT"/>
    </style:style>
    <style:style style:name="T3937" style:parent-style-name="Policepardéfaut" style:family="text">
      <style:text-properties style:font-name-complex="Times New Roman" fo:language="it" fo:country="IT"/>
    </style:style>
    <style:style style:name="T3938" style:parent-style-name="footnotereference" style:family="text">
      <style:text-properties style:text-position="0% 100%"/>
    </style:style>
    <style:style style:name="T3939" style:parent-style-name="Policepardéfaut" style:family="text">
      <style:text-properties style:font-name-complex="Times New Roman" fo:language="it" fo:country="IT"/>
    </style:style>
    <style:style style:name="T3940" style:parent-style-name="Policepardéfaut" style:family="text">
      <style:text-properties style:font-name-complex="Times New Roman" fo:language="it" fo:country="IT"/>
    </style:style>
    <style:style style:name="T3941" style:parent-style-name="Policepardéfaut" style:family="text">
      <style:text-properties style:font-name-complex="Times New Roman" fo:language="it" fo:country="IT"/>
    </style:style>
    <style:style style:name="T3942" style:parent-style-name="Policepardéfaut" style:family="text">
      <style:text-properties style:font-name-complex="Times New Roman" fo:language="it" fo:country="IT"/>
    </style:style>
    <style:style style:name="T3943" style:parent-style-name="Policepardéfaut" style:family="text">
      <style:text-properties style:font-name-complex="Times New Roman" fo:language="it" fo:country="IT"/>
    </style:style>
    <style:style style:name="T3944" style:parent-style-name="Policepardéfaut" style:family="text">
      <style:text-properties style:font-name-complex="Times New Roman" fo:language="it" fo:country="IT"/>
    </style:style>
    <style:style style:name="T3945" style:parent-style-name="Policepardéfaut" style:family="text">
      <style:text-properties style:font-name-complex="Times New Roman" fo:language="it" fo:country="IT"/>
    </style:style>
    <style:style style:name="T3946" style:parent-style-name="Policepardéfaut" style:family="text">
      <style:text-properties style:font-name-complex="Times New Roman" fo:language="it" fo:country="IT"/>
    </style:style>
    <style:style style:name="T3947" style:parent-style-name="Policepardéfaut" style:family="text">
      <style:text-properties style:font-name-complex="Times New Roman" fo:language="it" fo:country="IT"/>
    </style:style>
    <style:style style:name="T3948" style:parent-style-name="Policepardéfaut" style:family="text">
      <style:text-properties style:font-name-complex="Times New Roman" fo:language="it" fo:country="IT"/>
    </style:style>
    <style:style style:name="T3949" style:parent-style-name="Policepardéfaut" style:family="text">
      <style:text-properties style:font-name-complex="Times New Roman" fo:language="it" fo:country="IT"/>
    </style:style>
    <style:style style:name="T3950" style:parent-style-name="Policepardéfaut" style:family="text">
      <style:text-properties style:font-name-complex="Times New Roman" fo:language="it" fo:country="IT"/>
    </style:style>
    <style:style style:name="T3951" style:parent-style-name="Policepardéfaut" style:family="text">
      <style:text-properties style:font-name-complex="Times New Roman" fo:language="it" fo:country="IT"/>
    </style:style>
    <style:style style:name="T3952" style:parent-style-name="Policepardéfaut" style:family="text">
      <style:text-properties style:font-name-complex="Times New Roman" fo:language="it" fo:country="IT"/>
    </style:style>
    <style:style style:name="T3953" style:parent-style-name="Policepardéfaut" style:family="text">
      <style:text-properties style:font-name-complex="Times New Roman" fo:language="it" fo:country="IT"/>
    </style:style>
    <style:style style:name="T3954" style:parent-style-name="Policepardéfaut" style:family="text">
      <style:text-properties style:font-name-complex="Times New Roman" fo:language="it" fo:country="IT"/>
    </style:style>
    <style:style style:name="T3955" style:parent-style-name="Policepardéfaut" style:family="text">
      <style:text-properties style:font-name-complex="Times New Roman" fo:language="it" fo:country="IT"/>
    </style:style>
    <style:style style:name="T3956" style:parent-style-name="Policepardéfaut" style:family="text">
      <style:text-properties style:font-name-complex="Times New Roman" fo:language="it" fo:country="IT"/>
    </style:style>
    <style:style style:name="T3957" style:parent-style-name="Policepardéfaut" style:family="text">
      <style:text-properties style:font-name-complex="Times New Roman" fo:language="it" fo:country="IT"/>
    </style:style>
    <style:style style:name="T3958" style:parent-style-name="Policepardéfaut" style:family="text">
      <style:text-properties style:font-name-complex="Times New Roman"/>
    </style:style>
    <style:style style:name="T3959" style:parent-style-name="Policepardéfaut" style:family="text">
      <style:text-properties style:font-name-complex="Times New Roman"/>
    </style:style>
    <style:style style:name="T3960" style:parent-style-name="Policepardéfaut" style:family="text">
      <style:text-properties style:font-name-complex="Times New Roman"/>
    </style:style>
    <style:style style:name="T3961" style:parent-style-name="Policepardéfaut" style:family="text">
      <style:text-properties style:font-name-complex="Times New Roman" fo:language="it" fo:country="IT"/>
    </style:style>
    <style:style style:name="T3962" style:parent-style-name="Policepardéfaut" style:family="text">
      <style:text-properties style:font-name-complex="Times New Roman" fo:language="it" fo:country="IT"/>
    </style:style>
    <style:style style:name="T3963" style:parent-style-name="Policepardéfaut" style:family="text">
      <style:text-properties style:font-name-complex="Times New Roman" fo:language="it" fo:country="IT"/>
    </style:style>
    <style:style style:name="T3964" style:parent-style-name="Policepardéfaut" style:family="text">
      <style:text-properties style:font-name-complex="Times New Roman" fo:language="it" fo:country="IT"/>
    </style:style>
    <style:style style:name="T3965" style:parent-style-name="Policepardéfaut" style:family="text">
      <style:text-properties style:font-name-complex="Times New Roman" fo:language="it" fo:country="IT"/>
    </style:style>
    <style:style style:name="T3966" style:parent-style-name="Policepardéfaut" style:family="text">
      <style:text-properties style:font-name-complex="Times New Roman" fo:language="it" fo:country="IT"/>
    </style:style>
    <style:style style:name="T3967" style:parent-style-name="Policepardéfaut" style:family="text">
      <style:text-properties style:font-name-complex="Times New Roman" fo:language="it" fo:country="IT"/>
    </style:style>
    <style:style style:name="T3968" style:parent-style-name="Policepardéfaut" style:family="text">
      <style:text-properties style:font-name-complex="Times New Roman" fo:language="it" fo:country="IT"/>
    </style:style>
    <style:style style:name="T3969" style:parent-style-name="Policepardéfaut" style:family="text">
      <style:text-properties style:font-name-complex="Times New Roman" fo:language="it" fo:country="IT"/>
    </style:style>
    <style:style style:name="T3970" style:parent-style-name="Policepardéfaut" style:family="text">
      <style:text-properties style:font-name-complex="Times New Roman" fo:language="it" fo:country="IT"/>
    </style:style>
    <style:style style:name="T3971" style:parent-style-name="Policepardéfaut" style:family="text">
      <style:text-properties style:font-name-complex="Times New Roman" fo:language="it" fo:country="IT"/>
    </style:style>
    <style:style style:name="T3972" style:parent-style-name="Policepardéfaut" style:family="text">
      <style:text-properties style:font-name-complex="Times New Roman" fo:language="it" fo:country="IT"/>
    </style:style>
    <style:style style:name="T3973" style:parent-style-name="Policepardéfaut" style:family="text">
      <style:text-properties style:font-name-complex="Times New Roman" fo:language="it" fo:country="IT"/>
    </style:style>
    <style:style style:name="T3974" style:parent-style-name="Policepardéfaut" style:family="text">
      <style:text-properties style:font-name-complex="Times New Roman" fo:language="it" fo:country="IT"/>
    </style:style>
    <style:style style:name="T3975" style:parent-style-name="Policepardéfaut" style:family="text">
      <style:text-properties style:font-name-complex="Times New Roman" fo:language="it" fo:country="IT"/>
    </style:style>
    <style:style style:name="T3976" style:parent-style-name="Policepardéfaut" style:family="text">
      <style:text-properties style:font-name-complex="Times New Roman" fo:language="it" fo:country="IT"/>
    </style:style>
    <style:style style:name="T3977" style:parent-style-name="Policepardéfaut" style:family="text">
      <style:text-properties style:font-name-complex="Times New Roman" fo:language="it" fo:country="IT"/>
    </style:style>
    <style:style style:name="T3978" style:parent-style-name="Policepardéfaut" style:family="text">
      <style:text-properties style:font-name-complex="Times New Roman" fo:language="it" fo:country="IT"/>
    </style:style>
    <style:style style:name="T3979" style:parent-style-name="footnotereference" style:family="text">
      <style:text-properties style:text-position="0% 100%"/>
    </style:style>
    <style:style style:name="T3980" style:parent-style-name="Policepardéfaut" style:family="text">
      <style:text-properties style:font-name-complex="Times New Roman" fo:language="it" fo:country="IT"/>
    </style:style>
    <style:style style:name="T3981" style:parent-style-name="Policepardéfaut" style:family="text">
      <style:text-properties style:font-name-complex="Times New Roman" fo:language="it" fo:country="IT"/>
    </style:style>
    <style:style style:name="T3982" style:parent-style-name="Policepardéfaut" style:family="text">
      <style:text-properties style:font-name-complex="Times New Roman" fo:language="it" fo:country="IT"/>
    </style:style>
    <style:style style:name="T3983" style:parent-style-name="Policepardéfaut" style:family="text">
      <style:text-properties style:font-name-complex="Times New Roman" fo:language="it" fo:country="IT"/>
    </style:style>
    <style:style style:name="T3984" style:parent-style-name="Policepardéfaut" style:family="text">
      <style:text-properties style:font-name-complex="Times New Roman" fo:language="it" fo:country="IT"/>
    </style:style>
    <style:style style:name="T3985" style:parent-style-name="Policepardéfaut" style:family="text">
      <style:text-properties style:font-name-complex="Times New Roman" fo:language="it" fo:country="IT"/>
    </style:style>
    <style:style style:name="T3986" style:parent-style-name="Policepardéfaut" style:family="text">
      <style:text-properties style:font-name-complex="Times New Roman" fo:language="it" fo:country="IT"/>
    </style:style>
    <style:style style:name="T3987" style:parent-style-name="Policepardéfaut" style:family="text">
      <style:text-properties style:font-name-complex="Times New Roman" fo:language="it" fo:country="IT"/>
    </style:style>
    <style:style style:name="T3988" style:parent-style-name="Policepardéfaut" style:family="text">
      <style:text-properties style:font-name-complex="Times New Roman" fo:language="it" fo:country="IT"/>
    </style:style>
    <style:style style:name="T3989" style:parent-style-name="Policepardéfaut" style:family="text">
      <style:text-properties style:font-name-complex="Times New Roman" fo:language="it" fo:country="IT"/>
    </style:style>
    <style:style style:name="T3990" style:parent-style-name="Policepardéfaut" style:family="text">
      <style:text-properties style:font-name-complex="Times New Roman" fo:language="it" fo:country="IT"/>
    </style:style>
    <style:style style:name="T3991" style:parent-style-name="Policepardéfaut" style:family="text">
      <style:text-properties style:font-name-complex="Times New Roman" fo:language="it" fo:country="IT"/>
    </style:style>
    <style:style style:name="T3992" style:parent-style-name="Policepardéfaut" style:family="text">
      <style:text-properties style:font-name-complex="Times New Roman" fo:language="it" fo:country="IT"/>
    </style:style>
    <style:style style:name="T3993" style:parent-style-name="Policepardéfaut" style:family="text">
      <style:text-properties style:font-name-complex="Times New Roman" fo:language="it" fo:country="IT"/>
    </style:style>
    <style:style style:name="T3994" style:parent-style-name="Policepardéfaut" style:family="text">
      <style:text-properties style:font-name-complex="Times New Roman" fo:language="it" fo:country="IT"/>
    </style:style>
    <style:style style:name="T3995" style:parent-style-name="Policepardéfaut" style:family="text">
      <style:text-properties style:font-name-complex="Times New Roman" fo:language="it" fo:country="IT"/>
    </style:style>
    <style:style style:name="T3996" style:parent-style-name="Policepardéfaut" style:family="text">
      <style:text-properties style:font-name-complex="Times New Roman" fo:language="it" fo:country="IT"/>
    </style:style>
    <style:style style:name="T3997" style:parent-style-name="Policepardéfaut" style:family="text">
      <style:text-properties style:font-name-complex="Times New Roman" fo:language="it" fo:country="IT"/>
    </style:style>
    <style:style style:name="T3998" style:parent-style-name="Policepardéfaut" style:family="text">
      <style:text-properties style:font-name-complex="Times New Roman" fo:language="it" fo:country="IT"/>
    </style:style>
    <style:style style:name="T3999" style:parent-style-name="Policepardéfaut" style:family="text">
      <style:text-properties style:font-name-complex="Times New Roman" fo:language="it" fo:country="IT"/>
    </style:style>
    <style:style style:name="T4000" style:parent-style-name="Policepardéfaut" style:family="text">
      <style:text-properties style:font-name-complex="Times New Roman" fo:language="it" fo:country="IT"/>
    </style:style>
    <style:style style:name="T4001" style:parent-style-name="Policepardéfaut" style:family="text">
      <style:text-properties style:font-name-complex="Times New Roman" fo:language="it" fo:country="IT"/>
    </style:style>
    <style:style style:name="T4002" style:parent-style-name="Policepardéfaut" style:family="text">
      <style:text-properties style:font-name-complex="Times New Roman" fo:language="it" fo:country="IT"/>
    </style:style>
    <style:style style:name="T4003" style:parent-style-name="Policepardéfaut" style:family="text">
      <style:text-properties style:font-name-complex="Times New Roman" fo:language="it" fo:country="IT"/>
    </style:style>
    <style:style style:name="T4004" style:parent-style-name="Policepardéfaut" style:family="text">
      <style:text-properties style:font-name-complex="Times New Roman" fo:language="it" fo:country="IT"/>
    </style:style>
    <style:style style:name="T4005" style:parent-style-name="Policepardéfaut" style:family="text">
      <style:text-properties style:font-name-complex="Times New Roman" fo:language="it" fo:country="IT"/>
    </style:style>
    <style:style style:name="T4006" style:parent-style-name="Policepardéfaut" style:family="text">
      <style:text-properties style:font-name-complex="Times New Roman" fo:language="it" fo:country="IT"/>
    </style:style>
    <style:style style:name="T4007" style:parent-style-name="Policepardéfaut" style:family="text">
      <style:text-properties style:font-name-complex="Times New Roman" fo:language="it" fo:country="IT"/>
    </style:style>
    <style:style style:name="T4008" style:parent-style-name="Policepardéfaut" style:family="text">
      <style:text-properties style:font-name-complex="Times New Roman" fo:language="it" fo:country="IT"/>
    </style:style>
    <style:style style:name="T4009" style:parent-style-name="Policepardéfaut" style:family="text">
      <style:text-properties style:font-name-complex="Times New Roman" fo:language="it" fo:country="IT"/>
    </style:style>
    <style:style style:name="T4010" style:parent-style-name="Policepardéfaut" style:family="text">
      <style:text-properties style:font-name-complex="Times New Roman" fo:language="it" fo:country="IT"/>
    </style:style>
    <style:style style:name="T4011" style:parent-style-name="Policepardéfaut" style:family="text">
      <style:text-properties style:font-name-complex="Times New Roman" fo:language="it" fo:country="IT"/>
    </style:style>
    <style:style style:name="T4012" style:parent-style-name="Policepardéfaut" style:family="text">
      <style:text-properties style:font-name-complex="Times New Roman" fo:language="it" fo:country="IT"/>
    </style:style>
    <style:style style:name="T4013" style:parent-style-name="Policepardéfaut" style:family="text">
      <style:text-properties style:font-name-complex="Times New Roman" fo:language="it" fo:country="IT"/>
    </style:style>
    <style:style style:name="T4014" style:parent-style-name="Policepardéfaut" style:family="text">
      <style:text-properties style:font-name-complex="Times New Roman" fo:language="it" fo:country="IT"/>
    </style:style>
    <style:style style:name="T4015" style:parent-style-name="Policepardéfaut" style:family="text">
      <style:text-properties style:font-name-complex="Times New Roman" fo:language="it" fo:country="IT"/>
    </style:style>
    <style:style style:name="T4016" style:parent-style-name="Policepardéfaut" style:family="text">
      <style:text-properties style:font-name-complex="Times New Roman" fo:language="it" fo:country="IT"/>
    </style:style>
    <style:style style:name="T4017" style:parent-style-name="Policepardéfaut" style:family="text">
      <style:text-properties style:font-name-complex="Times New Roman" fo:language="it" fo:country="IT"/>
    </style:style>
    <style:style style:name="T4018" style:parent-style-name="Policepardéfaut" style:family="text">
      <style:text-properties style:font-name-complex="Times New Roman" fo:language="it" fo:country="IT"/>
    </style:style>
    <style:style style:name="T4019" style:parent-style-name="Policepardéfaut" style:family="text">
      <style:text-properties style:font-name-complex="Times New Roman" fo:language="it" fo:country="IT"/>
    </style:style>
    <style:style style:name="T4020" style:parent-style-name="Policepardéfaut" style:family="text">
      <style:text-properties style:font-name-complex="Times New Roman" fo:language="it" fo:country="IT"/>
    </style:style>
    <style:style style:name="T4021" style:parent-style-name="Policepardéfaut" style:family="text">
      <style:text-properties style:font-name-complex="Times New Roman" fo:language="it" fo:country="IT"/>
    </style:style>
    <style:style style:name="T4022" style:parent-style-name="Policepardéfaut" style:family="text">
      <style:text-properties style:font-name-complex="Times New Roman" fo:language="it" fo:country="IT"/>
    </style:style>
    <style:style style:name="T4023" style:parent-style-name="Policepardéfaut" style:family="text">
      <style:text-properties style:font-name-complex="Times New Roman" fo:language="it" fo:country="IT"/>
    </style:style>
    <style:style style:name="T4024" style:parent-style-name="Policepardéfaut" style:family="text">
      <style:text-properties style:font-name-complex="Times New Roman" fo:language="it" fo:country="IT"/>
    </style:style>
    <style:style style:name="T4025" style:parent-style-name="Policepardéfaut" style:family="text">
      <style:text-properties style:font-name-complex="Times New Roman" fo:language="it" fo:country="IT"/>
    </style:style>
    <style:style style:name="T4026" style:parent-style-name="Policepardéfaut" style:family="text">
      <style:text-properties style:font-name-complex="Times New Roman" fo:language="it" fo:country="IT"/>
    </style:style>
    <style:style style:name="T4027" style:parent-style-name="Policepardéfaut" style:family="text">
      <style:text-properties style:font-name-complex="Times New Roman" fo:language="it" fo:country="IT"/>
    </style:style>
    <style:style style:name="T4028" style:parent-style-name="Policepardéfaut" style:family="text">
      <style:text-properties style:font-name-complex="Times New Roman" fo:font-style="italic" style:font-style-asian="italic" fo:language="it" fo:country="IT"/>
    </style:style>
    <style:style style:name="T4029" style:parent-style-name="Policepardéfaut" style:family="text">
      <style:text-properties style:font-name-complex="Times New Roman" fo:language="it" fo:country="IT"/>
    </style:style>
    <style:style style:name="T4030" style:parent-style-name="Policepardéfaut" style:family="text">
      <style:text-properties style:font-name-complex="Times New Roman" fo:language="it" fo:country="IT"/>
    </style:style>
    <style:style style:name="T4031" style:parent-style-name="Policepardéfaut" style:family="text">
      <style:text-properties style:font-name-complex="Times New Roman" fo:language="it" fo:country="IT"/>
    </style:style>
    <style:style style:name="T4032" style:parent-style-name="footnotereference" style:family="text">
      <style:text-properties style:text-position="0% 100%"/>
    </style:style>
    <style:style style:name="T4033" style:parent-style-name="Policepardéfaut" style:family="text">
      <style:text-properties style:font-name-complex="Times New Roman" fo:language="it" fo:country="IT"/>
    </style:style>
    <style:style style:name="T4034" style:parent-style-name="Policepardéfaut" style:family="text">
      <style:text-properties style:font-name-complex="Times New Roman" fo:language="it" fo:country="IT"/>
    </style:style>
    <style:style style:name="T4035" style:parent-style-name="Policepardéfaut" style:family="text">
      <style:text-properties style:font-name-complex="Times New Roman" fo:language="it" fo:country="IT"/>
    </style:style>
    <style:style style:name="T4036" style:parent-style-name="Policepardéfaut" style:family="text">
      <style:text-properties style:font-name-complex="Times New Roman" fo:language="it" fo:country="IT"/>
    </style:style>
    <style:style style:name="T4037" style:parent-style-name="Policepardéfaut" style:family="text">
      <style:text-properties style:font-name-complex="Times New Roman" fo:language="it" fo:country="IT"/>
    </style:style>
    <style:style style:name="T4038" style:parent-style-name="Policepardéfaut" style:family="text">
      <style:text-properties style:font-name-complex="Times New Roman" fo:language="it" fo:country="IT"/>
    </style:style>
    <style:style style:name="T4039" style:parent-style-name="Policepardéfaut" style:family="text">
      <style:text-properties style:font-name-complex="Times New Roman" fo:language="it" fo:country="IT"/>
    </style:style>
    <style:style style:name="T4040" style:parent-style-name="Policepardéfaut" style:family="text">
      <style:text-properties style:font-name-complex="Times New Roman" fo:language="it" fo:country="IT"/>
    </style:style>
    <style:style style:name="T4041" style:parent-style-name="Policepardéfaut" style:family="text">
      <style:text-properties style:font-name-complex="Times New Roman" fo:language="it" fo:country="IT"/>
    </style:style>
    <style:style style:name="T4042" style:parent-style-name="Policepardéfaut" style:family="text">
      <style:text-properties style:font-name-complex="Times New Roman" fo:language="it" fo:country="IT"/>
    </style:style>
    <style:style style:name="T4043" style:parent-style-name="Policepardéfaut" style:family="text">
      <style:text-properties style:font-name-complex="Times New Roman" fo:language="it" fo:country="IT"/>
    </style:style>
    <style:style style:name="T4044" style:parent-style-name="Policepardéfaut" style:family="text">
      <style:text-properties style:font-name-complex="Times New Roman" fo:language="it" fo:country="IT"/>
    </style:style>
    <style:style style:name="T4045" style:parent-style-name="Policepardéfaut" style:family="text">
      <style:text-properties style:font-name-complex="Times New Roman" fo:language="it" fo:country="IT"/>
    </style:style>
    <style:style style:name="T4046" style:parent-style-name="Policepardéfaut" style:family="text">
      <style:text-properties style:font-name-complex="Times New Roman" fo:language="it" fo:country="IT"/>
    </style:style>
    <style:style style:name="T4047" style:parent-style-name="Policepardéfaut" style:family="text">
      <style:text-properties style:font-name-complex="Times New Roman" fo:language="it" fo:country="IT"/>
    </style:style>
    <style:style style:name="T4048" style:parent-style-name="Policepardéfaut" style:family="text">
      <style:text-properties style:font-name-complex="Times New Roman" fo:language="it" fo:country="IT"/>
    </style:style>
    <style:style style:name="T4049" style:parent-style-name="Policepardéfaut" style:family="text">
      <style:text-properties style:font-name-complex="Times New Roman" fo:language="it" fo:country="IT"/>
    </style:style>
    <style:style style:name="T4050" style:parent-style-name="Policepardéfaut" style:family="text">
      <style:text-properties style:font-name-complex="Times New Roman" fo:language="it" fo:country="IT"/>
    </style:style>
    <style:style style:name="T4051" style:parent-style-name="Policepardéfaut" style:family="text">
      <style:text-properties style:font-name-complex="Times New Roman" fo:language="it" fo:country="IT"/>
    </style:style>
    <style:style style:name="T4052" style:parent-style-name="Policepardéfaut" style:family="text">
      <style:text-properties style:font-name-complex="Times New Roman" fo:language="it" fo:country="IT"/>
    </style:style>
    <style:style style:name="T4053" style:parent-style-name="Policepardéfaut" style:family="text">
      <style:text-properties style:font-name-complex="Times New Roman" fo:language="it" fo:country="IT"/>
    </style:style>
    <style:style style:name="T4054" style:parent-style-name="Policepardéfaut" style:family="text">
      <style:text-properties style:font-name-complex="Times New Roman" fo:language="it" fo:country="IT"/>
    </style:style>
    <style:style style:name="T4055" style:parent-style-name="Policepardéfaut" style:family="text">
      <style:text-properties style:font-name-complex="Times New Roman" fo:language="it" fo:country="IT"/>
    </style:style>
    <style:style style:name="T4056" style:parent-style-name="Policepardéfaut" style:family="text">
      <style:text-properties style:font-name-complex="Times New Roman" fo:language="it" fo:country="IT"/>
    </style:style>
    <style:style style:name="T4057" style:parent-style-name="Policepardéfaut" style:family="text">
      <style:text-properties style:font-name-complex="Times New Roman" fo:language="it" fo:country="IT"/>
    </style:style>
    <style:style style:name="T4058" style:parent-style-name="Policepardéfaut" style:family="text">
      <style:text-properties style:font-name-complex="Times New Roman" fo:language="it" fo:country="IT"/>
    </style:style>
    <style:style style:name="T4059" style:parent-style-name="Policepardéfaut" style:family="text">
      <style:text-properties style:font-name-complex="Times New Roman" fo:language="it" fo:country="IT"/>
    </style:style>
    <style:style style:name="T4060" style:parent-style-name="Policepardéfaut" style:family="text">
      <style:text-properties style:font-name-complex="Times New Roman" fo:language="it" fo:country="IT"/>
    </style:style>
    <style:style style:name="T4061" style:parent-style-name="Policepardéfaut" style:family="text">
      <style:text-properties style:font-name-complex="Times New Roman" fo:language="it" fo:country="IT"/>
    </style:style>
    <style:style style:name="T4062" style:parent-style-name="Policepardéfaut" style:family="text">
      <style:text-properties style:font-name-complex="Times New Roman" fo:language="it" fo:country="IT"/>
    </style:style>
    <style:style style:name="T4063" style:parent-style-name="Policepardéfaut" style:family="text">
      <style:text-properties style:font-name-complex="Times New Roman" fo:language="it" fo:country="IT"/>
    </style:style>
    <style:style style:name="T4064" style:parent-style-name="Policepardéfaut" style:family="text">
      <style:text-properties style:font-name-complex="Times New Roman" fo:language="it" fo:country="IT"/>
    </style:style>
    <style:style style:name="T4065" style:parent-style-name="Policepardéfaut" style:family="text">
      <style:text-properties style:font-name-complex="Times New Roman" fo:language="it" fo:country="IT"/>
    </style:style>
    <style:style style:name="T4066" style:parent-style-name="Policepardéfaut" style:family="text">
      <style:text-properties style:font-name-complex="Times New Roman" fo:language="it" fo:country="IT"/>
    </style:style>
    <style:style style:name="T4067" style:parent-style-name="Policepardéfaut" style:family="text">
      <style:text-properties style:font-name-complex="Times New Roman" fo:language="it" fo:country="IT"/>
    </style:style>
    <style:style style:name="T4068" style:parent-style-name="Policepardéfaut" style:family="text">
      <style:text-properties style:font-name-complex="Times New Roman" fo:language="it" fo:country="IT"/>
    </style:style>
    <style:style style:name="T4069" style:parent-style-name="Policepardéfaut" style:family="text">
      <style:text-properties style:font-name-complex="Times New Roman" fo:language="it" fo:country="IT"/>
    </style:style>
    <style:style style:name="T4070" style:parent-style-name="Policepardéfaut" style:family="text">
      <style:text-properties style:font-name-complex="Times New Roman" fo:language="it" fo:country="IT"/>
    </style:style>
    <style:style style:name="T4071" style:parent-style-name="Policepardéfaut" style:family="text">
      <style:text-properties style:font-name-complex="Times New Roman" fo:language="it" fo:country="IT"/>
    </style:style>
    <style:style style:name="T4072" style:parent-style-name="Policepardéfaut" style:family="text">
      <style:text-properties style:font-name-complex="Times New Roman" fo:language="it" fo:country="IT"/>
    </style:style>
    <style:style style:name="T4073" style:parent-style-name="Policepardéfaut" style:family="text">
      <style:text-properties style:font-name-complex="Times New Roman" fo:language="it" fo:country="IT"/>
    </style:style>
    <style:style style:name="T4074" style:parent-style-name="Policepardéfaut" style:family="text">
      <style:text-properties style:font-name-complex="Times New Roman" fo:language="it" fo:country="IT"/>
    </style:style>
    <style:style style:name="T4075" style:parent-style-name="Policepardéfaut" style:family="text">
      <style:text-properties style:font-name-complex="Times New Roman" fo:language="it" fo:country="IT"/>
    </style:style>
    <style:style style:name="T4076" style:parent-style-name="Policepardéfaut" style:family="text">
      <style:text-properties style:font-name-complex="Times New Roman" fo:language="it" fo:country="IT"/>
    </style:style>
    <style:style style:name="T4077" style:parent-style-name="Policepardéfaut" style:family="text">
      <style:text-properties style:font-name-complex="Times New Roman" fo:language="it" fo:country="IT"/>
    </style:style>
    <style:style style:name="T4078" style:parent-style-name="Policepardéfaut" style:family="text">
      <style:text-properties style:font-name-complex="Times New Roman" fo:language="it" fo:country="IT"/>
    </style:style>
    <style:style style:name="T4079" style:parent-style-name="Policepardéfaut" style:family="text">
      <style:text-properties style:font-name-complex="Times New Roman" fo:language="it" fo:country="IT"/>
    </style:style>
    <style:style style:name="T4080" style:parent-style-name="Policepardéfaut" style:family="text">
      <style:text-properties style:font-name-complex="Times New Roman" fo:language="it" fo:country="IT"/>
    </style:style>
    <style:style style:name="T4081" style:parent-style-name="footnotereference" style:family="text">
      <style:text-properties style:text-position="0% 100%"/>
    </style:style>
    <style:style style:name="T4082" style:parent-style-name="Policepardéfaut" style:family="text">
      <style:text-properties style:font-name-complex="Times New Roman" fo:language="it" fo:country="IT"/>
    </style:style>
    <style:style style:name="T4083" style:parent-style-name="Policepardéfaut" style:family="text">
      <style:text-properties style:font-name-complex="Times New Roman" fo:language="it" fo:country="IT"/>
    </style:style>
    <style:style style:name="T4084" style:parent-style-name="Policepardéfaut" style:family="text">
      <style:text-properties style:font-name-complex="Times New Roman" fo:language="it" fo:country="IT"/>
    </style:style>
    <style:style style:name="T4085" style:parent-style-name="Policepardéfaut" style:family="text">
      <style:text-properties style:font-name-complex="Times New Roman" fo:language="it" fo:country="IT"/>
    </style:style>
    <style:style style:name="T4086" style:parent-style-name="Policepardéfaut" style:family="text">
      <style:text-properties style:font-name-complex="Times New Roman" fo:language="it" fo:country="IT"/>
    </style:style>
    <style:style style:name="T4087" style:parent-style-name="Policepardéfaut" style:family="text">
      <style:text-properties style:font-name-complex="Times New Roman" fo:language="it" fo:country="IT"/>
    </style:style>
    <style:style style:name="T4088" style:parent-style-name="Policepardéfaut" style:family="text">
      <style:text-properties style:font-name-complex="Times New Roman" fo:language="it" fo:country="IT"/>
    </style:style>
    <style:style style:name="T4089" style:parent-style-name="Policepardéfaut" style:family="text">
      <style:text-properties style:font-name-complex="Times New Roman" fo:language="it" fo:country="IT"/>
    </style:style>
    <style:style style:name="T4090" style:parent-style-name="Policepardéfaut" style:family="text">
      <style:text-properties style:font-name-complex="Times New Roman" fo:language="it" fo:country="IT"/>
    </style:style>
    <style:style style:name="T4091" style:parent-style-name="Policepardéfaut" style:family="text">
      <style:text-properties style:font-name-complex="Times New Roman" fo:language="it" fo:country="IT"/>
    </style:style>
    <style:style style:name="T4092" style:parent-style-name="Policepardéfaut" style:family="text">
      <style:text-properties style:font-name-complex="Times New Roman" fo:language="it" fo:country="IT"/>
    </style:style>
    <style:style style:name="T4093" style:parent-style-name="Policepardéfaut" style:family="text">
      <style:text-properties style:font-name-complex="Times New Roman" fo:language="it" fo:country="IT"/>
    </style:style>
    <style:style style:name="T4094" style:parent-style-name="Policepardéfaut" style:family="text">
      <style:text-properties style:font-name-complex="Times New Roman" fo:language="it" fo:country="IT"/>
    </style:style>
    <style:style style:name="T4095" style:parent-style-name="Policepardéfaut" style:family="text">
      <style:text-properties style:font-name-complex="Times New Roman" fo:language="it" fo:country="IT"/>
    </style:style>
    <style:style style:name="T4096" style:parent-style-name="Policepardéfaut" style:family="text">
      <style:text-properties style:font-name-complex="Times New Roman" fo:language="it" fo:country="IT"/>
    </style:style>
    <style:style style:name="T4097" style:parent-style-name="Policepardéfaut" style:family="text">
      <style:text-properties style:font-name-complex="Times New Roman" fo:language="it" fo:country="IT"/>
    </style:style>
    <style:style style:name="T4098" style:parent-style-name="Policepardéfaut" style:family="text">
      <style:text-properties style:font-name-complex="Times New Roman" fo:language="it" fo:country="IT"/>
    </style:style>
    <style:style style:name="T4099" style:parent-style-name="Policepardéfaut" style:family="text">
      <style:text-properties style:font-name-complex="Times New Roman" fo:language="it" fo:country="IT"/>
    </style:style>
    <style:style style:name="T4100" style:parent-style-name="Policepardéfaut" style:family="text">
      <style:text-properties style:font-name-complex="Times New Roman" fo:language="it" fo:country="IT"/>
    </style:style>
    <style:style style:name="T4101" style:parent-style-name="Policepardéfaut" style:family="text">
      <style:text-properties style:font-name-complex="Times New Roman" fo:language="it" fo:country="IT"/>
    </style:style>
    <style:style style:name="T4102" style:parent-style-name="Policepardéfaut" style:family="text">
      <style:text-properties style:font-name-complex="Times New Roman" fo:language="it" fo:country="IT"/>
    </style:style>
    <style:style style:name="T4103" style:parent-style-name="Policepardéfaut" style:family="text">
      <style:text-properties style:font-name-complex="Times New Roman" fo:language="it" fo:country="IT"/>
    </style:style>
    <style:style style:name="T4104" style:parent-style-name="Policepardéfaut" style:family="text">
      <style:text-properties style:font-name-complex="Times New Roman" fo:language="it" fo:country="IT"/>
    </style:style>
    <style:style style:name="T4105" style:parent-style-name="Policepardéfaut" style:family="text">
      <style:text-properties style:font-name-complex="Times New Roman" fo:language="it" fo:country="IT"/>
    </style:style>
    <style:style style:name="T4106" style:parent-style-name="Policepardéfaut" style:family="text">
      <style:text-properties style:font-name-complex="Times New Roman" fo:language="it" fo:country="IT"/>
    </style:style>
    <style:style style:name="T4107" style:parent-style-name="Policepardéfaut" style:family="text">
      <style:text-properties style:font-name-complex="Times New Roman" fo:language="it" fo:country="IT"/>
    </style:style>
    <style:style style:name="T4108" style:parent-style-name="Policepardéfaut" style:family="text">
      <style:text-properties style:font-name-complex="Times New Roman" fo:language="it" fo:country="IT"/>
    </style:style>
    <style:style style:name="T4109" style:parent-style-name="Policepardéfaut" style:family="text">
      <style:text-properties style:font-name-complex="Times New Roman" fo:language="it" fo:country="IT"/>
    </style:style>
    <style:style style:name="T4110" style:parent-style-name="Policepardéfaut" style:family="text">
      <style:text-properties style:font-name-complex="Times New Roman" fo:language="it" fo:country="IT"/>
    </style:style>
    <style:style style:name="T4111" style:parent-style-name="Policepardéfaut" style:family="text">
      <style:text-properties style:font-name-complex="Times New Roman" fo:language="it" fo:country="IT"/>
    </style:style>
    <style:style style:name="T4112" style:parent-style-name="Policepardéfaut" style:family="text">
      <style:text-properties style:font-name-complex="Times New Roman" fo:language="it" fo:country="IT"/>
    </style:style>
    <style:style style:name="T4113" style:parent-style-name="Policepardéfaut" style:family="text">
      <style:text-properties style:font-name-complex="Times New Roman" fo:language="it" fo:country="IT"/>
    </style:style>
    <style:style style:name="T4114" style:parent-style-name="Policepardéfaut" style:family="text">
      <style:text-properties style:font-name-complex="Times New Roman" fo:language="it" fo:country="IT"/>
    </style:style>
    <style:style style:name="T4115" style:parent-style-name="num" style:family="text">
      <style:text-properties fo:language="it" fo:country="IT"/>
    </style:style>
    <style:style style:name="T4116" style:parent-style-name="Policepardéfaut" style:family="text">
      <style:text-properties style:font-name-complex="Times New Roman" fo:language="it" fo:country="IT"/>
    </style:style>
    <style:style style:name="T4117" style:parent-style-name="Policepardéfaut" style:family="text">
      <style:text-properties style:font-name-complex="Times New Roman" fo:language="it" fo:country="IT"/>
    </style:style>
    <style:style style:name="T4118" style:parent-style-name="Policepardéfaut" style:family="text">
      <style:text-properties style:font-name-complex="Times New Roman" fo:language="it" fo:country="IT"/>
    </style:style>
    <style:style style:name="T4119" style:parent-style-name="Policepardéfaut" style:family="text">
      <style:text-properties style:font-name-complex="Times New Roman" fo:language="it" fo:country="IT"/>
    </style:style>
    <style:style style:name="T4120" style:parent-style-name="Policepardéfaut" style:family="text">
      <style:text-properties style:font-name-complex="Times New Roman" fo:language="it" fo:country="IT"/>
    </style:style>
    <style:style style:name="T4121" style:parent-style-name="Policepardéfaut" style:family="text">
      <style:text-properties style:font-name-complex="Times New Roman" fo:language="it" fo:country="IT"/>
    </style:style>
    <style:style style:name="T4122" style:parent-style-name="Policepardéfaut" style:family="text">
      <style:text-properties style:font-name-complex="Times New Roman" fo:language="it" fo:country="IT"/>
    </style:style>
    <style:style style:name="T4123" style:parent-style-name="Policepardéfaut" style:family="text">
      <style:text-properties style:font-name-complex="Times New Roman" fo:language="it" fo:country="IT"/>
    </style:style>
    <style:style style:name="T4124" style:parent-style-name="Policepardéfaut" style:family="text">
      <style:text-properties style:font-name-complex="Times New Roman" fo:language="it" fo:country="IT"/>
    </style:style>
    <style:style style:name="T4125" style:parent-style-name="Policepardéfaut" style:family="text">
      <style:text-properties style:font-name-complex="Times New Roman" fo:language="it" fo:country="IT"/>
    </style:style>
    <style:style style:name="T4126" style:parent-style-name="Policepardéfaut" style:family="text">
      <style:text-properties style:font-name-complex="Times New Roman" fo:language="it" fo:country="IT"/>
    </style:style>
    <style:style style:name="T4127" style:parent-style-name="Policepardéfaut" style:family="text">
      <style:text-properties style:font-name-complex="Times New Roman" fo:language="it" fo:country="IT"/>
    </style:style>
    <style:style style:name="T4128" style:parent-style-name="Policepardéfaut" style:family="text">
      <style:text-properties style:font-name-complex="Times New Roman" fo:language="it" fo:country="IT"/>
    </style:style>
    <style:style style:name="T4129" style:parent-style-name="Policepardéfaut" style:family="text">
      <style:text-properties style:font-name-complex="Times New Roman" fo:language="it" fo:country="IT"/>
    </style:style>
    <style:style style:name="T4130" style:parent-style-name="Policepardéfaut" style:family="text">
      <style:text-properties style:font-name-complex="Times New Roman" fo:language="it" fo:country="IT"/>
    </style:style>
    <style:style style:name="T4131" style:parent-style-name="Policepardéfaut" style:family="text">
      <style:text-properties style:font-name-complex="Times New Roman" fo:language="it" fo:country="IT"/>
    </style:style>
    <style:style style:name="T4132" style:parent-style-name="Policepardéfaut" style:family="text">
      <style:text-properties style:font-name-complex="Times New Roman" fo:language="it" fo:country="IT"/>
    </style:style>
    <style:style style:name="T4133" style:parent-style-name="Policepardéfaut" style:family="text">
      <style:text-properties style:font-name-complex="Times New Roman" fo:language="it" fo:country="IT"/>
    </style:style>
    <style:style style:name="T4134" style:parent-style-name="Policepardéfaut" style:family="text">
      <style:text-properties style:font-name-complex="Times New Roman" fo:language="it" fo:country="IT"/>
    </style:style>
    <style:style style:name="T4135" style:parent-style-name="Policepardéfaut" style:family="text">
      <style:text-properties style:font-name-complex="Times New Roman" fo:language="it" fo:country="IT"/>
    </style:style>
    <style:style style:name="T4136" style:parent-style-name="Policepardéfaut" style:family="text">
      <style:text-properties style:font-name-complex="Times New Roman" fo:language="it" fo:country="IT"/>
    </style:style>
    <style:style style:name="T4137" style:parent-style-name="Policepardéfaut" style:family="text">
      <style:text-properties style:font-name-complex="Times New Roman" fo:language="it" fo:country="IT"/>
    </style:style>
    <style:style style:name="T4138" style:parent-style-name="Policepardéfaut" style:family="text">
      <style:text-properties style:font-name-complex="Times New Roman" fo:language="it" fo:country="IT"/>
    </style:style>
    <style:style style:name="T4139" style:parent-style-name="Policepardéfaut" style:family="text">
      <style:text-properties style:font-name-complex="Times New Roman" fo:language="it" fo:country="IT"/>
    </style:style>
    <style:style style:name="T4140" style:parent-style-name="Policepardéfaut" style:family="text">
      <style:text-properties style:font-name-complex="Times New Roman" fo:language="it" fo:country="IT"/>
    </style:style>
    <style:style style:name="T4141" style:parent-style-name="Policepardéfaut" style:family="text">
      <style:text-properties style:font-name-complex="Times New Roman" fo:language="it" fo:country="IT"/>
    </style:style>
    <style:style style:name="T4142" style:parent-style-name="Policepardéfaut" style:family="text">
      <style:text-properties style:font-name-complex="Times New Roman" fo:language="it" fo:country="IT"/>
    </style:style>
    <style:style style:name="T4143" style:parent-style-name="Policepardéfaut" style:family="text">
      <style:text-properties style:font-name-complex="Times New Roman" fo:language="it" fo:country="IT"/>
    </style:style>
    <style:style style:name="T4144" style:parent-style-name="Policepardéfaut" style:family="text">
      <style:text-properties style:font-name-complex="Times New Roman" fo:language="it" fo:country="IT"/>
    </style:style>
    <style:style style:name="T4145" style:parent-style-name="Policepardéfaut" style:family="text">
      <style:text-properties style:font-name-complex="Times New Roman" fo:language="it" fo:country="IT"/>
    </style:style>
    <style:style style:name="T4146" style:parent-style-name="Policepardéfaut" style:family="text">
      <style:text-properties style:font-name-complex="Times New Roman" fo:language="it" fo:country="IT"/>
    </style:style>
    <style:style style:name="T4147" style:parent-style-name="Policepardéfaut" style:family="text">
      <style:text-properties style:font-name-complex="Times New Roman" fo:language="it" fo:country="IT"/>
    </style:style>
    <style:style style:name="T4148" style:parent-style-name="Policepardéfaut" style:family="text">
      <style:text-properties fo:font-style="italic" style:font-style-asian="italic"/>
    </style:style>
    <style:style style:name="T4149" style:parent-style-name="Policepardéfaut" style:family="text">
      <style:text-properties style:font-name-complex="Times New Roman" fo:language="it" fo:country="IT"/>
    </style:style>
    <style:style style:name="T4150" style:parent-style-name="Policepardéfaut" style:family="text">
      <style:text-properties style:font-name-complex="Times New Roman" fo:language="it" fo:country="IT"/>
    </style:style>
    <style:style style:name="T4151" style:parent-style-name="Policepardéfaut" style:family="text">
      <style:text-properties style:font-name-complex="Times New Roman" fo:language="it" fo:country="IT"/>
    </style:style>
    <style:style style:name="T4152" style:parent-style-name="Policepardéfaut" style:family="text">
      <style:text-properties style:font-name-complex="Times New Roman" fo:language="it" fo:country="IT"/>
    </style:style>
    <style:style style:name="T4153" style:parent-style-name="Policepardéfaut" style:family="text">
      <style:text-properties style:font-name-complex="Times New Roman" fo:language="it" fo:country="IT"/>
    </style:style>
    <style:style style:name="T4154" style:parent-style-name="Policepardéfaut" style:family="text">
      <style:text-properties style:font-name-complex="Times New Roman" fo:language="it" fo:country="IT"/>
    </style:style>
    <style:style style:name="T4155" style:parent-style-name="Policepardéfaut" style:family="text">
      <style:text-properties style:font-name-complex="Times New Roman" fo:language="it" fo:country="IT"/>
    </style:style>
    <style:style style:name="T4156" style:parent-style-name="Policepardéfaut" style:family="text">
      <style:text-properties style:font-name-complex="Times New Roman" fo:language="it" fo:country="IT"/>
    </style:style>
    <style:style style:name="T4157" style:parent-style-name="Policepardéfaut" style:family="text">
      <style:text-properties style:font-name-complex="Times New Roman" fo:language="it" fo:country="IT"/>
    </style:style>
    <style:style style:name="T4158" style:parent-style-name="Policepardéfaut" style:family="text">
      <style:text-properties style:font-name-complex="Times New Roman" fo:language="it" fo:country="IT"/>
    </style:style>
    <style:style style:name="T4159" style:parent-style-name="Policepardéfaut" style:family="text">
      <style:text-properties style:font-name-complex="Times New Roman" fo:language="it" fo:country="IT"/>
    </style:style>
    <style:style style:name="T4160" style:parent-style-name="Policepardéfaut" style:family="text">
      <style:text-properties style:font-name-complex="Times New Roman" fo:language="it" fo:country="IT"/>
    </style:style>
    <style:style style:name="T4161" style:parent-style-name="Policepardéfaut" style:family="text">
      <style:text-properties style:font-name-complex="Times New Roman" fo:language="it" fo:country="IT"/>
    </style:style>
    <style:style style:name="T4162" style:parent-style-name="Policepardéfaut" style:family="text">
      <style:text-properties style:font-name-complex="Times New Roman" fo:language="it" fo:country="IT"/>
    </style:style>
    <style:style style:name="T4163" style:parent-style-name="Policepardéfaut" style:family="text">
      <style:text-properties style:font-name-complex="Times New Roman" fo:language="it" fo:country="IT"/>
    </style:style>
    <style:style style:name="T4164" style:parent-style-name="Policepardéfaut" style:family="text">
      <style:text-properties style:font-name-complex="Times New Roman" fo:language="it" fo:country="IT"/>
    </style:style>
    <style:style style:name="T4165" style:parent-style-name="Policepardéfaut" style:family="text">
      <style:text-properties style:font-name-complex="Times New Roman" fo:language="it" fo:country="IT"/>
    </style:style>
    <style:style style:name="T4166" style:parent-style-name="Policepardéfaut" style:family="text">
      <style:text-properties style:font-name-complex="Times New Roman" fo:language="it" fo:country="IT"/>
    </style:style>
    <style:style style:name="T4167" style:parent-style-name="Policepardéfaut" style:family="text">
      <style:text-properties style:font-name-complex="Times New Roman" fo:font-style="italic" style:font-style-asian="italic" fo:language="it" fo:country="IT"/>
    </style:style>
    <style:style style:name="T4168" style:parent-style-name="Policepardéfaut" style:family="text">
      <style:text-properties style:font-name-complex="Times New Roman" fo:font-style="italic" style:font-style-asian="italic" fo:language="it" fo:country="IT"/>
    </style:style>
    <style:style style:name="T4169" style:parent-style-name="Policepardéfaut" style:family="text">
      <style:text-properties style:font-name-complex="Times New Roman" fo:font-style="italic" style:font-style-asian="italic" fo:language="it" fo:country="IT"/>
    </style:style>
    <style:style style:name="T4170" style:parent-style-name="Policepardéfaut" style:family="text">
      <style:text-properties style:font-name-complex="Times New Roman" fo:language="it" fo:country="IT"/>
    </style:style>
    <style:style style:name="T4171" style:parent-style-name="Policepardéfaut" style:family="text">
      <style:text-properties style:font-name-complex="Times New Roman" fo:language="it" fo:country="IT"/>
    </style:style>
    <style:style style:name="T4172" style:parent-style-name="Policepardéfaut" style:family="text">
      <style:text-properties style:font-name-complex="Times New Roman" fo:font-style="italic" style:font-style-asian="italic" fo:language="it" fo:country="IT"/>
    </style:style>
    <style:style style:name="T4173" style:parent-style-name="Policepardéfaut" style:family="text">
      <style:text-properties style:font-name-complex="Times New Roman" fo:language="it" fo:country="IT"/>
    </style:style>
    <style:style style:name="T4174" style:parent-style-name="Policepardéfaut" style:family="text">
      <style:text-properties style:font-name-complex="Times New Roman" fo:language="it" fo:country="IT"/>
    </style:style>
    <style:style style:name="T4175" style:parent-style-name="Policepardéfaut" style:family="text">
      <style:text-properties style:font-name-complex="Times New Roman" fo:language="it" fo:country="IT"/>
    </style:style>
    <style:style style:name="T4176" style:parent-style-name="Policepardéfaut" style:family="text">
      <style:text-properties style:font-name-complex="Times New Roman" fo:language="it" fo:country="IT"/>
    </style:style>
    <style:style style:name="T4177" style:parent-style-name="Policepardéfaut" style:family="text">
      <style:text-properties style:font-name-complex="Times New Roman" fo:language="it" fo:country="IT"/>
    </style:style>
    <style:style style:name="T4178" style:parent-style-name="Policepardéfaut" style:family="text">
      <style:text-properties style:font-name-complex="Times New Roman" fo:language="it" fo:country="IT"/>
    </style:style>
    <style:style style:name="T4179" style:parent-style-name="Policepardéfaut" style:family="text">
      <style:text-properties style:font-name-complex="Times New Roman" fo:language="it" fo:country="IT"/>
    </style:style>
    <style:style style:name="T4180" style:parent-style-name="Policepardéfaut" style:family="text">
      <style:text-properties style:font-name-complex="Times New Roman" fo:language="it" fo:country="IT"/>
    </style:style>
    <style:style style:name="T4181" style:parent-style-name="Policepardéfaut" style:family="text">
      <style:text-properties style:font-name-complex="Times New Roman" fo:language="it" fo:country="IT"/>
    </style:style>
    <style:style style:name="T4182" style:parent-style-name="Policepardéfaut" style:family="text">
      <style:text-properties style:font-name-complex="Times New Roman" fo:language="it" fo:country="IT"/>
    </style:style>
    <style:style style:name="T4183" style:parent-style-name="Policepardéfaut" style:family="text">
      <style:text-properties style:font-name-complex="Times New Roman" fo:language="it" fo:country="IT"/>
    </style:style>
    <style:style style:name="T4184" style:parent-style-name="Policepardéfaut" style:family="text">
      <style:text-properties style:font-name-complex="Times New Roman" fo:language="it" fo:country="IT"/>
    </style:style>
    <style:style style:name="T4185" style:parent-style-name="Policepardéfaut" style:family="text">
      <style:text-properties style:font-name-complex="Times New Roman" fo:language="it" fo:country="IT"/>
    </style:style>
    <style:style style:name="T4186" style:parent-style-name="Policepardéfaut" style:family="text">
      <style:text-properties style:font-name-complex="Times New Roman" fo:language="it" fo:country="IT"/>
    </style:style>
    <style:style style:name="T4187" style:parent-style-name="Policepardéfaut" style:family="text">
      <style:text-properties style:font-name-complex="Times New Roman" fo:language="it" fo:country="IT"/>
    </style:style>
    <style:style style:name="T4188" style:parent-style-name="Policepardéfaut" style:family="text">
      <style:text-properties style:font-name-complex="Times New Roman" fo:language="it" fo:country="IT"/>
    </style:style>
    <style:style style:name="T4189" style:parent-style-name="Policepardéfaut" style:family="text">
      <style:text-properties style:font-name-complex="Times New Roman" fo:language="it" fo:country="IT"/>
    </style:style>
    <style:style style:name="T4190" style:parent-style-name="Policepardéfaut" style:family="text">
      <style:text-properties style:font-name-complex="Times New Roman" fo:language="it" fo:country="IT"/>
    </style:style>
    <style:style style:name="T4191" style:parent-style-name="Policepardéfaut" style:family="text">
      <style:text-properties style:font-name-complex="Times New Roman" fo:language="it" fo:country="IT"/>
    </style:style>
    <style:style style:name="T4192" style:parent-style-name="Policepardéfaut" style:family="text">
      <style:text-properties style:font-name-complex="Times New Roman" fo:language="it" fo:country="IT"/>
    </style:style>
    <style:style style:name="T4193" style:parent-style-name="Policepardéfaut" style:family="text">
      <style:text-properties style:font-name-complex="Times New Roman" fo:language="it" fo:country="IT"/>
    </style:style>
    <style:style style:name="T4194" style:parent-style-name="Policepardéfaut" style:family="text">
      <style:text-properties style:font-name-complex="Times New Roman" fo:language="it" fo:country="IT"/>
    </style:style>
    <style:style style:name="T4195" style:parent-style-name="Policepardéfaut" style:family="text">
      <style:text-properties style:font-name-complex="Times New Roman" fo:language="it" fo:country="IT"/>
    </style:style>
    <style:style style:name="T4196" style:parent-style-name="Policepardéfaut" style:family="text">
      <style:text-properties style:font-name-complex="Times New Roman" fo:language="it" fo:country="IT"/>
    </style:style>
    <style:style style:name="T4197" style:parent-style-name="Policepardéfaut" style:family="text">
      <style:text-properties style:font-name-complex="Times New Roman" fo:language="it" fo:country="IT"/>
    </style:style>
    <style:style style:name="T4198" style:parent-style-name="Policepardéfaut" style:family="text">
      <style:text-properties style:font-name-complex="Times New Roman" fo:language="it" fo:country="IT"/>
    </style:style>
    <style:style style:name="T4199" style:parent-style-name="Policepardéfaut" style:family="text">
      <style:text-properties style:font-name-complex="Times New Roman" fo:language="it" fo:country="IT"/>
    </style:style>
    <style:style style:name="T4200" style:parent-style-name="Policepardéfaut" style:family="text">
      <style:text-properties style:font-name-complex="Times New Roman" fo:language="it" fo:country="IT"/>
    </style:style>
    <style:style style:name="T4201" style:parent-style-name="Policepardéfaut" style:family="text">
      <style:text-properties style:font-name-complex="Times New Roman" fo:language="it" fo:country="IT"/>
    </style:style>
    <style:style style:name="T4202" style:parent-style-name="Policepardéfaut" style:family="text">
      <style:text-properties style:font-name-complex="Times New Roman" fo:language="it" fo:country="IT"/>
    </style:style>
    <style:style style:name="T4203" style:parent-style-name="Policepardéfaut" style:family="text">
      <style:text-properties style:font-name-complex="Times New Roman" fo:language="it" fo:country="IT"/>
    </style:style>
    <style:style style:name="T4204" style:parent-style-name="Policepardéfaut" style:family="text">
      <style:text-properties style:font-name-complex="Times New Roman" fo:language="it" fo:country="IT"/>
    </style:style>
    <style:style style:name="T4205" style:parent-style-name="Policepardéfaut" style:family="text">
      <style:text-properties style:font-name-complex="Times New Roman" fo:language="it" fo:country="IT"/>
    </style:style>
    <style:style style:name="T4206" style:parent-style-name="Policepardéfaut" style:family="text">
      <style:text-properties style:font-name-complex="Times New Roman" fo:language="it" fo:country="IT"/>
    </style:style>
    <style:style style:name="T4207" style:parent-style-name="Policepardéfaut" style:family="text">
      <style:text-properties style:font-name-complex="Times New Roman" fo:language="it" fo:country="IT"/>
    </style:style>
    <style:style style:name="T4208" style:parent-style-name="Policepardéfaut" style:family="text">
      <style:text-properties style:font-name-complex="Times New Roman" fo:language="it" fo:country="IT"/>
    </style:style>
    <style:style style:name="T4209" style:parent-style-name="Policepardéfaut" style:family="text">
      <style:text-properties style:font-name-complex="Times New Roman" fo:language="it" fo:country="IT"/>
    </style:style>
    <style:style style:name="T4210" style:parent-style-name="Policepardéfaut" style:family="text">
      <style:text-properties style:font-name-complex="Times New Roman" fo:language="it" fo:country="IT"/>
    </style:style>
    <style:style style:name="T4211" style:parent-style-name="Policepardéfaut" style:family="text">
      <style:text-properties style:font-name-complex="Times New Roman" fo:language="it" fo:country="IT"/>
    </style:style>
    <style:style style:name="T4212" style:parent-style-name="Policepardéfaut" style:family="text">
      <style:text-properties style:font-name-complex="Times New Roman" fo:language="it" fo:country="IT"/>
    </style:style>
    <style:style style:name="T4213" style:parent-style-name="Policepardéfaut" style:family="text">
      <style:text-properties style:font-name-complex="Times New Roman" fo:language="it" fo:country="IT"/>
    </style:style>
    <style:style style:name="T4214" style:parent-style-name="Policepardéfaut" style:family="text">
      <style:text-properties style:font-name-complex="Times New Roman" fo:language="it" fo:country="IT"/>
    </style:style>
    <style:style style:name="T4215" style:parent-style-name="Policepardéfaut" style:family="text">
      <style:text-properties style:font-name-complex="Times New Roman" fo:language="it" fo:country="IT"/>
    </style:style>
    <style:style style:name="T4216" style:parent-style-name="Policepardéfaut" style:family="text">
      <style:text-properties style:font-name-complex="Times New Roman" fo:language="it" fo:country="IT"/>
    </style:style>
    <style:style style:name="T4217" style:parent-style-name="Policepardéfaut" style:family="text">
      <style:text-properties style:font-name-complex="Times New Roman" fo:language="it" fo:country="IT"/>
    </style:style>
    <style:style style:name="T4218" style:parent-style-name="Policepardéfaut" style:family="text">
      <style:text-properties style:font-name-complex="Times New Roman" fo:language="it" fo:country="IT"/>
    </style:style>
    <style:style style:name="T4219" style:parent-style-name="Policepardéfaut" style:family="text">
      <style:text-properties style:font-name-complex="Times New Roman" fo:language="it" fo:country="IT"/>
    </style:style>
    <style:style style:name="T4220" style:parent-style-name="Policepardéfaut" style:family="text">
      <style:text-properties style:font-name-complex="Times New Roman" fo:language="it" fo:country="IT"/>
    </style:style>
    <style:style style:name="T4221" style:parent-style-name="Policepardéfaut" style:family="text">
      <style:text-properties style:font-name-complex="Times New Roman" fo:language="it" fo:country="IT"/>
    </style:style>
    <style:style style:name="T4222" style:parent-style-name="Policepardéfaut" style:family="text">
      <style:text-properties style:font-name-complex="Times New Roman" fo:language="it" fo:country="IT"/>
    </style:style>
    <style:style style:name="T4223" style:parent-style-name="Policepardéfaut" style:family="text">
      <style:text-properties style:font-name-complex="Times New Roman" fo:language="it" fo:country="IT"/>
    </style:style>
    <style:style style:name="T4224" style:parent-style-name="Policepardéfaut" style:family="text">
      <style:text-properties style:font-name-complex="Times New Roman" fo:language="it" fo:country="IT"/>
    </style:style>
    <style:style style:name="T4225" style:parent-style-name="Policepardéfaut" style:family="text">
      <style:text-properties style:font-name-complex="Times New Roman" fo:language="it" fo:country="IT"/>
    </style:style>
    <style:style style:name="T4226" style:parent-style-name="Policepardéfaut" style:family="text">
      <style:text-properties style:font-name-complex="Times New Roman" fo:language="it" fo:country="IT"/>
    </style:style>
    <style:style style:name="T4227" style:parent-style-name="Policepardéfaut" style:family="text">
      <style:text-properties style:font-name-complex="Times New Roman" fo:language="it" fo:country="IT"/>
    </style:style>
    <style:style style:name="T4228" style:parent-style-name="Policepardéfaut" style:family="text">
      <style:text-properties style:font-name-complex="Times New Roman" fo:language="it" fo:country="IT"/>
    </style:style>
    <style:style style:name="T4229" style:parent-style-name="Policepardéfaut" style:family="text">
      <style:text-properties style:font-name-complex="Times New Roman" fo:language="it" fo:country="IT"/>
    </style:style>
    <style:style style:name="T4230" style:parent-style-name="Policepardéfaut" style:family="text">
      <style:text-properties style:font-name-complex="Times New Roman" fo:language="it" fo:country="IT"/>
    </style:style>
    <style:style style:name="T4231" style:parent-style-name="Policepardéfaut" style:family="text">
      <style:text-properties style:font-name-complex="Times New Roman" fo:language="it" fo:country="IT"/>
    </style:style>
    <style:style style:name="T4232" style:parent-style-name="Policepardéfaut" style:family="text">
      <style:text-properties style:font-name-complex="Times New Roman" fo:language="it" fo:country="IT"/>
    </style:style>
    <style:style style:name="T4233" style:parent-style-name="Policepardéfaut" style:family="text">
      <style:text-properties style:font-name-complex="Times New Roman" fo:language="it" fo:country="IT"/>
    </style:style>
    <style:style style:name="T4234" style:parent-style-name="Policepardéfaut" style:family="text">
      <style:text-properties style:font-name-complex="Times New Roman" fo:language="it" fo:country="IT"/>
    </style:style>
    <style:style style:name="T4235" style:parent-style-name="Policepardéfaut" style:family="text">
      <style:text-properties style:font-name-complex="Times New Roman" fo:language="it" fo:country="IT"/>
    </style:style>
    <style:style style:name="T4236" style:parent-style-name="Policepardéfaut" style:family="text">
      <style:text-properties style:font-name-complex="Times New Roman" fo:language="it" fo:country="IT"/>
    </style:style>
    <style:style style:name="T4237" style:parent-style-name="Policepardéfaut" style:family="text">
      <style:text-properties style:font-name-complex="Times New Roman" fo:language="it" fo:country="IT"/>
    </style:style>
    <style:style style:name="T4238" style:parent-style-name="Policepardéfaut" style:family="text">
      <style:text-properties style:font-name-complex="Times New Roman" fo:language="it" fo:country="IT"/>
    </style:style>
    <style:style style:name="T4239" style:parent-style-name="Policepardéfaut" style:family="text">
      <style:text-properties style:font-name-complex="Times New Roman" fo:language="it" fo:country="IT"/>
    </style:style>
    <style:style style:name="T4240" style:parent-style-name="Policepardéfaut" style:family="text">
      <style:text-properties style:font-name-complex="Times New Roman" fo:language="it" fo:country="IT"/>
    </style:style>
    <style:style style:name="T4241" style:parent-style-name="Policepardéfaut" style:family="text">
      <style:text-properties style:font-name-complex="Times New Roman" fo:language="it" fo:country="IT"/>
    </style:style>
    <style:style style:name="T4242" style:parent-style-name="Policepardéfaut" style:family="text">
      <style:text-properties style:font-name-complex="Times New Roman" fo:language="it" fo:country="IT"/>
    </style:style>
    <style:style style:name="T4243" style:parent-style-name="Policepardéfaut" style:family="text">
      <style:text-properties style:font-name-complex="Times New Roman" fo:language="it" fo:country="IT"/>
    </style:style>
    <style:style style:name="T4244" style:parent-style-name="Policepardéfaut" style:family="text">
      <style:text-properties style:font-name-complex="Times New Roman" fo:language="it" fo:country="IT"/>
    </style:style>
    <style:style style:name="T4245" style:parent-style-name="Policepardéfaut" style:family="text">
      <style:text-properties style:font-name-complex="Times New Roman" fo:language="it" fo:country="IT"/>
    </style:style>
    <style:style style:name="T4246" style:parent-style-name="Policepardéfaut" style:family="text">
      <style:text-properties style:font-name-complex="Times New Roman" fo:language="it" fo:country="IT"/>
    </style:style>
    <style:style style:name="T4247" style:parent-style-name="Policepardéfaut" style:family="text">
      <style:text-properties style:font-name-complex="Times New Roman" fo:language="it" fo:country="IT"/>
    </style:style>
    <style:style style:name="T4248" style:parent-style-name="Policepardéfaut" style:family="text">
      <style:text-properties style:font-name-complex="Times New Roman" fo:language="it" fo:country="IT"/>
    </style:style>
    <style:style style:name="T4249" style:parent-style-name="Policepardéfaut" style:family="text">
      <style:text-properties style:font-name-complex="Times New Roman" fo:language="it" fo:country="IT"/>
    </style:style>
    <style:style style:name="T4250" style:parent-style-name="Policepardéfaut" style:family="text">
      <style:text-properties style:font-name-complex="Times New Roman" fo:language="it" fo:country="IT"/>
    </style:style>
    <style:style style:name="T4251" style:parent-style-name="Policepardéfaut" style:family="text">
      <style:text-properties style:font-name-complex="Times New Roman" fo:language="it" fo:country="IT"/>
    </style:style>
    <style:style style:name="T4252" style:parent-style-name="Policepardéfaut" style:family="text">
      <style:text-properties style:font-name-complex="Times New Roman" fo:language="it" fo:country="IT"/>
    </style:style>
    <style:style style:name="T4253" style:parent-style-name="Policepardéfaut" style:family="text">
      <style:text-properties style:font-name-complex="Times New Roman" fo:language="it" fo:country="IT"/>
    </style:style>
    <style:style style:name="T4254" style:parent-style-name="Policepardéfaut" style:family="text">
      <style:text-properties style:font-name-complex="Times New Roman" fo:language="it" fo:country="IT"/>
    </style:style>
    <style:style style:name="T4255" style:parent-style-name="Policepardéfaut" style:family="text">
      <style:text-properties style:font-name-complex="Times New Roman" fo:language="it" fo:country="IT"/>
    </style:style>
    <style:style style:name="T4256" style:parent-style-name="Policepardéfaut" style:family="text">
      <style:text-properties style:font-name-complex="Times New Roman" fo:language="it" fo:country="IT"/>
    </style:style>
    <style:style style:name="T4257" style:parent-style-name="Policepardéfaut" style:family="text">
      <style:text-properties style:font-name-complex="Times New Roman" fo:language="it" fo:country="IT"/>
    </style:style>
    <style:style style:name="T4258" style:parent-style-name="Policepardéfaut" style:family="text">
      <style:text-properties style:font-name-complex="Times New Roman" fo:language="it" fo:country="IT"/>
    </style:style>
    <style:style style:name="T4259" style:parent-style-name="Policepardéfaut" style:family="text">
      <style:text-properties style:font-name-complex="Times New Roman" fo:language="it" fo:country="IT"/>
    </style:style>
    <style:style style:name="T4260" style:parent-style-name="Policepardéfaut" style:family="text">
      <style:text-properties style:font-name-complex="Times New Roman" fo:language="it" fo:country="IT"/>
    </style:style>
    <style:style style:name="T4261" style:parent-style-name="Policepardéfaut" style:family="text">
      <style:text-properties style:font-name-complex="Times New Roman" fo:language="it" fo:country="IT"/>
    </style:style>
    <style:style style:name="T4262" style:parent-style-name="Policepardéfaut" style:family="text">
      <style:text-properties style:font-name-complex="Times New Roman" fo:language="it" fo:country="IT"/>
    </style:style>
    <style:style style:name="T4263" style:parent-style-name="Policepardéfaut" style:family="text">
      <style:text-properties style:font-name-complex="Times New Roman" fo:language="it" fo:country="IT"/>
    </style:style>
    <style:style style:name="T4264" style:parent-style-name="Policepardéfaut" style:family="text">
      <style:text-properties style:font-name-complex="Times New Roman" fo:language="it" fo:country="IT"/>
    </style:style>
    <style:style style:name="T4265" style:parent-style-name="Policepardéfaut" style:family="text">
      <style:text-properties style:font-name-complex="Times New Roman" fo:language="it" fo:country="IT"/>
    </style:style>
    <style:style style:name="T4266" style:parent-style-name="Policepardéfaut" style:family="text">
      <style:text-properties style:font-name-complex="Times New Roman" fo:language="it" fo:country="IT"/>
    </style:style>
    <style:style style:name="T4267" style:parent-style-name="Policepardéfaut" style:family="text">
      <style:text-properties style:font-name-complex="Times New Roman" fo:language="it" fo:country="IT"/>
    </style:style>
    <style:style style:name="T4268" style:parent-style-name="Policepardéfaut" style:family="text">
      <style:text-properties style:font-name-complex="Times New Roman" fo:language="it" fo:country="IT"/>
    </style:style>
    <style:style style:name="T4269" style:parent-style-name="Policepardéfaut" style:family="text">
      <style:text-properties style:font-name-complex="Times New Roman" fo:language="it" fo:country="IT"/>
    </style:style>
    <style:style style:name="T4270" style:parent-style-name="Policepardéfaut" style:family="text">
      <style:text-properties style:font-name-complex="Times New Roman" fo:language="it" fo:country="IT"/>
    </style:style>
    <style:style style:name="T4271" style:parent-style-name="Policepardéfaut" style:family="text">
      <style:text-properties style:font-name-complex="Times New Roman" fo:language="it" fo:country="IT"/>
    </style:style>
    <style:style style:name="T4272" style:parent-style-name="Policepardéfaut" style:family="text">
      <style:text-properties style:font-name-complex="Times New Roman" fo:language="it" fo:country="IT"/>
    </style:style>
    <style:style style:name="T4273" style:parent-style-name="footnotereference" style:family="text">
      <style:text-properties style:text-position="0% 100%"/>
    </style:style>
    <style:style style:name="T4274" style:parent-style-name="Policepardéfaut" style:family="text">
      <style:text-properties style:font-name-complex="Times New Roman" fo:language="it" fo:country="IT"/>
    </style:style>
    <style:style style:name="T4275" style:parent-style-name="Policepardéfaut" style:family="text">
      <style:text-properties style:font-name-complex="Times New Roman" fo:language="it" fo:country="IT"/>
    </style:style>
    <style:style style:name="T4276" style:parent-style-name="Policepardéfaut" style:family="text">
      <style:text-properties style:font-name-complex="Times New Roman" fo:language="it" fo:country="IT"/>
    </style:style>
    <style:style style:name="T4277" style:parent-style-name="Policepardéfaut" style:family="text">
      <style:text-properties style:font-name-complex="Times New Roman" fo:language="it" fo:country="IT"/>
    </style:style>
    <style:style style:name="T4278" style:parent-style-name="Policepardéfaut" style:family="text">
      <style:text-properties style:font-name-complex="Times New Roman" fo:language="it" fo:country="IT"/>
    </style:style>
    <style:style style:name="T4279" style:parent-style-name="Policepardéfaut" style:family="text">
      <style:text-properties style:font-name-complex="Times New Roman" fo:language="it" fo:country="IT"/>
    </style:style>
    <style:style style:name="T4280" style:parent-style-name="Policepardéfaut" style:family="text">
      <style:text-properties style:font-name-complex="Times New Roman" fo:language="it" fo:country="IT"/>
    </style:style>
    <style:style style:name="T4281" style:parent-style-name="Policepardéfaut" style:family="text">
      <style:text-properties style:font-name-complex="Times New Roman" fo:language="it" fo:country="IT"/>
    </style:style>
    <style:style style:name="T4282" style:parent-style-name="Policepardéfaut" style:family="text">
      <style:text-properties style:font-name-complex="Times New Roman" fo:language="it" fo:country="IT"/>
    </style:style>
    <style:style style:name="T4283" style:parent-style-name="Policepardéfaut" style:family="text">
      <style:text-properties style:font-name-complex="Times New Roman" fo:language="it" fo:country="IT"/>
    </style:style>
    <style:style style:name="T4284" style:parent-style-name="Policepardéfaut" style:family="text">
      <style:text-properties style:font-name-complex="Times New Roman" fo:language="it" fo:country="IT"/>
    </style:style>
    <style:style style:name="T4285" style:parent-style-name="Policepardéfaut" style:family="text">
      <style:text-properties style:font-name-complex="Times New Roman" fo:language="it" fo:country="IT"/>
    </style:style>
    <style:style style:name="T4286" style:parent-style-name="Policepardéfaut" style:family="text">
      <style:text-properties style:font-name-complex="Times New Roman" fo:language="it" fo:country="IT"/>
    </style:style>
    <style:style style:name="T4287" style:parent-style-name="Policepardéfaut" style:family="text">
      <style:text-properties style:font-name-complex="Times New Roman" fo:language="it" fo:country="IT"/>
    </style:style>
    <style:style style:name="T4288" style:parent-style-name="Policepardéfaut" style:family="text">
      <style:text-properties style:font-name-complex="Times New Roman" fo:language="it" fo:country="IT"/>
    </style:style>
    <style:style style:name="T4289" style:parent-style-name="Policepardéfaut" style:family="text">
      <style:text-properties style:font-name-complex="Times New Roman" fo:language="it" fo:country="IT"/>
    </style:style>
    <style:style style:name="T4290" style:parent-style-name="Policepardéfaut" style:family="text">
      <style:text-properties style:font-name-complex="Times New Roman" fo:language="it" fo:country="IT"/>
    </style:style>
    <style:style style:name="T4291" style:parent-style-name="Policepardéfaut" style:family="text">
      <style:text-properties style:font-name-complex="Times New Roman" fo:language="it" fo:country="IT"/>
    </style:style>
    <style:style style:name="T4292" style:parent-style-name="Policepardéfaut" style:family="text">
      <style:text-properties style:font-name-complex="Times New Roman" fo:language="it" fo:country="IT"/>
    </style:style>
    <style:style style:name="T4293" style:parent-style-name="Policepardéfaut" style:family="text">
      <style:text-properties style:font-name-complex="Times New Roman" fo:language="it" fo:country="IT"/>
    </style:style>
    <style:style style:name="T4294" style:parent-style-name="Policepardéfaut" style:family="text">
      <style:text-properties style:font-name-complex="Times New Roman" fo:language="it" fo:country="IT"/>
    </style:style>
    <style:style style:name="T4295" style:parent-style-name="Policepardéfaut" style:family="text">
      <style:text-properties style:font-name-complex="Times New Roman" fo:language="it" fo:country="IT"/>
    </style:style>
    <style:style style:name="T4296" style:parent-style-name="Policepardéfaut" style:family="text">
      <style:text-properties style:font-name-complex="Times New Roman" fo:language="it" fo:country="IT"/>
    </style:style>
    <style:style style:name="T4297" style:parent-style-name="Policepardéfaut" style:family="text">
      <style:text-properties style:font-name-complex="Times New Roman" fo:language="it" fo:country="IT"/>
    </style:style>
    <style:style style:name="T4298" style:parent-style-name="Policepardéfaut" style:family="text">
      <style:text-properties style:font-name-complex="Times New Roman" fo:language="it" fo:country="IT"/>
    </style:style>
    <style:style style:name="T4299" style:parent-style-name="Policepardéfaut" style:family="text">
      <style:text-properties style:font-name-complex="Times New Roman" fo:language="it" fo:country="IT"/>
    </style:style>
    <style:style style:name="T4300" style:parent-style-name="Policepardéfaut" style:family="text">
      <style:text-properties style:font-name-complex="Times New Roman" fo:language="it" fo:country="IT"/>
    </style:style>
    <style:style style:name="T4301" style:parent-style-name="Policepardéfaut" style:family="text">
      <style:text-properties style:font-name-complex="Times New Roman" fo:language="it" fo:country="IT"/>
    </style:style>
    <style:style style:name="T4302" style:parent-style-name="Policepardéfaut" style:family="text">
      <style:text-properties style:font-name-complex="Times New Roman" fo:language="it" fo:country="IT"/>
    </style:style>
    <style:style style:name="T4303" style:parent-style-name="Policepardéfaut" style:family="text">
      <style:text-properties style:font-name-complex="Times New Roman" fo:language="it" fo:country="IT"/>
    </style:style>
    <style:style style:name="T4304" style:parent-style-name="Policepardéfaut" style:family="text">
      <style:text-properties style:font-name-complex="Times New Roman" fo:language="it" fo:country="IT"/>
    </style:style>
    <style:style style:name="T4305" style:parent-style-name="Policepardéfaut" style:family="text">
      <style:text-properties style:font-name-complex="Times New Roman" fo:language="it" fo:country="IT"/>
    </style:style>
    <style:style style:name="T4306" style:parent-style-name="Policepardéfaut" style:family="text">
      <style:text-properties style:font-name-complex="Times New Roman" fo:language="it" fo:country="IT"/>
    </style:style>
    <style:style style:name="T4307" style:parent-style-name="Policepardéfaut" style:family="text">
      <style:text-properties style:font-name-complex="Times New Roman" fo:language="it" fo:country="IT"/>
    </style:style>
    <style:style style:name="T4308" style:parent-style-name="Policepardéfaut" style:family="text">
      <style:text-properties style:font-name-complex="Times New Roman" fo:language="it" fo:country="IT"/>
    </style:style>
    <style:style style:name="T4309" style:parent-style-name="Policepardéfaut" style:family="text">
      <style:text-properties style:font-name-complex="Times New Roman" fo:language="it" fo:country="IT"/>
    </style:style>
    <style:style style:name="T4310" style:parent-style-name="Policepardéfaut" style:family="text">
      <style:text-properties style:font-name-complex="Times New Roman" fo:language="it" fo:country="IT"/>
    </style:style>
    <style:style style:name="T4311" style:parent-style-name="Policepardéfaut" style:family="text">
      <style:text-properties style:font-name-complex="Times New Roman" fo:language="it" fo:country="IT"/>
    </style:style>
    <style:style style:name="T4312" style:parent-style-name="Policepardéfaut" style:family="text">
      <style:text-properties style:font-name-complex="Times New Roman" fo:language="it" fo:country="IT"/>
    </style:style>
    <style:style style:name="T4313" style:parent-style-name="Policepardéfaut" style:family="text">
      <style:text-properties style:font-name-complex="Times New Roman" fo:language="it" fo:country="IT"/>
    </style:style>
    <style:style style:name="T4314" style:parent-style-name="Policepardéfaut" style:family="text">
      <style:text-properties style:font-name-complex="Times New Roman" fo:language="it" fo:country="IT"/>
    </style:style>
    <style:style style:name="T4315" style:parent-style-name="Policepardéfaut" style:family="text">
      <style:text-properties style:font-name-complex="Times New Roman" fo:language="it" fo:country="IT"/>
    </style:style>
    <style:style style:name="T4316" style:parent-style-name="Policepardéfaut" style:family="text">
      <style:text-properties style:font-name-complex="Times New Roman" fo:language="it" fo:country="IT"/>
    </style:style>
    <style:style style:name="T4317" style:parent-style-name="Policepardéfaut" style:family="text">
      <style:text-properties style:font-name-complex="Times New Roman" fo:language="it" fo:country="IT"/>
    </style:style>
    <style:style style:name="T4318" style:parent-style-name="Policepardéfaut" style:family="text">
      <style:text-properties style:font-name-complex="Times New Roman" fo:language="it" fo:country="IT"/>
    </style:style>
    <style:style style:name="T4319" style:parent-style-name="Policepardéfaut" style:family="text">
      <style:text-properties style:font-name-complex="Times New Roman" fo:language="it" fo:country="IT"/>
    </style:style>
    <style:style style:name="T4320" style:parent-style-name="Policepardéfaut" style:family="text">
      <style:text-properties style:font-name-complex="Times New Roman" fo:language="it" fo:country="IT"/>
    </style:style>
    <style:style style:name="T4321" style:parent-style-name="Policepardéfaut" style:family="text">
      <style:text-properties style:font-name-complex="Times New Roman" fo:language="it" fo:country="IT"/>
    </style:style>
    <style:style style:name="T4322" style:parent-style-name="Policepardéfaut" style:family="text">
      <style:text-properties fo:font-style="italic" style:font-style-asian="italic"/>
    </style:style>
    <style:style style:name="T4323" style:parent-style-name="Policepardéfaut" style:family="text">
      <style:text-properties fo:font-style="italic" style:font-style-asian="italic"/>
    </style:style>
    <style:style style:name="T4324" style:parent-style-name="Policepardéfaut" style:family="text">
      <style:text-properties style:font-name-complex="Times New Roman" fo:language="it" fo:country="IT"/>
    </style:style>
    <style:style style:name="T4325" style:parent-style-name="Policepardéfaut" style:family="text">
      <style:text-properties style:font-name-complex="Times New Roman" fo:language="it" fo:country="IT"/>
    </style:style>
    <style:style style:name="T4326" style:parent-style-name="Policepardéfaut" style:family="text">
      <style:text-properties style:font-name-complex="Times New Roman" fo:language="it" fo:country="IT"/>
    </style:style>
    <style:style style:name="T4327" style:parent-style-name="Policepardéfaut" style:family="text">
      <style:text-properties style:font-name-complex="Times New Roman" fo:language="it" fo:country="IT"/>
    </style:style>
    <style:style style:name="T4328" style:parent-style-name="Policepardéfaut" style:family="text">
      <style:text-properties style:font-name-complex="Times New Roman" fo:language="it" fo:country="IT"/>
    </style:style>
    <style:style style:name="T4329" style:parent-style-name="Policepardéfaut" style:family="text">
      <style:text-properties style:font-name-complex="Times New Roman" fo:language="it" fo:country="IT"/>
    </style:style>
    <style:style style:name="T4330" style:parent-style-name="Policepardéfaut" style:family="text">
      <style:text-properties style:font-name-complex="Times New Roman" fo:language="it" fo:country="IT"/>
    </style:style>
    <style:style style:name="T4331" style:parent-style-name="Policepardéfaut" style:family="text">
      <style:text-properties style:font-name-complex="Times New Roman" fo:language="it" fo:country="IT"/>
    </style:style>
    <style:style style:name="T4332" style:parent-style-name="Policepardéfaut" style:family="text">
      <style:text-properties style:font-name-complex="Times New Roman" fo:language="it" fo:country="IT"/>
    </style:style>
    <style:style style:name="T4333" style:parent-style-name="Policepardéfaut" style:family="text">
      <style:text-properties style:font-name-complex="Times New Roman" fo:language="it" fo:country="IT"/>
    </style:style>
    <style:style style:name="T4334" style:parent-style-name="Policepardéfaut" style:family="text">
      <style:text-properties style:font-name-complex="Times New Roman" fo:language="it" fo:country="IT"/>
    </style:style>
    <style:style style:name="T4335" style:parent-style-name="footnotereference" style:family="text">
      <style:text-properties style:text-position="0% 100%"/>
    </style:style>
    <style:style style:name="T4336" style:parent-style-name="Policepardéfaut" style:family="text">
      <style:text-properties fo:font-style="italic" style:font-style-asian="italic"/>
    </style:style>
    <style:style style:name="T4337" style:parent-style-name="Policepardéfaut" style:family="text">
      <style:text-properties style:font-name-complex="Times New Roman" fo:language="it" fo:country="IT"/>
    </style:style>
    <style:style style:name="T4338" style:parent-style-name="Policepardéfaut" style:family="text">
      <style:text-properties fo:font-style="italic" style:font-style-asian="italic"/>
    </style:style>
    <style:style style:name="T4339" style:parent-style-name="Policepardéfaut" style:family="text">
      <style:text-properties style:font-name-complex="Times New Roman" fo:language="it" fo:country="IT"/>
    </style:style>
    <style:style style:name="T4340" style:parent-style-name="Policepardéfaut" style:family="text">
      <style:text-properties style:font-name-complex="Times New Roman" fo:language="it" fo:country="IT"/>
    </style:style>
    <style:style style:name="T4341" style:parent-style-name="Policepardéfaut" style:family="text">
      <style:text-properties style:font-name-complex="Times New Roman" fo:language="it" fo:country="IT"/>
    </style:style>
    <style:style style:name="T4342" style:parent-style-name="Policepardéfaut" style:family="text">
      <style:text-properties style:font-name-complex="Times New Roman" fo:language="it" fo:country="IT"/>
    </style:style>
    <style:style style:name="T4343" style:parent-style-name="Policepardéfaut" style:family="text">
      <style:text-properties style:font-name-complex="Times New Roman" fo:language="it" fo:country="IT"/>
    </style:style>
    <style:style style:name="T4344" style:parent-style-name="Policepardéfaut" style:family="text">
      <style:text-properties style:font-name-complex="Times New Roman" fo:language="it" fo:country="IT"/>
    </style:style>
    <style:style style:name="T4345" style:parent-style-name="Policepardéfaut" style:family="text">
      <style:text-properties style:font-name-complex="Times New Roman" fo:language="it" fo:country="IT"/>
    </style:style>
    <style:style style:name="T4346" style:parent-style-name="Policepardéfaut" style:family="text">
      <style:text-properties style:font-name-complex="Times New Roman" fo:language="it" fo:country="IT"/>
    </style:style>
    <style:style style:name="T4347" style:parent-style-name="Policepardéfaut" style:family="text">
      <style:text-properties style:font-name-complex="Times New Roman" fo:language="it" fo:country="IT"/>
    </style:style>
    <style:style style:name="T4348" style:parent-style-name="Policepardéfaut" style:family="text">
      <style:text-properties style:font-name-complex="Times New Roman" fo:language="it" fo:country="IT"/>
    </style:style>
    <style:style style:name="T4349" style:parent-style-name="Policepardéfaut" style:family="text">
      <style:text-properties style:font-name-complex="Times New Roman" fo:language="it" fo:country="IT"/>
    </style:style>
    <style:style style:name="T4350" style:parent-style-name="Policepardéfaut" style:family="text">
      <style:text-properties style:font-name-complex="Times New Roman" fo:language="it" fo:country="IT"/>
    </style:style>
    <style:style style:name="T4351" style:parent-style-name="Policepardéfaut" style:family="text">
      <style:text-properties style:font-name-complex="Times New Roman" fo:language="it" fo:country="IT"/>
    </style:style>
    <style:style style:name="T4352" style:parent-style-name="Policepardéfaut" style:family="text">
      <style:text-properties style:font-name-complex="Times New Roman" fo:language="it" fo:country="IT"/>
    </style:style>
    <style:style style:name="T4353" style:parent-style-name="Policepardéfaut" style:family="text">
      <style:text-properties style:font-name-complex="Times New Roman" fo:language="it" fo:country="IT"/>
    </style:style>
    <style:style style:name="T4354" style:parent-style-name="Policepardéfaut" style:family="text">
      <style:text-properties style:font-name-complex="Times New Roman" fo:language="it" fo:country="IT"/>
    </style:style>
    <style:style style:name="T4355" style:parent-style-name="Policepardéfaut" style:family="text">
      <style:text-properties style:font-name-complex="Times New Roman" fo:language="it" fo:country="IT"/>
    </style:style>
    <style:style style:name="T4356" style:parent-style-name="Policepardéfaut" style:family="text">
      <style:text-properties style:font-name-complex="Times New Roman" fo:language="it" fo:country="IT"/>
    </style:style>
    <style:style style:name="T4357" style:parent-style-name="Policepardéfaut" style:family="text">
      <style:text-properties style:font-name-complex="Times New Roman" fo:language="it" fo:country="IT"/>
    </style:style>
    <style:style style:name="T4358" style:parent-style-name="Policepardéfaut" style:family="text">
      <style:text-properties style:font-name-complex="Times New Roman" fo:language="it" fo:country="IT"/>
    </style:style>
    <style:style style:name="T4359" style:parent-style-name="Policepardéfaut" style:family="text">
      <style:text-properties style:font-name-complex="Times New Roman" fo:language="it" fo:country="IT"/>
    </style:style>
    <style:style style:name="T4360" style:parent-style-name="Policepardéfaut" style:family="text">
      <style:text-properties style:font-name-complex="Times New Roman" fo:language="it" fo:country="IT"/>
    </style:style>
    <style:style style:name="T4361" style:parent-style-name="Policepardéfaut" style:family="text">
      <style:text-properties style:font-name-complex="Times New Roman" fo:language="it" fo:country="IT"/>
    </style:style>
    <style:style style:name="T4362" style:parent-style-name="Policepardéfaut" style:family="text">
      <style:text-properties style:font-name-complex="Times New Roman" fo:language="it" fo:country="IT"/>
    </style:style>
    <style:style style:name="T4363" style:parent-style-name="Policepardéfaut" style:family="text">
      <style:text-properties style:font-name-complex="Times New Roman" fo:language="it" fo:country="IT"/>
    </style:style>
    <style:style style:name="T4364" style:parent-style-name="Policepardéfaut" style:family="text">
      <style:text-properties style:font-name-complex="Times New Roman" fo:language="it" fo:country="IT"/>
    </style:style>
    <style:style style:name="T4365" style:parent-style-name="Policepardéfaut" style:family="text">
      <style:text-properties style:font-name-complex="Times New Roman" fo:language="it" fo:country="IT"/>
    </style:style>
    <style:style style:name="T4366" style:parent-style-name="Policepardéfaut" style:family="text">
      <style:text-properties style:font-name-complex="Times New Roman" fo:language="it" fo:country="IT"/>
    </style:style>
    <style:style style:name="T4367" style:parent-style-name="Policepardéfaut" style:family="text">
      <style:text-properties style:font-name-complex="Times New Roman" fo:language="it" fo:country="IT"/>
    </style:style>
    <style:style style:name="T4368" style:parent-style-name="Policepardéfaut" style:family="text">
      <style:text-properties style:font-name-complex="Times New Roman" fo:language="it" fo:country="IT"/>
    </style:style>
    <style:style style:name="T4369" style:parent-style-name="Policepardéfaut" style:family="text">
      <style:text-properties style:font-name-complex="Times New Roman" fo:language="it" fo:country="IT"/>
    </style:style>
    <style:style style:name="T4370" style:parent-style-name="Policepardéfaut" style:family="text">
      <style:text-properties fo:font-style="italic" style:font-style-asian="italic"/>
    </style:style>
    <style:style style:name="T4371" style:parent-style-name="Policepardéfaut" style:family="text">
      <style:text-properties style:font-name-complex="Times New Roman" fo:language="it" fo:country="IT"/>
    </style:style>
    <style:style style:name="T4372" style:parent-style-name="Policepardéfaut" style:family="text">
      <style:text-properties style:font-name-complex="Times New Roman" fo:language="it" fo:country="IT"/>
    </style:style>
    <style:style style:name="T4373" style:parent-style-name="Policepardéfaut" style:family="text">
      <style:text-properties style:font-name-complex="Times New Roman" fo:language="it" fo:country="IT"/>
    </style:style>
    <style:style style:name="T4374" style:parent-style-name="Policepardéfaut" style:family="text">
      <style:text-properties style:font-name-complex="Times New Roman" fo:language="it" fo:country="IT"/>
    </style:style>
    <style:style style:name="T4375" style:parent-style-name="Policepardéfaut" style:family="text">
      <style:text-properties style:font-name-complex="Times New Roman" fo:language="it" fo:country="IT"/>
    </style:style>
    <style:style style:name="T4376" style:parent-style-name="footnotereference" style:family="text">
      <style:text-properties style:text-position="0% 100%"/>
    </style:style>
    <style:style style:name="T4377" style:parent-style-name="Policepardéfaut" style:family="text">
      <style:text-properties style:font-name-complex="Times New Roman" fo:language="it" fo:country="IT"/>
    </style:style>
    <style:style style:name="T4378" style:parent-style-name="Policepardéfaut" style:family="text">
      <style:text-properties style:font-name-complex="Times New Roman" fo:language="it" fo:country="IT"/>
    </style:style>
    <style:style style:name="T4379" style:parent-style-name="Policepardéfaut" style:family="text">
      <style:text-properties style:font-name-complex="Times New Roman" fo:language="it" fo:country="IT"/>
    </style:style>
    <style:style style:name="T4380" style:parent-style-name="Policepardéfaut" style:family="text">
      <style:text-properties style:font-name-complex="Times New Roman" fo:language="it" fo:country="IT"/>
    </style:style>
    <style:style style:name="T4381" style:parent-style-name="Policepardéfaut" style:family="text">
      <style:text-properties style:font-name-complex="Times New Roman" fo:language="it" fo:country="IT"/>
    </style:style>
    <style:style style:name="T4382" style:parent-style-name="Policepardéfaut" style:family="text">
      <style:text-properties style:font-name-complex="Times New Roman" fo:language="it" fo:country="IT"/>
    </style:style>
    <style:style style:name="T4383" style:parent-style-name="Policepardéfaut" style:family="text">
      <style:text-properties style:font-name-complex="Times New Roman" fo:language="it" fo:country="IT"/>
    </style:style>
    <style:style style:name="T4384" style:parent-style-name="Policepardéfaut" style:family="text">
      <style:text-properties style:font-name-complex="Times New Roman" fo:language="it" fo:country="IT"/>
    </style:style>
    <style:style style:name="T4385" style:parent-style-name="Policepardéfaut" style:family="text">
      <style:text-properties style:font-name-complex="Times New Roman" fo:language="it" fo:country="IT"/>
    </style:style>
    <style:style style:name="T4386" style:parent-style-name="Policepardéfaut" style:family="text">
      <style:text-properties style:font-name-complex="Times New Roman" fo:language="it" fo:country="IT"/>
    </style:style>
    <style:style style:name="T4387" style:parent-style-name="Policepardéfaut" style:family="text">
      <style:text-properties style:font-name-complex="Times New Roman" fo:language="it" fo:country="IT"/>
    </style:style>
    <style:style style:name="T4388" style:parent-style-name="Policepardéfaut" style:family="text">
      <style:text-properties style:font-name-complex="Times New Roman" fo:language="it" fo:country="IT"/>
    </style:style>
    <style:style style:name="T4389" style:parent-style-name="Policepardéfaut" style:family="text">
      <style:text-properties style:font-name-complex="Times New Roman" fo:language="it" fo:country="IT"/>
    </style:style>
    <style:style style:name="T4390" style:parent-style-name="Policepardéfaut" style:family="text">
      <style:text-properties style:font-name-complex="Times New Roman" fo:language="it" fo:country="IT"/>
    </style:style>
    <style:style style:name="T4391" style:parent-style-name="Policepardéfaut" style:family="text">
      <style:text-properties style:font-name-complex="Times New Roman" fo:language="it" fo:country="IT"/>
    </style:style>
    <style:style style:name="T4392" style:parent-style-name="Policepardéfaut" style:family="text">
      <style:text-properties style:font-name-complex="Times New Roman" fo:language="it" fo:country="IT"/>
    </style:style>
    <style:style style:name="T4393" style:parent-style-name="Policepardéfaut" style:family="text">
      <style:text-properties style:font-name-complex="Times New Roman" fo:language="it" fo:country="IT"/>
    </style:style>
    <style:style style:name="T4394" style:parent-style-name="Policepardéfaut" style:family="text">
      <style:text-properties style:font-name-complex="Times New Roman" fo:language="it" fo:country="IT"/>
    </style:style>
    <style:style style:name="T4395" style:parent-style-name="Policepardéfaut" style:family="text">
      <style:text-properties style:font-name-complex="Times New Roman" fo:language="it" fo:country="IT"/>
    </style:style>
    <style:style style:name="T4396" style:parent-style-name="Policepardéfaut" style:family="text">
      <style:text-properties style:font-name-complex="Times New Roman" fo:language="it" fo:country="IT"/>
    </style:style>
    <style:style style:name="T4397" style:parent-style-name="Policepardéfaut" style:family="text">
      <style:text-properties style:font-name-complex="Times New Roman" fo:language="it" fo:country="IT"/>
    </style:style>
    <style:style style:name="T4398" style:parent-style-name="Policepardéfaut" style:family="text">
      <style:text-properties style:font-name-complex="Times New Roman" fo:language="it" fo:country="IT"/>
    </style:style>
    <style:style style:name="T4399" style:parent-style-name="Policepardéfaut" style:family="text">
      <style:text-properties style:font-name-complex="Times New Roman" fo:language="it" fo:country="IT"/>
    </style:style>
    <style:style style:name="T4400" style:parent-style-name="Policepardéfaut" style:family="text">
      <style:text-properties style:font-name-complex="Times New Roman" fo:language="it" fo:country="IT"/>
    </style:style>
    <style:style style:name="T4401" style:parent-style-name="Policepardéfaut" style:family="text">
      <style:text-properties style:font-name-complex="Times New Roman" fo:language="it" fo:country="IT"/>
    </style:style>
    <style:style style:name="T4402" style:parent-style-name="Policepardéfaut" style:family="text">
      <style:text-properties style:font-name-complex="Times New Roman" fo:language="it" fo:country="IT"/>
    </style:style>
    <style:style style:name="T4403" style:parent-style-name="Policepardéfaut" style:family="text">
      <style:text-properties style:font-name-complex="Times New Roman" fo:language="it" fo:country="IT"/>
    </style:style>
    <style:style style:name="T4404" style:parent-style-name="Policepardéfaut" style:family="text">
      <style:text-properties style:font-name-complex="Times New Roman" fo:language="it" fo:country="IT"/>
    </style:style>
    <style:style style:name="T4405" style:parent-style-name="Policepardéfaut" style:family="text">
      <style:text-properties style:font-name-complex="Times New Roman" fo:language="it" fo:country="IT"/>
    </style:style>
    <style:style style:name="T4406" style:parent-style-name="Policepardéfaut" style:family="text">
      <style:text-properties style:font-name-complex="Times New Roman" fo:language="it" fo:country="IT"/>
    </style:style>
    <style:style style:name="T4407" style:parent-style-name="Policepardéfaut" style:family="text">
      <style:text-properties style:font-name-complex="Times New Roman" fo:language="it" fo:country="IT"/>
    </style:style>
    <style:style style:name="T4408" style:parent-style-name="Policepardéfaut" style:family="text">
      <style:text-properties style:font-name-complex="Times New Roman" fo:language="it" fo:country="IT"/>
    </style:style>
    <style:style style:name="T4409" style:parent-style-name="Policepardéfaut" style:family="text">
      <style:text-properties style:font-name-complex="Times New Roman" fo:language="it" fo:country="IT"/>
    </style:style>
    <style:style style:name="T4410" style:parent-style-name="Policepardéfaut" style:family="text">
      <style:text-properties style:font-name-complex="Times New Roman" fo:language="it" fo:country="IT"/>
    </style:style>
    <style:style style:name="T4411" style:parent-style-name="Policepardéfaut" style:family="text">
      <style:text-properties style:font-name-complex="Times New Roman" fo:language="it" fo:country="IT"/>
    </style:style>
    <style:style style:name="T4412" style:parent-style-name="Policepardéfaut" style:family="text">
      <style:text-properties style:font-name-complex="Times New Roman" fo:language="it" fo:country="IT"/>
    </style:style>
    <style:style style:name="T4413" style:parent-style-name="Policepardéfaut" style:family="text">
      <style:text-properties style:font-name-complex="Times New Roman" fo:language="it" fo:country="IT"/>
    </style:style>
    <style:style style:name="T4414" style:parent-style-name="footnotereference" style:family="text">
      <style:text-properties style:text-position="0% 100%"/>
    </style:style>
    <style:style style:name="T4415" style:parent-style-name="Policepardéfaut" style:family="text">
      <style:text-properties fo:font-variant="small-caps"/>
    </style:style>
    <style:style style:name="T4416" style:parent-style-name="Policepardéfaut" style:family="text">
      <style:text-properties style:font-name-complex="Times New Roman" fo:language="it" fo:country="IT"/>
    </style:style>
    <style:style style:name="T4417" style:parent-style-name="Policepardéfaut" style:family="text">
      <style:text-properties style:font-name-complex="Times New Roman" fo:language="it" fo:country="IT"/>
    </style:style>
    <style:style style:name="T4418" style:parent-style-name="Policepardéfaut" style:family="text">
      <style:text-properties style:font-name-complex="Times New Roman" fo:language="it" fo:country="IT"/>
    </style:style>
    <style:style style:name="T4419" style:parent-style-name="Policepardéfaut" style:family="text">
      <style:text-properties style:font-name-complex="Times New Roman" fo:language="it" fo:country="IT"/>
    </style:style>
    <style:style style:name="T4420" style:parent-style-name="Policepardéfaut" style:family="text">
      <style:text-properties style:font-name-complex="Times New Roman" fo:language="it" fo:country="IT"/>
    </style:style>
    <style:style style:name="T4421" style:parent-style-name="Policepardéfaut" style:family="text">
      <style:text-properties style:font-name-complex="Times New Roman" fo:language="it" fo:country="IT"/>
    </style:style>
    <style:style style:name="T4422" style:parent-style-name="Policepardéfaut" style:family="text">
      <style:text-properties style:font-name-complex="Times New Roman" fo:language="it" fo:country="IT"/>
    </style:style>
    <style:style style:name="T4423" style:parent-style-name="Policepardéfaut" style:family="text">
      <style:text-properties style:font-name-complex="Times New Roman" fo:language="it" fo:country="IT"/>
    </style:style>
    <style:style style:name="T4424" style:parent-style-name="Policepardéfaut" style:family="text">
      <style:text-properties style:font-name-complex="Times New Roman" fo:language="it" fo:country="IT"/>
    </style:style>
    <style:style style:name="T4425" style:parent-style-name="Policepardéfaut" style:family="text">
      <style:text-properties style:font-name-complex="Times New Roman" fo:language="it" fo:country="IT"/>
    </style:style>
    <style:style style:name="T4426" style:parent-style-name="Policepardéfaut" style:family="text">
      <style:text-properties style:font-name-complex="Times New Roman" fo:language="it" fo:country="IT"/>
    </style:style>
    <style:style style:name="T4427" style:parent-style-name="Policepardéfaut" style:family="text">
      <style:text-properties style:font-name-complex="Times New Roman" fo:language="it" fo:country="IT"/>
    </style:style>
    <style:style style:name="T4428" style:parent-style-name="Policepardéfaut" style:family="text">
      <style:text-properties style:font-name-complex="Times New Roman" fo:language="it" fo:country="IT"/>
    </style:style>
    <style:style style:name="T4429" style:parent-style-name="Policepardéfaut" style:family="text">
      <style:text-properties style:font-name-complex="Times New Roman" fo:language="it" fo:country="IT"/>
    </style:style>
    <style:style style:name="T4430" style:parent-style-name="Policepardéfaut" style:family="text">
      <style:text-properties style:font-name-complex="Times New Roman" fo:language="it" fo:country="IT"/>
    </style:style>
    <style:style style:name="T4431" style:parent-style-name="Policepardéfaut" style:family="text">
      <style:text-properties style:font-name-complex="Times New Roman" fo:language="it" fo:country="IT"/>
    </style:style>
    <style:style style:name="T4432" style:parent-style-name="Policepardéfaut" style:family="text">
      <style:text-properties style:font-name-complex="Times New Roman" fo:language="it" fo:country="IT"/>
    </style:style>
    <style:style style:name="T4433" style:parent-style-name="Policepardéfaut" style:family="text">
      <style:text-properties style:font-name-complex="Times New Roman" fo:language="it" fo:country="IT"/>
    </style:style>
    <style:style style:name="T4434" style:parent-style-name="Policepardéfaut" style:family="text">
      <style:text-properties style:font-name-complex="Times New Roman" fo:language="it" fo:country="IT"/>
    </style:style>
    <style:style style:name="T4435" style:parent-style-name="Policepardéfaut" style:family="text">
      <style:text-properties style:font-name-complex="Times New Roman" fo:language="it" fo:country="IT"/>
    </style:style>
    <style:style style:name="T4436" style:parent-style-name="Policepardéfaut" style:family="text">
      <style:text-properties style:font-name-complex="Times New Roman" fo:language="it" fo:country="IT"/>
    </style:style>
    <style:style style:name="T4437" style:parent-style-name="Policepardéfaut" style:family="text">
      <style:text-properties style:font-name-complex="Times New Roman" fo:language="it" fo:country="IT"/>
    </style:style>
    <style:style style:name="T4438" style:parent-style-name="Policepardéfaut" style:family="text">
      <style:text-properties style:font-name-complex="Times New Roman" fo:language="it" fo:country="IT"/>
    </style:style>
    <style:style style:name="T4439" style:parent-style-name="Policepardéfaut" style:family="text">
      <style:text-properties style:font-name-complex="Times New Roman" fo:language="it" fo:country="IT"/>
    </style:style>
    <style:style style:name="T4440" style:parent-style-name="Policepardéfaut" style:family="text">
      <style:text-properties style:font-name-complex="Times New Roman" fo:language="it" fo:country="IT"/>
    </style:style>
    <style:style style:name="T4441" style:parent-style-name="Policepardéfaut" style:family="text">
      <style:text-properties style:font-name-complex="Times New Roman" fo:language="it" fo:country="IT"/>
    </style:style>
    <style:style style:name="T4442" style:parent-style-name="Policepardéfaut" style:family="text">
      <style:text-properties style:font-name-complex="Times New Roman" fo:language="it" fo:country="IT"/>
    </style:style>
    <style:style style:name="T4443" style:parent-style-name="Policepardéfaut" style:family="text">
      <style:text-properties style:font-name-complex="Times New Roman" fo:language="it" fo:country="IT"/>
    </style:style>
    <style:style style:name="T4444" style:parent-style-name="Policepardéfaut" style:family="text">
      <style:text-properties style:font-name-complex="Times New Roman" fo:language="it" fo:country="IT"/>
    </style:style>
    <style:style style:name="T4445" style:parent-style-name="Policepardéfaut" style:family="text">
      <style:text-properties style:font-name-complex="Times New Roman" fo:language="it" fo:country="IT"/>
    </style:style>
    <style:style style:name="T4446" style:parent-style-name="Policepardéfaut" style:family="text">
      <style:text-properties style:font-name-complex="Times New Roman" fo:language="it" fo:country="IT"/>
    </style:style>
    <style:style style:name="T4447" style:parent-style-name="Policepardéfaut" style:family="text">
      <style:text-properties style:font-name-complex="Times New Roman" fo:language="it" fo:country="IT"/>
    </style:style>
    <style:style style:name="T4448" style:parent-style-name="Policepardéfaut" style:family="text">
      <style:text-properties style:font-name-complex="Times New Roman" fo:language="it" fo:country="IT"/>
    </style:style>
    <style:style style:name="T4449" style:parent-style-name="Policepardéfaut" style:family="text">
      <style:text-properties style:font-name-complex="Times New Roman" fo:language="it" fo:country="IT"/>
    </style:style>
    <style:style style:name="T4450" style:parent-style-name="Policepardéfaut" style:family="text">
      <style:text-properties style:font-name-complex="Times New Roman" fo:language="it" fo:country="IT"/>
    </style:style>
    <style:style style:name="T4451" style:parent-style-name="Policepardéfaut" style:family="text">
      <style:text-properties style:font-name-complex="Times New Roman" fo:language="it" fo:country="IT"/>
    </style:style>
    <style:style style:name="T4452" style:parent-style-name="Policepardéfaut" style:family="text">
      <style:text-properties style:font-name-complex="Times New Roman" fo:language="it" fo:country="IT"/>
    </style:style>
    <style:style style:name="T4453" style:parent-style-name="Policepardéfaut" style:family="text">
      <style:text-properties style:font-name-complex="Times New Roman" fo:language="it" fo:country="IT"/>
    </style:style>
    <style:style style:name="T4454" style:parent-style-name="Policepardéfaut" style:family="text">
      <style:text-properties style:font-name-complex="Times New Roman" fo:language="it" fo:country="IT"/>
    </style:style>
    <style:style style:name="T4455" style:parent-style-name="Policepardéfaut" style:family="text">
      <style:text-properties style:font-name-complex="Times New Roman" fo:language="it" fo:country="IT"/>
    </style:style>
    <style:style style:name="T4456" style:parent-style-name="Policepardéfaut" style:family="text">
      <style:text-properties style:font-name-complex="Times New Roman" fo:language="it" fo:country="IT"/>
    </style:style>
    <style:style style:name="T4457" style:parent-style-name="Policepardéfaut" style:family="text">
      <style:text-properties style:font-name-complex="Times New Roman" fo:language="it" fo:country="IT"/>
    </style:style>
    <style:style style:name="T4458" style:parent-style-name="Policepardéfaut" style:family="text">
      <style:text-properties style:font-name-complex="Times New Roman" fo:language="it" fo:country="IT"/>
    </style:style>
    <style:style style:name="T4459" style:parent-style-name="Policepardéfaut" style:family="text">
      <style:text-properties style:font-name-complex="Times New Roman" fo:language="it" fo:country="IT"/>
    </style:style>
    <style:style style:name="T4460" style:parent-style-name="Policepardéfaut" style:family="text">
      <style:text-properties style:font-name-complex="Times New Roman" fo:language="it" fo:country="IT"/>
    </style:style>
    <style:style style:name="T4461" style:parent-style-name="Policepardéfaut" style:family="text">
      <style:text-properties style:font-name-complex="Times New Roman" fo:language="it" fo:country="IT"/>
    </style:style>
    <style:style style:name="T4462" style:parent-style-name="Policepardéfaut" style:family="text">
      <style:text-properties style:font-name-complex="Times New Roman" fo:language="it" fo:country="IT"/>
    </style:style>
    <style:style style:name="T4463" style:parent-style-name="Policepardéfaut" style:family="text">
      <style:text-properties style:font-name-complex="Times New Roman" fo:language="it" fo:country="IT"/>
    </style:style>
    <style:style style:name="T4464" style:parent-style-name="Policepardéfaut" style:family="text">
      <style:text-properties style:font-name-complex="Times New Roman" fo:language="it" fo:country="IT"/>
    </style:style>
    <style:style style:name="T4465" style:parent-style-name="Policepardéfaut" style:family="text">
      <style:text-properties style:font-name-complex="Times New Roman" fo:font-style="italic" style:font-style-asian="italic" fo:language="it" fo:country="IT"/>
    </style:style>
    <style:style style:name="T4466" style:parent-style-name="Policepardéfaut" style:family="text">
      <style:text-properties style:font-name-complex="Times New Roman" fo:language="it" fo:country="IT"/>
    </style:style>
    <style:style style:name="T4467" style:parent-style-name="Policepardéfaut" style:family="text">
      <style:text-properties style:font-name-complex="Times New Roman" fo:language="it" fo:country="IT"/>
    </style:style>
    <style:style style:name="T4468" style:parent-style-name="Policepardéfaut" style:family="text">
      <style:text-properties style:font-name-complex="Times New Roman" fo:language="it" fo:country="IT"/>
    </style:style>
    <style:style style:name="T4469" style:parent-style-name="Policepardéfaut" style:family="text">
      <style:text-properties style:font-name-complex="Times New Roman" fo:language="it" fo:country="IT"/>
    </style:style>
    <style:style style:name="T4470" style:parent-style-name="Policepardéfaut" style:family="text">
      <style:text-properties style:font-name-complex="Times New Roman" fo:language="it" fo:country="IT"/>
    </style:style>
    <style:style style:name="T4471" style:parent-style-name="Policepardéfaut" style:family="text">
      <style:text-properties style:font-name-complex="Times New Roman" fo:language="it" fo:country="IT"/>
    </style:style>
    <style:style style:name="T4472" style:parent-style-name="Policepardéfaut" style:family="text">
      <style:text-properties style:font-name-complex="Times New Roman" fo:language="it" fo:country="IT"/>
    </style:style>
    <style:style style:name="T4473" style:parent-style-name="Policepardéfaut" style:family="text">
      <style:text-properties style:font-name-complex="Times New Roman" fo:language="it" fo:country="IT"/>
    </style:style>
    <style:style style:name="T4474" style:parent-style-name="Policepardéfaut" style:family="text">
      <style:text-properties style:font-name-complex="Times New Roman" fo:language="it" fo:country="IT"/>
    </style:style>
    <style:style style:name="T4475" style:parent-style-name="Policepardéfaut" style:family="text">
      <style:text-properties style:font-name-complex="Times New Roman" fo:language="it" fo:country="IT"/>
    </style:style>
    <style:style style:name="T4476" style:parent-style-name="Policepardéfaut" style:family="text">
      <style:text-properties style:font-name-complex="Times New Roman" fo:language="it" fo:country="IT"/>
    </style:style>
    <style:style style:name="T4477" style:parent-style-name="Policepardéfaut" style:family="text">
      <style:text-properties style:font-name-complex="Times New Roman" fo:language="it" fo:country="IT"/>
    </style:style>
    <style:style style:name="T4478" style:parent-style-name="Policepardéfaut" style:family="text">
      <style:text-properties style:font-name-complex="Times New Roman" fo:language="it" fo:country="IT"/>
    </style:style>
    <style:style style:name="T4479" style:parent-style-name="Policepardéfaut" style:family="text">
      <style:text-properties style:font-name-complex="Times New Roman" fo:language="it" fo:country="IT"/>
    </style:style>
    <style:style style:name="T4480" style:parent-style-name="Policepardéfaut" style:family="text">
      <style:text-properties style:font-name-complex="Times New Roman" fo:language="it" fo:country="IT"/>
    </style:style>
    <style:style style:name="T4481" style:parent-style-name="Policepardéfaut" style:family="text">
      <style:text-properties style:font-name-complex="Times New Roman" fo:language="it" fo:country="IT"/>
    </style:style>
    <style:style style:name="T4482" style:parent-style-name="Policepardéfaut" style:family="text">
      <style:text-properties style:font-name-complex="Times New Roman" fo:language="it" fo:country="IT"/>
    </style:style>
    <style:style style:name="T4483" style:parent-style-name="Policepardéfaut" style:family="text">
      <style:text-properties style:font-name-complex="Times New Roman" fo:language="it" fo:country="IT"/>
    </style:style>
    <style:style style:name="T4484" style:parent-style-name="Policepardéfaut" style:family="text">
      <style:text-properties style:font-name-complex="Times New Roman" fo:language="it" fo:country="IT"/>
    </style:style>
    <style:style style:name="T4485" style:parent-style-name="Policepardéfaut" style:family="text">
      <style:text-properties style:font-name-complex="Times New Roman" fo:language="it" fo:country="IT"/>
    </style:style>
    <style:style style:name="T4486" style:parent-style-name="Policepardéfaut" style:family="text">
      <style:text-properties style:font-name-complex="Times New Roman" fo:language="it" fo:country="IT"/>
    </style:style>
    <style:style style:name="T4487" style:parent-style-name="Policepardéfaut" style:family="text">
      <style:text-properties style:font-name-complex="Times New Roman" fo:language="it" fo:country="IT"/>
    </style:style>
    <style:style style:name="T4488" style:parent-style-name="Policepardéfaut" style:family="text">
      <style:text-properties style:font-name-complex="Times New Roman" fo:language="it" fo:country="IT"/>
    </style:style>
    <style:style style:name="T4489" style:parent-style-name="Policepardéfaut" style:family="text">
      <style:text-properties style:font-name-complex="Times New Roman" fo:language="it" fo:country="IT"/>
    </style:style>
    <style:style style:name="T4490" style:parent-style-name="Policepardéfaut" style:family="text">
      <style:text-properties style:font-name-complex="Times New Roman" fo:language="it" fo:country="IT"/>
    </style:style>
    <style:style style:name="T4491" style:parent-style-name="Policepardéfaut" style:family="text">
      <style:text-properties style:font-name-complex="Times New Roman" fo:language="it" fo:country="IT"/>
    </style:style>
    <style:style style:name="T4492" style:parent-style-name="Policepardéfaut" style:family="text">
      <style:text-properties style:font-name-complex="Times New Roman" fo:language="it" fo:country="IT"/>
    </style:style>
    <style:style style:name="T4493" style:parent-style-name="Policepardéfaut" style:family="text">
      <style:text-properties style:font-name-complex="Times New Roman" fo:language="it" fo:country="IT"/>
    </style:style>
    <style:style style:name="T4494" style:parent-style-name="Policepardéfaut" style:family="text">
      <style:text-properties style:font-name-complex="Times New Roman" fo:language="it" fo:country="IT"/>
    </style:style>
    <style:style style:name="T4495" style:parent-style-name="Policepardéfaut" style:family="text">
      <style:text-properties style:font-name-complex="Times New Roman" fo:language="it" fo:country="IT"/>
    </style:style>
    <style:style style:name="T4496" style:parent-style-name="Policepardéfaut" style:family="text">
      <style:text-properties style:font-name-complex="Times New Roman" fo:language="it" fo:country="IT"/>
    </style:style>
    <style:style style:name="T4497" style:parent-style-name="Policepardéfaut" style:family="text">
      <style:text-properties style:font-name-complex="Times New Roman" fo:language="it" fo:country="IT"/>
    </style:style>
    <style:style style:name="T4498" style:parent-style-name="Policepardéfaut" style:family="text">
      <style:text-properties style:font-name-complex="Times New Roman" fo:language="it" fo:country="IT"/>
    </style:style>
    <style:style style:name="T4499" style:parent-style-name="Policepardéfaut" style:family="text">
      <style:text-properties style:font-name-complex="Times New Roman" fo:language="it" fo:country="IT"/>
    </style:style>
    <style:style style:name="T4500" style:parent-style-name="Policepardéfaut" style:family="text">
      <style:text-properties style:font-name-complex="Times New Roman" fo:language="it" fo:country="IT"/>
    </style:style>
    <style:style style:name="T4501" style:parent-style-name="Policepardéfaut" style:family="text">
      <style:text-properties style:font-name-complex="Times New Roman" fo:language="it" fo:country="IT"/>
    </style:style>
    <style:style style:name="T4502" style:parent-style-name="Policepardéfaut" style:family="text">
      <style:text-properties style:font-name-complex="Times New Roman" fo:language="it" fo:country="IT"/>
    </style:style>
    <style:style style:name="T4503" style:parent-style-name="Policepardéfaut" style:family="text">
      <style:text-properties style:font-name-complex="Times New Roman" fo:language="it" fo:country="IT"/>
    </style:style>
    <style:style style:name="T4504" style:parent-style-name="Policepardéfaut" style:family="text">
      <style:text-properties style:font-name-complex="Times New Roman" fo:language="it" fo:country="IT"/>
    </style:style>
    <style:style style:name="T4505" style:parent-style-name="Policepardéfaut" style:family="text">
      <style:text-properties style:font-name-complex="Times New Roman" fo:language="it" fo:country="IT"/>
    </style:style>
    <style:style style:name="T4506" style:parent-style-name="Policepardéfaut" style:family="text">
      <style:text-properties style:font-name-complex="Times New Roman" fo:language="it" fo:country="IT"/>
    </style:style>
    <style:style style:name="T4507" style:parent-style-name="Policepardéfaut" style:family="text">
      <style:text-properties style:font-name-complex="Times New Roman" fo:language="it" fo:country="IT"/>
    </style:style>
    <style:style style:name="T4508" style:parent-style-name="Policepardéfaut" style:family="text">
      <style:text-properties style:font-name-complex="Times New Roman" fo:language="it" fo:country="IT"/>
    </style:style>
    <style:style style:name="T4509" style:parent-style-name="Policepardéfaut" style:family="text">
      <style:text-properties style:font-name-complex="Times New Roman" fo:language="it" fo:country="IT"/>
    </style:style>
    <style:style style:name="T4510" style:parent-style-name="Policepardéfaut" style:family="text">
      <style:text-properties style:font-name-complex="Times New Roman" fo:language="it" fo:country="IT"/>
    </style:style>
    <style:style style:name="T4511" style:parent-style-name="Policepardéfaut" style:family="text">
      <style:text-properties style:font-name-complex="Times New Roman" fo:language="it" fo:country="IT"/>
    </style:style>
    <style:style style:name="T4512" style:parent-style-name="Policepardéfaut" style:family="text">
      <style:text-properties style:font-name-complex="Times New Roman" fo:language="it" fo:country="IT"/>
    </style:style>
    <style:style style:name="T4513" style:parent-style-name="Policepardéfaut" style:family="text">
      <style:text-properties style:font-name-complex="Times New Roman" fo:language="it" fo:country="IT"/>
    </style:style>
    <style:style style:name="T4514" style:parent-style-name="Policepardéfaut" style:family="text">
      <style:text-properties style:font-name-complex="Times New Roman" fo:language="it" fo:country="IT"/>
    </style:style>
    <style:style style:name="T4515" style:parent-style-name="Policepardéfaut" style:family="text">
      <style:text-properties style:font-name-complex="Times New Roman" fo:language="it" fo:country="IT"/>
    </style:style>
    <style:style style:name="T4516" style:parent-style-name="Policepardéfaut" style:family="text">
      <style:text-properties style:font-name-complex="Times New Roman" fo:language="it" fo:country="IT"/>
    </style:style>
    <style:style style:name="T4517" style:parent-style-name="Policepardéfaut" style:family="text">
      <style:text-properties style:font-name-complex="Times New Roman" fo:language="it" fo:country="IT"/>
    </style:style>
    <style:style style:name="T4518" style:parent-style-name="Policepardéfaut" style:family="text">
      <style:text-properties style:font-name-complex="Times New Roman" fo:language="it" fo:country="IT"/>
    </style:style>
    <style:style style:name="T4519" style:parent-style-name="Policepardéfaut" style:family="text">
      <style:text-properties style:font-name-complex="Times New Roman" fo:language="it" fo:country="IT"/>
    </style:style>
    <style:style style:name="T4520" style:parent-style-name="Policepardéfaut" style:family="text">
      <style:text-properties style:font-name-complex="Times New Roman" fo:language="it" fo:country="IT"/>
    </style:style>
    <style:style style:name="T4521" style:parent-style-name="Policepardéfaut" style:family="text">
      <style:text-properties style:font-name-complex="Times New Roman" fo:language="it" fo:country="IT"/>
    </style:style>
    <style:style style:name="T4522" style:parent-style-name="Policepardéfaut" style:family="text">
      <style:text-properties style:font-name-complex="Times New Roman" fo:language="it" fo:country="IT"/>
    </style:style>
    <style:style style:name="T4523" style:parent-style-name="Policepardéfaut" style:family="text">
      <style:text-properties style:font-name-complex="Times New Roman" fo:language="it" fo:country="IT"/>
    </style:style>
    <style:style style:name="T4524" style:parent-style-name="Policepardéfaut" style:family="text">
      <style:text-properties style:font-name-complex="Times New Roman" fo:language="it" fo:country="IT"/>
    </style:style>
    <style:style style:name="T4525" style:parent-style-name="Policepardéfaut" style:family="text">
      <style:text-properties style:font-name-complex="Times New Roman" fo:language="it" fo:country="IT"/>
    </style:style>
    <style:style style:name="T4526" style:parent-style-name="Policepardéfaut" style:family="text">
      <style:text-properties style:font-name-complex="Times New Roman" fo:language="it" fo:country="IT"/>
    </style:style>
    <style:style style:name="T4527" style:parent-style-name="Policepardéfaut" style:family="text">
      <style:text-properties style:font-name-complex="Times New Roman" fo:language="it" fo:country="IT"/>
    </style:style>
    <style:style style:name="T4528" style:parent-style-name="Policepardéfaut" style:family="text">
      <style:text-properties style:font-name-complex="Times New Roman" fo:language="it" fo:country="IT"/>
    </style:style>
    <style:style style:name="T4529" style:parent-style-name="Policepardéfaut" style:family="text">
      <style:text-properties style:font-name-complex="Times New Roman" fo:language="it" fo:country="IT"/>
    </style:style>
    <style:style style:name="T4530" style:parent-style-name="Policepardéfaut" style:family="text">
      <style:text-properties style:font-name-complex="Times New Roman" fo:language="it" fo:country="IT"/>
    </style:style>
    <style:style style:name="T4531" style:parent-style-name="Policepardéfaut" style:family="text">
      <style:text-properties style:font-name-complex="Times New Roman" fo:language="it" fo:country="IT"/>
    </style:style>
    <style:style style:name="T4532" style:parent-style-name="Policepardéfaut" style:family="text">
      <style:text-properties style:font-name-complex="Times New Roman" fo:language="it" fo:country="IT"/>
    </style:style>
    <style:style style:name="T4533" style:parent-style-name="Policepardéfaut" style:family="text">
      <style:text-properties style:font-name-complex="Times New Roman" fo:language="it" fo:country="IT"/>
    </style:style>
    <style:style style:name="T4534" style:parent-style-name="Policepardéfaut" style:family="text">
      <style:text-properties style:font-name-complex="Times New Roman" fo:language="it" fo:country="IT"/>
    </style:style>
    <style:style style:name="T4535" style:parent-style-name="Policepardéfaut" style:family="text">
      <style:text-properties style:font-name-complex="Times New Roman" fo:language="it" fo:country="IT"/>
    </style:style>
    <style:style style:name="T4536" style:parent-style-name="Policepardéfaut" style:family="text">
      <style:text-properties style:font-name-complex="Times New Roman" fo:language="it" fo:country="IT"/>
    </style:style>
    <style:style style:name="T4537" style:parent-style-name="Policepardéfaut" style:family="text">
      <style:text-properties style:font-name-complex="Times New Roman" fo:language="it" fo:country="IT"/>
    </style:style>
    <style:style style:name="T4538" style:parent-style-name="Policepardéfaut" style:family="text">
      <style:text-properties style:font-name-complex="Times New Roman" fo:language="it" fo:country="IT"/>
    </style:style>
    <style:style style:name="T4539" style:parent-style-name="Policepardéfaut" style:family="text">
      <style:text-properties style:font-name-complex="Times New Roman" fo:language="it" fo:country="IT"/>
    </style:style>
    <style:style style:name="T4540" style:parent-style-name="Policepardéfaut" style:family="text">
      <style:text-properties style:font-name-complex="Times New Roman" fo:language="it" fo:country="IT"/>
    </style:style>
    <style:style style:name="T4541" style:parent-style-name="Policepardéfaut" style:family="text">
      <style:text-properties style:font-name-complex="Times New Roman" fo:language="it" fo:country="IT"/>
    </style:style>
    <style:style style:name="T4542" style:parent-style-name="Policepardéfaut" style:family="text">
      <style:text-properties style:font-name-complex="Times New Roman" fo:language="it" fo:country="IT"/>
    </style:style>
    <style:style style:name="T4543" style:parent-style-name="Policepardéfaut" style:family="text">
      <style:text-properties style:font-name-complex="Times New Roman" fo:language="it" fo:country="IT"/>
    </style:style>
    <style:style style:name="T4544" style:parent-style-name="Policepardéfaut" style:family="text">
      <style:text-properties style:font-name-complex="Times New Roman" fo:language="it" fo:country="IT"/>
    </style:style>
    <style:style style:name="T4545" style:parent-style-name="Policepardéfaut" style:family="text">
      <style:text-properties style:font-name-complex="Times New Roman" fo:language="it" fo:country="IT"/>
    </style:style>
    <style:style style:name="T4546" style:parent-style-name="Policepardéfaut" style:family="text">
      <style:text-properties style:font-name-complex="Times New Roman" fo:language="it" fo:country="IT"/>
    </style:style>
    <style:style style:name="T4547" style:parent-style-name="Policepardéfaut" style:family="text">
      <style:text-properties style:font-name-complex="Times New Roman" fo:language="it" fo:country="IT"/>
    </style:style>
    <style:style style:name="T4548" style:parent-style-name="Policepardéfaut" style:family="text">
      <style:text-properties style:font-name-complex="Times New Roman" fo:language="it" fo:country="IT"/>
    </style:style>
    <style:style style:name="T4549" style:parent-style-name="Policepardéfaut" style:family="text">
      <style:text-properties style:font-name-complex="Times New Roman" fo:language="it" fo:country="IT"/>
    </style:style>
    <style:style style:name="T4550" style:parent-style-name="Policepardéfaut" style:family="text">
      <style:text-properties style:font-name-complex="Times New Roman" fo:language="it" fo:country="IT"/>
    </style:style>
    <style:style style:name="T4551" style:parent-style-name="Policepardéfaut" style:family="text">
      <style:text-properties style:font-name-complex="Times New Roman" fo:language="it" fo:country="IT"/>
    </style:style>
    <style:style style:name="T4552" style:parent-style-name="Policepardéfaut" style:family="text">
      <style:text-properties style:font-name-complex="Times New Roman" fo:language="it" fo:country="IT"/>
    </style:style>
    <style:style style:name="T4553" style:parent-style-name="footnotereference" style:family="text">
      <style:text-properties style:text-position="0% 100%"/>
    </style:style>
    <style:style style:name="T4554" style:parent-style-name="Policepardéfaut" style:family="text">
      <style:text-properties style:font-name-complex="Times New Roman" fo:language="it" fo:country="IT"/>
    </style:style>
    <style:style style:name="T4555" style:parent-style-name="Policepardéfaut" style:family="text">
      <style:text-properties style:font-name-complex="Times New Roman" fo:language="it" fo:country="IT"/>
    </style:style>
    <style:style style:name="T4556" style:parent-style-name="Policepardéfaut" style:family="text">
      <style:text-properties style:font-name-complex="Times New Roman" fo:language="it" fo:country="IT"/>
    </style:style>
    <style:style style:name="T4557" style:parent-style-name="Policepardéfaut" style:family="text">
      <style:text-properties style:font-name-complex="Times New Roman" fo:language="it" fo:country="IT"/>
    </style:style>
    <style:style style:name="T4558" style:parent-style-name="Policepardéfaut" style:family="text">
      <style:text-properties style:font-name-complex="Times New Roman" fo:language="it" fo:country="IT"/>
    </style:style>
    <style:style style:name="T4559" style:parent-style-name="Policepardéfaut" style:family="text">
      <style:text-properties style:font-name-complex="Times New Roman" fo:language="it" fo:country="IT"/>
    </style:style>
    <style:style style:name="T4560" style:parent-style-name="Policepardéfaut" style:family="text">
      <style:text-properties style:font-name-complex="Times New Roman" fo:language="it" fo:country="IT"/>
    </style:style>
    <style:style style:name="T4561" style:parent-style-name="Policepardéfaut" style:family="text">
      <style:text-properties style:font-name-complex="Times New Roman" fo:language="it" fo:country="IT"/>
    </style:style>
    <style:style style:name="T4562" style:parent-style-name="Policepardéfaut" style:family="text">
      <style:text-properties style:font-name-complex="Times New Roman" fo:language="it" fo:country="IT"/>
    </style:style>
    <style:style style:name="T4563" style:parent-style-name="Policepardéfaut" style:family="text">
      <style:text-properties style:font-name-complex="Times New Roman" fo:language="it" fo:country="IT"/>
    </style:style>
    <style:style style:name="T4564" style:parent-style-name="Policepardéfaut" style:family="text">
      <style:text-properties style:font-name-complex="Times New Roman" fo:language="it" fo:country="IT"/>
    </style:style>
    <style:style style:name="T4565" style:parent-style-name="Policepardéfaut" style:family="text">
      <style:text-properties style:font-name-complex="Times New Roman" fo:language="it" fo:country="IT"/>
    </style:style>
    <style:style style:name="T4566" style:parent-style-name="Policepardéfaut" style:family="text">
      <style:text-properties style:font-name-complex="Times New Roman" fo:language="it" fo:country="IT"/>
    </style:style>
    <style:style style:name="T4567" style:parent-style-name="Policepardéfaut" style:family="text">
      <style:text-properties style:font-name-complex="Times New Roman" fo:language="it" fo:country="IT"/>
    </style:style>
    <style:style style:name="T4568" style:parent-style-name="Policepardéfaut" style:family="text">
      <style:text-properties style:font-name-complex="Times New Roman" fo:language="it" fo:country="IT"/>
    </style:style>
    <style:style style:name="T4569" style:parent-style-name="Policepardéfaut" style:family="text">
      <style:text-properties style:font-name-complex="Times New Roman" fo:language="it" fo:country="IT"/>
    </style:style>
    <style:style style:name="T4570" style:parent-style-name="Policepardéfaut" style:family="text">
      <style:text-properties style:font-name-complex="Times New Roman" fo:language="it" fo:country="IT"/>
    </style:style>
    <style:style style:name="T4571" style:parent-style-name="Policepardéfaut" style:family="text">
      <style:text-properties style:font-name-complex="Times New Roman" fo:language="it" fo:country="IT"/>
    </style:style>
    <style:style style:name="T4572" style:parent-style-name="Policepardéfaut" style:family="text">
      <style:text-properties style:font-name-complex="Times New Roman" fo:language="it" fo:country="IT"/>
    </style:style>
    <style:style style:name="T4573" style:parent-style-name="Policepardéfaut" style:family="text">
      <style:text-properties style:font-name-complex="Times New Roman" fo:language="it" fo:country="IT"/>
    </style:style>
    <style:style style:name="T4574" style:parent-style-name="Policepardéfaut" style:family="text">
      <style:text-properties style:font-name-complex="Times New Roman" fo:language="it" fo:country="IT"/>
    </style:style>
    <style:style style:name="T4575" style:parent-style-name="Policepardéfaut" style:family="text">
      <style:text-properties style:font-name-complex="Times New Roman" fo:language="it" fo:country="IT"/>
    </style:style>
    <style:style style:name="T4576" style:parent-style-name="Policepardéfaut" style:family="text">
      <style:text-properties style:font-name-complex="Times New Roman" fo:language="it" fo:country="IT"/>
    </style:style>
    <style:style style:name="T4577" style:parent-style-name="Policepardéfaut" style:family="text">
      <style:text-properties style:font-name-complex="Times New Roman" fo:language="it" fo:country="IT"/>
    </style:style>
    <style:style style:name="T4578" style:parent-style-name="Policepardéfaut" style:family="text">
      <style:text-properties style:font-name-complex="Times New Roman" fo:language="it" fo:country="IT"/>
    </style:style>
    <style:style style:name="T4579" style:parent-style-name="Policepardéfaut" style:family="text">
      <style:text-properties style:font-name-complex="Times New Roman" fo:language="it" fo:country="IT"/>
    </style:style>
    <style:style style:name="T4580" style:parent-style-name="Policepardéfaut" style:family="text">
      <style:text-properties style:font-name-complex="Times New Roman" fo:language="it" fo:country="IT"/>
    </style:style>
    <style:style style:name="T4581" style:parent-style-name="Policepardéfaut" style:family="text">
      <style:text-properties style:font-name-complex="Times New Roman" fo:language="it" fo:country="IT"/>
    </style:style>
    <style:style style:name="T4582" style:parent-style-name="Policepardéfaut" style:family="text">
      <style:text-properties style:font-name-complex="Times New Roman" fo:language="it" fo:country="IT"/>
    </style:style>
    <style:style style:name="T4583" style:parent-style-name="Policepardéfaut" style:family="text">
      <style:text-properties style:font-name-complex="Times New Roman" fo:language="it" fo:country="IT"/>
    </style:style>
    <style:style style:name="T4584" style:parent-style-name="footnotereference" style:family="text">
      <style:text-properties style:text-position="0% 100%"/>
    </style:style>
    <style:style style:name="T4585" style:parent-style-name="Policepardéfaut" style:family="text">
      <style:text-properties fo:font-style="italic" style:font-style-asian="italic"/>
    </style:style>
    <style:style style:name="T4586" style:parent-style-name="Policepardéfaut" style:family="text">
      <style:text-properties fo:font-style="italic" style:font-style-asian="italic"/>
    </style:style>
    <style:style style:name="T4587" style:parent-style-name="Policepardéfaut" style:family="text">
      <style:text-properties style:font-name-complex="Times New Roman" fo:language="it" fo:country="IT"/>
    </style:style>
    <style:style style:name="T4588" style:parent-style-name="Policepardéfaut" style:family="text">
      <style:text-properties style:font-name-complex="Times New Roman" fo:language="it" fo:country="IT"/>
    </style:style>
    <style:style style:name="T4589" style:parent-style-name="Policepardéfaut" style:family="text">
      <style:text-properties style:font-name-complex="Times New Roman" fo:language="it" fo:country="IT"/>
    </style:style>
    <style:style style:name="T4590" style:parent-style-name="Policepardéfaut" style:family="text">
      <style:text-properties style:font-name-complex="Times New Roman" fo:language="it" fo:country="IT"/>
    </style:style>
    <style:style style:name="T4591" style:parent-style-name="Policepardéfaut" style:family="text">
      <style:text-properties style:font-name-complex="Times New Roman" fo:language="it" fo:country="IT"/>
    </style:style>
    <style:style style:name="T4592" style:parent-style-name="Policepardéfaut" style:family="text">
      <style:text-properties style:font-name-complex="Times New Roman" fo:language="it" fo:country="IT"/>
    </style:style>
    <style:style style:name="T4593" style:parent-style-name="Policepardéfaut" style:family="text">
      <style:text-properties style:font-name-complex="Times New Roman" fo:language="it" fo:country="IT"/>
    </style:style>
    <style:style style:name="P4594" style:parent-style-name="quote.l" style:family="paragraph">
      <style:text-properties fo:language="it" fo:country="IT"/>
    </style:style>
    <style:style style:name="T4595" style:parent-style-name="Policepardéfaut" style:family="text">
      <style:text-properties style:font-name-complex="Times New Roman" fo:language="it" fo:country="IT"/>
    </style:style>
    <style:style style:name="T4596" style:parent-style-name="Policepardéfaut" style:family="text">
      <style:text-properties style:font-name-complex="Times New Roman" fo:language="it" fo:country="IT"/>
    </style:style>
    <style:style style:name="T4597" style:parent-style-name="Policepardéfaut" style:family="text">
      <style:text-properties style:font-name-complex="Times New Roman" fo:language="it" fo:country="IT"/>
    </style:style>
    <style:style style:name="T4598" style:parent-style-name="Policepardéfaut" style:family="text">
      <style:text-properties style:font-name-complex="Times New Roman" fo:language="it" fo:country="IT"/>
    </style:style>
    <style:style style:name="T4599" style:parent-style-name="Policepardéfaut" style:family="text">
      <style:text-properties style:font-name-complex="Times New Roman" fo:language="it" fo:country="IT"/>
    </style:style>
    <style:style style:name="T4600" style:parent-style-name="Policepardéfaut" style:family="text">
      <style:text-properties style:font-name-complex="Times New Roman" fo:language="it" fo:country="IT"/>
    </style:style>
    <style:style style:name="T4601" style:parent-style-name="Policepardéfaut" style:family="text">
      <style:text-properties style:font-name-complex="Times New Roman" fo:language="it" fo:country="IT"/>
    </style:style>
    <style:style style:name="T4602" style:parent-style-name="Policepardéfaut" style:family="text">
      <style:text-properties style:font-name-complex="Times New Roman" fo:language="it" fo:country="IT"/>
    </style:style>
    <style:style style:name="T4603" style:parent-style-name="Policepardéfaut" style:family="text">
      <style:text-properties style:font-name-complex="Times New Roman" fo:language="it" fo:country="IT"/>
    </style:style>
    <style:style style:name="T4604" style:parent-style-name="Policepardéfaut" style:family="text">
      <style:text-properties style:font-name-complex="Times New Roman" fo:language="it" fo:country="IT"/>
    </style:style>
    <style:style style:name="T4605" style:parent-style-name="Policepardéfaut" style:family="text">
      <style:text-properties style:font-name-complex="Times New Roman" fo:language="it" fo:country="IT"/>
    </style:style>
    <style:style style:name="T4606" style:parent-style-name="Policepardéfaut" style:family="text">
      <style:text-properties style:font-name-complex="Times New Roman" fo:language="it" fo:country="IT"/>
    </style:style>
    <style:style style:name="T4607" style:parent-style-name="Policepardéfaut" style:family="text">
      <style:text-properties style:font-name-complex="Times New Roman" fo:language="it" fo:country="IT"/>
    </style:style>
    <style:style style:name="T4608" style:parent-style-name="Policepardéfaut" style:family="text">
      <style:text-properties style:font-name-complex="Times New Roman" fo:language="it" fo:country="IT"/>
    </style:style>
    <style:style style:name="T4609" style:parent-style-name="Policepardéfaut" style:family="text">
      <style:text-properties style:font-name-complex="Times New Roman" fo:language="it" fo:country="IT"/>
    </style:style>
    <style:style style:name="T4610" style:parent-style-name="Policepardéfaut" style:family="text">
      <style:text-properties style:font-name-complex="Times New Roman" fo:language="it" fo:country="IT"/>
    </style:style>
    <style:style style:name="T4611" style:parent-style-name="Policepardéfaut" style:family="text">
      <style:text-properties style:font-name-complex="Times New Roman" fo:language="it" fo:country="IT"/>
    </style:style>
    <style:style style:name="T4612" style:parent-style-name="Policepardéfaut" style:family="text">
      <style:text-properties style:font-name-complex="Times New Roman" fo:language="it" fo:country="IT"/>
    </style:style>
    <style:style style:name="T4613" style:parent-style-name="Policepardéfaut" style:family="text">
      <style:text-properties style:font-name-complex="Times New Roman" fo:language="it" fo:country="IT"/>
    </style:style>
    <style:style style:name="T4614" style:parent-style-name="Policepardéfaut" style:family="text">
      <style:text-properties style:font-name-complex="Times New Roman" fo:language="it" fo:country="IT"/>
    </style:style>
    <style:style style:name="T4615" style:parent-style-name="Policepardéfaut" style:family="text">
      <style:text-properties style:font-name-complex="Times New Roman" fo:language="it" fo:country="IT"/>
    </style:style>
    <style:style style:name="T4616" style:parent-style-name="Policepardéfaut" style:family="text">
      <style:text-properties style:font-name-complex="Times New Roman" fo:language="it" fo:country="IT"/>
    </style:style>
    <style:style style:name="T4617" style:parent-style-name="Policepardéfaut" style:family="text">
      <style:text-properties style:font-name-complex="Times New Roman" fo:language="it" fo:country="IT"/>
    </style:style>
    <style:style style:name="T4618" style:parent-style-name="Policepardéfaut" style:family="text">
      <style:text-properties style:font-name-complex="Times New Roman" fo:language="it" fo:country="IT"/>
    </style:style>
    <style:style style:name="T4619" style:parent-style-name="Policepardéfaut" style:family="text">
      <style:text-properties style:font-name-complex="Times New Roman" fo:language="it" fo:country="IT"/>
    </style:style>
    <style:style style:name="T4620" style:parent-style-name="Policepardéfaut" style:family="text">
      <style:text-properties style:font-name-complex="Times New Roman" fo:language="it" fo:country="IT"/>
    </style:style>
    <style:style style:name="T4621" style:parent-style-name="Policepardéfaut" style:family="text">
      <style:text-properties style:font-name-complex="Times New Roman" fo:language="it" fo:country="IT"/>
    </style:style>
    <style:style style:name="T4622" style:parent-style-name="Policepardéfaut" style:family="text">
      <style:text-properties style:font-name-complex="Times New Roman" fo:language="it" fo:country="IT"/>
    </style:style>
    <style:style style:name="T4623" style:parent-style-name="Policepardéfaut" style:family="text">
      <style:text-properties style:font-name-complex="Times New Roman" fo:language="it" fo:country="IT"/>
    </style:style>
    <style:style style:name="T4624" style:parent-style-name="Policepardéfaut" style:family="text">
      <style:text-properties style:font-name-complex="Times New Roman" fo:language="it" fo:country="IT"/>
    </style:style>
    <style:style style:name="T4625" style:parent-style-name="Policepardéfaut" style:family="text">
      <style:text-properties style:font-name-complex="Times New Roman" fo:language="it" fo:country="IT"/>
    </style:style>
    <style:style style:name="T4626" style:parent-style-name="Policepardéfaut" style:family="text">
      <style:text-properties style:font-name-complex="Times New Roman" fo:language="it" fo:country="IT"/>
    </style:style>
    <style:style style:name="T4627" style:parent-style-name="Policepardéfaut" style:family="text">
      <style:text-properties style:font-name-complex="Times New Roman" fo:language="it" fo:country="IT"/>
    </style:style>
    <style:style style:name="T4628" style:parent-style-name="Policepardéfaut" style:family="text">
      <style:text-properties style:font-name-complex="Times New Roman" fo:language="it" fo:country="IT"/>
    </style:style>
    <style:style style:name="T4629" style:parent-style-name="Policepardéfaut" style:family="text">
      <style:text-properties style:font-name-complex="Times New Roman" fo:language="it" fo:country="IT"/>
    </style:style>
    <style:style style:name="T4630" style:parent-style-name="Policepardéfaut" style:family="text">
      <style:text-properties style:font-name-complex="Times New Roman" fo:language="it" fo:country="IT"/>
    </style:style>
    <style:style style:name="T4631" style:parent-style-name="Policepardéfaut" style:family="text">
      <style:text-properties style:font-name-complex="Times New Roman" fo:language="it" fo:country="IT"/>
    </style:style>
    <style:style style:name="T4632" style:parent-style-name="Policepardéfaut" style:family="text">
      <style:text-properties style:font-name-complex="Times New Roman" fo:language="it" fo:country="IT"/>
    </style:style>
    <style:style style:name="T4633" style:parent-style-name="Policepardéfaut" style:family="text">
      <style:text-properties style:font-name-complex="Times New Roman" fo:language="it" fo:country="IT"/>
    </style:style>
    <style:style style:name="T4634" style:parent-style-name="Policepardéfaut" style:family="text">
      <style:text-properties style:font-name-complex="Times New Roman" fo:language="it" fo:country="IT"/>
    </style:style>
    <style:style style:name="T4635" style:parent-style-name="Policepardéfaut" style:family="text">
      <style:text-properties style:font-name-complex="Times New Roman" fo:language="it" fo:country="IT"/>
    </style:style>
    <style:style style:name="T4636" style:parent-style-name="Policepardéfaut" style:family="text">
      <style:text-properties style:font-name-complex="Times New Roman" fo:language="it" fo:country="IT"/>
    </style:style>
    <style:style style:name="T4637" style:parent-style-name="Policepardéfaut" style:family="text">
      <style:text-properties style:font-name-complex="Times New Roman" fo:language="it" fo:country="IT"/>
    </style:style>
    <style:style style:name="T4638" style:parent-style-name="Policepardéfaut" style:family="text">
      <style:text-properties style:font-name-complex="Times New Roman" fo:language="it" fo:country="IT"/>
    </style:style>
    <style:style style:name="T4639" style:parent-style-name="Policepardéfaut" style:family="text">
      <style:text-properties style:font-name-complex="Times New Roman" fo:language="it" fo:country="IT"/>
    </style:style>
    <style:style style:name="T4640" style:parent-style-name="Policepardéfaut" style:family="text">
      <style:text-properties style:font-name-complex="Times New Roman" fo:language="it" fo:country="IT"/>
    </style:style>
    <style:style style:name="T4641" style:parent-style-name="Policepardéfaut" style:family="text">
      <style:text-properties style:font-name-complex="Times New Roman" fo:language="it" fo:country="IT"/>
    </style:style>
    <style:style style:name="T4642" style:parent-style-name="Policepardéfaut" style:family="text">
      <style:text-properties style:font-name-complex="Times New Roman" fo:language="it" fo:country="IT"/>
    </style:style>
    <style:style style:name="T4643" style:parent-style-name="Policepardéfaut" style:family="text">
      <style:text-properties style:font-name-complex="Times New Roman" fo:language="it" fo:country="IT"/>
    </style:style>
    <style:style style:name="T4644" style:parent-style-name="Policepardéfaut" style:family="text">
      <style:text-properties style:font-name-complex="Times New Roman" fo:language="it" fo:country="IT"/>
    </style:style>
    <style:style style:name="T4645" style:parent-style-name="Policepardéfaut" style:family="text">
      <style:text-properties style:font-name-complex="Times New Roman" fo:language="it" fo:country="IT"/>
    </style:style>
    <style:style style:name="T4646" style:parent-style-name="Policepardéfaut" style:family="text">
      <style:text-properties style:font-name-complex="Times New Roman" fo:language="it" fo:country="IT"/>
    </style:style>
    <style:style style:name="T4647" style:parent-style-name="Policepardéfaut" style:family="text">
      <style:text-properties style:font-name-complex="Times New Roman" fo:language="it" fo:country="IT"/>
    </style:style>
    <style:style style:name="T4648" style:parent-style-name="Policepardéfaut" style:family="text">
      <style:text-properties style:font-name-complex="Times New Roman" fo:language="it" fo:country="IT"/>
    </style:style>
    <style:style style:name="T4649" style:parent-style-name="Policepardéfaut" style:family="text">
      <style:text-properties style:font-name-complex="Times New Roman" fo:language="it" fo:country="IT"/>
    </style:style>
    <style:style style:name="T4650" style:parent-style-name="Policepardéfaut" style:family="text">
      <style:text-properties style:font-name-complex="Times New Roman" fo:language="it" fo:country="IT"/>
    </style:style>
    <style:style style:name="T4651" style:parent-style-name="Policepardéfaut" style:family="text">
      <style:text-properties style:font-name-complex="Times New Roman" fo:language="it" fo:country="IT"/>
    </style:style>
    <style:style style:name="T4652" style:parent-style-name="Policepardéfaut" style:family="text">
      <style:text-properties style:font-name-complex="Times New Roman" fo:language="it" fo:country="IT"/>
    </style:style>
    <style:style style:name="T4653" style:parent-style-name="Policepardéfaut" style:family="text">
      <style:text-properties style:font-name-complex="Times New Roman" fo:language="it" fo:country="IT"/>
    </style:style>
    <style:style style:name="T4654" style:parent-style-name="Policepardéfaut" style:family="text">
      <style:text-properties style:font-name-complex="Times New Roman" fo:language="it" fo:country="IT"/>
    </style:style>
    <style:style style:name="T4655" style:parent-style-name="Policepardéfaut" style:family="text">
      <style:text-properties style:font-name-complex="Times New Roman" fo:language="it" fo:country="IT"/>
    </style:style>
    <style:style style:name="T4656" style:parent-style-name="Policepardéfaut" style:family="text">
      <style:text-properties style:font-name-complex="Times New Roman" fo:language="it" fo:country="IT"/>
    </style:style>
    <style:style style:name="T4657" style:parent-style-name="Policepardéfaut" style:family="text">
      <style:text-properties style:font-name-complex="Times New Roman" fo:language="it" fo:country="IT"/>
    </style:style>
    <style:style style:name="T4658" style:parent-style-name="Policepardéfaut" style:family="text">
      <style:text-properties style:font-name-complex="Times New Roman" fo:language="it" fo:country="IT"/>
    </style:style>
    <style:style style:name="T4659" style:parent-style-name="Policepardéfaut" style:family="text">
      <style:text-properties style:font-name-complex="Times New Roman" fo:language="it" fo:country="IT"/>
    </style:style>
    <style:style style:name="T4660" style:parent-style-name="Policepardéfaut" style:family="text">
      <style:text-properties style:font-name-complex="Times New Roman" fo:language="it" fo:country="IT"/>
    </style:style>
    <style:style style:name="T4661" style:parent-style-name="Policepardéfaut" style:family="text">
      <style:text-properties style:font-name-complex="Times New Roman" fo:language="it" fo:country="IT"/>
    </style:style>
    <style:style style:name="T4662" style:parent-style-name="Policepardéfaut" style:family="text">
      <style:text-properties style:font-name-complex="Times New Roman" fo:language="it" fo:country="IT"/>
    </style:style>
    <style:style style:name="T4663" style:parent-style-name="Policepardéfaut" style:family="text">
      <style:text-properties style:font-name-complex="Times New Roman" fo:language="it" fo:country="IT"/>
    </style:style>
    <style:style style:name="T4664" style:parent-style-name="Policepardéfaut" style:family="text">
      <style:text-properties style:font-name-complex="Times New Roman" fo:language="it" fo:country="IT"/>
    </style:style>
    <style:style style:name="T4665" style:parent-style-name="Policepardéfaut" style:family="text">
      <style:text-properties style:font-name-complex="Times New Roman" fo:language="it" fo:country="IT"/>
    </style:style>
    <style:style style:name="T4666" style:parent-style-name="Policepardéfaut" style:family="text">
      <style:text-properties style:font-name-complex="Times New Roman" fo:language="it" fo:country="IT"/>
    </style:style>
    <style:style style:name="T4667" style:parent-style-name="Policepardéfaut" style:family="text">
      <style:text-properties style:font-name-complex="Times New Roman" fo:language="it" fo:country="IT"/>
    </style:style>
    <style:style style:name="T4668" style:parent-style-name="Policepardéfaut" style:family="text">
      <style:text-properties style:font-name-complex="Times New Roman" fo:language="it" fo:country="IT"/>
    </style:style>
    <style:style style:name="T4669" style:parent-style-name="Policepardéfaut" style:family="text">
      <style:text-properties style:font-name-complex="Times New Roman" fo:language="it" fo:country="IT"/>
    </style:style>
    <style:style style:name="T4670" style:parent-style-name="Policepardéfaut" style:family="text">
      <style:text-properties style:font-name-complex="Times New Roman" fo:language="it" fo:country="IT"/>
    </style:style>
    <style:style style:name="T4671" style:parent-style-name="Policepardéfaut" style:family="text">
      <style:text-properties style:font-name-complex="Times New Roman" fo:language="it" fo:country="IT"/>
    </style:style>
    <style:style style:name="T4672" style:parent-style-name="Policepardéfaut" style:family="text">
      <style:text-properties style:font-name-complex="Times New Roman" fo:language="it" fo:country="IT"/>
    </style:style>
    <style:style style:name="T4673" style:parent-style-name="Policepardéfaut" style:family="text">
      <style:text-properties style:font-name-complex="Times New Roman" fo:language="it" fo:country="IT"/>
    </style:style>
    <style:style style:name="T4674" style:parent-style-name="Policepardéfaut" style:family="text">
      <style:text-properties style:font-name-complex="Times New Roman" fo:language="it" fo:country="IT"/>
    </style:style>
    <style:style style:name="T4675" style:parent-style-name="Policepardéfaut" style:family="text">
      <style:text-properties style:font-name-complex="Times New Roman" fo:language="it" fo:country="IT"/>
    </style:style>
    <style:style style:name="T4676" style:parent-style-name="Policepardéfaut" style:family="text">
      <style:text-properties style:font-name-complex="Times New Roman" fo:language="it" fo:country="IT"/>
    </style:style>
    <style:style style:name="T4677" style:parent-style-name="Policepardéfaut" style:family="text">
      <style:text-properties style:font-name-complex="Times New Roman" fo:language="it" fo:country="IT"/>
    </style:style>
    <style:style style:name="T4678" style:parent-style-name="Policepardéfaut" style:family="text">
      <style:text-properties style:font-name-complex="Times New Roman" fo:language="it" fo:country="IT"/>
    </style:style>
    <style:style style:name="T4679" style:parent-style-name="Policepardéfaut" style:family="text">
      <style:text-properties style:font-name-complex="Times New Roman" fo:language="it" fo:country="IT"/>
    </style:style>
    <style:style style:name="T4680" style:parent-style-name="Policepardéfaut" style:family="text">
      <style:text-properties style:font-name-complex="Times New Roman" fo:language="it" fo:country="IT"/>
    </style:style>
    <style:style style:name="P4681" style:parent-style-name="quote.l" style:family="paragraph">
      <style:text-properties fo:language="it" fo:country="IT"/>
    </style:style>
    <style:style style:name="T4682" style:parent-style-name="Policepardéfaut" style:family="text">
      <style:text-properties style:font-name-complex="Times New Roman" fo:language="it" fo:country="IT"/>
    </style:style>
    <style:style style:name="T4683" style:parent-style-name="Policepardéfaut" style:family="text">
      <style:text-properties style:font-name-complex="Times New Roman" fo:language="it" fo:country="IT"/>
    </style:style>
    <style:style style:name="T4684" style:parent-style-name="Policepardéfaut" style:family="text">
      <style:text-properties style:font-name-complex="Times New Roman" fo:language="it" fo:country="IT"/>
    </style:style>
    <style:style style:name="T4685" style:parent-style-name="Policepardéfaut" style:family="text">
      <style:text-properties style:font-name-complex="Times New Roman" fo:language="it" fo:country="IT"/>
    </style:style>
    <style:style style:name="T4686" style:parent-style-name="Policepardéfaut" style:family="text">
      <style:text-properties style:font-name-complex="Times New Roman" fo:language="it" fo:country="IT"/>
    </style:style>
    <style:style style:name="T4687" style:parent-style-name="Policepardéfaut" style:family="text">
      <style:text-properties style:font-name-complex="Times New Roman" fo:language="it" fo:country="IT"/>
    </style:style>
    <style:style style:name="T4688" style:parent-style-name="Policepardéfaut" style:family="text">
      <style:text-properties style:font-name-complex="Times New Roman" fo:language="it" fo:country="IT"/>
    </style:style>
    <style:style style:name="T4689" style:parent-style-name="Policepardéfaut" style:family="text">
      <style:text-properties style:font-name-complex="Times New Roman" fo:language="it" fo:country="IT"/>
    </style:style>
    <style:style style:name="T4690" style:parent-style-name="Policepardéfaut" style:family="text">
      <style:text-properties style:font-name-complex="Times New Roman" fo:language="it" fo:country="IT"/>
    </style:style>
    <style:style style:name="T4691" style:parent-style-name="Policepardéfaut" style:family="text">
      <style:text-properties style:font-name-complex="Times New Roman" fo:language="it" fo:country="IT"/>
    </style:style>
    <style:style style:name="T4692" style:parent-style-name="Policepardéfaut" style:family="text">
      <style:text-properties style:font-name-complex="Times New Roman" fo:language="it" fo:country="IT"/>
    </style:style>
    <style:style style:name="T4693" style:parent-style-name="Policepardéfaut" style:family="text">
      <style:text-properties style:font-name-complex="Times New Roman" fo:language="it" fo:country="IT"/>
    </style:style>
    <style:style style:name="T4694" style:parent-style-name="Policepardéfaut" style:family="text">
      <style:text-properties style:font-name-complex="Times New Roman" fo:language="it" fo:country="IT"/>
    </style:style>
    <style:style style:name="T4695" style:parent-style-name="Policepardéfaut" style:family="text">
      <style:text-properties style:font-name-complex="Times New Roman" fo:language="it" fo:country="IT"/>
    </style:style>
    <style:style style:name="T4696" style:parent-style-name="Policepardéfaut" style:family="text">
      <style:text-properties style:font-name-complex="Times New Roman" fo:font-style="italic" style:font-style-asian="italic" fo:language="it" fo:country="IT"/>
    </style:style>
    <style:style style:name="T4697" style:parent-style-name="Policepardéfaut" style:family="text">
      <style:text-properties style:font-name-complex="Times New Roman" fo:font-style="italic" style:font-style-asian="italic" fo:language="it" fo:country="IT"/>
    </style:style>
    <style:style style:name="T4698" style:parent-style-name="Policepardéfaut" style:family="text">
      <style:text-properties style:font-name-complex="Times New Roman" fo:font-style="italic" style:font-style-asian="italic" fo:language="it" fo:country="IT"/>
    </style:style>
    <style:style style:name="T4699" style:parent-style-name="Policepardéfaut" style:family="text">
      <style:text-properties style:font-name-complex="Times New Roman" fo:language="it" fo:country="IT"/>
    </style:style>
    <style:style style:name="T4700" style:parent-style-name="Policepardéfaut" style:family="text">
      <style:text-properties style:font-name-complex="Times New Roman" fo:language="it" fo:country="IT"/>
    </style:style>
    <style:style style:name="T4701" style:parent-style-name="Policepardéfaut" style:family="text">
      <style:text-properties style:font-name-complex="Times New Roman" fo:language="it" fo:country="IT"/>
    </style:style>
    <style:style style:name="T4702" style:parent-style-name="Policepardéfaut" style:family="text">
      <style:text-properties style:font-name-complex="Times New Roman" fo:language="it" fo:country="IT"/>
    </style:style>
    <style:style style:name="T4703" style:parent-style-name="Policepardéfaut" style:family="text">
      <style:text-properties style:font-name-complex="Times New Roman" fo:language="it" fo:country="IT"/>
    </style:style>
    <style:style style:name="T4704" style:parent-style-name="Policepardéfaut" style:family="text">
      <style:text-properties style:font-name-complex="Times New Roman" fo:language="it" fo:country="IT"/>
    </style:style>
    <style:style style:name="T4705" style:parent-style-name="Policepardéfaut" style:family="text">
      <style:text-properties style:font-name-complex="Times New Roman" fo:language="it" fo:country="IT"/>
    </style:style>
    <style:style style:name="T4706" style:parent-style-name="Policepardéfaut" style:family="text">
      <style:text-properties style:font-name-complex="Times New Roman" fo:language="it" fo:country="IT"/>
    </style:style>
    <style:style style:name="T4707" style:parent-style-name="Policepardéfaut" style:family="text">
      <style:text-properties style:font-name-complex="Times New Roman" fo:font-style="italic" style:font-style-asian="italic" fo:language="it" fo:country="IT"/>
    </style:style>
    <style:style style:name="T4708" style:parent-style-name="Policepardéfaut" style:family="text">
      <style:text-properties style:font-name-complex="Times New Roman" fo:language="it" fo:country="IT"/>
    </style:style>
    <style:style style:name="T4709" style:parent-style-name="Policepardéfaut" style:family="text">
      <style:text-properties style:font-name-complex="Times New Roman" fo:language="it" fo:country="IT"/>
    </style:style>
    <style:style style:name="T4710" style:parent-style-name="Policepardéfaut" style:family="text">
      <style:text-properties style:font-name-complex="Times New Roman" fo:language="it" fo:country="IT"/>
    </style:style>
    <style:style style:name="T4711" style:parent-style-name="Policepardéfaut" style:family="text">
      <style:text-properties style:font-name-complex="Times New Roman" fo:language="it" fo:country="IT"/>
    </style:style>
    <style:style style:name="T4712" style:parent-style-name="Policepardéfaut" style:family="text">
      <style:text-properties style:font-name-complex="Times New Roman" fo:language="it" fo:country="IT"/>
    </style:style>
    <style:style style:name="T4713" style:parent-style-name="footnotereference" style:family="text">
      <style:text-properties style:text-position="0% 100%"/>
    </style:style>
    <style:style style:name="T4714" style:parent-style-name="Policepardéfaut" style:family="text">
      <style:text-properties fo:font-style="italic" style:font-style-asian="italic"/>
    </style:style>
    <style:style style:name="T4715" style:parent-style-name="Policepardéfaut" style:family="text">
      <style:text-properties fo:font-style="italic" style:font-style-asian="italic"/>
    </style:style>
    <style:style style:name="T4716" style:parent-style-name="Policepardéfaut" style:family="text">
      <style:text-properties fo:font-style="italic" style:font-style-asian="italic"/>
    </style:style>
    <style:style style:name="T4717" style:parent-style-name="Policepardéfaut" style:family="text">
      <style:text-properties style:font-name-complex="Times New Roman" fo:language="it" fo:country="IT"/>
    </style:style>
    <style:style style:name="T4718" style:parent-style-name="Policepardéfaut" style:family="text">
      <style:text-properties style:font-name-complex="Times New Roman" fo:language="it" fo:country="IT"/>
    </style:style>
    <style:style style:name="T4719" style:parent-style-name="Policepardéfaut" style:family="text">
      <style:text-properties style:font-name-complex="Times New Roman" fo:language="it" fo:country="IT"/>
    </style:style>
    <style:style style:name="T4720" style:parent-style-name="Policepardéfaut" style:family="text">
      <style:text-properties style:font-name-complex="Times New Roman" fo:language="it" fo:country="IT"/>
    </style:style>
    <style:style style:name="T4721" style:parent-style-name="Policepardéfaut" style:family="text">
      <style:text-properties style:font-name-complex="Times New Roman" fo:language="it" fo:country="IT"/>
    </style:style>
    <style:style style:name="T4722" style:parent-style-name="Policepardéfaut" style:family="text">
      <style:text-properties style:font-name-complex="Times New Roman" fo:language="it" fo:country="IT"/>
    </style:style>
    <style:style style:name="T4723" style:parent-style-name="Policepardéfaut" style:family="text">
      <style:text-properties style:font-name-complex="Times New Roman" fo:language="it" fo:country="IT"/>
    </style:style>
    <style:style style:name="T4724" style:parent-style-name="Policepardéfaut" style:family="text">
      <style:text-properties style:font-name-complex="Times New Roman" fo:language="it" fo:country="IT"/>
    </style:style>
    <style:style style:name="T4725" style:parent-style-name="Policepardéfaut" style:family="text">
      <style:text-properties style:font-name-complex="Times New Roman" fo:language="it" fo:country="IT"/>
    </style:style>
    <style:style style:name="T4726" style:parent-style-name="Policepardéfaut" style:family="text">
      <style:text-properties style:font-name-complex="Times New Roman" fo:language="it" fo:country="IT"/>
    </style:style>
    <style:style style:name="T4727" style:parent-style-name="Policepardéfaut" style:family="text">
      <style:text-properties style:font-name-complex="Times New Roman" fo:language="it" fo:country="IT"/>
    </style:style>
    <style:style style:name="T4728" style:parent-style-name="Policepardéfaut" style:family="text">
      <style:text-properties style:font-name-complex="Times New Roman" fo:language="it" fo:country="IT"/>
    </style:style>
    <style:style style:name="T4729" style:parent-style-name="Policepardéfaut" style:family="text">
      <style:text-properties style:font-name-complex="Times New Roman" fo:language="it" fo:country="IT"/>
    </style:style>
    <style:style style:name="T4730" style:parent-style-name="Policepardéfaut" style:family="text">
      <style:text-properties style:font-name-complex="Times New Roman" fo:language="it" fo:country="IT"/>
    </style:style>
    <style:style style:name="T4731" style:parent-style-name="Policepardéfaut" style:family="text">
      <style:text-properties style:font-name-complex="Times New Roman" fo:language="it" fo:country="IT"/>
    </style:style>
    <style:style style:name="T4732" style:parent-style-name="Policepardéfaut" style:family="text">
      <style:text-properties style:font-name-complex="Times New Roman" fo:font-style="italic" style:font-style-asian="italic" fo:language="it" fo:country="IT"/>
    </style:style>
    <style:style style:name="T4733" style:parent-style-name="Policepardéfaut" style:family="text">
      <style:text-properties style:font-name-complex="Times New Roman" fo:language="it" fo:country="IT"/>
    </style:style>
    <style:style style:name="T4734" style:parent-style-name="Policepardéfaut" style:family="text">
      <style:text-properties style:font-name-complex="Times New Roman" fo:language="it" fo:country="IT"/>
    </style:style>
    <style:style style:name="T4735" style:parent-style-name="Policepardéfaut" style:family="text">
      <style:text-properties style:font-name-complex="Times New Roman" fo:language="it" fo:country="IT"/>
    </style:style>
    <style:style style:name="T4736" style:parent-style-name="Policepardéfaut" style:family="text">
      <style:text-properties style:font-name-complex="Times New Roman" fo:language="it" fo:country="IT"/>
    </style:style>
    <style:style style:name="T4737" style:parent-style-name="Policepardéfaut" style:family="text">
      <style:text-properties style:font-name-complex="Times New Roman" fo:language="it" fo:country="IT"/>
    </style:style>
    <style:style style:name="T4738" style:parent-style-name="Policepardéfaut" style:family="text">
      <style:text-properties style:font-name-complex="Times New Roman" fo:language="it" fo:country="IT"/>
    </style:style>
    <style:style style:name="T4739" style:parent-style-name="Policepardéfaut" style:family="text">
      <style:text-properties style:font-name-complex="Times New Roman" fo:language="it" fo:country="IT"/>
    </style:style>
    <style:style style:name="T4740" style:parent-style-name="Policepardéfaut" style:family="text">
      <style:text-properties style:font-name-complex="Times New Roman" fo:language="it" fo:country="IT"/>
    </style:style>
    <style:style style:name="T4741" style:parent-style-name="Policepardéfaut" style:family="text">
      <style:text-properties style:font-name-complex="Times New Roman" fo:language="it" fo:country="IT"/>
    </style:style>
    <style:style style:name="T4742" style:parent-style-name="Policepardéfaut" style:family="text">
      <style:text-properties style:font-name-complex="Times New Roman" fo:language="it" fo:country="IT"/>
    </style:style>
    <style:style style:name="T4743" style:parent-style-name="Policepardéfaut" style:family="text">
      <style:text-properties style:font-name-complex="Times New Roman" fo:language="it" fo:country="IT"/>
    </style:style>
    <style:style style:name="T4744" style:parent-style-name="Policepardéfaut" style:family="text">
      <style:text-properties style:font-name-complex="Times New Roman" fo:language="it" fo:country="IT"/>
    </style:style>
    <style:style style:name="T4745" style:parent-style-name="Policepardéfaut" style:family="text">
      <style:text-properties style:font-name-complex="Times New Roman" fo:language="it" fo:country="IT"/>
    </style:style>
    <style:style style:name="T4746" style:parent-style-name="Policepardéfaut" style:family="text">
      <style:text-properties style:font-name-complex="Times New Roman" fo:language="it" fo:country="IT"/>
    </style:style>
    <style:style style:name="T4747" style:parent-style-name="Policepardéfaut" style:family="text">
      <style:text-properties style:font-name-complex="Times New Roman" fo:language="it" fo:country="IT"/>
    </style:style>
    <style:style style:name="T4748" style:parent-style-name="Policepardéfaut" style:family="text">
      <style:text-properties style:font-name-complex="Times New Roman" fo:language="it" fo:country="IT"/>
    </style:style>
    <style:style style:name="T4749" style:parent-style-name="Policepardéfaut" style:family="text">
      <style:text-properties style:font-name-complex="Times New Roman" fo:language="it" fo:country="IT"/>
    </style:style>
    <style:style style:name="T4750" style:parent-style-name="Policepardéfaut" style:family="text">
      <style:text-properties style:font-name-complex="Times New Roman" fo:font-style="italic" style:font-style-asian="italic" fo:language="it" fo:country="IT"/>
    </style:style>
    <style:style style:name="T4751" style:parent-style-name="Policepardéfaut" style:family="text">
      <style:text-properties style:font-name-complex="Times New Roman" fo:language="it" fo:country="IT"/>
    </style:style>
    <style:style style:name="T4752" style:parent-style-name="Policepardéfaut" style:family="text">
      <style:text-properties style:font-name-complex="Times New Roman" fo:language="it" fo:country="IT"/>
    </style:style>
    <style:style style:name="T4753" style:parent-style-name="Policepardéfaut" style:family="text">
      <style:text-properties style:font-name-complex="Times New Roman" fo:language="it" fo:country="IT"/>
    </style:style>
    <style:style style:name="T4754" style:parent-style-name="Policepardéfaut" style:family="text">
      <style:text-properties style:font-name-complex="Times New Roman" fo:language="it" fo:country="IT"/>
    </style:style>
    <style:style style:name="T4755" style:parent-style-name="Policepardéfaut" style:family="text">
      <style:text-properties style:font-name-complex="Times New Roman" fo:language="it" fo:country="IT"/>
    </style:style>
    <style:style style:name="T4756" style:parent-style-name="Policepardéfaut" style:family="text">
      <style:text-properties style:font-name-complex="Times New Roman" fo:language="it" fo:country="IT"/>
    </style:style>
    <style:style style:name="T4757" style:parent-style-name="Policepardéfaut" style:family="text">
      <style:text-properties style:font-name-complex="Times New Roman" fo:language="it" fo:country="IT"/>
    </style:style>
    <style:style style:name="T4758" style:parent-style-name="Policepardéfaut" style:family="text">
      <style:text-properties style:font-name-complex="Times New Roman" fo:language="it" fo:country="IT"/>
    </style:style>
    <style:style style:name="T4759" style:parent-style-name="Policepardéfaut" style:family="text">
      <style:text-properties style:font-name-complex="Times New Roman" fo:language="it" fo:country="IT"/>
    </style:style>
    <style:style style:name="T4760" style:parent-style-name="Policepardéfaut" style:family="text">
      <style:text-properties style:font-name-complex="Times New Roman" fo:language="it" fo:country="IT"/>
    </style:style>
    <style:style style:name="T4761" style:parent-style-name="Policepardéfaut" style:family="text">
      <style:text-properties style:font-name-complex="Times New Roman" fo:language="it" fo:country="IT"/>
    </style:style>
    <style:style style:name="T4762" style:parent-style-name="Policepardéfaut" style:family="text">
      <style:text-properties style:font-name-complex="Times New Roman" fo:language="it" fo:country="IT"/>
    </style:style>
    <style:style style:name="T4763" style:parent-style-name="Policepardéfaut" style:family="text">
      <style:text-properties style:font-name-complex="Times New Roman" fo:language="it" fo:country="IT"/>
    </style:style>
    <style:style style:name="T4764" style:parent-style-name="footnotereference" style:family="text">
      <style:text-properties style:text-position="0% 100%"/>
    </style:style>
    <style:style style:name="T4765" style:parent-style-name="Policepardéfaut" style:family="text">
      <style:text-properties fo:font-style="italic" style:font-style-asian="italic"/>
    </style:style>
    <style:style style:name="T4766" style:parent-style-name="Policepardéfaut" style:family="text">
      <style:text-properties style:font-name-complex="Times New Roman" fo:language="it" fo:country="IT"/>
    </style:style>
    <style:style style:name="T4767" style:parent-style-name="Policepardéfaut" style:family="text">
      <style:text-properties style:font-name-complex="Times New Roman" fo:language="it" fo:country="IT"/>
    </style:style>
    <style:style style:name="T4768" style:parent-style-name="Policepardéfaut" style:family="text">
      <style:text-properties style:font-name-complex="Times New Roman" fo:language="it" fo:country="IT"/>
    </style:style>
    <style:style style:name="T4769" style:parent-style-name="Policepardéfaut" style:family="text">
      <style:text-properties style:font-name-complex="Times New Roman" fo:language="it" fo:country="IT"/>
    </style:style>
    <style:style style:name="T4770" style:parent-style-name="Policepardéfaut" style:family="text">
      <style:text-properties style:font-name-complex="Times New Roman" fo:language="it" fo:country="IT"/>
    </style:style>
    <style:style style:name="T4771" style:parent-style-name="Policepardéfaut" style:family="text">
      <style:text-properties style:font-name-complex="Times New Roman" fo:language="it" fo:country="IT"/>
    </style:style>
    <style:style style:name="T4772" style:parent-style-name="Policepardéfaut" style:family="text">
      <style:text-properties style:font-name-complex="Times New Roman" fo:language="it" fo:country="IT"/>
    </style:style>
    <style:style style:name="T4773" style:parent-style-name="Policepardéfaut" style:family="text">
      <style:text-properties style:font-name-complex="Times New Roman" fo:language="it" fo:country="IT"/>
    </style:style>
    <style:style style:name="T4774" style:parent-style-name="Policepardéfaut" style:family="text">
      <style:text-properties style:font-name-complex="Times New Roman" fo:language="it" fo:country="IT"/>
    </style:style>
    <style:style style:name="T4775" style:parent-style-name="Policepardéfaut" style:family="text">
      <style:text-properties style:font-name-complex="Times New Roman" fo:language="it" fo:country="IT"/>
    </style:style>
    <style:style style:name="T4776" style:parent-style-name="Policepardéfaut" style:family="text">
      <style:text-properties style:font-name-complex="Times New Roman" fo:language="it" fo:country="IT"/>
    </style:style>
    <style:style style:name="T4777" style:parent-style-name="Policepardéfaut" style:family="text">
      <style:text-properties style:font-name-complex="Times New Roman" fo:language="it" fo:country="IT"/>
    </style:style>
    <style:style style:name="T4778" style:parent-style-name="Policepardéfaut" style:family="text">
      <style:text-properties style:font-name-complex="Times New Roman" fo:language="it" fo:country="IT"/>
    </style:style>
    <style:style style:name="T4779" style:parent-style-name="Policepardéfaut" style:family="text">
      <style:text-properties style:font-name-complex="Times New Roman" fo:language="it" fo:country="IT"/>
    </style:style>
    <style:style style:name="T4780" style:parent-style-name="Policepardéfaut" style:family="text">
      <style:text-properties style:font-name-complex="Times New Roman" fo:language="it" fo:country="IT"/>
    </style:style>
    <style:style style:name="T4781" style:parent-style-name="Policepardéfaut" style:family="text">
      <style:text-properties style:font-name-complex="Times New Roman" fo:language="it" fo:country="IT"/>
    </style:style>
    <style:style style:name="T4782" style:parent-style-name="Policepardéfaut" style:family="text">
      <style:text-properties style:font-name-complex="Times New Roman" fo:language="it" fo:country="IT"/>
    </style:style>
    <style:style style:name="T4783" style:parent-style-name="Policepardéfaut" style:family="text">
      <style:text-properties style:font-name-complex="Times New Roman" fo:language="it" fo:country="IT"/>
    </style:style>
    <style:style style:name="T4784" style:parent-style-name="Policepardéfaut" style:family="text">
      <style:text-properties style:font-name-complex="Times New Roman" fo:language="it" fo:country="IT"/>
    </style:style>
    <style:style style:name="T4785" style:parent-style-name="Policepardéfaut" style:family="text">
      <style:text-properties style:font-name-complex="Times New Roman" fo:language="it" fo:country="IT"/>
    </style:style>
    <style:style style:name="T4786" style:parent-style-name="Policepardéfaut" style:family="text">
      <style:text-properties style:font-name-complex="Times New Roman" fo:font-style="italic" style:font-style-asian="italic" fo:language="it" fo:country="IT"/>
    </style:style>
    <style:style style:name="T4787" style:parent-style-name="Policepardéfaut" style:family="text">
      <style:text-properties style:font-name-complex="Times New Roman" fo:language="it" fo:country="IT"/>
    </style:style>
    <style:style style:name="T4788" style:parent-style-name="Policepardéfaut" style:family="text">
      <style:text-properties style:font-name-complex="Times New Roman" fo:font-style="italic" style:font-style-asian="italic" fo:language="it" fo:country="IT"/>
    </style:style>
    <style:style style:name="T4789" style:parent-style-name="Policepardéfaut" style:family="text">
      <style:text-properties style:font-name-complex="Times New Roman" fo:language="it" fo:country="IT"/>
    </style:style>
    <style:style style:name="T4790" style:parent-style-name="Policepardéfaut" style:family="text">
      <style:text-properties style:font-name-complex="Times New Roman" fo:font-style="italic" style:font-style-asian="italic" fo:language="it" fo:country="IT"/>
    </style:style>
    <style:style style:name="T4791" style:parent-style-name="Policepardéfaut" style:family="text">
      <style:text-properties style:font-name-complex="Times New Roman" fo:language="it" fo:country="IT"/>
    </style:style>
    <style:style style:name="T4792" style:parent-style-name="Policepardéfaut" style:family="text">
      <style:text-properties style:font-name-complex="Times New Roman" fo:font-style="italic" style:font-style-asian="italic" fo:language="it" fo:country="IT"/>
    </style:style>
    <style:style style:name="T4793" style:parent-style-name="Policepardéfaut" style:family="text">
      <style:text-properties style:font-name-complex="Times New Roman" fo:language="it" fo:country="IT"/>
    </style:style>
    <style:style style:name="T4794" style:parent-style-name="Policepardéfaut" style:family="text">
      <style:text-properties style:font-name-complex="Times New Roman" fo:language="it" fo:country="IT"/>
    </style:style>
    <style:style style:name="T4795" style:parent-style-name="Policepardéfaut" style:family="text">
      <style:text-properties style:font-name-complex="Times New Roman" fo:language="it" fo:country="IT"/>
    </style:style>
    <style:style style:name="T4796" style:parent-style-name="Policepardéfaut" style:family="text">
      <style:text-properties style:font-name-complex="Times New Roman" fo:language="it" fo:country="IT"/>
    </style:style>
    <style:style style:name="T4797" style:parent-style-name="Policepardéfaut" style:family="text">
      <style:text-properties style:font-name-complex="Times New Roman" fo:language="it" fo:country="IT"/>
    </style:style>
    <style:style style:name="T4798" style:parent-style-name="Policepardéfaut" style:family="text">
      <style:text-properties style:font-name-complex="Times New Roman" fo:language="it" fo:country="IT"/>
    </style:style>
    <style:style style:name="T4799" style:parent-style-name="Policepardéfaut" style:family="text">
      <style:text-properties style:font-name-complex="Times New Roman" fo:language="it" fo:country="IT"/>
    </style:style>
    <style:style style:name="T4800" style:parent-style-name="Policepardéfaut" style:family="text">
      <style:text-properties style:font-name-complex="Times New Roman" fo:language="it" fo:country="IT"/>
    </style:style>
    <style:style style:name="T4801" style:parent-style-name="Policepardéfaut" style:family="text">
      <style:text-properties style:font-name-complex="Times New Roman" fo:language="it" fo:country="IT"/>
    </style:style>
    <style:style style:name="T4802" style:parent-style-name="Policepardéfaut" style:family="text">
      <style:text-properties style:font-name-complex="Times New Roman" fo:language="it" fo:country="IT"/>
    </style:style>
    <style:style style:name="T4803" style:parent-style-name="Policepardéfaut" style:family="text">
      <style:text-properties style:font-name-complex="Times New Roman" fo:language="it" fo:country="IT"/>
    </style:style>
    <style:style style:name="P4804" style:parent-style-name="quote.l" style:family="paragraph">
      <style:text-properties fo:language="it" fo:country="IT"/>
    </style:style>
    <style:style style:name="P4805" style:parent-style-name="quote.l" style:family="paragraph">
      <style:text-properties fo:language="it" fo:country="IT"/>
    </style:style>
    <style:style style:name="T4806" style:parent-style-name="Policepardéfaut" style:family="text">
      <style:text-properties style:font-name-complex="Times New Roman" fo:language="it" fo:country="IT"/>
    </style:style>
    <style:style style:name="T4807" style:parent-style-name="Policepardéfaut" style:family="text">
      <style:text-properties style:font-name-complex="Times New Roman" fo:language="it" fo:country="IT"/>
    </style:style>
    <style:style style:name="T4808" style:parent-style-name="Policepardéfaut" style:family="text">
      <style:text-properties style:font-name-complex="Times New Roman" fo:language="it" fo:country="IT"/>
    </style:style>
    <style:style style:name="T4809" style:parent-style-name="Policepardéfaut" style:family="text">
      <style:text-properties style:font-name-complex="Times New Roman" fo:language="it" fo:country="IT"/>
    </style:style>
    <style:style style:name="T4810" style:parent-style-name="Policepardéfaut" style:family="text">
      <style:text-properties style:font-name-complex="Times New Roman" fo:language="it" fo:country="IT"/>
    </style:style>
    <style:style style:name="T4811" style:parent-style-name="Policepardéfaut" style:family="text">
      <style:text-properties style:font-name-complex="Times New Roman" fo:language="it" fo:country="IT"/>
    </style:style>
    <style:style style:name="T4812" style:parent-style-name="Policepardéfaut" style:family="text">
      <style:text-properties style:font-name-complex="Times New Roman" fo:language="it" fo:country="IT"/>
    </style:style>
    <style:style style:name="T4813" style:parent-style-name="Policepardéfaut" style:family="text">
      <style:text-properties style:font-name-complex="Times New Roman" fo:language="it" fo:country="IT"/>
    </style:style>
    <style:style style:name="T4814" style:parent-style-name="Policepardéfaut" style:family="text">
      <style:text-properties style:font-name-complex="Times New Roman" fo:language="it" fo:country="IT"/>
    </style:style>
    <style:style style:name="T4815" style:parent-style-name="Policepardéfaut" style:family="text">
      <style:text-properties style:font-name-complex="Times New Roman" fo:language="it" fo:country="IT"/>
    </style:style>
    <style:style style:name="T4816" style:parent-style-name="Policepardéfaut" style:family="text">
      <style:text-properties style:font-name-complex="Times New Roman" fo:language="it" fo:country="IT"/>
    </style:style>
    <style:style style:name="T4817" style:parent-style-name="Policepardéfaut" style:family="text">
      <style:text-properties style:font-name-complex="Times New Roman" fo:language="it" fo:country="IT"/>
    </style:style>
    <style:style style:name="T4818" style:parent-style-name="Policepardéfaut" style:family="text">
      <style:text-properties style:font-name-complex="Times New Roman" fo:language="it" fo:country="IT"/>
    </style:style>
    <style:style style:name="T4819" style:parent-style-name="Policepardéfaut" style:family="text">
      <style:text-properties style:font-name-complex="Times New Roman" fo:language="it" fo:country="IT"/>
    </style:style>
    <style:style style:name="T4820" style:parent-style-name="Policepardéfaut" style:family="text">
      <style:text-properties style:font-name-complex="Times New Roman" fo:language="it" fo:country="IT"/>
    </style:style>
    <style:style style:name="T4821" style:parent-style-name="Policepardéfaut" style:family="text">
      <style:text-properties style:font-name-complex="Times New Roman" fo:language="it" fo:country="IT"/>
    </style:style>
    <style:style style:name="T4822" style:parent-style-name="Policepardéfaut" style:family="text">
      <style:text-properties style:font-name-complex="Times New Roman" fo:language="it" fo:country="IT"/>
    </style:style>
    <style:style style:name="T4823" style:parent-style-name="Policepardéfaut" style:family="text">
      <style:text-properties style:font-name-complex="Times New Roman" fo:language="it" fo:country="IT"/>
    </style:style>
    <style:style style:name="T4824" style:parent-style-name="Policepardéfaut" style:family="text">
      <style:text-properties style:font-name-complex="Times New Roman" fo:language="it" fo:country="IT"/>
    </style:style>
    <style:style style:name="T4825" style:parent-style-name="Policepardéfaut" style:family="text">
      <style:text-properties style:font-name-complex="Times New Roman" fo:language="it" fo:country="IT"/>
    </style:style>
    <style:style style:name="T4826" style:parent-style-name="Policepardéfaut" style:family="text">
      <style:text-properties style:font-name-complex="Times New Roman" fo:language="it" fo:country="IT"/>
    </style:style>
    <style:style style:name="T4827" style:parent-style-name="Policepardéfaut" style:family="text">
      <style:text-properties style:font-name-complex="Times New Roman" fo:language="it" fo:country="IT"/>
    </style:style>
    <style:style style:name="T4828" style:parent-style-name="Policepardéfaut" style:family="text">
      <style:text-properties style:font-name-complex="Times New Roman" fo:language="it" fo:country="IT"/>
    </style:style>
    <style:style style:name="T4829" style:parent-style-name="Policepardéfaut" style:family="text">
      <style:text-properties style:font-name-complex="Times New Roman" fo:language="it" fo:country="IT"/>
    </style:style>
    <style:style style:name="T4830" style:parent-style-name="Policepardéfaut" style:family="text">
      <style:text-properties style:font-name-complex="Times New Roman" fo:language="it" fo:country="IT"/>
    </style:style>
    <style:style style:name="T4831" style:parent-style-name="Policepardéfaut" style:family="text">
      <style:text-properties style:font-name-complex="Times New Roman" fo:language="it" fo:country="IT"/>
    </style:style>
    <style:style style:name="T4832" style:parent-style-name="Policepardéfaut" style:family="text">
      <style:text-properties style:font-name-complex="Times New Roman" fo:language="it" fo:country="IT"/>
    </style:style>
    <style:style style:name="T4833" style:parent-style-name="Policepardéfaut" style:family="text">
      <style:text-properties style:font-name-complex="Times New Roman" fo:language="it" fo:country="IT"/>
    </style:style>
    <style:style style:name="T4834" style:parent-style-name="Policepardéfaut" style:family="text">
      <style:text-properties style:font-name-complex="Times New Roman" fo:language="it" fo:country="IT"/>
    </style:style>
    <style:style style:name="T4835" style:parent-style-name="Policepardéfaut" style:family="text">
      <style:text-properties style:font-name-complex="Times New Roman" fo:language="it" fo:country="IT"/>
    </style:style>
    <style:style style:name="T4836" style:parent-style-name="Policepardéfaut" style:family="text">
      <style:text-properties style:font-name-complex="Times New Roman" fo:language="it" fo:country="IT"/>
    </style:style>
    <style:style style:name="T4837" style:parent-style-name="Policepardéfaut" style:family="text">
      <style:text-properties style:font-name-complex="Times New Roman" fo:language="it" fo:country="IT"/>
    </style:style>
    <style:style style:name="T4838" style:parent-style-name="Policepardéfaut" style:family="text">
      <style:text-properties style:font-name-complex="Times New Roman" fo:language="it" fo:country="IT"/>
    </style:style>
    <style:style style:name="T4839" style:parent-style-name="Policepardéfaut" style:family="text">
      <style:text-properties style:font-name-complex="Times New Roman" fo:language="it" fo:country="IT"/>
    </style:style>
    <style:style style:name="T4840" style:parent-style-name="Policepardéfaut" style:family="text">
      <style:text-properties style:font-name-complex="Times New Roman" fo:language="it" fo:country="IT"/>
    </style:style>
    <style:style style:name="T4841" style:parent-style-name="Policepardéfaut" style:family="text">
      <style:text-properties style:font-name-complex="Times New Roman" fo:language="it" fo:country="IT"/>
    </style:style>
    <style:style style:name="T4842" style:parent-style-name="Policepardéfaut" style:family="text">
      <style:text-properties style:font-name-complex="Times New Roman" fo:language="it" fo:country="IT"/>
    </style:style>
    <style:style style:name="T4843" style:parent-style-name="Policepardéfaut" style:family="text">
      <style:text-properties style:font-name-complex="Times New Roman" fo:language="it" fo:country="IT"/>
    </style:style>
    <style:style style:name="T4844" style:parent-style-name="Policepardéfaut" style:family="text">
      <style:text-properties style:font-name-complex="Times New Roman" fo:language="it" fo:country="IT"/>
    </style:style>
    <style:style style:name="T4845" style:parent-style-name="Policepardéfaut" style:family="text">
      <style:text-properties style:font-name-complex="Times New Roman" fo:language="it" fo:country="IT"/>
    </style:style>
    <style:style style:name="T4846" style:parent-style-name="Policepardéfaut" style:family="text">
      <style:text-properties style:font-name-complex="Times New Roman" fo:language="it" fo:country="IT"/>
    </style:style>
    <style:style style:name="T4847" style:parent-style-name="Policepardéfaut" style:family="text">
      <style:text-properties style:font-name-complex="Times New Roman" fo:language="it" fo:country="IT"/>
    </style:style>
    <style:style style:name="T4848" style:parent-style-name="Policepardéfaut" style:family="text">
      <style:text-properties style:font-name-complex="Times New Roman" fo:language="it" fo:country="IT"/>
    </style:style>
    <style:style style:name="T4849" style:parent-style-name="Policepardéfaut" style:family="text">
      <style:text-properties style:font-name-complex="Times New Roman" fo:language="it" fo:country="IT"/>
    </style:style>
    <style:style style:name="T4850" style:parent-style-name="Policepardéfaut" style:family="text">
      <style:text-properties style:font-name-complex="Times New Roman" fo:language="it" fo:country="IT"/>
    </style:style>
    <style:style style:name="T4851" style:parent-style-name="Policepardéfaut" style:family="text">
      <style:text-properties style:font-name-complex="Times New Roman" fo:language="it" fo:country="IT"/>
    </style:style>
    <style:style style:name="T4852" style:parent-style-name="Policepardéfaut" style:family="text">
      <style:text-properties style:font-name-complex="Times New Roman" fo:language="it" fo:country="IT"/>
    </style:style>
    <style:style style:name="T4853" style:parent-style-name="Policepardéfaut" style:family="text">
      <style:text-properties style:font-name-complex="Times New Roman" fo:language="it" fo:country="IT"/>
    </style:style>
    <style:style style:name="T4854" style:parent-style-name="Policepardéfaut" style:family="text">
      <style:text-properties style:font-name-complex="Times New Roman" fo:language="it" fo:country="IT"/>
    </style:style>
    <style:style style:name="T4855" style:parent-style-name="Policepardéfaut" style:family="text">
      <style:text-properties style:font-name-complex="Times New Roman" fo:language="it" fo:country="IT"/>
    </style:style>
    <style:style style:name="T4856" style:parent-style-name="Policepardéfaut" style:family="text">
      <style:text-properties style:font-name-complex="Times New Roman" fo:language="it" fo:country="IT"/>
    </style:style>
    <style:style style:name="T4857" style:parent-style-name="Policepardéfaut" style:family="text">
      <style:text-properties style:font-name-complex="Times New Roman" fo:language="it" fo:country="IT"/>
    </style:style>
    <style:style style:name="T4858" style:parent-style-name="Policepardéfaut" style:family="text">
      <style:text-properties style:font-name-complex="Times New Roman" fo:language="it" fo:country="IT"/>
    </style:style>
    <style:style style:name="T4859" style:parent-style-name="Policepardéfaut" style:family="text">
      <style:text-properties style:font-name-complex="Times New Roman" fo:language="it" fo:country="IT"/>
    </style:style>
    <style:style style:name="T4860" style:parent-style-name="Policepardéfaut" style:family="text">
      <style:text-properties style:font-name-complex="Times New Roman" fo:language="it" fo:country="IT"/>
    </style:style>
    <style:style style:name="T4861" style:parent-style-name="Policepardéfaut" style:family="text">
      <style:text-properties style:font-name-complex="Times New Roman" fo:language="it" fo:country="IT"/>
    </style:style>
    <style:style style:name="T4862" style:parent-style-name="Policepardéfaut" style:family="text">
      <style:text-properties style:font-name-complex="Times New Roman" fo:language="it" fo:country="IT"/>
    </style:style>
    <style:style style:name="T4863" style:parent-style-name="Policepardéfaut" style:family="text">
      <style:text-properties style:font-name-complex="Times New Roman" fo:language="it" fo:country="IT"/>
    </style:style>
    <style:style style:name="T4864" style:parent-style-name="Policepardéfaut" style:family="text">
      <style:text-properties style:font-name-complex="Times New Roman" fo:language="it" fo:country="IT"/>
    </style:style>
    <style:style style:name="T4865" style:parent-style-name="Policepardéfaut" style:family="text">
      <style:text-properties style:font-name-complex="Times New Roman" fo:language="it" fo:country="IT"/>
    </style:style>
    <style:style style:name="T4866" style:parent-style-name="Policepardéfaut" style:family="text">
      <style:text-properties style:font-name-complex="Times New Roman" fo:language="it" fo:country="IT"/>
    </style:style>
    <style:style style:name="T4867" style:parent-style-name="Policepardéfaut" style:family="text">
      <style:text-properties style:font-name-complex="Times New Roman" fo:font-style="italic" style:font-style-asian="italic" fo:language="it" fo:country="IT"/>
    </style:style>
    <style:style style:name="T4868" style:parent-style-name="Policepardéfaut" style:family="text">
      <style:text-properties style:font-name-complex="Times New Roman" fo:font-style="italic" style:font-style-asian="italic" fo:language="it" fo:country="IT"/>
    </style:style>
    <style:style style:name="T4869" style:parent-style-name="Policepardéfaut" style:family="text">
      <style:text-properties style:font-name-complex="Times New Roman" fo:language="it" fo:country="IT"/>
    </style:style>
    <style:style style:name="T4870" style:parent-style-name="Policepardéfaut" style:family="text">
      <style:text-properties style:font-name-complex="Times New Roman" fo:language="it" fo:country="IT"/>
    </style:style>
    <style:style style:name="T4871" style:parent-style-name="Policepardéfaut" style:family="text">
      <style:text-properties style:font-name-complex="Times New Roman" fo:language="it" fo:country="IT"/>
    </style:style>
    <style:style style:name="P4872" style:parent-style-name="quote.l" style:family="paragraph">
      <style:text-properties fo:language="it" fo:country="IT"/>
    </style:style>
    <style:style style:name="T4873" style:parent-style-name="Policepardéfaut" style:family="text">
      <style:text-properties style:font-name-complex="Times New Roman" fo:language="it" fo:country="IT"/>
    </style:style>
    <style:style style:name="T4874" style:parent-style-name="Policepardéfaut" style:family="text">
      <style:text-properties style:font-name-complex="Times New Roman" fo:language="it" fo:country="IT"/>
    </style:style>
    <style:style style:name="T4875" style:parent-style-name="Policepardéfaut" style:family="text">
      <style:text-properties style:font-name-complex="Times New Roman" fo:language="it" fo:country="IT"/>
    </style:style>
    <style:style style:name="T4876" style:parent-style-name="Policepardéfaut" style:family="text">
      <style:text-properties style:font-name-complex="Times New Roman" fo:language="it" fo:country="IT"/>
    </style:style>
    <style:style style:name="T4877" style:parent-style-name="Policepardéfaut" style:family="text">
      <style:text-properties style:font-name-complex="Times New Roman" fo:language="it" fo:country="IT"/>
    </style:style>
    <style:style style:name="T4878" style:parent-style-name="Policepardéfaut" style:family="text">
      <style:text-properties style:font-name-complex="Times New Roman" fo:language="it" fo:country="IT"/>
    </style:style>
    <style:style style:name="T4879" style:parent-style-name="Policepardéfaut" style:family="text">
      <style:text-properties style:font-name-complex="Times New Roman" fo:language="it" fo:country="IT"/>
    </style:style>
    <style:style style:name="T4880" style:parent-style-name="Policepardéfaut" style:family="text">
      <style:text-properties style:font-name-complex="Times New Roman" fo:language="it" fo:country="IT"/>
    </style:style>
    <style:style style:name="T4881" style:parent-style-name="Policepardéfaut" style:family="text">
      <style:text-properties style:font-name-complex="Times New Roman" fo:language="it" fo:country="IT"/>
    </style:style>
    <style:style style:name="T4882" style:parent-style-name="Policepardéfaut" style:family="text">
      <style:text-properties style:font-name-complex="Times New Roman" fo:language="it" fo:country="IT"/>
    </style:style>
    <style:style style:name="T4883" style:parent-style-name="Policepardéfaut" style:family="text">
      <style:text-properties style:font-name-complex="Times New Roman" fo:language="it" fo:country="IT"/>
    </style:style>
    <style:style style:name="T4884" style:parent-style-name="Policepardéfaut" style:family="text">
      <style:text-properties style:font-name-complex="Times New Roman" fo:language="it" fo:country="IT"/>
    </style:style>
    <style:style style:name="T4885" style:parent-style-name="Policepardéfaut" style:family="text">
      <style:text-properties style:font-name-complex="Times New Roman" fo:language="it" fo:country="IT"/>
    </style:style>
    <style:style style:name="T4886" style:parent-style-name="Policepardéfaut" style:family="text">
      <style:text-properties style:font-name-complex="Times New Roman" fo:language="it" fo:country="IT"/>
    </style:style>
    <style:style style:name="T4887" style:parent-style-name="Policepardéfaut" style:family="text">
      <style:text-properties style:font-name-complex="Times New Roman" fo:language="it" fo:country="IT"/>
    </style:style>
    <style:style style:name="T4888" style:parent-style-name="Policepardéfaut" style:family="text">
      <style:text-properties style:font-name-complex="Times New Roman" fo:language="it" fo:country="IT"/>
    </style:style>
    <style:style style:name="T4889" style:parent-style-name="Policepardéfaut" style:family="text">
      <style:text-properties style:font-name-complex="Times New Roman" fo:language="it" fo:country="IT"/>
    </style:style>
    <style:style style:name="T4890" style:parent-style-name="Policepardéfaut" style:family="text">
      <style:text-properties style:font-name-complex="Times New Roman" fo:language="it" fo:country="IT"/>
    </style:style>
    <style:style style:name="T4891" style:parent-style-name="Policepardéfaut" style:family="text">
      <style:text-properties style:font-name-complex="Times New Roman" fo:language="it" fo:country="IT"/>
    </style:style>
    <style:style style:name="T4892" style:parent-style-name="Policepardéfaut" style:family="text">
      <style:text-properties style:font-name-complex="Times New Roman" fo:language="it" fo:country="IT"/>
    </style:style>
    <style:style style:name="T4893" style:parent-style-name="Policepardéfaut" style:family="text">
      <style:text-properties style:font-name-complex="Times New Roman" fo:language="it" fo:country="IT"/>
    </style:style>
    <style:style style:name="T4894" style:parent-style-name="Policepardéfaut" style:family="text">
      <style:text-properties style:font-name-complex="Times New Roman" fo:language="it" fo:country="IT"/>
    </style:style>
    <style:style style:name="T4895" style:parent-style-name="Policepardéfaut" style:family="text">
      <style:text-properties style:font-name-complex="Times New Roman" fo:language="it" fo:country="IT"/>
    </style:style>
    <style:style style:name="T4896" style:parent-style-name="Policepardéfaut" style:family="text">
      <style:text-properties style:font-name-complex="Times New Roman" fo:language="it" fo:country="IT"/>
    </style:style>
    <style:style style:name="T4897" style:parent-style-name="Policepardéfaut" style:family="text">
      <style:text-properties style:font-name-complex="Times New Roman" fo:language="it" fo:country="IT"/>
    </style:style>
    <style:style style:name="T4898" style:parent-style-name="Policepardéfaut" style:family="text">
      <style:text-properties style:font-name-complex="Times New Roman" fo:language="it" fo:country="IT"/>
    </style:style>
    <style:style style:name="T4899" style:parent-style-name="Policepardéfaut" style:family="text">
      <style:text-properties style:font-name-complex="Times New Roman" fo:language="it" fo:country="IT"/>
    </style:style>
    <style:style style:name="T4900" style:parent-style-name="Policepardéfaut" style:family="text">
      <style:text-properties style:font-name-complex="Times New Roman" fo:language="it" fo:country="IT"/>
    </style:style>
    <style:style style:name="T4901" style:parent-style-name="Policepardéfaut" style:family="text">
      <style:text-properties style:font-name-complex="Times New Roman" fo:font-style="italic" style:font-style-asian="italic" fo:language="it" fo:country="IT"/>
    </style:style>
    <style:style style:name="T4902" style:parent-style-name="Policepardéfaut" style:family="text">
      <style:text-properties style:font-name-complex="Times New Roman" fo:language="it" fo:country="IT"/>
    </style:style>
    <style:style style:name="T4903" style:parent-style-name="Policepardéfaut" style:family="text">
      <style:text-properties style:font-name-complex="Times New Roman" fo:language="it" fo:country="IT"/>
    </style:style>
    <style:style style:name="T4904" style:parent-style-name="Policepardéfaut" style:family="text">
      <style:text-properties style:font-name-complex="Times New Roman" fo:language="it" fo:country="IT"/>
    </style:style>
    <style:style style:name="T4905" style:parent-style-name="Policepardéfaut" style:family="text">
      <style:text-properties style:font-name-complex="Times New Roman" fo:language="it" fo:country="IT"/>
    </style:style>
    <style:style style:name="T4906" style:parent-style-name="Policepardéfaut" style:family="text">
      <style:text-properties style:font-name-complex="Times New Roman" fo:language="it" fo:country="IT"/>
    </style:style>
    <style:style style:name="T4907" style:parent-style-name="Policepardéfaut" style:family="text">
      <style:text-properties style:font-name-complex="Times New Roman" fo:language="it" fo:country="IT"/>
    </style:style>
    <style:style style:name="T4908" style:parent-style-name="Policepardéfaut" style:family="text">
      <style:text-properties style:font-name-complex="Times New Roman" fo:language="it" fo:country="IT"/>
    </style:style>
    <style:style style:name="T4909" style:parent-style-name="Policepardéfaut" style:family="text">
      <style:text-properties style:font-name-complex="Times New Roman" fo:language="it" fo:country="IT"/>
    </style:style>
    <style:style style:name="T4910" style:parent-style-name="Policepardéfaut" style:family="text">
      <style:text-properties style:font-name-complex="Times New Roman" fo:language="it" fo:country="IT"/>
    </style:style>
    <style:style style:name="T4911" style:parent-style-name="Policepardéfaut" style:family="text">
      <style:text-properties style:font-name-complex="Times New Roman" fo:language="it" fo:country="IT"/>
    </style:style>
    <style:style style:name="T4912" style:parent-style-name="Policepardéfaut" style:family="text">
      <style:text-properties style:font-name-complex="Times New Roman" fo:language="it" fo:country="IT"/>
    </style:style>
    <style:style style:name="T4913" style:parent-style-name="Policepardéfaut" style:family="text">
      <style:text-properties style:font-name-complex="Times New Roman" fo:language="it" fo:country="IT"/>
    </style:style>
    <style:style style:name="T4914" style:parent-style-name="Policepardéfaut" style:family="text">
      <style:text-properties style:font-name-complex="Times New Roman" fo:language="it" fo:country="IT"/>
    </style:style>
    <style:style style:name="T4915" style:parent-style-name="Policepardéfaut" style:family="text">
      <style:text-properties style:font-name-complex="Times New Roman" fo:language="it" fo:country="IT"/>
    </style:style>
    <style:style style:name="T4916" style:parent-style-name="Policepardéfaut" style:family="text">
      <style:text-properties style:font-name-complex="Times New Roman" fo:language="it" fo:country="IT"/>
    </style:style>
    <style:style style:name="T4917" style:parent-style-name="Policepardéfaut" style:family="text">
      <style:text-properties style:font-name-complex="Times New Roman" fo:language="it" fo:country="IT"/>
    </style:style>
    <style:style style:name="T4918" style:parent-style-name="Policepardéfaut" style:family="text">
      <style:text-properties style:font-name-complex="Times New Roman" fo:language="it" fo:country="IT"/>
    </style:style>
    <style:style style:name="T4919" style:parent-style-name="Policepardéfaut" style:family="text">
      <style:text-properties style:font-name-complex="Times New Roman" fo:language="it" fo:country="IT"/>
    </style:style>
    <style:style style:name="T4920" style:parent-style-name="Policepardéfaut" style:family="text">
      <style:text-properties style:font-name-complex="Times New Roman" fo:language="it" fo:country="IT"/>
    </style:style>
    <style:style style:name="T4921" style:parent-style-name="Policepardéfaut" style:family="text">
      <style:text-properties style:font-name-complex="Times New Roman" fo:language="it" fo:country="IT"/>
    </style:style>
    <style:style style:name="T4922" style:parent-style-name="Policepardéfaut" style:family="text">
      <style:text-properties style:font-name-complex="Times New Roman" fo:language="it" fo:country="IT"/>
    </style:style>
    <style:style style:name="T4923" style:parent-style-name="Policepardéfaut" style:family="text">
      <style:text-properties style:font-name-complex="Times New Roman" fo:language="it" fo:country="IT"/>
    </style:style>
    <style:style style:name="T4924" style:parent-style-name="Policepardéfaut" style:family="text">
      <style:text-properties style:font-name-complex="Times New Roman" fo:language="it" fo:country="IT"/>
    </style:style>
    <style:style style:name="T4925" style:parent-style-name="Policepardéfaut" style:family="text">
      <style:text-properties style:font-name-complex="Times New Roman" fo:language="it" fo:country="IT"/>
    </style:style>
    <style:style style:name="T4926" style:parent-style-name="Policepardéfaut" style:family="text">
      <style:text-properties style:font-name-complex="Times New Roman" fo:language="it" fo:country="IT"/>
    </style:style>
    <style:style style:name="T4927" style:parent-style-name="Policepardéfaut" style:family="text">
      <style:text-properties style:font-name-complex="Times New Roman" fo:language="it" fo:country="IT"/>
    </style:style>
    <style:style style:name="T4928" style:parent-style-name="Policepardéfaut" style:family="text">
      <style:text-properties style:font-name-complex="Times New Roman" fo:language="it" fo:country="IT"/>
    </style:style>
    <style:style style:name="T4929" style:parent-style-name="Policepardéfaut" style:family="text">
      <style:text-properties style:font-name-complex="Times New Roman" fo:language="it" fo:country="IT"/>
    </style:style>
    <style:style style:name="T4930" style:parent-style-name="Policepardéfaut" style:family="text">
      <style:text-properties style:font-name-complex="Times New Roman" fo:language="it" fo:country="IT"/>
    </style:style>
    <style:style style:name="T4931" style:parent-style-name="Policepardéfaut" style:family="text">
      <style:text-properties style:font-name-complex="Times New Roman" fo:language="it" fo:country="IT"/>
    </style:style>
    <style:style style:name="T4932" style:parent-style-name="Policepardéfaut" style:family="text">
      <style:text-properties style:font-name-complex="Times New Roman" fo:language="it" fo:country="IT"/>
    </style:style>
    <style:style style:name="T4933" style:parent-style-name="Policepardéfaut" style:family="text">
      <style:text-properties style:font-name-complex="Times New Roman" fo:language="it" fo:country="IT"/>
    </style:style>
    <style:style style:name="T4934" style:parent-style-name="Policepardéfaut" style:family="text">
      <style:text-properties style:font-name-complex="Times New Roman" fo:language="it" fo:country="IT"/>
    </style:style>
    <style:style style:name="T4935" style:parent-style-name="Policepardéfaut" style:family="text">
      <style:text-properties style:font-name-complex="Times New Roman" fo:language="it" fo:country="IT"/>
    </style:style>
    <style:style style:name="T4936" style:parent-style-name="Policepardéfaut" style:family="text">
      <style:text-properties style:font-name-complex="Times New Roman" fo:language="it" fo:country="IT"/>
    </style:style>
    <style:style style:name="T4937" style:parent-style-name="Policepardéfaut" style:family="text">
      <style:text-properties style:font-name-complex="Times New Roman" fo:language="it" fo:country="IT"/>
    </style:style>
    <style:style style:name="T4938" style:parent-style-name="Policepardéfaut" style:family="text">
      <style:text-properties style:font-name-complex="Times New Roman" fo:language="it" fo:country="IT"/>
    </style:style>
    <style:style style:name="T4939" style:parent-style-name="Policepardéfaut" style:family="text">
      <style:text-properties style:font-name-complex="Times New Roman" fo:language="it" fo:country="IT"/>
    </style:style>
    <style:style style:name="T4940" style:parent-style-name="Policepardéfaut" style:family="text">
      <style:text-properties style:font-name-complex="Times New Roman" fo:language="it" fo:country="IT"/>
    </style:style>
    <style:style style:name="T4941" style:parent-style-name="Policepardéfaut" style:family="text">
      <style:text-properties style:font-name-complex="Times New Roman" fo:language="it" fo:country="IT"/>
    </style:style>
    <style:style style:name="T4942" style:parent-style-name="Policepardéfaut" style:family="text">
      <style:text-properties style:font-name-complex="Times New Roman" fo:language="it" fo:country="IT"/>
    </style:style>
    <style:style style:name="T4943" style:parent-style-name="Policepardéfaut" style:family="text">
      <style:text-properties style:font-name-complex="Times New Roman" fo:language="it" fo:country="IT"/>
    </style:style>
    <style:style style:name="T4944" style:parent-style-name="Policepardéfaut" style:family="text">
      <style:text-properties style:font-name-complex="Times New Roman" fo:language="it" fo:country="IT"/>
    </style:style>
    <style:style style:name="T4945" style:parent-style-name="Policepardéfaut" style:family="text">
      <style:text-properties style:font-name-complex="Times New Roman" fo:language="it" fo:country="IT"/>
    </style:style>
    <style:style style:name="T4946" style:parent-style-name="Policepardéfaut" style:family="text">
      <style:text-properties style:font-name-complex="Times New Roman" fo:language="it" fo:country="IT"/>
    </style:style>
    <style:style style:name="T4947" style:parent-style-name="Policepardéfaut" style:family="text">
      <style:text-properties style:font-name-complex="Times New Roman" fo:language="it" fo:country="IT"/>
    </style:style>
    <style:style style:name="T4948" style:parent-style-name="Policepardéfaut" style:family="text">
      <style:text-properties style:font-name-complex="Times New Roman" fo:language="it" fo:country="IT"/>
    </style:style>
    <style:style style:name="T4949" style:parent-style-name="Policepardéfaut" style:family="text">
      <style:text-properties style:font-name-complex="Times New Roman" fo:language="it" fo:country="IT"/>
    </style:style>
    <style:style style:name="T4950" style:parent-style-name="Policepardéfaut" style:family="text">
      <style:text-properties style:font-name-complex="Times New Roman" fo:language="it" fo:country="IT"/>
    </style:style>
    <style:style style:name="T4951" style:parent-style-name="Policepardéfaut" style:family="text">
      <style:text-properties style:font-name-complex="Times New Roman" fo:language="it" fo:country="IT"/>
    </style:style>
    <style:style style:name="T4952" style:parent-style-name="Policepardéfaut" style:family="text">
      <style:text-properties style:font-name-complex="Times New Roman" fo:language="it" fo:country="IT"/>
    </style:style>
    <style:style style:name="T4953" style:parent-style-name="Policepardéfaut" style:family="text">
      <style:text-properties style:font-name-complex="Times New Roman" fo:language="it" fo:country="IT"/>
    </style:style>
    <style:style style:name="T4954" style:parent-style-name="Policepardéfaut" style:family="text">
      <style:text-properties style:font-name-complex="Times New Roman" fo:language="it" fo:country="IT"/>
    </style:style>
    <style:style style:name="T4955" style:parent-style-name="Policepardéfaut" style:family="text">
      <style:text-properties style:font-name-complex="Times New Roman" fo:language="it" fo:country="IT"/>
    </style:style>
    <style:style style:name="T4956" style:parent-style-name="Policepardéfaut" style:family="text">
      <style:text-properties style:font-name-complex="Times New Roman" fo:language="it" fo:country="IT"/>
    </style:style>
    <style:style style:name="T4957" style:parent-style-name="Policepardéfaut" style:family="text">
      <style:text-properties style:font-name-complex="Times New Roman" fo:language="it" fo:country="IT"/>
    </style:style>
    <style:style style:name="T4958" style:parent-style-name="Policepardéfaut" style:family="text">
      <style:text-properties style:font-name-complex="Times New Roman" fo:language="it" fo:country="IT"/>
    </style:style>
    <style:style style:name="T4959" style:parent-style-name="Policepardéfaut" style:family="text">
      <style:text-properties style:font-name-complex="Times New Roman" fo:language="it" fo:country="IT"/>
    </style:style>
    <style:style style:name="T4960" style:parent-style-name="Policepardéfaut" style:family="text">
      <style:text-properties style:font-name-complex="Times New Roman" fo:language="it" fo:country="IT"/>
    </style:style>
    <style:style style:name="T4961" style:parent-style-name="Policepardéfaut" style:family="text">
      <style:text-properties style:font-name-complex="Times New Roman" fo:language="it" fo:country="IT"/>
    </style:style>
    <style:style style:name="T4962" style:parent-style-name="Policepardéfaut" style:family="text">
      <style:text-properties style:font-name-complex="Times New Roman" fo:language="it" fo:country="IT"/>
    </style:style>
    <style:style style:name="T4963" style:parent-style-name="Policepardéfaut" style:family="text">
      <style:text-properties style:font-name-complex="Times New Roman" fo:language="it" fo:country="IT"/>
    </style:style>
    <style:style style:name="T4964" style:parent-style-name="Policepardéfaut" style:family="text">
      <style:text-properties style:font-name-complex="Times New Roman" fo:language="it" fo:country="IT"/>
    </style:style>
    <style:style style:name="T4965" style:parent-style-name="Policepardéfaut" style:family="text">
      <style:text-properties style:font-name-complex="Times New Roman" fo:language="it" fo:country="IT"/>
    </style:style>
    <style:style style:name="T4966" style:parent-style-name="Policepardéfaut" style:family="text">
      <style:text-properties style:font-name-complex="Times New Roman" fo:language="it" fo:country="IT"/>
    </style:style>
    <style:style style:name="T4967" style:parent-style-name="Policepardéfaut" style:family="text">
      <style:text-properties style:font-name-complex="Times New Roman" fo:language="it" fo:country="IT"/>
    </style:style>
    <style:style style:name="T4968" style:parent-style-name="Policepardéfaut" style:family="text">
      <style:text-properties style:font-name-complex="Times New Roman" fo:language="it" fo:country="IT"/>
    </style:style>
    <style:style style:name="T4969" style:parent-style-name="Policepardéfaut" style:family="text">
      <style:text-properties style:font-name-complex="Times New Roman" fo:language="it" fo:country="IT"/>
    </style:style>
    <style:style style:name="T4970" style:parent-style-name="Policepardéfaut" style:family="text">
      <style:text-properties style:font-name-complex="Times New Roman" fo:language="it" fo:country="IT"/>
    </style:style>
    <style:style style:name="T4971" style:parent-style-name="Policepardéfaut" style:family="text">
      <style:text-properties style:font-name-complex="Times New Roman" fo:language="it" fo:country="IT"/>
    </style:style>
    <style:style style:name="T4972" style:parent-style-name="Policepardéfaut" style:family="text">
      <style:text-properties style:font-name-complex="Times New Roman" fo:language="it" fo:country="IT"/>
    </style:style>
    <style:style style:name="T4973" style:parent-style-name="Policepardéfaut" style:family="text">
      <style:text-properties style:font-name-complex="Times New Roman" fo:language="it" fo:country="IT"/>
    </style:style>
    <style:style style:name="T4974" style:parent-style-name="Policepardéfaut" style:family="text">
      <style:text-properties style:font-name-complex="Times New Roman" fo:language="it" fo:country="IT"/>
    </style:style>
    <style:style style:name="T4975" style:parent-style-name="Policepardéfaut" style:family="text">
      <style:text-properties style:font-name-complex="Times New Roman" fo:language="it" fo:country="IT"/>
    </style:style>
    <style:style style:name="T4976" style:parent-style-name="Policepardéfaut" style:family="text">
      <style:text-properties style:font-name-complex="Times New Roman" fo:language="it" fo:country="IT"/>
    </style:style>
    <style:style style:name="T4977" style:parent-style-name="Policepardéfaut" style:family="text">
      <style:text-properties style:font-name-complex="Times New Roman" fo:language="it" fo:country="IT"/>
    </style:style>
    <style:style style:name="T4978" style:parent-style-name="Policepardéfaut" style:family="text">
      <style:text-properties style:font-name-complex="Times New Roman" fo:language="it" fo:country="IT"/>
    </style:style>
    <style:style style:name="T4979" style:parent-style-name="Policepardéfaut" style:family="text">
      <style:text-properties style:font-name-complex="Times New Roman" fo:language="it" fo:country="IT"/>
    </style:style>
    <style:style style:name="T4980" style:parent-style-name="Policepardéfaut" style:family="text">
      <style:text-properties style:font-name-complex="Times New Roman" fo:language="it" fo:country="IT"/>
    </style:style>
    <style:style style:name="T4981" style:parent-style-name="Policepardéfaut" style:family="text">
      <style:text-properties style:font-name-complex="Times New Roman" fo:language="it" fo:country="IT"/>
    </style:style>
    <style:style style:name="T4982" style:parent-style-name="Policepardéfaut" style:family="text">
      <style:text-properties style:font-name-complex="Times New Roman" fo:language="it" fo:country="IT"/>
    </style:style>
    <style:style style:name="T4983" style:parent-style-name="Policepardéfaut" style:family="text">
      <style:text-properties style:font-name-complex="Times New Roman" fo:font-style="italic" style:font-style-asian="italic" fo:language="it" fo:country="IT"/>
    </style:style>
    <style:style style:name="T4984" style:parent-style-name="Policepardéfaut" style:family="text">
      <style:text-properties style:font-name-complex="Times New Roman" fo:language="it" fo:country="IT"/>
    </style:style>
    <style:style style:name="T4985" style:parent-style-name="Policepardéfaut" style:family="text">
      <style:text-properties style:font-name-complex="Times New Roman" fo:language="it" fo:country="IT"/>
    </style:style>
    <style:style style:name="T4986" style:parent-style-name="Policepardéfaut" style:family="text">
      <style:text-properties style:font-name-complex="Times New Roman" fo:language="it" fo:country="IT"/>
    </style:style>
    <style:style style:name="T4987" style:parent-style-name="Policepardéfaut" style:family="text">
      <style:text-properties style:font-name-complex="Times New Roman" fo:language="it" fo:country="IT"/>
    </style:style>
    <style:style style:name="T4988" style:parent-style-name="Policepardéfaut" style:family="text">
      <style:text-properties style:font-name-complex="Times New Roman" fo:language="it" fo:country="IT"/>
    </style:style>
    <style:style style:name="T4989" style:parent-style-name="Policepardéfaut" style:family="text">
      <style:text-properties style:font-name-complex="Times New Roman" fo:language="it" fo:country="IT"/>
    </style:style>
    <style:style style:name="T4990" style:parent-style-name="Policepardéfaut" style:family="text">
      <style:text-properties style:font-name-complex="Times New Roman" fo:language="it" fo:country="IT"/>
    </style:style>
    <style:style style:name="T4991" style:parent-style-name="Policepardéfaut" style:family="text">
      <style:text-properties style:font-name-complex="Times New Roman" fo:language="it" fo:country="IT"/>
    </style:style>
    <style:style style:name="T4992" style:parent-style-name="Policepardéfaut" style:family="text">
      <style:text-properties style:font-name-complex="Times New Roman" fo:language="it" fo:country="IT"/>
    </style:style>
    <style:style style:name="T4993" style:parent-style-name="Policepardéfaut" style:family="text">
      <style:text-properties style:font-name-complex="Times New Roman" fo:language="it" fo:country="IT"/>
    </style:style>
    <style:style style:name="T4994" style:parent-style-name="Policepardéfaut" style:family="text">
      <style:text-properties style:font-name-complex="Times New Roman" fo:language="it" fo:country="IT"/>
    </style:style>
    <style:style style:name="T4995" style:parent-style-name="Policepardéfaut" style:family="text">
      <style:text-properties style:font-name-complex="Times New Roman" fo:language="it" fo:country="IT"/>
    </style:style>
    <style:style style:name="T4996" style:parent-style-name="Policepardéfaut" style:family="text">
      <style:text-properties style:font-name-complex="Times New Roman" fo:language="it" fo:country="IT"/>
    </style:style>
    <style:style style:name="T4997" style:parent-style-name="Policepardéfaut" style:family="text">
      <style:text-properties style:font-name-complex="Times New Roman" fo:language="it" fo:country="IT"/>
    </style:style>
    <style:style style:name="T4998" style:parent-style-name="Policepardéfaut" style:family="text">
      <style:text-properties style:font-name-complex="Times New Roman" fo:language="it" fo:country="IT"/>
    </style:style>
    <style:style style:name="T4999" style:parent-style-name="Policepardéfaut" style:family="text">
      <style:text-properties style:font-name-complex="Times New Roman" fo:language="it" fo:country="IT"/>
    </style:style>
    <style:style style:name="T5000" style:parent-style-name="Policepardéfaut" style:family="text">
      <style:text-properties style:font-name-complex="Times New Roman" fo:language="it" fo:country="IT"/>
    </style:style>
    <style:style style:name="T5001" style:parent-style-name="Policepardéfaut" style:family="text">
      <style:text-properties style:font-name-complex="Times New Roman" fo:language="it" fo:country="IT"/>
    </style:style>
    <style:style style:name="T5002" style:parent-style-name="Policepardéfaut" style:family="text">
      <style:text-properties style:font-name-complex="Times New Roman" fo:language="it" fo:country="IT"/>
    </style:style>
    <style:style style:name="T5003" style:parent-style-name="Policepardéfaut" style:family="text">
      <style:text-properties style:font-name-complex="Times New Roman" fo:language="it" fo:country="IT"/>
    </style:style>
    <style:style style:name="T5004" style:parent-style-name="Policepardéfaut" style:family="text">
      <style:text-properties style:font-name-complex="Times New Roman" fo:language="it" fo:country="IT"/>
    </style:style>
    <style:style style:name="T5005" style:parent-style-name="Policepardéfaut" style:family="text">
      <style:text-properties style:font-name-complex="Times New Roman" fo:language="it" fo:country="IT"/>
    </style:style>
    <style:style style:name="T5006" style:parent-style-name="Policepardéfaut" style:family="text">
      <style:text-properties style:font-name-complex="Times New Roman" fo:language="it" fo:country="IT"/>
    </style:style>
    <style:style style:name="T5007" style:parent-style-name="Policepardéfaut" style:family="text">
      <style:text-properties style:font-name-complex="Times New Roman" fo:language="it" fo:country="IT"/>
    </style:style>
    <style:style style:name="T5008" style:parent-style-name="Policepardéfaut" style:family="text">
      <style:text-properties style:font-name-complex="Times New Roman" fo:language="it" fo:country="IT"/>
    </style:style>
    <style:style style:name="T5009" style:parent-style-name="Policepardéfaut" style:family="text">
      <style:text-properties style:font-name-complex="Times New Roman" fo:language="it" fo:country="IT"/>
    </style:style>
    <style:style style:name="T5010" style:parent-style-name="Policepardéfaut" style:family="text">
      <style:text-properties style:font-name-complex="Times New Roman" fo:language="it" fo:country="IT"/>
    </style:style>
    <style:style style:name="T5011" style:parent-style-name="Policepardéfaut" style:family="text">
      <style:text-properties style:font-name-complex="Times New Roman" fo:language="it" fo:country="IT"/>
    </style:style>
    <style:style style:name="T5012" style:parent-style-name="Policepardéfaut" style:family="text">
      <style:text-properties style:font-name-complex="Times New Roman" fo:language="it" fo:country="IT"/>
    </style:style>
    <style:style style:name="T5013" style:parent-style-name="Policepardéfaut" style:family="text">
      <style:text-properties style:font-name-complex="Times New Roman" fo:language="it" fo:country="IT"/>
    </style:style>
    <style:style style:name="T5014" style:parent-style-name="Policepardéfaut" style:family="text">
      <style:text-properties style:font-name-complex="Times New Roman" fo:language="it" fo:country="IT"/>
    </style:style>
    <style:style style:name="T5015" style:parent-style-name="Policepardéfaut" style:family="text">
      <style:text-properties style:font-name-complex="Times New Roman" fo:language="it" fo:country="IT"/>
    </style:style>
    <style:style style:name="T5016" style:parent-style-name="Policepardéfaut" style:family="text">
      <style:text-properties style:font-name-complex="Times New Roman" fo:language="it" fo:country="IT"/>
    </style:style>
    <style:style style:name="T5017" style:parent-style-name="Policepardéfaut" style:family="text">
      <style:text-properties style:font-name-complex="Times New Roman" fo:language="it" fo:country="IT"/>
    </style:style>
    <style:style style:name="T5018" style:parent-style-name="Policepardéfaut" style:family="text">
      <style:text-properties style:font-name-complex="Times New Roman" fo:language="it" fo:country="IT"/>
    </style:style>
    <style:style style:name="T5019" style:parent-style-name="Policepardéfaut" style:family="text">
      <style:text-properties style:font-name-complex="Times New Roman" fo:language="it" fo:country="IT"/>
    </style:style>
    <style:style style:name="T5020" style:parent-style-name="Policepardéfaut" style:family="text">
      <style:text-properties style:font-name-complex="Times New Roman" fo:language="it" fo:country="IT"/>
    </style:style>
    <style:style style:name="T5021" style:parent-style-name="Policepardéfaut" style:family="text">
      <style:text-properties style:font-name-complex="Times New Roman" fo:language="it" fo:country="IT"/>
    </style:style>
    <style:style style:name="T5022" style:parent-style-name="Policepardéfaut" style:family="text">
      <style:text-properties style:font-name-complex="Times New Roman" fo:language="it" fo:country="IT"/>
    </style:style>
    <style:style style:name="T5023" style:parent-style-name="Policepardéfaut" style:family="text">
      <style:text-properties style:font-name-complex="Times New Roman" fo:language="it" fo:country="IT"/>
    </style:style>
    <style:style style:name="T5024" style:parent-style-name="Policepardéfaut" style:family="text">
      <style:text-properties style:font-name-complex="Times New Roman" fo:language="it" fo:country="IT"/>
    </style:style>
    <style:style style:name="T5025" style:parent-style-name="Policepardéfaut" style:family="text">
      <style:text-properties style:font-name-complex="Times New Roman" fo:language="it" fo:country="IT"/>
    </style:style>
    <style:style style:name="T5026" style:parent-style-name="Policepardéfaut" style:family="text">
      <style:text-properties style:font-name-complex="Times New Roman" fo:language="it" fo:country="IT"/>
    </style:style>
    <style:style style:name="T5027" style:parent-style-name="Policepardéfaut" style:family="text">
      <style:text-properties style:font-name-complex="Times New Roman" fo:language="it" fo:country="IT"/>
    </style:style>
    <style:style style:name="T5028" style:parent-style-name="Policepardéfaut" style:family="text">
      <style:text-properties style:font-name-complex="Times New Roman" fo:language="it" fo:country="IT"/>
    </style:style>
    <style:style style:name="T5029" style:parent-style-name="Policepardéfaut" style:family="text">
      <style:text-properties style:font-name-complex="Times New Roman" fo:language="it" fo:country="IT"/>
    </style:style>
    <style:style style:name="T5030" style:parent-style-name="Policepardéfaut" style:family="text">
      <style:text-properties style:font-name-complex="Times New Roman" fo:language="it" fo:country="IT"/>
    </style:style>
    <style:style style:name="T5031" style:parent-style-name="Policepardéfaut" style:family="text">
      <style:text-properties style:font-name-complex="Times New Roman" fo:language="it" fo:country="IT"/>
    </style:style>
    <style:style style:name="T5032" style:parent-style-name="Policepardéfaut" style:family="text">
      <style:text-properties style:font-name-complex="Times New Roman" fo:language="it" fo:country="IT"/>
    </style:style>
    <style:style style:name="T5033" style:parent-style-name="footnotereference" style:family="text">
      <style:text-properties style:text-position="0% 100%" fo:language="en" fo:country="US"/>
    </style:style>
    <style:style style:name="T5034" style:parent-style-name="Policepardéfaut" style:family="text">
      <style:text-properties fo:font-style="italic" style:font-style-asian="italic" fo:language="en" fo:country="US"/>
    </style:style>
    <style:style style:name="T5035" style:parent-style-name="Policepardéfaut" style:family="text">
      <style:text-properties fo:language="en" fo:country="US"/>
    </style:style>
    <style:style style:name="T5036" style:parent-style-name="Policepardéfaut" style:family="text">
      <style:text-properties style:font-name-complex="Times New Roman" fo:language="it" fo:country="IT"/>
    </style:style>
    <style:style style:name="T5037" style:parent-style-name="Policepardéfaut" style:family="text">
      <style:text-properties style:font-name-complex="Times New Roman" fo:language="it" fo:country="IT"/>
    </style:style>
    <style:style style:name="T5038" style:parent-style-name="Policepardéfaut" style:family="text">
      <style:text-properties style:font-name-complex="Times New Roman" fo:language="it" fo:country="IT"/>
    </style:style>
    <style:style style:name="T5039" style:parent-style-name="Policepardéfaut" style:family="text">
      <style:text-properties style:font-name-complex="Times New Roman" fo:language="it" fo:country="IT"/>
    </style:style>
    <style:style style:name="T5040" style:parent-style-name="Policepardéfaut" style:family="text">
      <style:text-properties style:font-name-complex="Times New Roman" fo:language="it" fo:country="IT"/>
    </style:style>
    <style:style style:name="T5041" style:parent-style-name="Policepardéfaut" style:family="text">
      <style:text-properties style:font-name-complex="Times New Roman" fo:language="it" fo:country="IT"/>
    </style:style>
    <style:style style:name="T5042" style:parent-style-name="footnotereference" style:family="text">
      <style:text-properties style:text-position="0% 100%" fo:language="en" fo:country="US"/>
    </style:style>
    <style:style style:name="T5043" style:parent-style-name="Policepardéfaut" style:family="text">
      <style:text-properties fo:language="en" fo:country="US"/>
    </style:style>
    <style:style style:name="T5044" style:parent-style-name="Policepardéfaut" style:family="text">
      <style:text-properties fo:font-style="italic" style:font-style-asian="italic" fo:language="en" fo:country="US"/>
    </style:style>
    <style:style style:name="T5045" style:parent-style-name="Policepardéfaut" style:family="text">
      <style:text-properties fo:language="en" fo:country="US"/>
    </style:style>
    <style:style style:name="T5046" style:parent-style-name="Policepardéfaut" style:family="text">
      <style:text-properties style:font-name-complex="Times New Roman" fo:language="it" fo:country="IT"/>
    </style:style>
    <style:style style:name="T5047" style:parent-style-name="Policepardéfaut" style:family="text">
      <style:text-properties style:font-name-complex="Times New Roman" fo:language="it" fo:country="IT"/>
    </style:style>
    <style:style style:name="T5048" style:parent-style-name="Policepardéfaut" style:family="text">
      <style:text-properties style:font-name-complex="Times New Roman" fo:language="it" fo:country="IT"/>
    </style:style>
    <style:style style:name="T5049" style:parent-style-name="Policepardéfaut" style:family="text">
      <style:text-properties style:font-name-complex="Times New Roman" fo:language="it" fo:country="IT"/>
    </style:style>
    <style:style style:name="T5050" style:parent-style-name="Policepardéfaut" style:family="text">
      <style:text-properties style:font-name-complex="Times New Roman" fo:language="it" fo:country="IT"/>
    </style:style>
    <style:style style:name="T5051" style:parent-style-name="Policepardéfaut" style:family="text">
      <style:text-properties style:font-name-complex="Times New Roman" fo:language="it" fo:country="IT"/>
    </style:style>
    <style:style style:name="T5052" style:parent-style-name="Policepardéfaut" style:family="text">
      <style:text-properties style:font-name-complex="Times New Roman" fo:language="it" fo:country="IT"/>
    </style:style>
    <style:style style:name="T5053" style:parent-style-name="Policepardéfaut" style:family="text">
      <style:text-properties style:font-name-complex="Times New Roman" fo:language="it" fo:country="IT"/>
    </style:style>
    <style:style style:name="T5054" style:parent-style-name="Policepardéfaut" style:family="text">
      <style:text-properties style:font-name-complex="Times New Roman" fo:language="it" fo:country="IT"/>
    </style:style>
    <style:style style:name="T5055" style:parent-style-name="Policepardéfaut" style:family="text">
      <style:text-properties style:font-name-complex="Times New Roman" fo:language="it" fo:country="IT"/>
    </style:style>
    <style:style style:name="T5056" style:parent-style-name="Policepardéfaut" style:family="text">
      <style:text-properties style:font-name-complex="Times New Roman" fo:language="it" fo:country="IT"/>
    </style:style>
    <style:style style:name="T5057" style:parent-style-name="Policepardéfaut" style:family="text">
      <style:text-properties style:font-name-complex="Times New Roman" fo:language="it" fo:country="IT"/>
    </style:style>
    <style:style style:name="T5058" style:parent-style-name="Policepardéfaut" style:family="text">
      <style:text-properties style:font-name-complex="Times New Roman" fo:language="it" fo:country="IT"/>
    </style:style>
    <style:style style:name="T5059" style:parent-style-name="Policepardéfaut" style:family="text">
      <style:text-properties style:font-name-complex="Times New Roman" fo:language="it" fo:country="IT"/>
    </style:style>
    <style:style style:name="T5060" style:parent-style-name="Policepardéfaut" style:family="text">
      <style:text-properties style:font-name-complex="Times New Roman" fo:language="it" fo:country="IT"/>
    </style:style>
    <style:style style:name="T5061" style:parent-style-name="Policepardéfaut" style:family="text">
      <style:text-properties style:font-name-complex="Times New Roman" fo:language="it" fo:country="IT"/>
    </style:style>
    <style:style style:name="T5062" style:parent-style-name="Policepardéfaut" style:family="text">
      <style:text-properties style:font-name-complex="Times New Roman" fo:language="it" fo:country="IT"/>
    </style:style>
    <style:style style:name="T5063" style:parent-style-name="Policepardéfaut" style:family="text">
      <style:text-properties style:font-name-complex="Times New Roman" fo:language="it" fo:country="IT"/>
    </style:style>
    <style:style style:name="T5064" style:parent-style-name="Policepardéfaut" style:family="text">
      <style:text-properties style:font-name-complex="Times New Roman" fo:language="it" fo:country="IT"/>
    </style:style>
    <style:style style:name="T5065" style:parent-style-name="footnotereference" style:family="text">
      <style:text-properties style:text-position="0% 100%" fo:language="en" fo:country="US"/>
    </style:style>
    <style:style style:name="T5066" style:parent-style-name="Policepardéfaut" style:family="text">
      <style:text-properties fo:language="en" fo:country="US"/>
    </style:style>
    <style:style style:name="T5067" style:parent-style-name="Policepardéfaut" style:family="text">
      <style:text-properties fo:font-style="italic" style:font-style-asian="italic"/>
    </style:style>
    <style:style style:name="T5068" style:parent-style-name="Policepardéfaut" style:family="text">
      <style:text-properties style:font-name-complex="Times New Roman" fo:language="it" fo:country="IT"/>
    </style:style>
    <style:style style:name="T5069" style:parent-style-name="Policepardéfaut" style:family="text">
      <style:text-properties style:font-name-complex="Times New Roman" fo:language="it" fo:country="IT"/>
    </style:style>
    <style:style style:name="T5070" style:parent-style-name="Policepardéfaut" style:family="text">
      <style:text-properties style:font-name-complex="Times New Roman" fo:language="it" fo:country="IT"/>
    </style:style>
    <style:style style:name="T5071" style:parent-style-name="Policepardéfaut" style:family="text">
      <style:text-properties style:font-name-complex="Times New Roman" fo:language="it" fo:country="IT"/>
    </style:style>
    <style:style style:name="T5072" style:parent-style-name="Policepardéfaut" style:family="text">
      <style:text-properties style:font-name-complex="Times New Roman" fo:language="it" fo:country="IT"/>
    </style:style>
    <style:style style:name="T5073" style:parent-style-name="Policepardéfaut" style:family="text">
      <style:text-properties style:font-name-complex="Times New Roman" fo:language="it" fo:country="IT"/>
    </style:style>
    <style:style style:name="T5074" style:parent-style-name="Policepardéfaut" style:family="text">
      <style:text-properties style:font-name-complex="Times New Roman" fo:language="it" fo:country="IT"/>
    </style:style>
    <style:style style:name="T5075" style:parent-style-name="Policepardéfaut" style:family="text">
      <style:text-properties style:font-name-complex="Times New Roman" fo:language="it" fo:country="IT"/>
    </style:style>
    <style:style style:name="T5076" style:parent-style-name="Policepardéfaut" style:family="text">
      <style:text-properties style:font-name-complex="Times New Roman" fo:language="it" fo:country="IT"/>
    </style:style>
    <style:style style:name="T5077" style:parent-style-name="Policepardéfaut" style:family="text">
      <style:text-properties style:font-name-complex="Times New Roman" fo:language="it" fo:country="IT"/>
    </style:style>
    <style:style style:name="T5078" style:parent-style-name="Policepardéfaut" style:family="text">
      <style:text-properties style:font-name-complex="Times New Roman" fo:language="it" fo:country="IT"/>
    </style:style>
    <style:style style:name="T5079" style:parent-style-name="footnotereference" style:family="text">
      <style:text-properties style:text-position="0% 100%"/>
    </style:style>
    <style:style style:name="T5080" style:parent-style-name="Policepardéfaut" style:family="text">
      <style:text-properties style:font-name-complex="Times New Roman" fo:language="it" fo:country="IT"/>
    </style:style>
    <style:style style:name="T5081" style:parent-style-name="Policepardéfaut" style:family="text">
      <style:text-properties style:font-name-complex="Times New Roman" fo:language="it" fo:country="IT"/>
    </style:style>
    <style:style style:name="T5082" style:parent-style-name="Policepardéfaut" style:family="text">
      <style:text-properties style:font-name-complex="Times New Roman" fo:language="it" fo:country="IT"/>
    </style:style>
    <style:style style:name="T5083" style:parent-style-name="Policepardéfaut" style:family="text">
      <style:text-properties style:font-name-complex="Times New Roman" fo:language="it" fo:country="IT"/>
    </style:style>
    <style:style style:name="T5084" style:parent-style-name="Policepardéfaut" style:family="text">
      <style:text-properties style:font-name-complex="Times New Roman" fo:language="it" fo:country="IT"/>
    </style:style>
    <style:style style:name="T5085" style:parent-style-name="Policepardéfaut" style:family="text">
      <style:text-properties style:font-name-complex="Times New Roman" fo:language="it" fo:country="IT"/>
    </style:style>
    <style:style style:name="T5086" style:parent-style-name="Policepardéfaut" style:family="text">
      <style:text-properties style:font-name-complex="Times New Roman" fo:language="it" fo:country="IT"/>
    </style:style>
    <style:style style:name="T5087" style:parent-style-name="Policepardéfaut" style:family="text">
      <style:text-properties style:font-name-complex="Times New Roman" fo:language="it" fo:country="IT"/>
    </style:style>
    <style:style style:name="T5088" style:parent-style-name="Policepardéfaut" style:family="text">
      <style:text-properties style:font-name-complex="Times New Roman" fo:language="it" fo:country="IT"/>
    </style:style>
    <style:style style:name="T5089" style:parent-style-name="Policepardéfaut" style:family="text">
      <style:text-properties style:font-name-complex="Times New Roman" fo:language="it" fo:country="IT"/>
    </style:style>
    <style:style style:name="T5090" style:parent-style-name="footnotereference" style:family="text">
      <style:text-properties style:text-position="0% 100%"/>
    </style:style>
    <style:style style:name="T5091" style:parent-style-name="Policepardéfaut" style:family="text">
      <style:text-properties style:font-name-complex="Times New Roman" fo:language="it" fo:country="IT"/>
    </style:style>
    <style:style style:name="T5092" style:parent-style-name="Policepardéfaut" style:family="text">
      <style:text-properties style:font-name-complex="Times New Roman" fo:language="it" fo:country="IT"/>
    </style:style>
    <style:style style:name="T5093" style:parent-style-name="Policepardéfaut" style:family="text">
      <style:text-properties style:font-name-complex="Times New Roman" fo:language="it" fo:country="IT"/>
    </style:style>
    <style:style style:name="T5094" style:parent-style-name="Policepardéfaut" style:family="text">
      <style:text-properties style:font-name-complex="Times New Roman" fo:language="it" fo:country="IT"/>
    </style:style>
    <style:style style:name="T5095" style:parent-style-name="Policepardéfaut" style:family="text">
      <style:text-properties style:font-name-complex="Times New Roman" fo:language="it" fo:country="IT"/>
    </style:style>
    <style:style style:name="T5096" style:parent-style-name="Policepardéfaut" style:family="text">
      <style:text-properties style:font-name-complex="Times New Roman" fo:language="it" fo:country="IT"/>
    </style:style>
    <style:style style:name="T5097" style:parent-style-name="Policepardéfaut" style:family="text">
      <style:text-properties style:font-name-complex="Times New Roman" fo:language="it" fo:country="IT"/>
    </style:style>
    <style:style style:name="T5098" style:parent-style-name="Policepardéfaut" style:family="text">
      <style:text-properties style:font-name-complex="Times New Roman" fo:language="it" fo:country="IT"/>
    </style:style>
    <style:style style:name="T5099" style:parent-style-name="Policepardéfaut" style:family="text">
      <style:text-properties style:font-name-complex="Times New Roman" fo:language="it" fo:country="IT"/>
    </style:style>
    <style:style style:name="T5100" style:parent-style-name="Policepardéfaut" style:family="text">
      <style:text-properties style:font-name-complex="Times New Roman" fo:language="it" fo:country="IT"/>
    </style:style>
    <style:style style:name="T5101" style:parent-style-name="Policepardéfaut" style:family="text">
      <style:text-properties style:font-name-complex="Times New Roman" fo:language="it" fo:country="IT"/>
    </style:style>
    <style:style style:name="T5102" style:parent-style-name="Policepardéfaut" style:family="text">
      <style:text-properties style:font-name-complex="Times New Roman" fo:language="it" fo:country="IT"/>
    </style:style>
    <style:style style:name="T5103" style:parent-style-name="Policepardéfaut" style:family="text">
      <style:text-properties style:font-name-complex="Times New Roman" fo:language="it" fo:country="IT"/>
    </style:style>
    <style:style style:name="T5104" style:parent-style-name="footnotereference" style:family="text">
      <style:text-properties style:text-position="0% 100%"/>
    </style:style>
    <style:style style:name="T5105" style:parent-style-name="Policepardéfaut" style:family="text">
      <style:text-properties fo:font-style="italic" style:font-style-asian="italic"/>
    </style:style>
    <style:style style:name="T5106" style:parent-style-name="Policepardéfaut" style:family="text">
      <style:text-properties style:font-name-complex="Times New Roman" fo:language="it" fo:country="IT"/>
    </style:style>
    <style:style style:name="T5107" style:parent-style-name="Policepardéfaut" style:family="text">
      <style:text-properties style:font-name-complex="Times New Roman" fo:language="it" fo:country="IT"/>
    </style:style>
    <style:style style:name="T5108" style:parent-style-name="Policepardéfaut" style:family="text">
      <style:text-properties style:font-name-complex="Times New Roman" fo:language="it" fo:country="IT"/>
    </style:style>
    <style:style style:name="T5109" style:parent-style-name="Policepardéfaut" style:family="text">
      <style:text-properties style:font-name-complex="Times New Roman" fo:language="it" fo:country="IT"/>
    </style:style>
    <style:style style:name="T5110" style:parent-style-name="Policepardéfaut" style:family="text">
      <style:text-properties style:font-name-complex="Times New Roman" fo:language="it" fo:country="IT"/>
    </style:style>
    <style:style style:name="T5111" style:parent-style-name="Policepardéfaut" style:family="text">
      <style:text-properties style:font-name-complex="Times New Roman" fo:language="it" fo:country="IT"/>
    </style:style>
    <style:style style:name="T5112" style:parent-style-name="Policepardéfaut" style:family="text">
      <style:text-properties style:font-name-complex="Times New Roman" fo:language="it" fo:country="IT"/>
    </style:style>
    <style:style style:name="T5113" style:parent-style-name="Policepardéfaut" style:family="text">
      <style:text-properties style:font-name-complex="Times New Roman" fo:language="it" fo:country="IT"/>
    </style:style>
    <style:style style:name="T5114" style:parent-style-name="Policepardéfaut" style:family="text">
      <style:text-properties style:font-name-complex="Times New Roman" fo:language="it" fo:country="IT"/>
    </style:style>
    <style:style style:name="T5115" style:parent-style-name="Policepardéfaut" style:family="text">
      <style:text-properties style:font-name-complex="Times New Roman" fo:language="it" fo:country="IT"/>
    </style:style>
    <style:style style:name="T5116" style:parent-style-name="Policepardéfaut" style:family="text">
      <style:text-properties style:font-name-complex="Times New Roman" fo:language="it" fo:country="IT"/>
    </style:style>
    <style:style style:name="T5117" style:parent-style-name="Policepardéfaut" style:family="text">
      <style:text-properties style:font-name-complex="Times New Roman" fo:language="it" fo:country="IT"/>
    </style:style>
    <style:style style:name="T5118" style:parent-style-name="Policepardéfaut" style:family="text">
      <style:text-properties style:font-name-complex="Times New Roman" fo:language="it" fo:country="IT"/>
    </style:style>
    <style:style style:name="T5119" style:parent-style-name="Policepardéfaut" style:family="text">
      <style:text-properties style:font-name-complex="Times New Roman" fo:language="it" fo:country="IT"/>
    </style:style>
    <style:style style:name="T5120" style:parent-style-name="footnotereference" style:family="text">
      <style:text-properties style:text-position="0% 100%"/>
    </style:style>
    <style:style style:name="T5121" style:parent-style-name="Policepardéfaut" style:family="text">
      <style:text-properties fo:font-style="italic" style:font-style-asian="italic"/>
    </style:style>
    <style:style style:name="T5122" style:parent-style-name="Policepardéfaut" style:family="text">
      <style:text-properties style:font-name-complex="Times New Roman" fo:language="it" fo:country="IT"/>
    </style:style>
    <style:style style:name="T5123" style:parent-style-name="Policepardéfaut" style:family="text">
      <style:text-properties style:font-name-complex="Times New Roman" fo:language="it" fo:country="IT"/>
    </style:style>
    <style:style style:name="T5124" style:parent-style-name="Policepardéfaut" style:family="text">
      <style:text-properties style:font-name-complex="Times New Roman" fo:language="it" fo:country="IT"/>
    </style:style>
    <style:style style:name="T5125" style:parent-style-name="Policepardéfaut" style:family="text">
      <style:text-properties style:font-name-complex="Times New Roman" fo:language="it" fo:country="IT"/>
    </style:style>
    <style:style style:name="T5126" style:parent-style-name="Policepardéfaut" style:family="text">
      <style:text-properties style:font-name-complex="Times New Roman" fo:language="it" fo:country="IT"/>
    </style:style>
    <style:style style:name="T5127" style:parent-style-name="Policepardéfaut" style:family="text">
      <style:text-properties style:font-name-complex="Times New Roman" fo:language="it" fo:country="IT"/>
    </style:style>
    <style:style style:name="T5128" style:parent-style-name="Policepardéfaut" style:family="text">
      <style:text-properties style:font-name-complex="Times New Roman" fo:language="it" fo:country="IT"/>
    </style:style>
    <style:style style:name="T5129" style:parent-style-name="Policepardéfaut" style:family="text">
      <style:text-properties style:font-name-complex="Times New Roman" fo:language="it" fo:country="IT"/>
    </style:style>
    <style:style style:name="T5130" style:parent-style-name="Policepardéfaut" style:family="text">
      <style:text-properties style:font-name-complex="Times New Roman" fo:language="it" fo:country="IT"/>
    </style:style>
    <style:style style:name="T5131" style:parent-style-name="Policepardéfaut" style:family="text">
      <style:text-properties style:font-name-complex="Times New Roman" fo:language="it" fo:country="IT"/>
    </style:style>
    <style:style style:name="T5132" style:parent-style-name="footnotereference" style:family="text">
      <style:text-properties style:text-position="0% 100%"/>
    </style:style>
    <style:style style:name="T5133" style:parent-style-name="Policepardéfaut" style:family="text">
      <style:text-properties fo:font-style="italic" style:font-style-asian="italic"/>
    </style:style>
    <style:style style:name="T5134" style:parent-style-name="Policepardéfaut" style:family="text">
      <style:text-properties style:font-name-complex="Times New Roman" fo:language="it" fo:country="IT"/>
    </style:style>
    <style:style style:name="T5135" style:parent-style-name="Policepardéfaut" style:family="text">
      <style:text-properties style:font-name-complex="Times New Roman" fo:language="it" fo:country="IT"/>
    </style:style>
    <style:style style:name="T5136" style:parent-style-name="Policepardéfaut" style:family="text">
      <style:text-properties style:font-name-complex="Times New Roman" fo:language="it" fo:country="IT"/>
    </style:style>
    <style:style style:name="T5137" style:parent-style-name="Policepardéfaut" style:family="text">
      <style:text-properties style:font-name-complex="Times New Roman" fo:language="it" fo:country="IT"/>
    </style:style>
    <style:style style:name="T5138" style:parent-style-name="Policepardéfaut" style:family="text">
      <style:text-properties style:font-name-complex="Times New Roman" fo:language="it" fo:country="IT"/>
    </style:style>
    <style:style style:name="T5139" style:parent-style-name="Policepardéfaut" style:family="text">
      <style:text-properties style:font-name-complex="Times New Roman" fo:language="it" fo:country="IT"/>
    </style:style>
    <style:style style:name="T5140" style:parent-style-name="Policepardéfaut" style:family="text">
      <style:text-properties style:font-name-complex="Times New Roman" fo:language="it" fo:country="IT"/>
    </style:style>
    <style:style style:name="T5141" style:parent-style-name="Policepardéfaut" style:family="text">
      <style:text-properties style:font-name-complex="Times New Roman" fo:language="it" fo:country="IT"/>
    </style:style>
    <style:style style:name="T5142" style:parent-style-name="Policepardéfaut" style:family="text">
      <style:text-properties style:font-name-complex="Times New Roman" fo:language="it" fo:country="IT"/>
    </style:style>
    <style:style style:name="T5143" style:parent-style-name="Policepardéfaut" style:family="text">
      <style:text-properties style:font-name-complex="Times New Roman" fo:language="it" fo:country="IT"/>
    </style:style>
    <style:style style:name="T5144" style:parent-style-name="Policepardéfaut" style:family="text">
      <style:text-properties style:font-name-complex="Times New Roman" fo:language="it" fo:country="IT"/>
    </style:style>
    <style:style style:name="T5145" style:parent-style-name="Policepardéfaut" style:family="text">
      <style:text-properties style:font-name-complex="Times New Roman" fo:language="it" fo:country="IT"/>
    </style:style>
    <style:style style:name="T5146" style:parent-style-name="Policepardéfaut" style:family="text">
      <style:text-properties style:font-name-complex="Times New Roman" fo:language="it" fo:country="IT"/>
    </style:style>
    <style:style style:name="T5147" style:parent-style-name="Policepardéfaut" style:family="text">
      <style:text-properties style:font-name-complex="Times New Roman" fo:language="it" fo:country="IT"/>
    </style:style>
    <style:style style:name="T5148" style:parent-style-name="Policepardéfaut" style:family="text">
      <style:text-properties style:font-name-complex="Times New Roman" fo:language="it" fo:country="IT"/>
    </style:style>
    <style:style style:name="T5149" style:parent-style-name="Policepardéfaut" style:family="text">
      <style:text-properties style:font-name-complex="Times New Roman" fo:language="it" fo:country="IT"/>
    </style:style>
    <style:style style:name="T5150" style:parent-style-name="Policepardéfaut" style:family="text">
      <style:text-properties style:font-name-complex="Times New Roman" fo:language="it" fo:country="IT"/>
    </style:style>
    <style:style style:name="T5151" style:parent-style-name="Policepardéfaut" style:family="text">
      <style:text-properties style:font-name-complex="Times New Roman" fo:language="it" fo:country="IT"/>
    </style:style>
    <style:style style:name="T5152" style:parent-style-name="footnotereference" style:family="text">
      <style:text-properties style:text-position="0% 100%"/>
    </style:style>
    <style:style style:name="T5153" style:parent-style-name="Policepardéfaut" style:family="text">
      <style:text-properties fo:font-style="italic" style:font-style-asian="italic"/>
    </style:style>
    <style:style style:name="T5154" style:parent-style-name="Policepardéfaut" style:family="text">
      <style:text-properties style:font-name-complex="Times New Roman" fo:language="it" fo:country="IT"/>
    </style:style>
    <style:style style:name="T5155" style:parent-style-name="Policepardéfaut" style:family="text">
      <style:text-properties style:font-name-complex="Times New Roman" fo:language="it" fo:country="IT"/>
    </style:style>
    <style:style style:name="T5156" style:parent-style-name="Policepardéfaut" style:family="text">
      <style:text-properties style:font-name-complex="Times New Roman" fo:language="it" fo:country="IT"/>
    </style:style>
    <style:style style:name="T5157" style:parent-style-name="Policepardéfaut" style:family="text">
      <style:text-properties style:font-name-complex="Times New Roman" fo:language="it" fo:country="IT"/>
    </style:style>
    <style:style style:name="T5158" style:parent-style-name="Policepardéfaut" style:family="text">
      <style:text-properties style:font-name-complex="Times New Roman" fo:language="it" fo:country="IT"/>
    </style:style>
    <style:style style:name="T5159" style:parent-style-name="Policepardéfaut" style:family="text">
      <style:text-properties style:font-name-complex="Times New Roman" fo:language="it" fo:country="IT"/>
    </style:style>
    <style:style style:name="T5160" style:parent-style-name="Policepardéfaut" style:family="text">
      <style:text-properties style:font-name-complex="Times New Roman" fo:language="it" fo:country="IT"/>
    </style:style>
    <style:style style:name="T5161" style:parent-style-name="Policepardéfaut" style:family="text">
      <style:text-properties style:font-name-complex="Times New Roman" fo:language="it" fo:country="IT"/>
    </style:style>
    <style:style style:name="T5162" style:parent-style-name="Policepardéfaut" style:family="text">
      <style:text-properties style:font-name-complex="Times New Roman" fo:language="it" fo:country="IT"/>
    </style:style>
    <style:style style:name="T5163" style:parent-style-name="Policepardéfaut" style:family="text">
      <style:text-properties style:font-name-complex="Times New Roman" fo:language="it" fo:country="IT"/>
    </style:style>
    <style:style style:name="T5164" style:parent-style-name="Policepardéfaut" style:family="text">
      <style:text-properties style:font-name-complex="Times New Roman" fo:language="it" fo:country="IT"/>
    </style:style>
    <style:style style:name="T5165" style:parent-style-name="Policepardéfaut" style:family="text">
      <style:text-properties style:font-name-complex="Times New Roman" fo:language="it" fo:country="IT"/>
    </style:style>
    <style:style style:name="T5166" style:parent-style-name="Policepardéfaut" style:family="text">
      <style:text-properties style:font-name-complex="Times New Roman" fo:language="it" fo:country="IT"/>
    </style:style>
    <style:style style:name="T5167" style:parent-style-name="Policepardéfaut" style:family="text">
      <style:text-properties style:font-name-complex="Times New Roman" fo:language="it" fo:country="IT"/>
    </style:style>
    <style:style style:name="T5168" style:parent-style-name="Policepardéfaut" style:family="text">
      <style:text-properties style:font-name-complex="Times New Roman" fo:language="it" fo:country="IT"/>
    </style:style>
    <style:style style:name="T5169" style:parent-style-name="Policepardéfaut" style:family="text">
      <style:text-properties style:font-name-complex="Times New Roman" fo:language="it" fo:country="IT"/>
    </style:style>
    <style:style style:name="T5170" style:parent-style-name="Policepardéfaut" style:family="text">
      <style:text-properties style:font-name-complex="Times New Roman" fo:language="it" fo:country="IT"/>
    </style:style>
    <style:style style:name="T5171" style:parent-style-name="Policepardéfaut" style:family="text">
      <style:text-properties style:font-name-complex="Times New Roman" fo:language="it" fo:country="IT"/>
    </style:style>
    <style:style style:name="T5172" style:parent-style-name="Policepardéfaut" style:family="text">
      <style:text-properties style:font-name-complex="Times New Roman" fo:language="it" fo:country="IT"/>
    </style:style>
    <style:style style:name="T5173" style:parent-style-name="Policepardéfaut" style:family="text">
      <style:text-properties style:font-name-complex="Times New Roman" fo:language="it" fo:country="IT"/>
    </style:style>
    <style:style style:name="T5174" style:parent-style-name="Policepardéfaut" style:family="text">
      <style:text-properties style:font-name-complex="Times New Roman" fo:language="it" fo:country="IT"/>
    </style:style>
    <style:style style:name="T5175" style:parent-style-name="Policepardéfaut" style:family="text">
      <style:text-properties style:font-name-complex="Times New Roman" fo:language="it" fo:country="IT"/>
    </style:style>
    <style:style style:name="T5176" style:parent-style-name="Policepardéfaut" style:family="text">
      <style:text-properties style:font-name-complex="Times New Roman" fo:language="it" fo:country="IT"/>
    </style:style>
    <style:style style:name="T5177" style:parent-style-name="Policepardéfaut" style:family="text">
      <style:text-properties style:font-name-complex="Times New Roman" fo:language="it" fo:country="IT"/>
    </style:style>
    <style:style style:name="T5178" style:parent-style-name="Policepardéfaut" style:family="text">
      <style:text-properties style:font-name-complex="Times New Roman" fo:language="it" fo:country="IT"/>
    </style:style>
    <style:style style:name="T5179" style:parent-style-name="Policepardéfaut" style:family="text">
      <style:text-properties style:font-name-complex="Times New Roman" fo:language="it" fo:country="IT"/>
    </style:style>
    <style:style style:name="T5180" style:parent-style-name="Policepardéfaut" style:family="text">
      <style:text-properties style:font-name-complex="Times New Roman" fo:language="it" fo:country="IT"/>
    </style:style>
    <style:style style:name="T5181" style:parent-style-name="Policepardéfaut" style:family="text">
      <style:text-properties style:font-name-complex="Times New Roman" fo:language="it" fo:country="IT"/>
    </style:style>
    <style:style style:name="T5182" style:parent-style-name="Policepardéfaut" style:family="text">
      <style:text-properties style:font-name-complex="Times New Roman" fo:language="it" fo:country="IT"/>
    </style:style>
    <style:style style:name="T5183" style:parent-style-name="Policepardéfaut" style:family="text">
      <style:text-properties style:font-name-complex="Times New Roman" fo:language="it" fo:country="IT"/>
    </style:style>
    <style:style style:name="T5184" style:parent-style-name="Policepardéfaut" style:family="text">
      <style:text-properties style:font-name-complex="Times New Roman" fo:language="it" fo:country="IT"/>
    </style:style>
    <style:style style:name="T5185" style:parent-style-name="Policepardéfaut" style:family="text">
      <style:text-properties style:font-name-complex="Times New Roman" fo:language="it" fo:country="IT"/>
    </style:style>
    <style:style style:name="T5186" style:parent-style-name="Policepardéfaut" style:family="text">
      <style:text-properties style:font-name-complex="Times New Roman" fo:language="it" fo:country="IT"/>
    </style:style>
    <style:style style:name="T5187" style:parent-style-name="Policepardéfaut" style:family="text">
      <style:text-properties style:font-name-complex="Times New Roman" fo:language="it" fo:country="IT"/>
    </style:style>
    <style:style style:name="T5188" style:parent-style-name="Policepardéfaut" style:family="text">
      <style:text-properties style:font-name-complex="Times New Roman" fo:language="it" fo:country="IT"/>
    </style:style>
    <style:style style:name="T5189" style:parent-style-name="Policepardéfaut" style:family="text">
      <style:text-properties style:font-name-complex="Times New Roman" fo:language="it" fo:country="IT"/>
    </style:style>
    <style:style style:name="T5190" style:parent-style-name="Policepardéfaut" style:family="text">
      <style:text-properties style:font-name-complex="Times New Roman" fo:language="it" fo:country="IT"/>
    </style:style>
    <style:style style:name="T5191" style:parent-style-name="Policepardéfaut" style:family="text">
      <style:text-properties style:font-name-complex="Times New Roman" fo:language="it" fo:country="IT"/>
    </style:style>
    <style:style style:name="T5192" style:parent-style-name="Policepardéfaut" style:family="text">
      <style:text-properties style:font-name-complex="Times New Roman" fo:language="it" fo:country="IT"/>
    </style:style>
    <style:style style:name="T5193" style:parent-style-name="Policepardéfaut" style:family="text">
      <style:text-properties style:font-name-complex="Times New Roman" fo:language="it" fo:country="IT"/>
    </style:style>
    <style:style style:name="T5194" style:parent-style-name="Policepardéfaut" style:family="text">
      <style:text-properties style:font-name-complex="Times New Roman" fo:language="it" fo:country="IT"/>
    </style:style>
    <style:style style:name="T5195" style:parent-style-name="Policepardéfaut" style:family="text">
      <style:text-properties style:font-name-complex="Times New Roman" fo:language="it" fo:country="IT"/>
    </style:style>
    <style:style style:name="T5196" style:parent-style-name="Policepardéfaut" style:family="text">
      <style:text-properties style:font-name-complex="Times New Roman" fo:language="it" fo:country="IT"/>
    </style:style>
    <style:style style:name="T5197" style:parent-style-name="Policepardéfaut" style:family="text">
      <style:text-properties style:font-name-complex="Times New Roman" fo:language="it" fo:country="IT"/>
    </style:style>
    <style:style style:name="T5198" style:parent-style-name="Policepardéfaut" style:family="text">
      <style:text-properties style:font-name-complex="Times New Roman" fo:language="it" fo:country="IT"/>
    </style:style>
    <style:style style:name="T5199" style:parent-style-name="Policepardéfaut" style:family="text">
      <style:text-properties style:font-name-complex="Times New Roman" fo:language="it" fo:country="IT"/>
    </style:style>
    <style:style style:name="T5200" style:parent-style-name="Policepardéfaut" style:family="text">
      <style:text-properties style:font-name-complex="Times New Roman" fo:language="it" fo:country="IT"/>
    </style:style>
    <style:style style:name="T5201" style:parent-style-name="Policepardéfaut" style:family="text">
      <style:text-properties style:font-name-complex="Times New Roman" fo:language="it" fo:country="IT"/>
    </style:style>
    <style:style style:name="T5202" style:parent-style-name="Policepardéfaut" style:family="text">
      <style:text-properties style:font-name-complex="Times New Roman" fo:language="it" fo:country="IT"/>
    </style:style>
    <style:style style:name="T5203" style:parent-style-name="Policepardéfaut" style:family="text">
      <style:text-properties style:font-name-complex="Times New Roman" fo:language="it" fo:country="IT"/>
    </style:style>
    <style:style style:name="T5204" style:parent-style-name="Policepardéfaut" style:family="text">
      <style:text-properties style:font-name-complex="Times New Roman" fo:language="it" fo:country="IT"/>
    </style:style>
    <style:style style:name="T5205" style:parent-style-name="Policepardéfaut" style:family="text">
      <style:text-properties style:font-name-complex="Times New Roman" fo:language="it" fo:country="IT"/>
    </style:style>
    <style:style style:name="T5206" style:parent-style-name="Policepardéfaut" style:family="text">
      <style:text-properties style:font-name-complex="Times New Roman" fo:language="it" fo:country="IT"/>
    </style:style>
    <style:style style:name="T5207" style:parent-style-name="Policepardéfaut" style:family="text">
      <style:text-properties style:font-name-complex="Times New Roman" fo:language="it" fo:country="IT"/>
    </style:style>
    <style:style style:name="T5208" style:parent-style-name="Policepardéfaut" style:family="text">
      <style:text-properties style:font-name-complex="Times New Roman" fo:language="it" fo:country="IT"/>
    </style:style>
    <style:style style:name="T5209" style:parent-style-name="Policepardéfaut" style:family="text">
      <style:text-properties style:font-name-complex="Times New Roman" fo:language="it" fo:country="IT"/>
    </style:style>
    <style:style style:name="T5210" style:parent-style-name="Policepardéfaut" style:family="text">
      <style:text-properties style:font-name-complex="Times New Roman" fo:language="it" fo:country="IT"/>
    </style:style>
    <style:style style:name="T5211" style:parent-style-name="Policepardéfaut" style:family="text">
      <style:text-properties style:font-name-complex="Times New Roman" fo:language="it" fo:country="IT"/>
    </style:style>
    <style:style style:name="T5212" style:parent-style-name="Policepardéfaut" style:family="text">
      <style:text-properties style:font-name-complex="Times New Roman" fo:language="it" fo:country="IT"/>
    </style:style>
    <style:style style:name="T5213" style:parent-style-name="Policepardéfaut" style:family="text">
      <style:text-properties style:font-name-complex="Times New Roman" fo:language="it" fo:country="IT"/>
    </style:style>
    <style:style style:name="T5214" style:parent-style-name="Policepardéfaut" style:family="text">
      <style:text-properties style:font-name-complex="Times New Roman" fo:language="it" fo:country="IT"/>
    </style:style>
    <style:style style:name="T5215" style:parent-style-name="Policepardéfaut" style:family="text">
      <style:text-properties style:font-name-complex="Times New Roman" fo:language="it" fo:country="IT"/>
    </style:style>
    <style:style style:name="T5216" style:parent-style-name="Policepardéfaut" style:family="text">
      <style:text-properties style:font-name-complex="Times New Roman" fo:language="it" fo:country="IT"/>
    </style:style>
    <style:style style:name="T5217" style:parent-style-name="Policepardéfaut" style:family="text">
      <style:text-properties style:font-name-complex="Times New Roman" fo:language="it" fo:country="IT"/>
    </style:style>
    <style:style style:name="T5218" style:parent-style-name="Policepardéfaut" style:family="text">
      <style:text-properties style:font-name-complex="Times New Roman" fo:language="it" fo:country="IT"/>
    </style:style>
    <style:style style:name="T5219" style:parent-style-name="Policepardéfaut" style:family="text">
      <style:text-properties style:font-name-complex="Times New Roman" fo:language="it" fo:country="IT"/>
    </style:style>
    <style:style style:name="T5220" style:parent-style-name="Policepardéfaut" style:family="text">
      <style:text-properties style:font-name-complex="Times New Roman" fo:language="it" fo:country="IT"/>
    </style:style>
    <style:style style:name="T5221" style:parent-style-name="Policepardéfaut" style:family="text">
      <style:text-properties style:font-name-complex="Times New Roman" fo:language="it" fo:country="IT"/>
    </style:style>
    <style:style style:name="T5222" style:parent-style-name="Policepardéfaut" style:family="text">
      <style:text-properties style:font-name-complex="Times New Roman" fo:language="it" fo:country="IT"/>
    </style:style>
    <style:style style:name="T5223" style:parent-style-name="Policepardéfaut" style:family="text">
      <style:text-properties style:font-name-complex="Times New Roman" fo:language="it" fo:country="IT"/>
    </style:style>
    <style:style style:name="T5224" style:parent-style-name="Policepardéfaut" style:family="text">
      <style:text-properties style:font-name-complex="Times New Roman" fo:language="it" fo:country="IT"/>
    </style:style>
    <style:style style:name="T5225" style:parent-style-name="Policepardéfaut" style:family="text">
      <style:text-properties style:font-name-complex="Times New Roman" fo:language="it" fo:country="IT"/>
    </style:style>
    <style:style style:name="T5226" style:parent-style-name="Policepardéfaut" style:family="text">
      <style:text-properties style:font-name-complex="Times New Roman" fo:language="it" fo:country="IT"/>
    </style:style>
    <style:style style:name="T5227" style:parent-style-name="Policepardéfaut" style:family="text">
      <style:text-properties style:font-name-complex="Times New Roman" fo:language="it" fo:country="IT"/>
    </style:style>
    <style:style style:name="T5228" style:parent-style-name="Policepardéfaut" style:family="text">
      <style:text-properties style:font-name-complex="Times New Roman" fo:language="it" fo:country="IT"/>
    </style:style>
    <style:style style:name="T5229" style:parent-style-name="Policepardéfaut" style:family="text">
      <style:text-properties style:font-name-complex="Times New Roman" fo:language="it" fo:country="IT"/>
    </style:style>
    <style:style style:name="T5230" style:parent-style-name="Policepardéfaut" style:family="text">
      <style:text-properties style:font-name-complex="Times New Roman" fo:language="it" fo:country="IT"/>
    </style:style>
    <style:style style:name="T5231" style:parent-style-name="Policepardéfaut" style:family="text">
      <style:text-properties style:font-name-complex="Times New Roman" fo:language="it" fo:country="IT"/>
    </style:style>
    <style:style style:name="T5232" style:parent-style-name="Policepardéfaut" style:family="text">
      <style:text-properties style:font-name-complex="Times New Roman" fo:language="it" fo:country="IT"/>
    </style:style>
    <style:style style:name="T5233" style:parent-style-name="Policepardéfaut" style:family="text">
      <style:text-properties style:font-name-complex="Times New Roman" fo:language="it" fo:country="IT"/>
    </style:style>
    <style:style style:name="T5234" style:parent-style-name="Policepardéfaut" style:family="text">
      <style:text-properties style:font-name-complex="Times New Roman" fo:language="it" fo:country="IT"/>
    </style:style>
    <style:style style:name="T5235" style:parent-style-name="Policepardéfaut" style:family="text">
      <style:text-properties style:font-name-complex="Times New Roman" fo:language="it" fo:country="IT"/>
    </style:style>
    <style:style style:name="T5236" style:parent-style-name="Policepardéfaut" style:family="text">
      <style:text-properties style:font-name-complex="Times New Roman" fo:language="it" fo:country="IT"/>
    </style:style>
    <style:style style:name="T5237" style:parent-style-name="Policepardéfaut" style:family="text">
      <style:text-properties style:font-name-complex="Times New Roman" fo:language="it" fo:country="IT"/>
    </style:style>
    <style:style style:name="T5238" style:parent-style-name="Policepardéfaut" style:family="text">
      <style:text-properties style:font-name-complex="Times New Roman" fo:language="it" fo:country="IT"/>
    </style:style>
    <style:style style:name="T5239" style:parent-style-name="Policepardéfaut" style:family="text">
      <style:text-properties style:font-name-complex="Times New Roman" fo:language="it" fo:country="IT"/>
    </style:style>
    <style:style style:name="T5240" style:parent-style-name="Policepardéfaut" style:family="text">
      <style:text-properties style:font-name-complex="Times New Roman" fo:language="it" fo:country="IT"/>
    </style:style>
    <style:style style:name="T5241" style:parent-style-name="Policepardéfaut" style:family="text">
      <style:text-properties style:font-name-complex="Times New Roman" fo:language="it" fo:country="IT"/>
    </style:style>
    <style:style style:name="T5242" style:parent-style-name="Policepardéfaut" style:family="text">
      <style:text-properties style:font-name-complex="Times New Roman" fo:language="it" fo:country="IT"/>
    </style:style>
    <style:style style:name="T5243" style:parent-style-name="Policepardéfaut" style:family="text">
      <style:text-properties style:font-name-complex="Times New Roman" fo:language="it" fo:country="IT"/>
    </style:style>
    <style:style style:name="T5244" style:parent-style-name="Policepardéfaut" style:family="text">
      <style:text-properties style:font-name-complex="Times New Roman" fo:language="it" fo:country="IT"/>
    </style:style>
    <style:style style:name="T5245" style:parent-style-name="Policepardéfaut" style:family="text">
      <style:text-properties style:font-name-complex="Times New Roman" fo:language="it" fo:country="IT"/>
    </style:style>
    <style:style style:name="T5246" style:parent-style-name="Policepardéfaut" style:family="text">
      <style:text-properties style:font-name-complex="Times New Roman" fo:language="it" fo:country="IT"/>
    </style:style>
    <style:style style:name="T5247" style:parent-style-name="Policepardéfaut" style:family="text">
      <style:text-properties style:font-name-complex="Times New Roman" fo:language="it" fo:country="IT"/>
    </style:style>
    <style:style style:name="T5248" style:parent-style-name="Policepardéfaut" style:family="text">
      <style:text-properties style:font-name-complex="Times New Roman" fo:language="it" fo:country="IT"/>
    </style:style>
    <style:style style:name="T5249" style:parent-style-name="Policepardéfaut" style:family="text">
      <style:text-properties style:font-name-complex="Times New Roman" fo:language="it" fo:country="IT"/>
    </style:style>
    <style:style style:name="T5250" style:parent-style-name="Policepardéfaut" style:family="text">
      <style:text-properties style:font-name-complex="Times New Roman" fo:language="it" fo:country="IT"/>
    </style:style>
    <style:style style:name="T5251" style:parent-style-name="Policepardéfaut" style:family="text">
      <style:text-properties style:font-name-complex="Times New Roman" fo:language="it" fo:country="IT"/>
    </style:style>
    <style:style style:name="T5252" style:parent-style-name="Policepardéfaut" style:family="text">
      <style:text-properties style:font-name-complex="Times New Roman" fo:language="it" fo:country="IT"/>
    </style:style>
    <style:style style:name="T5253" style:parent-style-name="Policepardéfaut" style:family="text">
      <style:text-properties style:font-name-complex="Times New Roman" fo:language="it" fo:country="IT"/>
    </style:style>
    <style:style style:name="T5254" style:parent-style-name="Policepardéfaut" style:family="text">
      <style:text-properties style:font-name-complex="Times New Roman" fo:language="it" fo:country="IT"/>
    </style:style>
    <style:style style:name="T5255" style:parent-style-name="Policepardéfaut" style:family="text">
      <style:text-properties style:font-name-complex="Times New Roman" fo:language="it" fo:country="IT"/>
    </style:style>
    <style:style style:name="T5256" style:parent-style-name="Policepardéfaut" style:family="text">
      <style:text-properties style:font-name-complex="Times New Roman" fo:language="it" fo:country="IT"/>
    </style:style>
    <style:style style:name="T5257" style:parent-style-name="Policepardéfaut" style:family="text">
      <style:text-properties style:font-name-complex="Times New Roman" fo:language="it" fo:country="IT"/>
    </style:style>
    <style:style style:name="T5258" style:parent-style-name="Policepardéfaut" style:family="text">
      <style:text-properties style:font-name-complex="Times New Roman" fo:language="it" fo:country="IT"/>
    </style:style>
    <style:style style:name="T5259" style:parent-style-name="Policepardéfaut" style:family="text">
      <style:text-properties style:font-name-complex="Times New Roman" fo:language="it" fo:country="IT"/>
    </style:style>
    <style:style style:name="T5260" style:parent-style-name="Policepardéfaut" style:family="text">
      <style:text-properties style:font-name-complex="Times New Roman" fo:language="it" fo:country="IT"/>
    </style:style>
    <style:style style:name="T5261" style:parent-style-name="Policepardéfaut" style:family="text">
      <style:text-properties style:font-name-complex="Times New Roman" fo:language="it" fo:country="IT"/>
    </style:style>
    <style:style style:name="T5262" style:parent-style-name="Policepardéfaut" style:family="text">
      <style:text-properties style:font-name-complex="Times New Roman" fo:language="it" fo:country="IT"/>
    </style:style>
    <style:style style:name="T5263" style:parent-style-name="Policepardéfaut" style:family="text">
      <style:text-properties style:font-name-complex="Times New Roman" fo:language="it" fo:country="IT"/>
    </style:style>
    <style:style style:name="T5264" style:parent-style-name="Policepardéfaut" style:family="text">
      <style:text-properties style:font-name-complex="Times New Roman" fo:language="it" fo:country="IT"/>
    </style:style>
    <style:style style:name="T5265" style:parent-style-name="Policepardéfaut" style:family="text">
      <style:text-properties style:font-name-complex="Times New Roman" fo:language="it" fo:country="IT"/>
    </style:style>
    <style:style style:name="T5266" style:parent-style-name="Policepardéfaut" style:family="text">
      <style:text-properties style:font-name-complex="Times New Roman" fo:language="it" fo:country="IT"/>
    </style:style>
    <style:style style:name="T5267" style:parent-style-name="Policepardéfaut" style:family="text">
      <style:text-properties style:font-name-complex="Times New Roman" fo:language="it" fo:country="IT"/>
    </style:style>
    <style:style style:name="T5268" style:parent-style-name="Policepardéfaut" style:family="text">
      <style:text-properties style:font-name-complex="Times New Roman" fo:language="it" fo:country="IT"/>
    </style:style>
    <style:style style:name="T5269" style:parent-style-name="Policepardéfaut" style:family="text">
      <style:text-properties style:font-name-complex="Times New Roman" fo:language="it" fo:country="IT"/>
    </style:style>
    <style:style style:name="T5270" style:parent-style-name="Policepardéfaut" style:family="text">
      <style:text-properties style:font-name-complex="Times New Roman" fo:language="it" fo:country="IT"/>
    </style:style>
    <style:style style:name="T5271" style:parent-style-name="Policepardéfaut" style:family="text">
      <style:text-properties style:font-name-complex="Times New Roman" fo:language="it" fo:country="IT"/>
    </style:style>
    <style:style style:name="T5272" style:parent-style-name="Policepardéfaut" style:family="text">
      <style:text-properties style:font-name-complex="Times New Roman" fo:language="it" fo:country="IT"/>
    </style:style>
    <style:style style:name="T5273" style:parent-style-name="Policepardéfaut" style:family="text">
      <style:text-properties style:font-name-complex="Times New Roman" fo:language="it" fo:country="IT"/>
    </style:style>
    <style:style style:name="T5274" style:parent-style-name="Policepardéfaut" style:family="text">
      <style:text-properties style:font-name-complex="Times New Roman" fo:language="it" fo:country="IT"/>
    </style:style>
    <style:style style:name="T5275" style:parent-style-name="Policepardéfaut" style:family="text">
      <style:text-properties style:font-name-complex="Times New Roman" fo:language="it" fo:country="IT"/>
    </style:style>
    <style:style style:name="T5276" style:parent-style-name="Policepardéfaut" style:family="text">
      <style:text-properties style:font-name-complex="Times New Roman" fo:language="it" fo:country="IT"/>
    </style:style>
    <style:style style:name="T5277" style:parent-style-name="Policepardéfaut" style:family="text">
      <style:text-properties style:font-name-complex="Times New Roman" fo:language="it" fo:country="IT"/>
    </style:style>
    <style:style style:name="T5278" style:parent-style-name="Policepardéfaut" style:family="text">
      <style:text-properties style:font-name-complex="Times New Roman" fo:language="it" fo:country="IT"/>
    </style:style>
    <style:style style:name="T5279" style:parent-style-name="Policepardéfaut" style:family="text">
      <style:text-properties style:font-name-complex="Times New Roman" fo:language="it" fo:country="IT"/>
    </style:style>
    <style:style style:name="T5280" style:parent-style-name="Policepardéfaut" style:family="text">
      <style:text-properties fo:font-style="italic" style:font-style-asian="italic"/>
    </style:style>
    <style:style style:name="T5281" style:parent-style-name="Policepardéfaut" style:family="text">
      <style:text-properties style:font-name-complex="Times New Roman" fo:language="it" fo:country="IT"/>
    </style:style>
    <style:style style:name="T5282" style:parent-style-name="Policepardéfaut" style:family="text">
      <style:text-properties style:font-name-complex="Times New Roman" fo:language="it" fo:country="IT"/>
    </style:style>
    <style:style style:name="T5283" style:parent-style-name="Policepardéfaut" style:family="text">
      <style:text-properties style:font-name-complex="Times New Roman" fo:language="it" fo:country="IT"/>
    </style:style>
    <style:style style:name="T5284" style:parent-style-name="Policepardéfaut" style:family="text">
      <style:text-properties style:font-name-complex="Times New Roman" fo:language="it" fo:country="IT"/>
    </style:style>
    <style:style style:name="T5285" style:parent-style-name="Policepardéfaut" style:family="text">
      <style:text-properties style:font-name-complex="Times New Roman" fo:language="it" fo:country="IT"/>
    </style:style>
    <style:style style:name="T5286" style:parent-style-name="Policepardéfaut" style:family="text">
      <style:text-properties style:font-name-complex="Times New Roman" fo:language="it" fo:country="IT"/>
    </style:style>
    <style:style style:name="T5287" style:parent-style-name="Policepardéfaut" style:family="text">
      <style:text-properties style:font-name-complex="Times New Roman" fo:language="it" fo:country="IT"/>
    </style:style>
    <style:style style:name="T5288" style:parent-style-name="Policepardéfaut" style:family="text">
      <style:text-properties style:font-name-complex="Times New Roman" fo:language="it" fo:country="IT"/>
    </style:style>
    <style:style style:name="T5289" style:parent-style-name="Policepardéfaut" style:family="text">
      <style:text-properties style:font-name-complex="Times New Roman" fo:language="it" fo:country="IT"/>
    </style:style>
    <style:style style:name="T5290" style:parent-style-name="Policepardéfaut" style:family="text">
      <style:text-properties style:font-name-complex="Times New Roman" fo:language="it" fo:country="IT"/>
    </style:style>
    <style:style style:name="T5291" style:parent-style-name="Policepardéfaut" style:family="text">
      <style:text-properties style:font-name-complex="Times New Roman" fo:language="it" fo:country="IT"/>
    </style:style>
    <style:style style:name="T5292" style:parent-style-name="Policepardéfaut" style:family="text">
      <style:text-properties style:font-name-complex="Times New Roman" fo:language="it" fo:country="IT"/>
    </style:style>
    <style:style style:name="T5293" style:parent-style-name="Policepardéfaut" style:family="text">
      <style:text-properties style:font-name-complex="Times New Roman" fo:language="it" fo:country="IT"/>
    </style:style>
    <style:style style:name="T5294" style:parent-style-name="Policepardéfaut" style:family="text">
      <style:text-properties style:font-name-complex="Times New Roman" fo:language="it" fo:country="IT"/>
    </style:style>
    <style:style style:name="T5295" style:parent-style-name="Policepardéfaut" style:family="text">
      <style:text-properties style:font-name-complex="Times New Roman" fo:language="it" fo:country="IT"/>
    </style:style>
    <style:style style:name="T5296" style:parent-style-name="Policepardéfaut" style:family="text">
      <style:text-properties style:font-name-complex="Times New Roman" fo:language="it" fo:country="IT"/>
    </style:style>
    <style:style style:name="T5297" style:parent-style-name="Policepardéfaut" style:family="text">
      <style:text-properties style:font-name-complex="Times New Roman" fo:language="it" fo:country="IT"/>
    </style:style>
    <style:style style:name="T5298" style:parent-style-name="Policepardéfaut" style:family="text">
      <style:text-properties style:font-name-complex="Times New Roman" fo:language="it" fo:country="IT"/>
    </style:style>
    <style:style style:name="T5299" style:parent-style-name="Policepardéfaut" style:family="text">
      <style:text-properties style:font-name-complex="Times New Roman" fo:language="it" fo:country="IT"/>
    </style:style>
    <style:style style:name="T5300" style:parent-style-name="Policepardéfaut" style:family="text">
      <style:text-properties style:font-name-complex="Times New Roman" fo:language="it" fo:country="IT"/>
    </style:style>
    <style:style style:name="T5301" style:parent-style-name="Policepardéfaut" style:family="text">
      <style:text-properties style:font-name-complex="Times New Roman" fo:language="it" fo:country="IT"/>
    </style:style>
    <style:style style:name="T5302" style:parent-style-name="Policepardéfaut" style:family="text">
      <style:text-properties style:font-name-complex="Times New Roman" fo:language="it" fo:country="IT"/>
    </style:style>
    <style:style style:name="T5303" style:parent-style-name="Policepardéfaut" style:family="text">
      <style:text-properties style:font-name-complex="Times New Roman" fo:language="it" fo:country="IT"/>
    </style:style>
    <style:style style:name="T5304" style:parent-style-name="Policepardéfaut" style:family="text">
      <style:text-properties style:font-name-complex="Times New Roman" fo:language="it" fo:country="IT"/>
    </style:style>
    <style:style style:name="T5305" style:parent-style-name="Policepardéfaut" style:family="text">
      <style:text-properties style:font-name-complex="Times New Roman" fo:language="it" fo:country="IT"/>
    </style:style>
    <style:style style:name="T5306" style:parent-style-name="Policepardéfaut" style:family="text">
      <style:text-properties style:font-name-complex="Times New Roman" fo:language="it" fo:country="IT"/>
    </style:style>
    <style:style style:name="T5307" style:parent-style-name="Policepardéfaut" style:family="text">
      <style:text-properties style:font-name-complex="Times New Roman" fo:language="it" fo:country="IT"/>
    </style:style>
    <style:style style:name="T5308" style:parent-style-name="Policepardéfaut" style:family="text">
      <style:text-properties style:font-name-complex="Times New Roman" fo:language="it" fo:country="IT"/>
    </style:style>
    <style:style style:name="T5309" style:parent-style-name="Policepardéfaut" style:family="text">
      <style:text-properties style:font-name-complex="Times New Roman" fo:language="it" fo:country="IT"/>
    </style:style>
    <style:style style:name="T5310" style:parent-style-name="Policepardéfaut" style:family="text">
      <style:text-properties style:font-name-complex="Times New Roman" fo:language="it" fo:country="IT"/>
    </style:style>
    <style:style style:name="T5311" style:parent-style-name="Policepardéfaut" style:family="text">
      <style:text-properties style:font-name-complex="Times New Roman" fo:language="it" fo:country="IT"/>
    </style:style>
    <style:style style:name="T5312" style:parent-style-name="Policepardéfaut" style:family="text">
      <style:text-properties style:font-name-complex="Times New Roman" fo:language="it" fo:country="IT"/>
    </style:style>
    <style:style style:name="T5313" style:parent-style-name="Policepardéfaut" style:family="text">
      <style:text-properties style:font-name-complex="Times New Roman" fo:language="it" fo:country="IT"/>
    </style:style>
    <style:style style:name="T5314" style:parent-style-name="Policepardéfaut" style:family="text">
      <style:text-properties style:font-name-complex="Times New Roman" fo:language="it" fo:country="IT"/>
    </style:style>
    <style:style style:name="T5315" style:parent-style-name="Policepardéfaut" style:family="text">
      <style:text-properties style:font-name-complex="Times New Roman" fo:language="it" fo:country="IT"/>
    </style:style>
    <style:style style:name="T5316" style:parent-style-name="Policepardéfaut" style:family="text">
      <style:text-properties style:font-name-complex="Times New Roman" fo:language="it" fo:country="IT"/>
    </style:style>
    <style:style style:name="T5317" style:parent-style-name="Policepardéfaut" style:family="text">
      <style:text-properties style:font-name-complex="Times New Roman" fo:language="it" fo:country="IT"/>
    </style:style>
    <style:style style:name="T5318" style:parent-style-name="Policepardéfaut" style:family="text">
      <style:text-properties style:font-name-complex="Times New Roman" fo:language="it" fo:country="IT"/>
    </style:style>
    <style:style style:name="T5319" style:parent-style-name="Policepardéfaut" style:family="text">
      <style:text-properties style:font-name-complex="Times New Roman" fo:language="it" fo:country="IT"/>
    </style:style>
    <style:style style:name="T5320" style:parent-style-name="Policepardéfaut" style:family="text">
      <style:text-properties style:font-name-complex="Times New Roman" fo:language="it" fo:country="IT"/>
    </style:style>
    <style:style style:name="T5321" style:parent-style-name="Policepardéfaut" style:family="text">
      <style:text-properties style:font-name-complex="Times New Roman" fo:language="it" fo:country="IT"/>
    </style:style>
    <style:style style:name="T5322" style:parent-style-name="Policepardéfaut" style:family="text">
      <style:text-properties style:font-name-complex="Times New Roman" fo:language="it" fo:country="IT"/>
    </style:style>
    <style:style style:name="T5323" style:parent-style-name="Policepardéfaut" style:family="text">
      <style:text-properties style:font-name-complex="Times New Roman" fo:language="it" fo:country="IT"/>
    </style:style>
    <style:style style:name="T5324" style:parent-style-name="Policepardéfaut" style:family="text">
      <style:text-properties style:font-name-complex="Times New Roman" fo:language="it" fo:country="IT"/>
    </style:style>
    <style:style style:name="T5325" style:parent-style-name="Policepardéfaut" style:family="text">
      <style:text-properties style:font-name-complex="Times New Roman" fo:language="it" fo:country="IT"/>
    </style:style>
    <style:style style:name="T5326" style:parent-style-name="Policepardéfaut" style:family="text">
      <style:text-properties style:font-name-complex="Times New Roman" fo:language="it" fo:country="IT"/>
    </style:style>
    <style:style style:name="T5327" style:parent-style-name="Policepardéfaut" style:family="text">
      <style:text-properties style:font-name-complex="Times New Roman" fo:language="it" fo:country="IT"/>
    </style:style>
    <style:style style:name="T5328" style:parent-style-name="Policepardéfaut" style:family="text">
      <style:text-properties style:font-name-complex="Times New Roman" fo:language="it" fo:country="IT"/>
    </style:style>
    <style:style style:name="T5329" style:parent-style-name="Policepardéfaut" style:family="text">
      <style:text-properties style:font-name-complex="Times New Roman" fo:language="it" fo:country="IT"/>
    </style:style>
    <style:style style:name="T5330" style:parent-style-name="Policepardéfaut" style:family="text">
      <style:text-properties style:font-name-complex="Times New Roman" fo:language="it" fo:country="IT"/>
    </style:style>
    <style:style style:name="T5331" style:parent-style-name="Policepardéfaut" style:family="text">
      <style:text-properties style:font-name-complex="Times New Roman" fo:language="it" fo:country="IT"/>
    </style:style>
    <style:style style:name="T5332" style:parent-style-name="Policepardéfaut" style:family="text">
      <style:text-properties style:font-name-complex="Times New Roman" fo:language="it" fo:country="IT"/>
    </style:style>
    <style:style style:name="T5333" style:parent-style-name="Policepardéfaut" style:family="text">
      <style:text-properties style:font-name-complex="Times New Roman" fo:language="it" fo:country="IT"/>
    </style:style>
    <style:style style:name="T5334" style:parent-style-name="Policepardéfaut" style:family="text">
      <style:text-properties style:font-name-complex="Times New Roman" fo:language="it" fo:country="IT"/>
    </style:style>
    <style:style style:name="T5335" style:parent-style-name="Policepardéfaut" style:family="text">
      <style:text-properties style:font-name-complex="Times New Roman" fo:language="it" fo:country="IT"/>
    </style:style>
    <style:style style:name="T5336" style:parent-style-name="Policepardéfaut" style:family="text">
      <style:text-properties style:font-name-complex="Times New Roman" fo:language="it" fo:country="IT"/>
    </style:style>
    <style:style style:name="T5337" style:parent-style-name="Policepardéfaut" style:family="text">
      <style:text-properties style:font-name-complex="Times New Roman" fo:language="it" fo:country="IT"/>
    </style:style>
    <style:style style:name="T5338" style:parent-style-name="Policepardéfaut" style:family="text">
      <style:text-properties style:font-name-complex="Times New Roman" fo:language="it" fo:country="IT"/>
    </style:style>
    <style:style style:name="T5339" style:parent-style-name="Policepardéfaut" style:family="text">
      <style:text-properties style:font-name-complex="Times New Roman" fo:language="it" fo:country="IT"/>
    </style:style>
    <style:style style:name="T5340" style:parent-style-name="footnotereference" style:family="text">
      <style:text-properties style:text-position="0% 100%"/>
    </style:style>
    <style:style style:name="T5341" style:parent-style-name="Policepardéfaut" style:family="text">
      <style:text-properties style:font-name-complex="Times New Roman" fo:language="it" fo:country="IT"/>
    </style:style>
    <style:style style:name="T5342" style:parent-style-name="Policepardéfaut" style:family="text">
      <style:text-properties style:font-name-complex="Times New Roman" fo:language="it" fo:country="IT"/>
    </style:style>
    <style:style style:name="T5343" style:parent-style-name="Policepardéfaut" style:family="text">
      <style:text-properties style:font-name-complex="Times New Roman" fo:language="it" fo:country="IT"/>
    </style:style>
    <style:style style:name="T5344" style:parent-style-name="Policepardéfaut" style:family="text">
      <style:text-properties style:font-name-complex="Times New Roman" fo:language="it" fo:country="IT"/>
    </style:style>
    <style:style style:name="T5345" style:parent-style-name="Policepardéfaut" style:family="text">
      <style:text-properties style:font-name-complex="Times New Roman" fo:language="it" fo:country="IT"/>
    </style:style>
    <style:style style:name="T5346" style:parent-style-name="Policepardéfaut" style:family="text">
      <style:text-properties style:font-name-complex="Times New Roman" fo:language="it" fo:country="IT"/>
    </style:style>
    <style:style style:name="T5347" style:parent-style-name="Policepardéfaut" style:family="text">
      <style:text-properties style:font-name-complex="Times New Roman" fo:language="it" fo:country="IT"/>
    </style:style>
    <style:style style:name="T5348" style:parent-style-name="Policepardéfaut" style:family="text">
      <style:text-properties style:font-name-complex="Times New Roman" fo:language="it" fo:country="IT"/>
    </style:style>
    <style:style style:name="T5349" style:parent-style-name="Policepardéfaut" style:family="text">
      <style:text-properties style:font-name-complex="Times New Roman" fo:language="it" fo:country="IT"/>
    </style:style>
    <style:style style:name="T5350" style:parent-style-name="Policepardéfaut" style:family="text">
      <style:text-properties style:font-name-complex="Times New Roman" fo:language="it" fo:country="IT"/>
    </style:style>
    <style:style style:name="T5351" style:parent-style-name="Policepardéfaut" style:family="text">
      <style:text-properties style:font-name-complex="Times New Roman" fo:language="it" fo:country="IT"/>
    </style:style>
    <style:style style:name="T5352" style:parent-style-name="Policepardéfaut" style:family="text">
      <style:text-properties style:font-name-complex="Times New Roman" fo:language="it" fo:country="IT"/>
    </style:style>
    <style:style style:name="T5353" style:parent-style-name="Policepardéfaut" style:family="text">
      <style:text-properties style:font-name-complex="Times New Roman" fo:language="it" fo:country="IT"/>
    </style:style>
    <style:style style:name="T5354" style:parent-style-name="Policepardéfaut" style:family="text">
      <style:text-properties style:font-name-complex="Times New Roman" fo:language="it" fo:country="IT"/>
    </style:style>
    <style:style style:name="T5355" style:parent-style-name="Policepardéfaut" style:family="text">
      <style:text-properties style:font-name-complex="Times New Roman" fo:language="it" fo:country="IT"/>
    </style:style>
    <style:style style:name="T5356" style:parent-style-name="Policepardéfaut" style:family="text">
      <style:text-properties style:font-name-complex="Times New Roman" fo:language="it" fo:country="IT"/>
    </style:style>
    <style:style style:name="T5357" style:parent-style-name="Policepardéfaut" style:family="text">
      <style:text-properties style:font-name-complex="Times New Roman" fo:language="it" fo:country="IT"/>
    </style:style>
    <style:style style:name="T5358" style:parent-style-name="Policepardéfaut" style:family="text">
      <style:text-properties style:font-name-complex="Times New Roman" fo:language="it" fo:country="IT"/>
    </style:style>
    <style:style style:name="T5359" style:parent-style-name="Policepardéfaut" style:family="text">
      <style:text-properties style:font-name-complex="Times New Roman" fo:language="it" fo:country="IT"/>
    </style:style>
    <style:style style:name="T5360" style:parent-style-name="Policepardéfaut" style:family="text">
      <style:text-properties style:font-name-complex="Times New Roman" fo:language="it" fo:country="IT"/>
    </style:style>
    <style:style style:name="T5361" style:parent-style-name="Policepardéfaut" style:family="text">
      <style:text-properties style:font-name-complex="Times New Roman" fo:language="it" fo:country="IT"/>
    </style:style>
    <style:style style:name="T5362" style:parent-style-name="Policepardéfaut" style:family="text">
      <style:text-properties style:font-name-complex="Times New Roman" fo:language="it" fo:country="IT"/>
    </style:style>
    <style:style style:name="T5363" style:parent-style-name="Policepardéfaut" style:family="text">
      <style:text-properties style:font-name-complex="Times New Roman" fo:language="it" fo:country="IT"/>
    </style:style>
    <style:style style:name="T5364" style:parent-style-name="Policepardéfaut" style:family="text">
      <style:text-properties style:font-name-complex="Times New Roman" fo:language="it" fo:country="IT"/>
    </style:style>
    <style:style style:name="T5365" style:parent-style-name="Policepardéfaut" style:family="text">
      <style:text-properties style:font-name-complex="Times New Roman" fo:language="it" fo:country="IT"/>
    </style:style>
    <style:style style:name="T5366" style:parent-style-name="Policepardéfaut" style:family="text">
      <style:text-properties style:font-name-complex="Times New Roman" fo:language="it" fo:country="IT"/>
    </style:style>
    <style:style style:name="T5367" style:parent-style-name="Policepardéfaut" style:family="text">
      <style:text-properties style:font-name-complex="Times New Roman" fo:language="it" fo:country="IT"/>
    </style:style>
    <style:style style:name="T5368" style:parent-style-name="Policepardéfaut" style:family="text">
      <style:text-properties style:font-name-complex="Times New Roman" fo:language="it" fo:country="IT"/>
    </style:style>
    <style:style style:name="T5369" style:parent-style-name="Policepardéfaut" style:family="text">
      <style:text-properties style:font-name-complex="Times New Roman" fo:language="it" fo:country="IT"/>
    </style:style>
    <style:style style:name="T5370" style:parent-style-name="Policepardéfaut" style:family="text">
      <style:text-properties style:font-name-complex="Times New Roman" fo:language="it" fo:country="IT"/>
    </style:style>
    <style:style style:name="T5371" style:parent-style-name="Policepardéfaut" style:family="text">
      <style:text-properties style:font-name-complex="Times New Roman" fo:language="it" fo:country="IT"/>
    </style:style>
    <style:style style:name="T5372" style:parent-style-name="Policepardéfaut" style:family="text">
      <style:text-properties style:font-name-complex="Times New Roman" fo:language="it" fo:country="IT"/>
    </style:style>
    <style:style style:name="T5373" style:parent-style-name="Policepardéfaut" style:family="text">
      <style:text-properties style:font-name-complex="Times New Roman" fo:language="it" fo:country="IT"/>
    </style:style>
    <style:style style:name="T5374" style:parent-style-name="Policepardéfaut" style:family="text">
      <style:text-properties style:font-name-complex="Times New Roman" fo:language="it" fo:country="IT"/>
    </style:style>
    <style:style style:name="T5375" style:parent-style-name="Policepardéfaut" style:family="text">
      <style:text-properties style:font-name-complex="Times New Roman" fo:language="it" fo:country="IT"/>
    </style:style>
    <style:style style:name="T5376" style:parent-style-name="Policepardéfaut" style:family="text">
      <style:text-properties style:font-name-complex="Times New Roman" fo:language="it" fo:country="IT"/>
    </style:style>
    <style:style style:name="T5377" style:parent-style-name="Policepardéfaut" style:family="text">
      <style:text-properties style:font-name-complex="Times New Roman" fo:language="it" fo:country="IT"/>
    </style:style>
    <style:style style:name="T5378" style:parent-style-name="Policepardéfaut" style:family="text">
      <style:text-properties style:font-name-complex="Times New Roman" fo:language="it" fo:country="IT"/>
    </style:style>
    <style:style style:name="T5379" style:parent-style-name="Policepardéfaut" style:family="text">
      <style:text-properties style:font-name-complex="Times New Roman" fo:language="it" fo:country="IT"/>
    </style:style>
    <style:style style:name="T5380" style:parent-style-name="Policepardéfaut" style:family="text">
      <style:text-properties style:font-name-complex="Times New Roman" fo:language="it" fo:country="IT"/>
    </style:style>
    <style:style style:name="T5381" style:parent-style-name="Policepardéfaut" style:family="text">
      <style:text-properties style:font-name-complex="Times New Roman" fo:language="it" fo:country="IT"/>
    </style:style>
    <style:style style:name="T5382" style:parent-style-name="Policepardéfaut" style:family="text">
      <style:text-properties style:font-name-complex="Times New Roman" fo:language="it" fo:country="IT"/>
    </style:style>
    <style:style style:name="T5383" style:parent-style-name="Policepardéfaut" style:family="text">
      <style:text-properties style:font-name-complex="Times New Roman" fo:language="it" fo:country="IT"/>
    </style:style>
    <style:style style:name="T5384" style:parent-style-name="Policepardéfaut" style:family="text">
      <style:text-properties style:letter-kerning="true"/>
    </style:style>
    <style:style style:name="T5385" style:parent-style-name="Policepardéfaut" style:family="text">
      <style:text-properties style:font-name-complex="Times New Roman" fo:language="it" fo:country="IT"/>
    </style:style>
    <style:style style:name="T5386" style:parent-style-name="Policepardéfaut" style:family="text">
      <style:text-properties style:font-name-complex="Times New Roman" fo:language="it" fo:country="IT"/>
    </style:style>
    <style:style style:name="T5387" style:parent-style-name="Policepardéfaut" style:family="text">
      <style:text-properties style:font-name-complex="Times New Roman" fo:language="it" fo:country="IT"/>
    </style:style>
    <style:style style:name="T5388" style:parent-style-name="Policepardéfaut" style:family="text">
      <style:text-properties style:font-name-complex="Times New Roman" fo:language="it" fo:country="IT"/>
    </style:style>
    <style:style style:name="T5389" style:parent-style-name="Policepardéfaut" style:family="text">
      <style:text-properties style:font-name-complex="Times New Roman" fo:language="it" fo:country="IT"/>
    </style:style>
    <style:style style:name="T5390" style:parent-style-name="Policepardéfaut" style:family="text">
      <style:text-properties style:font-name-complex="Times New Roman" fo:language="it" fo:country="IT"/>
    </style:style>
    <style:style style:name="T5391" style:parent-style-name="Policepardéfaut" style:family="text">
      <style:text-properties style:font-name-complex="Times New Roman" fo:language="it" fo:country="IT"/>
    </style:style>
    <style:style style:name="T5392" style:parent-style-name="Policepardéfaut" style:family="text">
      <style:text-properties style:font-name-complex="Times New Roman" fo:language="it" fo:country="IT"/>
    </style:style>
    <style:style style:name="T5393" style:parent-style-name="Policepardéfaut" style:family="text">
      <style:text-properties style:font-name-complex="Times New Roman" fo:language="it" fo:country="IT"/>
    </style:style>
    <style:style style:name="T5394" style:parent-style-name="Policepardéfaut" style:family="text">
      <style:text-properties style:font-name-complex="Times New Roman" fo:language="it" fo:country="IT"/>
    </style:style>
    <style:style style:name="T5395" style:parent-style-name="Policepardéfaut" style:family="text">
      <style:text-properties style:font-name-complex="Times New Roman" fo:language="it" fo:country="IT"/>
    </style:style>
    <style:style style:name="T5396" style:parent-style-name="Policepardéfaut" style:family="text">
      <style:text-properties style:font-name-complex="Times New Roman" fo:language="it" fo:country="IT"/>
    </style:style>
    <style:style style:name="T5397" style:parent-style-name="Policepardéfaut" style:family="text">
      <style:text-properties style:font-name-complex="Times New Roman" fo:language="it" fo:country="IT"/>
    </style:style>
    <style:style style:name="T5398" style:parent-style-name="Policepardéfaut" style:family="text">
      <style:text-properties style:font-name-complex="Times New Roman" fo:language="it" fo:country="IT"/>
    </style:style>
    <style:style style:name="T5399" style:parent-style-name="Policepardéfaut" style:family="text">
      <style:text-properties style:font-name-complex="Times New Roman" fo:language="it" fo:country="IT"/>
    </style:style>
    <style:style style:name="T5400" style:parent-style-name="Policepardéfaut" style:family="text">
      <style:text-properties style:font-name-complex="Times New Roman" fo:language="it" fo:country="IT"/>
    </style:style>
    <style:style style:name="T5401" style:parent-style-name="Policepardéfaut" style:family="text">
      <style:text-properties fo:font-style="italic" style:font-style-asian="italic"/>
    </style:style>
    <style:style style:name="T5402" style:parent-style-name="Policepardéfaut" style:family="text">
      <style:text-properties style:font-name-complex="Times New Roman" fo:language="it" fo:country="IT"/>
    </style:style>
    <style:style style:name="P5403" style:parent-style-name="quote.l" style:family="paragraph">
      <style:text-properties fo:language="it" fo:country="IT"/>
    </style:style>
    <style:style style:name="T5404" style:parent-style-name="Policepardéfaut" style:family="text">
      <style:text-properties fo:language="it" fo:country="IT"/>
    </style:style>
    <style:style style:name="T5405" style:parent-style-name="Policepardéfaut" style:family="text">
      <style:text-properties fo:font-style="italic" style:font-style-asian="italic"/>
    </style:style>
    <style:style style:name="T5406" style:parent-style-name="Policepardéfaut" style:family="text">
      <style:text-properties fo:font-style="italic" style:font-style-asian="italic" fo:language="en" fo:country="US"/>
    </style:style>
    <style:style style:name="T5407" style:parent-style-name="Policepardéfaut" style:family="text">
      <style:text-properties fo:language="en" fo:country="US"/>
    </style:style>
    <style:style style:name="T5408" style:parent-style-name="Policepardéfaut" style:family="text">
      <style:text-properties fo:language="it" fo:country="IT"/>
    </style:style>
    <style:style style:name="T5409" style:parent-style-name="Policepardéfaut" style:family="text">
      <style:text-properties fo:language="it" fo:country="IT"/>
    </style:style>
    <style:style style:name="T5410" style:parent-style-name="Policepardéfaut" style:family="text">
      <style:text-properties fo:font-style="italic" style:font-style-asian="italic" fo:language="it" fo:country="IT"/>
    </style:style>
    <style:style style:name="T5411" style:parent-style-name="Policepardéfaut" style:family="text">
      <style:text-properties fo:language="en" fo:country="US"/>
    </style:style>
    <style:style style:name="T5412" style:parent-style-name="Policepardéfaut" style:family="text">
      <style:text-properties fo:language="en" fo:country="US"/>
    </style:style>
    <style:style style:name="T5413" style:parent-style-name="Policepardéfaut" style:family="text">
      <style:text-properties fo:language="it" fo:country="IT"/>
    </style:style>
    <style:style style:name="P5414" style:parent-style-name="quote.l" style:family="paragraph">
      <style:text-properties fo:language="it" fo:country="IT"/>
    </style:style>
    <style:style style:name="P5415" style:parent-style-name="quote.l" style:family="paragraph">
      <style:text-properties fo:language="it" fo:country="IT"/>
    </style:style>
    <style:style style:name="P5416" style:parent-style-name="quote.l" style:family="paragraph">
      <style:text-properties fo:language="it" fo:country="IT"/>
    </style:style>
    <style:style style:name="P5417" style:parent-style-name="quote.l" style:family="paragraph">
      <style:text-properties fo:language="it" fo:country="IT"/>
    </style:style>
    <style:style style:name="P5418" style:parent-style-name="quote.l" style:family="paragraph">
      <style:text-properties fo:language="it" fo:country="IT"/>
    </style:style>
    <style:style style:name="P5419" style:parent-style-name="quote.l" style:family="paragraph">
      <style:text-properties fo:language="it" fo:country="IT"/>
    </style:style>
    <style:style style:name="T5420" style:parent-style-name="Policepardéfaut" style:family="text">
      <style:text-properties fo:font-style="italic" style:font-style-asian="italic"/>
    </style:style>
    <style:style style:name="P5421" style:parent-style-name="quote.l" style:family="paragraph">
      <style:text-properties fo:language="it" fo:country="IT"/>
    </style:style>
    <style:style style:name="P5422" style:parent-style-name="quote.l" style:family="paragraph">
      <style:text-properties fo:language="it" fo:country="IT"/>
    </style:style>
    <style:style style:name="T5423" style:parent-style-name="Policepardéfaut" style:family="text">
      <style:text-properties fo:language="it" fo:country="IT"/>
    </style:style>
    <style:style style:name="T5424" style:parent-style-name="Policepardéfaut" style:family="text">
      <style:text-properties style:font-name-complex="Times New Roman" fo:language="it" fo:country="IT"/>
    </style:style>
    <style:style style:name="T5425" style:parent-style-name="Policepardéfaut" style:family="text">
      <style:text-properties style:font-name-complex="Times New Roman" fo:language="it" fo:country="IT"/>
    </style:style>
    <style:style style:name="T5426" style:parent-style-name="Policepardéfaut" style:family="text">
      <style:text-properties style:font-name-complex="Times New Roman" fo:language="it" fo:country="IT"/>
    </style:style>
    <style:style style:name="T5427" style:parent-style-name="Policepardéfaut" style:family="text">
      <style:text-properties style:font-name-complex="Times New Roman" fo:language="it" fo:country="IT"/>
    </style:style>
    <style:style style:name="T5428" style:parent-style-name="Policepardéfaut" style:family="text">
      <style:text-properties style:font-name-complex="Times New Roman" fo:language="it" fo:country="IT"/>
    </style:style>
    <style:style style:name="T5429" style:parent-style-name="Policepardéfaut" style:family="text">
      <style:text-properties style:font-name-complex="Times New Roman" fo:language="it" fo:country="IT"/>
    </style:style>
    <style:style style:name="T5430" style:parent-style-name="Policepardéfaut" style:family="text">
      <style:text-properties style:font-name-complex="Times New Roman" fo:language="it" fo:country="IT"/>
    </style:style>
    <style:style style:name="T5431" style:parent-style-name="Policepardéfaut" style:family="text">
      <style:text-properties style:font-name-complex="Times New Roman" fo:language="it" fo:country="IT"/>
    </style:style>
    <style:style style:name="T5432" style:parent-style-name="Policepardéfaut" style:family="text">
      <style:text-properties style:font-name-complex="Times New Roman" fo:language="it" fo:country="IT"/>
    </style:style>
    <style:style style:name="T5433" style:parent-style-name="Policepardéfaut" style:family="text">
      <style:text-properties style:font-name-complex="Times New Roman" fo:language="it" fo:country="IT"/>
    </style:style>
    <style:style style:name="T5434" style:parent-style-name="Policepardéfaut" style:family="text">
      <style:text-properties style:font-name-complex="Times New Roman" fo:language="it" fo:country="IT"/>
    </style:style>
    <style:style style:name="T5435" style:parent-style-name="Policepardéfaut" style:family="text">
      <style:text-properties style:font-name-complex="Times New Roman" fo:language="it" fo:country="IT"/>
    </style:style>
    <style:style style:name="T5436" style:parent-style-name="Policepardéfaut" style:family="text">
      <style:text-properties style:font-name-complex="Times New Roman" fo:language="it" fo:country="IT"/>
    </style:style>
    <style:style style:name="T5437" style:parent-style-name="Policepardéfaut" style:family="text">
      <style:text-properties style:font-name-complex="Times New Roman" fo:language="it" fo:country="IT"/>
    </style:style>
    <style:style style:name="T5438" style:parent-style-name="Policepardéfaut" style:family="text">
      <style:text-properties style:font-name-complex="Times New Roman" fo:language="it" fo:country="IT"/>
    </style:style>
    <style:style style:name="T5439" style:parent-style-name="Policepardéfaut" style:family="text">
      <style:text-properties style:font-name-complex="Times New Roman" fo:language="it" fo:country="IT"/>
    </style:style>
    <style:style style:name="T5440" style:parent-style-name="Policepardéfaut" style:family="text">
      <style:text-properties style:font-name-complex="Times New Roman" fo:language="it" fo:country="IT"/>
    </style:style>
    <style:style style:name="T5441" style:parent-style-name="Policepardéfaut" style:family="text">
      <style:text-properties style:font-name-complex="Times New Roman" fo:language="it" fo:country="IT"/>
    </style:style>
    <style:style style:name="T5442" style:parent-style-name="Policepardéfaut" style:family="text">
      <style:text-properties style:font-name-complex="Times New Roman" fo:language="it" fo:country="IT"/>
    </style:style>
    <style:style style:name="T5443" style:parent-style-name="Policepardéfaut" style:family="text">
      <style:text-properties style:font-name-complex="Times New Roman" fo:language="it" fo:country="IT"/>
    </style:style>
    <style:style style:name="T5444" style:parent-style-name="Policepardéfaut" style:family="text">
      <style:text-properties style:font-name-complex="Times New Roman" fo:language="it" fo:country="IT"/>
    </style:style>
    <style:style style:name="T5445" style:parent-style-name="Policepardéfaut" style:family="text">
      <style:text-properties style:font-name-complex="Times New Roman" fo:language="it" fo:country="IT"/>
    </style:style>
    <style:style style:name="T5446" style:parent-style-name="Policepardéfaut" style:family="text">
      <style:text-properties style:font-name-complex="Times New Roman" fo:language="it" fo:country="IT"/>
    </style:style>
    <style:style style:name="T5447" style:parent-style-name="Policepardéfaut" style:family="text">
      <style:text-properties style:font-name-complex="Times New Roman" fo:language="it" fo:country="IT"/>
    </style:style>
    <style:style style:name="T5448" style:parent-style-name="Policepardéfaut" style:family="text">
      <style:text-properties style:font-name-complex="Times New Roman" fo:language="it" fo:country="IT"/>
    </style:style>
    <style:style style:name="T5449" style:parent-style-name="Policepardéfaut" style:family="text">
      <style:text-properties style:font-name-complex="Times New Roman" fo:language="it" fo:country="IT"/>
    </style:style>
    <style:style style:name="T5450" style:parent-style-name="Policepardéfaut" style:family="text">
      <style:text-properties style:font-name-complex="Times New Roman" fo:language="it" fo:country="IT"/>
    </style:style>
    <style:style style:name="T5451" style:parent-style-name="Policepardéfaut" style:family="text">
      <style:text-properties style:font-name-complex="Times New Roman" fo:language="it" fo:country="IT"/>
    </style:style>
    <style:style style:name="T5452" style:parent-style-name="Policepardéfaut" style:family="text">
      <style:text-properties style:font-name-complex="Times New Roman" fo:language="it" fo:country="IT"/>
    </style:style>
    <style:style style:name="T5453" style:parent-style-name="Policepardéfaut" style:family="text">
      <style:text-properties style:font-name-complex="Times New Roman" fo:language="it" fo:country="IT"/>
    </style:style>
    <style:style style:name="T5454" style:parent-style-name="Policepardéfaut" style:family="text">
      <style:text-properties style:font-name-complex="Times New Roman" fo:language="it" fo:country="IT"/>
    </style:style>
    <style:style style:name="T5455" style:parent-style-name="Policepardéfaut" style:family="text">
      <style:text-properties style:font-name-complex="Times New Roman" fo:language="it" fo:country="IT"/>
    </style:style>
    <style:style style:name="T5456" style:parent-style-name="Policepardéfaut" style:family="text">
      <style:text-properties style:font-name-complex="Times New Roman" fo:language="it" fo:country="IT"/>
    </style:style>
    <style:style style:name="T5457" style:parent-style-name="Policepardéfaut" style:family="text">
      <style:text-properties style:font-name-complex="Times New Roman" fo:language="it" fo:country="IT"/>
    </style:style>
    <style:style style:name="T5458" style:parent-style-name="Policepardéfaut" style:family="text">
      <style:text-properties style:font-name-complex="Times New Roman" fo:language="it" fo:country="IT"/>
    </style:style>
    <style:style style:name="T5459" style:parent-style-name="Policepardéfaut" style:family="text">
      <style:text-properties style:font-name-complex="Times New Roman" fo:language="it" fo:country="IT"/>
    </style:style>
    <style:style style:name="T5460" style:parent-style-name="Policepardéfaut" style:family="text">
      <style:text-properties style:font-name-complex="Times New Roman" fo:language="it" fo:country="IT"/>
    </style:style>
    <style:style style:name="T5461" style:parent-style-name="Policepardéfaut" style:family="text">
      <style:text-properties style:font-name-complex="Times New Roman" fo:language="it" fo:country="IT"/>
    </style:style>
    <style:style style:name="T5462" style:parent-style-name="Policepardéfaut" style:family="text">
      <style:text-properties style:font-name-complex="Times New Roman" fo:language="it" fo:country="IT"/>
    </style:style>
    <style:style style:name="T5463" style:parent-style-name="Policepardéfaut" style:family="text">
      <style:text-properties style:font-name-complex="Times New Roman" fo:language="it" fo:country="IT"/>
    </style:style>
    <style:style style:name="T5464" style:parent-style-name="Policepardéfaut" style:family="text">
      <style:text-properties style:font-name-complex="Times New Roman" fo:language="it" fo:country="IT"/>
    </style:style>
    <style:style style:name="T5465" style:parent-style-name="Policepardéfaut" style:family="text">
      <style:text-properties fo:font-style="italic" style:font-style-asian="italic"/>
    </style:style>
    <style:style style:name="T5466" style:parent-style-name="Policepardéfaut" style:family="text">
      <style:text-properties fo:font-style="italic" style:font-style-asian="italic"/>
    </style:style>
    <style:style style:name="T5467" style:parent-style-name="Policepardéfaut" style:family="text">
      <style:text-properties fo:font-style="italic" style:font-style-asian="italic"/>
    </style:style>
    <style:style style:name="T5468" style:parent-style-name="Policepardéfaut" style:family="text">
      <style:text-properties fo:font-style="italic" style:font-style-asian="italic"/>
    </style:style>
    <style:style style:name="T5469" style:parent-style-name="Policepardéfaut" style:family="text">
      <style:text-properties fo:font-style="italic" style:font-style-asian="italic"/>
    </style:style>
    <style:style style:name="T5470" style:parent-style-name="Policepardéfaut" style:family="text">
      <style:text-properties fo:font-style="italic" style:font-style-asian="italic"/>
    </style:style>
    <style:style style:name="T5471" style:parent-style-name="Policepardéfaut" style:family="text">
      <style:text-properties fo:font-style="italic" style:font-style-asian="italic"/>
    </style:style>
    <style:style style:name="T5472" style:parent-style-name="Policepardéfaut" style:family="text">
      <style:text-properties fo:font-style="italic" style:font-style-asian="italic"/>
    </style:style>
    <style:style style:name="T5473" style:parent-style-name="Policepardéfaut" style:family="text">
      <style:text-properties fo:font-style="italic" style:font-style-asian="italic"/>
    </style:style>
    <style:style style:name="T5474" style:parent-style-name="Policepardéfaut" style:family="text">
      <style:text-properties fo:font-style="italic" style:font-style-asian="italic"/>
    </style:style>
    <style:style style:name="T5475" style:parent-style-name="Policepardéfaut" style:family="text">
      <style:text-properties style:font-name-complex="Times New Roman" fo:language="it" fo:country="IT"/>
    </style:style>
    <style:style style:name="T5476" style:parent-style-name="Policepardéfaut" style:family="text">
      <style:text-properties fo:font-style="italic" style:font-style-asian="italic"/>
    </style:style>
    <style:style style:name="T5477" style:parent-style-name="Policepardéfaut" style:family="text">
      <style:text-properties style:font-name-complex="Times New Roman" fo:language="it" fo:country="IT"/>
    </style:style>
    <style:style style:name="T5478" style:parent-style-name="Policepardéfaut" style:family="text">
      <style:text-properties style:font-name-complex="Times New Roman" fo:language="it" fo:country="IT"/>
    </style:style>
    <style:style style:name="T5479" style:parent-style-name="Policepardéfaut" style:family="text">
      <style:text-properties style:font-name-complex="Times New Roman" fo:language="it" fo:country="IT"/>
    </style:style>
    <style:style style:name="T5480" style:parent-style-name="Policepardéfaut" style:family="text">
      <style:text-properties style:font-name-complex="Times New Roman" fo:language="it" fo:country="IT"/>
    </style:style>
    <style:style style:name="T5481" style:parent-style-name="Policepardéfaut" style:family="text">
      <style:text-properties style:font-name-complex="Times New Roman" fo:language="it" fo:country="IT"/>
    </style:style>
    <style:style style:name="T5482" style:parent-style-name="Policepardéfaut" style:family="text">
      <style:text-properties style:font-name-complex="Times New Roman" fo:language="it" fo:country="IT"/>
    </style:style>
    <style:style style:name="T5483" style:parent-style-name="Policepardéfaut" style:family="text">
      <style:text-properties style:font-name-complex="Times New Roman" fo:language="it" fo:country="IT"/>
    </style:style>
    <style:style style:name="T5484" style:parent-style-name="Policepardéfaut" style:family="text">
      <style:text-properties style:font-name-complex="Times New Roman" fo:language="it" fo:country="IT"/>
    </style:style>
    <style:style style:name="T5485" style:parent-style-name="Policepardéfaut" style:family="text">
      <style:text-properties style:font-name-complex="Times New Roman" fo:language="it" fo:country="IT"/>
    </style:style>
    <style:style style:name="T5486" style:parent-style-name="Policepardéfaut" style:family="text">
      <style:text-properties style:font-name-complex="Times New Roman" fo:language="it" fo:country="IT"/>
    </style:style>
    <style:style style:name="T5487" style:parent-style-name="Policepardéfaut" style:family="text">
      <style:text-properties style:font-name-complex="Times New Roman" fo:language="it" fo:country="IT"/>
    </style:style>
    <style:style style:name="T5488" style:parent-style-name="Appelnotedebasdep." style:family="text">
      <style:text-properties fo:language="it" fo:country="IT"/>
    </style:style>
    <style:style style:name="T5489" style:parent-style-name="Policepardéfaut" style:family="text">
      <style:text-properties fo:font-style="italic" style:font-style-asian="italic"/>
    </style:style>
    <style:style style:name="T5490" style:parent-style-name="Policepardéfaut" style:family="text">
      <style:text-properties style:font-name-complex="Times New Roman" fo:language="it" fo:country="IT"/>
    </style:style>
    <style:style style:name="T5491" style:parent-style-name="Policepardéfaut" style:family="text">
      <style:text-properties style:font-name-complex="Times New Roman" fo:language="it" fo:country="IT"/>
    </style:style>
    <style:style style:name="T5492" style:parent-style-name="Policepardéfaut" style:family="text">
      <style:text-properties style:font-name-complex="Times New Roman" fo:language="it" fo:country="IT"/>
    </style:style>
    <style:style style:name="T5493" style:parent-style-name="Policepardéfaut" style:family="text">
      <style:text-properties style:font-name-complex="Times New Roman" fo:language="it" fo:country="IT"/>
    </style:style>
    <style:style style:name="T5494" style:parent-style-name="Policepardéfaut" style:family="text">
      <style:text-properties style:font-name-complex="Times New Roman" fo:language="it" fo:country="IT"/>
    </style:style>
    <style:style style:name="T5495" style:parent-style-name="Policepardéfaut" style:family="text">
      <style:text-properties style:font-name-complex="Times New Roman" fo:language="it" fo:country="IT"/>
    </style:style>
    <style:style style:name="T5496" style:parent-style-name="Policepardéfaut" style:family="text">
      <style:text-properties style:font-name-complex="Times New Roman" fo:language="it" fo:country="IT"/>
    </style:style>
    <style:style style:name="T5497" style:parent-style-name="Policepardéfaut" style:family="text">
      <style:text-properties style:font-name-complex="Times New Roman" fo:language="it" fo:country="IT"/>
    </style:style>
    <style:style style:name="T5498" style:parent-style-name="Policepardéfaut" style:family="text">
      <style:text-properties style:font-name-complex="Times New Roman" fo:language="it" fo:country="IT"/>
    </style:style>
    <style:style style:name="T5499" style:parent-style-name="Policepardéfaut" style:family="text">
      <style:text-properties style:font-name-complex="Times New Roman" fo:language="it" fo:country="IT"/>
    </style:style>
    <style:style style:name="T5500" style:parent-style-name="Policepardéfaut" style:family="text">
      <style:text-properties style:font-name-complex="Times New Roman" fo:language="it" fo:country="IT"/>
    </style:style>
    <style:style style:name="T5501" style:parent-style-name="Policepardéfaut" style:family="text">
      <style:text-properties style:font-name-complex="Times New Roman" fo:language="it" fo:country="IT"/>
    </style:style>
    <style:style style:name="T5502" style:parent-style-name="Policepardéfaut" style:family="text">
      <style:text-properties style:font-name-complex="Times New Roman" fo:language="it" fo:country="IT"/>
    </style:style>
    <style:style style:name="T5503" style:parent-style-name="Policepardéfaut" style:family="text">
      <style:text-properties style:font-name-complex="Times New Roman" fo:language="it" fo:country="IT"/>
    </style:style>
    <style:style style:name="T5504" style:parent-style-name="Policepardéfaut" style:family="text">
      <style:text-properties style:font-name-complex="Times New Roman" fo:language="it" fo:country="IT"/>
    </style:style>
    <style:style style:name="T5505" style:parent-style-name="Policepardéfaut" style:family="text">
      <style:text-properties style:font-name-complex="Times New Roman" fo:language="it" fo:country="IT"/>
    </style:style>
    <style:style style:name="T5506" style:parent-style-name="Policepardéfaut" style:family="text">
      <style:text-properties style:font-name-complex="Times New Roman" fo:language="it" fo:country="IT"/>
    </style:style>
    <style:style style:name="T5507" style:parent-style-name="Policepardéfaut" style:family="text">
      <style:text-properties style:font-name-complex="Times New Roman" fo:language="it" fo:country="IT"/>
    </style:style>
    <style:style style:name="T5508" style:parent-style-name="Policepardéfaut" style:family="text">
      <style:text-properties style:font-name-complex="Times New Roman" fo:language="it" fo:country="IT"/>
    </style:style>
    <style:style style:name="T5509" style:parent-style-name="Policepardéfaut" style:family="text">
      <style:text-properties style:font-name-complex="Times New Roman" fo:language="it" fo:country="IT"/>
    </style:style>
    <style:style style:name="T5510" style:parent-style-name="Policepardéfaut" style:family="text">
      <style:text-properties style:font-name-complex="Times New Roman" fo:language="it" fo:country="IT"/>
    </style:style>
    <style:style style:name="T5511" style:parent-style-name="Policepardéfaut" style:family="text">
      <style:text-properties style:font-name-complex="Times New Roman" fo:language="it" fo:country="IT"/>
    </style:style>
    <style:style style:name="T5512" style:parent-style-name="Policepardéfaut" style:family="text">
      <style:text-properties style:font-name-complex="Times New Roman" fo:language="it" fo:country="IT"/>
    </style:style>
    <style:style style:name="T5513" style:parent-style-name="Policepardéfaut" style:family="text">
      <style:text-properties style:font-name-complex="Times New Roman" fo:language="it" fo:country="IT"/>
    </style:style>
    <style:style style:name="T5514" style:parent-style-name="Policepardéfaut" style:family="text">
      <style:text-properties style:font-name-complex="Times New Roman" fo:language="it" fo:country="IT"/>
    </style:style>
    <style:style style:name="T5515" style:parent-style-name="Policepardéfaut" style:family="text">
      <style:text-properties style:font-name-complex="Times New Roman" fo:language="it" fo:country="IT"/>
    </style:style>
    <style:style style:name="T5516" style:parent-style-name="Policepardéfaut" style:family="text">
      <style:text-properties style:font-name-complex="Times New Roman" fo:language="it" fo:country="IT"/>
    </style:style>
    <style:style style:name="T5517" style:parent-style-name="Policepardéfaut" style:family="text">
      <style:text-properties style:font-name-complex="Times New Roman" fo:language="it" fo:country="IT"/>
    </style:style>
    <style:style style:name="T5518" style:parent-style-name="Appelnotedebasdep." style:family="text">
      <style:text-properties fo:language="it" fo:country="IT"/>
    </style:style>
    <style:style style:name="T5519" style:parent-style-name="Policepardéfaut" style:family="text">
      <style:text-properties fo:font-style="italic" style:font-style-asian="italic"/>
    </style:style>
    <style:style style:name="T5520" style:parent-style-name="Policepardéfaut" style:family="text">
      <style:text-properties style:font-name-complex="Times New Roman" fo:language="it" fo:country="IT"/>
    </style:style>
    <style:style style:name="T5521" style:parent-style-name="Policepardéfaut" style:family="text">
      <style:text-properties style:font-name-complex="Times New Roman" fo:language="it" fo:country="IT"/>
    </style:style>
    <style:style style:name="T5522" style:parent-style-name="Policepardéfaut" style:family="text">
      <style:text-properties style:font-name-complex="Times New Roman" fo:language="it" fo:country="IT"/>
    </style:style>
    <style:style style:name="T5523" style:parent-style-name="Policepardéfaut" style:family="text">
      <style:text-properties style:font-name-complex="Times New Roman" fo:language="it" fo:country="IT"/>
    </style:style>
    <style:style style:name="T5524" style:parent-style-name="Policepardéfaut" style:family="text">
      <style:text-properties style:font-name-complex="Times New Roman" fo:language="it" fo:country="IT"/>
    </style:style>
    <style:style style:name="T5525" style:parent-style-name="Policepardéfaut" style:family="text">
      <style:text-properties style:font-name-complex="Times New Roman" fo:language="it" fo:country="IT"/>
    </style:style>
    <style:style style:name="T5526" style:parent-style-name="Policepardéfaut" style:family="text">
      <style:text-properties style:font-name-complex="Times New Roman" fo:language="it" fo:country="IT"/>
    </style:style>
    <style:style style:name="T5527" style:parent-style-name="Policepardéfaut" style:family="text">
      <style:text-properties style:font-name-complex="Times New Roman" fo:language="it" fo:country="IT"/>
    </style:style>
    <style:style style:name="T5528" style:parent-style-name="Policepardéfaut" style:family="text">
      <style:text-properties style:font-name-complex="Times New Roman" fo:language="it" fo:country="IT"/>
    </style:style>
    <style:style style:name="T5529" style:parent-style-name="Policepardéfaut" style:family="text">
      <style:text-properties style:font-name-complex="Times New Roman" fo:language="it" fo:country="IT"/>
    </style:style>
    <style:style style:name="T5530" style:parent-style-name="Policepardéfaut" style:family="text">
      <style:text-properties style:font-name-complex="Times New Roman" fo:language="it" fo:country="IT"/>
    </style:style>
    <style:style style:name="T5531" style:parent-style-name="Policepardéfaut" style:family="text">
      <style:text-properties fo:font-style="italic" style:font-style-asian="italic"/>
    </style:style>
    <style:style style:name="T5532" style:parent-style-name="Policepardéfaut" style:family="text">
      <style:text-properties fo:font-style="italic" style:font-style-asian="italic"/>
    </style:style>
    <style:style style:name="T5533" style:parent-style-name="Policepardéfaut" style:family="text">
      <style:text-properties fo:font-style="italic" style:font-style-asian="italic"/>
    </style:style>
    <style:style style:name="T5534" style:parent-style-name="Policepardéfaut" style:family="text">
      <style:text-properties style:font-name-complex="Times New Roman" fo:language="it" fo:country="IT"/>
    </style:style>
    <style:style style:name="T5535" style:parent-style-name="Policepardéfaut" style:family="text">
      <style:text-properties style:font-name-complex="Times New Roman" fo:language="it" fo:country="IT"/>
    </style:style>
    <style:style style:name="T5536" style:parent-style-name="Policepardéfaut" style:family="text">
      <style:text-properties style:font-name-complex="Times New Roman" fo:language="it" fo:country="IT"/>
    </style:style>
    <style:style style:name="T5537" style:parent-style-name="Policepardéfaut" style:family="text">
      <style:text-properties style:font-name-complex="Times New Roman" fo:language="it" fo:country="IT"/>
    </style:style>
    <style:style style:name="T5538" style:parent-style-name="Policepardéfaut" style:family="text">
      <style:text-properties style:font-name-complex="Times New Roman" fo:language="it" fo:country="IT"/>
    </style:style>
    <style:style style:name="T5539" style:parent-style-name="Policepardéfaut" style:family="text">
      <style:text-properties style:font-name-complex="Times New Roman" fo:language="it" fo:country="IT"/>
    </style:style>
    <style:style style:name="T5540" style:parent-style-name="Policepardéfaut" style:family="text">
      <style:text-properties style:font-name-complex="Times New Roman" fo:language="it" fo:country="IT"/>
    </style:style>
    <style:style style:name="T5541" style:parent-style-name="Policepardéfaut" style:family="text">
      <style:text-properties style:font-name-complex="Times New Roman" fo:language="it" fo:country="IT"/>
    </style:style>
    <style:style style:name="T5542" style:parent-style-name="Policepardéfaut" style:family="text">
      <style:text-properties style:font-name-complex="Times New Roman" fo:language="it" fo:country="IT"/>
    </style:style>
    <style:style style:name="T5543" style:parent-style-name="Policepardéfaut" style:family="text">
      <style:text-properties style:font-name-complex="Times New Roman" fo:language="it" fo:country="IT"/>
    </style:style>
    <style:style style:name="T5544" style:parent-style-name="Policepardéfaut" style:family="text">
      <style:text-properties style:font-name-complex="Times New Roman" fo:language="it" fo:country="IT"/>
    </style:style>
    <style:style style:name="T5545" style:parent-style-name="Policepardéfaut" style:family="text">
      <style:text-properties style:font-name-complex="Times New Roman" fo:language="it" fo:country="IT"/>
    </style:style>
    <style:style style:name="T5546" style:parent-style-name="Policepardéfaut" style:family="text">
      <style:text-properties style:font-name-complex="Times New Roman" fo:language="it" fo:country="IT"/>
    </style:style>
    <style:style style:name="T5547" style:parent-style-name="Policepardéfaut" style:family="text">
      <style:text-properties style:font-name-complex="Times New Roman" fo:language="it" fo:country="IT"/>
    </style:style>
    <style:style style:name="T5548" style:parent-style-name="Policepardéfaut" style:family="text">
      <style:text-properties style:font-name-complex="Times New Roman" fo:language="it" fo:country="IT"/>
    </style:style>
    <style:style style:name="T5549" style:parent-style-name="Policepardéfaut" style:family="text">
      <style:text-properties style:font-name-complex="Times New Roman" fo:language="it" fo:country="IT"/>
    </style:style>
    <style:style style:name="T5550" style:parent-style-name="Policepardéfaut" style:family="text">
      <style:text-properties style:font-name-complex="Times New Roman" fo:language="it" fo:country="IT"/>
    </style:style>
    <style:style style:name="T5551" style:parent-style-name="Policepardéfaut" style:family="text">
      <style:text-properties style:font-name-complex="Times New Roman" fo:language="it" fo:country="IT"/>
    </style:style>
    <style:style style:name="T5552" style:parent-style-name="Policepardéfaut" style:family="text">
      <style:text-properties style:font-name-complex="Times New Roman" fo:language="it" fo:country="IT"/>
    </style:style>
    <style:style style:name="T5553" style:parent-style-name="Policepardéfaut" style:family="text">
      <style:text-properties style:font-name-complex="Times New Roman" fo:language="it" fo:country="IT"/>
    </style:style>
    <style:style style:name="T5554" style:parent-style-name="Policepardéfaut" style:family="text">
      <style:text-properties style:font-name-complex="Times New Roman" fo:language="it" fo:country="IT"/>
    </style:style>
    <style:style style:name="T5555" style:parent-style-name="Policepardéfaut" style:family="text">
      <style:text-properties style:font-name-complex="Times New Roman" fo:language="it" fo:country="IT"/>
    </style:style>
    <style:style style:name="T5556" style:parent-style-name="Policepardéfaut" style:family="text">
      <style:text-properties style:font-name-complex="Times New Roman" fo:language="it" fo:country="IT"/>
    </style:style>
    <style:style style:name="T5557" style:parent-style-name="Policepardéfaut" style:family="text">
      <style:text-properties style:font-name-complex="Times New Roman" fo:language="it" fo:country="IT"/>
    </style:style>
    <style:style style:name="T5558" style:parent-style-name="Policepardéfaut" style:family="text">
      <style:text-properties style:font-name-complex="Times New Roman" fo:language="it" fo:country="IT"/>
    </style:style>
    <style:style style:name="T5559" style:parent-style-name="Policepardéfaut" style:family="text">
      <style:text-properties style:font-name-complex="Times New Roman" fo:language="it" fo:country="IT"/>
    </style:style>
    <style:style style:name="T5560" style:parent-style-name="Policepardéfaut" style:family="text">
      <style:text-properties style:font-name-complex="Times New Roman" fo:language="it" fo:country="IT"/>
    </style:style>
    <style:style style:name="T5561" style:parent-style-name="Policepardéfaut" style:family="text">
      <style:text-properties style:font-name-complex="Times New Roman" fo:language="it" fo:country="IT"/>
    </style:style>
    <style:style style:name="T5562" style:parent-style-name="Policepardéfaut" style:family="text">
      <style:text-properties style:font-name-complex="Times New Roman" fo:language="it" fo:country="IT"/>
    </style:style>
    <style:style style:name="T5563" style:parent-style-name="Policepardéfaut" style:family="text">
      <style:text-properties style:font-name-complex="Times New Roman" fo:language="it" fo:country="IT"/>
    </style:style>
    <style:style style:name="T5564" style:parent-style-name="Policepardéfaut" style:family="text">
      <style:text-properties style:font-name-complex="Times New Roman" fo:language="it" fo:country="IT"/>
    </style:style>
    <style:style style:name="T5565" style:parent-style-name="Policepardéfaut" style:family="text">
      <style:text-properties style:font-name-complex="Times New Roman" fo:language="it" fo:country="IT"/>
    </style:style>
    <style:style style:name="T5566" style:parent-style-name="Policepardéfaut" style:family="text">
      <style:text-properties style:font-name-complex="Times New Roman" fo:language="it" fo:country="IT"/>
    </style:style>
    <style:style style:name="T5567" style:parent-style-name="Policepardéfaut" style:family="text">
      <style:text-properties style:font-name-complex="Times New Roman" fo:language="it" fo:country="IT"/>
    </style:style>
    <style:style style:name="T5568" style:parent-style-name="Policepardéfaut" style:family="text">
      <style:text-properties style:font-name-complex="Times New Roman" fo:language="it" fo:country="IT"/>
    </style:style>
    <style:style style:name="T5569" style:parent-style-name="Policepardéfaut" style:family="text">
      <style:text-properties style:font-name-complex="Times New Roman" fo:language="it" fo:country="IT"/>
    </style:style>
    <style:style style:name="T5570" style:parent-style-name="Policepardéfaut" style:family="text">
      <style:text-properties style:font-name-complex="Times New Roman" fo:language="it" fo:country="IT"/>
    </style:style>
    <style:style style:name="T5571" style:parent-style-name="Policepardéfaut" style:family="text">
      <style:text-properties style:font-name-complex="Times New Roman" fo:language="it" fo:country="IT"/>
    </style:style>
    <style:style style:name="T5572" style:parent-style-name="Policepardéfaut" style:family="text">
      <style:text-properties style:font-name-complex="Times New Roman" fo:language="it" fo:country="IT"/>
    </style:style>
    <style:style style:name="T5573" style:parent-style-name="Policepardéfaut" style:family="text">
      <style:text-properties style:font-name-complex="Times New Roman" fo:language="it" fo:country="IT"/>
    </style:style>
    <style:style style:name="T5574" style:parent-style-name="Policepardéfaut" style:family="text">
      <style:text-properties style:font-name-complex="Times New Roman" fo:language="it" fo:country="IT"/>
    </style:style>
    <style:style style:name="T5575" style:parent-style-name="Policepardéfaut" style:family="text">
      <style:text-properties style:font-name-complex="Times New Roman" fo:language="it" fo:country="IT"/>
    </style:style>
    <style:style style:name="T5576" style:parent-style-name="Policepardéfaut" style:family="text">
      <style:text-properties style:font-name-complex="Times New Roman" fo:language="it" fo:country="IT"/>
    </style:style>
    <style:style style:name="T5577" style:parent-style-name="Policepardéfaut" style:family="text">
      <style:text-properties style:font-name-complex="Times New Roman" fo:language="it" fo:country="IT"/>
    </style:style>
    <style:style style:name="T5578" style:parent-style-name="Policepardéfaut" style:family="text">
      <style:text-properties style:font-name-complex="Times New Roman" fo:language="it" fo:country="IT"/>
    </style:style>
    <style:style style:name="T5579" style:parent-style-name="Policepardéfaut" style:family="text">
      <style:text-properties style:font-name-complex="Times New Roman" fo:language="it" fo:country="IT"/>
    </style:style>
    <style:style style:name="T5580" style:parent-style-name="Policepardéfaut" style:family="text">
      <style:text-properties style:font-name-complex="Times New Roman" fo:language="it" fo:country="IT"/>
    </style:style>
    <style:style style:name="T5581" style:parent-style-name="Policepardéfaut" style:family="text">
      <style:text-properties style:font-name-complex="Times New Roman" fo:language="it" fo:country="IT"/>
    </style:style>
    <style:style style:name="T5582" style:parent-style-name="Policepardéfaut" style:family="text">
      <style:text-properties style:font-name-complex="Times New Roman" fo:language="it" fo:country="IT"/>
    </style:style>
    <style:style style:name="T5583" style:parent-style-name="Policepardéfaut" style:family="text">
      <style:text-properties style:font-name-complex="Times New Roman" fo:language="it" fo:country="IT"/>
    </style:style>
    <style:style style:name="T5584" style:parent-style-name="Policepardéfaut" style:family="text">
      <style:text-properties style:font-name-complex="Times New Roman" fo:language="it" fo:country="IT"/>
    </style:style>
    <style:style style:name="T5585" style:parent-style-name="Policepardéfaut" style:family="text">
      <style:text-properties style:font-name-complex="Times New Roman" fo:language="it" fo:country="IT"/>
    </style:style>
    <style:style style:name="T5586" style:parent-style-name="Policepardéfaut" style:family="text">
      <style:text-properties style:font-name-complex="Times New Roman" fo:language="it" fo:country="IT"/>
    </style:style>
    <style:style style:name="T5587" style:parent-style-name="Policepardéfaut" style:family="text">
      <style:text-properties style:font-name-complex="Times New Roman" fo:language="it" fo:country="IT"/>
    </style:style>
    <style:style style:name="T5588" style:parent-style-name="Policepardéfaut" style:family="text">
      <style:text-properties fo:font-style="italic" style:font-style-asian="italic"/>
    </style:style>
    <style:style style:name="T5589" style:parent-style-name="Policepardéfaut" style:family="text">
      <style:text-properties style:font-name-complex="Times New Roman" fo:language="it" fo:country="IT"/>
    </style:style>
    <style:style style:name="T5590" style:parent-style-name="Policepardéfaut" style:family="text">
      <style:text-properties style:font-name-complex="Times New Roman" fo:language="it" fo:country="IT"/>
    </style:style>
    <style:style style:name="T5591" style:parent-style-name="Policepardéfaut" style:family="text">
      <style:text-properties style:font-name-complex="Times New Roman" fo:language="it" fo:country="IT"/>
    </style:style>
    <style:style style:name="T5592" style:parent-style-name="Policepardéfaut" style:family="text">
      <style:text-properties style:font-name-complex="Times New Roman" fo:language="it" fo:country="IT"/>
    </style:style>
    <style:style style:name="T5593" style:parent-style-name="Policepardéfaut" style:family="text">
      <style:text-properties style:font-name-complex="Times New Roman" fo:language="it" fo:country="IT"/>
    </style:style>
    <style:style style:name="T5594" style:parent-style-name="Policepardéfaut" style:family="text">
      <style:text-properties style:font-name-complex="Times New Roman" fo:language="it" fo:country="IT"/>
    </style:style>
    <style:style style:name="T5595" style:parent-style-name="Policepardéfaut" style:family="text">
      <style:text-properties style:font-name-complex="Times New Roman" fo:language="it" fo:country="IT"/>
    </style:style>
    <style:style style:name="T5596" style:parent-style-name="Policepardéfaut" style:family="text">
      <style:text-properties style:font-name-complex="Times New Roman" fo:language="it" fo:country="IT"/>
    </style:style>
    <style:style style:name="T5597" style:parent-style-name="Policepardéfaut" style:family="text">
      <style:text-properties style:font-name-complex="Times New Roman" fo:language="it" fo:country="IT"/>
    </style:style>
    <style:style style:name="T5598" style:parent-style-name="Policepardéfaut" style:family="text">
      <style:text-properties style:font-name-complex="Times New Roman" fo:language="it" fo:country="IT"/>
    </style:style>
    <style:style style:name="T5599" style:parent-style-name="Policepardéfaut" style:family="text">
      <style:text-properties style:font-name-complex="Times New Roman" fo:language="it" fo:country="IT"/>
    </style:style>
    <style:style style:name="T5600" style:parent-style-name="Policepardéfaut" style:family="text">
      <style:text-properties fo:font-style="italic" style:font-style-asian="italic"/>
    </style:style>
    <style:style style:name="T5601" style:parent-style-name="Policepardéfaut" style:family="text">
      <style:text-properties style:font-name-complex="Times New Roman" fo:language="it" fo:country="IT"/>
    </style:style>
    <style:style style:name="T5602" style:parent-style-name="Policepardéfaut" style:family="text">
      <style:text-properties style:font-name-complex="Times New Roman" fo:language="it" fo:country="IT"/>
    </style:style>
    <style:style style:name="T5603" style:parent-style-name="Policepardéfaut" style:family="text">
      <style:text-properties style:font-name-complex="Times New Roman" fo:language="it" fo:country="IT"/>
    </style:style>
    <style:style style:name="T5604" style:parent-style-name="Policepardéfaut" style:family="text">
      <style:text-properties style:font-name-complex="Times New Roman" fo:language="it" fo:country="IT"/>
    </style:style>
    <style:style style:name="T5605" style:parent-style-name="Policepardéfaut" style:family="text">
      <style:text-properties style:font-name-complex="Times New Roman" fo:language="it" fo:country="IT"/>
    </style:style>
    <style:style style:name="T5606" style:parent-style-name="Policepardéfaut" style:family="text">
      <style:text-properties style:font-name-complex="Times New Roman" fo:language="it" fo:country="IT"/>
    </style:style>
    <style:style style:name="T5607" style:parent-style-name="Policepardéfaut" style:family="text">
      <style:text-properties style:font-name-complex="Times New Roman" fo:language="it" fo:country="IT"/>
    </style:style>
    <style:style style:name="T5608" style:parent-style-name="Policepardéfaut" style:family="text">
      <style:text-properties style:font-name-complex="Times New Roman" fo:language="it" fo:country="IT"/>
    </style:style>
    <style:style style:name="T5609" style:parent-style-name="Policepardéfaut" style:family="text">
      <style:text-properties style:font-name-complex="Times New Roman" fo:language="it" fo:country="IT"/>
    </style:style>
    <style:style style:name="T5610" style:parent-style-name="Policepardéfaut" style:family="text">
      <style:text-properties style:font-name-complex="Times New Roman" fo:language="it" fo:country="IT"/>
    </style:style>
    <style:style style:name="T5611" style:parent-style-name="Policepardéfaut" style:family="text">
      <style:text-properties style:font-name-complex="Times New Roman" fo:language="it" fo:country="IT"/>
    </style:style>
    <style:style style:name="T5612" style:parent-style-name="Policepardéfaut" style:family="text">
      <style:text-properties style:font-name-complex="Times New Roman" fo:language="it" fo:country="IT"/>
    </style:style>
    <style:style style:name="T5613" style:parent-style-name="Policepardéfaut" style:family="text">
      <style:text-properties style:font-name-complex="Times New Roman" fo:language="it" fo:country="IT"/>
    </style:style>
    <style:style style:name="T5614" style:parent-style-name="Policepardéfaut" style:family="text">
      <style:text-properties style:font-name-complex="Times New Roman" fo:language="it" fo:country="IT"/>
    </style:style>
    <style:style style:name="T5615" style:parent-style-name="Policepardéfaut" style:family="text">
      <style:text-properties style:font-name-complex="Times New Roman" fo:language="it" fo:country="IT"/>
    </style:style>
    <style:style style:name="T5616" style:parent-style-name="Policepardéfaut" style:family="text">
      <style:text-properties style:font-name-complex="Times New Roman" fo:language="it" fo:country="IT"/>
    </style:style>
    <style:style style:name="T5617" style:parent-style-name="Policepardéfaut" style:family="text">
      <style:text-properties style:letter-kerning="true" fo:font-size="11pt" style:font-size-asian="11pt" style:font-size-complex="11pt"/>
    </style:style>
    <style:style style:name="T5618" style:parent-style-name="Policepardéfaut" style:family="text">
      <style:text-properties fo:font-style="italic" style:font-style-asian="italic"/>
    </style:style>
    <style:style style:name="T5619" style:parent-style-name="Policepardéfaut" style:family="text">
      <style:text-properties fo:font-style="italic" style:font-style-asian="italic"/>
    </style:style>
    <style:style style:name="T5620" style:parent-style-name="Policepardéfaut" style:family="text">
      <style:text-properties fo:font-style="italic" style:font-style-asian="italic"/>
    </style:style>
    <style:style style:name="T5621" style:parent-style-name="Policepardéfaut" style:family="text">
      <style:text-properties style:font-name-complex="Times New Roman" fo:language="it" fo:country="IT"/>
    </style:style>
    <style:style style:name="T5622" style:parent-style-name="Policepardéfaut" style:family="text">
      <style:text-properties style:font-name-complex="Times New Roman" fo:language="it" fo:country="IT"/>
    </style:style>
    <style:style style:name="T5623" style:parent-style-name="Policepardéfaut" style:family="text">
      <style:text-properties style:font-name-complex="Times New Roman" fo:language="it" fo:country="IT"/>
    </style:style>
    <style:style style:name="T5624" style:parent-style-name="Policepardéfaut" style:family="text">
      <style:text-properties style:font-name-complex="Times New Roman" fo:language="it" fo:country="IT"/>
    </style:style>
    <style:style style:name="T5625" style:parent-style-name="Policepardéfaut" style:family="text">
      <style:text-properties style:font-name-complex="Times New Roman" fo:language="it" fo:country="IT"/>
    </style:style>
    <style:style style:name="T5626" style:parent-style-name="Policepardéfaut" style:family="text">
      <style:text-properties style:font-name-complex="Times New Roman" fo:language="it" fo:country="IT"/>
    </style:style>
    <style:style style:name="T5627" style:parent-style-name="Policepardéfaut" style:family="text">
      <style:text-properties style:font-name-complex="Times New Roman" fo:language="it" fo:country="IT"/>
    </style:style>
    <style:style style:name="T5628" style:parent-style-name="Policepardéfaut" style:family="text">
      <style:text-properties style:font-name-complex="Times New Roman" fo:language="it" fo:country="IT"/>
    </style:style>
    <style:style style:name="T5629" style:parent-style-name="Policepardéfaut" style:family="text">
      <style:text-properties style:font-name-complex="Times New Roman" fo:language="it" fo:country="IT"/>
    </style:style>
    <style:style style:name="T5630" style:parent-style-name="Policepardéfaut" style:family="text">
      <style:text-properties style:font-name-complex="Times New Roman" fo:language="it" fo:country="IT"/>
    </style:style>
    <style:style style:name="T5631" style:parent-style-name="Policepardéfaut" style:family="text">
      <style:text-properties style:font-name-complex="Times New Roman" fo:language="it" fo:country="IT"/>
    </style:style>
    <style:style style:name="T5632" style:parent-style-name="Policepardéfaut" style:family="text">
      <style:text-properties style:font-name-complex="Times New Roman" fo:language="it" fo:country="IT"/>
    </style:style>
    <style:style style:name="T5633" style:parent-style-name="Policepardéfaut" style:family="text">
      <style:text-properties style:font-name-complex="Times New Roman" fo:language="it" fo:country="IT"/>
    </style:style>
    <style:style style:name="T5634" style:parent-style-name="Policepardéfaut" style:family="text">
      <style:text-properties style:font-name-complex="Times New Roman" fo:language="it" fo:country="IT"/>
    </style:style>
    <style:style style:name="T5635" style:parent-style-name="Policepardéfaut" style:family="text">
      <style:text-properties style:font-name-complex="Times New Roman" fo:language="it" fo:country="IT"/>
    </style:style>
    <style:style style:name="T5636" style:parent-style-name="Policepardéfaut" style:family="text">
      <style:text-properties style:font-name-complex="Times New Roman" fo:language="it" fo:country="IT"/>
    </style:style>
    <style:style style:name="T5637" style:parent-style-name="Policepardéfaut" style:family="text">
      <style:text-properties style:font-name-complex="Times New Roman" fo:language="it" fo:country="IT"/>
    </style:style>
    <style:style style:name="T5638" style:parent-style-name="Policepardéfaut" style:family="text">
      <style:text-properties style:font-name-complex="Times New Roman" fo:language="it" fo:country="IT"/>
    </style:style>
    <style:style style:name="T5639" style:parent-style-name="Policepardéfaut" style:family="text">
      <style:text-properties style:font-name-complex="Times New Roman" fo:language="it" fo:country="IT"/>
    </style:style>
    <style:style style:name="T5640" style:parent-style-name="Policepardéfaut" style:family="text">
      <style:text-properties style:font-name-complex="Times New Roman" fo:language="it" fo:country="IT"/>
    </style:style>
    <style:style style:name="T5641" style:parent-style-name="Policepardéfaut" style:family="text">
      <style:text-properties style:font-name-complex="Times New Roman" fo:language="it" fo:country="IT"/>
    </style:style>
    <style:style style:name="T5642" style:parent-style-name="Policepardéfaut" style:family="text">
      <style:text-properties style:font-name-complex="Times New Roman" fo:language="it" fo:country="IT"/>
    </style:style>
    <style:style style:name="T5643" style:parent-style-name="Policepardéfaut" style:family="text">
      <style:text-properties style:font-name-complex="Times New Roman" fo:language="it" fo:country="IT"/>
    </style:style>
    <style:style style:name="T5644" style:parent-style-name="Policepardéfaut" style:family="text">
      <style:text-properties style:font-name-complex="Times New Roman" fo:language="it" fo:country="IT"/>
    </style:style>
    <style:style style:name="T5645" style:parent-style-name="Policepardéfaut" style:family="text">
      <style:text-properties style:font-name-complex="Times New Roman" fo:language="it" fo:country="IT"/>
    </style:style>
    <style:style style:name="T5646" style:parent-style-name="Policepardéfaut" style:family="text">
      <style:text-properties style:font-name-complex="Times New Roman" fo:language="it" fo:country="IT"/>
    </style:style>
    <style:style style:name="T5647" style:parent-style-name="Policepardéfaut" style:family="text">
      <style:text-properties style:font-name-complex="Times New Roman" fo:language="it" fo:country="IT"/>
    </style:style>
    <style:style style:name="T5648" style:parent-style-name="Policepardéfaut" style:family="text">
      <style:text-properties style:font-name-complex="Times New Roman" fo:language="it" fo:country="IT"/>
    </style:style>
    <style:style style:name="T5649" style:parent-style-name="Policepardéfaut" style:family="text">
      <style:text-properties style:font-name-complex="Times New Roman" fo:language="it" fo:country="IT"/>
    </style:style>
    <style:style style:name="T5650" style:parent-style-name="Policepardéfaut" style:family="text">
      <style:text-properties style:font-name-complex="Times New Roman" fo:language="it" fo:country="IT"/>
    </style:style>
    <style:style style:name="T5651" style:parent-style-name="Policepardéfaut" style:family="text">
      <style:text-properties style:font-name-complex="Times New Roman" fo:language="it" fo:country="IT"/>
    </style:style>
    <style:style style:name="T5652" style:parent-style-name="Policepardéfaut" style:family="text">
      <style:text-properties style:font-name-complex="Times New Roman" fo:language="it" fo:country="IT"/>
    </style:style>
    <style:style style:name="T5653" style:parent-style-name="Policepardéfaut" style:family="text">
      <style:text-properties style:font-name-complex="Times New Roman" fo:language="it" fo:country="IT"/>
    </style:style>
    <style:style style:name="T5654" style:parent-style-name="Policepardéfaut" style:family="text">
      <style:text-properties style:font-name-complex="Times New Roman" fo:language="it" fo:country="IT"/>
    </style:style>
    <style:style style:name="T5655" style:parent-style-name="Policepardéfaut" style:family="text">
      <style:text-properties style:font-name-complex="Times New Roman" fo:language="it" fo:country="IT"/>
    </style:style>
    <style:style style:name="T5656" style:parent-style-name="Policepardéfaut" style:family="text">
      <style:text-properties style:font-name-complex="Times New Roman" fo:language="it" fo:country="IT"/>
    </style:style>
    <style:style style:name="T5657" style:parent-style-name="Policepardéfaut" style:family="text">
      <style:text-properties style:font-name-complex="Times New Roman" fo:language="it" fo:country="IT"/>
    </style:style>
    <style:style style:name="T5658" style:parent-style-name="Policepardéfaut" style:family="text">
      <style:text-properties style:font-name-complex="Times New Roman" fo:language="it" fo:country="IT"/>
    </style:style>
    <style:style style:name="T5659" style:parent-style-name="Policepardéfaut" style:family="text">
      <style:text-properties style:font-name-complex="Times New Roman" fo:language="it" fo:country="IT"/>
    </style:style>
    <style:style style:name="T5660" style:parent-style-name="Policepardéfaut" style:family="text">
      <style:text-properties style:font-name-complex="Times New Roman" fo:language="it" fo:country="IT"/>
    </style:style>
    <style:style style:name="T5661" style:parent-style-name="Policepardéfaut" style:family="text">
      <style:text-properties style:font-name-complex="Times New Roman" fo:language="it" fo:country="IT"/>
    </style:style>
    <style:style style:name="T5662" style:parent-style-name="Policepardéfaut" style:family="text">
      <style:text-properties style:font-name-complex="Times New Roman" fo:language="it" fo:country="IT"/>
    </style:style>
    <style:style style:name="T5663" style:parent-style-name="Policepardéfaut" style:family="text">
      <style:text-properties style:font-name-complex="Times New Roman" fo:language="it" fo:country="IT"/>
    </style:style>
    <style:style style:name="T5664" style:parent-style-name="Policepardéfaut" style:family="text">
      <style:text-properties style:font-name-complex="Times New Roman" fo:language="it" fo:country="IT"/>
    </style:style>
    <style:style style:name="T5665" style:parent-style-name="Policepardéfaut" style:family="text">
      <style:text-properties style:font-name-complex="Times New Roman" fo:language="it" fo:country="IT"/>
    </style:style>
    <style:style style:name="T5666" style:parent-style-name="Policepardéfaut" style:family="text">
      <style:text-properties style:font-name-complex="Times New Roman" fo:language="it" fo:country="IT"/>
    </style:style>
    <style:style style:name="T5667" style:parent-style-name="Policepardéfaut" style:family="text">
      <style:text-properties style:font-name-complex="Times New Roman" fo:language="it" fo:country="IT"/>
    </style:style>
    <style:style style:name="T5668" style:parent-style-name="Policepardéfaut" style:family="text">
      <style:text-properties style:font-name-complex="Times New Roman" fo:language="it" fo:country="IT"/>
    </style:style>
    <style:style style:name="T5669" style:parent-style-name="Policepardéfaut" style:family="text">
      <style:text-properties style:font-name-complex="Times New Roman" fo:language="it" fo:country="IT"/>
    </style:style>
    <style:style style:name="T5670" style:parent-style-name="Policepardéfaut" style:family="text">
      <style:text-properties style:font-name-complex="Times New Roman" fo:language="it" fo:country="IT"/>
    </style:style>
    <style:style style:name="T5671" style:parent-style-name="Policepardéfaut" style:family="text">
      <style:text-properties style:font-name-complex="Times New Roman" fo:language="it" fo:country="IT"/>
    </style:style>
    <style:style style:name="T5672" style:parent-style-name="Policepardéfaut" style:family="text">
      <style:text-properties style:font-name-complex="Times New Roman" fo:language="it" fo:country="IT"/>
    </style:style>
    <style:style style:name="T5673" style:parent-style-name="Policepardéfaut" style:family="text">
      <style:text-properties style:font-name-complex="Times New Roman" fo:language="it" fo:country="IT"/>
    </style:style>
    <style:style style:name="T5674" style:parent-style-name="Policepardéfaut" style:family="text">
      <style:text-properties style:font-name-complex="Times New Roman" fo:language="it" fo:country="IT"/>
    </style:style>
    <style:style style:name="T5675" style:parent-style-name="Policepardéfaut" style:family="text">
      <style:text-properties style:font-name-complex="Times New Roman" fo:language="it" fo:country="IT"/>
    </style:style>
    <style:style style:name="T5676" style:parent-style-name="Policepardéfaut" style:family="text">
      <style:text-properties style:font-name-complex="Times New Roman" fo:language="it" fo:country="IT"/>
    </style:style>
    <style:style style:name="T5677" style:parent-style-name="Policepardéfaut" style:family="text">
      <style:text-properties style:font-name-complex="Times New Roman" fo:language="it" fo:country="IT"/>
    </style:style>
    <style:style style:name="T5678" style:parent-style-name="Policepardéfaut" style:family="text">
      <style:text-properties style:font-name-complex="Times New Roman" fo:language="it" fo:country="IT"/>
    </style:style>
    <style:style style:name="T5679" style:parent-style-name="Policepardéfaut" style:family="text">
      <style:text-properties style:font-name-complex="Times New Roman" fo:language="it" fo:country="IT"/>
    </style:style>
    <style:style style:name="T5680" style:parent-style-name="Policepardéfaut" style:family="text">
      <style:text-properties style:font-name-complex="Times New Roman" fo:language="it" fo:country="IT"/>
    </style:style>
    <style:style style:name="T5681" style:parent-style-name="Policepardéfaut" style:family="text">
      <style:text-properties style:font-name-complex="Times New Roman" fo:language="it" fo:country="IT"/>
    </style:style>
    <style:style style:name="T5682" style:parent-style-name="Policepardéfaut" style:family="text">
      <style:text-properties style:font-name-complex="Times New Roman" fo:language="it" fo:country="IT"/>
    </style:style>
    <style:style style:name="T5683" style:parent-style-name="Policepardéfaut" style:family="text">
      <style:text-properties style:font-name-complex="Times New Roman" fo:language="it" fo:country="IT"/>
    </style:style>
    <style:style style:name="T5684" style:parent-style-name="Policepardéfaut" style:family="text">
      <style:text-properties fo:language="fr" fo:country="FR"/>
    </style:style>
    <style:style style:name="T5685" style:parent-style-name="Policepardéfaut" style:family="text">
      <style:text-properties fo:font-style="italic" style:font-style-asian="italic" fo:language="fr" fo:country="FR"/>
    </style:style>
    <style:style style:name="T5686" style:parent-style-name="Policepardéfaut" style:family="text">
      <style:text-properties fo:language="fr" fo:country="FR"/>
    </style:style>
    <style:style style:name="T5687" style:parent-style-name="Policepardéfaut" style:family="text">
      <style:text-properties style:font-name-complex="Times New Roman" fo:language="it" fo:country="IT"/>
    </style:style>
    <style:style style:name="T5688" style:parent-style-name="Policepardéfaut" style:family="text">
      <style:text-properties style:font-name-complex="Times New Roman" fo:language="it" fo:country="IT"/>
    </style:style>
    <style:style style:name="T5689" style:parent-style-name="Policepardéfaut" style:family="text">
      <style:text-properties style:font-name-complex="Times New Roman" fo:language="it" fo:country="IT"/>
    </style:style>
    <style:style style:name="T5690" style:parent-style-name="Policepardéfaut" style:family="text">
      <style:text-properties style:font-name-complex="Times New Roman" fo:language="it" fo:country="IT"/>
    </style:style>
    <style:style style:name="T5691" style:parent-style-name="Policepardéfaut" style:family="text">
      <style:text-properties style:font-name-complex="Times New Roman" fo:language="it" fo:country="IT"/>
    </style:style>
    <style:style style:name="T5692" style:parent-style-name="Policepardéfaut" style:family="text">
      <style:text-properties style:font-name-complex="Times New Roman" fo:language="it" fo:country="IT"/>
    </style:style>
    <style:style style:name="T5693" style:parent-style-name="Policepardéfaut" style:family="text">
      <style:text-properties style:font-name-complex="Times New Roman" fo:language="it" fo:country="IT"/>
    </style:style>
    <style:style style:name="T5694" style:parent-style-name="Policepardéfaut" style:family="text">
      <style:text-properties style:font-name-complex="Times New Roman" fo:language="it" fo:country="IT"/>
    </style:style>
    <style:style style:name="T5695" style:parent-style-name="Policepardéfaut" style:family="text">
      <style:text-properties style:font-name-complex="Times New Roman" fo:language="it" fo:country="IT"/>
    </style:style>
    <style:style style:name="T5696" style:parent-style-name="Policepardéfaut" style:family="text">
      <style:text-properties style:font-name-complex="Times New Roman" fo:language="it" fo:country="IT"/>
    </style:style>
    <style:style style:name="T5697" style:parent-style-name="Policepardéfaut" style:family="text">
      <style:text-properties style:font-name-complex="Times New Roman" fo:language="it" fo:country="IT"/>
    </style:style>
    <style:style style:name="T5698" style:parent-style-name="Policepardéfaut" style:family="text">
      <style:text-properties style:font-name-complex="Times New Roman" fo:language="it" fo:country="IT"/>
    </style:style>
    <style:style style:name="T5699" style:parent-style-name="Policepardéfaut" style:family="text">
      <style:text-properties style:font-name-complex="Times New Roman" fo:language="it" fo:country="IT"/>
    </style:style>
    <style:style style:name="T5700" style:parent-style-name="Policepardéfaut" style:family="text">
      <style:text-properties style:font-name-complex="Times New Roman" fo:language="it" fo:country="IT"/>
    </style:style>
    <style:style style:name="T5701" style:parent-style-name="Policepardéfaut" style:family="text">
      <style:text-properties style:font-name-complex="Times New Roman" fo:language="it" fo:country="IT"/>
    </style:style>
    <style:style style:name="T5702" style:parent-style-name="Policepardéfaut" style:family="text">
      <style:text-properties style:font-name-complex="Times New Roman" fo:language="it" fo:country="IT"/>
    </style:style>
    <style:style style:name="T5703" style:parent-style-name="Policepardéfaut" style:family="text">
      <style:text-properties style:font-name-complex="Times New Roman" fo:language="it" fo:country="IT"/>
    </style:style>
    <style:style style:name="T5704" style:parent-style-name="Policepardéfaut" style:family="text">
      <style:text-properties style:font-name-complex="Times New Roman" fo:language="it" fo:country="IT"/>
    </style:style>
    <style:style style:name="T5705" style:parent-style-name="Policepardéfaut" style:family="text">
      <style:text-properties style:font-name-complex="Times New Roman" fo:language="it" fo:country="IT"/>
    </style:style>
    <style:style style:name="T5706" style:parent-style-name="Policepardéfaut" style:family="text">
      <style:text-properties style:font-name-complex="Times New Roman" fo:language="it" fo:country="IT"/>
    </style:style>
    <style:style style:name="T5707" style:parent-style-name="Policepardéfaut" style:family="text">
      <style:text-properties style:font-name-complex="Times New Roman" fo:language="it" fo:country="IT"/>
    </style:style>
    <style:style style:name="T5708" style:parent-style-name="Policepardéfaut" style:family="text">
      <style:text-properties style:font-name-complex="Times New Roman" fo:language="it" fo:country="IT"/>
    </style:style>
    <style:style style:name="T5709" style:parent-style-name="Policepardéfaut" style:family="text">
      <style:text-properties style:font-name-complex="Times New Roman" fo:language="it" fo:country="IT"/>
    </style:style>
    <style:style style:name="T5710" style:parent-style-name="Policepardéfaut" style:family="text">
      <style:text-properties style:font-name-complex="Times New Roman" fo:language="it" fo:country="IT"/>
    </style:style>
    <style:style style:name="T5711" style:parent-style-name="Policepardéfaut" style:family="text">
      <style:text-properties style:font-name-complex="Times New Roman" fo:language="it" fo:country="IT"/>
    </style:style>
    <style:style style:name="T5712" style:parent-style-name="Policepardéfaut" style:family="text">
      <style:text-properties style:font-name-complex="Times New Roman" fo:language="it" fo:country="IT"/>
    </style:style>
    <style:style style:name="T5713" style:parent-style-name="Policepardéfaut" style:family="text">
      <style:text-properties style:font-name-complex="Times New Roman" fo:language="it" fo:country="IT"/>
    </style:style>
    <style:style style:name="T5714" style:parent-style-name="Policepardéfaut" style:family="text">
      <style:text-properties style:font-name-complex="Times New Roman" fo:language="it" fo:country="IT"/>
    </style:style>
    <style:style style:name="T5715" style:parent-style-name="Policepardéfaut" style:family="text">
      <style:text-properties style:font-name-complex="Times New Roman" fo:language="it" fo:country="IT"/>
    </style:style>
    <style:style style:name="T5716" style:parent-style-name="Policepardéfaut" style:family="text">
      <style:text-properties style:font-name-complex="Times New Roman" fo:language="it" fo:country="IT"/>
    </style:style>
    <style:style style:name="T5717" style:parent-style-name="Policepardéfaut" style:family="text">
      <style:text-properties style:font-name-complex="Times New Roman" fo:language="it" fo:country="IT"/>
    </style:style>
    <style:style style:name="T5718" style:parent-style-name="Policepardéfaut" style:family="text">
      <style:text-properties style:font-name-complex="Times New Roman" fo:language="it" fo:country="IT"/>
    </style:style>
    <style:style style:name="T5719" style:parent-style-name="Policepardéfaut" style:family="text">
      <style:text-properties style:font-name-complex="Times New Roman" fo:language="it" fo:country="IT"/>
    </style:style>
    <style:style style:name="T5720" style:parent-style-name="Policepardéfaut" style:family="text">
      <style:text-properties style:font-name-complex="Times New Roman" fo:language="it" fo:country="IT"/>
    </style:style>
    <style:style style:name="T5721" style:parent-style-name="Policepardéfaut" style:family="text">
      <style:text-properties style:font-name-complex="Times New Roman" fo:language="it" fo:country="IT"/>
    </style:style>
    <style:style style:name="T5722" style:parent-style-name="Policepardéfaut" style:family="text">
      <style:text-properties style:font-name-complex="Times New Roman" fo:language="it" fo:country="IT"/>
    </style:style>
    <style:style style:name="T5723" style:parent-style-name="Policepardéfaut" style:family="text">
      <style:text-properties style:font-name-complex="Times New Roman" fo:language="it" fo:country="IT"/>
    </style:style>
    <style:style style:name="T5724" style:parent-style-name="Policepardéfaut" style:family="text">
      <style:text-properties style:font-name-complex="Times New Roman" fo:language="it" fo:country="IT"/>
    </style:style>
    <style:style style:name="T5725" style:parent-style-name="Policepardéfaut" style:family="text">
      <style:text-properties style:font-name-complex="Times New Roman" fo:language="it" fo:country="IT"/>
    </style:style>
    <style:style style:name="T5726" style:parent-style-name="Policepardéfaut" style:family="text">
      <style:text-properties style:font-name-complex="Times New Roman" fo:language="it" fo:country="IT"/>
    </style:style>
    <style:style style:name="T5727" style:parent-style-name="Policepardéfaut" style:family="text">
      <style:text-properties style:font-name-complex="Times New Roman" fo:language="it" fo:country="IT"/>
    </style:style>
    <style:style style:name="T5728" style:parent-style-name="Policepardéfaut" style:family="text">
      <style:text-properties style:font-name-complex="Times New Roman" fo:language="it" fo:country="IT"/>
    </style:style>
    <style:style style:name="T5729" style:parent-style-name="Policepardéfaut" style:family="text">
      <style:text-properties style:font-name-complex="Times New Roman" fo:language="it" fo:country="IT"/>
    </style:style>
    <style:style style:name="T5730" style:parent-style-name="Policepardéfaut" style:family="text">
      <style:text-properties style:font-name-complex="Times New Roman" fo:language="it" fo:country="IT"/>
    </style:style>
    <style:style style:name="T5731" style:parent-style-name="Policepardéfaut" style:family="text">
      <style:text-properties style:font-name-complex="Times New Roman" fo:language="it" fo:country="IT"/>
    </style:style>
    <style:style style:name="T5732" style:parent-style-name="Policepardéfaut" style:family="text">
      <style:text-properties style:font-name-complex="Times New Roman" fo:language="it" fo:country="IT"/>
    </style:style>
    <style:style style:name="T5733" style:parent-style-name="Policepardéfaut" style:family="text">
      <style:text-properties style:font-name-complex="Times New Roman" fo:language="it" fo:country="IT"/>
    </style:style>
    <style:style style:name="T5734" style:parent-style-name="Policepardéfaut" style:family="text">
      <style:text-properties style:font-name-complex="Times New Roman" fo:language="it" fo:country="IT"/>
    </style:style>
    <style:style style:name="T5735" style:parent-style-name="Policepardéfaut" style:family="text">
      <style:text-properties style:font-name-complex="Times New Roman" fo:language="it" fo:country="IT"/>
    </style:style>
    <style:style style:name="T5736" style:parent-style-name="Policepardéfaut" style:family="text">
      <style:text-properties style:font-name-complex="Times New Roman" fo:language="it" fo:country="IT"/>
    </style:style>
    <style:style style:name="T5737" style:parent-style-name="Policepardéfaut" style:family="text">
      <style:text-properties style:font-name-complex="Times New Roman" fo:language="it" fo:country="IT"/>
    </style:style>
    <style:style style:name="T5738" style:parent-style-name="Policepardéfaut" style:family="text">
      <style:text-properties style:font-name-complex="Times New Roman" fo:language="it" fo:country="IT"/>
    </style:style>
    <style:style style:name="T5739" style:parent-style-name="Policepardéfaut" style:family="text">
      <style:text-properties style:font-name-complex="Times New Roman" fo:language="it" fo:country="IT"/>
    </style:style>
    <style:style style:name="T5740" style:parent-style-name="Policepardéfaut" style:family="text">
      <style:text-properties style:font-name-complex="Times New Roman" fo:language="it" fo:country="IT"/>
    </style:style>
    <style:style style:name="T5741" style:parent-style-name="Policepardéfaut" style:family="text">
      <style:text-properties style:font-name-complex="Times New Roman" fo:language="it" fo:country="IT"/>
    </style:style>
    <style:style style:name="T5742" style:parent-style-name="Policepardéfaut" style:family="text">
      <style:text-properties style:font-name-complex="Times New Roman" fo:language="it" fo:country="IT"/>
    </style:style>
    <style:style style:name="T5743" style:parent-style-name="Policepardéfaut" style:family="text">
      <style:text-properties style:font-name-complex="Times New Roman" fo:language="it" fo:country="IT"/>
    </style:style>
    <style:style style:name="T5744" style:parent-style-name="Policepardéfaut" style:family="text">
      <style:text-properties style:font-name-complex="Times New Roman" fo:language="it" fo:country="IT"/>
    </style:style>
    <style:style style:name="T5745" style:parent-style-name="Policepardéfaut" style:family="text">
      <style:text-properties style:font-name-complex="Times New Roman" fo:language="it" fo:country="IT"/>
    </style:style>
    <style:style style:name="T5746" style:parent-style-name="Policepardéfaut" style:family="text">
      <style:text-properties style:font-name-complex="Times New Roman" fo:language="it" fo:country="IT"/>
    </style:style>
    <style:style style:name="T5747" style:parent-style-name="Policepardéfaut" style:family="text">
      <style:text-properties style:font-name-complex="Times New Roman" fo:language="it" fo:country="IT"/>
    </style:style>
    <style:style style:name="T5748" style:parent-style-name="Policepardéfaut" style:family="text">
      <style:text-properties fo:font-style="italic" style:font-style-asian="italic"/>
    </style:style>
    <style:style style:name="T5749" style:parent-style-name="Policepardéfaut" style:family="text">
      <style:text-properties style:font-name-complex="Times New Roman" fo:language="it" fo:country="IT"/>
    </style:style>
    <style:style style:name="T5750" style:parent-style-name="Policepardéfaut" style:family="text">
      <style:text-properties style:font-name-complex="Times New Roman" fo:language="it" fo:country="IT"/>
    </style:style>
    <style:style style:name="T5751" style:parent-style-name="Policepardéfaut" style:family="text">
      <style:text-properties style:font-name-complex="Times New Roman" fo:language="it" fo:country="IT"/>
    </style:style>
    <style:style style:name="T5752" style:parent-style-name="Policepardéfaut" style:family="text">
      <style:text-properties style:font-name-complex="Times New Roman" fo:language="it" fo:country="IT"/>
    </style:style>
    <style:style style:name="T5753" style:parent-style-name="Policepardéfaut" style:family="text">
      <style:text-properties style:font-name-complex="Times New Roman" fo:language="it" fo:country="IT"/>
    </style:style>
    <style:style style:name="T5754" style:parent-style-name="Policepardéfaut" style:family="text">
      <style:text-properties style:font-name-complex="Times New Roman" fo:language="it" fo:country="IT"/>
    </style:style>
    <style:style style:name="T5755" style:parent-style-name="Policepardéfaut" style:family="text">
      <style:text-properties style:font-name-complex="Times New Roman" fo:language="it" fo:country="IT"/>
    </style:style>
    <style:style style:name="T5756" style:parent-style-name="Policepardéfaut" style:family="text">
      <style:text-properties style:font-name-complex="Times New Roman" fo:language="it" fo:country="IT"/>
    </style:style>
    <style:style style:name="T5757" style:parent-style-name="Policepardéfaut" style:family="text">
      <style:text-properties style:font-name-complex="Times New Roman" fo:language="it" fo:country="IT"/>
    </style:style>
    <style:style style:name="T5758" style:parent-style-name="Policepardéfaut" style:family="text">
      <style:text-properties style:font-name-complex="Times New Roman" fo:language="it" fo:country="IT"/>
    </style:style>
    <style:style style:name="T5759" style:parent-style-name="Policepardéfaut" style:family="text">
      <style:text-properties style:font-name-complex="Times New Roman" fo:language="it" fo:country="IT"/>
    </style:style>
    <style:style style:name="T5760" style:parent-style-name="Policepardéfaut" style:family="text">
      <style:text-properties style:font-name-complex="Times New Roman" fo:language="it" fo:country="IT"/>
    </style:style>
    <style:style style:name="T5761" style:parent-style-name="Policepardéfaut" style:family="text">
      <style:text-properties style:font-name-complex="Times New Roman" fo:language="it" fo:country="IT"/>
    </style:style>
    <style:style style:name="T5762" style:parent-style-name="Policepardéfaut" style:family="text">
      <style:text-properties style:font-name-complex="Times New Roman" fo:language="it" fo:country="IT"/>
    </style:style>
    <style:style style:name="T5763" style:parent-style-name="Policepardéfaut" style:family="text">
      <style:text-properties style:font-name-complex="Times New Roman" fo:language="it" fo:country="IT"/>
    </style:style>
    <style:style style:name="T5764" style:parent-style-name="Policepardéfaut" style:family="text">
      <style:text-properties style:font-name-complex="Times New Roman" fo:language="it" fo:country="IT"/>
    </style:style>
    <style:style style:name="T5765" style:parent-style-name="Policepardéfaut" style:family="text">
      <style:text-properties style:font-name-complex="Times New Roman" fo:language="it" fo:country="IT"/>
    </style:style>
    <style:style style:name="T5766" style:parent-style-name="Policepardéfaut" style:family="text">
      <style:text-properties style:font-name-complex="Times New Roman" fo:language="it" fo:country="IT"/>
    </style:style>
    <style:style style:name="T5767" style:parent-style-name="Policepardéfaut" style:family="text">
      <style:text-properties style:font-name-complex="Times New Roman" fo:language="it" fo:country="IT"/>
    </style:style>
    <style:style style:name="T5768" style:parent-style-name="Policepardéfaut" style:family="text">
      <style:text-properties style:font-name-complex="Times New Roman" fo:language="it" fo:country="IT"/>
    </style:style>
    <style:style style:name="T5769" style:parent-style-name="Policepardéfaut" style:family="text">
      <style:text-properties style:font-name-complex="Times New Roman" fo:language="it" fo:country="IT"/>
    </style:style>
    <style:style style:name="T5770" style:parent-style-name="Policepardéfaut" style:family="text">
      <style:text-properties style:font-name-complex="Times New Roman" fo:language="it" fo:country="IT"/>
    </style:style>
    <style:style style:name="T5771" style:parent-style-name="Policepardéfaut" style:family="text">
      <style:text-properties style:letter-kerning="true"/>
    </style:style>
    <style:style style:name="T5772" style:parent-style-name="Policepardéfaut" style:family="text">
      <style:text-properties fo:font-style="italic" style:font-style-asian="italic"/>
    </style:style>
    <style:style style:name="T5773" style:parent-style-name="Policepardéfaut" style:family="text">
      <style:text-properties style:font-name-complex="Times New Roman" fo:language="it" fo:country="IT"/>
    </style:style>
    <style:style style:name="T5774" style:parent-style-name="Policepardéfaut" style:family="text">
      <style:text-properties style:font-name-complex="Times New Roman" fo:language="it" fo:country="IT"/>
    </style:style>
    <style:style style:name="T5775" style:parent-style-name="Policepardéfaut" style:family="text">
      <style:text-properties style:font-name-complex="Times New Roman" fo:language="it" fo:country="IT"/>
    </style:style>
    <style:style style:name="T5776" style:parent-style-name="Policepardéfaut" style:family="text">
      <style:text-properties style:letter-kerning="true"/>
    </style:style>
    <style:style style:name="T5777" style:parent-style-name="Policepardéfaut" style:family="text">
      <style:text-properties fo:font-style="italic" style:font-style-asian="italic"/>
    </style:style>
    <style:style style:name="T5778" style:parent-style-name="Policepardéfaut" style:family="text">
      <style:text-properties style:font-name-complex="Times New Roman" fo:language="it" fo:country="IT"/>
    </style:style>
    <style:style style:name="T5779" style:parent-style-name="Policepardéfaut" style:family="text">
      <style:text-properties style:font-name-complex="Times New Roman" fo:font-style="italic" style:font-style-asian="italic" fo:language="it" fo:country="IT"/>
    </style:style>
    <style:style style:name="T5780" style:parent-style-name="Policepardéfaut" style:family="text">
      <style:text-properties style:font-name-complex="Times New Roman" fo:language="it" fo:country="IT"/>
    </style:style>
    <style:style style:name="T5781" style:parent-style-name="Policepardéfaut" style:family="text">
      <style:text-properties style:font-name-complex="Times New Roman" fo:language="it" fo:country="IT"/>
    </style:style>
    <style:style style:name="T5782" style:parent-style-name="Policepardéfaut" style:family="text">
      <style:text-properties style:font-name-complex="Times New Roman" fo:language="it" fo:country="IT"/>
    </style:style>
    <style:style style:name="T5783" style:parent-style-name="Policepardéfaut" style:family="text">
      <style:text-properties style:font-name-complex="Times New Roman" fo:language="it" fo:country="IT"/>
    </style:style>
    <style:style style:name="T5784" style:parent-style-name="Policepardéfaut" style:family="text">
      <style:text-properties style:font-name-complex="Times New Roman" fo:language="it" fo:country="IT"/>
    </style:style>
    <style:style style:name="T5785" style:parent-style-name="Policepardéfaut" style:family="text">
      <style:text-properties style:font-name-complex="Times New Roman" fo:language="it" fo:country="IT"/>
    </style:style>
    <style:style style:name="T5786" style:parent-style-name="Policepardéfaut" style:family="text">
      <style:text-properties style:font-name-complex="Times New Roman" fo:language="it" fo:country="IT"/>
    </style:style>
    <style:style style:name="T5787" style:parent-style-name="Policepardéfaut" style:family="text">
      <style:text-properties style:font-name-complex="Times New Roman" fo:language="it" fo:country="IT"/>
    </style:style>
    <style:style style:name="T5788" style:parent-style-name="Policepardéfaut" style:family="text">
      <style:text-properties style:font-name-complex="Times New Roman" fo:language="it" fo:country="IT"/>
    </style:style>
    <style:style style:name="T5789" style:parent-style-name="Policepardéfaut" style:family="text">
      <style:text-properties style:font-name-complex="Times New Roman" fo:language="it" fo:country="IT"/>
    </style:style>
    <style:style style:name="T5790" style:parent-style-name="Policepardéfaut" style:family="text">
      <style:text-properties style:font-name-complex="Times New Roman" fo:language="it" fo:country="IT"/>
    </style:style>
    <style:style style:name="T5791" style:parent-style-name="Policepardéfaut" style:family="text">
      <style:text-properties style:font-name-complex="Times New Roman" fo:language="it" fo:country="IT"/>
    </style:style>
    <style:style style:name="T5792" style:parent-style-name="Policepardéfaut" style:family="text">
      <style:text-properties style:font-name-complex="Times New Roman" fo:language="it" fo:country="IT"/>
    </style:style>
    <style:style style:name="T5793" style:parent-style-name="Policepardéfaut" style:family="text">
      <style:text-properties style:font-name-complex="Times New Roman" fo:language="it" fo:country="IT"/>
    </style:style>
    <style:style style:name="T5794" style:parent-style-name="Policepardéfaut" style:family="text">
      <style:text-properties style:font-name-complex="Times New Roman" fo:language="it" fo:country="IT"/>
    </style:style>
    <style:style style:name="T5795" style:parent-style-name="Policepardéfaut" style:family="text">
      <style:text-properties style:font-name-complex="Times New Roman" fo:language="it" fo:country="IT"/>
    </style:style>
    <style:style style:name="T5796" style:parent-style-name="Policepardéfaut" style:family="text">
      <style:text-properties style:font-name-complex="Times New Roman" fo:language="it" fo:country="IT"/>
    </style:style>
    <style:style style:name="T5797" style:parent-style-name="Policepardéfaut" style:family="text">
      <style:text-properties style:font-name-complex="Times New Roman" fo:language="it" fo:country="IT"/>
    </style:style>
    <style:style style:name="T5798" style:parent-style-name="Policepardéfaut" style:family="text">
      <style:text-properties style:font-name-complex="Times New Roman" fo:language="it" fo:country="IT"/>
    </style:style>
    <style:style style:name="T5799" style:parent-style-name="Policepardéfaut" style:family="text">
      <style:text-properties style:font-name-complex="Times New Roman" fo:language="it" fo:country="IT"/>
    </style:style>
    <style:style style:name="T5800" style:parent-style-name="Policepardéfaut" style:family="text">
      <style:text-properties style:font-name-complex="Times New Roman" fo:language="it" fo:country="IT"/>
    </style:style>
    <style:style style:name="T5801" style:parent-style-name="Policepardéfaut" style:family="text">
      <style:text-properties style:font-name-complex="Times New Roman" fo:language="it" fo:country="IT"/>
    </style:style>
    <style:style style:name="T5802" style:parent-style-name="Policepardéfaut" style:family="text">
      <style:text-properties style:font-name-complex="Times New Roman" fo:language="it" fo:country="IT"/>
    </style:style>
    <style:style style:name="T5803" style:parent-style-name="Policepardéfaut" style:family="text">
      <style:text-properties style:font-name-complex="Times New Roman" fo:language="it" fo:country="IT"/>
    </style:style>
    <style:style style:name="T5804" style:parent-style-name="Policepardéfaut" style:family="text">
      <style:text-properties style:font-name-complex="Times New Roman" fo:language="it" fo:country="IT"/>
    </style:style>
    <style:style style:name="T5805" style:parent-style-name="Policepardéfaut" style:family="text">
      <style:text-properties fo:font-style="italic" style:font-style-asian="italic"/>
    </style:style>
    <style:style style:name="T5806" style:parent-style-name="Policepardéfaut" style:family="text">
      <style:text-properties fo:font-style="italic" style:font-style-asian="italic"/>
    </style:style>
    <style:style style:name="T5807" style:parent-style-name="Policepardéfaut" style:family="text">
      <style:text-properties style:font-name-complex="Times New Roman" fo:language="it" fo:country="IT"/>
    </style:style>
    <style:style style:name="T5808" style:parent-style-name="Policepardéfaut" style:family="text">
      <style:text-properties style:font-name-complex="Times New Roman" fo:language="it" fo:country="IT"/>
    </style:style>
    <style:style style:name="T5809" style:parent-style-name="Policepardéfaut" style:family="text">
      <style:text-properties style:font-name-complex="Times New Roman" fo:language="it" fo:country="IT"/>
    </style:style>
    <style:style style:name="T5810" style:parent-style-name="Policepardéfaut" style:family="text">
      <style:text-properties style:font-name-complex="Times New Roman" fo:language="it" fo:country="IT"/>
    </style:style>
    <style:style style:name="T5811" style:parent-style-name="Policepardéfaut" style:family="text">
      <style:text-properties style:font-name-complex="Times New Roman" fo:language="it" fo:country="IT"/>
    </style:style>
    <style:style style:name="T5812" style:parent-style-name="Policepardéfaut" style:family="text">
      <style:text-properties style:font-name-complex="Times New Roman" fo:language="it" fo:country="IT"/>
    </style:style>
    <style:style style:name="T5813" style:parent-style-name="Policepardéfaut" style:family="text">
      <style:text-properties style:font-name-complex="Times New Roman" fo:language="it" fo:country="IT"/>
    </style:style>
    <style:style style:name="T5814" style:parent-style-name="Policepardéfaut" style:family="text">
      <style:text-properties style:font-name-complex="Times New Roman" fo:language="it" fo:country="IT"/>
    </style:style>
    <style:style style:name="T5815" style:parent-style-name="Policepardéfaut" style:family="text">
      <style:text-properties style:font-name-complex="Times New Roman" fo:language="it" fo:country="IT"/>
    </style:style>
    <style:style style:name="T5816" style:parent-style-name="Policepardéfaut" style:family="text">
      <style:text-properties style:font-name-complex="Times New Roman" fo:language="it" fo:country="IT"/>
    </style:style>
    <style:style style:name="T5817" style:parent-style-name="Policepardéfaut" style:family="text">
      <style:text-properties style:font-name-complex="Times New Roman" fo:language="it" fo:country="IT"/>
    </style:style>
    <style:style style:name="T5818" style:parent-style-name="Policepardéfaut" style:family="text">
      <style:text-properties style:font-name-complex="Times New Roman" fo:language="it" fo:country="IT"/>
    </style:style>
    <style:style style:name="T5819" style:parent-style-name="Policepardéfaut" style:family="text">
      <style:text-properties style:font-name-complex="Times New Roman" fo:language="it" fo:country="IT"/>
    </style:style>
    <style:style style:name="T5820" style:parent-style-name="Policepardéfaut" style:family="text">
      <style:text-properties style:font-name-complex="Times New Roman" fo:language="it" fo:country="IT"/>
    </style:style>
    <style:style style:name="T5821" style:parent-style-name="Policepardéfaut" style:family="text">
      <style:text-properties style:font-name-complex="Times New Roman" fo:language="it" fo:country="IT"/>
    </style:style>
    <style:style style:name="T5822" style:parent-style-name="Policepardéfaut" style:family="text">
      <style:text-properties style:font-name-complex="Times New Roman" fo:language="it" fo:country="IT"/>
    </style:style>
    <style:style style:name="T5823" style:parent-style-name="Policepardéfaut" style:family="text">
      <style:text-properties style:font-name-complex="Times New Roman" fo:language="it" fo:country="IT"/>
    </style:style>
    <style:style style:name="T5824" style:parent-style-name="Policepardéfaut" style:family="text">
      <style:text-properties style:font-name-complex="Times New Roman" fo:language="it" fo:country="IT"/>
    </style:style>
    <style:style style:name="T5825" style:parent-style-name="Policepardéfaut" style:family="text">
      <style:text-properties style:font-name-complex="Times New Roman" fo:language="it" fo:country="IT"/>
    </style:style>
    <style:style style:name="T5826" style:parent-style-name="Policepardéfaut" style:family="text">
      <style:text-properties style:font-name-complex="Times New Roman" fo:language="it" fo:country="IT"/>
    </style:style>
    <style:style style:name="T5827" style:parent-style-name="Policepardéfaut" style:family="text">
      <style:text-properties style:font-name-complex="Times New Roman" fo:language="it" fo:country="IT"/>
    </style:style>
    <style:style style:name="T5828" style:parent-style-name="Policepardéfaut" style:family="text">
      <style:text-properties style:font-name-complex="Times New Roman" fo:language="it" fo:country="IT"/>
    </style:style>
    <style:style style:name="T5829" style:parent-style-name="Policepardéfaut" style:family="text">
      <style:text-properties style:font-name-complex="Times New Roman" fo:language="it" fo:country="IT"/>
    </style:style>
    <style:style style:name="T5830" style:parent-style-name="Policepardéfaut" style:family="text">
      <style:text-properties style:font-name-complex="Times New Roman" fo:language="it" fo:country="IT"/>
    </style:style>
    <style:style style:name="T5831" style:parent-style-name="Policepardéfaut" style:family="text">
      <style:text-properties style:font-name-complex="Times New Roman" fo:language="it" fo:country="IT"/>
    </style:style>
    <style:style style:name="T5832" style:parent-style-name="Policepardéfaut" style:family="text">
      <style:text-properties style:font-name-complex="Times New Roman" fo:language="it" fo:country="IT"/>
    </style:style>
    <style:style style:name="T5833" style:parent-style-name="Policepardéfaut" style:family="text">
      <style:text-properties style:font-name-complex="Times New Roman" fo:language="it" fo:country="IT"/>
    </style:style>
    <style:style style:name="T5834" style:parent-style-name="Policepardéfaut" style:family="text">
      <style:text-properties style:font-name-complex="Times New Roman" fo:language="it" fo:country="IT"/>
    </style:style>
    <style:style style:name="T5835" style:parent-style-name="Policepardéfaut" style:family="text">
      <style:text-properties style:font-name-complex="Times New Roman" fo:language="it" fo:country="IT"/>
    </style:style>
    <style:style style:name="T5836" style:parent-style-name="Policepardéfaut" style:family="text">
      <style:text-properties style:font-name-complex="Times New Roman" fo:language="it" fo:country="IT"/>
    </style:style>
    <style:style style:name="T5837" style:parent-style-name="Policepardéfaut" style:family="text">
      <style:text-properties style:font-name-complex="Times New Roman" fo:language="it" fo:country="IT"/>
    </style:style>
    <style:style style:name="T5838" style:parent-style-name="Policepardéfaut" style:family="text">
      <style:text-properties style:font-name-complex="Times New Roman" fo:language="it" fo:country="IT"/>
    </style:style>
    <style:style style:name="T5839" style:parent-style-name="Policepardéfaut" style:family="text">
      <style:text-properties style:font-name-complex="Times New Roman" fo:language="it" fo:country="IT"/>
    </style:style>
    <style:style style:name="T5840" style:parent-style-name="Policepardéfaut" style:family="text">
      <style:text-properties style:font-name-complex="Times New Roman" fo:language="it" fo:country="IT"/>
    </style:style>
    <style:style style:name="T5841" style:parent-style-name="Policepardéfaut" style:family="text">
      <style:text-properties style:font-name-complex="Times New Roman" fo:language="it" fo:country="IT"/>
    </style:style>
    <style:style style:name="T5842" style:parent-style-name="Policepardéfaut" style:family="text">
      <style:text-properties style:font-name-complex="Times New Roman" fo:language="it" fo:country="IT"/>
    </style:style>
    <style:style style:name="T5843" style:parent-style-name="Policepardéfaut" style:family="text">
      <style:text-properties style:font-name-complex="Times New Roman" fo:language="it" fo:country="IT"/>
    </style:style>
    <style:style style:name="T5844" style:parent-style-name="Policepardéfaut" style:family="text">
      <style:text-properties style:font-name-complex="Times New Roman" fo:language="it" fo:country="IT"/>
    </style:style>
    <style:style style:name="T5845" style:parent-style-name="Policepardéfaut" style:family="text">
      <style:text-properties style:font-name-complex="Times New Roman" fo:language="it" fo:country="IT"/>
    </style:style>
    <style:style style:name="T5846" style:parent-style-name="Policepardéfaut" style:family="text">
      <style:text-properties style:font-name-complex="Times New Roman" fo:language="it" fo:country="IT"/>
    </style:style>
    <style:style style:name="T5847" style:parent-style-name="Policepardéfaut" style:family="text">
      <style:text-properties style:font-name-complex="Times New Roman" fo:language="it" fo:country="IT"/>
    </style:style>
    <style:style style:name="T5848" style:parent-style-name="Policepardéfaut" style:family="text">
      <style:text-properties style:font-name-complex="Times New Roman" fo:language="it" fo:country="IT"/>
    </style:style>
    <style:style style:name="T5849" style:parent-style-name="Policepardéfaut" style:family="text">
      <style:text-properties style:font-name-complex="Times New Roman" fo:language="it" fo:country="IT"/>
    </style:style>
    <style:style style:name="T5850" style:parent-style-name="Policepardéfaut" style:family="text">
      <style:text-properties style:font-name-complex="Times New Roman" fo:language="it" fo:country="IT"/>
    </style:style>
    <style:style style:name="T5851" style:parent-style-name="Policepardéfaut" style:family="text">
      <style:text-properties style:font-name-complex="Times New Roman" fo:language="it" fo:country="IT"/>
    </style:style>
    <style:style style:name="T5852" style:parent-style-name="Policepardéfaut" style:family="text">
      <style:text-properties style:font-name-complex="Times New Roman" fo:language="it" fo:country="IT"/>
    </style:style>
    <style:style style:name="T5853" style:parent-style-name="Policepardéfaut" style:family="text">
      <style:text-properties style:font-name-complex="Times New Roman" fo:language="it" fo:country="IT"/>
    </style:style>
    <style:style style:name="T5854" style:parent-style-name="Policepardéfaut" style:family="text">
      <style:text-properties style:font-name-complex="Times New Roman" fo:language="it" fo:country="IT"/>
    </style:style>
    <style:style style:name="T5855" style:parent-style-name="Policepardéfaut" style:family="text">
      <style:text-properties style:font-name-complex="Times New Roman" fo:language="it" fo:country="IT"/>
    </style:style>
    <style:style style:name="T5856" style:parent-style-name="Policepardéfaut" style:family="text">
      <style:text-properties style:font-name-complex="Times New Roman" fo:language="it" fo:country="IT"/>
    </style:style>
    <style:style style:name="T5857" style:parent-style-name="Policepardéfaut" style:family="text">
      <style:text-properties style:font-name-complex="Times New Roman" fo:language="it" fo:country="IT"/>
    </style:style>
    <style:style style:name="T5858" style:parent-style-name="Policepardéfaut" style:family="text">
      <style:text-properties style:font-name-complex="Times New Roman" fo:language="it" fo:country="IT"/>
    </style:style>
    <style:style style:name="T5859" style:parent-style-name="Policepardéfaut" style:family="text">
      <style:text-properties style:font-name-complex="Times New Roman" fo:language="it" fo:country="IT"/>
    </style:style>
    <style:style style:name="T5860" style:parent-style-name="Policepardéfaut" style:family="text">
      <style:text-properties style:font-name-complex="Times New Roman" fo:language="it" fo:country="IT"/>
    </style:style>
    <style:style style:name="T5861" style:parent-style-name="Policepardéfaut" style:family="text">
      <style:text-properties style:font-name-complex="Times New Roman" fo:language="it" fo:country="IT"/>
    </style:style>
    <style:style style:name="T5862" style:parent-style-name="Policepardéfaut" style:family="text">
      <style:text-properties style:font-name-complex="Times New Roman" fo:language="it" fo:country="IT"/>
    </style:style>
    <style:style style:name="T5863" style:parent-style-name="Policepardéfaut" style:family="text">
      <style:text-properties style:font-name-complex="Times New Roman" fo:language="it" fo:country="IT"/>
    </style:style>
    <style:style style:name="T5864" style:parent-style-name="Policepardéfaut" style:family="text">
      <style:text-properties style:font-name-complex="Times New Roman" fo:language="it" fo:country="IT"/>
    </style:style>
    <style:style style:name="T5865" style:parent-style-name="Policepardéfaut" style:family="text">
      <style:text-properties style:font-name-complex="Times New Roman" fo:language="it" fo:country="IT"/>
    </style:style>
    <style:style style:name="T5866" style:parent-style-name="Policepardéfaut" style:family="text">
      <style:text-properties style:font-name-complex="Times New Roman" fo:language="it" fo:country="IT"/>
    </style:style>
    <style:style style:name="T5867" style:parent-style-name="Policepardéfaut" style:family="text">
      <style:text-properties style:font-name-complex="Times New Roman" fo:language="it" fo:country="IT"/>
    </style:style>
    <style:style style:name="T5868" style:parent-style-name="Policepardéfaut" style:family="text">
      <style:text-properties style:font-name-complex="Times New Roman" fo:language="it" fo:country="IT"/>
    </style:style>
    <style:style style:name="T5869" style:parent-style-name="Policepardéfaut" style:family="text">
      <style:text-properties style:font-name-complex="Times New Roman" fo:language="it" fo:country="IT"/>
    </style:style>
    <style:style style:name="T5870" style:parent-style-name="Policepardéfaut" style:family="text">
      <style:text-properties style:font-name-complex="Times New Roman" fo:language="it" fo:country="IT"/>
    </style:style>
    <style:style style:name="T5871" style:parent-style-name="Policepardéfaut" style:family="text">
      <style:text-properties style:font-name-complex="Times New Roman" fo:language="it" fo:country="IT"/>
    </style:style>
    <style:style style:name="T5872" style:parent-style-name="Policepardéfaut" style:family="text">
      <style:text-properties style:font-name-complex="Times New Roman" fo:language="it" fo:country="IT"/>
    </style:style>
    <style:style style:name="T5873" style:parent-style-name="Policepardéfaut" style:family="text">
      <style:text-properties style:font-name-complex="Times New Roman" fo:language="it" fo:country="IT"/>
    </style:style>
    <style:style style:name="T5874" style:parent-style-name="Policepardéfaut" style:family="text">
      <style:text-properties style:font-name-complex="Times New Roman" fo:language="it" fo:country="IT"/>
    </style:style>
    <style:style style:name="T5875" style:parent-style-name="Policepardéfaut" style:family="text">
      <style:text-properties style:font-name-complex="Times New Roman" fo:language="it" fo:country="IT"/>
    </style:style>
    <style:style style:name="T5876" style:parent-style-name="Policepardéfaut" style:family="text">
      <style:text-properties style:font-name-complex="Times New Roman" fo:language="it" fo:country="IT"/>
    </style:style>
    <style:style style:name="T5877" style:parent-style-name="Policepardéfaut" style:family="text">
      <style:text-properties style:font-name-complex="Times New Roman" fo:language="it" fo:country="IT"/>
    </style:style>
    <style:style style:name="T5878" style:parent-style-name="Policepardéfaut" style:family="text">
      <style:text-properties style:font-name-complex="Times New Roman" fo:language="it" fo:country="IT"/>
    </style:style>
    <style:style style:name="T5879" style:parent-style-name="Policepardéfaut" style:family="text">
      <style:text-properties style:font-name-complex="Times New Roman" fo:language="it" fo:country="IT"/>
    </style:style>
    <style:style style:name="T5880" style:parent-style-name="Policepardéfaut" style:family="text">
      <style:text-properties style:font-name-complex="Times New Roman" fo:language="it" fo:country="IT"/>
    </style:style>
    <style:style style:name="T5881" style:parent-style-name="Policepardéfaut" style:family="text">
      <style:text-properties style:font-name-complex="Times New Roman" fo:language="it" fo:country="IT"/>
    </style:style>
    <style:style style:name="T5882" style:parent-style-name="Policepardéfaut" style:family="text">
      <style:text-properties style:font-name-complex="Times New Roman" fo:language="it" fo:country="IT"/>
    </style:style>
    <style:style style:name="T5883" style:parent-style-name="Policepardéfaut" style:family="text">
      <style:text-properties style:font-name-complex="Times New Roman" fo:language="it" fo:country="IT"/>
    </style:style>
    <style:style style:name="T5884" style:parent-style-name="Policepardéfaut" style:family="text">
      <style:text-properties style:font-name-complex="Times New Roman" fo:language="it" fo:country="IT"/>
    </style:style>
    <style:style style:name="T5885" style:parent-style-name="Policepardéfaut" style:family="text">
      <style:text-properties fo:font-style="italic" style:font-style-asian="italic"/>
    </style:style>
    <style:style style:name="T5886" style:parent-style-name="Policepardéfaut" style:family="text">
      <style:text-properties style:font-name-complex="Times New Roman" fo:language="it" fo:country="IT"/>
    </style:style>
    <style:style style:name="T5887" style:parent-style-name="Policepardéfaut" style:family="text">
      <style:text-properties style:font-name-complex="Times New Roman" fo:language="it" fo:country="IT"/>
    </style:style>
    <style:style style:name="T5888" style:parent-style-name="Policepardéfaut" style:family="text">
      <style:text-properties style:font-name-complex="Times New Roman" fo:language="it" fo:country="IT"/>
    </style:style>
    <style:style style:name="T5889" style:parent-style-name="Policepardéfaut" style:family="text">
      <style:text-properties style:font-name-complex="Times New Roman" fo:language="it" fo:country="IT"/>
    </style:style>
    <style:style style:name="T5890" style:parent-style-name="Policepardéfaut" style:family="text">
      <style:text-properties style:font-name-complex="Times New Roman" fo:language="it" fo:country="IT"/>
    </style:style>
    <style:style style:name="T5891" style:parent-style-name="Policepardéfaut" style:family="text">
      <style:text-properties style:font-name-complex="Times New Roman" fo:language="it" fo:country="IT"/>
    </style:style>
    <style:style style:name="T5892" style:parent-style-name="Policepardéfaut" style:family="text">
      <style:text-properties style:font-name-complex="Times New Roman" fo:language="it" fo:country="IT"/>
    </style:style>
    <style:style style:name="T5893" style:parent-style-name="Policepardéfaut" style:family="text">
      <style:text-properties style:font-name-complex="Times New Roman" fo:language="it" fo:country="IT"/>
    </style:style>
    <style:style style:name="T5894" style:parent-style-name="Policepardéfaut" style:family="text">
      <style:text-properties style:font-name-complex="Times New Roman" fo:language="it" fo:country="IT"/>
    </style:style>
    <style:style style:name="T5895" style:parent-style-name="Policepardéfaut" style:family="text">
      <style:text-properties style:font-name-complex="Times New Roman" fo:language="it" fo:country="IT"/>
    </style:style>
    <style:style style:name="T5896" style:parent-style-name="Policepardéfaut" style:family="text">
      <style:text-properties style:font-name-complex="Times New Roman" fo:language="it" fo:country="IT"/>
    </style:style>
    <style:style style:name="T5897" style:parent-style-name="Policepardéfaut" style:family="text">
      <style:text-properties style:font-name-complex="Times New Roman" fo:language="it" fo:country="IT"/>
    </style:style>
    <style:style style:name="T5898" style:parent-style-name="Policepardéfaut" style:family="text">
      <style:text-properties style:font-name-complex="Times New Roman" fo:language="it" fo:country="IT"/>
    </style:style>
    <style:style style:name="T5899" style:parent-style-name="Policepardéfaut" style:family="text">
      <style:text-properties style:font-name-complex="Times New Roman" fo:language="it" fo:country="IT"/>
    </style:style>
    <style:style style:name="T5900" style:parent-style-name="Policepardéfaut" style:family="text">
      <style:text-properties style:font-name-complex="Times New Roman" fo:language="it" fo:country="IT"/>
    </style:style>
    <style:style style:name="T5901" style:parent-style-name="Policepardéfaut" style:family="text">
      <style:text-properties style:font-name-complex="Times New Roman" fo:language="it" fo:country="IT"/>
    </style:style>
    <style:style style:name="T5902" style:parent-style-name="Policepardéfaut" style:family="text">
      <style:text-properties style:font-name-complex="Times New Roman" fo:language="it" fo:country="IT"/>
    </style:style>
    <style:style style:name="T5903" style:parent-style-name="Policepardéfaut" style:family="text">
      <style:text-properties style:font-name-complex="Times New Roman" fo:language="it" fo:country="IT"/>
    </style:style>
    <style:style style:name="T5904" style:parent-style-name="Policepardéfaut" style:family="text">
      <style:text-properties style:font-name-complex="Times New Roman" fo:language="it" fo:country="IT"/>
    </style:style>
    <style:style style:name="T5905" style:parent-style-name="Policepardéfaut" style:family="text">
      <style:text-properties style:font-name-complex="Times New Roman" fo:language="it" fo:country="IT"/>
    </style:style>
    <style:style style:name="T5906" style:parent-style-name="Policepardéfaut" style:family="text">
      <style:text-properties style:font-name-complex="Times New Roman" fo:language="it" fo:country="IT"/>
    </style:style>
    <style:style style:name="T5907" style:parent-style-name="Policepardéfaut" style:family="text">
      <style:text-properties style:font-name-complex="Times New Roman" fo:language="it" fo:country="IT"/>
    </style:style>
    <style:style style:name="T5908" style:parent-style-name="Policepardéfaut" style:family="text">
      <style:text-properties style:font-name-complex="Times New Roman" fo:language="it" fo:country="IT"/>
    </style:style>
    <style:style style:name="T5909" style:parent-style-name="Policepardéfaut" style:family="text">
      <style:text-properties style:font-name-complex="Times New Roman" fo:language="it" fo:country="IT"/>
    </style:style>
    <style:style style:name="T5910" style:parent-style-name="Policepardéfaut" style:family="text">
      <style:text-properties style:font-name-complex="Times New Roman" fo:language="it" fo:country="IT"/>
    </style:style>
    <style:style style:name="T5911" style:parent-style-name="Policepardéfaut" style:family="text">
      <style:text-properties style:font-name-complex="Times New Roman" fo:language="it" fo:country="IT"/>
    </style:style>
    <style:style style:name="T5912" style:parent-style-name="Policepardéfaut" style:family="text">
      <style:text-properties style:font-name-complex="Times New Roman" fo:language="it" fo:country="IT"/>
    </style:style>
    <style:style style:name="T5913" style:parent-style-name="Policepardéfaut" style:family="text">
      <style:text-properties style:font-name-complex="Times New Roman" fo:language="it" fo:country="IT"/>
    </style:style>
    <style:style style:name="T5914" style:parent-style-name="Policepardéfaut" style:family="text">
      <style:text-properties style:font-name-complex="Times New Roman" fo:language="it" fo:country="IT"/>
    </style:style>
    <style:style style:name="T5915" style:parent-style-name="Policepardéfaut" style:family="text">
      <style:text-properties style:font-name-complex="Times New Roman" fo:language="it" fo:country="IT"/>
    </style:style>
    <style:style style:name="T5916" style:parent-style-name="Policepardéfaut" style:family="text">
      <style:text-properties style:font-name-complex="Times New Roman" fo:language="it" fo:country="IT"/>
    </style:style>
    <style:style style:name="T5917" style:parent-style-name="Policepardéfaut" style:family="text">
      <style:text-properties style:font-name-complex="Times New Roman" fo:language="it" fo:country="IT"/>
    </style:style>
    <style:style style:name="T5918" style:parent-style-name="Policepardéfaut" style:family="text">
      <style:text-properties style:font-name-complex="Times New Roman" fo:language="it" fo:country="IT"/>
    </style:style>
    <style:style style:name="T5919" style:parent-style-name="Policepardéfaut" style:family="text">
      <style:text-properties style:font-name-complex="Times New Roman" fo:language="it" fo:country="IT"/>
    </style:style>
    <style:style style:name="T5920" style:parent-style-name="Policepardéfaut" style:family="text">
      <style:text-properties style:font-name-complex="Times New Roman" fo:language="it" fo:country="IT"/>
    </style:style>
    <style:style style:name="T5921" style:parent-style-name="Policepardéfaut" style:family="text">
      <style:text-properties style:font-name-complex="Times New Roman" fo:language="it" fo:country="IT"/>
    </style:style>
    <style:style style:name="T5922" style:parent-style-name="Policepardéfaut" style:family="text">
      <style:text-properties style:font-name-complex="Times New Roman" fo:language="it" fo:country="IT"/>
    </style:style>
    <style:style style:name="T5923" style:parent-style-name="Policepardéfaut" style:family="text">
      <style:text-properties style:font-name-complex="Times New Roman" fo:language="it" fo:country="IT"/>
    </style:style>
    <style:style style:name="T5924" style:parent-style-name="Policepardéfaut" style:family="text">
      <style:text-properties style:font-name-complex="Times New Roman" fo:language="it" fo:country="IT"/>
    </style:style>
    <style:style style:name="T5925" style:parent-style-name="Policepardéfaut" style:family="text">
      <style:text-properties style:font-name-complex="Times New Roman" fo:language="it" fo:country="IT"/>
    </style:style>
    <style:style style:name="T5926" style:parent-style-name="Policepardéfaut" style:family="text">
      <style:text-properties style:font-name-complex="Times New Roman" fo:font-style="italic" style:font-style-asian="italic" fo:language="it" fo:country="IT"/>
    </style:style>
    <style:style style:name="T5927" style:parent-style-name="Policepardéfaut" style:family="text">
      <style:text-properties style:font-name-complex="Times New Roman" fo:language="it" fo:country="IT"/>
    </style:style>
    <style:style style:name="T5928" style:parent-style-name="Policepardéfaut" style:family="text">
      <style:text-properties style:font-name-complex="Times New Roman" fo:language="it" fo:country="IT"/>
    </style:style>
    <style:style style:name="T5929" style:parent-style-name="Policepardéfaut" style:family="text">
      <style:text-properties style:font-name-complex="Times New Roman" fo:language="it" fo:country="IT"/>
    </style:style>
    <style:style style:name="T5930" style:parent-style-name="Policepardéfaut" style:family="text">
      <style:text-properties style:font-name-complex="Times New Roman" fo:language="it" fo:country="IT"/>
    </style:style>
    <style:style style:name="T5931" style:parent-style-name="Policepardéfaut" style:family="text">
      <style:text-properties style:font-name-complex="Times New Roman" fo:language="it" fo:country="IT"/>
    </style:style>
    <style:style style:name="T5932" style:parent-style-name="Policepardéfaut" style:family="text">
      <style:text-properties style:font-name-complex="Times New Roman" fo:language="it" fo:country="IT"/>
    </style:style>
    <style:style style:name="T5933" style:parent-style-name="Policepardéfaut" style:family="text">
      <style:text-properties style:font-name-complex="Times New Roman" fo:language="it" fo:country="IT"/>
    </style:style>
    <style:style style:name="T5934" style:parent-style-name="Policepardéfaut" style:family="text">
      <style:text-properties style:font-name-complex="Times New Roman" fo:language="it" fo:country="IT"/>
    </style:style>
    <style:style style:name="T5935" style:parent-style-name="Policepardéfaut" style:family="text">
      <style:text-properties style:font-name-complex="Times New Roman" fo:language="it" fo:country="IT"/>
    </style:style>
    <style:style style:name="T5936" style:parent-style-name="Policepardéfaut" style:family="text">
      <style:text-properties style:font-name-complex="Times New Roman" fo:language="it" fo:country="IT"/>
    </style:style>
    <style:style style:name="T5937" style:parent-style-name="Policepardéfaut" style:family="text">
      <style:text-properties style:font-name-complex="Times New Roman" fo:language="it" fo:country="IT"/>
    </style:style>
    <style:style style:name="T5938" style:parent-style-name="Policepardéfaut" style:family="text">
      <style:text-properties style:font-name-complex="Times New Roman" fo:language="it" fo:country="IT"/>
    </style:style>
    <style:style style:name="T5939" style:parent-style-name="Policepardéfaut" style:family="text">
      <style:text-properties style:font-name-complex="Times New Roman" fo:language="it" fo:country="IT"/>
    </style:style>
    <style:style style:name="T5940" style:parent-style-name="Policepardéfaut" style:family="text">
      <style:text-properties style:font-name-complex="Times New Roman" fo:language="it" fo:country="IT"/>
    </style:style>
    <style:style style:name="T5941" style:parent-style-name="Policepardéfaut" style:family="text">
      <style:text-properties style:font-name-complex="Times New Roman" fo:language="it" fo:country="IT"/>
    </style:style>
    <style:style style:name="T5942" style:parent-style-name="Policepardéfaut" style:family="text">
      <style:text-properties style:font-name-complex="Times New Roman" fo:language="it" fo:country="IT"/>
    </style:style>
    <style:style style:name="T5943" style:parent-style-name="Policepardéfaut" style:family="text">
      <style:text-properties style:font-name-complex="Times New Roman" fo:language="it" fo:country="IT"/>
    </style:style>
    <style:style style:name="T5944" style:parent-style-name="Policepardéfaut" style:family="text">
      <style:text-properties style:font-name-complex="Times New Roman" fo:language="it" fo:country="IT"/>
    </style:style>
    <style:style style:name="T5945" style:parent-style-name="Policepardéfaut" style:family="text">
      <style:text-properties style:font-name-complex="Times New Roman" fo:language="it" fo:country="IT"/>
    </style:style>
    <style:style style:name="T5946" style:parent-style-name="Policepardéfaut" style:family="text">
      <style:text-properties style:font-name-complex="Times New Roman" fo:language="it" fo:country="IT"/>
    </style:style>
    <style:style style:name="T5947" style:parent-style-name="Policepardéfaut" style:family="text">
      <style:text-properties style:font-name-complex="Times New Roman" fo:language="it" fo:country="IT"/>
    </style:style>
    <style:style style:name="T5948" style:parent-style-name="Policepardéfaut" style:family="text">
      <style:text-properties style:font-name-complex="Times New Roman" fo:language="it" fo:country="IT"/>
    </style:style>
    <style:style style:name="T5949" style:parent-style-name="Policepardéfaut" style:family="text">
      <style:text-properties style:font-name-complex="Times New Roman" fo:language="it" fo:country="IT"/>
    </style:style>
    <style:style style:name="T5950" style:parent-style-name="Policepardéfaut" style:family="text">
      <style:text-properties style:font-name-complex="Times New Roman" fo:language="it" fo:country="IT"/>
    </style:style>
    <style:style style:name="T5951" style:parent-style-name="Policepardéfaut" style:family="text">
      <style:text-properties style:font-name-complex="Times New Roman" fo:language="it" fo:country="IT"/>
    </style:style>
    <style:style style:name="T5952" style:parent-style-name="Policepardéfaut" style:family="text">
      <style:text-properties style:font-name-complex="Times New Roman" fo:language="it" fo:country="IT"/>
    </style:style>
    <style:style style:name="T5953" style:parent-style-name="Policepardéfaut" style:family="text">
      <style:text-properties style:font-name-complex="Times New Roman" fo:language="it" fo:country="IT"/>
    </style:style>
    <style:style style:name="T5954" style:parent-style-name="Policepardéfaut" style:family="text">
      <style:text-properties style:font-name-complex="Times New Roman" fo:language="it" fo:country="IT"/>
    </style:style>
    <style:style style:name="T5955" style:parent-style-name="Policepardéfaut" style:family="text">
      <style:text-properties style:font-name-complex="Times New Roman" fo:language="it" fo:country="IT"/>
    </style:style>
    <style:style style:name="T5956" style:parent-style-name="Policepardéfaut" style:family="text">
      <style:text-properties style:font-name-complex="Times New Roman" fo:language="it" fo:country="IT"/>
    </style:style>
    <style:style style:name="T5957" style:parent-style-name="Policepardéfaut" style:family="text">
      <style:text-properties style:font-name-complex="Times New Roman" fo:language="it" fo:country="IT"/>
    </style:style>
    <style:style style:name="T5958" style:parent-style-name="Policepardéfaut" style:family="text">
      <style:text-properties style:font-name-complex="Times New Roman" fo:language="it" fo:country="IT"/>
    </style:style>
    <style:style style:name="T5959" style:parent-style-name="Policepardéfaut" style:family="text">
      <style:text-properties style:font-name-complex="Times New Roman" fo:language="it" fo:country="IT"/>
    </style:style>
    <style:style style:name="T5960" style:parent-style-name="Policepardéfaut" style:family="text">
      <style:text-properties style:font-name-complex="Times New Roman" fo:language="it" fo:country="IT"/>
    </style:style>
    <style:style style:name="T5961" style:parent-style-name="Policepardéfaut" style:family="text">
      <style:text-properties style:font-name-complex="Times New Roman" fo:language="it" fo:country="IT"/>
    </style:style>
    <style:style style:name="P5962" style:parent-style-name="p" style:family="paragraph">
      <style:paragraph-properties>
        <style:tab-stops>
          <style:tab-stop style:type="left" style:position="2.1659in"/>
        </style:tab-stops>
      </style:paragraph-properties>
    </style:style>
    <style:style style:name="T5963" style:parent-style-name="Policepardéfaut" style:family="text">
      <style:text-properties style:font-name-complex="Times New Roman" fo:language="it" fo:country="IT"/>
    </style:style>
    <style:style style:name="T5964" style:parent-style-name="Policepardéfaut" style:family="text">
      <style:text-properties style:font-name-complex="Times New Roman" fo:language="it" fo:country="IT"/>
    </style:style>
    <style:style style:name="T5965" style:parent-style-name="Policepardéfaut" style:family="text">
      <style:text-properties style:font-name-complex="Times New Roman" fo:language="it" fo:country="IT"/>
    </style:style>
    <style:style style:name="T5966" style:parent-style-name="Policepardéfaut" style:family="text">
      <style:text-properties style:font-name-complex="Times New Roman" fo:language="it" fo:country="IT"/>
    </style:style>
    <style:style style:name="T5967" style:parent-style-name="Policepardéfaut" style:family="text">
      <style:text-properties style:font-name-complex="Times New Roman" fo:language="it" fo:country="IT"/>
    </style:style>
    <style:style style:name="T5968" style:parent-style-name="Policepardéfaut" style:family="text">
      <style:text-properties style:font-name-complex="Times New Roman" fo:language="it" fo:country="IT"/>
    </style:style>
    <style:style style:name="T5969" style:parent-style-name="Policepardéfaut" style:family="text">
      <style:text-properties style:font-name-complex="Times New Roman" fo:language="it" fo:country="IT"/>
    </style:style>
    <style:style style:name="T5970" style:parent-style-name="Policepardéfaut" style:family="text">
      <style:text-properties style:font-name-complex="Times New Roman" fo:language="it" fo:country="IT"/>
    </style:style>
    <style:style style:name="T5971" style:parent-style-name="Policepardéfaut" style:family="text">
      <style:text-properties style:font-name-complex="Times New Roman" fo:language="it" fo:country="IT"/>
    </style:style>
    <style:style style:name="T5972" style:parent-style-name="Policepardéfaut" style:family="text">
      <style:text-properties style:font-name-complex="Times New Roman" fo:language="it" fo:country="IT"/>
    </style:style>
    <style:style style:name="T5973" style:parent-style-name="Policepardéfaut" style:family="text">
      <style:text-properties style:font-name-complex="Times New Roman" fo:language="it" fo:country="IT"/>
    </style:style>
    <style:style style:name="T5974" style:parent-style-name="Policepardéfaut" style:family="text">
      <style:text-properties style:font-name-complex="Times New Roman" fo:language="it" fo:country="IT"/>
    </style:style>
    <style:style style:name="T5975" style:parent-style-name="Policepardéfaut" style:family="text">
      <style:text-properties style:font-name-complex="Times New Roman" fo:font-style="italic" style:font-style-asian="italic" fo:language="it" fo:country="IT"/>
    </style:style>
    <style:style style:name="T5976" style:parent-style-name="Policepardéfaut" style:family="text">
      <style:text-properties style:font-name-complex="Times New Roman" fo:language="it" fo:country="IT"/>
    </style:style>
    <style:style style:name="T5977" style:parent-style-name="Policepardéfaut" style:family="text">
      <style:text-properties style:font-name-complex="Times New Roman" fo:language="it" fo:country="IT"/>
    </style:style>
    <style:style style:name="T5978" style:parent-style-name="Policepardéfaut" style:family="text">
      <style:text-properties style:font-name-complex="Times New Roman" fo:language="it" fo:country="IT"/>
    </style:style>
    <style:style style:name="T5979" style:parent-style-name="Policepardéfaut" style:family="text">
      <style:text-properties style:font-name-complex="Times New Roman" fo:language="it" fo:country="IT"/>
    </style:style>
    <style:style style:name="T5980" style:parent-style-name="Policepardéfaut" style:family="text">
      <style:text-properties style:font-name-complex="Times New Roman" fo:language="it" fo:country="IT"/>
    </style:style>
    <style:style style:name="T5981" style:parent-style-name="Policepardéfaut" style:family="text">
      <style:text-properties style:font-name-complex="Times New Roman" fo:language="it" fo:country="IT"/>
    </style:style>
    <style:style style:name="T5982" style:parent-style-name="Policepardéfaut" style:family="text">
      <style:text-properties style:font-name-complex="Times New Roman" fo:language="it" fo:country="IT"/>
    </style:style>
    <style:style style:name="T5983" style:parent-style-name="Policepardéfaut" style:family="text">
      <style:text-properties style:font-name-complex="Times New Roman" fo:language="it" fo:country="IT"/>
    </style:style>
    <style:style style:name="T5984" style:parent-style-name="Policepardéfaut" style:family="text">
      <style:text-properties style:font-name-complex="Times New Roman" fo:language="it" fo:country="IT"/>
    </style:style>
    <style:style style:name="T5985" style:parent-style-name="Policepardéfaut" style:family="text">
      <style:text-properties style:font-name-complex="Times New Roman" fo:language="it" fo:country="IT"/>
    </style:style>
    <style:style style:name="T5986" style:parent-style-name="Policepardéfaut" style:family="text">
      <style:text-properties style:font-name-complex="Times New Roman" fo:language="it" fo:country="IT"/>
    </style:style>
    <style:style style:name="T5987" style:parent-style-name="Policepardéfaut" style:family="text">
      <style:text-properties style:font-name-complex="Times New Roman" fo:language="it" fo:country="IT"/>
    </style:style>
    <style:style style:name="T5988" style:parent-style-name="Policepardéfaut" style:family="text">
      <style:text-properties style:font-name-complex="Times New Roman" fo:language="it" fo:country="IT"/>
    </style:style>
    <style:style style:name="T5989" style:parent-style-name="Policepardéfaut" style:family="text">
      <style:text-properties style:font-name-complex="Times New Roman" fo:language="it" fo:country="IT"/>
    </style:style>
    <style:style style:name="T5990" style:parent-style-name="Policepardéfaut" style:family="text">
      <style:text-properties style:font-name-complex="Times New Roman" fo:language="it" fo:country="IT"/>
    </style:style>
    <style:style style:name="T5991" style:parent-style-name="Policepardéfaut" style:family="text">
      <style:text-properties style:font-name-complex="Times New Roman" fo:language="it" fo:country="IT"/>
    </style:style>
    <style:style style:name="T5992" style:parent-style-name="Policepardéfaut" style:family="text">
      <style:text-properties style:font-name-complex="Times New Roman" fo:language="it" fo:country="IT"/>
    </style:style>
    <style:style style:name="T5993" style:parent-style-name="Policepardéfaut" style:family="text">
      <style:text-properties style:font-name-complex="Times New Roman" fo:language="it" fo:country="IT"/>
    </style:style>
    <style:style style:name="T5994" style:parent-style-name="Policepardéfaut" style:family="text">
      <style:text-properties style:font-name-complex="Times New Roman" fo:font-style="italic" style:font-style-asian="italic" fo:language="it" fo:country="IT"/>
    </style:style>
    <style:style style:name="T5995" style:parent-style-name="Policepardéfaut" style:family="text">
      <style:text-properties style:font-name-complex="Times New Roman" fo:language="it" fo:country="IT"/>
    </style:style>
    <style:style style:name="T5996" style:parent-style-name="Policepardéfaut" style:family="text">
      <style:text-properties style:font-name-complex="Times New Roman" fo:language="it" fo:country="IT"/>
    </style:style>
    <style:style style:name="T5997" style:parent-style-name="Policepardéfaut" style:family="text">
      <style:text-properties style:font-name-complex="Times New Roman" fo:language="it" fo:country="IT"/>
    </style:style>
    <style:style style:name="T5998" style:parent-style-name="Policepardéfaut" style:family="text">
      <style:text-properties style:font-name-complex="Times New Roman" fo:language="it" fo:country="IT"/>
    </style:style>
    <style:style style:name="T5999" style:parent-style-name="Policepardéfaut" style:family="text">
      <style:text-properties style:font-name-complex="Times New Roman" fo:language="it" fo:country="IT"/>
    </style:style>
    <style:style style:name="T6000" style:parent-style-name="Policepardéfaut" style:family="text">
      <style:text-properties style:font-name-complex="Times New Roman" fo:language="it" fo:country="IT"/>
    </style:style>
    <style:style style:name="T6001" style:parent-style-name="Policepardéfaut" style:family="text">
      <style:text-properties style:font-name-complex="Times New Roman" fo:language="it" fo:country="IT"/>
    </style:style>
    <style:style style:name="T6002" style:parent-style-name="Policepardéfaut" style:family="text">
      <style:text-properties style:font-name-complex="Times New Roman" fo:language="it" fo:country="IT"/>
    </style:style>
    <style:style style:name="T6003" style:parent-style-name="Policepardéfaut" style:family="text">
      <style:text-properties style:font-name-complex="Times New Roman" fo:language="it" fo:country="IT"/>
    </style:style>
    <style:style style:name="T6004" style:parent-style-name="Policepardéfaut" style:family="text">
      <style:text-properties style:font-name-complex="Times New Roman" fo:language="it" fo:country="IT"/>
    </style:style>
    <style:style style:name="T6005" style:parent-style-name="Policepardéfaut" style:family="text">
      <style:text-properties style:font-name-complex="Times New Roman" fo:language="it" fo:country="IT"/>
    </style:style>
    <style:style style:name="P6006" style:parent-style-name="quote.l" style:family="paragraph">
      <style:text-properties fo:language="it" fo:country="IT"/>
    </style:style>
    <style:style style:name="P6007" style:parent-style-name="quote.l" style:family="paragraph">
      <style:text-properties fo:language="it" fo:country="IT"/>
    </style:style>
    <style:style style:name="P6008" style:parent-style-name="quote.l" style:family="paragraph">
      <style:text-properties fo:language="it" fo:country="IT"/>
    </style:style>
    <style:style style:name="T6009" style:parent-style-name="Policepardéfaut" style:family="text">
      <style:text-properties style:font-name-complex="Times New Roman" fo:language="it" fo:country="IT"/>
    </style:style>
    <style:style style:name="T6010" style:parent-style-name="Policepardéfaut" style:family="text">
      <style:text-properties style:font-name-complex="Times New Roman" fo:language="it" fo:country="IT"/>
    </style:style>
    <style:style style:name="T6011" style:parent-style-name="Policepardéfaut" style:family="text">
      <style:text-properties style:font-name-complex="Times New Roman" fo:language="it" fo:country="IT"/>
    </style:style>
    <style:style style:name="T6012" style:parent-style-name="Policepardéfaut" style:family="text">
      <style:text-properties style:font-name-complex="Times New Roman" fo:language="it" fo:country="IT"/>
    </style:style>
    <style:style style:name="T6013" style:parent-style-name="Policepardéfaut" style:family="text">
      <style:text-properties style:font-name-complex="Times New Roman" fo:language="it" fo:country="IT"/>
    </style:style>
    <style:style style:name="T6014" style:parent-style-name="Policepardéfaut" style:family="text">
      <style:text-properties style:font-name-complex="Times New Roman" fo:language="it" fo:country="IT"/>
    </style:style>
    <style:style style:name="T6015" style:parent-style-name="Policepardéfaut" style:family="text">
      <style:text-properties style:font-name-complex="Times New Roman" fo:language="it" fo:country="IT"/>
    </style:style>
    <style:style style:name="T6016" style:parent-style-name="Policepardéfaut" style:family="text">
      <style:text-properties style:font-name-complex="Times New Roman" fo:language="it" fo:country="IT"/>
    </style:style>
    <style:style style:name="T6017" style:parent-style-name="Policepardéfaut" style:family="text">
      <style:text-properties style:font-name-complex="Times New Roman" fo:language="it" fo:country="IT"/>
    </style:style>
    <style:style style:name="T6018" style:parent-style-name="Policepardéfaut" style:family="text">
      <style:text-properties style:font-name-complex="Times New Roman" fo:language="it" fo:country="IT"/>
    </style:style>
    <style:style style:name="T6019" style:parent-style-name="Policepardéfaut" style:family="text">
      <style:text-properties style:font-name-complex="Times New Roman" fo:language="it" fo:country="IT"/>
    </style:style>
    <style:style style:name="T6020" style:parent-style-name="Policepardéfaut" style:family="text">
      <style:text-properties style:font-name-complex="Times New Roman" fo:language="it" fo:country="IT"/>
    </style:style>
    <style:style style:name="T6021" style:parent-style-name="Policepardéfaut" style:family="text">
      <style:text-properties style:font-name-complex="Times New Roman" fo:language="it" fo:country="IT"/>
    </style:style>
    <style:style style:name="T6022" style:parent-style-name="Policepardéfaut" style:family="text">
      <style:text-properties style:font-name-complex="Times New Roman" fo:language="it" fo:country="IT"/>
    </style:style>
    <style:style style:name="T6023" style:parent-style-name="Policepardéfaut" style:family="text">
      <style:text-properties style:font-name-complex="Times New Roman" fo:language="it" fo:country="IT"/>
    </style:style>
    <style:style style:name="T6024" style:parent-style-name="Policepardéfaut" style:family="text">
      <style:text-properties style:font-name-complex="Times New Roman" fo:language="it" fo:country="IT"/>
    </style:style>
    <style:style style:name="T6025" style:parent-style-name="Policepardéfaut" style:family="text">
      <style:text-properties style:font-name-complex="Times New Roman" fo:language="it" fo:country="IT"/>
    </style:style>
    <style:style style:name="T6026" style:parent-style-name="Policepardéfaut" style:family="text">
      <style:text-properties style:font-name-complex="Times New Roman" fo:language="it" fo:country="IT"/>
    </style:style>
    <style:style style:name="T6027" style:parent-style-name="Policepardéfaut" style:family="text">
      <style:text-properties style:font-name-complex="Times New Roman" fo:language="it" fo:country="IT"/>
    </style:style>
    <style:style style:name="T6028" style:parent-style-name="Policepardéfaut" style:family="text">
      <style:text-properties style:font-name-complex="Times New Roman" fo:language="it" fo:country="IT"/>
    </style:style>
    <style:style style:name="P6029" style:parent-style-name="quote.l" style:family="paragraph">
      <style:text-properties fo:language="it" fo:country="IT"/>
    </style:style>
    <style:style style:name="T6030" style:parent-style-name="Policepardéfaut" style:family="text">
      <style:text-properties style:font-name-complex="Times New Roman" fo:language="it" fo:country="IT"/>
    </style:style>
    <style:style style:name="T6031" style:parent-style-name="Policepardéfaut" style:family="text">
      <style:text-properties style:font-name-complex="Times New Roman" fo:language="it" fo:country="IT"/>
    </style:style>
    <style:style style:name="T6032" style:parent-style-name="Policepardéfaut" style:family="text">
      <style:text-properties style:font-name-complex="Times New Roman" fo:language="it" fo:country="IT"/>
    </style:style>
    <style:style style:name="T6033" style:parent-style-name="Policepardéfaut" style:family="text">
      <style:text-properties style:font-name-complex="Times New Roman" fo:language="it" fo:country="IT"/>
    </style:style>
    <style:style style:name="T6034" style:parent-style-name="Policepardéfaut" style:family="text">
      <style:text-properties style:font-name-complex="Times New Roman" fo:language="it" fo:country="IT"/>
    </style:style>
    <style:style style:name="T6035" style:parent-style-name="Policepardéfaut" style:family="text">
      <style:text-properties style:font-name-complex="Times New Roman" fo:language="it" fo:country="IT"/>
    </style:style>
    <style:style style:name="T6036" style:parent-style-name="Policepardéfaut" style:family="text">
      <style:text-properties style:font-name-complex="Times New Roman" fo:language="it" fo:country="IT"/>
    </style:style>
    <style:style style:name="T6037" style:parent-style-name="Policepardéfaut" style:family="text">
      <style:text-properties style:font-name-complex="Times New Roman" fo:language="it" fo:country="IT"/>
    </style:style>
    <style:style style:name="T6038" style:parent-style-name="Policepardéfaut" style:family="text">
      <style:text-properties style:font-name-complex="Times New Roman" fo:language="it" fo:country="IT"/>
    </style:style>
    <style:style style:name="T6039" style:parent-style-name="Policepardéfaut" style:family="text">
      <style:text-properties style:font-name-complex="Times New Roman" fo:language="it" fo:country="IT"/>
    </style:style>
    <style:style style:name="T6040" style:parent-style-name="Policepardéfaut" style:family="text">
      <style:text-properties style:font-name-complex="Times New Roman" fo:language="it" fo:country="IT"/>
    </style:style>
    <style:style style:name="T6041" style:parent-style-name="Policepardéfaut" style:family="text">
      <style:text-properties style:font-name-complex="Times New Roman" fo:language="it" fo:country="IT"/>
    </style:style>
    <style:style style:name="T6042" style:parent-style-name="Policepardéfaut" style:family="text">
      <style:text-properties style:font-name-complex="Times New Roman" fo:language="it" fo:country="IT"/>
    </style:style>
    <style:style style:name="T6043" style:parent-style-name="Policepardéfaut" style:family="text">
      <style:text-properties style:font-name-complex="Times New Roman" fo:language="it" fo:country="IT"/>
    </style:style>
    <style:style style:name="T6044" style:parent-style-name="Policepardéfaut" style:family="text">
      <style:text-properties style:font-name-complex="Times New Roman" fo:language="it" fo:country="IT"/>
    </style:style>
    <style:style style:name="T6045" style:parent-style-name="Policepardéfaut" style:family="text">
      <style:text-properties style:font-name-complex="Times New Roman" fo:language="it" fo:country="IT"/>
    </style:style>
    <style:style style:name="T6046" style:parent-style-name="Policepardéfaut" style:family="text">
      <style:text-properties style:font-name-complex="Times New Roman" fo:language="it" fo:country="IT"/>
    </style:style>
    <style:style style:name="T6047" style:parent-style-name="Policepardéfaut" style:family="text">
      <style:text-properties style:font-name-complex="Times New Roman" fo:language="it" fo:country="IT"/>
    </style:style>
    <style:style style:name="T6048" style:parent-style-name="Policepardéfaut" style:family="text">
      <style:text-properties style:font-name-complex="Times New Roman" fo:language="it" fo:country="IT"/>
    </style:style>
    <style:style style:name="T6049" style:parent-style-name="Policepardéfaut" style:family="text">
      <style:text-properties style:font-name-complex="Times New Roman" fo:language="it" fo:country="IT"/>
    </style:style>
    <style:style style:name="T6050" style:parent-style-name="Policepardéfaut" style:family="text">
      <style:text-properties style:font-name-complex="Times New Roman" fo:language="it" fo:country="IT"/>
    </style:style>
    <style:style style:name="T6051" style:parent-style-name="Policepardéfaut" style:family="text">
      <style:text-properties style:font-name-complex="Times New Roman" fo:language="it" fo:country="IT"/>
    </style:style>
    <style:style style:name="T6052" style:parent-style-name="Policepardéfaut" style:family="text">
      <style:text-properties style:font-name-complex="Times New Roman" fo:language="it" fo:country="IT"/>
    </style:style>
    <style:style style:name="T6053" style:parent-style-name="Policepardéfaut" style:family="text">
      <style:text-properties style:font-name-complex="Times New Roman" fo:language="it" fo:country="IT"/>
    </style:style>
    <style:style style:name="T6054" style:parent-style-name="Policepardéfaut" style:family="text">
      <style:text-properties style:font-name-complex="Times New Roman" fo:language="it" fo:country="IT"/>
    </style:style>
    <style:style style:name="T6055" style:parent-style-name="Policepardéfaut" style:family="text">
      <style:text-properties style:font-name-complex="Times New Roman" fo:language="it" fo:country="IT"/>
    </style:style>
    <style:style style:name="T6056" style:parent-style-name="Policepardéfaut" style:family="text">
      <style:text-properties style:font-name-complex="Times New Roman" fo:language="it" fo:country="IT"/>
    </style:style>
    <style:style style:name="T6057" style:parent-style-name="Policepardéfaut" style:family="text">
      <style:text-properties style:font-name-complex="Times New Roman" fo:language="it" fo:country="IT"/>
    </style:style>
    <style:style style:name="T6058" style:parent-style-name="Policepardéfaut" style:family="text">
      <style:text-properties style:font-name-complex="Times New Roman" fo:language="it" fo:country="IT"/>
    </style:style>
    <style:style style:name="T6059" style:parent-style-name="Policepardéfaut" style:family="text">
      <style:text-properties style:font-name-complex="Times New Roman" fo:language="it" fo:country="IT"/>
    </style:style>
    <style:style style:name="T6060" style:parent-style-name="Policepardéfaut" style:family="text">
      <style:text-properties style:letter-kerning="true"/>
    </style:style>
    <style:style style:name="T6061" style:parent-style-name="Policepardéfaut" style:family="text">
      <style:text-properties style:font-name-complex="Times New Roman" fo:language="it" fo:country="IT"/>
    </style:style>
    <style:style style:name="T6062" style:parent-style-name="Policepardéfaut" style:family="text">
      <style:text-properties style:font-name-complex="Times New Roman" fo:language="it" fo:country="IT"/>
    </style:style>
    <style:style style:name="T6063" style:parent-style-name="Policepardéfaut" style:family="text">
      <style:text-properties style:font-name-complex="Times New Roman" fo:language="it" fo:country="IT"/>
    </style:style>
    <style:style style:name="T6064" style:parent-style-name="Policepardéfaut" style:family="text">
      <style:text-properties style:font-name-complex="Times New Roman" fo:language="it" fo:country="IT"/>
    </style:style>
    <style:style style:name="T6065" style:parent-style-name="Policepardéfaut" style:family="text">
      <style:text-properties style:font-name-complex="Times New Roman" fo:language="it" fo:country="IT"/>
    </style:style>
    <style:style style:name="T6066" style:parent-style-name="Policepardéfaut" style:family="text">
      <style:text-properties style:font-name-complex="Times New Roman" fo:language="it" fo:country="IT"/>
    </style:style>
    <style:style style:name="T6067" style:parent-style-name="Policepardéfaut" style:family="text">
      <style:text-properties style:font-name-complex="Times New Roman" fo:language="it" fo:country="IT"/>
    </style:style>
    <style:style style:name="T6068" style:parent-style-name="Policepardéfaut" style:family="text">
      <style:text-properties style:font-name-complex="Times New Roman" fo:language="it" fo:country="IT"/>
    </style:style>
    <style:style style:name="T6069" style:parent-style-name="Policepardéfaut" style:family="text">
      <style:text-properties style:font-name-complex="Times New Roman" fo:language="it" fo:country="IT"/>
    </style:style>
    <style:style style:name="T6070" style:parent-style-name="Policepardéfaut" style:family="text">
      <style:text-properties style:font-name-complex="Times New Roman" fo:language="it" fo:country="IT"/>
    </style:style>
    <style:style style:name="T6071" style:parent-style-name="Policepardéfaut" style:family="text">
      <style:text-properties style:font-name-complex="Times New Roman" fo:language="it" fo:country="IT"/>
    </style:style>
    <style:style style:name="T6072" style:parent-style-name="Policepardéfaut" style:family="text">
      <style:text-properties style:font-name-complex="Times New Roman" fo:language="it" fo:country="IT"/>
    </style:style>
    <style:style style:name="T6073" style:parent-style-name="Policepardéfaut" style:family="text">
      <style:text-properties style:font-name-complex="Times New Roman" fo:language="it" fo:country="IT"/>
    </style:style>
    <style:style style:name="T6074" style:parent-style-name="Policepardéfaut" style:family="text">
      <style:text-properties style:font-name-complex="Times New Roman" fo:language="it" fo:country="IT"/>
    </style:style>
    <style:style style:name="T6075" style:parent-style-name="Policepardéfaut" style:family="text">
      <style:text-properties style:font-name-complex="Times New Roman" fo:language="it" fo:country="IT"/>
    </style:style>
    <style:style style:name="T6076" style:parent-style-name="Policepardéfaut" style:family="text">
      <style:text-properties style:font-name-complex="Times New Roman" fo:language="it" fo:country="IT"/>
    </style:style>
    <style:style style:name="T6077" style:parent-style-name="Policepardéfaut" style:family="text">
      <style:text-properties style:font-name-complex="Times New Roman" fo:language="it" fo:country="IT"/>
    </style:style>
    <style:style style:name="T6078" style:parent-style-name="Policepardéfaut" style:family="text">
      <style:text-properties style:font-name-complex="Times New Roman" fo:language="it" fo:country="IT"/>
    </style:style>
    <style:style style:name="T6079" style:parent-style-name="Policepardéfaut" style:family="text">
      <style:text-properties style:font-name-complex="Times New Roman" fo:language="it" fo:country="IT"/>
    </style:style>
    <style:style style:name="T6080" style:parent-style-name="Policepardéfaut" style:family="text">
      <style:text-properties style:font-name-complex="Times New Roman" fo:language="it" fo:country="IT"/>
    </style:style>
    <style:style style:name="T6081" style:parent-style-name="Policepardéfaut" style:family="text">
      <style:text-properties style:font-name-complex="Times New Roman" fo:language="it" fo:country="IT"/>
    </style:style>
    <style:style style:name="T6082" style:parent-style-name="Policepardéfaut" style:family="text">
      <style:text-properties style:font-name-complex="Times New Roman" fo:language="it" fo:country="IT"/>
    </style:style>
    <style:style style:name="T6083" style:parent-style-name="Policepardéfaut" style:family="text">
      <style:text-properties style:font-name-complex="Times New Roman" fo:language="it" fo:country="IT"/>
    </style:style>
    <style:style style:name="T6084" style:parent-style-name="Policepardéfaut" style:family="text">
      <style:text-properties style:font-name-complex="Times New Roman" fo:language="it" fo:country="IT"/>
    </style:style>
    <style:style style:name="T6085" style:parent-style-name="Policepardéfaut" style:family="text">
      <style:text-properties style:font-name-complex="Times New Roman" fo:language="it" fo:country="IT"/>
    </style:style>
    <style:style style:name="T6086" style:parent-style-name="Policepardéfaut" style:family="text">
      <style:text-properties style:font-name-complex="Times New Roman" fo:language="it" fo:country="IT"/>
    </style:style>
    <style:style style:name="T6087" style:parent-style-name="Policepardéfaut" style:family="text">
      <style:text-properties style:font-name-complex="Times New Roman" fo:language="it" fo:country="IT"/>
    </style:style>
    <style:style style:name="T6088" style:parent-style-name="Policepardéfaut" style:family="text">
      <style:text-properties style:font-name-complex="Times New Roman" fo:language="it" fo:country="IT"/>
    </style:style>
    <style:style style:name="T6089" style:parent-style-name="Policepardéfaut" style:family="text">
      <style:text-properties style:font-name-complex="Times New Roman" fo:language="it" fo:country="IT"/>
    </style:style>
    <style:style style:name="T6090" style:parent-style-name="Policepardéfaut" style:family="text">
      <style:text-properties style:font-name-complex="Times New Roman" fo:language="it" fo:country="IT"/>
    </style:style>
    <style:style style:name="T6091" style:parent-style-name="Policepardéfaut" style:family="text">
      <style:text-properties style:font-name-complex="Times New Roman" fo:language="it" fo:country="IT"/>
    </style:style>
    <style:style style:name="T6092" style:parent-style-name="Policepardéfaut" style:family="text">
      <style:text-properties style:font-name-complex="Times New Roman" fo:language="it" fo:country="IT"/>
    </style:style>
    <style:style style:name="T6093" style:parent-style-name="Policepardéfaut" style:family="text">
      <style:text-properties style:font-name-complex="Times New Roman" fo:language="it" fo:country="IT"/>
    </style:style>
    <style:style style:name="T6094" style:parent-style-name="Policepardéfaut" style:family="text">
      <style:text-properties style:font-name-complex="Times New Roman" fo:language="it" fo:country="IT"/>
    </style:style>
    <style:style style:name="T6095" style:parent-style-name="Policepardéfaut" style:family="text">
      <style:text-properties style:font-name-complex="Times New Roman" fo:language="it" fo:country="IT"/>
    </style:style>
    <style:style style:name="T6096" style:parent-style-name="Policepardéfaut" style:family="text">
      <style:text-properties style:font-name-complex="Times New Roman" fo:language="it" fo:country="IT"/>
    </style:style>
    <style:style style:name="T6097" style:parent-style-name="Policepardéfaut" style:family="text">
      <style:text-properties style:font-name-complex="Times New Roman" fo:language="it" fo:country="IT"/>
    </style:style>
    <style:style style:name="T6098" style:parent-style-name="Policepardéfaut" style:family="text">
      <style:text-properties style:font-name-complex="Times New Roman" fo:language="it" fo:country="IT"/>
    </style:style>
    <style:style style:name="T6099" style:parent-style-name="Policepardéfaut" style:family="text">
      <style:text-properties style:font-name-complex="Times New Roman" fo:language="it" fo:country="IT"/>
    </style:style>
    <style:style style:name="T6100" style:parent-style-name="Policepardéfaut" style:family="text">
      <style:text-properties style:font-name-complex="Times New Roman" fo:language="it" fo:country="IT"/>
    </style:style>
    <style:style style:name="T6101" style:parent-style-name="Policepardéfaut" style:family="text">
      <style:text-properties style:font-name-complex="Times New Roman" fo:language="it" fo:country="IT"/>
    </style:style>
    <style:style style:name="T6102" style:parent-style-name="Policepardéfaut" style:family="text">
      <style:text-properties style:font-name-complex="Times New Roman" fo:language="it" fo:country="IT"/>
    </style:style>
    <style:style style:name="T6103" style:parent-style-name="Policepardéfaut" style:family="text">
      <style:text-properties style:font-name-complex="Times New Roman" fo:language="it" fo:country="IT"/>
    </style:style>
    <style:style style:name="T6104" style:parent-style-name="Policepardéfaut" style:family="text">
      <style:text-properties style:font-name-complex="Times New Roman" fo:language="it" fo:country="IT"/>
    </style:style>
    <style:style style:name="T6105" style:parent-style-name="Policepardéfaut" style:family="text">
      <style:text-properties style:font-name-complex="Times New Roman" fo:language="it" fo:country="IT"/>
    </style:style>
    <style:style style:name="T6106" style:parent-style-name="Policepardéfaut" style:family="text">
      <style:text-properties style:font-name-complex="Times New Roman" fo:language="it" fo:country="IT"/>
    </style:style>
    <style:style style:name="T6107" style:parent-style-name="Policepardéfaut" style:family="text">
      <style:text-properties style:font-name-complex="Times New Roman" fo:language="it" fo:country="IT"/>
    </style:style>
    <style:style style:name="T6108" style:parent-style-name="Policepardéfaut" style:family="text">
      <style:text-properties style:font-name-complex="Times New Roman" fo:language="it" fo:country="IT"/>
    </style:style>
    <style:style style:name="T6109" style:parent-style-name="Policepardéfaut" style:family="text">
      <style:text-properties style:font-name-complex="Times New Roman" fo:language="it" fo:country="IT"/>
    </style:style>
    <style:style style:name="T6110" style:parent-style-name="Policepardéfaut" style:family="text">
      <style:text-properties style:font-name-complex="Times New Roman" fo:language="it" fo:country="IT"/>
    </style:style>
    <style:style style:name="T6111" style:parent-style-name="Policepardéfaut" style:family="text">
      <style:text-properties style:font-name-complex="Times New Roman" fo:language="it" fo:country="IT"/>
    </style:style>
    <style:style style:name="T6112" style:parent-style-name="Policepardéfaut" style:family="text">
      <style:text-properties style:font-name-complex="Times New Roman" fo:language="it" fo:country="IT"/>
    </style:style>
    <style:style style:name="T6113" style:parent-style-name="Policepardéfaut" style:family="text">
      <style:text-properties style:font-name-complex="Times New Roman" fo:language="it" fo:country="IT"/>
    </style:style>
    <style:style style:name="T6114" style:parent-style-name="Policepardéfaut" style:family="text">
      <style:text-properties style:font-name-complex="Times New Roman" fo:language="it" fo:country="IT"/>
    </style:style>
    <style:style style:name="T6115" style:parent-style-name="Policepardéfaut" style:family="text">
      <style:text-properties style:font-name-complex="Times New Roman" fo:language="it" fo:country="IT"/>
    </style:style>
    <style:style style:name="T6116" style:parent-style-name="Policepardéfaut" style:family="text">
      <style:text-properties style:font-name-complex="Times New Roman" fo:language="it" fo:country="IT"/>
    </style:style>
    <style:style style:name="T6117" style:parent-style-name="Policepardéfaut" style:family="text">
      <style:text-properties style:font-name-complex="Times New Roman" fo:language="it" fo:country="IT"/>
    </style:style>
    <style:style style:name="T6118" style:parent-style-name="Policepardéfaut" style:family="text">
      <style:text-properties style:font-name-complex="Times New Roman" fo:language="it" fo:country="IT"/>
    </style:style>
    <style:style style:name="T6119" style:parent-style-name="Policepardéfaut" style:family="text">
      <style:text-properties style:font-name-complex="Times New Roman" fo:language="it" fo:country="IT"/>
    </style:style>
    <style:style style:name="T6120" style:parent-style-name="Policepardéfaut" style:family="text">
      <style:text-properties style:font-name-complex="Times New Roman" fo:language="it" fo:country="IT"/>
    </style:style>
    <style:style style:name="T6121" style:parent-style-name="Policepardéfaut" style:family="text">
      <style:text-properties style:font-name-complex="Times New Roman" fo:language="it" fo:country="IT"/>
    </style:style>
    <style:style style:name="T6122" style:parent-style-name="Policepardéfaut" style:family="text">
      <style:text-properties style:font-name-complex="Times New Roman" fo:language="it" fo:country="IT"/>
    </style:style>
    <style:style style:name="T6123" style:parent-style-name="Policepardéfaut" style:family="text">
      <style:text-properties style:font-name-complex="Times New Roman" fo:language="it" fo:country="IT"/>
    </style:style>
    <style:style style:name="T6124" style:parent-style-name="Policepardéfaut" style:family="text">
      <style:text-properties style:font-name-complex="Times New Roman" fo:language="it" fo:country="IT"/>
    </style:style>
    <style:style style:name="T6125" style:parent-style-name="Policepardéfaut" style:family="text">
      <style:text-properties style:font-name-complex="Times New Roman" fo:language="it" fo:country="IT"/>
    </style:style>
    <style:style style:name="T6126" style:parent-style-name="Policepardéfaut" style:family="text">
      <style:text-properties style:font-name-complex="Times New Roman" fo:language="it" fo:country="IT"/>
    </style:style>
    <style:style style:name="T6127" style:parent-style-name="Policepardéfaut" style:family="text">
      <style:text-properties style:font-name-complex="Times New Roman" fo:language="it" fo:country="IT"/>
    </style:style>
    <style:style style:name="T6128" style:parent-style-name="Policepardéfaut" style:family="text">
      <style:text-properties style:font-name-complex="Times New Roman" fo:language="it" fo:country="IT"/>
    </style:style>
    <style:style style:name="T6129" style:parent-style-name="Policepardéfaut" style:family="text">
      <style:text-properties style:font-name-complex="Times New Roman" fo:language="it" fo:country="IT"/>
    </style:style>
    <style:style style:name="T6130" style:parent-style-name="Policepardéfaut" style:family="text">
      <style:text-properties style:font-name-complex="Times New Roman" fo:language="it" fo:country="IT"/>
    </style:style>
    <style:style style:name="T6131" style:parent-style-name="Policepardéfaut" style:family="text">
      <style:text-properties style:font-name-complex="Times New Roman" fo:font-style="italic" style:font-style-asian="italic" fo:language="it" fo:country="IT"/>
    </style:style>
    <style:style style:name="T6132" style:parent-style-name="Policepardéfaut" style:family="text">
      <style:text-properties style:font-name-complex="Times New Roman" fo:language="it" fo:country="IT"/>
    </style:style>
    <style:style style:name="T6133" style:parent-style-name="Policepardéfaut" style:family="text">
      <style:text-properties style:font-name-complex="Times New Roman" fo:language="it" fo:country="IT"/>
    </style:style>
    <style:style style:name="T6134" style:parent-style-name="Policepardéfaut" style:family="text">
      <style:text-properties style:font-name-complex="Times New Roman" fo:language="it" fo:country="IT"/>
    </style:style>
    <style:style style:name="T6135" style:parent-style-name="Policepardéfaut" style:family="text">
      <style:text-properties style:font-name-complex="Times New Roman" fo:language="it" fo:country="IT"/>
    </style:style>
    <style:style style:name="T6136" style:parent-style-name="Policepardéfaut" style:family="text">
      <style:text-properties style:font-name-complex="Times New Roman" fo:language="it" fo:country="IT"/>
    </style:style>
    <style:style style:name="T6137" style:parent-style-name="Policepardéfaut" style:family="text">
      <style:text-properties style:font-name-complex="Times New Roman" fo:language="it" fo:country="IT"/>
    </style:style>
    <style:style style:name="T6138" style:parent-style-name="Policepardéfaut" style:family="text">
      <style:text-properties style:font-name-complex="Times New Roman" fo:language="it" fo:country="IT"/>
    </style:style>
    <style:style style:name="T6139" style:parent-style-name="Policepardéfaut" style:family="text">
      <style:text-properties style:font-name-complex="Times New Roman" fo:language="it" fo:country="IT"/>
    </style:style>
    <style:style style:name="T6140" style:parent-style-name="Policepardéfaut" style:family="text">
      <style:text-properties style:font-name-complex="Times New Roman" fo:language="it" fo:country="IT"/>
    </style:style>
    <style:style style:name="T6141" style:parent-style-name="Policepardéfaut" style:family="text">
      <style:text-properties style:font-name-complex="Times New Roman" fo:language="it" fo:country="IT"/>
    </style:style>
    <style:style style:name="T6142" style:parent-style-name="Policepardéfaut" style:family="text">
      <style:text-properties style:font-name-complex="Times New Roman" fo:language="it" fo:country="IT"/>
    </style:style>
    <style:style style:name="T6143" style:parent-style-name="Policepardéfaut" style:family="text">
      <style:text-properties style:font-name-complex="Times New Roman" fo:language="it" fo:country="IT"/>
    </style:style>
    <style:style style:name="T6144" style:parent-style-name="Policepardéfaut" style:family="text">
      <style:text-properties style:font-name-complex="Times New Roman" fo:language="it" fo:country="IT"/>
    </style:style>
    <style:style style:name="T6145" style:parent-style-name="Policepardéfaut" style:family="text">
      <style:text-properties style:font-name-complex="Times New Roman" fo:language="it" fo:country="IT"/>
    </style:style>
    <style:style style:name="T6146" style:parent-style-name="Policepardéfaut" style:family="text">
      <style:text-properties style:font-name-complex="Times New Roman" fo:language="it" fo:country="IT"/>
    </style:style>
    <style:style style:name="T6147" style:parent-style-name="Policepardéfaut" style:family="text">
      <style:text-properties style:font-name-complex="Times New Roman" fo:language="it" fo:country="IT"/>
    </style:style>
    <style:style style:name="T6148" style:parent-style-name="Policepardéfaut" style:family="text">
      <style:text-properties style:font-name-complex="Times New Roman" fo:language="it" fo:country="IT"/>
    </style:style>
    <style:style style:name="T6149" style:parent-style-name="Policepardéfaut" style:family="text">
      <style:text-properties style:font-name-complex="Times New Roman" fo:language="it" fo:country="IT"/>
    </style:style>
    <style:style style:name="T6150" style:parent-style-name="Policepardéfaut" style:family="text">
      <style:text-properties style:font-name-complex="Times New Roman" fo:language="it" fo:country="IT"/>
    </style:style>
    <style:style style:name="T6151" style:parent-style-name="Policepardéfaut" style:family="text">
      <style:text-properties style:font-name-complex="Times New Roman" fo:language="it" fo:country="IT"/>
    </style:style>
    <style:style style:name="T6152" style:parent-style-name="Policepardéfaut" style:family="text">
      <style:text-properties style:font-name-complex="Times New Roman" fo:language="it" fo:country="IT"/>
    </style:style>
    <style:style style:name="T6153" style:parent-style-name="Policepardéfaut" style:family="text">
      <style:text-properties style:font-name-complex="Times New Roman" fo:language="it" fo:country="IT"/>
    </style:style>
    <style:style style:name="T6154" style:parent-style-name="Policepardéfaut" style:family="text">
      <style:text-properties style:font-name-complex="Times New Roman" fo:language="it" fo:country="IT"/>
    </style:style>
    <style:style style:name="T6155" style:parent-style-name="Policepardéfaut" style:family="text">
      <style:text-properties style:font-name-complex="Times New Roman" fo:language="it" fo:country="IT"/>
    </style:style>
    <style:style style:name="T6156" style:parent-style-name="Policepardéfaut" style:family="text">
      <style:text-properties style:font-name-complex="Times New Roman" fo:language="it" fo:country="IT"/>
    </style:style>
    <style:style style:name="T6157" style:parent-style-name="Policepardéfaut" style:family="text">
      <style:text-properties style:font-name-complex="Times New Roman" fo:language="it" fo:country="IT"/>
    </style:style>
    <style:style style:name="T6158" style:parent-style-name="Policepardéfaut" style:family="text">
      <style:text-properties style:font-name-complex="Times New Roman" fo:language="it" fo:country="IT"/>
    </style:style>
    <style:style style:name="T6159" style:parent-style-name="Policepardéfaut" style:family="text">
      <style:text-properties style:font-name-complex="Times New Roman" fo:language="it" fo:country="IT"/>
    </style:style>
    <style:style style:name="T6160" style:parent-style-name="Policepardéfaut" style:family="text">
      <style:text-properties style:font-name-complex="Times New Roman" fo:language="it" fo:country="IT"/>
    </style:style>
    <style:style style:name="T6161" style:parent-style-name="Policepardéfaut" style:family="text">
      <style:text-properties style:font-name-complex="Times New Roman" fo:language="it" fo:country="IT"/>
    </style:style>
    <style:style style:name="T6162" style:parent-style-name="Policepardéfaut" style:family="text">
      <style:text-properties style:font-name-complex="Times New Roman" fo:language="it" fo:country="IT"/>
    </style:style>
    <style:style style:name="T6163" style:parent-style-name="Policepardéfaut" style:family="text">
      <style:text-properties style:font-name-complex="Times New Roman" fo:language="it" fo:country="IT"/>
    </style:style>
    <style:style style:name="T6164" style:parent-style-name="Policepardéfaut" style:family="text">
      <style:text-properties style:font-name-complex="Times New Roman" fo:language="it" fo:country="IT"/>
    </style:style>
    <style:style style:name="T6165" style:parent-style-name="Policepardéfaut" style:family="text">
      <style:text-properties style:font-name-complex="Times New Roman" fo:language="it" fo:country="IT"/>
    </style:style>
    <style:style style:name="T6166" style:parent-style-name="Policepardéfaut" style:family="text">
      <style:text-properties style:font-name-complex="Times New Roman" fo:language="it" fo:country="IT"/>
    </style:style>
    <style:style style:name="T6167" style:parent-style-name="Policepardéfaut" style:family="text">
      <style:text-properties style:font-name-complex="Times New Roman" fo:language="it" fo:country="IT"/>
    </style:style>
    <style:style style:name="T6168" style:parent-style-name="Policepardéfaut" style:family="text">
      <style:text-properties style:font-name-complex="Times New Roman" fo:language="it" fo:country="IT"/>
    </style:style>
    <style:style style:name="T6169" style:parent-style-name="Policepardéfaut" style:family="text">
      <style:text-properties style:font-name-complex="Times New Roman" fo:language="it" fo:country="IT"/>
    </style:style>
    <style:style style:name="T6170" style:parent-style-name="Policepardéfaut" style:family="text">
      <style:text-properties style:font-name-complex="Times New Roman" fo:language="it" fo:country="IT"/>
    </style:style>
    <style:style style:name="T6171" style:parent-style-name="Policepardéfaut" style:family="text">
      <style:text-properties style:font-name-complex="Times New Roman" fo:language="it" fo:country="IT"/>
    </style:style>
    <style:style style:name="T6172" style:parent-style-name="Policepardéfaut" style:family="text">
      <style:text-properties style:font-name-complex="Times New Roman" fo:language="it" fo:country="IT"/>
    </style:style>
    <style:style style:name="T6173" style:parent-style-name="Policepardéfaut" style:family="text">
      <style:text-properties style:font-name-complex="Times New Roman" fo:language="it" fo:country="IT"/>
    </style:style>
    <style:style style:name="T6174" style:parent-style-name="Policepardéfaut" style:family="text">
      <style:text-properties style:font-name-complex="Times New Roman" fo:language="it" fo:country="IT"/>
    </style:style>
    <style:style style:name="T6175" style:parent-style-name="Policepardéfaut" style:family="text">
      <style:text-properties style:font-name-complex="Times New Roman" fo:language="it" fo:country="IT"/>
    </style:style>
    <style:style style:name="T6176" style:parent-style-name="Policepardéfaut" style:family="text">
      <style:text-properties style:font-name-complex="Times New Roman" fo:language="it" fo:country="IT"/>
    </style:style>
    <style:style style:name="T6177" style:parent-style-name="Policepardéfaut" style:family="text">
      <style:text-properties style:font-name-complex="Times New Roman" fo:language="it" fo:country="IT"/>
    </style:style>
    <style:style style:name="T6178" style:parent-style-name="Policepardéfaut" style:family="text">
      <style:text-properties style:font-name-complex="Times New Roman" fo:language="it" fo:country="IT"/>
    </style:style>
    <style:style style:name="T6179" style:parent-style-name="Policepardéfaut" style:family="text">
      <style:text-properties style:font-name-complex="Times New Roman" fo:language="it" fo:country="IT"/>
    </style:style>
    <style:style style:name="T6180" style:parent-style-name="Policepardéfaut" style:family="text">
      <style:text-properties style:font-name-complex="Times New Roman" fo:language="it" fo:country="IT"/>
    </style:style>
    <style:style style:name="T6181" style:parent-style-name="Policepardéfaut" style:family="text">
      <style:text-properties style:font-name-complex="Times New Roman" fo:language="it" fo:country="IT"/>
    </style:style>
    <style:style style:name="T6182" style:parent-style-name="Policepardéfaut" style:family="text">
      <style:text-properties style:font-name-complex="Times New Roman" fo:language="it" fo:country="IT"/>
    </style:style>
    <style:style style:name="T6183" style:parent-style-name="Policepardéfaut" style:family="text">
      <style:text-properties style:font-name-complex="Times New Roman" fo:language="it" fo:country="IT"/>
    </style:style>
    <style:style style:name="T6184" style:parent-style-name="Policepardéfaut" style:family="text">
      <style:text-properties style:font-name-complex="Times New Roman" fo:language="it" fo:country="IT"/>
    </style:style>
    <style:style style:name="T6185" style:parent-style-name="Policepardéfaut" style:family="text">
      <style:text-properties style:font-name-complex="Times New Roman" fo:language="it" fo:country="IT"/>
    </style:style>
    <style:style style:name="T6186" style:parent-style-name="Policepardéfaut" style:family="text">
      <style:text-properties style:font-name-complex="Times New Roman" fo:language="it" fo:country="IT"/>
    </style:style>
    <style:style style:name="T6187" style:parent-style-name="Policepardéfaut" style:family="text">
      <style:text-properties style:font-name-complex="Times New Roman" fo:language="it" fo:country="IT"/>
    </style:style>
    <style:style style:name="T6188" style:parent-style-name="Policepardéfaut" style:family="text">
      <style:text-properties style:font-name-complex="Times New Roman" fo:language="it" fo:country="IT"/>
    </style:style>
    <style:style style:name="T6189" style:parent-style-name="Policepardéfaut" style:family="text">
      <style:text-properties style:font-name-complex="Times New Roman" fo:language="it" fo:country="IT"/>
    </style:style>
    <style:style style:name="T6190" style:parent-style-name="Policepardéfaut" style:family="text">
      <style:text-properties style:font-name-complex="Times New Roman" fo:language="it" fo:country="IT"/>
    </style:style>
    <style:style style:name="T6191" style:parent-style-name="Policepardéfaut" style:family="text">
      <style:text-properties style:font-name-complex="Times New Roman" fo:language="it" fo:country="IT"/>
    </style:style>
    <style:style style:name="T6192" style:parent-style-name="Policepardéfaut" style:family="text">
      <style:text-properties style:font-name-complex="Times New Roman" fo:language="it" fo:country="IT"/>
    </style:style>
    <style:style style:name="T6193" style:parent-style-name="Policepardéfaut" style:family="text">
      <style:text-properties style:font-name-complex="Times New Roman" fo:language="it" fo:country="IT"/>
    </style:style>
    <style:style style:name="T6194" style:parent-style-name="Policepardéfaut" style:family="text">
      <style:text-properties style:font-name-complex="Times New Roman" fo:language="it" fo:country="IT"/>
    </style:style>
    <style:style style:name="T6195" style:parent-style-name="Policepardéfaut" style:family="text">
      <style:text-properties style:font-name-complex="Times New Roman" fo:language="it" fo:country="IT"/>
    </style:style>
    <style:style style:name="T6196" style:parent-style-name="Policepardéfaut" style:family="text">
      <style:text-properties style:font-name-complex="Times New Roman" fo:language="it" fo:country="IT"/>
    </style:style>
    <style:style style:name="T6197" style:parent-style-name="Policepardéfaut" style:family="text">
      <style:text-properties style:font-name-complex="Times New Roman" fo:language="it" fo:country="IT"/>
    </style:style>
    <style:style style:name="T6198" style:parent-style-name="Policepardéfaut" style:family="text">
      <style:text-properties style:font-name-complex="Times New Roman" fo:language="it" fo:country="IT"/>
    </style:style>
    <style:style style:name="T6199" style:parent-style-name="Policepardéfaut" style:family="text">
      <style:text-properties style:font-name-complex="Times New Roman" fo:language="it" fo:country="IT"/>
    </style:style>
    <style:style style:name="T6200" style:parent-style-name="Policepardéfaut" style:family="text">
      <style:text-properties style:font-name-complex="Times New Roman" fo:language="it" fo:country="IT"/>
    </style:style>
    <style:style style:name="T6201" style:parent-style-name="Policepardéfaut" style:family="text">
      <style:text-properties style:font-name-complex="Times New Roman" fo:language="it" fo:country="IT"/>
    </style:style>
    <style:style style:name="T6202" style:parent-style-name="Policepardéfaut" style:family="text">
      <style:text-properties style:font-name-complex="Times New Roman" fo:language="it" fo:country="IT"/>
    </style:style>
    <style:style style:name="T6203" style:parent-style-name="Policepardéfaut" style:family="text">
      <style:text-properties style:font-name-complex="Times New Roman" fo:language="it" fo:country="IT"/>
    </style:style>
    <style:style style:name="T6204" style:parent-style-name="Policepardéfaut" style:family="text">
      <style:text-properties style:font-name-complex="Times New Roman" fo:language="it" fo:country="IT"/>
    </style:style>
    <style:style style:name="T6205" style:parent-style-name="Policepardéfaut" style:family="text">
      <style:text-properties style:font-name-complex="Times New Roman" fo:language="it" fo:country="IT"/>
    </style:style>
    <style:style style:name="T6206" style:parent-style-name="Policepardéfaut" style:family="text">
      <style:text-properties style:font-name-complex="Times New Roman" fo:language="it" fo:country="IT"/>
    </style:style>
    <style:style style:name="T6207" style:parent-style-name="Policepardéfaut" style:family="text">
      <style:text-properties style:font-name-complex="Times New Roman" fo:language="it" fo:country="IT"/>
    </style:style>
    <style:style style:name="T6208" style:parent-style-name="Policepardéfaut" style:family="text">
      <style:text-properties style:font-name-complex="Times New Roman" fo:language="it" fo:country="IT"/>
    </style:style>
    <style:style style:name="T6209" style:parent-style-name="Policepardéfaut" style:family="text">
      <style:text-properties style:font-name-complex="Times New Roman" fo:language="it" fo:country="IT"/>
    </style:style>
    <style:style style:name="T6210" style:parent-style-name="Policepardéfaut" style:family="text">
      <style:text-properties style:font-name-complex="Times New Roman" fo:language="it" fo:country="IT"/>
    </style:style>
    <style:style style:name="T6211" style:parent-style-name="Policepardéfaut" style:family="text">
      <style:text-properties style:font-name-complex="Times New Roman" fo:language="it" fo:country="IT"/>
    </style:style>
    <style:style style:name="T6212" style:parent-style-name="Policepardéfaut" style:family="text">
      <style:text-properties style:font-name-complex="Times New Roman" fo:language="it" fo:country="IT"/>
    </style:style>
    <style:style style:name="T6213" style:parent-style-name="Policepardéfaut" style:family="text">
      <style:text-properties style:font-name-complex="Times New Roman" fo:language="it" fo:country="IT"/>
    </style:style>
    <style:style style:name="T6214" style:parent-style-name="Policepardéfaut" style:family="text">
      <style:text-properties style:font-name-complex="Times New Roman" fo:language="it" fo:country="IT"/>
    </style:style>
    <style:style style:name="T6215" style:parent-style-name="Policepardéfaut" style:family="text">
      <style:text-properties style:font-name-complex="Times New Roman" fo:language="it" fo:country="IT"/>
    </style:style>
    <style:style style:name="T6216" style:parent-style-name="Policepardéfaut" style:family="text">
      <style:text-properties style:font-name-complex="Times New Roman" fo:language="it" fo:country="IT"/>
    </style:style>
    <style:style style:name="T6217" style:parent-style-name="Policepardéfaut" style:family="text">
      <style:text-properties style:font-name-complex="Times New Roman" fo:language="it" fo:country="IT"/>
    </style:style>
    <style:style style:name="T6218" style:parent-style-name="Policepardéfaut" style:family="text">
      <style:text-properties style:font-name-complex="Times New Roman" fo:language="it" fo:country="IT"/>
    </style:style>
    <style:style style:name="T6219" style:parent-style-name="Policepardéfaut" style:family="text">
      <style:text-properties style:font-name-complex="Times New Roman" fo:language="it" fo:country="IT"/>
    </style:style>
    <style:style style:name="T6220" style:parent-style-name="Policepardéfaut" style:family="text">
      <style:text-properties style:font-name-complex="Times New Roman" fo:language="it" fo:country="IT"/>
    </style:style>
    <style:style style:name="T6221" style:parent-style-name="Policepardéfaut" style:family="text">
      <style:text-properties style:font-name-complex="Times New Roman" fo:language="it" fo:country="IT"/>
    </style:style>
    <style:style style:name="T6222" style:parent-style-name="Policepardéfaut" style:family="text">
      <style:text-properties style:font-name-complex="Times New Roman" fo:language="it" fo:country="IT"/>
    </style:style>
    <style:style style:name="T6223" style:parent-style-name="Policepardéfaut" style:family="text">
      <style:text-properties style:font-name-complex="Times New Roman" fo:language="it" fo:country="IT"/>
    </style:style>
    <style:style style:name="T6224" style:parent-style-name="Policepardéfaut" style:family="text">
      <style:text-properties style:font-name-complex="Times New Roman" fo:language="it" fo:country="IT"/>
    </style:style>
    <style:style style:name="T6225" style:parent-style-name="Policepardéfaut" style:family="text">
      <style:text-properties style:font-name-complex="Times New Roman" fo:language="it" fo:country="IT"/>
    </style:style>
    <style:style style:name="T6226" style:parent-style-name="Policepardéfaut" style:family="text">
      <style:text-properties style:font-name-complex="Times New Roman" fo:language="it" fo:country="IT"/>
    </style:style>
    <style:style style:name="T6227" style:parent-style-name="Policepardéfaut" style:family="text">
      <style:text-properties style:font-name-complex="Times New Roman" fo:language="it" fo:country="IT"/>
    </style:style>
    <style:style style:name="T6228" style:parent-style-name="Policepardéfaut" style:family="text">
      <style:text-properties style:font-name-complex="Times New Roman" fo:language="it" fo:country="IT"/>
    </style:style>
    <style:style style:name="T6229" style:parent-style-name="Policepardéfaut" style:family="text">
      <style:text-properties style:font-name-complex="Times New Roman" fo:language="it" fo:country="IT"/>
    </style:style>
    <style:style style:name="T6230" style:parent-style-name="Policepardéfaut" style:family="text">
      <style:text-properties style:font-name-complex="Times New Roman" fo:language="it" fo:country="IT"/>
    </style:style>
    <style:style style:name="T6231" style:parent-style-name="Policepardéfaut" style:family="text">
      <style:text-properties style:font-name-complex="Times New Roman" fo:language="it" fo:country="IT"/>
    </style:style>
    <style:style style:name="T6232" style:parent-style-name="Policepardéfaut" style:family="text">
      <style:text-properties style:font-name-complex="Times New Roman" fo:language="it" fo:country="IT"/>
    </style:style>
    <style:style style:name="T6233" style:parent-style-name="Policepardéfaut" style:family="text">
      <style:text-properties style:font-name-complex="Times New Roman" fo:language="it" fo:country="IT"/>
    </style:style>
    <style:style style:name="T6234" style:parent-style-name="Policepardéfaut" style:family="text">
      <style:text-properties style:font-name-complex="Times New Roman" fo:language="it" fo:country="IT"/>
    </style:style>
    <style:style style:name="T6235" style:parent-style-name="Policepardéfaut" style:family="text">
      <style:text-properties style:font-name-complex="Times New Roman" fo:language="it" fo:country="IT"/>
    </style:style>
    <style:style style:name="T6236" style:parent-style-name="Policepardéfaut" style:family="text">
      <style:text-properties style:font-name-complex="Times New Roman" fo:language="it" fo:country="IT"/>
    </style:style>
    <style:style style:name="T6237" style:parent-style-name="Policepardéfaut" style:family="text">
      <style:text-properties style:font-name-complex="Times New Roman" fo:language="it" fo:country="IT"/>
    </style:style>
    <style:style style:name="T6238" style:parent-style-name="Policepardéfaut" style:family="text">
      <style:text-properties style:font-name-complex="Times New Roman" fo:language="it" fo:country="IT"/>
    </style:style>
    <style:style style:name="T6239" style:parent-style-name="Policepardéfaut" style:family="text">
      <style:text-properties style:font-name-complex="Times New Roman" fo:language="it" fo:country="IT"/>
    </style:style>
    <style:style style:name="T6240" style:parent-style-name="Policepardéfaut" style:family="text">
      <style:text-properties style:font-name-complex="Times New Roman" fo:language="it" fo:country="IT"/>
    </style:style>
    <style:style style:name="T6241" style:parent-style-name="Policepardéfaut" style:family="text">
      <style:text-properties style:font-name-complex="Times New Roman" fo:language="it" fo:country="IT"/>
    </style:style>
    <style:style style:name="T6242" style:parent-style-name="Policepardéfaut" style:family="text">
      <style:text-properties style:font-name-complex="Times New Roman" fo:language="it" fo:country="IT"/>
    </style:style>
    <style:style style:name="T6243" style:parent-style-name="Policepardéfaut" style:family="text">
      <style:text-properties style:font-name-complex="Times New Roman" fo:language="it" fo:country="IT"/>
    </style:style>
    <style:style style:name="T6244" style:parent-style-name="Policepardéfaut" style:family="text">
      <style:text-properties style:font-name-complex="Times New Roman" fo:language="it" fo:country="IT"/>
    </style:style>
    <style:style style:name="T6245" style:parent-style-name="Policepardéfaut" style:family="text">
      <style:text-properties style:letter-kerning="true"/>
    </style:style>
    <style:style style:name="T6246" style:parent-style-name="Policepardéfaut" style:family="text">
      <style:text-properties style:font-name-complex="Times New Roman" fo:language="it" fo:country="IT"/>
    </style:style>
    <style:style style:name="T6247" style:parent-style-name="Policepardéfaut" style:family="text">
      <style:text-properties style:font-name-complex="Times New Roman" fo:language="it" fo:country="IT"/>
    </style:style>
    <style:style style:name="T6248" style:parent-style-name="Policepardéfaut" style:family="text">
      <style:text-properties style:font-name-complex="Times New Roman" fo:language="it" fo:country="IT"/>
    </style:style>
    <style:style style:name="T6249" style:parent-style-name="Policepardéfaut" style:family="text">
      <style:text-properties style:font-name-complex="Times New Roman" fo:language="it" fo:country="IT"/>
    </style:style>
    <style:style style:name="T6250" style:parent-style-name="Policepardéfaut" style:family="text">
      <style:text-properties style:font-name-complex="Times New Roman" fo:language="it" fo:country="IT"/>
    </style:style>
    <style:style style:name="T6251" style:parent-style-name="Policepardéfaut" style:family="text">
      <style:text-properties style:font-name-complex="Times New Roman" fo:language="it" fo:country="IT"/>
    </style:style>
    <style:style style:name="T6252" style:parent-style-name="Policepardéfaut" style:family="text">
      <style:text-properties style:font-name-complex="Times New Roman" fo:language="it" fo:country="IT"/>
    </style:style>
    <style:style style:name="T6253" style:parent-style-name="Policepardéfaut" style:family="text">
      <style:text-properties style:font-name-complex="Times New Roman" fo:language="it" fo:country="IT"/>
    </style:style>
    <style:style style:name="T6254" style:parent-style-name="Policepardéfaut" style:family="text">
      <style:text-properties style:font-name-complex="Times New Roman" fo:language="it" fo:country="IT"/>
    </style:style>
    <style:style style:name="T6255" style:parent-style-name="Policepardéfaut" style:family="text">
      <style:text-properties style:font-name-complex="Times New Roman" fo:language="it" fo:country="IT"/>
    </style:style>
    <style:style style:name="T6256" style:parent-style-name="Policepardéfaut" style:family="text">
      <style:text-properties style:font-name-complex="Times New Roman" fo:language="it" fo:country="IT"/>
    </style:style>
    <style:style style:name="T6257" style:parent-style-name="Policepardéfaut" style:family="text">
      <style:text-properties style:font-name-complex="Times New Roman" fo:language="it" fo:country="IT"/>
    </style:style>
    <style:style style:name="T6258" style:parent-style-name="Policepardéfaut" style:family="text">
      <style:text-properties style:font-name-complex="Times New Roman" fo:language="it" fo:country="IT"/>
    </style:style>
    <style:style style:name="T6259" style:parent-style-name="Policepardéfaut" style:family="text">
      <style:text-properties style:font-name-complex="Times New Roman" fo:language="it" fo:country="IT"/>
    </style:style>
    <style:style style:name="T6260" style:parent-style-name="Policepardéfaut" style:family="text">
      <style:text-properties style:font-name-complex="Times New Roman" fo:language="it" fo:country="IT"/>
    </style:style>
    <style:style style:name="T6261" style:parent-style-name="Policepardéfaut" style:family="text">
      <style:text-properties style:font-name-complex="Times New Roman" fo:language="it" fo:country="IT"/>
    </style:style>
    <style:style style:name="T6262" style:parent-style-name="Policepardéfaut" style:family="text">
      <style:text-properties style:font-name-complex="Times New Roman" fo:language="it" fo:country="IT"/>
    </style:style>
    <style:style style:name="T6263" style:parent-style-name="Policepardéfaut" style:family="text">
      <style:text-properties style:font-name-complex="Times New Roman" fo:language="it" fo:country="IT"/>
    </style:style>
    <style:style style:name="T6264" style:parent-style-name="Policepardéfaut" style:family="text">
      <style:text-properties style:font-name-complex="Times New Roman" fo:language="it" fo:country="IT"/>
    </style:style>
    <style:style style:name="T6265" style:parent-style-name="Policepardéfaut" style:family="text">
      <style:text-properties style:font-name-complex="Times New Roman" fo:language="it" fo:country="IT"/>
    </style:style>
    <style:style style:name="T6266" style:parent-style-name="Policepardéfaut" style:family="text">
      <style:text-properties style:font-name-complex="Times New Roman" fo:language="it" fo:country="IT"/>
    </style:style>
    <style:style style:name="T6267" style:parent-style-name="Policepardéfaut" style:family="text">
      <style:text-properties style:font-name-complex="Times New Roman" fo:language="it" fo:country="IT"/>
    </style:style>
    <style:style style:name="T6268" style:parent-style-name="Policepardéfaut" style:family="text">
      <style:text-properties style:font-name-complex="Times New Roman" fo:language="it" fo:country="IT"/>
    </style:style>
    <style:style style:name="T6269" style:parent-style-name="Policepardéfaut" style:family="text">
      <style:text-properties style:font-name-complex="Times New Roman" fo:language="it" fo:country="IT"/>
    </style:style>
    <style:style style:name="T6270" style:parent-style-name="Policepardéfaut" style:family="text">
      <style:text-properties style:font-name-complex="Times New Roman" fo:language="it" fo:country="IT"/>
    </style:style>
    <style:style style:name="T6271" style:parent-style-name="Policepardéfaut" style:family="text">
      <style:text-properties style:font-name-complex="Times New Roman" fo:language="it" fo:country="IT"/>
    </style:style>
    <style:style style:name="T6272" style:parent-style-name="Policepardéfaut" style:family="text">
      <style:text-properties style:font-name-complex="Times New Roman" fo:language="it" fo:country="IT"/>
    </style:style>
    <style:style style:name="T6273" style:parent-style-name="Policepardéfaut" style:family="text">
      <style:text-properties style:font-name-complex="Times New Roman" fo:language="it" fo:country="IT"/>
    </style:style>
    <style:style style:name="T6274" style:parent-style-name="Policepardéfaut" style:family="text">
      <style:text-properties style:font-name-complex="Times New Roman" fo:language="it" fo:country="IT"/>
    </style:style>
    <style:style style:name="T6275" style:parent-style-name="Policepardéfaut" style:family="text">
      <style:text-properties style:font-name-complex="Times New Roman" fo:language="it" fo:country="IT"/>
    </style:style>
    <style:style style:name="T6276" style:parent-style-name="Policepardéfaut" style:family="text">
      <style:text-properties style:font-name-complex="Times New Roman" fo:language="it" fo:country="IT"/>
    </style:style>
    <style:style style:name="T6277" style:parent-style-name="Policepardéfaut" style:family="text">
      <style:text-properties style:font-name-complex="Times New Roman" fo:language="it" fo:country="IT"/>
    </style:style>
    <style:style style:name="T6278" style:parent-style-name="Policepardéfaut" style:family="text">
      <style:text-properties style:font-name-complex="Times New Roman" fo:language="it" fo:country="IT"/>
    </style:style>
    <style:style style:name="T6279" style:parent-style-name="Policepardéfaut" style:family="text">
      <style:text-properties style:font-name-complex="Times New Roman" fo:language="it" fo:country="IT"/>
    </style:style>
    <style:style style:name="T6280" style:parent-style-name="Policepardéfaut" style:family="text">
      <style:text-properties style:font-name-complex="Times New Roman" fo:language="it" fo:country="IT"/>
    </style:style>
    <style:style style:name="T6281" style:parent-style-name="Policepardéfaut" style:family="text">
      <style:text-properties style:font-name-complex="Times New Roman" fo:language="it" fo:country="IT"/>
    </style:style>
    <style:style style:name="T6282" style:parent-style-name="Policepardéfaut" style:family="text">
      <style:text-properties style:letter-kerning="true"/>
    </style:style>
    <style:style style:name="T6283" style:parent-style-name="Policepardéfaut" style:family="text">
      <style:text-properties style:font-name-complex="Times New Roman" fo:language="it" fo:country="IT"/>
    </style:style>
    <style:style style:name="T6284" style:parent-style-name="Policepardéfaut" style:family="text">
      <style:text-properties style:font-name-complex="Times New Roman" fo:language="it" fo:country="IT"/>
    </style:style>
    <style:style style:name="T6285" style:parent-style-name="Policepardéfaut" style:family="text">
      <style:text-properties style:font-name-complex="Times New Roman" fo:language="it" fo:country="IT"/>
    </style:style>
    <style:style style:name="T6286" style:parent-style-name="Policepardéfaut" style:family="text">
      <style:text-properties style:font-name-complex="Times New Roman" fo:language="it" fo:country="IT"/>
    </style:style>
    <style:style style:name="T6287" style:parent-style-name="Policepardéfaut" style:family="text">
      <style:text-properties style:font-name-complex="Times New Roman" fo:language="it" fo:country="IT"/>
    </style:style>
    <style:style style:name="T6288" style:parent-style-name="Policepardéfaut" style:family="text">
      <style:text-properties style:font-name-complex="Times New Roman" fo:language="it" fo:country="IT"/>
    </style:style>
    <style:style style:name="T6289" style:parent-style-name="Policepardéfaut" style:family="text">
      <style:text-properties style:font-name-complex="Times New Roman" fo:language="it" fo:country="IT"/>
    </style:style>
    <style:style style:name="T6290" style:parent-style-name="Policepardéfaut" style:family="text">
      <style:text-properties style:font-name-complex="Times New Roman" fo:language="it" fo:country="IT"/>
    </style:style>
    <style:style style:name="T6291" style:parent-style-name="Policepardéfaut" style:family="text">
      <style:text-properties style:font-name-complex="Times New Roman" fo:language="it" fo:country="IT"/>
    </style:style>
    <style:style style:name="T6292" style:parent-style-name="Policepardéfaut" style:family="text">
      <style:text-properties style:font-name-complex="Times New Roman" fo:language="it" fo:country="IT"/>
    </style:style>
    <style:style style:name="T6293" style:parent-style-name="Policepardéfaut" style:family="text">
      <style:text-properties style:font-name-complex="Times New Roman" fo:language="it" fo:country="IT"/>
    </style:style>
    <style:style style:name="T6294" style:parent-style-name="Policepardéfaut" style:family="text">
      <style:text-properties style:font-name-complex="Times New Roman" fo:language="it" fo:country="IT"/>
    </style:style>
    <style:style style:name="T6295" style:parent-style-name="Policepardéfaut" style:family="text">
      <style:text-properties style:font-name-complex="Times New Roman" fo:language="it" fo:country="IT"/>
    </style:style>
    <style:style style:name="T6296" style:parent-style-name="Policepardéfaut" style:family="text">
      <style:text-properties style:font-name-complex="Times New Roman" fo:language="it" fo:country="IT"/>
    </style:style>
    <style:style style:name="T6297" style:parent-style-name="Policepardéfaut" style:family="text">
      <style:text-properties style:font-name-complex="Times New Roman" fo:language="it" fo:country="IT"/>
    </style:style>
    <style:style style:name="T6298" style:parent-style-name="Policepardéfaut" style:family="text">
      <style:text-properties style:font-name-complex="Times New Roman" fo:language="it" fo:country="IT"/>
    </style:style>
    <style:style style:name="T6299" style:parent-style-name="Policepardéfaut" style:family="text">
      <style:text-properties style:font-name-complex="Times New Roman" fo:language="it" fo:country="IT"/>
    </style:style>
    <style:style style:name="T6300" style:parent-style-name="Policepardéfaut" style:family="text">
      <style:text-properties style:font-name-complex="Times New Roman" fo:language="it" fo:country="IT"/>
    </style:style>
    <style:style style:name="T6301" style:parent-style-name="Policepardéfaut" style:family="text">
      <style:text-properties style:font-name-complex="Times New Roman" fo:language="it" fo:country="IT"/>
    </style:style>
    <style:style style:name="T6302" style:parent-style-name="Policepardéfaut" style:family="text">
      <style:text-properties style:font-name-complex="Times New Roman" fo:language="it" fo:country="IT"/>
    </style:style>
    <style:style style:name="T6303" style:parent-style-name="Policepardéfaut" style:family="text">
      <style:text-properties style:font-name-complex="Times New Roman" fo:language="it" fo:country="IT"/>
    </style:style>
    <style:style style:name="T6304" style:parent-style-name="Policepardéfaut" style:family="text">
      <style:text-properties style:font-name-complex="Times New Roman" fo:language="it" fo:country="IT"/>
    </style:style>
    <style:style style:name="T6305" style:parent-style-name="Policepardéfaut" style:family="text">
      <style:text-properties style:font-name-complex="Times New Roman" fo:language="it" fo:country="IT"/>
    </style:style>
    <style:style style:name="T6306" style:parent-style-name="Policepardéfaut" style:family="text">
      <style:text-properties style:font-name-complex="Times New Roman" fo:language="it" fo:country="IT"/>
    </style:style>
    <style:style style:name="T6307" style:parent-style-name="Policepardéfaut" style:family="text">
      <style:text-properties style:font-name-complex="Times New Roman" fo:language="it" fo:country="IT"/>
    </style:style>
    <style:style style:name="T6308" style:parent-style-name="Policepardéfaut" style:family="text">
      <style:text-properties style:font-name-complex="Times New Roman" fo:language="it" fo:country="IT"/>
    </style:style>
    <style:style style:name="T6309" style:parent-style-name="Policepardéfaut" style:family="text">
      <style:text-properties style:font-name-complex="Times New Roman" fo:language="it" fo:country="IT"/>
    </style:style>
    <style:style style:name="T6310" style:parent-style-name="Policepardéfaut" style:family="text">
      <style:text-properties style:font-name-complex="Times New Roman" fo:language="it" fo:country="IT"/>
    </style:style>
    <style:style style:name="T6311" style:parent-style-name="Policepardéfaut" style:family="text">
      <style:text-properties style:font-name-complex="Times New Roman" fo:language="it" fo:country="IT"/>
    </style:style>
    <style:style style:name="T6312" style:parent-style-name="Policepardéfaut" style:family="text">
      <style:text-properties style:font-name-complex="Times New Roman" fo:language="it" fo:country="IT"/>
    </style:style>
    <style:style style:name="T6313" style:parent-style-name="Policepardéfaut" style:family="text">
      <style:text-properties style:font-name-complex="Times New Roman" fo:language="it" fo:country="IT"/>
    </style:style>
    <style:style style:name="T6314" style:parent-style-name="Policepardéfaut" style:family="text">
      <style:text-properties style:letter-kerning="true"/>
    </style:style>
    <style:style style:name="T6315" style:parent-style-name="Policepardéfaut" style:family="text">
      <style:text-properties style:font-name-complex="Times New Roman" fo:language="it" fo:country="IT"/>
    </style:style>
    <style:style style:name="T6316" style:parent-style-name="Policepardéfaut" style:family="text">
      <style:text-properties style:font-name-complex="Times New Roman" fo:language="it" fo:country="IT"/>
    </style:style>
    <style:style style:name="T6317" style:parent-style-name="Policepardéfaut" style:family="text">
      <style:text-properties style:font-name-complex="Times New Roman" fo:language="it" fo:country="IT"/>
    </style:style>
    <style:style style:name="T6318" style:parent-style-name="Policepardéfaut" style:family="text">
      <style:text-properties style:font-name-complex="Times New Roman" fo:language="it" fo:country="IT"/>
    </style:style>
    <style:style style:name="T6319" style:parent-style-name="Policepardéfaut" style:family="text">
      <style:text-properties style:font-name-complex="Times New Roman" fo:language="it" fo:country="IT"/>
    </style:style>
    <style:style style:name="T6320" style:parent-style-name="Policepardéfaut" style:family="text">
      <style:text-properties style:font-name-complex="Times New Roman" fo:language="it" fo:country="IT"/>
    </style:style>
    <style:style style:name="T6321" style:parent-style-name="Policepardéfaut" style:family="text">
      <style:text-properties style:font-name-complex="Times New Roman" fo:language="it" fo:country="IT"/>
    </style:style>
    <style:style style:name="T6322" style:parent-style-name="Policepardéfaut" style:family="text">
      <style:text-properties style:font-name-complex="Times New Roman" fo:language="it" fo:country="IT"/>
    </style:style>
    <style:style style:name="T6323" style:parent-style-name="Policepardéfaut" style:family="text">
      <style:text-properties style:font-name-complex="Times New Roman" fo:language="it" fo:country="IT"/>
    </style:style>
    <style:style style:name="T6324" style:parent-style-name="Policepardéfaut" style:family="text">
      <style:text-properties style:font-name-complex="Times New Roman" fo:language="it" fo:country="IT"/>
    </style:style>
    <style:style style:name="T6325" style:parent-style-name="Policepardéfaut" style:family="text">
      <style:text-properties style:font-name-complex="Times New Roman" fo:language="it" fo:country="IT"/>
    </style:style>
    <style:style style:name="T6326" style:parent-style-name="Policepardéfaut" style:family="text">
      <style:text-properties style:font-name-complex="Times New Roman" fo:language="it" fo:country="IT"/>
    </style:style>
    <style:style style:name="T6327" style:parent-style-name="Policepardéfaut" style:family="text">
      <style:text-properties style:font-name-complex="Times New Roman" fo:language="it" fo:country="IT"/>
    </style:style>
    <style:style style:name="T6328" style:parent-style-name="Policepardéfaut" style:family="text">
      <style:text-properties style:font-name-complex="Times New Roman" fo:language="it" fo:country="IT"/>
    </style:style>
    <style:style style:name="T6329" style:parent-style-name="Policepardéfaut" style:family="text">
      <style:text-properties style:font-name-complex="Times New Roman" fo:language="it" fo:country="IT"/>
    </style:style>
    <style:style style:name="T6330" style:parent-style-name="Policepardéfaut" style:family="text">
      <style:text-properties style:font-name-complex="Times New Roman" fo:language="it" fo:country="IT"/>
    </style:style>
    <style:style style:name="T6331" style:parent-style-name="Policepardéfaut" style:family="text">
      <style:text-properties style:font-name-complex="Times New Roman" fo:language="it" fo:country="IT"/>
    </style:style>
    <style:style style:name="T6332" style:parent-style-name="Policepardéfaut" style:family="text">
      <style:text-properties style:font-name-complex="Times New Roman" fo:language="it" fo:country="IT"/>
    </style:style>
    <style:style style:name="T6333" style:parent-style-name="Policepardéfaut" style:family="text">
      <style:text-properties style:font-name-complex="Times New Roman" fo:language="it" fo:country="IT"/>
    </style:style>
    <style:style style:name="T6334" style:parent-style-name="Policepardéfaut" style:family="text">
      <style:text-properties style:font-name-complex="Times New Roman" fo:language="it" fo:country="IT"/>
    </style:style>
    <style:style style:name="T6335" style:parent-style-name="Policepardéfaut" style:family="text">
      <style:text-properties style:font-name-complex="Times New Roman" fo:language="it" fo:country="IT"/>
    </style:style>
    <style:style style:name="T6336" style:parent-style-name="Policepardéfaut" style:family="text">
      <style:text-properties style:font-name-complex="Times New Roman" fo:language="it" fo:country="IT"/>
    </style:style>
    <style:style style:name="T6337" style:parent-style-name="Policepardéfaut" style:family="text">
      <style:text-properties style:font-name-complex="Times New Roman" fo:language="it" fo:country="IT"/>
    </style:style>
    <style:style style:name="T6338" style:parent-style-name="Policepardéfaut" style:family="text">
      <style:text-properties style:font-name-complex="Times New Roman" fo:language="it" fo:country="IT"/>
    </style:style>
    <style:style style:name="T6339" style:parent-style-name="Policepardéfaut" style:family="text">
      <style:text-properties style:font-name-complex="Times New Roman" fo:language="it" fo:country="IT"/>
    </style:style>
    <style:style style:name="T6340" style:parent-style-name="Policepardéfaut" style:family="text">
      <style:text-properties style:font-name-complex="Times New Roman" fo:language="it" fo:country="IT"/>
    </style:style>
    <style:style style:name="T6341" style:parent-style-name="Policepardéfaut" style:family="text">
      <style:text-properties style:font-name-complex="Times New Roman" fo:language="it" fo:country="IT"/>
    </style:style>
    <style:style style:name="T6342" style:parent-style-name="Policepardéfaut" style:family="text">
      <style:text-properties style:font-name-complex="Times New Roman" fo:language="it" fo:country="IT"/>
    </style:style>
    <style:style style:name="T6343" style:parent-style-name="Policepardéfaut" style:family="text">
      <style:text-properties style:font-name-complex="Times New Roman" fo:language="it" fo:country="IT"/>
    </style:style>
    <style:style style:name="T6344" style:parent-style-name="Policepardéfaut" style:family="text">
      <style:text-properties style:font-name-complex="Times New Roman" fo:language="it" fo:country="IT"/>
    </style:style>
    <style:style style:name="T6345" style:parent-style-name="Policepardéfaut" style:family="text">
      <style:text-properties style:font-name-complex="Times New Roman" fo:language="it" fo:country="IT"/>
    </style:style>
    <style:style style:name="T6346" style:parent-style-name="Policepardéfaut" style:family="text">
      <style:text-properties style:font-name-complex="Times New Roman" fo:language="it" fo:country="IT"/>
    </style:style>
    <style:style style:name="T6347" style:parent-style-name="Policepardéfaut" style:family="text">
      <style:text-properties style:font-name-complex="Times New Roman" fo:language="it" fo:country="IT"/>
    </style:style>
    <style:style style:name="T6348" style:parent-style-name="Policepardéfaut" style:family="text">
      <style:text-properties style:font-name-complex="Times New Roman" fo:language="it" fo:country="IT"/>
    </style:style>
    <style:style style:name="T6349" style:parent-style-name="Policepardéfaut" style:family="text">
      <style:text-properties style:font-name-complex="Times New Roman" fo:language="it" fo:country="IT"/>
    </style:style>
    <style:style style:name="T6350" style:parent-style-name="Policepardéfaut" style:family="text">
      <style:text-properties style:font-name-complex="Times New Roman" fo:language="it" fo:country="IT"/>
    </style:style>
    <style:style style:name="T6351" style:parent-style-name="Policepardéfaut" style:family="text">
      <style:text-properties style:font-name-complex="Times New Roman" fo:language="it" fo:country="IT"/>
    </style:style>
    <style:style style:name="T6352" style:parent-style-name="Policepardéfaut" style:family="text">
      <style:text-properties style:font-name-complex="Times New Roman" fo:language="it" fo:country="IT"/>
    </style:style>
    <style:style style:name="T6353" style:parent-style-name="Policepardéfaut" style:family="text">
      <style:text-properties style:font-name-complex="Times New Roman" fo:language="it" fo:country="IT"/>
    </style:style>
    <style:style style:name="T6354" style:parent-style-name="Policepardéfaut" style:family="text">
      <style:text-properties style:font-name-complex="Times New Roman" fo:language="it" fo:country="IT"/>
    </style:style>
    <style:style style:name="T6355" style:parent-style-name="Policepardéfaut" style:family="text">
      <style:text-properties style:font-name-complex="Times New Roman" fo:language="it" fo:country="IT"/>
    </style:style>
    <style:style style:name="T6356" style:parent-style-name="Policepardéfaut" style:family="text">
      <style:text-properties style:font-name-complex="Times New Roman" fo:language="it" fo:country="IT"/>
    </style:style>
    <style:style style:name="T6357" style:parent-style-name="Policepardéfaut" style:family="text">
      <style:text-properties style:font-name-complex="Times New Roman" fo:language="it" fo:country="IT"/>
    </style:style>
    <style:style style:name="T6358" style:parent-style-name="Policepardéfaut" style:family="text">
      <style:text-properties style:font-name-complex="Times New Roman" fo:language="it" fo:country="IT"/>
    </style:style>
    <style:style style:name="T6359" style:parent-style-name="Policepardéfaut" style:family="text">
      <style:text-properties style:font-name-complex="Times New Roman" fo:language="it" fo:country="IT"/>
    </style:style>
    <style:style style:name="T6360" style:parent-style-name="Policepardéfaut" style:family="text">
      <style:text-properties style:font-name-complex="Times New Roman" fo:language="it" fo:country="IT"/>
    </style:style>
    <style:style style:name="T6361" style:parent-style-name="Policepardéfaut" style:family="text">
      <style:text-properties style:font-name-complex="Times New Roman" fo:language="it" fo:country="IT"/>
    </style:style>
    <style:style style:name="T6362" style:parent-style-name="Policepardéfaut" style:family="text">
      <style:text-properties style:font-name-complex="Times New Roman" fo:language="it" fo:country="IT"/>
    </style:style>
    <style:style style:name="T6363" style:parent-style-name="Policepardéfaut" style:family="text">
      <style:text-properties style:font-name-complex="Times New Roman" fo:language="it" fo:country="IT"/>
    </style:style>
    <style:style style:name="T6364" style:parent-style-name="Policepardéfaut" style:family="text">
      <style:text-properties style:font-name-complex="Times New Roman" fo:language="it" fo:country="IT"/>
    </style:style>
    <style:style style:name="T6365" style:parent-style-name="Policepardéfaut" style:family="text">
      <style:text-properties style:font-name-complex="Times New Roman" fo:language="it" fo:country="IT"/>
    </style:style>
    <style:style style:name="T6366" style:parent-style-name="Policepardéfaut" style:family="text">
      <style:text-properties style:font-name-complex="Times New Roman" fo:language="it" fo:country="IT"/>
    </style:style>
    <style:style style:name="T6367" style:parent-style-name="Policepardéfaut" style:family="text">
      <style:text-properties style:font-name-complex="Times New Roman" fo:language="it" fo:country="IT"/>
    </style:style>
    <style:style style:name="T6368" style:parent-style-name="Policepardéfaut" style:family="text">
      <style:text-properties style:font-name-complex="Times New Roman" fo:language="it" fo:country="IT"/>
    </style:style>
    <style:style style:name="T6369" style:parent-style-name="Policepardéfaut" style:family="text">
      <style:text-properties style:font-name-complex="Times New Roman" fo:language="it" fo:country="IT"/>
    </style:style>
    <style:style style:name="T6370" style:parent-style-name="Policepardéfaut" style:family="text">
      <style:text-properties style:font-name-complex="Times New Roman" fo:language="it" fo:country="IT"/>
    </style:style>
    <style:style style:name="T6371" style:parent-style-name="Policepardéfaut" style:family="text">
      <style:text-properties style:font-name-complex="Times New Roman" fo:language="it" fo:country="IT"/>
    </style:style>
    <style:style style:name="T6372" style:parent-style-name="Policepardéfaut" style:family="text">
      <style:text-properties style:font-name-complex="Times New Roman" fo:language="it" fo:country="IT"/>
    </style:style>
    <style:style style:name="T6373" style:parent-style-name="Policepardéfaut" style:family="text">
      <style:text-properties style:font-name-complex="Times New Roman" fo:language="it" fo:country="IT"/>
    </style:style>
    <style:style style:name="T6374" style:parent-style-name="Policepardéfaut" style:family="text">
      <style:text-properties style:font-name-complex="Times New Roman" fo:language="it" fo:country="IT"/>
    </style:style>
    <style:style style:name="T6375" style:parent-style-name="Policepardéfaut" style:family="text">
      <style:text-properties style:font-name-complex="Times New Roman" fo:language="it" fo:country="IT"/>
    </style:style>
    <style:style style:name="T6376" style:parent-style-name="Policepardéfaut" style:family="text">
      <style:text-properties style:font-name-complex="Times New Roman" fo:language="it" fo:country="IT"/>
    </style:style>
    <style:style style:name="T6377" style:parent-style-name="Policepardéfaut" style:family="text">
      <style:text-properties style:font-name-complex="Times New Roman" fo:language="it" fo:country="IT"/>
    </style:style>
    <style:style style:name="T6378" style:parent-style-name="Policepardéfaut" style:family="text">
      <style:text-properties style:font-name-complex="Times New Roman" fo:language="it" fo:country="IT"/>
    </style:style>
    <style:style style:name="T6379" style:parent-style-name="Policepardéfaut" style:family="text">
      <style:text-properties style:font-name-complex="Times New Roman" fo:language="it" fo:country="IT"/>
    </style:style>
    <style:style style:name="T6380" style:parent-style-name="Policepardéfaut" style:family="text">
      <style:text-properties style:font-name-complex="Times New Roman" fo:language="it" fo:country="IT"/>
    </style:style>
    <style:style style:name="T6381" style:parent-style-name="Policepardéfaut" style:family="text">
      <style:text-properties style:font-name-complex="Times New Roman" fo:language="it" fo:country="IT"/>
    </style:style>
    <style:style style:name="T6382" style:parent-style-name="Policepardéfaut" style:family="text">
      <style:text-properties style:font-name-complex="Times New Roman" fo:language="it" fo:country="IT"/>
    </style:style>
    <style:style style:name="T6383" style:parent-style-name="Policepardéfaut" style:family="text">
      <style:text-properties style:font-name-complex="Times New Roman" fo:language="it" fo:country="IT"/>
    </style:style>
    <style:style style:name="T6384" style:parent-style-name="Policepardéfaut" style:family="text">
      <style:text-properties style:font-name-complex="Times New Roman" fo:language="it" fo:country="IT"/>
    </style:style>
    <style:style style:name="T6385" style:parent-style-name="Policepardéfaut" style:family="text">
      <style:text-properties style:font-name-complex="Times New Roman" fo:language="it" fo:country="IT"/>
    </style:style>
    <style:style style:name="T6386" style:parent-style-name="Policepardéfaut" style:family="text">
      <style:text-properties style:font-name-complex="Times New Roman" fo:language="it" fo:country="IT"/>
    </style:style>
    <style:style style:name="T6387" style:parent-style-name="Policepardéfaut" style:family="text">
      <style:text-properties style:font-name-complex="Times New Roman" fo:language="it" fo:country="IT"/>
    </style:style>
    <style:style style:name="T6388" style:parent-style-name="Policepardéfaut" style:family="text">
      <style:text-properties style:font-name-complex="Times New Roman" fo:language="it" fo:country="IT"/>
    </style:style>
    <style:style style:name="T6389" style:parent-style-name="Policepardéfaut" style:family="text">
      <style:text-properties style:font-name-complex="Times New Roman" fo:language="it" fo:country="IT"/>
    </style:style>
    <style:style style:name="T6390" style:parent-style-name="Policepardéfaut" style:family="text">
      <style:text-properties style:font-name-complex="Times New Roman" fo:language="it" fo:country="IT"/>
    </style:style>
    <style:style style:name="T6391" style:parent-style-name="Policepardéfaut" style:family="text">
      <style:text-properties style:font-name-complex="Times New Roman" fo:language="it" fo:country="IT"/>
    </style:style>
    <style:style style:name="T6392" style:parent-style-name="Policepardéfaut" style:family="text">
      <style:text-properties style:font-name-complex="Times New Roman" fo:language="it" fo:country="IT"/>
    </style:style>
    <style:style style:name="T6393" style:parent-style-name="Policepardéfaut" style:family="text">
      <style:text-properties style:font-name-complex="Times New Roman" fo:language="it" fo:country="IT"/>
    </style:style>
    <style:style style:name="T6394" style:parent-style-name="Policepardéfaut" style:family="text">
      <style:text-properties style:font-name-complex="Times New Roman" fo:language="it" fo:country="IT"/>
    </style:style>
    <style:style style:name="T6395" style:parent-style-name="Policepardéfaut" style:family="text">
      <style:text-properties style:font-name-complex="Times New Roman" fo:language="it" fo:country="IT"/>
    </style:style>
    <style:style style:name="T6396" style:parent-style-name="Policepardéfaut" style:family="text">
      <style:text-properties style:font-name-complex="Times New Roman" fo:language="it" fo:country="IT"/>
    </style:style>
    <style:style style:name="T6397" style:parent-style-name="Policepardéfaut" style:family="text">
      <style:text-properties style:font-name-complex="Times New Roman" fo:language="it" fo:country="IT"/>
    </style:style>
    <style:style style:name="T6398" style:parent-style-name="Policepardéfaut" style:family="text">
      <style:text-properties style:font-name-complex="Times New Roman" fo:language="it" fo:country="IT"/>
    </style:style>
    <style:style style:name="T6399" style:parent-style-name="Policepardéfaut" style:family="text">
      <style:text-properties style:font-name-complex="Times New Roman" fo:language="it" fo:country="IT"/>
    </style:style>
    <style:style style:name="T6400" style:parent-style-name="Policepardéfaut" style:family="text">
      <style:text-properties style:font-name-complex="Times New Roman" fo:language="it" fo:country="IT"/>
    </style:style>
    <style:style style:name="T6401" style:parent-style-name="Policepardéfaut" style:family="text">
      <style:text-properties style:font-name-complex="Times New Roman" fo:language="it" fo:country="IT"/>
    </style:style>
    <style:style style:name="T6402" style:parent-style-name="Policepardéfaut" style:family="text">
      <style:text-properties style:font-name-complex="Times New Roman" fo:language="it" fo:country="IT"/>
    </style:style>
    <style:style style:name="T6403" style:parent-style-name="Policepardéfaut" style:family="text">
      <style:text-properties style:font-name-complex="Times New Roman" fo:language="it" fo:country="IT"/>
    </style:style>
    <style:style style:name="T6404" style:parent-style-name="Policepardéfaut" style:family="text">
      <style:text-properties style:font-name-complex="Times New Roman" fo:language="it" fo:country="IT"/>
    </style:style>
    <style:style style:name="T6405" style:parent-style-name="Policepardéfaut" style:family="text">
      <style:text-properties style:font-name-complex="Times New Roman" fo:language="it" fo:country="IT"/>
    </style:style>
    <style:style style:name="T6406" style:parent-style-name="Policepardéfaut" style:family="text">
      <style:text-properties style:font-name-complex="Times New Roman" fo:language="it" fo:country="IT"/>
    </style:style>
    <style:style style:name="T6407" style:parent-style-name="Policepardéfaut" style:family="text">
      <style:text-properties style:font-name-complex="Times New Roman" fo:language="it" fo:country="IT"/>
    </style:style>
    <style:style style:name="T6408" style:parent-style-name="Policepardéfaut" style:family="text">
      <style:text-properties style:font-name-complex="Times New Roman" fo:language="it" fo:country="IT"/>
    </style:style>
    <style:style style:name="T6409" style:parent-style-name="Policepardéfaut" style:family="text">
      <style:text-properties style:font-name-complex="Times New Roman" fo:language="it" fo:country="IT"/>
    </style:style>
    <style:style style:name="T6410" style:parent-style-name="Policepardéfaut" style:family="text">
      <style:text-properties style:font-name-complex="Times New Roman" fo:language="it" fo:country="IT"/>
    </style:style>
    <style:style style:name="T6411" style:parent-style-name="Policepardéfaut" style:family="text">
      <style:text-properties style:font-name-complex="Times New Roman" fo:language="it" fo:country="IT"/>
    </style:style>
    <style:style style:name="T6412" style:parent-style-name="Policepardéfaut" style:family="text">
      <style:text-properties style:font-name-complex="Times New Roman" fo:language="it" fo:country="IT"/>
    </style:style>
    <style:style style:name="T6413" style:parent-style-name="Policepardéfaut" style:family="text">
      <style:text-properties style:font-name-complex="Times New Roman" fo:language="it" fo:country="IT"/>
    </style:style>
    <style:style style:name="T6414" style:parent-style-name="Policepardéfaut" style:family="text">
      <style:text-properties style:font-name-complex="Times New Roman" fo:language="it" fo:country="IT"/>
    </style:style>
    <style:style style:name="T6415" style:parent-style-name="Policepardéfaut" style:family="text">
      <style:text-properties style:font-name-complex="Times New Roman" fo:language="it" fo:country="IT"/>
    </style:style>
    <style:style style:name="T6416" style:parent-style-name="Policepardéfaut" style:family="text">
      <style:text-properties style:font-name-complex="Times New Roman" fo:language="it" fo:country="IT"/>
    </style:style>
    <style:style style:name="T6417" style:parent-style-name="Policepardéfaut" style:family="text">
      <style:text-properties style:font-name-complex="Times New Roman" fo:language="it" fo:country="IT"/>
    </style:style>
    <style:style style:name="T6418" style:parent-style-name="Policepardéfaut" style:family="text">
      <style:text-properties style:font-name-complex="Times New Roman" fo:language="it" fo:country="IT"/>
    </style:style>
    <style:style style:name="T6419" style:parent-style-name="Policepardéfaut" style:family="text">
      <style:text-properties style:font-name-complex="Times New Roman" fo:language="it" fo:country="IT"/>
    </style:style>
    <style:style style:name="T6420" style:parent-style-name="Policepardéfaut" style:family="text">
      <style:text-properties style:font-name-complex="Times New Roman" fo:language="it" fo:country="IT"/>
    </style:style>
    <style:style style:name="T6421" style:parent-style-name="Policepardéfaut" style:family="text">
      <style:text-properties style:font-name-complex="Times New Roman" fo:language="it" fo:country="IT"/>
    </style:style>
    <style:style style:name="T6422" style:parent-style-name="Policepardéfaut" style:family="text">
      <style:text-properties style:font-name-complex="Times New Roman" fo:language="it" fo:country="IT"/>
    </style:style>
    <style:style style:name="T6423" style:parent-style-name="Policepardéfaut" style:family="text">
      <style:text-properties style:font-name-complex="Times New Roman" fo:language="it" fo:country="IT"/>
    </style:style>
    <style:style style:name="T6424" style:parent-style-name="Policepardéfaut" style:family="text">
      <style:text-properties style:font-name-complex="Times New Roman" fo:language="it" fo:country="IT"/>
    </style:style>
    <style:style style:name="T6425" style:parent-style-name="Policepardéfaut" style:family="text">
      <style:text-properties style:font-name-complex="Times New Roman" fo:language="it" fo:country="IT"/>
    </style:style>
    <style:style style:name="T6426" style:parent-style-name="Policepardéfaut" style:family="text">
      <style:text-properties style:font-name-complex="Times New Roman" fo:language="it" fo:country="IT"/>
    </style:style>
    <style:style style:name="T6427" style:parent-style-name="Policepardéfaut" style:family="text">
      <style:text-properties style:font-name-complex="Times New Roman" fo:language="it" fo:country="IT"/>
    </style:style>
    <style:style style:name="T6428" style:parent-style-name="Policepardéfaut" style:family="text">
      <style:text-properties style:font-name-complex="Times New Roman" fo:language="it" fo:country="IT"/>
    </style:style>
    <style:style style:name="T6429" style:parent-style-name="Policepardéfaut" style:family="text">
      <style:text-properties style:font-name-complex="Times New Roman" fo:language="it" fo:country="IT"/>
    </style:style>
    <style:style style:name="T6430" style:parent-style-name="Policepardéfaut" style:family="text">
      <style:text-properties style:font-name-complex="Times New Roman" fo:language="it" fo:country="IT"/>
    </style:style>
    <style:style style:name="T6431" style:parent-style-name="Policepardéfaut" style:family="text">
      <style:text-properties style:font-name-complex="Times New Roman" fo:language="it" fo:country="IT"/>
    </style:style>
    <style:style style:name="T6432" style:parent-style-name="Policepardéfaut" style:family="text">
      <style:text-properties style:font-name-complex="Times New Roman" fo:language="it" fo:country="IT"/>
    </style:style>
    <style:style style:name="T6433" style:parent-style-name="Policepardéfaut" style:family="text">
      <style:text-properties style:font-name-complex="Times New Roman" fo:language="it" fo:country="IT"/>
    </style:style>
    <style:style style:name="T6434" style:parent-style-name="Policepardéfaut" style:family="text">
      <style:text-properties style:font-name-complex="Times New Roman" fo:language="it" fo:country="IT"/>
    </style:style>
    <style:style style:name="T6435" style:parent-style-name="Policepardéfaut" style:family="text">
      <style:text-properties style:font-name-complex="Times New Roman" fo:language="it" fo:country="IT"/>
    </style:style>
    <style:style style:name="T6436" style:parent-style-name="Policepardéfaut" style:family="text">
      <style:text-properties style:font-name-complex="Times New Roman" fo:language="it" fo:country="IT"/>
    </style:style>
    <style:style style:name="T6437" style:parent-style-name="Policepardéfaut" style:family="text">
      <style:text-properties style:font-name-complex="Times New Roman" fo:language="it" fo:country="IT"/>
    </style:style>
    <style:style style:name="T6438" style:parent-style-name="Policepardéfaut" style:family="text">
      <style:text-properties style:font-name-complex="Times New Roman" fo:language="it" fo:country="IT"/>
    </style:style>
    <style:style style:name="T6439" style:parent-style-name="Policepardéfaut" style:family="text">
      <style:text-properties style:font-name-complex="Times New Roman" fo:language="it" fo:country="IT"/>
    </style:style>
    <style:style style:name="T6440" style:parent-style-name="Policepardéfaut" style:family="text">
      <style:text-properties style:font-name-complex="Times New Roman" fo:language="it" fo:country="IT"/>
    </style:style>
    <style:style style:name="T6441" style:parent-style-name="Policepardéfaut" style:family="text">
      <style:text-properties style:font-name-complex="Times New Roman" fo:language="it" fo:country="IT"/>
    </style:style>
    <style:style style:name="T6442" style:parent-style-name="Policepardéfaut" style:family="text">
      <style:text-properties style:font-name-complex="Times New Roman" fo:language="it" fo:country="IT"/>
    </style:style>
    <style:style style:name="T6443" style:parent-style-name="Policepardéfaut" style:family="text">
      <style:text-properties style:font-name-complex="Times New Roman" fo:language="it" fo:country="IT"/>
    </style:style>
    <style:style style:name="T6444" style:parent-style-name="Policepardéfaut" style:family="text">
      <style:text-properties style:font-name-complex="Times New Roman" fo:language="it" fo:country="IT"/>
    </style:style>
    <style:style style:name="T6445" style:parent-style-name="Policepardéfaut" style:family="text">
      <style:text-properties style:font-name-complex="Times New Roman" fo:language="it" fo:country="IT"/>
    </style:style>
    <style:style style:name="T6446" style:parent-style-name="Policepardéfaut" style:family="text">
      <style:text-properties style:font-name-complex="Times New Roman" fo:language="it" fo:country="IT"/>
    </style:style>
    <style:style style:name="T6447" style:parent-style-name="Policepardéfaut" style:family="text">
      <style:text-properties style:font-name-complex="Times New Roman" fo:language="it" fo:country="IT"/>
    </style:style>
    <style:style style:name="T6448" style:parent-style-name="Policepardéfaut" style:family="text">
      <style:text-properties style:font-name-complex="Times New Roman" fo:language="it" fo:country="IT"/>
    </style:style>
    <style:style style:name="T6449" style:parent-style-name="Policepardéfaut" style:family="text">
      <style:text-properties style:font-name-complex="Times New Roman" fo:language="it" fo:country="IT"/>
    </style:style>
    <style:style style:name="T6450" style:parent-style-name="Policepardéfaut" style:family="text">
      <style:text-properties style:font-name-complex="Times New Roman" fo:language="it" fo:country="IT"/>
    </style:style>
    <style:style style:name="T6451" style:parent-style-name="Policepardéfaut" style:family="text">
      <style:text-properties style:font-name-complex="Times New Roman" fo:language="it" fo:country="IT"/>
    </style:style>
    <style:style style:name="T6452" style:parent-style-name="Policepardéfaut" style:family="text">
      <style:text-properties style:font-name-complex="Times New Roman" fo:language="it" fo:country="IT"/>
    </style:style>
    <style:style style:name="T6453" style:parent-style-name="Policepardéfaut" style:family="text">
      <style:text-properties style:font-name-complex="Times New Roman" fo:language="it" fo:country="IT"/>
    </style:style>
    <style:style style:name="T6454" style:parent-style-name="Policepardéfaut" style:family="text">
      <style:text-properties style:font-name-complex="Times New Roman" fo:language="it" fo:country="IT"/>
    </style:style>
    <style:style style:name="T6455" style:parent-style-name="Policepardéfaut" style:family="text">
      <style:text-properties style:font-name-complex="Times New Roman" fo:language="it" fo:country="IT"/>
    </style:style>
    <style:style style:name="T6456" style:parent-style-name="Policepardéfaut" style:family="text">
      <style:text-properties style:font-name-complex="Times New Roman" fo:language="it" fo:country="IT"/>
    </style:style>
    <style:style style:name="T6457" style:parent-style-name="Policepardéfaut" style:family="text">
      <style:text-properties style:font-name-complex="Times New Roman" fo:font-style="italic" style:font-style-asian="italic" fo:language="it" fo:country="IT"/>
    </style:style>
    <style:style style:name="T6458" style:parent-style-name="Policepardéfaut" style:family="text">
      <style:text-properties style:font-name-complex="Times New Roman" fo:language="it" fo:country="IT"/>
    </style:style>
    <style:style style:name="T6459" style:parent-style-name="Policepardéfaut" style:family="text">
      <style:text-properties style:font-name-complex="Times New Roman" fo:language="it" fo:country="IT"/>
    </style:style>
    <style:style style:name="T6460" style:parent-style-name="Policepardéfaut" style:family="text">
      <style:text-properties style:font-name-complex="Times New Roman" fo:language="it" fo:country="IT"/>
    </style:style>
    <style:style style:name="T6461" style:parent-style-name="Policepardéfaut" style:family="text">
      <style:text-properties style:font-name-complex="Times New Roman" fo:language="it" fo:country="IT"/>
    </style:style>
    <style:style style:name="T6462" style:parent-style-name="Policepardéfaut" style:family="text">
      <style:text-properties style:font-name-complex="Times New Roman" fo:language="it" fo:country="IT"/>
    </style:style>
    <style:style style:name="T6463" style:parent-style-name="Policepardéfaut" style:family="text">
      <style:text-properties style:font-name-complex="Times New Roman" fo:language="it" fo:country="IT"/>
    </style:style>
    <style:style style:name="T6464" style:parent-style-name="Policepardéfaut" style:family="text">
      <style:text-properties style:font-name-complex="Times New Roman" fo:language="it" fo:country="IT"/>
    </style:style>
    <style:style style:name="T6465" style:parent-style-name="Policepardéfaut" style:family="text">
      <style:text-properties style:font-name-complex="Times New Roman" fo:language="it" fo:country="IT"/>
    </style:style>
    <style:style style:name="T6466" style:parent-style-name="Policepardéfaut" style:family="text">
      <style:text-properties style:font-name-complex="Times New Roman" fo:language="it" fo:country="IT"/>
    </style:style>
    <style:style style:name="T6467" style:parent-style-name="Policepardéfaut" style:family="text">
      <style:text-properties style:font-name-complex="Times New Roman" fo:language="it" fo:country="IT"/>
    </style:style>
    <style:style style:name="T6468" style:parent-style-name="Policepardéfaut" style:family="text">
      <style:text-properties style:font-name-complex="Times New Roman" fo:language="it" fo:country="IT"/>
    </style:style>
    <style:style style:name="T6469" style:parent-style-name="Policepardéfaut" style:family="text">
      <style:text-properties style:font-name-complex="Times New Roman" fo:language="it" fo:country="IT"/>
    </style:style>
    <style:style style:name="T6470" style:parent-style-name="Policepardéfaut" style:family="text">
      <style:text-properties style:font-name-complex="Times New Roman" fo:language="it" fo:country="IT"/>
    </style:style>
    <style:style style:name="T6471" style:parent-style-name="Policepardéfaut" style:family="text">
      <style:text-properties style:font-name-complex="Times New Roman" fo:language="it" fo:country="IT"/>
    </style:style>
    <style:style style:name="T6472" style:parent-style-name="Policepardéfaut" style:family="text">
      <style:text-properties style:font-name-complex="Times New Roman" fo:language="it" fo:country="IT"/>
    </style:style>
    <style:style style:name="T6473" style:parent-style-name="Policepardéfaut" style:family="text">
      <style:text-properties style:font-name-complex="Times New Roman" fo:language="it" fo:country="IT"/>
    </style:style>
    <style:style style:name="T6474" style:parent-style-name="Policepardéfaut" style:family="text">
      <style:text-properties style:font-name-complex="Times New Roman" fo:language="it" fo:country="IT"/>
    </style:style>
    <style:style style:name="T6475" style:parent-style-name="Policepardéfaut" style:family="text">
      <style:text-properties style:font-name-complex="Times New Roman" fo:language="it" fo:country="IT"/>
    </style:style>
    <style:style style:name="T6476" style:parent-style-name="Policepardéfaut" style:family="text">
      <style:text-properties style:font-name-complex="Times New Roman" fo:language="it" fo:country="IT"/>
    </style:style>
    <style:style style:name="T6477" style:parent-style-name="Policepardéfaut" style:family="text">
      <style:text-properties style:font-name-complex="Times New Roman" fo:language="it" fo:country="IT"/>
    </style:style>
    <style:style style:name="T6478" style:parent-style-name="Policepardéfaut" style:family="text">
      <style:text-properties style:font-name-complex="Times New Roman" fo:language="it" fo:country="IT"/>
    </style:style>
    <style:style style:name="T6479" style:parent-style-name="Policepardéfaut" style:family="text">
      <style:text-properties style:font-name-complex="Times New Roman" fo:language="it" fo:country="IT"/>
    </style:style>
    <style:style style:name="T6480" style:parent-style-name="Policepardéfaut" style:family="text">
      <style:text-properties style:font-name-complex="Times New Roman" fo:language="it" fo:country="IT"/>
    </style:style>
    <style:style style:name="T6481" style:parent-style-name="Policepardéfaut" style:family="text">
      <style:text-properties style:font-name-complex="Times New Roman" fo:language="it" fo:country="IT"/>
    </style:style>
    <style:style style:name="T6482" style:parent-style-name="Policepardéfaut" style:family="text">
      <style:text-properties style:font-name-complex="Times New Roman" fo:language="it" fo:country="IT"/>
    </style:style>
    <style:style style:name="T6483" style:parent-style-name="Policepardéfaut" style:family="text">
      <style:text-properties style:font-name-complex="Times New Roman" fo:language="it" fo:country="IT"/>
    </style:style>
    <style:style style:name="T6484" style:parent-style-name="Policepardéfaut" style:family="text">
      <style:text-properties style:font-name-complex="Times New Roman" fo:language="it" fo:country="IT"/>
    </style:style>
    <style:style style:name="T6485" style:parent-style-name="Policepardéfaut" style:family="text">
      <style:text-properties style:font-name-complex="Times New Roman" fo:language="it" fo:country="IT"/>
    </style:style>
    <style:style style:name="T6486" style:parent-style-name="Policepardéfaut" style:family="text">
      <style:text-properties style:font-name-complex="Times New Roman" fo:language="it" fo:country="IT"/>
    </style:style>
    <style:style style:name="T6487" style:parent-style-name="Policepardéfaut" style:family="text">
      <style:text-properties style:font-name-complex="Times New Roman" fo:language="it" fo:country="IT"/>
    </style:style>
    <style:style style:name="T6488" style:parent-style-name="Policepardéfaut" style:family="text">
      <style:text-properties style:font-name-complex="Times New Roman" fo:language="it" fo:country="IT"/>
    </style:style>
    <style:style style:name="T6489" style:parent-style-name="Policepardéfaut" style:family="text">
      <style:text-properties style:font-name-complex="Times New Roman" fo:language="it" fo:country="IT"/>
    </style:style>
    <style:style style:name="T6490" style:parent-style-name="Policepardéfaut" style:family="text">
      <style:text-properties style:font-name-complex="Times New Roman" fo:language="it" fo:country="IT"/>
    </style:style>
    <style:style style:name="T6491" style:parent-style-name="Policepardéfaut" style:family="text">
      <style:text-properties style:font-name-complex="Times New Roman" fo:language="it" fo:country="IT"/>
    </style:style>
    <style:style style:name="T6492" style:parent-style-name="Policepardéfaut" style:family="text">
      <style:text-properties style:font-name-complex="Times New Roman" fo:language="it" fo:country="IT"/>
    </style:style>
    <style:style style:name="T6493" style:parent-style-name="Policepardéfaut" style:family="text">
      <style:text-properties style:font-name-complex="Times New Roman" fo:language="it" fo:country="IT"/>
    </style:style>
    <style:style style:name="T6494" style:parent-style-name="Policepardéfaut" style:family="text">
      <style:text-properties style:font-name-complex="Times New Roman" fo:language="it" fo:country="IT"/>
    </style:style>
    <style:style style:name="T6495" style:parent-style-name="Policepardéfaut" style:family="text">
      <style:text-properties style:font-name-complex="Times New Roman" fo:language="it" fo:country="IT"/>
    </style:style>
    <style:style style:name="T6496" style:parent-style-name="Policepardéfaut" style:family="text">
      <style:text-properties style:font-name-complex="Times New Roman" fo:language="it" fo:country="IT"/>
    </style:style>
    <style:style style:name="T6497" style:parent-style-name="Policepardéfaut" style:family="text">
      <style:text-properties style:font-name-complex="Times New Roman" fo:language="it" fo:country="IT"/>
    </style:style>
    <style:style style:name="T6498" style:parent-style-name="Policepardéfaut" style:family="text">
      <style:text-properties style:font-name-complex="Times New Roman" fo:language="it" fo:country="IT"/>
    </style:style>
    <style:style style:name="T6499" style:parent-style-name="Policepardéfaut" style:family="text">
      <style:text-properties style:font-name-complex="Times New Roman" fo:language="it" fo:country="IT"/>
    </style:style>
    <style:style style:name="T6500" style:parent-style-name="Policepardéfaut" style:family="text">
      <style:text-properties style:font-name-complex="Times New Roman" fo:language="it" fo:country="IT"/>
    </style:style>
    <style:style style:name="T6501" style:parent-style-name="Policepardéfaut" style:family="text">
      <style:text-properties style:font-name-complex="Times New Roman" fo:language="it" fo:country="IT"/>
    </style:style>
    <style:style style:name="T6502" style:parent-style-name="Policepardéfaut" style:family="text">
      <style:text-properties style:font-name-complex="Times New Roman" fo:language="it" fo:country="IT"/>
    </style:style>
    <style:style style:name="T6503" style:parent-style-name="Policepardéfaut" style:family="text">
      <style:text-properties style:font-name-complex="Times New Roman" fo:language="it" fo:country="IT"/>
    </style:style>
    <style:style style:name="T6504" style:parent-style-name="Policepardéfaut" style:family="text">
      <style:text-properties style:font-name-complex="Times New Roman" fo:language="it" fo:country="IT"/>
    </style:style>
    <style:style style:name="T6505" style:parent-style-name="Policepardéfaut" style:family="text">
      <style:text-properties style:font-name-complex="Times New Roman" fo:language="it" fo:country="IT"/>
    </style:style>
    <style:style style:name="T6506" style:parent-style-name="Policepardéfaut" style:family="text">
      <style:text-properties style:font-name-complex="Times New Roman" fo:language="it" fo:country="IT"/>
    </style:style>
    <style:style style:name="T6507" style:parent-style-name="Policepardéfaut" style:family="text">
      <style:text-properties style:font-name-complex="Times New Roman" fo:language="it" fo:country="IT"/>
    </style:style>
    <style:style style:name="T6508" style:parent-style-name="Policepardéfaut" style:family="text">
      <style:text-properties style:font-name-complex="Times New Roman" fo:language="it" fo:country="IT"/>
    </style:style>
    <style:style style:name="T6509" style:parent-style-name="Policepardéfaut" style:family="text">
      <style:text-properties style:font-name-complex="Times New Roman" fo:language="it" fo:country="IT"/>
    </style:style>
    <style:style style:name="T6510" style:parent-style-name="Policepardéfaut" style:family="text">
      <style:text-properties style:font-name-complex="Times New Roman" fo:language="it" fo:country="IT"/>
    </style:style>
    <style:style style:name="T6511" style:parent-style-name="Policepardéfaut" style:family="text">
      <style:text-properties style:font-name-complex="Times New Roman" fo:language="it" fo:country="IT"/>
    </style:style>
    <style:style style:name="T6512" style:parent-style-name="Policepardéfaut" style:family="text">
      <style:text-properties style:font-name-complex="Times New Roman" fo:font-style="italic" style:font-style-asian="italic" fo:language="it" fo:country="IT"/>
    </style:style>
    <style:style style:name="T6513" style:parent-style-name="Policepardéfaut" style:family="text">
      <style:text-properties style:font-name-complex="Times New Roman" fo:language="it" fo:country="IT"/>
    </style:style>
    <style:style style:name="T6514" style:parent-style-name="Policepardéfaut" style:family="text">
      <style:text-properties style:font-name-complex="Times New Roman" fo:language="it" fo:country="IT"/>
    </style:style>
    <style:style style:name="T6515" style:parent-style-name="Policepardéfaut" style:family="text">
      <style:text-properties style:font-name-complex="Times New Roman" fo:language="it" fo:country="IT"/>
    </style:style>
    <style:style style:name="T6516" style:parent-style-name="Policepardéfaut" style:family="text">
      <style:text-properties style:font-name-complex="Times New Roman" fo:language="it" fo:country="IT"/>
    </style:style>
    <style:style style:name="T6517" style:parent-style-name="Policepardéfaut" style:family="text">
      <style:text-properties style:font-name-complex="Times New Roman" fo:language="it" fo:country="IT"/>
    </style:style>
    <style:style style:name="T6518" style:parent-style-name="Policepardéfaut" style:family="text">
      <style:text-properties style:font-name-complex="Times New Roman" fo:language="it" fo:country="IT"/>
    </style:style>
    <style:style style:name="T6519" style:parent-style-name="Policepardéfaut" style:family="text">
      <style:text-properties style:font-name-complex="Times New Roman" fo:language="it" fo:country="IT"/>
    </style:style>
    <style:style style:name="T6520" style:parent-style-name="Policepardéfaut" style:family="text">
      <style:text-properties style:font-name-complex="Times New Roman" fo:language="it" fo:country="IT"/>
    </style:style>
    <style:style style:name="T6521" style:parent-style-name="Policepardéfaut" style:family="text">
      <style:text-properties style:font-name-complex="Times New Roman" fo:language="it" fo:country="IT"/>
    </style:style>
    <style:style style:name="T6522" style:parent-style-name="Policepardéfaut" style:family="text">
      <style:text-properties style:font-name-complex="Times New Roman" fo:language="it" fo:country="IT"/>
    </style:style>
    <style:style style:name="T6523" style:parent-style-name="Policepardéfaut" style:family="text">
      <style:text-properties style:font-name-complex="Times New Roman" fo:language="it" fo:country="IT"/>
    </style:style>
    <style:style style:name="T6524" style:parent-style-name="Policepardéfaut" style:family="text">
      <style:text-properties style:font-name-complex="Times New Roman" fo:language="it" fo:country="IT"/>
    </style:style>
    <style:style style:name="T6525" style:parent-style-name="Policepardéfaut" style:family="text">
      <style:text-properties style:font-name-complex="Times New Roman" fo:language="it" fo:country="IT"/>
    </style:style>
    <style:style style:name="T6526" style:parent-style-name="Policepardéfaut" style:family="text">
      <style:text-properties style:font-name-complex="Times New Roman" fo:language="it" fo:country="IT"/>
    </style:style>
    <style:style style:name="T6527" style:parent-style-name="Policepardéfaut" style:family="text">
      <style:text-properties style:font-name-complex="Times New Roman" fo:language="it" fo:country="IT"/>
    </style:style>
    <style:style style:name="T6528" style:parent-style-name="Policepardéfaut" style:family="text">
      <style:text-properties style:font-name-complex="Times New Roman" fo:language="it" fo:country="IT"/>
    </style:style>
    <style:style style:name="T6529" style:parent-style-name="Policepardéfaut" style:family="text">
      <style:text-properties style:font-name-complex="Times New Roman" fo:language="it" fo:country="IT"/>
    </style:style>
    <style:style style:name="T6530" style:parent-style-name="Policepardéfaut" style:family="text">
      <style:text-properties style:font-name-complex="Times New Roman" fo:language="it" fo:country="IT"/>
    </style:style>
    <style:style style:name="T6531" style:parent-style-name="Policepardéfaut" style:family="text">
      <style:text-properties style:font-name-complex="Times New Roman" fo:language="it" fo:country="IT"/>
    </style:style>
    <style:style style:name="T6532" style:parent-style-name="Policepardéfaut" style:family="text">
      <style:text-properties style:font-name-complex="Times New Roman" fo:language="it" fo:country="IT"/>
    </style:style>
    <style:style style:name="T6533" style:parent-style-name="Policepardéfaut" style:family="text">
      <style:text-properties style:font-name-complex="Times New Roman" fo:language="it" fo:country="IT"/>
    </style:style>
    <style:style style:name="T6534" style:parent-style-name="Policepardéfaut" style:family="text">
      <style:text-properties style:font-name-complex="Times New Roman" fo:language="it" fo:country="IT"/>
    </style:style>
    <style:style style:name="T6535" style:parent-style-name="Policepardéfaut" style:family="text">
      <style:text-properties style:font-name-complex="Times New Roman" fo:language="it" fo:country="IT"/>
    </style:style>
    <style:style style:name="T6536" style:parent-style-name="Policepardéfaut" style:family="text">
      <style:text-properties style:font-name-complex="Times New Roman" fo:language="it" fo:country="IT"/>
    </style:style>
    <style:style style:name="T6537" style:parent-style-name="Policepardéfaut" style:family="text">
      <style:text-properties style:font-name-complex="Times New Roman" fo:language="it" fo:country="IT"/>
    </style:style>
    <style:style style:name="T6538" style:parent-style-name="Policepardéfaut" style:family="text">
      <style:text-properties style:font-name-complex="Times New Roman" fo:language="it" fo:country="IT"/>
    </style:style>
    <style:style style:name="T6539" style:parent-style-name="Policepardéfaut" style:family="text">
      <style:text-properties style:font-name-complex="Times New Roman" fo:language="it" fo:country="IT"/>
    </style:style>
    <style:style style:name="T6540" style:parent-style-name="Policepardéfaut" style:family="text">
      <style:text-properties style:font-name-complex="Times New Roman" fo:language="it" fo:country="IT"/>
    </style:style>
    <style:style style:name="T6541" style:parent-style-name="Policepardéfaut" style:family="text">
      <style:text-properties style:font-name-complex="Times New Roman" fo:language="it" fo:country="IT"/>
    </style:style>
    <style:style style:name="T6542" style:parent-style-name="Policepardéfaut" style:family="text">
      <style:text-properties style:font-name-complex="Times New Roman" fo:language="it" fo:country="IT"/>
    </style:style>
    <style:style style:name="T6543" style:parent-style-name="Policepardéfaut" style:family="text">
      <style:text-properties style:font-name-complex="Times New Roman" fo:language="it" fo:country="IT"/>
    </style:style>
    <style:style style:name="T6544" style:parent-style-name="Policepardéfaut" style:family="text">
      <style:text-properties style:font-name-complex="Times New Roman" fo:language="it" fo:country="IT"/>
    </style:style>
    <style:style style:name="T6545" style:parent-style-name="Policepardéfaut" style:family="text">
      <style:text-properties style:font-name-complex="Times New Roman" fo:language="it" fo:country="IT"/>
    </style:style>
    <style:style style:name="T6546" style:parent-style-name="Policepardéfaut" style:family="text">
      <style:text-properties style:font-name-complex="Times New Roman" fo:language="it" fo:country="IT"/>
    </style:style>
    <style:style style:name="T6547" style:parent-style-name="Policepardéfaut" style:family="text">
      <style:text-properties style:font-name-complex="Times New Roman" fo:language="it" fo:country="IT"/>
    </style:style>
    <style:style style:name="T6548" style:parent-style-name="Policepardéfaut" style:family="text">
      <style:text-properties style:font-name-complex="Times New Roman" fo:language="it" fo:country="IT"/>
    </style:style>
    <style:style style:name="T6549" style:parent-style-name="Policepardéfaut" style:family="text">
      <style:text-properties style:font-name-complex="Times New Roman" fo:language="it" fo:country="IT"/>
    </style:style>
    <style:style style:name="T6550" style:parent-style-name="Policepardéfaut" style:family="text">
      <style:text-properties style:font-name-complex="Times New Roman" fo:language="it" fo:country="IT"/>
    </style:style>
    <style:style style:name="T6551" style:parent-style-name="Policepardéfaut" style:family="text">
      <style:text-properties style:font-name-complex="Times New Roman" fo:language="it" fo:country="IT"/>
    </style:style>
    <style:style style:name="T6552" style:parent-style-name="Policepardéfaut" style:family="text">
      <style:text-properties style:font-name-complex="Times New Roman" fo:language="it" fo:country="IT"/>
    </style:style>
    <style:style style:name="T6553" style:parent-style-name="Policepardéfaut" style:family="text">
      <style:text-properties style:font-name-complex="Times New Roman" fo:language="it" fo:country="IT"/>
    </style:style>
    <style:style style:name="T6554" style:parent-style-name="Policepardéfaut" style:family="text">
      <style:text-properties style:font-name-complex="Times New Roman" fo:language="it" fo:country="IT"/>
    </style:style>
    <style:style style:name="T6555" style:parent-style-name="Policepardéfaut" style:family="text">
      <style:text-properties style:font-name-complex="Times New Roman" fo:language="it" fo:country="IT"/>
    </style:style>
    <style:style style:name="T6556" style:parent-style-name="Policepardéfaut" style:family="text">
      <style:text-properties style:font-name-complex="Times New Roman" fo:language="it" fo:country="IT"/>
    </style:style>
    <style:style style:name="T6557" style:parent-style-name="Policepardéfaut" style:family="text">
      <style:text-properties style:font-name-complex="Times New Roman" fo:language="it" fo:country="IT"/>
    </style:style>
    <style:style style:name="T6558" style:parent-style-name="Policepardéfaut" style:family="text">
      <style:text-properties style:font-name-complex="Times New Roman" fo:language="it" fo:country="IT"/>
    </style:style>
    <style:style style:name="T6559" style:parent-style-name="Policepardéfaut" style:family="text">
      <style:text-properties style:font-name-complex="Times New Roman" fo:language="it" fo:country="IT"/>
    </style:style>
    <style:style style:name="T6560" style:parent-style-name="Policepardéfaut" style:family="text">
      <style:text-properties style:font-name-complex="Times New Roman" fo:language="it" fo:country="IT"/>
    </style:style>
    <style:style style:name="T6561" style:parent-style-name="Policepardéfaut" style:family="text">
      <style:text-properties style:font-name-complex="Times New Roman" fo:language="it" fo:country="IT"/>
    </style:style>
    <style:style style:name="T6562" style:parent-style-name="Policepardéfaut" style:family="text">
      <style:text-properties style:font-name-complex="Times New Roman" fo:language="it" fo:country="IT"/>
    </style:style>
    <style:style style:name="T6563" style:parent-style-name="Policepardéfaut" style:family="text">
      <style:text-properties style:font-name-complex="Times New Roman" fo:language="it" fo:country="IT"/>
    </style:style>
    <style:style style:name="T6564" style:parent-style-name="Policepardéfaut" style:family="text">
      <style:text-properties style:font-name-complex="Times New Roman" fo:language="it" fo:country="IT"/>
    </style:style>
    <style:style style:name="T6565" style:parent-style-name="Policepardéfaut" style:family="text">
      <style:text-properties style:font-name-complex="Times New Roman" fo:language="it" fo:country="IT"/>
    </style:style>
    <style:style style:name="T6566" style:parent-style-name="Policepardéfaut" style:family="text">
      <style:text-properties style:font-name-complex="Times New Roman" fo:language="it" fo:country="IT"/>
    </style:style>
    <style:style style:name="T6567" style:parent-style-name="Policepardéfaut" style:family="text">
      <style:text-properties fo:font-style="italic" style:font-style-asian="italic"/>
    </style:style>
    <style:style style:name="T6568" style:parent-style-name="Policepardéfaut" style:family="text">
      <style:text-properties style:font-name-complex="Times New Roman"/>
    </style:style>
    <style:style style:name="T6569" style:parent-style-name="Policepardéfaut" style:family="text">
      <style:text-properties style:font-name-complex="Times New Roman" fo:language="it" fo:country="IT"/>
    </style:style>
    <style:style style:name="T6570" style:parent-style-name="Policepardéfaut" style:family="text">
      <style:text-properties style:font-name-complex="Times New Roman" fo:language="it" fo:country="IT"/>
    </style:style>
    <style:style style:name="T6571" style:parent-style-name="Policepardéfaut" style:family="text">
      <style:text-properties style:font-name-complex="Times New Roman" fo:language="it" fo:country="IT"/>
    </style:style>
    <style:style style:name="T6572" style:parent-style-name="Policepardéfaut" style:family="text">
      <style:text-properties style:font-name-complex="Times New Roman" fo:language="it" fo:country="IT"/>
    </style:style>
    <style:style style:name="T6573" style:parent-style-name="Policepardéfaut" style:family="text">
      <style:text-properties style:font-name-complex="Times New Roman" fo:language="it" fo:country="IT"/>
    </style:style>
    <style:style style:name="T6574" style:parent-style-name="Policepardéfaut" style:family="text">
      <style:text-properties style:font-name-complex="Times New Roman" fo:language="it" fo:country="IT"/>
    </style:style>
    <style:style style:name="T6575" style:parent-style-name="Policepardéfaut" style:family="text">
      <style:text-properties style:font-name-complex="Times New Roman" fo:language="it" fo:country="IT"/>
    </style:style>
    <style:style style:name="T6576" style:parent-style-name="Policepardéfaut" style:family="text">
      <style:text-properties style:font-name-complex="Times New Roman" fo:language="it" fo:country="IT"/>
    </style:style>
    <style:style style:name="T6577" style:parent-style-name="Policepardéfaut" style:family="text">
      <style:text-properties style:font-name-complex="Times New Roman" fo:language="it" fo:country="IT"/>
    </style:style>
    <style:style style:name="T6578" style:parent-style-name="Policepardéfaut" style:family="text">
      <style:text-properties style:font-name-complex="Times New Roman" fo:language="it" fo:country="IT"/>
    </style:style>
    <style:style style:name="T6579" style:parent-style-name="Policepardéfaut" style:family="text">
      <style:text-properties style:font-name-complex="Times New Roman" fo:language="it" fo:country="IT"/>
    </style:style>
    <style:style style:name="T6580" style:parent-style-name="Policepardéfaut" style:family="text">
      <style:text-properties style:font-name-complex="Times New Roman" fo:language="it" fo:country="IT"/>
    </style:style>
    <style:style style:name="T6581" style:parent-style-name="Policepardéfaut" style:family="text">
      <style:text-properties style:font-name-complex="Times New Roman" fo:language="it" fo:country="IT"/>
    </style:style>
    <style:style style:name="T6582" style:parent-style-name="Policepardéfaut" style:family="text">
      <style:text-properties style:font-name-complex="Times New Roman" fo:language="it" fo:country="IT"/>
    </style:style>
    <style:style style:name="T6583" style:parent-style-name="Policepardéfaut" style:family="text">
      <style:text-properties style:font-name-complex="Times New Roman" fo:language="it" fo:country="IT"/>
    </style:style>
    <style:style style:name="T6584" style:parent-style-name="Policepardéfaut" style:family="text">
      <style:text-properties style:font-name-complex="Times New Roman" fo:language="it" fo:country="IT"/>
    </style:style>
    <style:style style:name="T6585" style:parent-style-name="Policepardéfaut" style:family="text">
      <style:text-properties style:font-name-complex="Times New Roman" fo:language="it" fo:country="IT"/>
    </style:style>
    <style:style style:name="T6586" style:parent-style-name="Policepardéfaut" style:family="text">
      <style:text-properties style:font-name-complex="Times New Roman" fo:language="it" fo:country="IT"/>
    </style:style>
    <style:style style:name="T6587" style:parent-style-name="Policepardéfaut" style:family="text">
      <style:text-properties style:font-name-complex="Times New Roman" fo:language="it" fo:country="IT"/>
    </style:style>
    <style:style style:name="T6588" style:parent-style-name="Policepardéfaut" style:family="text">
      <style:text-properties style:font-name-complex="Times New Roman" fo:language="it" fo:country="IT"/>
    </style:style>
    <style:style style:name="T6589" style:parent-style-name="Policepardéfaut" style:family="text">
      <style:text-properties style:font-name-complex="Times New Roman" fo:language="it" fo:country="IT"/>
    </style:style>
    <style:style style:name="T6590" style:parent-style-name="Policepardéfaut" style:family="text">
      <style:text-properties style:font-name-complex="Times New Roman" fo:language="it" fo:country="IT"/>
    </style:style>
    <style:style style:name="T6591" style:parent-style-name="Policepardéfaut" style:family="text">
      <style:text-properties style:font-name-complex="Times New Roman" fo:language="it" fo:country="IT"/>
    </style:style>
    <style:style style:name="T6592" style:parent-style-name="Policepardéfaut" style:family="text">
      <style:text-properties style:font-name-complex="Times New Roman" fo:language="it" fo:country="IT"/>
    </style:style>
    <style:style style:name="T6593" style:parent-style-name="Policepardéfaut" style:family="text">
      <style:text-properties style:font-name-complex="Times New Roman" fo:language="it" fo:country="IT"/>
    </style:style>
    <style:style style:name="T6594" style:parent-style-name="Policepardéfaut" style:family="text">
      <style:text-properties style:font-name-complex="Times New Roman" fo:language="it" fo:country="IT"/>
    </style:style>
    <style:style style:name="T6595" style:parent-style-name="Policepardéfaut" style:family="text">
      <style:text-properties style:font-name-complex="Times New Roman" fo:language="it" fo:country="IT"/>
    </style:style>
    <style:style style:name="T6596" style:parent-style-name="Policepardéfaut" style:family="text">
      <style:text-properties style:font-name-complex="Times New Roman" fo:language="it" fo:country="IT"/>
    </style:style>
    <style:style style:name="T6597" style:parent-style-name="Policepardéfaut" style:family="text">
      <style:text-properties style:font-name-complex="Times New Roman" fo:language="it" fo:country="IT"/>
    </style:style>
    <style:style style:name="T6598" style:parent-style-name="Policepardéfaut" style:family="text">
      <style:text-properties style:font-name-complex="Times New Roman" fo:language="it" fo:country="IT"/>
    </style:style>
    <style:style style:name="T6599" style:parent-style-name="Policepardéfaut" style:family="text">
      <style:text-properties style:font-name-complex="Times New Roman" fo:language="it" fo:country="IT"/>
    </style:style>
    <style:style style:name="T6600" style:parent-style-name="Policepardéfaut" style:family="text">
      <style:text-properties style:font-name-complex="Times New Roman" fo:language="it" fo:country="IT"/>
    </style:style>
    <style:style style:name="T6601" style:parent-style-name="Policepardéfaut" style:family="text">
      <style:text-properties style:font-name-complex="Times New Roman" fo:language="it" fo:country="IT"/>
    </style:style>
    <style:style style:name="T6602" style:parent-style-name="Policepardéfaut" style:family="text">
      <style:text-properties style:font-name-complex="Times New Roman" fo:language="it" fo:country="IT"/>
    </style:style>
    <style:style style:name="T6603" style:parent-style-name="Policepardéfaut" style:family="text">
      <style:text-properties style:font-name-complex="Times New Roman" fo:language="it" fo:country="IT"/>
    </style:style>
    <style:style style:name="T6604" style:parent-style-name="Policepardéfaut" style:family="text">
      <style:text-properties style:font-name-complex="Times New Roman" fo:language="it" fo:country="IT"/>
    </style:style>
    <style:style style:name="T6605" style:parent-style-name="Policepardéfaut" style:family="text">
      <style:text-properties style:font-name-complex="Times New Roman" fo:language="it" fo:country="IT"/>
    </style:style>
    <style:style style:name="T6606" style:parent-style-name="Policepardéfaut" style:family="text">
      <style:text-properties style:font-name-complex="Times New Roman" fo:language="it" fo:country="IT"/>
    </style:style>
    <style:style style:name="T6607" style:parent-style-name="Policepardéfaut" style:family="text">
      <style:text-properties style:font-name-complex="Times New Roman" fo:language="it" fo:country="IT"/>
    </style:style>
    <style:style style:name="T6608" style:parent-style-name="Policepardéfaut" style:family="text">
      <style:text-properties style:font-name-complex="Times New Roman" fo:language="it" fo:country="IT"/>
    </style:style>
    <style:style style:name="T6609" style:parent-style-name="Policepardéfaut" style:family="text">
      <style:text-properties style:font-name-complex="Times New Roman" fo:language="it" fo:country="IT"/>
    </style:style>
    <style:style style:name="T6610" style:parent-style-name="Policepardéfaut" style:family="text">
      <style:text-properties style:font-name-complex="Times New Roman" fo:language="it" fo:country="IT"/>
    </style:style>
    <style:style style:name="T6611" style:parent-style-name="Policepardéfaut" style:family="text">
      <style:text-properties style:font-name-complex="Times New Roman" fo:language="it" fo:country="IT"/>
    </style:style>
    <style:style style:name="T6612" style:parent-style-name="Policepardéfaut" style:family="text">
      <style:text-properties fo:font-style="italic" style:font-style-asian="italic"/>
    </style:style>
    <style:style style:name="T6613" style:parent-style-name="Policepardéfaut" style:family="text">
      <style:text-properties style:font-name-complex="Times New Roman" fo:language="it" fo:country="IT"/>
    </style:style>
    <style:style style:name="T6614" style:parent-style-name="Policepardéfaut" style:family="text">
      <style:text-properties style:font-name-complex="Times New Roman" fo:language="it" fo:country="IT"/>
    </style:style>
    <style:style style:name="T6615" style:parent-style-name="Policepardéfaut" style:family="text">
      <style:text-properties style:font-name-complex="Times New Roman" fo:font-style="italic" style:font-style-asian="italic" fo:language="it" fo:country="IT"/>
    </style:style>
    <style:style style:name="T6616" style:parent-style-name="Policepardéfaut" style:family="text">
      <style:text-properties style:font-name-complex="Times New Roman" fo:language="it" fo:country="IT"/>
    </style:style>
    <style:style style:name="T6617" style:parent-style-name="Policepardéfaut" style:family="text">
      <style:text-properties style:font-name-complex="Times New Roman" fo:language="it" fo:country="IT"/>
    </style:style>
    <style:style style:name="T6618" style:parent-style-name="Policepardéfaut" style:family="text">
      <style:text-properties style:font-name-complex="Times New Roman" fo:language="it" fo:country="IT"/>
    </style:style>
    <style:style style:name="T6619" style:parent-style-name="Policepardéfaut" style:family="text">
      <style:text-properties style:font-name-complex="Times New Roman" fo:language="it" fo:country="IT"/>
    </style:style>
    <style:style style:name="T6620" style:parent-style-name="Policepardéfaut" style:family="text">
      <style:text-properties style:font-name-complex="Times New Roman" fo:language="it" fo:country="IT"/>
    </style:style>
    <style:style style:name="T6621" style:parent-style-name="Policepardéfaut" style:family="text">
      <style:text-properties style:font-name-complex="Times New Roman" fo:language="it" fo:country="IT"/>
    </style:style>
    <style:style style:name="T6622" style:parent-style-name="Policepardéfaut" style:family="text">
      <style:text-properties style:font-name-complex="Times New Roman" fo:language="it" fo:country="IT"/>
    </style:style>
    <style:style style:name="T6623" style:parent-style-name="Policepardéfaut" style:family="text">
      <style:text-properties style:font-name-complex="Times New Roman" fo:language="it" fo:country="IT"/>
    </style:style>
    <style:style style:name="T6624" style:parent-style-name="Policepardéfaut" style:family="text">
      <style:text-properties style:font-name-complex="Times New Roman" fo:language="it" fo:country="IT"/>
    </style:style>
    <style:style style:name="T6625" style:parent-style-name="Policepardéfaut" style:family="text">
      <style:text-properties style:font-name-complex="Times New Roman" fo:font-style="italic" style:font-style-asian="italic" fo:language="it" fo:country="IT"/>
    </style:style>
    <style:style style:name="T6626" style:parent-style-name="Policepardéfaut" style:family="text">
      <style:text-properties style:font-name-complex="Times New Roman" fo:language="it" fo:country="IT"/>
    </style:style>
    <style:style style:name="T6627" style:parent-style-name="Policepardéfaut" style:family="text">
      <style:text-properties style:font-name-complex="Times New Roman" fo:language="it" fo:country="IT"/>
    </style:style>
    <style:style style:name="T6628" style:parent-style-name="Policepardéfaut" style:family="text">
      <style:text-properties style:font-name-complex="Times New Roman" fo:language="it" fo:country="IT"/>
    </style:style>
    <style:style style:name="T6629" style:parent-style-name="Policepardéfaut" style:family="text">
      <style:text-properties style:font-name-complex="Times New Roman" fo:language="it" fo:country="IT"/>
    </style:style>
    <style:style style:name="T6630" style:parent-style-name="Policepardéfaut" style:family="text">
      <style:text-properties style:font-name-complex="Times New Roman" fo:language="it" fo:country="IT"/>
    </style:style>
    <style:style style:name="T6631" style:parent-style-name="Policepardéfaut" style:family="text">
      <style:text-properties style:font-name-complex="Times New Roman" fo:language="it" fo:country="IT"/>
    </style:style>
    <style:style style:name="T6632" style:parent-style-name="Policepardéfaut" style:family="text">
      <style:text-properties style:font-name-complex="Times New Roman" fo:language="it" fo:country="IT"/>
    </style:style>
    <style:style style:name="T6633" style:parent-style-name="Policepardéfaut" style:family="text">
      <style:text-properties style:font-name-complex="Times New Roman" fo:language="it" fo:country="IT"/>
    </style:style>
    <style:style style:name="T6634" style:parent-style-name="Policepardéfaut" style:family="text">
      <style:text-properties style:font-name-complex="Times New Roman" fo:language="it" fo:country="IT"/>
    </style:style>
    <style:style style:name="T6635" style:parent-style-name="Policepardéfaut" style:family="text">
      <style:text-properties style:font-name-complex="Times New Roman" fo:language="it" fo:country="IT"/>
    </style:style>
    <style:style style:name="T6636" style:parent-style-name="Policepardéfaut" style:family="text">
      <style:text-properties style:font-name-complex="Times New Roman" fo:language="it" fo:country="IT"/>
    </style:style>
    <style:style style:name="T6637" style:parent-style-name="Policepardéfaut" style:family="text">
      <style:text-properties style:font-name-complex="Times New Roman" fo:language="it" fo:country="IT"/>
    </style:style>
    <style:style style:name="T6638" style:parent-style-name="Policepardéfaut" style:family="text">
      <style:text-properties style:font-name-complex="Times New Roman" fo:language="it" fo:country="IT"/>
    </style:style>
    <style:style style:name="T6639" style:parent-style-name="Policepardéfaut" style:family="text">
      <style:text-properties style:font-name-complex="Times New Roman" fo:language="it" fo:country="IT"/>
    </style:style>
    <style:style style:name="T6640" style:parent-style-name="Policepardéfaut" style:family="text">
      <style:text-properties style:font-name-complex="Times New Roman" fo:language="it" fo:country="IT"/>
    </style:style>
    <style:style style:name="T6641" style:parent-style-name="Policepardéfaut" style:family="text">
      <style:text-properties style:font-name-complex="Times New Roman" fo:language="it" fo:country="IT"/>
    </style:style>
    <style:style style:name="T6642" style:parent-style-name="Policepardéfaut" style:family="text">
      <style:text-properties style:font-name-complex="Times New Roman" fo:language="it" fo:country="IT"/>
    </style:style>
    <style:style style:name="T6643" style:parent-style-name="Policepardéfaut" style:family="text">
      <style:text-properties style:font-name-complex="Times New Roman" fo:language="it" fo:country="IT"/>
    </style:style>
    <style:style style:name="T6644" style:parent-style-name="Policepardéfaut" style:family="text">
      <style:text-properties style:font-name-complex="Times New Roman" fo:language="it" fo:country="IT"/>
    </style:style>
    <style:style style:name="T6645" style:parent-style-name="Policepardéfaut" style:family="text">
      <style:text-properties style:font-name-complex="Times New Roman" fo:language="it" fo:country="IT"/>
    </style:style>
    <style:style style:name="T6646" style:parent-style-name="Policepardéfaut" style:family="text">
      <style:text-properties style:font-name-complex="Times New Roman" fo:language="it" fo:country="IT"/>
    </style:style>
    <style:style style:name="T6647" style:parent-style-name="Policepardéfaut" style:family="text">
      <style:text-properties style:font-name-complex="Times New Roman" fo:language="it" fo:country="IT"/>
    </style:style>
    <style:style style:name="T6648" style:parent-style-name="Policepardéfaut" style:family="text">
      <style:text-properties style:font-name-complex="Times New Roman" fo:language="it" fo:country="IT"/>
    </style:style>
    <style:style style:name="T6649" style:parent-style-name="Policepardéfaut" style:family="text">
      <style:text-properties style:font-name-complex="Times New Roman" fo:language="it" fo:country="IT"/>
    </style:style>
    <style:style style:name="T6650" style:parent-style-name="Policepardéfaut" style:family="text">
      <style:text-properties style:font-name-complex="Times New Roman" fo:language="it" fo:country="IT"/>
    </style:style>
    <style:style style:name="T6651" style:parent-style-name="Policepardéfaut" style:family="text">
      <style:text-properties style:font-name-complex="Times New Roman" fo:language="it" fo:country="IT"/>
    </style:style>
    <style:style style:name="T6652" style:parent-style-name="Policepardéfaut" style:family="text">
      <style:text-properties style:font-name-complex="Times New Roman" fo:language="it" fo:country="IT"/>
    </style:style>
    <style:style style:name="T6653" style:parent-style-name="Policepardéfaut" style:family="text">
      <style:text-properties style:font-name-complex="Times New Roman" fo:language="it" fo:country="IT"/>
    </style:style>
    <style:style style:name="T6654" style:parent-style-name="Policepardéfaut" style:family="text">
      <style:text-properties style:font-name-complex="Times New Roman" fo:language="it" fo:country="IT"/>
    </style:style>
    <style:style style:name="T6655" style:parent-style-name="Policepardéfaut" style:family="text">
      <style:text-properties style:font-name-complex="Times New Roman" fo:language="it" fo:country="IT"/>
    </style:style>
    <style:style style:name="T6656" style:parent-style-name="Policepardéfaut" style:family="text">
      <style:text-properties style:font-name-complex="Times New Roman" fo:language="it" fo:country="IT"/>
    </style:style>
    <style:style style:name="T6657" style:parent-style-name="Policepardéfaut" style:family="text">
      <style:text-properties style:font-name-complex="Times New Roman" fo:language="it" fo:country="IT"/>
    </style:style>
    <style:style style:name="T6658" style:parent-style-name="Policepardéfaut" style:family="text">
      <style:text-properties style:font-name-complex="Times New Roman" fo:language="it" fo:country="IT"/>
    </style:style>
    <style:style style:name="T6659" style:parent-style-name="Policepardéfaut" style:family="text">
      <style:text-properties style:font-name-complex="Times New Roman" fo:language="it" fo:country="IT"/>
    </style:style>
    <style:style style:name="T6660" style:parent-style-name="Policepardéfaut" style:family="text">
      <style:text-properties style:font-name-complex="Times New Roman" fo:language="it" fo:country="IT"/>
    </style:style>
    <style:style style:name="T6661" style:parent-style-name="Policepardéfaut" style:family="text">
      <style:text-properties style:font-name-complex="Times New Roman" fo:language="it" fo:country="IT"/>
    </style:style>
    <style:style style:name="T6662" style:parent-style-name="Policepardéfaut" style:family="text">
      <style:text-properties style:font-name-complex="Times New Roman" fo:language="it" fo:country="IT"/>
    </style:style>
    <style:style style:name="T6663" style:parent-style-name="Policepardéfaut" style:family="text">
      <style:text-properties style:font-name-complex="Times New Roman" fo:language="it" fo:country="IT"/>
    </style:style>
    <style:style style:name="T6664" style:parent-style-name="Policepardéfaut" style:family="text">
      <style:text-properties style:font-name-complex="Times New Roman" fo:language="it" fo:country="IT"/>
    </style:style>
    <style:style style:name="T6665" style:parent-style-name="Policepardéfaut" style:family="text">
      <style:text-properties style:font-name-complex="Times New Roman" fo:language="it" fo:country="IT"/>
    </style:style>
    <style:style style:name="T6666" style:parent-style-name="Policepardéfaut" style:family="text">
      <style:text-properties style:font-name-complex="Times New Roman" fo:language="it" fo:country="IT"/>
    </style:style>
    <style:style style:name="T6667" style:parent-style-name="Policepardéfaut" style:family="text">
      <style:text-properties style:font-name-complex="Times New Roman" fo:language="it" fo:country="IT"/>
    </style:style>
    <style:style style:name="T6668" style:parent-style-name="Policepardéfaut" style:family="text">
      <style:text-properties style:font-name-complex="Times New Roman" fo:language="it" fo:country="IT"/>
    </style:style>
    <style:style style:name="T6669" style:parent-style-name="Policepardéfaut" style:family="text">
      <style:text-properties style:font-name-complex="Times New Roman" fo:language="it" fo:country="IT"/>
    </style:style>
    <style:style style:name="T6670" style:parent-style-name="Policepardéfaut" style:family="text">
      <style:text-properties style:font-name-complex="Times New Roman" fo:language="it" fo:country="IT"/>
    </style:style>
    <style:style style:name="T6671" style:parent-style-name="Policepardéfaut" style:family="text">
      <style:text-properties style:font-name-complex="Times New Roman" fo:language="it" fo:country="IT"/>
    </style:style>
    <style:style style:name="T6672" style:parent-style-name="Policepardéfaut" style:family="text">
      <style:text-properties style:font-name-complex="Times New Roman" fo:language="it" fo:country="IT"/>
    </style:style>
    <style:style style:name="T6673" style:parent-style-name="Policepardéfaut" style:family="text">
      <style:text-properties style:font-name-complex="Times New Roman" fo:language="it" fo:country="IT"/>
    </style:style>
    <style:style style:name="T6674" style:parent-style-name="Policepardéfaut" style:family="text">
      <style:text-properties style:font-name-complex="Times New Roman" fo:language="it" fo:country="IT"/>
    </style:style>
    <style:style style:name="T6675" style:parent-style-name="Policepardéfaut" style:family="text">
      <style:text-properties style:font-name-complex="Times New Roman" fo:language="it" fo:country="IT"/>
    </style:style>
    <style:style style:name="T6676" style:parent-style-name="Policepardéfaut" style:family="text">
      <style:text-properties style:font-name-complex="Times New Roman" fo:language="it" fo:country="IT"/>
    </style:style>
    <style:style style:name="T6677" style:parent-style-name="Policepardéfaut" style:family="text">
      <style:text-properties style:font-name-complex="Times New Roman" fo:language="it" fo:country="IT"/>
    </style:style>
    <style:style style:name="T6678" style:parent-style-name="Policepardéfaut" style:family="text">
      <style:text-properties style:font-name-complex="Times New Roman" fo:language="it" fo:country="IT"/>
    </style:style>
    <style:style style:name="T6679" style:parent-style-name="Policepardéfaut" style:family="text">
      <style:text-properties style:font-name-complex="Times New Roman" fo:language="it" fo:country="IT"/>
    </style:style>
    <style:style style:name="T6680" style:parent-style-name="Policepardéfaut" style:family="text">
      <style:text-properties style:font-name-complex="Times New Roman" fo:language="it" fo:country="IT"/>
    </style:style>
    <style:style style:name="T6681" style:parent-style-name="Policepardéfaut" style:family="text">
      <style:text-properties style:font-name-complex="Times New Roman" fo:language="it" fo:country="IT"/>
    </style:style>
    <style:style style:name="T6682" style:parent-style-name="Policepardéfaut" style:family="text">
      <style:text-properties style:font-name-complex="Times New Roman" fo:language="it" fo:country="IT"/>
    </style:style>
    <style:style style:name="T6683" style:parent-style-name="Policepardéfaut" style:family="text">
      <style:text-properties style:font-name-complex="Times New Roman" fo:language="it" fo:country="IT"/>
    </style:style>
    <style:style style:name="T6684" style:parent-style-name="Policepardéfaut" style:family="text">
      <style:text-properties style:font-name-complex="Times New Roman" fo:language="it" fo:country="IT"/>
    </style:style>
    <style:style style:name="T6685" style:parent-style-name="Policepardéfaut" style:family="text">
      <style:text-properties style:font-name-complex="Times New Roman" fo:language="it" fo:country="IT"/>
    </style:style>
    <style:style style:name="T6686" style:parent-style-name="Policepardéfaut" style:family="text">
      <style:text-properties style:font-name-complex="Times New Roman" fo:language="it" fo:country="IT"/>
    </style:style>
    <style:style style:name="T6687" style:parent-style-name="Policepardéfaut" style:family="text">
      <style:text-properties style:font-name-complex="Times New Roman" fo:language="it" fo:country="IT"/>
    </style:style>
    <style:style style:name="T6688" style:parent-style-name="Policepardéfaut" style:family="text">
      <style:text-properties style:font-name-complex="Times New Roman" fo:language="it" fo:country="IT"/>
    </style:style>
    <style:style style:name="T6689" style:parent-style-name="Policepardéfaut" style:family="text">
      <style:text-properties style:font-name-complex="Times New Roman" fo:language="it" fo:country="IT"/>
    </style:style>
    <style:style style:name="T6690" style:parent-style-name="Policepardéfaut" style:family="text">
      <style:text-properties style:font-name-complex="Times New Roman" fo:language="it" fo:country="IT"/>
    </style:style>
    <style:style style:name="T6691" style:parent-style-name="Policepardéfaut" style:family="text">
      <style:text-properties style:font-name-complex="Times New Roman" fo:language="it" fo:country="IT"/>
    </style:style>
    <style:style style:name="T6692" style:parent-style-name="Policepardéfaut" style:family="text">
      <style:text-properties style:font-name-complex="Times New Roman" fo:language="it" fo:country="IT"/>
    </style:style>
    <style:style style:name="T6693" style:parent-style-name="Policepardéfaut" style:family="text">
      <style:text-properties style:font-name-complex="Times New Roman" fo:language="it" fo:country="IT"/>
    </style:style>
    <style:style style:name="T6694" style:parent-style-name="Policepardéfaut" style:family="text">
      <style:text-properties style:font-name-complex="Times New Roman" fo:language="it" fo:country="IT"/>
    </style:style>
    <style:style style:name="T6695" style:parent-style-name="Policepardéfaut" style:family="text">
      <style:text-properties style:font-name-complex="Times New Roman" fo:language="it" fo:country="IT"/>
    </style:style>
    <style:style style:name="T6696" style:parent-style-name="Policepardéfaut" style:family="text">
      <style:text-properties style:font-name-complex="Times New Roman" fo:language="it" fo:country="IT"/>
    </style:style>
    <style:style style:name="T6697" style:parent-style-name="Policepardéfaut" style:family="text">
      <style:text-properties style:font-name-complex="Times New Roman" fo:language="it" fo:country="IT"/>
    </style:style>
    <style:style style:name="T6698" style:parent-style-name="Policepardéfaut" style:family="text">
      <style:text-properties style:font-name-complex="Times New Roman" fo:language="it" fo:country="IT"/>
    </style:style>
    <style:style style:name="T6699" style:parent-style-name="Policepardéfaut" style:family="text">
      <style:text-properties style:font-name-complex="Times New Roman" fo:language="it" fo:country="IT"/>
    </style:style>
    <style:style style:name="T6700" style:parent-style-name="Policepardéfaut" style:family="text">
      <style:text-properties style:font-name-complex="Times New Roman" fo:language="it" fo:country="IT"/>
    </style:style>
    <style:style style:name="T6701" style:parent-style-name="Policepardéfaut" style:family="text">
      <style:text-properties style:font-name-complex="Times New Roman" fo:font-style="italic" style:font-style-asian="italic" fo:language="it" fo:country="IT"/>
    </style:style>
    <style:style style:name="T6702" style:parent-style-name="Policepardéfaut" style:family="text">
      <style:text-properties style:font-name-complex="Times New Roman" fo:language="it" fo:country="IT"/>
    </style:style>
    <style:style style:name="T6703" style:parent-style-name="Policepardéfaut" style:family="text">
      <style:text-properties style:font-name-complex="Times New Roman" fo:language="it" fo:country="IT"/>
    </style:style>
    <style:style style:name="T6704" style:parent-style-name="Policepardéfaut" style:family="text">
      <style:text-properties style:font-name-complex="Times New Roman" fo:language="it" fo:country="IT"/>
    </style:style>
    <style:style style:name="T6705" style:parent-style-name="Policepardéfaut" style:family="text">
      <style:text-properties style:font-name-complex="Times New Roman" fo:language="it" fo:country="IT"/>
    </style:style>
    <style:style style:name="T6706" style:parent-style-name="Policepardéfaut" style:family="text">
      <style:text-properties style:font-name-complex="Times New Roman" fo:language="it" fo:country="IT"/>
    </style:style>
    <style:style style:name="T6707" style:parent-style-name="Policepardéfaut" style:family="text">
      <style:text-properties style:font-name-complex="Times New Roman" fo:language="it" fo:country="IT"/>
    </style:style>
    <style:style style:name="T6708" style:parent-style-name="Policepardéfaut" style:family="text">
      <style:text-properties style:font-name-complex="Times New Roman" fo:language="it" fo:country="IT"/>
    </style:style>
    <style:style style:name="T6709" style:parent-style-name="Policepardéfaut" style:family="text">
      <style:text-properties style:font-name-complex="Times New Roman" fo:language="it" fo:country="IT"/>
    </style:style>
    <style:style style:name="T6710" style:parent-style-name="Policepardéfaut" style:family="text">
      <style:text-properties style:font-name-complex="Times New Roman" fo:language="it" fo:country="IT"/>
    </style:style>
    <style:style style:name="T6711" style:parent-style-name="Policepardéfaut" style:family="text">
      <style:text-properties style:font-name-complex="Times New Roman" fo:language="it" fo:country="IT"/>
    </style:style>
    <style:style style:name="T6712" style:parent-style-name="Policepardéfaut" style:family="text">
      <style:text-properties style:font-name-complex="Times New Roman" fo:language="it" fo:country="IT"/>
    </style:style>
    <style:style style:name="T6713" style:parent-style-name="Policepardéfaut" style:family="text">
      <style:text-properties style:font-name-complex="Times New Roman" fo:language="it" fo:country="IT"/>
    </style:style>
    <style:style style:name="T6714" style:parent-style-name="Policepardéfaut" style:family="text">
      <style:text-properties style:font-name-complex="Times New Roman" fo:language="it" fo:country="IT"/>
    </style:style>
    <style:style style:name="T6715" style:parent-style-name="Policepardéfaut" style:family="text">
      <style:text-properties style:font-name-complex="Times New Roman" fo:language="it" fo:country="IT"/>
    </style:style>
    <style:style style:name="T6716" style:parent-style-name="Policepardéfaut" style:family="text">
      <style:text-properties style:font-name-complex="Times New Roman" fo:language="it" fo:country="IT"/>
    </style:style>
    <style:style style:name="T6717" style:parent-style-name="Policepardéfaut" style:family="text">
      <style:text-properties style:font-name-complex="Times New Roman" fo:language="it" fo:country="IT"/>
    </style:style>
    <style:style style:name="T6718" style:parent-style-name="Policepardéfaut" style:family="text">
      <style:text-properties style:font-name-complex="Times New Roman" fo:language="it" fo:country="IT"/>
    </style:style>
    <style:style style:name="T6719" style:parent-style-name="Policepardéfaut" style:family="text">
      <style:text-properties style:font-name-complex="Times New Roman" fo:language="it" fo:country="IT"/>
    </style:style>
    <style:style style:name="T6720" style:parent-style-name="Policepardéfaut" style:family="text">
      <style:text-properties style:font-name-complex="Times New Roman" fo:language="it" fo:country="IT"/>
    </style:style>
    <style:style style:name="T6721" style:parent-style-name="Policepardéfaut" style:family="text">
      <style:text-properties style:font-name-complex="Times New Roman" fo:language="it" fo:country="IT"/>
    </style:style>
    <style:style style:name="T6722" style:parent-style-name="Policepardéfaut" style:family="text">
      <style:text-properties style:font-name-complex="Times New Roman" fo:language="it" fo:country="IT"/>
    </style:style>
    <style:style style:name="T6723" style:parent-style-name="Policepardéfaut" style:family="text">
      <style:text-properties fo:font-style="italic" style:font-style-asian="italic"/>
    </style:style>
    <style:style style:name="T6724" style:parent-style-name="Policepardéfaut" style:family="text">
      <style:text-properties style:font-name-complex="Times New Roman" fo:language="it" fo:country="IT"/>
    </style:style>
    <style:style style:name="T6725" style:parent-style-name="Policepardéfaut" style:family="text">
      <style:text-properties style:font-name-complex="Times New Roman" fo:language="it" fo:country="IT"/>
    </style:style>
    <style:style style:name="T6726" style:parent-style-name="Policepardéfaut" style:family="text">
      <style:text-properties style:font-name-complex="Times New Roman" fo:language="it" fo:country="IT"/>
    </style:style>
    <style:style style:name="T6727" style:parent-style-name="Policepardéfaut" style:family="text">
      <style:text-properties style:font-name-complex="Times New Roman" fo:language="it" fo:country="IT"/>
    </style:style>
    <style:style style:name="T6728" style:parent-style-name="Policepardéfaut" style:family="text">
      <style:text-properties style:font-name-complex="Times New Roman" fo:language="it" fo:country="IT"/>
    </style:style>
    <style:style style:name="T6729" style:parent-style-name="Policepardéfaut" style:family="text">
      <style:text-properties style:font-name-complex="Times New Roman" fo:language="it" fo:country="IT"/>
    </style:style>
    <style:style style:name="T6730" style:parent-style-name="Policepardéfaut" style:family="text">
      <style:text-properties style:font-name-complex="Times New Roman" fo:language="it" fo:country="IT"/>
    </style:style>
    <style:style style:name="T6731" style:parent-style-name="Policepardéfaut" style:family="text">
      <style:text-properties style:font-name-complex="Times New Roman" fo:language="it" fo:country="IT"/>
    </style:style>
    <style:style style:name="T6732" style:parent-style-name="Policepardéfaut" style:family="text">
      <style:text-properties style:font-name-complex="Times New Roman" fo:language="it" fo:country="IT"/>
    </style:style>
    <style:style style:name="T6733" style:parent-style-name="Policepardéfaut" style:family="text">
      <style:text-properties style:font-name-complex="Times New Roman" fo:language="it" fo:country="IT"/>
    </style:style>
    <style:style style:name="T6734" style:parent-style-name="Policepardéfaut" style:family="text">
      <style:text-properties style:font-name-complex="Times New Roman" fo:language="it" fo:country="IT"/>
    </style:style>
    <style:style style:name="T6735" style:parent-style-name="Policepardéfaut" style:family="text">
      <style:text-properties style:font-name-complex="Times New Roman" fo:language="it" fo:country="IT"/>
    </style:style>
    <style:style style:name="T6736" style:parent-style-name="Policepardéfaut" style:family="text">
      <style:text-properties style:font-name-complex="Times New Roman" fo:language="it" fo:country="IT"/>
    </style:style>
    <style:style style:name="T6737" style:parent-style-name="Policepardéfaut" style:family="text">
      <style:text-properties style:font-name-complex="Times New Roman" fo:language="it" fo:country="IT"/>
    </style:style>
    <style:style style:name="T6738" style:parent-style-name="Policepardéfaut" style:family="text">
      <style:text-properties style:font-name-complex="Times New Roman" fo:language="it" fo:country="IT"/>
    </style:style>
    <style:style style:name="T6739" style:parent-style-name="Policepardéfaut" style:family="text">
      <style:text-properties style:font-name-complex="Times New Roman" fo:language="it" fo:country="IT"/>
    </style:style>
    <style:style style:name="T6740" style:parent-style-name="Policepardéfaut" style:family="text">
      <style:text-properties style:font-name-complex="Times New Roman" fo:language="it" fo:country="IT"/>
    </style:style>
    <style:style style:name="T6741" style:parent-style-name="Policepardéfaut" style:family="text">
      <style:text-properties style:font-name-complex="Times New Roman" fo:language="it" fo:country="IT"/>
    </style:style>
    <style:style style:name="T6742" style:parent-style-name="Policepardéfaut" style:family="text">
      <style:text-properties style:font-name-complex="Times New Roman" fo:language="it" fo:country="IT"/>
    </style:style>
    <style:style style:name="T6743" style:parent-style-name="Policepardéfaut" style:family="text">
      <style:text-properties style:font-name-complex="Times New Roman" fo:language="it" fo:country="IT"/>
    </style:style>
    <style:style style:name="T6744" style:parent-style-name="Policepardéfaut" style:family="text">
      <style:text-properties style:font-name-complex="Times New Roman" fo:language="it" fo:country="IT"/>
    </style:style>
    <style:style style:name="T6745" style:parent-style-name="Policepardéfaut" style:family="text">
      <style:text-properties style:font-name-complex="Times New Roman" fo:language="it" fo:country="IT"/>
    </style:style>
    <style:style style:name="T6746" style:parent-style-name="Policepardéfaut" style:family="text">
      <style:text-properties style:font-name-complex="Times New Roman" fo:language="it" fo:country="IT"/>
    </style:style>
    <style:style style:name="T6747" style:parent-style-name="Policepardéfaut" style:family="text">
      <style:text-properties style:font-name-complex="Times New Roman" fo:language="it" fo:country="IT"/>
    </style:style>
    <style:style style:name="T6748" style:parent-style-name="Policepardéfaut" style:family="text">
      <style:text-properties style:font-name-complex="Times New Roman" fo:language="it" fo:country="IT"/>
    </style:style>
    <style:style style:name="T6749" style:parent-style-name="Policepardéfaut" style:family="text">
      <style:text-properties style:font-name-complex="Times New Roman" fo:language="it" fo:country="IT"/>
    </style:style>
    <style:style style:name="T6750" style:parent-style-name="Policepardéfaut" style:family="text">
      <style:text-properties style:font-name-complex="Times New Roman" fo:language="it" fo:country="IT"/>
    </style:style>
    <style:style style:name="T6751" style:parent-style-name="Policepardéfaut" style:family="text">
      <style:text-properties style:font-name-complex="Times New Roman" fo:language="it" fo:country="IT"/>
    </style:style>
    <style:style style:name="T6752" style:parent-style-name="Policepardéfaut" style:family="text">
      <style:text-properties style:font-name-complex="Times New Roman" fo:language="it" fo:country="IT"/>
    </style:style>
    <style:style style:name="T6753" style:parent-style-name="Policepardéfaut" style:family="text">
      <style:text-properties style:font-name-complex="Times New Roman" fo:language="it" fo:country="IT"/>
    </style:style>
    <style:style style:name="T6754" style:parent-style-name="Policepardéfaut" style:family="text">
      <style:text-properties style:font-name-complex="Times New Roman" fo:language="it" fo:country="IT"/>
    </style:style>
    <style:style style:name="T6755" style:parent-style-name="Policepardéfaut" style:family="text">
      <style:text-properties style:font-name-complex="Times New Roman" fo:language="it" fo:country="IT"/>
    </style:style>
    <style:style style:name="T6756" style:parent-style-name="Policepardéfaut" style:family="text">
      <style:text-properties style:font-name-complex="Times New Roman" fo:language="it" fo:country="IT"/>
    </style:style>
    <style:style style:name="T6757" style:parent-style-name="Policepardéfaut" style:family="text">
      <style:text-properties style:font-name-complex="Times New Roman" fo:language="it" fo:country="IT"/>
    </style:style>
    <style:style style:name="T6758" style:parent-style-name="Policepardéfaut" style:family="text">
      <style:text-properties style:font-name-complex="Times New Roman" fo:language="it" fo:country="IT"/>
    </style:style>
    <style:style style:name="T6759" style:parent-style-name="Policepardéfaut" style:family="text">
      <style:text-properties style:font-name-complex="Times New Roman" fo:language="it" fo:country="IT"/>
    </style:style>
    <style:style style:name="T6760" style:parent-style-name="Policepardéfaut" style:family="text">
      <style:text-properties style:font-name-complex="Times New Roman" fo:language="it" fo:country="IT"/>
    </style:style>
    <style:style style:name="T6761" style:parent-style-name="Policepardéfaut" style:family="text">
      <style:text-properties style:font-name-complex="Times New Roman" fo:language="it" fo:country="IT"/>
    </style:style>
    <style:style style:name="T6762" style:parent-style-name="Policepardéfaut" style:family="text">
      <style:text-properties style:font-name-complex="Times New Roman" fo:language="it" fo:country="IT"/>
    </style:style>
    <style:style style:name="T6763" style:parent-style-name="Policepardéfaut" style:family="text">
      <style:text-properties style:font-name-complex="Times New Roman" fo:language="it" fo:country="IT"/>
    </style:style>
    <style:style style:name="T6764" style:parent-style-name="Policepardéfaut" style:family="text">
      <style:text-properties style:font-name-complex="Times New Roman" fo:language="it" fo:country="IT"/>
    </style:style>
    <style:style style:name="T6765" style:parent-style-name="Policepardéfaut" style:family="text">
      <style:text-properties style:font-name-complex="Times New Roman" fo:language="it" fo:country="IT"/>
    </style:style>
    <style:style style:name="T6766" style:parent-style-name="Policepardéfaut" style:family="text">
      <style:text-properties style:font-name-complex="Times New Roman" fo:language="it" fo:country="IT"/>
    </style:style>
    <style:style style:name="T6767" style:parent-style-name="Policepardéfaut" style:family="text">
      <style:text-properties style:font-name-complex="Times New Roman" fo:language="it" fo:country="IT"/>
    </style:style>
    <style:style style:name="T6768" style:parent-style-name="Policepardéfaut" style:family="text">
      <style:text-properties style:font-name-complex="Times New Roman" fo:language="it" fo:country="IT"/>
    </style:style>
    <style:style style:name="T6769" style:parent-style-name="Policepardéfaut" style:family="text">
      <style:text-properties style:font-name-complex="Times New Roman" fo:language="it" fo:country="IT"/>
    </style:style>
    <style:style style:name="T6770" style:parent-style-name="Policepardéfaut" style:family="text">
      <style:text-properties style:font-name-complex="Times New Roman" fo:language="it" fo:country="IT"/>
    </style:style>
    <style:style style:name="T6771" style:parent-style-name="Policepardéfaut" style:family="text">
      <style:text-properties style:font-name-complex="Times New Roman" fo:language="it" fo:country="IT"/>
    </style:style>
    <style:style style:name="T6772" style:parent-style-name="Policepardéfaut" style:family="text">
      <style:text-properties style:font-name-complex="Times New Roman" fo:language="it" fo:country="IT"/>
    </style:style>
    <style:style style:name="T6773" style:parent-style-name="Policepardéfaut" style:family="text">
      <style:text-properties style:font-name-complex="Times New Roman" fo:language="it" fo:country="IT"/>
    </style:style>
    <style:style style:name="T6774" style:parent-style-name="Policepardéfaut" style:family="text">
      <style:text-properties style:font-name-complex="Times New Roman" fo:language="it" fo:country="IT"/>
    </style:style>
    <style:style style:name="T6775" style:parent-style-name="Policepardéfaut" style:family="text">
      <style:text-properties style:font-name-complex="Times New Roman" fo:language="it" fo:country="IT"/>
    </style:style>
    <style:style style:name="T6776" style:parent-style-name="Policepardéfaut" style:family="text">
      <style:text-properties style:font-name-complex="Times New Roman" fo:language="it" fo:country="IT"/>
    </style:style>
    <style:style style:name="T6777" style:parent-style-name="Policepardéfaut" style:family="text">
      <style:text-properties style:font-name-complex="Times New Roman" fo:language="it" fo:country="IT"/>
    </style:style>
    <style:style style:name="T6778" style:parent-style-name="Policepardéfaut" style:family="text">
      <style:text-properties style:font-name-complex="Times New Roman" fo:language="it" fo:country="IT"/>
    </style:style>
    <style:style style:name="T6779" style:parent-style-name="Policepardéfaut" style:family="text">
      <style:text-properties style:font-name-complex="Times New Roman" fo:language="it" fo:country="IT"/>
    </style:style>
    <style:style style:name="T6780" style:parent-style-name="Policepardéfaut" style:family="text">
      <style:text-properties style:font-name-complex="Times New Roman" fo:language="it" fo:country="IT"/>
    </style:style>
    <style:style style:name="T6781" style:parent-style-name="Policepardéfaut" style:family="text">
      <style:text-properties style:font-name-complex="Times New Roman" fo:language="it" fo:country="IT"/>
    </style:style>
    <style:style style:name="T6782" style:parent-style-name="Policepardéfaut" style:family="text">
      <style:text-properties style:font-name-complex="Times New Roman" fo:language="it" fo:country="IT"/>
    </style:style>
    <style:style style:name="T6783" style:parent-style-name="Policepardéfaut" style:family="text">
      <style:text-properties style:font-name-complex="Times New Roman" fo:language="it" fo:country="IT"/>
    </style:style>
    <style:style style:name="T6784" style:parent-style-name="Policepardéfaut" style:family="text">
      <style:text-properties style:font-name-complex="Times New Roman" fo:language="it" fo:country="IT"/>
    </style:style>
    <style:style style:name="T6785" style:parent-style-name="Policepardéfaut" style:family="text">
      <style:text-properties style:font-name-complex="Times New Roman" fo:language="it" fo:country="IT"/>
    </style:style>
    <style:style style:name="T6786" style:parent-style-name="Policepardéfaut" style:family="text">
      <style:text-properties style:font-name-complex="Times New Roman" fo:language="it" fo:country="IT"/>
    </style:style>
    <style:style style:name="T6787" style:parent-style-name="Policepardéfaut" style:family="text">
      <style:text-properties style:font-name-complex="Times New Roman" fo:language="it" fo:country="IT"/>
    </style:style>
    <style:style style:name="T6788" style:parent-style-name="Policepardéfaut" style:family="text">
      <style:text-properties style:font-name-complex="Times New Roman" fo:language="it" fo:country="IT"/>
    </style:style>
    <style:style style:name="T6789" style:parent-style-name="Policepardéfaut" style:family="text">
      <style:text-properties style:font-name-complex="Times New Roman" fo:language="it" fo:country="IT"/>
    </style:style>
    <style:style style:name="T6790" style:parent-style-name="Policepardéfaut" style:family="text">
      <style:text-properties style:font-name-complex="Times New Roman" fo:language="it" fo:country="IT"/>
    </style:style>
    <style:style style:name="T6791" style:parent-style-name="Policepardéfaut" style:family="text">
      <style:text-properties style:font-name-complex="Times New Roman" fo:language="it" fo:country="IT"/>
    </style:style>
    <style:style style:name="T6792" style:parent-style-name="Policepardéfaut" style:family="text">
      <style:text-properties style:font-name-complex="Times New Roman" fo:language="it" fo:country="IT"/>
    </style:style>
    <style:style style:name="T6793" style:parent-style-name="Policepardéfaut" style:family="text">
      <style:text-properties style:font-name-complex="Times New Roman" fo:language="it" fo:country="IT"/>
    </style:style>
    <style:style style:name="T6794" style:parent-style-name="Policepardéfaut" style:family="text">
      <style:text-properties style:font-name-complex="Times New Roman" fo:language="it" fo:country="IT"/>
    </style:style>
    <style:style style:name="T6795" style:parent-style-name="Policepardéfaut" style:family="text">
      <style:text-properties style:font-name-complex="Times New Roman" fo:language="it" fo:country="IT"/>
    </style:style>
    <style:style style:name="T6796" style:parent-style-name="Policepardéfaut" style:family="text">
      <style:text-properties style:font-name-complex="Times New Roman" fo:language="it" fo:country="IT"/>
    </style:style>
    <style:style style:name="T6797" style:parent-style-name="Policepardéfaut" style:family="text">
      <style:text-properties style:font-name-complex="Times New Roman" fo:language="it" fo:country="IT"/>
    </style:style>
    <style:style style:name="T6798" style:parent-style-name="Policepardéfaut" style:family="text">
      <style:text-properties style:font-name-complex="Times New Roman" fo:language="it" fo:country="IT"/>
    </style:style>
    <style:style style:name="T6799" style:parent-style-name="Policepardéfaut" style:family="text">
      <style:text-properties style:font-name-complex="Times New Roman" fo:language="it" fo:country="IT"/>
    </style:style>
    <style:style style:name="T6800" style:parent-style-name="Policepardéfaut" style:family="text">
      <style:text-properties style:font-name-complex="Times New Roman" fo:language="it" fo:country="IT"/>
    </style:style>
    <style:style style:name="T6801" style:parent-style-name="Policepardéfaut" style:family="text">
      <style:text-properties style:font-name-complex="Times New Roman" fo:language="it" fo:country="IT"/>
    </style:style>
    <style:style style:name="T6802" style:parent-style-name="Policepardéfaut" style:family="text">
      <style:text-properties style:font-name-complex="Times New Roman" fo:language="it" fo:country="IT"/>
    </style:style>
    <style:style style:name="T6803" style:parent-style-name="Policepardéfaut" style:family="text">
      <style:text-properties style:font-name-complex="Times New Roman" fo:language="it" fo:country="IT"/>
    </style:style>
    <style:style style:name="T6804" style:parent-style-name="Policepardéfaut" style:family="text">
      <style:text-properties style:font-name-complex="Times New Roman" fo:language="it" fo:country="IT"/>
    </style:style>
    <style:style style:name="T6805" style:parent-style-name="Policepardéfaut" style:family="text">
      <style:text-properties style:font-name-complex="Times New Roman" fo:language="it" fo:country="IT"/>
    </style:style>
    <style:style style:name="T6806" style:parent-style-name="Policepardéfaut" style:family="text">
      <style:text-properties style:font-name-complex="Times New Roman" fo:language="it" fo:country="IT"/>
    </style:style>
    <style:style style:name="T6807" style:parent-style-name="Policepardéfaut" style:family="text">
      <style:text-properties style:font-name-complex="Times New Roman" fo:language="it" fo:country="IT"/>
    </style:style>
    <style:style style:name="T6808" style:parent-style-name="Policepardéfaut" style:family="text">
      <style:text-properties style:font-name-complex="Times New Roman" fo:language="it" fo:country="IT"/>
    </style:style>
    <style:style style:name="T6809" style:parent-style-name="Policepardéfaut" style:family="text">
      <style:text-properties style:font-name-complex="Times New Roman" fo:language="it" fo:country="IT"/>
    </style:style>
    <style:style style:name="T6810" style:parent-style-name="Policepardéfaut" style:family="text">
      <style:text-properties style:font-name-complex="Times New Roman" fo:language="it" fo:country="IT"/>
    </style:style>
    <style:style style:name="T6811" style:parent-style-name="Policepardéfaut" style:family="text">
      <style:text-properties style:font-name-complex="Times New Roman" fo:language="it" fo:country="IT"/>
    </style:style>
    <style:style style:name="T6812" style:parent-style-name="Policepardéfaut" style:family="text">
      <style:text-properties style:font-name-complex="Times New Roman" fo:language="it" fo:country="IT"/>
    </style:style>
    <style:style style:name="T6813" style:parent-style-name="Policepardéfaut" style:family="text">
      <style:text-properties style:font-name-complex="Times New Roman" fo:language="it" fo:country="IT"/>
    </style:style>
    <style:style style:name="T6814" style:parent-style-name="Policepardéfaut" style:family="text">
      <style:text-properties style:font-name-complex="Times New Roman" fo:language="it" fo:country="IT"/>
    </style:style>
    <style:style style:name="T6815" style:parent-style-name="Policepardéfaut" style:family="text">
      <style:text-properties style:font-name-complex="Times New Roman" fo:language="it" fo:country="IT"/>
    </style:style>
    <style:style style:name="T6816" style:parent-style-name="Policepardéfaut" style:family="text">
      <style:text-properties style:font-name-complex="Times New Roman" fo:language="it" fo:country="IT"/>
    </style:style>
    <style:style style:name="T6817" style:parent-style-name="Policepardéfaut" style:family="text">
      <style:text-properties style:font-name-complex="Times New Roman" fo:language="it" fo:country="IT"/>
    </style:style>
    <style:style style:name="T6818" style:parent-style-name="Policepardéfaut" style:family="text">
      <style:text-properties style:font-name-complex="Times New Roman" fo:language="it" fo:country="IT"/>
    </style:style>
    <style:style style:name="T6819" style:parent-style-name="Policepardéfaut" style:family="text">
      <style:text-properties style:font-name-complex="Times New Roman" fo:language="it" fo:country="IT"/>
    </style:style>
    <style:style style:name="T6820" style:parent-style-name="Policepardéfaut" style:family="text">
      <style:text-properties style:font-name-complex="Times New Roman" fo:language="it" fo:country="IT"/>
    </style:style>
    <style:style style:name="T6821" style:parent-style-name="Policepardéfaut" style:family="text">
      <style:text-properties style:font-name-complex="Times New Roman" fo:language="it" fo:country="IT"/>
    </style:style>
    <style:style style:name="T6822" style:parent-style-name="Policepardéfaut" style:family="text">
      <style:text-properties style:font-name-complex="Times New Roman" fo:language="it" fo:country="IT"/>
    </style:style>
    <style:style style:name="T6823" style:parent-style-name="Policepardéfaut" style:family="text">
      <style:text-properties style:font-name-complex="Times New Roman" fo:language="it" fo:country="IT"/>
    </style:style>
    <style:style style:name="T6824" style:parent-style-name="Policepardéfaut" style:family="text">
      <style:text-properties style:font-name-complex="Times New Roman" fo:language="it" fo:country="IT"/>
    </style:style>
    <style:style style:name="T6825" style:parent-style-name="Policepardéfaut" style:family="text">
      <style:text-properties style:font-name-complex="Times New Roman" fo:language="it" fo:country="IT"/>
    </style:style>
    <style:style style:name="T6826" style:parent-style-name="Policepardéfaut" style:family="text">
      <style:text-properties style:font-name-complex="Times New Roman" fo:language="it" fo:country="IT"/>
    </style:style>
    <style:style style:name="T6827" style:parent-style-name="Policepardéfaut" style:family="text">
      <style:text-properties style:font-name-complex="Times New Roman" fo:language="it" fo:country="IT"/>
    </style:style>
    <style:style style:name="T6828" style:parent-style-name="Policepardéfaut" style:family="text">
      <style:text-properties style:font-name-complex="Times New Roman" fo:language="it" fo:country="IT"/>
    </style:style>
    <style:style style:name="T6829" style:parent-style-name="Policepardéfaut" style:family="text">
      <style:text-properties style:font-name-complex="Times New Roman" fo:language="it" fo:country="IT"/>
    </style:style>
    <style:style style:name="T6830" style:parent-style-name="Policepardéfaut" style:family="text">
      <style:text-properties style:font-name-complex="Times New Roman" fo:language="it" fo:country="IT"/>
    </style:style>
    <style:style style:name="T6831" style:parent-style-name="Policepardéfaut" style:family="text">
      <style:text-properties style:font-name-complex="Times New Roman" fo:language="it" fo:country="IT"/>
    </style:style>
    <style:style style:name="T6832" style:parent-style-name="Policepardéfaut" style:family="text">
      <style:text-properties style:font-name-complex="Times New Roman" fo:language="it" fo:country="IT"/>
    </style:style>
    <style:style style:name="T6833" style:parent-style-name="Policepardéfaut" style:family="text">
      <style:text-properties style:font-name-complex="Times New Roman" fo:language="it" fo:country="IT"/>
    </style:style>
    <style:style style:name="T6834" style:parent-style-name="Policepardéfaut" style:family="text">
      <style:text-properties style:font-name-complex="Times New Roman" fo:language="it" fo:country="IT"/>
    </style:style>
    <style:style style:name="T6835" style:parent-style-name="Policepardéfaut" style:family="text">
      <style:text-properties style:font-name-complex="Times New Roman" fo:language="it" fo:country="IT"/>
    </style:style>
    <style:style style:name="T6836" style:parent-style-name="Policepardéfaut" style:family="text">
      <style:text-properties style:font-name-complex="Times New Roman" fo:language="it" fo:country="IT"/>
    </style:style>
    <style:style style:name="T6837" style:parent-style-name="Policepardéfaut" style:family="text">
      <style:text-properties style:font-name-complex="Times New Roman" fo:language="it" fo:country="IT"/>
    </style:style>
    <style:style style:name="T6838" style:parent-style-name="Policepardéfaut" style:family="text">
      <style:text-properties style:font-name-complex="Times New Roman" fo:language="it" fo:country="IT"/>
    </style:style>
    <style:style style:name="T6839" style:parent-style-name="Policepardéfaut" style:family="text">
      <style:text-properties style:font-name-complex="Times New Roman" fo:language="it" fo:country="IT"/>
    </style:style>
    <style:style style:name="T6840" style:parent-style-name="Policepardéfaut" style:family="text">
      <style:text-properties style:font-name-complex="Times New Roman" fo:language="it" fo:country="IT"/>
    </style:style>
    <style:style style:name="T6841" style:parent-style-name="Policepardéfaut" style:family="text">
      <style:text-properties style:font-name-complex="Times New Roman" fo:language="it" fo:country="IT"/>
    </style:style>
    <style:style style:name="T6842" style:parent-style-name="Policepardéfaut" style:family="text">
      <style:text-properties style:font-name-complex="Times New Roman" fo:language="it" fo:country="IT"/>
    </style:style>
    <style:style style:name="T6843" style:parent-style-name="Policepardéfaut" style:family="text">
      <style:text-properties style:font-name-complex="Times New Roman" fo:language="it" fo:country="IT"/>
    </style:style>
    <style:style style:name="T6844" style:parent-style-name="Policepardéfaut" style:family="text">
      <style:text-properties style:font-name-complex="Times New Roman" fo:language="it" fo:country="IT"/>
    </style:style>
    <style:style style:name="T6845" style:parent-style-name="Policepardéfaut" style:family="text">
      <style:text-properties style:font-name-complex="Times New Roman" fo:language="it" fo:country="IT"/>
    </style:style>
    <style:style style:name="T6846" style:parent-style-name="Policepardéfaut" style:family="text">
      <style:text-properties style:font-name-complex="Times New Roman" fo:language="it" fo:country="IT"/>
    </style:style>
    <style:style style:name="T6847" style:parent-style-name="Policepardéfaut" style:family="text">
      <style:text-properties style:font-name-complex="Times New Roman" fo:language="it" fo:country="IT"/>
    </style:style>
    <style:style style:name="T6848" style:parent-style-name="Policepardéfaut" style:family="text">
      <style:text-properties style:font-name-complex="Times New Roman" fo:language="it" fo:country="IT"/>
    </style:style>
    <style:style style:name="T6849" style:parent-style-name="Policepardéfaut" style:family="text">
      <style:text-properties style:font-name-complex="Times New Roman" fo:language="it" fo:country="IT"/>
    </style:style>
    <style:style style:name="T6850" style:parent-style-name="Policepardéfaut" style:family="text">
      <style:text-properties fo:font-style="italic" style:font-style-asian="italic"/>
    </style:style>
    <style:style style:name="T6851" style:parent-style-name="Policepardéfaut" style:family="text">
      <style:text-properties style:font-name-complex="Times New Roman" fo:language="it" fo:country="IT"/>
    </style:style>
    <style:style style:name="T6852" style:parent-style-name="Policepardéfaut" style:family="text">
      <style:text-properties style:font-name-complex="Times New Roman" fo:language="it" fo:country="IT"/>
    </style:style>
    <style:style style:name="T6853" style:parent-style-name="Policepardéfaut" style:family="text">
      <style:text-properties style:font-name-complex="Times New Roman" fo:language="it" fo:country="IT"/>
    </style:style>
    <style:style style:name="T6854" style:parent-style-name="Policepardéfaut" style:family="text">
      <style:text-properties style:font-name-complex="Times New Roman" fo:language="it" fo:country="IT"/>
    </style:style>
    <style:style style:name="T6855" style:parent-style-name="Policepardéfaut" style:family="text">
      <style:text-properties style:font-name-complex="Times New Roman" fo:language="it" fo:country="IT"/>
    </style:style>
    <style:style style:name="T6856" style:parent-style-name="Policepardéfaut" style:family="text">
      <style:text-properties fo:font-style="italic" style:font-style-asian="italic"/>
    </style:style>
    <style:style style:name="T6857" style:parent-style-name="Policepardéfaut" style:family="text">
      <style:text-properties style:font-name-complex="Times New Roman" fo:language="it" fo:country="IT"/>
    </style:style>
    <style:style style:name="T6858" style:parent-style-name="Policepardéfaut" style:family="text">
      <style:text-properties style:font-name-complex="Times New Roman" fo:language="it" fo:country="IT"/>
    </style:style>
    <style:style style:name="T6859" style:parent-style-name="Policepardéfaut" style:family="text">
      <style:text-properties style:font-name-complex="Times New Roman" fo:language="it" fo:country="IT"/>
    </style:style>
    <style:style style:name="T6860" style:parent-style-name="Policepardéfaut" style:family="text">
      <style:text-properties style:font-name-complex="Times New Roman" fo:language="it" fo:country="IT"/>
    </style:style>
    <style:style style:name="T6861" style:parent-style-name="Policepardéfaut" style:family="text">
      <style:text-properties style:font-name-complex="Times New Roman" fo:language="it" fo:country="IT"/>
    </style:style>
    <style:style style:name="T6862" style:parent-style-name="Policepardéfaut" style:family="text">
      <style:text-properties style:font-name-complex="Times New Roman" fo:language="it" fo:country="IT"/>
    </style:style>
    <style:style style:name="T6863" style:parent-style-name="Policepardéfaut" style:family="text">
      <style:text-properties style:font-name-complex="Times New Roman" fo:language="it" fo:country="IT"/>
    </style:style>
    <style:style style:name="T6864" style:parent-style-name="Policepardéfaut" style:family="text">
      <style:text-properties style:font-name-complex="Times New Roman" fo:language="it" fo:country="IT"/>
    </style:style>
    <style:style style:name="T6865" style:parent-style-name="Policepardéfaut" style:family="text">
      <style:text-properties style:font-name-complex="Times New Roman" fo:language="it" fo:country="IT"/>
    </style:style>
    <style:style style:name="T6866" style:parent-style-name="Policepardéfaut" style:family="text">
      <style:text-properties style:font-name-complex="Times New Roman" fo:language="it" fo:country="IT"/>
    </style:style>
    <style:style style:name="T6867" style:parent-style-name="Policepardéfaut" style:family="text">
      <style:text-properties fo:font-style="italic" style:font-style-asian="italic"/>
    </style:style>
    <style:style style:name="T6868" style:parent-style-name="Policepardéfaut" style:family="text">
      <style:text-properties fo:font-style="italic" style:font-style-asian="italic"/>
    </style:style>
    <style:style style:name="T6869" style:parent-style-name="Policepardéfaut" style:family="text">
      <style:text-properties fo:font-style="italic" style:font-style-asian="italic"/>
    </style:style>
    <style:style style:name="T6870" style:parent-style-name="Policepardéfaut" style:family="text">
      <style:text-properties style:font-name-complex="Times New Roman" fo:language="it" fo:country="IT"/>
    </style:style>
    <style:style style:name="T6871" style:parent-style-name="Policepardéfaut" style:family="text">
      <style:text-properties style:font-name-complex="Times New Roman" fo:language="it" fo:country="IT"/>
    </style:style>
    <style:style style:name="T6872" style:parent-style-name="Policepardéfaut" style:family="text">
      <style:text-properties style:font-name-complex="Times New Roman" fo:language="it" fo:country="IT"/>
    </style:style>
    <style:style style:name="T6873" style:parent-style-name="Policepardéfaut" style:family="text">
      <style:text-properties style:font-name-complex="Times New Roman" fo:language="it" fo:country="IT"/>
    </style:style>
    <style:style style:name="T6874" style:parent-style-name="Policepardéfaut" style:family="text">
      <style:text-properties style:font-name-complex="Times New Roman" fo:language="it" fo:country="IT"/>
    </style:style>
    <style:style style:name="T6875" style:parent-style-name="Policepardéfaut" style:family="text">
      <style:text-properties style:font-name-complex="Times New Roman" fo:language="it" fo:country="IT"/>
    </style:style>
    <style:style style:name="T6876" style:parent-style-name="Policepardéfaut" style:family="text">
      <style:text-properties style:font-name-complex="Times New Roman" fo:language="it" fo:country="IT"/>
    </style:style>
    <style:style style:name="T6877" style:parent-style-name="Policepardéfaut" style:family="text">
      <style:text-properties style:font-name-complex="Times New Roman" fo:language="it" fo:country="IT"/>
    </style:style>
    <style:style style:name="T6878" style:parent-style-name="Policepardéfaut" style:family="text">
      <style:text-properties style:font-name-complex="Times New Roman" fo:language="it" fo:country="IT"/>
    </style:style>
    <style:style style:name="T6879" style:parent-style-name="Policepardéfaut" style:family="text">
      <style:text-properties style:font-name-complex="Times New Roman" fo:language="it" fo:country="IT"/>
    </style:style>
    <style:style style:name="T6880" style:parent-style-name="Policepardéfaut" style:family="text">
      <style:text-properties style:font-name-complex="Times New Roman" fo:language="it" fo:country="IT"/>
    </style:style>
    <style:style style:name="T6881" style:parent-style-name="Policepardéfaut" style:family="text">
      <style:text-properties style:font-name-complex="Times New Roman" fo:language="it" fo:country="IT"/>
    </style:style>
    <style:style style:name="T6882" style:parent-style-name="Policepardéfaut" style:family="text">
      <style:text-properties style:font-name-complex="Times New Roman" fo:language="it" fo:country="IT"/>
    </style:style>
    <style:style style:name="T6883" style:parent-style-name="Policepardéfaut" style:family="text">
      <style:text-properties style:font-name-complex="Times New Roman" fo:language="it" fo:country="IT"/>
    </style:style>
    <style:style style:name="T6884" style:parent-style-name="Policepardéfaut" style:family="text">
      <style:text-properties style:font-name-complex="Times New Roman" fo:language="it" fo:country="IT"/>
    </style:style>
    <style:style style:name="T6885" style:parent-style-name="Policepardéfaut" style:family="text">
      <style:text-properties style:font-name-complex="Times New Roman" fo:language="it" fo:country="IT"/>
    </style:style>
    <style:style style:name="T6886" style:parent-style-name="Policepardéfaut" style:family="text">
      <style:text-properties style:font-name-complex="Times New Roman" fo:language="it" fo:country="IT"/>
    </style:style>
    <style:style style:name="T6887" style:parent-style-name="Policepardéfaut" style:family="text">
      <style:text-properties style:font-name-complex="Times New Roman" fo:language="it" fo:country="IT"/>
    </style:style>
    <style:style style:name="T6888" style:parent-style-name="Policepardéfaut" style:family="text">
      <style:text-properties style:font-name-complex="Times New Roman" fo:language="it" fo:country="IT"/>
    </style:style>
    <style:style style:name="T6889" style:parent-style-name="Policepardéfaut" style:family="text">
      <style:text-properties style:font-name-complex="Times New Roman" fo:language="it" fo:country="IT"/>
    </style:style>
    <style:style style:name="T6890" style:parent-style-name="Policepardéfaut" style:family="text">
      <style:text-properties style:font-name-complex="Times New Roman" fo:language="it" fo:country="IT"/>
    </style:style>
    <style:style style:name="T6891" style:parent-style-name="Policepardéfaut" style:family="text">
      <style:text-properties style:font-name-complex="Times New Roman" fo:language="it" fo:country="IT"/>
    </style:style>
    <style:style style:name="T6892" style:parent-style-name="Policepardéfaut" style:family="text">
      <style:text-properties style:font-name-complex="Times New Roman" fo:language="it" fo:country="IT"/>
    </style:style>
    <style:style style:name="T6893" style:parent-style-name="Policepardéfaut" style:family="text">
      <style:text-properties style:font-name-complex="Times New Roman" fo:language="it" fo:country="IT"/>
    </style:style>
    <style:style style:name="T6894" style:parent-style-name="Policepardéfaut" style:family="text">
      <style:text-properties style:font-name-complex="Times New Roman" fo:language="it" fo:country="IT"/>
    </style:style>
    <style:style style:name="T6895" style:parent-style-name="Policepardéfaut" style:family="text">
      <style:text-properties style:font-name-complex="Times New Roman" fo:language="it" fo:country="IT"/>
    </style:style>
    <style:style style:name="T6896" style:parent-style-name="Policepardéfaut" style:family="text">
      <style:text-properties style:font-name-complex="Times New Roman" fo:language="it" fo:country="IT"/>
    </style:style>
    <style:style style:name="T6897" style:parent-style-name="Policepardéfaut" style:family="text">
      <style:text-properties style:font-name-complex="Times New Roman" fo:language="it" fo:country="IT"/>
    </style:style>
    <style:style style:name="T6898" style:parent-style-name="Policepardéfaut" style:family="text">
      <style:text-properties style:font-name-complex="Times New Roman" fo:language="it" fo:country="IT"/>
    </style:style>
    <style:style style:name="T6899" style:parent-style-name="Policepardéfaut" style:family="text">
      <style:text-properties style:font-name-complex="Times New Roman" fo:language="it" fo:country="IT"/>
    </style:style>
    <style:style style:name="T6900" style:parent-style-name="Policepardéfaut" style:family="text">
      <style:text-properties style:font-name-complex="Times New Roman" fo:language="it" fo:country="IT"/>
    </style:style>
    <style:style style:name="T6901" style:parent-style-name="Policepardéfaut" style:family="text">
      <style:text-properties style:font-name-complex="Times New Roman" fo:language="it" fo:country="IT"/>
    </style:style>
    <style:style style:name="T6902" style:parent-style-name="Policepardéfaut" style:family="text">
      <style:text-properties style:font-name-complex="Times New Roman" fo:language="it" fo:country="IT"/>
    </style:style>
    <style:style style:name="T6903" style:parent-style-name="Policepardéfaut" style:family="text">
      <style:text-properties style:font-name-complex="Times New Roman" fo:language="it" fo:country="IT"/>
    </style:style>
    <style:style style:name="T6904" style:parent-style-name="Policepardéfaut" style:family="text">
      <style:text-properties style:font-name-complex="Times New Roman" fo:language="it" fo:country="IT"/>
    </style:style>
    <style:style style:name="T6905" style:parent-style-name="Policepardéfaut" style:family="text">
      <style:text-properties style:font-name-complex="Times New Roman" fo:language="it" fo:country="IT"/>
    </style:style>
    <style:style style:name="T6906" style:parent-style-name="Policepardéfaut" style:family="text">
      <style:text-properties style:font-name-complex="Times New Roman" fo:language="it" fo:country="IT"/>
    </style:style>
    <style:style style:name="T6907" style:parent-style-name="Policepardéfaut" style:family="text">
      <style:text-properties style:font-name-complex="Times New Roman" fo:language="it" fo:country="IT"/>
    </style:style>
    <style:style style:name="T6908" style:parent-style-name="Policepardéfaut" style:family="text">
      <style:text-properties style:font-name-complex="Times New Roman" fo:language="it" fo:country="IT"/>
    </style:style>
    <style:style style:name="T6909" style:parent-style-name="Policepardéfaut" style:family="text">
      <style:text-properties style:font-name-complex="Times New Roman" fo:language="it" fo:country="IT"/>
    </style:style>
    <style:style style:name="T6910" style:parent-style-name="Policepardéfaut" style:family="text">
      <style:text-properties style:font-name-complex="Times New Roman" fo:language="it" fo:country="IT"/>
    </style:style>
    <style:style style:name="T6911" style:parent-style-name="Policepardéfaut" style:family="text">
      <style:text-properties style:font-name-complex="Times New Roman" fo:language="it" fo:country="IT"/>
    </style:style>
    <style:style style:name="T6912" style:parent-style-name="Policepardéfaut" style:family="text">
      <style:text-properties style:font-name-complex="Times New Roman" fo:language="it" fo:country="IT"/>
    </style:style>
    <style:style style:name="T6913" style:parent-style-name="Policepardéfaut" style:family="text">
      <style:text-properties style:font-name-complex="Times New Roman" fo:language="it" fo:country="IT"/>
    </style:style>
    <style:style style:name="T6914" style:parent-style-name="Policepardéfaut" style:family="text">
      <style:text-properties style:font-name-complex="Times New Roman" fo:language="it" fo:country="IT"/>
    </style:style>
    <style:style style:name="T6915" style:parent-style-name="Policepardéfaut" style:family="text">
      <style:text-properties style:font-name-complex="Times New Roman" fo:language="it" fo:country="IT"/>
    </style:style>
    <style:style style:name="T6916" style:parent-style-name="Policepardéfaut" style:family="text">
      <style:text-properties style:font-name-complex="Times New Roman" fo:language="it" fo:country="IT"/>
    </style:style>
    <style:style style:name="T6917" style:parent-style-name="Policepardéfaut" style:family="text">
      <style:text-properties style:font-name-complex="Times New Roman" fo:language="it" fo:country="IT"/>
    </style:style>
    <style:style style:name="T6918" style:parent-style-name="Policepardéfaut" style:family="text">
      <style:text-properties style:font-name-complex="Times New Roman" fo:language="it" fo:country="IT"/>
    </style:style>
    <style:style style:name="T6919" style:parent-style-name="Policepardéfaut" style:family="text">
      <style:text-properties style:font-name-complex="Times New Roman" fo:language="it" fo:country="IT"/>
    </style:style>
    <style:style style:name="T6920" style:parent-style-name="Policepardéfaut" style:family="text">
      <style:text-properties style:font-name-complex="Times New Roman" fo:language="it" fo:country="IT"/>
    </style:style>
    <style:style style:name="T6921" style:parent-style-name="Policepardéfaut" style:family="text">
      <style:text-properties style:font-name-complex="Times New Roman" fo:language="it" fo:country="IT"/>
    </style:style>
    <style:style style:name="T6922" style:parent-style-name="Policepardéfaut" style:family="text">
      <style:text-properties style:font-name-complex="Times New Roman" fo:language="it" fo:country="IT"/>
    </style:style>
    <style:style style:name="T6923" style:parent-style-name="Policepardéfaut" style:family="text">
      <style:text-properties style:font-name-complex="Times New Roman" fo:language="it" fo:country="IT"/>
    </style:style>
    <style:style style:name="T6924" style:parent-style-name="Policepardéfaut" style:family="text">
      <style:text-properties style:font-name-complex="Times New Roman" fo:language="it" fo:country="IT"/>
    </style:style>
    <style:style style:name="T6925" style:parent-style-name="Policepardéfaut" style:family="text">
      <style:text-properties style:font-name-complex="Times New Roman" fo:language="it" fo:country="IT"/>
    </style:style>
    <style:style style:name="T6926" style:parent-style-name="Policepardéfaut" style:family="text">
      <style:text-properties style:font-name-complex="Times New Roman" fo:language="it" fo:country="IT"/>
    </style:style>
    <style:style style:name="T6927" style:parent-style-name="Policepardéfaut" style:family="text">
      <style:text-properties style:font-name-complex="Times New Roman" fo:language="it" fo:country="IT"/>
    </style:style>
    <style:style style:name="T6928" style:parent-style-name="Policepardéfaut" style:family="text">
      <style:text-properties style:font-name-complex="Times New Roman" fo:language="it" fo:country="IT"/>
    </style:style>
    <style:style style:name="T6929" style:parent-style-name="Policepardéfaut" style:family="text">
      <style:text-properties style:font-name-complex="Times New Roman" fo:language="it" fo:country="IT"/>
    </style:style>
    <style:style style:name="T6930" style:parent-style-name="Policepardéfaut" style:family="text">
      <style:text-properties style:font-name-complex="Times New Roman" fo:language="it" fo:country="IT"/>
    </style:style>
    <style:style style:name="T6931" style:parent-style-name="Policepardéfaut" style:family="text">
      <style:text-properties style:font-name-complex="Times New Roman" fo:language="it" fo:country="IT"/>
    </style:style>
    <style:style style:name="T6932" style:parent-style-name="Policepardéfaut" style:family="text">
      <style:text-properties style:font-name-complex="Times New Roman" fo:language="it" fo:country="IT"/>
    </style:style>
    <style:style style:name="T6933" style:parent-style-name="Policepardéfaut" style:family="text">
      <style:text-properties style:font-name-complex="Times New Roman" fo:language="it" fo:country="IT"/>
    </style:style>
    <style:style style:name="T6934" style:parent-style-name="Policepardéfaut" style:family="text">
      <style:text-properties style:font-name-complex="Times New Roman" fo:language="it" fo:country="IT"/>
    </style:style>
    <style:style style:name="T6935" style:parent-style-name="Policepardéfaut" style:family="text">
      <style:text-properties style:font-name-complex="Times New Roman" fo:language="it" fo:country="IT"/>
    </style:style>
    <style:style style:name="T6936" style:parent-style-name="Policepardéfaut" style:family="text">
      <style:text-properties style:font-name-complex="Times New Roman" fo:language="it" fo:country="IT"/>
    </style:style>
    <style:style style:name="T6937" style:parent-style-name="Policepardéfaut" style:family="text">
      <style:text-properties style:font-name-complex="Times New Roman" fo:language="it" fo:country="IT"/>
    </style:style>
    <style:style style:name="T6938" style:parent-style-name="Policepardéfaut" style:family="text">
      <style:text-properties style:font-name-complex="Times New Roman" fo:language="it" fo:country="IT"/>
    </style:style>
    <style:style style:name="T6939" style:parent-style-name="Policepardéfaut" style:family="text">
      <style:text-properties style:font-name-complex="Times New Roman" fo:language="it" fo:country="IT"/>
    </style:style>
    <style:style style:name="T6940" style:parent-style-name="Policepardéfaut" style:family="text">
      <style:text-properties style:font-name-complex="Times New Roman" fo:language="it" fo:country="IT"/>
    </style:style>
    <style:style style:name="T6941" style:parent-style-name="Policepardéfaut" style:family="text">
      <style:text-properties style:font-name-complex="Times New Roman" fo:language="it" fo:country="IT"/>
    </style:style>
    <style:style style:name="T6942" style:parent-style-name="Policepardéfaut" style:family="text">
      <style:text-properties style:font-name-complex="Times New Roman" fo:language="it" fo:country="IT"/>
    </style:style>
    <style:style style:name="T6943" style:parent-style-name="Policepardéfaut" style:family="text">
      <style:text-properties style:font-name-complex="Times New Roman" fo:language="it" fo:country="IT"/>
    </style:style>
    <style:style style:name="T6944" style:parent-style-name="Policepardéfaut" style:family="text">
      <style:text-properties style:font-name-complex="Times New Roman" fo:language="it" fo:country="IT"/>
    </style:style>
    <style:style style:name="T6945" style:parent-style-name="Policepardéfaut" style:family="text">
      <style:text-properties style:font-name-complex="Times New Roman" fo:language="it" fo:country="IT"/>
    </style:style>
    <style:style style:name="T6946" style:parent-style-name="Policepardéfaut" style:family="text">
      <style:text-properties style:font-name-complex="Times New Roman" fo:language="it" fo:country="IT"/>
    </style:style>
    <style:style style:name="T6947" style:parent-style-name="Policepardéfaut" style:family="text">
      <style:text-properties style:font-name-complex="Times New Roman" fo:language="it" fo:country="IT"/>
    </style:style>
    <style:style style:name="T6948" style:parent-style-name="Policepardéfaut" style:family="text">
      <style:text-properties style:font-name-complex="Times New Roman" fo:language="it" fo:country="IT"/>
    </style:style>
    <style:style style:name="T6949" style:parent-style-name="Policepardéfaut" style:family="text">
      <style:text-properties style:font-name-complex="Times New Roman" fo:language="it" fo:country="IT"/>
    </style:style>
    <style:style style:name="T6950" style:parent-style-name="Policepardéfaut" style:family="text">
      <style:text-properties style:font-name-complex="Times New Roman" fo:language="it" fo:country="IT"/>
    </style:style>
    <style:style style:name="T6951" style:parent-style-name="Policepardéfaut" style:family="text">
      <style:text-properties style:font-name-complex="Times New Roman" fo:language="it" fo:country="IT"/>
    </style:style>
    <style:style style:name="T6952" style:parent-style-name="Policepardéfaut" style:family="text">
      <style:text-properties style:font-name-complex="Times New Roman" fo:language="it" fo:country="IT"/>
    </style:style>
    <style:style style:name="T6953" style:parent-style-name="Policepardéfaut" style:family="text">
      <style:text-properties style:font-name-complex="Times New Roman" fo:language="it" fo:country="IT"/>
    </style:style>
    <style:style style:name="T6954" style:parent-style-name="Policepardéfaut" style:family="text">
      <style:text-properties style:font-name-complex="Times New Roman" fo:language="it" fo:country="IT"/>
    </style:style>
    <style:style style:name="T6955" style:parent-style-name="Policepardéfaut" style:family="text">
      <style:text-properties style:font-name-complex="Times New Roman" fo:language="it" fo:country="IT"/>
    </style:style>
    <style:style style:name="T6956" style:parent-style-name="Policepardéfaut" style:family="text">
      <style:text-properties style:font-name-complex="Times New Roman" fo:language="it" fo:country="IT"/>
    </style:style>
    <style:style style:name="T6957" style:parent-style-name="Policepardéfaut" style:family="text">
      <style:text-properties style:font-name-complex="Times New Roman" fo:language="it" fo:country="IT"/>
    </style:style>
    <style:style style:name="T6958" style:parent-style-name="Policepardéfaut" style:family="text">
      <style:text-properties style:font-name-complex="Times New Roman" fo:language="it" fo:country="IT"/>
    </style:style>
    <style:style style:name="T6959" style:parent-style-name="Policepardéfaut" style:family="text">
      <style:text-properties style:font-name-complex="Times New Roman" fo:language="it" fo:country="IT"/>
    </style:style>
    <style:style style:name="T6960" style:parent-style-name="Policepardéfaut" style:family="text">
      <style:text-properties style:font-name-complex="Times New Roman" fo:language="it" fo:country="IT"/>
    </style:style>
    <style:style style:name="T6961" style:parent-style-name="Policepardéfaut" style:family="text">
      <style:text-properties style:font-name-complex="Times New Roman" fo:language="it" fo:country="IT"/>
    </style:style>
    <style:style style:name="T6962" style:parent-style-name="Policepardéfaut" style:family="text">
      <style:text-properties style:font-name-complex="Times New Roman" fo:language="it" fo:country="IT"/>
    </style:style>
    <style:style style:name="T6963" style:parent-style-name="Policepardéfaut" style:family="text">
      <style:text-properties style:font-name-complex="Times New Roman" fo:language="it" fo:country="IT"/>
    </style:style>
    <style:style style:name="T6964" style:parent-style-name="Policepardéfaut" style:family="text">
      <style:text-properties style:font-name-complex="Times New Roman" fo:language="it" fo:country="IT"/>
    </style:style>
    <style:style style:name="T6965" style:parent-style-name="Policepardéfaut" style:family="text">
      <style:text-properties style:font-name-complex="Times New Roman" fo:language="it" fo:country="IT"/>
    </style:style>
    <style:style style:name="T6966" style:parent-style-name="Policepardéfaut" style:family="text">
      <style:text-properties style:font-name-complex="Times New Roman" fo:language="it" fo:country="IT"/>
    </style:style>
    <style:style style:name="T6967" style:parent-style-name="Policepardéfaut" style:family="text">
      <style:text-properties style:font-name-complex="Times New Roman" fo:language="it" fo:country="IT"/>
    </style:style>
    <style:style style:name="T6968" style:parent-style-name="Policepardéfaut" style:family="text">
      <style:text-properties style:font-name-complex="Times New Roman" fo:language="it" fo:country="IT"/>
    </style:style>
    <style:style style:name="T6969" style:parent-style-name="Policepardéfaut" style:family="text">
      <style:text-properties style:font-name-complex="Times New Roman" fo:language="it" fo:country="IT"/>
    </style:style>
    <style:style style:name="T6970" style:parent-style-name="Policepardéfaut" style:family="text">
      <style:text-properties style:font-name-complex="Times New Roman" fo:language="it" fo:country="IT"/>
    </style:style>
    <style:style style:name="T6971" style:parent-style-name="Policepardéfaut" style:family="text">
      <style:text-properties style:font-name-complex="Times New Roman" fo:language="it" fo:country="IT"/>
    </style:style>
    <style:style style:name="T6972" style:parent-style-name="Policepardéfaut" style:family="text">
      <style:text-properties style:font-name-complex="Times New Roman" fo:language="it" fo:country="IT"/>
    </style:style>
    <style:style style:name="T6973" style:parent-style-name="Policepardéfaut" style:family="text">
      <style:text-properties style:font-name-complex="Times New Roman" fo:language="it" fo:country="IT"/>
    </style:style>
    <style:style style:name="T6974" style:parent-style-name="Policepardéfaut" style:family="text">
      <style:text-properties style:font-name-complex="Times New Roman" fo:language="it" fo:country="IT"/>
    </style:style>
    <style:style style:name="T6975" style:parent-style-name="Policepardéfaut" style:family="text">
      <style:text-properties style:font-name-complex="Times New Roman" fo:language="it" fo:country="IT"/>
    </style:style>
    <style:style style:name="T6976" style:parent-style-name="Policepardéfaut" style:family="text">
      <style:text-properties style:font-name-complex="Times New Roman" fo:language="it" fo:country="IT"/>
    </style:style>
    <style:style style:name="T6977" style:parent-style-name="Policepardéfaut" style:family="text">
      <style:text-properties style:font-name-complex="Times New Roman" fo:language="it" fo:country="IT"/>
    </style:style>
    <style:style style:name="T6978" style:parent-style-name="Policepardéfaut" style:family="text">
      <style:text-properties style:font-name-complex="Times New Roman" fo:language="it" fo:country="IT"/>
    </style:style>
    <style:style style:name="T6979" style:parent-style-name="Policepardéfaut" style:family="text">
      <style:text-properties style:font-name-complex="Times New Roman" fo:language="it" fo:country="IT"/>
    </style:style>
    <style:style style:name="T6980" style:parent-style-name="Policepardéfaut" style:family="text">
      <style:text-properties style:font-name-complex="Times New Roman" fo:language="it" fo:country="IT"/>
    </style:style>
    <style:style style:name="T6981" style:parent-style-name="Policepardéfaut" style:family="text">
      <style:text-properties style:font-name-complex="Times New Roman" fo:language="it" fo:country="IT"/>
    </style:style>
    <style:style style:name="T6982" style:parent-style-name="Policepardéfaut" style:family="text">
      <style:text-properties style:font-name-complex="Times New Roman" fo:language="it" fo:country="IT"/>
    </style:style>
    <style:style style:name="T6983" style:parent-style-name="Policepardéfaut" style:family="text">
      <style:text-properties style:font-name-complex="Times New Roman" fo:language="it" fo:country="IT"/>
    </style:style>
    <style:style style:name="T6984" style:parent-style-name="Policepardéfaut" style:family="text">
      <style:text-properties style:font-name-complex="Times New Roman" fo:language="it" fo:country="IT"/>
    </style:style>
    <style:style style:name="T6985" style:parent-style-name="Policepardéfaut" style:family="text">
      <style:text-properties style:font-name-complex="Times New Roman" fo:language="it" fo:country="IT"/>
    </style:style>
    <style:style style:name="T6986" style:parent-style-name="Policepardéfaut" style:family="text">
      <style:text-properties style:font-name-complex="Times New Roman" fo:language="it" fo:country="IT"/>
    </style:style>
    <style:style style:name="T6987" style:parent-style-name="Policepardéfaut" style:family="text">
      <style:text-properties style:font-name-complex="Times New Roman" fo:language="it" fo:country="IT"/>
    </style:style>
    <style:style style:name="T6988" style:parent-style-name="Policepardéfaut" style:family="text">
      <style:text-properties style:font-name-complex="Times New Roman" fo:language="it" fo:country="IT"/>
    </style:style>
    <style:style style:name="T6989" style:parent-style-name="Policepardéfaut" style:family="text">
      <style:text-properties style:font-name-complex="Times New Roman" fo:language="it" fo:country="IT"/>
    </style:style>
    <style:style style:name="T6990" style:parent-style-name="Policepardéfaut" style:family="text">
      <style:text-properties style:font-name-complex="Times New Roman" fo:language="it" fo:country="IT"/>
    </style:style>
    <style:style style:name="T6991" style:parent-style-name="Policepardéfaut" style:family="text">
      <style:text-properties style:font-name-complex="Times New Roman" fo:language="it" fo:country="IT"/>
    </style:style>
    <style:style style:name="T6992" style:parent-style-name="Policepardéfaut" style:family="text">
      <style:text-properties style:font-name-complex="Times New Roman" fo:language="it" fo:country="IT"/>
    </style:style>
    <style:style style:name="T6993" style:parent-style-name="Policepardéfaut" style:family="text">
      <style:text-properties style:font-name-complex="Times New Roman" fo:language="it" fo:country="IT"/>
    </style:style>
    <style:style style:name="T6994" style:parent-style-name="Policepardéfaut" style:family="text">
      <style:text-properties style:font-name-complex="Times New Roman" fo:language="it" fo:country="IT"/>
    </style:style>
    <style:style style:name="T6995" style:parent-style-name="Policepardéfaut" style:family="text">
      <style:text-properties style:font-name-complex="Times New Roman" fo:language="it" fo:country="IT"/>
    </style:style>
    <style:style style:name="T6996" style:parent-style-name="Policepardéfaut" style:family="text">
      <style:text-properties style:font-name-complex="Times New Roman" fo:language="it" fo:country="IT"/>
    </style:style>
    <style:style style:name="T6997" style:parent-style-name="Policepardéfaut" style:family="text">
      <style:text-properties style:font-name-complex="Times New Roman" fo:language="it" fo:country="IT"/>
    </style:style>
    <style:style style:name="T6998" style:parent-style-name="Policepardéfaut" style:family="text">
      <style:text-properties style:font-name-complex="Times New Roman" fo:language="it" fo:country="IT"/>
    </style:style>
    <style:style style:name="T6999" style:parent-style-name="Policepardéfaut" style:family="text">
      <style:text-properties style:font-name-complex="Times New Roman" fo:language="it" fo:country="IT"/>
    </style:style>
    <style:style style:name="T7000" style:parent-style-name="Policepardéfaut" style:family="text">
      <style:text-properties style:font-name-complex="Times New Roman" fo:language="it" fo:country="IT"/>
    </style:style>
    <style:style style:name="T7001" style:parent-style-name="Policepardéfaut" style:family="text">
      <style:text-properties style:font-name-complex="Times New Roman" fo:language="it" fo:country="IT"/>
    </style:style>
    <style:style style:name="P7002" style:parent-style-name="quote.l" style:family="paragraph">
      <style:text-properties fo:language="de" fo:country="DE"/>
    </style:style>
    <style:style style:name="T7003" style:parent-style-name="Policepardéfaut" style:family="text">
      <style:text-properties fo:language="en" fo:country="US"/>
    </style:style>
    <style:style style:name="T7004" style:parent-style-name="Policepardéfaut" style:family="text">
      <style:text-properties fo:font-style="italic" style:font-style-asian="italic"/>
    </style:style>
    <style:style style:name="T7005" style:parent-style-name="Policepardéfaut" style:family="text">
      <style:text-properties fo:language="en" fo:country="US"/>
    </style:style>
    <style:style style:name="T7006" style:parent-style-name="Policepardéfaut" style:family="text">
      <style:text-properties style:font-name-complex="Times New Roman" fo:language="it" fo:country="IT"/>
    </style:style>
    <style:style style:name="T7007" style:parent-style-name="Policepardéfaut" style:family="text">
      <style:text-properties style:font-name-complex="Times New Roman" fo:language="it" fo:country="IT"/>
    </style:style>
    <style:style style:name="T7008" style:parent-style-name="Policepardéfaut" style:family="text">
      <style:text-properties style:font-name-complex="Times New Roman" fo:language="it" fo:country="IT"/>
    </style:style>
    <style:style style:name="T7009" style:parent-style-name="Policepardéfaut" style:family="text">
      <style:text-properties style:font-name-complex="Times New Roman" fo:language="it" fo:country="IT"/>
    </style:style>
    <style:style style:name="T7010" style:parent-style-name="Policepardéfaut" style:family="text">
      <style:text-properties style:font-name-complex="Times New Roman" fo:language="it" fo:country="IT"/>
    </style:style>
    <style:style style:name="T7011" style:parent-style-name="Policepardéfaut" style:family="text">
      <style:text-properties style:font-name-complex="Times New Roman" fo:language="it" fo:country="IT"/>
    </style:style>
    <style:style style:name="T7012" style:parent-style-name="Policepardéfaut" style:family="text">
      <style:text-properties style:font-name-complex="Times New Roman" fo:language="it" fo:country="IT"/>
    </style:style>
    <style:style style:name="T7013" style:parent-style-name="Policepardéfaut" style:family="text">
      <style:text-properties style:font-name-complex="Times New Roman" fo:language="it" fo:country="IT"/>
    </style:style>
    <style:style style:name="T7014" style:parent-style-name="Policepardéfaut" style:family="text">
      <style:text-properties style:font-name-complex="Times New Roman" fo:language="it" fo:country="IT"/>
    </style:style>
    <style:style style:name="T7015" style:parent-style-name="Policepardéfaut" style:family="text">
      <style:text-properties style:font-name-complex="Times New Roman" fo:language="it" fo:country="IT"/>
    </style:style>
    <style:style style:name="T7016" style:parent-style-name="Policepardéfaut" style:family="text">
      <style:text-properties style:font-name-complex="Times New Roman" fo:language="it" fo:country="IT"/>
    </style:style>
    <style:style style:name="T7017" style:parent-style-name="Policepardéfaut" style:family="text">
      <style:text-properties style:font-name-complex="Times New Roman" fo:language="it" fo:country="IT"/>
    </style:style>
    <style:style style:name="T7018" style:parent-style-name="Policepardéfaut" style:family="text">
      <style:text-properties style:font-name-complex="Times New Roman" fo:language="it" fo:country="IT"/>
    </style:style>
    <style:style style:name="T7019" style:parent-style-name="Policepardéfaut" style:family="text">
      <style:text-properties style:font-name-complex="Times New Roman" fo:language="it" fo:country="IT"/>
    </style:style>
    <style:style style:name="T7020" style:parent-style-name="Policepardéfaut" style:family="text">
      <style:text-properties style:font-name-complex="Times New Roman" fo:language="it" fo:country="IT"/>
    </style:style>
    <style:style style:name="T7021" style:parent-style-name="Policepardéfaut" style:family="text">
      <style:text-properties style:font-name-complex="Times New Roman" fo:language="it" fo:country="IT"/>
    </style:style>
    <style:style style:name="T7022" style:parent-style-name="Policepardéfaut" style:family="text">
      <style:text-properties style:font-name-complex="Times New Roman" fo:language="it" fo:country="IT"/>
    </style:style>
    <style:style style:name="T7023" style:parent-style-name="Policepardéfaut" style:family="text">
      <style:text-properties style:font-name-complex="Times New Roman" fo:language="it" fo:country="IT"/>
    </style:style>
    <style:style style:name="T7024" style:parent-style-name="Policepardéfaut" style:family="text">
      <style:text-properties style:font-name-complex="Times New Roman" fo:language="it" fo:country="IT"/>
    </style:style>
    <style:style style:name="T7025" style:parent-style-name="Policepardéfaut" style:family="text">
      <style:text-properties style:font-name-complex="Times New Roman" fo:language="it" fo:country="IT"/>
    </style:style>
    <style:style style:name="T7026" style:parent-style-name="Policepardéfaut" style:family="text">
      <style:text-properties style:font-name-complex="Times New Roman" fo:language="it" fo:country="IT"/>
    </style:style>
    <style:style style:name="T7027" style:parent-style-name="Policepardéfaut" style:family="text">
      <style:text-properties style:font-name-complex="Times New Roman" fo:language="it" fo:country="IT"/>
    </style:style>
    <style:style style:name="T7028" style:parent-style-name="Policepardéfaut" style:family="text">
      <style:text-properties style:font-name-complex="Times New Roman" fo:language="it" fo:country="IT"/>
    </style:style>
    <style:style style:name="T7029" style:parent-style-name="Policepardéfaut" style:family="text">
      <style:text-properties style:font-name-complex="Times New Roman" fo:language="it" fo:country="IT"/>
    </style:style>
    <style:style style:name="T7030" style:parent-style-name="Policepardéfaut" style:family="text">
      <style:text-properties style:font-name-complex="Times New Roman" fo:language="it" fo:country="IT"/>
    </style:style>
    <style:style style:name="T7031" style:parent-style-name="Policepardéfaut" style:family="text">
      <style:text-properties style:font-name-complex="Times New Roman" fo:language="it" fo:country="IT"/>
    </style:style>
    <style:style style:name="T7032" style:parent-style-name="Policepardéfaut" style:family="text">
      <style:text-properties style:font-name-complex="Times New Roman" fo:language="it" fo:country="IT"/>
    </style:style>
    <style:style style:name="T7033" style:parent-style-name="Policepardéfaut" style:family="text">
      <style:text-properties style:font-name-complex="Times New Roman" fo:language="it" fo:country="IT"/>
    </style:style>
    <style:style style:name="T7034" style:parent-style-name="Policepardéfaut" style:family="text">
      <style:text-properties style:font-name-complex="Times New Roman" fo:language="it" fo:country="IT"/>
    </style:style>
    <style:style style:name="T7035" style:parent-style-name="Policepardéfaut" style:family="text">
      <style:text-properties style:font-name-complex="Times New Roman" fo:language="it" fo:country="IT"/>
    </style:style>
    <style:style style:name="T7036" style:parent-style-name="Policepardéfaut" style:family="text">
      <style:text-properties style:font-name-complex="Times New Roman" fo:language="it" fo:country="IT"/>
    </style:style>
    <style:style style:name="T7037" style:parent-style-name="Policepardéfaut" style:family="text">
      <style:text-properties style:font-name-complex="Times New Roman" fo:language="it" fo:country="IT"/>
    </style:style>
    <style:style style:name="T7038" style:parent-style-name="Policepardéfaut" style:family="text">
      <style:text-properties style:font-name-complex="Times New Roman" fo:language="it" fo:country="IT"/>
    </style:style>
    <style:style style:name="T7039" style:parent-style-name="Policepardéfaut" style:family="text">
      <style:text-properties style:font-name-complex="Times New Roman" fo:language="it" fo:country="IT"/>
    </style:style>
    <style:style style:name="T7040" style:parent-style-name="Policepardéfaut" style:family="text">
      <style:text-properties style:font-name-complex="Times New Roman" fo:language="it" fo:country="IT"/>
    </style:style>
    <style:style style:name="T7041" style:parent-style-name="Policepardéfaut" style:family="text">
      <style:text-properties style:font-name-complex="Times New Roman" fo:language="it" fo:country="IT"/>
    </style:style>
    <style:style style:name="T7042" style:parent-style-name="Policepardéfaut" style:family="text">
      <style:text-properties style:font-name-complex="Times New Roman" fo:language="it" fo:country="IT"/>
    </style:style>
    <style:style style:name="T7043" style:parent-style-name="Policepardéfaut" style:family="text">
      <style:text-properties style:font-name-complex="Times New Roman" fo:language="it" fo:country="IT"/>
    </style:style>
    <style:style style:name="T7044" style:parent-style-name="Policepardéfaut" style:family="text">
      <style:text-properties style:font-name-complex="Times New Roman" fo:language="it" fo:country="IT"/>
    </style:style>
    <style:style style:name="T7045" style:parent-style-name="Policepardéfaut" style:family="text">
      <style:text-properties style:font-name-complex="Times New Roman" fo:language="it" fo:country="IT"/>
    </style:style>
    <style:style style:name="T7046" style:parent-style-name="Policepardéfaut" style:family="text">
      <style:text-properties style:font-name-complex="Times New Roman" fo:language="it" fo:country="IT"/>
    </style:style>
    <style:style style:name="T7047" style:parent-style-name="Policepardéfaut" style:family="text">
      <style:text-properties style:font-name-complex="Times New Roman" fo:language="it" fo:country="IT"/>
    </style:style>
    <style:style style:name="T7048" style:parent-style-name="Policepardéfaut" style:family="text">
      <style:text-properties style:font-name-complex="Times New Roman" fo:language="it" fo:country="IT"/>
    </style:style>
    <style:style style:name="T7049" style:parent-style-name="Policepardéfaut" style:family="text">
      <style:text-properties style:font-name-complex="Times New Roman" fo:language="it" fo:country="IT"/>
    </style:style>
    <style:style style:name="T7050" style:parent-style-name="Policepardéfaut" style:family="text">
      <style:text-properties style:font-name-complex="Times New Roman" fo:language="it" fo:country="IT"/>
    </style:style>
    <style:style style:name="T7051" style:parent-style-name="Policepardéfaut" style:family="text">
      <style:text-properties style:font-name-complex="Times New Roman" fo:language="it" fo:country="IT"/>
    </style:style>
    <style:style style:name="T7052" style:parent-style-name="Policepardéfaut" style:family="text">
      <style:text-properties style:font-name-complex="Times New Roman" fo:language="it" fo:country="IT"/>
    </style:style>
    <style:style style:name="T7053" style:parent-style-name="Policepardéfaut" style:family="text">
      <style:text-properties style:font-name-complex="Times New Roman" fo:language="it" fo:country="IT"/>
    </style:style>
    <style:style style:name="T7054" style:parent-style-name="Policepardéfaut" style:family="text">
      <style:text-properties fo:font-style="italic" style:font-style-asian="italic"/>
    </style:style>
    <style:style style:name="T7055" style:parent-style-name="Policepardéfaut" style:family="text">
      <style:text-properties fo:font-style="italic" style:font-style-asian="italic"/>
    </style:style>
    <style:style style:name="T7056" style:parent-style-name="Policepardéfaut" style:family="text">
      <style:text-properties fo:font-style="italic" style:font-style-asian="italic"/>
    </style:style>
    <style:style style:name="T7057" style:parent-style-name="Policepardéfaut" style:family="text">
      <style:text-properties fo:font-style="italic" style:font-style-asian="italic"/>
    </style:style>
    <style:style style:name="T7058" style:parent-style-name="Policepardéfaut" style:family="text">
      <style:text-properties fo:font-style="italic" style:font-style-asian="italic"/>
    </style:style>
    <style:style style:name="T7059" style:parent-style-name="Policepardéfaut" style:family="text">
      <style:text-properties fo:font-style="italic" style:font-style-asian="italic"/>
    </style:style>
    <style:style style:name="T7060" style:parent-style-name="Policepardéfaut" style:family="text">
      <style:text-properties fo:font-style="italic" style:font-style-asian="italic"/>
    </style:style>
    <style:style style:name="T7061" style:parent-style-name="Policepardéfaut" style:family="text">
      <style:text-properties style:font-name-complex="Times New Roman" fo:language="it" fo:country="IT"/>
    </style:style>
    <style:style style:name="T7062" style:parent-style-name="Policepardéfaut" style:family="text">
      <style:text-properties style:font-name-complex="Times New Roman" fo:language="it" fo:country="IT"/>
    </style:style>
    <style:style style:name="T7063" style:parent-style-name="Policepardéfaut" style:family="text">
      <style:text-properties style:font-name-complex="Times New Roman" fo:language="it" fo:country="IT"/>
    </style:style>
    <style:style style:name="T7064" style:parent-style-name="Policepardéfaut" style:family="text">
      <style:text-properties style:font-name-complex="Times New Roman" fo:language="it" fo:country="IT"/>
    </style:style>
    <style:style style:name="T7065" style:parent-style-name="Policepardéfaut" style:family="text">
      <style:text-properties style:font-name-complex="Times New Roman" fo:language="it" fo:country="IT"/>
    </style:style>
    <style:style style:name="T7066" style:parent-style-name="Policepardéfaut" style:family="text">
      <style:text-properties style:font-name-complex="Times New Roman" fo:language="it" fo:country="IT"/>
    </style:style>
    <style:style style:name="T7067" style:parent-style-name="Policepardéfaut" style:family="text">
      <style:text-properties style:font-name-complex="Times New Roman" fo:language="it" fo:country="IT"/>
    </style:style>
    <style:style style:name="T7068" style:parent-style-name="Policepardéfaut" style:family="text">
      <style:text-properties style:font-name-complex="Times New Roman" fo:language="it" fo:country="IT"/>
    </style:style>
    <style:style style:name="T7069" style:parent-style-name="Policepardéfaut" style:family="text">
      <style:text-properties style:font-name-complex="Times New Roman" fo:language="it" fo:country="IT"/>
    </style:style>
    <style:style style:name="T7070" style:parent-style-name="Policepardéfaut" style:family="text">
      <style:text-properties style:font-name-complex="Times New Roman" fo:language="it" fo:country="IT"/>
    </style:style>
    <style:style style:name="T7071" style:parent-style-name="Policepardéfaut" style:family="text">
      <style:text-properties style:font-name-complex="Times New Roman" fo:language="it" fo:country="IT"/>
    </style:style>
    <style:style style:name="T7072" style:parent-style-name="Policepardéfaut" style:family="text">
      <style:text-properties style:font-name-complex="Times New Roman" fo:language="it" fo:country="IT"/>
    </style:style>
    <style:style style:name="T7073" style:parent-style-name="Policepardéfaut" style:family="text">
      <style:text-properties style:font-name-complex="Times New Roman" fo:language="it" fo:country="IT"/>
    </style:style>
    <style:style style:name="T7074" style:parent-style-name="Policepardéfaut" style:family="text">
      <style:text-properties style:font-name-complex="Times New Roman" fo:language="it" fo:country="IT"/>
    </style:style>
    <style:style style:name="T7075" style:parent-style-name="Policepardéfaut" style:family="text">
      <style:text-properties style:font-name-complex="Times New Roman" fo:language="it" fo:country="IT"/>
    </style:style>
    <style:style style:name="T7076" style:parent-style-name="Policepardéfaut" style:family="text">
      <style:text-properties style:font-name-complex="Times New Roman" fo:language="it" fo:country="IT"/>
    </style:style>
    <style:style style:name="T7077" style:parent-style-name="Policepardéfaut" style:family="text">
      <style:text-properties style:font-name-complex="Times New Roman" fo:language="it" fo:country="IT"/>
    </style:style>
    <style:style style:name="T7078" style:parent-style-name="Policepardéfaut" style:family="text">
      <style:text-properties style:font-name-complex="Times New Roman" fo:language="it" fo:country="IT"/>
    </style:style>
    <style:style style:name="T7079" style:parent-style-name="Policepardéfaut" style:family="text">
      <style:text-properties style:font-name-complex="Times New Roman" fo:language="it" fo:country="IT"/>
    </style:style>
    <style:style style:name="T7080" style:parent-style-name="Policepardéfaut" style:family="text">
      <style:text-properties style:font-name-complex="Times New Roman" fo:language="it" fo:country="IT"/>
    </style:style>
    <style:style style:name="T7081" style:parent-style-name="Policepardéfaut" style:family="text">
      <style:text-properties style:font-name-complex="Times New Roman" fo:language="it" fo:country="IT"/>
    </style:style>
    <style:style style:name="T7082" style:parent-style-name="Policepardéfaut" style:family="text">
      <style:text-properties style:font-name-complex="Times New Roman" fo:language="it" fo:country="IT"/>
    </style:style>
    <style:style style:name="T7083" style:parent-style-name="Policepardéfaut" style:family="text">
      <style:text-properties style:font-name-complex="Times New Roman" fo:language="it" fo:country="IT"/>
    </style:style>
    <style:style style:name="T7084" style:parent-style-name="Policepardéfaut" style:family="text">
      <style:text-properties style:font-name-complex="Times New Roman" fo:language="it" fo:country="IT"/>
    </style:style>
    <style:style style:name="T7085" style:parent-style-name="Policepardéfaut" style:family="text">
      <style:text-properties style:font-name-complex="Times New Roman" fo:language="it" fo:country="IT"/>
    </style:style>
    <style:style style:name="T7086" style:parent-style-name="Policepardéfaut" style:family="text">
      <style:text-properties style:font-name-complex="Times New Roman" fo:language="it" fo:country="IT"/>
    </style:style>
    <style:style style:name="T7087" style:parent-style-name="Policepardéfaut" style:family="text">
      <style:text-properties style:font-name-complex="Times New Roman" fo:language="it" fo:country="IT"/>
    </style:style>
    <style:style style:name="T7088" style:parent-style-name="Policepardéfaut" style:family="text">
      <style:text-properties style:font-name-complex="Times New Roman" fo:language="it" fo:country="IT"/>
    </style:style>
    <style:style style:name="T7089" style:parent-style-name="Policepardéfaut" style:family="text">
      <style:text-properties style:font-name-complex="Times New Roman" fo:language="it" fo:country="IT"/>
    </style:style>
    <style:style style:name="T7090" style:parent-style-name="Policepardéfaut" style:family="text">
      <style:text-properties style:font-name-complex="Times New Roman" fo:language="it" fo:country="IT"/>
    </style:style>
    <style:style style:name="T7091" style:parent-style-name="Policepardéfaut" style:family="text">
      <style:text-properties style:font-name-complex="Times New Roman" fo:language="it" fo:country="IT"/>
    </style:style>
    <style:style style:name="T7092" style:parent-style-name="Policepardéfaut" style:family="text">
      <style:text-properties style:font-name-complex="Times New Roman" fo:language="it" fo:country="IT"/>
    </style:style>
    <style:style style:name="T7093" style:parent-style-name="Policepardéfaut" style:family="text">
      <style:text-properties style:font-name-complex="Times New Roman" fo:language="it" fo:country="IT"/>
    </style:style>
    <style:style style:name="T7094" style:parent-style-name="Policepardéfaut" style:family="text">
      <style:text-properties style:font-name-complex="Times New Roman" fo:language="it" fo:country="IT"/>
    </style:style>
    <style:style style:name="T7095" style:parent-style-name="Policepardéfaut" style:family="text">
      <style:text-properties style:font-name-complex="Times New Roman" fo:language="it" fo:country="IT"/>
    </style:style>
    <style:style style:name="T7096" style:parent-style-name="Policepardéfaut" style:family="text">
      <style:text-properties style:font-name-complex="Times New Roman" fo:language="it" fo:country="IT"/>
    </style:style>
    <style:style style:name="T7097" style:parent-style-name="Policepardéfaut" style:family="text">
      <style:text-properties style:font-name-complex="Times New Roman" fo:language="it" fo:country="IT"/>
    </style:style>
    <style:style style:name="T7098" style:parent-style-name="Policepardéfaut" style:family="text">
      <style:text-properties style:font-name-complex="Times New Roman" fo:language="it" fo:country="IT"/>
    </style:style>
    <style:style style:name="P7099" style:parent-style-name="quote.l" style:family="paragraph">
      <style:text-properties fo:language="it" fo:country="IT"/>
    </style:style>
    <style:style style:name="P7100" style:parent-style-name="quote.l" style:family="paragraph">
      <style:text-properties fo:language="it" fo:country="IT"/>
    </style:style>
    <style:style style:name="T7101" style:parent-style-name="Policepardéfaut" style:family="text">
      <style:text-properties style:font-name-complex="Times New Roman" fo:language="it" fo:country="IT"/>
    </style:style>
    <style:style style:name="T7102" style:parent-style-name="Policepardéfaut" style:family="text">
      <style:text-properties style:font-name-complex="Times New Roman" fo:language="it" fo:country="IT"/>
    </style:style>
    <style:style style:name="T7103" style:parent-style-name="Policepardéfaut" style:family="text">
      <style:text-properties style:font-name-complex="Times New Roman" fo:language="it" fo:country="IT"/>
    </style:style>
    <style:style style:name="T7104" style:parent-style-name="Policepardéfaut" style:family="text">
      <style:text-properties style:font-name-complex="Times New Roman" fo:language="it" fo:country="IT"/>
    </style:style>
    <style:style style:name="T7105" style:parent-style-name="Policepardéfaut" style:family="text">
      <style:text-properties style:font-name-complex="Times New Roman" fo:language="it" fo:country="IT"/>
    </style:style>
    <style:style style:name="T7106" style:parent-style-name="Policepardéfaut" style:family="text">
      <style:text-properties style:font-name-complex="Times New Roman" fo:language="it" fo:country="IT"/>
    </style:style>
    <style:style style:name="T7107" style:parent-style-name="Policepardéfaut" style:family="text">
      <style:text-properties style:font-name-complex="Times New Roman" fo:language="it" fo:country="IT"/>
    </style:style>
    <style:style style:name="T7108" style:parent-style-name="Policepardéfaut" style:family="text">
      <style:text-properties style:font-name-complex="Times New Roman" fo:language="it" fo:country="IT"/>
    </style:style>
    <style:style style:name="T7109" style:parent-style-name="Policepardéfaut" style:family="text">
      <style:text-properties style:font-name-complex="Times New Roman" fo:language="it" fo:country="IT"/>
    </style:style>
    <style:style style:name="T7110" style:parent-style-name="Policepardéfaut" style:family="text">
      <style:text-properties style:font-name-complex="Times New Roman" fo:language="it" fo:country="IT"/>
    </style:style>
    <style:style style:name="T7111" style:parent-style-name="Policepardéfaut" style:family="text">
      <style:text-properties style:font-name-complex="Times New Roman" fo:language="it" fo:country="IT"/>
    </style:style>
    <style:style style:name="T7112" style:parent-style-name="Policepardéfaut" style:family="text">
      <style:text-properties style:font-name-complex="Times New Roman" fo:language="it" fo:country="IT"/>
    </style:style>
    <style:style style:name="T7113" style:parent-style-name="Policepardéfaut" style:family="text">
      <style:text-properties style:font-name-complex="Times New Roman" fo:language="it" fo:country="IT"/>
    </style:style>
    <style:style style:name="T7114" style:parent-style-name="Policepardéfaut" style:family="text">
      <style:text-properties style:font-name-complex="Times New Roman" fo:language="it" fo:country="IT"/>
    </style:style>
    <style:style style:name="T7115" style:parent-style-name="Policepardéfaut" style:family="text">
      <style:text-properties style:font-name-complex="Times New Roman" fo:language="it" fo:country="IT"/>
    </style:style>
    <style:style style:name="T7116" style:parent-style-name="Policepardéfaut" style:family="text">
      <style:text-properties style:font-name-complex="Times New Roman" fo:language="it" fo:country="IT"/>
    </style:style>
    <style:style style:name="T7117" style:parent-style-name="Policepardéfaut" style:family="text">
      <style:text-properties style:font-name-complex="Times New Roman" fo:language="it" fo:country="IT"/>
    </style:style>
    <style:style style:name="T7118" style:parent-style-name="Policepardéfaut" style:family="text">
      <style:text-properties style:font-name-complex="Times New Roman" fo:language="it" fo:country="IT"/>
    </style:style>
    <style:style style:name="T7119" style:parent-style-name="Policepardéfaut" style:family="text">
      <style:text-properties style:font-name-complex="Times New Roman" fo:language="it" fo:country="IT"/>
    </style:style>
    <style:style style:name="T7120" style:parent-style-name="Policepardéfaut" style:family="text">
      <style:text-properties style:font-name-complex="Times New Roman" fo:language="it" fo:country="IT"/>
    </style:style>
    <style:style style:name="T7121" style:parent-style-name="Policepardéfaut" style:family="text">
      <style:text-properties style:font-name-complex="Times New Roman" fo:language="it" fo:country="IT"/>
    </style:style>
    <style:style style:name="T7122" style:parent-style-name="Policepardéfaut" style:family="text">
      <style:text-properties style:font-name-complex="Times New Roman" fo:language="it" fo:country="IT"/>
    </style:style>
    <style:style style:name="T7123" style:parent-style-name="Policepardéfaut" style:family="text">
      <style:text-properties style:font-name-complex="Times New Roman" fo:language="it" fo:country="IT"/>
    </style:style>
    <style:style style:name="T7124" style:parent-style-name="Policepardéfaut" style:family="text">
      <style:text-properties style:font-name-complex="Times New Roman" fo:language="it" fo:country="IT"/>
    </style:style>
    <style:style style:name="T7125" style:parent-style-name="Policepardéfaut" style:family="text">
      <style:text-properties style:font-name-complex="Times New Roman" fo:language="it" fo:country="IT"/>
    </style:style>
    <style:style style:name="T7126" style:parent-style-name="Policepardéfaut" style:family="text">
      <style:text-properties style:font-name-complex="Times New Roman" fo:language="it" fo:country="IT"/>
    </style:style>
    <style:style style:name="T7127" style:parent-style-name="Policepardéfaut" style:family="text">
      <style:text-properties style:font-name-complex="Times New Roman" fo:font-style="italic" style:font-style-asian="italic" fo:language="it" fo:country="IT"/>
    </style:style>
    <style:style style:name="T7128" style:parent-style-name="Policepardéfaut" style:family="text">
      <style:text-properties style:font-name-complex="Times New Roman" fo:language="it" fo:country="IT"/>
    </style:style>
    <style:style style:name="T7129" style:parent-style-name="Policepardéfaut" style:family="text">
      <style:text-properties style:font-name-complex="Times New Roman" fo:language="it" fo:country="IT"/>
    </style:style>
    <style:style style:name="T7130" style:parent-style-name="Policepardéfaut" style:family="text">
      <style:text-properties style:font-name-complex="Times New Roman" fo:language="it" fo:country="IT"/>
    </style:style>
    <style:style style:name="T7131" style:parent-style-name="Policepardéfaut" style:family="text">
      <style:text-properties style:font-name-complex="Times New Roman" fo:language="it" fo:country="IT"/>
    </style:style>
    <style:style style:name="T7132" style:parent-style-name="Policepardéfaut" style:family="text">
      <style:text-properties style:font-name-complex="Times New Roman" fo:language="it" fo:country="IT"/>
    </style:style>
    <style:style style:name="T7133" style:parent-style-name="Policepardéfaut" style:family="text">
      <style:text-properties style:font-name-complex="Times New Roman" fo:language="it" fo:country="IT"/>
    </style:style>
    <style:style style:name="T7134" style:parent-style-name="Policepardéfaut" style:family="text">
      <style:text-properties style:font-name-complex="Times New Roman" fo:font-style="italic" style:font-style-asian="italic" fo:language="it" fo:country="IT"/>
    </style:style>
    <style:style style:name="T7135" style:parent-style-name="Policepardéfaut" style:family="text">
      <style:text-properties style:font-name-complex="Times New Roman" fo:language="it" fo:country="IT"/>
    </style:style>
    <style:style style:name="T7136" style:parent-style-name="Policepardéfaut" style:family="text">
      <style:text-properties style:font-name-complex="Times New Roman" fo:language="it" fo:country="IT"/>
    </style:style>
    <style:style style:name="T7137" style:parent-style-name="Policepardéfaut" style:family="text">
      <style:text-properties style:font-name-complex="Times New Roman" fo:language="it" fo:country="IT"/>
    </style:style>
    <style:style style:name="T7138" style:parent-style-name="Policepardéfaut" style:family="text">
      <style:text-properties style:font-name-complex="Times New Roman" fo:language="it" fo:country="IT"/>
    </style:style>
    <style:style style:name="T7139" style:parent-style-name="Policepardéfaut" style:family="text">
      <style:text-properties style:font-name-complex="Times New Roman" fo:language="it" fo:country="IT"/>
    </style:style>
    <style:style style:name="T7140" style:parent-style-name="Policepardéfaut" style:family="text">
      <style:text-properties style:font-name-complex="Times New Roman" fo:language="it" fo:country="IT"/>
    </style:style>
    <style:style style:name="T7141" style:parent-style-name="Policepardéfaut" style:family="text">
      <style:text-properties style:font-name-complex="Times New Roman" fo:language="it" fo:country="IT"/>
    </style:style>
    <style:style style:name="T7142" style:parent-style-name="Policepardéfaut" style:family="text">
      <style:text-properties style:font-name-complex="Times New Roman" fo:language="it" fo:country="IT"/>
    </style:style>
    <style:style style:name="T7143" style:parent-style-name="Policepardéfaut" style:family="text">
      <style:text-properties style:font-name-complex="Times New Roman" fo:language="it" fo:country="IT"/>
    </style:style>
    <style:style style:name="T7144" style:parent-style-name="Policepardéfaut" style:family="text">
      <style:text-properties style:font-name-complex="Times New Roman" fo:language="it" fo:country="IT"/>
    </style:style>
    <style:style style:name="T7145" style:parent-style-name="Policepardéfaut" style:family="text">
      <style:text-properties style:font-name-complex="Times New Roman" fo:language="it" fo:country="IT"/>
    </style:style>
    <style:style style:name="T7146" style:parent-style-name="Policepardéfaut" style:family="text">
      <style:text-properties style:font-name-complex="Times New Roman" fo:language="it" fo:country="IT"/>
    </style:style>
    <style:style style:name="T7147" style:parent-style-name="Policepardéfaut" style:family="text">
      <style:text-properties style:font-name-complex="Times New Roman" fo:language="it" fo:country="IT"/>
    </style:style>
    <style:style style:name="T7148" style:parent-style-name="Policepardéfaut" style:family="text">
      <style:text-properties style:font-name-complex="Times New Roman" fo:language="it" fo:country="IT"/>
    </style:style>
    <style:style style:name="T7149" style:parent-style-name="Policepardéfaut" style:family="text">
      <style:text-properties style:font-name-complex="Times New Roman" fo:language="it" fo:country="IT"/>
    </style:style>
    <style:style style:name="T7150" style:parent-style-name="Policepardéfaut" style:family="text">
      <style:text-properties style:font-name-complex="Times New Roman" fo:language="it" fo:country="IT"/>
    </style:style>
    <style:style style:name="T7151" style:parent-style-name="Policepardéfaut" style:family="text">
      <style:text-properties style:font-name-complex="Times New Roman" fo:language="it" fo:country="IT"/>
    </style:style>
    <style:style style:name="T7152" style:parent-style-name="Policepardéfaut" style:family="text">
      <style:text-properties style:font-name-complex="Times New Roman" fo:language="it" fo:country="IT"/>
    </style:style>
    <style:style style:name="T7153" style:parent-style-name="Policepardéfaut" style:family="text">
      <style:text-properties style:font-name-complex="Times New Roman" fo:language="it" fo:country="IT"/>
    </style:style>
    <style:style style:name="T7154" style:parent-style-name="Policepardéfaut" style:family="text">
      <style:text-properties style:font-name-complex="Times New Roman" fo:language="it" fo:country="IT"/>
    </style:style>
    <style:style style:name="T7155" style:parent-style-name="Policepardéfaut" style:family="text">
      <style:text-properties style:font-name-complex="Times New Roman" fo:language="it" fo:country="IT"/>
    </style:style>
    <style:style style:name="T7156" style:parent-style-name="Policepardéfaut" style:family="text">
      <style:text-properties style:font-name-complex="Times New Roman" fo:language="it" fo:country="IT"/>
    </style:style>
    <style:style style:name="T7157" style:parent-style-name="Policepardéfaut" style:family="text">
      <style:text-properties style:font-name-complex="Times New Roman" fo:language="it" fo:country="IT"/>
    </style:style>
    <style:style style:name="T7158" style:parent-style-name="Policepardéfaut" style:family="text">
      <style:text-properties style:font-name-complex="Times New Roman" fo:language="it" fo:country="IT"/>
    </style:style>
    <style:style style:name="T7159" style:parent-style-name="Policepardéfaut" style:family="text">
      <style:text-properties style:font-name-complex="Times New Roman" fo:language="it" fo:country="IT"/>
    </style:style>
    <style:style style:name="T7160" style:parent-style-name="Policepardéfaut" style:family="text">
      <style:text-properties style:font-name-complex="Times New Roman" fo:language="it" fo:country="IT"/>
    </style:style>
    <style:style style:name="T7161" style:parent-style-name="Policepardéfaut" style:family="text">
      <style:text-properties style:font-name-complex="Times New Roman" fo:language="it" fo:country="IT"/>
    </style:style>
    <style:style style:name="T7162" style:parent-style-name="Policepardéfaut" style:family="text">
      <style:text-properties style:font-name-complex="Times New Roman" fo:language="it" fo:country="IT"/>
    </style:style>
    <style:style style:name="T7163" style:parent-style-name="Policepardéfaut" style:family="text">
      <style:text-properties style:font-name-complex="Times New Roman" fo:language="it" fo:country="IT"/>
    </style:style>
    <style:style style:name="T7164" style:parent-style-name="Policepardéfaut" style:family="text">
      <style:text-properties style:font-name-complex="Times New Roman" fo:language="it" fo:country="IT"/>
    </style:style>
    <style:style style:name="T7165" style:parent-style-name="Policepardéfaut" style:family="text">
      <style:text-properties style:font-name-complex="Times New Roman" fo:language="it" fo:country="IT"/>
    </style:style>
    <style:style style:name="T7166" style:parent-style-name="Policepardéfaut" style:family="text">
      <style:text-properties style:font-name-complex="Times New Roman" fo:language="it" fo:country="IT"/>
    </style:style>
    <style:style style:name="T7167" style:parent-style-name="Policepardéfaut" style:family="text">
      <style:text-properties style:font-name-complex="Times New Roman" fo:language="it" fo:country="IT"/>
    </style:style>
    <style:style style:name="T7168" style:parent-style-name="Policepardéfaut" style:family="text">
      <style:text-properties style:font-name-complex="Times New Roman" fo:language="it" fo:country="IT"/>
    </style:style>
    <style:style style:name="T7169" style:parent-style-name="Policepardéfaut" style:family="text">
      <style:text-properties style:font-name-complex="Times New Roman" fo:language="it" fo:country="IT"/>
    </style:style>
    <style:style style:name="T7170" style:parent-style-name="Policepardéfaut" style:family="text">
      <style:text-properties style:font-name-complex="Times New Roman" fo:language="it" fo:country="IT"/>
    </style:style>
    <style:style style:name="T7171" style:parent-style-name="Policepardéfaut" style:family="text">
      <style:text-properties style:font-name-complex="Times New Roman" fo:language="it" fo:country="IT"/>
    </style:style>
    <style:style style:name="T7172" style:parent-style-name="Policepardéfaut" style:family="text">
      <style:text-properties style:font-name-complex="Times New Roman" fo:language="it" fo:country="IT"/>
    </style:style>
    <style:style style:name="T7173" style:parent-style-name="Policepardéfaut" style:family="text">
      <style:text-properties style:font-name-complex="Times New Roman" fo:language="it" fo:country="IT"/>
    </style:style>
    <style:style style:name="T7174" style:parent-style-name="Policepardéfaut" style:family="text">
      <style:text-properties style:font-name-complex="Times New Roman" fo:language="it" fo:country="IT"/>
    </style:style>
    <style:style style:name="T7175" style:parent-style-name="Policepardéfaut" style:family="text">
      <style:text-properties style:font-name-complex="Times New Roman" fo:language="it" fo:country="IT"/>
    </style:style>
    <style:style style:name="T7176" style:parent-style-name="Policepardéfaut" style:family="text">
      <style:text-properties style:font-name-complex="Times New Roman" fo:language="it" fo:country="IT"/>
    </style:style>
    <style:style style:name="T7177" style:parent-style-name="Policepardéfaut" style:family="text">
      <style:text-properties style:font-name-complex="Times New Roman" fo:language="it" fo:country="IT"/>
    </style:style>
    <style:style style:name="T7178" style:parent-style-name="Policepardéfaut" style:family="text">
      <style:text-properties style:font-name-complex="Times New Roman" fo:language="it" fo:country="IT"/>
    </style:style>
    <style:style style:name="T7179" style:parent-style-name="Policepardéfaut" style:family="text">
      <style:text-properties style:font-name-complex="Times New Roman" fo:language="it" fo:country="IT"/>
    </style:style>
    <style:style style:name="T7180" style:parent-style-name="Policepardéfaut" style:family="text">
      <style:text-properties style:font-name-complex="Times New Roman" fo:language="it" fo:country="IT"/>
    </style:style>
    <style:style style:name="T7181" style:parent-style-name="Policepardéfaut" style:family="text">
      <style:text-properties style:font-name-complex="Times New Roman" fo:language="it" fo:country="IT"/>
    </style:style>
    <style:style style:name="T7182" style:parent-style-name="Policepardéfaut" style:family="text">
      <style:text-properties style:font-name-complex="Times New Roman" fo:language="it" fo:country="IT"/>
    </style:style>
    <style:style style:name="T7183" style:parent-style-name="Policepardéfaut" style:family="text">
      <style:text-properties style:font-name-complex="Times New Roman" fo:language="it" fo:country="IT"/>
    </style:style>
    <style:style style:name="T7184" style:parent-style-name="Policepardéfaut" style:family="text">
      <style:text-properties style:font-name-complex="Times New Roman" fo:language="it" fo:country="IT"/>
    </style:style>
    <style:style style:name="T7185" style:parent-style-name="Policepardéfaut" style:family="text">
      <style:text-properties style:font-name-complex="Times New Roman" fo:language="it" fo:country="IT"/>
    </style:style>
    <style:style style:name="T7186" style:parent-style-name="Policepardéfaut" style:family="text">
      <style:text-properties style:font-name-complex="Times New Roman" fo:language="it" fo:country="IT"/>
    </style:style>
    <style:style style:name="T7187" style:parent-style-name="Policepardéfaut" style:family="text">
      <style:text-properties style:font-name-complex="Times New Roman" fo:language="it" fo:country="IT"/>
    </style:style>
    <style:style style:name="T7188" style:parent-style-name="Policepardéfaut" style:family="text">
      <style:text-properties style:font-name-complex="Times New Roman" fo:language="it" fo:country="IT"/>
    </style:style>
    <style:style style:name="T7189" style:parent-style-name="Policepardéfaut" style:family="text">
      <style:text-properties style:font-name-complex="Times New Roman" fo:language="it" fo:country="IT"/>
    </style:style>
    <style:style style:name="T7190" style:parent-style-name="Policepardéfaut" style:family="text">
      <style:text-properties style:font-name-complex="Times New Roman" fo:language="it" fo:country="IT"/>
    </style:style>
    <style:style style:name="T7191" style:parent-style-name="Policepardéfaut" style:family="text">
      <style:text-properties style:font-name-complex="Times New Roman" fo:language="it" fo:country="IT"/>
    </style:style>
    <style:style style:name="T7192" style:parent-style-name="Policepardéfaut" style:family="text">
      <style:text-properties style:font-name-complex="Times New Roman" fo:language="it" fo:country="IT"/>
    </style:style>
    <style:style style:name="T7193" style:parent-style-name="Policepardéfaut" style:family="text">
      <style:text-properties style:font-name-complex="Times New Roman" fo:language="it" fo:country="IT"/>
    </style:style>
    <style:style style:name="T7194" style:parent-style-name="Policepardéfaut" style:family="text">
      <style:text-properties style:font-name-complex="Times New Roman" fo:language="it" fo:country="IT"/>
    </style:style>
    <style:style style:name="T7195" style:parent-style-name="Policepardéfaut" style:family="text">
      <style:text-properties style:font-name-complex="Times New Roman" fo:language="it" fo:country="IT"/>
    </style:style>
    <style:style style:name="T7196" style:parent-style-name="Policepardéfaut" style:family="text">
      <style:text-properties style:font-name-complex="Times New Roman" fo:language="it" fo:country="IT"/>
    </style:style>
    <style:style style:name="T7197" style:parent-style-name="Policepardéfaut" style:family="text">
      <style:text-properties style:font-name-complex="Times New Roman" fo:language="it" fo:country="IT"/>
    </style:style>
    <style:style style:name="T7198" style:parent-style-name="Policepardéfaut" style:family="text">
      <style:text-properties style:font-name-complex="Times New Roman" fo:language="it" fo:country="IT"/>
    </style:style>
    <style:style style:name="T7199" style:parent-style-name="Policepardéfaut" style:family="text">
      <style:text-properties style:font-name-complex="Times New Roman" fo:language="it" fo:country="IT"/>
    </style:style>
    <style:style style:name="T7200" style:parent-style-name="Policepardéfaut" style:family="text">
      <style:text-properties style:font-name-complex="Times New Roman" fo:language="it" fo:country="IT"/>
    </style:style>
    <style:style style:name="T7201" style:parent-style-name="Policepardéfaut" style:family="text">
      <style:text-properties style:font-name-complex="Times New Roman" fo:language="it" fo:country="IT"/>
    </style:style>
    <style:style style:name="T7202" style:parent-style-name="Policepardéfaut" style:family="text">
      <style:text-properties style:font-name-complex="Times New Roman" fo:language="it" fo:country="IT"/>
    </style:style>
    <style:style style:name="T7203" style:parent-style-name="Policepardéfaut" style:family="text">
      <style:text-properties style:font-name-complex="Times New Roman" fo:language="it" fo:country="IT"/>
    </style:style>
    <style:style style:name="T7204" style:parent-style-name="Policepardéfaut" style:family="text">
      <style:text-properties style:font-name-complex="Times New Roman" fo:language="it" fo:country="IT"/>
    </style:style>
    <style:style style:name="T7205" style:parent-style-name="Policepardéfaut" style:family="text">
      <style:text-properties style:font-name-complex="Times New Roman" fo:language="it" fo:country="IT"/>
    </style:style>
    <style:style style:name="T7206" style:parent-style-name="Policepardéfaut" style:family="text">
      <style:text-properties style:font-name-complex="Times New Roman" fo:language="it" fo:country="IT"/>
    </style:style>
    <style:style style:name="T7207" style:parent-style-name="Policepardéfaut" style:family="text">
      <style:text-properties style:font-name-complex="Times New Roman" fo:language="it" fo:country="IT"/>
    </style:style>
    <style:style style:name="T7208" style:parent-style-name="Policepardéfaut" style:family="text">
      <style:text-properties style:font-name-complex="Times New Roman" fo:language="it" fo:country="IT"/>
    </style:style>
    <style:style style:name="T7209" style:parent-style-name="Policepardéfaut" style:family="text">
      <style:text-properties style:font-name-complex="Times New Roman" fo:language="it" fo:country="IT"/>
    </style:style>
    <style:style style:name="T7210" style:parent-style-name="Policepardéfaut" style:family="text">
      <style:text-properties style:font-name-complex="Times New Roman" fo:language="it" fo:country="IT"/>
    </style:style>
    <style:style style:name="T7211" style:parent-style-name="Policepardéfaut" style:family="text">
      <style:text-properties style:font-name-complex="Times New Roman" fo:language="it" fo:country="IT"/>
    </style:style>
    <style:style style:name="T7212" style:parent-style-name="Policepardéfaut" style:family="text">
      <style:text-properties style:font-name-complex="Times New Roman" fo:language="it" fo:country="IT"/>
    </style:style>
    <style:style style:name="T7213" style:parent-style-name="Policepardéfaut" style:family="text">
      <style:text-properties style:font-name-complex="Times New Roman" fo:language="it" fo:country="IT"/>
    </style:style>
    <style:style style:name="T7214" style:parent-style-name="Policepardéfaut" style:family="text">
      <style:text-properties style:font-name-complex="Times New Roman" fo:language="it" fo:country="IT"/>
    </style:style>
    <style:style style:name="T7215" style:parent-style-name="Policepardéfaut" style:family="text">
      <style:text-properties style:font-name-complex="Times New Roman" fo:language="it" fo:country="IT"/>
    </style:style>
    <style:style style:name="T7216" style:parent-style-name="Policepardéfaut" style:family="text">
      <style:text-properties style:font-name-complex="Times New Roman" fo:language="it" fo:country="IT"/>
    </style:style>
    <style:style style:name="T7217" style:parent-style-name="Policepardéfaut" style:family="text">
      <style:text-properties style:font-name-complex="Times New Roman" fo:language="it" fo:country="IT"/>
    </style:style>
    <style:style style:name="T7218" style:parent-style-name="Policepardéfaut" style:family="text">
      <style:text-properties style:font-name-complex="Times New Roman" fo:language="it" fo:country="IT"/>
    </style:style>
    <style:style style:name="T7219" style:parent-style-name="Policepardéfaut" style:family="text">
      <style:text-properties style:font-name-complex="Times New Roman" fo:language="it" fo:country="IT"/>
    </style:style>
    <style:style style:name="T7220" style:parent-style-name="Policepardéfaut" style:family="text">
      <style:text-properties style:font-name-complex="Times New Roman" fo:language="it" fo:country="IT"/>
    </style:style>
    <style:style style:name="T7221" style:parent-style-name="Policepardéfaut" style:family="text">
      <style:text-properties style:font-name-complex="Times New Roman" fo:language="it" fo:country="IT"/>
    </style:style>
    <style:style style:name="T7222" style:parent-style-name="Policepardéfaut" style:family="text">
      <style:text-properties style:font-name-complex="Times New Roman" fo:language="it" fo:country="IT"/>
    </style:style>
    <style:style style:name="T7223" style:parent-style-name="Policepardéfaut" style:family="text">
      <style:text-properties style:font-name-complex="Times New Roman" fo:language="it" fo:country="IT"/>
    </style:style>
    <style:style style:name="T7224" style:parent-style-name="Policepardéfaut" style:family="text">
      <style:text-properties style:font-name-complex="Times New Roman" fo:language="it" fo:country="IT"/>
    </style:style>
    <style:style style:name="T7225" style:parent-style-name="Policepardéfaut" style:family="text">
      <style:text-properties style:letter-kerning="true"/>
    </style:style>
    <style:style style:name="T7226" style:parent-style-name="Policepardéfaut" style:family="text">
      <style:text-properties fo:font-size="11pt" style:font-size-asian="11pt" style:font-size-complex="11pt"/>
    </style:style>
    <style:style style:name="T7227" style:parent-style-name="Policepardéfaut" style:family="text">
      <style:text-properties fo:font-style="italic" style:font-style-asian="italic"/>
    </style:style>
    <style:style style:name="T7228" style:parent-style-name="Policepardéfaut" style:family="text">
      <style:text-properties fo:font-style="italic" style:font-style-asian="italic"/>
    </style:style>
    <style:style style:name="T7229" style:parent-style-name="Policepardéfaut" style:family="text">
      <style:text-properties fo:font-style="italic" style:font-style-asian="italic"/>
    </style:style>
    <style:style style:name="T7230" style:parent-style-name="Policepardéfaut" style:family="text">
      <style:text-properties fo:font-style="italic" style:font-style-asian="italic"/>
    </style:style>
    <style:style style:name="T7231" style:parent-style-name="Policepardéfaut" style:family="text">
      <style:text-properties fo:font-style="italic" style:font-style-asian="italic"/>
    </style:style>
    <style:style style:name="T7232" style:parent-style-name="Policepardéfaut" style:family="text">
      <style:text-properties fo:font-style="italic" style:font-style-asian="italic"/>
    </style:style>
    <style:style style:name="T7233" style:parent-style-name="Policepardéfaut" style:family="text">
      <style:text-properties fo:font-style="italic" style:font-style-asian="italic"/>
    </style:style>
    <style:style style:name="T7234" style:parent-style-name="Policepardéfaut" style:family="text">
      <style:text-properties fo:font-style="italic" style:font-style-asian="italic"/>
    </style:style>
    <style:style style:name="T7235" style:parent-style-name="Policepardéfaut" style:family="text">
      <style:text-properties fo:font-size="11pt" style:font-size-asian="11pt" style:font-size-complex="11pt"/>
    </style:style>
    <style:style style:name="T7236" style:parent-style-name="Policepardéfaut" style:family="text">
      <style:text-properties style:font-name-complex="Times New Roman" fo:language="it" fo:country="IT"/>
    </style:style>
    <style:style style:name="T7237" style:parent-style-name="Policepardéfaut" style:family="text">
      <style:text-properties style:font-name-complex="Times New Roman" fo:language="it" fo:country="IT"/>
    </style:style>
    <style:style style:name="T7238" style:parent-style-name="Policepardéfaut" style:family="text">
      <style:text-properties fo:font-style="italic" style:font-style-asian="italic"/>
    </style:style>
    <style:style style:name="T7239" style:parent-style-name="Policepardéfaut" style:family="text">
      <style:text-properties fo:font-style="italic" style:font-style-asian="italic"/>
    </style:style>
    <style:style style:name="T7240" style:parent-style-name="Policepardéfaut" style:family="text">
      <style:text-properties fo:font-style="italic" style:font-style-asian="italic"/>
    </style:style>
    <style:style style:name="T7241" style:parent-style-name="Policepardéfaut" style:family="text">
      <style:text-properties fo:font-style="italic" style:font-style-asian="italic"/>
    </style:style>
    <style:style style:name="T7242" style:parent-style-name="Policepardéfaut" style:family="text">
      <style:text-properties fo:font-style="italic" style:font-style-asian="italic"/>
    </style:style>
    <style:style style:name="T7243" style:parent-style-name="Policepardéfaut" style:family="text">
      <style:text-properties fo:font-style="italic" style:font-style-asian="italic"/>
    </style:style>
    <style:style style:name="T7244" style:parent-style-name="Policepardéfaut" style:family="text">
      <style:text-properties fo:font-style="italic" style:font-style-asian="italic"/>
    </style:style>
    <style:style style:name="T7245" style:parent-style-name="Policepardéfaut" style:family="text">
      <style:text-properties fo:font-style="italic" style:font-style-asian="italic"/>
    </style:style>
    <style:style style:name="T7246" style:parent-style-name="Policepardéfaut" style:family="text">
      <style:text-properties fo:font-style="italic" style:font-style-asian="italic"/>
    </style:style>
    <style:style style:name="T7247" style:parent-style-name="Policepardéfaut" style:family="text">
      <style:text-properties fo:font-style="italic" style:font-style-asian="italic"/>
    </style:style>
    <style:style style:name="T7248" style:parent-style-name="Policepardéfaut" style:family="text">
      <style:text-properties fo:font-style="italic" style:font-style-asian="italic"/>
    </style:style>
    <style:style style:name="T7249" style:parent-style-name="Policepardéfaut" style:family="text">
      <style:text-properties fo:font-style="italic" style:font-style-asian="italic"/>
    </style:style>
    <style:style style:name="T7250" style:parent-style-name="Policepardéfaut" style:family="text">
      <style:text-properties fo:font-style="italic" style:font-style-asian="italic"/>
    </style:style>
    <style:style style:name="T7251" style:parent-style-name="Policepardéfaut" style:family="text">
      <style:text-properties fo:font-style="italic" style:font-style-asian="italic"/>
    </style:style>
    <style:style style:name="T7252" style:parent-style-name="Policepardéfaut" style:family="text">
      <style:text-properties fo:font-style="italic" style:font-style-asian="italic"/>
    </style:style>
    <style:style style:name="T7253" style:parent-style-name="Policepardéfaut" style:family="text">
      <style:text-properties style:font-name-complex="Times New Roman" fo:language="it" fo:country="IT"/>
    </style:style>
    <style:style style:name="T7254" style:parent-style-name="Policepardéfaut" style:family="text">
      <style:text-properties style:font-name-complex="Times New Roman" fo:language="it" fo:country="IT"/>
    </style:style>
    <style:style style:name="T7255" style:parent-style-name="Policepardéfaut" style:family="text">
      <style:text-properties style:font-name-complex="Times New Roman" fo:language="it" fo:country="IT"/>
    </style:style>
    <style:style style:name="T7256" style:parent-style-name="Policepardéfaut" style:family="text">
      <style:text-properties style:font-name-complex="Times New Roman" fo:language="it" fo:country="IT"/>
    </style:style>
    <style:style style:name="T7257" style:parent-style-name="Policepardéfaut" style:family="text">
      <style:text-properties style:font-name-complex="Times New Roman" fo:language="it" fo:country="IT"/>
    </style:style>
    <style:style style:name="T7258" style:parent-style-name="Policepardéfaut" style:family="text">
      <style:text-properties style:font-name-complex="Times New Roman" fo:language="it" fo:country="IT"/>
    </style:style>
    <style:style style:name="T7259" style:parent-style-name="Policepardéfaut" style:family="text">
      <style:text-properties style:font-name-complex="Times New Roman" fo:language="it" fo:country="IT"/>
    </style:style>
    <style:style style:name="T7260" style:parent-style-name="Policepardéfaut" style:family="text">
      <style:text-properties style:font-name-complex="Times New Roman" fo:language="it" fo:country="IT"/>
    </style:style>
    <style:style style:name="T7261" style:parent-style-name="Policepardéfaut" style:family="text">
      <style:text-properties style:font-name-complex="Times New Roman" fo:language="it" fo:country="IT"/>
    </style:style>
    <style:style style:name="T7262" style:parent-style-name="Policepardéfaut" style:family="text">
      <style:text-properties style:font-name-complex="Times New Roman" fo:language="it" fo:country="IT"/>
    </style:style>
    <style:style style:name="T7263" style:parent-style-name="Policepardéfaut" style:family="text">
      <style:text-properties style:font-name-complex="Times New Roman" fo:language="it" fo:country="IT"/>
    </style:style>
    <style:style style:name="T7264" style:parent-style-name="Policepardéfaut" style:family="text">
      <style:text-properties style:font-name-complex="Times New Roman" fo:language="it" fo:country="IT"/>
    </style:style>
    <style:style style:name="T7265" style:parent-style-name="Policepardéfaut" style:family="text">
      <style:text-properties style:font-name-complex="Times New Roman" fo:language="it" fo:country="IT"/>
    </style:style>
    <style:style style:name="T7266" style:parent-style-name="Policepardéfaut" style:family="text">
      <style:text-properties style:font-name-complex="Times New Roman" fo:language="it" fo:country="IT"/>
    </style:style>
    <style:style style:name="T7267" style:parent-style-name="Policepardéfaut" style:family="text">
      <style:text-properties style:font-name-complex="Times New Roman" fo:language="it" fo:country="IT"/>
    </style:style>
    <style:style style:name="T7268" style:parent-style-name="Policepardéfaut" style:family="text">
      <style:text-properties style:font-name-complex="Times New Roman" fo:language="it" fo:country="IT"/>
    </style:style>
    <style:style style:name="T7269" style:parent-style-name="Policepardéfaut" style:family="text">
      <style:text-properties style:font-name-complex="Times New Roman" fo:language="it" fo:country="IT"/>
    </style:style>
    <style:style style:name="T7270" style:parent-style-name="Policepardéfaut" style:family="text">
      <style:text-properties style:font-name-complex="Times New Roman" fo:language="it" fo:country="IT"/>
    </style:style>
    <style:style style:name="T7271" style:parent-style-name="Policepardéfaut" style:family="text">
      <style:text-properties style:font-name-complex="Times New Roman" fo:language="it" fo:country="IT"/>
    </style:style>
    <style:style style:name="T7272" style:parent-style-name="Policepardéfaut" style:family="text">
      <style:text-properties style:font-name-complex="Times New Roman" fo:language="it" fo:country="IT"/>
    </style:style>
    <style:style style:name="T7273" style:parent-style-name="Policepardéfaut" style:family="text">
      <style:text-properties style:font-name-complex="Times New Roman" fo:language="it" fo:country="IT"/>
    </style:style>
    <style:style style:name="T7274" style:parent-style-name="Policepardéfaut" style:family="text">
      <style:text-properties style:font-name-complex="Times New Roman" fo:language="it" fo:country="IT"/>
    </style:style>
    <style:style style:name="T7275" style:parent-style-name="Policepardéfaut" style:family="text">
      <style:text-properties style:font-name-complex="Times New Roman" fo:language="it" fo:country="IT"/>
    </style:style>
    <style:style style:name="T7276" style:parent-style-name="Policepardéfaut" style:family="text">
      <style:text-properties style:font-name-complex="Times New Roman" fo:language="it" fo:country="IT"/>
    </style:style>
    <style:style style:name="T7277" style:parent-style-name="Policepardéfaut" style:family="text">
      <style:text-properties style:font-name-complex="Times New Roman" fo:language="it" fo:country="IT"/>
    </style:style>
    <style:style style:name="T7278" style:parent-style-name="Policepardéfaut" style:family="text">
      <style:text-properties style:font-name-complex="Times New Roman" fo:language="it" fo:country="IT"/>
    </style:style>
    <style:style style:name="T7279" style:parent-style-name="Policepardéfaut" style:family="text">
      <style:text-properties style:font-name-complex="Times New Roman" fo:language="it" fo:country="IT"/>
    </style:style>
    <style:style style:name="T7280" style:parent-style-name="Policepardéfaut" style:family="text">
      <style:text-properties style:font-name-complex="Times New Roman" fo:language="it" fo:country="IT"/>
    </style:style>
    <style:style style:name="T7281" style:parent-style-name="Policepardéfaut" style:family="text">
      <style:text-properties style:letter-kerning="true"/>
    </style:style>
    <style:style style:name="T7282" style:parent-style-name="Policepardéfaut" style:family="text">
      <style:text-properties fo:font-style="italic" style:font-style-asian="italic"/>
    </style:style>
    <style:style style:name="T7283" style:parent-style-name="Policepardéfaut" style:family="text">
      <style:text-properties fo:font-style="italic" style:font-style-asian="italic"/>
    </style:style>
    <style:style style:name="T7284" style:parent-style-name="Policepardéfaut" style:family="text">
      <style:text-properties fo:font-style="italic" style:font-style-asian="italic"/>
    </style:style>
    <style:style style:name="T7285" style:parent-style-name="Policepardéfaut" style:family="text">
      <style:text-properties style:font-name-complex="Times New Roman" fo:language="it" fo:country="IT"/>
    </style:style>
    <style:style style:name="T7286" style:parent-style-name="Policepardéfaut" style:family="text">
      <style:text-properties style:font-name-complex="Times New Roman" fo:language="it" fo:country="IT"/>
    </style:style>
    <style:style style:name="T7287" style:parent-style-name="Policepardéfaut" style:family="text">
      <style:text-properties style:font-name-complex="Times New Roman" fo:language="it" fo:country="IT"/>
    </style:style>
    <style:style style:name="T7288" style:parent-style-name="Policepardéfaut" style:family="text">
      <style:text-properties style:font-name-complex="Times New Roman" fo:language="it" fo:country="IT"/>
    </style:style>
    <style:style style:name="T7289" style:parent-style-name="Policepardéfaut" style:family="text">
      <style:text-properties style:font-name-complex="Times New Roman" fo:language="it" fo:country="IT"/>
    </style:style>
    <style:style style:name="T7290" style:parent-style-name="Policepardéfaut" style:family="text">
      <style:text-properties style:font-name-complex="Times New Roman" fo:language="it" fo:country="IT"/>
    </style:style>
    <style:style style:name="T7291" style:parent-style-name="Policepardéfaut" style:family="text">
      <style:text-properties style:font-name-complex="Times New Roman" fo:language="it" fo:country="IT"/>
    </style:style>
    <style:style style:name="T7292" style:parent-style-name="Policepardéfaut" style:family="text">
      <style:text-properties style:font-name-complex="Times New Roman" fo:language="it" fo:country="IT"/>
    </style:style>
    <style:style style:name="T7293" style:parent-style-name="Policepardéfaut" style:family="text">
      <style:text-properties style:font-name-complex="Times New Roman" fo:language="it" fo:country="IT"/>
    </style:style>
    <style:style style:name="T7294" style:parent-style-name="Policepardéfaut" style:family="text">
      <style:text-properties style:font-name-complex="Times New Roman" fo:language="it" fo:country="IT"/>
    </style:style>
    <style:style style:name="T7295" style:parent-style-name="Policepardéfaut" style:family="text">
      <style:text-properties style:letter-kerning="true"/>
    </style:style>
    <style:style style:name="T7296" style:parent-style-name="Policepardéfaut" style:family="text">
      <style:text-properties fo:font-style="italic" style:font-style-asian="italic"/>
    </style:style>
    <style:style style:name="T7297" style:parent-style-name="Policepardéfaut" style:family="text">
      <style:text-properties fo:font-style="italic" style:font-style-asian="italic"/>
    </style:style>
    <style:style style:name="T7298" style:parent-style-name="Policepardéfaut" style:family="text">
      <style:text-properties fo:font-style="italic" style:font-style-asian="italic"/>
    </style:style>
    <style:style style:name="T7299" style:parent-style-name="Policepardéfaut" style:family="text">
      <style:text-properties style:font-name-complex="Times New Roman" fo:language="it" fo:country="IT"/>
    </style:style>
    <style:style style:name="T7300" style:parent-style-name="Policepardéfaut" style:family="text">
      <style:text-properties style:font-name-complex="Times New Roman" fo:language="it" fo:country="IT"/>
    </style:style>
    <style:style style:name="T7301" style:parent-style-name="Policepardéfaut" style:family="text">
      <style:text-properties style:font-name-complex="Times New Roman" fo:language="it" fo:country="IT"/>
    </style:style>
    <style:style style:name="T7302" style:parent-style-name="Policepardéfaut" style:family="text">
      <style:text-properties style:font-name-complex="Times New Roman" fo:language="it" fo:country="IT"/>
    </style:style>
    <style:style style:name="T7303" style:parent-style-name="Policepardéfaut" style:family="text">
      <style:text-properties style:font-name-complex="Times New Roman" fo:language="it" fo:country="IT"/>
    </style:style>
    <style:style style:name="T7304" style:parent-style-name="Policepardéfaut" style:family="text">
      <style:text-properties style:font-name-complex="Times New Roman" fo:language="it" fo:country="IT"/>
    </style:style>
    <style:style style:name="T7305" style:parent-style-name="Policepardéfaut" style:family="text">
      <style:text-properties style:font-name-complex="Times New Roman" fo:language="it" fo:country="IT"/>
    </style:style>
    <style:style style:name="T7306" style:parent-style-name="Policepardéfaut" style:family="text">
      <style:text-properties style:font-name-complex="Times New Roman" fo:language="it" fo:country="IT"/>
    </style:style>
    <style:style style:name="T7307" style:parent-style-name="Policepardéfaut" style:family="text">
      <style:text-properties style:font-name-complex="Times New Roman" fo:language="it" fo:country="IT"/>
    </style:style>
    <style:style style:name="T7308" style:parent-style-name="Policepardéfaut" style:family="text">
      <style:text-properties style:font-name-complex="Times New Roman" fo:language="it" fo:country="IT"/>
    </style:style>
    <style:style style:name="T7309" style:parent-style-name="Policepardéfaut" style:family="text">
      <style:text-properties style:font-name-complex="Times New Roman" fo:language="it" fo:country="IT"/>
    </style:style>
    <style:style style:name="T7310" style:parent-style-name="Policepardéfaut" style:family="text">
      <style:text-properties style:font-name-complex="Times New Roman" fo:language="it" fo:country="IT"/>
    </style:style>
    <style:style style:name="T7311" style:parent-style-name="Policepardéfaut" style:family="text">
      <style:text-properties style:font-name-complex="Times New Roman" fo:language="it" fo:country="IT"/>
    </style:style>
    <style:style style:name="T7312" style:parent-style-name="Policepardéfaut" style:family="text">
      <style:text-properties style:font-name-complex="Times New Roman" fo:language="it" fo:country="IT"/>
    </style:style>
    <style:style style:name="T7313" style:parent-style-name="Policepardéfaut" style:family="text">
      <style:text-properties style:font-name-complex="Times New Roman" fo:language="it" fo:country="IT"/>
    </style:style>
    <style:style style:name="T7314" style:parent-style-name="Policepardéfaut" style:family="text">
      <style:text-properties style:font-name-complex="Times New Roman" fo:language="it" fo:country="IT"/>
    </style:style>
    <style:style style:name="T7315" style:parent-style-name="Policepardéfaut" style:family="text">
      <style:text-properties style:font-name-complex="Times New Roman" fo:language="it" fo:country="IT"/>
    </style:style>
    <style:style style:name="T7316" style:parent-style-name="Policepardéfaut" style:family="text">
      <style:text-properties style:font-name-complex="Times New Roman" fo:language="it" fo:country="IT"/>
    </style:style>
    <style:style style:name="T7317" style:parent-style-name="Policepardéfaut" style:family="text">
      <style:text-properties style:font-name-complex="Times New Roman" fo:language="it" fo:country="IT"/>
    </style:style>
    <style:style style:name="T7318" style:parent-style-name="Policepardéfaut" style:family="text">
      <style:text-properties style:font-name-complex="Times New Roman" fo:language="it" fo:country="IT"/>
    </style:style>
    <style:style style:name="T7319" style:parent-style-name="Policepardéfaut" style:family="text">
      <style:text-properties style:font-name-complex="Times New Roman" fo:language="it" fo:country="IT"/>
    </style:style>
    <style:style style:name="T7320" style:parent-style-name="Policepardéfaut" style:family="text">
      <style:text-properties style:font-name-complex="Times New Roman" fo:language="it" fo:country="IT"/>
    </style:style>
    <style:style style:name="T7321" style:parent-style-name="Policepardéfaut" style:family="text">
      <style:text-properties style:font-name-complex="Times New Roman" fo:language="it" fo:country="IT"/>
    </style:style>
    <style:style style:name="T7322" style:parent-style-name="Policepardéfaut" style:family="text">
      <style:text-properties style:font-name-complex="Times New Roman" fo:language="it" fo:country="IT"/>
    </style:style>
    <style:style style:name="T7323" style:parent-style-name="Policepardéfaut" style:family="text">
      <style:text-properties style:font-name-complex="Times New Roman" fo:language="it" fo:country="IT"/>
    </style:style>
    <style:style style:name="T7324" style:parent-style-name="Policepardéfaut" style:family="text">
      <style:text-properties style:font-name-complex="Times New Roman" fo:language="it" fo:country="IT"/>
    </style:style>
    <style:style style:name="T7325" style:parent-style-name="Policepardéfaut" style:family="text">
      <style:text-properties style:font-name-complex="Times New Roman" fo:language="it" fo:country="IT"/>
    </style:style>
    <style:style style:name="T7326" style:parent-style-name="Appelnotedebasdep." style:family="text">
      <style:text-properties fo:language="it" fo:country="IT"/>
    </style:style>
    <style:style style:name="T7327" style:parent-style-name="Policepardéfaut" style:family="text">
      <style:text-properties fo:font-style="italic" style:font-style-asian="italic"/>
    </style:style>
    <style:style style:name="T7328" style:parent-style-name="Policepardéfaut" style:family="text">
      <style:text-properties fo:font-style="italic" style:font-style-asian="italic"/>
    </style:style>
    <style:style style:name="T7329" style:parent-style-name="Policepardéfaut" style:family="text">
      <style:text-properties style:font-name-complex="Times New Roman" fo:language="it" fo:country="IT"/>
    </style:style>
    <style:style style:name="T7330" style:parent-style-name="Policepardéfaut" style:family="text">
      <style:text-properties style:font-name-complex="Times New Roman" fo:language="it" fo:country="IT"/>
    </style:style>
    <style:style style:name="T7331" style:parent-style-name="Policepardéfaut" style:family="text">
      <style:text-properties style:font-name-complex="Times New Roman" fo:language="it" fo:country="IT"/>
    </style:style>
    <style:style style:name="T7332" style:parent-style-name="Policepardéfaut" style:family="text">
      <style:text-properties style:font-name-complex="Times New Roman" fo:language="it" fo:country="IT"/>
    </style:style>
    <style:style style:name="T7333" style:parent-style-name="Policepardéfaut" style:family="text">
      <style:text-properties style:font-name-complex="Times New Roman" fo:language="it" fo:country="IT"/>
    </style:style>
    <style:style style:name="T7334" style:parent-style-name="Policepardéfaut" style:family="text">
      <style:text-properties style:font-name-complex="Times New Roman" fo:language="it" fo:country="IT"/>
    </style:style>
    <style:style style:name="T7335" style:parent-style-name="Policepardéfaut" style:family="text">
      <style:text-properties style:font-name-complex="Times New Roman" fo:language="it" fo:country="IT"/>
    </style:style>
    <style:style style:name="T7336" style:parent-style-name="Policepardéfaut" style:family="text">
      <style:text-properties style:font-name-complex="Times New Roman" fo:font-style="italic" style:font-style-asian="italic" fo:language="it" fo:country="IT"/>
    </style:style>
    <style:style style:name="T7337" style:parent-style-name="Policepardéfaut" style:family="text">
      <style:text-properties style:font-name-complex="Times New Roman" fo:language="it" fo:country="IT"/>
    </style:style>
    <style:style style:name="T7338" style:parent-style-name="Policepardéfaut" style:family="text">
      <style:text-properties style:font-name-complex="Times New Roman" fo:language="it" fo:country="IT"/>
    </style:style>
    <style:style style:name="T7339" style:parent-style-name="Policepardéfaut" style:family="text">
      <style:text-properties style:font-name-complex="Times New Roman" fo:language="it" fo:country="IT"/>
    </style:style>
    <style:style style:name="T7340" style:parent-style-name="Policepardéfaut" style:family="text">
      <style:text-properties style:font-name-complex="Times New Roman" fo:language="it" fo:country="IT"/>
    </style:style>
    <style:style style:name="T7341" style:parent-style-name="Policepardéfaut" style:family="text">
      <style:text-properties style:font-name-complex="Times New Roman" fo:language="it" fo:country="IT"/>
    </style:style>
    <style:style style:name="T7342" style:parent-style-name="Policepardéfaut" style:family="text">
      <style:text-properties style:font-name-complex="Times New Roman" fo:font-style="italic" style:font-style-asian="italic" fo:language="it" fo:country="IT"/>
    </style:style>
    <style:style style:name="T7343" style:parent-style-name="Policepardéfaut" style:family="text">
      <style:text-properties style:font-name-complex="Times New Roman" fo:language="it" fo:country="IT"/>
    </style:style>
    <style:style style:name="T7344" style:parent-style-name="Policepardéfaut" style:family="text">
      <style:text-properties style:font-name-complex="Times New Roman" fo:language="it" fo:country="IT"/>
    </style:style>
    <style:style style:name="T7345" style:parent-style-name="Policepardéfaut" style:family="text">
      <style:text-properties style:font-name-complex="Times New Roman" fo:language="it" fo:country="IT"/>
    </style:style>
    <style:style style:name="T7346" style:parent-style-name="Policepardéfaut" style:family="text">
      <style:text-properties style:font-name-complex="Times New Roman" fo:language="it" fo:country="IT"/>
    </style:style>
    <style:style style:name="T7347" style:parent-style-name="Policepardéfaut" style:family="text">
      <style:text-properties style:font-name-complex="Times New Roman" fo:language="it" fo:country="IT"/>
    </style:style>
    <style:style style:name="T7348" style:parent-style-name="Policepardéfaut" style:family="text">
      <style:text-properties style:font-name-complex="Times New Roman" fo:language="it" fo:country="IT"/>
    </style:style>
    <style:style style:name="T7349" style:parent-style-name="Policepardéfaut" style:family="text">
      <style:text-properties style:font-name-complex="Times New Roman" fo:language="it" fo:country="IT"/>
    </style:style>
    <style:style style:name="T7350" style:parent-style-name="Policepardéfaut" style:family="text">
      <style:text-properties style:font-name-complex="Times New Roman" fo:language="it" fo:country="IT"/>
    </style:style>
    <style:style style:name="T7351" style:parent-style-name="Policepardéfaut" style:family="text">
      <style:text-properties style:font-name-complex="Times New Roman" fo:language="it" fo:country="IT"/>
    </style:style>
    <style:style style:name="T7352" style:parent-style-name="Policepardéfaut" style:family="text">
      <style:text-properties style:font-name-complex="Times New Roman" fo:language="it" fo:country="IT"/>
    </style:style>
    <style:style style:name="T7353" style:parent-style-name="Policepardéfaut" style:family="text">
      <style:text-properties style:font-name-complex="Times New Roman" fo:language="it" fo:country="IT"/>
    </style:style>
    <style:style style:name="T7354" style:parent-style-name="Policepardéfaut" style:family="text">
      <style:text-properties style:font-name-complex="Times New Roman" fo:language="it" fo:country="IT"/>
    </style:style>
    <style:style style:name="T7355" style:parent-style-name="Policepardéfaut" style:family="text">
      <style:text-properties style:font-name-complex="Times New Roman" fo:language="it" fo:country="IT"/>
    </style:style>
    <style:style style:name="T7356" style:parent-style-name="Policepardéfaut" style:family="text">
      <style:text-properties style:font-name-complex="Times New Roman" fo:language="it" fo:country="IT"/>
    </style:style>
    <style:style style:name="T7357" style:parent-style-name="Policepardéfaut" style:family="text">
      <style:text-properties style:font-name-complex="Times New Roman" fo:language="it" fo:country="IT"/>
    </style:style>
    <style:style style:name="T7358" style:parent-style-name="Policepardéfaut" style:family="text">
      <style:text-properties style:font-name-complex="Times New Roman" fo:language="it" fo:country="IT"/>
    </style:style>
    <style:style style:name="T7359" style:parent-style-name="Policepardéfaut" style:family="text">
      <style:text-properties style:font-name-complex="Times New Roman" fo:language="it" fo:country="IT"/>
    </style:style>
    <style:style style:name="T7360" style:parent-style-name="Policepardéfaut" style:family="text">
      <style:text-properties style:font-name-complex="Times New Roman" fo:language="it" fo:country="IT"/>
    </style:style>
    <style:style style:name="T7361" style:parent-style-name="Policepardéfaut" style:family="text">
      <style:text-properties style:font-name-complex="Times New Roman" fo:language="it" fo:country="IT"/>
    </style:style>
    <style:style style:name="T7362" style:parent-style-name="Policepardéfaut" style:family="text">
      <style:text-properties style:font-name-complex="Times New Roman" fo:language="it" fo:country="IT"/>
    </style:style>
    <style:style style:name="T7363" style:parent-style-name="Policepardéfaut" style:family="text">
      <style:text-properties style:font-name-complex="Times New Roman" fo:language="it" fo:country="IT"/>
    </style:style>
    <style:style style:name="T7364" style:parent-style-name="Policepardéfaut" style:family="text">
      <style:text-properties style:font-name-complex="Times New Roman" fo:language="it" fo:country="IT"/>
    </style:style>
    <style:style style:name="T7365" style:parent-style-name="Policepardéfaut" style:family="text">
      <style:text-properties style:font-name-complex="Times New Roman" fo:language="it" fo:country="IT"/>
    </style:style>
    <style:style style:name="T7366" style:parent-style-name="Policepardéfaut" style:family="text">
      <style:text-properties style:font-name-complex="Times New Roman" fo:language="it" fo:country="IT"/>
    </style:style>
    <style:style style:name="T7367" style:parent-style-name="Policepardéfaut" style:family="text">
      <style:text-properties style:font-name-complex="Times New Roman" fo:language="it" fo:country="IT"/>
    </style:style>
    <style:style style:name="T7368" style:parent-style-name="Policepardéfaut" style:family="text">
      <style:text-properties style:font-name-complex="Times New Roman" fo:language="it" fo:country="IT"/>
    </style:style>
    <style:style style:name="T7369" style:parent-style-name="Policepardéfaut" style:family="text">
      <style:text-properties style:font-name-complex="Times New Roman" fo:language="it" fo:country="IT"/>
    </style:style>
    <style:style style:name="T7370" style:parent-style-name="Policepardéfaut" style:family="text">
      <style:text-properties style:font-name-complex="Times New Roman" fo:language="it" fo:country="IT"/>
    </style:style>
    <style:style style:name="T7371" style:parent-style-name="Policepardéfaut" style:family="text">
      <style:text-properties style:font-name-complex="Times New Roman" fo:language="it" fo:country="IT"/>
    </style:style>
    <style:style style:name="T7372" style:parent-style-name="Policepardéfaut" style:family="text">
      <style:text-properties style:font-name-complex="Times New Roman" fo:language="it" fo:country="IT"/>
    </style:style>
    <style:style style:name="T7373" style:parent-style-name="Policepardéfaut" style:family="text">
      <style:text-properties style:font-name-complex="Times New Roman" fo:language="it" fo:country="IT"/>
    </style:style>
    <style:style style:name="T7374" style:parent-style-name="Policepardéfaut" style:family="text">
      <style:text-properties style:font-name-complex="Times New Roman" fo:language="it" fo:country="IT"/>
    </style:style>
    <style:style style:name="T7375" style:parent-style-name="Policepardéfaut" style:family="text">
      <style:text-properties style:font-name-complex="Times New Roman" fo:language="it" fo:country="IT"/>
    </style:style>
    <style:style style:name="T7376" style:parent-style-name="Policepardéfaut" style:family="text">
      <style:text-properties style:font-name-complex="Times New Roman" fo:language="it" fo:country="IT"/>
    </style:style>
    <style:style style:name="T7377" style:parent-style-name="Policepardéfaut" style:family="text">
      <style:text-properties style:font-name-complex="Times New Roman" fo:language="it" fo:country="IT"/>
    </style:style>
    <style:style style:name="T7378" style:parent-style-name="Policepardéfaut" style:family="text">
      <style:text-properties style:font-name-complex="Times New Roman" fo:language="it" fo:country="IT"/>
    </style:style>
    <style:style style:name="T7379" style:parent-style-name="Policepardéfaut" style:family="text">
      <style:text-properties style:font-name-complex="Times New Roman" fo:language="it" fo:country="IT"/>
    </style:style>
    <style:style style:name="T7380" style:parent-style-name="Policepardéfaut" style:family="text">
      <style:text-properties style:font-name-complex="Times New Roman" fo:language="it" fo:country="IT"/>
    </style:style>
    <style:style style:name="T7381" style:parent-style-name="Policepardéfaut" style:family="text">
      <style:text-properties style:font-name-complex="Times New Roman" fo:language="it" fo:country="IT"/>
    </style:style>
    <style:style style:name="T7382" style:parent-style-name="Policepardéfaut" style:family="text">
      <style:text-properties style:font-name-complex="Times New Roman" fo:language="it" fo:country="IT"/>
    </style:style>
    <style:style style:name="T7383" style:parent-style-name="Policepardéfaut" style:family="text">
      <style:text-properties style:font-name-complex="Times New Roman" fo:language="it" fo:country="IT"/>
    </style:style>
    <style:style style:name="T7384" style:parent-style-name="Policepardéfaut" style:family="text">
      <style:text-properties style:font-name-complex="Times New Roman" fo:language="it" fo:country="IT"/>
    </style:style>
    <style:style style:name="T7385" style:parent-style-name="Policepardéfaut" style:family="text">
      <style:text-properties style:font-name-complex="Times New Roman" fo:language="it" fo:country="IT"/>
    </style:style>
    <style:style style:name="T7386" style:parent-style-name="Policepardéfaut" style:family="text">
      <style:text-properties style:font-name-complex="Times New Roman" fo:language="it" fo:country="IT"/>
    </style:style>
    <style:style style:name="T7387" style:parent-style-name="Policepardéfaut" style:family="text">
      <style:text-properties style:font-name-complex="Times New Roman" fo:language="it" fo:country="IT"/>
    </style:style>
    <style:style style:name="T7388" style:parent-style-name="Policepardéfaut" style:family="text">
      <style:text-properties style:font-name-complex="Times New Roman" fo:language="it" fo:country="IT"/>
    </style:style>
    <style:style style:name="T7389" style:parent-style-name="Policepardéfaut" style:family="text">
      <style:text-properties style:font-name-complex="Times New Roman" fo:language="it" fo:country="IT"/>
    </style:style>
    <style:style style:name="T7390" style:parent-style-name="Policepardéfaut" style:family="text">
      <style:text-properties style:font-name-complex="Times New Roman" fo:language="it" fo:country="IT"/>
    </style:style>
    <style:style style:name="T7391" style:parent-style-name="Policepardéfaut" style:family="text">
      <style:text-properties style:font-name-complex="Times New Roman" fo:font-style="italic" style:font-style-asian="italic" fo:language="it" fo:country="IT"/>
    </style:style>
    <style:style style:name="T7392" style:parent-style-name="Policepardéfaut" style:family="text">
      <style:text-properties style:font-name-complex="Times New Roman" fo:language="it" fo:country="IT"/>
    </style:style>
    <style:style style:name="T7393" style:parent-style-name="Policepardéfaut" style:family="text">
      <style:text-properties style:font-name-complex="Times New Roman" fo:font-style="italic" style:font-style-asian="italic" fo:language="it" fo:country="IT"/>
    </style:style>
    <style:style style:name="T7394" style:parent-style-name="Policepardéfaut" style:family="text">
      <style:text-properties style:font-name-complex="Times New Roman" fo:language="it" fo:country="IT"/>
    </style:style>
    <style:style style:name="T7395" style:parent-style-name="Policepardéfaut" style:family="text">
      <style:text-properties style:font-name-complex="Times New Roman" fo:language="it" fo:country="IT"/>
    </style:style>
    <style:style style:name="T7396" style:parent-style-name="Policepardéfaut" style:family="text">
      <style:text-properties style:font-name-complex="Times New Roman" fo:language="it" fo:country="IT"/>
    </style:style>
    <style:style style:name="T7397" style:parent-style-name="Policepardéfaut" style:family="text">
      <style:text-properties style:font-name-complex="Times New Roman" fo:language="it" fo:country="IT"/>
    </style:style>
    <style:style style:name="T7398" style:parent-style-name="Policepardéfaut" style:family="text">
      <style:text-properties style:font-name-complex="Times New Roman" fo:language="it" fo:country="IT"/>
    </style:style>
    <style:style style:name="T7399" style:parent-style-name="Policepardéfaut" style:family="text">
      <style:text-properties style:font-name-complex="Times New Roman" fo:font-style="italic" style:font-style-asian="italic" fo:language="it" fo:country="IT"/>
    </style:style>
    <style:style style:name="T7400" style:parent-style-name="Policepardéfaut" style:family="text">
      <style:text-properties style:font-name-complex="Times New Roman" fo:language="it" fo:country="IT"/>
    </style:style>
    <style:style style:name="T7401" style:parent-style-name="Policepardéfaut" style:family="text">
      <style:text-properties style:font-name-complex="Times New Roman" fo:language="it" fo:country="IT"/>
    </style:style>
    <style:style style:name="T7402" style:parent-style-name="Policepardéfaut" style:family="text">
      <style:text-properties style:font-name-complex="Times New Roman" fo:language="it" fo:country="IT"/>
    </style:style>
    <style:style style:name="T7403" style:parent-style-name="Policepardéfaut" style:family="text">
      <style:text-properties style:font-name-complex="Times New Roman" fo:language="it" fo:country="IT"/>
    </style:style>
    <style:style style:name="T7404" style:parent-style-name="Policepardéfaut" style:family="text">
      <style:text-properties style:font-name-complex="Times New Roman" fo:language="it" fo:country="IT"/>
    </style:style>
    <style:style style:name="T7405" style:parent-style-name="Policepardéfaut" style:family="text">
      <style:text-properties style:font-name-complex="Times New Roman" fo:language="it" fo:country="IT"/>
    </style:style>
    <style:style style:name="T7406" style:parent-style-name="Policepardéfaut" style:family="text">
      <style:text-properties style:font-name-complex="Times New Roman" fo:language="it" fo:country="IT"/>
    </style:style>
    <style:style style:name="T7407" style:parent-style-name="Policepardéfaut" style:family="text">
      <style:text-properties style:font-name-complex="Times New Roman" fo:language="it" fo:country="IT"/>
    </style:style>
    <style:style style:name="T7408" style:parent-style-name="Policepardéfaut" style:family="text">
      <style:text-properties style:font-name-complex="Times New Roman" fo:language="it" fo:country="IT"/>
    </style:style>
    <style:style style:name="T7409" style:parent-style-name="Policepardéfaut" style:family="text">
      <style:text-properties style:font-name-complex="Times New Roman" fo:language="it" fo:country="IT"/>
    </style:style>
    <style:style style:name="T7410" style:parent-style-name="Policepardéfaut" style:family="text">
      <style:text-properties style:font-name-complex="Times New Roman" fo:language="it" fo:country="IT"/>
    </style:style>
    <style:style style:name="T7411" style:parent-style-name="Policepardéfaut" style:family="text">
      <style:text-properties style:font-name-complex="Times New Roman" fo:language="it" fo:country="IT"/>
    </style:style>
    <style:style style:name="T7412" style:parent-style-name="Policepardéfaut" style:family="text">
      <style:text-properties style:font-name-complex="Times New Roman" fo:language="it" fo:country="IT"/>
    </style:style>
    <style:style style:name="T7413" style:parent-style-name="Policepardéfaut" style:family="text">
      <style:text-properties style:font-name-complex="Times New Roman" fo:language="it" fo:country="IT"/>
    </style:style>
    <style:style style:name="T7414" style:parent-style-name="Policepardéfaut" style:family="text">
      <style:text-properties style:font-name-complex="Times New Roman" fo:language="it" fo:country="IT"/>
    </style:style>
    <style:style style:name="T7415" style:parent-style-name="Policepardéfaut" style:family="text">
      <style:text-properties style:font-name-complex="Times New Roman" fo:language="it" fo:country="IT"/>
    </style:style>
    <style:style style:name="T7416" style:parent-style-name="Policepardéfaut" style:family="text">
      <style:text-properties style:font-name-complex="Times New Roman" fo:language="it" fo:country="IT"/>
    </style:style>
    <style:style style:name="T7417" style:parent-style-name="Policepardéfaut" style:family="text">
      <style:text-properties style:font-name-complex="Times New Roman" fo:language="it" fo:country="IT"/>
    </style:style>
    <style:style style:name="T7418" style:parent-style-name="Policepardéfaut" style:family="text">
      <style:text-properties style:font-name-complex="Times New Roman" fo:language="it" fo:country="IT"/>
    </style:style>
    <style:style style:name="T7419" style:parent-style-name="Policepardéfaut" style:family="text">
      <style:text-properties style:font-name-complex="Times New Roman" fo:language="it" fo:country="IT"/>
    </style:style>
    <style:style style:name="T7420" style:parent-style-name="Policepardéfaut" style:family="text">
      <style:text-properties style:font-name-complex="Times New Roman" fo:language="it" fo:country="IT"/>
    </style:style>
    <style:style style:name="T7421" style:parent-style-name="Policepardéfaut" style:family="text">
      <style:text-properties style:font-name-complex="Times New Roman" fo:language="it" fo:country="IT"/>
    </style:style>
    <style:style style:name="T7422" style:parent-style-name="Policepardéfaut" style:family="text">
      <style:text-properties style:font-name-complex="Times New Roman" fo:language="it" fo:country="IT"/>
    </style:style>
    <style:style style:name="T7423" style:parent-style-name="Policepardéfaut" style:family="text">
      <style:text-properties style:font-name-complex="Times New Roman" fo:language="it" fo:country="IT"/>
    </style:style>
    <style:style style:name="T7424" style:parent-style-name="Policepardéfaut" style:family="text">
      <style:text-properties style:font-name-complex="Times New Roman" fo:language="it" fo:country="IT"/>
    </style:style>
    <style:style style:name="T7425" style:parent-style-name="Policepardéfaut" style:family="text">
      <style:text-properties style:font-name-complex="Times New Roman" fo:language="it" fo:country="IT"/>
    </style:style>
    <style:style style:name="T7426" style:parent-style-name="Policepardéfaut" style:family="text">
      <style:text-properties style:font-name-complex="Times New Roman" fo:language="it" fo:country="IT"/>
    </style:style>
    <style:style style:name="T7427" style:parent-style-name="Policepardéfaut" style:family="text">
      <style:text-properties style:font-name-complex="Times New Roman" fo:language="it" fo:country="IT"/>
    </style:style>
    <style:style style:name="T7428" style:parent-style-name="Policepardéfaut" style:family="text">
      <style:text-properties style:font-name-complex="Times New Roman" fo:language="it" fo:country="IT"/>
    </style:style>
    <style:style style:name="T7429" style:parent-style-name="Policepardéfaut" style:family="text">
      <style:text-properties style:font-name-complex="Times New Roman" fo:font-style="italic" style:font-style-asian="italic" fo:language="it" fo:country="IT"/>
    </style:style>
    <style:style style:name="T7430" style:parent-style-name="Policepardéfaut" style:family="text">
      <style:text-properties style:font-name-complex="Times New Roman" fo:language="it" fo:country="IT"/>
    </style:style>
    <style:style style:name="T7431" style:parent-style-name="Policepardéfaut" style:family="text">
      <style:text-properties style:font-name-complex="Times New Roman" fo:language="it" fo:country="IT"/>
    </style:style>
    <style:style style:name="T7432" style:parent-style-name="Policepardéfaut" style:family="text">
      <style:text-properties style:font-name-complex="Times New Roman" fo:language="it" fo:country="IT"/>
    </style:style>
    <style:style style:name="T7433" style:parent-style-name="Policepardéfaut" style:family="text">
      <style:text-properties style:font-name-complex="Times New Roman" fo:language="it" fo:country="IT"/>
    </style:style>
    <style:style style:name="T7434" style:parent-style-name="Policepardéfaut" style:family="text">
      <style:text-properties style:font-name-complex="Times New Roman" fo:language="it" fo:country="IT"/>
    </style:style>
    <style:style style:name="T7435" style:parent-style-name="Policepardéfaut" style:family="text">
      <style:text-properties style:font-name-complex="Times New Roman" fo:language="it" fo:country="IT"/>
    </style:style>
    <style:style style:name="T7436" style:parent-style-name="Policepardéfaut" style:family="text">
      <style:text-properties style:font-name-complex="Times New Roman" fo:language="it" fo:country="IT"/>
    </style:style>
    <style:style style:name="T7437" style:parent-style-name="Policepardéfaut" style:family="text">
      <style:text-properties style:font-name-complex="Times New Roman" fo:language="it" fo:country="IT"/>
    </style:style>
    <style:style style:name="T7438" style:parent-style-name="Policepardéfaut" style:family="text">
      <style:text-properties style:font-name-complex="Times New Roman" fo:language="it" fo:country="IT"/>
    </style:style>
    <style:style style:name="T7439" style:parent-style-name="Policepardéfaut" style:family="text">
      <style:text-properties style:font-name-complex="Times New Roman" fo:language="it" fo:country="IT"/>
    </style:style>
    <style:style style:name="T7440" style:parent-style-name="Policepardéfaut" style:family="text">
      <style:text-properties style:font-name-complex="Times New Roman" fo:language="it" fo:country="IT"/>
    </style:style>
    <style:style style:name="T7441" style:parent-style-name="Policepardéfaut" style:family="text">
      <style:text-properties style:font-name-complex="Times New Roman" fo:language="it" fo:country="IT"/>
    </style:style>
    <style:style style:name="T7442" style:parent-style-name="Policepardéfaut" style:family="text">
      <style:text-properties style:font-name-complex="Times New Roman" fo:language="it" fo:country="IT"/>
    </style:style>
    <style:style style:name="T7443" style:parent-style-name="Policepardéfaut" style:family="text">
      <style:text-properties style:font-name-complex="Times New Roman" fo:language="it" fo:country="IT"/>
    </style:style>
    <style:style style:name="T7444" style:parent-style-name="Policepardéfaut" style:family="text">
      <style:text-properties style:font-name-complex="Times New Roman" fo:language="it" fo:country="IT"/>
    </style:style>
    <style:style style:name="T7445" style:parent-style-name="Policepardéfaut" style:family="text">
      <style:text-properties style:font-name-complex="Times New Roman" fo:language="it" fo:country="IT"/>
    </style:style>
    <style:style style:name="T7446" style:parent-style-name="Policepardéfaut" style:family="text">
      <style:text-properties style:font-name-complex="Times New Roman" fo:language="it" fo:country="IT"/>
    </style:style>
    <style:style style:name="T7447" style:parent-style-name="Policepardéfaut" style:family="text">
      <style:text-properties style:font-name-complex="Times New Roman" fo:language="it" fo:country="IT"/>
    </style:style>
    <style:style style:name="T7448" style:parent-style-name="Policepardéfaut" style:family="text">
      <style:text-properties style:font-name-complex="Times New Roman" fo:language="it" fo:country="IT"/>
    </style:style>
    <style:style style:name="T7449" style:parent-style-name="Policepardéfaut" style:family="text">
      <style:text-properties style:font-name-complex="Times New Roman" fo:language="it" fo:country="IT"/>
    </style:style>
    <style:style style:name="T7450" style:parent-style-name="Policepardéfaut" style:family="text">
      <style:text-properties style:font-name-complex="Times New Roman" fo:language="it" fo:country="IT"/>
    </style:style>
    <style:style style:name="T7451" style:parent-style-name="Policepardéfaut" style:family="text">
      <style:text-properties style:font-name-complex="Times New Roman" fo:language="it" fo:country="IT"/>
    </style:style>
    <style:style style:name="T7452" style:parent-style-name="Policepardéfaut" style:family="text">
      <style:text-properties style:font-name-complex="Times New Roman" fo:language="it" fo:country="IT"/>
    </style:style>
    <style:style style:name="T7453" style:parent-style-name="Policepardéfaut" style:family="text">
      <style:text-properties style:font-name-complex="Times New Roman" fo:language="it" fo:country="IT"/>
    </style:style>
    <style:style style:name="T7454" style:parent-style-name="Policepardéfaut" style:family="text">
      <style:text-properties style:font-name-complex="Times New Roman" fo:language="it" fo:country="IT"/>
    </style:style>
    <style:style style:name="T7455" style:parent-style-name="Policepardéfaut" style:family="text">
      <style:text-properties style:font-name-complex="Times New Roman" fo:language="it" fo:country="IT"/>
    </style:style>
    <style:style style:name="T7456" style:parent-style-name="Policepardéfaut" style:family="text">
      <style:text-properties style:font-name-complex="Times New Roman" fo:language="it" fo:country="IT"/>
    </style:style>
    <style:style style:name="T7457" style:parent-style-name="Policepardéfaut" style:family="text">
      <style:text-properties style:font-name-complex="Times New Roman" fo:language="it" fo:country="IT"/>
    </style:style>
    <style:style style:name="T7458" style:parent-style-name="Policepardéfaut" style:family="text">
      <style:text-properties style:font-name-complex="Times New Roman" fo:language="it" fo:country="IT"/>
    </style:style>
    <style:style style:name="T7459" style:parent-style-name="Policepardéfaut" style:family="text">
      <style:text-properties style:font-name-complex="Times New Roman" fo:language="it" fo:country="IT"/>
    </style:style>
    <style:style style:name="T7460" style:parent-style-name="Policepardéfaut" style:family="text">
      <style:text-properties style:font-name-complex="Times New Roman" fo:language="it" fo:country="IT"/>
    </style:style>
    <style:style style:name="T7461" style:parent-style-name="Policepardéfaut" style:family="text">
      <style:text-properties style:font-name-complex="Times New Roman" fo:language="it" fo:country="IT"/>
    </style:style>
    <style:style style:name="T7462" style:parent-style-name="Policepardéfaut" style:family="text">
      <style:text-properties style:font-name-complex="Times New Roman" fo:language="it" fo:country="IT"/>
    </style:style>
    <style:style style:name="T7463" style:parent-style-name="Policepardéfaut" style:family="text">
      <style:text-properties style:font-name-complex="Times New Roman" fo:language="it" fo:country="IT"/>
    </style:style>
    <style:style style:name="T7464" style:parent-style-name="Policepardéfaut" style:family="text">
      <style:text-properties style:font-name-complex="Times New Roman" fo:language="it" fo:country="IT"/>
    </style:style>
    <style:style style:name="T7465" style:parent-style-name="Policepardéfaut" style:family="text">
      <style:text-properties style:font-name-complex="Times New Roman" fo:language="it" fo:country="IT"/>
    </style:style>
    <style:style style:name="T7466" style:parent-style-name="Policepardéfaut" style:family="text">
      <style:text-properties style:font-name-complex="Times New Roman" fo:language="it" fo:country="IT"/>
    </style:style>
    <style:style style:name="P7467" style:parent-style-name="quote.l" style:family="paragraph">
      <style:text-properties fo:language="it" fo:country="IT"/>
    </style:style>
    <style:style style:name="P7468" style:parent-style-name="quote.l" style:family="paragraph">
      <style:text-properties fo:language="it" fo:country="IT"/>
    </style:style>
    <style:style style:name="T7469" style:parent-style-name="Policepardéfaut" style:family="text">
      <style:text-properties style:font-name-complex="Times New Roman" fo:language="it" fo:country="IT"/>
    </style:style>
    <style:style style:name="T7470" style:parent-style-name="Policepardéfaut" style:family="text">
      <style:text-properties style:font-name-complex="Times New Roman" fo:language="it" fo:country="IT"/>
    </style:style>
    <style:style style:name="T7471" style:parent-style-name="Policepardéfaut" style:family="text">
      <style:text-properties style:font-name-complex="Times New Roman" fo:language="it" fo:country="IT"/>
    </style:style>
    <style:style style:name="T7472" style:parent-style-name="Policepardéfaut" style:family="text">
      <style:text-properties style:font-name-complex="Times New Roman" fo:language="it" fo:country="IT"/>
    </style:style>
    <style:style style:name="T7473" style:parent-style-name="Policepardéfaut" style:family="text">
      <style:text-properties style:font-name-complex="Times New Roman" fo:language="it" fo:country="IT"/>
    </style:style>
    <style:style style:name="T7474" style:parent-style-name="Policepardéfaut" style:family="text">
      <style:text-properties style:font-name-complex="Times New Roman" fo:language="it" fo:country="IT"/>
    </style:style>
    <style:style style:name="T7475" style:parent-style-name="Policepardéfaut" style:family="text">
      <style:text-properties style:font-name-complex="Times New Roman" fo:language="it" fo:country="IT"/>
    </style:style>
    <style:style style:name="T7476" style:parent-style-name="Policepardéfaut" style:family="text">
      <style:text-properties style:font-name-complex="Times New Roman" fo:language="it" fo:country="IT"/>
    </style:style>
    <style:style style:name="T7477" style:parent-style-name="Policepardéfaut" style:family="text">
      <style:text-properties style:font-name-complex="Times New Roman" fo:language="it" fo:country="IT"/>
    </style:style>
    <style:style style:name="T7478" style:parent-style-name="Policepardéfaut" style:family="text">
      <style:text-properties style:font-name-complex="Times New Roman" fo:language="it" fo:country="IT"/>
    </style:style>
    <style:style style:name="P7479" style:parent-style-name="trailer" style:family="paragraph">
      <style:text-properties fo:language="it" fo:country="IT"/>
    </style:style>
    <style:style style:name="T7480" style:parent-style-name="Policepardéfaut" style:family="text">
      <style:text-properties fo:font-style="italic" style:font-style-asian="italic"/>
    </style:style>
    <style:style style:name="T7481" style:parent-style-name="Policepardéfaut" style:family="text">
      <style:text-properties fo:font-style="italic" style:font-style-asian="italic"/>
    </style:style>
    <style:style style:name="T7482" style:parent-style-name="Policepardéfaut" style:family="text">
      <style:text-properties fo:font-style="italic" style:font-style-asian="italic" style:font-style-complex="italic"/>
    </style:style>
    <style:style style:name="T7483" style:parent-style-name="Policepardéfaut" style:family="text">
      <style:text-properties fo:font-style="italic" style:font-style-asian="italic" style:font-style-complex="italic"/>
    </style:style>
    <style:style style:name="T7484" style:parent-style-name="Policepardéfaut" style:family="text">
      <style:text-properties fo:font-style="italic" style:font-style-asian="italic" style:font-style-complex="italic"/>
    </style:style>
    <style:style style:name="T7485" style:parent-style-name="Policepardéfaut" style:family="text">
      <style:text-properties fo:font-style="italic" style:font-style-asian="italic" style:font-style-complex="italic"/>
    </style:style>
    <style:style style:name="T7486" style:parent-style-name="Policepardéfaut" style:family="text">
      <style:text-properties fo:font-style="italic" style:font-style-asian="italic" style:font-style-complex="italic"/>
    </style:style>
    <style:style style:name="T7487" style:parent-style-name="Policepardéfaut" style:family="text">
      <style:text-properties style:text-position="super 66.6%"/>
    </style:style>
    <style:style style:name="T7488" style:parent-style-name="Policepardéfaut" style:family="text">
      <style:text-properties fo:font-style="italic" style:font-style-asian="italic" style:font-style-complex="italic"/>
    </style:style>
    <style:style style:name="T7489" style:parent-style-name="Policepardéfaut" style:family="text">
      <style:text-properties fo:font-style="italic" style:font-style-asian="italic" style:font-style-complex="italic"/>
    </style:style>
    <style:style style:name="T7490" style:parent-style-name="Policepardéfaut" style:family="text">
      <style:text-properties fo:font-style="italic" style:font-style-asian="italic" style:font-style-complex="italic"/>
    </style:style>
    <style:style style:name="T7491" style:parent-style-name="Policepardéfaut" style:family="text">
      <style:text-properties fo:font-style="italic" style:font-style-asian="italic"/>
    </style:style>
    <style:style style:name="T7492" style:parent-style-name="Policepardéfaut" style:family="text">
      <style:text-properties fo:font-style="italic" style:font-style-asian="italic" style:font-style-complex="italic"/>
    </style:style>
    <style:style style:name="T7493" style:parent-style-name="Policepardéfaut" style:family="text">
      <style:text-properties fo:font-style="italic" style:font-style-asian="italic" style:font-style-complex="italic"/>
    </style:style>
    <style:style style:name="T7494" style:parent-style-name="Policepardéfaut" style:family="text">
      <style:text-properties fo:font-style="italic" style:font-style-asian="italic" style:font-style-complex="italic" fo:language="it" fo:country="IT"/>
    </style:style>
    <style:style style:name="T7495" style:parent-style-name="Policepardéfaut" style:family="text">
      <style:text-properties fo:language="it" fo:country="IT"/>
    </style:style>
    <style:style style:name="T7496" style:parent-style-name="Policepardéfaut" style:family="text">
      <style:text-properties fo:font-variant="small-caps"/>
    </style:style>
    <style:style style:name="T7497" style:parent-style-name="Policepardéfaut" style:family="text">
      <style:text-properties fo:language="it" fo:country="IT"/>
    </style:style>
    <style:style style:name="T7498" style:parent-style-name="Policepardéfaut" style:family="text">
      <style:text-properties fo:font-style="italic" style:font-style-asian="italic" style:font-style-complex="italic" fo:language="it" fo:country="IT"/>
    </style:style>
    <style:style style:name="T7499" style:parent-style-name="Policepardéfaut" style:family="text">
      <style:text-properties fo:language="it" fo:country="IT"/>
    </style:style>
    <style:style style:name="T7500" style:parent-style-name="Policepardéfaut" style:family="text">
      <style:text-properties fo:language="it" fo:country="IT"/>
    </style:style>
    <style:style style:name="T7501" style:parent-style-name="Policepardéfaut" style:family="text">
      <style:text-properties fo:font-style="italic" style:font-style-asian="italic" style:font-style-complex="italic" fo:language="it" fo:country="IT"/>
    </style:style>
    <style:style style:name="T7502" style:parent-style-name="Policepardéfaut" style:family="text">
      <style:text-properties fo:language="it" fo:country="IT"/>
    </style:style>
    <style:style style:name="T7503" style:parent-style-name="Policepardéfaut" style:family="text">
      <style:text-properties fo:language="it" fo:country="IT"/>
    </style:style>
    <style:style style:name="T7504" style:parent-style-name="Policepardéfaut" style:family="text">
      <style:text-properties fo:font-style="italic" style:font-style-asian="italic" style:font-style-complex="italic"/>
    </style:style>
    <style:style style:name="T7505" style:parent-style-name="Policepardéfaut" style:family="text">
      <style:text-properties fo:font-style="italic" style:font-style-asian="italic" style:font-style-complex="italic"/>
    </style:style>
    <style:style style:name="T7506" style:parent-style-name="Policepardéfaut" style:family="text">
      <style:text-properties fo:font-style="italic" style:font-style-asian="italic" style:font-style-complex="italic"/>
    </style:style>
    <style:style style:name="T7507" style:parent-style-name="Policepardéfaut" style:family="text">
      <style:text-properties fo:font-style="italic" style:font-style-asian="italic" style:font-style-complex="italic"/>
    </style:style>
    <style:style style:name="T7508" style:parent-style-name="Policepardéfaut" style:family="text">
      <style:text-properties fo:font-style="italic" style:font-style-asian="italic" style:font-style-complex="italic"/>
    </style:style>
    <style:style style:name="T7509" style:parent-style-name="Policepardéfaut" style:family="text">
      <style:text-properties fo:font-style="italic" style:font-style-asian="italic" style:font-style-complex="italic"/>
    </style:style>
    <style:style style:name="T7510" style:parent-style-name="Policepardéfaut" style:family="text">
      <style:text-properties fo:font-style="italic" style:font-style-asian="italic" style:font-style-complex="italic"/>
    </style:style>
    <style:style style:name="T7511" style:parent-style-name="Policepardéfaut" style:family="text">
      <style:text-properties fo:font-style="italic" style:font-style-asian="italic" style:font-style-complex="italic"/>
    </style:style>
    <style:style style:name="T7512" style:parent-style-name="Policepardéfaut" style:family="text">
      <style:text-properties fo:font-style="italic" style:font-style-asian="italic" style:font-style-complex="italic"/>
    </style:style>
    <style:style style:name="T7513" style:parent-style-name="Policepardéfaut" style:family="text">
      <style:text-properties fo:font-style="italic" style:font-style-asian="italic" style:font-style-complex="italic"/>
    </style:style>
    <style:style style:name="T7514" style:parent-style-name="Policepardéfaut" style:family="text">
      <style:text-properties fo:font-style="italic" style:font-style-asian="italic" style:font-style-complex="italic"/>
    </style:style>
    <style:style style:name="T7515" style:parent-style-name="Policepardéfaut" style:family="text">
      <style:text-properties fo:font-style="italic" style:font-style-asian="italic" style:font-style-complex="italic"/>
    </style:style>
    <style:style style:name="T7516" style:parent-style-name="Policepardéfaut" style:family="text">
      <style:text-properties fo:font-style="italic" style:font-style-asian="italic" style:font-style-complex="italic"/>
    </style:style>
    <style:style style:name="T7517" style:parent-style-name="Policepardéfaut" style:family="text">
      <style:text-properties style:font-style-complex="italic"/>
    </style:style>
    <style:style style:name="T7518" style:parent-style-name="Policepardéfaut" style:family="text">
      <style:text-properties fo:font-style="italic" style:font-style-asian="italic" style:font-style-complex="italic"/>
    </style:style>
    <style:style style:name="T7519" style:parent-style-name="Policepardéfaut" style:family="text">
      <style:text-properties fo:font-style="italic" style:font-style-asian="italic" style:font-style-complex="italic"/>
    </style:style>
    <style:style style:name="T7520" style:parent-style-name="Policepardéfaut" style:family="text">
      <style:text-properties fo:font-style="italic" style:font-style-asian="italic" style:font-style-complex="italic"/>
    </style:style>
    <style:style style:name="T7521" style:parent-style-name="Policepardéfaut" style:family="text">
      <style:text-properties fo:font-style="italic" style:font-style-asian="italic" style:font-style-complex="italic"/>
    </style:style>
    <style:style style:name="T7522" style:parent-style-name="Policepardéfaut" style:family="text">
      <style:text-properties fo:font-style="italic" style:font-style-asian="italic" style:font-style-complex="italic"/>
    </style:style>
    <style:style style:name="T7523" style:parent-style-name="Policepardéfaut" style:family="text">
      <style:text-properties style:font-style-complex="italic"/>
    </style:style>
    <style:style style:name="T7524" style:parent-style-name="Policepardéfaut" style:family="text">
      <style:text-properties style:font-style-complex="italic"/>
    </style:style>
    <style:style style:name="T7525" style:parent-style-name="Policepardéfaut" style:family="text">
      <style:text-properties style:font-style-complex="italic"/>
    </style:style>
    <style:style style:name="T7526" style:parent-style-name="Policepardéfaut" style:family="text">
      <style:text-properties style:font-style-complex="italic"/>
    </style:style>
    <style:style style:name="T7527" style:parent-style-name="Policepardéfaut" style:family="text">
      <style:text-properties style:font-style-complex="italic"/>
    </style:style>
    <style:style style:name="T7528" style:parent-style-name="Policepardéfaut" style:family="text">
      <style:text-properties fo:font-style="italic" style:font-style-asian="italic"/>
    </style:style>
    <style:style style:name="T7529" style:parent-style-name="Policepardéfaut" style:family="text">
      <style:text-properties fo:font-style="italic" style:font-style-asian="italic" style:font-style-complex="italic"/>
    </style:style>
    <style:style style:name="T7530" style:parent-style-name="Policepardéfaut" style:family="text">
      <style:text-properties fo:font-style="italic" style:font-style-asian="italic"/>
    </style:style>
    <style:style style:name="T7531" style:parent-style-name="Policepardéfaut" style:family="text">
      <style:text-properties fo:font-style="italic" style:font-style-asian="italic"/>
    </style:style>
    <style:style style:name="T7532" style:parent-style-name="Policepardéfaut" style:family="text">
      <style:text-properties fo:font-style="italic" style:font-style-asian="italic"/>
    </style:style>
    <style:style style:name="T7533" style:parent-style-name="Policepardéfaut" style:family="text">
      <style:text-properties fo:font-style="italic" style:font-style-asian="italic"/>
    </style:style>
    <style:style style:name="T7534" style:parent-style-name="Policepardéfaut" style:family="text">
      <style:text-properties fo:font-style="italic" style:font-style-asian="italic"/>
    </style:style>
    <style:style style:name="T7535" style:parent-style-name="Policepardéfaut" style:family="text">
      <style:text-properties fo:font-style="italic" style:font-style-asian="italic"/>
    </style:style>
    <style:style style:name="T7536" style:parent-style-name="Policepardéfaut" style:family="text">
      <style:text-properties fo:font-style="italic" style:font-style-asian="italic"/>
    </style:style>
    <style:style style:name="T7537" style:parent-style-name="Policepardéfaut" style:family="text">
      <style:text-properties fo:font-style="italic" style:font-style-asian="italic"/>
    </style:style>
    <style:style style:name="T7538" style:parent-style-name="Policepardéfaut" style:family="text">
      <style:text-properties fo:font-style="italic" style:font-style-asian="italic"/>
    </style:style>
    <style:style style:name="T7539" style:parent-style-name="Policepardéfaut" style:family="text">
      <style:text-properties style:font-style-complex="italic"/>
    </style:style>
    <style:style style:name="T7540" style:parent-style-name="Policepardéfaut" style:family="text">
      <style:text-properties fo:font-style="italic" style:font-style-asian="italic"/>
    </style:style>
    <style:style style:name="T7541" style:parent-style-name="Policepardéfaut" style:family="text">
      <style:text-properties fo:font-style="italic" style:font-style-asian="italic"/>
    </style:style>
    <style:style style:name="T7542" style:parent-style-name="Policepardéfaut" style:family="text">
      <style:text-properties fo:font-style="italic" style:font-style-asian="italic"/>
    </style:style>
    <style:style style:name="T7543" style:parent-style-name="Policepardéfaut" style:family="text">
      <style:text-properties fo:font-style="italic" style:font-style-asian="italic" style:font-style-complex="italic"/>
    </style:style>
    <style:style style:name="T7544" style:parent-style-name="Policepardéfaut" style:family="text">
      <style:text-properties fo:font-style="italic" style:font-style-asian="italic" style:font-style-complex="italic"/>
    </style:style>
    <style:style style:name="T7545" style:parent-style-name="Policepardéfaut" style:family="text">
      <style:text-properties fo:font-style="italic" style:font-style-asian="italic" style:font-style-complex="italic"/>
    </style:style>
    <style:style style:name="T7546" style:parent-style-name="quote.c" style:family="text">
      <style:text-properties fo:font-style="italic" style:font-style-asian="italic"/>
    </style:style>
    <style:style style:name="T7547" style:parent-style-name="Policepardéfaut" style:family="text">
      <style:text-properties fo:font-style="italic" style:font-style-asian="italic"/>
    </style:style>
    <style:style style:name="T7548" style:parent-style-name="Policepardéfaut" style:family="text">
      <style:text-properties fo:font-style="italic" style:font-style-asian="italic" style:font-style-complex="italic"/>
    </style:style>
    <style:style style:name="T7549" style:parent-style-name="Policepardéfaut" style:family="text">
      <style:text-properties fo:font-style="italic" style:font-style-asian="italic" style:font-style-complex="italic"/>
    </style:style>
    <style:style style:name="T7550" style:parent-style-name="Policepardéfaut" style:family="text">
      <style:text-properties fo:font-style="italic" style:font-style-asian="italic"/>
    </style:style>
    <style:style style:name="T7551" style:parent-style-name="Policepardéfaut" style:family="text">
      <style:text-properties fo:font-style="italic" style:font-style-asian="italic"/>
    </style:style>
    <style:style style:name="T7552" style:parent-style-name="Policepardéfaut" style:family="text">
      <style:text-properties fo:font-style="italic" style:font-style-asian="italic"/>
    </style:style>
    <style:style style:name="T7553" style:parent-style-name="Policepardéfaut" style:family="text">
      <style:text-properties fo:font-style="italic" style:font-style-asian="italic"/>
    </style:style>
    <style:style style:name="T7554" style:parent-style-name="Policepardéfaut" style:family="text">
      <style:text-properties fo:font-style="italic" style:font-style-asian="italic" style:font-style-complex="italic"/>
    </style:style>
    <style:style style:name="T7555" style:parent-style-name="Policepardéfaut" style:family="text">
      <style:text-properties fo:font-variant="small-caps"/>
    </style:style>
    <style:style style:name="T7556" style:parent-style-name="Policepardéfaut" style:family="text">
      <style:text-properties fo:font-style="italic" style:font-style-asian="italic" style:font-style-complex="italic"/>
    </style:style>
    <style:style style:name="T7557" style:parent-style-name="Policepardéfaut" style:family="text">
      <style:text-properties fo:font-style="italic" style:font-style-asian="italic"/>
    </style:style>
    <style:style style:name="T7558" style:parent-style-name="Policepardéfaut" style:family="text">
      <style:text-properties fo:font-style="italic" style:font-style-asian="italic" style:font-style-complex="italic"/>
    </style:style>
    <style:style style:name="T7559" style:parent-style-name="Policepardéfaut" style:family="text">
      <style:text-properties fo:font-style="italic" style:font-style-asian="italic" style:font-style-complex="italic"/>
    </style:style>
    <style:style style:name="T7560" style:parent-style-name="Policepardéfaut" style:family="text">
      <style:text-properties fo:font-style="italic" style:font-style-asian="italic"/>
    </style:style>
    <style:style style:name="T7561" style:parent-style-name="Policepardéfaut" style:family="text">
      <style:text-properties fo:font-style="italic" style:font-style-asian="italic" style:font-style-complex="italic"/>
    </style:style>
    <style:style style:name="T7562" style:parent-style-name="Policepardéfaut" style:family="text">
      <style:text-properties fo:font-style="italic" style:font-style-asian="italic" style:font-style-complex="italic"/>
    </style:style>
    <style:style style:name="T7563" style:parent-style-name="Policepardéfaut" style:family="text">
      <style:text-properties fo:font-style="italic" style:font-style-asian="italic" style:font-style-complex="italic"/>
    </style:style>
    <style:style style:name="T7564" style:parent-style-name="Policepardéfaut" style:family="text">
      <style:text-properties fo:font-style="italic" style:font-style-asian="italic" style:font-style-complex="italic"/>
    </style:style>
    <style:style style:name="T7565" style:parent-style-name="Policepardéfaut" style:family="text">
      <style:text-properties fo:font-style="italic" style:font-style-asian="italic" style:font-style-complex="italic"/>
    </style:style>
    <style:style style:name="T7566" style:parent-style-name="Policepardéfaut" style:family="text">
      <style:text-properties fo:font-style="italic" style:font-style-asian="italic" style:font-style-complex="italic"/>
    </style:style>
    <style:style style:name="T7567" style:parent-style-name="Policepardéfaut" style:family="text">
      <style:text-properties fo:font-style="italic" style:font-style-asian="italic" style:font-style-complex="italic"/>
    </style:style>
    <style:style style:name="T7568" style:parent-style-name="Policepardéfaut" style:family="text">
      <style:text-properties style:text-position="super 66.6%"/>
    </style:style>
    <style:style style:name="T7569" style:parent-style-name="quote.c" style:family="text">
      <style:text-properties fo:font-style="italic" style:font-style-asian="italic"/>
    </style:style>
    <style:style style:name="T7570" style:parent-style-name="quote.c" style:family="text">
      <style:text-properties fo:font-style="italic" style:font-style-asian="italic"/>
    </style:style>
    <style:style style:name="T7571" style:parent-style-name="quote.c" style:family="text">
      <style:text-properties fo:font-style="italic" style:font-style-asian="italic"/>
    </style:style>
    <style:style style:name="T7572" style:parent-style-name="Policepardéfaut" style:family="text">
      <style:text-properties fo:font-style="italic" style:font-style-asian="italic"/>
    </style:style>
    <style:style style:name="T7573" style:parent-style-name="Policepardéfaut" style:family="text">
      <style:text-properties fo:font-style="italic" style:font-style-asian="italic" style:font-style-complex="italic"/>
    </style:style>
    <style:style style:name="T7574" style:parent-style-name="Policepardéfaut" style:family="text">
      <style:text-properties fo:font-style="italic" style:font-style-asian="italic" style:font-style-complex="italic"/>
    </style:style>
    <style:style style:name="T7575" style:parent-style-name="Policepardéfaut" style:family="text">
      <style:text-properties fo:font-style="italic" style:font-style-asian="italic" style:font-style-complex="italic"/>
    </style:style>
    <style:style style:name="T7576" style:parent-style-name="Policepardéfaut" style:family="text">
      <style:text-properties fo:font-style="italic" style:font-style-asian="italic" style:font-style-complex="italic"/>
    </style:style>
    <style:style style:name="T7577" style:parent-style-name="Policepardéfaut" style:family="text">
      <style:text-properties fo:font-style="italic" style:font-style-asian="italic" style:font-style-complex="italic"/>
    </style:style>
    <style:style style:name="T7578" style:parent-style-name="Policepardéfaut" style:family="text">
      <style:text-properties fo:font-style="italic" style:font-style-asian="italic" style:font-style-complex="italic"/>
    </style:style>
    <style:style style:name="T7579" style:parent-style-name="Policepardéfaut" style:family="text">
      <style:text-properties fo:font-style="italic" style:font-style-asian="italic" style:font-style-complex="italic"/>
    </style:style>
    <style:style style:name="T7580" style:parent-style-name="Policepardéfaut" style:family="text">
      <style:text-properties fo:font-style="italic" style:font-style-asian="italic" style:font-style-complex="italic"/>
    </style:style>
    <style:style style:name="T7581" style:parent-style-name="Policepardéfaut" style:family="text">
      <style:text-properties fo:font-style="italic" style:font-style-asian="italic" style:font-style-complex="italic"/>
    </style:style>
    <style:style style:name="T7582" style:parent-style-name="Policepardéfaut" style:family="text">
      <style:text-properties fo:font-style="italic" style:font-style-asian="italic" style:font-style-complex="italic"/>
    </style:style>
    <style:style style:name="T7583" style:parent-style-name="Policepardéfaut" style:family="text">
      <style:text-properties fo:font-style="italic" style:font-style-asian="italic" style:font-style-complex="italic"/>
    </style:style>
    <style:style style:name="T7584" style:parent-style-name="Policepardéfaut" style:family="text">
      <style:text-properties fo:font-style="italic" style:font-style-asian="italic" style:font-style-complex="italic"/>
    </style:style>
    <style:style style:name="T7585" style:parent-style-name="Policepardéfaut" style:family="text">
      <style:text-properties fo:font-style="italic" style:font-style-asian="italic" style:font-style-complex="italic"/>
    </style:style>
    <style:style style:name="T7586" style:parent-style-name="Policepardéfaut" style:family="text">
      <style:text-properties fo:font-style="italic" style:font-style-asian="italic" style:font-style-complex="italic"/>
    </style:style>
    <style:style style:name="T7587" style:parent-style-name="Policepardéfaut" style:family="text">
      <style:text-properties fo:font-style="italic" style:font-style-asian="italic" style:font-style-complex="italic"/>
    </style:style>
    <style:style style:name="T7588" style:parent-style-name="Policepardéfaut" style:family="text">
      <style:text-properties fo:font-style="italic" style:font-style-asian="italic" style:font-style-complex="italic"/>
    </style:style>
    <style:style style:name="T7589" style:parent-style-name="Policepardéfaut" style:family="text">
      <style:text-properties fo:font-style="italic" style:font-style-asian="italic"/>
    </style:style>
    <style:style style:name="T7590" style:parent-style-name="Policepardéfaut" style:family="text">
      <style:text-properties fo:font-style="italic" style:font-style-asian="italic"/>
    </style:style>
    <style:style style:name="T7591" style:parent-style-name="Policepardéfaut" style:family="text">
      <style:text-properties fo:font-style="italic" style:font-style-asian="italic"/>
    </style:style>
    <style:style style:name="T7592" style:parent-style-name="Policepardéfaut" style:family="text">
      <style:text-properties fo:font-style="italic" style:font-style-asian="italic"/>
    </style:style>
    <style:style style:name="T7593" style:parent-style-name="Policepardéfaut" style:family="text">
      <style:text-properties fo:font-style="italic" style:font-style-asian="italic"/>
    </style:style>
    <style:style style:name="T7594" style:parent-style-name="Policepardéfaut" style:family="text">
      <style:text-properties fo:font-style="italic" style:font-style-asian="italic"/>
    </style:style>
    <style:style style:name="T7595" style:parent-style-name="Policepardéfaut" style:family="text">
      <style:text-properties fo:font-style="italic" style:font-style-asian="italic"/>
    </style:style>
    <style:style style:name="T7596" style:parent-style-name="Policepardéfaut" style:family="text">
      <style:text-properties fo:font-style="italic" style:font-style-asian="italic"/>
    </style:style>
    <style:style style:name="T7597" style:parent-style-name="Policepardéfaut" style:family="text">
      <style:text-properties fo:font-style="italic" style:font-style-asian="italic"/>
    </style:style>
    <style:style style:name="T7598" style:parent-style-name="quote.c" style:family="text">
      <style:text-properties fo:font-style="italic" style:font-style-asian="italic"/>
    </style:style>
    <style:style style:name="T7599" style:parent-style-name="Policepardéfaut" style:family="text">
      <style:text-properties fo:font-style="italic" style:font-style-asian="italic"/>
    </style:style>
    <style:style style:name="T7600" style:parent-style-name="Policepardéfaut" style:family="text">
      <style:text-properties fo:font-style="italic" style:font-style-asian="italic"/>
    </style:style>
    <style:style style:name="T7601" style:parent-style-name="Policepardéfaut" style:family="text">
      <style:text-properties fo:font-style="italic" style:font-style-asian="italic"/>
    </style:style>
    <style:style style:name="T7602" style:parent-style-name="Policepardéfaut" style:family="text">
      <style:text-properties fo:font-style="italic" style:font-style-asian="italic"/>
    </style:style>
    <style:style style:name="T7603" style:parent-style-name="Policepardéfaut" style:family="text">
      <style:text-properties fo:font-style="italic" style:font-style-asian="italic"/>
    </style:style>
    <style:style style:name="T7604" style:parent-style-name="Policepardéfaut" style:family="text">
      <style:text-properties fo:font-style="italic" style:font-style-asian="italic"/>
    </style:style>
    <style:style style:name="T7605" style:parent-style-name="Policepardéfaut" style:family="text">
      <style:text-properties fo:font-style="italic" style:font-style-asian="italic"/>
    </style:style>
    <style:style style:name="T7606" style:parent-style-name="Policepardéfaut" style:family="text">
      <style:text-properties fo:font-style="italic" style:font-style-asian="italic"/>
    </style:style>
    <style:style style:name="T7607" style:parent-style-name="Policepardéfaut" style:family="text">
      <style:text-properties fo:font-style="italic" style:font-style-asian="italic" style:font-style-complex="italic"/>
    </style:style>
    <style:style style:name="T7608" style:parent-style-name="Policepardéfaut" style:family="text">
      <style:text-properties fo:font-style="italic" style:font-style-asian="italic" style:font-style-complex="italic"/>
    </style:style>
    <style:style style:name="T7609" style:parent-style-name="Policepardéfaut" style:family="text">
      <style:text-properties fo:font-style="italic" style:font-style-asian="italic" style:font-style-complex="italic"/>
    </style:style>
    <style:style style:name="T7610" style:parent-style-name="Policepardéfaut" style:family="text">
      <style:text-properties fo:font-style="italic" style:font-style-asian="italic" style:font-style-complex="italic"/>
    </style:style>
    <style:style style:name="T7611" style:parent-style-name="Policepardéfaut" style:family="text">
      <style:text-properties fo:font-style="italic" style:font-style-asian="italic" style:font-style-complex="italic"/>
    </style:style>
    <style:style style:name="T7612" style:parent-style-name="Policepardéfaut" style:family="text">
      <style:text-properties fo:font-style="italic" style:font-style-asian="italic"/>
    </style:style>
    <style:style style:name="T7613" style:parent-style-name="Policepardéfaut" style:family="text">
      <style:text-properties fo:font-style="italic" style:font-style-asian="italic"/>
    </style:style>
    <style:style style:name="T7614" style:parent-style-name="Policepardéfaut" style:family="text">
      <style:text-properties fo:font-style="italic" style:font-style-asian="italic"/>
    </style:style>
    <style:style style:name="T7615" style:parent-style-name="Policepardéfaut" style:family="text">
      <style:text-properties fo:font-style="italic" style:font-style-asian="italic"/>
    </style:style>
    <style:style style:name="T7616" style:parent-style-name="Policepardéfaut" style:family="text">
      <style:text-properties fo:font-style="italic" style:font-style-asian="italic" style:font-style-complex="italic"/>
    </style:style>
    <style:style style:name="T7617" style:parent-style-name="Policepardéfaut" style:family="text">
      <style:text-properties fo:font-style="italic" style:font-style-asian="italic" style:font-style-complex="italic"/>
    </style:style>
    <style:style style:name="T7618" style:parent-style-name="Policepardéfaut" style:family="text">
      <style:text-properties fo:font-style="italic" style:font-style-asian="italic"/>
    </style:style>
    <style:style style:name="T7619" style:parent-style-name="Policepardéfaut" style:family="text">
      <style:text-properties fo:font-style="italic" style:font-style-asian="italic" style:font-style-complex="italic"/>
    </style:style>
    <style:style style:name="T7620" style:parent-style-name="Policepardéfaut" style:family="text">
      <style:text-properties fo:font-style="italic" style:font-style-asian="italic" style:font-style-complex="italic"/>
    </style:style>
    <style:style style:name="T7621" style:parent-style-name="Policepardéfaut" style:family="text">
      <style:text-properties fo:font-style="italic" style:font-style-asian="italic" style:font-style-complex="italic"/>
    </style:style>
    <style:style style:name="T7622" style:parent-style-name="Policepardéfaut" style:family="text">
      <style:text-properties fo:font-style="italic" style:font-style-asian="italic" style:font-style-complex="italic"/>
    </style:style>
    <style:style style:name="T7623" style:parent-style-name="Policepardéfaut" style:family="text">
      <style:text-properties fo:font-style="italic" style:font-style-asian="italic"/>
    </style:style>
    <style:style style:name="T7624" style:parent-style-name="Policepardéfaut" style:family="text">
      <style:text-properties fo:font-style="italic" style:font-style-asian="italic" style:font-style-complex="italic"/>
    </style:style>
    <style:style style:name="T7625" style:parent-style-name="Policepardéfaut" style:family="text">
      <style:text-properties fo:font-style="italic" style:font-style-asian="italic"/>
    </style:style>
    <style:style style:name="T7626" style:parent-style-name="Policepardéfaut" style:family="text">
      <style:text-properties fo:font-style="italic" style:font-style-asian="italic" style:font-style-complex="italic"/>
    </style:style>
    <style:style style:name="T7627" style:parent-style-name="Policepardéfaut" style:family="text">
      <style:text-properties fo:font-style="italic" style:font-style-asian="italic" style:font-style-complex="italic"/>
    </style:style>
    <style:style style:name="T7628" style:parent-style-name="Policepardéfaut" style:family="text">
      <style:text-properties fo:font-style="italic" style:font-style-asian="italic" style:font-style-complex="italic"/>
    </style:style>
    <style:style style:name="T7629" style:parent-style-name="Policepardéfaut" style:family="text">
      <style:text-properties fo:font-style="italic" style:font-style-asian="italic" style:font-style-complex="italic"/>
    </style:style>
    <style:style style:name="T7630" style:parent-style-name="Policepardéfaut" style:family="text">
      <style:text-properties fo:font-style="italic" style:font-style-asian="italic" style:font-style-complex="italic"/>
    </style:style>
    <style:style style:name="T7631" style:parent-style-name="Policepardéfaut" style:family="text">
      <style:text-properties fo:font-style="italic" style:font-style-asian="italic"/>
    </style:style>
    <style:style style:name="T7632" style:parent-style-name="Policepardéfaut" style:family="text">
      <style:text-properties fo:font-style="italic" style:font-style-asian="italic" style:font-style-complex="italic"/>
    </style:style>
    <style:style style:name="T7633" style:parent-style-name="Policepardéfaut" style:family="text">
      <style:text-properties fo:font-style="italic" style:font-style-asian="italic" style:font-style-complex="italic"/>
    </style:style>
    <style:style style:name="T7634" style:parent-style-name="Policepardéfaut" style:family="text">
      <style:text-properties fo:font-style="italic" style:font-style-asian="italic"/>
    </style:style>
    <style:style style:name="T7635" style:parent-style-name="Policepardéfaut" style:family="text">
      <style:text-properties fo:font-style="italic" style:font-style-asian="italic" style:font-style-complex="italic"/>
    </style:style>
    <style:style style:name="T7636" style:parent-style-name="Policepardéfaut" style:family="text">
      <style:text-properties fo:font-style="italic" style:font-style-asian="italic" style:font-style-complex="italic"/>
    </style:style>
    <style:style style:name="T7637" style:parent-style-name="Policepardéfaut" style:family="text">
      <style:text-properties fo:font-style="italic" style:font-style-asian="italic" style:font-style-complex="italic"/>
    </style:style>
    <style:style style:name="T7638" style:parent-style-name="Policepardéfaut" style:family="text">
      <style:text-properties fo:font-style="italic" style:font-style-asian="italic"/>
    </style:style>
    <style:style style:name="T7639" style:parent-style-name="Policepardéfaut" style:family="text">
      <style:text-properties fo:font-style="italic" style:font-style-asian="italic" style:font-style-complex="italic"/>
    </style:style>
    <style:style style:name="T7640" style:parent-style-name="Policepardéfaut" style:family="text">
      <style:text-properties fo:font-style="italic" style:font-style-asian="italic" style:font-style-complex="italic"/>
    </style:style>
    <style:style style:name="T7641" style:parent-style-name="Policepardéfaut" style:family="text">
      <style:text-properties style:font-style-complex="italic"/>
    </style:style>
    <style:style style:name="T7642" style:parent-style-name="Policepardéfaut" style:family="text">
      <style:text-properties fo:font-style="italic" style:font-style-asian="italic"/>
    </style:style>
    <style:style style:name="T7643" style:parent-style-name="Policepardéfaut" style:family="text">
      <style:text-properties fo:font-style="italic" style:font-style-asian="italic" style:font-style-complex="italic"/>
    </style:style>
    <style:style style:name="T7644" style:parent-style-name="Policepardéfaut" style:family="text">
      <style:text-properties fo:font-style="italic" style:font-style-asian="italic" style:font-style-complex="italic"/>
    </style:style>
    <style:style style:name="T7645" style:parent-style-name="Policepardéfaut" style:family="text">
      <style:text-properties fo:font-style="italic" style:font-style-asian="italic" style:font-style-complex="italic"/>
    </style:style>
    <style:style style:name="T7646" style:parent-style-name="Policepardéfaut" style:family="text">
      <style:text-properties fo:font-style="italic" style:font-style-asian="italic"/>
    </style:style>
    <style:style style:name="T7647" style:parent-style-name="Policepardéfaut" style:family="text">
      <style:text-properties fo:font-style="italic" style:font-style-asian="italic"/>
    </style:style>
    <style:style style:name="T7648" style:parent-style-name="Policepardéfaut" style:family="text">
      <style:text-properties fo:font-style="italic" style:font-style-asian="italic"/>
    </style:style>
    <style:style style:name="T7649" style:parent-style-name="Policepardéfaut" style:family="text">
      <style:text-properties fo:font-style="italic" style:font-style-asian="italic" style:font-style-complex="italic"/>
    </style:style>
    <style:style style:name="T7650" style:parent-style-name="Policepardéfaut" style:family="text">
      <style:text-properties fo:font-style="italic" style:font-style-asian="italic" style:font-style-complex="italic"/>
    </style:style>
    <style:style style:name="T7651" style:parent-style-name="Policepardéfaut" style:family="text">
      <style:text-properties fo:font-style="italic" style:font-style-asian="italic" style:font-style-complex="italic"/>
    </style:style>
    <style:style style:name="T7652" style:parent-style-name="Policepardéfaut" style:family="text">
      <style:text-properties fo:font-style="italic" style:font-style-asian="italic" style:font-style-complex="italic"/>
    </style:style>
    <style:style style:name="T7653" style:parent-style-name="Policepardéfaut" style:family="text">
      <style:text-properties fo:font-style="italic" style:font-style-asian="italic"/>
    </style:style>
    <style:style style:name="T7654" style:parent-style-name="Policepardéfaut" style:family="text">
      <style:text-properties fo:font-style="italic" style:font-style-asian="italic" style:font-style-complex="italic"/>
    </style:style>
    <style:style style:name="T7655" style:parent-style-name="Policepardéfaut" style:family="text">
      <style:text-properties fo:font-style="italic" style:font-style-asian="italic" style:font-style-complex="italic"/>
    </style:style>
    <style:style style:name="T7656" style:parent-style-name="Policepardéfaut" style:family="text">
      <style:text-properties fo:font-variant="small-caps"/>
    </style:style>
    <style:style style:name="T7657" style:parent-style-name="Policepardéfaut" style:family="text">
      <style:text-properties fo:font-style="italic" style:font-style-asian="italic" style:font-style-complex="italic"/>
    </style:style>
    <style:style style:name="T7658" style:parent-style-name="Policepardéfaut" style:family="text">
      <style:text-properties fo:font-style="italic" style:font-style-asian="italic" style:font-style-complex="italic"/>
    </style:style>
    <style:style style:name="T7659" style:parent-style-name="Policepardéfaut" style:family="text">
      <style:text-properties fo:font-style="italic" style:font-style-asian="italic" style:font-style-complex="italic"/>
    </style:style>
    <style:style style:name="T7660" style:parent-style-name="Policepardéfaut" style:family="text">
      <style:text-properties fo:font-style="italic" style:font-style-asian="italic" style:font-style-complex="italic"/>
    </style:style>
    <style:style style:name="T7661" style:parent-style-name="Policepardéfaut" style:family="text">
      <style:text-properties fo:font-style="italic" style:font-style-asian="italic" style:font-style-complex="italic"/>
    </style:style>
    <style:style style:name="T7662" style:parent-style-name="Policepardéfaut" style:family="text">
      <style:text-properties fo:font-style="italic" style:font-style-asian="italic" style:font-style-complex="italic"/>
    </style:style>
    <style:style style:name="T7663" style:parent-style-name="Policepardéfaut" style:family="text">
      <style:text-properties fo:font-style="italic" style:font-style-asian="italic" style:font-style-complex="italic"/>
    </style:style>
    <style:style style:name="T7664" style:parent-style-name="Policepardéfaut" style:family="text">
      <style:text-properties fo:font-style="italic" style:font-style-asian="italic" style:font-style-complex="italic"/>
    </style:style>
    <style:style style:name="T7665" style:parent-style-name="Policepardéfaut" style:family="text">
      <style:text-properties fo:font-style="italic" style:font-style-asian="italic" style:font-style-complex="italic"/>
    </style:style>
    <style:style style:name="T7666" style:parent-style-name="Policepardéfaut" style:family="text">
      <style:text-properties fo:font-style="italic" style:font-style-asian="italic" style:font-style-complex="italic"/>
    </style:style>
    <style:style style:name="T7667" style:parent-style-name="Policepardéfaut" style:family="text">
      <style:text-properties fo:font-style="italic" style:font-style-asian="italic" style:font-style-complex="italic"/>
    </style:style>
    <style:style style:name="T7668" style:parent-style-name="Policepardéfaut" style:family="text">
      <style:text-properties fo:font-style="italic" style:font-style-asian="italic" style:font-style-complex="italic"/>
    </style:style>
    <style:style style:name="T7669" style:parent-style-name="Policepardéfaut" style:family="text">
      <style:text-properties fo:font-style="italic" style:font-style-asian="italic" style:font-style-complex="italic"/>
    </style:style>
    <style:style style:name="T7670" style:parent-style-name="Policepardéfaut" style:family="text">
      <style:text-properties fo:font-style="italic" style:font-style-asian="italic" style:font-style-complex="italic"/>
    </style:style>
    <style:style style:name="T7671" style:parent-style-name="Policepardéfaut" style:family="text">
      <style:text-properties fo:font-style="italic" style:font-style-asian="italic" style:font-style-complex="italic"/>
    </style:style>
    <style:style style:name="T7672" style:parent-style-name="Policepardéfaut" style:family="text">
      <style:text-properties fo:font-style="italic" style:font-style-asian="italic" style:font-style-complex="italic"/>
    </style:style>
    <style:style style:name="T7673" style:parent-style-name="Policepardéfaut" style:family="text">
      <style:text-properties fo:font-style="italic" style:font-style-asian="italic" style:font-style-complex="italic"/>
    </style:style>
    <style:style style:name="T7674" style:parent-style-name="Policepardéfaut" style:family="text">
      <style:text-properties fo:font-style="italic" style:font-style-asian="italic" style:font-style-complex="italic"/>
    </style:style>
    <style:style style:name="T7675" style:parent-style-name="Policepardéfaut" style:family="text">
      <style:text-properties fo:font-style="italic" style:font-style-asian="italic" style:font-style-complex="italic"/>
    </style:style>
    <style:style style:name="T7676" style:parent-style-name="Policepardéfaut" style:family="text">
      <style:text-properties fo:font-style="italic" style:font-style-asian="italic" style:font-style-complex="italic"/>
    </style:style>
    <style:style style:name="T7677" style:parent-style-name="Policepardéfaut" style:family="text">
      <style:text-properties fo:font-style="italic" style:font-style-asian="italic" style:font-style-complex="italic"/>
    </style:style>
    <style:style style:name="T7678" style:parent-style-name="Policepardéfaut" style:family="text">
      <style:text-properties fo:font-style="italic" style:font-style-asian="italic" style:font-style-complex="italic"/>
    </style:style>
    <style:style style:name="T7679" style:parent-style-name="Policepardéfaut" style:family="text">
      <style:text-properties fo:font-style="italic" style:font-style-asian="italic" style:font-style-complex="italic"/>
    </style:style>
    <style:style style:name="T7680" style:parent-style-name="Policepardéfaut" style:family="text">
      <style:text-properties fo:font-style="italic" style:font-style-asian="italic" style:font-style-complex="italic"/>
    </style:style>
    <style:style style:name="T7681" style:parent-style-name="Policepardéfaut" style:family="text">
      <style:text-properties fo:font-style="italic" style:font-style-asian="italic" style:font-style-complex="italic"/>
    </style:style>
    <style:style style:name="T7682" style:parent-style-name="Policepardéfaut" style:family="text">
      <style:text-properties fo:font-style="italic" style:font-style-asian="italic" style:font-style-complex="italic"/>
    </style:style>
    <style:style style:name="T7683" style:parent-style-name="Policepardéfaut" style:family="text">
      <style:text-properties fo:font-style="italic" style:font-style-asian="italic" style:font-style-complex="italic"/>
    </style:style>
    <style:style style:name="T7684" style:parent-style-name="Policepardéfaut" style:family="text">
      <style:text-properties fo:font-style="italic" style:font-style-asian="italic" style:font-style-complex="italic"/>
    </style:style>
    <style:style style:name="T7685" style:parent-style-name="Policepardéfaut" style:family="text">
      <style:text-properties fo:font-style="italic" style:font-style-asian="italic" style:font-style-complex="italic"/>
    </style:style>
    <style:style style:name="T7686" style:parent-style-name="Policepardéfaut" style:family="text">
      <style:text-properties fo:font-style="italic" style:font-style-asian="italic" style:font-style-complex="italic"/>
    </style:style>
    <style:style style:name="T7687" style:parent-style-name="Policepardéfaut" style:family="text">
      <style:text-properties fo:font-style="italic" style:font-style-asian="italic" style:font-style-complex="italic"/>
    </style:style>
    <style:style style:name="T7688" style:parent-style-name="Policepardéfaut" style:family="text">
      <style:text-properties fo:font-style="italic" style:font-style-asian="italic" style:font-style-complex="italic"/>
    </style:style>
    <style:style style:name="T7689" style:parent-style-name="Policepardéfaut" style:family="text">
      <style:text-properties fo:font-style="italic" style:font-style-asian="italic" style:font-style-complex="italic"/>
    </style:style>
    <style:style style:name="T7690" style:parent-style-name="Policepardéfaut" style:family="text">
      <style:text-properties fo:font-style="italic" style:font-style-asian="italic" style:font-style-complex="italic"/>
    </style:style>
    <style:style style:name="T7691" style:parent-style-name="quote.c" style:family="text">
      <style:text-properties fo:font-style="italic" style:font-style-asian="italic"/>
    </style:style>
    <style:style style:name="T7692" style:parent-style-name="Policepardéfaut" style:family="text">
      <style:text-properties fo:font-style="italic" style:font-style-asian="italic" style:font-style-complex="italic"/>
    </style:style>
    <style:style style:name="T7693" style:parent-style-name="Policepardéfaut" style:family="text">
      <style:text-properties fo:font-style="italic" style:font-style-asian="italic" style:font-style-complex="italic"/>
    </style:style>
    <style:style style:name="T7694" style:parent-style-name="Policepardéfaut" style:family="text">
      <style:text-properties fo:font-style="italic" style:font-style-asian="italic" style:font-style-complex="italic"/>
    </style:style>
    <style:style style:name="T7695" style:parent-style-name="Policepardéfaut" style:family="text">
      <style:text-properties fo:font-style="italic" style:font-style-asian="italic" style:font-style-complex="italic"/>
    </style:style>
    <style:style style:name="T7696" style:parent-style-name="Policepardéfaut" style:family="text">
      <style:text-properties fo:font-style="italic" style:font-style-asian="italic" style:font-style-complex="italic"/>
    </style:style>
    <style:style style:name="T7697" style:parent-style-name="Policepardéfaut" style:family="text">
      <style:text-properties fo:font-style="italic" style:font-style-asian="italic" style:font-style-complex="italic"/>
    </style:style>
    <style:style style:name="T7698" style:parent-style-name="Policepardéfaut" style:family="text">
      <style:text-properties fo:font-style="italic" style:font-style-asian="italic" style:font-style-complex="italic"/>
    </style:style>
    <style:style style:name="T7699" style:parent-style-name="Policepardéfaut" style:family="text">
      <style:text-properties fo:font-style="italic" style:font-style-asian="italic" style:font-style-complex="italic"/>
    </style:style>
    <style:style style:name="T7700" style:parent-style-name="Policepardéfaut" style:family="text">
      <style:text-properties fo:font-style="italic" style:font-style-asian="italic" style:font-style-complex="italic"/>
    </style:style>
    <style:style style:name="T7701" style:parent-style-name="Policepardéfaut" style:family="text">
      <style:text-properties fo:font-style="italic" style:font-style-asian="italic" style:font-style-complex="italic"/>
    </style:style>
    <style:style style:name="T7702" style:parent-style-name="Policepardéfaut" style:family="text">
      <style:text-properties fo:font-style="italic" style:font-style-asian="italic" style:font-style-complex="italic"/>
    </style:style>
    <style:style style:name="T7703" style:parent-style-name="Policepardéfaut" style:family="text">
      <style:text-properties fo:font-style="italic" style:font-style-asian="italic" style:font-style-complex="italic"/>
    </style:style>
    <style:style style:name="T7704" style:parent-style-name="Policepardéfaut" style:family="text">
      <style:text-properties fo:font-style="italic" style:font-style-asian="italic" style:font-style-complex="italic"/>
    </style:style>
    <style:style style:name="T7705" style:parent-style-name="Policepardéfaut" style:family="text">
      <style:text-properties fo:font-style="italic" style:font-style-asian="italic" style:font-style-complex="italic"/>
    </style:style>
    <style:style style:name="T7706" style:parent-style-name="Policepardéfaut" style:family="text">
      <style:text-properties fo:font-style="italic" style:font-style-asian="italic" style:font-style-complex="italic"/>
    </style:style>
    <style:style style:name="T7707" style:parent-style-name="Policepardéfaut" style:family="text">
      <style:text-properties fo:font-style="italic" style:font-style-asian="italic" style:font-style-complex="italic"/>
    </style:style>
    <style:style style:name="T7708" style:parent-style-name="Policepardéfaut" style:family="text">
      <style:text-properties fo:font-style="italic" style:font-style-asian="italic" style:font-style-complex="italic"/>
    </style:style>
    <style:style style:name="T7709" style:parent-style-name="Policepardéfaut" style:family="text">
      <style:text-properties fo:font-style="italic" style:font-style-asian="italic" style:font-style-complex="italic"/>
    </style:style>
    <style:style style:name="T7710" style:parent-style-name="Policepardéfaut" style:family="text">
      <style:text-properties fo:font-style="italic" style:font-style-asian="italic" style:font-style-complex="italic"/>
    </style:style>
    <style:style style:name="T7711" style:parent-style-name="Policepardéfaut" style:family="text">
      <style:text-properties fo:font-style="italic" style:font-style-asian="italic" style:font-style-complex="italic"/>
    </style:style>
    <style:style style:name="T7712" style:parent-style-name="Policepardéfaut" style:family="text">
      <style:text-properties fo:font-style="italic" style:font-style-asian="italic" style:font-style-complex="italic"/>
    </style:style>
    <style:style style:name="T7713" style:parent-style-name="Policepardéfaut" style:family="text">
      <style:text-properties fo:font-variant="small-caps"/>
    </style:style>
    <style:style style:name="T7714" style:parent-style-name="Policepardéfaut" style:family="text">
      <style:text-properties fo:font-style="italic" style:font-style-asian="italic" style:font-style-complex="italic"/>
    </style:style>
    <style:style style:name="T7715" style:parent-style-name="Policepardéfaut" style:family="text">
      <style:text-properties fo:font-style="italic" style:font-style-asian="italic" style:font-style-complex="italic"/>
    </style:style>
    <style:style style:name="T7716" style:parent-style-name="Policepardéfaut" style:family="text">
      <style:text-properties fo:font-style="italic" style:font-style-asian="italic" style:font-style-complex="italic"/>
    </style:style>
    <style:style style:name="T7717" style:parent-style-name="Policepardéfaut" style:family="text">
      <style:text-properties fo:font-style="italic" style:font-style-asian="italic" style:font-style-complex="italic"/>
    </style:style>
    <style:style style:name="T7718" style:parent-style-name="Policepardéfaut" style:family="text">
      <style:text-properties fo:font-style="italic" style:font-style-asian="italic" style:font-style-complex="italic"/>
    </style:style>
    <style:style style:name="T7719" style:parent-style-name="Policepardéfaut" style:family="text">
      <style:text-properties fo:font-style="italic" style:font-style-asian="italic"/>
    </style:style>
    <style:style style:name="T7720" style:parent-style-name="Policepardéfaut" style:family="text">
      <style:text-properties fo:font-style="italic" style:font-style-asian="italic" style:font-style-complex="italic"/>
    </style:style>
    <style:style style:name="T7721" style:parent-style-name="Policepardéfaut" style:family="text">
      <style:text-properties fo:font-style="italic" style:font-style-asian="italic" style:font-style-complex="italic"/>
    </style:style>
    <style:style style:name="T7722" style:parent-style-name="Policepardéfaut" style:family="text">
      <style:text-properties fo:font-style="italic" style:font-style-asian="italic" style:font-style-complex="italic"/>
    </style:style>
    <style:style style:name="T7723" style:parent-style-name="Policepardéfaut" style:family="text">
      <style:text-properties fo:font-style="italic" style:font-style-asian="italic" style:font-style-complex="italic"/>
    </style:style>
    <style:style style:name="T7724" style:parent-style-name="Policepardéfaut" style:family="text">
      <style:text-properties fo:font-style="italic" style:font-style-asian="italic" style:font-style-complex="italic"/>
    </style:style>
    <style:style style:name="T7725" style:parent-style-name="Policepardéfaut" style:family="text">
      <style:text-properties fo:font-style="italic" style:font-style-asian="italic" style:font-style-complex="italic"/>
    </style:style>
    <style:style style:name="T7726" style:parent-style-name="Policepardéfaut" style:family="text">
      <style:text-properties fo:font-style="italic" style:font-style-asian="italic" style:font-style-complex="italic"/>
    </style:style>
    <style:style style:name="T7727" style:parent-style-name="Policepardéfaut" style:family="text">
      <style:text-properties fo:font-style="italic" style:font-style-asian="italic" style:font-style-complex="italic"/>
    </style:style>
    <style:style style:name="T7728" style:parent-style-name="Policepardéfaut" style:family="text">
      <style:text-properties fo:font-style="italic" style:font-style-asian="italic" style:font-style-complex="italic"/>
    </style:style>
    <style:style style:name="T7729" style:parent-style-name="Policepardéfaut" style:family="text">
      <style:text-properties fo:font-style="italic" style:font-style-asian="italic" style:font-style-complex="italic"/>
    </style:style>
    <style:style style:name="T7730" style:parent-style-name="Policepardéfaut" style:family="text">
      <style:text-properties fo:font-style="italic" style:font-style-asian="italic" style:font-style-complex="italic"/>
    </style:style>
    <style:style style:name="T7731" style:parent-style-name="Policepardéfaut" style:family="text">
      <style:text-properties fo:font-style="italic" style:font-style-asian="italic" style:font-style-complex="italic"/>
    </style:style>
    <style:style style:name="T7732" style:parent-style-name="Policepardéfaut" style:family="text">
      <style:text-properties fo:font-style="italic" style:font-style-asian="italic" style:font-style-complex="italic"/>
    </style:style>
    <style:style style:name="T7733" style:parent-style-name="Policepardéfaut" style:family="text">
      <style:text-properties fo:font-style="italic" style:font-style-asian="italic" style:font-style-complex="italic"/>
    </style:style>
    <style:style style:name="T7734" style:parent-style-name="Policepardéfaut" style:family="text">
      <style:text-properties fo:font-style="italic" style:font-style-asian="italic" style:font-style-complex="italic"/>
    </style:style>
    <style:style style:name="T7735" style:parent-style-name="Policepardéfaut" style:family="text">
      <style:text-properties fo:font-style="italic" style:font-style-asian="italic" style:font-style-complex="italic"/>
    </style:style>
    <style:style style:name="T7736" style:parent-style-name="Policepardéfaut" style:family="text">
      <style:text-properties fo:font-style="italic" style:font-style-asian="italic" style:font-style-complex="italic"/>
    </style:style>
    <style:style style:name="T7737" style:parent-style-name="Policepardéfaut" style:family="text">
      <style:text-properties fo:font-style="italic" style:font-style-asian="italic" style:font-style-complex="italic"/>
    </style:style>
    <style:style style:name="T7738" style:parent-style-name="Policepardéfaut" style:family="text">
      <style:text-properties fo:font-style="italic" style:font-style-asian="italic" style:font-style-complex="italic"/>
    </style:style>
    <style:style style:name="T7739" style:parent-style-name="Policepardéfaut" style:family="text">
      <style:text-properties fo:font-style="italic" style:font-style-asian="italic" style:font-style-complex="italic"/>
    </style:style>
    <style:style style:name="T7740" style:parent-style-name="Policepardéfaut" style:family="text">
      <style:text-properties fo:font-style="italic" style:font-style-asian="italic" style:font-style-complex="italic"/>
    </style:style>
    <style:style style:name="T7741" style:parent-style-name="Policepardéfaut" style:family="text">
      <style:text-properties fo:font-style="italic" style:font-style-asian="italic" style:font-style-complex="italic"/>
    </style:style>
    <style:style style:name="T7742" style:parent-style-name="Policepardéfaut" style:family="text">
      <style:text-properties fo:font-style="italic" style:font-style-asian="italic" style:font-style-complex="italic"/>
    </style:style>
    <style:style style:name="T7743" style:parent-style-name="Policepardéfaut" style:family="text">
      <style:text-properties fo:font-style="italic" style:font-style-asian="italic" style:font-style-complex="italic"/>
    </style:style>
    <style:style style:name="T7744" style:parent-style-name="Policepardéfaut" style:family="text">
      <style:text-properties fo:font-style="italic" style:font-style-asian="italic" style:font-style-complex="italic"/>
    </style:style>
    <style:style style:name="T7745" style:parent-style-name="Policepardéfaut" style:family="text">
      <style:text-properties fo:font-style="italic" style:font-style-asian="italic" style:font-style-complex="italic"/>
    </style:style>
    <style:style style:name="T7746" style:parent-style-name="Policepardéfaut" style:family="text">
      <style:text-properties fo:font-style="italic" style:font-style-asian="italic" style:font-style-complex="italic"/>
    </style:style>
    <style:style style:name="T7747" style:parent-style-name="Policepardéfaut" style:family="text">
      <style:text-properties fo:font-style="italic" style:font-style-asian="italic" style:font-style-complex="italic"/>
    </style:style>
    <style:style style:name="T7748" style:parent-style-name="Policepardéfaut" style:family="text">
      <style:text-properties fo:font-style="italic" style:font-style-asian="italic" style:font-style-complex="italic"/>
    </style:style>
    <style:style style:name="T7749" style:parent-style-name="Policepardéfaut" style:family="text">
      <style:text-properties fo:font-style="italic" style:font-style-asian="italic" style:font-style-complex="italic"/>
    </style:style>
    <style:style style:name="T7750" style:parent-style-name="Policepardéfaut" style:family="text">
      <style:text-properties fo:font-style="italic" style:font-style-asian="italic" style:font-style-complex="italic"/>
    </style:style>
    <style:style style:name="T7751" style:parent-style-name="Policepardéfaut" style:family="text">
      <style:text-properties fo:font-style="italic" style:font-style-asian="italic" style:font-style-complex="italic"/>
    </style:style>
    <style:style style:name="T7752" style:parent-style-name="Policepardéfaut" style:family="text">
      <style:text-properties fo:font-style="italic" style:font-style-asian="italic" style:font-style-complex="italic"/>
    </style:style>
    <style:style style:name="T7753" style:parent-style-name="Policepardéfaut" style:family="text">
      <style:text-properties fo:font-style="italic" style:font-style-asian="italic" style:font-style-complex="italic"/>
    </style:style>
    <style:style style:name="T7754" style:parent-style-name="Policepardéfaut" style:family="text">
      <style:text-properties fo:font-style="italic" style:font-style-asian="italic" style:font-style-complex="italic"/>
    </style:style>
    <style:style style:name="T7755" style:parent-style-name="Policepardéfaut" style:family="text">
      <style:text-properties fo:font-style="italic" style:font-style-asian="italic" style:font-style-complex="italic"/>
    </style:style>
    <style:style style:name="T7756" style:parent-style-name="Policepardéfaut" style:family="text">
      <style:text-properties fo:font-style="italic" style:font-style-asian="italic" style:font-style-complex="italic"/>
    </style:style>
    <style:style style:name="T7757" style:parent-style-name="Policepardéfaut" style:family="text">
      <style:text-properties fo:font-variant="small-caps"/>
    </style:style>
    <style:style style:name="T7758" style:parent-style-name="Policepardéfaut" style:family="text">
      <style:text-properties fo:font-style="italic" style:font-style-asian="italic" style:font-style-complex="italic"/>
    </style:style>
    <style:style style:name="T7759" style:parent-style-name="Policepardéfaut" style:family="text">
      <style:text-properties fo:font-style="italic" style:font-style-asian="italic" style:font-style-complex="italic"/>
    </style:style>
    <style:style style:name="T7760" style:parent-style-name="Policepardéfaut" style:family="text">
      <style:text-properties fo:font-style="italic" style:font-style-asian="italic" fo:language="it" fo:country="IT"/>
    </style:style>
    <style:style style:name="T7761" style:parent-style-name="Policepardéfaut" style:family="text">
      <style:text-properties fo:language="it" fo:country="IT"/>
    </style:style>
    <style:style style:name="T7762" style:parent-style-name="Policepardéfaut" style:family="text">
      <style:text-properties fo:font-style="italic" style:font-style-asian="italic" style:font-style-complex="italic" fo:language="it" fo:country="IT"/>
    </style:style>
    <style:style style:name="T7763" style:parent-style-name="Policepardéfaut" style:family="text">
      <style:text-properties fo:language="it" fo:country="IT"/>
    </style:style>
    <style:style style:name="T7764" style:parent-style-name="Policepardéfaut" style:family="text">
      <style:text-properties fo:font-style="italic" style:font-style-asian="italic" style:font-style-complex="italic" fo:language="it" fo:country="IT"/>
    </style:style>
    <style:style style:name="T7765" style:parent-style-name="Policepardéfaut" style:family="text">
      <style:text-properties fo:language="it" fo:country="IT"/>
    </style:style>
    <style:style style:name="T7766" style:parent-style-name="Policepardéfaut" style:family="text">
      <style:text-properties fo:language="it" fo:country="IT"/>
    </style:style>
    <style:style style:name="T7767" style:parent-style-name="Policepardéfaut" style:family="text">
      <style:text-properties fo:language="it" fo:country="IT"/>
    </style:style>
    <style:style style:name="T7768" style:parent-style-name="Policepardéfaut" style:family="text">
      <style:text-properties style:text-position="super 66.6%" fo:language="it" fo:country="IT"/>
    </style:style>
    <style:style style:name="T7769" style:parent-style-name="Policepardéfaut" style:family="text">
      <style:text-properties fo:language="it" fo:country="IT"/>
    </style:style>
    <style:style style:name="T7770" style:parent-style-name="Policepardéfaut" style:family="text">
      <style:text-properties fo:language="it" fo:country="IT"/>
    </style:style>
    <style:style style:name="T7771" style:parent-style-name="Policepardéfaut" style:family="text">
      <style:text-properties fo:language="it" fo:country="IT"/>
    </style:style>
    <style:style style:name="T7772" style:parent-style-name="Policepardéfaut" style:family="text">
      <style:text-properties fo:font-style="italic" style:font-style-asian="italic" fo:language="it" fo:country="IT"/>
    </style:style>
    <style:style style:name="T7773" style:parent-style-name="Policepardéfaut" style:family="text">
      <style:text-properties fo:language="it" fo:country="IT"/>
    </style:style>
    <style:style style:name="T7774" style:parent-style-name="Policepardéfaut" style:family="text">
      <style:text-properties fo:font-style="italic" style:font-style-asian="italic" fo:language="it" fo:country="IT"/>
    </style:style>
    <style:style style:name="T7775" style:parent-style-name="Policepardéfaut" style:family="text">
      <style:text-properties fo:language="it" fo:country="IT"/>
    </style:style>
    <style:style style:name="T7776" style:parent-style-name="Policepardéfaut" style:family="text">
      <style:text-properties fo:language="it" fo:country="IT"/>
    </style:style>
    <style:style style:name="T7777" style:parent-style-name="Policepardéfaut" style:family="text">
      <style:text-properties fo:language="it" fo:country="IT"/>
    </style:style>
    <style:style style:name="T7778" style:parent-style-name="Policepardéfaut" style:family="text">
      <style:text-properties fo:font-style="italic" style:font-style-asian="italic" fo:language="it" fo:country="IT"/>
    </style:style>
    <style:style style:name="T7779" style:parent-style-name="Policepardéfaut" style:family="text">
      <style:text-properties fo:language="it" fo:country="IT"/>
    </style:style>
    <style:style style:name="T7780" style:parent-style-name="Policepardéfaut" style:family="text">
      <style:text-properties fo:font-style="italic" style:font-style-asian="italic" fo:language="it" fo:country="IT"/>
    </style:style>
    <style:style style:name="T7781" style:parent-style-name="Policepardéfaut" style:family="text">
      <style:text-properties fo:language="it" fo:country="IT"/>
    </style:style>
    <style:style style:name="T7782" style:parent-style-name="Policepardéfaut" style:family="text">
      <style:text-properties style:text-position="super 66.6%" fo:language="it" fo:country="IT"/>
    </style:style>
    <style:style style:name="T7783" style:parent-style-name="Policepardéfaut" style:family="text">
      <style:text-properties fo:language="it" fo:country="IT"/>
    </style:style>
    <style:style style:name="T7784" style:parent-style-name="Policepardéfaut" style:family="text">
      <style:text-properties fo:language="it" fo:country="IT"/>
    </style:style>
    <style:style style:name="T7785" style:parent-style-name="Policepardéfaut" style:family="text">
      <style:text-properties fo:language="it" fo:country="IT"/>
    </style:style>
    <style:style style:name="T7786" style:parent-style-name="Policepardéfaut" style:family="text">
      <style:text-properties fo:font-style="italic" style:font-style-asian="italic" fo:language="it" fo:country="IT"/>
    </style:style>
    <style:style style:name="T7787" style:parent-style-name="Policepardéfaut" style:family="text">
      <style:text-properties fo:language="it" fo:country="IT"/>
    </style:style>
    <style:style style:name="T7788" style:parent-style-name="Policepardéfaut" style:family="text">
      <style:text-properties fo:language="it" fo:country="IT"/>
    </style:style>
    <style:style style:name="T7789" style:parent-style-name="Policepardéfaut" style:family="text">
      <style:text-properties fo:language="it" fo:country="IT"/>
    </style:style>
    <style:style style:name="T7790" style:parent-style-name="Policepardéfaut" style:family="text">
      <style:text-properties fo:language="it" fo:country="IT"/>
    </style:style>
    <style:style style:name="T7791" style:parent-style-name="Policepardéfaut" style:family="text">
      <style:text-properties fo:language="it" fo:country="IT"/>
    </style:style>
    <style:style style:name="T7792" style:parent-style-name="Policepardéfaut" style:family="text">
      <style:text-properties fo:font-style="italic" style:font-style-asian="italic" style:font-style-complex="italic" fo:language="it" fo:country="IT"/>
    </style:style>
    <style:style style:name="T7793" style:parent-style-name="Policepardéfaut" style:family="text">
      <style:text-properties fo:language="it" fo:country="IT"/>
    </style:style>
    <style:style style:name="T7794" style:parent-style-name="Policepardéfaut" style:family="text">
      <style:text-properties fo:font-style="italic" style:font-style-asian="italic" style:font-style-complex="italic" fo:language="it" fo:country="IT"/>
    </style:style>
    <style:style style:name="T7795" style:parent-style-name="Policepardéfaut" style:family="text">
      <style:text-properties fo:font-style="italic" style:font-style-asian="italic" style:font-style-complex="italic" fo:language="it" fo:country="IT"/>
    </style:style>
    <style:style style:name="T7796" style:parent-style-name="Policepardéfaut" style:family="text">
      <style:text-properties fo:language="it" fo:country="IT"/>
    </style:style>
    <style:style style:name="T7797" style:parent-style-name="Policepardéfaut" style:family="text">
      <style:text-properties fo:font-style="italic" style:font-style-asian="italic" style:font-style-complex="italic" fo:language="it" fo:country="IT"/>
    </style:style>
    <style:style style:name="T7798" style:parent-style-name="Policepardéfaut" style:family="text">
      <style:text-properties fo:font-style="italic" style:font-style-asian="italic" style:font-style-complex="italic" fo:language="it" fo:country="IT"/>
    </style:style>
    <style:style style:name="T7799" style:parent-style-name="Policepardéfaut" style:family="text">
      <style:text-properties fo:font-style="italic" style:font-style-asian="italic" style:font-style-complex="italic" fo:language="it" fo:country="IT"/>
    </style:style>
    <style:style style:name="T7800" style:parent-style-name="Policepardéfaut" style:family="text">
      <style:text-properties fo:language="it" fo:country="IT"/>
    </style:style>
    <style:style style:name="T7801" style:parent-style-name="Policepardéfaut" style:family="text">
      <style:text-properties fo:language="it" fo:country="IT"/>
    </style:style>
    <style:style style:name="T7802" style:parent-style-name="Policepardéfaut" style:family="text">
      <style:text-properties fo:language="it" fo:country="IT"/>
    </style:style>
    <style:style style:name="T7803" style:parent-style-name="Policepardéfaut" style:family="text">
      <style:text-properties fo:language="it" fo:country="IT"/>
    </style:style>
    <style:style style:name="T7804" style:parent-style-name="Policepardéfaut" style:family="text">
      <style:text-properties fo:language="it" fo:country="IT"/>
    </style:style>
    <style:style style:name="T7805" style:parent-style-name="Policepardéfaut" style:family="text">
      <style:text-properties fo:font-style="italic" style:font-style-asian="italic" style:font-style-complex="italic" fo:language="it" fo:country="IT"/>
    </style:style>
    <style:style style:name="T7806" style:parent-style-name="Policepardéfaut" style:family="text">
      <style:text-properties fo:font-style="italic" style:font-style-asian="italic" style:font-style-complex="italic" fo:language="it" fo:country="IT"/>
    </style:style>
    <style:style style:name="T7807" style:parent-style-name="Policepardéfaut" style:family="text">
      <style:text-properties fo:font-style="italic" style:font-style-asian="italic" style:font-style-complex="italic" fo:language="it" fo:country="IT"/>
    </style:style>
    <style:style style:name="T7808" style:parent-style-name="Policepardéfaut" style:family="text">
      <style:text-properties fo:language="it" fo:country="IT"/>
    </style:style>
    <style:style style:name="T7809" style:parent-style-name="Policepardéfaut" style:family="text">
      <style:text-properties fo:font-style="italic" style:font-style-asian="italic"/>
    </style:style>
    <style:style style:name="T7810" style:parent-style-name="Policepardéfaut" style:family="text">
      <style:text-properties fo:font-style="italic" style:font-style-asian="italic"/>
    </style:style>
    <style:style style:name="T7811" style:parent-style-name="Policepardéfaut" style:family="text">
      <style:text-properties fo:font-style="italic" style:font-style-asian="italic"/>
    </style:style>
    <style:style style:name="T7812" style:parent-style-name="Policepardéfaut" style:family="text">
      <style:text-properties fo:font-style="italic" style:font-style-asian="italic"/>
    </style:style>
    <style:style style:name="T7813" style:parent-style-name="Policepardéfaut" style:family="text">
      <style:text-properties fo:font-style="italic" style:font-style-asian="italic"/>
    </style:style>
    <style:style style:name="T7814" style:parent-style-name="Policepardéfaut" style:family="text">
      <style:text-properties fo:font-style="italic" style:font-style-asian="italic"/>
    </style:style>
    <style:style style:name="T7815" style:parent-style-name="Policepardéfaut" style:family="text">
      <style:text-properties fo:font-style="italic" style:font-style-asian="italic"/>
    </style:style>
    <style:style style:name="T7816" style:parent-style-name="Policepardéfaut" style:family="text">
      <style:text-properties fo:font-style="italic" style:font-style-asian="italic"/>
    </style:style>
    <style:style style:name="T7817" style:parent-style-name="Policepardéfaut" style:family="text">
      <style:text-properties fo:font-style="italic" style:font-style-asian="italic"/>
    </style:style>
    <style:style style:name="T7818" style:parent-style-name="Policepardéfaut" style:family="text">
      <style:text-properties fo:font-style="italic" style:font-style-asian="italic"/>
    </style:style>
    <style:style style:name="T7819" style:parent-style-name="Policepardéfaut" style:family="text">
      <style:text-properties fo:font-style="italic" style:font-style-asian="italic"/>
    </style:style>
    <style:style style:name="T7820" style:parent-style-name="Policepardéfaut" style:family="text">
      <style:text-properties fo:font-style="italic" style:font-style-asian="italic"/>
    </style:style>
    <style:style style:name="T7821" style:parent-style-name="Policepardéfaut" style:family="text">
      <style:text-properties fo:font-style="italic" style:font-style-asian="italic"/>
    </style:style>
    <style:style style:name="T7822" style:parent-style-name="Policepardéfaut" style:family="text">
      <style:text-properties fo:font-style="italic" style:font-style-asian="italic"/>
    </style:style>
    <style:style style:name="T7823" style:parent-style-name="Policepardéfaut" style:family="text">
      <style:text-properties fo:font-style="italic" style:font-style-asian="italic"/>
    </style:style>
    <style:style style:name="T7824" style:parent-style-name="Policepardéfaut" style:family="text">
      <style:text-properties fo:font-style="italic" style:font-style-asian="italic"/>
    </style:style>
    <style:style style:name="T7825" style:parent-style-name="Policepardéfaut" style:family="text">
      <style:text-properties fo:font-style="italic" style:font-style-asian="italic"/>
    </style:style>
    <style:style style:name="T7826" style:parent-style-name="Policepardéfaut" style:family="text">
      <style:text-properties fo:font-style="italic" style:font-style-asian="italic"/>
    </style:style>
    <style:style style:name="T7827" style:parent-style-name="Policepardéfaut" style:family="text">
      <style:text-properties fo:font-style="italic" style:font-style-asian="italic"/>
    </style:style>
    <style:style style:name="T7828" style:parent-style-name="Policepardéfaut" style:family="text">
      <style:text-properties fo:font-style="italic" style:font-style-asian="italic"/>
    </style:style>
    <style:style style:name="T7829" style:parent-style-name="Policepardéfaut" style:family="text">
      <style:text-properties fo:font-style="italic" style:font-style-asian="italic"/>
    </style:style>
    <style:style style:name="T7830" style:parent-style-name="Policepardéfaut" style:family="text">
      <style:text-properties fo:font-style="italic" style:font-style-asian="italic"/>
    </style:style>
    <style:style style:name="T7831" style:parent-style-name="Policepardéfaut" style:family="text">
      <style:text-properties fo:font-style="italic" style:font-style-asian="italic"/>
    </style:style>
    <style:style style:name="T7832" style:parent-style-name="Policepardéfaut" style:family="text">
      <style:text-properties fo:font-style="italic" style:font-style-asian="italic"/>
    </style:style>
    <style:style style:name="T7833" style:parent-style-name="Policepardéfaut" style:family="text">
      <style:text-properties fo:font-style="italic" style:font-style-asian="italic"/>
    </style:style>
    <style:style style:name="T7834" style:parent-style-name="Policepardéfaut" style:family="text">
      <style:text-properties fo:font-style="italic" style:font-style-asian="italic"/>
    </style:style>
    <style:style style:name="T7835" style:parent-style-name="Policepardéfaut" style:family="text">
      <style:text-properties fo:font-style="italic" style:font-style-asian="italic"/>
    </style:style>
    <style:style style:name="T7836" style:parent-style-name="Policepardéfaut" style:family="text">
      <style:text-properties fo:font-style="italic" style:font-style-asian="italic"/>
    </style:style>
    <style:style style:name="T7837" style:parent-style-name="Policepardéfaut" style:family="text">
      <style:text-properties fo:font-style="italic" style:font-style-asian="italic"/>
    </style:style>
    <style:style style:name="T7838" style:parent-style-name="Policepardéfaut" style:family="text">
      <style:text-properties fo:font-style="italic" style:font-style-asian="italic"/>
    </style:style>
    <style:style style:name="T7839" style:parent-style-name="Policepardéfaut" style:family="text">
      <style:text-properties fo:font-style="italic" style:font-style-asian="italic"/>
    </style:style>
    <style:style style:name="T7840" style:parent-style-name="Policepardéfaut" style:family="text">
      <style:text-properties fo:font-style="italic" style:font-style-asian="italic" style:font-style-complex="italic"/>
    </style:style>
    <style:style style:name="T7841" style:parent-style-name="Policepardéfaut" style:family="text">
      <style:text-properties fo:font-style="italic" style:font-style-asian="italic" style:font-style-complex="italic"/>
    </style:style>
    <style:style style:name="T7842" style:parent-style-name="Policepardéfaut" style:family="text">
      <style:text-properties fo:font-style="italic" style:font-style-asian="italic" style:font-style-complex="italic"/>
    </style:style>
    <style:style style:name="T7843" style:parent-style-name="Policepardéfaut" style:family="text">
      <style:text-properties fo:font-style="italic" style:font-style-asian="italic" style:font-style-complex="italic"/>
    </style:style>
    <style:style style:name="T7844" style:parent-style-name="Policepardéfaut" style:family="text">
      <style:text-properties fo:font-style="italic" style:font-style-asian="italic" style:font-style-complex="italic"/>
    </style:style>
    <style:style style:name="T7845" style:parent-style-name="Policepardéfaut" style:family="text">
      <style:text-properties fo:font-style="italic" style:font-style-asian="italic" style:font-style-complex="italic" fo:language="it" fo:country="IT"/>
    </style:style>
    <style:style style:name="T7846" style:parent-style-name="Policepardéfaut" style:family="text">
      <style:text-properties fo:language="it" fo:country="IT"/>
    </style:style>
    <style:style style:name="T7847" style:parent-style-name="Policepardéfaut" style:family="text">
      <style:text-properties fo:font-style="italic" style:font-style-asian="italic" style:font-style-complex="italic" fo:language="it" fo:country="IT"/>
    </style:style>
    <style:style style:name="T7848" style:parent-style-name="Policepardéfaut" style:family="text">
      <style:text-properties fo:language="it" fo:country="IT"/>
    </style:style>
    <style:style style:name="T7849" style:parent-style-name="Policepardéfaut" style:family="text">
      <style:text-properties fo:language="it" fo:country="IT"/>
    </style:style>
    <style:style style:name="T7850" style:parent-style-name="Policepardéfaut" style:family="text">
      <style:text-properties fo:font-style="italic" style:font-style-asian="italic" style:font-style-complex="italic" fo:language="it" fo:country="IT"/>
    </style:style>
    <style:style style:name="T7851" style:parent-style-name="Policepardéfaut" style:family="text">
      <style:text-properties fo:font-style="italic" style:font-style-asian="italic" style:font-style-complex="italic"/>
    </style:style>
    <style:style style:name="T7852" style:parent-style-name="Policepardéfaut" style:family="text">
      <style:text-properties fo:font-style="italic" style:font-style-asian="italic" style:font-style-complex="italic"/>
    </style:style>
    <style:style style:name="T7853" style:parent-style-name="Policepardéfaut" style:family="text">
      <style:text-properties fo:font-style="italic" style:font-style-asian="italic" style:font-style-complex="italic"/>
    </style:style>
    <style:style style:name="T7854" style:parent-style-name="Policepardéfaut" style:family="text">
      <style:text-properties fo:font-style="italic" style:font-style-asian="italic" style:font-style-complex="italic"/>
    </style:style>
    <style:style style:name="T7855" style:parent-style-name="Policepardéfaut" style:family="text">
      <style:text-properties fo:font-style="italic" style:font-style-asian="italic" style:font-style-complex="italic"/>
    </style:style>
    <style:style style:name="T7856" style:parent-style-name="Policepardéfaut" style:family="text">
      <style:text-properties fo:font-style="italic" style:font-style-asian="italic" style:font-style-complex="italic"/>
    </style:style>
    <style:style style:name="T7857" style:parent-style-name="Policepardéfaut" style:family="text">
      <style:text-properties fo:font-style="italic" style:font-style-asian="italic" style:font-style-complex="italic"/>
    </style:style>
    <style:style style:name="T7858" style:parent-style-name="Policepardéfaut" style:family="text">
      <style:text-properties fo:font-style="italic" style:font-style-asian="italic" style:font-style-complex="italic"/>
    </style:style>
    <style:style style:name="T7859" style:parent-style-name="Policepardéfaut" style:family="text">
      <style:text-properties fo:font-style="italic" style:font-style-asian="italic" style:font-style-complex="italic"/>
    </style:style>
    <style:style style:name="T7860" style:parent-style-name="Policepardéfaut" style:family="text">
      <style:text-properties fo:font-style="italic" style:font-style-asian="italic" style:font-style-complex="italic"/>
    </style:style>
    <style:style style:name="T7861" style:parent-style-name="Policepardéfaut" style:family="text">
      <style:text-properties fo:font-style="italic" style:font-style-asian="italic" style:font-style-complex="italic"/>
    </style:style>
    <style:style style:name="T7862" style:parent-style-name="Policepardéfaut" style:family="text">
      <style:text-properties fo:font-style="italic" style:font-style-asian="italic" style:font-style-complex="italic"/>
    </style:style>
    <style:style style:name="T7863" style:parent-style-name="Policepardéfaut" style:family="text">
      <style:text-properties fo:font-style="italic" style:font-style-asian="italic" style:font-style-complex="italic"/>
    </style:style>
    <style:style style:name="T7864" style:parent-style-name="Policepardéfaut" style:family="text">
      <style:text-properties fo:font-style="italic" style:font-style-asian="italic" style:font-style-complex="italic"/>
    </style:style>
    <style:style style:name="T7865" style:parent-style-name="Policepardéfaut" style:family="text">
      <style:text-properties fo:font-style="italic" style:font-style-asian="italic" style:font-style-complex="italic"/>
    </style:style>
    <style:style style:name="T7866" style:parent-style-name="Policepardéfaut" style:family="text">
      <style:text-properties fo:font-style="italic" style:font-style-asian="italic" style:font-style-complex="italic"/>
    </style:style>
    <style:style style:name="T7867" style:parent-style-name="Policepardéfaut" style:family="text">
      <style:text-properties fo:font-style="italic" style:font-style-asian="italic" style:font-style-complex="italic"/>
    </style:style>
    <style:style style:name="T7868" style:parent-style-name="Policepardéfaut" style:family="text">
      <style:text-properties fo:font-style="italic" style:font-style-asian="italic" style:font-style-complex="italic"/>
    </style:style>
    <style:style style:name="T7869" style:parent-style-name="Policepardéfaut" style:family="text">
      <style:text-properties fo:font-style="italic" style:font-style-asian="italic" style:font-style-complex="italic"/>
    </style:style>
    <style:style style:name="T7870" style:parent-style-name="Policepardéfaut" style:family="text">
      <style:text-properties fo:font-style="italic" style:font-style-asian="italic" style:font-style-complex="italic"/>
    </style:style>
    <style:style style:name="T7871" style:parent-style-name="Policepardéfaut" style:family="text">
      <style:text-properties fo:font-style="italic" style:font-style-asian="italic" style:font-style-complex="italic"/>
    </style:style>
    <style:style style:name="T7872" style:parent-style-name="Policepardéfaut" style:family="text">
      <style:text-properties fo:font-style="italic" style:font-style-asian="italic" style:font-style-complex="italic"/>
    </style:style>
    <style:style style:name="T7873" style:parent-style-name="Policepardéfaut" style:family="text">
      <style:text-properties fo:font-style="italic" style:font-style-asian="italic" style:font-style-complex="italic"/>
    </style:style>
    <style:style style:name="T7874" style:parent-style-name="Policepardéfaut" style:family="text">
      <style:text-properties fo:font-style="italic" style:font-style-asian="italic" style:font-style-complex="italic"/>
    </style:style>
    <style:style style:name="T7875" style:parent-style-name="Policepardéfaut" style:family="text">
      <style:text-properties fo:font-style="italic" style:font-style-asian="italic" style:font-style-complex="italic"/>
    </style:style>
    <style:style style:name="T7876" style:parent-style-name="Policepardéfaut" style:family="text">
      <style:text-properties fo:font-style="italic" style:font-style-asian="italic" style:font-style-complex="italic"/>
    </style:style>
    <style:style style:name="T7877" style:parent-style-name="Policepardéfaut" style:family="text">
      <style:text-properties fo:font-style="italic" style:font-style-asian="italic" style:font-style-complex="italic"/>
    </style:style>
    <style:style style:name="T7878" style:parent-style-name="Policepardéfaut" style:family="text">
      <style:text-properties fo:font-style="italic" style:font-style-asian="italic" style:font-style-complex="italic"/>
    </style:style>
    <style:style style:name="T7879" style:parent-style-name="Policepardéfaut" style:family="text">
      <style:text-properties fo:font-style="italic" style:font-style-asian="italic" style:font-style-complex="italic"/>
    </style:style>
    <style:style style:name="T7880" style:parent-style-name="Policepardéfaut" style:family="text">
      <style:text-properties fo:font-style="italic" style:font-style-asian="italic" style:font-style-complex="italic"/>
    </style:style>
    <style:style style:name="T7881" style:parent-style-name="Policepardéfaut" style:family="text">
      <style:text-properties fo:font-style="italic" style:font-style-asian="italic" style:font-style-complex="italic"/>
    </style:style>
    <style:style style:name="T7882" style:parent-style-name="Policepardéfaut" style:family="text">
      <style:text-properties fo:font-style="italic" style:font-style-asian="italic" style:font-style-complex="italic"/>
    </style:style>
    <style:style style:name="T7883" style:parent-style-name="Policepardéfaut" style:family="text">
      <style:text-properties fo:font-style="italic" style:font-style-asian="italic" style:font-style-complex="italic"/>
    </style:style>
    <style:style style:name="T7884" style:parent-style-name="Policepardéfaut" style:family="text">
      <style:text-properties fo:font-style="italic" style:font-style-asian="italic" style:font-style-complex="italic"/>
    </style:style>
    <style:style style:name="T7885" style:parent-style-name="Policepardéfaut" style:family="text">
      <style:text-properties fo:font-style="italic" style:font-style-asian="italic" style:font-style-complex="italic"/>
    </style:style>
    <style:style style:name="T7886" style:parent-style-name="Policepardéfaut" style:family="text">
      <style:text-properties fo:font-style="italic" style:font-style-asian="italic" style:font-style-complex="italic"/>
    </style:style>
    <style:style style:name="T7887" style:parent-style-name="Policepardéfaut" style:family="text">
      <style:text-properties fo:font-style="italic" style:font-style-asian="italic" style:font-style-complex="italic"/>
    </style:style>
    <style:style style:name="T7888" style:parent-style-name="Policepardéfaut" style:family="text">
      <style:text-properties fo:font-style="italic" style:font-style-asian="italic" style:font-style-complex="italic"/>
    </style:style>
    <style:style style:name="T7889" style:parent-style-name="Policepardéfaut" style:family="text">
      <style:text-properties fo:font-style="italic" style:font-style-asian="italic" style:font-style-complex="italic"/>
    </style:style>
    <style:style style:name="T7890" style:parent-style-name="Policepardéfaut" style:family="text">
      <style:text-properties fo:font-style="italic" style:font-style-asian="italic" style:font-style-complex="italic"/>
    </style:style>
    <style:style style:name="T7891" style:parent-style-name="Policepardéfaut" style:family="text">
      <style:text-properties fo:font-style="italic" style:font-style-asian="italic" style:font-style-complex="italic"/>
    </style:style>
    <style:style style:name="T7892" style:parent-style-name="Policepardéfaut" style:family="text">
      <style:text-properties fo:font-style="italic" style:font-style-asian="italic" style:font-style-complex="italic"/>
    </style:style>
    <style:style style:name="T7893" style:parent-style-name="Policepardéfaut" style:family="text">
      <style:text-properties fo:font-style="italic" style:font-style-asian="italic" style:font-style-complex="italic"/>
    </style:style>
    <style:style style:name="T7894" style:parent-style-name="Policepardéfaut" style:family="text">
      <style:text-properties fo:font-style="italic" style:font-style-asian="italic" style:font-style-complex="italic"/>
    </style:style>
    <style:style style:name="T7895" style:parent-style-name="Policepardéfaut" style:family="text">
      <style:text-properties fo:font-style="italic" style:font-style-asian="italic" style:font-style-complex="italic"/>
    </style:style>
    <style:style style:name="T7896" style:parent-style-name="Policepardéfaut" style:family="text">
      <style:text-properties fo:font-style="italic" style:font-style-asian="italic" style:font-style-complex="italic"/>
    </style:style>
    <style:style style:name="T7897" style:parent-style-name="Policepardéfaut" style:family="text">
      <style:text-properties fo:font-style="italic" style:font-style-asian="italic" style:font-style-complex="italic"/>
    </style:style>
    <style:style style:name="T7898" style:parent-style-name="Policepardéfaut" style:family="text">
      <style:text-properties fo:font-style="italic" style:font-style-asian="italic" style:font-style-complex="italic"/>
    </style:style>
    <style:style style:name="T7899" style:parent-style-name="Policepardéfaut" style:family="text">
      <style:text-properties fo:font-style="italic" style:font-style-asian="italic" style:font-style-complex="italic"/>
    </style:style>
    <style:style style:name="T7900" style:parent-style-name="Policepardéfaut" style:family="text">
      <style:text-properties fo:font-style="italic" style:font-style-asian="italic" style:font-style-complex="italic"/>
    </style:style>
    <style:style style:name="T7901" style:parent-style-name="Policepardéfaut" style:family="text">
      <style:text-properties fo:font-style="italic" style:font-style-asian="italic" style:font-style-complex="italic"/>
    </style:style>
    <style:style style:name="T7902" style:parent-style-name="Policepardéfaut" style:family="text">
      <style:text-properties fo:font-style="italic" style:font-style-asian="italic" style:font-style-complex="italic"/>
    </style:style>
    <style:style style:name="T7903" style:parent-style-name="Policepardéfaut" style:family="text">
      <style:text-properties fo:font-style="italic" style:font-style-asian="italic" style:font-style-complex="italic"/>
    </style:style>
    <style:style style:name="T7904" style:parent-style-name="Policepardéfaut" style:family="text">
      <style:text-properties fo:font-style="italic" style:font-style-asian="italic" style:font-style-complex="italic"/>
    </style:style>
    <style:style style:name="T7905" style:parent-style-name="Policepardéfaut" style:family="text">
      <style:text-properties fo:font-style="italic" style:font-style-asian="italic" style:font-style-complex="italic"/>
    </style:style>
    <style:style style:name="T7906" style:parent-style-name="Policepardéfaut" style:family="text">
      <style:text-properties fo:font-style="italic" style:font-style-asian="italic" style:font-style-complex="italic"/>
    </style:style>
    <style:style style:name="T7907" style:parent-style-name="Policepardéfaut" style:family="text">
      <style:text-properties fo:font-style="italic" style:font-style-asian="italic" style:font-style-complex="italic"/>
    </style:style>
    <style:style style:name="T7908" style:parent-style-name="Policepardéfaut" style:family="text">
      <style:text-properties fo:font-style="italic" style:font-style-asian="italic" style:font-style-complex="italic"/>
    </style:style>
    <style:style style:name="T7909" style:parent-style-name="Policepardéfaut" style:family="text">
      <style:text-properties fo:font-style="italic" style:font-style-asian="italic" style:font-style-complex="italic"/>
    </style:style>
    <style:style style:name="T7910" style:parent-style-name="Policepardéfaut" style:family="text">
      <style:text-properties fo:font-style="italic" style:font-style-asian="italic" style:font-style-complex="italic"/>
    </style:style>
    <style:style style:name="T7911" style:parent-style-name="Policepardéfaut" style:family="text">
      <style:text-properties fo:font-style="italic" style:font-style-asian="italic" style:font-style-complex="italic"/>
    </style:style>
    <style:style style:name="T7912" style:parent-style-name="Policepardéfaut" style:family="text">
      <style:text-properties fo:font-style="italic" style:font-style-asian="italic" style:font-style-complex="italic"/>
    </style:style>
    <style:style style:name="T7913" style:parent-style-name="Policepardéfaut" style:family="text">
      <style:text-properties fo:font-style="italic" style:font-style-asian="italic" style:font-style-complex="italic"/>
    </style:style>
    <style:style style:name="T7914" style:parent-style-name="Policepardéfaut" style:family="text">
      <style:text-properties fo:font-style="italic" style:font-style-asian="italic" style:font-style-complex="italic"/>
    </style:style>
    <style:style style:name="T7915" style:parent-style-name="Policepardéfaut" style:family="text">
      <style:text-properties fo:font-style="italic" style:font-style-asian="italic" style:font-style-complex="italic"/>
    </style:style>
    <style:style style:name="T7916" style:parent-style-name="Policepardéfaut" style:family="text">
      <style:text-properties fo:font-style="italic" style:font-style-asian="italic" style:font-style-complex="italic"/>
    </style:style>
    <style:style style:name="T7917" style:parent-style-name="Policepardéfaut" style:family="text">
      <style:text-properties fo:font-style="italic" style:font-style-asian="italic" style:font-style-complex="italic"/>
    </style:style>
    <style:style style:name="T7918" style:parent-style-name="Policepardéfaut" style:family="text">
      <style:text-properties fo:font-style="italic" style:font-style-asian="italic" style:font-style-complex="italic"/>
    </style:style>
    <style:style style:name="T7919" style:parent-style-name="Policepardéfaut" style:family="text">
      <style:text-properties fo:font-style="italic" style:font-style-asian="italic" style:font-style-complex="italic"/>
    </style:style>
    <style:style style:name="T7920" style:parent-style-name="Policepardéfaut" style:family="text">
      <style:text-properties fo:font-style="italic" style:font-style-asian="italic" style:font-style-complex="italic"/>
    </style:style>
    <style:style style:name="T7921" style:parent-style-name="Policepardéfaut" style:family="text">
      <style:text-properties fo:font-style="italic" style:font-style-asian="italic" style:font-style-complex="italic"/>
    </style:style>
    <style:style style:name="T7922" style:parent-style-name="Policepardéfaut" style:family="text">
      <style:text-properties fo:font-style="italic" style:font-style-asian="italic" style:font-style-complex="italic"/>
    </style:style>
    <style:style style:name="T7923" style:parent-style-name="Policepardéfaut" style:family="text">
      <style:text-properties fo:font-style="italic" style:font-style-asian="italic" style:font-style-complex="italic"/>
    </style:style>
    <style:style style:name="T7924" style:parent-style-name="Policepardéfaut" style:family="text">
      <style:text-properties fo:font-style="italic" style:font-style-asian="italic"/>
    </style:style>
    <style:style style:name="T7925" style:parent-style-name="Policepardéfaut" style:family="text">
      <style:text-properties fo:font-style="italic" style:font-style-asian="italic"/>
    </style:style>
    <style:style style:name="T7926" style:parent-style-name="Policepardéfaut" style:family="text">
      <style:text-properties fo:font-style="italic" style:font-style-asian="italic"/>
    </style:style>
    <style:style style:name="T7927" style:parent-style-name="Policepardéfaut" style:family="text">
      <style:text-properties fo:font-style="italic" style:font-style-asian="italic" style:font-style-complex="italic"/>
    </style:style>
    <style:style style:name="T7928" style:parent-style-name="Policepardéfaut" style:family="text">
      <style:text-properties fo:font-style="italic" style:font-style-asian="italic" style:font-style-complex="italic"/>
    </style:style>
    <style:style style:name="T7929" style:parent-style-name="Policepardéfaut" style:family="text">
      <style:text-properties fo:font-style="italic" style:font-style-asian="italic" style:font-style-complex="italic"/>
    </style:style>
    <style:style style:name="T7930" style:parent-style-name="Policepardéfaut" style:family="text">
      <style:text-properties fo:font-style="italic" style:font-style-asian="italic" style:font-style-complex="italic"/>
    </style:style>
    <style:style style:name="T7931" style:parent-style-name="Policepardéfaut" style:family="text">
      <style:text-properties fo:font-style="italic" style:font-style-asian="italic" style:font-style-complex="italic"/>
    </style:style>
    <style:style style:name="T7932" style:parent-style-name="Policepardéfaut" style:family="text">
      <style:text-properties fo:font-style="italic" style:font-style-asian="italic" style:font-style-complex="italic"/>
    </style:style>
    <style:style style:name="T7933" style:parent-style-name="Policepardéfaut" style:family="text">
      <style:text-properties fo:font-style="italic" style:font-style-asian="italic" style:font-style-complex="italic"/>
    </style:style>
    <style:style style:name="T7934" style:parent-style-name="Policepardéfaut" style:family="text">
      <style:text-properties fo:font-style="italic" style:font-style-asian="italic" style:font-style-complex="italic"/>
    </style:style>
    <style:style style:name="T7935" style:parent-style-name="Policepardéfaut" style:family="text">
      <style:text-properties fo:font-style="italic" style:font-style-asian="italic" style:font-style-complex="italic"/>
    </style:style>
    <style:style style:name="T7936" style:parent-style-name="Policepardéfaut" style:family="text">
      <style:text-properties fo:font-style="italic" style:font-style-asian="italic" style:font-style-complex="italic"/>
    </style:style>
    <style:style style:name="T7937" style:parent-style-name="Policepardéfaut" style:family="text">
      <style:text-properties fo:font-style="italic" style:font-style-asian="italic" style:font-style-complex="italic"/>
    </style:style>
    <style:style style:name="T7938" style:parent-style-name="Policepardéfaut" style:family="text">
      <style:text-properties fo:font-style="italic" style:font-style-asian="italic" style:font-style-complex="italic"/>
    </style:style>
    <style:style style:name="T7939" style:parent-style-name="Policepardéfaut" style:family="text">
      <style:text-properties fo:font-style="italic" style:font-style-asian="italic" style:font-style-complex="italic"/>
    </style:style>
    <style:style style:name="T7940" style:parent-style-name="Policepardéfaut" style:family="text">
      <style:text-properties fo:font-style="italic" style:font-style-asian="italic"/>
    </style:style>
    <style:style style:name="T7941" style:parent-style-name="Policepardéfaut" style:family="text">
      <style:text-properties fo:font-style="italic" style:font-style-asian="italic"/>
    </style:style>
    <style:style style:name="T7942" style:parent-style-name="quote.c" style:family="text">
      <style:text-properties fo:font-style="italic" style:font-style-asian="italic"/>
    </style:style>
    <style:style style:name="T7943" style:parent-style-name="Policepardéfaut" style:family="text">
      <style:text-properties style:font-name-complex="Times New Roman" fo:font-style="italic" style:font-style-asian="italic" style:font-size-complex="11pt" fo:language="it" fo:country="IT"/>
    </style:style>
    <style:style style:name="T7944" style:parent-style-name="Policepardéfaut" style:family="text">
      <style:text-properties style:font-name-complex="Times New Roman" fo:font-style="italic" style:font-style-asian="italic" style:font-size-complex="11pt" fo:language="it" fo:country="IT"/>
    </style:style>
    <style:style style:name="T7945" style:parent-style-name="Policepardéfaut" style:family="text">
      <style:text-properties style:font-name-complex="Times New Roman" fo:font-style="italic" style:font-style-asian="italic" style:font-size-complex="11pt" fo:language="it" fo:country="IT"/>
    </style:style>
    <style:style style:name="T7946" style:parent-style-name="Policepardéfaut" style:family="text">
      <style:text-properties style:font-name-complex="Times New Roman" fo:font-style="italic" style:font-style-asian="italic" style:font-size-complex="11pt" fo:language="it" fo:country="IT"/>
    </style:style>
    <style:style style:name="T7947" style:parent-style-name="Policepardéfaut" style:family="text">
      <style:text-properties style:font-name-complex="Times New Roman" fo:font-style="italic" style:font-style-asian="italic" style:font-size-complex="11pt" fo:language="it" fo:country="IT"/>
    </style:style>
    <style:style style:name="T7948" style:parent-style-name="Policepardéfaut" style:family="text">
      <style:text-properties style:font-name-complex="Times New Roman" fo:language="it" fo:country="IT"/>
    </style:style>
    <style:style style:name="T7949" style:parent-style-name="Policepardéfaut" style:family="text">
      <style:text-properties style:font-name-complex="Times New Roman" fo:language="it" fo:country="IT"/>
    </style:style>
    <style:style style:name="T7950" style:parent-style-name="Policepardéfaut" style:family="text">
      <style:text-properties style:font-name-complex="Times New Roman" fo:font-style="italic" style:font-style-asian="italic" style:font-size-complex="11pt" fo:language="it" fo:country="IT"/>
    </style:style>
    <style:style style:name="T7951" style:parent-style-name="Policepardéfaut" style:family="text">
      <style:text-properties style:font-name-complex="Times New Roman" fo:language="it" fo:country="IT"/>
    </style:style>
    <style:style style:name="T7952" style:parent-style-name="Policepardéfaut" style:family="text">
      <style:text-properties style:font-name-complex="Times New Roman" fo:language="it" fo:country="IT"/>
    </style:style>
    <style:style style:name="T7953" style:parent-style-name="Policepardéfaut" style:family="text">
      <style:text-properties style:font-name-complex="Times New Roman" fo:font-style="italic" style:font-style-asian="italic" style:font-size-complex="11pt" fo:language="it" fo:country="IT"/>
    </style:style>
    <style:style style:name="T7954" style:parent-style-name="Policepardéfaut" style:family="text">
      <style:text-properties style:font-name-complex="Times New Roman" fo:language="it" fo:country="IT"/>
    </style:style>
    <style:style style:name="T7955" style:parent-style-name="Policepardéfaut" style:family="text">
      <style:text-properties style:font-name-complex="Times New Roman" fo:font-style="italic" style:font-style-asian="italic" style:font-size-complex="11pt" fo:language="it" fo:country="IT"/>
    </style:style>
    <style:style style:name="T7956" style:parent-style-name="Policepardéfaut" style:family="text">
      <style:text-properties style:font-name-complex="Times New Roman" fo:font-style="italic" style:font-style-asian="italic" style:font-size-complex="11pt" fo:language="it" fo:country="IT"/>
    </style:style>
    <style:style style:name="T7957" style:parent-style-name="Policepardéfaut" style:family="text">
      <style:text-properties style:font-name-complex="Times New Roman" fo:font-style="italic" style:font-style-asian="italic" style:font-size-complex="11pt" fo:language="it" fo:country="IT"/>
    </style:style>
    <style:style style:name="T7958" style:parent-style-name="Policepardéfaut" style:family="text">
      <style:text-properties style:font-name-complex="Times New Roman" fo:font-style="italic" style:font-style-asian="italic" style:font-size-complex="11pt" fo:language="it" fo:country="IT"/>
    </style:style>
    <style:style style:name="T7959" style:parent-style-name="Policepardéfaut" style:family="text">
      <style:text-properties style:font-name-complex="Times New Roman" fo:font-style="italic" style:font-style-asian="italic" style:font-size-complex="11pt" fo:language="it" fo:country="IT"/>
    </style:style>
    <style:style style:name="T7960" style:parent-style-name="Policepardéfaut" style:family="text">
      <style:text-properties style:font-name-complex="Times New Roman" fo:language="it" fo:country="IT"/>
    </style:style>
    <style:style style:name="T7961" style:parent-style-name="Policepardéfaut" style:family="text">
      <style:text-properties style:font-name-complex="Times New Roman" fo:font-style="italic" style:font-style-asian="italic" style:font-size-complex="11pt" fo:language="it" fo:country="IT"/>
    </style:style>
    <style:style style:name="T7962" style:parent-style-name="Policepardéfaut" style:family="text">
      <style:text-properties style:font-name-complex="Times New Roman" fo:language="it" fo:country="IT"/>
    </style:style>
    <style:style style:name="T7963" style:parent-style-name="Policepardéfaut" style:family="text">
      <style:text-properties style:font-name-complex="Times New Roman" fo:font-style="italic" style:font-style-asian="italic" style:font-size-complex="11pt" fo:language="it" fo:country="IT"/>
    </style:style>
    <style:style style:name="T7964" style:parent-style-name="Policepardéfaut" style:family="text">
      <style:text-properties style:font-name-complex="Times New Roman" fo:font-style="italic" style:font-style-asian="italic" style:font-size-complex="11pt" fo:language="it" fo:country="IT"/>
    </style:style>
    <style:style style:name="T7965" style:parent-style-name="Policepardéfaut" style:family="text">
      <style:text-properties style:font-name-complex="Times New Roman" fo:font-style="italic" style:font-style-asian="italic" style:font-size-complex="11pt" fo:language="it" fo:country="IT"/>
    </style:style>
    <style:style style:name="T7966" style:parent-style-name="Policepardéfaut" style:family="text">
      <style:text-properties style:font-name-complex="Times New Roman" fo:font-style="italic" style:font-style-asian="italic" style:font-size-complex="11pt" fo:language="it" fo:country="IT"/>
    </style:style>
    <style:style style:name="T7967" style:parent-style-name="Policepardéfaut" style:family="text">
      <style:text-properties style:font-name-complex="Times New Roman" fo:font-style="italic" style:font-style-asian="italic" style:font-size-complex="11pt" fo:language="it" fo:country="IT"/>
    </style:style>
    <style:style style:name="T7968" style:parent-style-name="Policepardéfaut" style:family="text">
      <style:text-properties style:font-name-complex="Times New Roman" fo:language="it" fo:country="IT"/>
    </style:style>
    <style:style style:name="T7969" style:parent-style-name="Policepardéfaut" style:family="text">
      <style:text-properties style:font-name-complex="Times New Roman" fo:font-style="italic" style:font-style-asian="italic" style:font-size-complex="11pt" fo:language="it" fo:country="IT"/>
    </style:style>
    <style:style style:name="T7970" style:parent-style-name="Policepardéfaut" style:family="text">
      <style:text-properties style:font-name-complex="Times New Roman" fo:font-style="italic" style:font-style-asian="italic" style:font-size-complex="11pt" fo:language="it" fo:country="IT"/>
    </style:style>
    <style:style style:name="T7971" style:parent-style-name="Policepardéfaut" style:family="text">
      <style:text-properties style:font-name-complex="Times New Roman" fo:font-style="italic" style:font-style-asian="italic" style:font-size-complex="11pt" fo:language="it" fo:country="IT"/>
    </style:style>
    <style:style style:name="T7972" style:parent-style-name="Policepardéfaut" style:family="text">
      <style:text-properties style:font-name-complex="Times New Roman" fo:language="it" fo:country="IT"/>
    </style:style>
    <style:style style:name="T7973" style:parent-style-name="Policepardéfaut" style:family="text">
      <style:text-properties style:font-name-complex="Times New Roman" fo:font-style="italic" style:font-style-asian="italic" style:font-size-complex="11pt" fo:language="it" fo:country="IT"/>
    </style:style>
    <style:style style:name="T7974" style:parent-style-name="Policepardéfaut" style:family="text">
      <style:text-properties style:font-name-complex="Times New Roman" fo:language="it" fo:country="IT"/>
    </style:style>
    <style:style style:name="T7975" style:parent-style-name="Policepardéfaut" style:family="text">
      <style:text-properties style:font-name-complex="Times New Roman" fo:font-style="italic" style:font-style-asian="italic" style:font-size-complex="11pt" fo:language="it" fo:country="IT"/>
    </style:style>
    <style:style style:name="T7976" style:parent-style-name="Policepardéfaut" style:family="text">
      <style:text-properties style:font-name-complex="Times New Roman" fo:language="it" fo:country="IT"/>
    </style:style>
    <style:style style:name="T7977" style:parent-style-name="Policepardéfaut" style:family="text">
      <style:text-properties style:font-name-complex="Times New Roman" fo:font-style="italic" style:font-style-asian="italic" style:font-size-complex="11pt" fo:language="it" fo:country="IT"/>
    </style:style>
    <style:style style:name="T7978" style:parent-style-name="Policepardéfaut" style:family="text">
      <style:text-properties style:font-name-complex="Times New Roman" fo:language="it" fo:country="IT"/>
    </style:style>
    <style:style style:name="T7979" style:parent-style-name="Policepardéfaut" style:family="text">
      <style:text-properties style:font-name-complex="Times New Roman" fo:font-style="italic" style:font-style-asian="italic" style:font-size-complex="11pt" fo:language="it" fo:country="IT"/>
    </style:style>
    <style:style style:name="T7980" style:parent-style-name="Policepardéfaut" style:family="text">
      <style:text-properties style:font-name-complex="Times New Roman" fo:font-style="italic" style:font-style-asian="italic" style:font-size-complex="11pt" fo:language="it" fo:country="IT"/>
    </style:style>
    <style:style style:name="T7981" style:parent-style-name="Policepardéfaut" style:family="text">
      <style:text-properties style:font-name-complex="Times New Roman" fo:font-style="italic" style:font-style-asian="italic" style:font-size-complex="11pt" fo:language="it" fo:country="IT"/>
    </style:style>
    <style:style style:name="T7982" style:parent-style-name="Policepardéfaut" style:family="text">
      <style:text-properties style:font-name-complex="Times New Roman" fo:font-style="italic" style:font-style-asian="italic" style:font-size-complex="11pt" fo:language="it" fo:country="IT"/>
    </style:style>
    <style:style style:name="T7983" style:parent-style-name="Policepardéfaut" style:family="text">
      <style:text-properties style:font-name-complex="Times New Roman" fo:font-style="italic" style:font-style-asian="italic" style:font-size-complex="11pt" fo:language="it" fo:country="IT"/>
    </style:style>
    <style:style style:name="T7984" style:parent-style-name="Policepardéfaut" style:family="text">
      <style:text-properties style:font-name-complex="Times New Roman" fo:font-style="italic" style:font-style-asian="italic" style:font-size-complex="11pt" fo:language="it" fo:country="IT"/>
    </style:style>
    <style:style style:name="T7985" style:parent-style-name="Policepardéfaut" style:family="text">
      <style:text-properties style:font-name-complex="Times New Roman" fo:font-style="italic" style:font-style-asian="italic" style:font-size-complex="11pt" fo:language="it" fo:country="IT"/>
    </style:style>
    <style:style style:name="T7986" style:parent-style-name="quote.c" style:family="text">
      <style:text-properties fo:font-style="italic" style:font-style-asian="italic"/>
    </style:style>
    <style:style style:name="T7987" style:parent-style-name="quote.c" style:family="text">
      <style:text-properties fo:font-style="italic" style:font-style-asian="italic"/>
    </style:style>
    <style:style style:name="T7988" style:parent-style-name="quote.c" style:family="text">
      <style:text-properties fo:font-style="italic" style:font-style-asian="italic"/>
    </style:style>
    <style:style style:name="T7989" style:parent-style-name="quote.c" style:family="text">
      <style:text-properties fo:font-style="italic" style:font-style-asian="italic"/>
    </style:style>
    <style:style style:name="T7990" style:parent-style-name="quote.c" style:family="text">
      <style:text-properties fo:font-style="italic" style:font-style-asian="italic"/>
    </style:style>
    <style:style style:name="T7991" style:parent-style-name="quote.c" style:family="text">
      <style:text-properties fo:font-style="italic" style:font-style-asian="italic"/>
    </style:style>
    <style:style style:name="T7992" style:parent-style-name="quote.c" style:family="text">
      <style:text-properties fo:font-style="italic" style:font-style-asian="italic"/>
    </style:style>
    <style:style style:name="T7993" style:parent-style-name="quote.c" style:family="text">
      <style:text-properties fo:font-style="italic" style:font-style-asian="italic"/>
    </style:style>
    <style:style style:name="T7994" style:parent-style-name="quote.c" style:family="text">
      <style:text-properties fo:font-style="italic" style:font-style-asian="italic"/>
    </style:style>
    <style:style style:name="T7995" style:parent-style-name="quote.c" style:family="text">
      <style:text-properties fo:font-style="italic" style:font-style-asian="italic"/>
    </style:style>
    <style:style style:name="T7996" style:parent-style-name="quote.c" style:family="text">
      <style:text-properties fo:font-style="italic" style:font-style-asian="italic"/>
    </style:style>
    <style:style style:name="T7997" style:parent-style-name="quote.c" style:family="text">
      <style:text-properties fo:font-style="italic" style:font-style-asian="italic"/>
    </style:style>
    <style:style style:name="T7998" style:parent-style-name="quote.c" style:family="text">
      <style:text-properties fo:font-style="italic" style:font-style-asian="italic"/>
    </style:style>
    <style:style style:name="T7999" style:parent-style-name="quote.c" style:family="text">
      <style:text-properties fo:font-style="italic" style:font-style-asian="italic"/>
    </style:style>
    <style:style style:name="T8000" style:parent-style-name="Policepardéfaut" style:family="text">
      <style:text-properties fo:font-style="italic" style:font-style-asian="italic"/>
    </style:style>
    <style:style style:name="T8001" style:parent-style-name="Policepardéfaut" style:family="text">
      <style:text-properties fo:font-style="italic" style:font-style-asian="italic"/>
    </style:style>
    <style:style style:name="T8002" style:parent-style-name="Policepardéfaut" style:family="text">
      <style:text-properties fo:font-style="italic" style:font-style-asian="italic"/>
    </style:style>
    <style:style style:name="T8003" style:parent-style-name="Policepardéfaut" style:family="text">
      <style:text-properties fo:font-style="italic" style:font-style-asian="italic"/>
    </style:style>
    <style:style style:name="T8004" style:parent-style-name="Policepardéfaut" style:family="text">
      <style:text-properties fo:font-style="italic" style:font-style-asian="italic"/>
    </style:style>
    <style:style style:name="T8005" style:parent-style-name="Policepardéfaut" style:family="text">
      <style:text-properties fo:font-style="italic" style:font-style-asian="italic"/>
    </style:style>
    <style:style style:name="T8006" style:parent-style-name="Policepardéfaut" style:family="text">
      <style:text-properties fo:font-style="italic" style:font-style-asian="italic"/>
    </style:style>
    <style:style style:name="T8007" style:parent-style-name="Policepardéfaut" style:family="text">
      <style:text-properties fo:font-style="italic" style:font-style-asian="italic"/>
    </style:style>
    <style:style style:name="T8008" style:parent-style-name="quote.c" style:family="text">
      <style:text-properties fo:font-style="italic" style:font-style-asian="italic"/>
    </style:style>
    <style:style style:name="T8009" style:parent-style-name="quote.c" style:family="text">
      <style:text-properties fo:font-style="italic" style:font-style-asian="italic"/>
    </style:style>
    <style:style style:name="T8010" style:parent-style-name="quote.c" style:family="text">
      <style:text-properties fo:font-style="italic" style:font-style-asian="italic"/>
    </style:style>
    <style:style style:name="T8011" style:parent-style-name="quote.c" style:family="text">
      <style:text-properties fo:font-style="italic" style:font-style-asian="italic"/>
    </style:style>
    <style:style style:name="T8012" style:parent-style-name="quote.c" style:family="text">
      <style:text-properties fo:font-style="italic" style:font-style-asian="italic"/>
    </style:style>
    <style:style style:name="T8013" style:parent-style-name="quote.c" style:family="text">
      <style:text-properties fo:font-style="italic" style:font-style-asian="italic"/>
    </style:style>
    <style:style style:name="T8014" style:parent-style-name="Policepardéfaut" style:family="text">
      <style:text-properties fo:font-style="italic" style:font-style-asian="italic"/>
    </style:style>
    <style:style style:name="T8015" style:parent-style-name="Policepardéfaut" style:family="text">
      <style:text-properties fo:font-style="italic" style:font-style-asian="italic"/>
    </style:style>
    <style:style style:name="T8016" style:parent-style-name="Policepardéfaut" style:family="text">
      <style:text-properties fo:font-style="italic" style:font-style-asian="italic"/>
    </style:style>
    <style:style style:name="T8017" style:parent-style-name="Policepardéfaut" style:family="text">
      <style:text-properties fo:font-style="italic" style:font-style-asian="italic" style:font-style-complex="italic"/>
    </style:style>
    <style:style style:name="T8018" style:parent-style-name="Policepardéfaut" style:family="text">
      <style:text-properties fo:font-style="italic" style:font-style-asian="italic" style:font-style-complex="italic"/>
    </style:style>
    <style:style style:name="T8019" style:parent-style-name="Policepardéfaut" style:family="text">
      <style:text-properties style:font-style-complex="italic"/>
    </style:style>
    <style:style style:name="T8020" style:parent-style-name="Policepardéfaut" style:family="text">
      <style:text-properties style:font-style-complex="italic"/>
    </style:style>
    <style:style style:name="T8021" style:parent-style-name="Policepardéfaut" style:family="text">
      <style:text-properties style:font-style-complex="italic"/>
    </style:style>
    <style:style style:name="T8022" style:parent-style-name="Policepardéfaut" style:family="text">
      <style:text-properties style:font-style-complex="italic"/>
    </style:style>
    <style:style style:name="T8023" style:parent-style-name="Policepardéfaut" style:family="text">
      <style:text-properties style:font-style-complex="italic"/>
    </style:style>
    <style:style style:name="T8024" style:parent-style-name="Policepardéfaut" style:family="text">
      <style:text-properties style:font-style-complex="italic"/>
    </style:style>
    <style:style style:name="T8025" style:parent-style-name="Policepardéfaut" style:family="text">
      <style:text-properties style:font-style-complex="italic"/>
    </style:style>
    <style:style style:name="T8026" style:parent-style-name="Policepardéfaut" style:family="text">
      <style:text-properties style:font-style-complex="italic"/>
    </style:style>
    <style:style style:name="T8027" style:parent-style-name="Policepardéfaut" style:family="text">
      <style:text-properties style:font-style-complex="italic"/>
    </style:style>
    <style:style style:name="T8028" style:parent-style-name="quote.c" style:family="text">
      <style:text-properties fo:font-style="italic" style:font-style-asian="italic"/>
    </style:style>
    <style:style style:name="T8029" style:parent-style-name="quote.c" style:family="text">
      <style:text-properties fo:font-style="italic" style:font-style-asian="italic"/>
    </style:style>
    <style:style style:name="T8030" style:parent-style-name="quote.c" style:family="text">
      <style:text-properties fo:font-style="italic" style:font-style-asian="italic"/>
    </style:style>
    <style:style style:name="T8031" style:parent-style-name="quote.c" style:family="text">
      <style:text-properties fo:font-style="italic" style:font-style-asian="italic"/>
    </style:style>
    <style:style style:name="T8032" style:parent-style-name="quote.c" style:family="text">
      <style:text-properties fo:font-style="italic" style:font-style-asian="italic"/>
    </style:style>
    <style:style style:name="T8033" style:parent-style-name="quote.c" style:family="text">
      <style:text-properties fo:font-style="italic" style:font-style-asian="italic"/>
    </style:style>
    <style:style style:name="T8034" style:parent-style-name="quote.c" style:family="text">
      <style:text-properties fo:font-style="italic" style:font-style-asian="italic"/>
    </style:style>
    <style:style style:name="T8035" style:parent-style-name="Policepardéfaut" style:family="text">
      <style:text-properties style:font-style-complex="italic"/>
    </style:style>
    <style:style style:name="T8036" style:parent-style-name="Policepardéfaut" style:family="text">
      <style:text-properties fo:font-style="italic" style:font-style-asian="italic" style:font-style-complex="italic"/>
    </style:style>
    <style:style style:name="T8037" style:parent-style-name="Policepardéfaut" style:family="text">
      <style:text-properties style:font-style-complex="italic"/>
    </style:style>
    <style:style style:name="T8038" style:parent-style-name="Policepardéfaut" style:family="text">
      <style:text-properties fo:font-style="italic" style:font-style-asian="italic" style:font-style-complex="italic"/>
    </style:style>
    <style:style style:name="T8039" style:parent-style-name="Policepardéfaut" style:family="text">
      <style:text-properties style:font-style-complex="italic"/>
    </style:style>
    <style:style style:name="T8040" style:parent-style-name="Policepardéfaut" style:family="text">
      <style:text-properties fo:font-style="italic" style:font-style-asian="italic" style:font-style-complex="italic"/>
    </style:style>
    <style:style style:name="T8041" style:parent-style-name="Policepardéfaut" style:family="text">
      <style:text-properties style:font-style-complex="italic"/>
    </style:style>
    <style:style style:name="T8042" style:parent-style-name="Policepardéfaut" style:family="text">
      <style:text-properties style:font-style-complex="italic"/>
    </style:style>
    <style:style style:name="T8043" style:parent-style-name="Policepardéfaut" style:family="text">
      <style:text-properties style:font-style-complex="italic"/>
    </style:style>
    <style:style style:name="T8044" style:parent-style-name="Policepardéfaut" style:family="text">
      <style:text-properties style:font-style-complex="italic"/>
    </style:style>
    <style:style style:name="T8045" style:parent-style-name="Policepardéfaut" style:family="text">
      <style:text-properties fo:font-style="italic" style:font-style-asian="italic" style:font-style-complex="italic"/>
    </style:style>
    <style:style style:name="T8046" style:parent-style-name="Policepardéfaut" style:family="text">
      <style:text-properties style:font-style-complex="italic"/>
    </style:style>
    <style:style style:name="T8047" style:parent-style-name="Policepardéfaut" style:family="text">
      <style:text-properties style:font-style-complex="italic"/>
    </style:style>
    <style:style style:name="T8048" style:parent-style-name="Policepardéfaut" style:family="text">
      <style:text-properties style:font-style-complex="italic"/>
    </style:style>
    <style:style style:name="T8049" style:parent-style-name="Policepardéfaut" style:family="text">
      <style:text-properties style:font-style-complex="italic"/>
    </style:style>
    <style:style style:name="T8050" style:parent-style-name="Policepardéfaut" style:family="text">
      <style:text-properties style:font-style-complex="italic"/>
    </style:style>
    <style:style style:name="T8051" style:parent-style-name="Policepardéfaut" style:family="text">
      <style:text-properties style:font-style-complex="italic"/>
    </style:style>
    <style:style style:name="T8052" style:parent-style-name="Policepardéfaut" style:family="text">
      <style:text-properties style:font-style-complex="italic"/>
    </style:style>
    <style:style style:name="T8053" style:parent-style-name="Policepardéfaut" style:family="text">
      <style:text-properties fo:font-style="italic" style:font-style-asian="italic" style:font-style-complex="italic"/>
    </style:style>
    <style:style style:name="T8054" style:parent-style-name="Policepardéfaut" style:family="text">
      <style:text-properties style:font-style-complex="italic"/>
    </style:style>
    <style:style style:name="T8055" style:parent-style-name="Policepardéfaut" style:family="text">
      <style:text-properties fo:font-style="italic" style:font-style-asian="italic" style:font-style-complex="italic"/>
    </style:style>
    <style:style style:name="T8056" style:parent-style-name="Policepardéfaut" style:family="text">
      <style:text-properties style:font-style-complex="italic"/>
    </style:style>
    <style:style style:name="T8057" style:parent-style-name="Policepardéfaut" style:family="text">
      <style:text-properties fo:font-style="italic" style:font-style-asian="italic" style:font-style-complex="italic"/>
    </style:style>
    <style:style style:name="T8058" style:parent-style-name="Policepardéfaut" style:family="text">
      <style:text-properties style:font-style-complex="italic"/>
    </style:style>
    <style:style style:name="T8059" style:parent-style-name="Policepardéfaut" style:family="text">
      <style:text-properties style:font-style-complex="italic"/>
    </style:style>
    <style:style style:name="T8060" style:parent-style-name="Policepardéfaut" style:family="text">
      <style:text-properties style:font-style-complex="italic"/>
    </style:style>
    <style:style style:name="T8061" style:parent-style-name="quote.c" style:family="text">
      <style:text-properties fo:font-style="italic" style:font-style-asian="italic"/>
    </style:style>
    <style:style style:name="T8062" style:parent-style-name="Policepardéfaut" style:family="text">
      <style:text-properties fo:font-style="italic" style:font-style-asian="italic" style:font-style-complex="italic"/>
    </style:style>
    <style:style style:name="T8063" style:parent-style-name="Policepardéfaut" style:family="text">
      <style:text-properties style:font-style-complex="italic"/>
    </style:style>
    <style:style style:name="T8064" style:parent-style-name="Policepardéfaut" style:family="text">
      <style:text-properties fo:font-style="italic" style:font-style-asian="italic" style:font-style-complex="italic"/>
    </style:style>
    <style:style style:name="T8065" style:parent-style-name="Policepardéfaut" style:family="text">
      <style:text-properties style:font-style-complex="italic"/>
    </style:style>
    <style:style style:name="T8066" style:parent-style-name="Policepardéfaut" style:family="text">
      <style:text-properties fo:font-style="italic" style:font-style-asian="italic" style:font-style-complex="italic"/>
    </style:style>
    <style:style style:name="T8067" style:parent-style-name="Policepardéfaut" style:family="text">
      <style:text-properties style:font-style-complex="italic"/>
    </style:style>
    <style:style style:name="T8068" style:parent-style-name="Policepardéfaut" style:family="text">
      <style:text-properties fo:font-style="italic" style:font-style-asian="italic" style:font-style-complex="italic"/>
    </style:style>
    <style:style style:name="T8069" style:parent-style-name="Policepardéfaut" style:family="text">
      <style:text-properties style:font-style-complex="italic"/>
    </style:style>
    <style:style style:name="T8070" style:parent-style-name="Policepardéfaut" style:family="text">
      <style:text-properties style:font-style-complex="italic"/>
    </style:style>
    <style:style style:name="T8071" style:parent-style-name="Policepardéfaut" style:family="text">
      <style:text-properties style:font-style-complex="italic"/>
    </style:style>
    <style:style style:name="T8072" style:parent-style-name="Policepardéfaut" style:family="text">
      <style:text-properties style:font-style-complex="italic"/>
    </style:style>
    <style:style style:name="T8073" style:parent-style-name="Policepardéfaut" style:family="text">
      <style:text-properties style:font-style-complex="italic"/>
    </style:style>
    <style:style style:name="T8074" style:parent-style-name="Policepardéfaut" style:family="text">
      <style:text-properties style:font-style-complex="italic"/>
    </style:style>
    <style:style style:name="T8075" style:parent-style-name="Policepardéfaut" style:family="text">
      <style:text-properties style:font-style-complex="italic"/>
    </style:style>
    <style:style style:name="T8076" style:parent-style-name="Policepardéfaut" style:family="text">
      <style:text-properties style:font-style-complex="italic"/>
    </style:style>
    <style:style style:name="T8077" style:parent-style-name="Policepardéfaut" style:family="text">
      <style:text-properties fo:font-style="italic" style:font-style-asian="italic" style:font-style-complex="italic"/>
    </style:style>
    <style:style style:name="T8078" style:parent-style-name="Policepardéfaut" style:family="text">
      <style:text-properties style:font-style-complex="italic"/>
    </style:style>
    <style:style style:name="T8079" style:parent-style-name="Policepardéfaut" style:family="text">
      <style:text-properties style:font-style-complex="italic"/>
    </style:style>
    <style:style style:name="T8080" style:parent-style-name="Policepardéfaut" style:family="text">
      <style:text-properties style:font-style-complex="italic"/>
    </style:style>
    <style:style style:name="T8081" style:parent-style-name="Policepardéfaut" style:family="text">
      <style:text-properties style:font-style-complex="italic"/>
    </style:style>
    <style:style style:name="T8082" style:parent-style-name="Policepardéfaut" style:family="text">
      <style:text-properties fo:font-style="italic" style:font-style-asian="italic" style:font-style-complex="italic"/>
    </style:style>
    <style:style style:name="T8083" style:parent-style-name="Policepardéfaut" style:family="text">
      <style:text-properties style:font-style-complex="italic"/>
    </style:style>
    <style:style style:name="T8084" style:parent-style-name="Policepardéfaut" style:family="text">
      <style:text-properties style:font-style-complex="italic"/>
    </style:style>
    <style:style style:name="T8085" style:parent-style-name="Policepardéfaut" style:family="text">
      <style:text-properties style:font-style-complex="italic"/>
    </style:style>
    <style:style style:name="T8086" style:parent-style-name="Policepardéfaut" style:family="text">
      <style:text-properties style:font-style-complex="italic"/>
    </style:style>
    <style:style style:name="T8087" style:parent-style-name="Policepardéfaut" style:family="text">
      <style:text-properties style:font-style-complex="italic"/>
    </style:style>
    <style:style style:name="T8088" style:parent-style-name="Policepardéfaut" style:family="text">
      <style:text-properties fo:font-style="italic" style:font-style-asian="italic" style:font-style-complex="italic"/>
    </style:style>
    <style:style style:name="T8089" style:parent-style-name="Policepardéfaut" style:family="text">
      <style:text-properties fo:font-style="italic" style:font-style-asian="italic" style:font-style-complex="italic"/>
    </style:style>
    <style:style style:name="T8090" style:parent-style-name="Policepardéfaut" style:family="text">
      <style:text-properties fo:font-style="italic" style:font-style-asian="italic" style:font-style-complex="italic"/>
    </style:style>
    <style:style style:name="T8091" style:parent-style-name="Policepardéfaut" style:family="text">
      <style:text-properties style:font-style-complex="italic"/>
    </style:style>
    <style:style style:name="T8092" style:parent-style-name="Policepardéfaut" style:family="text">
      <style:text-properties fo:font-style="italic" style:font-style-asian="italic" style:font-style-complex="italic"/>
    </style:style>
    <style:style style:name="T8093" style:parent-style-name="Policepardéfaut" style:family="text">
      <style:text-properties style:font-style-complex="italic"/>
    </style:style>
    <style:style style:name="T8094" style:parent-style-name="quote.c" style:family="text">
      <style:text-properties fo:font-style="italic" style:font-style-asian="italic"/>
    </style:style>
    <style:style style:name="T8095" style:parent-style-name="quote.c" style:family="text">
      <style:text-properties fo:font-style="italic" style:font-style-asian="italic"/>
    </style:style>
    <style:style style:name="T8096" style:parent-style-name="quote.c" style:family="text">
      <style:text-properties fo:font-style="italic" style:font-style-asian="italic"/>
    </style:style>
    <style:style style:name="T8097" style:parent-style-name="quote.c" style:family="text">
      <style:text-properties fo:font-style="italic" style:font-style-asian="italic"/>
    </style:style>
    <style:style style:name="T8098" style:parent-style-name="Policepardéfaut" style:family="text">
      <style:text-properties style:font-style-complex="italic"/>
    </style:style>
    <style:style style:name="T8099" style:parent-style-name="Policepardéfaut" style:family="text">
      <style:text-properties fo:font-style="italic" style:font-style-asian="italic" style:font-style-complex="italic"/>
    </style:style>
    <style:style style:name="T8100" style:parent-style-name="Policepardéfaut" style:family="text">
      <style:text-properties style:font-style-complex="italic"/>
    </style:style>
    <style:style style:name="T8101" style:parent-style-name="Policepardéfaut" style:family="text">
      <style:text-properties style:font-style-complex="italic"/>
    </style:style>
    <style:style style:name="T8102" style:parent-style-name="Policepardéfaut" style:family="text">
      <style:text-properties style:font-style-complex="italic"/>
    </style:style>
    <style:style style:name="T8103" style:parent-style-name="Policepardéfaut" style:family="text">
      <style:text-properties fo:font-style="italic" style:font-style-asian="italic" style:font-style-complex="italic"/>
    </style:style>
    <style:style style:name="T8104" style:parent-style-name="Policepardéfaut" style:family="text">
      <style:text-properties style:font-style-complex="italic"/>
    </style:style>
    <style:style style:name="T8105" style:parent-style-name="Policepardéfaut" style:family="text">
      <style:text-properties fo:font-style="italic" style:font-style-asian="italic" style:font-style-complex="italic"/>
    </style:style>
    <style:style style:name="T8106" style:parent-style-name="Policepardéfaut" style:family="text">
      <style:text-properties style:font-style-complex="italic"/>
    </style:style>
    <style:style style:name="T8107" style:parent-style-name="Policepardéfaut" style:family="text">
      <style:text-properties fo:font-style="italic" style:font-style-asian="italic" style:font-style-complex="italic"/>
    </style:style>
    <style:style style:name="T8108" style:parent-style-name="Policepardéfaut" style:family="text">
      <style:text-properties style:font-style-complex="italic"/>
    </style:style>
    <style:style style:name="T8109" style:parent-style-name="Policepardéfaut" style:family="text">
      <style:text-properties style:font-style-complex="italic"/>
    </style:style>
    <style:style style:name="T8110" style:parent-style-name="Policepardéfaut" style:family="text">
      <style:text-properties style:font-style-complex="italic"/>
    </style:style>
    <style:style style:name="T8111" style:parent-style-name="Policepardéfaut" style:family="text">
      <style:text-properties style:font-style-complex="italic"/>
    </style:style>
    <style:style style:name="T8112" style:parent-style-name="Policepardéfaut" style:family="text">
      <style:text-properties fo:font-style="italic" style:font-style-asian="italic" style:font-style-complex="italic"/>
    </style:style>
    <style:style style:name="T8113" style:parent-style-name="Policepardéfaut" style:family="text">
      <style:text-properties style:font-style-complex="italic"/>
    </style:style>
    <style:style style:name="T8114" style:parent-style-name="Policepardéfaut" style:family="text">
      <style:text-properties style:font-style-complex="italic"/>
    </style:style>
    <style:style style:name="T8115" style:parent-style-name="Policepardéfaut" style:family="text">
      <style:text-properties fo:font-style="italic" style:font-style-asian="italic" style:font-style-complex="italic"/>
    </style:style>
    <style:style style:name="T8116" style:parent-style-name="Policepardéfaut" style:family="text">
      <style:text-properties style:font-style-complex="italic"/>
    </style:style>
    <style:style style:name="T8117" style:parent-style-name="Policepardéfaut" style:family="text">
      <style:text-properties style:font-style-complex="italic"/>
    </style:style>
    <style:style style:name="T8118" style:parent-style-name="Policepardéfaut" style:family="text">
      <style:text-properties style:font-style-complex="italic"/>
    </style:style>
    <style:style style:name="T8119" style:parent-style-name="Policepardéfaut" style:family="text">
      <style:text-properties style:font-style-complex="italic"/>
    </style:style>
    <style:style style:name="T8120" style:parent-style-name="Policepardéfaut" style:family="text">
      <style:text-properties fo:font-style="italic" style:font-style-asian="italic" style:font-style-complex="italic"/>
    </style:style>
    <style:style style:name="T8121" style:parent-style-name="Policepardéfaut" style:family="text">
      <style:text-properties style:font-style-complex="italic"/>
    </style:style>
    <style:style style:name="T8122" style:parent-style-name="Policepardéfaut" style:family="text">
      <style:text-properties fo:font-style="italic" style:font-style-asian="italic" style:font-style-complex="italic"/>
    </style:style>
    <style:style style:name="T8123" style:parent-style-name="Policepardéfaut" style:family="text">
      <style:text-properties style:font-style-complex="italic"/>
    </style:style>
    <style:style style:name="T8124" style:parent-style-name="Policepardéfaut" style:family="text">
      <style:text-properties fo:font-style="italic" style:font-style-asian="italic" style:font-style-complex="italic"/>
    </style:style>
    <style:style style:name="T8125" style:parent-style-name="Policepardéfaut" style:family="text">
      <style:text-properties style:font-style-complex="italic"/>
    </style:style>
    <style:style style:name="T8126" style:parent-style-name="Policepardéfaut" style:family="text">
      <style:text-properties style:font-style-complex="italic"/>
    </style:style>
    <style:style style:name="T8127" style:parent-style-name="Policepardéfaut" style:family="text">
      <style:text-properties style:font-style-complex="italic"/>
    </style:style>
    <style:style style:name="T8128" style:parent-style-name="Policepardéfaut" style:family="text">
      <style:text-properties fo:font-style="italic" style:font-style-asian="italic" style:font-style-complex="italic"/>
    </style:style>
    <style:style style:name="T8129" style:parent-style-name="Policepardéfaut" style:family="text">
      <style:text-properties style:font-style-complex="italic"/>
    </style:style>
    <style:style style:name="T8130" style:parent-style-name="Policepardéfaut" style:family="text">
      <style:text-properties fo:font-style="italic" style:font-style-asian="italic" style:font-style-complex="italic"/>
    </style:style>
    <style:style style:name="T8131" style:parent-style-name="Policepardéfaut" style:family="text">
      <style:text-properties style:font-style-complex="italic"/>
    </style:style>
    <style:style style:name="T8132" style:parent-style-name="Policepardéfaut" style:family="text">
      <style:text-properties style:font-style-complex="italic"/>
    </style:style>
    <style:style style:name="T8133" style:parent-style-name="Policepardéfaut" style:family="text">
      <style:text-properties style:font-style-complex="italic"/>
    </style:style>
    <style:style style:name="T8134" style:parent-style-name="Policepardéfaut" style:family="text">
      <style:text-properties fo:font-style="italic" style:font-style-asian="italic" style:font-style-complex="italic"/>
    </style:style>
    <style:style style:name="T8135" style:parent-style-name="Policepardéfaut" style:family="text">
      <style:text-properties style:font-style-complex="italic"/>
    </style:style>
    <style:style style:name="T8136" style:parent-style-name="Policepardéfaut" style:family="text">
      <style:text-properties style:font-style-complex="italic"/>
    </style:style>
    <style:style style:name="T8137" style:parent-style-name="Policepardéfaut" style:family="text">
      <style:text-properties style:font-style-complex="italic"/>
    </style:style>
    <style:style style:name="T8138" style:parent-style-name="Policepardéfaut" style:family="text">
      <style:text-properties style:font-style-complex="italic"/>
    </style:style>
    <style:style style:name="T8139" style:parent-style-name="Policepardéfaut" style:family="text">
      <style:text-properties style:font-style-complex="italic"/>
    </style:style>
    <style:style style:name="T8140" style:parent-style-name="Policepardéfaut" style:family="text">
      <style:text-properties style:font-style-complex="italic"/>
    </style:style>
    <style:style style:name="T8141" style:parent-style-name="Policepardéfaut" style:family="text">
      <style:text-properties style:font-style-complex="italic"/>
    </style:style>
    <style:style style:name="T8142" style:parent-style-name="Policepardéfaut" style:family="text">
      <style:text-properties style:font-style-complex="italic"/>
    </style:style>
    <style:style style:name="T8143" style:parent-style-name="Policepardéfaut" style:family="text">
      <style:text-properties style:font-style-complex="italic"/>
    </style:style>
    <style:style style:name="T8144" style:parent-style-name="Policepardéfaut" style:family="text">
      <style:text-properties style:font-style-complex="italic"/>
    </style:style>
    <style:style style:name="T8145" style:parent-style-name="Policepardéfaut" style:family="text">
      <style:text-properties style:font-style-complex="italic"/>
    </style:style>
    <style:style style:name="T8146" style:parent-style-name="Policepardéfaut" style:family="text">
      <style:text-properties style:font-style-complex="italic"/>
    </style:style>
    <style:style style:name="T8147" style:parent-style-name="Policepardéfaut" style:family="text">
      <style:text-properties style:font-style-complex="italic"/>
    </style:style>
    <style:style style:name="T8148" style:parent-style-name="Policepardéfaut" style:family="text">
      <style:text-properties style:font-style-complex="italic"/>
    </style:style>
    <style:style style:name="T8149" style:parent-style-name="Policepardéfaut" style:family="text">
      <style:text-properties style:font-style-complex="italic"/>
    </style:style>
    <style:style style:name="T8150" style:parent-style-name="Policepardéfaut" style:family="text">
      <style:text-properties style:font-style-complex="italic"/>
    </style:style>
    <style:style style:name="T8151" style:parent-style-name="Policepardéfaut" style:family="text">
      <style:text-properties style:font-style-complex="italic"/>
    </style:style>
    <style:style style:name="T8152" style:parent-style-name="Policepardéfaut" style:family="text">
      <style:text-properties style:font-style-complex="italic"/>
    </style:style>
    <style:style style:name="T8153" style:parent-style-name="Policepardéfaut" style:family="text">
      <style:text-properties style:font-style-complex="italic"/>
    </style:style>
    <style:style style:name="T8154" style:parent-style-name="Policepardéfaut" style:family="text">
      <style:text-properties fo:font-style="italic" style:font-style-asian="italic" style:font-style-complex="italic"/>
    </style:style>
    <style:style style:name="T8155" style:parent-style-name="Policepardéfaut" style:family="text">
      <style:text-properties style:font-style-complex="italic"/>
    </style:style>
    <style:style style:name="T8156" style:parent-style-name="Policepardéfaut" style:family="text">
      <style:text-properties style:font-style-complex="italic"/>
    </style:style>
    <style:style style:name="T8157" style:parent-style-name="Policepardéfaut" style:family="text">
      <style:text-properties style:font-style-complex="italic"/>
    </style:style>
    <style:style style:name="T8158" style:parent-style-name="Policepardéfaut" style:family="text">
      <style:text-properties fo:font-style="italic" style:font-style-asian="italic" style:font-style-complex="italic"/>
    </style:style>
    <style:style style:name="T8159" style:parent-style-name="Policepardéfaut" style:family="text">
      <style:text-properties style:font-style-complex="italic"/>
    </style:style>
    <style:style style:name="T8160" style:parent-style-name="Policepardéfaut" style:family="text">
      <style:text-properties style:font-style-complex="italic"/>
    </style:style>
    <style:style style:name="T8161" style:parent-style-name="Policepardéfaut" style:family="text">
      <style:text-properties style:font-style-complex="italic"/>
    </style:style>
    <style:style style:name="T8162" style:parent-style-name="Policepardéfaut" style:family="text">
      <style:text-properties fo:font-style="italic" style:font-style-asian="italic" style:font-style-complex="italic"/>
    </style:style>
    <style:style style:name="T8163" style:parent-style-name="Policepardéfaut" style:family="text">
      <style:text-properties style:font-style-complex="italic"/>
    </style:style>
    <style:style style:name="T8164" style:parent-style-name="Policepardéfaut" style:family="text">
      <style:text-properties style:font-style-complex="italic"/>
    </style:style>
    <style:style style:name="T8165" style:parent-style-name="Policepardéfaut" style:family="text">
      <style:text-properties style:font-style-complex="italic"/>
    </style:style>
    <style:style style:name="T8166" style:parent-style-name="Policepardéfaut" style:family="text">
      <style:text-properties style:font-style-complex="italic"/>
    </style:style>
    <style:style style:name="T8167" style:parent-style-name="Policepardéfaut" style:family="text">
      <style:text-properties fo:font-style="italic" style:font-style-asian="italic" style:font-style-complex="italic"/>
    </style:style>
    <style:style style:name="T8168" style:parent-style-name="Policepardéfaut" style:family="text">
      <style:text-properties style:font-style-complex="italic"/>
    </style:style>
    <style:style style:name="T8169" style:parent-style-name="Policepardéfaut" style:family="text">
      <style:text-properties fo:font-style="italic" style:font-style-asian="italic" style:font-style-complex="italic"/>
    </style:style>
    <style:style style:name="T8170" style:parent-style-name="Policepardéfaut" style:family="text">
      <style:text-properties fo:font-style="italic" style:font-style-asian="italic" style:font-style-complex="italic"/>
    </style:style>
    <style:style style:name="T8171" style:parent-style-name="Policepardéfaut" style:family="text">
      <style:text-properties fo:font-style="italic" style:font-style-asian="italic" style:font-style-complex="italic"/>
    </style:style>
    <style:style style:name="T8172" style:parent-style-name="Policepardéfaut" style:family="text">
      <style:text-properties style:font-style-complex="italic"/>
    </style:style>
    <style:style style:name="T8173" style:parent-style-name="Policepardéfaut" style:family="text">
      <style:text-properties style:font-style-complex="italic"/>
    </style:style>
    <style:style style:name="T8174" style:parent-style-name="Policepardéfaut" style:family="text">
      <style:text-properties fo:font-style="italic" style:font-style-asian="italic"/>
    </style:style>
    <style:style style:name="T8175" style:parent-style-name="Policepardéfaut" style:family="text">
      <style:text-properties fo:font-style="italic" style:font-style-asian="italic"/>
    </style:style>
    <style:style style:name="T8176" style:parent-style-name="Policepardéfaut" style:family="text">
      <style:text-properties fo:font-style="italic" style:font-style-asian="italic"/>
    </style:style>
    <style:style style:name="T8177" style:parent-style-name="Policepardéfaut" style:family="text">
      <style:text-properties fo:font-style="italic" style:font-style-asian="italic"/>
    </style:style>
    <style:style style:name="T8178" style:parent-style-name="Policepardéfaut" style:family="text">
      <style:text-properties fo:font-style="italic" style:font-style-asian="italic"/>
    </style:style>
    <style:style style:name="T8179" style:parent-style-name="Policepardéfaut" style:family="text">
      <style:text-properties style:font-style-complex="italic"/>
    </style:style>
    <style:style style:name="T8180" style:parent-style-name="Policepardéfaut" style:family="text">
      <style:text-properties style:font-style-complex="italic"/>
    </style:style>
    <style:style style:name="T8181" style:parent-style-name="Policepardéfaut" style:family="text">
      <style:text-properties style:font-style-complex="italic"/>
    </style:style>
    <style:style style:name="T8182" style:parent-style-name="Policepardéfaut" style:family="text">
      <style:text-properties fo:font-style="italic" style:font-style-asian="italic"/>
    </style:style>
    <style:style style:name="T8183" style:parent-style-name="Policepardéfaut" style:family="text">
      <style:text-properties style:font-style-complex="italic"/>
    </style:style>
    <style:style style:name="T8184" style:parent-style-name="Policepardéfaut" style:family="text">
      <style:text-properties style:font-style-complex="italic"/>
    </style:style>
    <style:style style:name="T8185" style:parent-style-name="Policepardéfaut" style:family="text">
      <style:text-properties style:font-style-complex="italic"/>
    </style:style>
    <style:style style:name="T8186" style:parent-style-name="Policepardéfaut" style:family="text">
      <style:text-properties fo:font-style="italic" style:font-style-asian="italic"/>
    </style:style>
    <style:style style:name="T8187" style:parent-style-name="Policepardéfaut" style:family="text">
      <style:text-properties fo:font-style="italic" style:font-style-asian="italic"/>
    </style:style>
    <style:style style:name="T8188" style:parent-style-name="Policepardéfaut" style:family="text">
      <style:text-properties fo:font-style="italic" style:font-style-asian="italic"/>
    </style:style>
    <style:style style:name="T8189" style:parent-style-name="Policepardéfaut" style:family="text">
      <style:text-properties style:font-style-complex="italic"/>
    </style:style>
    <style:style style:name="T8190" style:parent-style-name="Policepardéfaut" style:family="text">
      <style:text-properties fo:font-style="italic" style:font-style-asian="italic"/>
    </style:style>
    <style:style style:name="T8191" style:parent-style-name="Policepardéfaut" style:family="text">
      <style:text-properties style:font-style-complex="italic"/>
    </style:style>
    <style:style style:name="T8192" style:parent-style-name="Policepardéfaut" style:family="text">
      <style:text-properties fo:font-style="italic" style:font-style-asian="italic"/>
    </style:style>
    <style:style style:name="T8193" style:parent-style-name="Policepardéfaut" style:family="text">
      <style:text-properties style:font-style-complex="italic"/>
    </style:style>
    <style:style style:name="T8194" style:parent-style-name="Policepardéfaut" style:family="text">
      <style:text-properties fo:font-style="italic" style:font-style-asian="italic"/>
    </style:style>
    <style:style style:name="T8195" style:parent-style-name="Policepardéfaut" style:family="text">
      <style:text-properties style:font-style-complex="italic"/>
    </style:style>
    <style:style style:name="T8196" style:parent-style-name="Policepardéfaut" style:family="text">
      <style:text-properties style:font-style-complex="italic"/>
    </style:style>
    <style:style style:name="T8197" style:parent-style-name="Policepardéfaut" style:family="text">
      <style:text-properties fo:font-style="italic" style:font-style-asian="italic"/>
    </style:style>
    <style:style style:name="T8198" style:parent-style-name="Policepardéfaut" style:family="text">
      <style:text-properties fo:font-style="italic" style:font-style-asian="italic"/>
    </style:style>
    <style:style style:name="T8199" style:parent-style-name="Policepardéfaut" style:family="text">
      <style:text-properties fo:font-style="italic" style:font-style-asian="italic"/>
    </style:style>
    <style:style style:name="T8200" style:parent-style-name="Policepardéfaut" style:family="text">
      <style:text-properties fo:font-style="italic" style:font-style-asian="italic"/>
    </style:style>
    <style:style style:name="T8201" style:parent-style-name="Policepardéfaut" style:family="text">
      <style:text-properties fo:font-style="italic" style:font-style-asian="italic"/>
    </style:style>
    <style:style style:name="T8202" style:parent-style-name="Policepardéfaut" style:family="text">
      <style:text-properties fo:font-style="italic" style:font-style-asian="italic"/>
    </style:style>
    <style:style style:name="T8203" style:parent-style-name="Policepardéfaut" style:family="text">
      <style:text-properties fo:font-style="italic" style:font-style-asian="italic"/>
    </style:style>
    <style:style style:name="T8204" style:parent-style-name="Policepardéfaut" style:family="text">
      <style:text-properties fo:font-style="italic" style:font-style-asian="italic"/>
    </style:style>
    <style:style style:name="T8205" style:parent-style-name="Policepardéfaut" style:family="text">
      <style:text-properties fo:font-style="italic" style:font-style-asian="italic"/>
    </style:style>
    <style:style style:name="T8206" style:parent-style-name="Policepardéfaut" style:family="text">
      <style:text-properties fo:font-style="italic" style:font-style-asian="italic"/>
    </style:style>
    <style:style style:name="T8207" style:parent-style-name="Policepardéfaut" style:family="text">
      <style:text-properties fo:font-style="italic" style:font-style-asian="italic"/>
    </style:style>
    <style:style style:name="T8208" style:parent-style-name="Policepardéfaut" style:family="text">
      <style:text-properties fo:font-style="italic" style:font-style-asian="italic"/>
    </style:style>
    <style:style style:name="T8209" style:parent-style-name="Policepardéfaut" style:family="text">
      <style:text-properties fo:font-style="italic" style:font-style-asian="italic"/>
    </style:style>
    <style:style style:name="T8210" style:parent-style-name="Policepardéfaut" style:family="text">
      <style:text-properties fo:font-style="italic" style:font-style-asian="italic"/>
    </style:style>
    <style:style style:name="T8211" style:parent-style-name="Policepardéfaut" style:family="text">
      <style:text-properties style:text-position="super 66.6%"/>
    </style:style>
    <style:style style:name="T8212" style:parent-style-name="Policepardéfaut" style:family="text">
      <style:text-properties style:font-name-complex="Times New Roman" fo:font-style="italic" style:font-style-asian="italic" style:font-style-complex="italic" style:font-size-complex="11pt" fo:language="it" fo:country="IT"/>
    </style:style>
    <style:style style:name="T8213" style:parent-style-name="Policepardéfaut" style:family="text">
      <style:text-properties style:font-name-complex="Times New Roman" fo:font-style="italic" style:font-style-asian="italic" style:font-size-complex="11pt" fo:language="it" fo:country="IT"/>
    </style:style>
    <style:style style:name="T8214" style:parent-style-name="Policepardéfaut" style:family="text">
      <style:text-properties style:font-name-complex="Times New Roman" fo:font-style="italic" style:font-style-asian="italic" style:font-size-complex="11pt" fo:language="it" fo:country="IT"/>
    </style:style>
    <style:style style:name="T8215" style:parent-style-name="Policepardéfaut" style:family="text">
      <style:text-properties style:font-name-complex="Times New Roman" fo:font-style="italic" style:font-style-asian="italic" style:font-size-complex="11pt" fo:language="it" fo:country="IT"/>
    </style:style>
    <style:style style:name="T8216" style:parent-style-name="Policepardéfaut" style:family="text">
      <style:text-properties style:font-name-complex="Times New Roman" fo:font-style="italic" style:font-style-asian="italic" style:font-size-complex="11pt" fo:language="it" fo:country="IT"/>
    </style:style>
    <style:style style:name="T8217" style:parent-style-name="Policepardéfaut" style:family="text">
      <style:text-properties style:font-name-complex="Times New Roman" fo:font-style="italic" style:font-style-asian="italic" style:font-size-complex="11pt" fo:language="it" fo:country="IT"/>
    </style:style>
    <style:style style:name="T8218" style:parent-style-name="Policepardéfaut" style:family="text">
      <style:text-properties style:font-name-complex="Times New Roman" fo:font-style="italic" style:font-style-asian="italic" style:font-size-complex="11pt" fo:language="it" fo:country="IT"/>
    </style:style>
    <style:style style:name="T8219" style:parent-style-name="Policepardéfaut" style:family="text">
      <style:text-properties style:font-name-complex="Times New Roman" fo:font-style="italic" style:font-style-asian="italic" style:font-size-complex="11pt" fo:language="it" fo:country="IT"/>
    </style:style>
    <style:style style:name="T8220" style:parent-style-name="Policepardéfaut" style:family="text">
      <style:text-properties style:font-name-complex="Times New Roman" fo:font-style="italic" style:font-style-asian="italic" style:font-size-complex="11pt" fo:language="it" fo:country="IT"/>
    </style:style>
    <style:style style:name="T8221" style:parent-style-name="Policepardéfaut" style:family="text">
      <style:text-properties style:font-name-complex="Times New Roman" fo:font-style="italic" style:font-style-asian="italic" style:font-size-complex="11pt" fo:language="it" fo:country="IT"/>
    </style:style>
    <style:style style:name="T8222" style:parent-style-name="Policepardéfaut" style:family="text">
      <style:text-properties style:font-name-complex="Times New Roman" fo:font-style="italic" style:font-style-asian="italic" style:font-size-complex="11pt" fo:language="it" fo:country="IT"/>
    </style:style>
    <style:style style:name="T8223" style:parent-style-name="Policepardéfaut" style:family="text">
      <style:text-properties style:font-name-complex="Times New Roman" fo:font-style="italic" style:font-style-asian="italic" style:font-size-complex="11pt" fo:language="it" fo:country="IT"/>
    </style:style>
    <style:style style:name="T8224" style:parent-style-name="Policepardéfaut" style:family="text">
      <style:text-properties fo:font-style="italic" style:font-style-asian="italic"/>
    </style:style>
    <style:style style:name="T8225" style:parent-style-name="quote.c" style:family="text">
      <style:text-properties fo:font-style="italic" style:font-style-asian="italic"/>
    </style:style>
    <style:style style:name="T8226" style:parent-style-name="quote.c" style:family="text">
      <style:text-properties fo:font-style="italic" style:font-style-asian="italic"/>
    </style:style>
    <style:style style:name="T8227" style:parent-style-name="Policepardéfaut" style:family="text">
      <style:text-properties fo:font-variant="small-caps"/>
    </style:style>
    <style:style style:name="T8228" style:parent-style-name="Policepardéfaut" style:family="text">
      <style:text-properties fo:font-style="italic" style:font-style-asian="italic"/>
    </style:style>
    <style:style style:name="T8229" style:parent-style-name="Policepardéfaut" style:family="text">
      <style:text-properties fo:font-style="italic" style:font-style-asian="italic"/>
    </style:style>
    <style:style style:name="T8230" style:parent-style-name="Policepardéfaut" style:family="text">
      <style:text-properties fo:font-style="italic" style:font-style-asian="italic"/>
    </style:style>
    <style:style style:name="T8231" style:parent-style-name="Policepardéfaut" style:family="text">
      <style:text-properties fo:font-style="italic" style:font-style-asian="italic"/>
    </style:style>
    <style:style style:name="T8232" style:parent-style-name="Policepardéfaut" style:family="text">
      <style:text-properties fo:font-style="italic" style:font-style-asian="italic"/>
    </style:style>
    <style:style style:name="T8233" style:parent-style-name="Policepardéfaut" style:family="text">
      <style:text-properties fo:font-style="italic" style:font-style-asian="italic"/>
    </style:style>
    <style:style style:name="T8234" style:parent-style-name="Policepardéfaut" style:family="text">
      <style:text-properties fo:font-style="italic" style:font-style-asian="italic"/>
    </style:style>
    <style:style style:name="T8235" style:parent-style-name="Policepardéfaut" style:family="text">
      <style:text-properties fo:font-style="italic" style:font-style-asian="italic"/>
    </style:style>
    <style:style style:name="T8236" style:parent-style-name="Policepardéfaut" style:family="text">
      <style:text-properties fo:font-style="italic" style:font-style-asian="italic"/>
    </style:style>
    <style:style style:name="T8237" style:parent-style-name="Policepardéfaut" style:family="text">
      <style:text-properties fo:font-style="italic" style:font-style-asian="italic"/>
    </style:style>
    <style:style style:name="T8238" style:parent-style-name="Policepardéfaut" style:family="text">
      <style:text-properties style:font-name-complex="Times New Roman" fo:font-style="italic" style:font-style-asian="italic" style:font-style-complex="italic" style:font-size-complex="11pt" fo:language="it" fo:country="IT"/>
    </style:style>
    <style:style style:name="T8239" style:parent-style-name="Policepardéfaut" style:family="text">
      <style:text-properties style:font-name-complex="Times New Roman" fo:font-style="italic" style:font-style-asian="italic" style:font-size-complex="11pt" fo:language="it" fo:country="IT"/>
    </style:style>
    <style:style style:name="T8240" style:parent-style-name="Policepardéfaut" style:family="text">
      <style:text-properties fo:font-style="italic" style:font-style-asian="italic"/>
    </style:style>
    <style:style style:name="T8241" style:parent-style-name="Policepardéfaut" style:family="text">
      <style:text-properties fo:font-style="italic" style:font-style-asian="italic"/>
    </style:style>
    <style:style style:name="T8242" style:parent-style-name="Policepardéfaut" style:family="text">
      <style:text-properties fo:font-style="italic" style:font-style-asian="italic"/>
    </style:style>
    <style:style style:name="T8243" style:parent-style-name="Policepardéfaut" style:family="text">
      <style:text-properties fo:font-style="italic" style:font-style-asian="italic"/>
    </style:style>
    <style:style style:name="T8244" style:parent-style-name="Policepardéfaut" style:family="text">
      <style:text-properties fo:font-style="italic" style:font-style-asian="italic"/>
    </style:style>
    <style:style style:name="T8245" style:parent-style-name="Policepardéfaut" style:family="text">
      <style:text-properties fo:font-style="italic" style:font-style-asian="italic"/>
    </style:style>
    <style:style style:name="T8246" style:parent-style-name="Policepardéfaut" style:family="text">
      <style:text-properties fo:font-style="italic" style:font-style-asian="italic"/>
    </style:style>
    <style:style style:name="T8247" style:parent-style-name="Policepardéfaut" style:family="text">
      <style:text-properties fo:font-style="italic" style:font-style-asian="italic"/>
    </style:style>
    <style:style style:name="T8248" style:parent-style-name="Policepardéfaut" style:family="text">
      <style:text-properties fo:font-style="italic" style:font-style-asian="italic"/>
    </style:style>
    <style:style style:name="T8249" style:parent-style-name="Policepardéfaut" style:family="text">
      <style:text-properties fo:font-style="italic" style:font-style-asian="italic"/>
    </style:style>
    <style:style style:name="T8250" style:parent-style-name="Policepardéfaut" style:family="text">
      <style:text-properties fo:font-style="italic" style:font-style-asian="italic"/>
    </style:style>
    <style:style style:name="T8251" style:parent-style-name="Policepardéfaut" style:family="text">
      <style:text-properties fo:font-style="italic" style:font-style-asian="italic"/>
    </style:style>
    <style:style style:name="T8252" style:parent-style-name="Policepardéfaut" style:family="text">
      <style:text-properties fo:font-style="italic" style:font-style-asian="italic"/>
    </style:style>
    <style:style style:name="T8253" style:parent-style-name="Policepardéfaut" style:family="text">
      <style:text-properties fo:font-variant="small-caps"/>
    </style:style>
    <style:style style:name="T8254" style:parent-style-name="Policepardéfaut" style:family="text">
      <style:text-properties fo:font-style="italic" style:font-style-asian="italic"/>
    </style:style>
    <style:style style:name="T8255" style:parent-style-name="Policepardéfaut" style:family="text">
      <style:text-properties fo:font-style="italic" style:font-style-asian="italic"/>
    </style:style>
    <style:style style:name="T8256" style:parent-style-name="Policepardéfaut" style:family="text">
      <style:text-properties fo:font-style="italic" style:font-style-asian="italic"/>
    </style:style>
    <style:style style:name="T8257" style:parent-style-name="Policepardéfaut" style:family="text">
      <style:text-properties fo:font-style="italic" style:font-style-asian="italic"/>
    </style:style>
    <style:style style:name="T8258" style:parent-style-name="Policepardéfaut" style:family="text">
      <style:text-properties fo:font-variant="small-caps"/>
    </style:style>
    <style:style style:name="T8259" style:parent-style-name="Policepardéfaut" style:family="text">
      <style:text-properties fo:font-style="italic" style:font-style-asian="italic"/>
    </style:style>
    <style:style style:name="T8260" style:parent-style-name="Policepardéfaut" style:family="text">
      <style:text-properties fo:font-style="italic" style:font-style-asian="italic"/>
    </style:style>
    <style:style style:name="T8261" style:parent-style-name="Policepardéfaut" style:family="text">
      <style:text-properties fo:font-style="italic" style:font-style-asian="italic"/>
    </style:style>
    <style:style style:name="T8262" style:parent-style-name="Policepardéfaut" style:family="text">
      <style:text-properties fo:font-style="italic" style:font-style-asian="italic"/>
    </style:style>
    <style:style style:name="T8263" style:parent-style-name="Policepardéfaut" style:family="text">
      <style:text-properties fo:font-variant="small-caps"/>
    </style:style>
    <style:style style:name="T8264" style:parent-style-name="Policepardéfaut" style:family="text">
      <style:text-properties fo:font-style="italic" style:font-style-asian="italic"/>
    </style:style>
    <style:style style:name="T8265" style:parent-style-name="Policepardéfaut" style:family="text">
      <style:text-properties fo:font-style="italic" style:font-style-asian="italic"/>
    </style:style>
    <style:style style:name="T8266" style:parent-style-name="Policepardéfaut" style:family="text">
      <style:text-properties fo:font-style="italic" style:font-style-asian="italic"/>
    </style:style>
    <style:style style:name="T8267" style:parent-style-name="Policepardéfaut" style:family="text">
      <style:text-properties fo:font-style="italic" style:font-style-asian="italic"/>
    </style:style>
    <style:style style:name="T8268" style:parent-style-name="Policepardéfaut" style:family="text">
      <style:text-properties fo:font-style="italic" style:font-style-asian="italic"/>
    </style:style>
    <style:style style:name="T8269" style:parent-style-name="Policepardéfaut" style:family="text">
      <style:text-properties fo:font-style="italic" style:font-style-asian="italic"/>
    </style:style>
    <style:style style:name="T8270" style:parent-style-name="Policepardéfaut" style:family="text">
      <style:text-properties fo:font-style="italic" style:font-style-asian="italic"/>
    </style:style>
    <style:style style:name="T8271" style:parent-style-name="Policepardéfaut" style:family="text">
      <style:text-properties fo:font-style="italic" style:font-style-asian="italic"/>
    </style:style>
    <style:style style:name="T8272" style:parent-style-name="Policepardéfaut" style:family="text">
      <style:text-properties fo:font-style="italic" style:font-style-asian="italic"/>
    </style:style>
    <style:style style:name="T8273" style:parent-style-name="Policepardéfaut" style:family="text">
      <style:text-properties fo:font-style="italic" style:font-style-asian="italic"/>
    </style:style>
    <style:style style:name="T8274" style:parent-style-name="Policepardéfaut" style:family="text">
      <style:text-properties fo:font-style="italic" style:font-style-asian="italic"/>
    </style:style>
    <style:style style:name="T8275" style:parent-style-name="Policepardéfaut" style:family="text">
      <style:text-properties fo:font-style="italic" style:font-style-asian="italic"/>
    </style:style>
    <style:style style:name="T8276" style:parent-style-name="Policepardéfaut" style:family="text">
      <style:text-properties fo:font-style="italic" style:font-style-asian="italic"/>
    </style:style>
    <style:style style:name="T8277" style:parent-style-name="Policepardéfaut" style:family="text">
      <style:text-properties fo:font-style="italic" style:font-style-asian="italic"/>
    </style:style>
    <style:style style:name="T8278" style:parent-style-name="Policepardéfaut" style:family="text">
      <style:text-properties fo:font-style="italic" style:font-style-asian="italic"/>
    </style:style>
    <style:style style:name="T8279" style:parent-style-name="Policepardéfaut" style:family="text">
      <style:text-properties fo:font-style="italic" style:font-style-asian="italic"/>
    </style:style>
    <style:style style:name="T8280" style:parent-style-name="Policepardéfaut" style:family="text">
      <style:text-properties fo:font-style="italic" style:font-style-asian="italic"/>
    </style:style>
    <style:style style:name="T8281" style:parent-style-name="Policepardéfaut" style:family="text">
      <style:text-properties style:text-position="super 66.6%"/>
    </style:style>
    <style:style style:name="T8282" style:parent-style-name="quote.c" style:family="text">
      <style:text-properties fo:font-style="italic" style:font-style-asian="italic"/>
    </style:style>
    <style:style style:name="T8283" style:parent-style-name="Policepardéfaut" style:family="text">
      <style:text-properties fo:font-style="italic" style:font-style-asian="italic"/>
    </style:style>
    <style:style style:name="T8284" style:parent-style-name="Policepardéfaut" style:family="text">
      <style:text-properties fo:font-style="italic" style:font-style-asian="italic"/>
    </style:style>
    <style:style style:name="T8285" style:parent-style-name="Policepardéfaut" style:family="text">
      <style:text-properties fo:font-style="italic" style:font-style-asian="italic"/>
    </style:style>
    <style:style style:name="T8286" style:parent-style-name="Policepardéfaut" style:family="text">
      <style:text-properties fo:font-style="italic" style:font-style-asian="italic"/>
    </style:style>
    <style:style style:name="T8287" style:parent-style-name="Policepardéfaut" style:family="text">
      <style:text-properties fo:font-style="italic" style:font-style-asian="italic"/>
    </style:style>
    <style:style style:name="T8288" style:parent-style-name="Policepardéfaut" style:family="text">
      <style:text-properties fo:font-style="italic" style:font-style-asian="italic"/>
    </style:style>
    <style:style style:name="T8289" style:parent-style-name="Policepardéfaut" style:family="text">
      <style:text-properties fo:font-style="italic" style:font-style-asian="italic"/>
    </style:style>
    <style:style style:name="T8290" style:parent-style-name="quote.c" style:family="text">
      <style:text-properties fo:font-style="italic" style:font-style-asian="italic"/>
    </style:style>
    <style:style style:name="T8291" style:parent-style-name="Policepardéfaut" style:family="text">
      <style:text-properties fo:font-style="italic" style:font-style-asian="italic"/>
    </style:style>
    <style:style style:name="T8292" style:parent-style-name="Policepardéfaut" style:family="text">
      <style:text-properties fo:font-style="italic" style:font-style-asian="italic"/>
    </style:style>
    <style:style style:name="T8293" style:parent-style-name="Policepardéfaut" style:family="text">
      <style:text-properties fo:font-style="italic" style:font-style-asian="italic"/>
    </style:style>
    <style:style style:name="T8294" style:parent-style-name="Policepardéfaut" style:family="text">
      <style:text-properties fo:font-style="italic" style:font-style-asian="italic"/>
    </style:style>
    <style:style style:name="T8295" style:parent-style-name="Policepardéfaut" style:family="text">
      <style:text-properties fo:font-style="italic" style:font-style-asian="italic"/>
    </style:style>
    <style:style style:name="T8296" style:parent-style-name="Policepardéfaut" style:family="text">
      <style:text-properties fo:font-style="italic" style:font-style-asian="italic"/>
    </style:style>
    <style:style style:name="T8297" style:parent-style-name="Policepardéfaut" style:family="text">
      <style:text-properties fo:font-style="italic" style:font-style-asian="italic"/>
    </style:style>
    <style:style style:name="T8298" style:parent-style-name="Policepardéfaut" style:family="text">
      <style:text-properties fo:font-style="italic" style:font-style-asian="italic"/>
    </style:style>
    <style:style style:name="T8299" style:parent-style-name="Policepardéfaut" style:family="text">
      <style:text-properties fo:font-style="italic" style:font-style-asian="italic"/>
    </style:style>
    <style:style style:name="T8300" style:parent-style-name="Policepardéfaut" style:family="text">
      <style:text-properties fo:font-style="italic" style:font-style-asian="italic"/>
    </style:style>
    <style:style style:name="T8301" style:parent-style-name="Policepardéfaut" style:family="text">
      <style:text-properties fo:font-style="italic" style:font-style-asian="italic"/>
    </style:style>
    <style:style style:name="T8302" style:parent-style-name="Policepardéfaut" style:family="text">
      <style:text-properties fo:font-style="italic" style:font-style-asian="italic"/>
    </style:style>
    <style:style style:name="T8303" style:parent-style-name="Policepardéfaut" style:family="text">
      <style:text-properties fo:font-style="italic" style:font-style-asian="italic"/>
    </style:style>
    <style:style style:name="T8304" style:parent-style-name="Policepardéfaut" style:family="text">
      <style:text-properties fo:font-variant="small-caps"/>
    </style:style>
    <style:style style:name="T8305" style:parent-style-name="Policepardéfaut" style:family="text">
      <style:text-properties fo:font-style="italic" style:font-style-asian="italic"/>
    </style:style>
    <style:style style:name="T8306" style:parent-style-name="Policepardéfaut" style:family="text">
      <style:text-properties fo:font-style="italic" style:font-style-asian="italic"/>
    </style:style>
    <style:style style:name="T8307" style:parent-style-name="Policepardéfaut" style:family="text">
      <style:text-properties fo:font-style="italic" style:font-style-asian="italic"/>
    </style:style>
    <style:style style:name="T8308" style:parent-style-name="Policepardéfaut" style:family="text">
      <style:text-properties fo:font-style="italic" style:font-style-asian="italic"/>
    </style:style>
    <style:style style:name="T8309" style:parent-style-name="Policepardéfaut" style:family="text">
      <style:text-properties style:font-name-complex="Times New Roman" fo:font-style="italic" style:font-style-asian="italic" style:font-size-complex="11pt" fo:language="it" fo:country="IT"/>
    </style:style>
    <style:style style:name="T8310" style:parent-style-name="Policepardéfaut" style:family="text">
      <style:text-properties style:font-name-complex="Times New Roman" fo:font-style="italic" style:font-style-asian="italic" style:font-size-complex="11pt" fo:language="it" fo:country="IT"/>
    </style:style>
    <style:style style:name="T8311" style:parent-style-name="Policepardéfaut" style:family="text">
      <style:text-properties style:font-name-complex="Times New Roman" fo:font-style="italic" style:font-style-asian="italic" style:font-size-complex="11pt" fo:language="it" fo:country="IT"/>
    </style:style>
    <style:style style:name="T8312" style:parent-style-name="Policepardéfaut" style:family="text">
      <style:text-properties style:font-name-complex="Times New Roman" fo:font-style="italic" style:font-style-asian="italic" style:font-size-complex="11pt" fo:language="it" fo:country="IT"/>
    </style:style>
    <style:style style:name="T8313" style:parent-style-name="Policepardéfaut" style:family="text">
      <style:text-properties style:font-name-complex="Times New Roman" fo:font-style="italic" style:font-style-asian="italic" style:font-size-complex="11pt" fo:language="it" fo:country="IT"/>
    </style:style>
    <style:style style:name="T8314" style:parent-style-name="Policepardéfaut" style:family="text">
      <style:text-properties style:font-name-complex="Times New Roman" fo:font-style="italic" style:font-style-asian="italic" style:font-size-complex="11pt" fo:language="it" fo:country="IT"/>
    </style:style>
    <style:style style:name="T8315" style:parent-style-name="Policepardéfaut" style:family="text">
      <style:text-properties style:font-name-complex="Times New Roman" fo:font-style="italic" style:font-style-asian="italic" style:font-size-complex="11pt" fo:language="it" fo:country="IT"/>
    </style:style>
    <style:style style:name="T8316" style:parent-style-name="quote.c" style:family="text">
      <style:text-properties fo:font-style="italic" style:font-style-asian="italic"/>
    </style:style>
    <style:style style:name="T8317" style:parent-style-name="Policepardéfaut" style:family="text">
      <style:text-properties style:font-name-complex="Times New Roman" fo:font-style="italic" style:font-style-asian="italic" style:font-size-complex="11pt" fo:language="it" fo:country="IT"/>
    </style:style>
    <style:style style:name="T8318" style:parent-style-name="Policepardéfaut" style:family="text">
      <style:text-properties style:font-name-complex="Times New Roman" fo:font-style="italic" style:font-style-asian="italic" style:font-size-complex="11pt" fo:language="it" fo:country="IT"/>
    </style:style>
    <style:style style:name="T8319" style:parent-style-name="Policepardéfaut" style:family="text">
      <style:text-properties style:font-name-complex="Times New Roman" fo:font-style="italic" style:font-style-asian="italic" style:font-size-complex="11pt" fo:language="it" fo:country="IT"/>
    </style:style>
    <style:style style:name="T8320" style:parent-style-name="Policepardéfaut" style:family="text">
      <style:text-properties style:font-name-complex="Times New Roman" fo:font-style="italic" style:font-style-asian="italic" style:font-size-complex="11pt" fo:language="it" fo:country="IT"/>
    </style:style>
    <style:style style:name="T8321" style:parent-style-name="Policepardéfaut" style:family="text">
      <style:text-properties style:font-name-complex="Times New Roman" fo:font-style="italic" style:font-style-asian="italic" style:font-size-complex="11pt" fo:language="it" fo:country="IT"/>
    </style:style>
    <style:style style:name="T8322" style:parent-style-name="Policepardéfaut" style:family="text">
      <style:text-properties style:font-name-complex="Times New Roman" fo:font-style="italic" style:font-style-asian="italic" style:font-size-complex="11pt" fo:language="it" fo:country="IT"/>
    </style:style>
    <style:style style:name="T8323" style:parent-style-name="Policepardéfaut" style:family="text">
      <style:text-properties style:font-name-complex="Times New Roman" fo:font-style="italic" style:font-style-asian="italic" style:font-size-complex="11pt" fo:language="it" fo:country="IT"/>
    </style:style>
    <style:style style:name="T8324" style:parent-style-name="Policepardéfaut" style:family="text">
      <style:text-properties style:font-name-complex="Times New Roman" fo:font-style="italic" style:font-style-asian="italic" style:font-size-complex="11pt" fo:language="it" fo:country="IT"/>
    </style:style>
    <style:style style:name="T8325" style:parent-style-name="Policepardéfaut" style:family="text">
      <style:text-properties style:font-name-complex="Times New Roman" fo:font-style="italic" style:font-style-asian="italic" style:font-size-complex="11pt" fo:language="it" fo:country="IT"/>
    </style:style>
    <style:style style:name="T8326" style:parent-style-name="Policepardéfaut" style:family="text">
      <style:text-properties style:font-name-complex="Times New Roman" fo:font-style="italic" style:font-style-asian="italic" style:font-size-complex="11pt" fo:language="it" fo:country="IT"/>
    </style:style>
    <style:style style:name="T8327" style:parent-style-name="Policepardéfaut" style:family="text">
      <style:text-properties style:font-name-complex="Times New Roman" fo:font-style="italic" style:font-style-asian="italic" style:font-size-complex="11pt" fo:language="it" fo:country="IT"/>
    </style:style>
    <style:style style:name="T8328" style:parent-style-name="Policepardéfaut" style:family="text">
      <style:text-properties style:font-name-complex="Times New Roman" fo:font-style="italic" style:font-style-asian="italic" style:font-size-complex="11pt" fo:language="it" fo:country="IT"/>
    </style:style>
    <style:style style:name="T8329" style:parent-style-name="Policepardéfaut" style:family="text">
      <style:text-properties style:font-name-complex="Times New Roman" fo:font-style="italic" style:font-style-asian="italic" style:font-size-complex="11pt" fo:language="it" fo:country="IT"/>
    </style:style>
    <style:style style:name="T8330" style:parent-style-name="Policepardéfaut" style:family="text">
      <style:text-properties style:font-name-complex="Times New Roman" fo:font-style="italic" style:font-style-asian="italic" style:font-size-complex="11pt" fo:language="it" fo:country="IT"/>
    </style:style>
    <style:style style:name="T8331" style:parent-style-name="Policepardéfaut" style:family="text">
      <style:text-properties style:font-name-complex="Times New Roman" fo:font-style="italic" style:font-style-asian="italic" style:font-size-complex="11pt" fo:language="it" fo:country="IT"/>
    </style:style>
    <style:style style:name="T8332" style:parent-style-name="Policepardéfaut" style:family="text">
      <style:text-properties style:font-name-complex="Times New Roman" fo:font-style="italic" style:font-style-asian="italic" style:font-size-complex="11pt" fo:language="it" fo:country="IT"/>
    </style:style>
    <style:style style:name="T8333" style:parent-style-name="Policepardéfaut" style:family="text">
      <style:text-properties style:font-name-complex="Times New Roman" fo:font-style="italic" style:font-style-asian="italic" style:font-size-complex="11pt" fo:language="it" fo:country="IT"/>
    </style:style>
    <style:style style:name="T8334" style:parent-style-name="Policepardéfaut" style:family="text">
      <style:text-properties style:font-name-complex="Times New Roman" fo:font-style="italic" style:font-style-asian="italic" style:font-size-complex="11pt" fo:language="it" fo:country="IT"/>
    </style:style>
    <style:style style:name="T8335" style:parent-style-name="Policepardéfaut" style:family="text">
      <style:text-properties style:font-name-complex="Times New Roman" fo:font-style="italic" style:font-style-asian="italic" style:font-size-complex="11pt" fo:language="it" fo:country="IT"/>
    </style:style>
    <style:style style:name="T8336" style:parent-style-name="Policepardéfaut" style:family="text">
      <style:text-properties style:font-name-complex="Times New Roman" fo:font-style="italic" style:font-style-asian="italic" style:font-size-complex="11pt" fo:language="it" fo:country="IT"/>
    </style:style>
    <style:style style:name="T8337" style:parent-style-name="Policepardéfaut" style:family="text">
      <style:text-properties style:font-name-complex="Times New Roman" style:text-position="super 66.6%" style:font-size-complex="11pt" fo:language="it" fo:country="IT"/>
    </style:style>
    <style:style style:name="T8338" style:parent-style-name="Policepardéfaut" style:family="text">
      <style:text-properties style:font-name-complex="Times New Roman" fo:font-style="italic" style:font-style-asian="italic" style:font-size-complex="11pt" fo:language="it" fo:country="IT"/>
    </style:style>
    <style:style style:name="T8339" style:parent-style-name="Policepardéfaut" style:family="text">
      <style:text-properties style:font-name-complex="Times New Roman" fo:font-style="italic" style:font-style-asian="italic" style:font-size-complex="11pt" fo:language="it" fo:country="IT"/>
    </style:style>
    <style:style style:name="T8340" style:parent-style-name="Policepardéfaut" style:family="text">
      <style:text-properties style:font-name-complex="Times New Roman" fo:font-style="italic" style:font-style-asian="italic" style:font-size-complex="11pt" fo:language="it" fo:country="IT"/>
    </style:style>
    <style:style style:name="T8341" style:parent-style-name="Policepardéfaut" style:family="text">
      <style:text-properties style:font-name-complex="Times New Roman" fo:font-style="italic" style:font-style-asian="italic" style:font-size-complex="11pt" fo:language="it" fo:country="IT"/>
    </style:style>
    <style:style style:name="T8342" style:parent-style-name="Policepardéfaut" style:family="text">
      <style:text-properties fo:font-style="italic" style:font-style-asian="italic"/>
    </style:style>
    <style:style style:name="T8343" style:parent-style-name="Policepardéfaut" style:family="text">
      <style:text-properties fo:font-style="italic" style:font-style-asian="italic"/>
    </style:style>
    <style:style style:name="T8344" style:parent-style-name="Policepardéfaut" style:family="text">
      <style:text-properties fo:font-style="italic" style:font-style-asian="italic"/>
    </style:style>
    <style:style style:name="T8345" style:parent-style-name="Policepardéfaut" style:family="text">
      <style:text-properties fo:font-style="italic" style:font-style-asian="italic"/>
    </style:style>
    <style:style style:name="T8346" style:parent-style-name="Policepardéfaut" style:family="text">
      <style:text-properties fo:font-style="italic" style:font-style-asian="italic"/>
    </style:style>
    <style:style style:name="T8347" style:parent-style-name="Policepardéfaut" style:family="text">
      <style:text-properties fo:font-style="italic" style:font-style-asian="italic"/>
    </style:style>
    <style:style style:name="T8348" style:parent-style-name="Policepardéfaut" style:family="text">
      <style:text-properties fo:font-style="italic" style:font-style-asian="italic"/>
    </style:style>
    <style:style style:name="T8349" style:parent-style-name="Policepardéfaut" style:family="text">
      <style:text-properties fo:font-style="italic" style:font-style-asian="italic"/>
    </style:style>
    <style:style style:name="T8350" style:parent-style-name="Policepardéfaut" style:family="text">
      <style:text-properties fo:font-style="italic" style:font-style-asian="italic"/>
    </style:style>
    <style:style style:name="T8351" style:parent-style-name="Policepardéfaut" style:family="text">
      <style:text-properties fo:font-style="italic" style:font-style-asian="italic"/>
    </style:style>
    <style:style style:name="T8352" style:parent-style-name="Policepardéfaut" style:family="text">
      <style:text-properties fo:font-style="italic" style:font-style-asian="italic"/>
    </style:style>
    <style:style style:name="T8353" style:parent-style-name="Policepardéfaut" style:family="text">
      <style:text-properties fo:font-variant="small-caps"/>
    </style:style>
    <style:style style:name="T8354" style:parent-style-name="Policepardéfaut" style:family="text">
      <style:text-properties fo:font-style="italic" style:font-style-asian="italic"/>
    </style:style>
    <style:style style:name="T8355" style:parent-style-name="Policepardéfaut" style:family="text">
      <style:text-properties fo:font-style="italic" style:font-style-asian="italic"/>
    </style:style>
    <style:style style:name="T8356" style:parent-style-name="Policepardéfaut" style:family="text">
      <style:text-properties fo:font-style="italic" style:font-style-asian="italic"/>
    </style:style>
    <style:style style:name="T8357" style:parent-style-name="Policepardéfaut" style:family="text">
      <style:text-properties fo:font-style="italic" style:font-style-asian="italic"/>
    </style:style>
    <style:style style:name="T8358" style:parent-style-name="quote.c" style:family="text">
      <style:text-properties fo:font-style="italic" style:font-style-asian="italic"/>
    </style:style>
    <style:style style:name="T8359" style:parent-style-name="Policepardéfaut" style:family="text">
      <style:text-properties fo:font-style="italic" style:font-style-asian="italic"/>
    </style:style>
    <style:style style:name="T8360" style:parent-style-name="Policepardéfaut" style:family="text">
      <style:text-properties fo:font-style="italic" style:font-style-asian="italic"/>
    </style:style>
    <style:style style:name="T8361" style:parent-style-name="quote.c" style:family="text">
      <style:text-properties fo:font-style="italic" style:font-style-asian="italic"/>
    </style:style>
    <style:style style:name="T8362" style:parent-style-name="Policepardéfaut" style:family="text">
      <style:text-properties fo:font-style="italic" style:font-style-asian="italic"/>
    </style:style>
    <style:style style:name="T8363" style:parent-style-name="Policepardéfaut" style:family="text">
      <style:text-properties fo:font-style="italic" style:font-style-asian="italic"/>
    </style:style>
    <style:style style:name="T8364" style:parent-style-name="Policepardéfaut" style:family="text">
      <style:text-properties fo:font-style="italic" style:font-style-asian="italic"/>
    </style:style>
    <style:style style:name="T8365" style:parent-style-name="Policepardéfaut" style:family="text">
      <style:text-properties fo:font-style="italic" style:font-style-asian="italic"/>
    </style:style>
    <style:style style:name="T8366" style:parent-style-name="Policepardéfaut" style:family="text">
      <style:text-properties fo:font-style="italic" style:font-style-asian="italic"/>
    </style:style>
    <style:style style:name="T8367" style:parent-style-name="Policepardéfaut" style:family="text">
      <style:text-properties fo:font-style="italic" style:font-style-asian="italic"/>
    </style:style>
    <style:style style:name="T8368" style:parent-style-name="Policepardéfaut" style:family="text">
      <style:text-properties fo:font-style="italic" style:font-style-asian="italic"/>
    </style:style>
    <style:style style:name="T8369" style:parent-style-name="Policepardéfaut" style:family="text">
      <style:text-properties fo:font-style="italic" style:font-style-asian="italic"/>
    </style:style>
    <style:style style:name="T8370" style:parent-style-name="Policepardéfaut" style:family="text">
      <style:text-properties fo:font-style="italic" style:font-style-asian="italic"/>
    </style:style>
    <style:style style:name="T8371" style:parent-style-name="Policepardéfaut" style:family="text">
      <style:text-properties fo:font-style="italic" style:font-style-asian="italic"/>
    </style:style>
    <style:style style:name="T8372" style:parent-style-name="Policepardéfaut" style:family="text">
      <style:text-properties fo:font-style="italic" style:font-style-asian="italic"/>
    </style:style>
    <style:style style:name="T8373" style:parent-style-name="Policepardéfaut" style:family="text">
      <style:text-properties fo:font-style="italic" style:font-style-asian="italic"/>
    </style:style>
    <style:style style:name="T8374" style:parent-style-name="Policepardéfaut" style:family="text">
      <style:text-properties fo:font-style="italic" style:font-style-asian="italic"/>
    </style:style>
    <style:style style:name="T8375" style:parent-style-name="Policepardéfaut" style:family="text">
      <style:text-properties fo:font-style="italic" style:font-style-asian="italic"/>
    </style:style>
    <style:style style:name="T8376" style:parent-style-name="Policepardéfaut" style:family="text">
      <style:text-properties fo:font-style="italic" style:font-style-asian="italic"/>
    </style:style>
    <style:style style:name="T8377" style:parent-style-name="Policepardéfaut" style:family="text">
      <style:text-properties fo:font-style="italic" style:font-style-asian="italic"/>
    </style:style>
    <style:style style:name="T8378" style:parent-style-name="Policepardéfaut" style:family="text">
      <style:text-properties fo:font-style="italic" style:font-style-asian="italic"/>
    </style:style>
    <style:style style:name="T8379" style:parent-style-name="Policepardéfaut" style:family="text">
      <style:text-properties fo:font-style="italic" style:font-style-asian="italic"/>
    </style:style>
    <style:style style:name="T8380" style:parent-style-name="Policepardéfaut" style:family="text">
      <style:text-properties fo:font-style="italic" style:font-style-asian="italic"/>
    </style:style>
    <style:style style:name="T8381" style:parent-style-name="Policepardéfaut" style:family="text">
      <style:text-properties fo:font-style="italic" style:font-style-asian="italic"/>
    </style:style>
    <style:style style:name="T8382" style:parent-style-name="Policepardéfaut" style:family="text">
      <style:text-properties fo:font-style="italic" style:font-style-asian="italic"/>
    </style:style>
    <style:style style:name="T8383" style:parent-style-name="Policepardéfaut" style:family="text">
      <style:text-properties fo:font-style="italic" style:font-style-asian="italic"/>
    </style:style>
    <style:style style:name="T8384" style:parent-style-name="Policepardéfaut" style:family="text">
      <style:text-properties fo:font-style="italic" style:font-style-asian="italic"/>
    </style:style>
    <style:style style:name="T8385" style:parent-style-name="Policepardéfaut" style:family="text">
      <style:text-properties fo:font-style="italic" style:font-style-asian="italic"/>
    </style:style>
    <style:style style:name="T8386" style:parent-style-name="Policepardéfaut" style:family="text">
      <style:text-properties fo:font-style="italic" style:font-style-asian="italic"/>
    </style:style>
    <style:style style:name="T8387" style:parent-style-name="Policepardéfaut" style:family="text">
      <style:text-properties fo:font-style="italic" style:font-style-asian="italic"/>
    </style:style>
    <style:style style:name="T8388" style:parent-style-name="Policepardéfaut" style:family="text">
      <style:text-properties fo:font-style="italic" style:font-style-asian="italic"/>
    </style:style>
    <style:style style:name="T8389" style:parent-style-name="Policepardéfaut" style:family="text">
      <style:text-properties fo:font-style="italic" style:font-style-asian="italic"/>
    </style:style>
    <style:style style:name="T8390" style:parent-style-name="Policepardéfaut" style:family="text">
      <style:text-properties fo:font-style="italic" style:font-style-asian="italic"/>
    </style:style>
    <style:style style:name="T8391" style:parent-style-name="Policepardéfaut" style:family="text">
      <style:text-properties fo:font-style="italic" style:font-style-asian="italic"/>
    </style:style>
    <style:style style:name="T8392" style:parent-style-name="Policepardéfaut" style:family="text">
      <style:text-properties fo:font-style="italic" style:font-style-asian="italic"/>
    </style:style>
    <style:style style:name="T8393" style:parent-style-name="Policepardéfaut" style:family="text">
      <style:text-properties fo:font-style="italic" style:font-style-asian="italic"/>
    </style:style>
    <style:style style:name="T8394" style:parent-style-name="Policepardéfaut" style:family="text">
      <style:text-properties fo:font-style="italic" style:font-style-asian="italic"/>
    </style:style>
    <style:style style:name="T8395" style:parent-style-name="Policepardéfaut" style:family="text">
      <style:text-properties fo:font-style="italic" style:font-style-asian="italic"/>
    </style:style>
    <style:style style:name="T8396" style:parent-style-name="Policepardéfaut" style:family="text">
      <style:text-properties fo:font-style="italic" style:font-style-asian="italic"/>
    </style:style>
    <style:style style:name="T8397" style:parent-style-name="Policepardéfaut" style:family="text">
      <style:text-properties fo:font-style="italic" style:font-style-asian="italic"/>
    </style:style>
    <style:style style:name="T8398" style:parent-style-name="Policepardéfaut" style:family="text">
      <style:text-properties fo:font-style="italic" style:font-style-asian="italic"/>
    </style:style>
    <style:style style:name="T8399" style:parent-style-name="Policepardéfaut" style:family="text">
      <style:text-properties fo:font-style="italic" style:font-style-asian="italic"/>
    </style:style>
    <style:style style:name="T8400" style:parent-style-name="Policepardéfaut" style:family="text">
      <style:text-properties fo:font-style="italic" style:font-style-asian="italic"/>
    </style:style>
    <style:style style:name="T8401" style:parent-style-name="Policepardéfaut" style:family="text">
      <style:text-properties fo:font-style="italic" style:font-style-asian="italic"/>
    </style:style>
    <style:style style:name="T8402" style:parent-style-name="Policepardéfaut" style:family="text">
      <style:text-properties fo:font-style="italic" style:font-style-asian="italic"/>
    </style:style>
    <style:style style:name="T8403" style:parent-style-name="Policepardéfaut" style:family="text">
      <style:text-properties fo:font-style="italic" style:font-style-asian="italic"/>
    </style:style>
    <style:style style:name="T8404" style:parent-style-name="Policepardéfaut" style:family="text">
      <style:text-properties fo:font-style="italic" style:font-style-asian="italic"/>
    </style:style>
    <style:style style:name="T8405" style:parent-style-name="Policepardéfaut" style:family="text">
      <style:text-properties fo:font-style="italic" style:font-style-asian="italic"/>
    </style:style>
    <style:style style:name="T8406" style:parent-style-name="Policepardéfaut" style:family="text">
      <style:text-properties fo:font-variant="small-caps"/>
    </style:style>
    <style:style style:name="T8407" style:parent-style-name="Policepardéfaut" style:family="text">
      <style:text-properties fo:font-style="italic" style:font-style-asian="italic" fo:language="it" fo:country="IT"/>
    </style:style>
    <style:style style:name="T8408" style:parent-style-name="Policepardéfaut" style:family="text">
      <style:text-properties fo:language="it" fo:country="IT"/>
    </style:style>
    <style:style style:name="T8409" style:parent-style-name="Policepardéfaut" style:family="text">
      <style:text-properties fo:language="it" fo:country="IT"/>
    </style:style>
    <style:style style:name="T8410" style:parent-style-name="Policepardéfaut" style:family="text">
      <style:text-properties fo:language="it" fo:country="IT"/>
    </style:style>
    <style:style style:name="T8411" style:parent-style-name="Policepardéfaut" style:family="text">
      <style:text-properties fo:font-style="italic" style:font-style-asian="italic" fo:language="it" fo:country="IT"/>
    </style:style>
    <style:style style:name="T8412" style:parent-style-name="Policepardéfaut" style:family="text">
      <style:text-properties fo:language="it" fo:country="IT"/>
    </style:style>
    <style:style style:name="T8413" style:parent-style-name="Policepardéfaut" style:family="text">
      <style:text-properties fo:language="it" fo:country="IT"/>
    </style:style>
    <style:style style:name="T8414" style:parent-style-name="Policepardéfaut" style:family="text">
      <style:text-properties fo:language="it" fo:country="IT"/>
    </style:style>
    <style:style style:name="T8415" style:parent-style-name="Policepardéfaut" style:family="text">
      <style:text-properties fo:language="it" fo:country="IT"/>
    </style:style>
    <style:style style:name="T8416" style:parent-style-name="Policepardéfaut" style:family="text">
      <style:text-properties fo:language="it" fo:country="IT"/>
    </style:style>
    <style:style style:name="T8417" style:parent-style-name="Policepardéfaut" style:family="text">
      <style:text-properties fo:language="it" fo:country="IT"/>
    </style:style>
    <style:style style:name="T8418" style:parent-style-name="Policepardéfaut" style:family="text">
      <style:text-properties fo:font-style="italic" style:font-style-asian="italic" fo:language="it" fo:country="IT"/>
    </style:style>
    <style:style style:name="T8419" style:parent-style-name="Policepardéfaut" style:family="text">
      <style:text-properties fo:font-style="italic" style:font-style-asian="italic" fo:language="it" fo:country="IT"/>
    </style:style>
    <style:style style:name="T8420" style:parent-style-name="Policepardéfaut" style:family="text">
      <style:text-properties fo:font-style="italic" style:font-style-asian="italic" fo:language="it" fo:country="IT"/>
    </style:style>
    <style:style style:name="T8421" style:parent-style-name="Policepardéfaut" style:family="text">
      <style:text-properties fo:language="it" fo:country="IT"/>
    </style:style>
    <style:style style:name="T8422" style:parent-style-name="Policepardéfaut" style:family="text">
      <style:text-properties fo:font-style="italic" style:font-style-asian="italic" fo:language="it" fo:country="IT"/>
    </style:style>
    <style:style style:name="T8423" style:parent-style-name="Policepardéfaut" style:family="text">
      <style:text-properties fo:font-style="italic" style:font-style-asian="italic" fo:language="it" fo:country="IT"/>
    </style:style>
    <style:style style:name="T8424" style:parent-style-name="Policepardéfaut" style:family="text">
      <style:text-properties fo:font-style="italic" style:font-style-asian="italic" fo:language="it" fo:country="IT"/>
    </style:style>
    <style:style style:name="T8425" style:parent-style-name="Policepardéfaut" style:family="text">
      <style:text-properties fo:language="it" fo:country="IT"/>
    </style:style>
    <style:style style:name="T8426" style:parent-style-name="Policepardéfaut" style:family="text">
      <style:text-properties style:text-position="super 66.6%" fo:language="it" fo:country="IT"/>
    </style:style>
    <style:style style:name="T8427" style:parent-style-name="Policepardéfaut" style:family="text">
      <style:text-properties fo:language="it" fo:country="IT"/>
    </style:style>
    <style:style style:name="T8428" style:parent-style-name="Policepardéfaut" style:family="text">
      <style:text-properties fo:font-style="italic" style:font-style-asian="italic" fo:language="it" fo:country="IT"/>
    </style:style>
    <style:style style:name="T8429" style:parent-style-name="Policepardéfaut" style:family="text">
      <style:text-properties fo:font-style="italic" style:font-style-asian="italic" fo:language="it" fo:country="IT"/>
    </style:style>
    <style:style style:name="T8430" style:parent-style-name="Policepardéfaut" style:family="text">
      <style:text-properties fo:font-style="italic" style:font-style-asian="italic" fo:language="it" fo:country="IT"/>
    </style:style>
    <style:style style:name="T8431" style:parent-style-name="Policepardéfaut" style:family="text">
      <style:text-properties fo:language="it" fo:country="IT"/>
    </style:style>
    <style:style style:name="T8432" style:parent-style-name="Policepardéfaut" style:family="text">
      <style:text-properties fo:language="it" fo:country="IT"/>
    </style:style>
    <style:style style:name="T8433" style:parent-style-name="Policepardéfaut" style:family="text">
      <style:text-properties fo:language="it" fo:country="IT"/>
    </style:style>
    <style:style style:name="T8434" style:parent-style-name="Policepardéfaut" style:family="text">
      <style:text-properties fo:font-style="italic" style:font-style-asian="italic" fo:language="it" fo:country="IT"/>
    </style:style>
    <style:style style:name="T8435" style:parent-style-name="Policepardéfaut" style:family="text">
      <style:text-properties fo:language="it" fo:country="IT"/>
    </style:style>
    <style:style style:name="T8436" style:parent-style-name="Policepardéfaut" style:family="text">
      <style:text-properties fo:language="it" fo:country="IT"/>
    </style:style>
    <style:style style:name="T8437" style:parent-style-name="Policepardéfaut" style:family="text">
      <style:text-properties fo:font-style="italic" style:font-style-asian="italic"/>
    </style:style>
    <style:style style:name="T8438" style:parent-style-name="Policepardéfaut" style:family="text">
      <style:text-properties fo:font-style="italic" style:font-style-asian="italic"/>
    </style:style>
    <style:style style:name="T8439" style:parent-style-name="Policepardéfaut" style:family="text">
      <style:text-properties fo:font-style="italic" style:font-style-asian="italic"/>
    </style:style>
    <style:style style:name="T8440" style:parent-style-name="Policepardéfaut" style:family="text">
      <style:text-properties fo:font-style="italic" style:font-style-asian="italic"/>
    </style:style>
    <style:style style:name="T8441" style:parent-style-name="Policepardéfaut" style:family="text">
      <style:text-properties fo:font-style="italic" style:font-style-asian="italic"/>
    </style:style>
    <style:style style:name="T8442" style:parent-style-name="Policepardéfaut" style:family="text">
      <style:text-properties fo:font-style="italic" style:font-style-asian="italic"/>
    </style:style>
    <style:style style:name="T8443" style:parent-style-name="Policepardéfaut" style:family="text">
      <style:text-properties fo:font-style="italic" style:font-style-asian="italic"/>
    </style:style>
    <style:style style:name="T8444" style:parent-style-name="Policepardéfaut" style:family="text">
      <style:text-properties fo:font-style="italic" style:font-style-asian="italic"/>
    </style:style>
    <style:style style:name="T8445" style:parent-style-name="Policepardéfaut" style:family="text">
      <style:text-properties fo:font-style="italic" style:font-style-asian="italic"/>
    </style:style>
    <style:style style:name="T8446" style:parent-style-name="Policepardéfaut" style:family="text">
      <style:text-properties fo:font-style="italic" style:font-style-asian="italic"/>
    </style:style>
    <style:style style:name="T8447" style:parent-style-name="Policepardéfaut" style:family="text">
      <style:text-properties fo:font-style="italic" style:font-style-asian="italic"/>
    </style:style>
    <style:style style:name="T8448" style:parent-style-name="Policepardéfaut" style:family="text">
      <style:text-properties fo:font-style="italic" style:font-style-asian="italic"/>
    </style:style>
    <style:style style:name="T8449" style:parent-style-name="Policepardéfaut" style:family="text">
      <style:text-properties fo:font-style="italic" style:font-style-asian="italic"/>
    </style:style>
    <style:style style:name="T8450" style:parent-style-name="quote.c" style:family="text">
      <style:text-properties fo:font-style="italic" style:font-style-asian="italic" style:font-style-complex="italic"/>
    </style:style>
    <style:style style:name="T8451" style:parent-style-name="quote.c" style:family="text">
      <style:text-properties fo:font-style="italic" style:font-style-asian="italic" style:font-style-complex="italic"/>
    </style:style>
    <style:style style:name="T8452" style:parent-style-name="Policepardéfaut" style:family="text">
      <style:text-properties fo:font-style="italic" style:font-style-asian="italic" style:font-style-complex="italic"/>
    </style:style>
    <style:style style:name="T8453" style:parent-style-name="Policepardéfaut" style:family="text">
      <style:text-properties style:font-style-complex="italic"/>
    </style:style>
    <style:style style:name="T8454" style:parent-style-name="Policepardéfaut" style:family="text">
      <style:text-properties fo:font-style="italic" style:font-style-asian="italic"/>
    </style:style>
    <style:style style:name="T8455" style:parent-style-name="Policepardéfaut" style:family="text">
      <style:text-properties fo:font-style="italic" style:font-style-asian="italic"/>
    </style:style>
    <style:style style:name="T8456" style:parent-style-name="Policepardéfaut" style:family="text">
      <style:text-properties fo:font-style="italic" style:font-style-asian="italic"/>
    </style:style>
    <style:style style:name="T8457" style:parent-style-name="Policepardéfaut" style:family="text">
      <style:text-properties fo:font-style="italic" style:font-style-asian="italic"/>
    </style:style>
    <style:style style:name="T8458" style:parent-style-name="Policepardéfaut" style:family="text">
      <style:text-properties fo:font-style="italic" style:font-style-asian="italic"/>
    </style:style>
    <style:style style:name="T8459" style:parent-style-name="Policepardéfaut" style:family="text">
      <style:text-properties fo:font-style="italic" style:font-style-asian="italic"/>
    </style:style>
    <style:style style:name="T8460" style:parent-style-name="Policepardéfaut" style:family="text">
      <style:text-properties fo:font-style="italic" style:font-style-asian="italic"/>
    </style:style>
    <style:style style:name="T8461" style:parent-style-name="Policepardéfaut" style:family="text">
      <style:text-properties fo:font-style="italic" style:font-style-asian="italic"/>
    </style:style>
    <style:style style:name="T8462" style:parent-style-name="Policepardéfaut" style:family="text">
      <style:text-properties fo:font-style="italic" style:font-style-asian="italic"/>
    </style:style>
    <style:style style:name="T8463" style:parent-style-name="Policepardéfaut" style:family="text">
      <style:text-properties fo:font-style="italic" style:font-style-asian="italic"/>
    </style:style>
    <style:style style:name="T8464" style:parent-style-name="Policepardéfaut" style:family="text">
      <style:text-properties fo:font-style="italic" style:font-style-asian="italic"/>
    </style:style>
    <style:style style:name="T8465" style:parent-style-name="Policepardéfaut" style:family="text">
      <style:text-properties fo:font-style="italic" style:font-style-asian="italic"/>
    </style:style>
    <style:style style:name="T8466" style:parent-style-name="Policepardéfaut" style:family="text">
      <style:text-properties fo:font-style="italic" style:font-style-asian="italic"/>
    </style:style>
    <style:style style:name="T8467" style:parent-style-name="Policepardéfaut" style:family="text">
      <style:text-properties fo:font-style="italic" style:font-style-asian="italic"/>
    </style:style>
    <style:style style:name="T8468" style:parent-style-name="Policepardéfaut" style:family="text">
      <style:text-properties fo:font-style="italic" style:font-style-asian="italic"/>
    </style:style>
    <style:style style:name="T8469" style:parent-style-name="Policepardéfaut" style:family="text">
      <style:text-properties fo:font-style="italic" style:font-style-asian="italic"/>
    </style:style>
    <style:style style:name="T8470" style:parent-style-name="Policepardéfaut" style:family="text">
      <style:text-properties fo:font-style="italic" style:font-style-asian="italic"/>
    </style:style>
    <style:style style:name="T8471" style:parent-style-name="Policepardéfaut" style:family="text">
      <style:text-properties fo:font-style="italic" style:font-style-asian="italic"/>
    </style:style>
    <style:style style:name="T8472" style:parent-style-name="Policepardéfaut" style:family="text">
      <style:text-properties fo:font-style="italic" style:font-style-asian="italic"/>
    </style:style>
    <style:style style:name="T8473" style:parent-style-name="Policepardéfaut" style:family="text">
      <style:text-properties fo:font-style="italic" style:font-style-asian="italic"/>
    </style:style>
    <style:style style:name="T8474" style:parent-style-name="Policepardéfaut" style:family="text">
      <style:text-properties fo:font-style="italic" style:font-style-asian="italic"/>
    </style:style>
    <style:style style:name="T8475" style:parent-style-name="quote.c" style:family="text">
      <style:text-properties fo:font-style="italic" style:font-style-asian="italic"/>
    </style:style>
    <style:style style:name="T8476" style:parent-style-name="quote.c" style:family="text">
      <style:text-properties fo:font-style="italic" style:font-style-asian="italic"/>
    </style:style>
    <style:style style:name="T8477" style:parent-style-name="quote.c" style:family="text">
      <style:text-properties fo:font-style="italic" style:font-style-asian="italic"/>
    </style:style>
    <style:style style:name="T8478" style:parent-style-name="quote.c" style:family="text">
      <style:text-properties fo:font-style="italic" style:font-style-asian="italic"/>
    </style:style>
    <style:style style:name="T8479" style:parent-style-name="quote.c" style:family="text">
      <style:text-properties fo:font-style="italic" style:font-style-asian="italic"/>
    </style:style>
    <style:style style:name="T8480" style:parent-style-name="Policepardéfaut" style:family="text">
      <style:text-properties fo:font-style="italic" style:font-style-asian="italic"/>
    </style:style>
    <style:style style:name="T8481" style:parent-style-name="Policepardéfaut" style:family="text">
      <style:text-properties fo:font-style="italic" style:font-style-asian="italic"/>
    </style:style>
    <style:style style:name="T8482" style:parent-style-name="Policepardéfaut" style:family="text">
      <style:text-properties fo:font-style="italic" style:font-style-asian="italic"/>
    </style:style>
    <style:style style:name="T8483" style:parent-style-name="Policepardéfaut" style:family="text">
      <style:text-properties fo:font-style="italic" style:font-style-asian="italic"/>
    </style:style>
    <style:style style:name="T8484" style:parent-style-name="Policepardéfaut" style:family="text">
      <style:text-properties fo:font-style="italic" style:font-style-asian="italic"/>
    </style:style>
    <style:style style:name="T8485" style:parent-style-name="Policepardéfaut" style:family="text">
      <style:text-properties fo:font-style="italic" style:font-style-asian="italic"/>
    </style:style>
    <style:style style:name="T8486" style:parent-style-name="Policepardéfaut" style:family="text">
      <style:text-properties fo:font-style="italic" style:font-style-asian="italic" fo:language="it" fo:country="IT"/>
    </style:style>
    <style:style style:name="T8487" style:parent-style-name="Policepardéfaut" style:family="text">
      <style:text-properties fo:language="it" fo:country="IT"/>
    </style:style>
    <style:style style:name="T8488" style:parent-style-name="Policepardéfaut" style:family="text">
      <style:text-properties fo:font-style="italic" style:font-style-asian="italic" fo:language="it" fo:country="IT"/>
    </style:style>
    <style:style style:name="T8489" style:parent-style-name="Policepardéfaut" style:family="text">
      <style:text-properties fo:language="it" fo:country="IT"/>
    </style:style>
    <style:style style:name="T8490" style:parent-style-name="Policepardéfaut" style:family="text">
      <style:text-properties fo:language="it" fo:country="IT"/>
    </style:style>
    <style:style style:name="T8491" style:parent-style-name="Policepardéfaut" style:family="text">
      <style:text-properties fo:font-style="italic" style:font-style-asian="italic" fo:language="it" fo:country="IT"/>
    </style:style>
    <style:style style:name="T8492" style:parent-style-name="Policepardéfaut" style:family="text">
      <style:text-properties fo:language="it" fo:country="IT"/>
    </style:style>
    <style:style style:name="T8493" style:parent-style-name="Policepardéfaut" style:family="text">
      <style:text-properties fo:language="it" fo:country="IT"/>
    </style:style>
    <style:style style:name="T8494" style:parent-style-name="Policepardéfaut" style:family="text">
      <style:text-properties fo:language="it" fo:country="IT"/>
    </style:style>
    <style:style style:name="T8495" style:parent-style-name="Policepardéfaut" style:family="text">
      <style:text-properties fo:language="it" fo:country="IT"/>
    </style:style>
    <style:style style:name="T8496" style:parent-style-name="Policepardéfaut" style:family="text">
      <style:text-properties fo:language="it" fo:country="IT"/>
    </style:style>
    <style:style style:name="T8497" style:parent-style-name="Policepardéfaut" style:family="text">
      <style:text-properties fo:font-style="italic" style:font-style-asian="italic" fo:language="it" fo:country="IT"/>
    </style:style>
    <style:style style:name="T8498" style:parent-style-name="Policepardéfaut" style:family="text">
      <style:text-properties fo:language="it" fo:country="IT"/>
    </style:style>
    <style:style style:name="T8499" style:parent-style-name="Policepardéfaut" style:family="text">
      <style:text-properties fo:font-style="italic" style:font-style-asian="italic"/>
    </style:style>
    <style:style style:name="T8500" style:parent-style-name="Policepardéfaut" style:family="text">
      <style:text-properties fo:font-style="italic" style:font-style-asian="italic"/>
    </style:style>
    <style:style style:name="T8501" style:parent-style-name="quote.c" style:family="text">
      <style:text-properties fo:font-style="italic" style:font-style-asian="italic"/>
    </style:style>
    <style:style style:name="T8502" style:parent-style-name="Policepardéfaut" style:family="text">
      <style:text-properties fo:font-style="italic" style:font-style-asian="italic"/>
    </style:style>
    <style:style style:name="T8503" style:parent-style-name="Policepardéfaut" style:family="text">
      <style:text-properties fo:font-variant="small-caps"/>
    </style:style>
    <style:style style:name="T8504" style:parent-style-name="Policepardéfaut" style:family="text">
      <style:text-properties fo:font-style="italic" style:font-style-asian="italic"/>
    </style:style>
    <style:style style:name="T8505" style:parent-style-name="Policepardéfaut" style:family="text">
      <style:text-properties fo:font-style="italic" style:font-style-asian="italic"/>
    </style:style>
    <style:style style:name="T8506" style:parent-style-name="quote.c" style:family="text">
      <style:text-properties fo:font-style="italic" style:font-style-asian="italic"/>
    </style:style>
    <style:style style:name="T8507" style:parent-style-name="quote.c" style:family="text">
      <style:text-properties fo:font-style="italic" style:font-style-asian="italic"/>
    </style:style>
    <style:style style:name="T8508" style:parent-style-name="quote.c" style:family="text">
      <style:text-properties fo:font-style="italic" style:font-style-asian="italic"/>
    </style:style>
    <style:style style:name="T8509" style:parent-style-name="quote.c" style:family="text">
      <style:text-properties fo:font-style="italic" style:font-style-asian="italic"/>
    </style:style>
    <style:style style:name="T8510" style:parent-style-name="quote.c" style:family="text">
      <style:text-properties fo:font-style="italic" style:font-style-asian="italic"/>
    </style:style>
    <style:style style:name="T8511" style:parent-style-name="Policepardéfaut" style:family="text">
      <style:text-properties fo:font-style="italic" style:font-style-asian="italic"/>
    </style:style>
    <style:style style:name="T8512" style:parent-style-name="Policepardéfaut" style:family="text">
      <style:text-properties fo:font-style="italic" style:font-style-asian="italic"/>
    </style:style>
    <style:style style:name="T8513" style:parent-style-name="Policepardéfaut" style:family="text">
      <style:text-properties fo:font-style="italic" style:font-style-asian="italic"/>
    </style:style>
    <style:style style:name="T8514" style:parent-style-name="Policepardéfaut" style:family="text">
      <style:text-properties fo:font-style="italic" style:font-style-asian="italic"/>
    </style:style>
    <style:style style:name="T8515" style:parent-style-name="Policepardéfaut" style:family="text">
      <style:text-properties fo:font-style="italic" style:font-style-asian="italic"/>
    </style:style>
    <style:style style:name="T8516" style:parent-style-name="Policepardéfaut" style:family="text">
      <style:text-properties fo:font-style="italic" style:font-style-asian="italic"/>
    </style:style>
    <style:style style:name="T8517" style:parent-style-name="Policepardéfaut" style:family="text">
      <style:text-properties fo:font-style="italic" style:font-style-asian="italic"/>
    </style:style>
    <style:style style:name="T8518" style:parent-style-name="Policepardéfaut" style:family="text">
      <style:text-properties fo:font-style="italic" style:font-style-asian="italic"/>
    </style:style>
    <style:style style:name="T8519" style:parent-style-name="quote.c" style:family="text">
      <style:text-properties fo:font-style="italic" style:font-style-asian="italic"/>
    </style:style>
    <style:style style:name="T8520" style:parent-style-name="Policepardéfaut" style:family="text">
      <style:text-properties fo:font-style="italic" style:font-style-asian="italic" style:font-style-complex="italic"/>
    </style:style>
    <style:style style:name="T8521" style:parent-style-name="Policepardéfaut" style:family="text">
      <style:text-properties fo:font-style="italic" style:font-style-asian="italic"/>
    </style:style>
    <style:style style:name="T8522" style:parent-style-name="Policepardéfaut" style:family="text">
      <style:text-properties fo:font-style="italic" style:font-style-asian="italic"/>
    </style:style>
    <style:style style:name="T8523" style:parent-style-name="Policepardéfaut" style:family="text">
      <style:text-properties fo:font-style="italic" style:font-style-asian="italic"/>
    </style:style>
    <style:style style:name="T8524" style:parent-style-name="Policepardéfaut" style:family="text">
      <style:text-properties fo:font-style="italic" style:font-style-asian="italic"/>
    </style:style>
    <style:style style:name="T8525" style:parent-style-name="Policepardéfaut" style:family="text">
      <style:text-properties fo:font-style="italic" style:font-style-asian="italic"/>
    </style:style>
    <style:style style:name="T8526" style:parent-style-name="Policepardéfaut" style:family="text">
      <style:text-properties fo:font-style="italic" style:font-style-asian="italic"/>
    </style:style>
    <style:style style:name="T8527" style:parent-style-name="Policepardéfaut" style:family="text">
      <style:text-properties fo:font-style="italic" style:font-style-asian="italic"/>
    </style:style>
    <style:style style:name="T8528" style:parent-style-name="Policepardéfaut" style:family="text">
      <style:text-properties fo:font-style="italic" style:font-style-asian="italic"/>
    </style:style>
    <style:style style:name="T8529" style:parent-style-name="Policepardéfaut" style:family="text">
      <style:text-properties fo:font-style="italic" style:font-style-asian="italic"/>
    </style:style>
    <style:style style:name="T8530" style:parent-style-name="Policepardéfaut" style:family="text">
      <style:text-properties fo:font-style="italic" style:font-style-asian="italic"/>
    </style:style>
    <style:style style:name="T8531" style:parent-style-name="Policepardéfaut" style:family="text">
      <style:text-properties fo:font-style="italic" style:font-style-asian="italic"/>
    </style:style>
    <style:style style:name="T8532" style:parent-style-name="Policepardéfaut" style:family="text">
      <style:text-properties fo:font-style="italic" style:font-style-asian="italic"/>
    </style:style>
    <style:style style:name="T8533" style:parent-style-name="Policepardéfaut" style:family="text">
      <style:text-properties fo:font-style="italic" style:font-style-asian="italic"/>
    </style:style>
    <style:style style:name="T8534" style:parent-style-name="Policepardéfaut" style:family="text">
      <style:text-properties fo:font-style="italic" style:font-style-asian="italic"/>
    </style:style>
    <style:style style:name="T8535" style:parent-style-name="Policepardéfaut" style:family="text">
      <style:text-properties fo:font-style="italic" style:font-style-asian="italic"/>
    </style:style>
    <style:style style:name="T8536" style:parent-style-name="Policepardéfaut" style:family="text">
      <style:text-properties fo:font-style="italic" style:font-style-asian="italic"/>
    </style:style>
    <style:style style:name="T8537" style:parent-style-name="Policepardéfaut" style:family="text">
      <style:text-properties fo:font-style="italic" style:font-style-asian="italic"/>
    </style:style>
    <style:style style:name="T8538" style:parent-style-name="Policepardéfaut" style:family="text">
      <style:text-properties fo:font-style="italic" style:font-style-asian="italic"/>
    </style:style>
    <style:style style:name="T8539" style:parent-style-name="Policepardéfaut" style:family="text">
      <style:text-properties fo:font-style="italic" style:font-style-asian="italic"/>
    </style:style>
    <style:style style:name="T8540" style:parent-style-name="Policepardéfaut" style:family="text">
      <style:text-properties fo:font-style="italic" style:font-style-asian="italic"/>
    </style:style>
    <style:style style:name="T8541" style:parent-style-name="Policepardéfaut" style:family="text">
      <style:text-properties fo:font-style="italic" style:font-style-asian="italic"/>
    </style:style>
    <style:style style:name="T8542" style:parent-style-name="Policepardéfaut" style:family="text">
      <style:text-properties fo:font-style="italic" style:font-style-asian="italic"/>
    </style:style>
    <style:style style:name="T8543" style:parent-style-name="Policepardéfaut" style:family="text">
      <style:text-properties fo:font-style="italic" style:font-style-asian="italic"/>
    </style:style>
    <style:style style:name="T8544" style:parent-style-name="Policepardéfaut" style:family="text">
      <style:text-properties fo:font-style="italic" style:font-style-asian="italic"/>
    </style:style>
    <style:style style:name="T8545" style:parent-style-name="Policepardéfaut" style:family="text">
      <style:text-properties fo:font-style="italic" style:font-style-asian="italic"/>
    </style:style>
    <style:style style:name="T8546" style:parent-style-name="Policepardéfaut" style:family="text">
      <style:text-properties fo:font-style="italic" style:font-style-asian="italic"/>
    </style:style>
    <style:style style:name="T8547" style:parent-style-name="Policepardéfaut" style:family="text">
      <style:text-properties fo:font-style="italic" style:font-style-asian="italic"/>
    </style:style>
    <style:style style:name="T8548" style:parent-style-name="Policepardéfaut" style:family="text">
      <style:text-properties fo:font-style="italic" style:font-style-asian="italic"/>
    </style:style>
    <style:style style:name="T8549" style:parent-style-name="Policepardéfaut" style:family="text">
      <style:text-properties fo:font-style="italic" style:font-style-asian="italic"/>
    </style:style>
    <style:style style:name="T8550" style:parent-style-name="Policepardéfaut" style:family="text">
      <style:text-properties fo:font-style="italic" style:font-style-asian="italic"/>
    </style:style>
    <style:style style:name="T8551" style:parent-style-name="Policepardéfaut" style:family="text">
      <style:text-properties fo:font-style="italic" style:font-style-asian="italic"/>
    </style:style>
    <style:style style:name="T8552" style:parent-style-name="Policepardéfaut" style:family="text">
      <style:text-properties fo:font-style="italic" style:font-style-asian="italic"/>
    </style:style>
    <style:style style:name="T8553" style:parent-style-name="Policepardéfaut" style:family="text">
      <style:text-properties fo:font-style="italic" style:font-style-asian="italic"/>
    </style:style>
    <style:style style:name="T8554" style:parent-style-name="Policepardéfaut" style:family="text">
      <style:text-properties fo:font-style="italic" style:font-style-asian="italic"/>
    </style:style>
    <style:style style:name="T8555" style:parent-style-name="Policepardéfaut" style:family="text">
      <style:text-properties fo:font-style="italic" style:font-style-asian="italic"/>
    </style:style>
    <style:style style:name="T8556" style:parent-style-name="Policepardéfaut" style:family="text">
      <style:text-properties fo:font-style="italic" style:font-style-asian="italic"/>
    </style:style>
    <style:style style:name="T8557" style:parent-style-name="Policepardéfaut" style:family="text">
      <style:text-properties fo:font-style="italic" style:font-style-asian="italic"/>
    </style:style>
    <style:style style:name="T8558" style:parent-style-name="Policepardéfaut" style:family="text">
      <style:text-properties fo:font-style="italic" style:font-style-asian="italic"/>
    </style:style>
    <style:style style:name="T8559" style:parent-style-name="Policepardéfaut" style:family="text">
      <style:text-properties fo:font-style="italic" style:font-style-asian="italic"/>
    </style:style>
    <style:style style:name="T8560" style:parent-style-name="Policepardéfaut" style:family="text">
      <style:text-properties fo:font-style="italic" style:font-style-asian="italic"/>
    </style:style>
    <style:style style:name="T8561" style:parent-style-name="Policepardéfaut" style:family="text">
      <style:text-properties fo:font-style="italic" style:font-style-asian="italic"/>
    </style:style>
    <style:style style:name="T8562" style:parent-style-name="Policepardéfaut" style:family="text">
      <style:text-properties fo:font-style="italic" style:font-style-asian="italic"/>
    </style:style>
    <style:style style:name="T8563" style:parent-style-name="Policepardéfaut" style:family="text">
      <style:text-properties fo:font-style="italic" style:font-style-asian="italic"/>
    </style:style>
    <style:style style:name="T8564" style:parent-style-name="Policepardéfaut" style:family="text">
      <style:text-properties fo:font-style="italic" style:font-style-asian="italic"/>
    </style:style>
    <style:style style:name="T8565" style:parent-style-name="Policepardéfaut" style:family="text">
      <style:text-properties fo:font-style="italic" style:font-style-asian="italic"/>
    </style:style>
    <style:style style:name="T8566" style:parent-style-name="Policepardéfaut" style:family="text">
      <style:text-properties fo:font-style="italic" style:font-style-asian="italic"/>
    </style:style>
    <style:style style:name="T8567" style:parent-style-name="Policepardéfaut" style:family="text">
      <style:text-properties fo:font-style="italic" style:font-style-asian="italic"/>
    </style:style>
    <style:style style:name="T8568" style:parent-style-name="Policepardéfaut" style:family="text">
      <style:text-properties fo:font-style="italic" style:font-style-asian="italic"/>
    </style:style>
    <style:style style:name="T8569" style:parent-style-name="Policepardéfaut" style:family="text">
      <style:text-properties fo:font-style="italic" style:font-style-asian="italic"/>
    </style:style>
    <style:style style:name="T8570" style:parent-style-name="Policepardéfaut" style:family="text">
      <style:text-properties fo:font-style="italic" style:font-style-asian="italic"/>
    </style:style>
    <style:style style:name="T8571" style:parent-style-name="Policepardéfaut" style:family="text">
      <style:text-properties fo:font-style="italic" style:font-style-asian="italic"/>
    </style:style>
    <style:style style:name="T8572" style:parent-style-name="Policepardéfaut" style:family="text">
      <style:text-properties fo:font-style="italic" style:font-style-asian="italic"/>
    </style:style>
    <style:style style:name="T8573" style:parent-style-name="Policepardéfaut" style:family="text">
      <style:text-properties fo:font-style="italic" style:font-style-asian="italic"/>
    </style:style>
    <style:style style:name="T8574" style:parent-style-name="Policepardéfaut" style:family="text">
      <style:text-properties fo:font-style="italic" style:font-style-asian="italic"/>
    </style:style>
    <style:style style:name="T8575" style:parent-style-name="Policepardéfaut" style:family="text">
      <style:text-properties fo:font-style="italic" style:font-style-asian="italic"/>
    </style:style>
    <style:style style:name="T8576" style:parent-style-name="Policepardéfaut" style:family="text">
      <style:text-properties fo:font-style="italic" style:font-style-asian="italic"/>
    </style:style>
    <style:style style:name="T8577" style:parent-style-name="Policepardéfaut" style:family="text">
      <style:text-properties fo:font-style="italic" style:font-style-asian="italic"/>
    </style:style>
    <style:style style:name="T8578" style:parent-style-name="Policepardéfaut" style:family="text">
      <style:text-properties fo:font-style="italic" style:font-style-asian="italic"/>
    </style:style>
    <style:style style:name="T8579" style:parent-style-name="Policepardéfaut" style:family="text">
      <style:text-properties fo:font-style="italic" style:font-style-asian="italic"/>
    </style:style>
    <style:style style:name="T8580" style:parent-style-name="Policepardéfaut" style:family="text">
      <style:text-properties fo:font-style="italic" style:font-style-asian="italic"/>
    </style:style>
    <style:style style:name="T8581" style:parent-style-name="Policepardéfaut" style:family="text">
      <style:text-properties fo:font-style="italic" style:font-style-asian="italic"/>
    </style:style>
    <style:style style:name="T8582" style:parent-style-name="Policepardéfaut" style:family="text">
      <style:text-properties fo:font-style="italic" style:font-style-asian="italic"/>
    </style:style>
    <style:style style:name="T8583" style:parent-style-name="Policepardéfaut" style:family="text">
      <style:text-properties fo:font-style="italic" style:font-style-asian="italic"/>
    </style:style>
    <style:style style:name="T8584" style:parent-style-name="Policepardéfaut" style:family="text">
      <style:text-properties fo:font-style="italic" style:font-style-asian="italic"/>
    </style:style>
    <style:style style:name="T8585" style:parent-style-name="Policepardéfaut" style:family="text">
      <style:text-properties fo:font-style="italic" style:font-style-asian="italic"/>
    </style:style>
    <style:style style:name="T8586" style:parent-style-name="Policepardéfaut" style:family="text">
      <style:text-properties fo:font-style="italic" style:font-style-asian="italic"/>
    </style:style>
    <style:style style:name="T8587" style:parent-style-name="Policepardéfaut" style:family="text">
      <style:text-properties fo:font-style="italic" style:font-style-asian="italic"/>
    </style:style>
    <style:style style:name="T8588" style:parent-style-name="Policepardéfaut" style:family="text">
      <style:text-properties fo:font-style="italic" style:font-style-asian="italic"/>
    </style:style>
    <style:style style:name="T8589" style:parent-style-name="Policepardéfaut" style:family="text">
      <style:text-properties fo:font-style="italic" style:font-style-asian="italic"/>
    </style:style>
    <style:style style:name="T8590" style:parent-style-name="Policepardéfaut" style:family="text">
      <style:text-properties fo:font-style="italic" style:font-style-asian="italic" fo:language="it" fo:country="IT"/>
    </style:style>
    <style:style style:name="T8591" style:parent-style-name="Policepardéfaut" style:family="text">
      <style:text-properties fo:language="it" fo:country="IT"/>
    </style:style>
    <style:style style:name="T8592" style:parent-style-name="Policepardéfaut" style:family="text">
      <style:text-properties fo:language="it" fo:country="IT"/>
    </style:style>
    <style:style style:name="T8593" style:parent-style-name="Policepardéfaut" style:family="text">
      <style:text-properties fo:language="it" fo:country="IT"/>
    </style:style>
    <style:style style:name="T8594" style:parent-style-name="Policepardéfaut" style:family="text">
      <style:text-properties fo:language="it" fo:country="IT"/>
    </style:style>
    <style:style style:name="T8595" style:parent-style-name="Policepardéfaut" style:family="text">
      <style:text-properties fo:language="it" fo:country="IT"/>
    </style:style>
    <style:style style:name="T8596" style:parent-style-name="Policepardéfaut" style:family="text">
      <style:text-properties fo:font-style="italic" style:font-style-asian="italic" fo:language="it" fo:country="IT"/>
    </style:style>
    <style:style style:name="T8597" style:parent-style-name="Policepardéfaut" style:family="text">
      <style:text-properties fo:language="it" fo:country="IT"/>
    </style:style>
    <style:style style:name="T8598" style:parent-style-name="Policepardéfaut" style:family="text">
      <style:text-properties fo:language="it" fo:country="IT"/>
    </style:style>
    <style:style style:name="T8599" style:parent-style-name="Policepardéfaut" style:family="text">
      <style:text-properties fo:font-style="italic" style:font-style-asian="italic"/>
    </style:style>
    <style:style style:name="T8600" style:parent-style-name="Policepardéfaut" style:family="text">
      <style:text-properties fo:font-style="italic" style:font-style-asian="italic"/>
    </style:style>
    <style:style style:name="T8601" style:parent-style-name="Policepardéfaut" style:family="text">
      <style:text-properties fo:font-style="italic" style:font-style-asian="italic"/>
    </style:style>
    <style:style style:name="T8602" style:parent-style-name="Policepardéfaut" style:family="text">
      <style:text-properties fo:font-style="italic" style:font-style-asian="italic"/>
    </style:style>
    <style:style style:name="T8603" style:parent-style-name="Policepardéfaut" style:family="text">
      <style:text-properties fo:font-style="italic" style:font-style-asian="italic"/>
    </style:style>
    <style:style style:name="T8604" style:parent-style-name="Policepardéfaut" style:family="text">
      <style:text-properties fo:font-style="italic" style:font-style-asian="italic"/>
    </style:style>
    <style:style style:name="T8605" style:parent-style-name="Policepardéfaut" style:family="text">
      <style:text-properties fo:font-style="italic" style:font-style-asian="italic"/>
    </style:style>
    <style:style style:name="T8606" style:parent-style-name="quote.c" style:family="text">
      <style:text-properties fo:font-style="italic" style:font-style-asian="italic"/>
    </style:style>
    <style:style style:name="T8607" style:parent-style-name="quote.c" style:family="text">
      <style:text-properties fo:font-style="italic" style:font-style-asian="italic"/>
    </style:style>
    <style:style style:name="T8608" style:parent-style-name="Policepardéfaut" style:family="text">
      <style:text-properties fo:font-style="italic" style:font-style-asian="italic"/>
    </style:style>
    <style:style style:name="T8609" style:parent-style-name="Policepardéfaut" style:family="text">
      <style:text-properties fo:font-style="italic" style:font-style-asian="italic"/>
    </style:style>
    <style:style style:name="T8610" style:parent-style-name="Policepardéfaut" style:family="text">
      <style:text-properties fo:font-style="italic" style:font-style-asian="italic"/>
    </style:style>
    <style:style style:name="T8611" style:parent-style-name="Policepardéfaut" style:family="text">
      <style:text-properties fo:font-style="italic" style:font-style-asian="italic"/>
    </style:style>
    <style:style style:name="T8612" style:parent-style-name="Policepardéfaut" style:family="text">
      <style:text-properties fo:font-style="italic" style:font-style-asian="italic"/>
    </style:style>
    <style:style style:name="T8613" style:parent-style-name="Policepardéfaut" style:family="text">
      <style:text-properties fo:font-style="italic" style:font-style-asian="italic"/>
    </style:style>
    <style:style style:name="T8614" style:parent-style-name="Policepardéfaut" style:family="text">
      <style:text-properties fo:font-style="italic" style:font-style-asian="italic"/>
    </style:style>
    <style:style style:name="T8615" style:parent-style-name="Policepardéfaut" style:family="text">
      <style:text-properties fo:font-style="italic" style:font-style-asian="italic"/>
    </style:style>
    <style:style style:name="T8616" style:parent-style-name="Policepardéfaut" style:family="text">
      <style:text-properties fo:font-style="italic" style:font-style-asian="italic"/>
    </style:style>
    <style:style style:name="T8617" style:parent-style-name="Policepardéfaut" style:family="text">
      <style:text-properties fo:font-style="italic" style:font-style-asian="italic"/>
    </style:style>
    <style:style style:name="T8618" style:parent-style-name="Policepardéfaut" style:family="text">
      <style:text-properties fo:font-style="italic" style:font-style-asian="italic"/>
    </style:style>
    <style:style style:name="T8619" style:parent-style-name="Policepardéfaut" style:family="text">
      <style:text-properties fo:font-style="italic" style:font-style-asian="italic"/>
    </style:style>
    <style:style style:name="T8620" style:parent-style-name="Policepardéfaut" style:family="text">
      <style:text-properties fo:font-style="italic" style:font-style-asian="italic"/>
    </style:style>
    <style:style style:name="T8621" style:parent-style-name="Policepardéfaut" style:family="text">
      <style:text-properties fo:font-style="italic" style:font-style-asian="italic"/>
    </style:style>
    <style:style style:name="T8622" style:parent-style-name="Policepardéfaut" style:family="text">
      <style:text-properties fo:font-style="italic" style:font-style-asian="italic"/>
    </style:style>
    <style:style style:name="T8623" style:parent-style-name="Policepardéfaut" style:family="text">
      <style:text-properties fo:font-style="italic" style:font-style-asian="italic"/>
    </style:style>
    <style:style style:name="T8624" style:parent-style-name="Policepardéfaut" style:family="text">
      <style:text-properties fo:font-style="italic" style:font-style-asian="italic"/>
    </style:style>
    <style:style style:name="T8625" style:parent-style-name="Policepardéfaut" style:family="text">
      <style:text-properties fo:font-style="italic" style:font-style-asian="italic"/>
    </style:style>
    <style:style style:name="T8626" style:parent-style-name="quote.c" style:family="text">
      <style:text-properties fo:font-style="italic" style:font-style-asian="italic"/>
    </style:style>
    <style:style style:name="T8627" style:parent-style-name="Policepardéfaut" style:family="text">
      <style:text-properties fo:font-style="italic" style:font-style-asian="italic"/>
    </style:style>
    <style:style style:name="T8628" style:parent-style-name="Policepardéfaut" style:family="text">
      <style:text-properties fo:font-style="italic" style:font-style-asian="italic"/>
    </style:style>
    <style:style style:name="T8629" style:parent-style-name="Policepardéfaut" style:family="text">
      <style:text-properties fo:font-style="italic" style:font-style-asian="italic"/>
    </style:style>
    <style:style style:name="T8630" style:parent-style-name="Policepardéfaut" style:family="text">
      <style:text-properties fo:font-style="italic" style:font-style-asian="italic"/>
    </style:style>
    <style:style style:name="T8631" style:parent-style-name="Policepardéfaut" style:family="text">
      <style:text-properties fo:font-style="italic" style:font-style-asian="italic"/>
    </style:style>
    <style:style style:name="T8632" style:parent-style-name="Policepardéfaut" style:family="text">
      <style:text-properties fo:font-style="italic" style:font-style-asian="italic"/>
    </style:style>
    <style:style style:name="T8633" style:parent-style-name="Policepardéfaut" style:family="text">
      <style:text-properties fo:font-style="italic" style:font-style-asian="italic"/>
    </style:style>
    <style:style style:name="T8634" style:parent-style-name="Policepardéfaut" style:family="text">
      <style:text-properties fo:font-style="italic" style:font-style-asian="italic"/>
    </style:style>
    <style:style style:name="T8635" style:parent-style-name="Policepardéfaut" style:family="text">
      <style:text-properties fo:font-style="italic" style:font-style-asian="italic"/>
    </style:style>
    <style:style style:name="T8636" style:parent-style-name="Policepardéfaut" style:family="text">
      <style:text-properties fo:font-style="italic" style:font-style-asian="italic"/>
    </style:style>
    <style:style style:name="T8637" style:parent-style-name="Policepardéfaut" style:family="text">
      <style:text-properties fo:font-style="italic" style:font-style-asian="italic"/>
    </style:style>
    <style:style style:name="T8638" style:parent-style-name="Policepardéfaut" style:family="text">
      <style:text-properties fo:font-style="italic" style:font-style-asian="italic"/>
    </style:style>
    <style:style style:name="T8639" style:parent-style-name="Policepardéfaut" style:family="text">
      <style:text-properties fo:font-style="italic" style:font-style-asian="italic"/>
    </style:style>
    <style:style style:name="T8640" style:parent-style-name="Policepardéfaut" style:family="text">
      <style:text-properties fo:font-style="italic" style:font-style-asian="italic"/>
    </style:style>
    <style:style style:name="T8641" style:parent-style-name="Policepardéfaut" style:family="text">
      <style:text-properties fo:font-style="italic" style:font-style-asian="italic"/>
    </style:style>
    <style:style style:name="T8642" style:parent-style-name="Policepardéfaut" style:family="text">
      <style:text-properties fo:font-style="italic" style:font-style-asian="italic"/>
    </style:style>
    <style:style style:name="T8643" style:parent-style-name="Policepardéfaut" style:family="text">
      <style:text-properties fo:font-style="italic" style:font-style-asian="italic"/>
    </style:style>
    <style:style style:name="T8644" style:parent-style-name="Policepardéfaut" style:family="text">
      <style:text-properties fo:font-style="italic" style:font-style-asian="italic"/>
    </style:style>
    <style:style style:name="T8645" style:parent-style-name="quote.c" style:family="text">
      <style:text-properties fo:font-style="italic" style:font-style-asian="italic"/>
    </style:style>
    <style:style style:name="T8646" style:parent-style-name="Policepardéfaut" style:family="text">
      <style:text-properties fo:font-style="italic" style:font-style-asian="italic"/>
    </style:style>
    <style:style style:name="T8647" style:parent-style-name="Policepardéfaut" style:family="text">
      <style:text-properties fo:font-style="italic" style:font-style-asian="italic"/>
    </style:style>
    <style:style style:name="T8648" style:parent-style-name="Policepardéfaut" style:family="text">
      <style:text-properties fo:font-style="italic" style:font-style-asian="italic"/>
    </style:style>
    <style:style style:name="T8649" style:parent-style-name="Policepardéfaut" style:family="text">
      <style:text-properties fo:font-style="italic" style:font-style-asian="italic"/>
    </style:style>
    <style:style style:name="T8650" style:parent-style-name="Policepardéfaut" style:family="text">
      <style:text-properties fo:font-style="italic" style:font-style-asian="italic"/>
    </style:style>
    <style:style style:name="T8651" style:parent-style-name="Policepardéfaut" style:family="text">
      <style:text-properties fo:font-style="italic" style:font-style-asian="italic"/>
    </style:style>
    <style:style style:name="T8652" style:parent-style-name="Policepardéfaut" style:family="text">
      <style:text-properties fo:font-style="italic" style:font-style-asian="italic"/>
    </style:style>
    <style:style style:name="T8653" style:parent-style-name="Policepardéfaut" style:family="text">
      <style:text-properties fo:font-style="italic" style:font-style-asian="italic"/>
    </style:style>
    <style:style style:name="T8654" style:parent-style-name="Policepardéfaut" style:family="text">
      <style:text-properties fo:font-style="italic" style:font-style-asian="italic"/>
    </style:style>
    <style:style style:name="T8655" style:parent-style-name="Policepardéfaut" style:family="text">
      <style:text-properties fo:font-style="italic" style:font-style-asian="italic"/>
    </style:style>
    <style:style style:name="T8656" style:parent-style-name="Policepardéfaut" style:family="text">
      <style:text-properties fo:font-style="italic" style:font-style-asian="italic"/>
    </style:style>
    <style:style style:name="T8657" style:parent-style-name="Policepardéfaut" style:family="text">
      <style:text-properties fo:font-style="italic" style:font-style-asian="italic"/>
    </style:style>
    <style:style style:name="T8658" style:parent-style-name="Policepardéfaut" style:family="text">
      <style:text-properties fo:font-style="italic" style:font-style-asian="italic"/>
    </style:style>
    <style:style style:name="T8659" style:parent-style-name="Policepardéfaut" style:family="text">
      <style:text-properties fo:font-style="italic" style:font-style-asian="italic"/>
    </style:style>
    <style:style style:name="T8660" style:parent-style-name="Policepardéfaut" style:family="text">
      <style:text-properties fo:font-style="italic" style:font-style-asian="italic"/>
    </style:style>
    <style:style style:name="T8661" style:parent-style-name="Policepardéfaut" style:family="text">
      <style:text-properties fo:font-style="italic" style:font-style-asian="italic"/>
    </style:style>
    <style:style style:name="T8662" style:parent-style-name="Policepardéfaut" style:family="text">
      <style:text-properties fo:font-style="italic" style:font-style-asian="italic"/>
    </style:style>
    <style:style style:name="T8663" style:parent-style-name="Policepardéfaut" style:family="text">
      <style:text-properties fo:font-style="italic" style:font-style-asian="italic"/>
    </style:style>
    <style:style style:name="T8664" style:parent-style-name="Policepardéfaut" style:family="text">
      <style:text-properties fo:font-style="italic" style:font-style-asian="italic"/>
    </style:style>
    <style:style style:name="T8665" style:parent-style-name="Policepardéfaut" style:family="text">
      <style:text-properties fo:font-style="italic" style:font-style-asian="italic"/>
    </style:style>
    <style:style style:name="T8666" style:parent-style-name="Policepardéfaut" style:family="text">
      <style:text-properties fo:font-style="italic" style:font-style-asian="italic"/>
    </style:style>
    <style:style style:name="T8667" style:parent-style-name="Policepardéfaut" style:family="text">
      <style:text-properties fo:font-style="italic" style:font-style-asian="italic"/>
    </style:style>
    <style:style style:name="T8668" style:parent-style-name="quote.c" style:family="text">
      <style:text-properties fo:font-style="italic" style:font-style-asian="italic"/>
    </style:style>
    <style:style style:name="T8669" style:parent-style-name="quote.c" style:family="text">
      <style:text-properties fo:font-style="italic" style:font-style-asian="italic"/>
    </style:style>
    <style:style style:name="T8670" style:parent-style-name="Policepardéfaut" style:family="text">
      <style:text-properties fo:font-style="italic" style:font-style-asian="italic"/>
    </style:style>
    <style:style style:name="T8671" style:parent-style-name="Policepardéfaut" style:family="text">
      <style:text-properties fo:font-style="italic" style:font-style-asian="italic"/>
    </style:style>
    <style:style style:name="T8672" style:parent-style-name="Policepardéfaut" style:family="text">
      <style:text-properties fo:font-style="italic" style:font-style-asian="italic"/>
    </style:style>
    <style:style style:name="T8673" style:parent-style-name="Policepardéfaut" style:family="text">
      <style:text-properties fo:font-style="italic" style:font-style-asian="italic"/>
    </style:style>
    <style:style style:name="T8674" style:parent-style-name="Policepardéfaut" style:family="text">
      <style:text-properties fo:font-style="italic" style:font-style-asian="italic"/>
    </style:style>
    <style:style style:name="T8675" style:parent-style-name="Policepardéfaut" style:family="text">
      <style:text-properties fo:font-style="italic" style:font-style-asian="italic"/>
    </style:style>
    <style:style style:name="T8676" style:parent-style-name="Policepardéfaut" style:family="text">
      <style:text-properties fo:font-style="italic" style:font-style-asian="italic"/>
    </style:style>
    <style:style style:name="T8677" style:parent-style-name="Policepardéfaut" style:family="text">
      <style:text-properties fo:font-style="italic" style:font-style-asian="italic"/>
    </style:style>
    <style:style style:name="T8678" style:parent-style-name="Policepardéfaut" style:family="text">
      <style:text-properties fo:font-style="italic" style:font-style-asian="italic"/>
    </style:style>
    <style:style style:name="T8679" style:parent-style-name="Policepardéfaut" style:family="text">
      <style:text-properties fo:font-style="italic" style:font-style-asian="italic"/>
    </style:style>
    <style:style style:name="T8680" style:parent-style-name="Policepardéfaut" style:family="text">
      <style:text-properties fo:font-style="italic" style:font-style-asian="italic"/>
    </style:style>
    <style:style style:name="T8681" style:parent-style-name="Policepardéfaut" style:family="text">
      <style:text-properties fo:font-style="italic" style:font-style-asian="italic"/>
    </style:style>
    <style:style style:name="T8682" style:parent-style-name="Policepardéfaut" style:family="text">
      <style:text-properties fo:font-style="italic" style:font-style-asian="italic"/>
    </style:style>
    <style:style style:name="T8683" style:parent-style-name="Policepardéfaut" style:family="text">
      <style:text-properties fo:font-style="italic" style:font-style-asian="italic"/>
    </style:style>
    <style:style style:name="T8684" style:parent-style-name="Policepardéfaut" style:family="text">
      <style:text-properties fo:font-style="italic" style:font-style-asian="italic"/>
    </style:style>
    <style:style style:name="T8685" style:parent-style-name="Policepardéfaut" style:family="text">
      <style:text-properties fo:font-style="italic" style:font-style-asian="italic"/>
    </style:style>
    <style:style style:name="T8686" style:parent-style-name="Policepardéfaut" style:family="text">
      <style:text-properties fo:font-style="italic" style:font-style-asian="italic"/>
    </style:style>
    <style:style style:name="T8687" style:parent-style-name="Policepardéfaut" style:family="text">
      <style:text-properties fo:font-style="italic" style:font-style-asian="italic"/>
    </style:style>
    <style:style style:name="T8688" style:parent-style-name="Policepardéfaut" style:family="text">
      <style:text-properties fo:font-style="italic" style:font-style-asian="italic"/>
    </style:style>
    <style:style style:name="T8689" style:parent-style-name="Policepardéfaut" style:family="text">
      <style:text-properties fo:font-style="italic" style:font-style-asian="italic"/>
    </style:style>
    <style:style style:name="T8690" style:parent-style-name="Policepardéfaut" style:family="text">
      <style:text-properties fo:font-style="italic" style:font-style-asian="italic"/>
    </style:style>
    <style:style style:name="T8691" style:parent-style-name="Policepardéfaut" style:family="text">
      <style:text-properties fo:font-style="italic" style:font-style-asian="italic"/>
    </style:style>
    <style:style style:name="T8692" style:parent-style-name="Policepardéfaut" style:family="text">
      <style:text-properties fo:font-style="italic" style:font-style-asian="italic"/>
    </style:style>
    <style:style style:name="T8693" style:parent-style-name="Policepardéfaut" style:family="text">
      <style:text-properties fo:font-style="italic" style:font-style-asian="italic"/>
    </style:style>
    <style:style style:name="T8694" style:parent-style-name="Policepardéfaut" style:family="text">
      <style:text-properties fo:font-style="italic" style:font-style-asian="italic"/>
    </style:style>
    <style:style style:name="T8695" style:parent-style-name="Policepardéfaut" style:family="text">
      <style:text-properties fo:font-style="italic" style:font-style-asian="italic"/>
    </style:style>
    <style:style style:name="T8696" style:parent-style-name="Policepardéfaut" style:family="text">
      <style:text-properties fo:font-style="italic" style:font-style-asian="italic"/>
    </style:style>
    <style:style style:name="T8697" style:parent-style-name="Policepardéfaut" style:family="text">
      <style:text-properties fo:font-style="italic" style:font-style-asian="italic"/>
    </style:style>
    <style:style style:name="T8698" style:parent-style-name="Policepardéfaut" style:family="text">
      <style:text-properties fo:font-style="italic" style:font-style-asian="italic"/>
    </style:style>
    <style:style style:name="T8699" style:parent-style-name="Policepardéfaut" style:family="text">
      <style:text-properties fo:font-style="italic" style:font-style-asian="italic"/>
    </style:style>
    <style:style style:name="T8700" style:parent-style-name="Policepardéfaut" style:family="text">
      <style:text-properties fo:font-style="italic" style:font-style-asian="italic"/>
    </style:style>
    <style:style style:name="T8701" style:parent-style-name="Policepardéfaut" style:family="text">
      <style:text-properties fo:font-style="italic" style:font-style-asian="italic"/>
    </style:style>
    <style:style style:name="T8702" style:parent-style-name="Policepardéfaut" style:family="text">
      <style:text-properties fo:font-style="italic" style:font-style-asian="italic"/>
    </style:style>
    <style:style style:name="T8703" style:parent-style-name="Policepardéfaut" style:family="text">
      <style:text-properties fo:font-style="italic" style:font-style-asian="italic"/>
    </style:style>
    <style:style style:name="T8704" style:parent-style-name="Policepardéfaut" style:family="text">
      <style:text-properties fo:font-style="italic" style:font-style-asian="italic"/>
    </style:style>
    <style:style style:name="T8705" style:parent-style-name="Policepardéfaut" style:family="text">
      <style:text-properties fo:font-style="italic" style:font-style-asian="italic"/>
    </style:style>
    <style:style style:name="T8706" style:parent-style-name="Policepardéfaut" style:family="text">
      <style:text-properties fo:font-style="italic" style:font-style-asian="italic"/>
    </style:style>
    <style:style style:name="T8707" style:parent-style-name="Policepardéfaut" style:family="text">
      <style:text-properties fo:font-style="italic" style:font-style-asian="italic"/>
    </style:style>
    <style:style style:name="T8708" style:parent-style-name="Policepardéfaut" style:family="text">
      <style:text-properties fo:font-style="italic" style:font-style-asian="italic"/>
    </style:style>
    <style:style style:name="T8709" style:parent-style-name="Policepardéfaut" style:family="text">
      <style:text-properties fo:font-style="italic" style:font-style-asian="italic"/>
    </style:style>
    <style:style style:name="T8710" style:parent-style-name="Policepardéfaut" style:family="text">
      <style:text-properties fo:font-style="italic" style:font-style-asian="italic"/>
    </style:style>
    <style:style style:name="T8711" style:parent-style-name="Policepardéfaut" style:family="text">
      <style:text-properties fo:font-style="italic" style:font-style-asian="italic"/>
    </style:style>
    <style:style style:name="T8712" style:parent-style-name="Policepardéfaut" style:family="text">
      <style:text-properties fo:font-style="italic" style:font-style-asian="italic"/>
    </style:style>
    <style:style style:name="T8713" style:parent-style-name="Policepardéfaut" style:family="text">
      <style:text-properties fo:font-style="italic" style:font-style-asian="italic"/>
    </style:style>
    <style:style style:name="T8714" style:parent-style-name="Policepardéfaut" style:family="text">
      <style:text-properties fo:font-style="italic" style:font-style-asian="italic"/>
    </style:style>
    <style:style style:name="T8715" style:parent-style-name="Policepardéfaut" style:family="text">
      <style:text-properties fo:font-style="italic" style:font-style-asian="italic"/>
    </style:style>
    <style:style style:name="T8716" style:parent-style-name="Policepardéfaut" style:family="text">
      <style:text-properties fo:font-style="italic" style:font-style-asian="italic"/>
    </style:style>
    <style:style style:name="T8717" style:parent-style-name="Policepardéfaut" style:family="text">
      <style:text-properties fo:font-style="italic" style:font-style-asian="italic"/>
    </style:style>
    <style:style style:name="T8718" style:parent-style-name="Policepardéfaut" style:family="text">
      <style:text-properties fo:font-style="italic" style:font-style-asian="italic"/>
    </style:style>
    <style:style style:name="T8719" style:parent-style-name="Policepardéfaut" style:family="text">
      <style:text-properties fo:font-style="italic" style:font-style-asian="italic"/>
    </style:style>
    <style:style style:name="T8720" style:parent-style-name="Policepardéfaut" style:family="text">
      <style:text-properties fo:font-style="italic" style:font-style-asian="italic"/>
    </style:style>
    <style:style style:name="T8721" style:parent-style-name="Policepardéfaut" style:family="text">
      <style:text-properties fo:font-style="italic" style:font-style-asian="italic"/>
    </style:style>
    <style:style style:name="T8722" style:parent-style-name="Policepardéfaut" style:family="text">
      <style:text-properties fo:font-style="italic" style:font-style-asian="italic"/>
    </style:style>
    <style:style style:name="T8723" style:parent-style-name="Policepardéfaut" style:family="text">
      <style:text-properties fo:font-style="italic" style:font-style-asian="italic"/>
    </style:style>
    <style:style style:name="T8724" style:parent-style-name="Policepardéfaut" style:family="text">
      <style:text-properties fo:font-style="italic" style:font-style-asian="italic"/>
    </style:style>
    <style:style style:name="T8725" style:parent-style-name="Policepardéfaut" style:family="text">
      <style:text-properties fo:font-style="italic" style:font-style-asian="italic"/>
    </style:style>
    <style:style style:name="T8726" style:parent-style-name="Policepardéfaut" style:family="text">
      <style:text-properties fo:font-style="italic" style:font-style-asian="italic"/>
    </style:style>
    <style:style style:name="T8727" style:parent-style-name="Policepardéfaut" style:family="text">
      <style:text-properties fo:font-style="italic" style:font-style-asian="italic"/>
    </style:style>
    <style:style style:name="T8728" style:parent-style-name="Policepardéfaut" style:family="text">
      <style:text-properties fo:font-style="italic" style:font-style-asian="italic"/>
    </style:style>
    <style:style style:name="T8729" style:parent-style-name="Policepardéfaut" style:family="text">
      <style:text-properties fo:font-style="italic" style:font-style-asian="italic"/>
    </style:style>
    <style:style style:name="T8730" style:parent-style-name="Policepardéfaut" style:family="text">
      <style:text-properties fo:font-style="italic" style:font-style-asian="italic"/>
    </style:style>
    <style:style style:name="T8731" style:parent-style-name="Policepardéfaut" style:family="text">
      <style:text-properties fo:font-style="italic" style:font-style-asian="italic"/>
    </style:style>
    <style:style style:name="T8732" style:parent-style-name="Policepardéfaut" style:family="text">
      <style:text-properties fo:font-style="italic" style:font-style-asian="italic"/>
    </style:style>
    <style:style style:name="T8733" style:parent-style-name="quote.c" style:family="text">
      <style:text-properties fo:font-style="italic" style:font-style-asian="italic"/>
    </style:style>
    <style:style style:name="T8734" style:parent-style-name="Policepardéfaut" style:family="text">
      <style:text-properties fo:font-style="italic" style:font-style-asian="italic"/>
    </style:style>
    <style:style style:name="T8735" style:parent-style-name="Policepardéfaut" style:family="text">
      <style:text-properties fo:font-style="italic" style:font-style-asian="italic"/>
    </style:style>
    <style:style style:name="T8736" style:parent-style-name="Policepardéfaut" style:family="text">
      <style:text-properties fo:font-style="italic" style:font-style-asian="italic"/>
    </style:style>
    <style:style style:name="T8737" style:parent-style-name="Policepardéfaut" style:family="text">
      <style:text-properties fo:font-style="italic" style:font-style-asian="italic"/>
    </style:style>
    <style:style style:name="T8738" style:parent-style-name="Policepardéfaut" style:family="text">
      <style:text-properties fo:font-style="italic" style:font-style-asian="italic"/>
    </style:style>
    <style:style style:name="T8739" style:parent-style-name="Policepardéfaut" style:family="text">
      <style:text-properties fo:font-style="italic" style:font-style-asian="italic"/>
    </style:style>
    <style:style style:name="T8740" style:parent-style-name="Policepardéfaut" style:family="text">
      <style:text-properties fo:font-style="italic" style:font-style-asian="italic"/>
    </style:style>
    <style:style style:name="T8741" style:parent-style-name="Policepardéfaut" style:family="text">
      <style:text-properties fo:font-style="italic" style:font-style-asian="italic"/>
    </style:style>
    <style:style style:name="T8742" style:parent-style-name="Policepardéfaut" style:family="text">
      <style:text-properties fo:font-style="italic" style:font-style-asian="italic"/>
    </style:style>
    <style:style style:name="T8743" style:parent-style-name="Policepardéfaut" style:family="text">
      <style:text-properties fo:font-style="italic" style:font-style-asian="italic"/>
    </style:style>
    <style:style style:name="T8744" style:parent-style-name="Policepardéfaut" style:family="text">
      <style:text-properties fo:font-style="italic" style:font-style-asian="italic"/>
    </style:style>
    <style:style style:name="T8745" style:parent-style-name="Policepardéfaut" style:family="text">
      <style:text-properties fo:font-style="italic" style:font-style-asian="italic"/>
    </style:style>
    <style:style style:name="T8746" style:parent-style-name="Policepardéfaut" style:family="text">
      <style:text-properties fo:font-style="italic" style:font-style-asian="italic"/>
    </style:style>
    <style:style style:name="T8747" style:parent-style-name="Policepardéfaut" style:family="text">
      <style:text-properties fo:font-style="italic" style:font-style-asian="italic"/>
    </style:style>
    <style:style style:name="T8748" style:parent-style-name="Policepardéfaut" style:family="text">
      <style:text-properties fo:font-style="italic" style:font-style-asian="italic"/>
    </style:style>
    <style:style style:name="T8749" style:parent-style-name="Policepardéfaut" style:family="text">
      <style:text-properties fo:font-style="italic" style:font-style-asian="italic"/>
    </style:style>
    <style:style style:name="T8750" style:parent-style-name="Policepardéfaut" style:family="text">
      <style:text-properties fo:font-style="italic" style:font-style-asian="italic"/>
    </style:style>
    <style:style style:name="T8751" style:parent-style-name="Policepardéfaut" style:family="text">
      <style:text-properties fo:font-style="italic" style:font-style-asian="italic"/>
    </style:style>
    <style:style style:name="T8752" style:parent-style-name="Policepardéfaut" style:family="text">
      <style:text-properties fo:font-style="italic" style:font-style-asian="italic"/>
    </style:style>
    <style:style style:name="T8753" style:parent-style-name="Policepardéfaut" style:family="text">
      <style:text-properties fo:font-style="italic" style:font-style-asian="italic"/>
    </style:style>
    <style:style style:name="T8754" style:parent-style-name="Policepardéfaut" style:family="text">
      <style:text-properties fo:font-style="italic" style:font-style-asian="italic"/>
    </style:style>
    <style:style style:name="T8755" style:parent-style-name="Policepardéfaut" style:family="text">
      <style:text-properties fo:font-style="italic" style:font-style-asian="italic"/>
    </style:style>
    <style:style style:name="T8756" style:parent-style-name="Policepardéfaut" style:family="text">
      <style:text-properties fo:font-style="italic" style:font-style-asian="italic"/>
    </style:style>
    <style:style style:name="T8757" style:parent-style-name="Policepardéfaut" style:family="text">
      <style:text-properties fo:font-style="italic" style:font-style-asian="italic"/>
    </style:style>
    <style:style style:name="T8758" style:parent-style-name="Policepardéfaut" style:family="text">
      <style:text-properties fo:font-style="italic" style:font-style-asian="italic"/>
    </style:style>
    <style:style style:name="T8759" style:parent-style-name="Policepardéfaut" style:family="text">
      <style:text-properties fo:font-style="italic" style:font-style-asian="italic"/>
    </style:style>
    <style:style style:name="T8760" style:parent-style-name="Policepardéfaut" style:family="text">
      <style:text-properties fo:font-style="italic" style:font-style-asian="italic"/>
    </style:style>
    <style:style style:name="T8761" style:parent-style-name="Policepardéfaut" style:family="text">
      <style:text-properties fo:font-style="italic" style:font-style-asian="italic" style:font-style-complex="italic"/>
    </style:style>
    <style:style style:name="T8762" style:parent-style-name="Policepardéfaut" style:family="text">
      <style:text-properties style:font-name-complex="Times New Roman" fo:language="it" fo:country="IT"/>
    </style:style>
    <style:style style:name="T8763" style:parent-style-name="Policepardéfaut" style:family="text">
      <style:text-properties style:font-name-complex="Times New Roman" fo:language="it" fo:country="IT"/>
    </style:style>
    <style:style style:name="T8764" style:parent-style-name="Policepardéfaut" style:family="text">
      <style:text-properties style:font-name-complex="Times New Roman" fo:language="it" fo:country="IT"/>
    </style:style>
    <style:style style:name="T8765" style:parent-style-name="Policepardéfaut" style:family="text">
      <style:text-properties style:font-name-complex="Times New Roman" fo:language="it" fo:country="IT"/>
    </style:style>
    <style:style style:name="T8766" style:parent-style-name="Policepardéfaut" style:family="text">
      <style:text-properties style:font-name-complex="Times New Roman" fo:language="it" fo:country="IT"/>
    </style:style>
    <style:style style:name="T8767" style:parent-style-name="Policepardéfaut" style:family="text">
      <style:text-properties style:font-name-complex="Times New Roman" fo:language="it" fo:country="IT"/>
    </style:style>
    <style:style style:name="T8768" style:parent-style-name="Policepardéfaut" style:family="text">
      <style:text-properties style:font-name-complex="Times New Roman" fo:language="it" fo:country="IT"/>
    </style:style>
  </office:automatic-styles>
  <office:body>
    <office:text text:use-soft-page-breaks="true">
      <text:p text:style-name="P1">title : Dell’opera in musica 1772. Édition de Franco Arato</text:p>
      <text:p text:style-name="P4">creator : Antonio Planelli<text:s/>(1737-1803)</text:p>
      <text:p text:style-name="P5">copyeditor : Maura Ronza avec la collaboration d’Anna Pia Filotico<text:s/>(OCR, Stylage sémantique)</text:p>
      <text:p text:style-name="P6">copyeditor :<text:s/>Éric Thiébaud (XML-TEI)</text:p>
      <text:p text:style-name="P7">publisher : Sorbonne Université, LABEX OBVIL</text:p>
      <text:p text:style-name="P8">issued : 2018</text:p>
      <text:p text:style-name="P9">idno : http://obvil.paris-sorbonne.fr/corpus/historiographie-theatrale/planelli_opera-in-musica_1772/</text:p>
      <text:p text:style-name="term"><text:span text:style-name="T10">source :<text:s/></text:span><text:span text:style-name="T11">Antonio Planelli,<text:s/></text:span><text:span text:style-name="T12">Dell’opera in musica, tratatto del cavaliere Antonio Planelli, dell’Ordine Gerosolimitano</text:span><text:span text:style-name="T13">, Napoli, Nella Stamperia di Donato Campo, 1772, in-8</text:span><text:span text:style-name="T14">o</text:span><text:span text:style-name="T15">, 272 p. PDF :<text:s/></text:span><text:a xlink:href="https://archive.org/details/delloperainmusic00plan" office:target-frame-name="_top" xlink:show="replace"><text:span text:style-name="T16">Internet Archive</text:span></text:a><text:span text:style-name="T17">.</text:span></text:p>
      <text:p text:style-name="P18">created : 1772</text:p>
      <text:h text:style-name="Titre1" text:outline-level="1">Prefazione</text:h>
      <text:p text:style-name="p"><text:span text:style-name="T19">Libro d</text:span><text:span text:style-name="T20">’</text:span><text:span text:style-name="T21">eco<text:s/></text:span><text:span text:style-name="T22">immediata<text:s/></text:span><text:span text:style-name="T23">ma<text:s/></text:span><text:span text:style-name="T24">presto dimenticato</text:span><text:span text:style-name="T25">,</text:span><text:span text:style-name="T26"><text:s/></text:span><text:span text:style-name="T27">Dell</text:span><text:span text:style-name="T28">’</text:span><text:span text:style-name="T29">opera in musica</text:span><text:span text:style-name="T30"><text:s/>di Antonio Planelli (1772</text:span><text:span text:style-name="T31">:<text:s/></text:span><text:span text:style-name="T32">è stato</text:span><text:span text:style-name="T33"><text:s/>Francesco Degrada a riproporlo due secoli dopo all</text:span><text:span text:style-name="T34">’</text:span><text:span text:style-name="T35">attenzione dei<text:s/></text:span><text:span text:style-name="T36">lettor</text:span><text:span text:style-name="T37">i</text:span><text:span text:style-name="T38">)</text:span><text:span text:style-name="T39"><text:note text:note-class="footnote" text:id="_ftn0"><text:note-citation>1</text:note-citation><text:note-body><text:p text:style-name="Notedebasdepage"><text:s/>Vedi<text:s/>A. <text:span text:style-name="T40">Planelli</text:span>,<text:s/><text:span text:style-name="T41">Dell</text:span><text:span text:style-name="T42">’</text:span><text:span text:style-name="T43">opera in musica</text:span>. A cura di F. Degrada, Firenze, Discanto Edizioni, 1981 (nelle note<text:s/>da noi apposte al testo ci si riferirà con<text:s/><text:span text:style-name="T44">Degrada</text:span><text:s/>a quel<text:s/>commento). Alcuni capitoli del libro di Planelli ha<text:s/>ripubblicato E. <text:span text:style-name="T45">Fubini</text:span><text:s/>nell’antologia<text:s/><text:span text:style-name="T46">Musica e cultura nel Settecento europeo</text:span>, Torino, Edt, 1986, pp. 217-229.</text:p></text:note-body></text:note></text:span><text:span text:style-name="T47"><text:s/></text:span><text:span text:style-name="T48">scontò</text:span><text:span text:style-name="T49"><text:s/>l</text:span><text:span text:style-name="T50">a fama</text:span><text:span text:style-name="T51"><text:s/></text:span><text:span text:style-name="T52">peri</text:span><text:span text:style-name="T53">ferica dell</text:span><text:span text:style-name="T54">’</text:span><text:span text:style-name="T55">autore</text:span><text:span text:style-name="T56">,<text:s/></text:span><text:span text:style-name="T57">un<text:s/></text:span><text:span text:style-name="T58">intelligente<text:s/></text:span><text:span text:style-name="T59">funzionario del</text:span><text:span text:style-name="T60">l</text:span><text:span text:style-name="T61">’</text:span><text:span text:style-name="T62">amministrazione del</text:span><text:span text:style-name="T63"><text:s/>Regno</text:span><text:span text:style-name="T64"><text:s/>di Napoli</text:span><text:span text:style-name="T65"><text:s/></text:span><text:span text:style-name="T66">che<text:s/></text:span><text:span text:style-name="T67">conosceva<text:s/></text:span><text:span text:style-name="T68">e amava<text:s/></text:span><text:span text:style-name="T69">il teatro da appassionato dilettante</text:span><text:span text:style-name="T70"><text:note text:note-class="footnote" text:id="_ftn1"><text:note-citation>2</text:note-citation><text:note-body><text:p text:style-name="Notedebasdepage"><text:s/>Sulla vita di Planelli è da vedere il recente profilo scritto da R. <text:span text:style-name="T71">Mellace</text:span><text:s/>per il<text:s/><text:span text:style-name="T72">Dizionario biografico degli I</text:span><text:span text:style-name="T73">taliani</text:span>,<text:s/>vol. 84, 2015, pp. 394-397 (stabilisce tra l’altro<text:s/>finalmente<text:s/>con certezza le date estreme, che erano controverse: Bitonto 1737 – Napoli 1803): fu Maestro della Zecca e responsabile del<text:s/>riordino<text:s/>del Real Museo Mineralogico di Napoli. Di famiglia aristocratica, Planelli (che dal 1767 risulta ascritto<text:s/>al Sacro Militare Ordine di S. Giovanni di Gerusalemme) fu uno dei più assidui nel circolo massonico di Antonio di Gennaro duca di Belforte (vedi le informazioni<text:s/>e la bibliografia fornite da R. <text:span text:style-name="T74">Mellace</text:span><text:s/>nell’articolo citato).</text:p></text:note-body></text:note></text:span><text:span text:style-name="T75">.</text:span><text:span text:style-name="T76"><text:s/></text:span><text:span text:style-name="T77">I</text:span><text:span text:style-name="T78">l</text:span><text:span text:style-name="T79"><text:s/></text:span><text:span text:style-name="T80">trattatello</text:span><text:span text:style-name="T81"><text:s/>che ora si ripubblica annotato</text:span><text:span text:style-name="T82"><text:s/></text:span><text:span text:style-name="T83">— </text:span><text:span text:style-name="T84">per<text:s/></text:span><text:span text:style-name="T85">un terzo</text:span><text:span text:style-name="T86"><text:s/>è</text:span><text:span text:style-name="T87"><text:s/></text:span><text:span text:style-name="T88">storia</text:span><text:span text:style-name="T89">, per<text:s/></text:span><text:span text:style-name="T90">due terzi<text:s/></text:span><text:span text:style-name="T91">p</text:span><text:span text:style-name="T92">recetti</text:span><text:span text:style-name="T93">stica militante</text:span><text:span text:style-name="T94"> </text:span><text:span text:style-name="T95">—<text:s/></text:span><text:span text:style-name="T96">si raccomanda<text:s/></text:span><text:span text:style-name="T97">soprattutto come<text:s/></text:span><text:span text:style-name="T98">manifesto di quei<text:s/></text:span><text:span text:style-name="T99">riformatori che<text:s/></text:span><text:span text:style-name="T100">voleva</text:span><text:span text:style-name="T101">no veder<text:s/></text:span><text:span text:style-name="T102">rin</text:span><text:span text:style-name="T103">novata l</text:span><text:span text:style-name="T104">’</text:span><text:span text:style-name="T105">opera al<text:s/></text:span><text:span text:style-name="T106">momento del<text:s/></text:span><text:span text:style-name="T107">declin</text:span><text:span text:style-name="T108">o<text:s/></text:span><text:span text:style-name="T109">del magistero<text:s/></text:span><text:span text:style-name="T110">di Metastasio</text:span><text:span text:style-name="T111">:</text:span><text:span text:style-name="T112"><text:s/></text:span><text:span text:style-name="T113">meraviglioso, irritante, incoerente meccanismo artistico-sociale</text:span><text:span text:style-name="T114">,</text:span><text:span text:style-name="T115"><text:s/></text:span><text:span text:style-name="T116">il melodramma<text:s/></text:span><text:span text:style-name="T117">era<text:s/></text:span><text:span text:style-name="T118">diventat</text:span><text:span text:style-name="T119">o</text:span><text:span text:style-name="T120"><text:s/></text:span><text:span text:style-name="T121">il<text:s/></text:span><text:span text:style-name="T122">bersaglio<text:s/></text:span><text:span text:style-name="T123">prediletto<text:s/></text:span><text:span text:style-name="T124">sia dei bigotti</text:span><text:span text:style-name="T125">,</text:span><text:span text:style-name="T126"><text:s/>sia dei filosofi</text:span><text:span text:style-name="T127">.<text:s/></text:span><text:span text:style-name="T128">L</text:span><text:span text:style-name="T129">’</text:span><text:span text:style-name="T130">ex</text:span><text:span text:style-name="T131"><text:s/></text:span><text:span text:style-name="T132">gesuita spagnolo Esteban Arteaga</text:span><text:span text:style-name="T133"><text:s/></text:span><text:span text:style-name="T134">nel</text:span><text:span text:style-name="T135">le sue<text:s/></text:span><text:span text:style-name="T136">Rivoluzioni del teatro musicale</text:span><text:span text:style-name="T137"><text:s/></text:span><text:span text:style-name="T138">italiano<text:s/></text:span><text:span text:style-name="T139">(1783) aveva salutato il solido buon senso di Planelli, ante</text:span><text:span text:style-name="T140">ponendolo al</text:span><text:span text:style-name="T141">la</text:span><text:span text:style-name="T142"><text:s/>filosofic</text:span><text:span text:style-name="T143">a dottrina<text:s/></text:span><text:span text:style-name="T144">del vecchio</text:span><text:span text:style-name="T145"><text:s/>Algarotti</text:span><text:span text:style-name="T146">, anche lui competente giudice del melodramma</text:span><text:span text:style-name="T147">:<text:s/></text:span><text:span text:style-name="quote.c">«Egli abbraccia in tutta la sua estensione il suo oggetto. Le sue osservazioni circa le<text:s/></text:span><text:soft-page-break/><text:span text:style-name="quote.c">belle arti in genere, e circa la musica, e la direzione del teatro in particolare sono assai giudiziose, e proficue, e da pertutto respirano l</text:span><text:span text:style-name="quote.c">’</text:span><text:span text:style-name="quote.c">onestà, la decenza, e il buon gusto»</text:span><text:span text:style-name="T148">;<text:s/></text:span><text:span text:style-name="T149">Arteaga<text:s/></text:span><text:span text:style-name="T150">aveva<text:s/></text:span><text:span text:style-name="T151">tuttavia<text:s/></text:span><text:span text:style-name="T152">aggiunto<text:s/></text:span><text:span text:style-name="T153">qualche riserva sulla cultura letteraria di Planelli:<text:s/></text:span><text:span text:style-name="quote.c">«mi sembra che abbia poco felicemente indagati i distintivi fra l</text:span><text:span text:style-name="quote.c">’</text:span><text:span text:style-name="quote.c">Opera e la tragedia, e che non venga dato gran luogo alla critica e molto meno alla storia, ond</text:span><text:span text:style-name="quote.c">’</text:span><text:span text:style-name="quote.c">è ch</text:span><text:span text:style-name="quote.c">’</text:span><text:span text:style-name="quote.c">ei ci lascia a desiderare sì nell</text:span><text:span text:style-name="quote.c">’</text:span><text:span text:style-name="quote.c">una che nell</text:span><text:span text:style-name="quote.c">’</text:span><text:span text:style-name="quote.c">altra»</text:span><text:span text:style-name="T154"><text:note text:note-class="footnote" text:id="_ftn2"><text:note-citation>3</text:note-citation><text:note-body><text:p text:style-name="Notedebasdepage"><text:s/>S. <text:span text:style-name="T155">Arteaga</text:span>,<text:s/><text:span text:style-name="T156">Le</text:span><text:s/><text:span text:style-name="T157">rivoluzioni del teatro musicale italiano dalla sua origine fino al presente</text:span>, Bologna, Trenti, 1783, tomo I,<text:s/>pp. 24-25.</text:p></text:note-body></text:note></text:span><text:span text:style-name="T158">.</text:span><text:span text:style-name="T159"><text:s/>Di letteratura Planelli s</text:span><text:span text:style-name="T160">’</text:span><text:span text:style-name="T161">era in realtà già occupato, traducendo e annotando i<text:s/></text:span><text:span text:style-name="T162">Principes élémentaires des belles-lettres</text:span><text:span text:style-name="T163"><text:s/>del<text:s/></text:span><text:span text:style-name="T164">wolffiano</text:span><text:span text:style-name="T165"><text:s/>franco-tedesco</text:span><text:span text:style-name="T166"><text:s/>Jean-Henri-Samuel</text:span><text:span text:style-name="T167"><text:s/>Formey</text:span><text:span text:style-name="T168"><text:note text:note-class="footnote" text:id="_ftn3"><text:note-citation>4</text:note-citation><text:note-body><text:p text:style-name="Notedebasdepage"><text:s/>Cfr.<text:s/><text:span text:style-name="T169">Principj elementari delle belle-lettere. Opera del Sig. Formey tradotta dal francese, e corredata di note, e di appendici.</text:span><text:s/><text:span text:style-name="T170">All</text:span><text:span text:style-name="T171">’</text:span><text:span text:style-name="T172">Altezza Eminentissima di Emanuele Pinto Gran Maestro del Sacro e Militar Ordine Gerosolimitano, Principe di Malta, Gozzo ecc.</text:span>, Napoli, D. Campo, 1767.</text:p></text:note-body></text:note></text:span><text:span text:style-name="T173">:<text:s/></text:span><text:span text:style-name="T174">libro non memorabile</text:span><text:span text:style-name="T175"><text:s/></text:span><text:span text:style-name="T176">—</text:span><text:span text:style-name="T177"> </text:span><text:span text:style-name="T178">pensum</text:span><text:span text:style-name="T179"><text:s/></text:span><text:span text:style-name="T180">giovanile<text:s/></text:span><text:span text:style-name="T181">eseguito</text:span><text:span text:style-name="T182">,</text:span><text:span text:style-name="T183"><text:s/>c</text:span><text:span text:style-name="T184">’</text:span><text:span text:style-name="T185">è da credere,<text:s/></text:span><text:span text:style-name="T186">per dovere</text:span><text:span text:style-name="T187"><text:s/>sociale</text:span><text:span text:style-name="T188"> </text:span><text:span text:style-name="T189">—</text:span><text:span text:style-name="T190">,</text:span><text:span text:style-name="T191"><text:s/></text:span><text:span text:style-name="T192">cui il nostro autore aveva cercato di aggiungere, in una serie di note e appendici, un po</text:span><text:span text:style-name="T193">’</text:span><text:span text:style-name="T194"><text:s/>di consistenza st</text:span><text:span text:style-name="T195">orica, oltreché di sali critici (per esempio</text:span><text:span text:style-name="T196">,</text:span><text:span text:style-name="T197"><text:s/>qualche bello spunto sull</text:span><text:span text:style-name="T198">’</text:span><text:span text:style-name="T199">entusiasmo</text:span><text:span text:style-name="T200">,</text:span><text:span text:style-name="T201"><text:s/>o furore</text:span><text:span text:style-name="T202">,</text:span><text:span text:style-name="T203"><text:s/>poetico che anticipa idee espresse<text:s/></text:span><text:span text:style-name="T204">in Italia<text:s/></text:span><text:span text:style-name="T205">da Bettinelli e da altri)</text:span><text:span text:style-name="T206"><text:note text:note-class="footnote" text:id="_ftn4"><text:note-citation>5</text:note-citation><text:note-body><text:p text:style-name="Notedebasdepage"><text:s/><text:span text:style-name="quote.c">«Non v’à perfetto poema senza precedente furor poetico, per modo che ne abbisognan anche i più umili, l’egloga e.g., l’apologo etc. Mal dunque alcuni restringono l’entusiasmo al fuoco della lirica. Non niego io già che l’entusiasmo di questa sia per lo più maggiore di quello degli altri generi di poesia, cioè che la commozion degli affetti sia in esso proporzionata alla grandezza de’ suggetti lirici. Ma non perciò qualunque altro genere non avrà un entusiasmo a suo modo, e proporzionato al suggetto»</text:span><text:s/>(<text:span text:style-name="T207">Principj elementari</text:span>, cit., p. 25).</text:p></text:note-body></text:note></text:span><text:span text:style-name="T208">. Ma Arteaga<text:s/></text:span><text:span text:style-name="T209">(che per altro aveva idee</text:span><text:span text:style-name="T210"><text:s/>sul teatro molto diverse da quelle di Planelli)<text:s/></text:span><text:span text:style-name="T211">non<text:s/></text:span><text:span text:style-name="T212">sbagliava</text:span><text:span text:style-name="T213"><text:s/></text:span><text:span text:style-name="T214">a<text:s/></text:span><text:span text:style-name="T215">indicare una certa timidezza</text:span><text:span text:style-name="T216"><text:s/>se non sommarietà</text:span><text:span text:style-name="T217"><text:s/>del libro</text:span><text:span text:style-name="T218"><text:s/>nel<text:s/></text:span><text:span text:style-name="T219">tracciare</text:span><text:span text:style-name="T220"><text:s/>i confini culturali del melodramma, il suo rapporto</text:span><text:span text:style-name="T221"><text:s/>con l</text:span><text:span text:style-name="T222">’</text:span><text:span text:style-name="T223">esperienza teatrale del passato prossimo<text:s/></text:span><text:span text:style-name="T224">o</text:span><text:span text:style-name="T225"><text:s/>remoto.<text:s/></text:span><text:span text:style-name="T226">Ciò</text:span><text:span text:style-name="T227"><text:s/>che<text:s/></text:span><text:span text:style-name="T228">a Planelli non<text:s/></text:span><text:span text:style-name="T229">difettava</text:span><text:span text:style-name="T230"><text:s/>era</text:span><text:span text:style-name="T231"><text:s/>l</text:span><text:span text:style-name="T232">a</text:span><text:span text:style-name="T233"><text:s/>chiarezza</text:span><text:span text:style-name="T234"><text:s/>analitica, l</text:span><text:span text:style-name="T235">’</text:span><text:span text:style-name="T236">ambizione di</text:span><text:span text:style-name="T237"><text:s/>definire ogni aspetto</text:span><text:span text:style-name="T238">, ogni<text:s/></text:span><text:span text:style-name="T239">‘</text:span><text:span text:style-name="T240">attore</text:span><text:span text:style-name="T241">’</text:span><text:span text:style-name="T242"><text:s/>del teatro musicale: il poeta, il musicista, il cantante,<text:s/></text:span><text:span text:style-name="T243">il ballerino,<text:s/></text:span><text:span text:style-name="T244">l</text:span><text:span text:style-name="T245">’</text:span><text:span text:style-name="T246">architetto, lo scenografo,<text:s/></text:span><text:span text:style-name="T247">il macchinista,<text:s/></text:span><text:span text:style-name="T248">il direttore, l</text:span><text:span text:style-name="T249">’</text:span><text:span text:style-name="T250">impresario</text:span><text:span text:style-name="T251"><text:s/></text:span><text:span text:style-name="T252">meritano</text:span><text:span text:style-name="T253"><text:s/></text:span><text:span text:style-name="T254">tutti<text:s/></text:span><text:span text:style-name="T255">l</text:span><text:span text:style-name="T256">’</text:span><text:span text:style-name="T257">attenzione del<text:s/></text:span><text:span text:style-name="T258">cronista e del critico. Non<text:s/></text:span><text:span text:style-name="T259">usava<text:s/></text:span><text:span text:style-name="T260">la<text:s/></text:span><text:span text:style-name="T261">brillan</text:span><text:span text:style-name="T262">t</text:span><text:span text:style-name="T263">e</text:span><text:span text:style-name="T264"><text:s/></text:span><text:span text:style-name="T265">maniera satirica<text:s/></text:span><text:span text:style-name="T266">che era stata</text:span><text:span text:style-name="T267">,</text:span><text:span text:style-name="T268"><text:s/>a inizio Settecento</text:span><text:span text:style-name="T269">,</text:span><text:span text:style-name="T270"><text:s/>di Benedetto Marcello</text:span><text:span text:style-name="T271"><text:s/>(riecheggiata</text:span><text:span text:style-name="T272"><text:s/>alla lontana</text:span><text:span text:style-name="T273"><text:s/>dal libretto di Calzabigi<text:s/></text:span><text:span text:style-name="T274">L</text:span><text:span text:style-name="T275">’</text:span><text:span text:style-name="T276">opera seria</text:span><text:span text:style-name="T277">, per Gassmann, 1769)</text:span><text:span text:style-name="T278">:</text:span><text:span text:style-name="T279"><text:s/></text:span><text:span text:style-name="T280">mostrava</text:span><text:span text:style-name="T281"><text:s/>al contrario</text:span><text:span text:style-name="T282"><text:s/>l</text:span><text:span text:style-name="T283">’</text:span><text:span text:style-name="T284">intenzione di mettere ordine</text:span><text:span text:style-name="T285">, di</text:span><text:span text:style-name="T286"><text:s/></text:span><text:span text:style-name="T287">proporre razionali<text:s/></text:span><text:span text:style-name="T288">correttiv</text:span><text:span text:style-name="T289">i<text:s/></text:span><text:span text:style-name="T290">a</text:span><text:span text:style-name="T291"><text:s/>una forma d</text:span><text:span text:style-name="T292">’</text:span><text:span text:style-name="T293">arte che come nessun</text:span><text:span text:style-name="T294">’</text:span><text:span text:style-name="T295">altra obbligava<text:s/></text:span><text:span text:style-name="T296">—</text:span><text:span text:style-name="T297"> e obbliga </text:span><text:span text:style-name="T298">—</text:span><text:span text:style-name="T299"><text:s/>alla<text:s/></text:span><text:span text:style-name="T300">concordia discors</text:span><text:span text:style-name="T301"><text:s/>(proprio Orazio</text:span><text:span text:style-name="T302"><text:s/></text:span><text:span text:style-name="T303">è</text:span><text:span text:style-name="T304">,</text:span><text:span text:style-name="T305"><text:s/>non a caso</text:span><text:span text:style-name="T306">,</text:span><text:span text:style-name="T307"><text:s/>l</text:span><text:span text:style-name="T308">’</text:span><text:span text:style-name="T309">a</text:span><text:span text:style-name="T310">utorità</text:span><text:span text:style-name="T311"><text:s/>letteraria</text:span><text:span text:style-name="T312"><text:s/>più citata da Planelli)</text:span><text:span text:style-name="T313">;</text:span><text:span text:style-name="T314"><text:s/>di qui<text:s/></text:span><text:span text:style-name="T315">il tono</text:span><text:span text:style-name="T316"><text:s/></text:span><text:span text:style-name="T317">talvolta<text:s/></text:span><text:span text:style-name="T318">un po</text:span><text:span text:style-name="T319">’</text:span><text:span text:style-name="T320"><text:s/></text:span><text:span text:style-name="T321">pedantesco</text:span><text:span text:style-name="T322"><text:s/>del libro,<text:s/></text:span><text:span text:style-name="T323">il tratto</text:span><text:span text:style-name="T324"><text:s/>dida</text:span><text:span text:style-name="T325">scal</text:span><text:span text:style-name="T326">ico del maestro che argomenta e ripete</text:span><text:span text:style-name="T327"><text:s/>i propri argomenti</text:span><text:span text:style-name="T328">, quasi nel timore di non essere stato<text:s/></text:span><text:span text:style-name="T329">ben<text:s/></text:span><text:span text:style-name="T330">inteso.<text:s/></text:span><text:span text:style-name="T331">C</text:span><text:span text:style-name="T332">’</text:span><text:span text:style-name="T333">è</text:span><text:span text:style-name="T334"><text:s/></text:span><text:span text:style-name="T335">del resto<text:s/></text:span><text:span text:style-name="T336">un intento<text:s/></text:span><text:span text:style-name="T337">civile</text:span><text:span text:style-name="T338"><text:s/>in Planelli, che<text:s/></text:span><text:soft-page-break/><text:span text:style-name="T339">pochi anni dopo</text:span><text:span text:style-name="T340">,</text:span><text:span text:style-name="T341"><text:s/></text:span><text:span text:style-name="T342">da buon massone</text:span><text:span text:style-name="T343"><text:s/>(per altro ascritto all</text:span><text:span text:style-name="T344">’</text:span><text:span text:style-name="T345">Ordine Gerosolimitano)</text:span><text:span text:style-name="T346">,</text:span><text:span text:style-name="T347"><text:s/></text:span><text:span text:style-name="T348">av</text:span><text:span text:style-name="T349">rebbe</text:span><text:span text:style-name="T350"><text:s/></text:span><text:span text:style-name="T351">redatto</text:span><text:span text:style-name="T352"><text:s/>un</text:span><text:span text:style-name="T353"><text:s/></text:span><text:span text:style-name="T354">Saggio<text:s/></text:span><text:span text:style-name="T355">sull</text:span><text:span text:style-name="T356">’</text:span><text:span text:style-name="T357">educazione de</text:span><text:span text:style-name="T358">’</text:span><text:span text:style-name="T359"><text:s/>principi</text:span><text:span text:style-name="T360"><text:s/></text:span><text:span text:style-name="T361">(un antimachiavellico<text:s/></text:span><text:span text:style-name="T362">speculum principis</text:span><text:span text:style-name="T363">)<text:s/></text:span><text:span text:style-name="T364">in cui<text:s/></text:span><text:span text:style-name="T365">l</text:span><text:span text:style-name="T366">’</text:span><text:span text:style-name="T367">amore per l</text:span><text:span text:style-name="T368">’</text:span><text:span text:style-name="T369">arte</text:span><text:span text:style-name="T370"><text:s/>e la<text:s/></text:span><text:span text:style-name="quote.c">«vaghezza di distinguersi nelle lettere»</text:span><text:span text:style-name="T371"><text:note text:note-class="footnote" text:id="_ftn5"><text:note-citation>6</text:note-citation><text:note-body><text:p text:style-name="Notedebasdepage"><text:s/>A. Planelli,<text:s/><text:span text:style-name="T372">Saggio sull</text:span><text:span text:style-name="T373">’</text:span><text:span text:style-name="T374">educazione de</text:span><text:span text:style-name="T375">’</text:span><text:span text:style-name="T376"><text:s/>principi</text:span>, Napoli, Porcelli, 1779, p. 31.</text:p></text:note-body></text:note></text:span><text:span text:style-name="T377"><text:s/>erano vivamente raccomandati a chi assumeva le redini del governo</text:span><text:span text:style-name="T378">: secondo gli id</text:span><text:span text:style-name="T379">eali di quell</text:span><text:span text:style-name="T380">’</text:span><text:span text:style-name="T381">assolutismo illuminato</text:span><text:span text:style-name="T382"><text:s/>che proprio a Napoli avr</text:span><text:span text:style-name="T383">ebbe</text:span><text:span text:style-name="T384"><text:s/>poi</text:span><text:span text:style-name="T385"><text:s/>clamorosamente tradito<text:s/></text:span><text:span text:style-name="T386">ogni</text:span><text:span text:style-name="T387"><text:s/></text:span><text:span text:style-name="T388">promess</text:span><text:span text:style-name="T389">a</text:span><text:span text:style-name="T390">.</text:span><text:span text:style-name="T391"><text:s/></text:span><text:span text:style-name="T392">I termini<text:s/></text:span><text:span text:style-name="T393">istruzione</text:span><text:span text:style-name="T394">,<text:s/></text:span><text:span text:style-name="T395">esempio</text:span><text:span text:style-name="T396">,<text:s/></text:span><text:span text:style-name="T397">educazione</text:span><text:span text:style-name="T398"><text:s/>ricorrono spesso sotto la penna di Planelli,<text:s/></text:span><text:span text:style-name="T399">fermamente<text:s/></text:span><text:span text:style-name="T400">convinto<text:s/></text:span><text:span text:style-name="T401">che</text:span><text:span text:style-name="T402"><text:s/></text:span><text:span text:style-name="quote.c">«il poeta, non meno che l</text:span><text:span text:style-name="quote.c">’</text:span><text:span text:style-name="quote.c">oratore e<text:s/></text:span><text:span text:style-name="quote.c">‘</text:span><text:span text:style-name="quote.c">l cristiano filosofo, debbono essere come publici educatori destinati all</text:span><text:span text:style-name="quote.c">’</text:span><text:span text:style-name="quote.c">istituzione de</text:span><text:span text:style-name="quote.c">’</text:span><text:span text:style-name="quote.c"><text:s/>loro concittadini»</text:span><text:span text:style-name="T403"><text:s/>(VII.III.18).</text:span></text:p>
      <text:p text:style-name="p"><text:span text:style-name="T404">S</text:span><text:span text:style-name="T405">e c</text:span><text:span text:style-name="T406">’</text:span><text:span text:style-name="T407">è un eroe della storia<text:s/></text:span><text:span text:style-name="T408">—</text:span><text:span text:style-name="T409"><text:s/></text:span><text:span text:style-name="T410">eroe<text:s/></text:span><text:span text:style-name="T411">musicale non politico<text:s/></text:span><text:span text:style-name="T412">—<text:s/></text:span><text:span text:style-name="T413">questi è,<text:s/></text:span><text:span text:style-name="T414">occorre dirlo subito,</text:span><text:span text:style-name="T415"><text:s/></text:span><text:span text:style-name="T416">il tedesco<text:s/></text:span><text:span text:style-name="T417">Christoph Willibald Gluck, insieme al suo solerte collaboratore toscano, Ranieri Calzabigi</text:span><text:span text:style-name="T418">.<text:s/></text:span>Quasi con grato<text:s/>stupore Planelli registra<text:s/>la consonanza tra le proprie idee<text:s/>e quanto,<text:s/>a sua insaputa,<text:s/>pochi anni prima<text:s/>(nel 1767)<text:s/>era stato realizzato<text:s/>sulle scene,<text:s/>lontano, ma non troppo,<text:s/>dall’Italia:</text:p>
      <text:p text:style-name="quote"><text:span text:style-name="T419">La giustezza e il mirabile effetto di tai precetti è stato pur ora vantaggiosamente provato in mezzo a una delle più brillanti corti d</text:span><text:span text:style-name="T420">’</text:span><text:span text:style-name="T421">Europa.<text:s/></text:span>Parlo della corte di Vienna, nell’aulico teatro della quale fu menata la mentovata<text:s/><text:span text:style-name="T422">Alceste</text:span><text:s/>del dotto Calsabigi, messa in musica dal cavaliere Cristoforo Gluck. Questa musica è sì conforme all’idea qui espressa della musica teatrale, ch’io, osservata così ben intesa<text:s/>composizione, mi sentii inondar l’animo da un maraviglioso piacere, in considerando che mentre in questa estrema parte d’Europa io stendea un teorico saggio, ma debolissimo e breve, di quella musica, in altra parte un degno professore ne mostrava sì sensatamente la pratica. Siami dunque lecito d’autorizzare colle proprie parole di questo dotto maestro quanto abbiamo fin qui esposto della musica teatrale, e di accattare a me credito con<text:s/>una sì valevole testimonianza (III.III.25).</text:p>
      <text:p text:style-name="p"><text:span text:style-name="T423">Quali sono i «precetti» cui il critico allude (segue la citazione</text:span><text:span text:style-name="T424"><text:s/>integrale</text:span><text:span text:style-name="T425"><text:s/>della<text:s/></text:span><text:span text:style-name="T426">celebre<text:s/></text:span><text:span text:style-name="T427">Dedicatoria a</text:span><text:span text:style-name="T428">l Granduca</text:span><text:span text:style-name="T429"><text:s/></text:span><text:span text:style-name="T430">L</text:span><text:span text:style-name="T431">eopoldo</text:span><text:span text:style-name="T432"><text:s/></text:span><text:span text:style-name="T433">per<text:s/></text:span><text:span text:style-name="T434">l</text:span><text:span text:style-name="T435">’</text:span><text:span text:style-name="T436">Alceste</text:span><text:span text:style-name="T437">,</text:span><text:span text:style-name="T438"><text:s/></text:span><text:span text:style-name="T439">firmata da Gluck ma<text:s/></text:span><text:span text:style-name="T440">scritta<text:s/></text:span><text:span text:style-name="T441">da</text:span><text:span text:style-name="T442">l</text:span><text:span text:style-name="T443"><text:s/>Calzabigi)?</text:span><text:span text:style-name="T444"><text:s/>Il melodramma, per Planelli, ha perso naturalità perché ha sposato la convenzionalità,<text:s/></text:span><text:span text:style-name="T445">accetta</text:span><text:span text:style-name="T446">ndo</text:span><text:span text:style-name="T447"><text:s/>il prevalere de</text:span><text:span text:style-name="T448">l mestiere</text:span><text:span text:style-name="T449"><text:s/>sul<text:s/></text:span><text:span text:style-name="T450">buon<text:s/></text:span><text:span text:style-name="T451">gusto</text:span><text:span text:style-name="T452">. Il<text:s/></text:span><text:span text:style-name="T453">cahier de doléances</text:span><text:span text:style-name="T454"><text:s/>è fitto e riguarda innanzi tutto la musica.</text:span><text:span text:style-name="T455"><text:s/>La sinfonia d</text:span><text:span text:style-name="T456">’</text:span><text:span text:style-name="T457">apertura?<text:s/></text:span><text:span text:style-name="quote.c">« Per quanto diversi tra loro sieno i drammi, che voi prendete a mettere sotto le note, tutte le sinfonie, che a quelli servono d</text:span><text:span text:style-name="quote.c">’</text:span><text:span text:style-name="quote.c">apertura, sono sempre battute al conio medesimo: non falla mai ch</text:span><text:span text:style-name="quote.c">’</text:span><text:span text:style-name="quote.c">esse non sieno un solennissimo strombettio, composto d</text:span><text:span text:style-name="quote.c">’</text:span><text:span text:style-name="quote.c">un allegro, d</text:span><text:span text:style-name="quote.c">’</text:span><text:span text:style-name="quote.c">un largo e d</text:span><text:span text:style-name="quote.c">’</text:span><text:span text:style-name="quote.c">un balletto»</text:span><text:span text:style-name="T458"><text:s/>(III.III.3</text:span><text:span text:style-name="T459">); a</text:span><text:span text:style-name="T460">l contrario,<text:s/></text:span><text:span text:style-name="quote.c">«vuol […</text:span><text:span text:style-name="quote.c">]</text:span><text:span text:style-name="quote.c"><text:s/>l</text:span><text:span text:style-name="quote.c">’</text:span><text:span text:style-name="quote.c">apertura avere intima connessione colla prima scena del dramma»</text:span><text:span text:style-name="T461"><text:s/>e, talvolta, anche con l</text:span><text:span text:style-name="T462">’</text:span><text:span text:style-name="T463">esito del dramma stesso, per<text:s/></text:span><text:soft-page-break/><text:span text:style-name="T464">quanto sia difficile suggerire una<text:s/></text:span><text:span text:style-name="T465">complessa<text:s/></text:span><text:span text:style-name="T466">peripezia<text:s/></text:span><text:span text:style-name="T467">in</text:span><text:span text:style-name="T468"><text:s/>poche note</text:span><text:span text:style-name="T469"><text:s/>musicali</text:span><text:span text:style-name="T470"><text:s/>(già Algarotti aveva scritto qualcosa del genere). I recitativi?<text:s/></text:span><text:span text:style-name="quote.c">«Il maestro di cappella non si dà gran pena attorno a</text:span><text:span text:style-name="quote.c">’</text:span><text:span text:style-name="quote.c"><text:s/>recitativi, persuaso ch</text:span><text:span text:style-name="quote.c">’</text:span><text:span text:style-name="quote.c">essi non possono a verun patto dilettar gli uditori. Ma egli va errato. Se gli uditori si annoiano d</text:span><text:span text:style-name="quote.c">’</text:span><text:span text:style-name="quote.c">uno stile recitativo, cotal noia non procede dalla natura di questo stile, ma dal poco studio, che fanno sopra di esso i moderni maestri di cappella»</text:span><text:span text:style-name="T471"><text:s/>(III.III.7)</text:span><text:span text:style-name="T472">. Se il modello era l</text:span><text:span text:style-name="T473">’</text:span><text:span text:style-name="T474">antico, addirittura la tragedia greca (del cui<text:s/></text:span><text:span text:style-name="T475">vero<text:s/></text:span><text:span text:style-name="T476">rapporto con la musica<text:s/></text:span><text:span text:style-name="T477">in realtà s</text:span><text:span text:style-name="T478">’</text:span><text:span text:style-name="T479">ignorava<text:s/></text:span><text:span text:style-name="T480">quasi<text:s/></text:span><text:span text:style-name="T481">tutto), è<text:s/></text:span><text:span text:style-name="T482">logico</text:span><text:span text:style-name="T483"><text:s/>che Planelli<text:s/></text:span><text:span text:style-name="T484">guard</text:span><text:span text:style-name="T485">asse</text:span><text:span text:style-name="T486"><text:s/></text:span><text:span text:style-name="T487">al recitar-cantando di Jacopo Peri</text:span><text:span text:style-name="T488"><text:s/>e<text:s/></text:span><text:span text:style-name="T489">in generale<text:s/></text:span><text:span text:style-name="T490">al</text:span><text:span text:style-name="T491">le favole per musica primo-secentesche</text:span><text:span text:style-name="T492">,</text:span><text:span text:style-name="T493"><text:s/></text:span><text:span text:style-name="T494">raccomandando</text:span><text:span text:style-name="T495"><text:s/>al compositore d</text:span><text:span text:style-name="T496">’</text:span><text:span text:style-name="T497">osservare che<text:s/></text:span><text:span text:style-name="quote.c">«nel ragionare non solamente ad ogni parola noi assegniamo particolar tuono, ma a tutte le sil</text:span><text:span text:style-name="quote.c">labe ancora di ciascuna parola</text:span><text:span text:style-name="quote.c">»</text:span><text:span text:style-name="T498"><text:s/>(III.III.8); la</text:span><text:span text:style-name="T499"><text:s/>tirannia della musica sulle parole</text:span><text:span text:style-name="T500">, del suono sul senso</text:span><text:span text:style-name="T501"><text:s/>finiva col</text:span><text:span text:style-name="T502"><text:s/>far violenza alla grammatica,<text:s/></text:span><text:span text:style-name="T503">in definitiva alla naturalezza del linguaggio:<text:s/></text:span><text:span text:style-name="quote.c">«la poca attenzione che i compositori danno al metro delle sillabe, non solo fa che la lor musica distrugga ogni poetica armonia, ma ancora che trasformi i termini; obbligando talvolta a dire<text:s/></text:span><text:span text:style-name="T504">aníma, barbáro</text:span><text:span text:style-name="quote.c">, invece di<text:s/></text:span><text:span text:style-name="T505">ánima, bárbaro</text:span><text:span text:style-name="quote.c">, e per contrario<text:s/></text:span><text:span text:style-name="T506">dólore, ámico</text:span><text:span text:style-name="quote.c">, in luogo di<text:s/></text:span><text:span text:style-name="T507">dolóre, amíco</text:span><text:span text:style-name="quote.c">»</text:span><text:span text:style-name="T508"><text:s/></text:span><text:span text:style-name="T509">(ivi)</text:span><text:span text:style-name="T510">; e allora<text:s/></text:span><text:span text:style-name="quote.c">«il povero cantante è obbligato suo malgrado a pronunziare sì fattamente le parole, ch</text:span><text:span text:style-name="quote.c">’</text:span><text:span text:style-name="quote.c">egli ha più bisogno d</text:span><text:span text:style-name="quote.c">’</text:span><text:span text:style-name="quote.c">interprete, che se cantasse un</text:span><text:span text:style-name="quote.c">’</text:span><text:span text:style-name="quote.c"><text:s/>aria tartara o moresca»</text:span><text:span text:style-name="T511"><text:s/>(III.III.13).</text:span><text:span text:style-name="T512"><text:s/>Le stesse arie con<text:s/></text:span><text:span text:style-name="T513">‘</text:span><text:span text:style-name="T514">da capo</text:span><text:span text:style-name="T515">’</text:span><text:span text:style-name="T516"><text:s/>erano da tempo diventate oggetto degli strali dei critici<text:s/></text:span><text:span text:style-name="T517">razionalistici</text:span><text:span text:style-name="T518">:<text:s/></text:span><text:span text:style-name="quote.c">«le arie teatrali</text:span><text:span text:style-name="quote.c"><text:s/>—</text:span><text:span text:style-name="quote.c"><text:s/>ripete Planelli<text:s/></text:span><text:span text:style-name="quote.c">—</text:span><text:span text:style-name="quote.c"><text:s/>non soffrono le tante repliche d</text:span><text:span text:style-name="quote.c">’</text:span><text:span text:style-name="quote.c">alcune loro parole e d</text:span><text:span text:style-name="quote.c">’</text:span><text:span text:style-name="quote.c">alcuni loro versi, come vezzo suol essere de</text:span><text:span text:style-name="quote.c">’</text:span><text:span text:style-name="quote.c"><text:s/>nostri compositori, i quali con una disordinata ripetizione delle medesime parole fanno d</text:span><text:span text:style-name="quote.c">’</text:span><text:span text:style-name="quote.c">una brevissima aria una lunghissima filastrocca. Quel tanto ripetere<text:s/></text:span><text:span text:style-name="T519">vocem prodigaliter unam</text:span><text:span text:style-name="quote.c"><text:s/>oltre al raffreddare il sentimento colla svenevolaggine sua, talvolta non ha significato alcuno, e tal altra prende un significato tutto opposto a quello che hanno le medesime parole nell</text:span><text:span text:style-name="quote.c">’</text:span><text:span text:style-name="quote.c">ordine, che ad esse assegnò il poeta»</text:span><text:span text:style-name="T520"><text:s/>(III.III.18)</text:span><text:span text:style-name="T521">;</text:span><text:span text:style-name="T522"><text:s/></text:span><text:span text:style-name="T523">di nuovo</text:span><text:span text:style-name="T524">,</text:span><text:span text:style-name="T525"><text:s/>veniva sottolineato il primato</text:span><text:span text:style-name="T526"><text:s/>o almeno la corresponsabilità</text:span><text:span text:style-name="T527"><text:s/>del poeta</text:span><text:span text:style-name="T528">,</text:span><text:span text:style-name="T529"><text:s/>di cui troppo spesso musicisti e cantanti<text:s/></text:span><text:span text:style-name="T530">pareva</text:span><text:span text:style-name="T531">no</text:span><text:span text:style-name="T532"><text:s/>vole</text:span><text:span text:style-name="T533">r</text:span><text:span text:style-name="T534"><text:s/>ignorare le intenzioni:<text:s/></text:span><text:span text:style-name="quote.c">«si guardi il compositore d</text:span><text:span text:style-name="quote.c">’</text:span><text:span text:style-name="quote.c">aggiugnere di suo capo la menoma paroluzza. Lo spettatore sdegna in sentire il maestro di cappella far del poeta. Senza che, tali aggiunzioni distruggono la misura de</text:span><text:span text:style-name="quote.c">’</text:span><text:span text:style-name="quote.c"><text:s/>versi»</text:span><text:span text:style-name="T535"><text:s/>(III.III.21).</text:span><text:span text:style-name="T536"><text:s/>Ma anche la poesia aveva avuto<text:s/></text:span><text:span text:style-name="T537">qualche tort</text:span><text:span text:style-name="T538">o</text:span><text:span text:style-name="T539"><text:s/></text:span><text:span text:style-name="T540">in quella sorta di degenerazi</text:span><text:span text:style-name="T541">one edonistica che era diventato</text:span><text:span text:style-name="T542">, a giudizio di<text:s/></text:span><text:span text:style-name="T543">Planelli</text:span><text:span text:style-name="T544">,</text:span><text:span text:style-name="T545"><text:s/>l</text:span><text:span text:style-name="T546">o spettacolo</text:span><text:span text:style-name="T547"><text:s/>teatrale.</text:span><text:span text:style-name="T548"><text:s/></text:span><text:span text:style-name="T549">Lo stesso<text:s/></text:span><text:span text:style-name="T550">antibarocco<text:s/></text:span><text:span text:style-name="T551">Metastasio, citato</text:span><text:span text:style-name="T552">, s</text:span><text:span text:style-name="T553">’</text:span><text:span text:style-name="T554">intende,</text:span><text:span text:style-name="T555"><text:s/>sempre con<text:s/></text:span><text:span text:style-name="T556">grande<text:s/></text:span><text:span text:style-name="T557">rispetto, aveva peccato nell</text:span><text:span text:style-name="T558">’</text:span><text:span text:style-name="T559">assecondare l</text:span><text:span text:style-name="T560">’</text:span><text:span text:style-name="T561">inverosimile e il meraviglioso nelle<text:s/></text:span><text:soft-page-break/><text:span text:style-name="T562">allegorie contenute nelle arie: forte di un giu</text:span><text:span text:style-name="T563">dizio<text:s/></text:span><text:span text:style-name="T564">di D</text:span><text:span text:style-name="T565">’</text:span><text:span text:style-name="T566">Alembert<text:s/></text:span><text:span text:style-name="T567">(</text:span><text:span text:style-name="T568">nell</text:span><text:span text:style-name="T569">o scritto<text:s/></text:span><text:span text:style-name="T570">Liberté</text:span><text:span text:style-name="T571"><text:s/></text:span><text:span text:style-name="T572">de la</text:span><text:span text:style-name="T573"><text:s/></text:span><text:span text:style-name="T574">musique</text:span><text:span text:style-name="T575">)</text:span><text:span text:style-name="T576">,<text:s/></text:span><text:span text:style-name="T577">cita</text:span><text:span text:style-name="T578"><text:s/></text:span><text:span text:style-name="T579">come esempio vitando</text:span><text:span text:style-name="T580"><text:s/></text:span><text:span text:style-name="T581">le arie di Arbace all</text:span><text:span text:style-name="T582">’</text:span><text:span text:style-name="T583">inizo del terzo atto dell</text:span><text:span text:style-name="T584">’</text:span><text:span text:style-name="T585">Artaserse</text:span><text:span text:style-name="T586"><text:s/>metastasiano</text:span><text:span text:style-name="T587">:<text:s/></text:span><text:span text:style-name="quote.c">«già prima di noi un famoso letterato di Francia avea avvertita l</text:span><text:span text:style-name="quote.c">’</text:span><text:span text:style-name="quote.c">inverisimiglianza di quell</text:span><text:span text:style-name="quote.c">’</text:span><text:span text:style-name="quote.c">allegoria messa in bocca del medesimo Arbace nell</text:span><text:span text:style-name="quote.c">’</text:span><text:span text:style-name="quote.c">aria<text:s/></text:span><text:span text:style-name="T588">Vò solcando un mar crudele</text:span><text:span text:style-name="quote.c">»</text:span><text:span text:style-name="T589"><text:s/>(II.VII.13). Troppo innaturale<text:s/></text:span><text:span text:style-name="T590">pareva</text:span><text:span text:style-name="T591"><text:s/>a<text:s/></text:span><text:span text:style-name="T592">D</text:span><text:span text:style-name="T593">’</text:span><text:span text:style-name="T594">Alembert, e a Planelli con lui, che l</text:span><text:span text:style-name="T595">’</text:span><text:span text:style-name="T596">appassionato Arbace, accusato ingiustamente</text:span><text:span text:style-name="T597"><text:s/></text:span><text:span text:style-name="T598">e che si crede</text:span><text:span text:style-name="T599"><text:s/>vicino a morte, si mett</text:span><text:span text:style-name="T600">esse</text:span><text:span text:style-name="T601"><text:s/>a notomizzare con elegante arguzia i motivi della volubilità umana</text:span><text:span text:style-name="T602">:<text:s/></text:span><text:span text:style-name="quote.c">«Se una persona arsa di sdegno pretendesse di sfogar la sua bile a forza d</text:span><text:span text:style-name="quote.c">’</text:span><text:span text:style-name="quote.c">antitesi e d</text:span><text:span text:style-name="quote.c">’</text:span><text:span text:style-name="quote.c">ampollose circollocuzioni, chi potrebbe contener le risa, e non direbbe che quel linguaggio tradisce chi l</text:span><text:span text:style-name="quote.c">’</text:span><text:span text:style-name="quote.c">adopera, dimostrando ch</text:span><text:span text:style-name="quote.c">’</text:span><text:span text:style-name="quote.c">egli non ha il cuore occupato da quella passione che vuol fingere con noi?»</text:span><text:span text:style-name="T603"><text:s/></text:span><text:span text:style-name="T604">(II.VII.22)</text:span><text:span text:style-name="T605">.</text:span><text:span text:style-name="T606"><text:s/>L</text:span><text:span text:style-name="T607">’</text:span><text:span text:style-name="T608">inverosimiglianza rimaneva più che mai</text:span><text:span text:style-name="T609"><text:s/>il peccato originale</text:span><text:span text:style-name="T610"><text:s/>da combattere a teatro: la passione, l</text:span><text:span text:style-name="T611">’</text:span><text:span text:style-name="T612">entusiasmo, l</text:span><text:span text:style-name="T613">’</text:span><text:span text:style-name="T614">arguzia stessa, legittimamente seminate a piene mani dall</text:span><text:span text:style-name="T615">’</text:span><text:span text:style-name="T616">artista, non dovevano mai smarrire la guida della Ragione e della Natura, queste due inseparabili dèe che vegliano sul buon gusto settecentesco.</text:span></text:p>
      <text:p text:style-name="p"><text:span text:style-name="T617">Si capisce</text:span><text:span text:style-name="T618"><text:s/>allora</text:span><text:span text:style-name="T619"><text:s/>come il classicista e antibarocco Gluck<text:s/></text:span><text:span text:style-name="T620">venisse</text:span><text:span text:style-name="T621"><text:s/>additato<text:s/></text:span><text:span text:style-name="T622">a</text:span><text:span text:style-name="T623"><text:s/>modello da<text:s/></text:span><text:span text:style-name="T624">proporre</text:span><text:span text:style-name="T625"><text:s/>agli i</text:span><text:span text:style-name="T626">taliani, ai<text:s/></text:span><text:span text:style-name="T627">napoletani in particolare</text:span><text:span text:style-name="T628">.</text:span><text:span text:style-name="T629"><text:s/></text:span><text:span text:style-name="T630">A</text:span><text:span text:style-name="T631"><text:s/>chi obiettava la scarsa teatralità del progetto musicale</text:span><text:span text:style-name="T632"><text:s/>gluckiano Planelli aveva pronta</text:span><text:span text:style-name="T633"><text:s/>un</text:span><text:span text:style-name="T634">’</text:span><text:span text:style-name="T635">obiezione in cui entrava anche un<text:s/></text:span><text:span text:style-name="T636">impegnativo paragone pittorico</text:span><text:span text:style-name="T637">:<text:s/></text:span><text:span text:style-name="quote.c">«Non pretenda però alcuno di chiamare ad esame sì fatto genere di musica avanti a un domestico cimbalo. In quel luogo una imparaticcia cantilena piacerà più assai che un capolavoro di musica teatrale: siccome a chi ne</text:span><text:span text:style-name="quote.c">’</text:span><text:span text:style-name="quote.c"><text:s/>colori non cerca che l</text:span><text:span text:style-name="quote.c">’</text:span><text:span text:style-name="quote.c">armonia, darà più diletto una ben colorita bussola che un quadro di Raffaello. I colori di Raffaello e la musica di Gluck, quelli e questa destinati a servire all</text:span><text:span text:style-name="quote.c">’</text:span><text:span text:style-name="quote.c">espressione, vanno esaminati nell</text:span><text:span text:style-name="quote.c">’</text:span><text:span text:style-name="quote.c">azione. Solo allora si può giudicare se più diletti una bussola ben tinta che una tela animata dal pennello d</text:span><text:span text:style-name="quote.c">’</text:span><text:span text:style-name="quote.c">Urbino»</text:span><text:span text:style-name="T638"><text:s/>(III.III.29).<text:s/></text:span><text:span text:style-name="T639">La successiva<text:s/></text:span><text:span text:style-name="T640">piccola voga gluckiana a Napoli, tra l</text:span><text:span text:style-name="T641">’</text:span><text:span text:style-name="T642">Ifigenia</text:span><text:span text:style-name="T643"><text:s/>del Traetta (1779) e il<text:s/></text:span><text:span text:style-name="T644">Pirro</text:span><text:span text:style-name="T645"><text:s/>del Paisiello (1787)</text:span><text:span text:style-name="T646">,</text:span><text:span text:style-name="T647"><text:s/>si può forse interpretare</text:span><text:span text:style-name="T648"><text:s/></text:span><text:span text:style-name="T649">come una sorta di assenso alle idee di Planelli</text:span><text:span text:style-name="T650"><text:note text:note-class="footnote" text:id="_ftn6"><text:note-citation>7</text:note-citation><text:note-body><text:p text:style-name="Notedebasdepage"><text:s/>Vedi l’Introduzione di Degrada all’edizione citata, pp. XVI-XVII. Della vastissima bibliografia sulla riforma di Gluck basterà qui richiamare: E. Fubini,<text:s/><text:span text:style-name="T651">Gli Enciclopedisti e la musica</text:span>, Torino, Einaudi, 1971, pp. 209-233; il fascicolo monografico di «Chigiana», XXIX-XXX, 1972-1973; il volume coll.<text:s/><text:span text:style-name="T652">C.W.</text:span><text:s/><text:span text:style-name="T653">Gluck nel duecentesimo anniversario della morte</text:span>. A cura di C. Del Monte e V.R. Segreto, Parma, Step, 1987.</text:p></text:note-body></text:note></text:span><text:span text:style-name="T654">: o meglio, il critico s</text:span><text:span text:style-name="T655">’</text:span><text:span text:style-name="T656">era fatto<text:s/></text:span><text:span text:style-name="T657">portavoce<text:s/></text:span><text:span text:style-name="T658">di un clima culturale, di un diffuso mutamento di gusto<text:s/></text:span><text:span text:style-name="T659">che</text:span><text:span text:style-name="T660"><text:s/></text:span><text:span text:style-name="T661">non era<text:s/></text:span><text:span text:style-name="T662">soltanto napoletano</text:span><text:span text:style-name="T663"><text:s/>(Calzabigi<text:s/></text:span><text:span text:style-name="T664">visse</text:span><text:span text:style-name="T665"><text:s/></text:span><text:span text:style-name="T666">del resto a Napoli<text:s/></text:span><text:span text:style-name="T667">a partire dal 1780:</text:span><text:span text:style-name="T668"><text:s/>e si dimostrò grato</text:span><text:span text:style-name="T669">,</text:span><text:span text:style-name="T670"><text:s/>nella verbosa<text:s/></text:span><text:span text:style-name="T671">Risposta</text:span><text:span text:style-name="T672"><text:s/>all</text:span><text:span text:style-name="T673">’</text:span><text:span text:style-name="T674">Arteaga</text:span><text:span text:style-name="T675">,</text:span><text:span text:style-name="T676"><text:s/></text:span><text:span text:style-name="T677">a</text:span><text:span text:style-name="T678"><text:s/>Planelli)</text:span><text:span text:style-name="T679">.</text:span><text:span text:style-name="T680"><text:s/></text:span><text:span text:style-name="T681">S</text:span><text:span text:style-name="T682">i<text:s/></text:span><text:soft-page-break/><text:span text:style-name="T683">sa che il nuovo secolo, l</text:span><text:span text:style-name="T684">’</text:span><text:span text:style-name="T685">Ottocento del belcanto,<text:s/></text:span><text:span text:style-name="T686">avrebbe amato</text:span><text:span text:style-name="T687"><text:s/>non la<text:s/></text:span><text:span text:style-name="T688">severità</text:span><text:span text:style-name="T689"><text:s/>di Gluck ma la<text:s/></text:span><text:span text:style-name="T690">prodigiosamente melodica<text:s/></text:span><text:span text:style-name="T691">affabilità di Rossini</text:span><text:span text:style-name="T692"><text:s/></text:span><text:span text:style-name="T693">e</text:span><text:span text:style-name="T694"><text:s/>dei suoi seguaci</text:span><text:span text:style-name="T695">: ciò che appartiene evidentemente a un</text:span><text:span text:style-name="T696">’</text:span><text:span text:style-name="T697">altra storia.</text:span></text:p>
      <text:p text:style-name="p"><text:span text:style-name="T698">I</text:span><text:span text:style-name="T699">l libro</text:span><text:span text:style-name="T700">, s</text:span><text:span text:style-name="T701">’</text:span><text:span text:style-name="T702">intende,</text:span><text:span text:style-name="T703"><text:s/>non è tutto qui, n</text:span><text:span text:style-name="T704">ell</text:span><text:span text:style-name="T705">’</text:span><text:span text:style-name="T706">arringa</text:span><text:span text:style-name="T707"><text:s/>in favore della riforma Calzabigi-Gluck.</text:span><text:span text:style-name="T708"><text:s/>Le intenzioni<text:s/></text:span><text:span text:style-name="T709">dell</text:span><text:span text:style-name="T710">’</text:span><text:span text:style-name="T711">autore sono, sociologicamente</text:span><text:span text:style-name="T712"><text:s/>e filosoficamente</text:span><text:span text:style-name="T713"><text:s/>parlando, più generali:<text:s/></text:span><text:span text:style-name="quote.c">«Lo scopo di questo trattato<text:s/></text:span><text:span text:style-name="quote.c">—</text:span><text:span text:style-name="quote.c"><text:s/>scrive<text:s/></text:span><text:span text:style-name="quote.c">—<text:s/></text:span><text:span text:style-name="quote.c">è quello ch</text:span><text:span text:style-name="quote.c">’</text:span><text:span text:style-name="quote.c">io posi fin da prima in veduta: il dimostrare quanta dipendenza abbiano dagli spettacoli, e massimamente da quello dell</text:span><text:span text:style-name="quote.c">’</text:span><text:span text:style-name="quote.c">opera in musica, il gusto delle arti e<text:s/></text:span><text:span text:style-name="quote.c">‘</text:span><text:span text:style-name="quote.c">l costume delle nazioni; e quanto agevolmente l</text:span><text:span text:style-name="quote.c">’</text:span><text:span text:style-name="quote.c">inosservanza delle leggi di questa pomposa scenica rappresentazione possa corrompere il gusto e favorire la scostumatezza, ch</text:span><text:span text:style-name="quote.c">’</text:span><text:span text:style-name="quote.c">è la più deplorabile sventura che possa avvenire a uno stato»</text:span><text:span text:style-name="T714"><text:s/>(Prefazione, 6). A sostegno d</text:span><text:span text:style-name="T715">ella</text:span><text:span text:style-name="T716"><text:s/>tesi</text:span><text:span text:style-name="T717">, cui il critico cerca riscontri dappertutto (Euripide aveva scritto<text:s/></text:span><text:span text:style-name="T718">Le supplici</text:span><text:span text:style-name="T719"><text:s/></text:span><text:span text:style-name="quote.c">«per disporre quella nazione a far la pace co</text:span><text:span text:style-name="quote.c">’</text:span><text:span text:style-name="quote.c"><text:s/>lacedemoni, come l</text:span><text:span text:style-name="quote.c">’</text:span><text:span text:style-name="quote.c">Addisson compose il suo<text:s/></text:span><text:span text:style-name="T720">Catone</text:span><text:span text:style-name="quote.c"><text:s/>per occasione de</text:span><text:span text:style-name="quote.c">’</text:span><text:span text:style-name="quote.c"><text:s/>torbidi che allora agitavano l</text:span><text:span text:style-name="quote.c">’</text:span><text:span text:style-name="quote.c">Inghilterra»</text:span><text:span text:style-name="T721">,</text:span><text:span text:style-name="T722"><text:s/></text:span><text:span text:style-name="T723">VII.III.15)</text:span><text:span text:style-name="T724">,</text:span><text:span text:style-name="T725"><text:s/>traccia preliminarmente una<text:s/></text:span><text:span text:style-name="T726">piccola storia del</text:span><text:span text:style-name="T727">l</text:span><text:span text:style-name="T728">’</text:span><text:span text:style-name="T729">opera</text:span><text:span text:style-name="T730">: dalle presunte origini medievali (le sacre rappresentazioni forse accompagnate da<text:s/></text:span><text:span text:style-name="T731">rudimentali<text:s/></text:span><text:span text:style-name="T732">music</text:span><text:span text:style-name="T733">he</text:span><text:span text:style-name="T734">) alle fes</text:span><text:span text:style-name="T735">te rinascimentali</text:span><text:span text:style-name="T736"><text:s/>(l</text:span><text:span text:style-name="T737">’</text:span><text:span text:style-name="T738">esempio, tra l</text:span><text:span text:style-name="T739">’</text:span><text:span text:style-name="T740">altro, degli spettacoli nella Roma di Sisto IV)</text:span><text:span text:style-name="T741">,<text:s/></text:span><text:span text:style-name="T742">d</text:span><text:span text:style-name="T743">al controverso<text:s/></text:span><text:span text:style-name="T744">Amfiparnaso</text:span><text:span text:style-name="T745"><text:s/>di Orazio Vecchi</text:span><text:span text:style-name="T746"><text:s/>(in realtà,</text:span><text:span text:style-name="T747"><text:s/>con buona pace di Muratori, sol</text:span><text:span text:style-name="T748">o un madrigale drammatizzato)</text:span><text:span text:style-name="T749"><text:s/></text:span><text:span text:style-name="T750">alle favole</text:span><text:span text:style-name="T751"><text:s/>pastorali cinquece</text:span><text:span text:style-name="T752">ntesche munite di</text:span><text:span text:style-name="T753"><text:s/>intermezzi musicali;</text:span><text:span text:style-name="T754"><text:s/></text:span><text:span text:style-name="T755">per arrivare<text:s/></text:span><text:span text:style-name="T756">finalmente alla Camerata dei Bardi, alla<text:s/></text:span><text:span text:style-name="T757">Dafne</text:span><text:span text:style-name="T758"><text:s/>e all</text:span><text:span text:style-name="T759">’</text:span><text:span text:style-name="T760">Euridice<text:s/></text:span><text:span text:style-name="T761">di Peri e Rinuccini</text:span><text:span text:style-name="T762"><text:s/>(singolarmente si tace</text:span><text:span text:style-name="T763"><text:s/>invece</text:span><text:span text:style-name="T764"><text:s/>dell</text:span><text:span text:style-name="T765">’</text:span><text:span text:style-name="T766">Orfeo</text:span><text:span text:style-name="T767"><text:s/></text:span><text:span text:style-name="T768">di Monteverdi e Striggio</text:span><text:span text:style-name="T769">, che è il<text:s/></text:span><text:span text:style-name="T770">primo riconosciuto capolavoro</text:span><text:span text:style-name="T771"><text:s/>del genere</text:span><text:span text:style-name="T772">)</text:span><text:span text:style-name="T773">.</text:span><text:span text:style-name="T774"><text:s/></text:span><text:span text:style-name="T775">Tipico</text:span><text:span text:style-name="T776"><text:s/>che Planelli ritenga che il<text:s/></text:span><text:span text:style-name="T777">melodramma</text:span><text:span text:style-name="T778"><text:s/>appena inventato<text:s/></text:span><text:span text:style-name="T779">rischiasse<text:s/></text:span><text:span text:style-name="T780">subito<text:s/></text:span><text:span text:style-name="T781">di<text:s/></text:span><text:span text:style-name="T782">anda</text:span><text:span text:style-name="T783">re</text:span><text:span text:style-name="T784"><text:s/>incontro a un</text:span><text:span text:style-name="T785">’</text:span><text:span text:style-name="T786">i</text:span><text:span text:style-name="T787">nopinata</text:span><text:span text:style-name="T788"><text:s/>decadenza (I.I.20):</text:span></text:p>
      <text:p text:style-name="quote"><text:span text:style-name="T789">Non potea però l</text:span><text:span text:style-name="T790">’</text:span><text:span text:style-name="T791">opera in musica conservar lungo tempo quella bellezza che sortita avea nelle mani del Rinuccini e del Peri: essa andava incontro al secolo diciassettesimo, epoca quanto fortunata per le scienze, altrettanto infelice per ogni maniera d</text:span><text:span text:style-name="T792">’</text:span><text:span text:style-name="T793">italica poesia.<text:s/></text:span>Nondimeno alla decadenza di questo spettacolo non contribuì solo l’infelicità di quel secolo, ma in oltre (che è più sorprendente) il progresso fatto, come dicemmo, nel secolo antecedente delle belle arti. Perciocché, giugnendo queste ad incantare colle macchine e colle decorazioni, sedussero per modo colla loro vaghezza il gusto dagl’incauti nostri maggiori, che si cominciò a poco a poco a non esigere dall’opera in musica che comparse, decorazioni e macchine; poca attenzione facendosi più alla poesia, la quale si prese a riguardare come veicolo, dirò così, di quelle.</text:p>
      <text:p text:style-name="p"><text:span text:style-name="T794">I</text:span><text:span text:style-name="T795">l correttivo, secondo<text:s/></text:span><text:span text:style-name="T796">una<text:s/></text:span><text:span text:style-name="T797">tradizionale<text:s/></text:span><text:span text:style-name="T798">linea<text:s/></text:span><text:span text:style-name="T799">storiografica</text:span><text:span text:style-name="T800"><text:s/>seguita<text:s/></text:span><text:span text:style-name="T801">anche<text:s/></text:span><text:span text:style-name="T802">da Planelli</text:span><text:span text:style-name="T803">,<text:s/></text:span><text:span text:style-name="T804">sarà</text:span><text:span text:style-name="T805"><text:s/></text:span><text:span text:style-name="T806">trovato</text:span><text:span text:style-name="T807"><text:s/>nel primo Settecento</text:span><text:span text:style-name="T808">, almeno nella poesia</text:span><text:span text:style-name="T809">, grazie a</text:span><text:span text:style-name="T810">l rigore di Apostolo Zeno<text:s/></text:span><text:soft-page-break/><text:span text:style-name="T811">e<text:s/></text:span><text:span text:style-name="T812">alla cartesiana<text:s/></text:span><text:span text:style-name="T813">clarté</text:span><text:span text:style-name="T814"><text:s/></text:span><text:span text:style-name="T815">del suo continuatore Metastasio</text:span><text:span text:style-name="T816"><text:note text:note-class="footnote" text:id="_ftn7"><text:note-citation>8</text:note-citation><text:note-body><text:p text:style-name="Notedebasdepage"><text:s/>Si vedranno nel commento le fonti utilizzate da Planelli, che sono quelle tipiche della storiografia settecentesca, innestate su una solida rete di riferimenti classici: da Riccoboni a Muratori, da Quadrio a Calzabigi, all’Algarotti, con una impennata polemica, sul finire del libro, nei confronti dei rigoristi nemici del teatro, guidati dal domenicano Daniele Concina. Un’attenzione puntuale è riservata, per quanto riguarda la scenografia, alla testimonianza degli storici dell’arte, da Vasari ai moderni.</text:p></text:note-body></text:note></text:span><text:span text:style-name="T817">. Ma<text:s/></text:span><text:span text:style-name="T818">l</text:span><text:span text:style-name="T819">a</text:span><text:span text:style-name="T820"><text:s/></text:span><text:span text:style-name="T821">seduzione estrinseca delle<text:s/></text:span><text:span text:style-name="T822">‘</text:span><text:span text:style-name="T823">macchine</text:span><text:span text:style-name="T824">’</text:span><text:span text:style-name="T825">, tipica del Barocco,<text:s/></text:span><text:span text:style-name="T826">è indicat</text:span><text:span text:style-name="T827">a</text:span><text:span text:style-name="T828">, non</text:span><text:span text:style-name="T829"><text:s/></text:span><text:span text:style-name="T830">d</text:span><text:span text:style-name="T831">a sola</text:span><text:span text:style-name="T832">,</text:span><text:span text:style-name="T833"><text:s/>come<text:s/></text:span><text:span text:style-name="T834">distruttrice<text:s/></text:span><text:span text:style-name="T835">del</text:span><text:span text:style-name="T836">l</text:span><text:span text:style-name="T837">’</text:span><text:span text:style-name="T838">unità stilistica</text:span><text:span text:style-name="T839">,<text:s/></text:span><text:span text:style-name="T840">fine supremo dello spettacolo melodrammatico (I.II.5):<text:s/></text:span><text:span text:style-name="quote.c">«il nostro spettacolo sarà perfetto, quando tutte le discipline che lo compongono concorreranno al fine del melodramma</text:span><text:span text:style-name="quote.c">»</text:span><text:span text:style-name="T841">; e l</text:span><text:span text:style-name="T842">o scopo<text:s/></text:span><text:span text:style-name="T843">eminentemente<text:s/></text:span><text:span text:style-name="T844">morale</text:span><text:span text:style-name="T845"><text:s/>è<text:s/></text:span><text:span text:style-name="T846">ancora una volta<text:s/></text:span><text:span text:style-name="T847">guidato da</text:span><text:span text:style-name="T848">gli aristotelici<text:s/></text:span><text:span text:style-name="quote.c">«compassione»</text:span><text:span text:style-name="T849"><text:s/>e<text:s/></text:span><text:span text:style-name="quote.c">«terrore»</text:span><text:span text:style-name="T850">,<text:s/></text:span><text:span text:style-name="quote.c">«posto che quella poesia al genere tragico appartenga»</text:span><text:span text:style-name="T851"><text:s/>(il che non sempre</text:span><text:span text:style-name="T852"><text:s/>a Planelli<text:s/></text:span><text:span text:style-name="T853">par</text:span><text:span text:style-name="T854">e</text:span><text:span text:style-name="T855"><text:s/>vero)</text:span><text:span text:style-name="T856"><text:note text:note-class="footnote" text:id="_ftn8"><text:note-citation>9</text:note-citation><text:note-body><text:p text:style-name="Notedebasdepage"><text:s/>Le differenze formali fra tragedia (classica) e opera seria vengono elencate nei capitoli II-VII della sezione seconda del libro: in generale, Planelli vi comprende il non rispetto delle cosiddette unità aristoteliche, la conversione del<text:s/><text:span text:style-name="quote.c">«tragico finimento di tristo in lieto»</text:span>, il carattere non<text:s/><text:span text:style-name="quote.c">«sovranamente virtuoso»</text:span><text:s/>del protagonista, la polimetria dei versi.<text:s/></text:p></text:note-body></text:note></text:span><text:span text:style-name="T857">.<text:s/></text:span><text:span text:style-name="T858">Come per le altre<text:s/></text:span><text:span text:style-name="T859">belle<text:s/></text:span><text:span text:style-name="T860">arti (qui il nostro autore<text:s/></text:span><text:span text:style-name="T861">segue Batteux e<text:s/></text:span><text:span text:style-name="T862">Diderot</text:span><text:span text:style-name="T863">),</text:span><text:span text:style-name="T864"><text:s/></text:span><text:span text:style-name="T865">il principio regolatore<text:s/></text:span><text:span text:style-name="T866">del senso estetico è un</text:span><text:span text:style-name="T867">’</text:span><text:span text:style-name="T868">implicita</text:span><text:span text:style-name="T869"><text:s/></text:span><text:span text:style-name="T870">simmetria</text:span><text:span text:style-name="T871">, ma<text:s/></text:span><text:span text:style-name="T872">il<text:s/></text:span><text:span text:style-name="T873">motore<text:s/></text:span><text:span text:style-name="T874">è il piacere<text:s/></text:span><text:span text:style-name="T875">patetico</text:span><text:span text:style-name="T876">,<text:s/></text:span><text:span text:style-name="T877">cioè tra</text:span><text:span text:style-name="T878">rr</text:span><text:span text:style-name="T879">e diletto</text:span><text:span text:style-name="T880"><text:s/></text:span><text:span text:style-name="T881">d</text:span><text:span text:style-name="T882">a</text:span><text:span text:style-name="T883">l<text:s/></text:span><text:span text:style-name="T884">libero<text:s/></text:span><text:span text:style-name="T885">m</text:span><text:span text:style-name="T886">ovimento</text:span><text:span text:style-name="T887"><text:s/>delle<text:s/></text:span><text:span text:style-name="T888">passioni</text:span><text:span text:style-name="T889">:<text:s/></text:span><text:span text:style-name="quote.c">«Se noi, per modo d</text:span><text:span text:style-name="quote.c">’</text:span><text:span text:style-name="quote.c">esemplo, fossimo stati presenti alla dissavventura di Priamo, questi sarebbe stato per noi un oggetto di passione, poiché egli ci avrebbe presentata l</text:span><text:span text:style-name="quote.c">’</text:span><text:span text:style-name="quote.c">opportunità di provare quel dilicato sentimento che ha l</text:span><text:span text:style-name="quote.c">’</text:span><text:span text:style-name="quote.c">uomo nel prender parte alla disavventura d</text:span><text:span text:style-name="quote.c">’</text:span><text:span text:style-name="quote.c">un infelice, nel dimostrare a lui la sua compassione, nel consolarlo, nell</text:span><text:span text:style-name="quote.c">’</text:span><text:span text:style-name="quote.c">alleggerirgli la pena, nel soccorrerlo»</text:span><text:span text:style-name="T890"><text:s/>(I.III.16).<text:s/></text:span><text:span text:style-name="T891">Il critico, da buon sensista, non rinuncia a un tentativo di disamina fisiologica intorno agli effetti della musica sulle fibre umane: la fonte è<text:s/></text:span><text:span text:style-name="T892">autorevole, anche se<text:s/></text:span><text:span text:style-name="T893">abbastanza remota,<text:s/></text:span><text:span text:style-name="T894">cioè i trattati<text:s/></text:span><text:span text:style-name="T895">(</text:span><text:span text:style-name="T896">risalenti a cent</text:span><text:span text:style-name="T897">’</text:span><text:span text:style-name="T898">anni prima</text:span><text:span text:style-name="T899">)</text:span><text:span text:style-name="T900"><text:s/>del</text:span><text:span text:style-name="T901"><text:s/>grande</text:span><text:span text:style-name="T902"><text:s/>clinico e<text:s/></text:span><text:span text:style-name="T903">anatomopatologo inglese di scuola cartesiana Thomas Willis.<text:s/></text:span><text:span text:style-name="T904">Supposto che esista</text:span><text:span text:style-name="T905"><text:s/>una<text:s/></text:span><text:span text:style-name="T906">specifica<text:s/></text:span><text:span text:style-name="T907">sede nervosa</text:span><text:span text:style-name="T908"><text:s/></text:span><text:span text:style-name="T909">del</text:span><text:span text:style-name="T910">le passioni</text:span><text:span text:style-name="T911">, Planelli<text:s/></text:span><text:span text:style-name="T912">specula,</text:span><text:span text:style-name="T913"><text:s/>non senza qualche filosofico dubbio,</text:span><text:span text:style-name="T914"><text:s/></text:span><text:span text:style-name="T915">su<text:s/></text:span><text:span text:style-name="T916">quanto<text:s/></text:span><text:span text:style-name="T917">le<text:s/></text:span><text:span text:style-name="T918">nostre fibre<text:s/></text:span><text:span text:style-name="T919">siano<text:s/></text:span><text:span text:style-name="T920">destinate</text:span><text:span text:style-name="T921"><text:s/>a risuonare come altrettante corde di</text:span><text:span text:style-name="T922"><text:s/>uno</text:span><text:span text:style-name="T923"><text:s/>strumento (quel che ai bruti</text:span><text:span text:style-name="T924">, in ragione della differente<text:s/></text:span><text:span text:style-name="T925">‘</text:span><text:span text:style-name="T926">macchina</text:span><text:span text:style-name="T927">’</text:span><text:span text:style-name="T928">,</text:span><text:span text:style-name="T929"><text:s/>non accadrebbe)</text:span><text:span text:style-name="T930">:<text:s/></text:span><text:span text:style-name="quote.c">«</text:span><text:span text:style-name="quote.c">noi sperimentiamo tai scotimenti anche su nostri nervi; talmenteché nell</text:span><text:span text:style-name="quote.c">’</text:span><text:span text:style-name="quote.c">ascoltare un suono soffriamo talora un tremore in alcun luogo della nostra macchina. Dunque i nostri nervi hanno anch</text:span><text:span text:style-name="quote.c">’</text:span><text:span text:style-name="quote.c">essi un tuono determinato, o, che vale il medesimo, sono disposti a un determinato suono</text:span><text:span text:style-name="quote.c">»</text:span><text:span text:style-name="T931"><text:s/>(III.I.9).</text:span></text:p>
      <text:p text:style-name="p"><text:span text:style-name="T932">In ogni modo, Planelli è convinto che l</text:span><text:span text:style-name="T933">a musica moderna a</text:span><text:span text:style-name="T934">bbia</text:span><text:span text:style-name="T935"><text:s/>portato l</text:span><text:span text:style-name="T936">’</text:span><text:span text:style-name="T937">espressione<text:s/></text:span><text:span text:style-name="T938">artistica<text:s/></text:span><text:span text:style-name="T939">ad altezze ignote agli antichi (i greci,<text:s/></text:span><text:span text:style-name="T940">scrive</text:span><text:span text:style-name="T941"><text:s/>seguendo padre Martini, ignoravano il contrappunto e disponevano di strumenti<text:s/></text:span><text:span text:style-name="T942">incapaci di superare le tre<text:s/></text:span><text:soft-page-break/><text:span text:style-name="T943">ottave</text:span><text:span text:style-name="T944">):<text:s/></text:span><text:span text:style-name="quote.c">«È chiaro<text:s/></text:span><text:span text:style-name="quote.c">—</text:span><text:span text:style-name="quote.c"><text:s/>glossa<text:s/></text:span><text:span text:style-name="quote.c">—</text:span><text:span text:style-name="quote.c"><text:s/>che una musica, la quale di tali invenzioni faccia buon uso, arricchirà il suo estetico ben più agevolmente che un</text:span><text:span text:style-name="quote.c">’</text:span><text:span text:style-name="quote.c">altra, la quale non abbia potuto trarne profitto»</text:span><text:span text:style-name="T945"><text:s/>(III.I.5).<text:s/></text:span><text:span text:style-name="T946">In realtà</text:span><text:span text:style-name="T947">,</text:span><text:span text:style-name="T948"><text:s/>non tutto gioca a favore dei modern</text:span><text:span text:style-name="T949">i e della loro<text:s/></text:span><text:span text:style-name="T950">grande<text:s/></text:span><text:span text:style-name="T951">sapienza formale.</text:span><text:span text:style-name="T952"><text:s/>Planelli è infatti convinto che<text:s/></text:span><text:span text:style-name="T953">gli antichi</text:span><text:span text:style-name="T954"><text:s/>sapessero interpretare il patetico musicale in maniera molto più sottile di quanto non fac</text:span><text:span text:style-name="T955">essero</text:span><text:span text:style-name="T956"><text:s/></text:span><text:span text:style-name="T957">i moderni:<text:s/></text:span><text:span text:style-name="quote.c">«Se si dimandava a un greco<text:s/></text:span><text:span text:style-name="quote.c">—</text:span><text:span text:style-name="quote.c"><text:s/>prova a immaginare il nostro autore<text:s/></text:span><text:span text:style-name="quote.c">—</text:span><text:span text:style-name="quote.c"><text:s/></text:span><text:span text:style-name="quote.c">qual modo si richiedesse per insinuare in noi una data disposizione, egli sapea bene a qual s</text:span><text:span text:style-name="quote.c">’</text:span><text:span text:style-name="quote.c">appigliare. Ma questa dimanda medesima farebbe oggi contorcere il più valente maestro di musica che s</text:span><text:span text:style-name="quote.c">’</text:span><text:span text:style-name="quote.c">abbia l</text:span><text:span text:style-name="quote.c">’</text:span><text:span text:style-name="quote.c">Italia: vedendo noi spesse volte un</text:span><text:span text:style-name="quote.c">’</text:span><text:span text:style-name="quote.c">aria, per esempio composta nel modo minore d</text:span><text:span text:style-name="quote.c">’</text:span><text:span text:style-name="T958">effaut</text:span><text:span text:style-name="quote.c"><text:s/>[fa minore]</text:span><text:span text:style-name="quote.c"><text:s/></text:span><text:span text:style-name="quote.c">che prima ci era stata cantata nel maggiore d</text:span><text:span text:style-name="quote.c">’</text:span><text:span text:style-name="T959">ellamì</text:span><text:span text:style-name="quote.c"><text:s/>[mi maggiore], e una, che fu parlante, divenire aria di gorgheggio, e quella, che altra volta tardamente procedea guidata dalla flemmatica misura binaria, tornarci poi innanzi, quasi di galoppo, sotto il frettoloso tempo a cappella»</text:span><text:span text:style-name="T960"><text:s/></text:span><text:span text:style-name="T961">(III.1.13)</text:span><text:span text:style-name="T962">. La lussureggiante inventiva musicale dei moderni finisce insomma, paradossalmente, per essere un motivo di povertà, o almeno d</text:span><text:span text:style-name="T963">’</text:span><text:span text:style-name="T964">ineleganza formale: torna, sulla scorta di note pagine di Platone e di Plutarco, il mito di una coerente funzione educativa e parenetica</text:span><text:span text:style-name="T965">, anche in termini militari,</text:span><text:span text:style-name="T966"><text:s/>della musica nel mondo classico. Si tratta di idee molto diffuse nel Settecento: le ritroviamo per esempio</text:span><text:span text:style-name="T967">, per restare in Italia,</text:span><text:span text:style-name="T968"><text:s/>negli scritti musicali di Antonio Conti e nel suo stesso prestare versi alla musica<text:s/></text:span><text:span text:style-name="T969">di</text:span><text:span text:style-name="T970"><text:s/>Benedetto Marcello (per le cantate<text:s/></text:span><text:span text:style-name="T971">Timoteo</text:span><text:span text:style-name="T972"><text:s/>e<text:s/></text:span><text:span text:style-name="T973">Cassandra</text:span><text:span text:style-name="T974">, 1727). Risuscitare la musica greca evidentemente non era possibile, ma sembrava consigliabile vagh</text:span><text:span text:style-name="T975">eggiarne la funzionale sobrietà: non era stato del resto questo il principio<text:s/></text:span><text:span text:style-name="T976">ispiratore dei colti</text:span><text:span text:style-name="T977"><text:s/>classicisti della Camerata dei Bardi?</text:span><text:span text:style-name="T978"><text:s/>Ecco allora l</text:span><text:span text:style-name="T979">’</text:span><text:span text:style-name="T980">elogio della<text:s/></text:span><text:span text:style-name="T981">medietas</text:span><text:span text:style-name="T982"><text:s/>espressiva</text:span><text:span text:style-name="T983">, con l</text:span><text:span text:style-name="T984">’</text:span><text:span text:style-name="T985">invito, nel canto, a</text:span><text:span text:style-name="T986"><text:s/>evitare le note troppo acute o troppo basse e nel privilegiare i</text:span><text:span text:style-name="T987"><text:s/>recitativi</text:span><text:span text:style-name="T988">:</text:span></text:p>
      <text:p text:style-name="quote">Lo stil teatrale ama il canto parlante, non quello di gorgheggio. Volete voi un potentissimo specifico per togliere ogni forza a qual canto che sperimentate più energico? Disseminatevi una competente dose del più bel gorgheggio del mondo. Questa maniera di canto ripugna assolutamente alla musica vocale. Poiché uffizio di questa è di dare tal forza alla parola, che l’idea a questa unita sia vivamente riprodotta nello spirito. Or un’A, un’E, un O, gorgheggiato durante la valuta di più note, e talora di più battute, nulla dicono allo spirito; e questo mentre più ansiosamente cerca di penetrare lo stato dell’animo di personaggi che l’interessano, sente cominciare quel lungo sbadiglio, il quale coll’offerta d’uno straniero piacere estingue, in vece d’accrescere il piacer patetico. E poi non è forse un’intollerabile inverisimiglianza l’arrestare il ragionamento nel bel mezzo d’un senso, anzi alla metà d’una parola, per dar luogo a una folla di suoni inarticolati? Non è cosa da ridere il vedere un serio personaggio fermarsi di proposito a bocca aperta a gargarizzare un lungo passaggio?<text:s/>(III.II.7).</text:p>
      <text:soft-page-break/>
      <text:p text:style-name="p"><text:span text:style-name="T989">Forte di queste convinzioni, Planelli propo</text:span><text:span text:style-name="T990">ne una sorta di</text:span><text:span text:style-name="T991"><text:s/>nuovo</text:span><text:span text:style-name="T992"><text:s/>galateo teatral</text:span><text:span text:style-name="T993">-musicale.</text:span><text:span text:style-name="T994"><text:s/></text:span><text:span text:style-name="T995">P</text:span><text:span text:style-name="T996">ensa innanzi tutto ai cantanti, i veri protagonisti, anche in senso economico, del teatro musicale,<text:s/></text:span><text:span text:style-name="T997">venerati e insieme ferocemente criticati per</text:span><text:span text:style-name="T998"><text:s/></text:span><text:span text:style-name="T999">le loro qualità e per i loro capricci</text:span><text:span text:style-name="T1000">. A un fatto<text:s/></text:span><text:span text:style-name="T1001">apparentemente solo<text:s/></text:span><text:span text:style-name="T1002">tecnico, cioè alla «pronunziazione», Planelli dedica un</text:span><text:span text:style-name="T1003">’</text:span><text:span text:style-name="T1004">amp</text:span><text:span text:style-name="T1005">ia sezione (la quarta) del libro</text:span><text:span text:style-name="T1006">:<text:s/></text:span><text:span text:style-name="quote.c">«per pronunziazione<text:s/></text:span><text:span text:style-name="quote.c">—</text:span><text:span text:style-name="quote.c"><text:s/>spiega<text:s/></text:span><text:span text:style-name="quote.c">—</text:span><text:span text:style-name="quote.c"><text:s/>io intendo l</text:span><text:span text:style-name="quote.c">’</text:span><text:span text:style-name="quote.c">arte d</text:span><text:span text:style-name="quote.c">’</text:span><text:span text:style-name="quote.c">esprimere co</text:span><text:span text:style-name="quote.c">’</text:span><text:span text:style-name="quote.c"><text:s/>moti del corpo e colla modificazione della voce, i diversi sentimenti che si</text:span><text:span text:style-name="quote.c"><text:s/>vogliono comunicare ad altrui»</text:span><text:span text:style-name="T1007"><text:s/></text:span><text:span text:style-name="T1008">(</text:span><text:span text:style-name="T1009">il termine equivale all</text:span><text:span text:style-name="T1010">’</text:span><text:span text:style-name="T1011">actio</text:span><text:span text:style-name="T1012"><text:s/></text:span><text:span text:style-name="T1013">o<text:s/></text:span><text:span text:style-name="T1014">pronuntiatio<text:s/></text:span><text:span text:style-name="T1015">dei buoni manuali</text:span><text:span text:style-name="T1016"><text:s/>di retorica</text:span><text:span text:style-name="T1017"><text:s/>antica)</text:span><text:span text:style-name="T1018">. Si tratta evidentemente di precetti rivolti al cantante in quanto attore</text:span><text:span text:style-name="T1019">;<text:s/></text:span><text:span text:style-name="T1020">ciò che può sorprenderci oggi è l</text:span><text:span text:style-name="T1021">’</text:span><text:span text:style-name="T1022">a</text:span><text:span text:style-name="T1023">dditata</text:span><text:span text:style-name="T1024"><text:s/>prossimità<text:s/></text:span><text:span text:style-name="T1025">all</text:span><text:span text:style-name="T1026">a fitta precettistica<text:s/></text:span><text:span text:style-name="T1027">per<text:s/></text:span><text:span text:style-name="T1028">l</text:span><text:span text:style-name="T1029">’</text:span><text:span text:style-name="T1030">avvocato e</text:span><text:span text:style-name="T1031"><text:s/></text:span><text:span text:style-name="T1032">per<text:s/></text:span><text:span text:style-name="T1033">l</text:span><text:span text:style-name="T1034">’</text:span><text:span text:style-name="T1035">oratore: al cantante è insomma affidata la persuasione, proprio come al Cicerone amico del<text:s/></text:span><text:span text:style-name="T1036">mimus</text:span><text:span text:style-name="T1037"><text:s/>Roscio</text:span><text:span text:style-name="T1038"><text:s/>o al<text:s/></text:span><text:span text:style-name="T1039">Demostene</text:span><text:span text:style-name="T1040"><text:s/>che chiede</text:span><text:span text:style-name="T1041">va</text:span><text:span text:style-name="T1042"><text:s/>consigli all</text:span><text:span text:style-name="T1043">’</text:span><text:span text:style-name="T1044">istrione Satiro. Ma cosa ha<text:s/></text:span><text:span text:style-name="T1045">in comune<text:s/></text:span><text:span text:style-name="T1046">un</text:span><text:span text:style-name="T1047">’</text:span><text:span text:style-name="T1048">arringa con un</text:span><text:span text:style-name="T1049">’</text:span><text:span text:style-name="T1050">aria<text:s/></text:span><text:span text:style-name="T1051">o con un recitativo</text:span><text:span text:style-name="T1052">?</text:span><text:span text:style-name="T1053"><text:s/>Forse che l</text:span><text:span text:style-name="T1054">’</text:span><text:span text:style-name="T1055">arte deve<text:s/></text:span><text:span text:style-name="T1056">convincere</text:span><text:span text:style-name="T1057">, prima di illudere e commuovere? Possiamo<text:s/></text:span><text:span text:style-name="T1058">restar freddi<text:s/></text:span><text:span text:style-name="T1059">di fronte alle argomentazioni di Planelli, eppure anch</text:span><text:span text:style-name="T1060">’</text:span><text:span text:style-name="T1061">esse fa</text:span><text:span text:style-name="T1062">nno parte del suo programma</text:span><text:span text:style-name="T1063"><text:s/>classicistico</text:span><text:span text:style-name="T1064"><text:s/>di<text:s/></text:span><text:span text:style-name="T1065">‘</text:span><text:span text:style-name="T1066">rieducazione teatrale</text:span><text:span text:style-name="T1067">’</text:span><text:span text:style-name="T1068">:<text:s/></text:span><text:span text:style-name="quote.c">«Ciascuno, entrando nel teatro, in udirlo muggire come un mare burrascoso, in vederlo convertito in osteria e in bisca, condanna a gran ragione sì notabili abusi. Ora io ardisco di pronunziar francamente, che per qualunque forza sovrana tali abusi non cesseranno, finché i cantanti non sieno obbligati a una perfetta pronunziazione»</text:span><text:span text:style-name="T1069"><text:s/>(IV.I.7).</text:span><text:span text:style-name="T1070"><text:s/>Il gesto (</text:span><text:span text:style-name="T1071">per partire dall</text:span><text:span text:style-name="T1072">’</text:span><text:span text:style-name="T1073">attentamente osservata<text:s/></text:span><text:span text:style-name="T1074">eloquentia corporis</text:span><text:span text:style-name="T1075">)</text:span><text:span text:style-name="T1076">, aveva da essere sobrio</text:span><text:span text:style-name="T1077"><text:s/>e coerente</text:span><text:span text:style-name="T1078">, soprattutto nel caso del gesto «affettivo»,<text:s/></text:span><text:span text:style-name="quote.c">«ch</text:span><text:span text:style-name="quote.c">’</text:span><text:span text:style-name="quote.c">è il più nobile, il più eloquente e che fa il trionfo d</text:span><text:span text:style-name="quote.c">’</text:span><text:span text:style-name="quote.c">un discorso, imprimendolo con forza nel più sensibile dell</text:span><text:span text:style-name="quote.c">’</text:span><text:span text:style-name="quote.c">anima. Ogni altra spezie di gesto può talvolta occupare una sola parte del nostro corpo, ma l</text:span><text:span text:style-name="quote.c">’</text:span><text:span text:style-name="quote.c">affettivo l</text:span><text:span text:style-name="quote.c">’</text:span><text:span text:style-name="quote.c">occupa tutto; attesoché ciascuna passione dà un</text:span><text:span text:style-name="quote.c">’</text:span><text:span text:style-name="quote.c">aria, un contegno particolare all</text:span><text:span text:style-name="quote.c">’</text:span><text:span text:style-name="quote.c">intera macchina dell</text:span><text:span text:style-name="quote.c">’</text:span><text:span text:style-name="quote.c">appassionato»</text:span><text:span text:style-name="T1079"><text:s/>(IV.II.7); né era da trascurare l</text:span><text:span text:style-name="T1080">a pregnanza</text:span><text:span text:style-name="T1081"><text:s/>retorica del «gesto muto», cio</text:span><text:span text:style-name="T1082">è senza parole</text:span><text:span text:style-name="T1083">:<text:s/></text:span><text:span text:style-name="quote.c">«i</text:span><text:span text:style-name="quote.c">l saper ben tacere è più difficile assai che il parlar bene; e però non è maraviglia, che meno persone il sappiano fare»</text:span><text:span text:style-name="T1084"><text:s/>(IV.II.10). Da qui<text:s/></text:span><text:span text:style-name="T1085">anche<text:s/></text:span><text:span text:style-name="T1086">l</text:span><text:span text:style-name="T1087">’</text:span><text:span text:style-name="T1088">i</text:span><text:span text:style-name="T1089">nvito a</text:span><text:span text:style-name="T1090"><text:s/>badare<text:s/></text:span><text:span text:style-name="T1091">di più<text:s/></text:span><text:span text:style-name="T1092">alla recitazione delle seconde e delle terze parti</text:span><text:span text:style-name="T1093">;<text:s/></text:span><text:span text:style-name="T1094">e invece:<text:s/></text:span><text:span text:style-name="quote.c">«i direttori de</text:span><text:span text:style-name="quote.c">’</text:span><text:span text:style-name="quote.c"><text:s/>teatri e gl</text:span><text:span text:style-name="quote.c">’</text:span><text:span text:style-name="quote.c">impresari poco pensiero si danno delle ultime parti. Onde poi avviene, che quando la scena non è occupata da</text:span><text:span text:style-name="quote.c">’</text:span><text:span text:style-name="quote.c"><text:s/>primi attori, lo spettatore sbuffa di tedio, perché gli altri attori non possono essergli a grado</text:span><text:span text:style-name="quote.c">,</text:span><text:span text:style-name="quote.c"><text:s/>né pel canto, né per la pronunziazione»</text:span><text:span text:style-name="T1095"><text:s/>(IV.II.8). S</text:span><text:span text:style-name="T1096">u</text:span><text:span text:style-name="T1097">gli<text:s/></text:span><text:span text:style-name="T1098">usi e<text:s/></text:span><text:span text:style-name="T1099">gli<text:s/></text:span><text:span text:style-name="T1100">a</text:span><text:span text:style-name="T1101">busi della vocalità</text:span><text:span text:style-name="T1102"><text:s/>Planelli si sofferma a lungo:<text:s/></text:span><text:span text:style-name="quote.c">«deve in prima il cantante apprendere<text:s/></text:span><text:span text:style-name="quote.c">a<text:s/></text:span><text:span text:style-name="quote.c">parlar bene la lingua in cui canta, sotto<text:s/></text:span><text:soft-page-break/><text:span text:style-name="quote.c">pena d</text:span><text:span text:style-name="quote.c">’</text:span><text:span text:style-name="quote.c">essere cuculiato [sbeffeggiato] a doppio»</text:span><text:span text:style-name="T1103"><text:s/>(IV.II.13); quello stesso canto deve essere in ogni parola intellegibile</text:span><text:span text:style-name="T1104"><text:s/>e</text:span><text:span text:style-name="T1105"><text:s/></text:span><text:span text:style-name="quote.c">«far sentire il numero della poesia, e non dar nel farnetico d</text:span><text:span text:style-name="quote.c">’</text:span><text:span text:style-name="quote.c">alcuni, che si affannano a credenza, per estinguere ogni sentore di verso ne</text:span><text:span text:style-name="quote.c">’</text:span><text:span text:style-name="quote.c"><text:s/>drammi»</text:span><text:span text:style-name="T1106"><text:s/>(IV.II.15: a sfida un cantante aveva detto d</text:span><text:span text:style-name="T1107">’</text:span><text:span text:style-name="T1108">aver intonato<text:s/></text:span><text:span text:style-name="quote.c">«un pezzo della gazzetta corrente, senza che persona se ne avvedesse»</text:span><text:span text:style-name="T1109">…</text:span><text:span text:style-name="T1110">). Qui il critico cita a lungo un</text:span><text:span text:style-name="T1111">’</text:span><text:span text:style-name="T1112">opera<text:s/></text:span><text:span text:style-name="T1113">precettistica<text:s/></text:span><text:span text:style-name="T1114">in versi<text:s/></text:span><text:span text:style-name="T1115">latini<text:s/></text:span><text:span text:style-name="T1116">del gesuita francese secentesco Jean Lucas,<text:s/></text:span><text:span text:style-name="T1117">il quale<text:s/></text:span><text:span text:style-name="T1118">aveva spiegato per filo e per segno</text:span><text:span text:style-name="T1119">,<text:s/></text:span><text:span text:style-name="T1120">riferendosi alle prediche<text:s/></text:span><text:span text:style-name="T1121">in chiesa e<text:s/></text:span><text:span text:style-name="T1122">alle orazioni<text:s/></text:span><text:span text:style-name="T1123">in tribunale</text:span><text:span text:style-name="T1124"><text:s/></text:span><text:span text:style-name="T1125">(</text:span><text:span text:style-name="T1126">non<text:s/></text:span><text:span text:style-name="T1127">mica</text:span><text:span text:style-name="T1128"><text:s/>al canto</text:span><text:span text:style-name="T1129">!</text:span><text:span text:style-name="T1130">)</text:span><text:span text:style-name="T1131">,</text:span><text:span text:style-name="T1132"><text:s/></text:span><text:span text:style-name="T1133">quali momenti<text:s/></text:span><text:span text:style-name="T1134">volessero «movimento»,<text:s/></text:span><text:span text:style-name="T1135">quali<text:s/></text:span><text:span text:style-name="T1136">«gravità»,</text:span><text:span text:style-name="T1137"><text:s/></text:span><text:span text:style-name="T1138">quali<text:s/></text:span><text:span text:style-name="T1139">«posatezza». Si capisce come questi<text:s/></text:span><text:span text:style-name="T1140">consigli retorici</text:span><text:span text:style-name="T1141"><text:s/>andassero contro<text:s/></text:span><text:span text:style-name="T1142">il trionfo del fasto</text:span><text:span text:style-name="T1143"><text:s/>vocal</text:span><text:span text:style-name="T1144">e, irrelato dall</text:span><text:span text:style-name="T1145">’</text:span><text:span text:style-name="T1146">azione, che era<text:s/></text:span><text:span text:style-name="T1147">ancora<text:s/></text:span><text:span text:style-name="T1148">proprio</text:span><text:span text:style-name="T1149"><text:s/>dell</text:span><text:span text:style-name="T1150">’</text:span><text:span text:style-name="T1151">età metastasiana</text:span><text:span text:style-name="T1152">;</text:span><text:span text:style-name="T1153"><text:s/>e naturalmente<text:s/></text:span><text:span text:style-name="T1154">f</text:span><text:span text:style-name="T1155">ossero inapplicabili all</text:span><text:span text:style-name="T1156">’</text:span><text:span text:style-name="T1157">uso</text:span><text:span text:style-name="T1158">,<text:s/></text:span><text:span text:style-name="T1159">dominante</text:span><text:span text:style-name="T1160"><text:s/>in Italia,</text:span><text:span text:style-name="T1161"><text:s/>dei castrati:</text:span></text:p>
      <text:p text:style-name="quote"><text:span text:style-name="T1162">gli eunuchi non possono eseguire sì fatti precetti.<text:s/></text:span>Essi mentre vogliono comandare, adirarsi o ripigliare, mandano fuori una voce femminile, che in quell’incontro muove non a timore, ma a riso. Una tal voce ben conviene al sesso delle donne, il quale, perché inerme, ottenne una voce molle e delicata, comoda alle lusinghe, a’<text:s/>vezzi, alle preghiere, le sole<text:s/>armi<text:s/>di chi non ha in mano il dominio e la forza. Ma il sesso destinato a comandare sortì una voce piena, autorevole, maestosa, propria a sottomettere gli animi, propria a ordinare, riprendere, rampognare. Ora il teatro sovverte questo bell’ordine; e gli alessandri, gli scipioni, i cesari delle nostre scene dispongono del destin della terra con una voce che muove invidia nelle italiane fanciulle (IV.II.17).</text:p>
      <text:p text:style-name="p"><text:span text:style-name="T1163">Critica non nuova</text:span><text:span text:style-name="T1164">, perché</text:span><text:span text:style-name="T1165"><text:s/></text:span><text:span text:style-name="T1166">tutti hanno in mente i versi di Parini<text:s/></text:span><text:span text:style-name="T1167">(ne<text:s/></text:span><text:span text:style-name="T1168">La musica</text:span><text:span text:style-name="T1169">, 1769</text:span><text:span text:style-name="T1170">)</text:span><text:span text:style-name="T1171">:</text:span><text:span text:style-name="T1172"><text:s/></text:span><text:span text:style-name="quote.c">«</text:span><text:span text:style-name="quote.c">Aborro in su la scena / un</text:span><text:span text:style-name="quote.c"><text:s/></text:span><text:span text:style-name="quote.c">canoro elefante / che si strascina a pena / su le adipose piante, / e manda per gran foce / di bocca un fil di voce</text:span><text:span text:style-name="quote.c">»</text:span><text:span text:style-name="T1173">. M</text:span><text:span text:style-name="T1174">a</text:span><text:span text:style-name="T1175"><text:s/>è una</text:span><text:span text:style-name="T1176"><text:s/>c</text:span><text:span text:style-name="T1177">ensura</text:span><text:span text:style-name="T1178"><text:s/>che troverà a</text:span><text:span text:style-name="T1179">ncora a</text:span><text:span text:style-name="T1180"><text:s/>lungo</text:span><text:span text:style-name="T1181"><text:s/>nel pubblico<text:s/></text:span><text:span text:style-name="T1182">un</text:span><text:span text:style-name="T1183">’</text:span><text:span text:style-name="T1184">ostinata</text:span><text:span text:style-name="T1185"><text:s/>resistenz</text:span><text:span text:style-name="T1186">a</text:span><text:span text:style-name="T1187">:<text:s/></text:span><text:span text:style-name="T1188">l</text:span><text:span text:style-name="T1189">’</text:span><text:span text:style-name="T1190">edonismo dell</text:span><text:span text:style-name="T1191">’</text:span><text:span text:style-name="T1192">ascoltatore aveva bisogno dello<text:s/></text:span><text:span text:style-name="T1193">smisurato,<text:s/></text:span><text:span text:style-name="T1194">dell</text:span><text:span text:style-name="T1195">’</text:span><text:span text:style-name="T1196">ambiguo, dell</text:span><text:span text:style-name="T1197">’</text:span><text:span text:style-name="T1198">inusuale, con buona pace delle cosiddette</text:span><text:span text:style-name="T1199"><text:s/>leggi di natura</text:span><text:span text:style-name="T1200">.</text:span><text:span text:style-name="T1201"><text:s/></text:span><text:span text:style-name="T1202">Persino<text:s/></text:span><text:span text:style-name="T1203">una<text:s/></text:span><text:span text:style-name="quote.c">«celebre</text:span><text:span text:style-name="quote.c"><text:s/>odierna cantatrice»</text:span><text:span text:style-name="T1204"><text:s/>allora molto acclamata,<text:s/></text:span><text:span text:style-name="T1205">la romana<text:s/></text:span><text:span text:style-name="T1206">Caterina Gabrielli</text:span><text:span text:style-name="T1207"><text:s/>detta<text:s/></text:span><text:span text:style-name="T1208">cochetta</text:span><text:span text:style-name="T1209">,<text:s/></text:span><text:span text:style-name="T1210">merita per<text:s/></text:span><text:span text:style-name="T1211">il<text:s/></text:span><text:span text:style-name="quote.c">«suo inudito, distintissimo, inimitabil gorgheggio»</text:span><text:span text:style-name="T1212"><text:s/>un giudizio duro:<text:s/></text:span><text:span text:style-name="quote.c">«</text:span><text:span text:style-name="quote.c">il popolo ammaliato da quel nuovo incanto credé di sentire allora per la prima volta il solo stile degno dell</text:span><text:span text:style-name="quote.c">’</text:span><text:span text:style-name="quote.c">opera in musica; e<text:s/></text:span><text:span text:style-name="quote.c">‘</text:span><text:span text:style-name="quote.c">l maestro di cappella, tocco anch</text:span><text:span text:style-name="quote.c">’</text:span><text:span text:style-name="quote.c">egli da quella malia, s</text:span><text:span text:style-name="quote.c">’</text:span><text:span text:style-name="quote.c">immaginò d</text:span><text:span text:style-name="quote.c">’</text:span><text:span text:style-name="quote.c">entrare in un nuovo mondo musicale»</text:span><text:span text:style-name="T1213"><text:s/>(III.II.9). Il mondo del teatro, secondo i canoni di Planelli, non<text:s/></text:span><text:span text:style-name="T1214">doveva invece contraddire la realtà che il pubblico avrebbe ritrovato</text:span><text:span text:style-name="T1215">,</text:span><text:span text:style-name="T1216"><text:s/>una volta</text:span><text:span text:style-name="T1217"><text:s/>uscito dalla sala</text:span><text:span text:style-name="T1218"><text:s/>e</text:span><text:span text:style-name="T1219"><text:s/></text:span><text:span text:style-name="T1220">risvegliatosi da</text:span><text:span text:style-name="T1221">l</text:span><text:span text:style-name="T1222"><text:s/>richiamo<text:s/></text:span><text:span text:style-name="T1223">delle incantatrici e degli incantatori</text:span><text:span text:style-name="T1224">.</text:span></text:p>
      <text:p text:style-name="p"><text:span text:style-name="T1225">Le leggi inesorabili della verosimiglianza valgono anche per la scenografia</text:span><text:span text:style-name="T1226">. Planelli traccia con mano sicura una</text:span><text:span text:style-name="T1227"><text:s/>piccola</text:span><text:span text:style-name="T1228"><text:s/>storia</text:span><text:span text:style-name="T1229"><text:s/>dell</text:span><text:span text:style-name="T1230">’</text:span><text:span text:style-name="T1231">illusionismo scenografico,<text:s/></text:span><text:span text:style-name="T1232">gloria quasi<text:s/></text:span><text:soft-page-break/><text:span text:style-name="T1233">tutta italiana</text:span><text:span text:style-name="T1234">,</text:span><text:span text:style-name="T1235"><text:s/>di F</text:span><text:span text:style-name="T1236">erdinando G</text:span><text:span text:style-name="T1237">alli Bibiena, dei suoi discendenti e della sua scuola</text:span><text:span text:style-name="T1238">;<text:s/></text:span><text:span text:style-name="T1239">e</text:span><text:span text:style-name="T1240"><text:s/></text:span><text:span text:style-name="T1241">dispensa<text:s/></text:span><text:span text:style-name="T1242">le solite raccomandazioni</text:span><text:span text:style-name="T1243">:<text:s/></text:span><text:span text:style-name="quote.c">«una galleria va caratterizzata in modo che non sia presa per un tempio, né una carcere senta di cantina. Quindi ancora se la scena è in Egitto, l</text:span><text:span text:style-name="quote.c">’</text:span><text:span text:style-name="quote.c">architettura non sia gotica, gli arredi non paiano quelli che ci vengono d</text:span><text:span text:style-name="quote.c">’</text:span><text:span text:style-name="quote.c">Inghilterra, i ritratti e le statue non appartengano ad ero</text:span><text:span text:style-name="quote.c">i, o a deità fenicie o caldee»</text:span><text:span text:style-name="T1244"><text:s/></text:span><text:span text:style-name="T1245">(</text:span><text:span text:style-name="T1246">V.</text:span><text:span text:style-name="T1247">II.7)</text:span><text:span text:style-name="T1248">.</text:span><text:span text:style-name="T1249"><text:s/></text:span><text:span text:style-name="T1250">C</text:span><text:span text:style-name="T1251">onsiglio<text:s/></text:span><text:span text:style-name="T1252">p</text:span><text:span text:style-name="T1253">erfettamente ragionevole; forse un po</text:span><text:span text:style-name="T1254">’</text:span><text:span text:style-name="T1255"><text:s/>meno ragionevole chiedere al pittore di fondali di rispettare la statica come se fosse un architetto: qui, sulle orme di Algarotti, a Planelli vien be</text:span><text:span text:style-name="T1256">ne citare l</text:span><text:span text:style-name="T1257">’</text:span><text:span text:style-name="T1258">aneddoto su</text:span><text:span text:style-name="T1259">l pittore secentesco<text:s/></text:span><text:span text:style-name="T1260">Andrea Pozzo che<text:s/></text:span><text:span text:style-name="quote.c">«nel dipingere una cupola avea […] sostenute con mensole le colonne che figuravano di reggere questa cupola. Alcuni architetti alla vista di tale inverisimiglianza cominciarono a torcere il muso, e a protestare ch</text:span><text:span text:style-name="quote.c">’</text:span><text:span text:style-name="quote.c">ess</text:span><text:span text:style-name="quote.c">i</text:span><text:span text:style-name="quote.c"><text:s/>in fabbricando non avrebbero dato alle co</text:span><text:span text:style-name="quote.c">lonne un sì fragile appoggio»</text:span><text:span text:style-name="T1261"><text:s/>(</text:span><text:span text:style-name="T1262">V.II.8). Un po</text:span><text:span text:style-name="T1263">’</text:span><text:span text:style-name="T1264"><text:s/>meno stretto Planelli si<text:s/></text:span><text:span text:style-name="T1265">mostra<text:s/></text:span><text:span text:style-name="T1266">in fatto di decorazioni</text:span><text:span text:style-name="T1267">,</text:span><text:span text:style-name="T1268"><text:s/></text:span><text:span text:style-name="T1269">che considera<text:s/></text:span><text:span text:style-name="T1270">anzi<text:s/></text:span><text:span text:style-name="T1271">necessarie</text:span><text:span text:style-name="T1272"><text:s/>nel dettagliare l</text:span><text:span text:style-name="T1273">’</text:span><text:span text:style-name="T1274">ambientazione esotica</text:span><text:span text:style-name="T1275">:<text:s/></text:span><text:span text:style-name="quote.c">«</text:span><text:span text:style-name="quote.c">i</text:span><text:span text:style-name="quote.c">l Cinese industre, il molle Persiano, il maomettano fastoso, e lo stesso rozzo Americano, nell</text:span><text:span text:style-name="quote.c">’</text:span><text:span text:style-name="quote.c">architettura de</text:span><text:span text:style-name="quote.c">’</text:span><text:span text:style-name="quote.c"><text:s/>loro edifìzi, nella simmetria de</text:span><text:span text:style-name="quote.c">’</text:span><text:span text:style-name="quote.c"><text:s/>loro giardini, negli adobbi delle loro abitazioni, hanno di che adornar</text:span><text:span text:style-name="quote.c">e con novità le nostre scene»</text:span><text:span text:style-name="T1276"><text:s/>(</text:span><text:span text:style-name="T1277">V.II.10)</text:span><text:span text:style-name="T1278">. Anche nel capitoletto sull</text:span><text:span text:style-name="T1279">’</text:span><text:span text:style-name="T1280">illuminotecnica distilla<text:s/></text:span><text:span text:style-name="T1281">suggestioni</text:span><text:span text:style-name="T1282"><text:s/>felici</text:span><text:span text:style-name="T1283"><text:note text:note-class="footnote" text:id="_ftn9"><text:note-citation>10</text:note-citation><text:note-body><text:p text:style-name="Notedebasdepage"><text:s/>Vedi per esempio questa raccomandazione<text:s/>al macchinista<text:s/>intorno all’arte del chiaroscuro:<text:s/><text:span text:style-name="quote.c">«Noi veggiam pure qual vaghezza reca all’opere di Giorgione e di Tiziano il lor mirabile lumeggiare, il vedere con quanta forza esse illuminarono alcune parti, mentre altre erano lasciate fra l’ombre. Un macchinista intelligente, che coll’economia medesima distribuisse i lumi tra le scene, diverrebbe il Giorgione, il Tiziano del teatro; e tanto più l’opere sue diletterebbero che quelle de’ duumviri di quel genere, quanto il lume e l’ombra effettiva e reale è più efficace del lume e dell’ombra finta da’ colori. Perché però il macchinista tragga buon viso da quella faccenda, consulti sempre il pittor delle scene: niuno sa meglio di chi le ha dipinte, dove s’abbia a gittar molto chiaro, e dove nulla o poco»</text:span><text:s/>(V.III.4).</text:p></text:note-body></text:note></text:span><text:span text:style-name="T1284">.</text:span></text:p>
      <text:p text:style-name="p"><text:span text:style-name="T1285">L</text:span><text:span text:style-name="T1286">e pagine sulla danza sono<text:s/></text:span><text:span text:style-name="T1287">tra le<text:s/></text:span><text:span text:style-name="T1288">più vive</text:span><text:span text:style-name="T1289"><text:s/>del libro</text:span><text:span text:style-name="T1290">.<text:s/></text:span><text:span text:style-name="T1291">Planelli sposa in pieno la riforma naturalistica promossa in Francia da Jean-Georges Noverre col suo ballo pantomimo o<text:s/></text:span><text:span text:style-name="T1292">ballet en action</text:span><text:span text:style-name="T1293"><text:s/></text:span><text:span text:style-name="T1294">(non nomina mai,</text:span><text:span text:style-name="T1295"><text:s/>ed è curioso, il<text:s/></text:span><text:span text:style-name="T1296">concorrente italiano</text:span><text:span text:style-name="T1297"><text:s/>a Vienna di Noverre,</text:span><text:span text:style-name="T1298"><text:s/>Gasparo Angiolini</text:span><text:span text:style-name="T1299">,<text:s/></text:span><text:span text:style-name="T1300">sodale</text:span><text:span text:style-name="T1301"><text:s/>di Gluck</text:span><text:span text:style-name="T1302">):<text:s/></text:span><text:span text:style-name="quote.c">«il patetico della danza consiste nell</text:span><text:span text:style-name="quote.c">’</text:span><text:span text:style-name="quote.c">imitazione di que</text:span><text:span text:style-name="quote.c">’</text:span><text:span text:style-name="quote.c"><text:s/>movimenti che noi facciamo, qualora da alcuna passione siam posseduti: la qual imitazione è propriamente detta pantomimo»</text:span><text:span text:style-name="T1303"><text:s/>(VI.I.6: il ballo «alto», o acrobatico, viene relegato a un</text:span><text:span text:style-name="T1304"><text:s/>cimento</text:span><text:span text:style-name="T1305"><text:s/></text:span><text:span text:style-name="T1306">atletico</text:span><text:span text:style-name="T1307">,</text:span><text:span text:style-name="T1308"><text:s/>in sostanza non artistico</text:span><text:span text:style-name="T1309">). Il ballo non deve essere estrinseco ma avere intima unione con la favola, perché in questo modo<text:s/></text:span><text:span text:style-name="quote.c">«alimenta ed accresce l</text:span><text:span text:style-name="quote.c">’</text:span><text:span text:style-name="quote.c">affetto acceso da questa e ci rende curiosi del proseguimento»</text:span><text:span text:style-name="T1310"><text:s/>(VI.II.3)</text:span><text:span text:style-name="T1311">.<text:s/></text:span><text:span text:style-name="T1312">Ancora una volta a</text:span><text:span text:style-name="T1313">l poeta<text:s/></text:span><text:span text:style-name="T1314">spettava la funzione di guida</text:span><text:span text:style-name="T1315">: Planelli chiedeva<text:s/></text:span><text:span text:style-name="quote.c">«che la composizione del ballo teatrale fosse addossata, non al ballerino, ma al poeta,<text:s/></text:span><text:soft-page-break/><text:span text:style-name="quote.c">assistito bensì dal primo»</text:span><text:span text:style-name="T1316"><text:s/>(VI.II.5). A chi sospettava</text:span><text:span text:style-name="T1317"><text:s/>che<text:s/></text:span><text:span text:style-name="T1318">una troppo stretta connession</text:span><text:span text:style-name="T1319">e tra ballo e azione</text:span><text:span text:style-name="T1320"><text:s/>drammatica generasse un effetto di monotonia (in fondo</text:span><text:span text:style-name="T1321">,</text:span><text:span text:style-name="T1322"><text:s/>i balletti<text:s/></text:span><text:span text:style-name="T1323">da molti<text:s/></text:span><text:span text:style-name="T1324">erano considerati<text:s/></text:span><text:span text:style-name="T1325">semplici</text:span><text:span text:style-name="T1326"><text:s/>intermezzi,</text:span><text:span text:style-name="T1327"><text:s/>quasi svaghi d</text:span><text:span text:style-name="T1328">e</text:span><text:span text:style-name="T1329">ll</text:span><text:span text:style-name="T1330">’</text:span><text:span text:style-name="T1331">attenzione</text:span><text:span text:style-name="T1332">)</text:span><text:span text:style-name="T1333"><text:s/>Planelli rispondeva</text:span><text:span text:style-name="T1334"><text:s/>a sua volta</text:span><text:span text:style-name="T1335"><text:s/>con una domanda:<text:s/></text:span><text:span text:style-name="quote.c">«chi è preso da sì fatto dubbio, che mai direbbe, se vedesse in un medesimo quadro da una parte dipinto Alessandro inteso a militari imprese, e dall</text:span><text:span text:style-name="quote.c">’</text:span><text:span text:style-name="quote.c">altra un Arlecchino che sia tutto in sul trastullare, senza che il pittore abbia messa veruna connessione tra questi due personaggi?»</text:span><text:span text:style-name="T1336"><text:s/>(VI.II.7</text:span><text:span text:style-name="T1337">:<text:s/></text:span><text:span text:style-name="T1338">si ricordi che<text:s/></text:span><text:span text:style-name="T1339">Planelli condanna</text:span><text:span text:style-name="T1340"><text:s/>senza esitazione</text:span><text:span text:style-name="T1341"><text:s/>l</text:span><text:span text:style-name="T1342">’</text:span><text:span text:style-name="T1343">uso delle maschere</text:span><text:span text:style-name="T1344">)</text:span><text:span text:style-name="T1345"><text:note text:note-class="footnote" text:id="_ftn10"><text:note-citation>11</text:note-citation><text:note-body><text:p text:style-name="Notedebasdepage"><text:s/><text:span text:style-name="quote.c">«La maschera nuoce all’attore (sia parlante o mutolo, com’è il ballerino) e allo spettatore. All’attore toglie la più vivace e la più feconda parte de’ pantomimici elementi, e lo riduce a quella inabilità, a cui sarebbe ridotto uno che fosse costretto a parlare con quattro sole lettere dell’abbiccì, allo spettatore la veduta della più vigorosa, della più passionevole espressione»</text:span><text:s/>(VI.II.17).</text:p></text:note-body></text:note></text:span><text:span text:style-name="T1346">.</text:span><text:span text:style-name="T1347"><text:s/>Il nome di Noverre,<text:s/></text:span><text:span text:style-name="quote.c">«le di cui danze hanno riscosso recentemente i più lusinghieri applausi de</text:span><text:span text:style-name="quote.c">’</text:span><text:span text:style-name="quote.c"><text:s/>teatri di Parigi, di Londra e d</text:span><text:span text:style-name="quote.c">’</text:span><text:span text:style-name="quote.c">altre insigni città d</text:span><text:span text:style-name="quote.c">’</text:span><text:span text:style-name="quote.c">Europa»</text:span><text:span text:style-name="T1348"><text:s/></text:span><text:span text:style-name="T1349">(VI.II.11),<text:s/></text:span><text:span text:style-name="T1350">torna<text:s/></text:span><text:span text:style-name="T1351">più volte in ques</text:span><text:span text:style-name="T1352">te pagine, insieme a quello del poeta e</text:span><text:span text:style-name="T1353"><text:s/></text:span><text:span text:style-name="T1354">storico<text:s/></text:span><text:span text:style-name="T1355">Louis de<text:s/></text:span><text:span text:style-name="T1356">Cahusac, che aveva tra l</text:span><text:span text:style-name="T1357">’</text:span><text:span text:style-name="T1358">altro r</text:span><text:span text:style-name="T1359">iscoperto e fatto tradurre il<text:s/></text:span><text:span text:style-name="T1360">De saltatione</text:span><text:span text:style-name="T1361"><text:s/>di Luciano. Per Luciano la danza era la più filosofica tra le arti, investendo l</text:span><text:span text:style-name="T1362">’</text:span><text:span text:style-name="T1363">uomo intero; e allora</text:span><text:span text:style-name="T1364"><text:s/></text:span><text:span text:style-name="T1365">gli stessi</text:span><text:span text:style-name="T1366"><text:s/>figli di Ter</text:span><text:span text:style-name="T1367">sicore dovevano<text:s/></text:span><text:span text:style-name="T1368">valere poco meno d</text:span><text:span text:style-name="T1369">e</text:span><text:span text:style-name="T1370">i</text:span><text:span text:style-name="T1371"><text:s/>filosofi,<text:s/></text:span><text:span text:style-name="T1372">essendo invitati a</text:span><text:span text:style-name="T1373"><text:s/>conoscere</text:span><text:span text:style-name="T1374"><text:s/>(anche qui Noverre guidava) quasi ogni cosa, dalla poesia alla geometria, dalla musica alla pittura e alla scultura</text:span><text:span text:style-name="T1375">,</text:span><text:span text:style-name="T1376"><text:s/></text:span><text:span text:style-name="quote.c">«</text:span><text:span text:style-name="quote.c">È</text:span><text:span text:style-name="quote.c"><text:s/>forse un pretender troppo?»</text:span><text:span text:style-name="T1377"><text:s/></text:span><text:span text:style-name="T1378">(VI.III.1)</text:span><text:span text:style-name="T1379"><text:s/>si chiedeva<text:s/></text:span><text:span text:style-name="T1380">fintamente<text:s/></text:span><text:span text:style-name="T1381">stupito</text:span><text:span text:style-name="T1382"><text:s/>Planelli</text:span><text:span text:style-name="T1383">.<text:s/></text:span><text:span text:style-name="T1384">Iperbole che sconfina nell</text:span><text:span text:style-name="T1385">’</text:span><text:span text:style-name="T1386">utopia,<text:s/></text:span><text:span text:style-name="T1387">non<text:s/></text:span><text:span text:style-name="T1388">però</text:span><text:span text:style-name="T1389"><text:s/></text:span><text:span text:style-name="T1390">mai<text:s/></text:span><text:span text:style-name="T1391">scompagnat</text:span><text:span text:style-name="T1392">a dal buon senso;</text:span><text:span text:style-name="T1393"><text:s/>perché<text:s/></text:span><text:span text:style-name="T1394">filosofo sì, ma il ballerino doveva comunque avere il<text:s/></text:span><text:span text:style-name="T1395">physique du rôle</text:span><text:span text:style-name="T1396">, pena<text:s/></text:span><text:span text:style-name="T1397">l</text:span><text:span text:style-name="T1398">’</text:span><text:span text:style-name="T1399">essere sbeffeggiato dal</text:span><text:span text:style-name="T1400">l</text:span><text:span text:style-name="T1401">’</text:span><text:span text:style-name="T1402">impietoso</text:span><text:span text:style-name="T1403"><text:s/>pubblico:<text:s/></text:span><text:span text:style-name="quote.c">«fattosi su quel teatro un ballerino cazzatello<text:s/></text:span><text:span text:style-name="quote.c">—</text:span><text:span text:style-name="quote.c"><text:s/>così suona uno degli aneddoti cari a Planelli<text:s/></text:span><text:span text:style-name="quote.c">—<text:s/></text:span><text:span text:style-name="quote.c">a voler rappresentare Ettore, il popolo dimandò ad alta voce quando Ettore fosse per uscire, giacché colui non era che Astianatte»</text:span><text:span text:style-name="T1404"><text:s/>(VI.III.5).</text:span></text:p>
      <text:p text:style-name="p"><text:span text:style-name="T1405">Potrà stupire che questa fitta messe di osservazioni</text:span><text:span text:style-name="T1406"><text:s/>teoriche e pratiche</text:span><text:span text:style-name="T1407"><text:s/>sull</text:span><text:span text:style-name="T1408">’</text:span><text:span text:style-name="T1409">effettivo funzionamento della macchina<text:s/></text:span><text:span text:style-name="T1410">musical-</text:span><text:span text:style-name="T1411">teatrale si concluda con un<text:s/></text:span><text:span text:style-name="T1412">plaidoyer</text:span><text:span text:style-name="T1413"><text:s/>in difesa della moralità de</text:span><text:span text:style-name="T1414">l</text:span><text:span text:style-name="T1415"><text:s/>teatro.</text:span><text:span text:style-name="T1416"><text:s/>Planelli<text:s/></text:span><text:span text:style-name="T1417">veste<text:s/></text:span><text:span text:style-name="T1418">i panni d</text:span><text:span text:style-name="T1419">i un<text:s/></text:span><text:span text:style-name="T1420">censore, naturalmente benevolo e accorto</text:span><text:span text:style-name="T1421">,<text:s/></text:span><text:span text:style-name="T1422">ch</text:span><text:span text:style-name="T1423">e</text:span><text:span text:style-name="T1424"><text:s/>in primo luogo</text:span><text:span text:style-name="T1425"><text:s/></text:span><text:span text:style-name="T1426">raccomanda una lettura preventiva del<text:s/></text:span><text:span text:style-name="quote.c">«libricciuolo»</text:span><text:span text:style-name="T1427"><text:s/>(il libretto):<text:s/></text:span><text:span text:style-name="quote.c">«procurerà in esso che i personaggi non parlino troppo della divinità, né (ove sieno pagani) secondo la grossolana religione del volgo de</text:span><text:span text:style-name="quote.c">’</text:span><text:span text:style-name="quote.c"><text:s/>gentili»</text:span><text:span text:style-name="T1428"><text:s/>(VII.III.2); in</text:span><text:span text:style-name="T1429">vita<text:s/></text:span><text:span text:style-name="T1430">poi<text:s/></text:span><text:span text:style-name="T1431">a vigilare<text:s/></text:span><text:span text:style-name="T1432">sul comportamento di cantatrici e ballerine;<text:s/></text:span><text:span text:style-name="T1433">in generale, chiede al direttore e all</text:span><text:span text:style-name="T1434">’</text:span><text:span text:style-name="T1435">impresario di allontanare<text:s/></text:span><text:span text:style-name="T1436">dal teatro<text:s/></text:span><text:span text:style-name="T1437">ogni persona che possa pregiudicare la moralità<text:s/></text:span><text:soft-page-break/><text:span text:style-name="T1438">degli spettacoli. È<text:s/></text:span><text:span text:style-name="T1439">tipico</text:span><text:span text:style-name="T1440"><text:s/>che a questo punto<text:s/></text:span><text:span text:style-name="T1441">del libro<text:s/></text:span><text:span text:style-name="T1442">Planelli<text:s/></text:span><text:span text:style-name="T1443">stenda</text:span><text:span text:style-name="T1444"><text:s/>lunghe note di facile erudizione per richiamare<text:s/></text:span><text:span text:style-name="T1445">pass</text:span><text:span text:style-name="T1446">i</text:span><text:span text:style-name="T1447"><text:s/>di</text:span><text:span text:style-name="T1448"><text:s/>padri della Chiesa e<text:s/></text:span><text:span text:style-name="T1449">di<text:s/></text:span><text:span text:style-name="T1450">moderni<text:s/></text:span><text:span text:style-name="T1451">pre</text:span><text:span text:style-name="T1452">la</text:span><text:span text:style-name="T1453">ti e<text:s/></text:span><text:span text:style-name="T1454">vescovi che avevano assolto, o almeno non condannato</text:span><text:span text:style-name="T1455">,</text:span><text:span text:style-name="T1456"><text:s/>il teatro</text:span><text:span text:style-name="T1457"><text:s/>(è reclutato<text:s/></text:span><text:span text:style-name="T1458">tra gli altri<text:s/></text:span><text:span text:style-name="T1459">Carlo Borromeo)</text:span><text:span text:style-name="T1460">.<text:s/></text:span><text:span text:style-name="T1461">Mossa calcolata, perché</text:span><text:span text:style-name="T1462"><text:s/>a metà Settecento il partito dei rigoristi, ispirat</text:span><text:span text:style-name="T1463">o</text:span><text:span text:style-name="T1464"><text:s/>a u</text:span><text:span text:style-name="T1465">n giansenismo che s</text:span><text:span text:style-name="T1466">’</text:span><text:span text:style-name="T1467">era rafforzato</text:span><text:span text:style-name="T1468"><text:s/>anche grazie alla crisi de</text:span><text:span text:style-name="T1469">i<text:s/></text:span><text:span text:style-name="T1470">gesuiti</text:span><text:span text:style-name="T1471">, aveva rialzato la testa</text:span><text:span text:style-name="T1472">: Planelli menziona, per criticarlo, il più autorevole esponente d</text:span><text:span text:style-name="T1473">i tale</text:span><text:span text:style-name="T1474"><text:s/>partito</text:span><text:span text:style-name="T1475">, il domenicano</text:span><text:span text:style-name="T1476"><text:s/>Daniele Concina</text:span><text:span text:style-name="T1477">,</text:span><text:span text:style-name="T1478"><text:s/>che<text:s/></text:span><text:span text:style-name="T1479">per il</text:span><text:span text:style-name="T1480"><text:s/>suo<text:s/></text:span><text:span text:style-name="T1481">De spectaculis theatralibus</text:span><text:span text:style-name="T1482"><text:s/>(1752</text:span><text:span text:style-name="T1483">)</text:span><text:span text:style-name="T1484"><text:s/>s</text:span><text:span text:style-name="T1485">’</text:span><text:span text:style-name="T1486">era attirato i sarcasmi del grande Scipione Maffei e di altri (Planelli non cita Maffei ma il frate minore Giovanni Antonio Bianchi, altro avversario di Concina). Erano</text:span><text:span text:style-name="T1487"><text:s/>ormai</text:span><text:span text:style-name="T1488"><text:s/>passati vent</text:span><text:span text:style-name="T1489">’</text:span><text:span text:style-name="T1490">anni</text:span><text:span text:style-name="T1491">,</text:span><text:span text:style-name="T1492"><text:s/></text:span><text:span text:style-name="T1493">eppure<text:s/></text:span><text:span text:style-name="T1494">Planelli credeva che a Napoli<text:s/></text:span><text:span text:style-name="T1495">quei</text:span><text:span text:style-name="T1496"><text:s/></text:span><text:span text:style-name="T1497">discorsi<text:s/></text:span><text:span text:style-name="T1498">in difesa degli attori e dei cantanti anda</text:span><text:span text:style-name="T1499">ssero</text:span><text:span text:style-name="T1500"><text:s/>ripetuti. Troppo evidentemente gli stava a cuore l</text:span><text:span text:style-name="T1501">’</text:span><text:span text:style-name="T1502">opera in musica<text:s/></text:span><text:span text:style-name="T1503">o</text:span><text:span text:style-name="T1504"><text:s/>forse aspirava<text:s/></text:span><text:span text:style-name="T1505">(ha ipotizzato Degrada)</text:span><text:span text:style-name="T1506"><text:note text:note-class="footnote" text:id="_ftn11"><text:note-citation>12</text:note-citation><text:note-body><text:p text:style-name="Notedebasdepage"><text:s/>Introduzione di Degrada cit., p. XXII.</text:p></text:note-body></text:note></text:span><text:span text:style-name="T1507"><text:s/></text:span><text:span text:style-name="T1508">a una carica di sovrintendente teatrale</text:span><text:span text:style-name="T1509">,</text:span><text:span text:style-name="T1510"><text:s/></text:span><text:span text:style-name="T1511">che non gli fu invece mai assegnata.</text:span><text:span text:style-name="T1512"><text:s/>Sia come sia, l</text:span><text:span text:style-name="T1513">’</text:span><text:span text:style-name="T1514">idea che la letteratura e la musica dovessero riformare i costumi torna nelle pagine</text:span><text:span text:style-name="T1515"><text:s/>finali</text:span><text:span text:style-name="T1516"><text:s/>del trattatello,<text:s/></text:span><text:span text:style-name="T1517">per esempio<text:s/></text:span><text:span text:style-name="T1518">quando<text:s/></text:span><text:span text:style-name="T1519">si<text:s/></text:span><text:span text:style-name="T1520">cita il<text:s/></text:span><text:span text:style-name="T1521">Maometto</text:span><text:span text:style-name="T1522"><text:s/>di Voltaire che<text:s/></text:span><text:span text:style-name="quote.c">«rilevò tutte le funeste conseguenze»</text:span><text:span text:style-name="T1523"><text:s/>dell</text:span><text:span text:style-name="T1524">’</text:span><text:span text:style-name="T1525">ipocrisia e del fanatismo</text:span><text:span text:style-name="T1526"><text:s/>(VII.III.16)</text:span><text:span text:style-name="T1527">. Esempio perfetto per un illuminista, forse un po</text:span><text:span text:style-name="T1528">’</text:span><text:span text:style-name="T1529"><text:s/>scivoloso per un devoto</text:span><text:span text:style-name="T1530">,<text:s/></text:span><text:span text:style-name="T1531">anche se Voltaire aveva<text:s/></text:span><text:span text:style-name="T1532">prudentemente dedicato quella politicissima<text:s/></text:span><text:span text:style-name="T1533">pièce</text:span><text:span text:style-name="T1534"><text:s/>a papa Benedetto </text:span><text:span text:style-name="T1535">XIV</text:span><text:span text:style-name="T1536">.<text:s/></text:span><text:span text:style-name="T1537">Il Planelli<text:s/></text:span><text:span text:style-name="T1538">appassionato delle scene cede il passo al politico. Al suo principe immaginario i</text:span><text:span text:style-name="T1539">n</text:span><text:span text:style-name="T1540"><text:s/>cerca d</text:span><text:span text:style-name="T1541">’</text:span><text:span text:style-name="T1542">un<text:s/></text:span><text:span text:style-name="T1543">precettore raccomanda la lettura dei poeti</text:span><text:span text:style-name="T1544">,</text:span><text:span text:style-name="T1545"><text:s/></text:span><text:span text:style-name="quote.c">«massime i comici,</text:span><text:span text:style-name="quote.c"><text:s/></text:span><text:span text:style-name="quote.c">e i satirici»</text:span><text:span text:style-name="T1546"><text:s/>(tra i moderni</text:span><text:span text:style-name="T1547">,</text:span><text:span text:style-name="T1548"><text:s/>Molière e La </text:span><text:span text:style-name="T1549">Bruyère) e persino, con più prudenza,<text:s/></text:span><text:span text:style-name="T1550">dei</text:span><text:span text:style-name="T1551"><text:s/>romanzi che<text:s/></text:span><text:span text:style-name="quote.c">«contengono delicatissime analisi del cuore umano e vivaci pitture del carattere delle Nazioni»</text:span><text:span text:style-name="T1552"><text:note text:note-class="footnote" text:id="_ftn12"><text:note-citation>13</text:note-citation><text:note-body><text:p text:style-name="Notedebasdepage"><text:s/>A. Planelli,<text:s/><text:span text:style-name="T1553">Saggio sull</text:span><text:span text:style-name="T1554">’</text:span><text:span text:style-name="T1555">educazione</text:span><text:s/>cit., p. 150 e p. 151.</text:p></text:note-body></text:note></text:span><text:span text:style-name="T1556">; al s</text:span><text:span text:style-name="T1557">uo spettatore ideale in cerca d</text:span><text:span text:style-name="T1558">’</text:span><text:span text:style-name="T1559">un teatro<text:s/></text:span><text:span text:style-name="T1560">si rivolge</text:span><text:span text:style-name="T1561"><text:s/></text:span><text:span text:style-name="T1562">ancor più<text:s/></text:span><text:span text:style-name="T1563">paternalisticamente: occorre</text:span><text:span text:style-name="T1564">, osserva,</text:span><text:span text:style-name="T1565"><text:s/>che<text:s/></text:span><text:span text:style-name="quote.c">«il popolo non si accorga che si cerchi anzi d</text:span><text:span text:style-name="quote.c">’</text:span><text:span text:style-name="quote.c">istruirlo che di dargli solazzo»</text:span><text:span text:style-name="T1566"><text:s/>(VII.III.19).<text:s/></text:span><text:span text:style-name="T1567">Medicina antica,<text:s/></text:span><text:span text:style-name="T1568">strategia accorta di controllo sociale<text:s/></text:span><text:span text:style-name="T1569">che piacque e piacerà a molti</text:span><text:span text:style-name="T1570">,</text:span><text:span text:style-name="T1571"><text:s/>prima, durante e dopo rivolte e rivoluzioni.</text:span></text:p>
      <text:p text:style-name="signed">Franco Arato</text:p>
      <text:soft-page-break/>
      <text:h text:style-name="Titre1" text:outline-level="1">Dell’opera in musica</text:h>
      <text:h text:style-name="Titre2" text:outline-level="2">Prefazione</text:h>
      <text:p text:style-name="p">[Pref.1]<text:s/><text:span text:style-name="T1572">Sono gli spettacoli oggetti tenuissimi agli occhi del volgo, che non discerne in essi che il divertimento e<text:s/></text:span><text:span text:style-name="T1573">‘</text:span><text:span text:style-name="T1574">l solazzo: sono agli occhi d</text:span><text:span text:style-name="T1575">’</text:span><text:span text:style-name="T1576">un filosofo vasti e importantissimi oggetti; perché gli guarda come una delle più possenti cagioni della perfezione o della decadenza delle belle arti, della formazione o del corrompimento del publico costume.</text:span></text:p>
      <text:p text:style-name="p"><text:span text:style-name="anchor">[testo_Pref.</text:span><text:span text:style-name="anchor">2]<text:s/></text:span><text:span text:style-name="T1577">Se l</text:span><text:span text:style-name="T1578">’</text:span><text:span text:style-name="T1579">Italia, attraverso alla barbarie in cui era involta l</text:span><text:span text:style-name="T1580">’</text:span><text:span text:style-name="T1581">Europa, fece risplendere il suo gusto per l</text:span><text:span text:style-name="T1582">’</text:span><text:span text:style-name="T1583">architettura, per la pittura, per la scultura, per la poesia, per la musica, e se portò queste arti alla loro perfezione, mentre il genio degli altri popoli, dirò così, bamboleggiava, ciò avvenne in gran parte perché gli spettacoli sostennero in essa il gusto di queste arti, e perché i suoi teatri gareggiavano con quelli dell</text:span><text:span text:style-name="T1584">’</text:span><text:span text:style-name="T1585">antichità, mentre le altre nazioni né pur pensavano ancora ad avere un teatro. È lo stato delle belle arti un articolo della maggio</text:span><text:span text:style-name="T1586">re importanza per la felicità e</text:span><text:span text:style-name="T1587">’</text:span><text:span text:style-name="T1588">l lustro delle nazioni. Conciosiaché queste piacevoli facultà occupano il mezzo di quell</text:span><text:span text:style-name="T1589">’</text:span><text:span text:style-name="T1590">aurea catena, che connette le arti meccaniche colle più sublimi scienze; dalla qual connessione procede che dove ben s</text:span><text:span text:style-name="T1591">’</text:span><text:span text:style-name="T1592">intenda la pittura, la scultura, l</text:span><text:span text:style-name="T1593">’</text:span><text:span text:style-name="T1594">architettura etc., dove fiorisca un Palladio, un Michelangelo, un Raffaello, là s</text:span><text:span text:style-name="T1595">’</text:span><text:span text:style-name="T1596">intenda ancora l</text:span><text:span text:style-name="T1597">’</text:span><text:span text:style-name="T1598">agricoltura, là si trovino eccellenti fabbri e tessitori, e là fiorisca pure un Viviani che ardisca indovinare i massimi e minimi d</text:span><text:span text:style-name="T1599">’</text:span><text:span text:style-name="T1600">Apollonio, e un Galilei che ci riveli i secreti degli astri.</text:span></text:p>
      <text:p text:style-name="p"><text:span text:style-name="anchor">[testo_Pref.</text:span><text:span text:style-name="anchor">3]<text:s/></text:span><text:span text:style-name="T1601">Molto più importante ancora è l</text:span><text:span text:style-name="T1602">’</text:span><text:span text:style-name="T1603">influenza degli spettacoli sul costume delle nazioni. Le rappresentazioni tragiche, in cui i poeti della Grecia poneano nel più terribile aspetto la tirannia, sostennero in Atene lo spirito republicano; siccome in Roma l</text:span><text:span text:style-name="T1604">’</text:span><text:span text:style-name="T1605">arena, tinta dal sangue degli uomini e delle fiere, alimentò la ferocia d</text:span><text:span text:style-name="T1606">’</text:span><text:span text:style-name="T1607">un popolo conquistatore. Quindi bassa opinione danno di se medesimi quegli uomini di stato, i quali trascurano la direzione de</text:span><text:span text:style-name="T1608">’</text:span><text:span text:style-name="T1609"><text:s/>publici piaceri: essi mostrano di non intendere l</text:span><text:span text:style-name="T1610">’</text:span><text:span text:style-name="T1611">uso di questa gran molla per volgere a lor talento gli animi de</text:span><text:span text:style-name="T1612">’</text:span><text:span text:style-name="T1613"><text:s/>loro popoli. Degno perciò della comun riconoscenza è quel savissimo magistrato, in cui risiede la suprema ispezione de</text:span><text:span text:style-name="T1614">’</text:span><text:span text:style-name="T1615"><text:s/>teatri di questa mia patria, come quegli che veglia diligentemente sulla direzion del costume, direzione in cui consiste il più sacro e il più augusto dritto della sovranità, e allontana da</text:span><text:span text:style-name="T1616">’</text:span><text:span text:style-name="T1617"><text:s/>teatri qualunque rappresentazione che contaminar possa l</text:span><text:span text:style-name="T1618">’</text:span><text:span text:style-name="T1619">animo de</text:span><text:span text:style-name="T1620">’</text:span><text:span text:style-name="T1621"><text:s/>cittadini, siccome recentissimi esempi lo han dimostrato.</text:span></text:p>
      <text:soft-page-break/>
      <text:p text:style-name="p"><text:span text:style-name="anchor">[testo_Pref.</text:span><text:span text:style-name="anchor">4]<text:s/></text:span><text:span text:style-name="T1622">Poiché dunque tanto influiscono gli spettacoli sulle cognizioni e sul costume delle nazioni, egli sarebbe desiderabile che quegli scrittori, i quali prendono a dichiarar le leggi di quelle rappresentazioni che più hanno voga ne</text:span><text:span text:style-name="T1623">’</text:span><text:span text:style-name="T1624"><text:s/>lor paesi, avessero in mira questi due grandi oggetti. E da che oggi in Europa, e particolarmente in Italia, l</text:span><text:span text:style-name="T1625">’</text:span><text:span text:style-name="T1626">opera in musica è lo spettacolo dominante, perciò io spesse volte ho meco medesimo desiderato che gl</text:span><text:span text:style-name="T1627">’</text:span><text:span text:style-name="T1628">Italiani scrittori, rifinando oggimai di ripeterci quello che tante volte e da tanti secoli ci è stato insegnato della tragedia antica, della commedia, del dramma rusticale, e d</text:span><text:span text:style-name="T1629">’</text:span><text:span text:style-name="T1630">altrettali drammi che oggi l</text:span><text:span text:style-name="T1631">’</text:span><text:span text:style-name="T1632">Italia così non gusta come altra volta facea, si dessero piuttosto a dichiararci nel modo indicato le leggi di questo dominante spettacolo che quasi solo occupa da lungo tempo i nostri teatri ; il quale perché più pomposamente d</text:span><text:span text:style-name="T1633">’</text:span><text:span text:style-name="T1634">ogni altro si vale del soccorso delle belle arti, perciò riesce più malagevole ad eseguire che qualunque de</text:span><text:span text:style-name="T1635">’</text:span><text:span text:style-name="T1636"><text:s/>mentovati, e più di qualunque altro è capace d</text:span><text:span text:style-name="T1637">’</text:span><text:span text:style-name="T1638">influire nel progresso delle belle arti e della publica costumatezza. Pure una sì nobil materia, e così atta per la varietà sua ad esercitare i più grandi ingegni, non fu, ch</text:span><text:span text:style-name="T1639">’</text:span><text:span text:style-name="T1640">io sappia, trattata finora sufficientemente da alcuno. Solo il chiarissimo Algarotti ne schizzò un brevissimo saggio (degno per altro del nome dell</text:span><text:span text:style-name="T1641">’</text:span><text:span text:style-name="T1642">autor suo) del quale avendo io fatto tutto quell</text:span><text:span text:style-name="T1643">’</text:span><text:span text:style-name="T1644">uso che mi è convenuto, qui anticipatamente lo attesto.</text:span></text:p>
      <text:p text:style-name="p">[Pref.5]<text:s/><text:span text:style-name="T1645">Tal non curanza de</text:span><text:span text:style-name="T1646">’</text:span><text:span text:style-name="T1647"><text:s/>nostri scrittori ha data dunque occasione al presente trattato. In esso io le più volte ho per brevità dirette le mie riflessioni all</text:span><text:span text:style-name="T1648">’</text:span><text:span text:style-name="T1649">opera in musica propriamente detta cioè alla tragedia musicale, essendo tali, che si possono di leggieri adattare alla commedia in musica. Ma quando tale applicazione mi è sembrata malagevole, non ho trascurato di farla io medesimo e di ragionare particolarmente dell</text:span><text:span text:style-name="T1650">’</text:span><text:span text:style-name="T1651">opera comica musicale.</text:span></text:p>
      <text:p text:style-name="p">[Pref.6]<text:s/><text:span text:style-name="T1652">Lo scopo di questo trattato è quello ch</text:span><text:span text:style-name="T1653">’</text:span><text:span text:style-name="T1654">io posi fin da prima in veduta: il dimostrare quanta dipendenza abbiano dagli spettacoli, e massimamente da quello dell</text:span><text:span text:style-name="T1655">’</text:span><text:span text:style-name="T1656">opera in musica, il gusto delle arti e<text:s/></text:span><text:span text:style-name="T1657">‘</text:span><text:span text:style-name="T1658">l costume delle nazioni; e quanto agevolmente l</text:span><text:span text:style-name="T1659">’</text:span><text:span text:style-name="T1660">inosservanza delle leggi di questa pomposa scenica rappresentazione possa corrompere il gusto e favorire la scostumatezza, ch</text:span><text:span text:style-name="T1661">’</text:span><text:span text:style-name="T1662">è la più deplorabile sventura che possa avvenire a uno stato.</text:span></text:p>
      <text:p text:style-name="p"><text:span text:style-name="anchor">[testo_Pref.</text:span><text:span text:style-name="anchor">7]<text:s/></text:span><text:span text:style-name="T1663">So nondimeno per pruova che a dirigere a un tale scopo le leggi dell</text:span><text:span text:style-name="T1664">’</text:span><text:span text:style-name="T1665">opera in musica, egli fa di mestieri una varietà tale e una tal profondità di cognizioni, che invano si cercherebbero in uno che, come io, abbia sperimentate nel suo nascere avverse, come suol dirsi, le muse. Laonde, ben lontano dal lusingarmi d</text:span><text:span text:style-name="T1666">’</text:span><text:span text:style-name="T1667">aver<text:s/></text:span><text:soft-page-break/><text:span text:style-name="T1668">dato nel segno propostomi, io non destino il presente trattato che a risvegliare i sovrani ingegni d</text:span><text:span text:style-name="T1669">’</text:span><text:span text:style-name="T1670">Italia e a indicar loro quanto degno di loro attenzione sarebbe questo suggetto da essi finor trascurato:</text:span></text:p>
      <text:p text:style-name="P1671">… Fungar vice cotis, acutum</text:p>
      <text:p text:style-name="P1672">Reddere quæ ferrum valet, exsors ipsa secandi.</text:p>
      <text:p text:style-name="P1673">Hor. Epist. ad Pison.</text:p>
      <text:h text:style-name="P1674" text:outline-level="2">[Imprimatur]</text:h>
      <text:p text:style-name="p">[Imprim.1]<text:s/><text:span text:style-name="T1675">Adm. Reverendus D. Jacobus Martorelli in hac Regia Studiorum Universitate professor revideat et in scriptis referat: Datum Neapoli die IX mensis Julii 1770.</text:span></text:p>
      <text:p text:style-name="P1676">Nic. Episcopus put. Cap. Maj.</text:p>
      <text:p text:style-name="salute">S. R. M.</text:p>
      <text:p text:style-name="p"><text:span text:style-name="anchor">[testo_</text:span><text:span text:style-name="anchor">Imprim.</text:span><text:span text:style-name="anchor">2]<text:s/></text:span><text:span text:style-name="T1677">Non so se universalmente sia noto che i Greci voleano che coloro i quali amavano scrivere non fossero<text:s/></text:span><text:span text:style-name="T1678">ἀγεωμέτρητοι, ἄμουσοι, ἀθεώρητοι</text:span><text:span text:style-name="T1679">; queste tre sì sublimi doti (che in ispiegarsi in altra lingua languiscono), io con indicibile piacere le ho ammirate nell</text:span><text:span text:style-name="T1680">’</text:span><text:span text:style-name="T1681">autore savissimo di quest</text:span><text:span text:style-name="T1682">’</text:span><text:span text:style-name="T1683">opera, la quale di più si può dire<text:s/></text:span><text:span text:style-name="T1684">γεωμετρητάτη, μουσικωτάτη, θεωρητοτάτη</text:span><text:span text:style-name="T1685"><text:s/>ed in una voce<text:s/></text:span><text:span text:style-name="T1686">originale</text:span><text:span text:style-name="T1687">. E piace che in tutto l</text:span><text:span text:style-name="T1688">’</text:span><text:span text:style-name="T1689">egregio trattato de per maestri i Greci. Si desiderava che in nostra stagione una n</text:span><text:span text:style-name="T1690">’</text:span><text:span text:style-name="T1691">uscisse di sì gran pregio, dolendosi ognuno che colle stampe vedeansi libri da altri autori infelicemente trascritti e ridotti in compendi. Questo alla fine uscito in luce a me sembra composto<text:s/></text:span><text:span text:style-name="T1692">θεωρητικωτατῶς</text:span><text:span text:style-name="T1693"><text:s/>e con nuovo pensamento. Ogni sua parte meriterebbe un lungo elogio: lo stile elegante, la divisione chiara e propria, l</text:span><text:span text:style-name="T1694">’</text:span><text:span text:style-name="T1695">erudizione tutta scelta e la scolpita onestà. Il pubblico, son certo, che a tutte queste sì belle doti farà plauso. V. M. con pronto compiacimento può dare all</text:span><text:span text:style-name="T1696">’</text:span><text:span text:style-name="T1697">illustre autore il permesso della stampa, perché in tutta l</text:span><text:span text:style-name="T1698">’</text:span><text:span text:style-name="T1699">opera si scorge quest</text:span><text:span text:style-name="T1700">’</text:span><text:span text:style-name="T1701">ultima virtù; e basta leggere soltanto l</text:span><text:span text:style-name="T1702">’</text:span><text:span text:style-name="T1703">estrema sezione. E, se i precetti di lui si eseguiranno, i teatri diverrebbono onestissime scuole.</text:span></text:p>
      <text:p text:style-name="P1704">Napoli 24 ottobre 1771</text:p>
      <text:p text:style-name="P1705">Della M. V.</text:p>
      <text:p text:style-name="P1706">Umiliss. divotiss. servitore</text:p>
      <text:p text:style-name="P1707">Giacomo Martorelli</text:p>
      <text:p text:style-name="p"/>
      <text:p text:style-name="P1708">Die 24. Mensis Januarii 1771. Neapoli.</text:p>
      <text:p text:style-name="P1709"/>
      <text:p text:style-name="p"><text:span text:style-name="anchor">[testo_</text:span><text:span text:style-name="anchor">Imprim.</text:span><text:span text:style-name="anchor">3]<text:s/></text:span><text:span text:style-name="T1710">Viso rescripto suæ Regalis Majestatis sub die 19. currentis mensis et anni, ac relatione Rev. D. Jacobi Martorelli de commissione Rev. Regii Cappellani Majoris ordine præfatæ Regalis Majestatis.</text:span></text:p>
      <text:p text:style-name="p">[Imprim.4]<text:s/><text:span text:style-name="T1711">Regalis Camera Sanctæ Claræ providet, decernit, atcque mandat, quod imprimatur cum inserta forma præsentis supplicis libelli, ac approbatione dicti Reg. Revisoris: verum in publicatione servetur Regia Pragmatica: Hoc suum.</text:span></text:p>
      <text:p text:style-name="signed"><text:span text:style-name="T1712">GAETA PAOLETTI.<text:s/></text:span><text:span text:style-name="T1713">Vidit Fiscus R. Cam.</text:span></text:p>
      <text:p text:style-name="P1714">Reg. fol.</text:p>
      <text:p text:style-name="p"><text:span text:style-name="T1715">Carulli.                                                                                  Athanasius.</text:span></text:p>
      <text:p text:style-name="p"><text:span text:style-name="T1716">Ill. Marchio Citus Præf. S.R.C. et ceteri Ill. Aul. Præfecti tempore subscriptionis impediti.</text:span></text:p>
      <text:p text:style-name="p"><text:span text:style-name="T1717">Adm. Rev. Dominiti P. Girardus de Angelis Ord. Minimorum S. Th. Professor revideat et in scriptis referat.<text:s/></text:span><text:span text:style-name="T1718">Datum die 3. Decembris 1770.</text:span></text:p>
      <text:p text:style-name="signed">F. X. Episc. Venafranæ Ill.</text:p>
      <text:p text:style-name="signed">J. Sparanus Can. Dep.</text:p>
      <text:p text:style-name="P1719">EMIN. E REV. SIGNORE.</text:p>
      <text:p text:style-name="p"><text:span text:style-name="anchor">[testo_</text:span><text:span text:style-name="anchor">Imprim.</text:span><text:span text:style-name="anchor">5]<text:s/></text:span><text:span text:style-name="T1720">Poiché si permettono i teatri, degnar può V. E. di permettere la pubblicazione del presente trattato, nel quale il dotto e pio cavalier Planelli, con ottima ragione e prudenza, e con riposta erudizione, ed eleganza finissima di stile, corregge i falli e gli abusi, e l</text:span><text:span text:style-name="T1721">’</text:span><text:span text:style-name="T1722">ignoranze correnti ne</text:span><text:span text:style-name="T1723">’</text:span><text:span text:style-name="T1724"><text:s/>modi, ed esercizi di quelle arti, che, a fornir con magnificenza e decoro, e con qualche utile e diletto, le sceniche rappresentazioni s</text:span><text:span text:style-name="T1725">’</text:span><text:span text:style-name="T1726">appartengono. Avendo egli il primo, non senza un piacevole e filosofico aspetto di novità, formato come una instituzione universale che sola bastar potrebbe ad informar con diritto lume i poeti, i maestri di musica, gli architetti, gli attori, onde in unità di bellezza la parte loro esponessero a</text:span><text:span text:style-name="T1727">’</text:span><text:span text:style-name="T1728"><text:s/>risguardanti. Del resto l</text:span><text:span text:style-name="T1729">’</text:span><text:span text:style-name="T1730">intero purgamento da ogni disordine in tali pericolosi uffizi e</text:span><text:span text:style-name="T1731">’</text:span><text:span text:style-name="T1732"><text:s/>pare che si convenga aspettarlo dal solo Iddio. Io sono</text:span></text:p>
      <text:p text:style-name="P1733">Al di 15 di dicembre S. Maria Stella.</text:p>
      <text:p text:style-name="P1734">Il più umile Servo, e suddito</text:p>
      <text:p text:style-name="P1735">Fr. Gherardo degli Angeli Minimo.</text:p>
      <text:soft-page-break/>
      <text:h text:style-name="Titre2" text:outline-level="2">Sezione I.<text:s/><text:line-break/>Che sia opera in musica. Suoi progressi e perfezione</text:h>
      <text:h text:style-name="Titre3" text:outline-level="3">Cap. I.<text:s/><text:line-break/>Che s’intenda per opera in musica. Storia di questo spettacolo</text:h>
      <text:p text:style-name="p">[Sez.I.1.0.1]<text:s/><text:span text:style-name="T1736">L</text:span><text:span text:style-name="T1737">’</text:span><text:span text:style-name="T1738">opera in musica è un dramma rappresentato cantando. Quando questo spettacolo nascesse in Italia è malagevole a diffinire: egli nasconde la sua origine nelle tenebre d</text:span><text:span text:style-name="T1739">’</text:span><text:span text:style-name="T1740">una rimota antichità, la quale non tramandò a noi monumenti bastevoli a determinare sì fatta epoca. Quel solo che con maggior franchezza possa asserirsi, è che il suo uso è antichissimo.</text:span></text:p>
      <text:p text:style-name="p"><text:span text:style-name="anchor">[testo_Sez.</text:span><text:span text:style-name="anchor">I.1.0.2]<text:s/></text:span><text:span text:style-name="T1741">In effetti Albertino Mussato, storico padovano, il quale, secondo il Muratori, nacque verso il 1260, parla del pronunziar su</text:span><text:span text:style-name="T1742">’</text:span><text:span text:style-name="T1743"><text:s/>teatri col canto e in volgar lingua le gesta de</text:span><text:span text:style-name="T1744">’</text:span><text:span text:style-name="T1745"><text:s/>duci e de</text:span><text:span text:style-name="T1746">’</text:span><text:span text:style-name="T1747"><text:s/>monarchi, come d</text:span><text:span text:style-name="T1748">’</text:span><text:span text:style-name="T1749">un costume non recente. Dalla maniera dunque, onde il lodato storico fa menzione di queste volgari e cantate tragedie</text:span><text:span text:style-name="T1750"><text:note text:note-class="footnote" text:id="_ftn13"><text:note-citation>14</text:note-citation><text:note-body><text:p text:style-name="Notedebasdepage"><text:s/>Ecco le precise parole del Mussato:<text:s/><text:span text:style-name="quote.c">«SOLERE…… amplissima regum ducumque gesta, quo se vulgi intelligentiis conferant, pedum syllabarumque mensuris variis linguis in VULGARES traduci SERMONES, et in theatris et pulpitis CANTILENARUM MODULATIONE proferri»</text:span>. Prolog. lib. IX De gestis italic. nel tomo X degli Scrittori delle cose d’Italia del Muratori.</text:p></text:note-body></text:note></text:span><text:span text:style-name="T1751">, par verisimile, ch</text:span><text:span text:style-name="T1752">’</text:span><text:span text:style-name="T1753">esse ben prima del secolo nel quale nacque il Mussato avessero avuta origine.</text:span></text:p>
      <text:p text:style-name="p"><text:span text:style-name="anchor">[testo_Sez.</text:span><text:span text:style-name="anchor">I.1.0.3]<text:s/></text:span><text:span text:style-name="T1754">Anche l</text:span><text:span text:style-name="T1755">’</text:span><text:span text:style-name="T1756">anonimo autore d</text:span><text:span text:style-name="T1757">’</text:span><text:span text:style-name="T1758">una cronica manoscritta di Milano (scrittore anch</text:span><text:span text:style-name="T1759">’</text:span><text:span text:style-name="T1760">esso di molta antichità) descrivendo l</text:span><text:span text:style-name="T1761">’</text:span><text:span text:style-name="T1762">antico teatro de</text:span><text:span text:style-name="T1763">’</text:span><text:span text:style-name="T1764"><text:s/>milanesi, attesta che in quello erano da istrioni cantate avventure di principi e di grandi; e che terminato il canto, si dava principio alla danza, come si costuma anche in oggi</text:span><text:span text:style-name="T1765"><text:note text:note-class="footnote" text:id="_ftn14"><text:note-citation>15</text:note-citation><text:note-body><text:p text:style-name="Notedebasdepage"><text:s/><text:span text:style-name="quote.c">«Super quo (theatro) histriones CANTABANT sicut modo CANTANTUR de Rolando et Oliverio. Finito cantu, bufoni et mimi in citharis pulsabant et decenti motu corporis se circumvolvebant»</text:span>. Ap. Muratori, Antiq. Ital. Med. Aev., tomo II, diss. XXIX.</text:p></text:note-body></text:note></text:span><text:span text:style-name="T1766">.</text:span></text:p>
      <text:p text:style-name="p"><text:span text:style-name="anchor">[testo_Sez.</text:span><text:span text:style-name="anchor">I.1.0.4]<text:s/></text:span><text:span text:style-name="T1767">Un</text:span><text:span text:style-name="T1768">’</text:span><text:span text:style-name="T1769">altra pruova dell</text:span><text:span text:style-name="T1770">’</text:span><text:span text:style-name="T1771">antichità delle opere in musica ne somministrano gli statuti della Compagnia del Gonfalone</text:span><text:span text:style-name="T1772"><text:note text:note-class="footnote" text:id="_ftn15"><text:note-citation>16</text:note-citation><text:note-body><text:p text:style-name="Notedebasdepage"><text:s/>Furono questi statuti impressi in Roma nel 1584.</text:p></text:note-body></text:note></text:span><text:span text:style-name="T1773">. Fu questa congregazione istituita in Roma nel 1264 per principal fine di rappresentare i misteri della passion del Signore, la qual rappresentazione fu in essa lungo tempo eseguita ciascun anno nella settimana santa con canto e con sontuose decorazioni</text:span><text:span text:style-name="T1774"><text:note text:note-class="footnote" text:id="_ftn16"><text:note-citation>17</text:note-citation><text:note-body><text:p text:style-name="Notedebasdepage"><text:s/>Riccoboni, Reflex. hist et. crit. sur differ. théatr. d’Europe.</text:p></text:note-body></text:note></text:span><text:span text:style-name="T1775">. E poiché il principale intendimento dell</text:span><text:span text:style-name="T1776">’</text:span><text:span text:style-name="T1777">istituzione della prefata compagnia fu, come dicemmo, di decentemente rappresentare questa sacra tragedia, pare che tali rappresentazioni fossero nate anche prima di sua fondazione. Il che tanto è più probabile, quanto che tra coloro, che dell</text:span><text:span text:style-name="T1778">’</text:span><text:span text:style-name="T1779">istituto di tal confraternita fecero menzione, niuno ascrisse alla medesima<text:s/></text:span><text:soft-page-break/><text:span text:style-name="T1780">l</text:span><text:span text:style-name="T1781">’</text:span><text:span text:style-name="T1782">invenzione di quelle sacre rappresentazioni che in breve si diffusero per tutto il mondo cristiano, e furono per più secoli celebratissime.</text:span></text:p>
      <text:p text:style-name="p"><text:span text:style-name="anchor">[testo_Sez.</text:span><text:span text:style-name="anchor">I.1.0.5]<text:s/></text:span><text:span text:style-name="T1783">Giovanni Villani</text:span><text:span text:style-name="T1784"><text:note text:note-class="footnote" text:id="_ftn17"><text:note-citation>18</text:note-citation><text:note-body><text:p text:style-name="Notedebasdepage"><text:span text:style-name="T1785"><text:s/>Lib. VIII, cap. LXX.</text:span></text:p></text:note-body></text:note></text:span><text:span text:style-name="T1786"><text:s/>e l</text:span><text:span text:style-name="T1787">’</text:span><text:span text:style-name="T1788">Ammirato</text:span><text:span text:style-name="T1789"><text:note text:note-class="footnote" text:id="_ftn18"><text:note-citation>19</text:note-citation><text:note-body><text:p text:style-name="Notedebasdepage"><text:span text:style-name="T1790"><text:s/></text:span><text:span text:style-name="T1791">Stor</text:span><text:span text:style-name="T1792">. lib.<text:s/></text:span>IV.</text:p></text:note-body></text:note></text:span><text:span text:style-name="T1793"><text:s/>conservarono ancora la memoria d</text:span><text:span text:style-name="T1794">’</text:span><text:span text:style-name="T1795">una rappresentazione data nel 1304 dagli abitanti di Borgo San Priano, nella quale si ammirarono principalmente le superbe decorazioni, inventate da Buonamico Buffalmacco</text:span><text:span text:style-name="T1796"><text:note text:note-class="footnote" text:id="_ftn19"><text:note-citation>20</text:note-citation><text:note-body><text:p text:style-name="Notedebasdepage"><text:s/>V. Il Vasari nella<text:s/>vita<text:s/>del Buffalmacco.</text:p></text:note-body></text:note></text:span><text:span text:style-name="T1797">. E il Villani espressamente attesta, che per antico aveano in costume quelli di Borgo San Priano di dare al publico sì fatti solazzi. Qual dramma fosse stato cantato in quello del 1304 nol lasciarono scritto i mentovati storici. Il Cionacci</text:span><text:span text:style-name="T1798"><text:note text:note-class="footnote" text:id="_ftn20"><text:note-citation>21</text:note-citation><text:note-body><text:p text:style-name="Notedebasdepage"><text:s/><text:span text:style-name="T1799">Osservaz. Sopra le rime sacre di Lorenzo de</text:span><text:span text:style-name="T1800">’</text:span><text:span text:style-name="T1801"><text:s/>Medici</text:span>.</text:p></text:note-body></text:note></text:span><text:span text:style-name="T1802"><text:s/>crede che fosse stato il<text:s/></text:span><text:span text:style-name="T1803">Teofilo</text:span><text:span text:style-name="T1804">, o piuttosto il<text:s/></text:span><text:span text:style-name="T1805">Lazzero ricco e povero</text:span><text:span text:style-name="T1806"><text:s/>sacri drammi l</text:span><text:span text:style-name="T1807">’</text:span><text:span text:style-name="T1808">uno e l</text:span><text:span text:style-name="T1809">’</text:span><text:span text:style-name="T1810">altro.<text:s/></text:span></text:p>
      <text:p text:style-name="p"><text:span text:style-name="anchor">[testo_Sez.</text:span><text:span text:style-name="anchor">I.1.0.6]<text:s/></text:span><text:span text:style-name="T1811">Il Crescimbeni</text:span><text:span text:style-name="Appelnotedebasdep."><text:note text:note-class="footnote" text:id="_ftn21"><text:note-citation>22</text:note-citation><text:note-body><text:p text:style-name="Notedebasdepage"><text:s/><text:span text:style-name="T1812">Stor. della poesia</text:span>.</text:p></text:note-body></text:note></text:span><text:span text:style-name="T1813"><text:s/>al contrario stima che, quale che fosse stato quel dramma, dovette essere di profano argomento.</text:span></text:p>
      <text:p text:style-name="p">[Sez.I.1.0.7]<text:s/><text:span text:style-name="T1814">È dunque chiaro che fino da</text:span><text:span text:style-name="T1815">’</text:span><text:span text:style-name="T1816"><text:s/>più rimoti tempi furono usate in Italia le opere in musica. Forse anzi esse non sono che una continuazione dell</text:span><text:span text:style-name="T1817">’</text:span><text:span text:style-name="T1818">antica tragedia; continuazione per altro in que</text:span><text:span text:style-name="T1819">’</text:span><text:span text:style-name="T1820"><text:s/>secoli d</text:span><text:span text:style-name="T1821">’</text:span><text:span text:style-name="T1822">ignoranza divenuta imperfettissima, particolarmente nella parte della poesia, ciò è del dramma.</text:span></text:p>
      <text:p text:style-name="p"><text:span text:style-name="anchor">[testo_Sez.</text:span><text:span text:style-name="anchor">I.1.0.8]<text:s/></text:span><text:span text:style-name="T1823">Erano questi spettacoli variamente allora intitolati; talora feste, rappresentazioni, misteri</text:span><text:span text:style-name="Appelnotedebasdep."><text:note text:note-class="footnote" text:id="_ftn22"><text:note-citation>23</text:note-citation><text:note-body><text:p text:style-name="Notedebasdepage"><text:s/>Il titolo di<text:s/><text:span text:style-name="T1824">Misteri</text:span><text:s/>era dato non solo a que’<text:s/>drammi che conteneano qualche mistero di nostra santa fede, ma ancora a quelli di profano argomento. Così nel<text:s/><text:span text:style-name="T1825">Biagio Contadino</text:span>, dramma di questo genere, si legge: <text:span text:style-name="quote.c">«Volendo voi che qui si rappresenti / Il bel Mister di Biagio Contadino»</text:span>. V. il Cionacci.<text:s/></text:p></text:note-body></text:note></text:span><text:span text:style-name="T1826">, tal altra storia, vite, vangeli; e denominazioni anche più strane, colpa della barbarie de</text:span><text:span text:style-name="T1827">’</text:span><text:span text:style-name="T1828"><text:s/>tempi, qualche volta ancora sortirono. Furono essi generalmente cantati, siccome il Cionacci apertamente dimostra</text:span><text:span text:style-name="Appelnotedebasdep."><text:note text:note-class="footnote" text:id="_ftn23"><text:note-citation>24</text:note-citation><text:note-body><text:p text:style-name="Notedebasdepage"><text:s/>Alcuni drammi ne fanno essi medesimi testimonianza. Verbigrazia in quello di S. Barbara è scritto:<text:s/><text:span text:style-name="quote.c">«Reciterem con dolci voci e canti etc.»</text:span>. In S. Orsola:<text:s/><text:span text:style-name="quote.c">«Di Orsola clemente, onesta e pia noi possiam recitar con dolce canto etc.»</text:span>. In quello di Stella :<text:s/><text:span text:style-name="quote.c">«Carità, fede, speranza ed amore / conterrà tutto l’odierno canto»</text:span>. Nel S. Giovanni e Paolo composto dal Magnifico Lorenzo de’<text:s/>Medici:<text:s/><text:span text:style-name="quote.c">«Senza tumulto stian le voci chete, / massimamente poi quando si canta»</text:span>.</text:p></text:note-body></text:note></text:span><text:span text:style-name="T1829">. Ciò nondimeno che principalmente vi si distinguea, erano le suntuose decorazioni: macchine, comparse, festini, giostre, tornei, battaglie, balli, conviti, tutto eravi con magnificenza introdotto, e i più abili artefici venivano a tal effetto impiegati</text:span><text:span text:style-name="Appelnotedebasdep."><text:note text:note-class="footnote" text:id="_ftn24"><text:note-citation>25</text:note-citation><text:note-body><text:p text:style-name="Notedebasdepage"><text:s/>V. il Vasari nelle<text:s/><text:span text:style-name="T1830">Vite de</text:span><text:span text:style-name="T1831">’</text:span><text:span text:style-name="T1832"><text:s/>pittori</text:span>, e in particolare nelle vite di ser Brunellesco, del Cecca e del Buffalmacco.</text:p></text:note-body></text:note></text:span><text:span text:style-name="T1833">: per modo</text:span><text:span text:style-name="T1834"><text:s/>c</text:span><text:span text:style-name="T1835">he a questi spettacoli dobbiamo soprattutto ascrivere i mirabili progressi che la musica, la pittura,<text:s/></text:span><text:soft-page-break/><text:span text:style-name="T1836">l</text:span><text:span text:style-name="T1837">’</text:span><text:span text:style-name="T1838">architettura, la meccanica, la prospettiva, così per tempo fecero tra noi, come osserva il prenominato Cionacci.</text:span></text:p>
      <text:p text:style-name="p"><text:span text:style-name="anchor">[testo_Sez.</text:span><text:span text:style-name="anchor">I.1.0.9]<text:s/></text:span><text:span text:style-name="T1839">Quindi è che a misura che queste facultà andavano racquistando in Italia l</text:span><text:span text:style-name="T1840">’</text:span><text:span text:style-name="T1841">antico splendore, l</text:span><text:span text:style-name="T1842">’</text:span><text:span text:style-name="T1843">opera in musica s</text:span><text:span text:style-name="T1844">’</text:span><text:span text:style-name="T1845">innoltrava verso la sua perfezione; talmentechè nel secolo XV parve già molto prossima a questa meta. In tal secolo e probabilmente verso il 1480</text:span><text:span text:style-name="Appelnotedebasdep."><text:note text:note-class="footnote" text:id="_ftn25"><text:note-citation>26</text:note-citation><text:note-body><text:p text:style-name="Notedebasdepage"><text:s/>V. il<text:s/>Quadrio, Stor. e rag. d’ogni poes. tom.<text:s/><text:span text:style-name="T1846">III,<text:s/></text:span><text:span text:style-name="T1847">part. </text:span><text:span text:style-name="T1848">II, lib. III, dist.<text:s/></text:span>IV cap. I, partic. 3.</text:p></text:note-body></text:note></text:span><text:span text:style-name="T1849">, cominciarono in Roma le opere in musica di profano argomento (giacché le sacre eranvi communi da più di due secoli, come di sopra si è osservato) e Giovanni Sulpizio nella<text:s/></text:span><text:span text:style-name="T1850">Dedicatoria</text:span><text:span text:style-name="T1851"><text:s/>delle sue note sopra Vitruvio fatta al Cardinale Raffaele Riario, nipote di Sisto IV, attribuisce a sé la gloria d</text:span><text:span text:style-name="T1852">’</text:span><text:span text:style-name="T1853">avere il primo insegnato a rappresentare e a cantare que</text:span><text:span text:style-name="T1854">’</text:span><text:span text:style-name="T1855"><text:s/>melodrammi</text:span><text:span text:style-name="Appelnotedebasdep."><text:note text:note-class="footnote" text:id="_ftn26"><text:note-citation>27</text:note-citation><text:note-body><text:p text:style-name="Notedebasdepage"><text:s/><text:span text:style-name="quote.c">«Quam (ciòè la profana tragedia)… agere et cantare primi hoc aevo docuimus»</text:span><text:s/>.</text:p></text:note-body></text:note></text:span><text:span text:style-name="T1856">.</text:span></text:p>
      <text:p text:style-name="p"><text:span text:style-name="anchor">[testo_Sez.</text:span><text:span text:style-name="anchor">I.1.0.10]<text:s/></text:span><text:span text:style-name="T1857">La prova maggiore della bellezza verso cui procedeva in quel secolo l</text:span><text:span text:style-name="T1858">’</text:span><text:span text:style-name="T1859">opera in musica, vien somministrata dalla festa, che nel 1489 fu celebrata da Bergonzo Botta, gentiluomo tortonese, nelle nozze d</text:span><text:span text:style-name="T1860">’</text:span><text:span text:style-name="T1861">Isabella d</text:span><text:span text:style-name="T1862">’</text:span><text:span text:style-name="T1863">Aragona, figlia d</text:span><text:span text:style-name="T1864">’</text:span><text:span text:style-name="T1865">Alfonso duca di Calabria, con Giovan-Galeazzo, duca di Milano. Questo Bergonzo, ricevendo in casa gl</text:span><text:span text:style-name="T1866">’</text:span><text:span text:style-name="T1867">illustri sposi, diede in quel genere uno spettacolo sì magnifico, che la descrizione, che ne fu publicata, sorprese l</text:span><text:span text:style-name="T1868">’</text:span><text:span text:style-name="T1869">Europa</text:span><text:span text:style-name="Appelnotedebasdep."><text:note text:note-class="footnote" text:id="_ftn27"><text:note-citation>28</text:note-citation><text:note-body><text:p text:style-name="Notedebasdepage"><text:s/>Anche Tristano Calchi nella sua<text:s/><text:span text:style-name="T1870">Storia</text:span><text:s/>descrive questo spettacolo del Botta.</text:p></text:note-body></text:note></text:span><text:span text:style-name="T1871">. La poesia, la musica, la meccanica, la danza, fecero di sé tanta mostra in quella occasione, che gli autori dell</text:span><text:span text:style-name="T1872">’</text:span><text:span text:style-name="T1873">Encyclopédie</text:span><text:span text:style-name="Appelnotedebasdep."><text:note text:note-class="footnote" text:id="_ftn28"><text:note-citation>29</text:note-citation><text:note-body><text:p text:style-name="Notedebasdepage"><text:s/>Art.<text:s/><text:span text:style-name="T1874">Danse</text:span>.</text:p></text:note-body></text:note></text:span><text:span text:style-name="T1875"><text:s/>in questo spettacolo del Botta crederono di trovar l</text:span><text:span text:style-name="T1876">’</text:span><text:span text:style-name="T1877">epoca dell</text:span><text:span text:style-name="T1878">’</text:span><text:span text:style-name="T1879">origine dell</text:span><text:span text:style-name="T1880">’</text:span><text:span text:style-name="T1881">opera in musica. Che quelli, per altro rispettabilissimi letterati, non</text:span><text:span text:style-name="T1882"><text:s/></text:span><text:span text:style-name="T1883">ben si apponessero, chiaro apparisce da ciò che sulla storia di questo spettacolo si è da noi fino a qui ragionato. La sola proprietà onde esso fu allora presentato dal Botta, potea fargli accorti non esser quello il primo che l</text:span><text:span text:style-name="T1884">’</text:span><text:span text:style-name="T1885">Italia vedesse. Niuna opera dell</text:span><text:span text:style-name="T1886">’</text:span><text:span text:style-name="T1887">arte comparisce per la prima volta con tal grado di perfezione, massime quando tante facultà concorrono alla sua formazione.</text:span></text:p>
      <text:p text:style-name="p"><text:span text:style-name="anchor">[testo_Sez.</text:span><text:span text:style-name="anchor">I.1.0.11]<text:s/></text:span><text:span text:style-name="T1888">L</text:span><text:span text:style-name="T1889">’</text:span><text:span text:style-name="T1890">aver mentovato Alfonso duca di Calabria mi richiama in mente una simil festa celebrata da questo principe in Napoli l</text:span><text:span text:style-name="T1891">’</text:span><text:span text:style-name="T1892">anno 1492, nella sala di castel Capoano. Consisté questa in una breve farsa, come la chiama il famoso Jacopo Sannazzaro, del quale fu opera, rappresentata con canto e con regio apparato di macchine e di decorazioni</text:span><text:span text:style-name="Appelnotedebasdep."><text:note text:note-class="footnote" text:id="_ftn29"><text:note-citation>30</text:note-citation><text:note-body><text:p text:style-name="Notedebasdepage"><text:s/>Ciò può il lettore chìaramente raccogliere da più d’un luogo di quella farsa, impressa colle altre opere del Sannazaro in Padova nel 1723 pel Comino. Ecco per esempio ciò che si legge dopo la seconda scena:<text:s/><text:span text:style-name="quote.c">«Finito ch’ebbe la fede, si tornò nel tempio, qual fu subito portato in testa della sala. Da poi venne la Letizia vestita ornamente, con tre compagne che suonavano la viola, cornamusa, flauto e una ribeca. La Letizia cantava e portava la viola, accordando ogni cosa soavemente»</text:span>.</text:p></text:note-body></text:note></text:span><text:span text:style-name="T1893">.</text:span></text:p>
      <text:p text:style-name="P1894"/>
      <text:p text:style-name="p"><text:span text:style-name="anchor">[testo_Sez.</text:span><text:span text:style-name="anchor">I.1.0.12]<text:s/></text:span><text:span text:style-name="T1895">Passando al XVI secolo, troviamo il nome di parecchi maestri di cappella, che si segnalarono nella musica de</text:span><text:span text:style-name="T1896">’</text:span><text:span text:style-name="T1897"><text:s/>melodrammi. Tra</text:span><text:span text:style-name="T1898">’</text:span><text:span text:style-name="T1899"><text:s/>primi che in quel secolo si distinguessero, fu Alfonso dalla Viola Ferrarese, che verso il 1555 fece la musica al<text:s/></text:span><text:span text:style-name="T1900">Sacrifizio</text:span><text:span text:style-name="T1901">, dramma pastorale d</text:span><text:span text:style-name="T1902">’</text:span><text:span text:style-name="T1903">Agostino Beccari, poeta ferrarese. Nel 1563 lo stesso Viola messe in musica<text:s/></text:span><text:span text:style-name="T1904">L</text:span><text:span text:style-name="T1905">’</text:span><text:span text:style-name="T1906">Aretusa</text:span><text:span text:style-name="T1907"><text:s/>d</text:span><text:span text:style-name="T1908">’</text:span><text:span text:style-name="T1909">Alberto Lollio, altro celebre letterato ferrarese e poeta, il qual dramma fu nel medesimo anno rappresentato in presenza d</text:span><text:span text:style-name="T1910">’</text:span><text:span text:style-name="T1911">Alfonso II d</text:span><text:span text:style-name="T1912">’</text:span><text:span text:style-name="T1913">Este, duca di Ferrara. In presenza dello stesso</text:span><text:span text:style-name="T1914"><text:s/></text:span><text:span text:style-name="T1915">Alfonso fu nel 1567 rappresentato lo<text:s/></text:span><text:span text:style-name="T1916">Sfortunato</text:span><text:span text:style-name="T1917">, dramma d</text:span><text:span text:style-name="T1918">’</text:span><text:span text:style-name="T1919">Agostino Argenti, posto sotto le note dal mentovato Viola.</text:span></text:p>
      <text:p text:style-name="p"><text:span text:style-name="anchor">[testo_Sez.</text:span><text:span text:style-name="anchor">I.1.0.13]<text:s/></text:span><text:span text:style-name="T1920">Mantova ebbe nell</text:span><text:span text:style-name="T1921">’</text:span><text:span text:style-name="T1922">età medesima Alessandro Strigio, gentiluomo nella musica esercitatissimo. Ma io non ho saputo chiarirmi se egli ponesse mai sotto le note altro che intermedi, de</text:span><text:span text:style-name="T1923">’</text:span><text:span text:style-name="T1924"><text:s/>quali parecchi ne compose. Tra questi, uno più all</text:span><text:span text:style-name="T1925">’</text:span><text:span text:style-name="T1926">opera in musica che a qualunque altro genere di drammatica azione fu somigliante, tra per la divisione in cinque parti, o vogliam dire atti, e per gli personaggi, che tutti erano o deità o semidei, e finalmente per l</text:span><text:span text:style-name="T1927">’</text:span><text:span text:style-name="T1928">accompagnamento di splendidissime decorazioni</text:span><text:span text:style-name="Appelnotedebasdep."><text:note text:note-class="footnote" text:id="_ftn30"><text:note-citation>31</text:note-citation><text:note-body><text:p text:style-name="Notedebasdepage"><text:s/>Vedine la descrizione nel libro intitolato Descrizione del magnificentissimo apparato e de’<text:s/>maravigliosi intermedi fatti per la commedia rappresentata in Firenze nelle felicissime nozze degl’illustriss. ed eccellentiss. sig. il signor D. Cesare d’Este e la Signora D. Virginia Medici in Firenze appresso Giorgio Marescotti l’anno 1585.</text:p></text:note-body></text:note></text:span><text:span text:style-name="T1929">. A questo intermedio però (che fu frapposto nell</text:span><text:span text:style-name="T1930">’</text:span><text:span text:style-name="T1931">Amico Fido</text:span><text:span text:style-name="T1932">, commedia di Giovanni de</text:span><text:span text:style-name="T1933">’</text:span><text:span text:style-name="T1934"><text:s/>Bardi, comico sfuggito al Quadrio) non fu impiegato il solo Strigio, ma ancora Cristofano Malvezzi, maestro di cappella del granduca di Toscana, il qual Malvezzi la terza e la quarta parte dell</text:span><text:span text:style-name="T1935">’</text:span><text:span text:style-name="T1936">intermedio compose.</text:span></text:p>
      <text:p text:style-name="p"><text:span text:style-name="anchor">[testo_Sez.</text:span><text:span text:style-name="anchor">I.1.0.14]<text:s/></text:span><text:span text:style-name="T1937">Un altro maestro di cappella, che in quel secolo fiorisse nella musica teatrale, fu Emilio del Cavalier, romano. Egli fece la musica alla<text:s/></text:span><text:span text:style-name="T1938">Disperazione di Sileno</text:span><text:span text:style-name="T1939"><text:s/>e al<text:s/></text:span><text:span text:style-name="T1940">Satiro</text:span><text:span text:style-name="T1941">, drammi di Laura Guidiccioni, virtuosa dama lucchese, i quali furono nel 1590 rappresentati avanti al granduca. Nel 1595 pose in musica Il<text:s/></text:span><text:span text:style-name="T1942">Giuoco della Cieca</text:span><text:span text:style-name="T1943">, altro dramma della Guidiccioni, e nel 1600 la<text:s/></text:span><text:span text:style-name="T1944">Rappresentazione d</text:span><text:span text:style-name="T1945">’</text:span><text:span text:style-name="T1946">anima e di corpo</text:span><text:span text:style-name="T1947">, cantata in Roma.</text:span></text:p>
      <text:p text:style-name="p"><text:span text:style-name="anchor">[testo_Sez.</text:span><text:span text:style-name="anchor">I.1.0.15]<text:s/></text:span><text:span text:style-name="T1948">Anche Modena ebbe in quel secolo Orazio Vecchi, poeta insieme e maestro di cappella, che si distinse nella musica teatrale. Nel 1597 uscì in Venezia appresso Angelo Gardano, in quarto, L</text:span><text:span text:style-name="T1949">’</text:span><text:span text:style-name="T1950">Amfiparnaso</text:span><text:span text:style-name="T1951">, dramma d</text:span><text:span text:style-name="T1952">’</text:span><text:span text:style-name="T1953">esso Vecchi, corredato da lui medesimo di note musicali. Nella sepolcrale iscrizione fatta a questo valentuomo<text:s/></text:span><text:soft-page-break/><text:span text:style-name="T1954">e riportata dal Muratori</text:span><text:span text:style-name="Appelnotedebasdep."><text:note text:note-class="footnote" text:id="_ftn31"><text:note-citation>32</text:note-citation><text:note-body><text:p text:style-name="Notedebasdepage"><text:span text:style-name="T1955"><text:s/></text:span><text:span text:style-name="T1956">Perf. poes.</text:span><text:span text:style-name="T1957">, lib. III, cap.<text:s/></text:span>IV.</text:p></text:note-body></text:note></text:span><text:span text:style-name="T1958">, si legge essere il Vecchi stato il primo ad unir la musica a</text:span><text:span text:style-name="T1959">’</text:span><text:span text:style-name="T1960"><text:s/>drammi</text:span><text:span text:style-name="Appelnotedebasdep."><text:note text:note-class="footnote" text:id="_ftn32"><text:note-citation>33</text:note-citation><text:note-body><text:p text:style-name="Notedebasdepage"><text:s/><text:span text:style-name="quote.c">« Quum harmoniam primus comicæ facultati coniunxisset, totum terrarum orbem in sui admirationem traxit»</text:span>.</text:p></text:note-body></text:note></text:span><text:span text:style-name="T1961">. Ognun vede, che quel primo è uno di quegli esagerati elogi onde i viventi sogliono esser prodighi co</text:span><text:span text:style-name="T1962">’</text:span><text:span text:style-name="T1963"><text:s/>morti.</text:span></text:p>
      <text:p text:style-name="p"><text:span text:style-name="anchor">[testo_Sez.</text:span><text:span text:style-name="anchor">I.1.0.16]<text:s/></text:span><text:span text:style-name="T1964">Ma colui che sopra ciascun altro si rendé celebre in quel secolo nella musica teatrale, fu Jacopo Peri del quale or ora più particolarmente diremo.</text:span></text:p>
      <text:p text:style-name="p"><text:span text:style-name="anchor">[testo_Sez.</text:span><text:span text:style-name="anchor">I.1.0.17]<text:s/></text:span><text:span text:style-name="T1965">Tali furono i progressi dell</text:span><text:span text:style-name="T1966">’</text:span><text:span text:style-name="T1967">opera in musica nel XVI secolo, ed in essa non era osservabile la sola musica, ma la pittura ancora, la meccanica, la prospettiva, il disegno, l</text:span><text:span text:style-name="T1968">’</text:span><text:span text:style-name="T1969">architettura, per opera del Neroni, del Peruzzi, dell</text:span><text:span text:style-name="T1970">’</text:span><text:span text:style-name="T1971">Aristotile, del Leoni, di Timante Bonaccorsi, del Lancia, del Monaldo, del Vannocci, del Tribolo e d</text:span><text:span text:style-name="T1972">’</text:span><text:span text:style-name="T1973">altri valenti artefici di que</text:span><text:span text:style-name="T1974">’</text:span><text:span text:style-name="T1975"><text:s/>dì, a</text:span><text:span text:style-name="T1976">’</text:span><text:span text:style-name="T1977"><text:s/>quali quelle belle arti sono tenute dell</text:span><text:span text:style-name="T1978">’</text:span><text:span text:style-name="T1979">eccellenza a cui pervennero in quel secolo fortunato. Bisogna però confessarlo: se tutte queste facultà contribuivano alla vaghezza del nostro spettacolo, non si potea dir lo stesso della poesia. E quantunque fin da</text:span><text:span text:style-name="T1980">’</text:span><text:span text:style-name="T1981"><text:s/>principi del secolo</text:span><text:span text:style-name="T1982"><text:s/></text:span><text:span text:style-name="T1983">onde favelliamo, sì l</text:span><text:span text:style-name="T1984">’</text:span><text:span text:style-name="T1985">antica tragedia come la commedia avessero ottenuti i loro restauratori quella nella persona del Trissino, questa nel cardinal Divizio da Bibbiena, ciò nulla ostante, duravano tuttavia pel melodramma i secoli d</text:span><text:span text:style-name="T1986">’</text:span><text:span text:style-name="T1987">Andronico e di Tespi.</text:span></text:p>
      <text:p text:style-name="p"><text:span text:style-name="anchor">[testo_Sez.</text:span><text:span text:style-name="anchor">I.1.0.18]<text:s/></text:span><text:span text:style-name="T1988">Dovea dalla città di Firenze (dalla quale l</text:span><text:span text:style-name="T1989">’</text:span><text:span text:style-name="T1990">Italia e l</text:span><text:span text:style-name="T1991">’</text:span><text:span text:style-name="T1992">Europa tutta riconosce una gran parte di sua coltura) attendere quest</text:span><text:span text:style-name="T1993">’</text:span><text:span text:style-name="T1994">ultimo dramma quella regolarità che tuttor gli mancava. Sul cadere adunque del sedicesimo secolo alcuni gentiluomini fiorentini, tra</text:span><text:span text:style-name="T1995">’</text:span><text:span text:style-name="T1996"><text:s/>quali il prenominato Giovanni de</text:span><text:span text:style-name="T1997">’</text:span><text:span text:style-name="T1998"><text:s/>Bardi, Pietro Strozzi e Jacopo Corsi, conoscendo che i melodrammi allora usati molto si allontanavano dalle leggi della drammatica, confortarono Ottavio Rinuccini a tesserne uno secondo le leggi di questa poesia. Rendutosi il Rinuccini alle istanze de</text:span><text:span text:style-name="T1999">’</text:span><text:span text:style-name="T2000"><text:s/>suoi amici, compose il primo melodramma regolare che l</text:span><text:span text:style-name="T2001">’</text:span><text:span text:style-name="T2002">Italia vedesse, intitolato la<text:s/></text:span><text:span text:style-name="T2003">Dafne</text:span><text:span text:style-name="T2004">. Ciò fatto, i medesimi gentiluomini elessero Jacopo Peri, celebre maestro di cappella fiorentino, a mettere quel dramma sotto le note; il che questi fece nel 1597 nel qual anno medesimo fu la<text:s/></text:span><text:span text:style-name="T2005">Dafne</text:span><text:span text:style-name="T2006"><text:s/>rappresentata in musica con sommo applauso in casa del prenominato Corsi, grande amico del Chiabrera. Alla<text:s/></text:span><text:span text:style-name="T2007">Dafne</text:span><text:span text:style-name="T2008"><text:s/>fece il Rinuccini succedere L</text:span><text:span text:style-name="T2009">’</text:span><text:span text:style-name="T2010">Euridice</text:span><text:span text:style-name="T2011"><text:s/>e L</text:span><text:span text:style-name="T2012">’</text:span><text:span text:style-name="T2013">Arianna</text:span><text:span text:style-name="T2014">, quella nel 1600, questa nel 1608, messi anche in musica dal Peri. Furono questi melodrammi accolti con tanto applauso dagl</text:span><text:span text:style-name="T2015">’</text:span><text:span text:style-name="T2016">Italiani, competenti giudici delle opere di gusto, che di somigliante conio molti altri se ne videro in breve.</text:span></text:p>
      <text:soft-page-break/>
      <text:p text:style-name="p"><text:span text:style-name="anchor">[testo_Sez.</text:span><text:span text:style-name="anchor">I.1.0.19]<text:s/></text:span><text:span text:style-name="T2017">Non pochi uomini di lettere celebrano il Rinuccini come inventore, non che perfezionatore de</text:span><text:span text:style-name="T2018">’</text:span><text:span text:style-name="T2019"><text:s/>melodrammi: chiamandosi anche inventore chi a una invenzione altrui aggiunga nuovo lume, e bellezza. In tal senso è chiamato Esopo inventor degli apologhi ben più antichi di lui: e nel senso medesimo è Copernico avuto per inventore del sistema copernicano; perciocché, nonostante che un tal sistema fosse venuto in mente a</text:span><text:span text:style-name="T2020">’</text:span><text:span text:style-name="T2021"><text:s/>più antichi filosofi, quell</text:span><text:span text:style-name="T2022">’</text:span><text:span text:style-name="T2023">astronomo fu il primo a provarlo in modo che soddisfacesse. In questo senso ancora l</text:span><text:span text:style-name="T2024">’</text:span><text:span text:style-name="T2025">Harvey è riguardato come inventore della circolazione del sangue.</text:span></text:p>
      <text:p text:style-name="p"><text:span text:style-name="anchor">[testo_Sez.</text:span><text:span text:style-name="anchor">I.1.0.20]<text:s/></text:span><text:span text:style-name="T2026">Non potea però l</text:span><text:span text:style-name="T2027">’</text:span><text:span text:style-name="T2028">opera in musica conservar lungo tempo quella bellezza che sortita avea nelle mani del Rinuccini e del Peri: essa andava incontro al secolo diciassettesimo, epoca quanto fortunata per le scienze, altrettanto infelice per ogni maniera d</text:span><text:span text:style-name="T2029">’</text:span><text:span text:style-name="T2030">italica poesia. Nondimeno alla decadenza di questo spettacolo non contribuì solo l</text:span><text:span text:style-name="T2031">’</text:span><text:span text:style-name="T2032">infelicità di quel secolo, ma in oltre (che è più sorprendente) il progresso fatto, come dicemmo, nel secolo antecedente delle belle arti. Perciocché, giugnendo queste ad incantare colle macchine e colle decorazioni, sedussero per modo colla loro vaghezza il gusto dagl</text:span><text:span text:style-name="T2033">’</text:span><text:span text:style-name="T2034">incauti nostri maggiori, che si cominciò a poco a poco a non esigere dall</text:span><text:span text:style-name="T2035">’</text:span><text:span text:style-name="T2036">opera in musica che comparse, decorazioni e macchine; poca attenzione facendosi più alla poesia, la quale si prese a riguardare come veicolo, dirò così, di quelle.</text:span></text:p>
      <text:p text:style-name="p"><text:span text:style-name="anchor">[testo_Sez.</text:span><text:span text:style-name="anchor">I.1.0.21]<text:s/></text:span><text:span text:style-name="T2037">Dimorò l</text:span><text:span text:style-name="T2038">’</text:span><text:span text:style-name="T2039">opera in musica in questo stato di decadenza per tutto il corso del secolo decimosettimo, durante il quale ella non fu più che uno spettacolo de</text:span><text:span text:style-name="T2040">’</text:span><text:span text:style-name="T2041"><text:s/>sensi. In tale stato brillò precisamente su</text:span><text:span text:style-name="T2042">’</text:span><text:span text:style-name="T2043"><text:s/>teatri di Venezia, i melodrammi de</text:span><text:span text:style-name="T2044">’</text:span><text:span text:style-name="T2045"><text:s/>quali, colla suntuosità delle loro decorazioni, attirarono l</text:span><text:span text:style-name="T2046">’</text:span><text:span text:style-name="T2047">ammirazione di tutta Europa. Vive ancora tra noi la memoria del dramma intitolato<text:s/></text:span><text:span text:style-name="T2048">La Divisione del mondo</text:span><text:span text:style-name="T2049">, e d</text:span><text:span text:style-name="T2050">’</text:span><text:span text:style-name="T2051">altre opere musicali per lo vastissimo accompagnamento di macchine e per la magnificenza onde furono colà decorate. In questo secolo si cominciarono a inserir le arie ne</text:span><text:span text:style-name="T2052">’</text:span><text:span text:style-name="T2053"><text:s/>melodrammi: poiché fin allora tutto fu in essi recitativo e la musica fu tutta in istile recitativo composta. L</text:span><text:span text:style-name="T2054">’</text:span><text:span text:style-name="T2055">introduzione delle arie è attribuita al Cicognini, il quale nel suo<text:s/></text:span><text:span text:style-name="T2056">Giasone</text:span><text:span text:style-name="T2057">, melodramma publicato nel 1649, cominciò a interrompere il grave recitativo con quelle anacreontiche stanze.</text:span></text:p>
      <text:p text:style-name="p"><text:span text:style-name="anchor">[testo_Sez.</text:span><text:span text:style-name="anchor">I.1.0.22]<text:s/></text:span><text:span text:style-name="T2058">Ma dell</text:span><text:span text:style-name="T2059">’</text:span><text:span text:style-name="T2060">aurora del corrente secolo, che secondo un valentuomo può chiamarsi quello del buon gusto, cominciarono a distinguersi i grandi ingegni che doveano restituire quella poesia alla sua antica bellezza. Tra</text:span><text:span text:style-name="T2061">’</text:span><text:span text:style-name="T2062"><text:s/>primi suoi restauratori va<text:s/></text:span><text:soft-page-break/><text:span text:style-name="T2063">particolarmente annoverato Apostolo Zeno, i primi melodrammi del quale videro la publica luce fin dagli ultimi anni del secolo prossimamente caduto. Pier Jacopo Martelli, l</text:span><text:span text:style-name="T2064">’</text:span><text:span text:style-name="T2065">abate Frugoni, il marchese Maffei, Paolo Rolli, ed altri nostri valenti poeti, seguirono le vestigia medesime. Ma quegli, a cui più che a qualunque altro è debitrice l</text:span><text:span text:style-name="T2066">’</text:span><text:span text:style-name="T2067">opera in musica, è il signor abate Metastasio, il quale colla delicatezza de</text:span><text:span text:style-name="T2068">’</text:span><text:span text:style-name="T2069"><text:s/>suoi melodrammi, onde arricchisce tuttavia il nostro teatro, e col destro ma moderato uso delle decorazioni, ha ristorata la poesia di ciò che nello scorso secolo perduto avea ed ha recata l</text:span><text:span text:style-name="T2070">’</text:span><text:span text:style-name="T2071">opera in musica a quel punto al quale niuno condotte aveala prima di lui.</text:span></text:p>
      <text:p text:style-name="p"><text:span text:style-name="anchor">[testo_Sez.</text:span><text:span text:style-name="anchor">I.1.0.23]<text:s/></text:span><text:span text:style-name="T2072">L</text:span><text:span text:style-name="T2073">’</text:span><text:span text:style-name="T2074">opera in musica passò d</text:span><text:span text:style-name="T2075">’</text:span><text:span text:style-name="T2076">Italia in Francia per opera del Cardinal Mazzarino, dove fu per la prima volta nel 1646 da Italiani attori eseguita: indi non tardò molto a passare nella vicina Inghilterra. E poiché nel secolo in cui in Francia fu menata, era divenuta, come si osservò poc</text:span><text:span text:style-name="T2077">’</text:span><text:span text:style-name="T2078">anzi, uno spettacolo de</text:span><text:span text:style-name="T2079">’</text:span><text:span text:style-name="T2080"><text:s/>sensi, essa ritenne oltremonti que</text:span><text:span text:style-name="T2081">’</text:span><text:span text:style-name="T2082"><text:s/>difetti che contratti avea nel suo paese natio.</text:span></text:p>
      <text:h text:style-name="Titre3" text:outline-level="3">Cap. II.<text:s/><text:line-break/>Dove consista la perfezione dell’opera in musica</text:h>
      <text:p text:style-name="p">[Sez.I.2.0.1]<text:s/><text:span text:style-name="T2083">Dalla storia esposta nel capo antecedente si è potuto agevolmente ritrarre che il secolo presente è uno de</text:span><text:span text:style-name="T2084">’</text:span><text:span text:style-name="T2085"><text:s/>più felici per l</text:span><text:span text:style-name="T2086">’</text:span><text:span text:style-name="T2087">opera in musica. Nondimeno perché si conosca se con tutto ciò ella sia oggimai pervenuta alla sua perfezione, convien prima esaminare dove questa perfezione consista.</text:span></text:p>
      <text:p text:style-name="p">[Sez.I.2.0.2]<text:s/><text:span text:style-name="T2088">In qualunque opera, sia della natura o dell</text:span><text:span text:style-name="T2089">’</text:span><text:span text:style-name="T2090">arte, perfezione appelliamo l</text:span><text:span text:style-name="T2091">’</text:span><text:span text:style-name="T2092">uniformità della tendenza delle parti a un fine medesimo. Così perfetta diciamo una macchina, se ciascuno de</text:span><text:span text:style-name="T2093">’</text:span><text:span text:style-name="T2094"><text:s/>pezzi che la compongono tenda a quella funzione a cui la macchina è destinata; e al contrario imperfetta, se alcun di quelli, o perché mal formato o perché male cogli altri connesso, non tenda a quel fine.</text:span></text:p>
      <text:p text:style-name="p"><text:span text:style-name="anchor">[testo_Sez.</text:span><text:span text:style-name="anchor">I.2.0.3]<text:s/></text:span><text:span text:style-name="T2095">Ora alla formazione dell</text:span><text:span text:style-name="T2096">’</text:span><text:span text:style-name="T2097">opera in musica concorrono la poesia, la musica, la pronunziazione e la decorazione; alle quali facultà un</text:span><text:span text:style-name="T2098">’</text:span><text:span text:style-name="T2099">altra aggiugner si suole, non essenziale a quello spettacolo com</text:span><text:span text:style-name="T2100">’</text:span><text:span text:style-name="T2101">è ciascuna delle annoverate, ma dichiarata quasi tale dall</text:span><text:span text:style-name="T2102">’</text:span><text:span text:style-name="T2103">uso, e questa è la danza. Perché dunque l</text:span><text:span text:style-name="T2104">’</text:span><text:span text:style-name="T2105">opera in musica possa dirsi perfetta e bella (da che bellezza non è dove non è perfezione) conviene che tutte queste facultà talmente concorrano a un fine medesimo, ch</text:span><text:span text:style-name="T2106">’</text:span><text:span text:style-name="T2107">esse compongano un solo tutto:<text:s/></text:span><text:soft-page-break/><text:span text:style-name="T2108">atteso che, siccome il Casa con eleganza e da filosofo scrisse:<text:s/></text:span><text:span text:style-name="quote.c">«vuol essere la bellezza uno quanto si può il più, e la bruttezza per lo contrario è molti»</text:span><text:span text:style-name="Appelnotedebasdep."><text:note text:note-class="footnote" text:id="_ftn33"><text:note-citation>34</text:note-citation><text:note-body><text:p text:style-name="Notedebasdepage"><text:s/>Riporterò qui per intiero l’accennato passo del Casa, giovando a dichiarar sempre meglio il mio proposito; e<text:s/>‘l fo tanto più volentieri quanto che con la sua naturalezza e leggiadria non può mancar di piacere a’<text:s/>miei lettori :<text:s/><text:span text:style-name="quote.c">«Vuol essere la bellezza uno (così egli nel Galateo) quanto si può il più, e la bruttezza per lo contrario è molti, sì come tu vedi che sono i visi delle belle e delle leggiadre giovani; perciocché le fattezze di ciascuna di loro paion create pure per uno stesso viso, il che nelle brutte non addiviene; perciocché avendo elle per avventura gli occhi molto grossi e rilevati, e ‘l naso picciolo, e le guance paffute, e la bocca piatta, e ‘l mento in fuori, e la pelle bruna, pare che quel viso non sia d’una sola donna, ma sia composto di visi di molte e fatto di pezzi. E trovasene di quelle i membri delle quali sono bellissimi a riguardare ciascuno per sé, ma tutti insieme sono spiacevoli e tozzi, non per altro se non che sono fattezze di più belle donne e non di quest’una, sicché pare ch’ella le abbia prese in prestanza da questa e da quell’altra»</text:span>.</text:p></text:note-body></text:note></text:span><text:span text:style-name="T2109">.</text:span></text:p>
      <text:p text:style-name="p">[Sez.I.2.0.4]<text:s/><text:span text:style-name="T2110">Ma quale sarà l</text:span><text:span text:style-name="T2111">’</text:span><text:span text:style-name="T2112">unico fine a cui tutte le parti del nostro spettacolo, come altrettanti raggi d</text:span><text:span text:style-name="T2113">’</text:span><text:span text:style-name="T2114">un cerchio, tender dovranno? Per soddisfare adeguatamente a così fatta dimanda, si vuol riflettere che la parte predominante di questo spettacolo è quella della poesia. Il che è sì vero, che tra tutte le altre facultà da noi annoverate non ce ne ha una che non sia stata ammessa, a solo oggetto di dar mano alla poesia: tutte, quale più verisimiglianza e quale più forza a questa aggiugnendo, sono destinate a soccorrerla e sostenerla. Il che essendo assai aperto si vede che tutte le altre debbono seguire il cammino di quella, e che il fine a tutte comune è quello stesso a cui tende la poesia, la quale nell</text:span><text:span text:style-name="T2115">’</text:span><text:span text:style-name="T2116">opera in musica è chiamata melodramma o dramma per musica.</text:span></text:p>
      <text:p text:style-name="p">[Sez.I.2.0.5]<text:s/><text:span text:style-name="T2117">Allora dunque il nostro spettacolo sarà perfetto, quando tutte le discipline che lo compongono concorreranno al fine del melodramma.<text:s/></text:span><text:span text:style-name="T2118">Né io parlo solamente del fine principale, che sarebbe il muovere a compassione e a terrore, posto che quella poesia al genere tragico appartenga; ma ben anche de</text:span><text:span text:style-name="T2119">’</text:span><text:span text:style-name="T2120"><text:s/>fini intermedi e al principale subordinati. Conciosiaché non ogni scena d</text:span><text:span text:style-name="T2121">’</text:span><text:span text:style-name="T2122">una tragedia è animata dalla compassione e dal terrore, tendendo alcune alla mozione di tale o tal altro affetto, che dal poeta sia stato subordinato al principale. E però tutte le discipline appartenenti al nostro spettacolo debbono tendere non solo all</text:span><text:span text:style-name="T2123">’</text:span><text:span text:style-name="T2124">affetto principale del melodramma, ma a ciascuno altresì di quegli affetti al quale allora aspira la scena quando esse vengono in questa impiegate.</text:span></text:p>
      <text:p text:style-name="p">[Sez.I.2.0.6]<text:s/><text:span text:style-name="T2125">Da questo general principio partono tutte le leggi concernenti il nostro spettacolo, e a questo paragone vanno esaminate tutte le discipline che concorrono a formarlo.<text:s/></text:span><text:span text:style-name="T2126">Ora appartenendo esse tutte alla classe delle belle arti, per bene esaminarle e per adoperarle in modo ch</text:span><text:span text:style-name="T2127">’</text:span><text:span text:style-name="T2128">esse facciano in questo spettacolo il più bell</text:span><text:span text:style-name="T2129">’</text:span><text:span text:style-name="T2130">effetto che attenderne si possa, è necessario il dar prima un</text:span><text:span text:style-name="T2131">’</text:span><text:span text:style-name="T2132">occhiata alle belle arti in generale, e<text:s/></text:span><text:soft-page-break/><text:span text:style-name="T2133">discender poi a considerare partitamente ciascuna di quelle che nell</text:span><text:span text:style-name="T2134">’</text:span><text:span text:style-name="T2135">opera in musica vengono impiegate.</text:span></text:p>
      <text:h text:style-name="Titre3" text:outline-level="3">Cap. III.<text:s/><text:line-break/>Delle belle arti in generale</text:h>
      <text:h text:style-name="Titre4" text:outline-level="4">§ I. Che sieno belle arti: loro origine ed importanza</text:h>
      <text:p text:style-name="p"><text:span text:style-name="anchor">[testo_Sez.</text:span><text:span text:style-name="anchor">I.3.1.1]<text:s/></text:span><text:span text:style-name="T2136">Belle arti sono le arti destinate al movimento delle passioni.<text:s/></text:span><text:span text:style-name="T2137">Di questo numero è la poesia, l</text:span><text:span text:style-name="T2138">’</text:span><text:span text:style-name="T2139">eloquenza, la musica, l</text:span><text:span text:style-name="T2140">’</text:span><text:span text:style-name="T2141">architettura, la pittura, la scultura e la danza, colle loro spezie. Si faccia attenzione a qualunque opera che a queste facultà s</text:span><text:span text:style-name="T2142">’</text:span><text:span text:style-name="T2143">appartenga; né si durerà fatica a penetrare che esse tutte sono intese a svegliare alcuna delle nostre passioni; e quelle che ad altro mirano impropriamente il nome di queste facultà si attribuiscono. Impropriamente per esempio alla poesia didascalica si da il nome di poesia: poiché non contenendo che la storia o<text:s/></text:span><text:span text:style-name="T2144">i dommi di qualche scienza o mestiere, non al cuore, ma all</text:span><text:span text:style-name="T2145">’</text:span><text:span text:style-name="T2146">intendimento ragiona, e di poesia non ha che la bellezza esteriore che ne usurpa: come un ritratto, a cui si attribuisce il nome della persona, onde imita l</text:span><text:span text:style-name="T2147">’</text:span><text:span text:style-name="T2148">esteriori fattezze. Così ancora quella parte d</text:span><text:span text:style-name="T2149">’</text:span><text:span text:style-name="T2150">un</text:span><text:span text:style-name="T2151">’</text:span><text:span text:style-name="T2152">orazione che comprende le pruove, non è propriamente un pezzo d</text:span><text:span text:style-name="T2153">’</text:span><text:span text:style-name="T2154">eloquenza, ma di dialettica; né da</text:span><text:span text:style-name="T2155">’</text:span><text:span text:style-name="T2156"><text:s/>precetti dell</text:span><text:span text:style-name="T2157">’</text:span><text:span text:style-name="T2158">arte di ben dire, ma da quelli di ben ragionare è regolata; e d</text:span><text:span text:style-name="T2159">’</text:span><text:span text:style-name="T2160">eloquenza non ha che le materiali sembianze. Il nome d</text:span><text:span text:style-name="T2161">’</text:span><text:span text:style-name="T2162">eloquente è propriamente riserbato a quella parte che tende a muovere i nostri affetti: e quando noi ce ne sentiamo effettivamente mossi, diciamo esser quello un bel pezzo d</text:span><text:span text:style-name="T2163">’</text:span><text:span text:style-name="T2164">eloquenza.</text:span></text:p>
      <text:p text:style-name="p"><text:span text:style-name="anchor">[testo_Sez.</text:span><text:span text:style-name="anchor">I.3.1.2]<text:s/></text:span><text:span text:style-name="T2165">Furono queste arti chiamate belle per eccellenza, per ragione ch</text:span><text:span text:style-name="T2166">’</text:span><text:span text:style-name="T2167">esse procurano d</text:span><text:span text:style-name="T2168">’</text:span><text:span text:style-name="T2169">insinuarsi col mezzo del piacere sensibile che a noi viene da quelle bellezze, di cui è giudice l</text:span><text:span text:style-name="T2170">’</text:span><text:span text:style-name="T2171">occhio o l</text:span><text:span text:style-name="T2172">’</text:span><text:span text:style-name="T2173">udito, e di cui esse adornansi diligentemente. Né sono, come le scienze, figlie d</text:span><text:span text:style-name="T2174">’</text:span><text:span text:style-name="T2175">una mente tranquilla; furono anzi concepite dallo spirito umano nel tumulto delle passioni. Un uomo, che la perdita d</text:span><text:span text:style-name="T2176">’</text:span><text:span text:style-name="T2177">una persona cara rende infelice, mentre ha la fantasia occupata da questo oggetto, per arrestarlo come può e resistere a suo potere al destino che da lui lo divide, si pone a ritrarne i lineamenti sulle mura di sua abitazione o ad incidergli in legno, in sasso, e dà la nascita alla pittura e alla scultura. Spaventato un altro dall</text:span><text:span text:style-name="T2178">’</text:span><text:span text:style-name="T2179">inclemenza del cielo, che in mezzo allo strepito de</text:span><text:span text:style-name="T2180">’</text:span><text:span text:style-name="T2181"><text:s/>tuoni rovescia una furiosa tempesta, corre sotto un albero a ricovrarsi, ne dispone ed intreccia alla meglio le foglie e i rami, ne aggiugne degli altri svelti da alberi vicini, e dà principio all</text:span><text:span text:style-name="T2182">’</text:span><text:span text:style-name="T2183">architettura. Un felice avvenimento facendo prorompere altri in voci d</text:span><text:span text:style-name="T2184">’</text:span><text:span text:style-name="T2185">allegrezza, alcuni della lieta adunanza, per dare maggior risalto a queste voci, vi<text:s/></text:span><text:soft-page-break/><text:span text:style-name="T2186">aggiungono il suono di certi corpi, che l</text:span><text:span text:style-name="T2187">’</text:span><text:span text:style-name="T2188">accidente ha fatto conoscere per sonori. Altri spiega la sua gioia con parole che il suo trasporto rende enfatiche e sublimi, e che la cadenza di que</text:span><text:span text:style-name="T2189">’</text:span><text:span text:style-name="T2190"><text:s/>suoni induce a suggettare alla stessa misura: ed ecco tra gli uomini la musica e la poesia sua compagna. Intanto quell</text:span><text:span text:style-name="T2191">’</text:span><text:span text:style-name="T2192">agitazione, ch</text:span><text:span text:style-name="T2193">’</text:span><text:span text:style-name="T2194">è propria dell</text:span><text:span text:style-name="T2195">’</text:span><text:span text:style-name="T2196">allegrezza, mette tutta la loro macchina in movimento. Le membra non possono aver riposo: ciascuno pruova un segreto impulso di lanciarle e di muoverle a quella cadenza medesima colla quale il canto e<text:s/></text:span><text:span text:style-name="T2197">‘</text:span><text:span text:style-name="T2198">l suono lusinga il suo orecchio. Essi non resistono a quell</text:span><text:span text:style-name="T2199">’</text:span><text:span text:style-name="T2200">impulso; si muovono al suono di que</text:span><text:span text:style-name="T2201">’</text:span><text:span text:style-name="T2202"><text:s/>primitivi strumenti e al canto di quella nascente poesia; e que</text:span><text:span text:style-name="T2203">’</text:span><text:span text:style-name="T2204"><text:s/>loro movimenti dan nascita alla danza. Altrove, finalmente desideroso alcuno d</text:span><text:span text:style-name="T2205">’</text:span><text:span text:style-name="T2206">implorare la benevolenza di chi può renderlo felice, medita sul modo di dare efficacia alle sue parole; e forma, altro volendo, le regole dell</text:span><text:span text:style-name="T2207">’</text:span><text:span text:style-name="T2208">eloquenza. Né solamente esse nacquero in mezzo alle passioni, ma né pure possono essere esercitate se non da uno spirito che da questa attualmente sia posseduto. Infatti il furore, l</text:span><text:span text:style-name="T2209">’</text:span><text:span text:style-name="T2210">estro, l</text:span><text:span text:style-name="T2211">’</text:span><text:span text:style-name="T2212">entusiasmo, di cui ciascuna opera di tali arti ha bisogno, non consiste che in un movimento di passione</text:span><text:span text:style-name="T2213"><text:note text:note-class="footnote" text:id="_ftn34"><text:note-citation>35</text:note-citation><text:note-body><text:p text:style-name="Notedebasdepage"><text:s/>V. ne’<text:s/><text:span text:style-name="T2214">Princìpi elementari delle belle lettere</text:span><text:s/>del sig. Formey, la nostra appendice intitolata<text:s/><text:span text:style-name="T2215">Riflessioni sulla poesia</text:span>.</text:p></text:note-body></text:note></text:span><text:span text:style-name="T2216">.</text:span></text:p>
      <text:p text:style-name="p">[Sez.I.3.1.3]<text:s/><text:span text:style-name="T2217">Le passioni adunque diedero origine alle belle arti, e queste riuscirono poi il più efficace istrumento, onde si possa avvaler l</text:span><text:span text:style-name="T2218">’</text:span><text:span text:style-name="T2219">uomo quando voglia propagare in altrui la propria passione. Dal che si può comprendere quanto importante sia la cognizione di queste facultà, e che essa costituisce una delle più utili e insieme più dilettevoli parti dell</text:span><text:span text:style-name="T2220">’</text:span><text:span text:style-name="T2221">umano sapere, mercecché tutti i vantaggi e i piaceri (e sono pure grandissimi) che reca egli uomini la società dipendono dall</text:span><text:span text:style-name="T2222">’</text:span><text:span text:style-name="T2223">arte di propagare in altrui i propri sentimenti.</text:span></text:p>
      <text:h text:style-name="Titre4" text:outline-level="4">§ II. Differenza che passa tra esse</text:h>
      <text:p text:style-name="p">[Sez.I.3.2.1]<text:s/><text:span text:style-name="T2224">Uno adunque è il fine a tutte comune: la lor differenza consiste nella scelta de</text:span><text:span text:style-name="T2225">’</text:span><text:span text:style-name="T2226"><text:s/>mezzi. Perciocché alcune, e segnatamente la pittura, la scultura, l</text:span><text:span text:style-name="T2227">’</text:span><text:span text:style-name="T2228">architettura, la musica e la danza, si vagliono di mezzi naturali, come del colore, della figura, del suono, i quali la natura medesima adopera, quando voglia avvertirne della presenza di qualche obbietto, o l</text:span><text:span text:style-name="T2229">’</text:span><text:span text:style-name="T2230">un dall</text:span><text:span text:style-name="T2231">’</text:span><text:span text:style-name="T2232">altro voglia distinguere. Altre, e ciò sono la poesia e l</text:span><text:span text:style-name="T2233">’</text:span><text:span text:style-name="T2234">eloquenza, si appigliano a</text:span><text:span text:style-name="T2235">’</text:span><text:span text:style-name="T2236"><text:s/>mezzi artificiali, voglio dire alle parole, mezzi inventati dagli uomini, per comunicar l</text:span><text:span text:style-name="T2237">’</text:span><text:span text:style-name="T2238">un l</text:span><text:span text:style-name="T2239">’</text:span><text:span text:style-name="T2240">altro i propri pensieri. E queste due facultà, che sotto il nome comune di belle lettere van d</text:span><text:span text:style-name="T2241">’</text:span><text:span text:style-name="T2242">ordinario, in ciò differiscono tra esse, che la<text:s/></text:span><text:soft-page-break/><text:span text:style-name="T2243">poesia parla uno straordinario linguaggio e lo lega in armoniosa misura; ma l</text:span><text:span text:style-name="T2244">’</text:span><text:span text:style-name="T2245">eloquenza, apparentemente più modesta, non adopera verun patente artifizio nella scelta e nella combinazione de</text:span><text:span text:style-name="T2246">’</text:span><text:span text:style-name="T2247"><text:s/>suoi parlari.</text:span></text:p>
      <text:h text:style-name="Titre4" text:outline-level="4">§ III. Dell’estetico e del patetico a tutte comune</text:h>
      <text:p text:style-name="p"><text:span text:style-name="anchor">[testo_Sez.</text:span><text:span text:style-name="anchor">I.3.3.1]<text:s/></text:span><text:span text:style-name="T2248">Così per vie diverse si affrettano tutte di giugnere al cuore.<text:s/></text:span><text:span text:style-name="T2249">Ma perché a facilitarsene il cammino giova moltissimo il guadagnarli prima i sensi, esse a questi diriggono i loro primi attacchi. Quindi è, che qualora io ascolto una poetica composizione, il primo sentimento ch</text:span><text:span text:style-name="T2250">’</text:span><text:span text:style-name="T2251">io pruovo è il diletto col quale l</text:span><text:span text:style-name="T2252">’</text:span><text:span text:style-name="T2253">armonia de</text:span><text:span text:style-name="T2254">’</text:span><text:span text:style-name="T2255"><text:s/>versi e della rima cattivasi il mio udito: ma a questo ne succede immantinente un altro di genere diverso, ed è un movimento di compassione, di riso, o d</text:span><text:span text:style-name="T2256">’</text:span><text:span text:style-name="T2257">altro affetto che sento sollevarmi nell</text:span><text:span text:style-name="T2258">’</text:span><text:span text:style-name="T2259">animo. Parimente un</text:span><text:span text:style-name="T2260">’</text:span><text:span text:style-name="T2261">opera d</text:span><text:span text:style-name="T2262">’</text:span><text:span text:style-name="T2263">architettura cogli ornati e colle misure, che osserva nelle parti e nell</text:span><text:span text:style-name="T2264">’</text:span><text:span text:style-name="T2265">insieme, desta nell</text:span><text:span text:style-name="T2266">’</text:span><text:span text:style-name="T2267">occhio mio una grata sensazione. Ma oltre a ciò io sento coprirmi il cuore d</text:span><text:span text:style-name="T2268">’</text:span><text:span text:style-name="T2269">un sacro orrore, se ella mi presenta un augusto tempio, o d</text:span><text:span text:style-name="T2270">’</text:span><text:span text:style-name="T2271">allegrezza, se una villa deliziosa.<text:s/></text:span><text:span text:style-name="T2272">Così pur la pittura (per addurre ancora quest</text:span><text:span text:style-name="T2273">’</text:span><text:span text:style-name="T2274">altro esempio) coll</text:span><text:span text:style-name="T2275">’</text:span><text:span text:style-name="T2276">armonia de</text:span><text:span text:style-name="T2277">’</text:span><text:span text:style-name="T2278"><text:s/>colori appaga la mia vista; ma in oltre mi muove a tenerezza, a riverenza o ad altra passione corrispondente alla figura che imita.<text:s/></text:span><text:span text:style-name="T2279">Ciò nondimeno che in ciascuna di queste discipline è destinato al piacere de</text:span><text:span text:style-name="T2280">’</text:span><text:span text:style-name="T2281"><text:s/>sensi, e che da noi sarà per brevità chiamato l</text:span><text:span text:style-name="T2282">’</text:span><text:span text:style-name="T2283">estetico di tali discipline, è tutt</text:span><text:span text:style-name="T2284">’</text:span><text:span text:style-name="T2285">altro da ciò che si adopera al movimento degli affetti, e che noi il patetico diremo di quelle. Non era la sonorità del verso quella che facea piangere S. Agostino nella lettura del quarto libro dell</text:span><text:span text:style-name="T2286">’</text:span><text:span text:style-name="T2287">Eneide</text:span><text:span text:style-name="T2288">; né il terribile del<text:s/></text:span><text:span text:style-name="T2289">Giudizio Universale</text:span><text:span text:style-name="T2290"><text:s/>del Buonarroti è prodotto dall</text:span><text:span text:style-name="T2291">’</text:span><text:span text:style-name="T2292">armonia de</text:span><text:span text:style-name="T2293">’</text:span><text:span text:style-name="T2294"><text:s/>colori. Estetico adunque delle belle arti io chiamo quello artifizio ch</text:span><text:span text:style-name="T2295">’</text:span><text:span text:style-name="T2296">esse adoperano per piacere a</text:span><text:span text:style-name="T2297">’</text:span><text:span text:style-name="T2298"><text:s/>nostri sensi. Patetico delle belle arti, quell</text:span><text:span text:style-name="T2299">’</text:span><text:span text:style-name="T2300">artifizio ch</text:span><text:span text:style-name="T2301">’</text:span><text:span text:style-name="T2302">esse adoperano per muovere i nostri affetti. Entriam ora ad esaminare in che l</text:span><text:span text:style-name="T2303">’</text:span><text:span text:style-name="T2304">uno e l</text:span><text:span text:style-name="T2305">’</text:span><text:span text:style-name="T2306">altro consista.</text:span></text:p>
      <text:h text:style-name="Titre4" text:outline-level="4">§ IV. In che consista l’estetico delle belle arti</text:h>
      <text:p text:style-name="p">[Sez.I.3.4.1]<text:s/><text:span text:style-name="T2307">Abbiamo già definito l</text:span><text:span text:style-name="T2308">’</text:span><text:span text:style-name="T2309">estetico delle belle arti per quello artifizio che adoperano a fine di piacere a</text:span><text:span text:style-name="T2310">’</text:span><text:span text:style-name="T2311"><text:s/>nostri sensi.<text:s/></text:span><text:span text:style-name="T2312">Or consiste questo artifizio nella simmetria ch</text:span><text:span text:style-name="T2313">’</text:span><text:span text:style-name="T2314">esse mettono nelle opere loro: il che esser vero, chiaro apparirà quando della simmetria si sia formata una distinta nozione. Simmetria dunque è la ragione evidente che le parti hanno alle altre parti o al tutto.<text:s/></text:span><text:span text:style-name="T2315">E ragione evidente è il paragone di due grandezze, col quale noi conosciamo senza fatica se sieno tra loro eguali, o di quanto l</text:span><text:span text:style-name="T2316">’</text:span><text:span text:style-name="T2317">una sia maggiore dell</text:span><text:span text:style-name="T2318">’</text:span><text:span text:style-name="T2319">altra.<text:s/></text:span><text:span text:style-name="T2320">Se per esemplo, fissando l</text:span><text:span text:style-name="T2321">’</text:span><text:span text:style-name="T2322">occhio sopra due linee, noi<text:s/></text:span><text:soft-page-break/><text:span text:style-name="T2323">prestamente ci accorgiamo esser l</text:span><text:span text:style-name="T2324">’</text:span><text:span text:style-name="T2325">una il doppio dell</text:span><text:span text:style-name="T2326">’</text:span><text:span text:style-name="T2327">altra, queste due linee avranno un</text:span><text:span text:style-name="T2328">’</text:span><text:span text:style-name="T2329">evidente ragione tra loro, e però si diranno essere in simmetria.</text:span></text:p>
      <text:p text:style-name="p"><text:span text:style-name="anchor">[testo_Sez.</text:span><text:span text:style-name="anchor">I.3.4.2]<text:s/></text:span><text:span text:style-name="T2330">Quanto adunque più evidente farà a</text:span><text:span text:style-name="T2331">’</text:span><text:span text:style-name="T2332"><text:s/>nostri sensi la ragione d</text:span><text:span text:style-name="T2333">’</text:span><text:span text:style-name="T2334">una a un</text:span><text:span text:style-name="T2335">’</text:span><text:span text:style-name="T2336">altra grandezza, tanto più grata riuscirà la lor simmetria: perché tanto minor fatica durerà lo spirito a discernerla.<text:s/></text:span><text:span text:style-name="T2337">Ora, a rendere evidente una ragione, due regole si debbono osservare. La prima si è di metterla tra grandezze mediocri: avvegnaché i sensi non mandano fedelmente allo spirito l</text:span><text:span text:style-name="T2338">’</text:span><text:span text:style-name="T2339">idea di grandezze troppo vaste o troppo minute. Chi ha infatti un occhio acuto abbastanza, per discernere che un piccolo grano di sabbia sia il doppio d</text:span><text:span text:style-name="T2340">’</text:span><text:span text:style-name="T2341">un altro? E discernerlo sì agevolmente, come fa se paragoni la statura d</text:span><text:span text:style-name="T2342">’</text:span><text:span text:style-name="T2343">un uomo con quella d</text:span><text:span text:style-name="T2344">’</text:span><text:span text:style-name="T2345">un fanciullo che sia alla metà del primo? O chi ha sì fino orecchio, ch</text:span><text:span text:style-name="T2346">’</text:span><text:span text:style-name="T2347">egli si accorga dell</text:span><text:span text:style-name="T2348">’</text:span><text:span text:style-name="T2349">uguaglianza di due lunghi sermoni, come fa di quella de</text:span><text:span text:style-name="T2350">’</text:span><text:span text:style-name="T2351"><text:s/>due primi versi della<text:s/></text:span><text:span text:style-name="T2352">Gerusalemme Liberata</text:span><text:span text:style-name="T2353">? La seconda regola è di adoperar grandezze non troppo tra loro ineguali: perché è difficile a</text:span><text:span text:style-name="T2354">’</text:span><text:span text:style-name="T2355"><text:s/>sensi il paragone di tali grandezze. Non distinguerà un giardiniere di quanto il suo pino sia più alto d</text:span><text:span text:style-name="T2356">’</text:span><text:span text:style-name="T2357">un basto arbusto, come distingue che un giovane pino è già al terzo del pino antico. E un cieco, il quale coll</text:span><text:span text:style-name="T2358">’</text:span><text:span text:style-name="T2359">aiuto del solo tatto giudica dell</text:span><text:span text:style-name="T2360">’</text:span><text:span text:style-name="T2361">uguaglianza di due dadi da giuoco, con quel solo aiuto, e senza adoperare altro artifizio, non potrà decidere di quanto un di que</text:span><text:span text:style-name="T2362">’</text:span><text:span text:style-name="T2363"><text:s/>dadi sia più breve del suo bastone. Il perché come più le grandezze si allontanano dall</text:span><text:span text:style-name="T2364">’</text:span><text:span text:style-name="T2365">uguaglianza, più la loro ragione si rende oscura a</text:span><text:span text:style-name="T2366">’</text:span><text:span text:style-name="T2367"><text:s/>sensi, e più scema per conseguenza la bellezza della loro simmetria. Onde avviene che la simmetria più aggradevole allo spirito è quella che si trova tra grandezze eguali, o vogliam dire tra grandezze che in ragione d</text:span><text:span text:style-name="T2368">’</text:span><text:span text:style-name="T2369">uguaglianza sieno tra loro.<text:s/></text:span><text:span text:style-name="T2370">Dopo di questa la più aggradevole è quella che hanno due grandezze, l</text:span><text:span text:style-name="T2371">’</text:span><text:span text:style-name="T2372">una delle quali sia una o alquante volte maggiore dell</text:span><text:span text:style-name="T2373">’</text:span><text:span text:style-name="T2374">altra, come il doppio, il triplo, il quadruplo ecc., ragione che i matematici chiamano multiplice, e in ispezie ragione doppia, tripla, quadrupla ecc. Quella simmetria nondimeno che nascerà dalla ragione doppia, sarà più piacevole di quella che dalla tripla, e questa più della seguente, e così in avanti, per vigore della seconda regola.<text:s/></text:span><text:span text:style-name="T2375">Perciocché quando più questa ragione multiplice aumenta, tanto più le sue grandezze s</text:span><text:span text:style-name="T2376">’</text:span><text:span text:style-name="T2377">allontanano dall</text:span><text:span text:style-name="T2378">’</text:span><text:span text:style-name="T2379">uguaglianza: e però tanto più anch</text:span><text:span text:style-name="T2380">’</text:span><text:span text:style-name="T2381">essa s</text:span><text:span text:style-name="T2382">’</text:span><text:span text:style-name="T2383">allontana dalla seconda regola, la qual vuole che si adoperino grandezze non troppo ineguali. Vien poi quella simmetria che si trova fra due grandezze, l</text:span><text:span text:style-name="T2384">’</text:span><text:span text:style-name="T2385">una delle quali superi l</text:span><text:span text:style-name="T2386">’</text:span><text:span text:style-name="T2387">altra d</text:span><text:span text:style-name="T2388">’</text:span><text:span text:style-name="T2389">una determinata parte, o si voglia dire d</text:span><text:span text:style-name="T2390">’</text:span><text:span text:style-name="T2391">una parte aliquota, come qualora sia una volta e mezzo, una e un terzo, una e un quarto da più dell</text:span><text:span text:style-name="T2392">’</text:span><text:span text:style-name="T2393">altra; e per la medesima seconda<text:s/></text:span><text:soft-page-break/><text:span text:style-name="T2394">regola la simmetria riuscirà più dolce tra 1 ½, e 1 che tra 1<text:s/></text:span><text:span text:style-name="T2395">⅓ e 1</text:span><text:span text:style-name="T2396">, e più tra queste, che tra 1 ¼ e 1, e così via via. La qual ragione è chiamata superparticolare, e in ispezie sesquialtra, sesquiterza ecc. come i matematici amano di dire. Non m</text:span><text:span text:style-name="T2397">’</text:span><text:span text:style-name="T2398">inoltro a dichiarare altre spezie di ragioni, tra perché le già esposte bastano al mio intendimento, e perché da esse derivano le più piacevoli simmetrie. Tuttavolta, siccome non tutti i sensi sogliono essere della medesima acutezza in un uomo, perciò spesso avviene che una ragione, la quale è discernevole a un senso, può essere indiscernevole a un altro senso d</text:span><text:span text:style-name="T2399">’</text:span><text:span text:style-name="T2400">un uomo medesimo, e che, esempigrazia, una persona esercitata nell</text:span><text:span text:style-name="T2401">’</text:span><text:span text:style-name="T2402">architettura, alla prima occhiata si accorga della ragione di due architettonici membri, ma non se ne accorga sì di leggieri coll</text:span><text:span text:style-name="T2403">’</text:span><text:span text:style-name="T2404">uso del solo tatto. D</text:span><text:span text:style-name="T2405">’</text:span><text:span text:style-name="T2406">altra parte un senso medesimo può avere in diversi uomini diversi gradi d</text:span><text:span text:style-name="T2407">’</text:span><text:span text:style-name="T2408">acume, o per ragione d</text:span><text:span text:style-name="T2409">’</text:span><text:span text:style-name="T2410">esercizio, o di natural disposizione; e però avvien non di rado che il senso d</text:span><text:span text:style-name="T2411">’</text:span><text:span text:style-name="T2412">un uomo discerne una ragione, che il medesimo senso in altro uomo non discerne, e che da un concerto, per esempio, di musica, l</text:span><text:span text:style-name="T2413">’</text:span><text:span text:style-name="T2414">uno sia rapito, l</text:span><text:span text:style-name="T2415">’</text:span><text:span text:style-name="T2416">altro annoiato.</text:span></text:p>
      <text:p text:style-name="p"><text:span text:style-name="anchor">[testo_Sez.</text:span><text:span text:style-name="anchor">I.3.4.3]<text:s/></text:span><text:span text:style-name="T2417">Ora l</text:span><text:span text:style-name="T2418">’</text:span><text:span text:style-name="T2419">estetico delle belle arti consiste appunto, come dicemmo, nella simmetria, che danno queste evidenti ragioni.<text:s/></text:span><text:span text:style-name="T2420">Infatti allora piace un</text:span><text:span text:style-name="T2421">’</text:span><text:span text:style-name="T2422">opera d</text:span><text:span text:style-name="T2423">’</text:span><text:span text:style-name="T2424">architettura, quando tra le parti, e tra queste e l</text:span><text:span text:style-name="T2425">’</text:span><text:span text:style-name="T2426">edifìzio intero venga osservata la simmetria; né questa facultà insegna altro artifizio egli architetti che vogliono render belle le opere loro, se non il dominio di quelle ragioni sopra ogni parte dell</text:span><text:span text:style-name="T2427">’</text:span><text:span text:style-name="T2428">edifizio. Un simile artificio prescrive la poesia per la sonorità del verso e della rima, e da questo artificio stesso dipende la melodia e l</text:span><text:span text:style-name="T2429">’</text:span><text:span text:style-name="T2430">armonia della musica, siccome altrove si mostrerà. Né solamente l</text:span><text:span text:style-name="T2431">’</text:span><text:span text:style-name="T2432">estetico di tali facultà, ma quello ancora della natura prende origine dalla simmetria.<text:s/></text:span><text:span text:style-name="T2433">Bello in effetti è un volto, se l</text:span><text:span text:style-name="T2434">’</text:span><text:span text:style-name="T2435">altezza della fronte, quella del naso, quella dello spazio compreso tra</text:span><text:span text:style-name="T2436"><text:s/></text:span><text:span text:style-name="T2437">‘</text:span><text:span text:style-name="T2438">l<text:s/></text:span><text:span text:style-name="T2439">confine del naso e l</text:span><text:span text:style-name="T2440">’</text:span><text:span text:style-name="T2441">estremità del mento, e quella degli orecchi, tutte sieno eguali tra loro.<text:s/></text:span><text:span text:style-name="T2442">Se eguali tra loro sieno ancora lo spazio che un occhio divide dall</text:span><text:span text:style-name="T2443">’</text:span><text:span text:style-name="T2444">altro, la larghezza del naso, quella della bocca (non compresavi la ripiegatura dell</text:span><text:span text:style-name="T2445">’</text:span><text:span text:style-name="T2446">estremità delle labbra) e quella del mento, talmenteché tutti questi spazi sieno tra le medesime parallele compresi; se l</text:span><text:span text:style-name="T2447">’</text:span><text:span text:style-name="T2448">altezza della fronte sia il doppio della sua ampiezza e quella del volto intero il triplo dell</text:span><text:span text:style-name="T2449">’</text:span><text:span text:style-name="T2450">altezza della fronte; se la lunghezza d</text:span><text:span text:style-name="T2451">’</text:span><text:span text:style-name="T2452">un ciglio sia una volta e mezzo quella dell</text:span><text:span text:style-name="T2453">’</text:span><text:span text:style-name="T2454">occhio, e così discorrendo per gli altri membri, siccome insegnano coloro che scrissero della simmetria del corpo umano. Da</text:span><text:span text:style-name="T2455">’</text:span><text:span text:style-name="T2456"><text:s/>quali si può apprendere che la ragion dominante in questo è quella d</text:span><text:span text:style-name="T2457">’</text:span><text:span text:style-name="T2458">uguaglianza; più rara è la multiplice, e più di questa la superparticolare. Che poi dalla<text:s/></text:span><text:soft-page-break/><text:span text:style-name="T2459">sola simmetria derivi tutta la bellezza sensibile dell</text:span><text:span text:style-name="T2460">’</text:span><text:span text:style-name="T2461">uomo, la scultura e la pittura, ne somministrano una invincibil pruova, poiché quelle misure osservando, esse giungono ad imitare l</text:span><text:span text:style-name="T2462">’</text:span><text:span text:style-name="T2463">umana bellezza.<text:s/></text:span><text:span text:style-name="T2464">Perciò non senza ragione insegnò Vitruvio che un edificio deve offerire all</text:span><text:span text:style-name="T2465">’</text:span><text:span text:style-name="T2466">occhio quella medesima simmetria che si osserva nel corpo d</text:span><text:span text:style-name="T2467">’</text:span><text:span text:style-name="T2468">una bella persona: da che in effetti le più dolci simmetrie sono quelle che si osservano nelle membra d</text:span><text:span text:style-name="T2469">’</text:span><text:span text:style-name="T2470">un bel corpo.</text:span></text:p>
      <text:h text:style-name="Titre4" text:outline-level="4">§ V. E in che il piacere estetico</text:h>
      <text:p text:style-name="p">[Sez.I.3.5.1]<text:s/><text:span text:style-name="T2471">Veduto che la simmetria è l</text:span><text:span text:style-name="T2472">’</text:span><text:span text:style-name="T2473">origine dell</text:span><text:span text:style-name="T2474">’</text:span><text:span text:style-name="T2475">estetico, sì naturale come artifiziale, è ora da dichiarare quanto è in noi l</text:span><text:span text:style-name="T2476">’</text:span><text:span text:style-name="T2477">essenza del piacere che da esso ne viene, sembrando, a dir vero, alquanto strano, che dall</text:span><text:span text:style-name="T2478">’</text:span><text:span text:style-name="T2479">accorgimento delle ragioni che passano tra varie grandezze, n</text:span><text:span text:style-name="T2480">’</text:span><text:span text:style-name="T2481">abbia l</text:span><text:span text:style-name="T2482">’</text:span><text:span text:style-name="T2483">uomo a rilevare sì fatto contento, ch</text:span><text:span text:style-name="T2484">’</text:span><text:span text:style-name="T2485">egli n</text:span><text:span text:style-name="T2486">’</text:span><text:span text:style-name="T2487">esca talvolta come fuori di sé.<text:s/></text:span><text:span text:style-name="T2488">Procuriamo d</text:span><text:span text:style-name="T2489">’</text:span><text:span text:style-name="T2490">investigar l</text:span><text:span text:style-name="T2491">’</text:span><text:span text:style-name="T2492">origine di questo oscurissimo, e in uno importantissimo fenomeno dello spirito umano.</text:span></text:p>
      <text:p text:style-name="p"><text:span text:style-name="anchor">[testo_Sez.</text:span><text:span text:style-name="anchor">I.3.5.2]<text:s/></text:span><text:span text:style-name="T2493">Se talento mi venisse di definire il piacere in generale, io direi ch</text:span><text:span text:style-name="T2494">’</text:span><text:span text:style-name="T2495">egli altro non è che l</text:span><text:span text:style-name="T2496">’</text:span><text:span text:style-name="T2497">appercezione d</text:span><text:span text:style-name="T2498">’</text:span><text:span text:style-name="T2499">un</text:span><text:span text:style-name="T2500">’</text:span><text:span text:style-name="T2501"><text:s/>idea feconda, cioè d</text:span><text:span text:style-name="T2502">’</text:span><text:span text:style-name="T2503">un</text:span><text:span text:style-name="T2504">’</text:span><text:span text:style-name="T2505"><text:s/>idea dalla quale può lo spirito dedurne molte altre; e sì direi, che non i soli piaceri intellettuali, ma i sensibili altresì e i più dipendenti dal corpo, in questa appercezione d</text:span><text:span text:style-name="T2506">’</text:span><text:span text:style-name="T2507">un</text:span><text:span text:style-name="T2508">’</text:span><text:span text:style-name="T2509"><text:s/>idea feconda consistano, siccome il dolore (non eccettuati i dolori de</text:span><text:span text:style-name="T2510">’</text:span><text:span text:style-name="T2511"><text:s/>sensi) è l</text:span><text:span text:style-name="T2512">’</text:span><text:span text:style-name="T2513">appercezione d</text:span><text:span text:style-name="T2514">’</text:span><text:span text:style-name="T2515">un</text:span><text:span text:style-name="T2516">’</text:span><text:span text:style-name="T2517"><text:s/>idea sterile, cioè d</text:span><text:span text:style-name="T2518">’</text:span><text:span text:style-name="T2519">un</text:span><text:span text:style-name="T2520">’</text:span><text:span text:style-name="T2521"><text:s/>idea dalla quale non può lo spirito dedurne delle altre.<text:s/></text:span><text:span text:style-name="T2522">Chi ha meditato sulla natura dello spirito, non dubiterà di paradosso nelle nostre parole.<text:s/></text:span><text:span text:style-name="T2523">Infatti, se la natura dell</text:span><text:span text:style-name="T2524">’</text:span><text:span text:style-name="T2525">anima umana consiste nello sforzo di produrre una non interrotta serie d</text:span><text:span text:style-name="T2526">’</text:span><text:span text:style-name="T2527">idee, come i più profondi filosofi hanno insegnato, a un tal essere qual altro piacere può convenire che l</text:span><text:span text:style-name="T2528">’</text:span><text:span text:style-name="T2529">appercezione, l</text:span><text:span text:style-name="T2530">’</text:span><text:span text:style-name="T2531">accorgimento d</text:span><text:span text:style-name="T2532">’</text:span><text:span text:style-name="T2533">un</text:span><text:span text:style-name="T2534">’</text:span><text:span text:style-name="T2535"><text:s/>idea che gliene prometta una serie d</text:span><text:span text:style-name="T2536">’</text:span><text:span text:style-name="T2537">altre, e così l</text:span><text:span text:style-name="T2538">’</text:span><text:span text:style-name="T2539">aiuti a secondare la propria natura? E qual altro dolore dar gli si può, che quello d</text:span><text:span text:style-name="T2540">’</text:span><text:span text:style-name="T2541">occuparlo d</text:span><text:span text:style-name="T2542">’</text:span><text:span text:style-name="T2543">un</text:span><text:span text:style-name="T2544">’</text:span><text:span text:style-name="T2545">idea sterile, la quale, non mostrandogli veruna successione d</text:span><text:span text:style-name="T2546">’</text:span><text:span text:style-name="T2547">altre idee, tenda a distruggere la natura di lui?<text:s/></text:span><text:span text:style-name="T2548">Ma io non posso arrestarmi a mettere in chiaro questa teoria del piacere in generale, come quella che troppo mi distrarrebbe dal mio suggetto. Messala dunque dall</text:span><text:span text:style-name="T2549">’</text:span><text:span text:style-name="T2550">un de</text:span><text:span text:style-name="T2551">’</text:span><text:span text:style-name="T2552"><text:s/>lati, prendiamo ad esaminare particolarmente l</text:span><text:span text:style-name="T2553">’</text:span><text:span text:style-name="T2554">essenza del piacere estetico.</text:span></text:p>
      <text:p text:style-name="p"><text:span text:style-name="anchor">[testo_Sez.</text:span><text:span text:style-name="anchor">I.3.5.3]<text:s/></text:span><text:span text:style-name="T2555">Questo piacere consiste nella deduzione che fa lo spirito d</text:span><text:span text:style-name="T2556">’</text:span><text:span text:style-name="T2557">una grandezza da quella d</text:span><text:span text:style-name="T2558">’</text:span><text:span text:style-name="T2559">un</text:span><text:span text:style-name="T2560">’</text:span><text:span text:style-name="T2561"><text:s/>altra. Nell</text:span><text:span text:style-name="T2562">’</text:span><text:span text:style-name="T2563">ascoltare per esempio un poetico verso il mio spirito s</text:span><text:span text:style-name="T2564">’</text:span><text:span text:style-name="T2565">accorge che della totalità di quello egli può, se vuole, venire in cognizione della grandezza di ciascuno de</text:span><text:span text:style-name="T2566">’</text:span><text:span text:style-name="T2567"><text:s/>piedi che lo compone: perciocché in questo il verso differisce<text:s/></text:span><text:soft-page-break/><text:span text:style-name="T2568">dalla prosa, ch</text:span><text:span text:style-name="T2569">’</text:span><text:span text:style-name="T2570">egli per mezzo della cadenza fa sentire la grandezza e<text:s/></text:span><text:span text:style-name="T2571">‘</text:span><text:span text:style-name="T2572">l numero delle sue parti: altro non essendo la cadenza d</text:span><text:span text:style-name="T2573">’</text:span><text:span text:style-name="T2574">un verso se non un intervallo, una pausa interposta fra le parti di esso verso.<text:s/></text:span><text:span text:style-name="T2575">Per esempio in questo:</text:span></text:p>
      <text:p text:style-name="P2576">Due rosa fresche, e colte in paradiso</text:p>
      <text:p text:style-name="noindent">è tale la combinazione delle parole, ch’io mi sento obbligato ad arrestarmi sopra tutte le sillabe pari e passar velocemente sulle dispari.<text:s/>La qual pausa, o cadenza, divide quel verso in cinque sensibilissime parti. Nell’ascoltar poi un seconde verso, questo gli riproduce l’idea della misura del primo e di tutti i suoi piedi. Al contrario un verso che mal suoni gli dispiace, poiché quel mal suono viene da ciò, che in quel verso non si sente il numero delle parti, come fa la sonorità, che però ne’<text:s/>versi fu detta anche numero. Quindi lo spirito non vedendo in quel verso il germe, diciam così, d’altre idee, si disgusta d’una sterilità che lo condanna all’inazione. Così ancora in un ordine d’architettura egli gode in avvedersi che ciascuna della parti contiene come in compendio la misura di tutte l’altre: ché dall’altezza del piedestallo egli può facilmente dedurre quella di ciascuna sua parte, quella della colonna e di ciascuna ancora delle sue parti, e dell’architrave, del fregio, della cornice, e sì pure quella di tutti i piccioli membri componenti queste parti. E per contrario da qual s’è l’una di queste grandezze egli si accorge di poterne dedurre quella di tutte l’altre e dell’ordine intero. E se non se gli offre un ordine solo, ma un edificio contenente più ordini simili, e oltre a ciò e balconi e porte e nicchie e loggiati collocati tutti in simmetria: questa seconda idea come più feconda, più diletterà della prima. Non mi si opponga che niuno nel mirare la bellezza sensibile d’un oggetto si avvede mai di tali interne operazioni. Molte cose fa la nostra mente senza avvedersene, anzi senza saper mai d’esser capace di farle.</text:p>
      <text:p text:style-name="p">[Sez.I.3.5.4]<text:s/><text:span text:style-name="T2577">Quanto adunque un</text:span><text:span text:style-name="T2578">’</text:span><text:span text:style-name="T2579"><text:s/>idea è più feconda di ragioni, tanto il piacere estetico sarà maggiore, o pure, come un matematico direbbe, i piaceri estetici sono tra loro come la fecondità delle idee. Non vorrei però che quindi deducesse taluno, che un</text:span><text:span text:style-name="T2580">’</text:span><text:span text:style-name="T2581">opera tanto più piacerà, quanto più in essa si moltiplicherà la simmetria; e che però, per non dipartirne dall</text:span><text:span text:style-name="T2582">’</text:span><text:span text:style-name="T2583">arrecato esempio, infinitamente bello riuscir potrebbe quell</text:span><text:span text:style-name="T2584">’</text:span><text:span text:style-name="T2585">edifizio, se la varietà e<text:s/></text:span><text:span text:style-name="T2586">‘</text:span><text:span text:style-name="T2587">l numero delle sue parti moltiplicar si potesse in infinito.<text:s/></text:span><text:span text:style-name="T2588">Sarebbe questa una falsa deduzione; poiché noi già dicemmo sin da prima che un</text:span><text:span text:style-name="T2589">’</text:span><text:span text:style-name="T2590"><text:s/>idea piace ove contenga ragioni evidenti. Or quando essa presenta troppe e troppo variate ragioni, lo spirito non può di leggieri svilupparle, onde esse divengono allora difficili, e<text:s/></text:span><text:soft-page-break/><text:span text:style-name="T2591">lasciano d</text:span><text:span text:style-name="T2592">’</text:span><text:span text:style-name="T2593">essere evidenti: perciocché le ragioni evidenti son quelle che si discernono agevolmente. Senza che sì fatte idee troppo cariche di simmetrie cagionerebbero allo spirito della fatica, o, che vale il medesimo, del dolore; onde non possono piacergli. La fecondità dunque d</text:span><text:span text:style-name="T2594">’</text:span><text:span text:style-name="T2595">un</text:span><text:span text:style-name="T2596">’</text:span><text:span text:style-name="T2597"><text:s/>idea vuole avere un termine, oltre al quale essa non sarebbe più grata.</text:span></text:p>
      <text:p text:style-name="p">[Sez.I.3.5.5]<text:s/><text:span text:style-name="T2598">Da sì fatta connessione d</text:span><text:span text:style-name="T2599">’</text:span><text:span text:style-name="T2600">idee che l</text:span><text:span text:style-name="T2601">’</text:span><text:span text:style-name="T2602">anima trova nella simmetria avviene che gli oggetti, in cui la simmetria è osservata, s</text:span><text:span text:style-name="T2603">’</text:span><text:span text:style-name="T2604">imprimano più facilmente in lei che gli altri che ne son senza.<text:s/></text:span><text:span text:style-name="T2605">Si faccia a un cantante sentire una, o poche volte un bel canto: egli lo imiterà francamente. Facciaglisi poi sentire un canto eguale nel numero e nella durata delle note, ma che queste note niuna affinità abbiano tra loro, onde non producano melodia alcuna.<text:s/></text:span><text:span text:style-name="T2606">Ripeteteglielo non una, ma mille volte: egli non s</text:span><text:span text:style-name="T2607">’</text:span><text:span text:style-name="T2608">imbatterà mai ad imitar quel frastuono. Perciò un pittore copierà facilmente sulla sua tela la facciata d</text:span><text:span text:style-name="T2609">’</text:span><text:span text:style-name="T2610">un bell</text:span><text:span text:style-name="T2611">’</text:span><text:span text:style-name="T2612">edifizio, ma non giugnerà mai a ritrarne coll</text:span><text:span text:style-name="T2613">’</text:span><text:span text:style-name="T2614">esattezza e colla facilità medesima un</text:span><text:span text:style-name="T2615">’</text:span><text:span text:style-name="T2616"><text:s/>altra in cui ogni cosa sia disordinata e confusa. Perciò ancora i versi più agevolmente che la prosa nella memoria si arrestano.</text:span></text:p>
      <text:p text:style-name="p">[Sez.I.3.5.6]<text:s/><text:span text:style-name="T2617">Dalla medesima connessione d</text:span><text:span text:style-name="T2618">’</text:span><text:span text:style-name="T2619">idee che si trova in qualunque de</text:span><text:span text:style-name="T2620">’</text:span><text:span text:style-name="T2621"><text:s/>nostri piaceri, si può intendere il senso di ciò che comunemente si dice, che il piacere moltiplica la nostra esistenza.<text:s/></text:span><text:span text:style-name="T2622">Avvegnaché quelle idee feconde dan campo all</text:span><text:span text:style-name="T2623">’</text:span><text:span text:style-name="T2624">anima nostra di sviluppar senza noia tutta l</text:span><text:span text:style-name="T2625">’</text:span><text:span text:style-name="T2626">attività sua, che le idee indifferenti o dolorose tengono ristretta, e come inceppata. Ma già dell</text:span><text:span text:style-name="T2627">’</text:span><text:span text:style-name="T2628">estetico delle belle arti, e del piacere proprio di quello, lungamente ci siamo trattenuti. Dal lor patetico, e dal piacere che gli è proprio, più speditamente usciremo.</text:span></text:p>
      <text:h text:style-name="Titre4" text:outline-level="4">§ VI. In che consista il patetico delle belle arti e<text:s/>‘l piacer patetico</text:h>
      <text:p text:style-name="p"><text:span text:style-name="anchor">[testo_Sez.</text:span><text:span text:style-name="anchor">I.3.6.1]<text:s/></text:span><text:span text:style-name="T2629">Fu da noi definito il patetico delle belle arti per quello artifizio ch</text:span><text:span text:style-name="T2630">’</text:span><text:span text:style-name="T2631">esse adoperano per muovere le nostre passioni.<text:s/></text:span><text:span text:style-name="T2632">Un tale artifizio consiste nello scegliere per suggetti delle opere loro i più perfetti oggetti di nostre passioni, e nelle regole di ben imitargli, presentandogli al nostro spirito in quello aspetto, nei quale più che in altro lo moverebbero se realmente gli fossero presenti. E il piacer patetico altro non è che la speranza, che quella vivace imitazione produce nel nostro animo, di godere di quell</text:span><text:span text:style-name="T2633">’</text:span><text:span text:style-name="T2634">oggetto. Se noi, per modo d</text:span><text:span text:style-name="T2635">’</text:span><text:span text:style-name="T2636">esemplo, fossimo stati presenti alla dissavventura di Priamo, questi sarebbe stato per noi un oggetto di passione, poiché egli ci avrebbe presentata l</text:span><text:span text:style-name="T2637">’</text:span><text:span text:style-name="T2638">opportunità di provare quel dilicato sentimento che ha l</text:span><text:span text:style-name="T2639">’</text:span><text:span text:style-name="T2640">uomo nel prender parte alla disavventura d</text:span><text:span text:style-name="T2641">’</text:span><text:span text:style-name="T2642">un infelice, nel dimostrare a lui la sua compassione, nel<text:s/></text:span><text:soft-page-break/><text:span text:style-name="T2643">consolarlo, nell</text:span><text:span text:style-name="T2644">’</text:span><text:span text:style-name="T2645">alleggerirgli la pena, nel soccorrerlo. Se dunque un oratore, un pittore, un poeta elegga questo suggetto e lo presenti con energia, egli non può mancare di produrre in noi il piacer patetico. È nondimeno di tal natura sì fatto piacere, ch</text:span><text:span text:style-name="T2646">’</text:span><text:span text:style-name="T2647">esso non può nell</text:span><text:span text:style-name="T2648">’</text:span><text:span text:style-name="T2649">animo nostro esser prodotto che da un oggetto reale. E però i suggetti delle belle arti, come quelli che presentano oggetti non reali, ma finti, sono incapaci di svegliare quella specie di piacere di cui ragioniamo, finattantoché per finti sien conosciuti: e solo allora cominciano ad esser patetici, quando la loro impressione giugne a tal grado nell</text:span><text:span text:style-name="T2650">’</text:span><text:span text:style-name="T2651">animo nostro, ch</text:span><text:span text:style-name="T2652">’</text:span><text:span text:style-name="T2653">egli occupato da questa non pensi più che quell</text:span><text:span text:style-name="T2654">’</text:span><text:span text:style-name="T2655">oggetto sia ideale, ma creda, come in sogno gli avviene, d</text:span><text:span text:style-name="T2656">’</text:span><text:span text:style-name="T2657">aver presenti veri e reali oggetti. In pruova di che, consideriamo qualunque opera che più ci ha commossi altra volta; ma procurando di tener sempre l</text:span><text:span text:style-name="T2658">’</text:span><text:span text:style-name="T2659">animo ricordato, che quegli oggetti sien tutti finti, tutti privi di realtà. Questa opera, che senza così fatta attenzione sarebbe riuscita patetica, considerata con tal ricordo non sarà più capace di muoverci. Adunque il piacer patetico, che viene dalle belle arti, è necessariamente congiunto coll</text:span><text:span text:style-name="T2660">’</text:span><text:span text:style-name="T2661">illusione, cioè colla credenza che gli oggetti presentati sieno veri e non già finti da quelle. Tanto più perfetto sarà il loro patetico, quanto più colla sua forza sarà capace d</text:span><text:span text:style-name="T2662">’</text:span><text:span text:style-name="T2663">ingerir questa credenza nell</text:span><text:span text:style-name="T2664">’</text:span><text:span text:style-name="T2665">animo: il che si ottiene coll</text:span><text:span text:style-name="T2666">’</text:span><text:span text:style-name="T2667">osservare attentamente il verisimile.<text:s/></text:span><text:span text:style-name="T2668">E i difetti di questa parte delle belle arti nascono da queste improprietà, le quali non convenendo al suggetto che si vuol presentare, fanno che lo spirito si avvegga della finzione.<text:s/></text:span><text:span text:style-name="T2669">Insomma il piacere patetico cagionato da quelle facultà ha sempre coll</text:span><text:span text:style-name="T2670">’</text:span><text:span text:style-name="T2671">illusione un medesimo grado.</text:span></text:p>
      <text:p text:style-name="p">[Sez.I.3.6.2]<text:s/><text:span text:style-name="T2672">Da quanto intorno alle belle arti abbiamo osservato, si fa manifesto che la loro perfezione e bellezza dipende dal ben regolare l</text:span><text:span text:style-name="T2673">’</text:span><text:span text:style-name="T2674">estetico e<text:s/></text:span><text:span text:style-name="T2675">‘</text:span><text:span text:style-name="T2676">l patetico proprio di ciascheduna.<text:s/></text:span><text:span text:style-name="T2677">Veggiam ora come vadano questi regolati nelle facultà che concorrono nel nostro spettacolo.</text:span></text:p>
      <text:h text:style-name="Titre2" text:outline-level="2">Sezione II.<text:s/><text:line-break/>Del Melodramma</text:h>
      <text:p text:style-name="p">[Sez.II.0.0.1]<text:s/><text:span text:style-name="T2678">Dopo aver data un</text:span><text:span text:style-name="T2679">’</text:span><text:span text:style-name="T2680">occhiata alle belle arti in generale, entrando ora a considerare particolarmente ciascuna di quelle che concorrono nell</text:span><text:span text:style-name="T2681">’</text:span><text:span text:style-name="T2682">opera in musica, ci facciamo dalla poesia: perciocché, dovendo tutte le altre seguire le vestigia di questa, sarà più agevole a diriggere il cammino ch</text:span><text:span text:style-name="T2683">’</text:span><text:span text:style-name="T2684">esse debbono tenere, dappoi che si sarà veduto quello della poesia.</text:span></text:p>
      <text:soft-page-break/>
      <text:h text:style-name="Titre3" text:outline-level="3">Cap. I.<text:s/><text:line-break/>Dell’estetico del melodramma</text:h>
      <text:h text:style-name="Titre4" text:outline-level="4">§ I. Quali sieno i fonti dell’estetico della poesia</text:h>
      <text:p text:style-name="p">[Sez.II.1.1.1]<text:s/><text:span text:style-name="T2685">Sono gli uomini dalla natura medesima portati a dividere colle loro azioni il tempo in parti eguali.<text:s/></text:span><text:span text:style-name="T2686">Se respirano, se camminano, se lavorano, se cantano, se danzano, le loro respirazioni, i loro passi, il lor lavoro, la cadenza del lor canto e del lor ballo, dividono il tempo in parti eguali. In cadenze equidistanti si muove il remigante, l</text:span><text:span text:style-name="T2687">’</text:span><text:span text:style-name="T2688">agricoltore, il tessitore, il fabbro; e non ordinaria pena essi pruovano quando alcun accidente gli costringa a muoversi fuor di cadenza. Dopo le premesse riflessioni sulle belle arti non si durerà stento ad indagare la segreta sorgente di questo umano istinto. La natura del nostro spirito ne porta a cercar da per tutto la simmetria ed a metterla dovunque possiamo, e tra tutte le simmetria quella che nasce dalla ragione d</text:span><text:span text:style-name="T2689">’</text:span><text:span text:style-name="T2690">uguaglianza è sovra ogni altra, siccome ivi fu dimostrato, la favorita del nostro spirito; talmenteché anche una goccia d</text:span><text:span text:style-name="T2691">’</text:span><text:span text:style-name="T2692">acqua, che cada in tempi eguali, è piacevole a sentire, come ben notò Cicerone parlando del numero oratorio. Perciò ne</text:span><text:span text:style-name="T2693">’</text:span><text:span text:style-name="T2694"><text:s/>nostri movimenti questa simmetria d</text:span><text:span text:style-name="T2695">’</text:span><text:span text:style-name="T2696">uguaglianza per naturale istinto a tutt</text:span><text:span text:style-name="T2697">’</text:span><text:span text:style-name="T2698">altra preferiamo, questa sopra ogni altra vogliam che campeggi nelle opere nostre.</text:span></text:p>
      <text:p text:style-name="p">[Sez.II.1.1.2]<text:s/><text:span text:style-name="T2699">Di qui è che i padri della poesia, nel dispone le loro locuzioni, altro prima non fecero che frammettervi a quando a quando delle cadenze, o vogliam dire delle pause, de</text:span><text:span text:style-name="T2700">’</text:span><text:span text:style-name="T2701"><text:s/>riposi, che dividessero il tempo in parti eguali, onde nacque l</text:span><text:span text:style-name="T2702">’</text:span><text:span text:style-name="T2703">uguaglianza de</text:span><text:span text:style-name="T2704">’</text:span><text:span text:style-name="T2705"><text:s/>versi e quella de</text:span><text:span text:style-name="T2706">’</text:span><text:span text:style-name="T2707"><text:s/>piedi, o sieno parti di ciascun verso.<text:s/></text:span><text:span text:style-name="T2708">Tra questa simmetria d</text:span><text:span text:style-name="T2709">’</text:span><text:span text:style-name="T2710">uguaglianza cominciaron poi, per variarla, ad allogarvi quelle d</text:span><text:span text:style-name="T2711">’</text:span><text:span text:style-name="T2712">ineguaglianza, interponendo versi più lunghi a</text:span><text:span text:style-name="T2713">’</text:span><text:span text:style-name="T2714"><text:s/>più corti. Perciocché egli è ben verisimile che i primi versi nati in bocca d</text:span><text:span text:style-name="T2715">’</text:span><text:span text:style-name="T2716">uomini fossero corti, come quelli che sono più facili e più giocondi, e che i lunghi fossero stati inventati per un cotal raffinamento, qualora il compor versi era già divenuta un</text:span><text:span text:style-name="T2717">’</text:span><text:span text:style-name="T2718"><text:s/>arte. Infatti noi tutto dì osserviamo che i versi, che i fanciulli senz</text:span><text:span text:style-name="T2719">’</text:span><text:span text:style-name="T2720">arte compongono nelle loro allegrezze, o nel proverbiarsi l</text:span><text:span text:style-name="T2721">’</text:span><text:span text:style-name="T2722">un l</text:span><text:span text:style-name="T2723">’</text:span><text:span text:style-name="T2724">altro, son tutti corti. La medesima varietà misero tra le sillabe, e tra</text:span><text:span text:style-name="T2725">’</text:span><text:span text:style-name="T2726"><text:s/>piedi di ciascun verso, i brevi co</text:span><text:span text:style-name="T2727">’</text:span><text:span text:style-name="T2728"><text:s/>lunghi alternando.</text:span></text:p>
      <text:p text:style-name="p">[Sez.II.1.1.3]<text:s/><text:span text:style-name="T2729">Tal fu l</text:span><text:span text:style-name="T2730">’</text:span><text:span text:style-name="T2731">artifizio de</text:span><text:span text:style-name="T2732">’</text:span><text:span text:style-name="T2733"><text:s/>padri della poesia, massime della metrica, cioè di quella onde l</text:span><text:span text:style-name="T2734">’</text:span><text:span text:style-name="T2735">estetico consiste nella combinazione delle sillabe brevi e delle lunghe, come fu la greca e la romana.<text:s/></text:span><text:span text:style-name="T2736">La poesia, in quanto è metrica, è spezie della musica metrica, che considera le durate de</text:span><text:span text:style-name="T2737">’</text:span><text:span text:style-name="T2738"><text:s/>suoni (qual è quella de</text:span><text:span text:style-name="T2739">’</text:span><text:span text:style-name="T2740"><text:s/>cembali, delle nacchere, de</text:span><text:span text:style-name="T2741">’</text:span><text:span text:style-name="T2742"><text:s/></text:span><text:soft-page-break/><text:span text:style-name="T2743">tamburi), la quale altra bellezza non ha che quella che nasce della ragione, che passa fra i tempi delle percosse di così fatti strumenti.</text:span></text:p>
      <text:p text:style-name="p">[Sez.II.1.1.4]<text:s/><text:span text:style-name="T2744">Ma perché la lingua d</text:span><text:span text:style-name="T2745">’</text:span><text:span text:style-name="T2746">alcune nazioni non distingueva tanto la brevità e la lunghezza della sillabe, quanto i tuoni di esse, cioè l</text:span><text:span text:style-name="T2747">’</text:span><text:span text:style-name="T2748">acutezza e la gravità loro, perciò i primi poeti di queste nazioni presero a non badar tanto alla lunghezza o alla brevità delle sillabe, quanto alla loro gravità ed acutezza; onde nacque la poesia armonica, cioè quella onde l</text:span><text:span text:style-name="T2749">’</text:span><text:span text:style-name="T2750">estetico consiste nella distribuzione delle sillabe acute e gravi.<text:s/></text:span><text:span text:style-name="T2751">Tal è l</text:span><text:span text:style-name="T2752">’</text:span><text:span text:style-name="T2753">italiana e quella delle altre colte lingue viventi. Siccome la poesia metrica è spezie della musica metrica, così la poesia armonica è spezie della musica armonica, la quale considera l</text:span><text:span text:style-name="T2754">’</text:span><text:span text:style-name="T2755">acutezza e la gravità de</text:span><text:span text:style-name="T2756">’</text:span><text:span text:style-name="T2757"><text:s/>tuoni; e però qual simmetria nasca da questa differenza di tuoni allora appieno s</text:span><text:span text:style-name="T2758">’</text:span><text:span text:style-name="T2759">intenderà quando della musica armonica si sarà ragionato.</text:span></text:p>
      <text:p text:style-name="p">[Sez.II.1.1.5]<text:s/><text:span text:style-name="T2760">Qualora però io chiamo metrica la poesia greca e la latina ed armonica quella delle moderne nazioni, per questo non niego che in quella non siesi avuto alcun riguardo all</text:span><text:span text:style-name="T2761">’</text:span><text:span text:style-name="T2762">acutezza e alla gravità delle sillabe, ed in quella aver non se ne debba alla loro brevità e lunghezza.<text:s/></text:span><text:span text:style-name="T2763">Intendo solo che la bellezza della prima più dipendea dal tempo che dal tuono delle sillabe, e di questa più dal tuono che dal tempo.</text:span></text:p>
      <text:p text:style-name="p">[Sez.II.1.1.6]<text:s/><text:span text:style-name="T2764">Or di quanto la musica d</text:span><text:span text:style-name="T2765">’</text:span><text:span text:style-name="T2766">un gravicembalo, d</text:span><text:span text:style-name="T2767">’</text:span><text:span text:style-name="T2768">un violino è più pregevole della musica d</text:span><text:span text:style-name="T2769">’</text:span><text:span text:style-name="T2770">un timpano, d</text:span><text:span text:style-name="T2771">’</text:span><text:span text:style-name="T2772">una nacchera, di tanto la poesia armonica è più pregevole della metrica.<text:s/></text:span><text:span text:style-name="T2773">Tanto più che gl</text:span><text:span text:style-name="T2774">’</text:span><text:span text:style-name="T2775">inventori della poesia armonica introdussero in questa una nuova simmetria (ed è quella delle rime), procurando che l</text:span><text:span text:style-name="T2776">’</text:span><text:span text:style-name="T2777">ultimo tuono acuto de</text:span><text:span text:style-name="T2778">’</text:span><text:span text:style-name="T2779"><text:s/>loro versi o fosse solo, o seguito da uno, o da due altri gravi, avesse le modificazioni medesime, vale a dire fosse composto delle medesime lettere in più versi.</text:span></text:p>
      <text:p text:style-name="p">[Sez.II.1.1.7]<text:s/><text:span text:style-name="T2780">Non più dunque che cinque possono essere i fonti dell</text:span><text:span text:style-name="T2781">’</text:span><text:span text:style-name="T2782">estetico di qualunque poesia: la misura de</text:span><text:span text:style-name="T2783">’</text:span><text:span text:style-name="T2784"><text:s/>versi, la mescolanza de</text:span><text:span text:style-name="T2785">’</text:span><text:span text:style-name="T2786"><text:s/>versi di varie misure e il tempo, il tuono e la rima delle loro sillabe.</text:span></text:p>
      <text:h text:style-name="Titre4" text:outline-level="4">§ II. Come da essi convenga derivar la bellezza de’<text:s/>versi del melodramma</text:h>
      <text:p text:style-name="p"><text:span text:style-name="anchor">[testo_Sez.</text:span><text:span text:style-name="anchor">II.1.2.1]<text:s/></text:span><text:span text:style-name="T2787">Come da questi cinque fonti derivi l</text:span><text:span text:style-name="T2788">’</text:span><text:span text:style-name="T2789">estetico della poesia italiana, i nostri maestri di poetica il dimostrano, sebbene quella parte che riguarda la lunghezza e la brevità delle sillabe sia stata da questi sempre trascurata con sommo discapito dell</text:span><text:span text:style-name="T2790">’</text:span><text:span text:style-name="T2791">italiana poesia.</text:span><text:span text:style-name="T2792"><text:s/></text:span><text:span text:style-name="T2793">Non già ch</text:span><text:span text:style-name="T2794">’</text:span><text:span text:style-name="T2795">io sia caduto nel farnetico di Lione Alberti, di Claudio Tolomei e di quegli altri autori de</text:span><text:span text:style-name="T2796">’</text:span><text:span text:style-name="T2797"><text:s/>versi</text:span><text:span text:style-name="T2798">, e</text:span><text:span text:style-name="T2799"><text:s/>regole della Poesia nuova</text:span><text:span text:style-name="T2800"><text:s/>(uomini per altro letteratissimi), i quali si affaticarono d</text:span><text:span text:style-name="T2801">’</text:span><text:span text:style-name="T2802">introdurre nelle poesia nostra i metri della latina,<text:s/></text:span><text:soft-page-break/><text:span text:style-name="T2803">non accorgendosi che la diversa indole dell</text:span><text:span text:style-name="T2804">’</text:span><text:span text:style-name="T2805">italiano e del latino idioma non possa permettere una medesima combinazione di lunghe e di brevi, e che la nostra poesia d</text:span><text:span text:style-name="T2806">’</text:span><text:span text:style-name="T2807">armonica, qual è per natura, non possa metrica divenire. Qualora dunque io desidero che i maestri dell</text:span><text:span text:style-name="T2808">’</text:span><text:span text:style-name="T2809">italiana poetica più attenzione avessero accordata alle regole della distribuzion delle lunghe e delle brevi, è solo perché da una ragionata distribuzione di sillabe, di diverso metro maggior bellezza si accrescerebbe a</text:span><text:span text:style-name="T2810">’</text:span><text:span text:style-name="T2811"><text:s/>nostri versi, e questi più sofficienti si renderebbero or colla tardanza, or colla rapidità loro, ad esprimere la mestizia, l</text:span><text:span text:style-name="T2812">’</text:span><text:span text:style-name="T2813">allegrezza, o qualunque altro affetto che dominasse nel componimento, come cogli esempi di leggieri provar si potrebbe. Ma non essendo questo luogo da ciò, noi non altro qui esamineremo che quanto singolarmente riguarda il melodramma, esponendo qual misura abbiano i suoi versi, qual mescolanza di versi ineguali esso adoperi, e qual uso far vi si debba del tuono, del tempo e della rima nelle sillabe che quei versi compongono. E poiché l</text:span><text:span text:style-name="T2814">’</text:span><text:span text:style-name="T2815">estetico delle arie in questo dramma ha più bisogno d</text:span><text:span text:style-name="T2816">’</text:span><text:span text:style-name="T2817">attenzione che non quello de</text:span><text:span text:style-name="T2818">’</text:span><text:span text:style-name="T2819"><text:s/>recitativi, dalle arie cominceremo.</text:span></text:p>
      <text:p text:style-name="p"><text:span text:style-name="anchor">[testo_Sez.</text:span><text:span text:style-name="anchor">II.1.2.2]<text:s/></text:span><text:span text:style-name="T2820">I</text:span><text:span text:style-name="T2821"><text:s/></text:span><text:span text:style-name="T2822">versi propri delle arie sono il decasillabo, l</text:span><text:span text:style-name="T2823">’</text:span><text:span text:style-name="T2824">ottonario, il settenario, il senario, il quinario e<text:s/></text:span><text:span text:style-name="T2825">‘</text:span><text:span text:style-name="T2826">l quadrisillabo.<text:s/></text:span><text:span text:style-name="T2827">Io non so per qual destino ne vengano escludi l</text:span><text:span text:style-name="T2828">’</text:span><text:span text:style-name="T2829">endecasillabo e<text:s/></text:span><text:span text:style-name="T2830">‘</text:span><text:span text:style-name="T2831">l novenario, non men degni degli altri, sì perché non mancano d</text:span><text:span text:style-name="T2832">’</text:span><text:span text:style-name="T2833">armonia e perché meglio ancora che la maggior parte degli annoverati possono servire a</text:span><text:span text:style-name="T2834">’</text:span><text:span text:style-name="T2835"><text:s/>particolari affetti. Del novenario non mancheranno esempi in questo paragrafo. In ordine all</text:span><text:span text:style-name="T2836">’</text:span><text:span text:style-name="T2837">endecasillabo, con quanta grazia possa essere adoperato nelle arie, si vegga in questo esempio del Conte Magalotti</text:span></text:p>
      <text:p text:style-name="P2838">In quel bacile, che chiamasi l’aia,</text:p>
      <text:p text:style-name="P2839">Cómene un moggio, dolcissima Aglaia</text:p>
      <text:p text:style-name="P2840">Cómene un moggio, e recalo a me.</text:p>
      <text:p text:style-name="p">[Sez.II.1.2.3]<text:s/><text:span text:style-name="T2841">Nel qual esempio non sola è dà osservare quanto ben convenga alle arie la sonorità di questa spezie di verso, ma ancora quanto la sua celerità sia propria ad esprimere l</text:span><text:span text:style-name="T2842">’</text:span><text:span text:style-name="T2843">ansia, il desiderio e in generale gli affetti tumultuanti e gagliardi.</text:span></text:p>
      <text:p text:style-name="p">[Sez.II.1.2.4]<text:s/><text:span text:style-name="T2844">Veggiamo ora qual mescolanza ammettano que</text:span><text:span text:style-name="T2845">’</text:span><text:span text:style-name="T2846"><text:s/>versi che più spesso nelle arie vengono adoperati.<text:s/></text:span><text:span text:style-name="T2847">Ma prima alcune riflessioni convien premettere, appartenenti al tuono delle sillabe (tanto però quanto basta al nostro istituto), poiché senza questa previa cognizione non si possono pienamente intendere le regole di questa mescolanza.</text:span></text:p>
      <text:soft-page-break/>
      <text:p text:style-name="p"><text:span text:style-name="anchor">[testo_Sez.</text:span><text:span text:style-name="anchor">II.1.2.5]<text:s/></text:span><text:span text:style-name="T2848">In qualunque verso italiano più sillabe acute, o, che è il medesimo, più accenti acuti si possono incontrare.<text:s/></text:span><text:span text:style-name="T2849">Tuttavolta i più notabili sono l</text:span><text:span text:style-name="T2850">’</text:span><text:span text:style-name="T2851">accento acuto della penultima sillaba de</text:span><text:span text:style-name="T2852">’</text:span><text:span text:style-name="T2853"><text:s/>versi piani, e un altro che ogni verso aver dee presso alla metà sua, il quale ha tal forza che il verso par che ne venga diviso in due. Nel recitare per esempio il verso seguente:</text:span></text:p>
      <text:p text:style-name="P2854">Era il giorno che al sol si scoloraro</text:p>
      <text:p text:style-name="noindent">noi spicchiamo sì sensibilmente la sesta sillaba, che il verso par diviso in due parti così:</text:p>
      <text:p text:style-name="P2855">Era il giorno che al sol</text:p>
      <text:p text:style-name="P2856">Si scoloraro</text:p>
      <text:p text:style-name="p"><text:span text:style-name="anchor">[testo_Sez.</text:span><text:span text:style-name="anchor">II.1.2.6</text:span><text:span text:style-name="anchor">]<text:s/></text:span><text:span text:style-name="T2857">Delle quali due parti la prima è un settenario tronco, la seconda un quinario.<text:s/></text:span><text:span text:style-name="T2858">Si vegga più chiaro il medesimo effetto dell</text:span><text:span text:style-name="T2859">’</text:span><text:span text:style-name="T2860">acuto in questo quartetto:</text:span></text:p>
      <text:p text:style-name="P2861">Pace non trovo, e non ò da far guerra;</text:p>
      <text:p text:style-name="P2862">E temo, e spero, ed ardo, e sono un ghiaccio;</text:p>
      <text:p text:style-name="P2863">E volo sopra il cielo, e giaccio in terra;</text:p>
      <text:p text:style-name="quote.l"><text:span text:style-name="T2864">E nulla stringo, e tutto il mondo abbraccio;</text:span></text:p>
      <text:p text:style-name="noindent">ciascun verso del quale dall’acuto, che ha, qual sulla quarta sillaba e qual sulla sesta, è diviso in un settenario e un quinario a questo modo:</text:p>
      <text:p text:style-name="P2865">Pace non trovo,</text:p>
      <text:p text:style-name="P2866">E non ho da far guerra;</text:p>
      <text:p text:style-name="P2867">E temo, e spero, ed ardo,</text:p>
      <text:p text:style-name="P2868">E sono un ghiaccio;</text:p>
      <text:p text:style-name="P2869">E volo sopra il cielo,</text:p>
      <text:p text:style-name="P2870">E giaccio in terra;</text:p>
      <text:p text:style-name="P2871">E nulla stringo,</text:p>
      <text:p text:style-name="P2872">E tutto il monde abbraccio.</text:p>
      <text:p text:style-name="p">[Sez.II.1.2.7]<text:s/><text:span text:style-name="T2873">O piuttosto così:</text:span></text:p>
      <text:p text:style-name="P2874">Pace non tro-</text:p>
      <text:p text:style-name="P2875">v’, e non ho da far guerra;</text:p>
      <text:p text:style-name="P2876">E temo, e spero, ed ar-</text:p>
      <text:p text:style-name="P2877">d’, e sono un ghiaccio;</text:p>
      <text:p text:style-name="P2878">E volo sopra il cie-</text:p>
      <text:p text:style-name="P2879">l’, e giaccio in terra;</text:p>
      <text:p text:style-name="P2880">E nulla strin-</text:p>
      <text:p text:style-name="P2881">gh’, e tutto il mondo abbraccio.</text:p>
      <text:p text:style-name="p">[Sez.II.1.2.8]<text:s/><text:span text:style-name="T2882">Dove tutte le prime parti son versi tronchi e versi piani tutte le seconde.</text:span></text:p>
      <text:soft-page-break/>
      <text:p text:style-name="p"><text:span text:style-name="anchor">[testo_Sez.</text:span><text:span text:style-name="anchor">II.1.2.9</text:span><text:span text:style-name="anchor">]<text:s/></text:span><text:span text:style-name="T2883">Da queste osservazioni sopra l</text:span><text:span text:style-name="T2884">’</text:span><text:span text:style-name="T2885">acuto necessario de</text:span><text:span text:style-name="T2886">’</text:span><text:span text:style-name="T2887"><text:s/>versi italiani, passiamo al mescolamento de</text:span><text:span text:style-name="T2888">’</text:span><text:span text:style-name="T2889"><text:s/>versi propri delle arie.<text:s/></text:span><text:span text:style-name="T2890">Su questo capo alcuni poeti soverchia libertà s</text:span><text:span text:style-name="T2891">’</text:span><text:span text:style-name="T2892">attribuirono, unendo insieme versi così tra loro ripugnanti, che la gonna d</text:span><text:span text:style-name="T2893">’</text:span><text:span text:style-name="T2894">Arlotto men disparate toppe accoppiava. Altri più timidi raro, o non mai nelle arie loro unirono versi ineguali, privando queste della bellezza che quella ineguaglianza, ove sia ben collocata, reca alla nostra poesia: e così cercando d</text:span><text:span text:style-name="T2895">’</text:span><text:span text:style-name="T2896">evitare un difetto incorsero in un altro. Il poeta che voglia tenere un giusto mezzo in questo cammino ancora incerto, due princìpi, se noi ben ci avvisiamo, sceglier potrà per sua guida. Il primo si è che un verso qualunque ben si accoppia a quello ch</text:span><text:span text:style-name="T2897">’</text:span><text:span text:style-name="T2898">è uguale alla prima sua parte. Veggiamone l</text:span><text:span text:style-name="T2899">’</text:span><text:span text:style-name="T2900">applicazione sopra tutte le spezie di versi italiani. Primieramente adunque l</text:span><text:span text:style-name="T2901">’</text:span><text:span text:style-name="T2902">endecasillabo ben si unisce al settenario e al quinario; perciocché, siccome si è osservato poc</text:span><text:span text:style-name="T2903">’</text:span><text:span text:style-name="T2904">anzi, non meno il quinario che il settenario possono costituire la prima parte di quel verso. Sentasi la sua unione col settenario nel seguente esempio del Rolli:</text:span></text:p>
      <text:p text:style-name="P2905">Vezzose ninfe belle,</text:p>
      <text:p text:style-name="P2906">Lieto il bel Nume appar;</text:p>
      <text:p text:style-name="P2907">Gitelo ad incontrar;</text:p>
      <text:p text:style-name="P2908">Per voi ritorna.</text:p>
      <text:p text:style-name="P2909">Pane pur seco viene</text:p>
      <text:p text:style-name="P2910">Coll’<text:s/>incerate avene:</text:p>
      <text:p text:style-name="P2911">E i grappoli gli pendon dalle corna.</text:p>
      <text:p text:style-name="p"><text:span text:style-name="anchor">[testo_Sez.</text:span><text:span text:style-name="anchor">II.1.2.10</text:span><text:span text:style-name="anchor">]<text:s/></text:span><text:span text:style-name="T2912">E col quinario in questo di Giovan Pietro Zanotti:</text:span></text:p>
      <text:p text:style-name="P2913">Per lor sicuri</text:p>
      <text:p text:style-name="P2914">Fiano i tuguri</text:p>
      <text:p text:style-name="P2915">Nostri, e a sua possa potrà il gufo stridere.</text:p>
      <text:p text:style-name="P2916">Io certo, ch’io</text:p>
      <text:p text:style-name="P2917">Voglio sul mio</text:p>
      <text:p text:style-name="P2918">Questa, qual siasi, canzonetta incidere.</text:p>
      <text:p text:style-name="p"><text:span text:style-name="anchor">[testo_Sez.</text:span><text:span text:style-name="anchor">II.1.2.11</text:span><text:span text:style-name="anchor">]<text:s/></text:span><text:span text:style-name="T2919">Il decasillabo, per l</text:span><text:span text:style-name="T2920">’</text:span><text:span text:style-name="T2921">acuto che ha di necessità sulla terza sillaba, potendo venir considerato come composto da un quadrisillabo e da un settenario, perciò ben si accoppia col primo, come in questi del Gigli:</text:span></text:p>
      <text:p text:style-name="P2922">Per giurar sopra l’onde d’inferno</text:p>
      <text:p text:style-name="P2923">Giurerei</text:p>
      <text:p text:style-name="P2924">Sopra il pianto, che versa il mio cor.</text:p>
      <text:p text:style-name="P2925">Ma vedrei,</text:p>
      <text:p text:style-name="P2926">Questo ancor da prendersi a scherno,</text:p>
      <text:p text:style-name="P2927">Perché sprezzi le leggi d’amor.</text:p>
      <text:soft-page-break/>
      <text:p text:style-name="p">[Sez.II.1.2.12]<text:s/><text:span text:style-name="T2928">E poiché il novenario ancora ha quello accento necessario sopra la terza, sarà anch</text:span><text:span text:style-name="T2929">’</text:span><text:span text:style-name="T2930">esso bene unito al quadrisillabo, quando i nostri poeti si risolvano a dargli luogo nelle arie.</text:span></text:p>
      <text:p text:style-name="p"><text:span text:style-name="anchor">[testo_Sez.</text:span><text:span text:style-name="anchor">II.1.2.13</text:span><text:span text:style-name="anchor">]<text:s/></text:span><text:span text:style-name="T2931">L</text:span><text:span text:style-name="T2932">’</text:span><text:span text:style-name="T2933">ottonario altresì, avendo l</text:span><text:span text:style-name="T2934">’</text:span><text:span text:style-name="T2935">accento necessario sul sito medesimo, si accomoda assai bene al quadrisillabo.<text:s/></text:span><text:span text:style-name="T2936">Così il Metastasio:</text:span></text:p>
      <text:p text:style-name="P2937">Se vedrai co’<text:s/>primi albori</text:p>
      <text:p text:style-name="P2938">D’occidente uscir l’aurora,</text:p>
      <text:p text:style-name="P2939">Dimmi allora:</text:p>
      <text:p text:style-name="P2940">Galatea non sei fedel.</text:p>
      <text:p text:style-name="p"><text:span text:style-name="anchor">[testo_Sez.</text:span><text:span text:style-name="anchor">II.1.2.14</text:span><text:span text:style-name="anchor">]<text:s/></text:span><text:span text:style-name="T2941">Il settenario per la sua quarta necessariamente acuta, essendo come formato d</text:span><text:span text:style-name="T2942">’</text:span><text:span text:style-name="T2943">un quinario e d</text:span><text:span text:style-name="T2944">’</text:span><text:span text:style-name="T2945">un ternario, ben lega col primo, come nell</text:span><text:span text:style-name="T2946">’</text:span><text:span text:style-name="T2947">appresso esempio d</text:span><text:span text:style-name="T2948">’</text:span><text:span text:style-name="T2949">anonimo poeta:</text:span></text:p>
      <text:p text:style-name="P2950">Giungano a te, Signor,</text:p>
      <text:p text:style-name="P2951">Questi d’un puro cor</text:p>
      <text:p text:style-name="P2952">Voti innocenti.</text:p>
      <text:p text:style-name="p">[Sez.II.1.2.15]<text:s/><text:span text:style-name="T2953">Il secondo principio si è che un verso ben si unisce a un altro che lo stesso numero d</text:span><text:span text:style-name="T2954">’</text:span><text:span text:style-name="T2955">accenti acuti abbia con questo, o colla prima sua parte, niuna attenzione facendo al total numero delle sillabe.</text:span></text:p>
      <text:p text:style-name="p"><text:span text:style-name="anchor">[testo_Sez.</text:span><text:span text:style-name="anchor">II.1.2.16</text:span><text:span text:style-name="anchor">]<text:s/></text:span><text:span text:style-name="T2956">Per questa ragione ben s</text:span><text:span text:style-name="T2957">’</text:span><text:span text:style-name="T2958">accoppiano insieme il decasillabo e<text:s/></text:span><text:span text:style-name="T2959">‘</text:span><text:span text:style-name="T2960">l novenario ne</text:span><text:span text:style-name="T2961">’</text:span><text:span text:style-name="T2962"><text:s/>seguenti versi del Redi:</text:span></text:p>
      <text:p text:style-name="P2963">Son le nevi il quinto elemento,</text:p>
      <text:p text:style-name="P2964">Che compongono il vero bevere,</text:p>
      <text:p text:style-name="P2965">Ben è folle chi spera ricevere</text:p>
      <text:p text:style-name="P2966">Senza nevi nel bere un contento.</text:p>
      <text:p text:style-name="p"><text:span text:style-name="anchor">[testo_Sez.</text:span><text:span text:style-name="anchor">II.1.2.17</text:span><text:span text:style-name="anchor">]<text:s/></text:span><text:span text:style-name="T2967">Perciò ancora il medesimo decasillabo ben si affà all</text:span><text:span text:style-name="T2968">’</text:span><text:span text:style-name="T2969">ottonario in questi del Rolli:</text:span></text:p>
      <text:p text:style-name="P2970">Lungo appesa in ozio altero,</text:p>
      <text:p text:style-name="P2971">Sprezzatrice d’ogni umile oggetto,</text:p>
      <text:p text:style-name="P2972">Cetra d’or mi torna al petto.</text:p>
      <text:p text:style-name="p"><text:span text:style-name="anchor">[testo_Sez.</text:span><text:span text:style-name="anchor">II.1.2.18</text:span><text:span text:style-name="anchor">]<text:s/></text:span><text:span text:style-name="T2973">E l</text:span><text:span text:style-name="T2974">’</text:span><text:span text:style-name="T2975">ottonario al novenario in questi del Conte Pegolotti:</text:span></text:p>
      <text:p text:style-name="P2976">Su trinchiamo quel Falerno</text:p>
      <text:p text:style-name="P2977">Quel di Lesbo, e quel di Nasso,</text:p>
      <text:p text:style-name="P2978">Ch’<text:s/>abbondevole sempre ammasso.</text:p>
      <text:p text:style-name="p"><text:span text:style-name="anchor">[testo_Sez.</text:span><text:span text:style-name="anchor">II.1.2.19</text:span><text:span text:style-name="anchor">]<text:s/></text:span><text:span text:style-name="T2979">E il decasillabo al senario in questo esempio del Guidi:</text:span></text:p>
      <text:soft-page-break/>
      <text:p text:style-name="P2980">Quella vite, che in alto s’estolle</text:p>
      <text:p text:style-name="P2981">Là sovra quel colle,</text:p>
      <text:p text:style-name="P2982">Lieta e vaga i suoi pampini spiega,</text:p>
      <text:p text:style-name="P2983">Perché in moglie al bell’olmo si lega.</text:p>
      <text:p text:style-name="p">[Sez.II.1.2.20]<text:s/><text:span text:style-name="T2984">Giacché tanto «Quella vite», quanto «Lieta, e vaga» e «Perché in moglie», che costituiscono le prime parti di quei tre decasillabi, hanno due soli acuti, vale a dire quanti appunto ne ha il senario «Là sovra quel colle».<text:s/></text:span><text:span text:style-name="T2985">E da questo egual numero d</text:span><text:span text:style-name="T2986">’</text:span><text:span text:style-name="T2987">accenti deriva l</text:span><text:span text:style-name="T2988">’</text:span><text:span text:style-name="T2989">armonia che produce l</text:span><text:span text:style-name="T2990">’</text:span><text:span text:style-name="T2991">unione di quelle due spezie di versi. Infatti, se in luogo d</text:span><text:span text:style-name="T2992">’</text:span><text:span text:style-name="T2993">un senario si metta qualunque altro verso che abbia due acuti, come un quinario e un quadrisillabo, essi produrranno col decasillabo lo stesso genere d</text:span><text:span text:style-name="T2994">’</text:span><text:span text:style-name="T2995">armonia. Se ne faccia un saggio leggendo così:</text:span></text:p>
      <text:p text:style-name="P2996">Quella vite, che in alto s’estolle</text:p>
      <text:p text:style-name="P2997">Sovra quel colle,</text:p>
      <text:p text:style-name="P2998">Lieta e vaga i suoi pampini spiega,</text:p>
      <text:p text:style-name="P2999">Perché in moglie al bell’olmo si lega.</text:p>
      <text:p text:style-name="p">[Sez.II.1.2.21]<text:s/><text:span text:style-name="T3000">Ovvero così :</text:span></text:p>
      <text:p text:style-name="P3001">Quella vite, che in alto s’estolle</text:p>
      <text:p text:style-name="P3002">Su quel colle ecc.</text:p>
      <text:p text:style-name="p"><text:span text:style-name="anchor">[testo_Sez.</text:span><text:span text:style-name="anchor">II.1.2.22</text:span><text:span text:style-name="anchor">]<text:s/></text:span><text:span text:style-name="T3003">Per simigliante ragione ben consuona l</text:span><text:span text:style-name="T3004">’</text:span><text:span text:style-name="T3005">ottonario col quinario, come son questi del Zeno:</text:span></text:p>
      <text:p text:style-name="P3006">In sì gravi angosce e pene</text:p>
      <text:p text:style-name="P3007">Quella che viene</text:p>
      <text:p text:style-name="P3008">Più lenta e tarda,</text:p>
      <text:p text:style-name="P3009">È la più barbara.</text:p>
      <text:p text:style-name="P3010">La peggior morte.</text:p>
      <text:p text:style-name="p">[Sez.II.1.2.23]<text:s/><text:span text:style-name="T3011">E fin quì della mescolanza de</text:span><text:span text:style-name="T3012">’</text:span><text:span text:style-name="T3013"><text:s/>versi ineguali.<text:s/></text:span><text:span text:style-name="T3014">Avvertiremo però, non aver noi recati in mezzo se non quegli esempi che la memoria ne ha suggeriti. Altri se ne potranno rinvenire ne</text:span><text:span text:style-name="T3015">’</text:span><text:span text:style-name="T3016"><text:s/>nostri poeti; ed altri pure da</text:span><text:span text:style-name="T3017">’</text:span><text:span text:style-name="T3018"><text:s/>due stabiliti princìpi i moderni melodrammatici discretamente potran derivare. Discretamente dissi; poiché usare tal mescolanza è bene, ma bisogna guardarsi di soprusarla a dispetto dell</text:span><text:span text:style-name="T3019">’</text:span><text:span text:style-name="T3020">orecchio, essendo certissimo che tal verso ineguale sarà armoniosissimo in un sito, che in un altro dispiacerà fieramente. Di che, senza assegnar precetti, basta rimettersene al giudizio dell</text:span><text:span text:style-name="T3021">’</text:span><text:span text:style-name="T3022">udito. Non si è fatta particolar parola de</text:span><text:span text:style-name="T3023">’</text:span><text:span text:style-name="T3024"><text:s/>versi tronchi, perché sieguono le medesime regole de</text:span><text:span text:style-name="T3025">’</text:span><text:span text:style-name="T3026"><text:s/>piani a cui appartengono. Solo dirò, che il verso tronco ha particolar forza nel fine di ciascuna parte delle arie: poiché l</text:span><text:span text:style-name="T3027">’</text:span><text:span text:style-name="T3028">accento che ha sull</text:span><text:span text:style-name="T3029">’</text:span><text:span text:style-name="T3030">ultima<text:s/></text:span><text:soft-page-break/><text:span text:style-name="T3031">sillaba sostiene quella parte, che terminata con verso piano languidissimamente cadrebbe. Si vuol nondimeno eccettuare il quinario piano, il quale termina bene le arie, qualora gli preceda un settenario, come si vede ne</text:span><text:span text:style-name="T3032">’</text:span><text:span text:style-name="T3033"><text:s/>soprarrecati versi:</text:span></text:p>
      <text:p text:style-name="P3034">Vezzose ninfe belle ecc.</text:p>
      <text:p text:style-name="noindent">in quegli altri:</text:p>
      <text:p text:style-name="P3035">Giungano a te, Signor ecc.</text:p>
      <text:p text:style-name="p"><text:span text:style-name="anchor">[testo_Sez.</text:span><text:span text:style-name="anchor">II.1.2.24</text:span><text:span text:style-name="anchor">]<text:s/></text:span><text:span text:style-name="T3036">Passando ora al tempo delle sillabe, nella poesia italiana le sillabe lunghe e le brevi possono essere variamente combinate, e solo da questa varia combinazione nasce la rapidità e la tardanza de</text:span><text:span text:style-name="T3037">’</text:span><text:span text:style-name="T3038"><text:s/>versi.<text:s/></text:span><text:span text:style-name="T3039">Esempigrazia tra questi due:</text:span></text:p>
      <text:p text:style-name="P3040">Di fior deh a me raccogli, Aglaia, un moggio,</text:p>
      <text:p text:style-name="P3041">Cómene un moggio, dolcissima Aglaja,</text:p>
      <text:p text:style-name="noindent">tuttoché abbiano egual numero di sillabe, l’uno è pesantissimo e scorrevolissimo l’altro, perché nel primo la disposizione delle sillabe lunghe e delle brevi è tutt’altra che nel secondo.<text:s/>Or la velocità d’un verso nasce, secondo a me pare, dalla contiguità di due sillabe brevi, e tal contiguità si trova quando un verso unisca insieme due sillabe, niuna delle quali sia segnata d’accento acuto: giacché, almeno in nostra lingua, niuna sillaba è acuta che non sia lunga al tempo stesso. Se ne vegga la pratica ne’<text:s/>seguenti versi del Metastasio:</text:p>
      <text:p text:style-name="P3042">Va tra le selve ircane.</text:p>
      <text:p text:style-name="P3043">Barbaro Genitore,</text:p>
      <text:p text:style-name="P3044">Fiera di te peggiore,</text:p>
      <text:p text:style-name="P3045">Mostro peggior non v’è.</text:p>
      <text:p text:style-name="p"><text:span text:style-name="anchor">[</text:span><text:span text:style-name="anchor">testo_</text:span><text:span text:style-name="anchor">Sez.</text:span><text:span text:style-name="anchor">II.1.2.25</text:span><text:span text:style-name="anchor">]<text:s/></text:span><text:span text:style-name="T3046">La rapidità che ognun sente in questi versi, nasce da ciò che essi non hanno acuto né sulla seconda, né sulla terza sillaba, ma solamente sulla quarta: il che fa che quelle due precedenti sillabe contigue sieno brevi e che il verso riesca veloce.<text:s/></text:span><text:span text:style-name="T3047">Laonde se più volte quella contiguità sarà replicata nel medesimo verso, questo sarà più scorrevole. Talmenteché se rapido è questo:</text:span></text:p>
      <text:p text:style-name="P3048">Va tra le selve ircane</text:p>
      <text:p text:style-name="P3049">più rapido sarà, quest’altro:</text:p>
      <text:p text:style-name="P3050">Va tra l’ircane foreste,</text:p>
      <text:soft-page-break/>
      <text:p text:style-name="P3051">e più di tutti il seguente:</text:p>
      <text:p text:style-name="P3052">Va fra l’orror dell’<text:s/>ircane foreste,</text:p>
      <text:p text:style-name="noindent">per la contiguità di due brevi, che nel primo una sola volta s’incontra, due volte nel secondo e tre nel terzo.<text:s/>Conciosiaché nel secondo verso l’accento, che preme la quarta sillaba e la settima, fa, che tanto la seconda e la terza, quanto la quinta e la sesta sieno brevi; e però quella contiguità è due volte iterata. Ma nel terzo verso l’accento acuto posandosi sulla quarta, sulla settima e sulla decima sillaba, rende brevi non solo la seconda, la terza, la quinta e la sesta, come nel secondo verso, ma ancora l’ottava e la nona; onde quella contiguità è tre volte replicata.</text:p>
      <text:p text:style-name="p">[Sez.II.1.2.26]<text:s/><text:span text:style-name="T3053">Per altra parte i versi tardi son quelli ne</text:span><text:span text:style-name="T3054">’</text:span><text:span text:style-name="T3055"><text:s/>quali le brevi van sempre sole come nell</text:span><text:span text:style-name="T3056">’</text:span><text:span text:style-name="T3057">addotto verso:</text:span></text:p>
      <text:p text:style-name="P3058">Di fior deh a me raccogli, Aglaia, un moggio</text:p>
      <text:p text:style-name="noindent">nel quale l’acuto, che sovrasta a tutte le sillabe pari, fa che le brevi, cioè quelle che van senza di detto accento, sieno l’una dall’<text:s/>altra divise. Questa distinzione di versi celeri e di tardi, è importantissima a ben esprimere colla varietà de’<text:s/>metri la varietà de’<text:s/>sentimenti.<text:s/>Perciocché all’espressione dagli affetti impetuosi e tumultuanti, qual è lo sdegno, l’allegrezza, la disperazione, attissimi sono i versi celeri, come quella sorta di settenari, d’ottonari e d’endecasillabi, di cui esempi sono gli esposti versi:</text:p>
      <text:p text:style-name="P3059">Va tra le selve ircane.</text:p>
      <text:p text:style-name="P3060">Va tra l’ircane foreste.</text:p>
      <text:p text:style-name="P3061">Va fra l’orror dell’ircane foreste.</text:p>
      <text:p text:style-name="p"><text:span text:style-name="anchor">[testo_Sez.</text:span><text:span text:style-name="anchor">II.1.2.27</text:span><text:span text:style-name="anchor">]<text:s/></text:span><text:span text:style-name="T3062">E questa ragion di quinari:</text:span></text:p>
      <text:p text:style-name="P3063">Manca sollecita</text:p>
      <text:p text:style-name="P3064">Più del usato,</text:p>
      <text:p text:style-name="P3065">Face, che palpita</text:p>
      <text:p text:style-name="quote.l"><text:span text:style-name="T3066">Presso a morir</text:span><text:span text:style-name="Appelnotedebasdep."><text:note text:note-class="footnote" text:id="_ftn35"><text:note-citation>36</text:note-citation><text:note-body><text:p text:style-name="Notedebasdepage"><text:s/>L’intera parte di quest’aria del Metastasio è tale:<text:s/><text:span text:style-name="quote.c">«Manca sollecita / più dell’usato, / ancorchè s’agiti / con lieve fiato, / face, che palpita / presso a morir»</text:span>.<text:s/>Ma il terzo e<text:s/>‘l quarto verso non ritengono lo stesso metro degli altri, perché la seconda e la terza sillaba, che gli altri han breve, in quelli non son brevi ambedue, per ragione dell’accento acuto che preme la seconda sillaba. Ond’è che la lingua sperimenta un certo intoppo nel proferir que’<text:s/>due versi. Ed affinché quell’<text:s/>«ancorchè» non metta alcun dubbio, si vuole avvertire che tal parola in prosa va proferita coll’accento acuto sull’ultima sillaba; giacché, sebbene l’uso ci costringa a porvi il segno dell’accento grave, questo nondimeno è in quel luogo segno dell’acuto e non del grave. Ma nel trascritto verso:<text:s/><text:span text:style-name="quote.c">«Anchorché s’agiti»</text:span><text:s/>l’accento dee retrocedere alla seconda sillaba e pronunziarsi<text:s/>‘a<text:span text:style-name="T3067">ncòrche</text:span><text:span text:style-name="T3068">’</text:span>, non<text:s/>‘a<text:span text:style-name="T3069">ncorchè</text:span><text:span text:style-name="T3070">’</text:span>, non potendo la prima sillaba «s’agiti», ch’è lunga, sostenere un’altra lunga immediatamente prima di sé, poiché nella nostra poesia è impossibile la contiguità di due lunghe. Ma perché si è detto che i<text:s/>notati versi non ritengono lo stesso metro degli altri, non perciò creda alcuno che quel cambiamento di metro sia un errore. Esso è una licenza accordata a’<text:s/>nostri poeti; licenza però della quale io non mi varrei se non parchissimamente, quando avessi destinato un dato metro ad esprimere colla gravezza o colla celerità sua, il sentimento delle parole.</text:p></text:note-body></text:note></text:span><text:span text:style-name="T3071">.</text:span></text:p>
      <text:soft-page-break/>
      <text:p text:style-name="p">[Sez.II.1.2.28]<text:s/><text:span text:style-name="T3072">E come sono ancora i decasillabi e i novenari soprallegati, e que</text:span><text:span text:style-name="T3073">’</text:span><text:span text:style-name="T3074"><text:s/>senari a cui appartiene il verso:</text:span></text:p>
      <text:p text:style-name="P3075">Là sovra quel colle</text:p>
      <text:p text:style-name="p">[Sez.II.1.2.29]<text:s/><text:span text:style-name="T3076">Per altra parte all</text:span><text:span text:style-name="T3077">’</text:span><text:span text:style-name="T3078">espressione di quegli affetti che deprimono ed abbassano l</text:span><text:span text:style-name="T3079">’</text:span><text:span text:style-name="T3080">animo, qual è la mestizia, la tenerezza e simili, accomodatissimi sono i versi tardi.<text:s/></text:span><text:span text:style-name="T3081">E a questo genere spettano quegli endecasillabi e quegli ottonari:</text:span></text:p>
      <text:p text:style-name="P3082">Di fior deh a me raccogli, Aglaia, un moggio.</text:p>
      <text:p text:style-name="P3083">Lungo appesa in ozio altero.</text:p>
      <text:p text:style-name="p"><text:span text:style-name="anchor">[testo_Sez.</text:span><text:span text:style-name="anchor">II.1.2.30</text:span><text:span text:style-name="anchor">]<text:s/></text:span><text:span text:style-name="T3084">E questa spezie di senari del Metastasio:</text:span></text:p>
      <text:p text:style-name="P3085">È falso il dir che uccida.</text:p>
      <text:p text:style-name="P3086">Se dura un gran dolore,</text:p>
      <text:p text:style-name="P3087">E che, so non si muore</text:p>
      <text:p text:style-name="P3088">Sia facile a soffrir.</text:p>
      <text:p text:style-name="p">[Sez.II.1.2.31]<text:s/><text:span text:style-name="T3089">Quanto poi a</text:span><text:span text:style-name="T3090">’</text:span><text:span text:style-name="T3091"><text:s/>versi più brevi, questi sono da adoperare con circospezione, perché quando pure non ammettano veruna contiguità di brevi, colla cortezza loro (la quale fa spesso sentire il ritorno della simmetria) sogliono riuscire ameni, e però poco acconci ad esprimere la mestizia e gli altri affetti molesti.<text:s/></text:span><text:span text:style-name="T3092">Alla tenerezza però possono essere più atti, appartenendo questa alla classe degli affetti piacevoli.</text:span></text:p>
      <text:p text:style-name="p">[Sez.II.1.2.32]<text:s/><text:span text:style-name="T3093">Mi rimarrebbe a parlar della rima.<text:s/></text:span><text:span text:style-name="T3094">Ma di questa non si possono assegnar regole generali, poiché secondoché l</text:span><text:span text:style-name="T3095">’</text:span><text:span text:style-name="T3096">arie sono di più o di meno versi composte, così è varia la loro combinazione. E però questo saggio basti sulle arie.</text:span></text:p>
      <text:p text:style-name="p">[Sez.II.1.2.33]<text:s/><text:span text:style-name="T3097">Ciò che abbiamo insino a qui osservato, vale in qualche modo anche pe</text:span><text:span text:style-name="T3098">’</text:span><text:span text:style-name="T3099"><text:s/>recitativi: onde da questi brevemente ci spediremo.<text:s/></text:span><text:span text:style-name="T3100">Il recitativo adunque ammette soltanto l</text:span><text:span text:style-name="T3101">’</text:span><text:span text:style-name="T3102">endecasillabo e<text:s/></text:span><text:span text:style-name="T3103">‘</text:span><text:span text:style-name="T3104">l settenario, talora sciolti e tal altra rimati. Nell</text:span><text:span text:style-name="T3105">’</text:span><text:span text:style-name="T3106">unione di questi due versi, e nell</text:span><text:span text:style-name="T3107">’</text:span><text:span text:style-name="T3108">uso della rima, il poeta non è noiato da alcun precetto; e purché abbia riguardo alla naturalezza, tutto il rimanente è in arbitrio del suo gusto.</text:span></text:p>
      <text:soft-page-break/>
      <text:h text:style-name="Titre3" text:outline-level="3">Cap. II.<text:s/><text:line-break/>Del patetico del melodramma. Sua differenza da quello dell’antica tragedia.</text:h>
      <text:p text:style-name="p"><text:span text:style-name="anchor">[testo_Sez.</text:span><text:span text:style-name="anchor">II.2.0.1]<text:s/></text:span><text:span text:style-name="T3109">Già altrove si disse che per patetico delle belle arti voleasi intendere l</text:span><text:span text:style-name="T3110">’</text:span><text:span text:style-name="T3111">artifizio da esse adoperato per isvegliare le nostre passioni, e che un tale artifizio consiste nello scegliere per suggetti delle opere di quelle arti i più perfetti oggetti di nostre passioni e nelle regole di ben imitargli.<text:s/></text:span><text:span text:style-name="T3112">Tai regole differiscono secondochè le mentovate discipline differiscono l</text:span><text:span text:style-name="T3113">’</text:span><text:span text:style-name="T3114">una dall</text:span><text:span text:style-name="T3115">’</text:span><text:span text:style-name="T3116">altra. Ora il melodramma è un dramma tragico, siccome ben s</text:span><text:span text:style-name="T3117">’</text:span><text:span text:style-name="T3118">avvisarono il Muratori</text:span><text:span text:style-name="Appelnotedebasdep."><text:note text:note-class="footnote" text:id="_ftn36"><text:note-citation>37</text:note-citation><text:note-body><text:p text:style-name="Notedebasdepage"><text:span text:style-name="T3119"><text:s/></text:span><text:span text:style-name="T3120">Perf. poes.</text:span><text:span text:style-name="T3121">, lib. III, cap.<text:s/></text:span>IV.<text:s/></text:p></text:note-body></text:note></text:span><text:span text:style-name="T3122">, il Calsabigi</text:span><text:span text:style-name="Appelnotedebasdep."><text:note text:note-class="footnote" text:id="_ftn37"><text:note-citation>38</text:note-citation><text:note-body><text:p text:style-name="Notedebasdepage"><text:span text:style-name="T3123"><text:s/></text:span>Diss. sulle poes. drammat. del Metast.</text:p></text:note-body></text:note></text:span><text:span text:style-name="T3124">, il Voltaire</text:span><text:span text:style-name="Appelnotedebasdep."><text:note text:note-class="footnote" text:id="_ftn38"><text:note-citation>39</text:note-citation><text:note-body><text:p text:style-name="Notedebasdepage"><text:span text:style-name="T3125"><text:s/></text:span>Diss. sur la tragédie ancienne et moderne,<text:s/>part. I.</text:p></text:note-body></text:note></text:span><text:span text:style-name="T3126">, l</text:span><text:span text:style-name="T3127">’</text:span><text:span text:style-name="T3128">Algarotti</text:span><text:span text:style-name="Appelnotedebasdep."><text:note text:note-class="footnote" text:id="_ftn39"><text:note-citation>40</text:note-citation><text:note-body><text:p text:style-name="Notedebasdepage"><text:span text:style-name="T3129"><text:s/></text:span>Saggio sull’<text:s/>op. in musica.</text:p></text:note-body></text:note></text:span><text:span text:style-name="T3130"><text:s/>ed altri valentuomini; talmenteché la tragedia in generale va divisa in due spezie cioè in melodramma e in tragedia antica, alla quale si riferiscono quelle ancora che oggi sull</text:span><text:span text:style-name="T3131">’</text:span><text:span text:style-name="T3132">antico modello si formano.<text:s/></text:span><text:span text:style-name="T3133">Di qui è che le regole che riguardano il patetico del melodramma sono quelle medesime della tragedia; né di proprio esso ne ha che pochissime, le quali formano la sua differenza dalla tragedia antica.<text:s/></text:span><text:span text:style-name="T3134">Il che essendo, niuno in questo luogo da me si aspetti un</text:span><text:span text:style-name="T3135">’</text:span><text:span text:style-name="T3136">esposizione di quelle regole che appartengono alla tragedia in generale, tanto più che a me altro presso a poco non toccherebbe che ripetere ciò che su questa materia è stato scritto del tempo d</text:span><text:span text:style-name="T3137">’</text:span><text:span text:style-name="T3138">Aristotile insino a noi, per gli tanti scienziati uomini che le leggi della tragedia insegnarono. La qual ripetizione, comeché scusabil fosse in chi della tragedia in generale impreso avesse trattato, non così certamente sarebbe in chi alla sola opera in musica destinò le sue osservazioni.</text:span></text:p>
      <text:p text:style-name="p">[Sez.II.2.0.2]<text:s/><text:span text:style-name="T3139">A noi dunque non altro appartiene che il divisare in che il melodramma differisca dall</text:span><text:span text:style-name="T3140">’</text:span><text:span text:style-name="T3141">antica tragedia.<text:s/></text:span><text:span text:style-name="T3142">Ora una tal differenza tutta sta in poche mutazioni fatte alle leggi di questa, per ragione della diversità che passa tra</text:span><text:span text:style-name="T3143">’</text:span><text:span text:style-name="T3144"><text:s/>nostri costumi e quelli che regnavano nella nazione e nel tempo che furono dettate le leggi dell</text:span><text:span text:style-name="T3145">’</text:span><text:span text:style-name="T3146">antica tragedia, e per ragione altresì del progresso da noi fatto in alcune arti. Questa mutazione riguarda particolarmente le leggi appartenenti all</text:span><text:span text:style-name="T3147">’</text:span><text:span text:style-name="T3148">unità del luogo, all</text:span><text:span text:style-name="T3149">’</text:span><text:span text:style-name="T3150">esito tristo o lieto della favola, al carattere del protagonista, al numero degli atti e al verso tragico. La qual mutazione da taluni vien riprovata, o perché ingiustamente prevenuti contro tutto ciò ch</text:span><text:span text:style-name="T3151">’</text:span><text:span text:style-name="T3152">è moderno, o per pizzicore di passare per eruditi nell</text:span><text:span text:style-name="T3153">’</text:span><text:span text:style-name="T3154">arte drammatica, non riflettendo che ciò che in un luogo e in un tempo è un difetto, sotto altro tempo e cielo possa essere un pregio. Perciò entrando noi ne</text:span><text:span text:style-name="T3155">’</text:span><text:span text:style-name="T3156"><text:s/>seguenti capitoli a ragionare di questi<text:s/></text:span><text:soft-page-break/><text:span text:style-name="T3157">cinque punti, in cui sta tutta la differenza del melodramma dall</text:span><text:span text:style-name="T3158">’</text:span><text:span text:style-name="T3159">antica tragedia, faremo primieramente osservare che le mutazioni in essi ragionevolmente, e non per ignoranza o per capriccio, furono introdotte, e di poi, dove uopo il richieda, le avvertenze che intorno a</text:span><text:span text:style-name="T3160">’</text:span><text:span text:style-name="T3161"><text:s/>medesimi punti usar debbono i melodrammatici poeti, additeremo succintamente. Per soddisfare al quale impegno saremo obbligati ad entrare in brevi discussioni forse non men curiose che interessanti; giacché ci converrà investigar la ragione, lo spirito (diciamolo alla moda) delle leggi dell</text:span><text:span text:style-name="T3162">’</text:span><text:span text:style-name="T3163">antica tragedia attenenti a que</text:span><text:span text:style-name="T3164">’</text:span><text:span text:style-name="T3165"><text:s/>particolari capi, e le contrarie ragioni che indussero i nostri poeti a modificarle. Le quali discussioni, nel tempo stesso che saranno per avventura non inutili a</text:span><text:span text:style-name="T3166">’</text:span><text:span text:style-name="T3167"><text:s/>nostri poeti per condurre il melodramma alla sua perfezione, serviranno a questo dramma d</text:span><text:span text:style-name="T3168">’</text:span><text:span text:style-name="T3169">una breve difesa.</text:span></text:p>
      <text:h text:style-name="Titre3" text:outline-level="3">Cap. III.<text:s/><text:line-break/>Dell’unità del luogo</text:h>
      <text:p text:style-name="p">[Sez.II.3.0.1]<text:s/><text:span text:style-name="T3170">Furono gli antichi tragici severissimi osservatori dell</text:span><text:span text:style-name="T3171">’</text:span><text:span text:style-name="T3172">unità del luogo, e questo era sovente una publica piazza, sulla quale riduceano tutta l</text:span><text:span text:style-name="T3173">’</text:span><text:span text:style-name="T3174">azione.<text:s/></text:span><text:span text:style-name="T3175">I melodrammatici per opposto soglion mutare, e talora più volte, la scena.</text:span></text:p>
      <text:p text:style-name="p"><text:span text:style-name="anchor">[testo_Sez.</text:span><text:span text:style-name="anchor">II.3.0.2]<text:s/></text:span><text:span text:style-name="T3176">Ma la rigidezza de</text:span><text:span text:style-name="T3177">’</text:span><text:span text:style-name="T3178"><text:s/>primi spesso, anzi che rendere verisimile la favola, adoperava il contrario, costringendo gli attori a fare o dire in publico ciò che un uom di senno appena fa o dice ne</text:span><text:span text:style-name="T3179">’</text:span><text:span text:style-name="T3180"><text:s/>più segreti penetrali di sua casa.<text:s/></text:span><text:span text:style-name="T3181">Rendeva in oltre povera ed uniforme l</text:span><text:span text:style-name="T3182">’</text:span><text:span text:style-name="T3183">antica tragedia, obbligandola ad aggirarsi sempre sopra i medesimi o simili suggetti, perché poche erano le favole che quella rigida unità potessero tollerare. La quale povertà ed uniformità dell</text:span><text:span text:style-name="T3184">’</text:span><text:span text:style-name="T3185">antica tragedia non sole apparisce da ciò che di essa ne rimane, ma ancora (perché altri non dica che da pochi avanzi di quella mal si argomenta ciò ch</text:span><text:span text:style-name="T3186">’</text:span><text:span text:style-name="T3187">essa fu) lo conferma Aristotile, il quale nel Capo XIII della<text:s/></text:span><text:span text:style-name="T3188">Poetica</text:span><text:span text:style-name="T3189"><text:s/>confessa che le migliori tragedie si aggiravano intorno a poche famiglie, come a quella d</text:span><text:span text:style-name="T3190">’</text:span><text:span text:style-name="T3191">Oreste, d</text:span><text:span text:style-name="T3192">’</text:span><text:span text:style-name="T3193">Edipo ed a qualche altra.</text:span></text:p>
      <text:p text:style-name="p"><text:span text:style-name="anchor">[testo_Sez.</text:span><text:span text:style-name="anchor">II.3.0.3]<text:s/></text:span><text:span text:style-name="T3194">Né poteano essi dar compenso a tali inconvenienti coll</text:span><text:span text:style-name="T3195">’</text:span><text:span text:style-name="T3196">introdurre mutazioni di scene nella tragedia: perciocché loro mancava l</text:span><text:span text:style-name="T3197">’</text:span><text:span text:style-name="T3198">arte che oggi si ammira su</text:span><text:span text:style-name="T3199">’</text:span><text:span text:style-name="T3200"><text:s/>teatri d</text:span><text:span text:style-name="T3201">’</text:span><text:span text:style-name="T3202">Europa, di cambiare sì prontamente e con tal garbo la scena, che lo spettatore non se ne accorga.<text:s/></text:span><text:span text:style-name="T3203">Si mutavano le loro scena con tanta lentezza, che i poeti drammatici non osarono mai di valersi di tal mutazione in mezzo al dramma, sicuri, che una tanta lentezza avrebbe annoiato sommamente gli spettatori ed estinta la drammatica<text:s/></text:span><text:soft-page-break/><text:span text:style-name="T3204">illusione</text:span><text:span text:style-name="Appelnotedebasdep."><text:note text:note-class="footnote" text:id="_ftn40"><text:note-citation>41</text:note-citation><text:note-body><text:p text:style-name="Notedebasdepage"><text:span text:style-name="T3205"><text:s/></text:span>Non mi si opponga il verso di Virgilio<text:s/><text:span text:style-name="T3206">Georg.</text:span>, III, v. 24:<text:s/><text:span text:style-name="quote.c">«Vel scena ut versis discedat frontibus»</text:span>.La mutazione di scena che qui indica il poeta era dagli antichi eseguita nel fine del dramma qualora a questo se ne fosse sostituito immediatamente un altro, essendo strato costume degli antichi di far succedere a un tragico un comico o mimico dramma, sì che non era difficile il vedere in un giorno tre e quattro diversi drammi sopra un teatro medesimo.</text:p></text:note-body></text:note></text:span><text:span text:style-name="T3207">. Ma se avessero avuta cognizione di quelle macchine che fanno con tal prontezza variare le nostre scene, io son certo ch</text:span><text:span text:style-name="T3208">’</text:span><text:span text:style-name="T3209">eglino sarebbero stati men tenacemente attaccati a questa loro unità. Non avrebbe Sofocle menati Oreste, Pilade ed Elettra sul frequentato atrio del palazzo d</text:span><text:span text:style-name="T3210">’</text:span><text:span text:style-name="T3211">Egisto a ordinare una congiura contro questo tiranno, come dottamente notò il Calsabigi</text:span><text:span text:style-name="Appelnotedebasdep."><text:note text:note-class="footnote" text:id="_ftn41"><text:note-citation>42</text:note-citation><text:note-body><text:p text:style-name="Notedebasdepage"><text:span text:style-name="T3212"><text:s/></text:span><text:span text:style-name="T3213">Diss. sulle poesie drammat.</text:span><text:s/>del Metast.</text:p></text:note-body></text:note></text:span><text:span text:style-name="T3214">. Uomini di senno, quali sono appo Sofocle que</text:span><text:span text:style-name="T3215">’</text:span><text:span text:style-name="T3216"><text:s/>personaggì, non si governano sì negligentemente e con tanta imprudenza in affari di quella importanza. Molti altri simili esempi, ove uopo fosse, recar si potrebbero di falli contro al verisimile e al decoro, a cui obbligò i più eccellenti poeti la troppo rigorosa unità di luogo.</text:span></text:p>
      <text:p text:style-name="p">[Sez.II.3.0.4]<text:s/><text:span text:style-name="T3217">Vero si è che la mutazione della scena tende ad estinguere l</text:span><text:span text:style-name="T3218">’</text:span><text:span text:style-name="T3219">illusione nell</text:span><text:span text:style-name="T3220">’</text:span><text:span text:style-name="T3221">animo del popolo: giacché quell</text:span><text:span text:style-name="T3222">’</text:span><text:span text:style-name="T3223">improvvisa mutazione lo richiama in sé stesso, e gli ricorda essere egli al teatro, non già sul luogo finto dalla scena, dove l</text:span><text:span text:style-name="T3224">’</text:span><text:span text:style-name="T3225">immaginazione lo avea trasportato.<text:s/></text:span><text:span text:style-name="T3226">Nondimeno la novità, la maraviglia, la bellezza della sostituita scena ripara incontanente al disordine, fissando di bel nuovo l</text:span><text:span text:style-name="T3227">’</text:span><text:span text:style-name="T3228">attenzione del popolo e inebriando la sua fantasia. Insomma la mutazione della scena è un male; male però prudentemente adoperato per ovviare a un altro anche maggiore, poiché l</text:span><text:span text:style-name="T3229">’</text:span><text:span text:style-name="T3230">interrompimento della drammatica illusione non dura che un momento. Ma la rigorosa unità offende, talora irreparabilmente, il costume e la condotta della favola, vale a dire le più essenziali qualità che si richieggono in un dramma, e restringe le tragiche favole a un picciolo ed uniforme numero, privando l</text:span><text:span text:style-name="T3231">’</text:span><text:span text:style-name="T3232">antica tragedia di molti nobili suggetti, incapaci d</text:span><text:span text:style-name="T3233">’</text:span><text:span text:style-name="T3234">unità, i quali e più varia, e più ricca, e più bella la renderebbero.</text:span></text:p>
      <text:p text:style-name="p">[Sez.II.3.0.5]<text:s/><text:span text:style-name="T3235">Ma qualora noi approviamo quella licenza che il melodramma si attribuisce sull</text:span><text:span text:style-name="T3236">’</text:span><text:span text:style-name="T3237">unità del luogo, non perciò stimiamo ch</text:span><text:span text:style-name="T3238">’</text:span><text:span text:style-name="T3239">egli possa avvalersene senza regola alcuna.<text:s/></text:span><text:span text:style-name="T3240">Passò finalmente il gusto de</text:span><text:span text:style-name="T3241">’</text:span><text:span text:style-name="T3242"><text:s/>melodrammatici dell</text:span><text:span text:style-name="T3243">’</text:span><text:span text:style-name="T3244">infelice secolo XVII, che stillavansi il cervello per introdurre ne</text:span><text:span text:style-name="T3245">’</text:span><text:span text:style-name="T3246"><text:s/>melodrammi quante bizzarre scene potessero. Oggi, se il poeta aspira a</text:span><text:span text:style-name="T3247">’</text:span><text:span text:style-name="T3248"><text:s/>suffragi delle persone di buon senso, due regole debbe osservare sulla mutazione delle scene: l</text:span><text:span text:style-name="T3249">’</text:span><text:span text:style-name="T3250">una di non mutar la scena se non allora che il verisimile più non la soffre, sicché egli manterrà questa sul teatro tanto che può, anzi non la cangerà mai, se la favola il consenta. La seconda di non fingere la scena, che<text:s/></text:span><text:soft-page-break/><text:span text:style-name="T3251">sparisce, sì lontana da quella che le succede, che il popolo dia il buon pro a</text:span><text:span text:style-name="T3252">’</text:span><text:span text:style-name="T3253"><text:s/>personaggi che in poco d</text:span><text:span text:style-name="T3254">’</text:span><text:span text:style-name="T3255">ora fecero quel lungo trotto.</text:span></text:p>
      <text:h text:style-name="Titre3" text:outline-level="3">Cap. IV.<text:s/><text:line-break/>Del finimento tristo e lieto</text:h>
      <text:p text:style-name="p">[Sez.II.4.0.1]<text:s/><text:span text:style-name="T3256">L</text:span><text:span text:style-name="T3257">’</text:span><text:span text:style-name="T3258">antica tragedia sì amava il finimento tristo, che quelle poche che di lieto finimento si videro composte, furono dagli antichi maestri giudicate di catastrofe non tragica, ma comica.<text:s/></text:span><text:span text:style-name="T3259">Per opposito la moderna tragedia, o sia il melodramma, ama il finimento lieto e pochissime se ne incontrano di tristo.</text:span></text:p>
      <text:p text:style-name="p">[Sez.II.4.0.2]<text:s/><text:span text:style-name="T3260">Questo passaggio fatto per la tragedia dal tristo al lieto fine è una pruova ben certa del progresso fatto dal genere umano nella placidezza, nella urbanità, nella demenza, che che si dicano i nostri misantropi.<text:s/></text:span><text:span text:style-name="T3261">Nella nascita dell</text:span><text:span text:style-name="T3262">’</text:span><text:span text:style-name="T3263">antica tragedia era la Grecia abitata da nazioni bellicose e feroci, che conservavano ancora in mezzo alle più colte città un resto di loro antica selvatichezza. Le tragedie, che di essa rimangono, spirano da per tutto questo carattere della nazione: essendo i personaggi di quelle magnanimi e grandi, ma a un tempo stesso impetuosi e inumani. La svantaggiosa opinione che i Greci aveano del commercio, come d</text:span><text:span text:style-name="T3264">’</text:span><text:span text:style-name="T3265">un mestiere infame e indegno d</text:span><text:span text:style-name="T3266">’</text:span><text:span text:style-name="T3267">un cittadino, e le frequenti discordie che la gelosia e<text:s/></text:span><text:span text:style-name="T3268">‘</text:span><text:span text:style-name="T3269">l desiderio di primeggiare accendeva tra le loro città, contribuivano a rendergli crudeli. Che più? La loro stessa religione, la medesima teologia aumentavano la loro ferocia, avendo quella de</text:span><text:span text:style-name="T3270">’</text:span><text:span text:style-name="T3271"><text:s/>barbari riti e che disonorano l</text:span><text:span text:style-name="T3272">’</text:span><text:span text:style-name="T3273">umanità, e presentando questa nella divinità i più abbominevoli esempi d</text:span><text:span text:style-name="T3274">’</text:span><text:span text:style-name="T3275">ire, di vendette, d</text:span><text:span text:style-name="T3276">’</text:span><text:span text:style-name="T3277">ingiustizie, d</text:span><text:span text:style-name="T3278">’</text:span><text:span text:style-name="T3279">omicidi, di tradimenti. Per muovere adunque un popolo di tal carattere ebbe mestieri l</text:span><text:span text:style-name="T3280">’</text:span><text:span text:style-name="T3281">antica tragedia d</text:span><text:span text:style-name="T3282">’</text:span><text:span text:style-name="T3283">adoperar favole di somma atrocità, che terminassero con esili, miserie, morti di personaggi del più alto affare: altrimenti pochissimo effetto avrebbe potuto promettersi nell</text:span><text:span text:style-name="T3284">’</text:span><text:span text:style-name="T3285">animo degli spettatori.</text:span></text:p>
      <text:p text:style-name="p"><text:span text:style-name="anchor">[testo_Sez.</text:span><text:span text:style-name="anchor">II.4.0.3]<text:s/></text:span><text:span text:style-name="T3286">Ma la moderna tragedia, nata in mezzo a un popolo da molti secoli incivilito, amico del commercio e degli stranieri, e professante una religione che ispira la carità, la mansuetudine, la pace, la compassione, la beneficenza, dovette scemare d</text:span><text:span text:style-name="T3287">’</text:span><text:span text:style-name="T3288">atrocità, se anzi che muovere non volesse disgustare, come fa in oggi la sola lettura delle tragedie greche.<text:s/></text:span><text:span text:style-name="T3289">Il che è sì vero, che quelle medesime tragedie che sul modello delle antiche e di tristo fine si compongono oggi tra noi, sono astrette a mitigare quel terribile delle greche. Ed a ragione l</text:span><text:span text:style-name="T3290">’</text:span><text:span text:style-name="T3291">ingegnosissimo autore del<text:s/></text:span><text:span text:style-name="T3292">Rutzvanscad il giovine</text:span><text:span text:style-name="T3293">, deride que</text:span><text:span text:style-name="T3294">’</text:span><text:span text:style-name="T3295"><text:s/>moderni che, non badando alla diversità de</text:span><text:span text:style-name="T3296">’</text:span><text:span text:style-name="T3297"><text:s/>tempi,<text:s/></text:span><text:soft-page-break/><text:span text:style-name="T3298">posero nelle loro tragedie tutta l</text:span><text:span text:style-name="T3299">’</text:span><text:span text:style-name="T3300">atrocità delle antiche; difetto in cui incorse a</text:span><text:span text:style-name="T3301">’</text:span><text:span text:style-name="T3302"><text:s/>dì nostri il Crebillon e<text:s/></text:span><text:span text:style-name="T3303">‘</text:span><text:span text:style-name="T3304">l Lazzarini.</text:span></text:p>
      <text:p text:style-name="p">[Sez.II.4.0.4]<text:s/><text:span text:style-name="T3305">Ad ottener dunque il suo fine basta alla moderna tragedia d</text:span><text:span text:style-name="T3306">’</text:span><text:span text:style-name="T3307">esporre non la rovina, lo sbandeggiamento, lo scempio d</text:span><text:span text:style-name="T3308">’</text:span><text:span text:style-name="T3309">illustri personaggi, ma solamente il lor pericolo d</text:span><text:span text:style-name="T3310">’</text:span><text:span text:style-name="T3311">incorrere in quelle sventure (tanto bastando a destare la compassione e<text:s/></text:span><text:span text:style-name="T3312">‘</text:span><text:span text:style-name="T3313">l terrore negli animi nostri) e quindi fu dispensata dal terminare con queste funeste catastrofi.<text:s/></text:span><text:span text:style-name="T3314">Non fu dunque senza ragione che essa cambiò il tragico finimento di tristo in lieto.</text:span></text:p>
      <text:h text:style-name="Titre3" text:outline-level="3">Cap. V.<text:s/><text:line-break/>Del carattere del protagonista</text:h>
      <text:p text:style-name="p"><text:span text:style-name="anchor">[testo_Sez.</text:span><text:span text:style-name="anchor">II.5.0.1]<text:s/></text:span><text:span text:style-name="T3315">Il protagonista dell</text:span><text:span text:style-name="T3316">’</text:span><text:span text:style-name="T3317">antica tragedia era né sovranamente virtuoso, né malvagio.<text:s/></text:span><text:span text:style-name="T3318">Egli dovea tenere un certo mezzo tra questi caratteri, perciocché dovendo ordinariamente la tragedia terminare colla rovina di lui, s</text:span><text:span text:style-name="T3319">’</text:span><text:span text:style-name="T3320">egli fosse stato assolutamente vizioso, questa rovina non avrebbe fatta tentazione alcuna; da che noi non sentiamo troppa compassione e terrore della sciagura d</text:span><text:span text:style-name="T3321">’</text:span><text:span text:style-name="T3322">un tristo meritevolmente punito, e molto meno sentivala il feroce animo greco; e se virtuoso, avrebbe dato da mormorare contro la provvidenza, che in vece di proteggere l</text:span><text:span text:style-name="T3323">’</text:span><text:span text:style-name="T3324">innocenza, la sacrificava all</text:span><text:span text:style-name="T3325">’</text:span><text:span text:style-name="T3326">altrui scelleratezza.</text:span></text:p>
      <text:p text:style-name="p">[Sez.II.5.0.2]<text:s/><text:span text:style-name="T3327">Ma la moderna tragedia, siccome quella che non è a finimento tristo obbligata, può (può, dico, non dee) avere un protagonista sovranamente virtuoso.<text:s/></text:span><text:span text:style-name="T3328">Ciò rende questa ben più istruttiva dell</text:span><text:span text:style-name="T3329">’</text:span><text:span text:style-name="T3330">antica e più atta a formare i nostri costumi, potendo nella persona del protagonista esporre l</text:span><text:span text:style-name="T3331">’</text:span><text:span text:style-name="T3332">esempio delle virtù più eminenti; il che, per la soprallegata ragione non era permesso all</text:span><text:span text:style-name="T3333">’</text:span><text:span text:style-name="T3334">antica. Rendela in oltre ben più interessante di questa: mercecché lo spettatore tanto più ama il protagonista, quanto questi è più virtuoso. Perciò il protagonista dell</text:span><text:span text:style-name="T3335">’</text:span><text:span text:style-name="T3336">antica tragedia ci attacca assai meno di quello del melodramma. Il nostro cuore non siegue con tanta agitazione le varie vicende del primo, vedendo in lui delle qualità poco amabili, ed accorgendosi aver egli con qualche suo fallo meritati que</text:span><text:span text:style-name="T3337">’</text:span><text:span text:style-name="T3338"><text:s/>rovesci di fortuna. Ma il protagonista del melodramma, avendo colle sue qualità guadagnato il nostro affetto, c</text:span><text:span text:style-name="T3339">’</text:span><text:span text:style-name="T3340">interessa mirabilmente nelle sue disgrazie. Noi ci sentiamo per lui ondeggiare il cuore fra li timore, la compassione, la speranza: e giunti finalmente allo scioglimento proviamo un sentimento totalmente straniero all</text:span><text:span text:style-name="T3341">’</text:span><text:span text:style-name="T3342">antica tragedia, qual è il passaggio da quell</text:span><text:span text:style-name="T3343">’</text:span><text:span text:style-name="T3344">agitazione al contento di vedere il personaggio, che noi amiamo, passar di misero in prospero stato.</text:span></text:p>
      <text:soft-page-break/>
      <text:p text:style-name="p">[Sez.II.5.0.3]<text:s/><text:span text:style-name="T3345">Si dirà, forse, che la mancanza di questo dolce sentimento è abbastanza compensata nelle tragedie greche dall</text:span><text:span text:style-name="T3346">’</text:span><text:span text:style-name="T3347">istruzione che dà al popolo la rovina del protagonista, mostrando i falli severamente dal cielo puniti anche ne</text:span><text:span text:style-name="T3348">’</text:span><text:span text:style-name="T3349"><text:s/>gran personaggi, ed esortando a sostenere in pace i sopportabili incomodi della sua condizione, col mostrar la grandezza sottoposta a</text:span><text:span text:style-name="T3350">’</text:span><text:span text:style-name="T3351"><text:s/>mali di gran lunga più dolorosi.<text:s/></text:span><text:span text:style-name="T3352">Ma vale almeno altrettanto l</text:span><text:span text:style-name="T3353">’</text:span><text:span text:style-name="T3354">istruzione che noi caviamo dalle vicende del protagonista del melodramma, le quali efficacemente ci persuadono ad entrare nel cammino della virtù, che veggiamo dalla provvidenza sì dichiaratamente difesa e ricompensata.</text:span></text:p>
      <text:p text:style-name="p"><text:span text:style-name="anchor">[testo_Sez.</text:span><text:span text:style-name="anchor">II.5.0.4]<text:s/></text:span><text:span text:style-name="T3355">Un</text:span><text:span text:style-name="T3356">’</text:span><text:span text:style-name="T3357">altra opposizione far mi si potrebbe, e si è che gli uomini non s</text:span><text:span text:style-name="T3358">’</text:span><text:span text:style-name="T3359">interessano tanto per le persone di virtù eminenti, quanto per chi in mezzo alle sue virtù faccia comparire quelle debolezze, alle quali essi medesimi sono soggetti.<text:s/></text:span><text:span text:style-name="T3360">Perché il carattere del primo è quasi d</text:span><text:span text:style-name="T3361">’</text:span><text:span text:style-name="T3362">una spezie d</text:span><text:span text:style-name="T3363">’</text:span><text:span text:style-name="T3364">esseri distinta dalla loro, e colla sua perfezione, anzi che interessare, gl</text:span><text:span text:style-name="T3365">’</text:span><text:span text:style-name="T3366">indispettisce, ricevendo eglino da quella un segreto rimprovero de</text:span><text:span text:style-name="T3367">’</text:span><text:span text:style-name="T3368"><text:s/>loro vizi; ma un uomo soggetto alle nostre debolezze è quasi un altro noi stessi, e noi desideriamo ardentemente che tali debolezze non attraggano sopra di lui le disgrazie ond</text:span><text:span text:style-name="T3369">’</text:span><text:span text:style-name="T3370">è minacciato, facendo così il nostro cuore occultamente la propria causa. Dal che pare che il protagonista d</text:span><text:span text:style-name="T3371">’</text:span><text:span text:style-name="T3372">un carattere mediocre possa interessar più assai che un altro di carattere sublime. Ma basterebbe l</text:span><text:span text:style-name="T3373">’</text:span><text:span text:style-name="T3374">esperienza a confutare sì speziosa obbiezione. Si leggano due tragedie, l</text:span><text:span text:style-name="T3375">’</text:span><text:span text:style-name="T3376">una delle quali abbia il protagonista di carattere sublime, l</text:span><text:span text:style-name="T3377">’</text:span><text:span text:style-name="T3378">altra di mezzano, e se ne vedrà tosto la falsità. Un carattere virtuoso non può mancar mai d</text:span><text:span text:style-name="T3379">’</text:span><text:span text:style-name="T3380">interessarci, e questo interesse, piuttosto che diminuire, tanto più cresce, quanto più quello è sublime; massimamente quando in esso si veggano lumeggiate sopra le altre quelle virtù che appartengono a</text:span><text:span text:style-name="T3381">’</text:span><text:span text:style-name="T3382"><text:s/>doveri verso altrui; il che avviene quando il personaggio virtuoso comparisca negli atti e nelle parole amico dell</text:span><text:span text:style-name="T3383">’</text:span><text:span text:style-name="T3384">umanità, protettore dell</text:span><text:span text:style-name="T3385">’</text:span><text:span text:style-name="T3386">innocenza, compassionevole verso gl</text:span><text:span text:style-name="T3387">’</text:span><text:span text:style-name="T3388">infelici, umano, benefico, indulgente. Un tal carattere interesserà sommamente, e in esso qualunque vizio, anzi che piacere, rincrescerebbe oltremodo, come quello che o direttamente o indirettamente impedirebbe l</text:span><text:span text:style-name="T3389">’</text:span><text:span text:style-name="T3390">effetto di quelle virtù. Né a questo carattere è paragonabile un carattere mezzano, particolarmente se in esso poco spirino quelle virtù, come il più è quello de</text:span><text:span text:style-name="T3391">’</text:span><text:span text:style-name="T3392"><text:s/>protagonisti Greci. In oltre un carattere sovranamente virtuoso non esclude le umane debolezze, ma solo i vizi, non importando egli una perfezione assoluta, ch</text:span><text:span text:style-name="T3393">’</text:span><text:span text:style-name="T3394">è di Dio solo, ma una relativa, e quale può agli uomini convenire. E gli uomini non lasciano d</text:span><text:span text:style-name="T3395">’</text:span><text:span text:style-name="T3396">essere perfetti, ancorché a qualche difetto sien sottoposti, non venendo questi da abito vizioso,<text:s/></text:span><text:soft-page-break/><text:span text:style-name="T3397">ma dalla limitazione dell</text:span><text:span text:style-name="T3398">’</text:span><text:span text:style-name="T3399">umana perfezione, ed appartenendo alla classe de</text:span><text:span text:style-name="T3400">’</text:span><text:span text:style-name="T3401"><text:s/>mali metafisici, non de</text:span><text:span text:style-name="T3402">’</text:span><text:span text:style-name="T3403"><text:s/>morali. Quindi non nuoce al carattere di Temistocle</text:span><text:span text:style-name="Appelnotedebasdep."><text:note text:note-class="footnote" text:id="_ftn42"><text:note-citation>43</text:note-citation><text:note-body><text:p text:style-name="Notedebasdepage"><text:span text:style-name="T3404"><text:s/></text:span>Si allude al<text:s/><text:span text:style-name="T3405">Temistocle</text:span><text:s/>del Metastasio, il quale così parla nella scena prima dell’atto terzo:<text:s/><text:span text:style-name="quote.c">«O patria, o Atene, o tenerezza, o nome / per me fatal! Dolce finor mi parve / impiegar le mie cure, / il mio sangue per te. Soffersi in pace / gli sdegni tuoi. Peregrinai tranquillo / fra le miserie mie di lido in lido. / Ma, per esserti fido, / vedermi astretto a comparire ingrato, / ed a re sì clemente, / che oltraggiato e potente / l’offese oblia, mi stringe al sen, mi onora, / mi fida il suo poter; / perdona, Atene, / soffrir nol so. De’ miei pensieri il nume / sempre sarai, come finor lo fosti; / ma comincio a sentir quanto mi costi.»</text:span></text:p></text:note-body></text:note></text:span><text:span text:style-name="T3406"><text:s/>ch</text:span><text:span text:style-name="T3407">’</text:span><text:span text:style-name="T3408">egli alcuna volta si senta quasi oppresso dalla sua propria virtù: ed egli può comparire soggetto alle umane debolezze, senza deporre per questo il suo sublime carattere.</text:span></text:p>
      <text:h text:style-name="Titre3" text:outline-level="3">Cap. VI.<text:s/><text:line-break/>Del numero degli atti</text:h>
      <text:p text:style-name="p"><text:span text:style-name="anchor">[testo_Sez.</text:span><text:span text:style-name="anchor">II.6.0.1]<text:s/></text:span><text:span text:style-name="T3409">È noto su questo proposito il precetto d</text:span><text:span text:style-name="T3410">’</text:span><text:span text:style-name="T3411">Orazio, osservato dall</text:span><text:span text:style-name="T3412">’</text:span><text:span text:style-name="T3413">antica tragedia:</text:span></text:p>
      <text:p text:style-name="quote.l"><text:span text:style-name="T3414"> </text:span><text:span text:style-name="T3415">Neve minor, neu sit quinto productior actu</text:span></text:p>
      <text:p text:style-name="P3416">Fabula, quæ posci vult, et spectata reponi.</text:p>
      <text:p text:style-name="p">[Sez.II.6.0.2]<text:s/><text:span text:style-name="T3417">Ma non è questo precetto tratto dalla natura del dramma, o dalle regole del verisimile.<text:s/></text:span><text:span text:style-name="T3418">Egli fu solo dell</text:span><text:span text:style-name="T3419">’</text:span><text:span text:style-name="T3420">uso: e una favola, che più o meno avesse di cinque atti, può essere egualmente bella che una che seguisse quell</text:span><text:span text:style-name="T3421">’</text:span><text:span text:style-name="T3422">antica divisione.</text:span></text:p>
      <text:p text:style-name="p"><text:span text:style-name="anchor">[testo_Sez.</text:span><text:span text:style-name="anchor">II.6.0.3]<text:s/></text:span><text:span text:style-name="T3423">Dirò anzi di più: il soverchio attacco a quell</text:span><text:span text:style-name="T3424">’</text:span><text:span text:style-name="T3425">arbitraria distribuzione ha nociuto a moltissime tragedie, le quali in sé non avendo estensione bastante per cinque atti, hanno coperto il vano con episodiche frange.<text:s/></text:span><text:span text:style-name="T3426">L</text:span><text:span text:style-name="T3427">’</text:span><text:span text:style-name="T3428">Edipo</text:span><text:span text:style-name="T3429"><text:s/>di Sofocle finisce propriamente al quarto atto: il quinto è tutto borra. Il che è sì manifesto, che il Dacier si è creduto in dovere d</text:span><text:span text:style-name="T3430">’</text:span><text:span text:style-name="T3431">avvertire in quel luogo il lettore che vi rimaneva ancora un altro atto. Se l</text:span><text:span text:style-name="T3432">’</text:span><text:span text:style-name="T3433">antica tragedia avesse ammesso un minor numero d</text:span><text:span text:style-name="T3434">’</text:span><text:span text:style-name="T3435">atti, non avrebbe rotto sì spesso in quello scoglio.</text:span></text:p>
      <text:p text:style-name="p"><text:span text:style-name="anchor">[testo_Sez.</text:span><text:span text:style-name="anchor">II.6.0.4]<text:s/></text:span><text:span text:style-name="T3436">Di qui si vede aver legittimamente potuto la moderna tragedia ridurre a tre il numero degli atti, e che questa nuova distribuzione val forse meglio dell</text:span><text:span text:style-name="T3437">’</text:span><text:span text:style-name="T3438">antica.<text:s/></text:span><text:span text:style-name="T3439">«Io non so (dice uno de</text:span><text:span text:style-name="T3440">’</text:span><text:span text:style-name="T3441"><text:s/>maggiori letterati, che oggi s</text:span><text:span text:style-name="T3442">’</text:span><text:span text:style-name="T3443">abbia l</text:span><text:span text:style-name="T3444">’</text:span><text:span text:style-name="T3445">Italia</text:span><text:span text:style-name="Appelnotedebasdep."><text:note text:note-class="footnote" text:id="_ftn43"><text:note-citation>44</text:note-citation><text:note-body><text:p text:style-name="Notedebasdepage"><text:span text:style-name="T3446"><text:s/></text:span>Il Zanotti,<text:s/><text:span text:style-name="T3447">Dell</text:span><text:span text:style-name="T3448">’</text:span><text:span text:style-name="T3449">arte poet.</text:span>,<text:s/><text:span text:style-name="T3450">Ragionam.</text:span><text:s/>II.</text:p></text:note-body></text:note></text:span><text:span text:style-name="T3451">) perché la tragedia dovesse esser men bella se fosse divisa in tre atti soli, o anche in due; parendo che la favola possa essere egualmente verisimile e maravigliosa e piena d</text:span><text:span text:style-name="T3452">’</text:span><text:span text:style-name="T3453">affetto, e<text:s/></text:span><text:span text:style-name="T3454">‘</text:span><text:span text:style-name="T3455">l costume e lo stile egualmente convenirsi, qualunque il numero dagli atti sia».</text:span></text:p>
      <text:soft-page-break/>
      <text:h text:style-name="Titre3" text:outline-level="3">Cap. VII.<text:s/><text:line-break/>Del verso tragico</text:h>
      <text:h text:style-name="Titre4" text:outline-level="4">§ I. Se sia biasimevole nella tragedia la mescolanza de’<text:s/>versi</text:h>
      <text:p text:style-name="p">[Sez.II.7.1.1]<text:s/><text:span text:style-name="T3456">L</text:span><text:span text:style-name="T3457">’</text:span><text:span text:style-name="T3458">antica tragedia non ama mescolanza di versi, e biasimati vennero que</text:span><text:span text:style-name="T3459">’</text:span><text:span text:style-name="T3460"><text:s/>tragici che in essa varie ragioni di versi insieme accoppiarono.<text:s/></text:span><text:span text:style-name="T3461">Per questo medesimo fu da taluni biasimato il melodramma, che nel recitativo frammette il settenario all</text:span><text:span text:style-name="T3462">’</text:span><text:span text:style-name="T3463">endecasillabo, essendo tal mescolanza, secondo essi, poco accomodata alla tragica gravità.<text:s/></text:span><text:span text:style-name="T3464">La più corta e più convincente difesa del melodramma è la lettura d</text:span><text:span text:style-name="T3465">’</text:span><text:span text:style-name="T3466">alcuno de</text:span><text:span text:style-name="T3467">’</text:span><text:span text:style-name="T3468"><text:s/>suoi recitativi, i quali ad ogni persona che sappia gustare anche ciò che non sa d</text:span><text:span text:style-name="T3469">’</text:span><text:span text:style-name="T3470">antico, parrà nobile e grave, quanto qual altro pezzo che si scelga di tragedia fatta al conio greco, ma più naturale e più vario di questo, il quale coll</text:span><text:span text:style-name="T3471">’</text:span><text:span text:style-name="T3472">uniformità de</text:span><text:span text:style-name="T3473">’</text:span><text:span text:style-name="T3474"><text:s/>versi riesce spesso rincrescevole e poco verisimile.</text:span></text:p>
      <text:p text:style-name="p"><text:span text:style-name="anchor">[testo_Sez.</text:span><text:span text:style-name="anchor">II.7.1.2]<text:s/></text:span><text:span text:style-name="T3475">Più si riscaldano contro le arie, gridando all</text:span><text:span text:style-name="T3476">’</text:span><text:span text:style-name="T3477">inverisimiglianza di cantare anacreontiche stanze andando alla morte, o alla guerra, e di trattare melodiosamente i più grandi affari.<text:s/></text:span><text:span text:style-name="T3478">Io non vo</text:span><text:span text:style-name="T3479">’</text:span><text:span text:style-name="T3480"><text:s/>negare che più dignitoso riuscirebbe il melodramma, se tutto in essi fosse recitativo, come furono tutti i melodrammi fino a</text:span><text:span text:style-name="T3481">’</text:span><text:span text:style-name="T3482"><text:s/>primi anni del diciassettesimo secolo. Certo è tuttavolta, che quando alle arie si dia una musica propria e confacente, la loro inverisimiglianza cessa quali in tutto; e qual musica sia propria delle arie teatrali, si vedrà nella seguente sezione.<text:s/></text:span><text:span text:style-name="T3483">Per ciò poi che riguarda appunto il canto adoperato nella rappresentazione, quest</text:span><text:span text:style-name="T3484">’</text:span><text:span text:style-name="T3485">uso è al melodramma comune colla greca tragedia, la quale era intieramente cantata anch</text:span><text:span text:style-name="T3486">’</text:span><text:span text:style-name="T3487">essa, siccome è stato vittoriosamente provato da molti eruditi contro a coloro che stimarono i soli cori essere stati cantati nella tragedia antica. Laonde io, che ho preso a trattar solo di ciò che rende il melodramma diverso dall</text:span><text:span text:style-name="T3488">’</text:span><text:span text:style-name="T3489">antica tragedia, col miglior grado del mondo lascio, a chi di questa ultima imprenda a ragionare, il carico d</text:span><text:span text:style-name="T3490">’</text:span><text:span text:style-name="T3491">acquetare que</text:span><text:span text:style-name="T3492">’</text:span><text:span text:style-name="T3493"><text:s/>malcontenti, allegando le buone ragioni ch</text:span><text:span text:style-name="T3494">’</text:span><text:span text:style-name="T3495">ebbero gli antichi di rappresentare le loro tragedie cantando.</text:span></text:p>
      <text:p text:style-name="p">[Sez.II.7.1.3]<text:s/><text:span text:style-name="T3496">Ma i fautori dell</text:span><text:span text:style-name="T3497">’</text:span><text:span text:style-name="T3498">antica tragedia, per trar questa d</text:span><text:span text:style-name="T3499">’</text:span><text:span text:style-name="T3500">imbarazzo, fondano la loro difficoltà non sul canto in generale, ma sulla differenza tra l</text:span><text:span text:style-name="T3501">’</text:span><text:span text:style-name="T3502">antica e la moderna musica teatrale, avendo gli antichi adoperato ne</text:span><text:span text:style-name="T3503">’</text:span><text:span text:style-name="T3504"><text:s/>loro drammi una musica semplice, robusta, espressiva, e solendo i moderni unire a</text:span><text:span text:style-name="T3505">’</text:span><text:span text:style-name="T3506"><text:s/>drammi loro una musica cianciosa troppo e snervata.<text:s/></text:span><text:span text:style-name="T3507">Nondimeno questi lodatori della sola antichità poteano pur riflettere non esser quello un diletto del melodramma, ma sì di que</text:span><text:span text:style-name="T3508">’</text:span><text:span text:style-name="T3509"><text:s/>compositori che non sanno dargli quella musica che gli conviene. Che se eglino degneranno d</text:span><text:span text:style-name="T3510">’</text:span><text:span text:style-name="T3511">un</text:span><text:span text:style-name="T3512">’</text:span><text:span text:style-name="T3513"><text:s/>occhiata ciò che<text:s/></text:span><text:soft-page-break/><text:span text:style-name="T3514">nella citata sezione diremo della musica teatrale, io spero che in avvenire non odieranno più il melodramma, comecché non sia nato sotto il cielo d</text:span><text:span text:style-name="T3515">’</text:span><text:span text:style-name="T3516">Atene.</text:span></text:p>
      <text:p text:style-name="p">[Sez.II.7.1.4]<text:s/><text:span text:style-name="T3517">Ma prima di passare a ciò che il nostro spettacolo esige dal maestro di cappella, proseguiamo a vedere ciò ch</text:span><text:span text:style-name="T3518">’</text:span><text:span text:style-name="T3519">esige dal poeta, esponendo qual luogo si convenga a</text:span><text:span text:style-name="T3520">’</text:span><text:span text:style-name="T3521"><text:s/>recitativi e quale alle arie, o, ch</text:span><text:span text:style-name="T3522">’</text:span><text:span text:style-name="T3523">è tutt</text:span><text:span text:style-name="T3524">’</text:span><text:span text:style-name="T3525">uno, quali sieno le materia proprie degli uni e quali delle altre. Poi qualche riflessione aggiugneremo sul loro stile.</text:span></text:p>
      <text:h text:style-name="Titre4" text:outline-level="4">§ II. Della materia propria de’<text:s/>recitativi e delle arie</text:h>
      <text:p text:style-name="p">[Sez.II.7.2.1]<text:s/><text:span text:style-name="T3526">Tutta l</text:span><text:span text:style-name="T3527">’</text:span><text:span text:style-name="T3528">orditura del dramma, tutto ciò, che ne forma il nodo e lo scioglimento, appartiene al recitativo.<text:s/></text:span><text:span text:style-name="T3529">Laonde le narrazioni, le conferenze, i rapporti, le deliberazioni vanno espresse ne</text:span><text:span text:style-name="T3530">’</text:span><text:span text:style-name="T3531"><text:s/>recitativi e disconvengono alle arie.</text:span></text:p>
      <text:p text:style-name="p">[Sez.II.7.2.2]<text:s/><text:span text:style-name="T3532">Queste per l</text:span><text:span text:style-name="T3533">’</text:span><text:span text:style-name="T3534">altra parte debbono contenere i sentimenti che nascono da quelle narrazioni, conferenze, deliberazioni, da ciò insomma che fu trattato nell</text:span><text:span text:style-name="T3535">’</text:span><text:span text:style-name="T3536">antecedente recitativo, o che dal poeta si suppone d</text:span><text:span text:style-name="T3537">’</text:span><text:span text:style-name="T3538">essere stato trattato dietro alla scena.<text:s/></text:span><text:span text:style-name="T3539">E però le arie debbono essere il più puro, il più semplice linguaggio degli affetti, e null</text:span><text:span text:style-name="T3540">’</text:span><text:span text:style-name="T3541">altro contenere che le formole, diciam così, del dolore, dello sdegno, della tenerezza, della disperazione, del timore o di tal altra passione.</text:span></text:p>
      <text:p text:style-name="p"><text:span text:style-name="anchor">[testo_Sez.</text:span><text:span text:style-name="anchor">II.7.2.3]<text:s/></text:span><text:span text:style-name="T3542">Quindi si vede le massime, le sentenze, le crie, mal convenire alle arie.<text:s/></text:span><text:span text:style-name="T3543">La drammatica in generale è poco amica di queste dommatiche merci, come quella che intende a mettere la morale in azione, non in precetti. Ma nelle arie particolarmente esse non debbono entrar mai, se il poeta non voglia estinguere nell</text:span><text:span text:style-name="T3544">’</text:span><text:span text:style-name="T3545">animo nostro tutta l</text:span><text:span text:style-name="T3546">’</text:span><text:span text:style-name="T3547">emozione che aveavi eccitata: perciocché il linguaggio dommatico è proprio dell</text:span><text:span text:style-name="T3548">’</text:span><text:span text:style-name="T3549">uom tranquillo. Un uomo agitato da passione quando parla non perde il suo tempo a dommatizzare, ma cerca solo di dare sfogo all</text:span><text:span text:style-name="T3550">’</text:span><text:span text:style-name="T3551">animo suo, o</text:span><text:span text:style-name="T3552">’</text:span><text:span text:style-name="T3553"><text:s/>di muovere chi l</text:span><text:span text:style-name="T3554">’</text:span><text:span text:style-name="T3555">ascolta ad accordargli compassione e soccorso: e per la medesima ragione né pure si vuol dommatizzare nelle arie, che debbono contenere il linguaggio degli appassionati.</text:span></text:p>
      <text:p text:style-name="p"><text:span text:style-name="anchor">[testo_Sez.</text:span><text:span text:style-name="anchor">II.7.2.4]<text:s/></text:span><text:span text:style-name="T3556">Il celebre Metastasio in quelle arie che chiamansi duetti, terzetti, quartetti ecc. ha religiosamente osservato un tal precetto: essi sono il più naturale, il più puro, il più semplice linguaggio del cuore.<text:s/></text:span><text:span text:style-name="T3557">Per esempio in questo duetto tra Megacle ed Aristea</text:span><text:span text:style-name="Appelnotedebasdep."><text:note text:note-class="footnote" text:id="_ftn44"><text:note-citation>45</text:note-citation><text:note-body><text:p text:style-name="Notedebasdepage"><text:span text:style-name="T3558"><text:s/></text:span><text:span text:style-name="T3559">Olimpiade</text:span>, atto I, scena ult.</text:p></text:note-body></text:note></text:span><text:span text:style-name="T3560"> :</text:span></text:p>
      <text:p text:style-name="P3561">MEGACLE: Ne’<text:s/>giorni tuoi felici</text:p>
      <text:p text:style-name="P3562">Ricordati di me.</text:p>
      <text:p text:style-name="P3563">ARISTEA: Perché così mi dici,</text:p>
      <text:soft-page-break/>
      <text:p text:style-name="quote.l"><text:span text:style-name="T3564">Anima mia perché?</text:span><text:span text:style-name="T3565"><text:s/>ecc.</text:span></text:p>
      <text:p text:style-name="noindent">le parole sono quelle medesime che vengono in bocca delle più semplici persone, quando si amino scambievolmente e si trovino sul procinto di separarsi.<text:s/>Il poeta si è talmente investito di quello stato, ch’egli ha cavato dal suo cuore quel medesimo parlare che questo gli suggerirebbe in tali circostanze. Perciò i duetti, i terzetti, i quartetti ecc. di questo grand’uomo fanno sì maraviglioso effetto sul teatro. Ma, mi si permetta il vero, nelle arie propriamente dette egli non sempre è stato attento al linguaggio del cuore, e<text:s/>‘l buon Omero alcuna volta sonneggia. Vaglia d’esempio l’aria che chiude la terza scena nel terzo atto del suo<text:s/><text:span text:style-name="T3566">Demofoonte.</text:span><text:s/>Quella maravigliosa scena esprime il passaggio che fa il protagonista da un estremo contento a una tristezza estrema, cagionata in lui da una novella recatagli da Matusio. L’aria che termina queste scena avrebbe dovuta essere il linguaggio della costernazione del medesimo protagonista, come in simili casi ha con eterna sua lode praticato il valorose poeta. Ma in questo egli ha voluto che Matusio, non già il protagonista terminasse la scena, e sì la terminasse colla massima:</text:p>
      <text:p text:style-name="quote.l">Ah che né mal verace,</text:p>
      <text:p text:style-name="P3567">Nè vero ben si dà:</text:p>
      <text:p text:style-name="P3568">Prendono qualità</text:p>
      <text:p text:style-name="P3569">Da’<text:s/>nostri affetti.</text:p>
      <text:p text:style-name="p"><text:span text:style-name="anchor">[testo_Sez.</text:span><text:span text:style-name="anchor">II.7.2.5</text:span><text:span text:style-name="anchor">]<text:s/></text:span><text:span text:style-name="T3570">E così quell</text:span><text:span text:style-name="T3571">’</text:span><text:span text:style-name="T3572">agitazione, che nata nell</text:span><text:span text:style-name="T3573">’</text:span><text:span text:style-name="T3574">attimo dello spettatore dalla novella di Matusio, e cresciuta nel progresso del recitativo dalle angustie del furioso protagonista, avrebbe dovuto giugnere al suo colmo nell</text:span><text:span text:style-name="T3575">’</text:span><text:span text:style-name="T3576">aria, viene dispettosamente arrestata da una massima, la quale, per giunta, le vera folle, ridurrebbe gli uomini all</text:span><text:span text:style-name="T3577">’</text:span><text:span text:style-name="T3578">infelice stato d</text:span><text:span text:style-name="T3579">’</text:span><text:span text:style-name="T3580">inazione.<text:s/></text:span><text:span text:style-name="T3581">Il poeta drammatico non dee spacciar troppe massime. Il suo dovere è di comporre in modo l</text:span><text:span text:style-name="T3582">’</text:span><text:span text:style-name="T3583">azione, che lo spettatore ne deduca da sé medesimo quella istruzione. Un dramma intarsiato di massime scopre l</text:span><text:span text:style-name="T3584">’</text:span><text:span text:style-name="T3585">inespertezza del poeta, il quale non sapendo dare all</text:span><text:span text:style-name="T3586">’</text:span><text:span text:style-name="T3587">azione quel colore, quella forza che basta per far nascere una data massima in mente allo spettatore, usurpa l</text:span><text:span text:style-name="T3588">’</text:span><text:span text:style-name="T3589">uffizio di questo, esprimendo da sé medesimo quella sentenza. Infatti i drammatici più sentenziosi sono appunto quelli che meno intesero la loro arte.</text:span></text:p>
      <text:p text:style-name="p">[Sez.II.7.2.6]<text:s/><text:span text:style-name="T3590">Le massime adunque, o le sentenza che si useranno nel melodramma, sieno rare e brevissime, ed abbian luogo solo ne</text:span><text:span text:style-name="T3591">’</text:span><text:span text:style-name="T3592"><text:s/>recitativi.<text:s/></text:span><text:span text:style-name="T3593">Tai materie non convengono a verun patto alle arie, le quali debbono contenere i particolari sentimenti delle persone drammatiche, non principi generali, non tesi. E il poeta non si lasci sorprendere al<text:s/></text:span><text:soft-page-break/><text:span text:style-name="T3594">Quadrio il quale asserisce</text:span><text:span text:style-name="Appelnotedebasdep."><text:note text:note-class="footnote" text:id="_ftn45"><text:note-citation>46</text:note-citation><text:note-body><text:p text:style-name="Notedebasdepage"><text:span text:style-name="T3595"><text:s/></text:span><text:span text:style-name="T3596">Vol. </text:span><text:span text:style-name="T3597">III,<text:s/></text:span><text:span text:style-name="T3598">part. </text:span><text:span text:style-name="T3599">II, lib. III, dist. </text:span>IV, cap. II, partic. VI.</text:p></text:note-body></text:note></text:span><text:span text:style-name="T3600">, che<text:s/></text:span><text:span text:style-name="quote.c">«nelle ariette quanto più le proposizioni sono generali, tanto più piacciono al popolo, perché trovandole verisimili o vere, se ne fa un capitale per cantarsele a casa»</text:span><text:span text:style-name="T3601">. La fievolezza della ragione mostra abbastanza di qual valore sia quel precetto. Né il popolo (dicasi con pace di quell</text:span><text:span text:style-name="T3602">’</text:span><text:span text:style-name="T3603">erudito scrittore) è menato al teatro dal desiderio di farsi quel capitale, né un poeta degno di premere le vestigia di Sofocle, vuol derogare in menoma parte alla bellezza del dramma per sì miserabile intento.</text:span></text:p>
      <text:p text:style-name="p"><text:span text:style-name="anchor">[testo_Sez.</text:span><text:span text:style-name="anchor">II.7.2.7</text:span><text:span text:style-name="anchor">]<text:s/></text:span><text:span text:style-name="T3604">Per somiglianti ragioni le similitudini non debbono entrar mai nelle arie.<text:s/></text:span><text:span text:style-name="T3605">Fu censurato il Maffei d</text:span><text:span text:style-name="T3606">’</text:span><text:span text:style-name="T3607">avere adoperato nella<text:s/></text:span><text:span text:style-name="T3608">Merope</text:span><text:span text:style-name="T3609"><text:s/>una similitudine tratta da Virgilio: quanto più degni di tal censura son que</text:span><text:span text:style-name="T3610">’</text:span><text:span text:style-name="T3611"><text:s/>poeti che questa figura adoperano nelle arie? Anche in questo punto il Metastasio si è lasciato sorprendere alla fecondità del suo ingegno. Arbace sprigionato da Artaserse</text:span><text:span text:style-name="Appelnotedebasdep."><text:note text:note-class="footnote" text:id="_ftn46"><text:note-citation>47</text:note-citation><text:note-body><text:p text:style-name="Notedebasdepage"><text:span text:style-name="T3612"><text:s/></text:span>Nell’<text:span text:style-name="T3613">Artaserse</text:span>, atto III, scena I.</text:p></text:note-body></text:note></text:span><text:span text:style-name="T3614"><text:s/>e confortato del medesimo a uscir di Susa, dove la sua vita non sarebbe sicura, co</text:span><text:span text:style-name="T3615">’</text:span><text:span text:style-name="T3616"><text:s/>seguenti nobili sensi risponde a quel principe generoso:</text:span></text:p>
      <text:p text:style-name="P3617">Ubbidisco al mio Re. Possa una volta</text:p>
      <text:p text:style-name="P3618">Esserti grato Arbace. Ascolti intanto</text:p>
      <text:p text:style-name="P3619">Il Cielo i voti miei:</text:p>
      <text:p text:style-name="P3620">Regni Artaserse, e gli anni</text:p>
      <text:p text:style-name="P3621">Del suo regno felice</text:p>
      <text:p text:style-name="P3622">Distinguano i trionfi. Allori e palme</text:p>
      <text:p text:style-name="P3623">Tutto il mondo vassallo a lui raccolga.</text:p>
      <text:p text:style-name="P3624">Lentamente ravvolga</text:p>
      <text:p text:style-name="P3625">I suoi giorni la Parca e resti a lui</text:p>
      <text:p text:style-name="P3626">Quella pace ch’io perdo,</text:p>
      <text:p text:style-name="P3627">Che non spero trovar fino a quel giorno,</text:p>
      <text:p text:style-name="P3628">Che alla patria, all’amico io non ritorno.</text:p>
      <text:p text:style-name="p"><text:span text:style-name="anchor">[testo_Sez.</text:span><text:span text:style-name="anchor">II.7.2.8</text:span><text:span text:style-name="anchor">]<text:s/></text:span><text:span text:style-name="T3629">Dopo un sì bello e sì tenero recitativo, io mi aspettava un</text:span><text:span text:style-name="T3630">’</text:span><text:span text:style-name="T3631"><text:s/>aria che racchiudesse gli ultimi, i più vivaci, i più affettuosi sforzi d</text:span><text:span text:style-name="T3632">’</text:span><text:span text:style-name="T3633">un cuore pieno di fedeltà, d</text:span><text:span text:style-name="T3634">’</text:span><text:span text:style-name="T3635">amicizia, di riconoscenza.<text:s/></text:span><text:span text:style-name="T3636">Ma mentre già commosso da quel nobile recitativo io mi preparava a un</text:span><text:span text:style-name="T3637">’</text:span><text:span text:style-name="T3638">impressione anche più forte, mi sento improvvisamente gelare il cuore da un</text:span><text:span text:style-name="T3639">’</text:span><text:span text:style-name="T3640"><text:s/>aria, colla quale terminando Arbace quella sì passionata scena, si diverte in assomigliar sé medesimo all</text:span><text:span text:style-name="T3641">’</text:span><text:span text:style-name="quote.c">«Onda dal mar divisa»</text:span><text:span text:style-name="T3642"><text:s/>che<text:s/></text:span><text:span text:style-name="quote.c">«Bagna la valle, e<text:s/></text:span><text:span text:style-name="quote.c">‘</text:span><text:span text:style-name="quote.c">l monte. | Va passaggiera in fiume, | Va prigioniera in fonte»</text:span><text:span text:style-name="T3643"><text:s/>ecc. E sarà mai verisimile, che un uomo agitato da un tumulto di tanti e sì diversi affetti, nel procinto d</text:span><text:span text:style-name="T3644">’</text:span><text:span text:style-name="T3645">abbandonar la patria e quanto ha di più caro al mondo, si perda in quegli ultimi momenti a simmetrizzare spensieratamente una lunga similitudine? Si dirà forse che essendosi detto quanto si<text:s/></text:span><text:soft-page-break/><text:span text:style-name="T3646">potea di più patetico nel recitativo, nulla restasse ad aggiugnere nelle arie? Ma il poeta non dee consumare nel recitativo gli estremi sforzi della passione. Questa vuol nascere e sollevarsi nel recitativo, ma non altrove che nell</text:span><text:span text:style-name="T3647">’</text:span><text:span text:style-name="T3648">aria vuol pervenire alla sua maggiore altezza. Ciò che si è detto delle similitudini s</text:span><text:span text:style-name="T3649">’</text:span><text:span text:style-name="T3650">intenda ancora delle allegorie; e già prima di noi un famoso letterato di Francia</text:span><text:span text:style-name="Appelnotedebasdep."><text:note text:note-class="footnote" text:id="_ftn47"><text:note-citation>48</text:note-citation><text:note-body><text:p text:style-name="Notedebasdepage"><text:span text:style-name="T3651"><text:s/></text:span>Il signor d’Alembert, De la liberté de la musique, dissertazione che va nelle sue<text:span text:style-name="T3652"><text:s/>Mescolanze</text:span>.</text:p></text:note-body></text:note></text:span><text:span text:style-name="T3653"><text:s/>avea avvertita l</text:span><text:span text:style-name="T3654">’</text:span><text:span text:style-name="T3655">inverisimiglianza di quell</text:span><text:span text:style-name="T3656">’</text:span><text:span text:style-name="T3657">allegoria messa in bocca del medesimo Arbace nell</text:span><text:span text:style-name="T3658">’</text:span><text:span text:style-name="T3659">aria<text:s/></text:span><text:span text:style-name="T3660">Vò solcando un mar crudele.</text:span></text:p>
      <text:p text:style-name="p">[Sez.II.7.2.9]<text:s/><text:span text:style-name="T3661">Io non intendo con ciò di derogare in menoma parte al gran nome che l</text:span><text:span text:style-name="T3662">’</text:span><text:span text:style-name="T3663">immortal Metastasio si è sì degnamente acquistato.<text:s/></text:span><text:span text:style-name="T3664">La critica, quando sia rispettosa e imparziale, va fatta su</text:span><text:span text:style-name="T3665">’</text:span><text:span text:style-name="T3666"><text:s/>gran modelli. Le produzioni mediocri non meritano d</text:span><text:span text:style-name="T3667">’</text:span><text:span text:style-name="T3668">arrestare l</text:span><text:span text:style-name="T3669">’</text:span><text:span text:style-name="T3670">altrui attenzione; perciocché non essendo esse ricevute con quella favorevole prevenzione, che i gran nomi trovano in noi, i loro falli non possono abbagliarci o sorprendere. Ma i piccioli difetti de</text:span><text:span text:style-name="T3671">’</text:span><text:span text:style-name="T3672"><text:s/>grandi uomini sono contagiosi. E se niuno si trovi che a publico vantaggio modestamente gli rilevi, essi vengono ciecamente imitati come tante bellezze: da che l</text:span><text:span text:style-name="T3673">’</text:span><text:span text:style-name="T3674">imitazione de</text:span><text:span text:style-name="T3675">’</text:span><text:span text:style-name="T3676"><text:s/>difetti è ben più agevole che non è quella delle virtù.</text:span></text:p>
      <text:p text:style-name="p"><text:span text:style-name="anchor">[testo_Sez.</text:span><text:span text:style-name="anchor">II.7.2</text:span><text:span text:style-name="anchor">.10</text:span><text:span text:style-name="anchor">]<text:s/></text:span><text:span text:style-name="T3677">Per meglio sperimentare qual danno quelle arie di sentenze, di similitudini, d</text:span><text:span text:style-name="T3678">’</text:span><text:span text:style-name="T3679">allegorie cagionino al dramma, facciamo che Megacle, anzi che terminare colla bell</text:span><text:span text:style-name="T3680">’</text:span><text:span text:style-name="T3681">aria<text:s/></text:span><text:span text:style-name="T3682">Se cerca, se dice</text:span><text:span text:style-name="T3683"><text:s/>il suo trattenimento con Aristea, lo terminasse con una massima, o pure che gli stessi personaggi, invece di quell</text:span><text:span text:style-name="T3684">’</text:span><text:span text:style-name="T3685">espressivo duetto<text:s/></text:span><text:span text:style-name="T3686">Ne giorni tuoi felici</text:span><text:span text:style-name="T3687">, spiegassero ciascuno con una similitudine il loro stato: che perdita per lo teatro!<text:s/></text:span><text:span text:style-name="T3688">Quante volte que</text:span><text:span text:style-name="T3689">’</text:span><text:span text:style-name="T3690"><text:s/>capolavori della drammatica hanno svegliata la compassione nel più intimo degli animi nostri! Come sperare che una lambiccata sentenza, una ricercata similitudine facciano altrettanto?</text:span></text:p>
      <text:p text:style-name="p">[Sez.II.7.2.11]<text:s/><text:span text:style-name="T3691">Non mancherà per avventura chi stimi con troppa rigidezza condannate le arie contenenti le nominate figure; tanto più che alcune arie di questo genere sono così belle, che esse furono sempre universalmente applaudite.<text:s/></text:span><text:span text:style-name="T3692">Questo applauso però è ad esse venuto da chi le ha considerate astrattamente, e non come parti d</text:span><text:span text:style-name="T3693">’</text:span><text:span text:style-name="T3694">un dramma: siccome non mancherebbe applauso a una bella pittura, ancorché impropria a quel luogo dove fosse veduta.<text:s/></text:span><text:span text:style-name="T3695">Dicasi pure ciò che si vuole in favore delle similitudini, delle sentenze, delle allegorie ecc., le persone di buon senso le stimeranno sempre proprie della lirica, dell</text:span><text:span text:style-name="T3696">’</text:span><text:span text:style-name="T3697">epica, della didascalica, ma rare volte della drammatica,<text:s/></text:span><text:soft-page-break/><text:span text:style-name="T3698">e queste rare volte solo in bocca di personaggi disappassionati che narrino, deliberino, e consiglino a mente serena.</text:span></text:p>
      <text:p text:style-name="p">[Sez.II.7.2.12]<text:s/><text:span text:style-name="T3699">Il metterle in bocca di personaggi alterati da passione sarebbe gravissima improprietà; e perciò improprietà egualmente grave sarebbe inserirle nelle arie, le quali non debbono contenere che il linguaggio dagli appassionati.</text:span></text:p>
      <text:p text:style-name="p">[Sez.II.7.2.13]<text:s/><text:span text:style-name="T3700">Le arie da noi fino a qui disapprovate non solo nuocono al dramma, ma alla musica altresì.<text:s/></text:span><text:span text:style-name="T3701">Sotto quale spezie di musica, se t</text:span><text:span text:style-name="T3702">’</text:span><text:span text:style-name="T3703">aiti Iddio, metterà il povero maestro di cappella l</text:span><text:span text:style-name="T3704">’</text:span><text:span text:style-name="T3705"><text:s/></text:span><text:span text:style-name="quote.c">«Onda dal mar divisa»</text:span><text:span text:style-name="T3706">? Il modo sarà minore o maggiore? Il canto sarà parlante o di gorgheggio? Il movimento sarà tardo o presto? Tutto è indeterminato; e il compositore abbandonato a sé stesso è astretto ad attaccarvi una musica precaria e priva di senso.<text:s/></text:span><text:span text:style-name="T3707">Quando all</text:span><text:span text:style-name="T3708">’</text:span><text:span text:style-name="T3709">opposto, se l</text:span><text:span text:style-name="T3710">’</text:span><text:span text:style-name="T3711">aria contenesse le più vive pennellate della passione cominciata nel recitativo, egli con una musica adatta a quella passione avrebbe intenerito tutto il teatro.</text:span></text:p>
      <text:p text:style-name="p"><text:span text:style-name="anchor">[testo_Sez.</text:span><text:span text:style-name="anchor">II.7.2.14</text:span><text:span text:style-name="anchor">]<text:s/></text:span><text:span text:style-name="T3712">Quindi una tal aria non ha mai sui nostri teatri cagionata quella commozione che altre arie del medesimo dramma, perché esenti da tal difetto, cagionar sogliono in noi, quali sono esempigrazia le arie<text:s/></text:span><text:span text:style-name="T3713">Conservati fedele, Fra cento affanni, e cento, Deh respirar lasciatemi</text:span><text:span text:style-name="T3714"><text:s/>ecc. E se la musica del Cavalier Gluck messa all</text:span><text:span text:style-name="T3715">’</text:span><text:span text:style-name="T3716">Alceste</text:span><text:span text:style-name="T3717">, dramma del valoroso Calsabigi, fece sì bell</text:span><text:span text:style-name="T3718">’</text:span><text:span text:style-name="T3719"><text:s/>effetto sul teatro di Vienna nel 1769, forse a produrre un tal</text:span><text:span text:style-name="T3720">’</text:span><text:span text:style-name="T3721"><text:s/>effetto non contribuì poco l</text:span><text:span text:style-name="T3722">’</text:span><text:span text:style-name="T3723">attenzione, ch</text:span><text:span text:style-name="T3724">’</text:span><text:span text:style-name="T3725">ebbe il poeta d</text:span><text:span text:style-name="T3726">’</text:span><text:span text:style-name="T3727">evitare in tutte le arie que</text:span><text:span text:style-name="T3728">’</text:span><text:span text:style-name="T3729"><text:s/>difetti di cui qui ragioniamo.</text:span></text:p>
      <text:p text:style-name="p">[Sez.II.7.2.15]<text:s/><text:span text:style-name="T3730">Un</text:span><text:span text:style-name="T3731">’</text:span><text:span text:style-name="T3732">altra avvertenza vuole avere il poeta intorno alla materia propria delle arie, e si è che questa abbia stretta connessione con quella del recitativo, per modo che l</text:span><text:span text:style-name="T3733">’</text:span><text:span text:style-name="T3734">aria nasca dal recitativo come germoglio della radice.<text:s/></text:span><text:span text:style-name="T3735">Crede per avventura il lettore che io avrei potuto trasandare questo precetto senza grande scapito de</text:span><text:span text:style-name="T3736">’</text:span><text:span text:style-name="T3737"><text:s/>poeti. Anzi è questo per essi uno de</text:span><text:span text:style-name="T3738">’</text:span><text:span text:style-name="T3739"><text:s/>più utili ricordi, al quale, se accordassero sempre quell</text:span><text:span text:style-name="T3740">’</text:span><text:span text:style-name="T3741">attenzione che merita, le arie più di rado che per ordinario non fanno, uscirebbero di tema.</text:span></text:p>
      <text:p text:style-name="p">[Sez.II.7.2.16]<text:s/><text:span text:style-name="T3742">Finalmente si vuole avvertire che l</text:span><text:span text:style-name="T3743">’</text:span><text:span text:style-name="T3744">intercalare, o sia la prima parte dell</text:span><text:span text:style-name="T3745">’</text:span><text:span text:style-name="T3746">aria, contenga un senso intero; perciocché il canto dell</text:span><text:span text:style-name="T3747">’</text:span><text:span text:style-name="T3748">aria non termina altrimenti alla seconda parte, ma sì bene alla replica dell</text:span><text:span text:style-name="T3749">’</text:span><text:span text:style-name="T3750">intercalare; e però senza tale avvertenza il senso rimarrebbe imperfetto e sospeso.<text:s/></text:span><text:span text:style-name="T3751">Conosciam bene che questo assoggetta contr</text:span><text:span text:style-name="T3752">’</text:span><text:span text:style-name="T3753">ogni dritto la poesia alla musica, che non rare volte snerva e insipidisce le arie, e che tende ad estinguere il fuoco della poetica fantasia, là dove più converrebbe che<text:s/></text:span><text:soft-page-break/><text:span text:style-name="T3754">fosse acceso. Ma fino a che i cantanti non si risolvano ad abbandonare la malvagia usanza di terminar l</text:span><text:span text:style-name="T3755">’</text:span><text:span text:style-name="T3756">aria alla quarta replica della prima parte, e non piuttosto, come sarìa di ragione, alla seconda parte, bisognerà che il poeta soffra in pace un tal sopruso, e speri intanto che il buon gusto rimetta gli occhi della mente alla virtuosa famiglia.</text:span></text:p>
      <text:h text:style-name="Titre4" text:outline-level="4">§ III. Del loro stile</text:h>
      <text:p text:style-name="p"><text:span text:style-name="anchor">[testo_Sez.</text:span><text:span text:style-name="anchor">II.7.3.1]<text:s/></text:span><text:span text:style-name="T3757">Lo stile delle arie debb</text:span><text:span text:style-name="T3758">’</text:span><text:span text:style-name="T3759">essere semplicissimo: perciocché il linguaggio del cuore non soffre verun ricercato artifizio.<text:s/></text:span><text:span text:style-name="T3760">Il che non si potrà mai ripeter troppo a</text:span><text:span text:style-name="T3761">’</text:span><text:span text:style-name="T3762"><text:s/>poeti, i quali, perché le arie sono composte di versi lirici, danno alle medesime talora uno stile anche lirico: fallo gravissimo contro all</text:span><text:span text:style-name="T3763">’</text:span><text:span text:style-name="T3764">arte del dire.<text:s/></text:span><text:span text:style-name="T3765">Se una persona arsa di sdegno pretendesse di sfogar la sua bile a forza d</text:span><text:span text:style-name="T3766">’</text:span><text:span text:style-name="T3767">antitesi e d</text:span><text:span text:style-name="T3768">’</text:span><text:span text:style-name="T3769">ampollose circollocuzioni, chi potrebbe contener le risa, e non direbbe che quel linguaggio tradisce chi l</text:span><text:span text:style-name="T3770">’</text:span><text:span text:style-name="T3771">adopera, dimostrando ch</text:span><text:span text:style-name="T3772">’</text:span><text:span text:style-name="T3773">egli non ha il cuore occupato da quella passione che vuol fingere con noi?</text:span></text:p>
      <text:p text:style-name="p">[Sez.II.7.3.2]<text:s/><text:span text:style-name="T3774">Ma i recitativi, contenenti per lo più le deliberazioni di publici e importantissimi affari, poste in bocca di que</text:span><text:span text:style-name="T3775">’</text:span><text:span text:style-name="T3776"><text:s/>personaggi che regolano sulla terra il destino degli uomini, esigono uno stile più sostenuto e sublime.<text:s/></text:span><text:span text:style-name="T3777">Quando però di mezzo a tali deliberazioni comincia a pullulare la drammatica passione, lo stile non sarà più così alto; ed a misura che quello crescerà, questo vuole andar decrescendo, finché giunta la passione al suo colmo nell</text:span><text:span text:style-name="T3778">’</text:span><text:span text:style-name="T3779">aria, lo stile ancora sia giunto alla sua maggiore semplicità.</text:span></text:p>
      <text:h text:style-name="Titre2" text:outline-level="2">Sezione III.<text:s/><text:line-break/>Della musica teatrale</text:h>
      <text:p text:style-name="p">[Sez.III.0.0.1]<text:s/><text:span text:style-name="T3780">Il melodramma composto così dal poeta passa nelle mani del maestro di cappella.<text:s/></text:span><text:span text:style-name="T3781">Le nostre osservazioni ancora procedendo allo stesso cammino, s</text:span><text:span text:style-name="T3782">’</text:span><text:span text:style-name="T3783">aggireranno in questa sezione sulla musica richiesta da quel dramma, ch</text:span><text:span text:style-name="T3784">’</text:span><text:span text:style-name="T3785">io chiamerò musica teatrale. Per dichiarare a mio potere la materia che qui propongo, non gravi al mio lettore che sulla generazione del suono e sulla natura della musica in genere io premetta alcune osservazioni facilissime ed accomodate alla portata d</text:span><text:span text:style-name="T3786">’</text:span><text:span text:style-name="T3787">ognuno, dovendo tali osservazioni servir di princìpi alle regole appartenenti allo stile della musica teatrale, e in altre sezioni ancora a quelle che riguarderanno la decorazione e la danza teatrale.</text:span></text:p>
      <text:soft-page-break/>
      <text:h text:style-name="Titre3" text:outline-level="3">Cap. I.<text:s/><text:line-break/>Della musica in generale</text:h>
      <text:h text:style-name="Titre4" text:outline-level="4">§. I. Quali sieno i fonti dell’estetico di questa facultà</text:h>
      <text:p text:style-name="p">[Sez.III.1.1.1]<text:s/><text:span text:style-name="T3788">L</text:span><text:span text:style-name="T3789">’</text:span><text:span text:style-name="T3790">oscillazione d</text:span><text:span text:style-name="T3791">’</text:span><text:span text:style-name="T3792">un corpo sonoro produce nell</text:span><text:span text:style-name="T3793">’</text:span><text:span text:style-name="T3794">aria che lo circonda un ondeggiamento, simile a quello che produce nell</text:span><text:span text:style-name="T3795">’</text:span><text:span text:style-name="T3796">acqua d</text:span><text:span text:style-name="T3797">’</text:span><text:span text:style-name="T3798">un lago l</text:span><text:span text:style-name="T3799">’</text:span><text:span text:style-name="T3800">urto d</text:span><text:span text:style-name="T3801">’</text:span><text:span text:style-name="T3802">un sassolino che vi sia lanciato, o d</text:span><text:span text:style-name="T3803">’</text:span><text:span text:style-name="T3804">un uccello che vi s</text:span><text:span text:style-name="T3805">’</text:span><text:span text:style-name="T3806">immerga.<text:s/></text:span><text:span text:style-name="T3807">I quali ondeggiamenti in ciò differiscono tra loro, che questo dell</text:span><text:span text:style-name="T3808">’</text:span><text:span text:style-name="T3809">acqua circolarmente, quello dell</text:span><text:span text:style-name="T3810">’</text:span><text:span text:style-name="T3811">aria sfericamente si diffonde, esercitando l</text:span><text:span text:style-name="T3812">’</text:span><text:span text:style-name="T3813">aria compressa l</text:span><text:span text:style-name="T3814">’</text:span><text:span text:style-name="T3815">elasticità sua per tutti i lati.<text:s/></text:span><text:span text:style-name="T3816">È il centro di queste sfera occupato dal corpo sonante, la superficie è formata dall</text:span><text:span text:style-name="T3817">’</text:span><text:span text:style-name="T3818">onda che sia da sì fatto centro la più lontana, e coloro che si trovano dentro quest</text:span><text:span text:style-name="T3819">’</text:span><text:span text:style-name="T3820">ampia sfera, ascoltano il suono che parte da quel centro.<text:s/></text:span><text:span text:style-name="T3821">Questo suono uno o un altro tuono darà, secondoché diverso grado avrà d</text:span><text:span text:style-name="T3822">’</text:span><text:span text:style-name="T3823">acutezza, giacché tuono altro non è che il grado d</text:span><text:span text:style-name="T3824">’</text:span><text:span text:style-name="T3825">acutezza d</text:span><text:span text:style-name="T3826">’</text:span><text:span text:style-name="T3827">un suono.</text:span></text:p>
      <text:p text:style-name="p">[Sez.III.1.1.2]<text:s/><text:span text:style-name="T3828">Nasce questa diversità d</text:span><text:span text:style-name="T3829">’</text:span><text:span text:style-name="T3830">acutezza dal diverso numero d</text:span><text:span text:style-name="T3831">’</text:span><text:span text:style-name="T3832">oscillazioni che in un determinato tempo può eseguire un corpo sonoro, le quali cagionano diverso numero d</text:span><text:span text:style-name="T3833">’</text:span><text:span text:style-name="T3834">ondeggiamenti nell</text:span><text:span text:style-name="T3835">’</text:span><text:span text:style-name="T3836">aria e d</text:span><text:span text:style-name="T3837">’</text:span><text:span text:style-name="T3838">urti nell</text:span><text:span text:style-name="T3839">’</text:span><text:span text:style-name="T3840">organo dell</text:span><text:span text:style-name="T3841">’</text:span><text:span text:style-name="T3842">udito.<text:s/></text:span><text:span text:style-name="T3843">Conciosiaché l</text:span><text:span text:style-name="T3844">’</text:span><text:span text:style-name="T3845">esperienza ha dimostrato: I. Che se due corde d</text:span><text:span text:style-name="T3846">’</text:span><text:span text:style-name="T3847">egual grossezza fanno in un medesimo tempo un medesimo numero d</text:span><text:span text:style-name="T3848">’</text:span><text:span text:style-name="T3849">oscillazioni, esse sono all</text:span><text:span text:style-name="T3850">’</text:span><text:span text:style-name="T3851">unisono, ciò è, danno lo stessto tuono ambedue. II. Che se nel tempo che la prima farà un</text:span><text:span text:style-name="T3852">’</text:span><text:span text:style-name="T3853"><text:s/>oscillazione l</text:span><text:span text:style-name="T3854">’</text:span><text:span text:style-name="T3855">altra ne farà due, questa darà l</text:span><text:span text:style-name="T3856">’</text:span><text:span text:style-name="T3857">ottava alta del tuono di quella; se ne farà quattro darà la doppia ottava, se otto la tripla ottava e così in infinito, moltiplicando per due il numero dell</text:span><text:span text:style-name="T3858">’</text:span><text:span text:style-name="T3859">ottava vicina; e in conseguenza se per contrario mentre una corda farà otto oscillazioni un</text:span><text:span text:style-name="T3860">’</text:span><text:span text:style-name="T3861">altra ne farà quattro, questa darà l</text:span><text:span text:style-name="T3862">’</text:span><text:span text:style-name="T3863">ottava bassa del tuono di quella; se due la doppia ottava bassa, se una la tripla ottava e così in infinito, dividendo per due il numero dell</text:span><text:span text:style-name="T3864">’</text:span><text:span text:style-name="T3865">ottava vicina. III. Che se mentre una corda farà due oscillazioni un</text:span><text:span text:style-name="T3866">’</text:span><text:span text:style-name="T3867"><text:s/>altra ne farà tre, questa produrrà la quinta del tuono di quella. IV. Che se in tempo che l</text:span><text:span text:style-name="T3868">’</text:span><text:span text:style-name="T3869">una farà quattro oscillazioni, l</text:span><text:span text:style-name="T3870">’</text:span><text:span text:style-name="T3871">altra ne farà cinque, si avrà de quest</text:span><text:span text:style-name="T3872">’</text:span><text:span text:style-name="T3873">ultima la terza maggiore. V. E che in fine se mentre la prima eseguirà cinque oscillazioni, l</text:span><text:span text:style-name="T3874">’</text:span><text:span text:style-name="T3875">altra n</text:span><text:span text:style-name="T3876">’</text:span><text:span text:style-name="T3877">eseguirà sei, questa darà la terza minore.</text:span></text:p>
      <text:p text:style-name="p">[Sez.III.1.1.3]<text:s/><text:span text:style-name="T3878">Da ciò si vede che la simmetria è l</text:span><text:span text:style-name="T3879">’</text:span><text:span text:style-name="T3880">origine della consonanza de</text:span><text:span text:style-name="T3881">’</text:span><text:span text:style-name="T3882"><text:s/>tuoni.<text:s/></text:span><text:span text:style-name="T3883">E se i maestri di musica insegnano che la più perfetta consonanza è l</text:span><text:span text:style-name="T3884">’</text:span><text:span text:style-name="T3885">unisono, indi l</text:span><text:span text:style-name="T3886">’</text:span><text:span text:style-name="T3887">ottava alta e bassa, di poi la quinta, la terza ecc., la cagione di questi vari gradi di perfezione, che si osservano nelle consonanze, è facilissima a rinvenire dopo ciò che<text:s/></text:span><text:soft-page-break/><text:span text:style-name="T3888">sulla simmetria fu da noi ragionato.<text:s/></text:span><text:span text:style-name="T3889">L</text:span><text:span text:style-name="T3890">’</text:span><text:span text:style-name="T3891">unisono, a cagion d</text:span><text:span text:style-name="T3892">’</text:span><text:span text:style-name="T3893">esempio, è la più perfetta consonanza, perché dovendo i suoi tuoni mandare a un tempo eguale, egual numero di percosse all</text:span><text:span text:style-name="T3894">’</text:span><text:span text:style-name="T3895">organo dell</text:span><text:span text:style-name="T3896">’</text:span><text:span text:style-name="T3897">udito, tal consonanza è una simmetria che nasce dalla ragion d</text:span><text:span text:style-name="T3898">’</text:span><text:span text:style-name="T3899">uguaglianza, che a</text:span><text:span text:style-name="T3900">’</text:span><text:span text:style-name="T3901"><text:s/>sensi è la più dolce di tutte le simmetrie.<text:s/></text:span><text:span text:style-name="T3902">E se dopo l</text:span><text:span text:style-name="T3903">’</text:span><text:span text:style-name="T3904">unisono la più perfetta consonanza è l</text:span><text:span text:style-name="T3905">’</text:span><text:span text:style-name="T3906">ottava, ciò avviene perché è una simmetria fondata sulla ragione multiplice, che dopo la prima è la più grata di tutte le simmetrie. Co</text:span><text:span text:style-name="T3907">’</text:span><text:span text:style-name="T3908"><text:s/>medesimi princìpi agevolmente si spiega perché la quinta sia una consonanza più perfetta della terza maggiore, e questa più della terza minore; e colla faciltà medesima se uopo il richiedesse, si potrebbe ancora spiegar la cagione delle dissonanze. Tanto è vero, che unico, semplicissimo, costante è il principio dell</text:span><text:span text:style-name="T3909">’</text:span><text:span text:style-name="T3910">estetico e della bellezza sensibile, sì naturale, come artifiziale.</text:span></text:p>
      <text:p text:style-name="p">[Sez.III.1.1.4]<text:s/><text:span text:style-name="T3911">Non è però la combinazione simultanea, o successiva delle consonanze (in cui consiste la musica armonica) l</text:span><text:span text:style-name="T3912">’</text:span><text:span text:style-name="T3913">unico fonte dell</text:span><text:span text:style-name="T3914">’</text:span><text:span text:style-name="T3915">estetico della musica. Esso tre altri ne ha, e sono: 1. la varia durata delle note, ch</text:span><text:span text:style-name="T3916">’</text:span><text:span text:style-name="T3917">è l</text:span><text:span text:style-name="T3918">’</text:span><text:span text:style-name="T3919">oggetto della musica metrica; 2. la varietà de</text:span><text:span text:style-name="T3920">’</text:span><text:span text:style-name="T3921"><text:s/>movimenti, o tardi o presti, ch</text:span><text:span text:style-name="T3922">’</text:span><text:span text:style-name="T3923">è l</text:span><text:span text:style-name="T3924">’</text:span><text:span text:style-name="T3925">oggetto della musica ritmica; e 3. la varia intensità de</text:span><text:span text:style-name="T3926">’</text:span><text:span text:style-name="T3927"><text:s/>tuoni, o deboli o forti, simile a quella de</text:span><text:span text:style-name="T3928">’</text:span><text:span text:style-name="T3929"><text:s/>colori nella pittura.<text:s/></text:span><text:span text:style-name="T3930">Ma di essi a me non occorre di ragionare particolarmente.</text:span></text:p>
      <text:h text:style-name="Titre4" text:outline-level="4">§. II. Differenza tra la musica antica e la moderna.</text:h>
      <text:p text:style-name="p"><text:span text:style-name="anchor">[testo_Sez.</text:span><text:span text:style-name="anchor">III.1.2.1]<text:s/></text:span><text:span text:style-name="T3931">È la moderna musica (che dagl</text:span><text:span text:style-name="T3932">’</text:span><text:span text:style-name="T3933">Italiani riconosce la sua perfezione, come l</text:span><text:span text:style-name="T3934">’</text:span><text:span text:style-name="T3935">antica da</text:span><text:span text:style-name="T3936">’</text:span><text:span text:style-name="T3937"><text:s/>Greci</text:span><text:span text:style-name="Appelnotedebasdep."><text:note text:note-class="footnote" text:id="_ftn48"><text:note-citation>49</text:note-citation><text:note-body><text:p text:style-name="Notedebasdepage"><text:span text:style-name="T3938"><text:s/></text:span>La musica ebrea dovette essere perfettissima, anzi superiore a quella di qualunque altra nazione antica o moderna, come non sarebbe malagevole a dimostrare se il nostro istituto il permettesse.<text:s/>Ma i progressi fatti in questa facultà da un popolo come fu l’ebreo durante la sua republica, per religione e per genio segregato dal commercio d’ogni altra nazione, morirono con questa republica, e nulla contribuirono alla perfezione di quella musica che si propagò per tutte le colte nazioni dell’antichità.</text:p></text:note-body></text:note></text:span><text:span text:style-name="T3939">) in questa parte ben superiore all</text:span><text:span text:style-name="T3940">’</text:span><text:span text:style-name="T3941">antica, avendo un estetico ben più ricco, più vario, più artifizioso che l</text:span><text:span text:style-name="T3942">’</text:span><text:span text:style-name="T3943">antica non ebbe, l</text:span><text:span text:style-name="T3944">’</text:span><text:span text:style-name="T3945">estetico della quale fu semplicissimo.<text:s/></text:span><text:span text:style-name="T3946">Tre invenzioni soprattutto contribuirono a rendere in ciò sì diverse queste due spezie di musica. La prima fu quella del contrappunto, facultà ignota agli antichi, siccome oggimai si conviene tra gli eruditi dopo le pruove datene dal chiarissimo padre Martini. La seconda è quella degli odierni caratteri musicali, più facili e più comodi assai degli antichi, i quali non poteano sì distintamente e sì chiaro esprimere i concetti del compositore. L</text:span><text:span text:style-name="T3947">’</text:span><text:span text:style-name="T3948">ultima è l</text:span><text:span text:style-name="T3949">’</text:span><text:span text:style-name="T3950">invenzione di stromenti contenenti più ottave che quelli adoperati da</text:span><text:span text:style-name="T3951">’</text:span><text:span text:style-name="T3952"><text:s/>Greci, niuno stromento de</text:span><text:span text:style-name="T3953">’</text:span><text:span text:style-name="T3954"><text:s/>quali sorpassò mai le tre ottave, per quanto da quelle notizie si ritrae, che fino a noi pervennero della loro musica<text:s/></text:span><text:soft-page-break/><text:span text:style-name="T3955">stromentale. È chiaro che una musica, la quale di tali invenzioni faccia buon uso, arricchirà il suo estetico ben più agevolmente che un</text:span><text:span text:style-name="T3956">’</text:span><text:span text:style-name="T3957">altra, la quale non abbia potuto trarne profitto.<text:s/></text:span><text:span text:style-name="T3958">Ma vengasi al patetico di quest</text:span><text:span text:style-name="T3959">’</text:span><text:span text:style-name="T3960">arte.</text:span></text:p>
      <text:h text:style-name="Titre4" text:outline-level="4">§. III. Dove consista il patetico della musica</text:h>
      <text:p text:style-name="p"><text:span text:style-name="anchor">[testo_Sez.</text:span><text:span text:style-name="anchor">III.1.3.1]<text:s/></text:span><text:span text:style-name="T3961">Ciascuna passione porta seco un tuono di voce particolare, e molto diverso dalla voce dell</text:span><text:span text:style-name="T3962">’</text:span><text:span text:style-name="T3963">uom tranquillo. Infatti noi senza vedere una persona, e senza sapere l</text:span><text:span text:style-name="T3964">’</text:span><text:span text:style-name="T3965">attuale stato dell</text:span><text:span text:style-name="T3966">’</text:span><text:span text:style-name="T3967">animo suo, dal solo tuono della sua voce ci accorgiamo non solamente s</text:span><text:span text:style-name="T3968">’</text:span><text:span text:style-name="T3969">ella sia attualmente commossa da passione, ma ancora qual sia, se lo sdegno, o l</text:span><text:span text:style-name="T3970">’</text:span><text:span text:style-name="T3971">allegrezza, o il timore, quello onde vien posseduta.<text:s/></text:span><text:span text:style-name="T3972">Gli antichi oratori distingueano molto bene questi tuoni propri di ciascun affetto: e Gracco, per intonargli più sicuramente nell</text:span><text:span text:style-name="T3973">’</text:span><text:span text:style-name="T3974">aringare, solea nascondere dietro a sé uno schiavo, il quale con un flauto gli suggeriva or l</text:span><text:span text:style-name="T3975">’</text:span><text:span text:style-name="T3976">uno or l</text:span><text:span text:style-name="T3977">’</text:span><text:span text:style-name="T3978">altro di tai tuoni, secondoché convenivano alle diverse parti della sua diceria</text:span><text:span text:style-name="Appelnotedebasdep."><text:note text:note-class="footnote" text:id="_ftn49"><text:note-citation>50</text:note-citation><text:note-body><text:p text:style-name="Notedebasdepage"><text:span text:style-name="T3979"><text:s/></text:span>Cic. De orat., lib. III.</text:p></text:note-body></text:note></text:span><text:span text:style-name="T3980">.</text:span></text:p>
      <text:p text:style-name="p">[Sez.III.1.3.2]<text:s/><text:span text:style-name="T3981">Ora il patetico della musica consiste nell</text:span><text:span text:style-name="T3982">’</text:span><text:span text:style-name="T3983">imitazione di questi tuoni, per mezzo della quale essa ci dispone gagliardamente al concepimento di quelle date passioni a cui gl</text:span><text:span text:style-name="T3984">’</text:span><text:span text:style-name="T3985">imitati tuoni appartengono, riproducendo nell</text:span><text:span text:style-name="T3986">’</text:span><text:span text:style-name="T3987">immaginazione l</text:span><text:span text:style-name="T3988">’</text:span><text:span text:style-name="T3989">idea di que</text:span><text:span text:style-name="T3990">’</text:span><text:span text:style-name="T3991"><text:s/>movimenti d</text:span><text:span text:style-name="T3992">’</text:span><text:span text:style-name="T3993">animo da noi altra volta provati nell</text:span><text:span text:style-name="T3994">’</text:span><text:span text:style-name="T3995">ascoltare sì fatti tuoni.<text:s/></text:span><text:span text:style-name="T3996">Per esempio, un tuono compassionevole richiama nella mia fantasia l</text:span><text:span text:style-name="T3997">’</text:span><text:span text:style-name="T3998">idea di tuoni simiglianti da me ascoltati altra volta in bocca di persone infelici, e con tali idee si riaccendono ancora l</text:span><text:span text:style-name="T3999">’</text:span><text:span text:style-name="T4000">idee confuse de</text:span><text:span text:style-name="T4001">’</text:span><text:span text:style-name="T4002"><text:s/>sentimenti di compassione da me allora provati per quel complesso, che si trova necessariamente nelle idee che già furono a un tempo medesimo presenti allo spirito. Non altrimenti il ritratto d</text:span><text:span text:style-name="T4003">’</text:span><text:span text:style-name="T4004">una persona temuta, amata, odiata, ci sveglia que</text:span><text:span text:style-name="T4005">’</text:span><text:span text:style-name="T4006"><text:s/>medesimi alletti, che già ne svegliò la persona che è l</text:span><text:span text:style-name="T4007">’</text:span><text:span text:style-name="T4008">archetipo di quella imitazione o ritratto. Tale appunto è il modo, onde il patetico della musica opera sulle spirito umano. Né questa azione riman nello spirito, ma passa alla nostra macchina altresì. Avvegnaché a quelle idee confuse d</text:span><text:span text:style-name="T4009">’</text:span><text:span text:style-name="T4010">affetti altra volta sperimentati, corrisponde e, dirò così, echeggia nella nostra macchina una mozione simile a quella che allora accompagnò le mentovate agitazioni dell</text:span><text:span text:style-name="T4011">’</text:span><text:span text:style-name="T4012">animo.</text:span></text:p>
      <text:p text:style-name="p"><text:span text:style-name="anchor">[testo_Sez.</text:span><text:span text:style-name="anchor">III.1.3.3]<text:s/></text:span><text:span text:style-name="T4013">Di qui si vede che il patetico, non solo della musica, ma di tutte le arti piacevoli, opera sulla parte meccanica degli affetti mediatamente però, non già immediate, come fa sugli organi de</text:span><text:span text:style-name="T4014">’</text:span><text:span text:style-name="T4015"><text:s/>sensi.<text:s/></text:span><text:span text:style-name="T4016">Io nondimeno porto opinione (che che se ne<text:s/></text:span><text:soft-page-break/><text:span text:style-name="T4017">debba parere a</text:span><text:span text:style-name="T4018">’</text:span><text:span text:style-name="T4019"><text:s/>profondi fisici, quello che non son io) che la musica abbia un</text:span><text:span text:style-name="T4020">’</text:span><text:span text:style-name="T4021">azione anche immediata sulla meccanica delle passioni, ciò è su</text:span><text:span text:style-name="T4022">’</text:span><text:span text:style-name="T4023"><text:s/>nervi, a cui questa meccanica è appoggiata. E primieramente egli mi par fuori di dubbio, che tra</text:span><text:span text:style-name="T4024">’</text:span><text:span text:style-name="T4025"><text:s/>nervi del corpo umano alcuni sieno particolarmente</text:span><text:span text:style-name="T4026">’</text:span><text:span text:style-name="T4027"><text:s/>destinati a servire alle passioni (che io n</text:span><text:span text:style-name="T4028">ervi diatetici</text:span><text:span text:style-name="T4029"><text:s/>chiamerò per innanzi) e questi sono quelli che serpono per le regioni del petto e del ventre i quali appartengono per la maggior parte al paio vago, all</text:span><text:span text:style-name="T4030">’</text:span><text:span text:style-name="T4031">intercostale, e a qualche diramazione ancora del quinto paio</text:span><text:span text:style-name="Appelnotedebasdep."><text:note text:note-class="footnote" text:id="_ftn50"><text:note-citation>51</text:note-citation><text:note-body><text:p text:style-name="Notedebasdepage"><text:span text:style-name="T4032"><text:s/></text:span>Qualora però si vuole che a questi nervi appartenga il ministero delle passioni, con ciò non s’intende altrimenti negare che essi nelle funzioni vitali vengano ancora impiegati.</text:p></text:note-body></text:note></text:span><text:span text:style-name="T4033">. Una giornaliera esperienza può fare accorgere ognuno che a qualunque movimento d</text:span><text:span text:style-name="T4034">’</text:span><text:span text:style-name="T4035">affetto corrisponda infallibilmente un altro moto nelle anzidette regioni della nostra macchina. E da queste agitazioni, che ivi sperimentiamo ogni volta che da passione siam posseduti, furono indotti gli antichi a stabilire in quelle regioni la sede degli affetti, verbigrazia quella dell</text:span><text:span text:style-name="T4036">’</text:span><text:span text:style-name="T4037">amore nel fegato, dell</text:span><text:span text:style-name="T4038">’</text:span><text:span text:style-name="T4039">ira nel fiele, del riso nella milza, e così degli altri. Dall</text:span><text:span text:style-name="T4040">’</text:span><text:span text:style-name="T4041">intima connessione che il movimento di tai nervi ha colle passioni, avviene ancora che qualora il particolar sistema di quelli da morbosa cagione venga alterato, l</text:span><text:span text:style-name="T4042">’</text:span><text:span text:style-name="T4043">uomo pruova de</text:span><text:span text:style-name="T4044">’</text:span><text:span text:style-name="T4045"><text:s/>trasporti di mestizia, di sdegno, d</text:span><text:span text:style-name="T4046">’</text:span><text:span text:style-name="T4047">allegrezza senza motivo e senza che l</text:span><text:span text:style-name="T4048">’</text:span><text:span text:style-name="T4049">animo suo sia occupato da alcun obbietto di quelle passioni. Ond</text:span><text:span text:style-name="T4050">’</text:span><text:span text:style-name="T4051">è, che nel tempo che quelle cagionevoli persone soffrono tai ciechi movimenti d</text:span><text:span text:style-name="T4052">’</text:span><text:span text:style-name="T4053">animo, esse d</text:span><text:span text:style-name="T4054">’</text:span><text:span text:style-name="T4055">ordinario si lagnano d</text:span><text:span text:style-name="T4056">’</text:span><text:span text:style-name="T4057">una particolar contrazione de</text:span><text:span text:style-name="T4058">’</text:span><text:span text:style-name="T4059"><text:s/>nervi del petto e delle parti vicine. Dall</text:span><text:span text:style-name="T4060">’</text:span><text:span text:style-name="T4061">uffizio che i nominati nervi prestano alle passioni, avviene in oltre che ogni passione ha la sua fisonomia particolare; perciocché essi nervi, e in ispezie quelli del quinto paio, mandano delle ramificazioni alle diverse parti del volto, le quali ramificazioni vengono irritate dal moto, che negli affetti concepiscono quelle che scendono verso il petto, e che noi tra</text:span><text:span text:style-name="T4062">’</text:span><text:span text:style-name="T4063"><text:s/>nervi diatetici annoverammo. Di qui vien pure il pianto, che accompagna la mestizia, l</text:span><text:span text:style-name="T4064">’</text:span><text:span text:style-name="T4065">allegrezza, la compassione ed altri affetti, il riso, che altri ne accompagna, e la voce tremola e quali saltellante, che gli accompagna tutti, essendo questi effetti dell</text:span><text:span text:style-name="T4066">’</text:span><text:span text:style-name="T4067">irritamento de</text:span><text:span text:style-name="T4068">’</text:span><text:span text:style-name="T4069"><text:s/>medesimi nervi diatetici, e in particolare delle diramazioni che essi mandano alle glandole lagrimali, a</text:span><text:span text:style-name="T4070">’</text:span><text:span text:style-name="T4071"><text:s/>muscoli delle guance, alla bocca, al diaframma o setto trasverso, e alla laringe. Da ciò finalmente avviene secondo il Willis, che una delle maggiori differenze che passa tra la struttura del nostro corpo e quella del corpo de</text:span><text:span text:style-name="T4072">’</text:span><text:span text:style-name="T4073"><text:s/>bruti, consista nella moltitudine de</text:span><text:span text:style-name="T4074">’</text:span><text:span text:style-name="T4075"><text:s/>nervi, che noi abbiamo verso il petto e le viscere, là dove i bruti pochi ne hanno : mercecché non essendo essi capaci d</text:span><text:span text:style-name="T4076">’</text:span><text:span text:style-name="T4077">affetti, non hanno<text:s/></text:span><text:soft-page-break/><text:span text:style-name="T4078">mestieri de</text:span><text:span text:style-name="T4079">’</text:span><text:span text:style-name="T4080"><text:s/>nervi che in quelle regioni di nostra macchina al ministero degli affetti son destinati, ma solo di quelli che vengono impiegati alle funzioni vitali</text:span><text:span text:style-name="Appelnotedebasdep."><text:note text:note-class="footnote" text:id="_ftn51"><text:note-citation>52</text:note-citation><text:note-body><text:p text:style-name="Notedebasdepage"><text:span text:style-name="T4081"><text:s/></text:span>Non so tuttavolta se i fisici sien contenti di questa ragione del Willis, a me parendo che senza ricorrere alle passioni la ragione di tal differenza si trovi nella differenza che passa tra il sito della macchina umana e<text:s/>‘l sito di quella de’<text:s/>bruti. Perciocché le funzioni vitali in un corpo situato orizzontalmente qual è quello de’<text:s/>bruti non hanno bisogno di tanta forza di quanta ne hanno in un corpo perpendicolarmente situato com’<text:s/>è l’umano, parte de’<text:s/>cui fluidi deve ascendere verticalmente.</text:p></text:note-body></text:note></text:span><text:span text:style-name="T4082">. Tutto ciò conferma sempre maggiormente, trovarsi in noi una classe di nervi addetti all</text:span><text:span text:style-name="T4083">’</text:span><text:span text:style-name="T4084">uffizio delle passioni, e questi essere propriamente quelli che diatetici noi abbiam nominati.</text:span></text:p>
      <text:p text:style-name="p">[Sez.III.1.3.4]<text:s/><text:span text:style-name="T4085">Sembra in oltre manifesto, che i nostri nervi, come altrettante corde d</text:span><text:span text:style-name="T4086">’</text:span><text:span text:style-name="T4087">uno stromento, abbiano un tuono determinato.<text:s/></text:span><text:span text:style-name="T4088">È nell</text:span><text:span text:style-name="T4089">’</text:span><text:span text:style-name="T4090">acustica un indubitato principio, che un suono qualunque metta necessariamente in moto tutti que</text:span><text:span text:style-name="T4091">’</text:span><text:span text:style-name="T4092"><text:s/>corpi, che si trovano dentro la sfera dell</text:span><text:span text:style-name="T4093">’</text:span><text:span text:style-name="T4094">ondeggiamento ch</text:span><text:span text:style-name="T4095">’</text:span><text:span text:style-name="T4096">egli forma nell</text:span><text:span text:style-name="T4097">’</text:span><text:span text:style-name="T4098">aere, se questi corpi abbiano un determinato tuono, e propriamente l</text:span><text:span text:style-name="T4099">’</text:span><text:span text:style-name="T4100">unisono o altro consonante a quel suono, e che per lo contrario non dia movimento alcuno a quegli altri corpi che non hanno un tuono determinato. Ond</text:span><text:span text:style-name="T4101">’</text:span><text:span text:style-name="T4102">è che da un suono stromentale o vocale, osserviam non di rado mosse non solo le corde di stromenti musicali compresi in questa sfera ondeggiante, ma i cristalli ancora, i vasi d</text:span><text:span text:style-name="T4103">’</text:span><text:span text:style-name="T4104">argento o d</text:span><text:span text:style-name="T4105">’</text:span><text:span text:style-name="T4106">altro metallo, i vetri delle finestre, e qualunque altro corpo in cui s</text:span><text:span text:style-name="T4107">’</text:span><text:span text:style-name="T4108">incontri per casualità un tuono, che faccia consonanza con quello che risuona attualmente. Ma noi sperimentiamo tai scotimenti anche su</text:span><text:span text:style-name="T4109">’</text:span><text:span text:style-name="T4110"><text:s/>nostri nervi; talmenteché nell</text:span><text:span text:style-name="T4111">’</text:span><text:span text:style-name="T4112">ascoltare un suono soffriamo talora un tremore in alcun luogo della nostra macchina. Dunque i nostri nervi hanno anch</text:span><text:span text:style-name="T4113">’</text:span><text:span text:style-name="T4114">essi un tuono determinato, o, che vale il medesimo, sono disposti a un determinato suono. Di qui siegue:<text:s/></text:span><text:span text:style-name="T4115">i</text:span><text:span text:style-name="T4116">. che essi dovranno essere immediate e necessariamente mossi da una musica, che adoperi suoni consonanti a quelli a cui essi trovansi dalla natura disposti; II. che un modo musicale fondato sopra suoni consonanti a quelli de</text:span><text:span text:style-name="T4117">’</text:span><text:span text:style-name="T4118"><text:s/>nervi diatetici, moverà necessariamente e immediatamente tai nervi, e per quella corrispondenza che passa tra il movimento di questi e le passioni dell</text:span><text:span text:style-name="T4119">’</text:span><text:span text:style-name="T4120">animo, il loro oscillamento ne desterà quella passione che corrisponde a quel dato moto prodotto in essi.</text:span></text:p>
      <text:p text:style-name="p"><text:span text:style-name="anchor">[testo_Sez.</text:span><text:span text:style-name="anchor">III.1.3.5]<text:s/></text:span><text:span text:style-name="T4121">Tante sono le riflessioni natemi in mente, che mi rendono assai verisimile l</text:span><text:span text:style-name="T4122">’</text:span><text:span text:style-name="T4123">azione immediata della musica sul meccanismo de</text:span><text:span text:style-name="T4124">’</text:span><text:span text:style-name="T4125"><text:s/>nostri affetti.<text:s/></text:span><text:span text:style-name="T4126">La quale immediata azione pare che venga confermata dal dominio che gode la musica sull</text:span><text:span text:style-name="T4127">’</text:span><text:span text:style-name="T4128">animo umano, maggiore di quello che altra qual si voglia facultà ne fa sperimentare, ma soprattutto dagli effetti puramente meccanici che non di rado produce, e dalla sua efficacia nella cura delle malattie, osservata fin dagli antichissimi tempi e<text:s/></text:span><text:soft-page-break/><text:span text:style-name="T4129">riconosciuta anche oggi in più occasioni, e segnatamente nella guarigione di quegl</text:span><text:span text:style-name="T4130">’</text:span><text:span text:style-name="T4131">infermi che la Puglia chiama tarantolati. I quali effetti né della pittura, né della scultura, né si narraron mai di qualunque altra delle belle arti.</text:span></text:p>
      <text:p text:style-name="p">[Sez.III.1.3.6]<text:s/><text:span text:style-name="T4132">Ho creduto dovere esporre in breve il mio sentimento intorno all</text:span><text:span text:style-name="T4133">’</text:span><text:span text:style-name="T4134">azione immediata della musica sul meccanismo delle passioni, perché potrà in alcun modo contribuire nel capitolo seguente a determinar lo stile della musica teatrale.</text:span></text:p>
      <text:h text:style-name="Titre4" text:outline-level="4">§ IV. Altra differenza tra la musica antica e la moderna</text:h>
      <text:p text:style-name="p"><text:span text:style-name="anchor">[testo_Sez.</text:span><text:span text:style-name="anchor">III.1.4.1]<text:s/></text:span><text:span text:style-name="T4135">Nel patetico (convien confessarlo) la moderna musica è molto da men dell</text:span><text:span text:style-name="T4136">’</text:span><text:span text:style-name="T4137">antica.<text:s/></text:span><text:span text:style-name="T4138">Pervennero i Greci a sì perfettamente analizzare questa parte della lor musica, ch</text:span><text:span text:style-name="T4139">’</text:span><text:span text:style-name="T4140">essi in breve tutti i modi ebbero rinvenuti propri ad eccitare e regolare una data passione</text:span><text:span text:style-name="Appelnotedebasdep."><text:note text:note-class="footnote" text:id="_ftn52"><text:note-citation>53</text:note-citation><text:note-body><text:p text:style-name="Notedebasdepage"><text:s/>Il modo frigio per esempio appo questa nazione ispirava lo sdegno, e gli spiriti marziali, il lidio portava all’allegrezza e alla danza, e così degli altri.</text:p></text:note-body></text:note></text:span><text:span text:style-name="T4141">. Ed a ciascuno di questi modi corrispondeva ordinariamente tal passione nell</text:span><text:span text:style-name="T4142">’</text:span><text:span text:style-name="T4143">animo di chi ascoltava, come ce lo attestano concordemente gli antichi, i quali faceano testimonianza di ciò ch</text:span><text:span text:style-name="T4144">’</text:span><text:span text:style-name="T4145">essi medesimi sperimentavano nell</text:span><text:span text:style-name="T4146">’</text:span><text:span text:style-name="T4147">animo loro e in altrui, e come la storia medesima il conferma</text:span><text:span text:style-name="Appelnotedebasdep."><text:note text:note-class="footnote" text:id="_ftn53"><text:note-citation>54</text:note-citation><text:note-body><text:p text:style-name="Notedebasdepage"><text:s/>È su tal proposito assai noto il fatto di Timoteo che col modo frigio mise in furore Alessandro e<text:s/>‘l fece correre all’armi, ma che cangiando a un tratto il frigio in dorico rasserenò il furibondo monarca.<text:s/>Del canto d’Olimpio, famoso musico, sappiamo da Aristotile che ispirava maraviglioso estro negli animi. E Plutarco (<text:span text:style-name="T4148">De musica</text:span>) rapporta che Terpandro, altro musico eccellente, col mezzo dell’arte sua sedò in Isparta un tumulto. Degli Spartani medesimi si narra che in guerra adoperavano canti dolci per raffrenare la temerità, ma che, combattendo un giorno contro i Messeni, il musico Tirteo, accortosi che piegavano, cambiando il lidio in frigio ottenne loro la vittoria col riaccendere per mezzo del modo frigio il coraggio che il lidio aveva ammorzato. Narrasi inoltre che una musica di precipitato e celere movimento accese tal furore in alcuni giovani ch’essi corsero ad incendiare l’abitazione d’una cortigiana, ma che il musico, per consiglio di Pitagora cangiando modo, tranquillò l’animo di que’<text:s/>giovani. Similmente di Pitagora è fama ch’egli colla musica serenasse l’animo d’un giovane delirante per amorosa passione. Lo stesso mezzo leggesi che spesse volte adoperasse Teofrasto a calmar l’animo de’<text:s/>furiosi.</text:p></text:note-body></text:note></text:span><text:span text:style-name="T4149">. Senza che, se il modo lidio esempigrazia non avesse ordinariamente mossi gli ascoltatori ad allegrezza, per pochi e rari esempi che di un tal effetto si fossero osservati, non si sarebbe potuto assoluta mente affermare che quel modo svegliasse l</text:span><text:span text:style-name="T4150">’</text:span><text:span text:style-name="T4151">allegrezza, e molto meno avrebbe potuto convenire ognuno (come pur convenne) nel pensiero d</text:span><text:span text:style-name="T4152">’</text:span><text:span text:style-name="T4153">adoperare non altro che quel modo, quando volesse disporre gli animi a questo affetto.</text:span></text:p>
      <text:p text:style-name="p"><text:span text:style-name="anchor">[testo_Sez.</text:span><text:span text:style-name="anchor">III.1.4.2]<text:s/></text:span><text:span text:style-name="T4154">Gli antichi adunque da una musica povera traevano maggior vantaggio che non facciam noi da una ch</text:span><text:span text:style-name="T4155">’</text:span><text:span text:style-name="T4156">è doviziosissima.<text:s/></text:span><text:span text:style-name="T4157">Se si dimandava a un greco qual modo si richiedesse per insinuare in noi una data disposizione, egli sapea bene a qual s</text:span><text:span text:style-name="T4158">’</text:span><text:span text:style-name="T4159">appigliare. Ma questa dimanda medesima farebbe oggi contorcere il più valente maestro di musica che s</text:span><text:span text:style-name="T4160">’</text:span><text:span text:style-name="T4161">abbia l</text:span><text:span text:style-name="T4162">’</text:span><text:span text:style-name="T4163">Italia: vedendo noi spesse volte un</text:span><text:span text:style-name="T4164">’</text:span><text:span text:style-name="T4165"><text:s/>aria, per esempio<text:s/></text:span><text:soft-page-break/><text:span text:style-name="T4166">composta nel modo minore<text:s/></text:span><text:span text:style-name="T4167">d</text:span><text:span text:style-name="T4168">’</text:span><text:span text:style-name="T4169">effaut</text:span><text:span text:style-name="T4170">, che prima ci era stata cantata nel maggiore d</text:span><text:span text:style-name="T4171">’</text:span><text:span text:style-name="T4172">ellamì</text:span><text:span text:style-name="T4173">, e una, che fu parlante, divenire aria di gorgheggio, e quella, che altra volta tardamente procedea guidata dalla flemmatica misura binaria, tornarci poi innanzi, quasi di galoppo, sotto il frettoloso tempo a cappella.</text:span></text:p>
      <text:p text:style-name="p">[Sez.III.1.4.3]<text:s/><text:span text:style-name="T4174">Non è già che i moderni compositori non riescano talvolta nel patetico, ma costa loro un continuo sforzo d</text:span><text:span text:style-name="T4175">’</text:span><text:span text:style-name="T4176">ingegno, e spesso inutile, ciò che i Greci otteneano con una semplice osservanza delle regole di quella parte della musica. Tra</text:span><text:span text:style-name="T4177">’</text:span><text:span text:style-name="T4178"><text:s/>nostri componitori e i Greci quel divario passa, che passar suole tra chi ignori le regole dell</text:span><text:span text:style-name="T4179">’</text:span><text:span text:style-name="T4180">aritmetica pratica, e un altro che francamente sappia eseguirle.<text:s/></text:span><text:span text:style-name="T4181">Può avvenire che l</text:span><text:span text:style-name="T4182">’</text:span><text:span text:style-name="T4183">uno, così esattamente come l</text:span><text:span text:style-name="T4184">’</text:span><text:span text:style-name="T4185">altro, giunga a ritrovare il numero dimandato: ma il primo vi sarà giunto tardi e a stento, il secondo presto e agevolmente. Il primo dubiterà sempre d</text:span><text:span text:style-name="T4186">’</text:span><text:span text:style-name="T4187">avere errato, ne ripeterà mille volte il calcolo e non uscirà mai d</text:span><text:span text:style-name="T4188">’</text:span><text:span text:style-name="T4189">incertezza: il secondo, sicuro dell</text:span><text:span text:style-name="T4190">’</text:span><text:span text:style-name="T4191">infallibilità delle sue regole, troverà in queste medesime una pruova ben certa dell</text:span><text:span text:style-name="T4192">’</text:span><text:span text:style-name="T4193">esattezza dell</text:span><text:span text:style-name="T4194">’</text:span><text:span text:style-name="T4195">operazione,</text:span></text:p>
      <text:p text:style-name="p">[Sez.III.1.4.4]<text:s/><text:span text:style-name="T4196">Tre sono, s</text:span><text:span text:style-name="T4197">’</text:span><text:span text:style-name="T4198">io ben m</text:span><text:span text:style-name="T4199">’</text:span><text:span text:style-name="T4200">appongo, le cagioni che renderono il patetico dell</text:span><text:span text:style-name="T4201">’</text:span><text:span text:style-name="T4202">antica musica così regolare e così certo, e quello della moderna sì incerto e sì disordinato.<text:s/></text:span><text:span text:style-name="T4203">La prima è la differenza dell</text:span><text:span text:style-name="T4204">’</text:span><text:span text:style-name="T4205">estetico dell</text:span><text:span text:style-name="T4206">’</text:span><text:span text:style-name="T4207">una da quello dell</text:span><text:span text:style-name="T4208">’</text:span><text:span text:style-name="T4209">altra. Una musica che faccia pompa d</text:span><text:span text:style-name="T4210">’</text:span><text:span text:style-name="T4211">un estetico troppo ricco, troppo vario e ricercato, impedisce necessariamente l</text:span><text:span text:style-name="T4212">’</text:span><text:span text:style-name="T4213">impressione che i suoni da essa posti in opera potrebbero fare sullo spirito e sulla macchina di chi ascolta, In una melodia composta di rapide note, di trilli, d</text:span><text:span text:style-name="T4214">’</text:span><text:span text:style-name="T4215">arpeggi, di volate, di mordenti, di gruppi, di sbalzi, appena un suono giugne a toccare i nervi uditori, che già la sua azione è totalmente cancellata da quella d</text:span><text:span text:style-name="T4216">’</text:span><text:span text:style-name="T4217">un altro suono che sopraggiugne all</text:span><text:span text:style-name="T4218">’</text:span><text:span text:style-name="T4219">istante, e ch</text:span><text:span text:style-name="T4220">’</text:span><text:span text:style-name="T4221">e incalzato da una folla d</text:span><text:span text:style-name="T4222">’</text:span><text:span text:style-name="T4223">altri di non maggior durata. Allo spirito non è conceduto agio di discernervi i tuoni simili a quelli ch</text:span><text:span text:style-name="T4224">’</text:span><text:span text:style-name="T4225">egli sperimentò patetici altra volta, né agio alla fantasia ed alla memoria di riprodurgli e di riconoscere le idee affettuose, complesse con quelle di sì fatti tuoni. Più indiscernevoli ancora e più incerti rende i tuoni allo spirito l</text:span><text:span text:style-name="T4226">’</text:span><text:span text:style-name="T4227">armonia contemporanea di più note, massime qualora, come per lo più accade, vanno alle consonanze unite le dissonanze.</text:span></text:p>
      <text:p text:style-name="p">[Sez.III.1.4.5]<text:s/><text:span text:style-name="T4228">Se una tal musica niun</text:span><text:span text:style-name="T4229">’</text:span><text:span text:style-name="T4230">azione può avere sulla fantasia e sulla memoria, molto meno può averla su</text:span><text:span text:style-name="T4231">’</text:span><text:span text:style-name="T4232"><text:s/>nervi diatetici: perciocché quell</text:span><text:span text:style-name="T4233">’</text:span><text:span text:style-name="T4234">oscillazione, che un tuono avea sopra di essi cagionata, cominciata appena viene interrotta da un</text:span><text:span text:style-name="T4235">’</text:span><text:span text:style-name="T4236">altra tutta diversa dalla precedente.<text:s/></text:span><text:span text:style-name="T4237">L</text:span><text:span text:style-name="T4238">’</text:span><text:span text:style-name="T4239">esperienza dimostra che eseguendo una tal musica vicino a stromenti che stiano in riposo, niuno di essi ne sarà scosso, né obbligato a risonare,<text:s/></text:span><text:soft-page-break/><text:span text:style-name="T4240">come sicuramente il sarebbe da un</text:span><text:span text:style-name="T4241">’</text:span><text:span text:style-name="T4242"><text:s/>altra, che tuoni più chiari e più fermi ponesse in uso. Perciò la musica antica, la quale non ebbe un estetico sì ricercato, avea maggiore azione su</text:span><text:span text:style-name="T4243">’</text:span><text:span text:style-name="T4244"><text:s/>nervi diatetici, sulla fantasia e sulla memoria, da</text:span><text:span text:style-name="T4245">’</text:span><text:span text:style-name="T4246"><text:s/>quali dipende il patetico della musica.</text:span></text:p>
      <text:p text:style-name="p">[Sez.III.1.4.6]<text:s/><text:span text:style-name="T4247">La seconda ragione è l</text:span><text:span text:style-name="T4248">’</text:span><text:span text:style-name="T4249">idea che hanno della musica i moderni maestri, diversa da quella che ne ebbero gli antichi.<text:s/></text:span><text:span text:style-name="T4250">Oggi è questa trattata come un</text:span><text:span text:style-name="T4251">’</text:span><text:span text:style-name="T4252">arte destinata principalmente al piacer dell</text:span><text:span text:style-name="T4253">’</text:span><text:span text:style-name="T4254">udito: tutti coloro che la professano, ad altro quasi non mirano che a renderla commendabile all</text:span><text:span text:style-name="T4255">’</text:span><text:span text:style-name="T4256">orecchio. Quindi è ch</text:span><text:span text:style-name="T4257">’</text:span><text:span text:style-name="T4258">essi rinvennero le vere ed invariabili leggi della melodia e dell</text:span><text:span text:style-name="T4259">’</text:span><text:span text:style-name="T4260">armonia, ma niuna di quelle che appartengono al patetico dell</text:span><text:span text:style-name="T4261">’</text:span><text:span text:style-name="T4262">arte.</text:span></text:p>
      <text:p text:style-name="p"><text:span text:style-name="anchor">[testo_Sez.</text:span><text:span text:style-name="anchor">III.1.4.7]<text:s/></text:span><text:span text:style-name="T4263">I Greci per lo contrario riguardavano la musica non tanto come destinata ad appagar l</text:span><text:span text:style-name="T4264">’</text:span><text:span text:style-name="T4265">orecchio, quanto a muovere e regolare le passioni ch</text:span><text:span text:style-name="T4266">’</text:span><text:span text:style-name="T4267">essi dirigeano per mezzo di questa piacevole disciplina a</text:span><text:span text:style-name="T4268">’</text:span><text:span text:style-name="T4269"><text:s/>più perfetti oggetti, e più degni dell</text:span><text:span text:style-name="T4270">’</text:span><text:span text:style-name="T4271">animo umano. È la musica, così adoperata, la più efficace ministra delle virtù.<text:s/></text:span><text:span text:style-name="T4272">Quindi Ateneo ci assicura, che colla musica insegnavano i Greci i doveri della religione e della morale, e le azioni e gli esempi degli uomini illustri. Dal che si può comprendere ciò che scrive Polibio</text:span><text:span text:style-name="Appelnotedebasdep."><text:note text:note-class="footnote" text:id="_ftn54"><text:note-citation>55</text:note-citation><text:note-body><text:p text:style-name="Notedebasdepage"><text:span text:style-name="T4273"><text:s/></text:span>Lib. IV.</text:p></text:note-body></text:note></text:span><text:span text:style-name="T4274"><text:s/>di due popoli d</text:span><text:span text:style-name="T4275">’</text:span><text:span text:style-name="T4276">Arcadia, l</text:span><text:span text:style-name="T4277">’</text:span><text:span text:style-name="T4278">un de</text:span><text:span text:style-name="T4279">’</text:span><text:span text:style-name="T4280"><text:s/>quali adottando l</text:span><text:span text:style-name="T4281">’</text:span><text:span text:style-name="T4282">uso della musica divenne virtuoso e colto, l</text:span><text:span text:style-name="T4283">’</text:span><text:span text:style-name="T4284">altro dispregiandola si rimase barbaro e vizioso.</text:span></text:p>
      <text:p text:style-name="p"><text:span text:style-name="anchor">[testo_Sez.</text:span><text:span text:style-name="anchor">III.1.4.8]<text:s/></text:span><text:span text:style-name="T4285">Né pur nelle feste, nelle allegrezze, nelle nozze, ne</text:span><text:span text:style-name="T4286">’</text:span><text:span text:style-name="T4287"><text:s/>conviti, la musica greca perdea di mira il suo scopo.<text:s/></text:span><text:span text:style-name="T4288">Il cantore lasciato da Agamennone presso a Clitennestra non si applicava a divertire quella principessa con una musica puramente estetica. Egli attendeva a fomentarle nell</text:span><text:span text:style-name="T4289">’</text:span><text:span text:style-name="T4290">animo l</text:span><text:span text:style-name="T4291">’</text:span><text:span text:style-name="T4292">amore dell</text:span><text:span text:style-name="T4293">’</text:span><text:span text:style-name="T4294">assente marito e delle virtù necessarie a una regnante: talmenteché Egisto non potè trarre a</text:span><text:span text:style-name="T4295">’</text:span><text:span text:style-name="T4296"><text:s/>suoi voleri la principessa, se prima non ebbe tolto nel mondo il suo cantore.</text:span></text:p>
      <text:p text:style-name="p"><text:span text:style-name="anchor">[testo_Sez.</text:span><text:span text:style-name="anchor">III.1.4.9]<text:s/></text:span><text:span text:style-name="T4297">Ma come erano giunti i Greci a formare sì giusta idea della musica?<text:s/></text:span><text:span text:style-name="T4298">Condotti dalla loro propria esperienza. Essi erano stati istituiti per mezzo della musica, e a questa erano debitori della loro cultura.<text:s/></text:span><text:span text:style-name="T4299">Lino, Orfeo, Cadmo, Anfione, da</text:span><text:span text:style-name="T4300">’</text:span><text:span text:style-name="T4301"><text:s/>quali erano stati invitati ad abbandonare una vita brutale, che in compagnia delle fiere aveano fin allora menata, e a godere sotto la protezion delle leggi le dolcezze della civile società, di quella si erano serviti ad umanare, diciam così, quegli animi ferini.<text:s/></text:span><text:span text:style-name="T4302">Perciò fu di essi allegoricamente favoleggiato che al suono della lira fossero pervenuti ad ammansir le fiere, e a indurre i sassi stessi a edificar le città. Per mezzo della musica<text:s/></text:span><text:soft-page-break/><text:span text:style-name="T4303">quegli uomini, che fino allora poco degni erano stati di queste nome, e che forse né pur pensato aveano d</text:span><text:span text:style-name="T4304">’</text:span><text:span text:style-name="T4305">esser tali, cominciarono a gustar le delizie d</text:span><text:span text:style-name="T4306">’</text:span><text:span text:style-name="T4307">una vita socievole e sola degna di ragionevoli creature. Con un canto accompagnato dall</text:span><text:span text:style-name="T4308">’</text:span><text:span text:style-name="T4309">accordo d</text:span><text:span text:style-name="T4310">’</text:span><text:span text:style-name="T4311">un musico stromento furono loro insegnati i doveri verso l</text:span><text:span text:style-name="T4312">’</text:span><text:span text:style-name="T4313">essere supremo, promulgate le leggi d</text:span><text:span text:style-name="T4314">’</text:span><text:span text:style-name="T4315">una patria nascente, istillate le massime della giustizia, dell</text:span><text:span text:style-name="T4316">’</text:span><text:span text:style-name="T4317">amistà, dell</text:span><text:span text:style-name="T4318">’</text:span><text:span text:style-name="T4319">amor coniugale, l</text:span><text:span text:style-name="T4320">’</text:span><text:span text:style-name="T4321">urbanità, la beneficenza, la compassione verse i loro simili, il coraggio militare</text:span><text:span text:style-name="Appelnotedebasdep."><text:note text:note-class="footnote" text:id="_ftn55"><text:note-citation>56</text:note-citation><text:note-body><text:p text:style-name="Notedebasdepage"><text:s/><text:span text:style-name="quote.c">«Silvestres homines sacer interpresque deorum / cædibus, et victu foedo deterruit Orpheus; / dictus ob hoc lenire tigres rabidosque leones, / dictus et Amphion Thebanæ conditor arcis / saxa movere sono testudinis, et prece blanda / ducere quo vellet. Fuit hæc sapientia quondam, / publica privatis secernere, sacra profanis, / concubitu prohibere vago, dare iura maritis, / oppida moliri, leges incidere ligno»</text:span>. Hor.<text:s/><text:span text:style-name="T4322">de Art. Poet.</text:span><text:s/>v. 392<text:s/><text:span text:style-name="T4323">&amp; seqq.</text:span></text:p></text:note-body></text:note></text:span><text:span text:style-name="T4324">.</text:span></text:p>
      <text:p text:style-name="p"><text:span text:style-name="anchor">[testo_Sez.</text:span><text:span text:style-name="anchor">III.1.4.10]<text:s/></text:span><text:span text:style-name="T4325">I Greci adunque, che aveano in loro stessi sperimentata l</text:span><text:span text:style-name="T4326">’</text:span><text:span text:style-name="T4327">efficacia della musica ad accendere e governare le passioni, furono dalla lor propria esperienza istruiti a formare la vera idea di questa disciplina.<text:s/></text:span><text:span text:style-name="T4328">Quindi derivò l</text:span><text:span text:style-name="T4329">’</text:span><text:span text:style-name="T4330">alta considerazione in cui questa venne tra loro. Pitagora, a cagion d</text:span><text:span text:style-name="T4331">’</text:span><text:span text:style-name="T4332">esempio, la riguardava come la sorgente di tutta la morale; e però esigea da</text:span><text:span text:style-name="T4333">’</text:span><text:span text:style-name="T4334"><text:s/>suoi discepoli che colla musica principiassero e terminassero la giornata</text:span><text:span text:style-name="Appelnotedebasdep."><text:note text:note-class="footnote" text:id="_ftn56"><text:note-citation>57</text:note-citation><text:note-body><text:p text:style-name="Notedebasdepage"><text:span text:style-name="T4335"><text:s/></text:span>Jambl.,<text:s/><text:span text:style-name="T4336">Vita Pyt.</text:span>, c. X.</text:p></text:note-body></text:note></text:span><text:span text:style-name="T4337">. Platone</text:span><text:span text:style-name="Appelnotedebasdep."><text:note text:note-class="footnote" text:id="_ftn57"><text:note-citation>58</text:note-citation><text:note-body><text:p text:style-name="Notedebasdepage"><text:s/>Ap. Plutarc.<text:s/><text:span text:style-name="T4338">De superst.</text:span></text:p></text:note-body></text:note></text:span><text:span text:style-name="T4339"><text:s/>ne parla come del più caro presente del cielo, e<text:s/></text:span><text:span text:style-name="quote.c">«come donata dagli dei non pel solo diletto dell</text:span><text:span text:style-name="quote.c">’</text:span><text:span text:style-name="quote.c">udito, ma per ristabilire nell</text:span><text:span text:style-name="quote.c">’</text:span><text:span text:style-name="quote.c">anima l</text:span><text:span text:style-name="quote.c">’</text:span><text:span text:style-name="quote.c">ordine e l</text:span><text:span text:style-name="quote.c">’</text:span><text:span text:style-name="quote.c">armonia, e per bandirne l</text:span><text:span text:style-name="quote.c">’</text:span><text:span text:style-name="quote.c">errore e la voluttà»</text:span><text:span text:style-name="T4340">. Il medesimo linguaggio tennero gli altri filosofi di quella nazione, e Plutarco sopra tutti, [per] il quale non v</text:span><text:span text:style-name="T4341">’</text:span><text:span text:style-name="T4342">ha virtù intellettuale, né morale, che dalla musica non derivi. In effetti che non doveano essi attendere da un</text:span><text:span text:style-name="T4343">’</text:span><text:span text:style-name="T4344">arte destinata a sì nobil uso ?<text:s/></text:span><text:span text:style-name="T4345">Non è egli vero, che il mezzo più spedito di giugnere all</text:span><text:span text:style-name="T4346">’</text:span><text:span text:style-name="T4347">acquisto delle virtù dell</text:span><text:span text:style-name="T4348">’</text:span><text:span text:style-name="T4349">intelletto e dell</text:span><text:span text:style-name="T4350">’</text:span><text:span text:style-name="T4351">animo consiste nelle passioni vivaci, ma governate dalla ragione?</text:span></text:p>
      <text:p text:style-name="p">[Sez.III.1.4.11]<text:s/><text:span text:style-name="T4352">Di qui apparisce il torto ch</text:span><text:span text:style-name="T4353">’</text:span><text:span text:style-name="T4354">ebbero que</text:span><text:span text:style-name="T4355">’</text:span><text:span text:style-name="T4356"><text:s/>moderni, i quali non badando all</text:span><text:span text:style-name="T4357">’</text:span><text:span text:style-name="T4358">indole della musica greca, e di questa giudicando come della nostra, di stravagante e di ridicola tassarono la stima che gli antichi ne aveano concepita.</text:span></text:p>
      <text:p text:style-name="p"><text:span text:style-name="anchor">[testo_Sez.</text:span><text:span text:style-name="anchor">III.1.4.12]<text:s/></text:span><text:span text:style-name="T4359">Questo vantaggioso concetto che i Greci formarono della musica, gli portò a coltivarla con sommo studio, non tanto in quella parte che la rende grata all</text:span><text:span text:style-name="T4360">’</text:span><text:span text:style-name="T4361">udito, quanto in quella che muove l</text:span><text:span text:style-name="T4362">’</text:span><text:span text:style-name="T4363">animo.<text:s/></text:span><text:span text:style-name="T4364">Ed essi ne fecero un articolo sì essenziale dell</text:span><text:span text:style-name="T4365">’</text:span><text:span text:style-name="T4366">educazione, che Temistocle fu avuto per incolto e per incivile, perché, essendo stato richiesto di toccar la lira in un convito, rispose ch</text:span><text:span text:style-name="T4367">’</text:span><text:span text:style-name="T4368"><text:s/>«egli non sapea trattarla, e che spendea la sua applicazione a render florida e formidabile la sua<text:s/></text:span><text:soft-page-break/><text:span text:style-name="T4369">patria</text:span><text:span text:style-name="Appelnotedebasdep."><text:note text:note-class="footnote" text:id="_ftn58"><text:note-citation>59</text:note-citation><text:note-body><text:p text:style-name="Notedebasdepage"><text:s/>Plutarc.<text:s/><text:span text:style-name="T4370">in Themist.</text:span></text:p></text:note-body></text:note></text:span><text:span text:style-name="T4371">». I più gravi tra</text:span><text:span text:style-name="T4372">’</text:span><text:span text:style-name="T4373"><text:s/>loro sapienti, i più consumati tra</text:span><text:span text:style-name="T4374">’</text:span><text:span text:style-name="T4375"><text:s/>loro filosofi presero a professare sì elegante ed util arte</text:span><text:span text:style-name="Appelnotedebasdep."><text:note text:note-class="footnote" text:id="_ftn59"><text:note-citation>60</text:note-citation><text:note-body><text:p text:style-name="Notedebasdepage"><text:span text:style-name="T4376"><text:s/></text:span>I nomi de’<text:s/>due maestri di musica di Socrate gli abbiam da Laerzio; essi furono Damone e Lampone, famosi musici di que’<text:s/>tempi. Di Platone sappiam da Plutarco ch’ebbe per maestri Dracone ateniese e Metello agrigentino, altresì famosi ne’<text:s/>loro dì. Arcesilao imparò la musica da Santo, celebre musico ateniese, per nulla dire in particolare de’<text:s/>Pitagorici i quali, come dianzi accennammo, colla musica cominciavano,e terminavano la giornata. Scrissero poi di quest’arte i più grandi uomini che la Grecia vantasse, e fra questi Simmia, Aristotile, Teofrasto, Aristosseno, Democrito, Epicuro, nomi illustri nella greca filosofia, e lo stesso Antistene, istitutore della setta cinica.</text:p></text:note-body></text:note></text:span><text:span text:style-name="T4377">. E questa è appunto, a mio intendere, la terza ragione del maggior grado di regolarità e di certezza, che godeva il patetico dell</text:span><text:span text:style-name="T4378">’</text:span><text:span text:style-name="T4379">antica musica in paragon della nostra. Perciocché quella fu professata dal fiore della letteratura d</text:span><text:span text:style-name="T4380">’</text:span><text:span text:style-name="T4381">una nazione, appo la quale le belle arti giunsero a un segno, al quale non pervennero altrove né prima, né poi; d</text:span><text:span text:style-name="T4382">’</text:span><text:span text:style-name="T4383">una nazione di gusto sistematico, e presso la quale un tal gusto degenerava in una spezie di mania che volea suggettare a sistema qualunque più ritrosa disciplina; d</text:span><text:span text:style-name="T4384">’</text:span><text:span text:style-name="T4385">una nazione, in fine, che formicava di sublimi ingegni, i quali portavano allo studio della musica un talento educato tra le scienze e le belle arti. Qual maraviglia, che la musica patetica, coltivata con tanto impegno da una tal nazione, divenisse ordinata e sistematica, e giugnesse a tanta perfezione?</text:span></text:p>
      <text:p text:style-name="p"><text:span text:style-name="anchor">[testo_Sez.</text:span><text:span text:style-name="anchor">III.1.4.13]<text:s/></text:span><text:span text:style-name="T4386">Ma tra noi l</text:span><text:span text:style-name="T4387">’</text:span><text:span text:style-name="T4388">opera sta tutta altrimenti.<text:s/></text:span><text:span text:style-name="T4389">E</text:span><text:span text:style-name="T4390">’</text:span><text:span text:style-name="T4391"><text:s/>vero, che, la buona mercé di Dio, il nostro secolo non cede in cultura a qualunque più florida età della Grecia. Ma coloro tra noi, che professano la musica, non sono quegli stessi che ampliano tutto dì i confini delle umane cognizioni, come avveniva tra</text:span><text:span text:style-name="T4392">’</text:span><text:span text:style-name="T4393"><text:s/>Greci: che anzi i nostri filosofi si recano per lo più a una cotal onta di saper ricercare dilicatamente uno strumento. Ed oggi la cosa è giunta a tale, che quelli tra loro che hanno il farnetico d</text:span><text:span text:style-name="T4394">’</text:span><text:span text:style-name="T4395">ostentarsi impassibili, e che affettano uno stoico contegno, fanno pompa d</text:span><text:span text:style-name="T4396">’</text:span><text:span text:style-name="T4397">insensibilità, e di tedio per qual si voglia spezie di concento: letteraria ipocrisia, che nuderebbe saporitamente i denti al festevole Menchenio. Non essendo adunquo in oggi la musica esercitata da</text:span><text:span text:style-name="T4398">’</text:span><text:span text:style-name="T4399"><text:s/>nostri filosofi, non potè il suo patetico profittar molto, come quello, che non può senza la scorta della filosofia andare innanzi. Onde di tutti i progressi di quell</text:span><text:span text:style-name="T4400">’</text:span><text:span text:style-name="T4401">arte profittò il solo suo estetico, al quale basta il giudizio dell</text:span><text:span text:style-name="T4402">’</text:span><text:span text:style-name="T4403">orecchio.</text:span></text:p>
      <text:p text:style-name="p">[Sez.III.1.4.14]<text:s/><text:span text:style-name="T4404">Siamo entrati in queste considerazioni sulla musica antica e moderna, perciocché quello che abbiamo su tal suggetto osservato, gioverà a meglio intendere ciò che costituirà la materia del capo seguente.<text:s/></text:span><text:span text:style-name="T4405">Al che conduce ancora l</text:span><text:span text:style-name="T4406">’</text:span><text:span text:style-name="T4407">aver notato quanto il patetico della nostra musica sia tuttor lontano dalla sua perfezione, e qual cammino<text:s/></text:span><text:soft-page-break/><text:span text:style-name="T4408">per giugnervi dovrebbe tenere: perché quando manchi in questa parte, non solo non può sperare di ricercarci d</text:span><text:span text:style-name="T4409">’</text:span><text:span text:style-name="T4410">un piacer dilicato e durevole, ma ancora stranamente ecclissa la bellezza del nostro spettacolo.</text:span></text:p>
      <text:h text:style-name="Titre3" text:outline-level="3">Cap. II.<text:s/><text:line-break/>Stile della musica teatrale.</text:h>
      <text:h text:style-name="Titre4" text:outline-level="4">§ I. Prima legge di questo stile</text:h>
      <text:p text:style-name="p">[Sez.III.2.1.1]<text:s/><text:span text:style-name="T4411">Fu la musica teatrale ammessa nel nostro spettacolo per dare maggior forza alle parole del dramma, a cui va unita, e col quale ha un medesimo e comun fine, qual è il movimento d</text:span><text:span text:style-name="T4412">’</text:span><text:span text:style-name="T4413">una determinata passione</text:span><text:span text:style-name="Appelnotedebasdep."><text:note text:note-class="footnote" text:id="_ftn60"><text:note-citation>61</text:note-citation><text:note-body><text:p text:style-name="Notedebasdepage"><text:span text:style-name="T4414"><text:s/></text:span>V. il cap. II della<text:s/><text:span text:style-name="T4415">I s</text:span>ez.</text:p></text:note-body></text:note></text:span><text:span text:style-name="T4416">.<text:s/></text:span><text:span text:style-name="T4417">Di qui nasce il particolare stile, onde abbisogna questo genere di musica, destinato a un tempo stesso a sostener la parola e a muovere gli affetti.</text:span></text:p>
      <text:p text:style-name="p">[Sez.III.2.1.2]<text:s/><text:span text:style-name="T4418">Or primieramente lo stile della musica teatrale vuol poche note. Perciocché una musica troppo rinzeppata di note, sieno simultanee o successive, è incapace di patetico, siccome nel capitolo antecedente fu dimostrato.<text:s/></text:span><text:span text:style-name="T4419">Si aggiunga, che quel frastagliamento, che una continuazione di brevissime note cagiona alla voce dell</text:span><text:span text:style-name="T4420">’</text:span><text:span text:style-name="T4421">attore, scoprirebbe l</text:span><text:span text:style-name="T4422">’</text:span><text:span text:style-name="T4423">artifizio del compositor della musica: e l</text:span><text:span text:style-name="T4424">’</text:span><text:span text:style-name="T4425">aperto artifizio è, siccome ognun sa, vietato nell</text:span><text:span text:style-name="T4426">’</text:span><text:span text:style-name="T4427">azione drammatica, come distruttore d</text:span><text:span text:style-name="T4428">’</text:span><text:span text:style-name="T4429">ogni verisimile.</text:span></text:p>
      <text:p text:style-name="p">[Sez.III.2.1.3]<text:s/><text:span text:style-name="T4430">Né la sola ragione, ma l</text:span><text:span text:style-name="T4431">’</text:span><text:span text:style-name="T4432">esperienza altresì maravigliosamente conferma l</text:span><text:span text:style-name="T4433">’</text:span><text:span text:style-name="T4434">esposta legge dello stil teatrale.<text:s/></text:span><text:span text:style-name="T4435">Si esamini qualunque musica che sul teatro sia riuscita patetica: vi si troveranno sì poche note, che in un solo di que</text:span><text:span text:style-name="T4436">’</text:span><text:span text:style-name="T4437"><text:s/>mortali gorgheggi, ch</text:span><text:span text:style-name="T4438">’</text:span><text:span text:style-name="T4439">hanno oggidì tanta voga, se ne potrebbero contare assai più. Né si troverà mai, che un canto composto d</text:span><text:span text:style-name="T4440">’</text:span><text:span text:style-name="T4441">una moltitudine di note sia riuscito patetico sul teatro, né proprio ad aggiugner forza al sentimento delle parole. Potrà bene un tal canto riuscir piacevole all</text:span><text:span text:style-name="T4442">’</text:span><text:span text:style-name="T4443">orecchio. Ma oltre che questo piacere è ben insipido, in confronto di quello che ne verrebbe dal movimento del cuore, egli è un fare abuso delle belle arti l</text:span><text:span text:style-name="T4444">’</text:span><text:span text:style-name="T4445">adoperar l</text:span><text:span text:style-name="T4446">’</text:span><text:span text:style-name="T4447">estetico delle medesime disgiunto dal patetico; massimamente nell</text:span><text:span text:style-name="T4448">’</text:span><text:span text:style-name="T4449">opera in musica, la quale, come si è detto, adopera queste arti a solo fine d</text:span><text:span text:style-name="T4450">’</text:span><text:span text:style-name="T4451">aggiugner polso e sostegno alla passione drammatica, di che è incapace l</text:span><text:span text:style-name="T4452">’</text:span><text:span text:style-name="T4453">estetico di quelle. Un effetto anche osservabilissimo di queste due differenti ragioni di musica ne somministrano i fanciulli. Essi a una musica di rare note composta, sia strumentale o vocale, danno segni di godimento e si mettono a ballonzare a lor modo: niuno però di tai segni danno a<text:s/></text:span><text:soft-page-break/><text:span text:style-name="T4454">un</text:span><text:span text:style-name="T4455">’</text:span><text:span text:style-name="T4456">altra che sia troppo carica di note. Ma d</text:span><text:span text:style-name="T4457">’</text:span><text:span text:style-name="T4458">un</text:span><text:span text:style-name="T4459">’</text:span><text:span text:style-name="T4460">esperienza anche più manifesta ne fornisce quella sonata, che dall</text:span><text:span text:style-name="T4461">’</text:span><text:span text:style-name="T4462">essere adoperata alla guarigione de</text:span><text:span text:style-name="T4463">’</text:span><text:span text:style-name="T4464"><text:s/>tarantolati,<text:s/></text:span><text:span text:style-name="T4465">Tarantella</text:span><text:span text:style-name="T4466"><text:s/>è detta volgarmente. Questa sonata maravigliosa, che sì straordinari effetti cagiona sullo spirito e sulla macchina di quegl</text:span><text:span text:style-name="T4467">’</text:span><text:span text:style-name="T4468">infermi, è composta d</text:span><text:span text:style-name="T4469">’</text:span><text:span text:style-name="T4470">appena venti tuoni né troppo acuti, né gravi: e perderebbe tutto il valor suo, né alcuno più di tali effetti cagionerebbe, se un sonatore s</text:span><text:span text:style-name="T4471">’</text:span><text:span text:style-name="T4472">avvisasse di sminuirla, com</text:span><text:span text:style-name="T4473">’</text:span><text:span text:style-name="T4474">essi dicono, cambiandola in un tritume di moltissime e velocissime note.</text:span></text:p>
      <text:h text:style-name="Titre4" text:outline-level="4">§ II. Seconda legge</text:h>
      <text:p text:style-name="p">[Sez.III.2.2.1]<text:s/><text:span text:style-name="T4475">Questo stile abborisce egualmente i tuoni troppo acuti e i troppo gravi.<text:s/></text:span><text:span text:style-name="T4476">Il patetico consiste nel mezzo.</text:span></text:p>
      <text:p text:style-name="p">[Sez.III.2.2.2]<text:s/><text:span text:style-name="T4477">Comparve, poco tempo è, sopra uno de</text:span><text:span text:style-name="T4478">’</text:span><text:span text:style-name="T4479"><text:s/>più illustri teatri d</text:span><text:span text:style-name="T4480">’</text:span><text:span text:style-name="T4481">Europa una valente cantatrice dotata di voce sì acuta, che non avea forse avuta mai la pari in questo genere.<text:s/></text:span><text:span text:style-name="T4482">Costei con una voce da calderino si tirò la maraviglia di tutti, ma non altro poté ottenere che maraviglia. Quella sua voce non solamente era incapace di servire alla drammatica passione, ma non appagava né pur l</text:span><text:span text:style-name="T4483">’</text:span><text:span text:style-name="T4484">orecchio, siccome non lo appagano que</text:span><text:span text:style-name="T4485">’</text:span><text:span text:style-name="T4486"><text:s/>passi eseguiti sull</text:span><text:span text:style-name="T4487">’</text:span><text:span text:style-name="T4488">estremo manico d</text:span><text:span text:style-name="T4489">’</text:span><text:span text:style-name="T4490">un violino. La stessa impossibilità a rendere il patetico s</text:span><text:span text:style-name="T4491">’</text:span><text:span text:style-name="T4492">incontra nelle voci troppo basse.<text:s/></text:span><text:span text:style-name="T4493">La sperienza è ben facile: scegliete un canto che vi muova;</text:span><text:span text:style-name="T4494"><text:s/>trasportatelo ne</text:span><text:span text:style-name="T4495">’</text:span><text:span text:style-name="T4496"><text:s/>tuoni più acuti, o ne</text:span><text:span text:style-name="T4497">’</text:span><text:span text:style-name="T4498"><text:s/>più gravi; questo basterà per fargli perdere tutto l</text:span><text:span text:style-name="T4499">’</text:span><text:span text:style-name="T4500">affettuoso.<text:s/></text:span><text:span text:style-name="T4501">Di qui si comprende come i Greci avessero potuto riuscir sì bene in questo genere di musica, non ostante che, come dicemmo, niuno strumento avessero mai conosciuto che più di tre ottave abbracciasse.</text:span></text:p>
      <text:p text:style-name="p">[Sez.III.2.2.3]<text:s/><text:span text:style-name="T4502">È questa sorta di musica amica di tuoni temperati, perché ella, se voglia muovere, deve imitare la voce dell</text:span><text:span text:style-name="T4503">’</text:span><text:span text:style-name="T4504">uomo, la quale non eccede in tuoni troppo acuti o troppo gravi.<text:s/></text:span><text:span text:style-name="T4505">E quelle rare voci che danno in uno di questi eccessi, sentendo assai del ridicolo, mal converrebbero alla tragica gravità.</text:span></text:p>
      <text:h text:style-name="Titre4" text:outline-level="4">§ III. Terza legge</text:h>
      <text:p text:style-name="p">[Sez.III.2.3.1]<text:s/><text:span text:style-name="T4506">Lo stil teatrale ama il canto parlante, non quello di gorgheggio.<text:s/></text:span><text:span text:style-name="T4507">Volete voi un potentissimo specifico per togliere ogni forza a qual canto che sperimentate più energico? Disseminatevi una competente dose del più bel gorgheggio del mondo. Questa maniera di canto ripugna assolutamente alla musica vocale. Poiché uffizio di questa è di dare tal forza alla parola, che l</text:span><text:span text:style-name="T4508">’</text:span><text:span text:style-name="T4509">idea a questa unita sia vivamente riprodotta nello spirito. Or un</text:span><text:span text:style-name="T4510">’</text:span><text:span text:style-name="T4511">A, un</text:span><text:span text:style-name="T4512">’</text:span><text:span text:style-name="T4513">E, un O, gorgheggiato durante la valuta di più note, e talora di<text:s/></text:span><text:soft-page-break/><text:span text:style-name="T4514">più battute, nulla dicono allo spirito; e questo mentre più ansiosamente cerca di penetrare lo stato dell</text:span><text:span text:style-name="T4515">’</text:span><text:span text:style-name="T4516">animo di personaggi che l</text:span><text:span text:style-name="T4517">’</text:span><text:span text:style-name="T4518">interessano, sente cominciare quel lungo sbadiglio, il quale coll</text:span><text:span text:style-name="T4519">’</text:span><text:span text:style-name="T4520">offerta d</text:span><text:span text:style-name="T4521">’</text:span><text:span text:style-name="T4522">uno straniero piacere estingue, in vece d</text:span><text:span text:style-name="T4523">’</text:span><text:span text:style-name="T4524">accrescere il piacer patetico. E poi non è forse un</text:span><text:span text:style-name="T4525">’</text:span><text:span text:style-name="T4526">intollerabile inverisimiglianza l</text:span><text:span text:style-name="T4527">’</text:span><text:span text:style-name="T4528">arrestare il ragionamento nel bel mezzo d</text:span><text:span text:style-name="T4529">’</text:span><text:span text:style-name="T4530">un senso, anzi alla metà d</text:span><text:span text:style-name="T4531">’</text:span><text:span text:style-name="T4532">una parola, per dar luogo a una folla di suoni inarticolati? Non è cosa da ridere il vedere un serio personaggio fermarsi di proposito a bocca aperta a gargarizzare un lungo passaggio?</text:span></text:p>
      <text:p text:style-name="p">[Sez.III.2.3.2]<text:s/><text:span text:style-name="T4533">Fu questa strana maniera di canto menata sul teatro da que</text:span><text:span text:style-name="T4534">’</text:span><text:span text:style-name="T4535"><text:s/>musici ambiziosi, i quali, per nulla lasciar d</text:span><text:span text:style-name="T4536">’</text:span><text:span text:style-name="T4537">intentato, invasero lo stile della musica stromentale.<text:s/></text:span><text:span text:style-name="T4538">Essi acquistarono così più largo campo da far mostra della flessibilità della lor gorga coll</text:span><text:span text:style-name="T4539">’</text:span><text:span text:style-name="T4540">imitare que</text:span><text:span text:style-name="T4541">’</text:span><text:span text:style-name="T4542"><text:s/>mordenti, que</text:span><text:span text:style-name="T4543">’</text:span><text:span text:style-name="T4544"><text:s/>trilli, quelle volate, que</text:span><text:span text:style-name="T4545">’</text:span><text:span text:style-name="T4546"><text:s/>gruppi, quegli arpeggi, che fanno sì ben sentire su d</text:span><text:span text:style-name="T4547">’</text:span><text:span text:style-name="T4548">alcuni stromenti. Ma non badarono che la musica, non meno di qualunque altra delle arti belle, ha i diversi stili, che solo per imperizia possono essere insieme confusi, e che lo stile della musica vocale vuol essere più sobrio e più severo assai che non quello della stromentale.</text:span></text:p>
      <text:p text:style-name="p"><text:span text:style-name="anchor">[testo_Sez.</text:span><text:span text:style-name="anchor">III.2.3.3]<text:s/></text:span><text:span text:style-name="T4549">Mai però più che oggi non ebbe questa impropria maniera di canto tanta voga su nostri teatri.<text:s/></text:span><text:span text:style-name="T4550">La maravigliosa gorga d</text:span><text:span text:style-name="T4551">’</text:span><text:span text:style-name="T4552">una celebre odierna cantatrice</text:span><text:span text:style-name="Appelnotedebasdep."><text:note text:note-class="footnote" text:id="_ftn61"><text:note-citation>62</text:note-citation><text:note-body><text:p text:style-name="Notedebasdepage"><text:span text:style-name="T4553"><text:s/></text:span>L. S. G.</text:p></text:note-body></text:note></text:span><text:span text:style-name="T4554"><text:s/>ha ingerito su questo particolare uno spirito di vertigine ne</text:span><text:span text:style-name="T4555">’</text:span><text:span text:style-name="T4556">nostri compositori. Da che essa cominciò a comparire su</text:span><text:span text:style-name="T4557">’</text:span><text:span text:style-name="T4558"><text:s/>teatri d</text:span><text:span text:style-name="T4559">’</text:span><text:span text:style-name="T4560">Europa, e a far sentire quel suo inudito, distintissimo, inimitabil gorgheggio, tutto divenne gorgheggio sopra i teatri. Il popolo ammaliato da quel nuovo incanto credé di sentire allora per la prima volta il solo stile degno dell</text:span><text:span text:style-name="T4561">’</text:span><text:span text:style-name="T4562">opera in musica; e<text:s/></text:span><text:span text:style-name="T4563">‘</text:span><text:span text:style-name="T4564">l maestro di cappella, tocco anch</text:span><text:span text:style-name="T4565">’</text:span><text:span text:style-name="T4566">egli da quella malia, s</text:span><text:span text:style-name="T4567">’</text:span><text:span text:style-name="T4568">immaginò d</text:span><text:span text:style-name="T4569">’</text:span><text:span text:style-name="T4570">entrare in un nuovo mondo musicale. Mettendo il piede in quell</text:span><text:span text:style-name="T4571">’</text:span><text:span text:style-name="T4572">incantato paese, e mirando con occhio d</text:span><text:span text:style-name="T4573">’</text:span><text:span text:style-name="T4574">orgogliosa compassione gli Scarlatti, i Pergolesi, i Vinci, che dal mondo di là non poteano essere a parte di quella scoperta, benediceva il cielo (come già que</text:span><text:span text:style-name="T4575">’</text:span><text:span text:style-name="T4576"><text:s/>primi Spagnuoli ch</text:span><text:span text:style-name="T4577">’</text:span><text:span text:style-name="T4578">entrarono in America) d</text:span><text:span text:style-name="T4579">’</text:span><text:span text:style-name="T4580">averlo sortito a nascere in questa età. Guai a chi avesse ardito in quelle circostanze di chiamare ad esame questa musica novità! Egli sarebbe per poco stato messo a brani da un popolo d</text:span><text:span text:style-name="T4581">’</text:span><text:span text:style-name="T4582">entusiasti. Onde quelle poche persone di buon gusto, che si erano mantenute salde contro le lusinghe della nuova sirena, conoscendo che non erano più i tempi di Timoteo<text:s/></text:span><text:soft-page-break/><text:span text:style-name="T4583">e di Terpandro</text:span><text:span text:style-name="Appelnotedebasdep."><text:note text:note-class="footnote" text:id="_ftn62"><text:note-citation>63</text:note-citation><text:note-body><text:p text:style-name="Notedebasdepage"><text:span text:style-name="T4584"><text:s/></text:span>Al primo de’<text:s/>quali fu proibita una novità da lui introdotta nella musica, e<text:s/>‘l secondo fu in Isparta punito pel motivo medesimo. Cic.,<text:s/><text:span text:style-name="T4585">De leg., lib.</text:span><text:s/>II; Plutarc.,<text:s/><text:span text:style-name="T4586">De morib. lacon.</text:span></text:p></text:note-body></text:note></text:span><text:span text:style-name="T4587">, si guardarono bene di protestare contro quella novità; quantunque chiaramente conoscessero, che lo stile di quella cantatrice potesse per avventura fare onore a un sonator di salterio o di liuto, ma che il canto di ben altra musica avesse mestieri.</text:span></text:p>
      <text:p text:style-name="p"><text:span text:style-name="anchor">[testo_Sez.</text:span><text:span text:style-name="anchor">III.2.3.4]<text:s/></text:span><text:span text:style-name="T4588">Tempo però sarebbe ormai, che i Cafari, i Jommelli, i Piccinni, i Traetti, i Sacchini, prendendo per mano la vera musica vocale, la rimenassero sulle scene, rendendo quell</text:span><text:span text:style-name="T4589">’</text:span><text:span text:style-name="T4590">usurpato stile alla musica stromentale, a cui appartiene, anzi queste ancora dee d</text:span><text:span text:style-name="T4591">’</text:span><text:span text:style-name="T4592">uno stile sì ricercato fare assegnato uso e discreto.<text:s/></text:span><text:span text:style-name="T4593">Conciosiaché (e ben lo sanno i lodati maestri) allora la musica può dirsi perfetta, quando ella ha in se quella apparente facilità, per cui</text:span></text:p>
      <text:p text:style-name="quote.l">…. sibi quivis</text:p>
      <text:p text:style-name="quote.l">Speret idem , sudet multum frustraque laboret</text:p>
      <text:p text:style-name="P4594">Ausus idem.</text:p>
      <text:p text:style-name="p">[Sez.III.2.3.5]<text:s/><text:span text:style-name="T4595">Questa difficilissima facultà costituisce la perfezione non solo della musica, ma ancora di tutte le arti compagne.<text:s/></text:span><text:span text:style-name="T4596">Questa rende esempigrazia l</text:span><text:span text:style-name="T4597">’</text:span><text:span text:style-name="T4598">eloquenza di Cicerone superiore a quella di Seneca, la musa del Petrarca a quella del Marino, l</text:span><text:span text:style-name="T4599">’</text:span><text:span text:style-name="T4600">antica architettura alla gotica, la tranquillità della statuaria de</text:span><text:span text:style-name="T4601">’</text:span><text:span text:style-name="T4602"><text:s/>Greci alla veemenza e alla vivacità dello scalpello d</text:span><text:span text:style-name="T4603">’</text:span><text:span text:style-name="T4604">alcuni moderni.</text:span></text:p>
      <text:h text:style-name="Titre4" text:outline-level="4">§ IV. Avvertenze sullo stile proprio di ciascuna passione</text:h>
      <text:p text:style-name="p">[Sez.III.2.4.1]<text:s/><text:span text:style-name="T4605">Ed ecco in breve le generali leggi dello stil teatrale.<text:s/></text:span><text:span text:style-name="T4606">Esse riguardano principalmente il canto: perciocché l</text:span><text:span text:style-name="T4607">’</text:span><text:span text:style-name="T4608">accompagnamento degli stromenti d</text:span><text:span text:style-name="T4609">’</text:span><text:span text:style-name="T4610">una qualche maggior libertà dee godere. Colla scorta di tali princìpi si può ancora perfezionar lo stile proprio di ciascuna passione, purché i maestri di cappella vi congiungano un</text:span><text:span text:style-name="T4611">’</text:span><text:span text:style-name="T4612">attenta considerazione della natura. Va primieramente osservato quai tuoni di voce adoperano gli uomini mentre son posseduti da una data passione, e qual movimento danno eglino in tai casi alle loro parole. Di poi si vogliono diligentemente notare que</text:span><text:span text:style-name="T4613">’</text:span><text:span text:style-name="T4614"><text:s/>passi di musica, i quali, talvolta per casualità, riescono efficaci ad eccitare una data passione. Perciocché non di rado avviene, che nell</text:span><text:span text:style-name="T4615">’</text:span><text:span text:style-name="T4616">ascoltare, o nell</text:span><text:span text:style-name="T4617">’</text:span><text:span text:style-name="T4618">eseguire un suono, un canto, c</text:span><text:span text:style-name="T4619">’</text:span><text:span text:style-name="T4620">imbattiamo in certi passi, i quali improvvisamente muovono in noi uno o un altro affetto, e talora senza che il compositore gli abbia diretti a questo fine. Or di tai passi il diligente maestro dee fare suoi repertori, o zibaldoni, non tanto per adoperargli qualora<text:s/></text:span><text:soft-page-break/><text:span text:style-name="T4621">gli fosser luogo, quanto perché di essi può valersi come di nozioni direttrici nell</text:span><text:span text:style-name="T4622">’</text:span><text:span text:style-name="T4623">invenzione dello stile particolare d</text:span><text:span text:style-name="T4624">’</text:span><text:span text:style-name="T4625">un determinato affetto. Ben si deve in questo aver riguardo al carattere de</text:span><text:span text:style-name="T4626">’</text:span><text:span text:style-name="T4627"><text:s/>personaggi, perciocché una data musica starà bene a una dilicata donna, che disdirebbe a un uomo eminente nella virtù o nella scelleratezza. Se tale avvertenza ha luogo in tutte le passioni, segnalatamente però lo ha nell</text:span><text:span text:style-name="T4628">’</text:span><text:span text:style-name="T4629">espressioni della tristezza, e dell</text:span><text:span text:style-name="T4630">’</text:span><text:span text:style-name="T4631">amore. È cosa indecente l</text:span><text:span text:style-name="T4632">’</text:span><text:span text:style-name="T4633">udire allora costoro miagolar sul teatro con languidi modi musicali, come avvien tuttavolta. I lamenti e le tenerezze medesime, in bocca loro debbono avere ben altro contegno che in bocca femminile.</text:span></text:p>
      <text:h text:style-name="Titre4" text:outline-level="4">§ V. Libertà che si attribuiscono i cantanti sullo stil teatrale.</text:h>
      <text:p text:style-name="p">[Sez.III.2.5.1]<text:s/><text:span text:style-name="T4634">Affinché però una composizione di questo stile sia nello stil medesimo cantata, il compositore dee in quella esprimer tutto, e nella abbandonare all</text:span><text:span text:style-name="T4635">’</text:span><text:span text:style-name="T4636">arbitrio del cantante, né permettere che costui vi aggiunga di suo capo la menoma appoggiatura.<text:s/></text:span><text:span text:style-name="T4637">Conciosiaché corre oggi tra</text:span><text:span text:style-name="T4638">’</text:span><text:span text:style-name="T4639"><text:s/>nostri virtuosi un intollerabile abuso, ch</text:span><text:span text:style-name="T4640">’</text:span><text:span text:style-name="T4641">essi temerebbero di passar per novizi nella profession loro, se nell</text:span><text:span text:style-name="T4642">’</text:span><text:span text:style-name="T4643">esecuzione d</text:span><text:span text:style-name="T4644">’</text:span><text:span text:style-name="T4645">una sonata o d</text:span><text:span text:style-name="T4646">’</text:span><text:span text:style-name="T4647">una cantata, non vi cacciassero, bene o male, quanto sanno. E siccome ognun d</text:span><text:span text:style-name="T4648">’</text:span><text:span text:style-name="T4649">essi ha il proprio stile, avviene costantemente che un canto medesimo, eseguito da dieci virtuosi in dieci diverse sembianze apparisca, né più sia, quello che uscì della penna dell</text:span><text:span text:style-name="T4650">’</text:span><text:span text:style-name="T4651">autor suo. Ma il freno maggiore por si dovrebbe alle cadenze, per allontanar le quali del teatro basta, s</text:span><text:span text:style-name="T4652">’</text:span><text:span text:style-name="T4653">io non fallo, ciò che si è detto intorno al gorgheggio, e ciò che in questo paragrafo abbiamo osservato. Io non so ad altri che ne paia; ma quanto è a me, le cadenze son pure la più sazievol cosa ch</text:span><text:span text:style-name="T4654">’</text:span><text:span text:style-name="T4655">io mi possa udire. Nulla dicasi degli scorci di bocca e del brandire, che i cantanti fanno il capo, le braccia e<text:s/></text:span><text:span text:style-name="T4656">‘</text:span><text:span text:style-name="T4657">l resto della persona, nello stento che pruovano a cavar di gozzo que</text:span><text:span text:style-name="T4658">’</text:span><text:span text:style-name="T4659"><text:s/>difficili passi, ond</text:span><text:span text:style-name="T4660">’</text:span><text:span text:style-name="T4661">è costume di formar le cadenze.</text:span></text:p>
      <text:h text:style-name="Titre3" text:outline-level="3">Cap. III.<text:s/><text:line-break/>Dello stile proprio di ciascuna parte della musica teatrale</text:h>
      <text:h text:style-name="Titre4" text:outline-level="4">§. I. Stile della sinfonia d’apertura</text:h>
      <text:p text:style-name="p">[Sez.III.3.1.1]<text:s/><text:span text:style-name="T4662">Dopo avere co</text:span><text:span text:style-name="T4663">’</text:span><text:span text:style-name="T4664"><text:s/>più necessari tratti delineato lo stile della musica teatrale, non ci crederemmo d</text:span><text:span text:style-name="T4665">’</text:span><text:span text:style-name="T4666">avere, quanto è in noi, promossa la perfezione di questa, se non iscendessimo a particolarmente favellare dello stile proprio della sinfonia d</text:span><text:span text:style-name="T4667">’</text:span><text:span text:style-name="T4668">apertura, de</text:span><text:span text:style-name="T4669">’</text:span><text:span text:style-name="T4670"><text:s/>recitativi e delle arie, parti in cui questa musica è comunemente divisa.</text:span></text:p>
      <text:soft-page-break/>
      <text:p text:style-name="p"><text:span text:style-name="anchor">[testo_Sez.</text:span><text:span text:style-name="anchor">III.3.1.2]<text:s/></text:span><text:span text:style-name="T4671">Ebbevi una città, non mi ricorda ben dove, nella quale tutte le porte erano d</text:span><text:span text:style-name="T4672">’</text:span><text:span text:style-name="T4673">una grandezza, e d</text:span><text:span text:style-name="T4674">’</text:span><text:span text:style-name="T4675">un disegno medesimo, senza riguardo alcuno alla qualità degli edifìzi.<text:s/></text:span><text:span text:style-name="T4676">Era questa uniformità avvenuta perché nella fondazione di quella città la porta del primo edifìzio, che fuvvi eretto, parve sì bella, e sì garbeggiò a que</text:span><text:span text:style-name="T4677">’</text:span><text:span text:style-name="T4678"><text:s/>buoni uomini, che ciascuno a furore prese ad imitarla. Il maestro di cappella, che attualmente legge queste nostre osservazioni sulla musica teatrale, ride della dabbenaggine di que</text:span><text:span text:style-name="T4679">’</text:span><text:span text:style-name="T4680"><text:s/>cittadini.</text:span></text:p>
      <text:p text:style-name="quote.l">…<text:s/>Quid rides? mutato nomine, de te</text:p>
      <text:p text:style-name="P4681">Fabula narratur.</text:p>
      <text:p text:style-name="p">[Sez.III.3.1.3]<text:s/><text:span text:style-name="T4682">Per quanto diversi tra loro sieno i drammi, che voi prendete a mettere sotto le note, tutte le sinfonie, che a quelli servono d</text:span><text:span text:style-name="T4683">’</text:span><text:span text:style-name="T4684">apertura, sono sempre battute al conio medesimo: non falla mai ch</text:span><text:span text:style-name="T4685">’</text:span><text:span text:style-name="T4686">esse non sieno un solennissimo strombettio, composto d</text:span><text:span text:style-name="T4687">’</text:span><text:span text:style-name="T4688">un allegro, d</text:span><text:span text:style-name="T4689">’</text:span><text:span text:style-name="T4690">un largo e d</text:span><text:span text:style-name="T4691">’</text:span><text:span text:style-name="T4692">un balletto.</text:span></text:p>
      <text:p text:style-name="p"><text:span text:style-name="anchor">[testo_Sez.</text:span><text:span text:style-name="anchor">III.3.1.4]<text:s/></text:span><text:span text:style-name="T4693">Pure se i nostri compositori avessero consultate le leggi del buon gusto, appreso avrebbero in quel codice prezioso, che la sinfonia aver dee connessione col dramma, e segnatamente colla prima scena.<text:s/></text:span><text:span text:style-name="T4694">Così esempigrazia nell</text:span><text:span text:style-name="T4695">’</text:span><text:span text:style-name="T4696">Alessandro nell</text:span><text:span text:style-name="T4697">’</text:span><text:span text:style-name="T4698">Indie</text:span><text:span text:style-name="T4699"><text:s/>del Metastasio aprendosi la scena colla fuga del disfatto esercito di Poro, la sinfonia non dovrebbe contenere che un presto bellicoso: un allegro sul modello di quelli delle nostre sinfonie starebbe ivi a pigione, e molto più a pigion vi starebbe un largo o un balletto. Che direbbe quel largo? Forse che que</text:span><text:span text:style-name="T4700">’</text:span><text:span text:style-name="T4701"><text:s/>meschini prendessero un po</text:span><text:span text:style-name="T4702">’</text:span><text:span text:style-name="T4703"><text:s/>di respiro? E il balletto vorrebbe invitar forse que</text:span><text:span text:style-name="T4704">’</text:span><text:span text:style-name="T4705"><text:s/>fuggitivi a una danza? Per opposto la prima scena dell</text:span><text:span text:style-name="T4706">’</text:span><text:span text:style-name="T4707">Achille in Sciro</text:span><text:span text:style-name="T4708"><text:s/>presentando festive schiere di baccanti, che con allegre danze celebrano le feste del loro Dio, non richiede altra apertura che un balletto.</text:span></text:p>
      <text:p text:style-name="p"><text:span text:style-name="anchor">[testo_Sez.</text:span><text:span text:style-name="anchor">III.3.1.5]<text:s/></text:span><text:span text:style-name="T4709">Vuol dunque l</text:span><text:span text:style-name="T4710">’</text:span><text:span text:style-name="T4711">apertura avere intima connessione colla prima scena del dramma.<text:s/></text:span><text:span text:style-name="T4712">Altri ha voluto</text:span><text:span text:style-name="Appelnotedebasdep."><text:note text:note-class="footnote" text:id="_ftn63"><text:note-citation>64</text:note-citation><text:note-body><text:p text:style-name="Notedebasdepage"><text:span text:style-name="T4713"><text:s/></text:span>L’Algarotti,<text:s/><text:span text:style-name="T4714">Saggio sull</text:span><text:span text:style-name="T4715">’</text:span><text:span text:style-name="T4716">opera in musica</text:span>.</text:p></text:note-body></text:note></text:span><text:span text:style-name="T4717"><text:s/>che fosse un compendio del dramma. Io non intendo come un simil compendio possa essere eseguito in una sinfonia d</text:span><text:span text:style-name="T4718">’</text:span><text:span text:style-name="T4719">apertura. Ma quando io pur si potesse, in tal compendio sarebbe forse bene accolto nel fine dell</text:span><text:span text:style-name="T4720">’</text:span><text:span text:style-name="T4721">opera, perché richiamerebbe alla memoria la già terminata azione; ma posto all</text:span><text:span text:style-name="T4722">’</text:span><text:span text:style-name="T4723">apertura del dramma io non so quale applauso sarebbe in dritto d</text:span><text:span text:style-name="T4724">’</text:span><text:span text:style-name="T4725">esigere. In oltre saria per lo più così sconnesso, come sono le nostre sinfonie a cui in pena della loro sconnessione si vogliono sostituire sì fatti compendi, essendo sempre l</text:span><text:span text:style-name="T4726">’</text:span><text:span text:style-name="T4727">affetto che regna nella prima scena, diverso da quello che regna nell</text:span><text:span text:style-name="T4728">’</text:span><text:span text:style-name="T4729">ultima. Rechiamo in mezzo un<text:s/></text:span><text:soft-page-break/><text:span text:style-name="T4730">esempio in pruova di nostra asserzione. L</text:span><text:span text:style-name="T4731">’</text:span><text:span text:style-name="T4732">Antigono</text:span><text:span text:style-name="T4733"><text:s/>è un dramma di lieto fine. L</text:span><text:span text:style-name="T4734">’</text:span><text:span text:style-name="T4735">apertura dunque, che compendiar dovrebbe quel dramma, lietamente anch</text:span><text:span text:style-name="T4736">’</text:span><text:span text:style-name="T4737">essa terminerebbe. E questo allegro come connetterebbe mai colla prima scena che gli succede, e che principia co</text:span><text:span text:style-name="T4738">’</text:span><text:span text:style-name="T4739"><text:s/>pianti e co</text:span><text:span text:style-name="T4740">’</text:span><text:span text:style-name="T4741"><text:s/>lamenti di Berenice?</text:span></text:p>
      <text:p text:style-name="p"><text:span text:style-name="anchor">[testo_Sez.</text:span><text:span text:style-name="anchor">III.3.1.6]<text:s/></text:span><text:span text:style-name="T4742">Dee però il compositore aver sempre l</text:span><text:span text:style-name="T4743">’</text:span><text:span text:style-name="T4744">occhio all</text:span><text:span text:style-name="T4745">’</text:span><text:span text:style-name="T4746">esito del dramma; e qualora il principio sia lugubre e l</text:span><text:span text:style-name="T4747">’</text:span><text:span text:style-name="T4748">esito lieto, come appunto avvien nell</text:span><text:span text:style-name="T4749">’</text:span><text:span text:style-name="T4750">Antigono</text:span><text:span text:style-name="T4751">, l</text:span><text:span text:style-name="T4752">’</text:span><text:span text:style-name="T4753">apertura non vuol essere malinconica a segno che dia sospetto di tristo fine nella favola.</text:span></text:p>
      <text:h text:style-name="Titre4" text:outline-level="4">§. II. Stile de’<text:s/>recitativi</text:h>
      <text:p text:style-name="p"><text:span text:style-name="anchor">[testo_Sez.</text:span><text:span text:style-name="anchor">III.3.2.1]<text:s/></text:span><text:span text:style-name="T4754">Il maestro di cappella non si dà gran pena attorno a</text:span><text:span text:style-name="T4755">’</text:span><text:span text:style-name="T4756"><text:s/>recitativi, persuaso ch</text:span><text:span text:style-name="T4757">’</text:span><text:span text:style-name="T4758">essi non possono a verun patto dilettar gli uditori.<text:s/></text:span><text:span text:style-name="T4759">Ma egli va errato. Se gli uditori si annoiano d</text:span><text:span text:style-name="T4760">’</text:span><text:span text:style-name="T4761">uno stile recitativo, cotal noia non procede dalla natura di questo stile, ma dal poco studio, che fanno sopra di esso i moderni maestri di cappella. Deh non si abbiano a male, che uno ch</text:span><text:span text:style-name="T4762">’</text:span><text:span text:style-name="T4763">è sommamente affezionato alla loro professione, e che prenda un sincero interesse nella lor gloria, sì francamente per loro vantaggio ragioni. Se essi sullo stile che fa la materia di questo paragrafo, facessero quelle riflessioni che soleano fare i nostri antichi compositori, dalle quali dié loro Jacopo Peri sì belli esempi</text:span><text:span text:style-name="Appelnotedebasdep."><text:note text:note-class="footnote" text:id="_ftn64"><text:note-citation>65</text:note-citation><text:note-body><text:p text:style-name="Notedebasdepage"><text:span text:style-name="T4764"><text:s/></text:span>Vedi il suo proemio, all’<text:span text:style-name="T4765">Euridice</text:span><text:s/>del Rinuccini.</text:p></text:note-body></text:note></text:span><text:span text:style-name="T4766">, essi vi discernerebbero una certa grazia nativa e dilicata, che ha talvolta renduto un recitativo superiore a qualunque più sudato duetto.</text:span></text:p>
      <text:p text:style-name="p">[Sez.III.3.2.2]<text:s/><text:span text:style-name="T4767">Per rendere adunque un recitativo melodioso insieme e spiegante, il compositore osserverà primieramente che nel ragionare non solamente ad ogni parola noi assegniamo particolar tuono, ma a tutte le sillabe ancora di ciascuna parola.<text:s/></text:span><text:span text:style-name="T4768">In oltre ogni parte d</text:span><text:span text:style-name="T4769">’</text:span><text:span text:style-name="T4770">un periodo ha il suo tuono particolare. Un tuono indica il principio d</text:span><text:span text:style-name="T4771">’</text:span><text:span text:style-name="T4772">un periodo, un altro il suo fine, un terzo è sospeso, e ne avvisa altro esservi ancora ad ascoltare. Né ogni punto che termina il periodo ha una cadenza medesima. Altramente noi terminiamo un punto finale, dopo il quale nulla ci resti da aggiugnere, altramente uno che sol divida l</text:span><text:span text:style-name="T4773">’</text:span><text:span text:style-name="T4774">un periodo dall</text:span><text:span text:style-name="T4775">’</text:span><text:span text:style-name="T4776">altro, altramente un ammirativo o un interrogativo. Di più, ogni passione ha i suoi modi, le sue inflessioni, i suoi tuoni, e un discorse medesimo secondo le diverse disposizioni dell</text:span><text:span text:style-name="T4777">’</text:span><text:span text:style-name="T4778">animo sarà diversamente pronunziato.</text:span></text:p>
      <text:p text:style-name="p">[Sez.III.3.2.3]<text:s/><text:span text:style-name="T4779">Baderà in oltre a distinguere nel verso le sillabe, che hanno l</text:span><text:span text:style-name="T4780">’</text:span><text:span text:style-name="T4781">accento acuto, da quelle che lo hanno grave, per dare all</text:span><text:span text:style-name="T4782">’</text:span><text:span text:style-name="T4783">une non solamente note più acute, ma<text:s/></text:span><text:soft-page-break/><text:span text:style-name="T4784">ancora più lunghe che a queste: giacché nella poesia italiana ogni sillaba acuta è anche necessariamente lunga, ed ogni grave necessariamente breve</text:span><text:span text:style-name="Appelnotedebasdep."><text:note text:note-class="footnote" text:id="_ftn65"><text:note-citation>66</text:note-citation><text:note-body><text:p text:style-name="Notedebasdepage"><text:s/>Vedi il cap. I della II sez.</text:p></text:note-body></text:note></text:span><text:span text:style-name="T4785">. La poca attenzione che i compositori danno al metro delle sillabe, non solo fa che la lor musica distrugga ogni poetica armonia, ma ancora che trasformi i termini; obbligando talvolta a dire<text:s/></text:span><text:span text:style-name="T4786">aníma, barbáro</text:span><text:span text:style-name="T4787">, invece di<text:s/></text:span><text:span text:style-name="T4788">ánima, bárbaro</text:span><text:span text:style-name="T4789">, e per contrario<text:s/></text:span><text:span text:style-name="T4790">dólore, ámico</text:span><text:span text:style-name="T4791">, in luogo di<text:s/></text:span><text:span text:style-name="T4792">dolóre, amíco</text:span><text:span text:style-name="T4793">.</text:span></text:p>
      <text:p text:style-name="p"><text:span text:style-name="anchor">[testo_Sez.</text:span><text:span text:style-name="anchor">III.3.2.4]<text:s/></text:span><text:span text:style-name="T4794">Osserverà poi, che non tutto in un discorso è proferito colla posatezza medesima: quel passo ha bisogno di movimento, questo d</text:span><text:span text:style-name="T4795">’</text:span><text:span text:style-name="T4796">una lentezza più che ordinaria.<text:s/></text:span><text:span text:style-name="T4797">Darà alle pause il valore che ad esse conviene, non facendole tutte d</text:span><text:span text:style-name="T4798">’</text:span><text:span text:style-name="T4799">una durata, né seguendo ciecamente la scorta de</text:span><text:span text:style-name="T4800">’</text:span><text:span text:style-name="T4801"><text:s/>punti, delle virgole e degli altri segni di riposo, che noi adoperiamo nella scrittura; attesoché non di rado avviene, che un passo non ammetta interrompimento di stromenti, non ostante che vi si trovi alcuno di que</text:span><text:span text:style-name="T4802">’</text:span><text:span text:style-name="T4803"><text:s/>segni. Componeva un maestro di cappella un recitativo obbligato. Quando egli giunse a questi versi:</text:span></text:p>
      <text:p text:style-name="P4804">Ah, giusti Dei, non fate,</text:p>
      <text:p text:style-name="P4805">Ch’<text:s/>io più soffra così,</text:p>
      <text:p text:style-name="noindent">il buon maestro fra l’un verso e l’altro segnò una lunga pausa, introducendovi un motivo di stromenti.<text:s/>Invano fu a lui amichevolmente rappresentato, che il senso non amettea sì fatta interruzione, e ch’egli da sé medesimo si potea ben’<text:s/>accorgere quanto mal sonasse quello<text:s/><text:span text:style-name="quote.c">«Ah, giusti non fate»</text:span><text:s/>condannato a stare sì lungamente sospeso.<text:s/>Ma si ebbe un bel dire: il maestro stette saldo, allegando che la virgola gli permettea quell’interrompimento.<text:s/>V’ha per contrario de’<text:s/>luoghi, che hanno bisogno di qualche pausa, sebbene non abbiano verun segno di punteggiatura.</text:p>
      <text:p text:style-name="p">[Sez.III.3.2.5]<text:s/><text:span text:style-name="T4806">Baderà ancora il compositore a conservar nella musica il numero e la cadenza del verso.<text:s/></text:span><text:span text:style-name="T4807">Avvi de</text:span><text:span text:style-name="T4808">’</text:span><text:span text:style-name="T4809"><text:s/>compositori, che distruggono sì fattamente ogni traccia di verso nella poesia, ch</text:span><text:span text:style-name="T4810">’</text:span><text:span text:style-name="T4811">essa diviene una prosa pretta e sputata: e così la loro musica annienta, in vece d</text:span><text:span text:style-name="T4812">’</text:span><text:span text:style-name="T4813">avvalorare, come suo uffizio sarebbe, il poetico numero.</text:span></text:p>
      <text:p text:style-name="p">[Sez.III.3.2.6]<text:s/><text:span text:style-name="T4814">Baderà finalmente a dare tal musica a ciascuna parola, che questa si possa pronunziar netto e chiaramente, evitando il fallo di taluni, i quali sì scomoda musica adoprar sogliono, che il povero cantante è obbligato suo malgrado a pronunziare<text:s/></text:span><text:soft-page-break/><text:span text:style-name="T4815">sì fattamente le parole, ch</text:span><text:span text:style-name="T4816">’</text:span><text:span text:style-name="T4817">egli ha più bisogno d</text:span><text:span text:style-name="T4818">’</text:span><text:span text:style-name="T4819">interprete, che se cantasse un</text:span><text:span text:style-name="T4820">’</text:span><text:span text:style-name="T4821"><text:s/>aria tartara o moresca.</text:span></text:p>
      <text:p text:style-name="p">[Sez.III.3.2.7]<text:s/><text:span text:style-name="T4822">Se con tali avvertenze i nostri maestri si porranno alla composizione de</text:span><text:span text:style-name="T4823">’</text:span><text:span text:style-name="T4824"><text:s/>recitativi, questi diverranno vari e interessanti; ed unita alla naturalezza avranno quell</text:span><text:span text:style-name="T4825">’</text:span><text:span text:style-name="T4826">energia, che il fuoco d</text:span><text:span text:style-name="T4827">’</text:span><text:span text:style-name="T4828">una passione suol comunicare a un discorso.</text:span></text:p>
      <text:p text:style-name="p">[Sez.III.3.2.8]<text:s/><text:span text:style-name="T4829">Bellezze ancor più spiccanti ha il recitativo obbligato, ove si usi a luogo e tempo, non già come talvolta fanno i nostri compositori, i quali non avendo mai pensato al fine del recitativo obbligato, lo adoperano, come suol dirsi, a occhio e croce.<text:s/></text:span><text:span text:style-name="T4830">Adunque il recitativo obbligato conviene a un personaggio pensoso; perciocché quando alcuna grave circostanza ci metta in pensiero, noi sogliamo di tempo in tempo interrompere il nostro silenzio, con profferire per distrazione qualche parola, quasi parlassimo con altrui. Questo è a maraviglia espresso dal recitativo obbligato, il quale, dopo aver fatto dire poche parole all</text:span><text:span text:style-name="T4831">’</text:span><text:span text:style-name="T4832">attore, lo fa tornare al silenzio e alla considerazione delle attuali sue circostanze, sostituendo alla di lui voce il suono degli strumenti. Per questa ragione una tale spezie di recitativo è propria del soliloquio, il quale, figurando appunto il discorso di persona cogitabonda, non va profferito seguitamente, e quasi d</text:span><text:span text:style-name="T4833">’</text:span><text:span text:style-name="T4834">un fiato, ma a spezzoni e diradato dal motivo dell</text:span><text:span text:style-name="T4835">’</text:span><text:span text:style-name="T4836">orchestra; avvegnaché troppo inverisimil sarebbe, e contro l</text:span><text:span text:style-name="T4837">’</text:span><text:span text:style-name="T4838">intenzion del poeta, che un personaggio pronunziasse così fil filo un soliloquio.</text:span></text:p>
      <text:p text:style-name="p">[Sez.III.3.2.9]<text:s/><text:span text:style-name="T4839">Ma quanto quel recitativo si affà al soliloquio, altrettanto disconviene a</text:span><text:span text:style-name="T4840">’</text:span><text:span text:style-name="T4841"><text:s/>dialoghi, i quali niuna sembianza avrebber di vero, se fossero pronunziati colla lentezza, e cogl</text:span><text:span text:style-name="T4842">’</text:span><text:span text:style-name="T4843">interrompimenti d</text:span><text:span text:style-name="T4844">’</text:span><text:span text:style-name="T4845">un recitativo obbligato.<text:s/></text:span><text:span text:style-name="T4846">Si posson nondimeno dar talvolta de</text:span><text:span text:style-name="T4847">’</text:span><text:span text:style-name="T4848"><text:s/>rincontri, ne</text:span><text:span text:style-name="T4849">’</text:span><text:span text:style-name="T4850"><text:s/>quali, tutto all</text:span><text:span text:style-name="T4851">’</text:span><text:span text:style-name="T4852">opposto di quanto si è detto, il recitativo obbligato convenga a un dialogo e disconvenga a un soliloquio.<text:s/></text:span><text:span text:style-name="T4853">Di che colla scorta degli stabiliti princìpi potrà un accorto maestro agevolmente avvedersi.</text:span></text:p>
      <text:h text:style-name="Titre4" text:outline-level="4">§ III. Stile delle arie</text:h>
      <text:p text:style-name="p">[testo_Sez.III.3.3.1]<text:s/><text:span text:style-name="T4854">Oltre a queste avvertenze, le quali possono essere utili alla composizione delle arie, non meno che de</text:span><text:span text:style-name="T4855">’</text:span><text:span text:style-name="T4856"><text:s/>recitativi, alcune altre fa mestieri che qui se ne aggiungano, che le arie singolarmente riguardano.</text:span></text:p>
      <text:p text:style-name="p"><text:span text:style-name="anchor">[testo_Sez.</text:span><text:span text:style-name="anchor">III.3.3.</text:span><text:span text:style-name="anchor">2]<text:s/></text:span><text:span text:style-name="T4857">E primieramente le arie teatrali non soffrono le tante repliche d</text:span><text:span text:style-name="T4858">’</text:span><text:span text:style-name="T4859">alcune loro parole e d</text:span><text:span text:style-name="T4860">’</text:span><text:span text:style-name="T4861">alcuni loro versi, come vezzo suol essere de</text:span><text:span text:style-name="T4862">’</text:span><text:span text:style-name="T4863"><text:s/>nostri compositori, i quali con una disordinata ripetizione delle medesime parole fanno d</text:span><text:span text:style-name="T4864">’</text:span><text:span text:style-name="T4865">una brevissima aria una lunghissima filastrocca.<text:s/></text:span><text:span text:style-name="T4866">Quel tanto ripetere<text:s/></text:span><text:span text:style-name="T4867">vocem prodigaliter<text:s/></text:span><text:soft-page-break/><text:span text:style-name="T4868">unam</text:span><text:span text:style-name="T4869"><text:s/>oltre al raffreddare il sentimento colla svenevolaggine sua, talvolta non ha significato alcuno, e tal altra prende un significato tutto opposto a quello che hanno le medesime parole nell</text:span><text:span text:style-name="T4870">’</text:span><text:span text:style-name="T4871">ordine, che ad esse assegnò il poeta.</text:span></text:p>
      <text:p text:style-name="P4872">Pensa oramai per te s’hai fior d’ingegno</text:p>
      <text:p text:style-name="noindent">se<text:s/>queste ripetizioni, che tanto vanno a verso a’<text:s/>nostri compositori, possono dar sostegno ed anche, se a Dio piace, aggiugner posto alle parole.</text:p>
      <text:p text:style-name="p">[Sez.III.3.3.3]<text:s/><text:span text:style-name="T4873">Le persone di buon senso non condannano solamente le suddette repliche, ma le repliche altresì della prima parte dell</text:span><text:span text:style-name="T4874">’</text:span><text:span text:style-name="T4875">aria, e le introduzioni e ritornelli delle medesime; e sì vorrebbero che dal recitativo si passasse immediatamente alla prima, e dalla prima alla seconda parte dell</text:span><text:span text:style-name="T4876">’</text:span><text:span text:style-name="T4877">aria, e qui terminasse il canto, non discontinuato giammai da ritornelli.<text:s/></text:span><text:span text:style-name="T4878">Quelle repliche e que</text:span><text:span text:style-name="T4879">’</text:span><text:span text:style-name="T4880"><text:s/>ritornelli, oltre al peccare contro al verisirimile, non possono che rattiepidire ogni movimento dell</text:span><text:span text:style-name="T4881">’</text:span><text:span text:style-name="T4882">animo nostro.</text:span></text:p>
      <text:p text:style-name="p">[Sez.III.3.3.4]<text:s/><text:span text:style-name="T4883">Molto più si guardi il compositore d</text:span><text:span text:style-name="T4884">’</text:span><text:span text:style-name="T4885">aggiugnere di suo capo la menoma paroluzza.<text:s/></text:span><text:span text:style-name="T4886">Lo spettatore sdegna in sentire il maestro di cappella far del poeta. Senza che, tali aggiunzioni distruggono la misura de</text:span><text:span text:style-name="T4887">’</text:span><text:span text:style-name="T4888"><text:s/>versi.</text:span></text:p>
      <text:p text:style-name="p">[Sez.III.3.3.5]<text:s/><text:span text:style-name="T4889">Per ultimo, quando in un</text:span><text:span text:style-name="T4890">’</text:span><text:span text:style-name="T4891">aria s</text:span><text:span text:style-name="T4892">’</text:span><text:span text:style-name="T4893">incontrino parole appartenenti a passione diversa da quella che regna nell</text:span><text:span text:style-name="T4894">’</text:span><text:span text:style-name="T4895">aria stessa, queste parole vanno messe in musica nello stile medesimo in cui è composta tutta l</text:span><text:span text:style-name="T4896">’</text:span><text:span text:style-name="T4897">aria, non già in quello che converrebbe alla passione a cui esse appartengono.<text:s/></text:span><text:span text:style-name="T4898">Per esempio, accade non di rado che in un</text:span><text:span text:style-name="T4899">’</text:span><text:span text:style-name="T4900">aria di furore si trovino le voci<text:s/></text:span><text:span text:style-name="T4901">Caro, Figlio</text:span><text:span text:style-name="T4902">, ed altrettali amorose parole. Che fa l</text:span><text:span text:style-name="T4903">’</text:span><text:span text:style-name="T4904">inesperto compositore? Qualora s</text:span><text:span text:style-name="T4905">’</text:span><text:span text:style-name="T4906">avviene in tali parole sospende quello stile concitato che l</text:span><text:span text:style-name="T4907">’</text:span><text:span text:style-name="T4908">aria esigea, cangia tempo, minora la terza, e fa tutto quell</text:span><text:span text:style-name="T4909">’</text:span><text:span text:style-name="T4910">altro ch</text:span><text:span text:style-name="T4911">’</text:span><text:span text:style-name="T4912">egli crede attato ad esprimere la dolcezza di quelle parole. L</text:span><text:span text:style-name="T4913">’</text:span><text:span text:style-name="T4914">animo dello spettatore, che già coll</text:span><text:span text:style-name="T4915">’</text:span><text:span text:style-name="T4916">aria correva in furore, sentendoti arrestato sì d</text:span><text:span text:style-name="T4917">’</text:span><text:span text:style-name="T4918">improvviso, biasima non a torto il mal gusto del compositore che gli dà così intempestivamente questa sbrigliata.</text:span></text:p>
      <text:p text:style-name="p">[Sez.III.3.3.6]<text:s/><text:span text:style-name="T4919">Non mancherà forse chi tema ch</text:span><text:span text:style-name="T4920">’</text:span><text:span text:style-name="T4921">io, colla tanta brevità e semplicità a cui cerco di ridurre le arie teatrali, non iscemi in vece d</text:span><text:span text:style-name="T4922">’</text:span><text:span text:style-name="T4923">accrescere, com</text:span><text:span text:style-name="T4924">’</text:span><text:span text:style-name="T4925"><text:s/>è mio intento, la loro bellezza.<text:s/></text:span><text:span text:style-name="T4926">Anzi però ch</text:span><text:span text:style-name="T4927">’</text:span><text:span text:style-name="T4928">io prenda ad assicurar costoro di questa lor temenza, volentieri intenderei da essi nel venire all</text:span><text:span text:style-name="T4929">’</text:span><text:span text:style-name="T4930">opera in musica qual piacere vi cercano: quello che nasce dalla mozion degli affetti o quel dell</text:span><text:span text:style-name="T4931">’</text:span><text:span text:style-name="T4932">udito, ancorché a costo del primo? Se si dichiarano per quello che ne deriva dalla commozione del cuore, l</text:span><text:span text:style-name="T4933">’</text:span><text:span text:style-name="T4934">unico sentimento che le più colte nazioni attesero in ogni tempo da</text:span><text:span text:style-name="T4935">’</text:span><text:span text:style-name="T4936"><text:s/>teatri, questo esige quello<text:s/></text:span><text:soft-page-break/><text:span text:style-name="T4937">stile energico e breve, che noi abbiamo finora insinuato: testimonio non la sola ragione, ma la sperienza altresì. Che se poi vengono al teatro per ricrear l</text:span><text:span text:style-name="T4938">’</text:span><text:span text:style-name="T4939">udito co</text:span><text:span text:style-name="T4940">’</text:span><text:span text:style-name="T4941"><text:s/>ricercati artifizi del solo estetico musicale, il publico si potrebbe dispensar d</text:span><text:span text:style-name="T4942">’</text:span><text:span text:style-name="T4943">ora innanzi d</text:span><text:span text:style-name="T4944">’</text:span><text:span text:style-name="T4945">aprire i teatri. Basterebbe che a questi sostituisse publiche accademie di musica, le quali risparmierebbero a lui una gran parte delle considerabili spese che richiede il mantenimento d</text:span><text:span text:style-name="T4946">’</text:span><text:span text:style-name="T4947">un teatro. A che profondere tant</text:span><text:span text:style-name="T4948">’</text:span><text:span text:style-name="T4949">oro all</text:span><text:span text:style-name="T4950">’</text:span><text:span text:style-name="T4951">edifizio d</text:span><text:span text:style-name="T4952">’</text:span><text:span text:style-name="T4953">un teatro, agli abiti, alle macchine, alle scene? Tutto ciò contribuisce assai a trattenere la drammatica illusione, senza la quale né anche la passione drammatica può sussistere. Ma qualora non si attende questa dal teatro, tutto ciò diviene inutile.</text:span></text:p>
      <text:p text:style-name="p">[Sez.III.3.3.7]<text:s/><text:span text:style-name="T4954">Io però ho molto migliore opinione della nazion mia.<text:s/></text:span><text:span text:style-name="T4955">Io osservo frequentemente ch</text:span><text:span text:style-name="T4956">’</text:span><text:span text:style-name="T4957">ella si dà pensiero d</text:span><text:span text:style-name="T4958">’</text:span><text:span text:style-name="T4959">esaminare il libricciuolo, e lo condanna severamente, quando questo s</text:span><text:span text:style-name="T4960">’</text:span><text:span text:style-name="T4961">allontani dalle regole della drammatica e del verisimile; ch</text:span><text:span text:style-name="T4962">’</text:span><text:span text:style-name="T4963">ella condanna colla severità medesima il compositore, ove non adoperi una musica espressiva; ch</text:span><text:span text:style-name="T4964">’</text:span><text:span text:style-name="T4965">ella s</text:span><text:span text:style-name="T4966">’</text:span><text:span text:style-name="T4967">annoia di quegli attori che non accompagnano il canto con una convenevole azione. Richiede tutto ciò solo chi è tratto all</text:span><text:span text:style-name="T4968">’</text:span><text:span text:style-name="T4969">opera in musica dal piacer teatrale: chi da quel dell</text:span><text:span text:style-name="T4970">’</text:span><text:span text:style-name="T4971">udito vi fosse principalmente condotto, ben poca melanconia si darebbe di tutto questo. Non ha dunque la mia nazione rinunziato al buon gusto; ed io posso a buon dritto promettermi ch</text:span><text:span text:style-name="T4972">’</text:span><text:span text:style-name="T4973">ella mi saprà grado del richiamarle ch</text:span><text:span text:style-name="T4974">’</text:span><text:span text:style-name="T4975">io fò alla mente gl</text:span><text:span text:style-name="T4976">’</text:span><text:span text:style-name="T4977">immutabili precetti di quel supremo regolatore delle arti belle.</text:span></text:p>
      <text:p text:style-name="p"><text:span text:style-name="anchor">[testo_Sez.</text:span><text:span text:style-name="anchor">III.3.3.8</text:span><text:span text:style-name="anchor">]<text:s/></text:span><text:span text:style-name="T4978">La giustezza e il mirabile effetto di tai precetti è stato pur ora vantaggiosamente provato in mezzo a una delle più brillanti corti d</text:span><text:span text:style-name="T4979">’</text:span><text:span text:style-name="T4980">Europa. Parlo della corte di Vienna, nell</text:span><text:span text:style-name="T4981">’</text:span><text:span text:style-name="T4982">aulico teatro della quale fu menata la mentovata<text:s/></text:span><text:span text:style-name="T4983">Alceste</text:span><text:span text:style-name="T4984"><text:s/>del dotto Calsabigi, messa in musica dal cavaliere Cristoforo Gluck. Questa musica è sì conforme all</text:span><text:span text:style-name="T4985">’</text:span><text:span text:style-name="T4986">idea qui espressa della musica teatrale, ch</text:span><text:span text:style-name="T4987">’</text:span><text:span text:style-name="T4988">io, osservata così ben intesa composizione, mi sentii inondar l</text:span><text:span text:style-name="T4989">’</text:span><text:span text:style-name="T4990">animo da un maraviglioso piacere, in considerando che mentre in questa estrema parte d</text:span><text:span text:style-name="T4991">’</text:span><text:span text:style-name="T4992">Europa io stendea un teorico saggio, ma debolissimo e breve, di quella musica, in altra parte un degno professore ne mostrava sì sensatamente la pratica.<text:s/></text:span><text:span text:style-name="T4993">Siami dunque lecito d</text:span><text:span text:style-name="T4994">’</text:span><text:span text:style-name="T4995">autorizzare colle proprie parole di questo dotto maestro quanto abbiamo fin qui esposto della musica teatrale, e di accattare a me credito con una sì valevole testimonianza. Il passo è così bello, che l</text:span><text:span text:style-name="T4996">’</text:span><text:span text:style-name="T4997">essere un tal pocolino lunghetto non rincrescerà a</text:span><text:span text:style-name="T4998">’</text:span><text:span text:style-name="T4999"><text:s/>miei lettori.</text:span></text:p>
      <text:p text:style-name="p">[Sez.III.3.3.9]<text:s/><text:span text:style-name="quote.c">«Quando presi (così egli nella lettera dedicatoria a S. A. R. l</text:span><text:span text:style-name="quote.c">’</text:span><text:span text:style-name="quote.c">arciduca Leopoldo, granduca di Toscana) a far la musica dell</text:span><text:span text:style-name="quote.c">’</text:span><text:span text:style-name="quote.c">Alceste, mi proposi di spogliarla<text:s/></text:span><text:soft-page-break/><text:span text:style-name="quote.c">affatto di quegli abusi, che introdotti o dalla mal intesa vanità de</text:span><text:span text:style-name="quote.c">’</text:span><text:span text:style-name="quote.c"><text:s/>cantanti o dalla troppa compiacenza de</text:span><text:span text:style-name="quote.c">’</text:span><text:span text:style-name="quote.c"><text:s/>maestri, da tanto tempo sfigurano l</text:span><text:span text:style-name="quote.c">’</text:span><text:span text:style-name="quote.c">opera italiana, e del più pomposo e più bello di tutti gli spettacoli, ne fanno il più ridicolo e il più noioso. Pensai di ristringer la musica al suo vero uffizio di servire alla poesia per l</text:span><text:span text:style-name="quote.c">’</text:span><text:span text:style-name="quote.c">espressione e per le situazioni della favola, senza interrompere l</text:span><text:span text:style-name="quote.c">’</text:span><text:span text:style-name="quote.c">azione, o raffreddarla con degl</text:span><text:span text:style-name="quote.c">’</text:span><text:span text:style-name="quote.c">inutili superflui ornamenti, e credei ch</text:span><text:span text:style-name="quote.c">’</text:span><text:span text:style-name="quote.c">ella far dovesse quel che, sopra un ben corretto e ben disposto disegno, la vivacità de</text:span><text:span text:style-name="quote.c">’</text:span><text:span text:style-name="quote.c"><text:s/>colori e il contrasto bene assortito de</text:span><text:span text:style-name="quote.c">’</text:span><text:span text:style-name="quote.c"><text:s/>lumi e dell</text:span><text:span text:style-name="quote.c">’</text:span><text:span text:style-name="quote.c">ombre, che servono ad animar le figure senza alterarne i contorni. Non ho voluto dunque né arrestare un attore nel maggior caldo del dialogo, per aspettare un noioso ritornello, né fermarlo a mezza parola sopra una vocal favorevole, o a far pompa in un lungo passaggio dell</text:span><text:span text:style-name="quote.c">’</text:span><text:span text:style-name="quote.c">agilità di sua bella voce, o ad aspettar che l</text:span><text:span text:style-name="quote.c">’</text:span><text:span text:style-name="quote.c">orchestra li dia tempo di raccorre il fiato per una</text:span><text:span text:style-name="quote.c">’</text:span><text:span text:style-name="quote.c"><text:s/>cadenza. Non ho creduto di dovere scorrere rapidamente la seconda parte d</text:span><text:span text:style-name="quote.c">’</text:span><text:span text:style-name="quote.c">un</text:span><text:span text:style-name="quote.c">’</text:span><text:span text:style-name="quote.c">aria, quantunque forse la più appassionata ed importante, per aver luogo di ripeter regolarmente quattro volte le parole della prima, e finir l</text:span><text:span text:style-name="quote.c">’</text:span><text:span text:style-name="quote.c">aria dove forse non finisce il senso, per dar comodo al cantante di far vedere, che può variare in tante guise capricciosamente un passaggio; insomma ho cercato di sbandire tutti quegli abusi contro de</text:span><text:span text:style-name="quote.c">’</text:span><text:span text:style-name="quote.c"><text:s/>quali da gran tempo esclamavano invano il buon senso e la ragione.</text:span></text:p>
      <text:p text:style-name="p"><text:span text:style-name="quote.c">[</text:span><text:span text:style-name="quote.c">Sez.</text:span><text:span text:style-name="quote.c">III.3.3.10</text:span><text:span text:style-name="quote.c">] Ho immaginato che la sinfonia debba prevenir gli spettatori dell</text:span><text:span text:style-name="quote.c">’</text:span><text:span text:style-name="quote.c">azione che ha da rappresentarsi, e formarne per dir così l</text:span><text:span text:style-name="quote.c">’</text:span><text:span text:style-name="quote.c">argomento; che il concerto degl</text:span><text:span text:style-name="quote.c">’</text:span><text:span text:style-name="quote.c">istrumenti abbia a regolarsi a proporzione dell</text:span><text:span text:style-name="quote.c">’</text:span><text:span text:style-name="quote.c">interesse e della passione, e non lasciare quel tagliente divario nel dialogo fra l</text:span><text:span text:style-name="quote.c">’</text:span><text:span text:style-name="quote.c">aria e<text:s/></text:span><text:span text:style-name="quote.c">‘</text:span><text:span text:style-name="quote.c">l recitativo, che non tronchi a contrasenso il periodo, né interrompa mal a proposito la forza e il caldo dell</text:span><text:span text:style-name="quote.c">’</text:span><text:span text:style-name="quote.c">azione.</text:span></text:p>
      <text:p text:style-name="p"><text:span text:style-name="quote.c">[</text:span><text:span text:style-name="quote.c">Sez.</text:span><text:span text:style-name="quote.c">III.3.</text:span><text:span text:style-name="quote.c">3.11</text:span><text:span text:style-name="quote.c">] Ho creduto poi, che la mia maggior fatica dovesse ridursi a cercare una bella semplicità, ho evitato di far pompa di difficoltà in pregiudizio della chiarezza; non ho giudicato pregievole la scoperta di qualche novità se non quanto sulle naturalmente somministrata dalla situazione e dall</text:span><text:span text:style-name="quote.c">’</text:span><text:span text:style-name="quote.c">impressione; e non v</text:span><text:span text:style-name="quote.c">’</text:span><text:span text:style-name="quote.c">è regola d</text:span><text:span text:style-name="quote.c">’</text:span><text:span text:style-name="quote.c">ordine, ch</text:span><text:span text:style-name="quote.c">’</text:span><text:span text:style-name="quote.c">io non abbia creduto doversi sacrificare in grazia dell</text:span><text:span text:style-name="quote.c">’</text:span><text:span text:style-name="quote.c">effetto»</text:span><text:span text:style-name="T5000">.</text:span></text:p>
      <text:p text:style-name="p"><text:span text:style-name="anchor">[testo_Sez.</text:span><text:span text:style-name="anchor">III.3.3.12</text:span><text:span text:style-name="anchor">]<text:s/></text:span><text:span text:style-name="T5001">Tanto egli s</text:span><text:span text:style-name="T5002">’</text:span><text:span text:style-name="T5003">è prefisso, e tanto ha maestrevolmente eseguito.<text:s/></text:span><text:span text:style-name="T5004">E se fosse stato anche più parco nelle repliche delle parole e nell</text:span><text:span text:style-name="T5005">’</text:span><text:span text:style-name="T5006">uso dagli stromenti, avrebbe fatta una musica teatrale totalmente secondo il mio cuore. Non pretenda però alcuno di chiamare ad esame sì fatto genere di musica avanti a un domestico cimbalo. In quel luogo una imparaticcia cantilena piacerà più assai che un capolavoro di musica teatrale: siccome a chi ne</text:span><text:span text:style-name="T5007">’</text:span><text:span text:style-name="T5008"><text:s/>colori non cerca che l</text:span><text:span text:style-name="T5009">’</text:span><text:span text:style-name="T5010">armonia, darà più diletto una ben<text:s/></text:span><text:soft-page-break/><text:span text:style-name="T5011">colorita bussola che un quadro di Raffaello. I colori di Raffaello e la musica di Gluck, quelli e questa destinati a servire all</text:span><text:span text:style-name="T5012">’</text:span><text:span text:style-name="T5013">espressione, vanno esaminati nell</text:span><text:span text:style-name="T5014">’</text:span><text:span text:style-name="T5015">azione. Solo allora si può giudicare se più diletti una bussola ben tinta che una tela animata dal pennello d</text:span><text:span text:style-name="T5016">’</text:span><text:span text:style-name="T5017">Urbino.</text:span></text:p>
      <text:h text:style-name="Titre2" text:outline-level="2">Sezione IV.<text:s/><text:line-break/>Della pronunziazione dell’opera in musica</text:h>
      <text:p text:style-name="p">[Sez.IV.0.0.1]<text:s/><text:span text:style-name="T5018">Messo così in musica il libricciuolo, egli passa nelle mani de</text:span><text:span text:style-name="T5019">’</text:span><text:span text:style-name="T5020"><text:s/>cantanti, perché vi aggiungano un</text:span><text:span text:style-name="T5021">’</text:span><text:span text:style-name="T5022">idonea pronunziazione.<text:s/></text:span><text:span text:style-name="T5023">Veggiamo adunque nella sezione presente qual pronunziazione convenga all</text:span><text:span text:style-name="T5024">’</text:span><text:span text:style-name="T5025">opera in musica.</text:span></text:p>
      <text:h text:style-name="Titre3" text:outline-level="3">Cap. I.<text:s/><text:line-break/>Importanza della pronunziazione nell’opera in musica</text:h>
      <text:p text:style-name="p"><text:span text:style-name="anchor">[testo_Sez.</text:span><text:span text:style-name="anchor">IV.1.0.1]<text:s/></text:span><text:span text:style-name="T5026">Per pronunziazione io intendo l</text:span><text:span text:style-name="T5027">’</text:span><text:span text:style-name="T5028">arte d</text:span><text:span text:style-name="T5029">’</text:span><text:span text:style-name="T5030">esprimere co</text:span><text:span text:style-name="T5031">’</text:span><text:span text:style-name="T5032"><text:s/>moti del corpo e colla modificazione della voce, i diversi sentimenti che si vogliono comunicare ad altrui</text:span><text:span text:style-name="Appelnotedebasdep."><text:note text:note-class="footnote" text:id="_ftn66"><text:note-citation>67</text:note-citation><text:note-body><text:p text:style-name="Notedebasdepage"><text:span text:style-name="T5033"><text:s/></text:span><text:span text:style-name="quote.c">«Pronuntiatio dividitur in vocis figuram et corporis motum»</text:span><text:span text:style-name="T5034">. Ad Heren.</text:span><text:span text:style-name="T5035"><text:s/>III.</text:span></text:p></text:note-body></text:note></text:span><text:span text:style-name="T5036">.<text:s/></text:span><text:span text:style-name="T5037">Ella fa una parte dell</text:span><text:span text:style-name="T5038">’</text:span><text:span text:style-name="T5039">arte di persuadere, ed è quasi l</text:span><text:span text:style-name="T5040">’</text:span><text:span text:style-name="T5041">eloquenza del corpo</text:span><text:span text:style-name="Appelnotedebasdep."><text:note text:note-class="footnote" text:id="_ftn67"><text:note-citation>68</text:note-citation><text:note-body><text:p text:style-name="Notedebasdepage"><text:span text:style-name="T5042"><text:s/></text:span><text:span text:style-name="quote.c">«Est actio quasi corporis quædam eloquentia»</text:span><text:span text:style-name="T5043">. Cic.,<text:s/></text:span><text:span text:style-name="T5044">Ad Brut</text:span><text:span text:style-name="T5045">.</text:span></text:p></text:note-body></text:note></text:span><text:span text:style-name="T5046">. Conciosiaché siccome l</text:span><text:span text:style-name="T5047">’</text:span><text:span text:style-name="T5048">eloquenza dello spirito consiste in un</text:span><text:span text:style-name="T5049">’</text:span><text:span text:style-name="T5050">avventuruosa scelta ed ordino d</text:span><text:span text:style-name="T5051">’</text:span><text:span text:style-name="T5052">idee, capaci di formare nell</text:span><text:span text:style-name="T5053">’</text:span><text:span text:style-name="T5054">animo altrui quelle disposizioni, che noi vi desideriamo, così l</text:span><text:span text:style-name="T5055">’</text:span><text:span text:style-name="T5056">eloquenza del corpo consiste in disegnare, dipingere e comunicar queste idee in tutta la loro energia e bellezza.</text:span></text:p>
      <text:p text:style-name="p"><text:span text:style-name="anchor">[testo_Sez.</text:span><text:span text:style-name="anchor">IV.1.0.2]<text:s/></text:span><text:span text:style-name="T5057">La pronunziazione adunque mette sotto i sensi quello che la parola presenta all</text:span><text:span text:style-name="T5058">’</text:span><text:span text:style-name="T5059">intendimento.<text:s/></text:span><text:span text:style-name="T5060">E poiché ciò che fa impressione su</text:span><text:span text:style-name="T5061">’</text:span><text:span text:style-name="T5062"><text:s/>nostri sensi, più ci muove che quello che va dirittamente allo spirito, perciò in questa consiste la parte più vigorose dell</text:span><text:span text:style-name="T5063">’</text:span><text:span text:style-name="T5064">arte del dire; se pur con Demostene non si voglia solo in essa far consistere tal arte. Infatti noi proviamo tutto dì, che un eloquentissimo discorso, ma insipidamente pronunziato, ci costringe a sbadigliare, e che al contrario un discorso mediocre, pronunziato maestrevolmente, ci par dettato dalla persuasione medesima</text:span><text:span text:style-name="Appelnotedebasdep."><text:note text:note-class="footnote" text:id="_ftn68"><text:note-citation>69</text:note-citation><text:note-body><text:p text:style-name="Notedebasdepage"><text:span text:style-name="T5065"><text:s/></text:span><text:span text:style-name="quote.c">«Actio, inquam, in dicendo una dominatur: sine hac summus orator esse in numero nullo potest ; mediocris, hac instructus, summos saepe superare. Huic primas dedisse Demosthenes dicitur cum rogaretur quid in dicendo esset primum; huic secundas, huic tertias»</text:span><text:span text:style-name="T5066">.<text:s/></text:span>Cic.,<text:s/><text:span text:style-name="T5067">De orat</text:span>., Iib. III.</text:p></text:note-body></text:note></text:span><text:span text:style-name="T5068">.<text:s/></text:span><text:span text:style-name="T5069">Tali erano le aringhe d</text:span><text:span text:style-name="T5070">’</text:span><text:span text:style-name="T5071">Ortensio, le quali in publicandosi caddero di riputazione, e non più parvero quelle che aveano tante volte trionfato nella capitale del mondo, e ottenuto all</text:span><text:span text:style-name="T5072">’</text:span><text:span text:style-name="T5073">autor loro il primato tra</text:span><text:span text:style-name="T5074">’</text:span><text:span text:style-name="T5075"><text:s/>romani oratori.</text:span></text:p>
      <text:soft-page-break/>
      <text:p text:style-name="p"><text:span text:style-name="anchor">[testo_Sez.</text:span><text:span text:style-name="anchor">IV.1.0.3]<text:s/></text:span><text:span text:style-name="T5076">Le parole adunque hanno mestieri della pronunziazione, massimamente quelle destinate al movimento dell</text:span><text:span text:style-name="T5077">’</text:span><text:span text:style-name="T5078">animo</text:span><text:span text:style-name="Appelnotedebasdep."><text:note text:note-class="footnote" text:id="_ftn69"><text:note-citation>70</text:note-citation><text:note-body><text:p text:style-name="Notedebasdepage"><text:span text:style-name="T5079"><text:s/></text:span><text:span text:style-name="quote.c">«Affectus omnes languescant necesse est, nisi voce, vultu, totius prope corporis habitu inardescant»</text:span>. Quintil., lib. XI, cap. V.</text:p></text:note-body></text:note></text:span><text:span text:style-name="T5080">.<text:s/></text:span><text:span text:style-name="T5081">Ciò basta a far comprendere quanto sia questa necessaria all</text:span><text:span text:style-name="T5082">’</text:span><text:span text:style-name="T5083">opera in musica. Il poeta e<text:s/></text:span><text:span text:style-name="T5084">‘</text:span><text:span text:style-name="T5085">l maestro di cappella, quando pure avessero composti de</text:span><text:span text:style-name="T5086">’</text:span><text:span text:style-name="T5087"><text:s/>capolavori nelle loro arti, possono essere sicuri d</text:span><text:span text:style-name="T5088">’</text:span><text:span text:style-name="T5089">aver gittate al vento le opere loro, se gli attori non aggiungano ad esse una convenevole pronunziazione, senza la quale lo spettacolo, ben lungi dal muovere, infallibilmente ci tedierà. Perciocché chi parlando di cose interessanti con maniere ancora interessanti non le pronunzi, non ottiene da noi alcuna fede</text:span><text:span text:style-name="Appelnotedebasdep."><text:note text:note-class="footnote" text:id="_ftn70"><text:note-citation>71</text:note-citation><text:note-body><text:p text:style-name="Notedebasdepage"><text:span text:style-name="T5090"><text:s/></text:span><text:span text:style-name="quote.c">«Si vultus ac gestus ab oratione dissentiant, tristia dicamus hilares, affirmemus renuentes; non auctoritas modo verbis, sed fides desit»</text:span>. Quintil., lib. XI. Cap. III.</text:p></text:note-body></text:note></text:span><text:span text:style-name="T5091"> , perché la sua sconvenevole pronunziazione ci sia accorgere essere egli il primo a non credere sì fatte cose. E gli uomini non che s</text:span><text:span text:style-name="T5092">’</text:span><text:span text:style-name="T5093">annoino, ma si sdegnano anzi contro chi voglia spacciar loro per vero, ciò ch</text:span><text:span text:style-name="T5094">’</text:span><text:span text:style-name="T5095">egli medesimo faccia conoscere inverisimile.</text:span></text:p>
      <text:p text:style-name="p"><text:span text:style-name="anchor">[testo_Sez.</text:span><text:span text:style-name="anchor">IV.1.0.4]<text:s/></text:span><text:span text:style-name="T5096">Gli antichi erano ben persuasi di tal verità: appo di essi non v</text:span><text:span text:style-name="T5097">’</text:span><text:span text:style-name="T5098">era arte più necessaria della pronunziazione.<text:s/></text:span><text:span text:style-name="T5099">In questa i Greci e i romani si esercitavano dalla loro più tenera fanciullezza: e adulti poi ne continuavano scrupolosamente l</text:span><text:span text:style-name="T5100">’</text:span><text:span text:style-name="T5101">esercizio. Bruto né pure nel campo di Farsalia l</text:span><text:span text:style-name="T5102">’</text:span><text:span text:style-name="T5103">omise</text:span><text:span text:style-name="Appelnotedebasdep."><text:note text:note-class="footnote" text:id="_ftn71"><text:note-citation>72</text:note-citation><text:note-body><text:p text:style-name="Notedebasdepage"><text:span text:style-name="T5104"><text:s/></text:span>Plutarc.<text:span text:style-name="T5105"><text:s/>in Brut.</text:span></text:p></text:note-body></text:note></text:span><text:span text:style-name="T5106">. Né altri creda, che si riservasse tal arte pe</text:span><text:span text:style-name="T5107">’</text:span><text:span text:style-name="T5108"><text:s/>rostri o pe</text:span><text:span text:style-name="T5109">’</text:span><text:span text:style-name="T5110"><text:s/>teatri; essi la stimavano sì necessaria anche ne</text:span><text:span text:style-name="T5111">’</text:span><text:span text:style-name="T5112"><text:s/>familiari trattenimenti, che Platone la mise tra le civili virtù e Clistene tiranno di Sicione rifiutò Ipoclide ateniese, che aspirava alle nozze della figliuola, per essersi accorto non aver lui una molto dilicata azione.<text:s/></text:span><text:span text:style-name="T5113">Sulle stesse cattedre delle scienze, ove parrebbe men necessaria che altrove, essi richiedevano quest</text:span><text:span text:style-name="T5114">’</text:span><text:span text:style-name="T5115">arte; e di Teofrasto particolarmente è fama, non essere e</text:span><text:span text:style-name="T5116">’</text:span><text:span text:style-name="T5117"><text:s/>gli mai venuto in Liceo che non si fosse prima preparato ad accompagnare con espressiva pronunziazione, ciò che dovea far l</text:span><text:span text:style-name="T5118">’</text:span><text:span text:style-name="T5119">argomento di sue lezioni</text:span><text:span text:style-name="Appelnotedebasdep."><text:note text:note-class="footnote" text:id="_ftn72"><text:note-citation>73</text:note-citation><text:note-body><text:p text:style-name="Notedebasdepage"><text:span text:style-name="T5120"><text:s/></text:span><text:span text:style-name="T5121">Athen</text:span>., lib. X, cap. XVI.</text:p></text:note-body></text:note></text:span><text:span text:style-name="T5122">.</text:span></text:p>
      <text:p text:style-name="p"><text:span text:style-name="anchor">[testo_Sez.</text:span><text:span text:style-name="anchor">IV.1.0.5]<text:s/></text:span><text:span text:style-name="T5123">Quanto poi fosse studiata dagli attori è chiaro non solo pe</text:span><text:span text:style-name="T5124">’</text:span><text:span text:style-name="T5125"><text:s/>dotti volumi che in tal materia scrissero Glauco di Teo, Quinto Roscio ed altri di essi, ma da ciò ancora che i due fulmini d</text:span><text:span text:style-name="T5126">’</text:span><text:span text:style-name="T5127">eloquenza, Demostene e Cicerone, a due attori doveano in buona parte la forza della loro trionfatrice persuasione. Il romano oratore, certo dell</text:span><text:span text:style-name="T5128">’</text:span><text:span text:style-name="T5129">utilità che un dicitore avrebbe potuto trarre dall</text:span><text:span text:style-name="T5130">’</text:span><text:span text:style-name="T5131">azione di Roscio</text:span><text:span text:style-name="Appelnotedebasdep."><text:note text:note-class="footnote" text:id="_ftn73"><text:note-citation>74</text:note-citation><text:note-body><text:p text:style-name="Notedebasdepage"><text:span text:style-name="T5132"><text:s/></text:span><text:span text:style-name="quote.c">«Quis neget opus esse oratori in hoc oratorio motu statuque Roscii gestum?»</text:span>.<text:s/>Cic.,<text:s/><text:span text:style-name="T5133">De orat</text:span>., I.</text:p></text:note-body></text:note></text:span><text:span text:style-name="T5134">, era solito d</text:span><text:span text:style-name="T5135">’</text:span><text:span text:style-name="T5136">esercitarli con questo istrione; e mentre egli in differenti medi s</text:span><text:span text:style-name="T5137">’</text:span><text:span text:style-name="T5138">ingegnava di spiegare<text:s/></text:span><text:soft-page-break/><text:span text:style-name="T5139">un medesimo sentimento, ammirava ed apprendea l</text:span><text:span text:style-name="T5140">’</text:span><text:span text:style-name="T5141">arte di quel commediante, il quale, tenendo il fermo nella gara, con altrettanti diversi gesti il medesimo sentimento esprimea</text:span><text:span text:style-name="Appelnotedebasdep."><text:note text:note-class="footnote" text:id="_ftn74"><text:note-citation>75</text:note-citation><text:note-body><text:p text:style-name="Notedebasdepage"><text:s/>Macrob., Saturn., III.</text:p></text:note-body></text:note></text:span><text:span text:style-name="T5142">.<text:s/></text:span><text:span text:style-name="T5143">Quanto a Demostene, s</text:span><text:span text:style-name="T5144">’</text:span><text:span text:style-name="T5145">egli tonava, se co</text:span><text:span text:style-name="T5146">’</text:span><text:span text:style-name="T5147"><text:s/>fulmini di sua eloquenza scompigliava la Grecia intiera, egli era debitore di sì felici successi a un altro attore. Ogni volta che si espose in Atene a parlare in publico non riportò che fischiate da quel popolo di squisito gusto ed insolente, finattantoché sì dolorose ammonizioni nol condussero ad apprendere l</text:span><text:span text:style-name="T5148">’</text:span><text:span text:style-name="T5149">arte della pronunziazione dell</text:span><text:span text:style-name="T5150">’</text:span><text:span text:style-name="T5151">attore satiro</text:span><text:span text:style-name="Appelnotedebasdep."><text:note text:note-class="footnote" text:id="_ftn75"><text:note-citation>76</text:note-citation><text:note-body><text:p text:style-name="Notedebasdepage"><text:span text:style-name="T5152"><text:s/></text:span>Plutarc<text:span text:style-name="T5153">. in Demost.</text:span></text:p></text:note-body></text:note></text:span><text:span text:style-name="T5154">.<text:s/></text:span><text:span text:style-name="T5155">E d</text:span><text:span text:style-name="T5156">’</text:span><text:span text:style-name="T5157">allora in poi, convinto dalla propria e ben umiliante esperienza, e dal giudizio d</text:span><text:span text:style-name="T5158">’</text:span><text:span text:style-name="T5159">un popolo dilicato, nella sola pronunziazione stimò (come fu detto poc</text:span><text:span text:style-name="T5160">’</text:span><text:span text:style-name="T5161">anzi) che consistesse tutta l</text:span><text:span text:style-name="T5162">’</text:span><text:span text:style-name="T5163">arte dell</text:span><text:span text:style-name="T5164">’</text:span><text:span text:style-name="T5165">oratore.</text:span></text:p>
      <text:p text:style-name="p"><text:span text:style-name="anchor">[testo_Sez.</text:span><text:span text:style-name="anchor">IV.1.0.6]<text:s/></text:span><text:span text:style-name="T5166">Ma in oggi tal arte è in un estremo dichinamento.<text:s/></text:span><text:span text:style-name="T5167">I nostri oratori sdegnano d</text:span><text:span text:style-name="T5168">’</text:span><text:span text:style-name="T5169">accordarle una seria occupazione, e i chironi della gioventù nostra non ebbero mai pur sospetto, che un</text:span><text:span text:style-name="T5170">’</text:span><text:span text:style-name="T5171">arte sì fatta dovesse impiegare una parte del tempo destinato all</text:span><text:span text:style-name="T5172">’</text:span><text:span text:style-name="T5173">educazione. Qui però non di costoro, ma degli attori dell</text:span><text:span text:style-name="T5174">’</text:span><text:span text:style-name="T5175">opera in musica va a noi talento di ragionare; e forte ne chiameremmo per contenti, se loro giugnessimo a persuadere l</text:span><text:span text:style-name="T5176">’</text:span><text:span text:style-name="T5177">importanza della pronunziazione. Gl</text:span><text:span text:style-name="T5178">’</text:span><text:span text:style-name="T5179">istrioni de</text:span><text:span text:style-name="T5180">’</text:span><text:span text:style-name="T5181"><text:s/>drammi recitati danno a questa qualche attenzione; ma i cantanti de</text:span><text:span text:style-name="T5182">’</text:span><text:span text:style-name="T5183"><text:s/>drammi in musica sono in questo particolare sì negligenti, e fanno degli atti sì sconvenevoli e mal graziosi, ch</text:span><text:span text:style-name="T5184">’</text:span><text:span text:style-name="T5185">è pure un fastidio a vedergli.<text:s/></text:span><text:span text:style-name="T5186">Ciascuno de</text:span><text:span text:style-name="T5187">’</text:span><text:span text:style-name="T5188"><text:s/>nostri arioni, quando abbia messo la sua tenera gorgozza in istato di disputare la palma del canto agli usignoli, crede d</text:span><text:span text:style-name="T5189">’</text:span><text:span text:style-name="T5190">aver fatto quanto è il pregio dell</text:span><text:span text:style-name="T5191">’</text:span><text:span text:style-name="T5192">opera e di potere legittimamente aspirare agli applausi del publico.<text:s/></text:span><text:span text:style-name="T5193">Ma va fallito; e il suo inganno non pregiudica meno alla sua riputazione che allo spettacolo. Perciocché il publico riserba a gran dritto i suoi più vivi applausi a coloro, che accoppiano al canto una energica pronunziazione; ed egli a consacrati nel tempio di memoria i nomi dell</text:span><text:span text:style-name="T5194">’</text:span><text:span text:style-name="T5195">Acquino, di Catterina Aschieri, del Nicolini, della Tesi, perché sopra gli altri si distinsero in quest</text:span><text:span text:style-name="T5196">’</text:span><text:span text:style-name="T5197">arte.</text:span></text:p>
      <text:p text:style-name="p">[Sez.IV.1.0.7]<text:s/><text:span text:style-name="T5198">Finché i musici si rimarranno nel loro errore, e finché i direttori de</text:span><text:span text:style-name="T5199">’</text:span><text:span text:style-name="T5200"><text:s/>teatri non gli obbligheranno a deporlo, l</text:span><text:span text:style-name="T5201">’</text:span><text:span text:style-name="T5202">opera in musica non recherà che noia, per evitar la quale lo spettatore si dà a cicalare, a render visite ne</text:span><text:span text:style-name="T5203">’</text:span><text:span text:style-name="T5204"><text:s/>palchetti, a cenarvi ed a giocarvi, ch</text:span><text:span text:style-name="T5205">’</text:span><text:span text:style-name="T5206">è peggio.<text:s/></text:span><text:span text:style-name="T5207">Ciascuno, entrando nel teatro, in udirlo muggire come un mare burrascoso, in vederlo convertito in osteria e in bisca, condanna a gran ragione sì<text:s/></text:span><text:soft-page-break/><text:span text:style-name="T5208">notabili abusi. Ora io ardisco di pronunziar francamente, che per qualunque forza sovrana tali abusi non cesseranno, finché i cantanti non sieno obbligati a una perfetta pronunziazione. Perché di grazia i mentovati abusi nacquero ne</text:span><text:span text:style-name="T5209">’</text:span><text:span text:style-name="T5210"><text:s/>teatri d</text:span><text:span text:style-name="T5211">’</text:span><text:span text:style-name="T5212">opere in musica, e non in quelli di drammi recitati? Ognuno, che sia capace della menoma riflessione, converrà con noi che ciò sia proceduto dalla pronunziazione più negletta in quelli che in questi.</text:span></text:p>
      <text:h text:style-name="Titre3" text:outline-level="3">Cap. II.<text:s/><text:line-break/>Della pronunziazione propria dell’opera in musica</text:h>
      <text:h text:style-name="Titre4" text:outline-level="4">§ I. Del gesto</text:h>
      <text:p text:style-name="p">[Sez.IV.2.1.1]<text:s/><text:span text:style-name="T5213">Per vedere ora qual sia la pronunziazione di cui abbisogna l</text:span><text:span text:style-name="T5214">’</text:span><text:span text:style-name="T5215">opera in musica, la considereremo relativamente al gesto e alla voce, che sono i due oggetti di quest</text:span><text:span text:style-name="T5216">’</text:span><text:span text:style-name="T5217">arte.</text:span></text:p>
      <text:p text:style-name="p">[Sez.IV.2.1.2]<text:s/><text:span text:style-name="T5218">Gesto è il movimento di qualunque parte del nostro corpo, cagionato dal sentimento attuale dell</text:span><text:span text:style-name="T5219">’</text:span><text:span text:style-name="T5220">anima.<text:s/></text:span><text:span text:style-name="T5221">Mal dunque alcuni restringono il gesto al moto delle braccia. Si può gestire col capo, cogli occhi, col piede e con qualunque altro delle nostre membra.</text:span></text:p>
      <text:p text:style-name="p">[Sez.IV.2.1.3]<text:s/><text:span text:style-name="T5222">Si divide il gesto in imitativo, indicativo ed affettivo.<text:s/></text:span><text:span text:style-name="T5223">Gesto imitativo è quello che contraffà il moto o la figura d</text:span><text:span text:style-name="T5224">’</text:span><text:span text:style-name="T5225">una cosa; come qualora, parlando d</text:span><text:span text:style-name="T5226">’</text:span><text:span text:style-name="T5227">un orgoglioso personaggio, alziamo il capo, sporgiamo il petto in fuori, e passeggiamo con andatura misurata e grave, o quando si parli d</text:span><text:span text:style-name="T5228">’</text:span><text:span text:style-name="T5229">una guanciata e si scagli la mano, come se in effetti se ne volesse avventare una allora allora. Gesto indicativo è quello che dimostra dov</text:span><text:span text:style-name="T5230">’</text:span><text:span text:style-name="T5231">è la cosa di cui si ragiona, o dove se l</text:span><text:span text:style-name="T5232">’</text:span><text:span text:style-name="T5233">immagina chi gestisce. Questa sorta di gesto induce lo spettatore a volgersi verso là, dove sono diretti gli occhi e le mani del gesteggiante. Il gesto affettivo è quello che dimostra la passione, che in quel punto possiede chi l</text:span><text:span text:style-name="T5234">’</text:span><text:span text:style-name="T5235">adopera. Così un adirato ringhia, e dà del piede in terra. Ma perché a questa spezie di gesto fu dato il nome d</text:span><text:span text:style-name="T5236">’</text:span><text:span text:style-name="T5237">affettivo, non perciò si dee credere, che le due antecedenti spezie non servano alle passioni. Ogni spezie di gesto può essere affettiva: e si è questa denominazione ristretta all</text:span><text:span text:style-name="T5238">’</text:span><text:span text:style-name="T5239">ultima delle annoverate, perché questa più propriamente delle altre caratterizza le passioni.</text:span></text:p>
      <text:p text:style-name="p"><text:span text:style-name="anchor">[testo_Sez.</text:span><text:span text:style-name="anchor">IV.2.1.4]<text:s/></text:span><text:span text:style-name="T5240">Or a quale di queste spezie che si appartenga un gesto, egli dev</text:span><text:span text:style-name="T5241">’</text:span><text:span text:style-name="T5242">essere nell</text:span><text:span text:style-name="T5243">’</text:span><text:span text:style-name="T5244">opera in musica sempre congiunto alla gravità e al decoro, che conviene alla sublime qualità de</text:span><text:span text:style-name="T5245">’</text:span><text:span text:style-name="T5246"><text:s/>personaggi del dramma; e quel sentimento, che non può esser rilevato con gesto nobile e grave, si proferisca senza gesto alcuno, anziché avvilirlo con<text:s/></text:span><text:soft-page-break/><text:span text:style-name="T5247">uno svenevole o mimico.</text:span><text:span text:style-name="Appelnotedebasdep."><text:note text:note-class="footnote" text:id="_ftn76"><text:note-citation>77</text:note-citation><text:note-body><text:p text:style-name="Notedebasdepage"><text:s/><text:span text:style-name="quote.c">«… Quæ desperat tractata nitescere posse relinquit»</text:span>.</text:p></text:note-body></text:note></text:span><text:span text:style-name="T5248"><text:s/>Tanto più, che talvolta è un espressivissimo gesto il non far gesto alcuno e rimanere immobile.<text:s/></text:span><text:span text:style-name="T5249">Di qui è, che il gesto imitativo vi vuol essere parchissimamente adoperato, da che, pizzicando molto del giocolare, più proprio è della commedia che della tragedia. Né a torto Aristotile si ride di que</text:span><text:span text:style-name="T5250">’</text:span><text:span text:style-name="T5251"><text:s/>coristi de</text:span><text:span text:style-name="T5252">’</text:span><text:span text:style-name="T5253"><text:s/>suoi dì, i quali se cantavano di Scilla che traea le navi, afferravano il corifeo, e lo strascinavano per mezzo al proscenio.</text:span></text:p>
      <text:p text:style-name="p">[Sez.IV.2.1.5]<text:s/><text:span text:style-name="T5254">Affinché però il gesto abbia quel maestoso, ch</text:span><text:span text:style-name="T5255">’</text:span><text:span text:style-name="T5256">è dovuto alla tragica azione, esso richiede nel personaggio una vantaggiosa statura.<text:s/></text:span><text:span text:style-name="T5257">Perciò i Greci e i Romani rilevavano col coturno la statura de</text:span><text:span text:style-name="T5258">’</text:span><text:span text:style-name="T5259"><text:s/>tragici attori. Lungi dall</text:span><text:span text:style-name="T5260">’</text:span><text:span text:style-name="T5261">eroica scena, le persone cui fu negato sì fatto dono. Esse al più possono aver luogo nelle opere comiche musicali: la tragica gravità, male a lor converrebbe. Quindi la provvida natura, che adatta i talenti dell</text:span><text:span text:style-name="T5262">’</text:span><text:span text:style-name="T5263">animo a quelli del corpo, dà il più delle volte a costoro un umor brioso e festivo, come alle persone d</text:span><text:span text:style-name="T5264">’</text:span><text:span text:style-name="T5265">alta statura suol dare un grave e serioso carattere.</text:span></text:p>
      <text:p text:style-name="p"><text:span text:style-name="anchor">[testo_Sez.</text:span><text:span text:style-name="anchor">IV.2.1.6]<text:s/></text:span><text:span text:style-name="T5266">In oltre non si pretenda di gesteggiare ogni cosa nell</text:span><text:span text:style-name="T5267">’</text:span><text:span text:style-name="T5268">opera in musica, ancorché nobilmente e con dignità si possa farlo: tale armeggio sentirebbe del pedante e dell</text:span><text:span text:style-name="T5269">’</text:span><text:span text:style-name="T5270">affettato.<text:s/></text:span><text:span text:style-name="T5271">Callipide, tuttoché valoroso istrione de</text:span><text:span text:style-name="T5272">’</text:span><text:span text:style-name="T5273"><text:s/>tempi d</text:span><text:span text:style-name="T5274">’</text:span><text:span text:style-name="T5275">Alcibiade, per non si essere abbastanza guardato da somigliante difetto sul teatro d</text:span><text:span text:style-name="T5276">’</text:span><text:span text:style-name="T5277">Atene, incorse sì fattamente nello scherno di quel popolo dilicato, che il suo nome, passando in proverbio, cominciò a dinotare un affannone, un faccendiere; proverbio, che, passando di Grecia a Roma, asperse di sua salsezza lo stesse Tiberio, chiamato Callipide, pe</text:span><text:span text:style-name="T5278">’</text:span><text:span text:style-name="T5279"><text:s/>gran preparativi di viaggio, che ogni anno facea, senza mai partir da Roma</text:span><text:span text:style-name="Appelnotedebasdep."><text:note text:note-class="footnote" text:id="_ftn77"><text:note-citation>78</text:note-citation><text:note-body><text:p text:style-name="Notedebasdepage"><text:s/>Svet<text:span text:style-name="T5280">. in Tiber.</text:span>, cap.<text:s/>XXXVIII.</text:p></text:note-body></text:note></text:span><text:span text:style-name="T5281">.</text:span></text:p>
      <text:p text:style-name="p">[Sez.IV.2.1.7]<text:s/><text:span text:style-name="T5282">Fermianci adesso alquanto più particolarmente sul gesto affettivo, siccome quello, ch</text:span><text:span text:style-name="T5283">’</text:span><text:span text:style-name="T5284">è il più nobile, il più eloquente e che fa il trionfo d</text:span><text:span text:style-name="T5285">’</text:span><text:span text:style-name="T5286">un discorso, imprimendolo con forza nel più sensibile dell</text:span><text:span text:style-name="T5287">’</text:span><text:span text:style-name="T5288">anima.<text:s/></text:span><text:span text:style-name="T5289">Ogni altra spezie di gesto può talvolta occupare una sola parte del nostro corpo, ma l</text:span><text:span text:style-name="T5290">’</text:span><text:span text:style-name="T5291">affettivo l</text:span><text:span text:style-name="T5292">’</text:span><text:span text:style-name="T5293">occupa tutto; attesoché ciascuna passione dà un</text:span><text:span text:style-name="T5294">’</text:span><text:span text:style-name="T5295">aria, un contegno particolare all</text:span><text:span text:style-name="T5296">’</text:span><text:span text:style-name="T5297">intera macchina dell</text:span><text:span text:style-name="T5298">’</text:span><text:span text:style-name="T5299">appassionato. La tristezza per esempio inchina il capo, incurva le spalle, gela l</text:span><text:span text:style-name="T5300">’</text:span><text:span text:style-name="T5301">occhio, gli serra intorno e restringe le ciglia, spenzola le braccia e indebolisce le ginocchia, ch</text:span><text:span text:style-name="T5302">’</text:span><text:span text:style-name="T5303">esse appena sostengono la persona. La rabbia al contrario reca una rigidezza sorprendente alle braccia, alle gambe e al resto del corpo. Gli occhi scintillano, i denti digrignano e la soverchia rigidezza rende le membra tremanti e come<text:s/></text:span><text:soft-page-break/><text:span text:style-name="T5304">paralitiche. Adunque nel gesto affettivo va data norma a tutto il corpo; avvertendo però nel tempo stesso, che per voglia di troppo esprimere, non si dia in ismorfie e in discompostezze.</text:span></text:p>
      <text:p text:style-name="p">[Sez.IV.2.1.8]<text:s/><text:span text:style-name="T5305">Il gesto affettivo è più facile nelle gagliarde passioni che nelle moderate; e però i primi e i secondi attori riescono in questo gesto più agevolmente che i terzi e i quarti, perché tutto il patetico del dramma, è appoggiato sulle prime parti e sulle seconde. Le altre non hanno se non quella passione, che nasce dalla consapevolezza dell</text:span><text:span text:style-name="T5306">’</text:span><text:span text:style-name="T5307">altrui buona o rea fortuna, o dall</text:span><text:span text:style-name="T5308">’</text:span><text:span text:style-name="T5309">essere apportatore dì felice o di trista novella: passione limitata, che con termine dell</text:span><text:span text:style-name="T5310">’</text:span><text:span text:style-name="T5311">arte si chiama mezza passione.<text:s/></text:span><text:span text:style-name="T5312">In questo stato è ben malagevole imbrecciar giusto. Per lo più l</text:span><text:span text:style-name="T5313">’</text:span><text:span text:style-name="T5314">attore o si affanna e si arrabatta più che non richiede la sua parte, e dà da ridere a sue spese, o si comporta men caldamente che non converrebbe, e gli spettatori si annoiano di quella melensaggine. Dal che si vede, che quanto meno interessanti sono gli attori, tanto più deve essere in essi perfetta la pronunziazione. Pure in oggi si pratica il contrario: i direttori de</text:span><text:span text:style-name="T5315">’</text:span><text:span text:style-name="T5316"><text:s/>teatri e gl</text:span><text:span text:style-name="T5317">’</text:span><text:span text:style-name="T5318">impresari poco pensiero si danno delle ultime parti. Onde poi avviene, che quando la scena non è occupata da</text:span><text:span text:style-name="T5319">’</text:span><text:span text:style-name="T5320"><text:s/>primi attori, lo spettatore sbuffa di tedio, perché gli altri attori non possono essergli a grado né pel canto, né per la pronunziazione.</text:span></text:p>
      <text:p text:style-name="p">[Sez.IV.2.1.9]<text:s/><text:span text:style-name="T5321">Chiudiamo questo paragrafo con qualche riflessione sul gesto muto.<text:s/></text:span><text:span text:style-name="T5322">Il gesto muto è quello che non è accompagnato dalla parola. Esso appartiene particolarmente all</text:span><text:span text:style-name="T5323">’</text:span><text:span text:style-name="T5324">attore qualora lasci di parlare per ascoltar l</text:span><text:span text:style-name="T5325">’</text:span><text:span text:style-name="T5326">altro che prende la parola. Deve egli allora badare attentamente a colui che di presente tiene discorso, e mostrare col gesto l</text:span><text:span text:style-name="T5327">’</text:span><text:span text:style-name="T5328">impressione che fanno nell</text:span><text:span text:style-name="T5329">’</text:span><text:span text:style-name="T5330">animo suo le parole di lui. La quale obbligazione di badare a chi parla e di gestire, non è solamente di quello attore a cui è diretta la parola, ma è obbligazione di tutti gli attori che sono in iscena. Tutti ne</text:span><text:span text:style-name="T5331">’</text:span><text:span text:style-name="T5332"><text:s/>loro gesti muti debbono mostrar la ragione, che gli costringe a facete, e le diverse emozioni che fa sperimentare a ciascun di loco colui che parla.</text:span></text:p>
      <text:p text:style-name="p"><text:span text:style-name="anchor">[testo_Sez.</text:span><text:span text:style-name="anchor">IV.2.1.10]<text:s/></text:span><text:span text:style-name="T5333">Il saper ben tacere è più difficile assai che il parlar bene; e però non è maraviglia, che meno persone il sappiano fare.<text:s/></text:span><text:span text:style-name="T5334">Un attore quando ha finito di dire il fatto suo, si dà a credere non essere egli ad altro tenuto, finché parli il compagno. Onde, senza fare la menoma attenzione al discorso di questo, si dà o a passeggiare a dilungo, o a sbirciare per la platea e pe</text:span><text:span text:style-name="T5335">’</text:span><text:span text:style-name="T5336"><text:s/>palchi, e a dispensare, come segnalatissime grazie, saluti e ghigni. O pure crede quello il tempo di rassettarsi il guanto, di tirar giù la cravatta, o peggio, di soffiarsi il naso e di sputare. Deh quando giugneranno essi a<text:s/></text:span><text:soft-page-break/><text:span text:style-name="T5337">sapere, che tutte queste libertà ch</text:span><text:span text:style-name="T5338">’</text:span><text:span text:style-name="T5339">è si danno sono tutti falli contro le buone creanze, e tanti mancamenti di rispetto verso gli spettatori? I principi stessi si astengono in pubblico da tali libertà, per non dar segni di disprezzo</text:span><text:span text:style-name="Appelnotedebasdep."><text:note text:note-class="footnote" text:id="_ftn78"><text:note-citation>79</text:note-citation><text:note-body><text:p text:style-name="Notedebasdepage"><text:span text:style-name="T5340"><text:s/></text:span>Une delle lodi date all’imperator Costanzo è<text:s/><text:span text:style-name="quote.c">«Quod nec tersisse umquam nares in publico nec spuisse visus sit»</text:span>, Amm. Marcell., lib. XXI, cap. XVI.</text:p></text:note-body></text:note></text:span><text:span text:style-name="T5341"> : pensate poi se un attore. Egli quando tace debbe aver gli occhi o a quello che parla, o dove gli esige la passione e<text:s/></text:span><text:span text:style-name="T5342">‘</text:span><text:span text:style-name="T5343">l discorso altrui, e non muoversi, se non come queste ragioni il richiedono.</text:span></text:p>
      <text:p text:style-name="p">[Sez.IV.2.1.11]<text:s/><text:span text:style-name="T5344">V</text:span><text:span text:style-name="T5345">’</text:span><text:span text:style-name="T5346">ha de</text:span><text:span text:style-name="T5347">’</text:span><text:span text:style-name="T5348"><text:s/>gesti muti energici oltre a qualunque parlante, a</text:span><text:span text:style-name="T5349">’</text:span><text:span text:style-name="T5350"><text:s/>quali se si aggiugnesse la parola perderebbero tutta la loro forza.<text:s/></text:span><text:span text:style-name="T5351">Questa sola riflessione dovrebbe determinare gli attori ad accordare più attenzione che non fanno al gestir muto, col quale essi possono talvolta toccarci il cuore assai più profondamente che con gesto sostenuto dal valore della poesia e del canto.</text:span></text:p>
      <text:h text:style-name="Titre4" text:outline-level="4">§ II. Della voce</text:h>
      <text:p text:style-name="p"><text:span text:style-name="anchor">[testo_Sez.</text:span><text:span text:style-name="anchor">IV.2.2.1]<text:s/></text:span><text:span text:style-name="T5352">Quanto alla modificazion della voce, è quest</text:span><text:span text:style-name="T5353">’</text:span><text:span text:style-name="T5354">arte più necessaria agli attori di drammi recitati, che a quelli d</text:span><text:span text:style-name="T5355">’</text:span><text:span text:style-name="T5356">opere in musica: il maestro di cappella, assegnando il tempo e<text:s/></text:span><text:span text:style-name="T5357">‘</text:span><text:span text:style-name="T5358">l tuono ad ogni sillaba del dramma musicale, ha liberati questi ultimi da sì fatte sollecitudini.<text:s/></text:span><text:span text:style-name="T5359">Non per questo però si creda, che nulla resti da badare al cantante. Ciò che sono le note per essi, è la coregrafia pe</text:span><text:span text:style-name="T5360">’</text:span><text:span text:style-name="T5361"><text:s/>ballerini, come ben notò l</text:span><text:span text:style-name="T5362">’</text:span><text:span text:style-name="T5363">Algarotti. Ma tuttoché la coregrafia prescriva il tempo, i passi, i giri, ciò nulla ostante tocca al ballerino a dare a</text:span><text:span text:style-name="T5364">’</text:span><text:span text:style-name="T5365"><text:s/>passi e a</text:span><text:span text:style-name="T5366">’</text:span><text:span text:style-name="T5367"><text:s/>giri quelle grazie che sono come l</text:span><text:span text:style-name="T5368">’</text:span><text:span text:style-name="T5369">anima d</text:span><text:span text:style-name="T5370">’</text:span><text:span text:style-name="T5371">una danza. Veggiamo adunque ciò che in questa parte della pronunziazione esiga il popolo dalla diligenza d</text:span><text:span text:style-name="T5372">’</text:span><text:span text:style-name="T5373">un cantante.</text:span></text:p>
      <text:p text:style-name="p"><text:span text:style-name="anchor">[testo_Sez.</text:span><text:span text:style-name="anchor">IV.2.2.2]<text:s/></text:span><text:span text:style-name="T5374">I. Deve in prima il cantante apprendere a parlar bene la lingua in cui canta, sotto pena d</text:span><text:span text:style-name="T5375">’</text:span><text:span text:style-name="T5376">essere cuculiato a doppio, se la parli come facea la buona femmina della mamma nel dialetto del suo paese.</text:span></text:p>
      <text:p text:style-name="p"><text:span text:style-name="anchor">[testo_Sez.</text:span><text:span text:style-name="anchor">IV.2.2.3]<text:s/></text:span><text:span text:style-name="T5377">II. Egli dee proferir netto e intieramente tutte le parole, e non cavarle scodate e languide, com</text:span><text:span text:style-name="T5378">’</text:span><text:span text:style-name="T5379">è pur vezzo di molti. Il che facea dire a uno della loro professione, che si fidava di cantar sulla scena un pezzo della gazzetta corrente, senza che persona se ne avvedesse. Sarebbe desiderabile che questi virtuosi avessero una volta fitto in capo, che ciò che essi cantano debb</text:span><text:span text:style-name="T5380">’</text:span><text:span text:style-name="T5381">essere inteso senza il menomo stento e senza mestieri di libricciuolo. Quella recitazione, che per essere intesa ha bisogno d</text:span><text:span text:style-name="T5382">’</text:span><text:span text:style-name="T5383">esser letta, è dal Salvini</text:span><text:span text:style-name="Appelnotedebasdep."><text:note text:note-class="footnote" text:id="_ftn79"><text:note-citation>80</text:note-citation><text:note-body><text:p text:style-name="Notedebasdepage"><text:span text:style-name="T5384"><text:s/></text:span>Annot. al cap. V del III lib. della Perf. poes. del Murat.</text:p></text:note-body></text:note></text:span><text:span text:style-name="T5385"><text:s/>graziosamente paragonata a quelle rozze pitture degli antichissimi<text:s/></text:span><text:soft-page-break/><text:span text:style-name="T5386">tempi, ne</text:span><text:span text:style-name="T5387">’</text:span><text:span text:style-name="T5388"><text:s/>quali, per testimonio d</text:span><text:span text:style-name="T5389">’</text:span><text:span text:style-name="T5390">Eliano, facea d</text:span><text:span text:style-name="T5391">’</text:span><text:span text:style-name="T5392">uopo di scrivere sotto alla figura: “Questo è un cane; Questo è un cavallo”.</text:span></text:p>
      <text:p text:style-name="p">[Sez.IV.2.2.4]<text:s/><text:span text:style-name="T5393">III. Dee far sentire il numero della poesia, e non dar nel farnetico d</text:span><text:span text:style-name="T5394">’</text:span><text:span text:style-name="T5395">alcuni, che si affannano a credenza, per estinguere ogni sentore di verso ne</text:span><text:span text:style-name="T5396">’</text:span><text:span text:style-name="T5397"><text:s/>drammi.</text:span></text:p>
      <text:p text:style-name="p"><text:span text:style-name="anchor">[testo_Sez.</text:span><text:span text:style-name="anchor">IV.2.2.5]<text:s/></text:span><text:span text:style-name="T5398">IV. Dee diversificare la voce e<text:s/></text:span><text:span text:style-name="T5399">‘</text:span><text:span text:style-name="T5400">l canto, secondo i diversi sentimenti. Tal espressione esige tutto lo sforzo della voce, tal altra una voce dimessa. Quel passo vuol movimento, questo vuol gravità e posatezza</text:span><text:span text:style-name="Appelnotedebasdep."><text:note text:note-class="footnote" text:id="_ftn80"><text:note-citation>81</text:note-citation><text:note-body><text:p text:style-name="Notedebasdepage"><text:s/><text:span text:style-name="quote.c">«Aliud enim vocis genus postulat miseratio et maeror: flexibile, plenum, interruptum, flebili voce. Aliud molestia sine commiseratione: grave quiddam et uno pressu ac sono obductum. Aliud metus: demissum et haesitans et abiectum. Aliud vis: contentum, vehemens, imminens quadam incitatione gravitatis. Aliud voluptas: effusum, leve, tenerum, hilaratum ac remissum. Aliud iracundia: acutum, incitatum, crebro incidens»</text:span>. Cic.<text:s/><text:span text:style-name="T5401">De orat</text:span>., lib. III.</text:p></text:note-body></text:note></text:span><text:span text:style-name="T5402">.</text:span></text:p>
      <text:p text:style-name="P5403">Sedato fatur quisquis deliberat ore :</text:p>
      <text:p text:style-name="quote.l">Seu dat consilium Sullae, privatus ut altum</text:p>
      <text:p text:style-name="quote.l"><text:span text:style-name="T5404">Dormitet</text:span><text:span text:style-name="Appelnotedebasdep."><text:note text:note-class="footnote" text:id="_ftn81"><text:note-citation>82</text:note-citation><text:note-body><text:p text:style-name="Notedebasdepage"><text:s/>«… Et nos<text:s/>consilium dedimus Sullae, privatus ut altum dormitet<text:span text:style-name="T5405">».<text:s/></text:span><text:span text:style-name="T5406">Juven., Sat.</text:span><text:span text:style-name="T5407">, I.</text:span></text:p></text:note-body></text:note></text:span><text:span text:style-name="T5408"> ; sive ad Cannas vetat obvia Poenis</text:span></text:p>
      <text:p text:style-name="quote.l"><text:span text:style-name="T5409">Signa movere,<text:s/></text:span><text:span text:style-name="T5410">ducem dum portat bellua luscum</text:span><text:span text:style-name="Appelnotedebasdep."><text:note text:note-class="footnote" text:id="_ftn82"><text:note-citation>83</text:note-citation><text:note-body><text:p text:style-name="Notedebasdepage"><text:span text:style-name="T5411"><text:s/></text:span><text:span text:style-name="quote.c">«Cum Getula ducem portaret bellua luscum»</text:span><text:span text:style-name="T5412"><text:s/>Juven., Sat., X.</text:span></text:p></text:note-body></text:note></text:span><text:span text:style-name="T5413">.</text:span></text:p>
      <text:p text:style-name="P5414">Non ita Marcellum reducem gratabere Tulli,</text:p>
      <text:p text:style-name="quote.l">Et super astra feres victoris scita benigni</text:p>
      <text:p text:style-name="P5415">Laudator; si quae ratio mollissima fandi,</text:p>
      <text:p text:style-name="P5416">Utere, ut augustas melius vox mulceat aures.</text:p>
      <text:p text:style-name="P5417">Quod praedatorem Siculum si forte lacessis</text:p>
      <text:p text:style-name="P5418">Increpitans; vel si Catilinam extrudere Roma</text:p>
      <text:p text:style-name="P5419">Est labor; aut contra Pisonem censor acerbus</text:p>
      <text:p text:style-name="quote.l"><text:span text:style-name="T5420">Bellua nonne vides? nonne sentis bellua</text:span>? clamas:</text:p>
      <text:p text:style-name="P5421">Illecebrosa procul laudantis mella Suadae:</text:p>
      <text:p text:style-name="P5422">Vox inflata placet, rauco pene aemula cornu. </text:p>
      <text:p text:style-name="bibl">P. J. Lucas, Actio Oratoris, lib.<text:s/><text:span text:style-name="T5423">II<text:s/></text:span></text:p>
      <text:p text:style-name="p"><text:span text:style-name="anchor">[testo_Sez.</text:span><text:span text:style-name="anchor">IV.2.2.6]<text:s/></text:span><text:span text:style-name="T5424">Ma gli eunuchi non possono eseguire sì fatti precetti.<text:s/></text:span><text:span text:style-name="T5425">Essi mentre vogliono comandare, adirarsi o ripigliare, mandano fuori una voce femminile, che in quell</text:span><text:span text:style-name="T5426">’</text:span><text:span text:style-name="T5427">incontro muove non a timore, ma a riso. Una tal voce ben conviene al sesso delle donne, il quale, perché inerme, ottenne una voce molle e delicata, comoda alle lusinghe, a</text:span><text:span text:style-name="T5428">’</text:span><text:span text:style-name="T5429"><text:s/>vezzi, alle preghiere, le sole armi di chi non ha in mano il dominio e la forza. Ma il sesso destinato a comandare sortì una voce piena, autorevole, maestosa, propria a sottomettere gli animi, propria a ordinare, riprendere, rampognare. Ora il teatro sovverte questo bell</text:span><text:span text:style-name="T5430">’</text:span><text:span text:style-name="T5431">ordine; e gli alessandri, gli scipioni, i cesari delle nostre scene dispongono del destin della terra con una voce che muove invidia nelle italiane fanciulle. E non sarà questa riputata una grave improprietà, una intollerabile inverisimiglianza? So che molti non saran per entrare in queste avviso, e che avranno per rovinato lo spettacolo, se se ne<text:s/></text:span><text:soft-page-break/><text:span text:style-name="T5432">allontanino gli eunuchi. Ma se costoro credono che si possa trovar piacere dov</text:span><text:span text:style-name="T5433">’</text:span><text:span text:style-name="T5434">è inverisimiglianza, io, ciò nulla ostante, ho per fermo che l</text:span><text:span text:style-name="T5435">’</text:span><text:span text:style-name="T5436">Italia non ha sì presto dimenticato un Buzzoleni, un Fabri, un Babbi, e tanti altri eccellenti tenori, i quali riscossero sulle scene quegli applausi, che forse non ebbe mai alcuno de</text:span><text:span text:style-name="T5437">’</text:span><text:span text:style-name="T5438"><text:s/>nostri soprani, e che certamente furono più ragionevoli, e più meritati che non quelli dati a costoro. Non vo</text:span><text:span text:style-name="T5439">’</text:span><text:span text:style-name="T5440"><text:s/>mettere in considerazione il danno che l</text:span><text:span text:style-name="T5441">’</text:span><text:span text:style-name="T5442">evirazione cagiona allo stato, l</text:span><text:span text:style-name="T5443">’</text:span><text:span text:style-name="T5444">oltraggio ch</text:span><text:span text:style-name="T5445">’</text:span><text:span text:style-name="T5446">ella reca all</text:span><text:span text:style-name="T5447">’</text:span><text:span text:style-name="T5448">umanità, l</text:span><text:span text:style-name="T5449">’</text:span><text:span text:style-name="T5450">ingiustizia che commette verso tanti infelici, de</text:span><text:span text:style-name="T5451">’</text:span><text:span text:style-name="T5452"><text:s/>quali, riuscendo appena uno tra cento, gli altri vengono abbandonati a una obbrobriosa miseria. Non sono tali considerazioni da questo luogo. Altro qui non si vuol rilevare, che l</text:span><text:span text:style-name="T5453">’</text:span><text:span text:style-name="T5454">inverisimile, che nasce dall</text:span><text:span text:style-name="T5455">’</text:span><text:span text:style-name="T5456">addossare ad eunuchi parti da uomo: essi al più possono essere impiegati a rappresentar donne.</text:span></text:p>
      <text:p text:style-name="p"><text:span text:style-name="anchor">[testo_Sez.</text:span><text:span text:style-name="anchor">IV.2.2.7]<text:s/></text:span><text:span text:style-name="T5457">E fin qui basti della pronunziazione propria dell</text:span><text:span text:style-name="T5458">’</text:span><text:span text:style-name="T5459">opera in musica.<text:s/></text:span><text:span text:style-name="T5460">Possono ancora gli attori trarre del vantaggio da</text:span><text:span text:style-name="T5461">’</text:span><text:span text:style-name="T5462"><text:s/>libri che quest</text:span><text:span text:style-name="T5463">’</text:span><text:span text:style-name="T5464">arte particolarmente insegnarono</text:span><text:span text:style-name="Appelnotedebasdep."><text:note text:note-class="footnote" text:id="_ftn83"><text:note-citation>84</text:note-citation><text:note-body><text:p text:style-name="Notedebasdepage"><text:s/>Gli antichi retori, ed alcuni ancora tra’<text:s/>moderni, lasciarono su tal materia degli eccellenti ricordi. Ma oltre a ciò alcuni autori si restrinsero unicamente alla pronunziazione. Tra questi il Riccoboni scrisse un picciol libro intitolato<text:s/><text:span text:style-name="T5465">Pensées sur la déclamation</text:span>, 8°, Paris, 1738. Il le Brun, valente pittor francese, due altri ne scrisse ; il primo è il trattato<text:s/><text:span text:style-name="T5466">De la phisionomie</text:span>, l’altro<text:s/><text:span text:style-name="T5467">Le caractère des passions</text:span>. Il Dinouart compose ancora un dotto libro che ha per titolo<text:s/><text:span text:style-name="T5468">L</text:span><text:span text:style-name="T5469">’</text:span><text:span text:style-name="T5470">eloquence du corps et l</text:span><text:span text:style-name="T5471">’</text:span><text:span text:style-name="T5472">action du prédicateur</text:span>, 12°, Paris. Abbiamo inoltre i due poemi, l’uno latino del seguente titolo:<text:s/><text:span text:style-name="T5473">Actio oratoris, seu de gestu et voce libri duo, auctore</text:span><text:s/>Joanne Lucas, Societatis Jesu sacerdote, l’altro francese:<text:s/><text:span text:style-name="T5474">Sur les mauvais gestes</text:span>, par le P. Sanlècque, chanoine regulier de Sainte<text:s/>Geneviève, che non senza discapito delle lettere fu dall’autore lasciato imperfetto.<text:s/></text:p></text:note-body></text:note></text:span><text:span text:style-name="T5475">. È però la pronunziazione una di quelle facultà, che non si può appieno insegnare in iscritto</text:span><text:span text:style-name="Appelnotedebasdep."><text:note text:note-class="footnote" text:id="_ftn84"><text:note-citation>85</text:note-citation><text:note-body><text:p text:style-name="Notedebasdepage"><text:s/><text:span text:style-name="quote.c">«Non sum nescius quantum susceperim negotii, qui motus corporis exprimere verbis et imitari scriptura conatus sim voces. Verum nec hoc confisus sum posse fieri ut de his rebus satis commode scribi posset, nec, si id fieri non posset, hoc quod feci fore inutile putabam : propterea quod hic admonere voluimus quod oporteret, reliqua trademus exercitationi»</text:span>.<text:s/><text:span text:style-name="T5476">Ad Heren.</text:span>, lib. III.</text:p></text:note-body></text:note></text:span><text:span text:style-name="T5477">. Perciò, dopo avere esposto i primi rudimenti di questi arte, entriamo nel capo seguente ad additare agli attori altri mezzi, che menar possono all</text:span><text:span text:style-name="T5478">’</text:span><text:span text:style-name="T5479">acquisto di questa pronunziazione che al nostro spettacolo conviene.</text:span></text:p>
      <text:h text:style-name="Titre3" text:outline-level="3">Cap. III.<text:s/><text:line-break/>De’<text:s/>mezzi d’acquistare la bella pronunziazione</text:h>
      <text:p text:style-name="p"><text:span text:style-name="anchor">[testo_Sez.</text:span><text:span text:style-name="anchor">IV.3.0.1]<text:s/></text:span><text:span text:style-name="T5480">Il primo mezzo, e per avventura il più efficace, si è l</text:span><text:span text:style-name="T5481">’</text:span><text:span text:style-name="T5482">esame del proprio temperamento.<text:s/></text:span><text:span text:style-name="T5483">Tutti gli uomini, siccome nelle sembianze, così differiscono ancora nel parlare e nel gestire. Ciascuno ha in ciò una maniera sua propria, la quale, ove sia giudiziosamente adoperata, è sempre più bella di qualunque studiata e artifiziosa<text:s/></text:span><text:soft-page-break/><text:span text:style-name="T5484">pronunziazione.<text:s/></text:span><text:span text:style-name="T5485">Più delle copiate vagliono le grazie originali; e chi trascura di coltivarle rimarrà sempre tra lo stuolo servile degl</text:span><text:span text:style-name="T5486">’</text:span><text:span text:style-name="T5487">imitatori</text:span><text:span text:style-name="T5488"><text:note text:note-class="footnote" text:id="_ftn85"><text:note-citation>86</text:note-citation><text:note-body><text:p text:style-name="Notedebasdepage"><text:s/><text:span text:style-name="quote.c">«O imitatores servum pecus»</text:span>. Oraz., lib. I,<text:s/><text:span text:style-name="T5489">Epist</text:span>. XIX.</text:p></text:note-body></text:note></text:span><text:span text:style-name="T5490">.</text:span></text:p>
      <text:p text:style-name="p"><text:span text:style-name="anchor">[testo_Sez.</text:span><text:span text:style-name="anchor">IV.3.0.2]<text:s/></text:span><text:span text:style-name="T5491">Non già ch</text:span><text:span text:style-name="T5492">’</text:span><text:span text:style-name="T5493">io disapprovi l</text:span><text:span text:style-name="T5494">’</text:span><text:span text:style-name="T5495">imitazione, quando vada unita alla coltura delle grazie naturali.<text:s/></text:span><text:span text:style-name="T5496">Anzi, l</text:span><text:span text:style-name="T5497">’</text:span><text:span text:style-name="T5498">imitazione de</text:span><text:span text:style-name="T5499">’</text:span><text:span text:style-name="T5500"><text:s/>grandi attori è un mezzo efficacissimo di giugnere alla bella pronunziazione: nulla essendo tanto naturale agli uomini, quanto il contraffare quelle maniere di parlare e di gestire, che osservano in altrui. Così Eroe a</text:span><text:span text:style-name="T5501">’</text:span><text:span text:style-name="T5502"><text:s/>tempi di Cicerone divenne eccellente, imitando Roscio.<text:s/></text:span><text:span text:style-name="T5503">Così Baron, il degno discepolo di Molière, si rendé celebre imitando questo Roscio francese.<text:s/></text:span><text:span text:style-name="T5504">Ma però l</text:span><text:span text:style-name="T5505">’</text:span><text:span text:style-name="T5506">Imitazione mestieri di non picciolo discernimento, per non imitare anche i difetti: ne</text:span><text:span text:style-name="T5507">’</text:span><text:span text:style-name="T5508"><text:s/>grandi uomini non tutto è grande.</text:span></text:p>
      <text:p text:style-name="p">[Sez.IV.3.0.3]<text:s/><text:span text:style-name="T5509">Le opere di scultura e di pittura somministreranno a un attore intelligente un altro secondo mezzo.<text:s/></text:span><text:span text:style-name="T5510">I modelli che offrono agli occhi di lui queste due belle arti, sono per lo più perfettissimi, come quelli che presentano i gesti più energici e più nobili.<text:s/></text:span><text:span text:style-name="T5511">Mercecché, non potendo l</text:span><text:span text:style-name="T5512">’</text:span><text:span text:style-name="T5513">artista dare che un solo gesto alla sua figura, egli fa consistere la sua principale attenzione in isceglier quello che meglio esprima la passione dell</text:span><text:span text:style-name="T5514">’</text:span><text:span text:style-name="T5515">eroe della sua opera, e che, secondo il precetto dell</text:span><text:span text:style-name="T5516">’</text:span><text:span text:style-name="T5517">Albani</text:span><text:span text:style-name="T5518"><text:note text:note-class="footnote" text:id="_ftn86"><text:note-citation>87</text:note-citation><text:note-body><text:p text:style-name="Notedebasdepage"><text:s/>In una sua lettera inserita nella vita che di lui scrisse il Malvasia, nella p. 4 della<text:s/><text:span text:style-name="T5519">Felsina pittrice</text:span>.</text:p></text:note-body></text:note></text:span><text:span text:style-name="T5520">, spieghi non solo ciò che il personaggio allora fa, ma quello ancora che ha fatto, e quello ch</text:span><text:span text:style-name="T5521">’</text:span><text:span text:style-name="T5522">è per fare.<text:s/></text:span><text:span text:style-name="T5523">E quest</text:span><text:span text:style-name="T5524">’</text:span><text:span text:style-name="T5525">unico gesto è talora sì felicemente assortito, che la sua impressione scende fino al più profondo e al più sereno dell</text:span><text:span text:style-name="T5526">’</text:span><text:span text:style-name="T5527">animo.<text:s/></text:span><text:span text:style-name="T5528">Chassé, il migliore attore che oggi fiorisca in Francia, deve la sua bella pronunziazione a</text:span><text:span text:style-name="T5529">’</text:span><text:span text:style-name="T5530"><text:s/>gran modelli di pittura e di scultura, da lui con diligenza esaminati</text:span><text:span text:style-name="Appelnotedebasdep."><text:note text:note-class="footnote" text:id="_ftn87"><text:note-citation>88</text:note-citation><text:note-body><text:p text:style-name="Notedebasdepage"><text:s/>V.<text:s/><text:span text:style-name="T5531">L</text:span><text:span text:style-name="T5532">’</text:span><text:span text:style-name="T5533">Encyclopédie</text:span>, art. Déclamation.</text:p></text:note-body></text:note></text:span><text:span text:style-name="T5534">.</text:span></text:p>
      <text:p text:style-name="p">[Sez.IV.3.0.4]<text:s/><text:span text:style-name="T5535">Che non imparerà dunque un attore intelligente da que</text:span><text:span text:style-name="T5536">’</text:span><text:span text:style-name="T5537"><text:s/>miracoli del greco scalpello che giunsero fino a noi, e dalle sculture di Michelagnolo, del Bernini, del Girardon, del Puget, e d</text:span><text:span text:style-name="T5538">’</text:span><text:span text:style-name="T5539">altri moderni emuli di Fidia e di Prassitele?<text:s/></text:span><text:span text:style-name="T5540">Inestimabili tesori serbano ancora per lui le opere di quelli tra</text:span><text:span text:style-name="T5541">’</text:span><text:span text:style-name="T5542"><text:s/>nostri pittori, che più nell</text:span><text:span text:style-name="T5543">’</text:span><text:span text:style-name="T5544">espression si distinsero, come son quelle della scuola romana, educata tra le opere degli antichi. Le pitture particolarmente del divin Raffaello vanno tant</text:span><text:span text:style-name="T5545">’</text:span><text:span text:style-name="T5546">oltre in questo genere, ch</text:span><text:span text:style-name="T5547">’</text:span><text:span text:style-name="T5548">io non so chi vi sia che gliene possa contendere il primato. Ma per opposto la scuola veneziana, la lombarda e la fiaminga, perdute dietro essa vivacità del colorito, spesso trascurarono l</text:span><text:span text:style-name="T5549">’</text:span><text:span text:style-name="T5550">espressione: ond</text:span><text:span text:style-name="T5551">’</text:span><text:span text:style-name="T5552">esse non vanno inconsideratamente prese per modelli d</text:span><text:span text:style-name="T5553">’</text:span><text:span text:style-name="T5554">una nobile pronunziazione.</text:span></text:p>
      <text:soft-page-break/>
      <text:p text:style-name="p">[Sez.IV.3.0.5]<text:s/><text:span text:style-name="T5555">Ciò che la scultura, e la pittura offerisce agli occhi nostri, la storia e la poesia offeriscano alla nostra immaginativa; e però la lettura degli storici e de</text:span><text:span text:style-name="T5556">’</text:span><text:span text:style-name="T5557"><text:s/>poeti può ancora giovar molto a un attore.</text:span></text:p>
      <text:p text:style-name="p">[Sez.IV.3.0.6]<text:s/><text:span text:style-name="T5558">Ma la sorgente più feconda per lui sarà il commercio del mondo, teatro d</text:span><text:span text:style-name="T5559">’</text:span><text:span text:style-name="T5560">ogni passione e d</text:span><text:span text:style-name="T5561">’</text:span><text:span text:style-name="T5562">ogni carattere.<text:s/></text:span><text:span text:style-name="T5563">Nondimeno, siccome pochi tra questi convengono alla tragica dignità, è necessario che l</text:span><text:span text:style-name="T5564">’</text:span><text:span text:style-name="T5565">attore prenda di mira particolarmente i personaggi d</text:span><text:span text:style-name="T5566">’</text:span><text:span text:style-name="T5567">alto affare. Il mentovato Baron solea dire, che un attore dovrebbe essere stato allevato sulle ginocchia delle regine.</text:span></text:p>
      <text:p text:style-name="p">[Sez.IV.3.0.7]<text:s/><text:span text:style-name="T5568">Dappoi che l</text:span><text:span text:style-name="T5569">’</text:span><text:span text:style-name="T5570">attore avrà procurato di derivare da questi fonti la bella e l</text:span><text:span text:style-name="T5571">’</text:span><text:span text:style-name="T5572">eloquente pronunziazione, egli dovrà esaminare se vi sia ben riuscito, e in queste esame non fidarsi che de</text:span><text:span text:style-name="T5573">’</text:span><text:span text:style-name="T5574"><text:s/>propri occhi e nel consiglio d</text:span><text:span text:style-name="T5575">’</text:span><text:span text:style-name="T5576">un ampio specchio.<text:s/></text:span><text:span text:style-name="T5577">Queste fu il maestro di Demostene. Coll</text:span><text:span text:style-name="T5578">’</text:span><text:span text:style-name="T5579">aiuto d</text:span><text:span text:style-name="T5580">’</text:span><text:span text:style-name="T5581">uno specchio quel principe degli oratori apprese a imitare i gran modelli ed a perfezionare le sue naturali disposizioni.</text:span></text:p>
      <text:p text:style-name="p"><text:span text:style-name="anchor">[testo_Sez.</text:span><text:span text:style-name="anchor">IV.3.0.8]<text:s/></text:span><text:span text:style-name="T5582">Perché poi adatti elegantemente alla sua parte una pronunziazion così fatta, due condizioni si richieggono in un attore.<text:s/></text:span><text:span text:style-name="T5583">La prima si è, che la sua immaginazione vesta bene il personaggio, che rappresenta. Qualora un attore abbia presente la condizione del suo personaggio, e le differenti situazioni per le quali passa nel corso del dramma, egli darà alla sua pronunziazione quella proprietà, quel decoro, che non si può in conto alcuno apprendere da</text:span><text:span text:style-name="T5584">’</text:span><text:span text:style-name="T5585"><text:s/>precetti dell</text:span><text:span text:style-name="T5586">’</text:span><text:span text:style-name="T5587">arte</text:span><text:span text:style-name="Appelnotedebasdep."><text:note text:note-class="footnote" text:id="_ftn88"><text:note-citation>89</text:note-citation><text:note-body><text:p text:style-name="Notedebasdepage"><text:s/>«Roscium saepe audio dicere caput esse artis decere, tamen unum id esse quod tradi arte non possit«, Cic.,<text:s/><text:span text:style-name="T5588">De orat.</text:span>, lib.<text:s/>I.</text:p></text:note-body></text:note></text:span><text:span text:style-name="T5589">. Questo è il mezzo più efficace d</text:span><text:span text:style-name="T5590">’</text:span><text:span text:style-name="T5591">interessare gli spettatori. Entrando l</text:span><text:span text:style-name="T5592">’</text:span><text:span text:style-name="T5593">attore nella passione del personaggio che rappresenta, egli darà a questa il gesto e la voce che l</text:span><text:span text:style-name="T5594">’</text:span><text:span text:style-name="T5595">è dovuta; e mettendo sotto gli occhi nostri i segni del dolore, del timore, dell</text:span><text:span text:style-name="T5596">’</text:span><text:span text:style-name="T5597">ira, sarà sicuro d</text:span><text:span text:style-name="T5598">’</text:span><text:span text:style-name="T5599">attristare</text:span><text:span text:style-name="Appelnotedebasdep."><text:note text:note-class="footnote" text:id="_ftn89"><text:note-citation>90</text:note-citation><text:note-body><text:p text:style-name="Notedebasdepage"><text:s/><text:span text:style-name="quote.c">«…Si vis me flere, dolendum est / primum ipsi tibi»</text:span>, Horat.,<text:s/><text:span text:style-name="T5600">Epist. ad Pison</text:span>.</text:p></text:note-body></text:note></text:span><text:span text:style-name="T5601">, d</text:span><text:span text:style-name="T5602">’</text:span><text:span text:style-name="T5603">atterrire</text:span><text:span text:style-name="Appelnotedebasdep."><text:note text:note-class="footnote" text:id="_ftn90"><text:note-citation>91</text:note-citation><text:note-body><text:p text:style-name="Notedebasdepage"><text:s/><text:span text:style-name="quote.c">«Territus terreo»</text:span><text:s/>S. August.</text:p></text:note-body></text:note></text:span><text:span text:style-name="T5604">, d</text:span><text:span text:style-name="T5605">’</text:span><text:span text:style-name="T5606">accendere a sdegno</text:span><text:span text:style-name="Appelnotedebasdep."><text:note text:note-class="footnote" text:id="_ftn91"><text:note-citation>92</text:note-citation><text:note-body><text:p text:style-name="Notedebasdepage"><text:s/><text:span text:style-name="quote.c">«Ardeat qui vult incendere»</text:span><text:s/>Cic.</text:p></text:note-body></text:note></text:span><text:span text:style-name="T5607"><text:s/>i circostanti. Gli animi umani sono come accordati in consonanza tra loro: non può uno mandar fuora il suo tuono, che tutti gli altri non si mettano in movimento.</text:span></text:p>
      <text:p text:style-name="p"><text:span text:style-name="anchor">[testo_Sez.</text:span><text:span text:style-name="anchor">IV.3.0.9]<text:s/></text:span><text:span text:style-name="T5608">La seconda condiziona si è che l</text:span><text:span text:style-name="T5609">’</text:span><text:span text:style-name="T5610">attore abbia bene impressa in mente la parte sua.<text:s/></text:span><text:span text:style-name="T5611">Quando egli vada col pensiero sempre innanzi alle suo parole, adatterà a queste una naturale e spedita pronunziazione, prevedendo sempre qual voce e qual gesto dimandi il sentimento ch</text:span><text:span text:style-name="T5612">’</text:span><text:span text:style-name="T5613">è par proferire. Par opposto, chi non sa a quante sconvenevolezze induca una memoria infedele? Gli occhi si stralunano, la persona si<text:s/></text:span><text:soft-page-break/><text:span text:style-name="T5614">dibatte, il volto, si smarrisce, la voce è incerta e vacillante. Interrogato il Bourdaloue a quale de</text:span><text:span text:style-name="T5615">’</text:span><text:span text:style-name="T5616"><text:s/>suoi sermoni egli desse la preferenza – A quello che ho meglio a memoria - rispose il grande oratore</text:span><text:span text:style-name="Appelnotedebasdep."><text:note text:note-class="footnote" text:id="_ftn92"><text:note-citation>93</text:note-citation><text:note-body><text:p text:style-name="Notedebasdepage"><text:span text:style-name="T5617"><text:s/></text:span>Dinouart,<text:s/><text:span text:style-name="T5618">L</text:span><text:span text:style-name="T5619">’</text:span><text:span text:style-name="T5620">éloquence du corps</text:span>, cap. III.</text:p></text:note-body></text:note></text:span><text:span text:style-name="T5621">.</text:span></text:p>
      <text:h text:style-name="Titre2" text:outline-level="2">Sezione V.<text:s/><text:line-break/>Della decorazione dell’opera in musica</text:h>
      <text:p text:style-name="p">[Sez.V.0.0.1]<text:s/><text:span text:style-name="T5622">Esercitati che sieno gli attori a pronunziare con dignità il melodramma, si vuole par ultimo che il luogo dell</text:span><text:span text:style-name="T5623">’</text:span><text:span text:style-name="T5624">azione sia convenientemente decorato.<text:s/></text:span><text:span text:style-name="T5625">È la decorazione l</text:span><text:span text:style-name="T5626">’</text:span><text:span text:style-name="T5627">arte d</text:span><text:span text:style-name="T5628">’</text:span><text:span text:style-name="T5629">abbellire e rendere verisimile all</text:span><text:span text:style-name="T5630">’</text:span><text:span text:style-name="T5631">occhio il luogo dell</text:span><text:span text:style-name="T5632">’</text:span><text:span text:style-name="T5633">azione. Essa regola il vestimento, le scene, le macchine, e la struttura medesima del teatro.</text:span></text:p>
      <text:h text:style-name="Titre3" text:outline-level="3">Cap. I.<text:s/><text:line-break/>Del vestimento degli attori dell’opera in musica</text:h>
      <text:p text:style-name="p">[Sez.V.1.0.1]<text:s/><text:span text:style-name="T5634">All</text:span><text:span text:style-name="T5635">’</text:span><text:span text:style-name="T5636">inventore degli abiti è conceduta maggior libertà, che non agli altri artisti dell</text:span><text:span text:style-name="T5637">’</text:span><text:span text:style-name="T5638">opera in musica.<text:s/></text:span><text:span text:style-name="T5639">Nel vestire un personaggio greco o romano, egli noti dee così scrupolosamente seguire quella maniera di vestire usata dalle mentovate nazioni, come ce la rappresentano gli scrittori delle costumanze greche o romane, e i monumenti che ne rimangono delle medesime: da che que</text:span><text:span text:style-name="T5640">’</text:span><text:span text:style-name="T5641"><text:s/>buon uomini vestivano sì positivo, che le</text:span><text:span text:style-name="T5642">’</text:span><text:span text:style-name="T5643"><text:s/>loro fogge non potrebbero ammettere la vaghezza, che si richiede negli abbigliamenti delle opere musicali.</text:span></text:p>
      <text:p text:style-name="p">[Sez.V.1.0.2]<text:s/><text:span text:style-name="T5644">Ma per evitare questo inconveniente egli si guardi d</text:span><text:span text:style-name="T5645">’</text:span><text:span text:style-name="T5646">incorrere in quell</text:span><text:span text:style-name="T5647">’</text:span><text:span text:style-name="T5648">altro più biasimevole ancora, di adoperare le mode d</text:span><text:span text:style-name="T5649">’</text:span><text:span text:style-name="T5650">oggidì.<text:s/></text:span><text:span text:style-name="T5651">Talvolta per difetto d</text:span><text:span text:style-name="T5652">’</text:span><text:span text:style-name="T5653">invenzione una Fedra, o un Ippolito compariscono in teatro senza la menoma traccia di caratteristico vestimento, e sì sembrano due signorini sbarcati pure allora di Parigi, che gli spettatori non si possono contenere di dar loro del ben venuto.</text:span></text:p>
      <text:p text:style-name="p"><text:span text:style-name="anchor">[testo_Sez.</text:span><text:span text:style-name="anchor">V.1.0.3]<text:s/></text:span><text:span text:style-name="T5654">Adunque l</text:span><text:span text:style-name="T5655">’</text:span><text:span text:style-name="T5656">inventore degli abiti si tenga egualmente lontano da questi due scogli.<text:s/></text:span><text:span text:style-name="T5657">L</text:span><text:span text:style-name="T5658">’</text:span><text:span text:style-name="T5659">abito del suo personaggio conservi sempre qualche aria, qualche che traccia del vestire adoperato dalla costui nazione, onde chi sia inteso degli usi di quella, ve gli possa discernere, e confessi l</text:span><text:span text:style-name="T5660">’</text:span><text:span text:style-name="T5661">abito rassomiglare a quello della nazione, del tempo e della condizione del personaggio drammatico. Ma il resto del vestimento va supplito con invenzioni vaghe e bizzarre. Queste giunte dell</text:span><text:span text:style-name="T5662">’</text:span><text:span text:style-name="T5663">inventiva dell</text:span><text:span text:style-name="T5664">’</text:span><text:span text:style-name="T5665">artista passeranno anch</text:span><text:span text:style-name="T5666">’</text:span><text:span text:style-name="T5667">esse per antiche fogge. Ma perché egli conseguisca sì fatto intento, conviene, siccome si è detto, ch</text:span><text:span text:style-name="T5668">’</text:span><text:span text:style-name="T5669">elle non sentano delle mode correnti; e tanto maggior<text:s/></text:span><text:soft-page-break/><text:span text:style-name="T5670">lode acquisterà l</text:span><text:span text:style-name="T5671">’</text:span><text:span text:style-name="T5672">inventore, quanto più esattamente eviterà queste mode anche nelle minuzie, affinché il popolo, sempre inclinato a motteggiare e a sfatare, non dimandi (come pur troppo suole) se anche allora usavano i manichini e le cravatte d</text:span><text:span text:style-name="T5673">’</text:span><text:span text:style-name="T5674">oggidì, e (ch</text:span><text:span text:style-name="T5675">’</text:span><text:span text:style-name="T5676">è più leggiadra a vedere) le croci pendenti dalla gola delle donne. Così ancora qualche volta una cantatrice godrà di vestire un abito capriccioso quanto si voglia, e non mai veduto, ma quanto alla pettinatura ella non può soffrire bizzarria né invenzione, vuol essere pettinata come usano allora le nostre dame: anacronismo in vestitura, simile a quello che in pittura commise il Tintoretto, armando di fucili i Giudei in un suggetto di sacra storia.</text:span></text:p>
      <text:p text:style-name="p"><text:span text:style-name="anchor">[testo_Sez.</text:span><text:span text:style-name="anchor">V.1.0.4]<text:s/></text:span><text:span text:style-name="T5677">Insomma l</text:span><text:span text:style-name="T5678">’</text:span><text:span text:style-name="T5679">inventore degli abiti imiterà lo stile de</text:span><text:span text:style-name="T5680">’</text:span><text:span text:style-name="T5681"><text:s/>ritrattisti, che conservando i principali lineamenti della persona che ritraggono, gli abbelliscono con altri non appartenenti a persona che viva, ma nati nella lor fantasia; e sì ne compongono il ritratto, che chi lo vede riconosca l</text:span><text:span text:style-name="T5682">’</text:span><text:span text:style-name="T5683">originale, ma si maravigli come abbia fatto il pittore a render bello chi realmente non è tale. Per questa via giunse il Tribolo</text:span><text:span text:style-name="Appelnotedebasdep."><text:note text:note-class="footnote" text:id="_ftn93"><text:note-citation>94</text:note-citation><text:note-body><text:p text:style-name="Notedebasdepage"><text:span text:style-name="T5684"><text:s/></text:span><text:span text:style-name="T5685">Vita del Tribolo</text:span><text:span text:style-name="T5686">.</text:span></text:p></text:note-body></text:note></text:span><text:span text:style-name="T5687"><text:s/>all</text:span><text:span text:style-name="T5688">’</text:span><text:span text:style-name="T5689">immortalità, felicissimo, come dice il Vasari, nelle invenzioni delle vesti, de</text:span><text:span text:style-name="T5690">’</text:span><text:span text:style-name="T5691"><text:s/>calzari, delle acconciature di capo, e di altri abbigliamenti; e per questa vi giunsero ancora il Frigeri, i due Canziani, e il Boquet, il quale de</text:span><text:span text:style-name="T5692">’</text:span><text:span text:style-name="T5693"><text:s/>nostri dì si ha tanta gloria acquistata oltremonti colla sua fertile e graziose fantasia.</text:span></text:p>
      <text:p text:style-name="p">[Sez.V.1.0.5]<text:s/><text:span text:style-name="T5694">Inventato il modo dell</text:span><text:span text:style-name="T5695">’</text:span><text:span text:style-name="T5696">abito, dee l</text:span><text:span text:style-name="T5697">’</text:span><text:span text:style-name="T5698">artefice porre attenzione alla scelta del colore, per soddisfare all</text:span><text:span text:style-name="T5699">’</text:span><text:span text:style-name="T5700">estetico dell</text:span><text:span text:style-name="T5701">’</text:span><text:span text:style-name="T5702">arte sua.<text:s/></text:span><text:span text:style-name="T5703">Il colore degli abiti vuol essere diverso da quello della scena, ma sì che facciano insieme armonia. Se la scena è d</text:span><text:span text:style-name="T5704">’</text:span><text:span text:style-name="T5705">un colorito dilavato e tranquillo, i vestimenti saranno d</text:span><text:span text:style-name="T5706">’</text:span><text:span text:style-name="T5707">una tinta vivace e brillanti d</text:span><text:span text:style-name="T5708">’</text:span><text:span text:style-name="T5709">oro e d</text:span><text:span text:style-name="T5710">’</text:span><text:span text:style-name="T5711">argento. Ma se la scena sarà di color gagliardo e carico, le vesti dimandano una tintura sfumata e schietta, e<text:s/></text:span><text:span text:style-name="T5712">‘</text:span><text:span text:style-name="T5713">l loro ornamento non sarà l</text:span><text:span text:style-name="T5714">’</text:span><text:span text:style-name="T5715">argento e l</text:span><text:span text:style-name="T5716">’</text:span><text:span text:style-name="T5717">oro, ma la gentilezza e<text:s/></text:span><text:span text:style-name="T5718">‘</text:span><text:span text:style-name="T5719">l costume. Ove l</text:span><text:span text:style-name="T5720">’</text:span><text:span text:style-name="T5721">abito non differisca dalla scena nel colore, o differisca solo nel grado di densità, languirà l</text:span><text:span text:style-name="T5722">’</text:span><text:span text:style-name="T5723">uno e l</text:span><text:span text:style-name="T5724">’</text:span><text:span text:style-name="T5725">altra, e cadranno in quel genere di pittura che i maestri chiamano chiaroscuro, genere monotono e freddo. L</text:span><text:span text:style-name="T5726">’</text:span><text:span text:style-name="T5727">occhio perderà di vista i personaggi, subito che questi cesseranno di muoversi. Quanto è poi all</text:span><text:span text:style-name="T5728">’</text:span><text:span text:style-name="T5729">armonia, che dee risultare da</text:span><text:span text:style-name="T5730">’</text:span><text:span text:style-name="T5731"><text:s/>colori degli abiti e delle scene, è già troppo noto che i colori hanno tra loro quel medesimo rapporto che passa fra</text:span><text:span text:style-name="T5732">’</text:span><text:span text:style-name="T5733"><text:s/>tuoni d</text:span><text:span text:style-name="T5734">’</text:span><text:span text:style-name="T5735">uno stromento. Se nella composizione degli abiti non sarà consultato sì fatto rapporto, questi e le scene si pregiudicheranno<text:s/></text:span><text:soft-page-break/><text:span text:style-name="T5736">scambievolmente, e l</text:span><text:span text:style-name="T5737">’</text:span><text:span text:style-name="T5738">occhio ne rileverà quel dolore che pruova l</text:span><text:span text:style-name="T5739">’</text:span><text:span text:style-name="T5740">orecchio in una dissonanza.</text:span></text:p>
      <text:p text:style-name="p"><text:span text:style-name="anchor">[testo_Sez.</text:span><text:span text:style-name="anchor">V.1.0.6]<text:s/></text:span><text:span text:style-name="T5741">Talvolta né pur basta che l</text:span><text:span text:style-name="T5742">’</text:span><text:span text:style-name="T5743">artefice abbia felicemente scelto il colore degli abiti, s</text:span><text:span text:style-name="T5744">’</text:span><text:span text:style-name="T5745">egli non bada in oltre a degradarlo, quando i personaggi fanno anch</text:span><text:span text:style-name="T5746">’</text:span><text:span text:style-name="T5747">essi parte della decorazione, nel quale caso non tutti egualmente si accostano agli spettatori, ma restano in differenti siti sul proscenio</text:span><text:span text:style-name="Appelnotedebasdep."><text:note text:note-class="footnote" text:id="_ftn94"><text:note-citation>95</text:note-citation><text:note-body><text:p text:style-name="Notedebasdepage"><text:s/>Noverre,<text:s/><text:span text:style-name="T5748">Lettre sur la danse et les ballets</text:span>.</text:p></text:note-body></text:note></text:span><text:span text:style-name="T5749">.<text:s/></text:span><text:span text:style-name="T5750">Una legge della visione, osservata esattamente dalla pittura, si è che quanto più un oggetto s</text:span><text:span text:style-name="T5751">’</text:span><text:span text:style-name="T5752">allontana, tanto più il suo colore ammortisce. Contro la qual legge se pecca l</text:span><text:span text:style-name="T5753">’</text:span><text:span text:style-name="T5754">inventore degli abiti, mettendo addosso a un personaggio lontano colori d</text:span><text:span text:style-name="T5755">’</text:span><text:span text:style-name="T5756">una vivacità eguale a quella che si vede addosso a</text:span><text:span text:style-name="T5757">’</text:span><text:span text:style-name="T5758"><text:s/>vicini, que</text:span><text:span text:style-name="T5759">’</text:span><text:span text:style-name="T5760"><text:s/>personaggi compariranno vicini anch</text:span><text:span text:style-name="T5761">’</text:span><text:span text:style-name="T5762">essi, a dispetto ed a biasimo dell</text:span><text:span text:style-name="T5763">’</text:span><text:span text:style-name="T5764">artista.</text:span></text:p>
      <text:p text:style-name="p">[Sez.V.1.0.7]<text:s/><text:span text:style-name="T5765">Ad aiutar l</text:span><text:span text:style-name="T5766">’</text:span><text:span text:style-name="T5767">inventiva di lui gioverà non poco un festevole carnevale colla varietà delle sue maschere, ma soprattutto la considerazione delle buone opere di statuaria e di pittura, e particolarmente le statue e le pitture antiche, o, se moderne, di straniere persone, e nate in paesi o in tempi che non erano adottate le nostre fogge.</text:span></text:p>
      <text:h text:style-name="Titre3" text:outline-level="3">Cap. II.<text:s/><text:line-break/>Della scena dell’opera in musica</text:h>
      <text:h text:style-name="Titre4" text:outline-level="4">§. I. Della vastità della scena</text:h>
      <text:p text:style-name="p"><text:span text:style-name="anchor">[testo_Sez.</text:span><text:span text:style-name="anchor">V.2.1.1]<text:s/></text:span><text:span text:style-name="T5768">Del Peruzzi, valente pittore e architetto senese, narra l</text:span><text:span text:style-name="T5769">’</text:span><text:span text:style-name="T5770">Ugurgieri</text:span><text:span text:style-name="Appelnotedebasdep."><text:note text:note-class="footnote" text:id="_ftn95"><text:note-citation>96</text:note-citation><text:note-body><text:p text:style-name="Notedebasdepage"><text:span text:style-name="T5771"><text:s/></text:span><text:span text:style-name="T5772">Ugurgieri Pompe senesi</text:span>.</text:p></text:note-body></text:note></text:span><text:span text:style-name="T5773"><text:s/>e<text:s/></text:span><text:span text:style-name="T5774">‘</text:span><text:span text:style-name="T5775">l Vasari</text:span><text:span text:style-name="Appelnotedebasdep."><text:note text:note-class="footnote" text:id="_ftn96"><text:note-citation>97</text:note-citation><text:note-body><text:p text:style-name="Notedebasdepage"><text:span text:style-name="T5776"><text:s/></text:span><text:span text:style-name="T5777">Vita del Peruzzi</text:span>.</text:p></text:note-body></text:note></text:span><text:span text:style-name="T5778">, che nel far le scene alla<text:s/></text:span><text:span text:style-name="T5779">Calandria</text:span><text:span text:style-name="T5780"><text:s/>del Bibbiena fece comparire d</text:span><text:span text:style-name="T5781">’</text:span><text:span text:style-name="T5782">un</text:span><text:span text:style-name="T5783">’</text:span><text:span text:style-name="T5784">ampiezza maravigliosa quel picciol sito ch</text:span><text:span text:style-name="T5785">’</text:span><text:span text:style-name="T5786">esse occupavano, e i casamenti, le logge, le porte, le finestre, le cornici erano di sì bizzarra e stravagante invenzione, e sì nel tempo stesso comparivano vere, che con dolce inganno dilettavano gli occhi di tutti.<text:s/></text:span><text:span text:style-name="T5787">Da questo elogio del Peruzzi si possono dedurre le qualità che si hanno a trovare in una scena, le quali a tre si riducono, e sono vastità, novità e verisimiglianza.</text:span></text:p>
      <text:p text:style-name="p">[Sez.V.2.1.2]<text:s/><text:span text:style-name="T5788">La scena è il fondamento di quella piacevole illusione, onde lo spettatore è trasportato or al Campidoglio, or sulle rive del Nilo, né giardini di Ninive, o tra le tende dagli espugnatori di Troia.<text:s/></text:span><text:span text:style-name="T5789">A questa illusione contribuisce la scena, facendo unità col dramma; e unità non farà mai con questo quando le manchino le tre annoverate qualità.</text:span></text:p>
      <text:soft-page-break/>
      <text:p text:style-name="p"><text:span text:style-name="anchor">[testo_Sez.</text:span><text:span text:style-name="anchor">V.2.1.3]<text:s/></text:span><text:span text:style-name="T5790">Per principiare adunque dalla sua vastità, il dramma richiede che la scena ora presenti l</text:span><text:span text:style-name="T5791">’</text:span><text:span text:style-name="T5792">interno d</text:span><text:span text:style-name="T5793">’</text:span><text:span text:style-name="T5794">una reggia, ora un giardino, una piazza, una foresta ecc., tutte cose che esigono ben altro spazio che quello d</text:span><text:span text:style-name="T5795">’</text:span><text:span text:style-name="T5796">un proscenio, per grande che sia.<text:s/></text:span><text:span text:style-name="T5797">Dovrà perciò il pittore posseder bene li segreto di far apparir vasto ciò che in realtà non è tale. La prospettiva è la maestra di tal segreto. Il pittor delle scene deve addimesticarsi con questa scienza, e farne il suo maggior capitale. Ella nacque sulle scene</text:span><text:span text:style-name="Appelnotedebasdep."><text:note text:note-class="footnote" text:id="_ftn97"><text:note-citation>98</text:note-citation><text:note-body><text:p text:style-name="Notedebasdepage"><text:s/>Ciò si ritrae dal seguente luogo di Vitruvio:<text:s/><text:span text:style-name="quote.c">«Namque primum Agatharcus Athenis, Aeschylo docente, tragicam scenam fecit et de ea commentarium reliquit. Ex eo moniti Democritus et Anaxagoras de eadem scripserunt, quemadmodum oporteat ad aciem oculorum radiorumque extensionem certo loco centro constituto ad lineas ratione naturali respondere: uti de incerta re certae imagines aedificiorum in scenarum picturis redderent speciem, et quae in directis planisque frontibus sint figuratae, alia abscedentia, alia prominentia esse videantur»</text:span>. Lib. VII, Prooem.</text:p></text:note-body></text:note></text:span><text:span text:style-name="T5798">e merita un perpetuo dominio del paese natio, siccome il dimostrarono gl</text:span><text:span text:style-name="T5799">’</text:span><text:span text:style-name="T5800">Italiani, che in ogni tempo l</text:span><text:span text:style-name="T5801">’</text:span><text:span text:style-name="T5802">ebbero in pregio, e che non solo la renderon nota a tutte le più colte nazioni, ma via via di nuove bellezze l</text:span><text:span text:style-name="T5803">’</text:span><text:span text:style-name="T5804">ornarono, come ultimamente fece Ferdinando Galli Bibbiena colle scene vedute in angolo, di cui egli fu inventore</text:span><text:span text:style-name="Appelnotedebasdep."><text:note text:note-class="footnote" text:id="_ftn98"><text:note-citation>99</text:note-citation><text:note-body><text:p text:style-name="Notedebasdepage"><text:s/>Il modo di praticarle è insegnato da questo celebre professore in un suo libro intitolato<text:s/><text:span text:style-name="T5805">Direzioni della</text:span></text:p><text:p text:style-name="Notedebasdepage"><text:s/><text:span text:style-name="T5806">prospettiva teorica</text:span>, Bologna, 1753, XII.</text:p></text:note-body></text:note></text:span><text:span text:style-name="T5807">. Le quali scene (che vanno discretamente adoperate) danno ben altra vastità al luogo dell</text:span><text:span text:style-name="T5808">’</text:span><text:span text:style-name="T5809">azione, e ben altro diletto a vederle, che quegli stradoni o quelle gallerie che vanno sempre diritte al punto di mezzo, e che nulla lasciano a immaginare a chi guarda.</text:span></text:p>
      <text:p text:style-name="p">[Sez.V.2.1.4]<text:s/><text:span text:style-name="T5810">In fatto però di prospettiva procuri il pittore di destinare con diligenza le aperture, onde gli attori debbono uscire ed entrare, affinché la loro statura ben si accordi colla grandezza, e colla lontananza ch</text:span><text:span text:style-name="T5811">’</text:span><text:span text:style-name="T5812">egli assegna agli oggetti che compongono la scena; e sappia esser cosa quasi ordinaria alle persone del suo mestiere il dare in questo errore.<text:s/></text:span><text:span text:style-name="T5813">Vedrai talvolta uscire un personaggio da un luogo, dove le statue colossali che vi sono dipinte non gli arrivano al ginocchio, o dove un monte appena gli aggiugne alla spalla, ch</text:span><text:span text:style-name="T5814">’</text:span><text:span text:style-name="T5815">è ti par uno di que</text:span><text:span text:style-name="T5816">’</text:span><text:span text:style-name="T5817"><text:s/>giganti, i quali montagna sopra montagna davano la scalata all</text:span><text:span text:style-name="T5818">’</text:span><text:span text:style-name="T5819">Olimpo: noto essendo, che l</text:span><text:span text:style-name="T5820">’</text:span><text:span text:style-name="T5821">occhio giudica della grandezza dell</text:span><text:span text:style-name="T5822">’</text:span><text:span text:style-name="T5823">oggetto dalla grandezza delle cose circostanti, e dalla lontananza che mostra la serie delle cose poste tra sé e<text:s/></text:span><text:span text:style-name="T5824">‘</text:span><text:span text:style-name="T5825">l suo oggetto.</text:span></text:p>
      <text:p text:style-name="p">[Sez.V.2.1.5]<text:s/><text:span text:style-name="T5826">Ma per altra parte non dee il pittor delle scene troppo scrupolosamente seguire le regole della prospettiva, le quali non lascerebbero spazio bastante al passaggio degli attori, e molto meno alle comparse, a</text:span><text:span text:style-name="T5827">’</text:span><text:span text:style-name="T5828"><text:s/>carri, troni, sedie ecc. Ond</text:span><text:span text:style-name="T5829">’</text:span><text:span text:style-name="T5830">egli è costretto a declinare alquanto dal rigor di tai regole, anche perché le scene facciano buon effetto vedute da qualunque lito della platea, e de</text:span><text:span text:style-name="T5831">’</text:span><text:span text:style-name="T5832"><text:s/>palchetti.<text:s/></text:span><text:span text:style-name="T5833">Ma questa<text:s/></text:span><text:soft-page-break/><text:span text:style-name="T5834">declinazione ha d</text:span><text:span text:style-name="T5835">’</text:span><text:span text:style-name="T5836">uopo di molta circospezione, per non degenerare in rilassatezza, come fu quella d</text:span><text:span text:style-name="T5837">’</text:span><text:span text:style-name="T5838">alcuni pittori che nella prospettiva delle scene praticarono due punti di veduta: sconcezza intollerabile e indegna d</text:span><text:span text:style-name="T5839">’</text:span><text:span text:style-name="T5840">un pennello italiano. Quindi è che nella prospettiva non v</text:span><text:span text:style-name="T5841">’</text:span><text:span text:style-name="T5842">ha cosa più malagevole che quella delle scene, ad eseguir la quale non bastano le regole dell</text:span><text:span text:style-name="T5843">’</text:span><text:span text:style-name="T5844">arte, ma bisogna anche conoscere dove, e quanto è necessario di declinare dalle medesime. Il che non si può senza una lunga pratica, o senza una diligente osservazione della pratica de</text:span><text:span text:style-name="T5845">’</text:span><text:span text:style-name="T5846"><text:s/>migliori maestri.</text:span></text:p>
      <text:h text:style-name="Titre4" text:outline-level="4">§. II. Della verisimilitudine della scena</text:h>
      <text:p text:style-name="p">[Sez.V.2.2.1]<text:s/><text:span text:style-name="T5847">La verisimiglianza della scena induce lo spettatore a credere che il luogo ch</text:span><text:span text:style-name="T5848">’</text:span><text:span text:style-name="T5849">essa rappresenta è appunto il luogo dove si finge l</text:span><text:span text:style-name="T5850">’</text:span><text:span text:style-name="T5851">azione.<text:s/></text:span><text:span text:style-name="T5852">Questa verisimiglianza dipende del decoro della scena, e dall</text:span><text:span text:style-name="T5853">’</text:span><text:span text:style-name="T5854">esatta osservanza delle regole della prospettiva e dell</text:span><text:span text:style-name="T5855">’</text:span><text:span text:style-name="T5856">architettura.</text:span></text:p>
      <text:p text:style-name="p"><text:span text:style-name="anchor">[testo_Sez.</text:span><text:span text:style-name="anchor">V.2.2.2]<text:s/></text:span><text:span text:style-name="T5857">Il decoro si trova in una scena quando il disegno del luogo, e di tutte le parti che lo compongono o l</text:span><text:span text:style-name="T5858">’</text:span><text:span text:style-name="T5859">adornano, sono propri all</text:span><text:span text:style-name="T5860">’</text:span><text:span text:style-name="T5861">uffizio di quel luogo, propri esempigrazia d</text:span><text:span text:style-name="T5862">’</text:span><text:span text:style-name="T5863">un giardino o di una reggia, e conformi agli usi ed a</text:span><text:span text:style-name="T5864">’</text:span><text:span text:style-name="T5865"><text:s/>costumi del paese, in cui l</text:span><text:span text:style-name="T5866">’</text:span><text:span text:style-name="T5867">azione si finge, o almeno non non conforme alle costumanze moderne.<text:s/></text:span><text:span text:style-name="T5868">Quindi una galleria va caratterizzata in modo che non sia presa per un tempio, né una carcere senta di cantina.<text:s/></text:span><text:span text:style-name="T5869">Quindi ancora se la scena è in Egitto, l</text:span><text:span text:style-name="T5870">’</text:span><text:span text:style-name="T5871">architettura non sia gotica, gli arredi non paiano quelli che ci vengono d</text:span><text:span text:style-name="T5872">’</text:span><text:span text:style-name="T5873">Inghilterra, i ritratti e le statue non appartengano ad eroi, o a deità fenicie o caldee.<text:s/></text:span><text:span text:style-name="T5874">E se la scena è vaga ed incerta (e però incapace d</text:span><text:span text:style-name="T5875">’</text:span><text:span text:style-name="T5876">essere troppa caratterizzata, come quando rappresenta una campagna la quale tanto può trovarsi in Egitto, quanto in ogni altra parte del mondo), il pittore, se ama d</text:span><text:span text:style-name="T5877">’</text:span><text:span text:style-name="T5878">acquistar lode d</text:span><text:span text:style-name="T5879">’</text:span><text:span text:style-name="T5880">ingegnose, e di valente nell</text:span><text:span text:style-name="T5881">’</text:span><text:span text:style-name="T5882">arte sua, dee contrassegnare quella campagna con tali particolarità, che indichi appartener essa all</text:span><text:span text:style-name="T5883">’</text:span><text:span text:style-name="T5884">Egitto e non ad altro paese</text:span><text:span text:style-name="Appelnotedebasdep."><text:note text:note-class="footnote" text:id="_ftn99"><text:note-citation>100</text:note-citation><text:note-body><text:p text:style-name="Notedebasdepage"><text:s/><text:span text:style-name="quote.c">«Nealces… ingeniosus et solers in arte. Siquidem cum praelium navale Aegyptiorum et Persarum pinxisset quod in Nilo, cuius aqua est mari similis, factum volebat intelligi, argumento declaravit quod arte non poterat. Asellum enim in litore bibentem pinxit et crocodillum insidiantem ei»</text:span>.<text:s/>Plin.,<text:s/><text:span text:style-name="T5885">Nat. hist.</text:span>, lib. XXXV.</text:p></text:note-body></text:note></text:span><text:span text:style-name="T5886">.</text:span></text:p>
      <text:p text:style-name="p"><text:span text:style-name="anchor">[testo_Sez.</text:span><text:span text:style-name="anchor">V.2.2.3]<text:s/></text:span><text:span text:style-name="T5887">L</text:span><text:span text:style-name="T5888">’</text:span><text:span text:style-name="T5889">osservanza poi delle regole della prospettiva e dell</text:span><text:span text:style-name="T5890">’</text:span><text:span text:style-name="T5891">architettura, manterrà l</text:span><text:span text:style-name="T5892">’</text:span><text:span text:style-name="T5893">illusione nell</text:span><text:span text:style-name="T5894">’</text:span><text:span text:style-name="T5895">animo del popolo.<text:s/></text:span><text:span text:style-name="T5896">Della prospettiva dicemmo abbastanza nel paragrafo antecedente.<text:s/></text:span><text:span text:style-name="T5897">Quanta all</text:span><text:span text:style-name="T5898">’</text:span><text:span text:style-name="T5899">architettura, se la sue leggi non sono elettamente osservate, i falli, che si commettono contro di esse, tendono ogni momento a richiamarci in noi stessi.<text:s/></text:span><text:span text:style-name="T5900">Tali sono quelle volte senza appoggio, quelle arcate senza<text:s/></text:span><text:soft-page-break/><text:span text:style-name="T5901">fondamento, quelle colonne che in vece d</text:span><text:span text:style-name="T5902">’</text:span><text:span text:style-name="T5903">andare a incontrare il capitello, si perdono tra le nuvole, o che in vece di sedere sul zoccolo si contentano dell</text:span><text:span text:style-name="T5904">’</text:span><text:span text:style-name="T5905">immaginario sostegno di una mensola, che sembra non un</text:span><text:span text:style-name="T5906">’</text:span><text:span text:style-name="T5907">opera di valoroso architetto, ma uno di que</text:span><text:span text:style-name="T5908">’</text:span><text:span text:style-name="T5909"><text:s/>palagi incantati de</text:span><text:span text:style-name="T5910">’</text:span><text:span text:style-name="T5911"><text:s/>tempi delle fate. Al qual proposto il più volte lodato Algarotti un fatto racconta accaduto al padre Pozzi, inventore infelice delle colonne a sedere. Nel dipingere una cupola avea costui sostenute con mensole le colonne che figuravano di reggere questa cupola.<text:s/></text:span><text:span text:style-name="T5912">Alcuni architetti alla vista di tale inverisimiglianza cominciarono a torcere il muso, e a protestare ch</text:span><text:span text:style-name="T5913">’</text:span><text:span text:style-name="T5914">essi in fabbricando non avrebbero dato alle colonne un sì fragile appoggio; quando eccoti salta in mezzo un professore della medesima rilassata scuola del Pozzi, e credendo con un motteggio di tirarsi egregiamente di quello imbarazzo, si obbliga a rifar tutto a sue spese, quando, fiaccando lo mensole, la cupola e le colonne venissero a rovinare.<text:s/></text:span><text:span text:style-name="T5915">Avea colui cattiva causa, ma la difesa fu ben peggiore. Io credo ch</text:span><text:span text:style-name="T5916">’</text:span><text:span text:style-name="T5917">egli in un accesso dell</text:span><text:span text:style-name="T5918">’</text:span><text:span text:style-name="T5919">eteroclito estro della sua scuola non avrebbe dubitato di dipingere per esempio una scala a rovescio, e d</text:span><text:span text:style-name="T5920">’</text:span><text:span text:style-name="T5921">obbligarsi poi a pagare il cerusico a chi nel salirla si fiaccasse la nuca. Non sepea messer lo professore che è un precetto universale e comune a tutte le arti d</text:span><text:span text:style-name="T5922">’</text:span><text:span text:style-name="T5923">imitazione, il rispettare il verisimile; precetto, che non ammette veruna licenza, se non nel caso ch</text:span><text:span text:style-name="T5924">’</text:span><text:span text:style-name="T5925">esse<text:s/></text:span><text:span text:style-name="T5926">vo</text:span><text:span text:style-name="T5927">gliano esporre li grottesco.</text:span></text:p>
      <text:h text:style-name="Titre4" text:outline-level="4">§ III. Della novità negli ornamenti della scena</text:h>
      <text:p text:style-name="p">[Sez.V.2.3.1]<text:s/><text:span text:style-name="T5928">Ma non basta che la scena sia verisimile, ciò architettata regolarmente, e secondo l</text:span><text:span text:style-name="T5929">’</text:span><text:span text:style-name="T5930">uso di quella contrada, in cui s</text:span><text:span text:style-name="T5931">’</text:span><text:span text:style-name="T5932">immagina l</text:span><text:span text:style-name="T5933">’</text:span><text:span text:style-name="T5934">azione del dramma.<text:s/></text:span><text:span text:style-name="T5935">Questo fondo ha bisogno di tutto l</text:span><text:span text:style-name="T5936">’</text:span><text:span text:style-name="T5937">ingegno d</text:span><text:span text:style-name="T5938">’</text:span><text:span text:style-name="T5939">un sagace artefice, che gli dia risalto e bellezza. Ma questi, nell</text:span><text:span text:style-name="T5940">’</text:span><text:span text:style-name="T5941">adornarlo, convien ch</text:span><text:span text:style-name="T5942">’</text:span><text:span text:style-name="T5943">abbia l</text:span><text:span text:style-name="T5944">’</text:span><text:span text:style-name="T5945">occhio a non adoperare gli usi e le maniere che attualmente sono in voga in quella città a cui appartiene il teatro ch</text:span><text:span text:style-name="T5946">’</text:span><text:span text:style-name="T5947">egli dipinge; e ciò per la ragione là esposta, dove la stessa avvertenza demmo all</text:span><text:span text:style-name="T5948">’</text:span><text:span text:style-name="T5949">inventore degli abiti.</text:span></text:p>
      <text:p text:style-name="p">[Sez.V.2.3.2]<text:s/><text:span text:style-name="T5950">Gli ornamenti dunque, onde va abbellita una scena, compariscano nuovi agli occhi del popolo; e tali compariranno qualora sieno bizzarramente inventati dalla ricca immaginazion dell</text:span><text:span text:style-name="T5951">’</text:span><text:span text:style-name="T5952">artista, o almeno presi da mode antiche o straniere.<text:s/></text:span><text:span text:style-name="T5953">Il Cinese industre, il molle Persiano, il maomettano fastoso, e lo stesso rozzo Americano, nell</text:span><text:span text:style-name="T5954">’</text:span><text:span text:style-name="T5955">architettura de</text:span><text:span text:style-name="T5956">’</text:span><text:span text:style-name="T5957"><text:s/>loro edifìzi, nella simmetria de</text:span><text:span text:style-name="T5958">’</text:span><text:span text:style-name="T5959"><text:s/>loro giardini, negli adobbi delle loro abitazioni, hanno di che adornare con novità le nostre scene. I Francesi medesimi, gl</text:span><text:span text:style-name="T5960">’</text:span><text:span text:style-name="T5961">Inglesi, e le altre nazioni colle quali abbiamo più familiarità e commercio, tengono pure alcuni usi, che non hanno ancora ottenuta la nostra cittadinanza, e che però, scelti con accorgimento, farebbero di sé bella mostra sul teatro.</text:span></text:p>
      <text:soft-page-break/>
      <text:h text:style-name="Titre4" text:outline-level="4">§ IV. Di ciò che può soccorrere l’inventiva del pittor delle scene</text:h>
      <text:p text:style-name="P5962"><text:span text:style-name="anchor">[testo_Sez.</text:span><text:span text:style-name="anchor">V.2.4.1]<text:s/></text:span><text:span text:style-name="T5963">A un professore istrutto già nel suo mestiere molto possono giovare gli stampati disegni di scene inventate da celebri pittori.<text:s/></text:span><text:span text:style-name="T5964">Tali son quelli delle scene del Neroni, publicati nel 1579.<text:s/></text:span><text:span text:style-name="T5965">Tali altresì sono i rami delle scene del Chiarini, dell</text:span><text:span text:style-name="T5966">’</text:span><text:span text:style-name="T5967">Aldrovandini, del Buffagnotti, di Giuseppe Galli Bibbiena (i quali ultimi furono poco fa impressi in Augusta) e d</text:span><text:span text:style-name="T5968">’</text:span><text:span text:style-name="T5969">altri rinomati maestri.</text:span></text:p>
      <text:p text:style-name="p"><text:span text:style-name="anchor">[testo_Sez.</text:span><text:span text:style-name="anchor">V.2.4.2]<text:s/></text:span><text:span text:style-name="T5970">Possono in oltre giovar molto al pittore que</text:span><text:span text:style-name="T5971">’</text:span><text:span text:style-name="T5972"><text:s/>libri che insegnano il modo di dipinger le scene, com</text:span><text:span text:style-name="T5973">’</text:span><text:span text:style-name="T5974">è quello di Nicolò Sabattini, intitolato:<text:s/></text:span><text:span text:style-name="T5975">Pratica di fabbricare scene e macchine.</text:span><text:span text:style-name="T5976"><text:s/></text:span><text:span text:style-name="T5977">Ravenna 1638; e l</text:span><text:span text:style-name="T5978">’</text:span><text:span text:style-name="T5979">altro di Ferdinando Galli Bibbienna sul modo di fare scene vedute in angolo, da lui inventate.</text:span></text:p>
      <text:p text:style-name="p"><text:span text:style-name="anchor">[testo_Sez.</text:span><text:span text:style-name="anchor">V.2.4.3]<text:s/></text:span><text:span text:style-name="T5980">Per terzo non leggiero soccorso trarrà egli dalla considerazione de</text:span><text:span text:style-name="T5981">’</text:span><text:span text:style-name="T5982"><text:s/>disegni de</text:span><text:span text:style-name="T5983">’</text:span><text:span text:style-name="T5984"><text:s/>più celebri architetti; come sono, a cagion l</text:span><text:span text:style-name="T5985">’</text:span><text:span text:style-name="T5986">esempio, i disegni del famoso Palladio.<text:s/></text:span><text:span text:style-name="T5987">Non meno utili per lui saranno le opere di que</text:span><text:span text:style-name="T5988">’</text:span><text:span text:style-name="T5989"><text:s/>pittori, che nell</text:span><text:span text:style-name="T5990">’</text:span><text:span text:style-name="T5991">architettura si distinsero sopra gli altri, quali furono il Brunelleschi, l</text:span><text:span text:style-name="T5992">’</text:span><text:span text:style-name="T5993">Alberti, il Bramante, Giulio Romano e Paolo Veronese,<text:s/></text:span><text:span text:style-name="T5994">magni ipse agminis instar.</text:span><text:span text:style-name="T5995"><text:s/>A</text:span><text:span text:style-name="T5996">’</text:span><text:span text:style-name="T5997"><text:s/>quali si aggiungano i più famosi paesisti, come il Ricci, Salvator Rosa, il Pussino, il Lorenese e Tiziano, superiore a tutti.</text:span></text:p>
      <text:p text:style-name="p"><text:span text:style-name="anchor">[testo_Sez.</text:span><text:span text:style-name="anchor">V.2.4.4]<text:s/></text:span><text:span text:style-name="T5998">Finalmente maraviglioso costrutto caverà egli da</text:span><text:span text:style-name="T5999">’</text:span><text:span text:style-name="T6000"><text:s/>preziosi avanzi d</text:span><text:span text:style-name="T6001">’</text:span><text:span text:style-name="T6002">antichi edifìzi, che si ammirano tuttavia in Italia, nella Grecia, in Egitto, e dalle diverse maniere di costruir fabbriche e giardini, oggi adoperate da straniere nazioni.<text:s/></text:span><text:span text:style-name="T6003">Quindi, per conchiudere colle parole d</text:span><text:span text:style-name="T6004">’</text:span><text:span text:style-name="T6005">un poeta pittore,</text:span></text:p>
      <text:p text:style-name="P6006">Bisogna, che i pittor sieno eruditi,</text:p>
      <text:p text:style-name="P6007">Nelle scienze introdotti e sappian bene</text:p>
      <text:p text:style-name="P6008">Le favole, le storie, i tempi, e i riti (Salvat. Rosa, Sat. 3.).</text:p>
      <text:h text:style-name="Titre3" text:outline-level="3">Cap. III.<text:s/><text:line-break/>Ufizio del macchinista</text:h>
      <text:p text:style-name="p">[Sez.V.3.0.1]<text:s/><text:span text:style-name="T6009">Quanto al movimento delle macchine e delle scene, io non ho che a raccomandarne la prontezza non solo perché è noiosissima a vedere una macchina o una scena che stenti a giugnere al suo sito, ma molto più ancora perché esse con quella tardanza estinguono ogni drammatico piacere</text:span><text:span text:style-name="Appelnotedebasdep."><text:note text:note-class="footnote" text:id="_ftn100"><text:note-citation>101</text:note-citation><text:note-body><text:p text:style-name="Notedebasdepage"><text:s/>V. il cap. III della II sez.</text:p></text:note-body></text:note></text:span><text:span text:style-name="T6010">.</text:span></text:p>
      <text:p text:style-name="p">[Sez.V.3.0.2]<text:s/><text:span text:style-name="T6011">Un altro uffizio del macchinista è l</text:span><text:span text:style-name="T6012">’</text:span><text:span text:style-name="T6013">illuminazione delle scene, ma bisogna confessare che un tale uffizio è per ordinario con somma goffaggine e<text:s/></text:span><text:soft-page-break/><text:span text:style-name="T6014">negligenza eseguito.<text:s/></text:span><text:span text:style-name="T6015">II pittore avrà con tutte le leggi dell</text:span><text:span text:style-name="T6016">’</text:span><text:span text:style-name="T6017">arte ma dipinta una scena. Egli vi avrà acconciamente maneggiati i colori vivaci e i dilavati, i lumi e l</text:span><text:span text:style-name="T6018">’</text:span><text:span text:style-name="T6019">ombre. Viene il macchinista, e senza badar più che tanto all</text:span><text:span text:style-name="T6020">’</text:span><text:span text:style-name="T6021">idea del pittore, distribuisce le fiaccole a capriccio; e con quella sbadataggine sua distrugge lutto il bello dell</text:span><text:span text:style-name="T6022">’</text:span><text:span text:style-name="T6023">ombre e della degradazion de</text:span><text:span text:style-name="T6024">’</text:span><text:span text:style-name="T6025"><text:s/>colori.</text:span></text:p>
      <text:p text:style-name="p"><text:span text:style-name="anchor">[testo_Sez.</text:span><text:span text:style-name="anchor">V.3.0.3]<text:s/></text:span><text:span text:style-name="T6026">Convien dunque sapere, che i lumi non si vogliono distribuire egualmente da per tutto, come per ordinario si fa, ma bensì a masse e a gruppi ineguali, per afforzare que</text:span><text:span text:style-name="T6027">’</text:span><text:span text:style-name="T6028"><text:s/>luoghi che ne abbisognano;</text:span></text:p>
      <text:p text:style-name="P6029">Altri di poi, cui<text:s/>‘l chiaro lume offende,</text:p>
      <text:p text:style-name="noindent">lasciargli foschi ed abbuiati. Noi veggiam pure qual vaghezza reca all’opere di Giorgione e di Tiziano il lor mirabile lumeggiare, il vedere con quanta forza esse illuminarono alcune parti, mentre altre erano lasciate fra l’ombre. Un macchinista intelligente, che coll’economia medesima distribuisse i lumi tra le scene, diverrebbe il Giorgione, il Tiziano del teatro; e tanto più l’opere sue diletterebbero che quelle de’<text:s/>duumviri di quel genere, quanto il lume e l’ombra effettiva e reale è più efficace del lume e dell’ombra finta da’<text:s/>colori. Perché però il macchinista tragga buon viso da quella faccenda, consulti sempre il pittor delle scene: niuno sa meglio di chi le ha dipinte, dove s’abbia a gittar molto chiaro, e dove nulla o poco.</text:p>
      <text:h text:style-name="Titre3" text:outline-level="3">Cap. IV.<text:s/><text:line-break/>Della costruzione del teatro</text:h>
      <text:h text:style-name="Titre4" text:outline-level="4">§ I. Della materia onde convenga fabbricare il teatro</text:h>
      <text:p text:style-name="p">[Sez.V.4.1.1]<text:s/><text:span text:style-name="T6030">Tutto il di fuori del teatro, ciò è le sue facciate esteriori, i corridori, le scale, va fabbricato di mattoni, di pietra o di marmo, sì per dare solidità all</text:span><text:span text:style-name="T6031">’</text:span><text:span text:style-name="T6032">edifizio, sì molto più per garantirlo al possibile dagl</text:span><text:span text:style-name="T6033">’</text:span><text:span text:style-name="T6034">incendi, a cui per le faci, ond</text:span><text:span text:style-name="T6035">’</text:span><text:span text:style-name="T6036">esso viene illuminato, è oltre modo soggetto.<text:s/></text:span><text:span text:style-name="T6037">Per la medesima ragione è d</text:span><text:span text:style-name="T6038">’</text:span><text:span text:style-name="T6039">uopo che sia per ogni parte isolato, a fin d</text:span><text:span text:style-name="T6040">’</text:span><text:span text:style-name="T6041">impedire il progresso di tali incendi.</text:span></text:p>
      <text:p text:style-name="p">[Sez.V.4.1.2]<text:s/><text:span text:style-name="T6042">Col rendere isolato il teatro s</text:span><text:span text:style-name="T6043">’</text:span><text:span text:style-name="T6044">acquista un altro vantaggio, che se gli possono dare molte porte esteriori e corrispondenti a siti diversi; articolo essenzialissimo nella costruzione di sì fatti edifizi.<text:s/></text:span><text:span text:style-name="T6045">Ove le porte sien poche, o corrispondano a un sito medesimo, la folla del popolo e delle carrozze cagionerà de</text:span><text:span text:style-name="T6046">’</text:span><text:span text:style-name="T6047"><text:s/>gravi inconvenienti: vedendoli tai rincontri produr non di rado attacchi, inimicizie, duelli, ed anche impegni tra corone per occasione de</text:span><text:span text:style-name="T6048">’</text:span><text:span text:style-name="T6049"><text:s/>loro ministri.</text:span></text:p>
      <text:soft-page-break/>
      <text:p text:style-name="p">[Sez.V.4.1.3]<text:s/><text:span text:style-name="T6050">L</text:span><text:span text:style-name="T6051">’</text:span><text:span text:style-name="T6052">interno del teatro non va edificato delle stesse materie che per l</text:span><text:span text:style-name="T6053">’</text:span><text:span text:style-name="T6054">esteriore edifizio del medesimo abbiam commendate: e per interno del teatro io intendo i suoi palchetti, e tutto ciò che sporge sopra quel vano, di cui è base la platea.<text:s/></text:span><text:span text:style-name="T6055">Ora se, a cagion d</text:span><text:span text:style-name="T6056">’</text:span><text:span text:style-name="T6057">esempio, taluno per una mal intesa magnificenza si avviasse di formare di marmo l</text:span><text:span text:style-name="T6058">’</text:span><text:span text:style-name="T6059">interno del teatro, ciò sarebbe come far di marmo un leuto, un violino: essi non renderebbero verun suono</text:span><text:span text:style-name="Appelnotedebasdep."><text:note text:note-class="footnote" text:id="_ftn101"><text:note-citation>102</text:note-citation><text:note-body><text:p text:style-name="Notedebasdepage"><text:span text:style-name="T6060"><text:s/></text:span>Parlo de’<text:s/>gran teatri poiché, quanto a’<text:s/>teatri di poca estensione, il loro interno può senza molto scapito essere costruito di mattoni, di marmo o d’altre somiglianti materie.<text:s/></text:p></text:note-body></text:note></text:span><text:span text:style-name="T6061">. È vero che gli antichi di pietre o di marmi soleano costruire l</text:span><text:span text:style-name="T6062">’</text:span><text:span text:style-name="T6063">interno de</text:span><text:span text:style-name="T6064">’</text:span><text:span text:style-name="T6065"><text:s/>loro teatri, ma per rimediare al danno, che da tai materie soffriva la voce degli autori, essi davano a costoro delle maschere fatte in modo che servissero come di tromba. E oltre a ciò i Greci ne</text:span><text:span text:style-name="T6066">’</text:span><text:span text:style-name="T6067"><text:s/>loro teatri situavano de</text:span><text:span text:style-name="T6068">’</text:span><text:span text:style-name="T6069"><text:s/>gran vasi di rame, ne</text:span><text:span text:style-name="T6070">’</text:span><text:span text:style-name="T6071"><text:s/>quali ripercossa la voce acquistasse sufficiente forza per giugnere alle più rimote parti del teatro. Ma in quelli che non di pietra, ma di legno erano costruiti, essi non poneano si fatto ordigno, avendo sperimentato che il legno dava tal risalto alla voce, che rendea del tutto inutile l</text:span><text:span text:style-name="T6072">’</text:span><text:span text:style-name="T6073">uso di que</text:span><text:span text:style-name="T6074">’</text:span><text:span text:style-name="T6075"><text:s/>vasi.</text:span></text:p>
      <text:p text:style-name="p">[Sez.V.4.1.4]<text:s/><text:span text:style-name="T6076">Questa pratica degli antichi, unita a una giornaliera pruova che noi ne facciamo, ha dato a conoscere che il legno è il materiale più convenevole all</text:span><text:span text:style-name="T6077">’</text:span><text:span text:style-name="T6078">interno edifizio del teatro.<text:s/></text:span><text:span text:style-name="T6079">Quelle fibbre, onde questo materiale è tessuto, percosse dalla voce concepiscono un sì soave ondeggiamento, ch</text:span><text:span text:style-name="T6080">’</text:span><text:span text:style-name="T6081">esse ne propagano il suono mirabilmente, e con somma grazia e dolcezza. Conviene però avvertire, che il legno sia tutto egualmente stagionato, affinché le vibrazioni non sieno diverse, e così confondano e rendano come incerto il tuono della voce.</text:span></text:p>
      <text:p text:style-name="p">[Sez.V.4.1.5]<text:s/><text:span text:style-name="T6082">Anche l</text:span><text:span text:style-name="T6083">’</text:span><text:span text:style-name="T6084">interno de</text:span><text:span text:style-name="T6085">’</text:span><text:span text:style-name="T6086"><text:s/>teatri vuol avere più porte, che mettano nella platea, affinché in caso di disastro il popolo abbia più uscite per cui sgombrare e mettersi in salvo.<text:s/></text:span><text:span text:style-name="T6087">Non una volta è avvenuto, che in un improvviso movimento, per la scarsezza delle porte della platea, gli spettatori sieno restati miseramente calpestati o divorati dalle fiamme. Non è però necessario che tai porte sieno sempre aperte; conviene anzi per la voce degli attori, che alcune restino ordinariamente chiuse, purché negl improvvisi accidenti si possano aprir prontamente.</text:span></text:p>
      <text:h text:style-name="Titre4" text:outline-level="4">§ II. Dell’ampiezza del teatro</text:h>
      <text:p text:style-name="p">[Sez.V.4.2.1]<text:s/><text:span text:style-name="T6088">Non tutti i teatri vogliono avere un</text:span><text:span text:style-name="T6089">’</text:span><text:span text:style-name="T6090">eguale ampiezza.<text:s/></text:span><text:span text:style-name="T6091">Essi debbono corrispondere all</text:span><text:span text:style-name="T6092">’</text:span><text:span text:style-name="T6093">ampiezza della città a cui appartengono, e ridicola si renderebbe una bicocca se una mole elevasse degna d</text:span><text:span text:style-name="T6094">’</text:span><text:span text:style-name="T6095">una vasta città. Ma questa medesima non<text:s/></text:span><text:soft-page-break/><text:span text:style-name="T6096">potrebbe assegnare un</text:span><text:span text:style-name="T6097">’</text:span><text:span text:style-name="T6098"><text:s/>ampiezza arbitraria ed enorme a</text:span><text:span text:style-name="T6099">’</text:span><text:span text:style-name="T6100"><text:s/>suoi teatri. L</text:span><text:span text:style-name="T6101">’</text:span><text:span text:style-name="T6102">estensione a cui un teatro può giugnere, è quella della portata d</text:span><text:span text:style-name="T6103">’</text:span><text:span text:style-name="T6104">una voce mandata fuora senza stento.</text:span></text:p>
      <text:p text:style-name="p"><text:span text:style-name="anchor">[testo_Sez.</text:span><text:span text:style-name="anchor">V.4.2.2]<text:s/></text:span><text:span text:style-name="T6105">Alcuni per ampliare al possibile il teatro immaginarono un nuovo ripiego.<text:s/></text:span><text:span text:style-name="T6106">Questo consiste in isporgere il proscenio molti palmi fra la platea e fuori delle scene; il qual ripiego, avvicinando per quanto si può l</text:span><text:span text:style-name="T6107">’</text:span><text:span text:style-name="T6108">attore agli opposti palchi, fa che la costui voce là giunga, dove senza questo artifizio non potrebbe. Ma se abbiamo a dire il parer nostro, costoro in adottare sì fatto artifizio diedero del loro discernimento un</text:span><text:span text:style-name="T6109">’</text:span><text:span text:style-name="T6110">assai ambigua pruova. Mercecché, tirando così l</text:span><text:span text:style-name="T6111">’</text:span><text:span text:style-name="T6112">attore fuori della scena, si viene a rendere inutile tutta la scenica decorazione, la quale a ciò solo si adopera, che l</text:span><text:span text:style-name="T6113">’</text:span><text:span text:style-name="T6114">attore sia circondato da oggetti a noi stranieri, e propri del luogo dove è supposta la scena, e del personaggio ch</text:span><text:span text:style-name="T6115">’</text:span><text:span text:style-name="T6116">egli rappresenta, acciocché insomma il luogo dell</text:span><text:span text:style-name="T6117">’</text:span><text:span text:style-name="T6118">azione sia verisimile. Ma quando si vede un</text:span><text:span text:style-name="T6119">’</text:span><text:span text:style-name="T6120">Arianna, che, in vece d</text:span><text:span text:style-name="T6121">’</text:span><text:span text:style-name="T6122">aggirarsi fra<text:s/></text:span><text:span text:style-name="T6123">‘</text:span><text:span text:style-name="T6124">l solitario lido di Nasso, si caccia nel bel mezzo de</text:span><text:span text:style-name="T6125">’</text:span><text:span text:style-name="T6126"><text:s/>nostri palchi, ogni verisimiglianza cessa all</text:span><text:span text:style-name="T6127">’</text:span><text:span text:style-name="T6128">istante; e per molto ch</text:span><text:span text:style-name="T6129">’</text:span><text:span text:style-name="T6130">ella si rammarichi e pianga, il mio cuore freddo e indifferente non prende veruna parte in questo affanno.<text:s/></text:span><text:span text:style-name="T6131">Quodcumque ostendis mihi sic, incredulus odi.</text:span><text:span text:style-name="T6132"><text:s/>Taccio le sconvenevolezze, a cui è quasi costretto un attore quando sia fuori di scena, come di voltare il fianco o le spalle agli spettatori.</text:span></text:p>
      <text:h text:style-name="Titre4" text:outline-level="4">§ III. Figura dell’interno del teatro e disposizione de’<text:s/>palchetti.</text:h>
      <text:p text:style-name="p"><text:span text:style-name="anchor">[testo_Sez.</text:span><text:span text:style-name="anchor">V.4.3.1]<text:s/></text:span><text:span text:style-name="T6133">Si cerca ancora una figura per l</text:span><text:span text:style-name="T6134">’</text:span><text:span text:style-name="T6135">interno del teatro la più adatta a favorire la vista insieme e l</text:span><text:span text:style-name="T6136">’</text:span><text:span text:style-name="T6137">udito.<text:s/></text:span><text:span text:style-name="T6138">Taluni crederono d</text:span><text:span text:style-name="T6139">’</text:span><text:span text:style-name="T6140">aver soddisfatto al quesito coll</text:span><text:span text:style-name="T6141">’</text:span><text:span text:style-name="T6142">invenzione della campana fonica, com</text:span><text:span text:style-name="T6143">’</text:span><text:span text:style-name="T6144">essi chiamano. Questa invenzione consiste in dare al medesimo una figura di campana, disposta in modo che l</text:span><text:span text:style-name="T6145">’</text:span><text:span text:style-name="T6146">orlo, o il labbro di quella, corrisponda a</text:span><text:span text:style-name="T6147">’</text:span><text:span text:style-name="T6148"><text:s/>palchi più vicini alla scena, e il luogo dov</text:span><text:span text:style-name="T6149">’</text:span><text:span text:style-name="T6150">è attaccato il battaglio, cada nel palchetto di mezzo, opposto dirittamente al proscenio. È però la più leggiadra cosa a sentire, che si voglia dare la figura di campana a un edifizio destinato a un effetto tutto opposto a quello del mentovato stromento. La campana ottenne quella sua figura, perché destinata a mandare il suono fuori di sé, e quanto più potesse de sé lontano. Le fu data quella quasi conica figura, e quelle labbra rimboccate in fuori, affinché l</text:span><text:span text:style-name="T6151">’</text:span><text:span text:style-name="T6152">onda sonora dell</text:span><text:span text:style-name="T6153">’</text:span><text:span text:style-name="T6154">aria interna sdrucciolasse al di fuori, e, urtando l</text:span><text:span text:style-name="T6155">’</text:span><text:span text:style-name="T6156">esterna, le comunicasse lo stesso oscillamento. Fu formata rotonda, affinché le oscillanti anella ond</text:span><text:span text:style-name="T6157">’</text:span><text:span text:style-name="T6158">è composta, percotessero egualmente e in tutti i suoi punti l</text:span><text:span text:style-name="T6159">’</text:span><text:span text:style-name="T6160">aria circonvicina. Ora tutte queste proprietà come possono mai convenire a un edifizio destinato non a spargere il suono fuori di sé, e lungi quanto si possa il più, ma al contrario a concentrarlo e custodirlo<text:s/></text:span><text:soft-page-break/><text:span text:style-name="T6161">gelosamente in sé stesso? Di più, questa campana restringe lo spazio della platea e togli a molti palchetti la veduta delle scene.</text:span></text:p>
      <text:p text:style-name="p">[Sez.V.4.3.2]<text:s/><text:span text:style-name="T6162">La miglior figura per l</text:span><text:span text:style-name="T6163">’</text:span><text:span text:style-name="T6164">interno del teatro è quella d</text:span><text:span text:style-name="T6165">’</text:span><text:span text:style-name="T6166">un semicerchio, la di cui aia sia occupata dalla platea, la periferia dalla fronte de</text:span><text:span text:style-name="T6167">’</text:span><text:span text:style-name="T6168"><text:s/>palchetti e il diametro dal pulpito, o sia dall</text:span><text:span text:style-name="T6169">’</text:span><text:span text:style-name="T6170">esteriore orlo del proscenio.<text:s/></text:span><text:span text:style-name="T6171">Questa figura rende spazioso il teatro, poiché tra tutte le figure d</text:span><text:span text:style-name="T6172">’</text:span><text:span text:style-name="T6173">un egual perimetro il cerchio comprende uno spazio maggiore di quello di qualsivoglia altra e mette i palchetti in distanza eguale dal centro, o sia dal punto di mezzo del proscenio. Un inconveniente si può trovare in questa figura, e si è che allarga troppo il vano, o sia la luce della scena. Si ripara a questo inconveniente dando al teatro la figura non già d</text:span><text:span text:style-name="T6174">’</text:span><text:span text:style-name="T6175">un semicircolo, ma d</text:span><text:span text:style-name="T6176">’</text:span><text:span text:style-name="T6177">una semiellisse, la quale ha per poco tutti i vantaggi dell</text:span><text:span text:style-name="T6178">’</text:span><text:span text:style-name="T6179">altra ed ha di più questo, che accresce il numero de</text:span><text:span text:style-name="T6180">’</text:span><text:span text:style-name="T6181"><text:s/>palchetti essendo la periferia dell</text:span><text:span text:style-name="T6182">’</text:span><text:span text:style-name="T6183">ellisse maggiore di quella d</text:span><text:span text:style-name="T6184">’</text:span><text:span text:style-name="T6185">un cerchio, il diametro del quale sia eguale all</text:span><text:span text:style-name="T6186">’</text:span><text:span text:style-name="T6187">asse minore di quella.</text:span></text:p>
      <text:p text:style-name="p"><text:span text:style-name="anchor">[testo_Sez.</text:span><text:span text:style-name="anchor">V.4.3.3]<text:s/></text:span><text:span text:style-name="T6188">Altri preferiscono a ogni altra figura quella d</text:span><text:span text:style-name="T6189">’</text:span><text:span text:style-name="T6190">una semiellisse troncata sull</text:span><text:span text:style-name="T6191">’</text:span><text:span text:style-name="T6192">asse maggiore; e questi hanno per loro l</text:span><text:span text:style-name="T6193">’</text:span><text:span text:style-name="T6194">autorità del celebre Palladio, il quale tal figura dette alla platea del teatro Olimpico di Vicenza.<text:s/></text:span><text:span text:style-name="T6195">Molto me muove l</text:span><text:span text:style-name="T6196">’</text:span><text:span text:style-name="T6197">autorità d</text:span><text:span text:style-name="T6198">’</text:span><text:span text:style-name="T6199">un tanto maestro; ma confesso di non comprendere come adottando una tal figura si possa evitare di rendere sproporzionatamente ampia la fronte del pulpito o proscenio; o pure, volendo ridur questa a una moderata estensione, io non so intendere come si possa render visibile il teatro a que</text:span><text:span text:style-name="T6200">’</text:span><text:span text:style-name="T6201"><text:s/>luoghi della platea e a que</text:span><text:span text:style-name="T6202">’</text:span><text:span text:style-name="T6203"><text:s/>palchi, che più avvicinano a</text:span><text:span text:style-name="T6204">’</text:span><text:span text:style-name="T6205"><text:s/>lati del proscenio.</text:span></text:p>
      <text:p text:style-name="p"><text:span text:style-name="anchor">[testo_Sez.</text:span><text:span text:style-name="anchor">V.4.3.4]<text:s/></text:span><text:span text:style-name="T6206">Pe</text:span><text:span text:style-name="T6207">’</text:span><text:span text:style-name="T6208"><text:s/>palchetti poi lodevole è la disposizione inventata da Andrea Sighizzi, e imitata più volte da i Bibbiena.<text:s/></text:span><text:span text:style-name="T6209">Questa consiste in far sì che i palchetti secondoché dalla scena, o sia dal diametro del semicerchio allontanandosi, s</text:span><text:span text:style-name="T6210">’</text:span><text:span text:style-name="T6211">inoltrano verso il fondo del teatro, ciò è verso la metà della periferia, così vadano ancora salendo di qualche oncia l</text:span><text:span text:style-name="T6212">’</text:span><text:span text:style-name="T6213">uno sull</text:span><text:span text:style-name="T6214">’</text:span><text:span text:style-name="T6215">altro, e di qualche oncia ancora vadano sporgendo in fuori. Così ogni palchetto sta meglio affacciato sulla scena, né uno impedisce all</text:span><text:span text:style-name="T6216">’</text:span><text:span text:style-name="T6217">altro il vedere.</text:span></text:p>
      <text:p text:style-name="p">[Sez.V.4.3.5]<text:s/><text:span text:style-name="T6218">Convien nondimeno avvertire, che i due lati di ciascun palchetto, essendo di necessità convergenti verso le scene, non formino angoli acuti col muro interiore de</text:span><text:span text:style-name="T6219">’</text:span><text:span text:style-name="T6220"><text:s/>medesimi perciocché gli angoli di tal sorta estinguono e divorano il suono.<text:s/></text:span><text:span text:style-name="T6221">Si baderà dunque a rendere ottusi, o almeno retti quegli angoli, o pure (e sarà ancor<text:s/></text:span><text:soft-page-break/><text:span text:style-name="T6222">meglio) a spuntargli, e fare che i lati del palchetto vadano a terminare in un concavo cilindrico.</text:span></text:p>
      <text:p text:style-name="p"><text:span text:style-name="anchor">[testo_Sez.</text:span><text:span text:style-name="anchor">V.4.3.6]<text:s/></text:span><text:span text:style-name="T6223">Ma se con tutto ciò il teatro, o per difetto di costruzione o per troppa ampiezza, non mandasse chiaramente da per tutto la voce de</text:span><text:span text:style-name="T6224">’</text:span><text:span text:style-name="T6225"><text:s/>cantanti, io crederei che si potrebbe utilmente imitare il ripiego de</text:span><text:span text:style-name="T6226">’</text:span><text:span text:style-name="T6227"><text:s/>Greci, i quali, come accennammo, mettean ne</text:span><text:span text:style-name="T6228">’</text:span><text:span text:style-name="T6229"><text:s/>teatri, e propriamente sotto a</text:span><text:span text:style-name="T6230">’</text:span><text:span text:style-name="T6231"><text:s/>sedili, de</text:span><text:span text:style-name="T6232">’</text:span><text:span text:style-name="T6233"><text:s/>gran vasi di rame, formati con esattissime misure, affinché ciascuno di essi avesse il suo tuono particolare: e sì fatti vasi invigorivano mirabilmente la voce degli attori.<text:s/></text:span><text:span text:style-name="T6234">Dodici di questi (tanti essendo i semituoni, che compongono la scala musicale, e altrettanti i modi della nostra musica) gioverebbero moltissimo a parecchi moderni teatri.</text:span></text:p>
      <text:h text:style-name="Titre4" text:outline-level="4">§ IV. Dell’ornamento del teatro</text:h>
      <text:p text:style-name="p">[Sez.V.4.4.1]<text:s/><text:span text:style-name="T6235">L</text:span><text:span text:style-name="T6236">’</text:span><text:span text:style-name="T6237">esteriore d</text:span><text:span text:style-name="T6238">’</text:span><text:span text:style-name="T6239">un publico teatro di ragguardevole città dee spirare magnificenza e buon gusto; al qual oggetto non vanno risparmiati i loggiati, le scalinate, le nicchie, e quanto altro ha di fastoso e di magnifico l</text:span><text:span text:style-name="T6240">’</text:span><text:span text:style-name="T6241">architettura.<text:s/></text:span><text:span text:style-name="T6242">Ma per opposto nell</text:span><text:span text:style-name="T6243">’</text:span><text:span text:style-name="T6244">interiore di esso</text:span><text:span text:style-name="Appelnotedebasdep."><text:note text:note-class="footnote" text:id="_ftn102"><text:note-citation>103</text:note-citation><text:note-body><text:p text:style-name="Notedebasdepage"><text:span text:style-name="T6245"><text:s/></text:span>Ciò che intendiamo per interno del teatro fu già definito nel primo paragrafo di questo capo.</text:p></text:note-body></text:note></text:span><text:span text:style-name="T6246"><text:s/>gli ornati vanno distribuiti con esattissima economia. Un principio generale su questo punto si è, che nell</text:span><text:span text:style-name="T6247">’</text:span><text:span text:style-name="T6248">interno del teatro solo quegli ornati si ammettono, che non impediscono l</text:span><text:span text:style-name="T6249">’</text:span><text:span text:style-name="T6250">occhio dello spettatore, che non offendono la voce del cantante e che non impiccioliscono verun sito. Ecco il paragone, sul quale si devono esaminare gli ornamenti che si vogliono dare all</text:span><text:span text:style-name="T6251">’</text:span><text:span text:style-name="T6252">interno de</text:span><text:span text:style-name="T6253">’</text:span><text:span text:style-name="T6254"><text:s/>teatri.</text:span></text:p>
      <text:p text:style-name="p"><text:span text:style-name="anchor">[testo_Sez.</text:span><text:span text:style-name="anchor">V.4.4.2]<text:s/></text:span><text:span text:style-name="T6255">Se questo principio avessero avuto presente parecchi architetti, si sarebbero assolutamente astenuti da certi mal intesi ornamenti, che divengono eterni monumenti della poca abilità di chi gli ammise e imbarazzo e sfregio de</text:span><text:span text:style-name="T6256">’</text:span><text:span text:style-name="T6257"><text:s/>teatri.<text:s/></text:span><text:span text:style-name="T6258">Essi primieramente non avrebbero ammessi nell</text:span><text:span text:style-name="T6259">’</text:span><text:span text:style-name="T6260">interno de</text:span><text:span text:style-name="T6261">’</text:span><text:span text:style-name="T6262"><text:s/>teatri quegli abbellimenti di carta pesta, a di panno lino, o lano, che si mangiano la voce da</text:span><text:span text:style-name="T6263">’</text:span><text:span text:style-name="T6264"><text:s/>cantanti: perocché l</text:span><text:span text:style-name="T6265">’</text:span><text:span text:style-name="T6266">esperienza insegna che tanto indebolisce la voce una stanza apparata di carta, o di lino, di seta, di lana, quanto le dà risalto un</text:span><text:span text:style-name="T6267">’</text:span><text:span text:style-name="T6268"><text:s/>altra, che foderata sia d</text:span><text:span text:style-name="T6269">’</text:span><text:span text:style-name="T6270">asse. Gli specchi ancora, quando sien molti, pregiudicano non poco, non essendo lo specchio capace di quegli ondeggiamenti che l</text:span><text:span text:style-name="T6271">’</text:span><text:span text:style-name="T6272">aere sonoro comunica al legno. E condannati avrebbero per la stessa ragione que</text:span><text:span text:style-name="T6273">’</text:span><text:span text:style-name="T6274"><text:s/>fregi sinuosi e centinati, che rompono e sparpagliano il prefato ondeggiamento dell</text:span><text:span text:style-name="T6275">’</text:span><text:span text:style-name="T6276">aere, ch</text:span><text:span text:style-name="T6277">’</text:span><text:span text:style-name="T6278">è il veicolo del suono. La voce degli attori già è bastantemente occupata dal crasso ambiente del teatro, dalle tele delle scene, dagli abiti<text:s/></text:span><text:soft-page-break/><text:span text:style-name="T6279">degli spettatori, per non dovere offenderla di vantaggio con altri argomenti. Ma quando pure un avveduto architetto avesse evitato simiglianti inconvenienti, tutto si può dir nulla se non si ha pensiero di tener sempre sbrattato ed esente da polvere il teatro, divorando la polvere la voce de</text:span><text:span text:style-name="T6280">’</text:span><text:span text:style-name="T6281"><text:s/>cantanti</text:span><text:span text:style-name="Appelnotedebasdep."><text:note text:note-class="footnote" text:id="_ftn103"><text:note-citation>104</text:note-citation><text:note-body><text:p text:style-name="Notedebasdepage"><text:span text:style-name="T6282"><text:s/></text:span><text:span text:style-name="quote.c">«Mira sunt de voce digna dicta. In theatrorum orchestris scobe aut arena superiecta devoratur»</text:span>. Plin., lib. XI, cap. LI.</text:p></text:note-body></text:note></text:span><text:span text:style-name="T6283">.</text:span></text:p>
      <text:p text:style-name="p">[Sez.V.4.4.3]<text:s/><text:span text:style-name="T6284">Per rispetto poi alla vista e al sito, è necessario, che que</text:span><text:span text:style-name="T6285">’</text:span><text:span text:style-name="T6286"><text:s/>sostegni, che dividono un palco dall</text:span><text:span text:style-name="T6287">’</text:span><text:span text:style-name="T6288">altro, e quella fascia, che separa i diversi ordini o file di palchetti, sieno sottili e gracili quanto si possa il più: né so quanto ben facciano coloro, che per un</text:span><text:span text:style-name="T6289">’</text:span><text:span text:style-name="T6290"><text:s/>architettonica pedanteria gli destinano a rappresentare ordini d</text:span><text:span text:style-name="T6291">’</text:span><text:span text:style-name="T6292">architettura.<text:s/></text:span><text:span text:style-name="T6293">Se del sostegno tu ne formi una colonna, e della fascia una cornice architravata, ne avverrà delle due l</text:span><text:span text:style-name="T6294">’</text:span><text:span text:style-name="T6295">una; o questi membri riusciranno meschinissimi e sproporzionati, per rendergli sottili quanto poc</text:span><text:span text:style-name="T6296">’</text:span><text:span text:style-name="T6297">anzi abbiamo detto che vogliono essere, o per dare ad essi qualche proporzione, si dovrà perdere molto luogo e impedire ancora la vista dello spettatore. Il che sarebbe biasimevole anche più, perché nel teatro non va perduto un dito solo di spazio o di veduta. Tutto ha da essere permeabile in esso, per valermi dell</text:span><text:span text:style-name="T6298">’</text:span><text:span text:style-name="T6299">espressione d</text:span><text:span text:style-name="T6300">’</text:span><text:span text:style-name="T6301">un valentuomo.</text:span></text:p>
      <text:h text:style-name="Titre2" text:outline-level="2">Sezione VI.<text:s/><text:line-break/>Della danza dell’opera in musica</text:h>
      <text:p text:style-name="p">[Sez.VI.0.0.1]<text:s/><text:span text:style-name="T6302">Scorse le qualità del melodramma e quelle della musica, della pronunziazione e della decorazione proprie dell</text:span><text:span text:style-name="T6303">’</text:span><text:span text:style-name="T6304">opera in musica, che sono le quattro essenziali parti di questo spettacolo, uopo è per ultimo arrestarsi alcun poco intorno alla danza, parte, a dir vero, non essenziale del medesimo, quali sono le annoverate, ma, come fu detto altrove, dichiarata quasi tale dall</text:span><text:span text:style-name="T6305">’</text:span><text:span text:style-name="T6306">uso.</text:span></text:p>
      <text:h text:style-name="Titre3" text:outline-level="3">Cap. I.<text:s/><text:line-break/>Natura della danza</text:h>
      <text:h text:style-name="Titre4" text:outline-level="4">§. I. Che sia danza e dove consista il suo estetico</text:h>
      <text:p text:style-name="p"><text:span text:style-name="anchor">[testo_Sez.</text:span><text:span text:style-name="anchor">VI.1.1.1]<text:s/></text:span><text:span text:style-name="T6307">Danza o ballo, è una serie di straordinari movimenti del nostro corpo, regolati dalla cadenza della musica.<text:s/></text:span><text:span text:style-name="T6308">Ella è una delle belle arti, e si divide in alta e bassa. Danza alta è quella che fa il ballerino, elevandosi da terra quanto più può con ambi i piedi. Danza bassa è quella ch</text:span><text:span text:style-name="T6309">’</text:span><text:span text:style-name="T6310">egli fa, appoggiando a terra tutteddue i piedi o uno almeno. Tuttavolta, a precisamente parlare, la sola danza bassa appartiene alle belle arti.<text:s/></text:span><text:soft-page-break/><text:span text:style-name="T6311">L</text:span><text:span text:style-name="T6312">’</text:span><text:span text:style-name="T6313">alta non può entrare in questo numero, perché inetta al movimento delle passioni.</text:span><text:span text:style-name="Appelnotedebasdep."><text:note text:note-class="footnote" text:id="_ftn104"><text:note-citation>105</text:note-citation><text:note-body><text:p text:style-name="Notedebasdepage"><text:span text:style-name="T6314"><text:s/></text:span>Basta, è vero, a destare la meraviglia. Ma questo è l’effetto di qualunque opera straordinaria della natura o dell’arte, non è già del numero di quelle passioni a cui particolarmente mirano le arti piacevoli e che noi ci aspettiamo nell’osservar l’opere di queste.</text:p></text:note-body></text:note></text:span><text:span text:style-name="T6315"><text:s/>Questa secondaria ed inferiore spezie di danza appartiene alla classe di quelle arti, che sono definiate a far mostra d</text:span><text:span text:style-name="T6316">’</text:span><text:span text:style-name="T6317">agilità, e di forza.</text:span></text:p>
      <text:p text:style-name="p">[Sez.VI.1.1.2]<text:s/><text:span text:style-name="T6318">La danza ha molta affinità colla pronunziazione, e propriamente col gesto, dal quale differisce come il verso dalla prosa.<text:s/></text:span><text:span text:style-name="T6319">Il verso ha colla prosa un fondo comune, e queste son le parole. Ma nel verso un tal fondo è assoggettato a certa misura, e interciso da una cadenza regolare; nella prosa è libero. Così il fondo comune del ballo e del gestire sono i movimenti del corpo. Ma questi movimenti nel ballo sono anch</text:span><text:span text:style-name="T6320">’</text:span><text:span text:style-name="T6321">essi intercisi e distinti da una cadenza regolare, laddove nel gestire non osservano misura o cadenza alcuna.</text:span></text:p>
      <text:p text:style-name="p">[Sez.VI.1.1.3]<text:s/><text:span text:style-name="T6322">L</text:span><text:span text:style-name="T6323">’</text:span><text:span text:style-name="T6324">estetico della danza consiste nella simmetria che passa tra</text:span><text:span text:style-name="T6325">’</text:span><text:span text:style-name="T6326"><text:s/>tempi de</text:span><text:span text:style-name="T6327">’</text:span><text:span text:style-name="T6328"><text:s/>suoi movimenti e i tempi della musica che l</text:span><text:span text:style-name="T6329">’</text:span><text:span text:style-name="T6330">accompagna.<text:s/></text:span><text:span text:style-name="T6331">In effetti il rincrescimento che si pruova in vedere uno che balli fuor di cadenza, nasce appunto perché egli non lega con simmetria veruna questi tempi de</text:span><text:span text:style-name="T6332">’</text:span><text:span text:style-name="T6333"><text:s/>suoi movimenti e della musica. Noi siamo allora per istinto portati a muovere alla cadenza di quest</text:span><text:span text:style-name="T6334">’</text:span><text:span text:style-name="T6335">ultima il capo, le mani, i piedi, e<text:s/></text:span><text:span text:style-name="T6336">‘</text:span><text:span text:style-name="T6337">l resto della persona, per aiutare il ballerino ad osservarla, o per mettere questa connessione ch</text:span><text:span text:style-name="T6338">’</text:span><text:span text:style-name="T6339">egli non mette fra<text:s/></text:span><text:span text:style-name="T6340">‘</text:span><text:span text:style-name="T6341">l ballo e<text:s/></text:span><text:span text:style-name="T6342">‘</text:span><text:span text:style-name="T6343">l suono : tanto l</text:span><text:span text:style-name="T6344">’</text:span><text:span text:style-name="T6345">unità è grata al nostro spirito. Per una ragione contraria piace assaissimo un ballo eseguito in perfetta cadenza.</text:span></text:p>
      <text:p text:style-name="p">[Sez.VI.1.1.4]<text:s/><text:span text:style-name="T6346">Un altro fonte dell</text:span><text:span text:style-name="T6347">’</text:span><text:span text:style-name="T6348">estetico della danza è la simmetria ch</text:span><text:span text:style-name="T6349">’</text:span><text:span text:style-name="T6350">ella osserva tra</text:span><text:span text:style-name="T6351">’</text:span><text:span text:style-name="T6352"><text:s/>vari tempi de</text:span><text:span text:style-name="T6353">’</text:span><text:span text:style-name="T6354"><text:s/>suoi movimenti, simile a quello della musica metrica e della metrica poesia.</text:span></text:p>
      <text:p text:style-name="p">[Sez.VI.1.1.5]<text:s/><text:span text:style-name="T6355">Un terzo fonte dell</text:span><text:span text:style-name="T6356">’</text:span><text:span text:style-name="T6357">estetico di questa piacevole facultà nasce dalla bella disposizione ch</text:span><text:span text:style-name="T6358">’</text:span><text:span text:style-name="T6359">ella dà alle membra.<text:s/></text:span><text:span text:style-name="T6360">La qual disposizione non è già che presenti una novella simmetria, ma solo rende più discernevole e più manifesta quella che dalla natura ebbe il nostro corpo. Perciocché gli uomini tengono per l</text:span><text:span text:style-name="T6361">’</text:span><text:span text:style-name="T6362">ordinario in negligente positura, le loro membra, sì che essi, quanto è in loro, estinguono quelle belle disposizioni e misere che sono osservabili nella lor macchina. La danza rimedia a questa negligenza, assegnando a ciascun membro il sito che più gli è vantaggioso (cioè quello che rende più agevole il discernimento delle ragioni che le membra hanno tra loro) ed alla macchina intera.</text:span></text:p>
      <text:soft-page-break/>
      <text:h text:style-name="Titre4" text:outline-level="4">§. II. Del patetico della danza</text:h>
      <text:p text:style-name="p">[Sez.VI.1.2.1]<text:s/><text:span text:style-name="T6363">Il patetico della danza consiste nell</text:span><text:span text:style-name="T6364">’</text:span><text:span text:style-name="T6365">imitazione di que</text:span><text:span text:style-name="T6366">’</text:span><text:span text:style-name="T6367"><text:s/>movimenti che noi facciamo, qualora da alcuna passione siam posseduti: la qual imitazione è propriamente detta pantomimo.<text:s/></text:span><text:span text:style-name="T6368">Tre sono le spezie di pantomimo: il serio, quello di mezzo carattere e<text:s/></text:span><text:span text:style-name="T6369">‘</text:span><text:span text:style-name="T6370">l grottesco. Il pantomimo serio, o eroico, imita gli eroi e i personaggi d</text:span><text:span text:style-name="T6371">’</text:span><text:span text:style-name="T6372">alto affare, e talvolta anche le deità e i semidei. Egli appartiene al genere tragico, ed è inteso ad ispirarci nobiltà di sentimenti. Il grottesco imita le persone d</text:span><text:span text:style-name="T6373">’</text:span><text:span text:style-name="T6374">infima nazione. Il genere delle sue favole è comico e tende a muoverci a riso. Il pantomimo di mezzo carattere è un misto d</text:span><text:span text:style-name="T6375">’</text:span><text:span text:style-name="T6376">ambedue le definite spezie. Le sue favole sono anche comiche, ma d</text:span><text:span text:style-name="T6377">’</text:span><text:span text:style-name="T6378">un genere più nobile, da taluni detto alto comico. Egli tende a piacerci, non già con goffe e ridicole maniere, ma coll</text:span><text:span text:style-name="T6379">’</text:span><text:span text:style-name="T6380">imitazione d</text:span><text:span text:style-name="T6381">’</text:span><text:span text:style-name="T6382">un costume placido ed ameno.</text:span></text:p>
      <text:h text:style-name="Titre3" text:outline-level="3">Cap. II.<text:s/><text:line-break/>Della danza teatrale</text:h>
      <text:h text:style-name="Titre4" text:outline-level="4">§ I. Connessione della danza teatrale col melodramma</text:h>
      <text:p text:style-name="p">[Sez.VI.2.1.1]<text:s/><text:span text:style-name="T6383">Nel secondo capo della prima sezione fu da noi stabilita la necessità, che hanno tutte le arti adoperate nell</text:span><text:span text:style-name="T6384">’</text:span><text:span text:style-name="T6385">opera in musica, d</text:span><text:span text:style-name="T6386">’</text:span><text:span text:style-name="T6387">essere intimamente connesse all</text:span><text:span text:style-name="T6388">’</text:span><text:span text:style-name="T6389">azione drammatica.<text:s/></text:span><text:span text:style-name="T6390">Quello adunque, che nel citato luogo fu osservato, basta a stabilire particolarmente per la danza teatrale la medesima necessità. Costituendo questa bella disciplina una parte del nostro spettacolo, non altrimenti che strettamente connessa all</text:span><text:span text:style-name="T6391">’</text:span><text:span text:style-name="T6392">azione drammatica può fare unità col suo tutto, né senza unità può opera alcuna conseguire perfezione o bellezza.</text:span></text:p>
      <text:p text:style-name="p">[Sez.VI.2.1.2]<text:s/><text:span text:style-name="T6393">Pure, se v</text:span><text:span text:style-name="T6394">’</text:span><text:span text:style-name="T6395">è parte nell</text:span><text:span text:style-name="T6396">’</text:span><text:span text:style-name="T6397">opera in musica italiana che più si allontani da tale unità, i balli son dessi, a considerargli secondoché d</text:span><text:span text:style-name="T6398">’</text:span><text:span text:style-name="T6399">ordinario vengono composti.<text:s/></text:span><text:span text:style-name="T6400">Tu avrai l</text:span><text:span text:style-name="T6401">’</text:span><text:span text:style-name="T6402">animo occupato da una favola di greco, o di romano argomento, quando ecco salta fuori una truppa di Persiani o di Cinesi, che ti comincia un ballo di strana foggia in una scena passeggiata poc</text:span><text:span text:style-name="T6403">’</text:span><text:span text:style-name="T6404">anzi dal greco o dal romano coturno. Chi non vede che sì fatto ballo sta in quel luogo, per così dire, a pigione, e che non alla sola unità d</text:span><text:span text:style-name="T6405">’</text:span><text:span text:style-name="T6406">azione, ma ripugna a un tempo stesso a tutt</text:span><text:span text:style-name="T6407">’</text:span><text:span text:style-name="T6408">e tre l</text:span><text:span text:style-name="T6409">’</text:span><text:span text:style-name="T6410">unità del dramma? Né è questo il solo inconveniente: il dramma è tragico, e l</text:span><text:span text:style-name="T6411">’</text:span><text:span text:style-name="T6412"><text:s/>ballo è le più volte buffonesco; il che arresta quel movimento, che la favola ne avea desto nell</text:span><text:span text:style-name="T6413">’</text:span><text:span text:style-name="T6414">animo, e per conseguente estingue tutto il drammatico piacere. Che maraviglia poi, se lo spettatore si attedia del dramma, quando quel moto, nel quale consiste il piacere che a noi reca l</text:span><text:span text:style-name="T6415">’</text:span><text:span text:style-name="T6416">azione drammatica, si estingue nel suo cuore da un contrario movimento che vi cagiona la danza? È questa una<text:s/></text:span><text:soft-page-break/><text:span text:style-name="T6417">delle principali cagioni della poca attenzione che si dà per ordinario alla favola tragica. Tanto più, che l</text:span><text:span text:style-name="T6418">’</text:span><text:span text:style-name="T6419">uomo è formato in modo ch</text:span><text:span text:style-name="T6420">’</text:span><text:span text:style-name="T6421">egli, da una seria applicazione, è naturalmente menato al divertimento e al riso; ma non così facilmente torna poi da questo ad applicarsi a un serio affare. Vi sperimenta anzi un</text:span><text:span text:style-name="T6422">’</text:span><text:span text:style-name="T6423">intrinseca ripugnanza (né può farlo immediatamente, e quasi d</text:span><text:span text:style-name="T6424">’</text:span><text:span text:style-name="T6425">un salto), ma ha bisogno d</text:span><text:span text:style-name="T6426">’</text:span><text:span text:style-name="T6427">esservi disposto e di passare, a dir così, per uno stato intermedio. Dalla quale proprietà dell</text:span><text:span text:style-name="T6428">’</text:span><text:span text:style-name="T6429">animo nostro avviene, che solazzato egli, e come infralito da un ballo por lo più comico, non ha più coraggio, né forza di rimirare la maestà de</text:span><text:span text:style-name="T6430">’</text:span><text:span text:style-name="T6431"><text:s/>tragici suggetti. Io me ne richiamo all</text:span><text:span text:style-name="T6432">’</text:span><text:span text:style-name="T6433">esperienza che può farne ciascuno. Esamini sé medesimo lo spettatore, e s</text:span><text:span text:style-name="T6434">’</text:span><text:span text:style-name="T6435">avvedrà, che non pruova egli mai tanta ripugnanza di dare orecchio alle parole degli attori, quanta allora che sia terminato un ballo fatto come sogliano essere i nostri.</text:span></text:p>
      <text:p text:style-name="p">[Sez.VI.2.1.3]<text:s/><text:span text:style-name="T6436">Tal sorta dunque di ballo contamina l</text:span><text:span text:style-name="T6437">’</text:span><text:span text:style-name="T6438">intero spettacolo, e fa che il popolo incontri del tedio, là dove egli fu tratto dalla speranza del piacere.<text:s/></text:span><text:span text:style-name="T6439">Per l</text:span><text:span text:style-name="T6440">’</text:span><text:span text:style-name="T6441">opposto, un ballo che abbia unione colla favola, alimenta ed accresce l</text:span><text:span text:style-name="T6442">’</text:span><text:span text:style-name="T6443">affetto acceso da questa e ci rende curiosi del proseguimento.</text:span></text:p>
      <text:p text:style-name="p"><text:span text:style-name="anchor">[testo_Sez.</text:span><text:span text:style-name="anchor">VI.2.1.4]<text:s/></text:span><text:span text:style-name="T6444">Ma quale sarà il modo d</text:span><text:span text:style-name="T6445">’</text:span><text:span text:style-name="T6446">ottenere sì fatta unione?<text:s/></text:span><text:span text:style-name="T6447">Il suggetto della danza vuol esser tratto da quelle azioni, che il poeta drammatico suppone che accadano negl</text:span><text:span text:style-name="T6448">’</text:span><text:span text:style-name="T6449">intervalli degli atti, o che si può supporre che avvengano in quel tempo. Per esempio, nell</text:span><text:span text:style-name="T6450">’</text:span><text:span text:style-name="T6451">intervallo che passa tra l</text:span><text:span text:style-name="T6452">’</text:span><text:span text:style-name="T6453"><text:s/>primo e l</text:span><text:span text:style-name="T6454">’</text:span><text:span text:style-name="T6455"><text:s/>secondo atto dell</text:span><text:span text:style-name="T6456">’</text:span><text:span text:style-name="T6457">Achille in Sciro</text:span><text:span text:style-name="T6458">, finge il poeta che Arcade seguace d</text:span><text:span text:style-name="T6459">’</text:span><text:span text:style-name="T6460">UIisse faccia dalle navi trasportar sul lido i doni, che questo eroe destinava a Licomede re dell</text:span><text:span text:style-name="T6461">’</text:span><text:span text:style-name="T6462">isola, e che poi istruisca i soldati d</text:span><text:span text:style-name="T6463">’</text:span><text:span text:style-name="T6464">Ulisse a fingere un guerriero tumulto, per risvegliare il genio militare del travestito Achille. Qual più bella materia di questa per un ballo? I nostri danzatori adopran pure somiglianti materie, quando veruna connessione abbiano col dramma, e giungono, ciò non ostante, a piacere. Molto più dunque piaceranno, ove sì strettamente sieno connesse al loro tutto. Qual diletto non avrà il popolo, in vedere la favola continuata non più con parole, ma a forza della sola danza? Posto che il ballerino abbia i talenti necessari per discernere quando convenga far comparire Arcade, quando fargli abbandonare la scena affinché non raffreddi lo spettacolo, quali azioni, quali disegni sieno propri della danza, quali sieno da rigettare, come incapaci d</text:span><text:span text:style-name="T6465">’</text:span><text:span text:style-name="T6466">essere ben espressi dal pantomimo.</text:span></text:p>
      <text:p text:style-name="p">[Sez.VI.2.1.5]<text:s/><text:span text:style-name="T6467">A tal effetto sarebbe desiderabile, che la composizione del ballo teatrale fosse addossata, non al ballerino, ma al poeta, assistito bensì dal primo.<text:s/></text:span><text:span text:style-name="T6468">Niuno meglio dell</text:span><text:span text:style-name="T6469">’</text:span><text:span text:style-name="T6470">autore del dramma può conoscere ciò che più unisca un atto all</text:span><text:span text:style-name="T6471">’</text:span><text:span text:style-name="T6472">altro, e ciò,<text:s/></text:span><text:soft-page-break/><text:span text:style-name="T6473">ch</text:span><text:span text:style-name="T6474">’</text:span><text:span text:style-name="T6475">egli finge, o si può fingere, che tra l</text:span><text:span text:style-name="T6476">’</text:span><text:span text:style-name="T6477">uno e l</text:span><text:span text:style-name="T6478">’</text:span><text:span text:style-name="T6479">altro intervenga. E dall</text:span><text:span text:style-name="T6480">’</text:span><text:span text:style-name="T6481">altra parte il ballerino additerebbe al poeta quello che non si può graziosamente esprimere colla danza. Composte così le scene del ballo, si potrebbe occupare il danzatore a ben idearne l</text:span><text:span text:style-name="T6482">’</text:span><text:span text:style-name="T6483">esecuzione, e ciò fatto, a comunicare al maestro di musica le suo idee, affinché la musica s</text:span><text:span text:style-name="T6484">’</text:span><text:span text:style-name="T6485">accordi a spiegare per mezzo del suono ciò ch</text:span><text:span text:style-name="T6486">’</text:span><text:span text:style-name="T6487">egli spiegherà colla danza: sì perché venga osservata l</text:span><text:span text:style-name="T6488">’</text:span><text:span text:style-name="T6489">unità tra la danza e la musica, sì ancora perché quella musica, che ha una medesima espressione colla danza, fa miracolosi effetti sul ballerino ; gli reca una forza, un coraggio, un fuoco, che onninamente gli mancherebbero, se la musica non fosse espressiva. Chi ha i piedi eruditi, e chi sa il dominio della musica sullo spirito e sulla macchina dell</text:span><text:span text:style-name="T6490">’</text:span><text:span text:style-name="T6491">uomo, non dubiterà d</text:span><text:span text:style-name="T6492">’</text:span><text:span text:style-name="T6493">esagerazione in ciò che asseriamo. Queste forza della musica si sperimenta in un modo maraviglioso su</text:span><text:span text:style-name="T6494">’</text:span><text:span text:style-name="T6495"><text:s/>nostri tarantolati. A un di costoro, ancorché giaccia infermo e destiuto d</text:span><text:span text:style-name="T6496">’</text:span><text:span text:style-name="T6497">ogni vigore, si faccia sentire una sonata che gli vada a verso, egli si leverà sì prontamente, come se fosse nel periodo più florido di sua vita, e danzerà in modo, e sì lungamente, che qualunque robusto uomo si sgomenterà di fare altrettanto. Ma se per caso cessi quel suono improvvisamente, durante la danza, il tarantolato stramazzerà all</text:span><text:span text:style-name="T6498">’</text:span><text:span text:style-name="T6499">istante, e ricadrà, come tocco da un fulmine, in un abbattimento peggior del primo.</text:span></text:p>
      <text:p text:style-name="p"><text:span text:style-name="anchor">[testo_Sez.</text:span><text:span text:style-name="anchor">VI.2.1.6]<text:s/></text:span><text:span text:style-name="T6500">Da ciò che abbiam osservato intorno a</text:span><text:span text:style-name="T6501">’</text:span><text:span text:style-name="T6502"><text:s/>suggetti de</text:span><text:span text:style-name="T6503">’</text:span><text:span text:style-name="T6504"><text:s/>balli teatrali, si vede che il melodramma ha mestieri d</text:span><text:span text:style-name="T6505">’</text:span><text:span text:style-name="T6506">esser diviso in maniera, che ciascun atto termini in luogo che offerisca un verisimile attacco alla danza; la qual cosa non sarà difficile a un accorto poeta.<text:s/></text:span><text:span text:style-name="T6507">Ma quando la favola ne porgesse l</text:span><text:span text:style-name="T6508">’</text:span><text:span text:style-name="T6509">occasione in mezzo a un atto, io vorrei che non fosse creduto un reato, se, invece di riserbar la danza per la fine dell</text:span><text:span text:style-name="T6510">’</text:span><text:span text:style-name="T6511">atto, si facesse nel corso di esso. I balli della più volte ricordata<text:s/></text:span><text:span text:style-name="T6512">Alceste</text:span><text:span text:style-name="T6513"><text:s/>intervengono tutti non già negl</text:span><text:span text:style-name="T6514">’</text:span><text:span text:style-name="T6515">intervalli, ma nel bel mezzo dagli atti, e vi stanno a maraviglia, perché richiesti dall</text:span><text:span text:style-name="T6516">’</text:span><text:span text:style-name="T6517">azione medesima.</text:span></text:p>
      <text:p text:style-name="p"><text:span text:style-name="anchor">[testo_Sez.</text:span><text:span text:style-name="anchor">VI.2.1.7]<text:s/></text:span><text:span text:style-name="T6518">Taluno forse dubiterà, che tanta connessione tra l</text:span><text:span text:style-name="T6519">’</text:span><text:span text:style-name="T6520"><text:s/>ballo e l</text:span><text:span text:style-name="T6521">’</text:span><text:span text:style-name="T6522"><text:s/>dramma non produca una rincrescevole monotonia, e crederà che i danzatori scelgano espressamente suggetti che niuno attacco abbiano colla favola drammatica, per condir l</text:span><text:span text:style-name="T6523">’</text:span><text:span text:style-name="T6524">opera col sale della varietà.<text:s/></text:span><text:span text:style-name="T6525">Ma chi è preso da sì fatto dubbio, che mai direbbe, se vedesse in un medesimo quadro da una parte dipinto Alessandro inteso a militari imprese, e dall</text:span><text:span text:style-name="T6526">’</text:span><text:span text:style-name="T6527">altra un Arlecchino che sia tutto in sul trastullare, senza che il pittore abbia messa veruna connessione tra questi due personaggi? O se vedesse che in un edifizio le finestre non posassero, com</text:span><text:span text:style-name="T6528">’</text:span><text:span text:style-name="T6529">è solito, sopra una medesima linea, sopra un<text:s/></text:span><text:soft-page-break/><text:span text:style-name="T6530">medesimo davanzale, ma qual giù qual su, quale in mezzo, e questa fosse un palmo discosta dall</text:span><text:span text:style-name="T6531">’</text:span><text:span text:style-name="T6532">altra, e quella dieci, e una quadra, e una rotonda, e va discorrendo, che direbbe egli al pittore, o all</text:span><text:span text:style-name="T6533">’</text:span><text:span text:style-name="T6534">architetto, che credessero avere in tal guisa allontanata dalle loro opere la noiosa uniformità? Se egli avrà mai esaminata l</text:span><text:span text:style-name="T6535">’</text:span><text:span text:style-name="T6536">essenza della perfezione e della bellezza, risponderà all</text:span><text:span text:style-name="T6537">’</text:span><text:span text:style-name="T6538">inesperto artista, che la bella varietà non consiste in un ammasso di cose, le quali niuna lega abbian tra loro (che ciò costituisce l</text:span><text:span text:style-name="T6539">’</text:span><text:span text:style-name="T6540">imperfezione e la bruttezza), ma nella moltiplicità delle cose tendenti a una medesima unità. Così quel confuso ammasso di finestre è deforme; ma se esse fossero uniformi, equidistanti e sulla medesima linea disposte, questa esatta unità bella renderebbe la loro serie, e tanto più bella, quanto il loro numero fosse maggiore. Adunque il dramma, la musica, la pronunziazione, la decorazione e la danza, essendo le cinque parti che concorrono a formare l</text:span><text:span text:style-name="T6541">’</text:span><text:span text:style-name="T6542">opera in musica, se si vuole che piacciano, vanno marcate della medesima unità. I Greci infatti aveano per vizioso quel ballo, che col dramma non connettesse, ed Aristotile il disapprova altamente. Non rincresca al lettore, ch</text:span><text:span text:style-name="T6543">’</text:span><text:span text:style-name="T6544">io mi richiami sì spesso al gusto de</text:span><text:span text:style-name="T6545">’</text:span><text:span text:style-name="T6546"><text:s/>Greci. Sono essi, per consenso d</text:span><text:span text:style-name="T6547">’</text:span><text:span text:style-name="T6548">ognuno, i maestri delle belle arti; e noi, ad onta de</text:span><text:span text:style-name="T6549">’</text:span><text:span text:style-name="T6550"><text:s/>gran lumi che vantiamo, siamo a</text:span><text:span text:style-name="T6551">’</text:span><text:span text:style-name="T6552"><text:s/>medesimi molto addietro finora.</text:span></text:p>
      <text:p text:style-name="p"><text:span text:style-name="anchor">[testo_Sez.</text:span><text:span text:style-name="anchor">VI.2.1.8]<text:s/></text:span><text:span text:style-name="T6553">Quanto poi a</text:span><text:span text:style-name="T6554">’</text:span><text:span text:style-name="T6555"><text:s/>nostri ballerini, se essi per lo più scelgono danze che niuna convenienza hanno col dramma, nol fanno mica per zelo della varietà, ma sì perché que</text:span><text:span text:style-name="T6556">’</text:span><text:span text:style-name="T6557"><text:s/>balli sono più acconci al loro stile, e sì perché non sanno, o non si vogliono dar pensiero d</text:span><text:span text:style-name="T6558">’</text:span><text:span text:style-name="T6559">inventar quelle danze che farebbero al proposito.<text:s/></text:span><text:span text:style-name="T6560">Ma que</text:span><text:span text:style-name="T6561">’</text:span><text:span text:style-name="T6562"><text:s/>danzatori, che non trascurarono le cognizioni necessarie al loro mestiere, entrano pienamente nel nostro avviso. Ecco ciò che scrive uno di essi, che più si è distinto a</text:span><text:span text:style-name="T6563">’</text:span><text:span text:style-name="T6564"><text:s/>nostri giorni ne</text:span><text:span text:style-name="T6565">’</text:span><text:span text:style-name="T6566"><text:s/>balli teatrali:<text:s/></text:span><text:span text:style-name="quote.c">«Finché i balli dell</text:span><text:span text:style-name="quote.c">’</text:span><text:span text:style-name="quote.c">opera in musica non saranno uniti strettamente al dramma, e non concorreranno alla sua esposizione, al suo nodo e al suo scioglimento, essi saranno freddi e spiacevoli. Ogni ballo dovrebbe a mio parere offerire una scena, che incatenasse e legasse intimamente il primo atto al secondo, il secondo col terzo ecc.»</text:span><text:span text:style-name="Appelnotedebasdep."><text:note text:note-class="footnote" text:id="_ftn105"><text:note-citation>106</text:note-citation><text:note-body><text:p text:style-name="Notedebasdepage"><text:s/>M. Noverre,<text:s/><text:span text:style-name="T6567">Lettres sur la danse et les ballets</text:span>.</text:p></text:note-body></text:note></text:span><text:span text:style-name="T6568">.</text:span></text:p>
      <text:h text:style-name="Titre4" text:outline-level="4">§ II. A qual genere appartenga la danza teatrale</text:h>
      <text:p text:style-name="p">[Sez.VI.2.2.1]<text:s/><text:span text:style-name="T6569">Dovendo adunque il ballo teatrale essere una continuazione della favola drammatica, egli vuol essere atto all</text:span><text:span text:style-name="T6570">’</text:span><text:span text:style-name="T6571">espression degli affetti.<text:s/></text:span><text:span text:style-name="T6572">Quindi il patetico<text:s/></text:span><text:soft-page-break/><text:span text:style-name="T6573">della danza, o sia il pantomimo, dovrà sempre regnare in esso, congiunto però a tutte quelle grazie, nelle quali consiste l</text:span><text:span text:style-name="T6574">’</text:span><text:span text:style-name="T6575">estetico di questa disciplina.</text:span></text:p>
      <text:p text:style-name="p"><text:span text:style-name="anchor">[testo_Sez.</text:span><text:span text:style-name="anchor">VI.2.2.2]<text:s/></text:span><text:span text:style-name="T6576">Ma non ogni spezie di pantomimo si vuol trovare insieme nel ballo teatrale, come si costuma in oggi, mal grado che il buon gusto ne abbia.<text:s/></text:span><text:span text:style-name="T6577">Gli antichi, non ostante che del pantomimo facessero le loro delizie, non incorsero però mai in tale sconvenevolezza. Essi ne</text:span><text:span text:style-name="T6578">’</text:span><text:span text:style-name="T6579"><text:s/>loro spettacoli quel solo pantomimo ammetteano, che fosse del medesimo genere col dramma a cui si frammettea, di modo che alle tragedie non accoppiavano mai una danza grottesca, ma solo l</text:span><text:span text:style-name="T6580">’</text:span><text:span text:style-name="T6581">emmelie, serio e maestoso pantomimo. E per opposto fra le commedie niuna danza seria o eroica mai compariva, ma solo il cordace, pantomimo grottesco e pieno della licenza delle loro commedie. Il medesimo discernimento dovrebbe oggi osservarsi su</text:span><text:span text:style-name="T6582">’</text:span><text:span text:style-name="T6583"><text:s/>nostri teatri, non ammettendo nelle tragedie in musica se non l</text:span><text:span text:style-name="T6584">’</text:span><text:span text:style-name="T6585">eroico pantomimo, unito, quando lo richieda il suggetto, a quello di mezzo carattere. Il pantomimo grottesco debbe aver luogo solo nelle opere comiche musicali.</text:span></text:p>
      <text:p text:style-name="p"><text:span text:style-name="anchor">[testo_Sez.</text:span><text:span text:style-name="anchor">VI.2.2.3]<text:s/></text:span><text:span text:style-name="T6586">Un</text:span><text:span text:style-name="T6587">’</text:span><text:span text:style-name="T6588">altra conseguenza, che deriva da ciò che abbiam ragionato nel paragrafo antecedente, si è che nel ballo teatrale non deve entrar mai il ballo alto, come quello ch</text:span><text:span text:style-name="T6589">’</text:span><text:span text:style-name="T6590">è incapace di servire all</text:span><text:span text:style-name="T6591">’</text:span><text:span text:style-name="T6592">imitazion degli affetti.<text:s/></text:span><text:span text:style-name="T6593">Quel ballerino, che ha creduto fin qui che a divenire famoso bastasse distinguersi in una cavriola o in un mulinetto, dirà in questo ch</text:span><text:span text:style-name="T6594">’</text:span><text:span text:style-name="T6595">io parli da autore, non da ballerino, come fu detto poco fa al Cahusac, il quale non dissimili verità volea persuadere a</text:span><text:span text:style-name="T6596">’</text:span><text:span text:style-name="T6597"><text:s/>danzatori francesi. Nondimeno, quelli tra loro che con occhio filosofico penetrarono l</text:span><text:span text:style-name="T6598">’</text:span><text:span text:style-name="T6599">indole della loro professione, benché eccellenti nel ballo alto, pure, posto giù questo, tutti si diedero al pantomimo, confessando che la danza non sarebbe mai giunta alla sua perfezione, finché a questo non rivolgessero i ballerini tutti i loro pensieri. Vagliami per tutti il prenominato Noverre, le di cui danze hanno riscosso recentemente i più lusinghieri applausi de</text:span><text:span text:style-name="T6600">’</text:span><text:span text:style-name="T6601"><text:s/>teatri di Parigi, di Londra e d</text:span><text:span text:style-name="T6602">’</text:span><text:span text:style-name="T6603">altre insigni città d</text:span><text:span text:style-name="T6604">’</text:span><text:span text:style-name="T6605">Europa. Questo illuminato danzatore nella decima delle sue lettere sulla danza<text:s/></text:span><text:span text:style-name="quote.c">«Se vogliamo (dice) avvicinare alla verità la nostr</text:span><text:span text:style-name="quote.c">’</text:span><text:span text:style-name="quote.c">arte, bisognerebbe dar meno attenzione alle gambe e più cura alle braccia; abbandonare le cavriole per l</text:span><text:span text:style-name="quote.c">’</text:span><text:span text:style-name="quote.c">interesse de</text:span><text:span text:style-name="quote.c">’</text:span><text:span text:style-name="quote.c"><text:s/>gesti; far meno passi difficili e maneggiar meglio la fisonomia; non mettere tanta forza nell</text:span><text:span text:style-name="quote.c">’</text:span><text:span text:style-name="quote.c">esecuzione, ma mischiarvi più senso; allontanarsi con grazia dalle regole strette della scuola per seguire le impressioni della natura, e dare alla danza l</text:span><text:span text:style-name="quote.c">’</text:span><text:span text:style-name="quote.c">anima e l</text:span><text:span text:style-name="quote.c">’</text:span><text:span text:style-name="quote.c">azione, che deve avere per interessare»</text:span><text:span text:style-name="T6606">. Pilade, Batillo, Ila, e quegli altri famosi danzatori che furono sì cari alla<text:s/></text:span><text:soft-page-break/><text:span text:style-name="T6607">colta e dilicata corte d</text:span><text:span text:style-name="T6608">’</text:span><text:span text:style-name="T6609">Augusto, non immortalarono i loro nomi spiccando salti e intrecciando cavriole, ma sì rendendosi maravigliosi nell</text:span><text:span text:style-name="T6610">’</text:span><text:span text:style-name="T6611">esprimere colla danza le umane passioni: del che ne dà Macrobio una palpabil pruova. Rapporta questo scrittore</text:span><text:span text:style-name="Appelnotedebasdep."><text:note text:note-class="footnote" text:id="_ftn106"><text:note-citation>107</text:note-citation><text:note-body><text:p text:style-name="Notedebasdepage"><text:s/>Nel cap. II del II lib. de’<text:s/><text:span text:style-name="T6612">Saturn</text:span>.</text:p></text:note-body></text:note></text:span><text:span text:style-name="T6613">, che Pilade, saltando l</text:span><text:span text:style-name="T6614">’</text:span><text:span text:style-name="T6615">Ercole furioso</text:span><text:span text:style-name="T6616"><text:s/>si accese per modo della passione che voleva imitare, che giunse tra le sue smanie ad avventar saette contro al popolo; e che ripetendo la stessa danza in casa d</text:span><text:span text:style-name="T6617">’</text:span><text:span text:style-name="T6618">Augusto, invaso dal furore medesimo scoccò de</text:span><text:span text:style-name="T6619">’</text:span><text:span text:style-name="T6620"><text:s/>dardi contra lo stesso imperatore, senza che la maestà del popolo romano, né quella d</text:span><text:span text:style-name="T6621">’</text:span><text:span text:style-name="T6622">Augusto, si mostrasse offesa dell</text:span><text:span text:style-name="T6623">’</text:span><text:span text:style-name="T6624">entusiasmo del ballerino. E Luciano nel dialogo intitolato la<text:s/></text:span><text:span text:style-name="T6625">Danza</text:span><text:span text:style-name="T6626"><text:s/>definisce questa per un</text:span><text:span text:style-name="T6627">’</text:span><text:span text:style-name="quote.c">«arte che fa professione d</text:span><text:span text:style-name="quote.c">’</text:span><text:span text:style-name="quote.c">esprimere il costumi e le passioni degli uomini, e di contraffare ora l</text:span><text:span text:style-name="quote.c">’</text:span><text:span text:style-name="quote.c">allegro, ora il malinconico, ora il placido, ora il collerico»</text:span><text:span text:style-name="T6628">: riducendo così tutta quest</text:span><text:span text:style-name="T6629">’</text:span><text:span text:style-name="T6630">arte alla danza bassa, senza far ricordo alcuno dell</text:span><text:span text:style-name="T6631">’</text:span><text:span text:style-name="T6632">alta. Depongano dunque una volta i nostri danzatori su questo particolare i loro pregiudizi. Essi debbono badare a rendersi eccellenti nell</text:span><text:span text:style-name="T6633">’</text:span><text:span text:style-name="T6634">imitazion degli affetti, non già nel ballo alto. Questa inferiore spezie di ballo, che non va né anche messa al novero delle belle arti, si rinunzi pure</text:span><text:span text:style-name="T6635">’</text:span><text:span text:style-name="T6636"><text:s/>a quelli tra</text:span><text:span text:style-name="T6637">’</text:span><text:span text:style-name="T6638"><text:s/>nostri bagattellieri che fanno spettacolo dell</text:span><text:span text:style-name="T6639">’</text:span><text:span text:style-name="T6640">agilità di lor gambe, i quali, a dirla, riescono essai meglio che essi nel ballo alto.</text:span></text:p>
      <text:h text:style-name="Titre4" text:outline-level="4">§. III. Avvertenze intorno all’esecuzione della medesima</text:h>
      <text:p text:style-name="p">[Sez.VI.2.3.1]<text:s/><text:span text:style-name="T6641">Tutto ciò propriamente appartiene alla teoria della danza teatrale, donde, passando alla sua pratica, dee primieramente il maestro de</text:span><text:span text:style-name="T6642">’</text:span><text:span text:style-name="T6643"><text:s/>balli badare a distribuire in modo la favola pantomimica fra tutti i ballanti, che niuno paia venuto là per far numero.<text:s/></text:span><text:span text:style-name="T6644">Nondimeno questa distribuzione va eseguita in maniera che il pantomimo sia tanto men forte e men carico, quanto è meno la parte che ha il ballante nella favola. Il che fa, che più attenzione meriti l</text:span><text:span text:style-name="T6645">’</text:span><text:span text:style-name="T6646">ultimo de</text:span><text:span text:style-name="T6647">’</text:span><text:span text:style-name="T6648"><text:s/>figuranti, che i primi ballerini, per la stessa ragione per cui, parlando della pronunziazione, si disse quella delle ultime parti essere più malagevole che la pronunziazione delle prime. Quindi è che poca pratichezza mostrano nella loro professione que</text:span><text:span text:style-name="T6649">’</text:span><text:span text:style-name="T6650"><text:s/>maestri di balli, che tutta la loro attenzione consumando attorno a</text:span><text:span text:style-name="T6651">’</text:span><text:span text:style-name="T6652"><text:s/>primi ballerini, lasciano i figuranti in loro balia.</text:span></text:p>
      <text:p text:style-name="p"><text:span text:style-name="anchor">[testo_Sez.</text:span><text:span text:style-name="anchor">VI.2.3.2]<text:s/></text:span><text:span text:style-name="T6653">Procuri in oltre d</text:span><text:span text:style-name="T6654">’</text:span><text:span text:style-name="T6655">osservar tra</text:span><text:span text:style-name="T6656">’</text:span><text:span text:style-name="T6657"><text:s/>ballanti la degradazione della statura, per modo che quanto più le figure si allontanano dallo spettatore, tanto più la loro statura vada decrescendo.<text:s/></text:span><text:span text:style-name="T6658">So che ciò non può sempre riuscire, ma quando il<text:s/></text:span><text:soft-page-break/><text:span text:style-name="T6659">maestro de</text:span><text:span text:style-name="T6660">’</text:span><text:span text:style-name="T6661"><text:s/>balli abbia accorgimento, riuscirà più spesso che non si crede, massimamente quando il ballo nella sua introdduzione fa una parte della decorazion teatrale. Ecco come anni sono si governò un perito maestro. Il ballo dovea rappresentare una caccia. Egli divise i trentasei figuranti, di cui quella truppa era composta, in sei classi, ciascuna di sei persone, tre delle quali erano uomini ed altrettante donne. La prima classe comprendea le persone della più vantaggiosa statura; la seconda era più bassi di quella; la terza più bassa della seconda, e via via; sì che l</text:span><text:span text:style-name="T6662">’</text:span><text:span text:style-name="T6663">ultima era formata da ragazzi e ragazze. Tutte poi queste classi erano abbigliate uniformemente e senza differenza veruna. Usciva la prima classe dal luogo più vicino agli spettatori, né veniva scendendo da su in giù, ma uscendo da un lato del proscenio s</text:span><text:span text:style-name="T6664">’</text:span><text:span text:style-name="T6665">inoltrava verso l</text:span><text:span text:style-name="T6666">’</text:span><text:span text:style-name="T6667">altro: insomma spaziava per la larghezza del proscenio, non già per la lunghezza. Fatto il suo pantomimo, questa classe, quasi inseguendo le fiere, se n</text:span><text:span text:style-name="T6668">’</text:span><text:span text:style-name="T6669">entrava pel luogo opposto a quello ond</text:span><text:span text:style-name="T6670">’</text:span><text:span text:style-name="T6671">era uscita. Entrata questa, usciva la seconda da luogo più lontano, ed eseguito anch</text:span><text:span text:style-name="T6672">’</text:span><text:span text:style-name="T6673">essa il suo pantomimo, dispariva come la prima. La terza, la quarta, la quinta facevano il medesimo. I fanciulli finalmente, che formavano la festa, comparvero dal fondo del proscenio, facendo un passaggio sopra un ponte. Siccome la statura de</text:span><text:span text:style-name="T6674">’</text:span><text:span text:style-name="T6675"><text:s/>figuranti degradava, degradava parimente la musica, talché quella dell</text:span><text:span text:style-name="T6676">’</text:span><text:span text:style-name="T6677">ultima comparsa era così sommessa, che pareva un suono di stromenti da caccia che venisse di gran lontananza. Ora questa degradazione di statura e di musica, fece sul teatro il più bel giuoco. Il popolo vedendo i figuranti tanto più impicciolire, quanto più andavano in là, credea che fossero sempre que</text:span><text:span text:style-name="T6678">’</text:span><text:span text:style-name="T6679"><text:s/>medesimi ch</text:span><text:span text:style-name="T6680">’</text:span><text:span text:style-name="T6681">erano comparsi da prima, ma dalla lontananza impiccioliti; e l</text:span><text:span text:style-name="T6682">’</text:span><text:span text:style-name="T6683">occhio, sedotto da quello inganno, mostrava gli oggetti in una distanza maravigliosa. Con questa degradazione di statura e di musica, andò d</text:span><text:span text:style-name="T6684">’</text:span><text:span text:style-name="T6685">accordo anche quella de</text:span><text:span text:style-name="T6686">’</text:span><text:span text:style-name="T6687"><text:s/>colori delle vestimenta, onde parlammo in altro luogo.</text:span></text:p>
      <text:p text:style-name="p">[Sez.VI.2.3.3]<text:s/><text:span text:style-name="T6688">Ma sopra un altro teatro un mal accorto maestro fece passare una truppa di gente a cavallo sopra un lontanissimo ponte, il quale era più picciolo della persona che su vi passava; disproporzione, che offese l</text:span><text:span text:style-name="T6689">’</text:span><text:span text:style-name="T6690">occhio de</text:span><text:span text:style-name="T6691">’</text:span><text:span text:style-name="T6692"><text:s/>meno intendenti.<text:s/></text:span><text:span text:style-name="T6693">O il passaggio doveva essere eseguito da fanciulli montati sopra finti cavalli, o il ponte doveva essere più vicino.</text:span></text:p>
      <text:p text:style-name="p">[Sez.VI.2.3.4]<text:s/><text:span text:style-name="T6694">Che se quella comparsa lontana dovesse essere eseguita da ballerini che fanno le prime parti nella danza, allora la comparsa si farà da un fanciullo, e a questo, quando sarà tempo che il personaggio s</text:span><text:span text:style-name="T6695">’</text:span><text:span text:style-name="T6696">avvicini per dar principio alla sua parte, si sostituirà destramente il ballerino vestito alla stessa foggia del fanciullo.</text:span></text:p>
      <text:soft-page-break/>
      <text:p text:style-name="p">[Sez.VI.2.3.5]<text:s/><text:span text:style-name="T6697">Di più, particolarmente nel pantomimo di mezzo carattere e nel grottesco, i quali sogliono abbondare di scene di pianto e di riso, di sdegni e di riconciliazioni, procuri che le scene di pianto, di disperazione, di dolore, sieno lunghe e frequenti, interrotte bensì ad ora ad ora da scene di riso, di riconciliazioni, d</text:span><text:span text:style-name="T6698">’</text:span><text:span text:style-name="T6699">allegrezze.<text:s/></text:span><text:span text:style-name="T6700">Queste scene però di contentezze sieno brevissime, poiché quando somiglianti scene sieno punto punto lunghe e frequenti, danno nel languido e nel noioso. Perciò i<text:s/></text:span><text:span text:style-name="T6701">pas de deux</text:span><text:span text:style-name="T6702">, e simili altri balli, in cui vanno per l</text:span><text:span text:style-name="T6703">’</text:span><text:span text:style-name="T6704">ordinario a terminare queste scene di contenti, se non son corti, ed animati da sentimenti, sogliono riuscire episodici e freddissimi.</text:span></text:p>
      <text:p text:style-name="p"><text:span text:style-name="anchor">[testo_Sez.</text:span><text:span text:style-name="anchor">VI.2.3.6]<text:s/></text:span><text:span text:style-name="T6705">Si occupi finalmente a regolare non tanto la figura del ballo e le gambe de</text:span><text:span text:style-name="T6706">’</text:span><text:span text:style-name="T6707"><text:s/>ballerini, quanto il loro volto, perciocché questo fornisce i più espressivi mezzi all</text:span><text:span text:style-name="T6708">’</text:span><text:span text:style-name="T6709">imitazion degli affetti.<text:s/></text:span><text:span text:style-name="T6710">Il che fa abbastanza comprendere quanto l</text:span><text:span text:style-name="T6711">’</text:span><text:span text:style-name="T6712">uso delle maschere sia condannabile nel ballo teatrale, e generalmente in ogni scenica azione. La maschera nuoce all</text:span><text:span text:style-name="T6713">’</text:span><text:span text:style-name="T6714">attore (sia parlante o mutolo, com</text:span><text:span text:style-name="T6715">’</text:span><text:span text:style-name="T6716">è il ballerino) e allo spettatore. All</text:span><text:span text:style-name="T6717">’</text:span><text:span text:style-name="T6718">attore toglie la più vivace e la più feconda parte de</text:span><text:span text:style-name="T6719">’</text:span><text:span text:style-name="T6720"><text:s/>pantomimici elementi, e lo riduce a quella inabilità, a cui sarebbe ridotto uno che fosse costretto a parlare con quattro sole lettere dell</text:span><text:span text:style-name="T6721">’</text:span><text:span text:style-name="T6722">abbiccì, allo spettatore la veduta della più vigorosa, della più passionevole espressione</text:span><text:span text:style-name="Appelnotedebasdep."><text:note text:note-class="footnote" text:id="_ftn107"><text:note-citation>108</text:note-citation><text:note-body><text:p text:style-name="Notedebasdepage"><text:s/>Dicea Platone:<text:s/><text:span text:style-name="quote.c">«totum hominem in capite vultuque esse»</text:span>.<text:s/>Apul.,<text:s/><text:span text:style-name="T6723">De dogmat. Platon</text:span>.</text:p></text:note-body></text:note></text:span><text:span text:style-name="T6724">. Si mascheri il volto a tutte le figure d</text:span><text:span text:style-name="T6725">’</text:span><text:span text:style-name="T6726">un quadro di qualunque eccellente pennello, e poi sia chiamato il più sagace uomo che ci viva, a spiegare, una per una, cose vogliono esprimere quelle figure. Il quesito lo dispererebbe, non ostante la felicità degli atteggiamenti adoperati dal pittore. Ma si tolga poi via la maschera. Quante novità! Che bel contrasto di sentimenti che la maschera oscurava! Che non dice quel sembiante sdegnato, quell</text:span><text:span text:style-name="T6727">’</text:span><text:span text:style-name="T6728">altro timoroso? Qui l</text:span><text:span text:style-name="T6729">’</text:span><text:span text:style-name="T6730">allegrezza che anima quelle guance, là lo squallore che ottenebra quella fronte, e d un</text:span><text:span text:style-name="T6731">’</text:span><text:span text:style-name="T6732">altra parte la tenerezza che illanguidisce due begli occhi? Ecco quante perdite cagiona la maschera. Di che convinti da lunga esperienza, i comici di Francia le hanno oggimai sbandite dal loro teatro. Molti sensati ballerini hanno fatto il medesimo; e quando loro occorra d</text:span><text:span text:style-name="T6733">’</text:span><text:span text:style-name="T6734">introdurre tritoni, fauni, ecc. non più gli mascherano, ma s</text:span><text:span text:style-name="T6735">’</text:span><text:span text:style-name="T6736">ingegnano di tinger loro il viso di tal colore, o di contrassegnare il loro capo e le membra di tali attributi, che caratterizzino que</text:span><text:span text:style-name="T6737">’</text:span><text:span text:style-name="T6738"><text:s/>personaggi.</text:span></text:p>
      <text:p text:style-name="p">[Sez.VI.2.3.7]<text:s/><text:span text:style-name="T6739">Non mi si opponga il costante uso che della maschera fecero gli antichi.<text:s/></text:span><text:span text:style-name="T6740">Questa invenzione di sozza origine, come quella a cui diede nascimento il volto<text:s/></text:span><text:soft-page-break/><text:span text:style-name="T6741">impiastrato di fango dagli attori di Tespi, nacque nell</text:span><text:span text:style-name="T6742">’</text:span><text:span text:style-name="T6743">infanzia della drammatica, e sopra un rozzo teatro. Il teatro col tempo s</text:span><text:span text:style-name="T6744">’</text:span><text:span text:style-name="T6745">ingentilì, ma non fu più nello stato d</text:span><text:span text:style-name="T6746">’</text:span><text:span text:style-name="T6747">allontanare da sé quel resto di sua antica rozzezza; e la maschera nata dal fango, e tra un popolo incolto, divenne necessaria su</text:span><text:span text:style-name="T6748">’</text:span><text:span text:style-name="T6749"><text:s/>teatri delle più polite nazioni. La ragione che rendette allora necessario sì fatto arnese, fu l</text:span><text:span text:style-name="T6750">’</text:span><text:span text:style-name="T6751">ampiezza enorme degli antichi teatri, in cui si davano gratuitamente gli spettacoli a popolo numerosissimo. La parola dunque degli attori non sarebbe giunta all</text:span><text:span text:style-name="T6752">’</text:span><text:span text:style-name="T6753">orecchio de</text:span><text:span text:style-name="T6754">’</text:span><text:span text:style-name="T6755"><text:s/>più lontani uditori, se non fosse stata soccorsa da una spezie di tromba, qual era l</text:span><text:span text:style-name="T6756">’</text:span><text:span text:style-name="T6757">antica maschera, fatta in modo che servisse a dar corpo e rimbombo alla voce. Ma oggi, che i teatri sono di gran lunga più angusti, perché la loro porta è tenuta a tutti coloro che non intendono di divertirsi a proprie spese, cessa ogni necessità di maschere. Da ciò che si è detto della maschera, s</text:span><text:span text:style-name="T6758">’</text:span><text:span text:style-name="T6759">intende ancora quanto sarebbe desiderabile che si abolisse sul teatro l</text:span><text:span text:style-name="T6760">’</text:span><text:span text:style-name="T6761">uso del belletto, il quale impedisce di vedere il cambiamento del colore, che ha tanta forza di muoverci.</text:span></text:p>
      <text:h text:style-name="Titre3" text:outline-level="3">Cap. III.<text:s/><text:line-break/>Qualità richieste in un danzatore.</text:h>
      <text:h text:style-name="Titre4" text:outline-level="4">§ I. Cognizioni necessarie a un danzatore</text:h>
      <text:p text:style-name="p"><text:span text:style-name="anchor">[testo_Sez.</text:span><text:span text:style-name="anchor">VI.3.1.1]<text:s/></text:span><text:span text:style-name="T6762">Dovendo il ballerino procurare non tanto di divenire agile e leggiero, quanto di rendere le mani e<text:s/></text:span><text:span text:style-name="T6763">‘</text:span><text:span text:style-name="T6764">l corpo eloquenti (come il filosofo Demetrio dicea d</text:span><text:span text:style-name="T6765">’</text:span><text:span text:style-name="T6766">un danzatore de</text:span><text:span text:style-name="T6767">’</text:span><text:span text:style-name="T6768"><text:s/>tempi di Nerone) egli ha mestieri d</text:span><text:span text:style-name="T6769">’</text:span><text:span text:style-name="T6770">essere iniziato in più discipline.<text:s/></text:span><text:span text:style-name="T6771">Luciano nel soprallegato dialogo sulla danza richiede in un ballerino l</text:span><text:span text:style-name="T6772">’</text:span><text:span text:style-name="T6773">intelligenza della poesia, della geometria, della musica e della filosofia. Vuole che possegga il segreto di muovere le passioni insegnato dalla rettorica; che accatti dalla pittura e dalla scultura i diversi atteggiamenti; che abbia (ciò che Tucidide attribuisce a Pericle) il segreto di discernere ogni dove il convenevole, il decoroso; che sia acuto, inventivo, giudizioso e di fino orecchio; e finalmente, che sappia la favola e la storia. È forse un pretender troppo? E non sarebbe anzi troppa la pretendono d</text:span><text:span text:style-name="T6774">’</text:span><text:span text:style-name="T6775">un ballerino, che sfornito delle cognizioni necessarie a ben esercitare li mestier suo, cercasse di comparir sul teatro d</text:span><text:span text:style-name="T6776">’</text:span><text:span text:style-name="T6777">una polita nazione? Non farebbe forse un oltraggio a quella nazione, di crederla di cattivo gusto, di facile contentatura, e capace di prender piacere in una danza intempestiva, eteroclita, sconnessa? Per contentare i Greci e i romani vi volea pur tanto; e per contentar noi non ci vorrà egli per lo meno altrettanto? Noi, che ci crediamo i depositari del gusto, e capaci di mangiar la torta in capo a tutta la Grecia e a tutta Roma.</text:span></text:p>
      <text:soft-page-break/>
      <text:p text:style-name="p"><text:span text:style-name="anchor">[testo_Sez.</text:span><text:span text:style-name="anchor">VI.3.1.2]<text:s/></text:span><text:span text:style-name="T6778">Facciamo però giustizia a danzatori dell</text:span><text:span text:style-name="T6779">’</text:span><text:span text:style-name="T6780">età nostra.<text:s/></text:span><text:span text:style-name="T6781">Non manca tra loro chi conosca questa verità, testimonio il più volte nominato Noverre, il quale nella quinta delle sue lettere non solo le cognizioni poc</text:span><text:span text:style-name="T6782">’</text:span><text:span text:style-name="T6783">anzi annoverate, ma di più quelle della notomia, della macchinistica, del disegno, richiede in un ballerino. Piacemi il recare spesso in mezzo i sentimenti di questo degno figliuol di Terpsicore, che è giunto a formarsi la vera idea dell</text:span><text:span text:style-name="T6784">’</text:span><text:span text:style-name="T6785">arte sua, traversando i pregiudizi comuni a coloro che esercitano la sua medesima professione.</text:span></text:p>
      <text:p text:style-name="p"><text:span text:style-name="anchor">[testo_Sez.</text:span><text:span text:style-name="anchor">VI.3.1.3]<text:s/></text:span><text:span text:style-name="T6786">Oltre al profitto che possano trarre dallo studio delle facultà pur or raccomandate, possano i danzatori profittare anche molto dell</text:span><text:span text:style-name="T6787">’</text:span><text:span text:style-name="T6788">osservare attentamente gli atti de</text:span><text:span text:style-name="T6789">’</text:span><text:span text:style-name="T6790"><text:s/>mutoli, i quali col movimento or d</text:span><text:span text:style-name="T6791">’</text:span><text:span text:style-name="T6792">una, or d</text:span><text:span text:style-name="T6793">’</text:span><text:span text:style-name="T6794">un</text:span><text:span text:style-name="T6795">’</text:span><text:span text:style-name="T6796">altra parte del loro corpo si compongono un visibile parlare (come lo chiama il nostro primo poeta) e un copioso vocabolario di tutto ciò che vien loro in talento d</text:span><text:span text:style-name="T6797">’</text:span><text:span text:style-name="T6798">esprimere.<text:s/></text:span><text:span text:style-name="T6799">Lionardo da Vinci, che sapea bene ciò ch</text:span><text:span text:style-name="T6800">’</text:span><text:span text:style-name="T6801">egli si dicea, assicurava che i mutoli erano i migliori maestri de</text:span><text:span text:style-name="T6802">’</text:span><text:span text:style-name="T6803"><text:s/>pittore: del medesimo possiam noi assicurare i ballerini.</text:span></text:p>
      <text:p text:style-name="p">[Sez.VI.3.1.4]<text:s/><text:span text:style-name="T6804">Può in oltre di grande uso esser loro la lettura di que</text:span><text:span text:style-name="T6805">’</text:span><text:span text:style-name="T6806"><text:s/>libri e la cognizione di quelle cose che di sopra raccomandammo agli attori per l</text:span><text:span text:style-name="T6807">’</text:span><text:span text:style-name="T6808">acquisto d</text:span><text:span text:style-name="T6809">’</text:span><text:span text:style-name="T6810">una regolare pronunziazione.<text:s/></text:span><text:span text:style-name="T6811">La pronunziazione ha colla danza una grande affinità, come fu da noi osservato, e però le loro leggi sono in buona parte all</text:span><text:span text:style-name="T6812">’</text:span><text:span text:style-name="T6813">una e all</text:span><text:span text:style-name="T6814">’</text:span><text:span text:style-name="T6815">altra comuni.</text:span></text:p>
      <text:h text:style-name="Titre4" text:outline-level="4">§ II. Taglio a lui proprio</text:h>
      <text:p text:style-name="p"><text:span text:style-name="anchor">[testo_Sez.</text:span><text:span text:style-name="anchor">VI.3.2.1]<text:s/></text:span><text:span text:style-name="T6816">Per accennare ora qualche cosa intorno alla corporatura del danzatore, essa vuol essere avvenente e ben formata; le sue membra forti insieme e snelle; la sua statura mezzana e, secondo la maniera di Policleto, né troppo alta né troppo bassa né pingue né magra, perché con gli accada quello che ad alcuni del suo mestiere intervenne sul teatro d</text:span><text:span text:style-name="T6817">’</text:span><text:span text:style-name="T6818">Antiochia.<text:s/></text:span><text:span text:style-name="T6819">Perciocché fattosi su quel teatro un ballerino cazzatello a voler rappresentare Ettore, il popolo dimandò ad alta voce quando Ettore fosse per uscire, giacché colui non era che Astianatte. E un</text:span><text:span text:style-name="T6820">’</text:span><text:span text:style-name="T6821">altra volta, mentre uno spilungone rappresentava Capaneo sotto le mura di Tebe,<text:s/></text:span><text:span text:style-name="quote.c">«Tu non dovrai (gridò il popolo) aver bisogno di scale, poiché sei più alto delle mura»</text:span><text:span text:style-name="T6822">. A un grasso,<text:s/></text:span><text:span text:style-name="quote.c">«guarda (disse), di non isfondare il palco»</text:span><text:span text:style-name="T6823">; e a un magro,<text:s/></text:span><text:span text:style-name="quote.c">«Bada a guarire e non a danzare»</text:span><text:span text:style-name="T6824">. Tanto era quel popolo buono conoscitore e di difficile contentatura.</text:span></text:p>
      <text:soft-page-break/>
      <text:h text:style-name="Titre2" text:outline-level="2">Sezione VII.<text:s/><text:line-break/>Della direzione dell’opera in musica</text:h>
      <text:p text:style-name="p"><text:span text:style-name="anchor">[testo_Sez.</text:span><text:span text:style-name="anchor">VII.0.0.1]<text:s/></text:span><text:span text:style-name="T6825">Abbiamo finora veduto qual sia il dovere di ciascuno de</text:span><text:span text:style-name="T6826">’</text:span><text:span text:style-name="T6827"><text:s/>principali artisti che vengono impiegati nell</text:span><text:span text:style-name="T6828">’</text:span><text:span text:style-name="T6829">opera in musica.<text:s/></text:span><text:span text:style-name="T6830">Dipendendo però il buon successo d</text:span><text:span text:style-name="T6831">’</text:span><text:span text:style-name="T6832">uno spettacolo non tanto da essi, quanto dall</text:span><text:span text:style-name="T6833">’</text:span><text:span text:style-name="T6834">opera di quel magistrato a cui n</text:span><text:span text:style-name="T6835">’</text:span><text:span text:style-name="T6836">è commessa la direzione, come il seguente capitolo dichiarerà: è d</text:span><text:span text:style-name="T6837">’</text:span><text:span text:style-name="T6838">uopo vedere in ultimo ciò che in particolare lo spettacolo nostro esiga dal suo direttore, e mettere così sotto un altro punto di veduta quelle medesime arti che abbiamo, ciascuna di per sé, insino a qui considerate.</text:span></text:p>
      <text:h text:style-name="Titre3" text:outline-level="3">Cap. I.<text:s/><text:line-break/>Necessità che ha l’opera in musica d’un abile direttore</text:h>
      <text:p text:style-name="p"><text:span text:style-name="anchor">[testo_Sez.</text:span><text:span text:style-name="anchor">VII.1.0.1]<text:s/></text:span><text:span text:style-name="T6839">Tutti i pubblici spettacoli, come quelli che sono destinati a trattenere un intero popolo, sogliono cagionare impressioni gagliardissime e universali.<text:s/></text:span><text:span text:style-name="T6840">Quindi sono essi in ogni tempo stati gli arbitri de</text:span><text:span text:style-name="T6841">’</text:span><text:span text:style-name="T6842"><text:s/>costumi delle intere nazioni; e le inclinazioni di queste, le loro più serie determinazioni, le loro usanze, si sono mutati a talento d</text:span><text:span text:style-name="T6843">’</text:span><text:span text:style-name="T6844">un tragico o d</text:span><text:span text:style-name="T6845">’</text:span><text:span text:style-name="T6846">un comico poeta.<text:s/></text:span><text:span text:style-name="T6847">Di ciò molti esempi ne somministra la greca storia e la romana, siccome ne</text:span><text:span text:style-name="T6848">’</text:span><text:span text:style-name="T6849"><text:s/>tempi ancora a noi più vicini abbiam veduto una sola commedia del Molière cagionare una general rivoluzione nel costume delle donne francesi</text:span><text:span text:style-name="Appelnotedebasdep."><text:note text:note-class="footnote" text:id="_ftn108"><text:note-citation>109</text:note-citation><text:note-body><text:p text:style-name="Notedebasdepage"><text:s/>V. la marchesa di Lambert nelle sue<text:s/><text:span text:style-name="T6850">Réflexions sur les femmes</text:span>.</text:p></text:note-body></text:note></text:span><text:span text:style-name="T6851"> , e un tragico poeta riformare uno de</text:span><text:span text:style-name="T6852">’</text:span><text:span text:style-name="T6853"><text:s/>maggiori monarchi del mondo, abolendo con quattro versi il costume che aveano i re di Francia, di danzare su</text:span><text:span text:style-name="T6854">’</text:span><text:span text:style-name="T6855"><text:s/>publici teatri</text:span><text:span text:style-name="Appelnotedebasdep."><text:note text:note-class="footnote" text:id="_ftn109"><text:note-citation>110</text:note-citation><text:note-body><text:p text:style-name="Notedebasdepage"><text:s/>Luigi XIII avea danzato sul publico teatro nel 1625. Luigi XIV fece il medesimo più volte fino all’anno 1670, ch’era il trigesimo secondo dell’età sua, ma in questo anno avendo assistito alla recita del Britannico, tragedia di Racine, d’allora rinunziò per sempre a’<text:s/>publici balli.<text:s/>I versi che riformarono il gran Lodovico sono i seguenti:<text:s/><text:span text:style-name="quote.c">«Pour mérite premier, pour vertu singulière, / il excelle à trainer un char dans la carrière, / à disputer des prix indignes de ses mains, / à se donner lui-même en spectacle aux Romains»</text:span>.<text:s/>V. Voltaire,<text:s/><text:span text:style-name="T6856">Siècle de Louis XIV</text:span>.</text:p></text:note-body></text:note></text:span><text:span text:style-name="T6857">.<text:s/></text:span><text:span text:style-name="T6858">Molto ancora contribuiscono gli spettacoli al progresso delle arti: e noi già osservammo fin da prima</text:span><text:span text:style-name="Appelnotedebasdep."><text:note text:note-class="footnote" text:id="_ftn110"><text:note-citation>111</text:note-citation><text:note-body><text:p text:style-name="Notedebasdepage"><text:s/>Nel cap. I della I sez.</text:p></text:note-body></text:note></text:span><text:span text:style-name="T6859">, che la perfezione, a cui queste sì per tempo vennero tra noi, a quelli si debba in buona parte attribuire.<text:s/></text:span><text:span text:style-name="T6860">Per lo contrario lo scapito recato all</text:span><text:span text:style-name="T6861">’</text:span><text:span text:style-name="T6862">agricoltura da un</text:span><text:span text:style-name="T6863">’</text:span><text:span text:style-name="T6864"><text:s/>altra Commedia del citato Molière forse non mi sarebbe creduto sì di leggieri, se non mi garantisse l</text:span><text:span text:style-name="T6865">’</text:span><text:span text:style-name="T6866">autorità di riguardevole scrittore</text:span><text:span text:style-name="Appelnotedebasdep."><text:note text:note-class="footnote" text:id="_ftn111"><text:note-citation>112</text:note-citation><text:note-body><text:p text:style-name="Notedebasdepage"><text:s/><text:span text:style-name="T6867">L</text:span><text:span text:style-name="T6868">’</text:span><text:span text:style-name="T6869">ami des hommes</text:span>, tom.<text:s/>I, chap. VI.</text:p></text:note-body></text:note></text:span><text:span text:style-name="T6870">.</text:span></text:p>
      <text:p text:style-name="p">[Sez.VII.1.0.2]<text:s/><text:span text:style-name="T6871">Se dunque il costume e le arti d</text:span><text:span text:style-name="T6872">’</text:span><text:span text:style-name="T6873">una nazione, importantissimi oggetti ambidue, tanta dipendenza hanno dagli spettacoli, ben si vede quanto a questi sia necessaria la direzione d</text:span><text:span text:style-name="T6874">’</text:span><text:span text:style-name="T6875">un capo dotato di prudenza e di sapere, il quale ponga la sua<text:s/></text:span><text:soft-page-break/><text:span text:style-name="T6876">attenzione a ordinare in vantaggio di que</text:span><text:span text:style-name="T6877">’</text:span><text:span text:style-name="T6878"><text:s/>due grandi oggetti la gagliarda e universale impressione che gli spettacoli fanno.<text:s/></text:span><text:span text:style-name="T6879">Il perché non si potrà mai abbastanza lodare la saviezza degli antichi, i quali a</text:span><text:span text:style-name="T6880">’</text:span><text:span text:style-name="T6881"><text:s/>più riguardevoli magistrati affidavano la direzione de</text:span><text:span text:style-name="T6882">’</text:span><text:span text:style-name="T6883"><text:s/>loro spettacoli.</text:span></text:p>
      <text:p text:style-name="p">[Sez.VII.1.0.3]<text:s/><text:span text:style-name="T6884">Ma tra quanti n</text:span><text:span text:style-name="T6885">’</text:span><text:span text:style-name="T6886">ebbero i passati tempi e i nostri, niuno più dell</text:span><text:span text:style-name="T6887">’</text:span><text:span text:style-name="T6888">opera in musica ha bisogno d</text:span><text:span text:style-name="T6889">’</text:span><text:span text:style-name="T6890">un direttore savio insieme e intelligente.<text:s/></text:span><text:span text:style-name="T6891">Da che, se la poesia, la musica, la pittura, l</text:span><text:span text:style-name="T6892">’</text:span><text:span text:style-name="T6893">architettura, la danza, possono molto influire nel costume e nel buon gusto d</text:span><text:span text:style-name="T6894">’</text:span><text:span text:style-name="T6895">una nazione, se ciascuna delle medesime merita una particolare attenzione della politica, vie maggiore sarà l</text:span><text:span text:style-name="T6896">’</text:span><text:span text:style-name="T6897">attenzione ch</text:span><text:span text:style-name="T6898">’</text:span><text:span text:style-name="T6899">esse meriteranno, quando insieme unite si soccorrano e sostengano scambievolmente, per imprimere una più profonda e durevol traccia negli animi nostri.</text:span></text:p>
      <text:p text:style-name="p">[Sez.VII.1.0.4]<text:s/><text:span text:style-name="T6900">Evvi ancora un</text:span><text:span text:style-name="T6901">’</text:span><text:span text:style-name="T6902">altra ragione, per la quale la direzione dello spettacolo, che fa la materia di questo trattato, ha mestieri di non comuni talenti.<text:s/></text:span><text:span text:style-name="T6903">Il direttore dell</text:span><text:span text:style-name="T6904">’</text:span><text:span text:style-name="T6905">opera in musica dee regolare il poeta drammatico, i maestri della musica e de</text:span><text:span text:style-name="T6906">’</text:span><text:span text:style-name="T6907"><text:s/>balli, l</text:span><text:span text:style-name="T6908">’</text:span><text:span text:style-name="T6909">ingegniere, l</text:span><text:span text:style-name="T6910">’</text:span><text:span text:style-name="T6911">architetto, l</text:span><text:span text:style-name="T6912">’</text:span><text:span text:style-name="T6913">inventore degli abiti e delle scene. Ora, se egli non salutò né pur da lungi le annoverate arti, come potrà erigersi in lor direttore? Come si accorgerà egli, se il poeta o il pittore abbia o no osservate le leggi della drammatica, della prospettiva ecc.; se il maestro di cappella abbia adoperata una musica teatrale? Se l</text:span><text:span text:style-name="T6914">’</text:span><text:span text:style-name="T6915">inventore de</text:span><text:span text:style-name="T6916">’</text:span><text:span text:style-name="T6917"><text:s/>balli abbia ideata una danza confacente alla favola drammatica? E quando gli occorra di valersi dell</text:span><text:span text:style-name="T6918">’</text:span><text:span text:style-name="T6919">architetto, come si guarderà egli di non obbligarlo a lavori che ripugnano alle regole dell</text:span><text:span text:style-name="T6920">’</text:span><text:span text:style-name="T6921">arte? Dal che avviene, che quando i teatri sortiscono per disgrazia simili direttori, niuna delle professioni sta in dovere, anzi si studia ciascuna di dare in arzigogoli, sicura d</text:span><text:span text:style-name="T6922">’</text:span><text:span text:style-name="T6923">incontrare per questo verso l</text:span><text:span text:style-name="T6924">’</text:span><text:span text:style-name="T6925">umore eteroclito e<text:s/></text:span><text:span text:style-name="T6926">‘</text:span><text:span text:style-name="T6927">l cattivo gusto di chi le dirige.</text:span></text:p>
      <text:p text:style-name="p">[Sez.VII.1.0.5]<text:s/><text:span text:style-name="T6928">Tre oggetti principalmente fissar debbono la vigilanza del direttore, e sono: la buona esecuzione dello spettacolo, il buon ordine che si richiede nel luogo della rappresentazione e, quello ch</text:span><text:span text:style-name="T6929">’</text:span><text:span text:style-name="T6930">è dilicatissimo oltre a ogni altro, il costume della nazione.<text:s/></text:span><text:span text:style-name="T6931">Veggiamo in breve, come s</text:span><text:span text:style-name="T6932">’</text:span><text:span text:style-name="T6933">abbia egli governare intorno a questi tre punti.</text:span></text:p>
      <text:h text:style-name="Titre3" text:outline-level="3">Cap. II.<text:s/><text:line-break/>Come vada procurata la buona esecuzione e<text:s/>‘l buon ordine dello spettacolo dell’opera in musica</text:h>
      <text:p text:style-name="p"><text:span text:style-name="anchor">[testo_Sez.</text:span><text:span text:style-name="anchor">VII.2.0.1]<text:s/></text:span><text:span text:style-name="T6934">Perché lo spettacolo sia ben eseguito, il direttore dee principalmente occuparsi della scelta degli artisti che vi s</text:span><text:span text:style-name="T6935">’</text:span><text:span text:style-name="T6936">impiegano, ed aver poi<text:s/></text:span><text:soft-page-break/><text:span text:style-name="T6937">l</text:span><text:span text:style-name="T6938">’</text:span><text:span text:style-name="T6939">occhio sopra di essi, affinché ciascuno faccia compiutamente il suo dovere.<text:s/></text:span><text:span text:style-name="T6940">S</text:span><text:span text:style-name="T6941">’</text:span><text:span text:style-name="T6942">egli si abbandona alla balia delle persone di teatro, come oggi comunemente si fa sotto colore che a queste più che a qualunque altro stringano i cintolini e stia a cuore la buona riuscita dell</text:span><text:span text:style-name="T6943">’</text:span><text:span text:style-name="T6944">opera; s</text:span><text:span text:style-name="T6945">’</text:span><text:span text:style-name="T6946">egli sotto sì spezioso pretesto si rilassa punto punto sopra questi due principali doveri; tenga per fermo, che lo spettacolo riuscirà sazievole ed oltraggioso alla nazione a cui si ardisce di presentarlo, e che ciascuno degli artisti lo sfigurerà a capriccio. Se il cantante ha nel suo studio un</text:span><text:span text:style-name="T6947">’</text:span><text:span text:style-name="T6948">aria che gli va a verso, egli la caccerà nel libretto in barba d</text:span><text:span text:style-name="T6949">’</text:span><text:span text:style-name="T6950">Apollo e di tutto Parnaso. Il danzatore se ha un ballo prediletto, lo menerà in iscena, abbia pure tanto che fare col dramma, quanto la luna co</text:span><text:span text:style-name="T6951">’</text:span><text:span text:style-name="T6952"><text:s/>granchi. La cantatrice priverà di sua protezione il poeta, se nelle arie di lei avrà messi tai sentimenti che non dieno gran presa a quella sorta di canto a cui sola è avvezza, e se avrà dimenticata la farfalla, l</text:span><text:span text:style-name="T6953">’</text:span><text:span text:style-name="T6954">eco, l</text:span><text:span text:style-name="T6955">’</text:span><text:span text:style-name="T6956">usignuolo, la tempesta, la navicella. Ma questo, e il di più che volentieri si tace, tutto è nulla appetto allo sconcerto che vi porta l</text:span><text:span text:style-name="T6957">’</text:span><text:span text:style-name="T6958">impresario. L</text:span><text:span text:style-name="T6959">’</text:span><text:span text:style-name="T6960">interesse di costui, quando non gli si ponga argine alcuno, domina dispoticamente il teatro; e la poesia, la musica e l</text:span><text:span text:style-name="T6961">’</text:span><text:span text:style-name="T6962">altre loro compagne, sono costrette a seguir le sue leggi e a trasgredir quelle della loro arte.</text:span></text:p>
      <text:p text:style-name="p"><text:span text:style-name="anchor">[testo_Sez.</text:span><text:span text:style-name="anchor">VII.2.0.2]<text:s/></text:span><text:span text:style-name="T6963">L</text:span><text:span text:style-name="T6964">’</text:span><text:span text:style-name="T6965">unico mezzo d</text:span><text:span text:style-name="T6966">’</text:span><text:span text:style-name="T6967">evitare sì fatti disordini, si è che il direttore non riposi sulla pretesa diligenza delle persone di teatro, ma che con occhio illuminato osservi da sé medesimo ciascuna disciplina. Questo Tarpa esamini tritamente se il libricciuolo è fatto sulle regole della drammatica e del buon gusto, se la musica esprima, o non piuttosto, come per l</text:span><text:span text:style-name="T6968">’</text:span><text:span text:style-name="T6969">ordinario avviene, uccida il sentimento: e così delle altre.<text:s/></text:span><text:span text:style-name="T6970">Ma il verbo principale consiste, per nostro avviso, a vegliare sull</text:span><text:span text:style-name="T6971">’</text:span><text:span text:style-name="T6972">impresario. Io, quanto a me, rare volte soffrirei impresari alla testa d</text:span><text:span text:style-name="T6973">’</text:span><text:span text:style-name="T6974">uno spettacolo scenico; essendo fuor di dubbio tutto ciò che il teatro ha di contrario al buon costume, alle buone regole e al buon ordine, tutto derivato dall</text:span><text:span text:style-name="T6975">’</text:span><text:span text:style-name="T6976">avidità di costoro, i quali per guadagneria non arrossiscono d</text:span><text:span text:style-name="T6977">’</text:span><text:span text:style-name="T6978">allettare gli uomini coll</text:span><text:span text:style-name="T6979">’</text:span><text:span text:style-name="T6980">esca dell</text:span><text:span text:style-name="T6981">’</text:span><text:span text:style-name="T6982">impudicizia e di bizzarre novità. E la principal cagione che rendette gli antichi spettacoli sì superiori a</text:span><text:span text:style-name="T6983">’</text:span><text:span text:style-name="T6984"><text:s/>moderni, si è che quelli non erano affidati a tal genia di mercenarie persone, ma a</text:span><text:span text:style-name="T6985">’</text:span><text:span text:style-name="T6986"><text:s/>più rispettabili magistrati. Meno soffrirei impresari, qualora il teatro avesse molta dote, molta rendita certa. In questo caso l</text:span><text:span text:style-name="T6987">’</text:span><text:span text:style-name="T6988">impresario, sicuro del suo guadagno, si dà poca sollecitudine di ben servire il publico. Miglior consiglio è mettere l</text:span><text:span text:style-name="T6989">’</text:span><text:span text:style-name="T6990">amministrazione di quelle rendite tra le mani di persone di sperimentata probità, dalle quali può sperare il publico più soddisfazione che da uno stremo e tenace impresario, e le quali in fine di ciascun anno<text:s/></text:span><text:soft-page-break/><text:span text:style-name="T6991">saran tenute a render conto di loro amministrazione. Ma qualora circostanze particolari non desser luogo a tale amministrazione, e il direttore si vedesse in necessità d</text:span><text:span text:style-name="T6992">’</text:span><text:span text:style-name="T6993">appaltare l</text:span><text:span text:style-name="T6994">’</text:span><text:span text:style-name="T6995">impresa del teatro, allora egli si terrà sempre guardingo, e procurerà che il suo zelo non sia soppiantato dall</text:span><text:span text:style-name="T6996">’</text:span><text:span text:style-name="T6997">avidità, che per ordinario regna nell</text:span><text:span text:style-name="T6998">’</text:span><text:span text:style-name="T6999">animo d</text:span><text:span text:style-name="T7000">’</text:span><text:span text:style-name="T7001">un impresario:</text:span></text:p>
      <text:p text:style-name="P7002">Gestit enim nummum in loculos dimittere; post hoc</text:p>
      <text:p text:style-name="quote.l"><text:span text:style-name="T7003">Securus, cadat, an recto stet fabula talo</text:span><text:span text:style-name="Appelnotedebasdep."><text:note text:note-class="footnote" text:id="_ftn112"><text:note-citation>113</text:note-citation><text:note-body><text:p text:style-name="Notedebasdepage"><text:s/>Hor.,<text:s/><text:span text:style-name="T7004">Epist.</text:span>, I, lib. II<text:s/></text:p></text:note-body></text:note></text:span><text:span text:style-name="T7005">.</text:span></text:p>
      <text:p text:style-name="p">[Sez.VII.2.0.3]<text:s/><text:span text:style-name="T7006">Quanto al buon ordine, il direttore baderà che non nasca veruno sconcerto nell</text:span><text:span text:style-name="T7007">’</text:span><text:span text:style-name="T7008">occupar le piazze o i sedili, che niuno impedisca la vista, il passo o l</text:span><text:span text:style-name="T7009">’</text:span><text:span text:style-name="T7010">udire al compagno, che tacciano i rumori, le grida, il batter delle mani, il cicalìo, i viva; che giovanotti presuntuoselli non vengano ad insolentire, e a toccare il naso al terzo e al quarto.<text:s/></text:span><text:span text:style-name="T7011">Particolar vigilanza richiede il tempo, che, finita l</text:span><text:span text:style-name="T7012">’</text:span><text:span text:style-name="T7013">opera, s</text:span><text:span text:style-name="T7014">’</text:span><text:span text:style-name="T7015">esce di teatro. Fu da noi già dianzi notato che un edificio di questa natura ha bisogno di molte porte, corrispondenti a siti diversi per evitare i gravissimi inconvenienti che la scarsezza delle porte esteriori suol cagionare.</text:span></text:p>
      <text:p text:style-name="p">[Sez.VII.2.0.4]<text:s/><text:span text:style-name="T7016">Ove per non essere il teatro isolato, o per altro accidente, il numero delle porte non fosse bastante, il direttore assegnerà ciascuna di esse ad uscieri di capacità e di coraggio, i quali facciano sì che tutto passi con tranquillità e con buon ordine, e ponga freno massimamente al servidorame, la di cui avventataggine è una delle maggiori sorgenti di risse, proverbiandosi scambievolmente, e percotendosi per ogni minimo che.<text:s/></text:span><text:span text:style-name="T7017">Presso un popolo incivilito dovrebbe essere ignoto anche il nome di sì fatte villanie. Gli uscieri assegneranno a ciascuno il tempo d</text:span><text:span text:style-name="T7018">’</text:span><text:span text:style-name="T7019">uscire, e se taluno, formalizzato d</text:span><text:span text:style-name="T7020">’</text:span><text:span text:style-name="T7021">essere stato obbligato ad arrestarsi o a dare indietro, insolentisca contro di lui, messer lo spadaccino sarà punito in modo che gli putisca. L</text:span><text:span text:style-name="T7022">’</text:span><text:span text:style-name="T7023">usciere è colà come un giudice stabilito dal principe a diffinir le contese che insorgono alla porta del teatro, e del suo procedere non dà conto se non al principe e al direttore: onde all</text:span><text:span text:style-name="T7024">’</text:span><text:span text:style-name="T7025">uno o all</text:span><text:span text:style-name="T7026">’</text:span><text:span text:style-name="T7027">altro andrà a richiamarsene, chiunque crederà d</text:span><text:span text:style-name="T7028">’</text:span><text:span text:style-name="T7029">essere stato da lui soverchiato.</text:span></text:p>
      <text:p text:style-name="p">[Sez.VII.2.0.5]<text:s/><text:span text:style-name="T7030">Ma affinché il direttore possa adempiere questa parte di suo uffizio, ha bisogno d</text:span><text:span text:style-name="T7031">’</text:span><text:span text:style-name="T7032">esser munito d</text:span><text:span text:style-name="T7033">’</text:span><text:span text:style-name="T7034">un</text:span><text:span text:style-name="T7035">’</text:span><text:span text:style-name="T7036">autorità sufficiente.<text:s/></text:span><text:span text:style-name="T7037">Convien soprattutto che mentre egli è in teatro questa sua autorità si estenda sopra qualunque ceto, e che tutti, per condizione o grado che vantar possano, sien tenuti a rispettare gli ordini di lui.</text:span></text:p>
      <text:soft-page-break/>
      <text:h text:style-name="Titre3" text:outline-level="3">Cap. III.<text:s/><text:line-break/>Come vada procurato nell’opera in musica il publico costume</text:h>
      <text:p text:style-name="p">[Sez.VII.3.0.1]<text:s/><text:span text:style-name="T7038">Io non entrerò a dimostrare quanto importante oggetto pel direttore dell</text:span><text:span text:style-name="T7039">’</text:span><text:span text:style-name="T7040">opera in musica sia il costume della nazione.<text:s/></text:span><text:span text:style-name="T7041">La cosa parla sì vivamente da sé, che a volersi arrestare a darne pruove egli sarebbe un cespitar nel piano.</text:span></text:p>
      <text:p text:style-name="p"><text:span text:style-name="anchor">[testo_Sez.</text:span><text:span text:style-name="anchor">VII.3.0.2]<text:s/></text:span><text:span text:style-name="T7042">Perché dunque non si desideri la di lui diligenza in un affare di tanta dilicatezza, il suo primo pensiero sarà quello di esaminare colla più accurata esquisitezza il libricciuolo.<text:s/></text:span><text:span text:style-name="T7043">Procurerà in esso che i personaggi non parlino troppo della divinità, né (ove sieno pagani) secondo la grossolana religione del volgo de</text:span><text:span text:style-name="T7044">’</text:span><text:span text:style-name="T7045"><text:s/>gentili, la quale trasferiva a</text:span><text:span text:style-name="T7046">’</text:span><text:span text:style-name="T7047"><text:s/>suoi dei le più umilianti debolezze degli uomini, ma che dieno a conoscere ne</text:span><text:span text:style-name="T7048">’</text:span><text:span text:style-name="T7049"><text:s/>loro ragionamenti qual idea aver si debba dell</text:span><text:span text:style-name="T7050">’</text:span><text:span text:style-name="T7051">essere supremo. Il qual linguaggio non sarà punto inverisimile in bocca loro, ben si sapendo che dalla teologia del volgo pagano era tutt</text:span><text:span text:style-name="T7052">’</text:span><text:span text:style-name="T7053">altra quella delle colte persone, le quali rigettando la moltiplicità degli dei, e le ingiuriose favole che si spacciavano di essi, un solo Dio e perfettissimo ammetteano</text:span><text:span text:style-name="Appelnotedebasdep."><text:note text:note-class="footnote" text:id="_ftn113"><text:note-citation>114</text:note-citation><text:note-body><text:p text:style-name="Notedebasdepage"><text:s/>Non vi fu nell’antichità setta di filosofi che non conoscesse la falsità del politeismo e non deridesse in privato quella religione ch’era obbigata a professare in publico. E siccome que’<text:s/>filosofi non sempre furono prudenti abbastanza per occultare con esattezza i propri sentimenti, quindi derivò la taccia d’ateismo che sì spesso fu loro apposta. Questi medesimi sentimenti venivano insegnati ne’<text:s/>vari misteri delle divinità del paganesimo: l’unità di Dio era uno de’<text:s/>principali dommi di que’<text:s/>misteri. Domma sì fatto era comune a’<text:s/>misteri d’Iside e d’Osiride, di Mitra, della madre degli Dei, a’<text:s/>misteri eleusini, a quelli di Bacco e di Venere, di Giove, di Vulcano, di Castore e Polluce ecc. Non è questo il luogo di provare ciò che avanziamo.<text:s/>Cudworth (<text:span text:style-name="T7054">Syst.<text:s/></text:span><text:span text:style-name="T7055">Intell.</text:span>, cap. IV, § 18) e le<text:s/><text:span text:style-name="T7056">Dissertations sur l</text:span><text:span text:style-name="T7057">’</text:span><text:span text:style-name="T7058">union de la religion, de la morale et de la politique tirées d</text:span><text:span text:style-name="T7059">’</text:span><text:span text:style-name="T7060">un ouvrage de<text:s/></text:span>M. Warburton hanno di che soddisfar pienamente il lettore.<text:s/>Che poi gli aditi della filosofia fossero comunemente frequentati dalle colte persone è un fatto che non ha bisogno di pruove. Molto più comune era l’ammissione a’<text:s/>misteri. Riputavasi un affronto non parteciparvi: le donne, i fanciulli stessi eranvi iniziati, sebbene non ogni domma era a tutti indifferentemente spiegato. Ve n’erano alcuni pochi riserbati solo a coloro che per lunga sperienza s’erano fatti conoscere prudenti e fedeli a’<text:s/>segreti che loro erano commessi.</text:p></text:note-body></text:note></text:span><text:span text:style-name="T7061">. Questo linguaggio adunque, anzi che sembrare inverisimile, arroge dignità e decoro a</text:span><text:span text:style-name="T7062">’</text:span><text:span text:style-name="T7063"><text:s/>tragici personaggi. Così pure che non parlino tanto di sorte, di stelle, di destino, che non insinuino insomma la fatalità dagli avvenimenti, come affettano alcuni tragici; ma piuttosto la dipendenza che essi hanno dal sovrano arbitrio dell</text:span><text:span text:style-name="T7064">’</text:span><text:span text:style-name="T7065">autore della natura e dalla libertà degli uomini.</text:span></text:p>
      <text:p text:style-name="p"><text:span text:style-name="anchor">[testo_Sez.</text:span><text:span text:style-name="anchor">VII.3.0.3]<text:s/></text:span><text:span text:style-name="T7066">In generale somma attenzione esigono i discorsi e le azioni de</text:span><text:span text:style-name="T7067">’</text:span><text:span text:style-name="T7068"><text:s/>personaggi drammatici, affinché gli uni non contengano delle massime false, e gli altri non dieno degli esempi perniziosi.<text:s/></text:span><text:span text:style-name="T7069">Avviene spessissimo (non senza nota di chi dirige i teatri) l</text:span><text:span text:style-name="T7070">’</text:span><text:span text:style-name="T7071">udire le massime più contrarie alla religione e allo stato, spacciate impunemente in sulle scene, e dato un aspetto lodevole a</text:span><text:span text:style-name="T7072">’</text:span><text:span text:style-name="T7073"><text:s/>più rei e più contagiosi esempi. Massime ed esempi sì fatti noi non gli soffriremmo in un libro, in un sermone. Procureremmo anzi di<text:s/></text:span><text:soft-page-break/><text:span text:style-name="T7074">sopprimer quelli che ne fossero infetti; e non abbiamo il torto. Ma le stesse massime, gli stessi esempi si sentono sulle scene senza che se ne tenga conto veruno; ed abbiamo il maggior torto del mondo, mercecché que</text:span><text:span text:style-name="T7075">’</text:span><text:span text:style-name="T7076"><text:s/>velenosi princìpi fanno più gran</text:span><text:span text:style-name="T7077">’</text:span><text:span text:style-name="T7078"><text:s/>progresso e più rapido, spacciati in un dramma che in un sermone o in un libro. Tra</text:span><text:span text:style-name="T7079">’</text:span><text:span text:style-name="T7080"><text:s/>popoli anche più illuminati, pochissimi son coloro che s</text:span><text:span text:style-name="T7081">’</text:span><text:span text:style-name="T7082">impacciano di legger libri, ma molti quelli che frequentano i teatri; e raro, o non mai, un oratore ha tanta udienza quanta un attore. Più: non dico tra</text:span><text:span text:style-name="T7083">’</text:span><text:span text:style-name="T7084"><text:s/>sermoni, ma tra que</text:span><text:span text:style-name="T7085">’</text:span><text:span text:style-name="T7086"><text:s/>libri stessi che hanno avuta più fortuna e più voga, qual è quello che si sappia per lo senno a mente, come avviene d</text:span><text:span text:style-name="T7087">’</text:span><text:span text:style-name="T7088">un dramma musicale? Qual autore, pognamo esempio, va così per le bocche di tutti, come il Metastasio? In oltre quando leggiamo un libro o ascoltiamo un sermone, il nostro spirito è tutto intento a ciò che gli si vuole insegnare, onde il proporgli un principio erroneo, di cui egli non conosca la falsità, è più malagevole che all</text:span><text:span text:style-name="T7089">’</text:span><text:span text:style-name="T7090">opera musicale, dove si è in uno stato di distrazione. L</text:span><text:span text:style-name="T7091">’</text:span><text:span text:style-name="T7092">illusione che cagiona in noi questo artifiziosissimo spettacolo, ci rende poco attenti a ciò che passa dentro di noi, sì che, uscendo poi di teatro, troviamo alcuna volta in noi stessi delle novità, alle quali avremmo certamente resistito, se altronde non fossimo stati distratti. Aggiugni che quando anche alcuna volta accada che ci arrestiamo ad esaminare alcun sentimento che le scene c</text:span><text:span text:style-name="T7093">’</text:span><text:span text:style-name="T7094">ispirano, pure quel sentimento medesimo, che in altro luogo e tempo sarebbe stato da noi rigettato come erroneo e pernizioso, allora, favorevolmente ricevuto, ci comparisce nobile ed innocente. Perciocché rari sono coloro che giudicano delle cose secondo il loro intrinseco valore: i più ne giudicano dal nodo onde vengono presentate. Se esse ci si espongono nudamente, e senza grazia veruna, poca accoglienza ottengono da noi. Ma se ci vengono innanzi d</text:span><text:span text:style-name="T7095">’</text:span><text:span text:style-name="T7096">una maniera aggradevole e interessante, esse scendono senza opposizione nell</text:span><text:span text:style-name="T7097">’</text:span><text:span text:style-name="T7098">imo della mente e del cuore. Perciò è più volte avvenuto, che il vero medesimo, presentato nella sua semplicità, ha avuto pochissimo corse e solamente</text:span></text:p>
      <text:p text:style-name="P7099">… condito in molli versi</text:p>
      <text:p text:style-name="P7100">I più schifi allettando ha persuaso. </text:p>
      <text:p text:style-name="p">[Sez.VII.3.0.4]<text:s/><text:span text:style-name="T7101">In una parola, gli uomini giudicano per la maggior parte come gli anziani di Troia.<text:s/></text:span><text:span text:style-name="T7102">Finché costoro esaminano freddamente tra sé medesimi i motivi che ha Paride di negar Elena a Menelao, questi motivi sono insussistenti, contrari ad ogni dritto e alla publica tranquillità; e la bella greca va renduta senza indugio al marito. Ma appena Elena comparisce in mezzo ad essi, Paride ha mille ragioni, Menelao ha torto a ripeter la moglie, e questa amabil preda va sostenuta coll</text:span><text:span text:style-name="T7103">’</text:span><text:span text:style-name="T7104">estremo sangue de</text:span><text:span text:style-name="T7105">’</text:span><text:span text:style-name="T7106"><text:s/>cittadini.<text:s/></text:span><text:soft-page-break/><text:span text:style-name="T7107">Ecco per appunto l</text:span><text:span text:style-name="T7108">’</text:span><text:span text:style-name="T7109">illusione che l</text:span><text:span text:style-name="T7110">’</text:span><text:span text:style-name="T7111">opera in musica produce in noi. La poesia, la musica, le decorazioni c</text:span><text:span text:style-name="T7112">’</text:span><text:span text:style-name="T7113">innebriano in modo lo spirito, ch</text:span><text:span text:style-name="T7114">’</text:span><text:span text:style-name="T7115">egli, buona, o rea, beve avidamente ogni cosa.</text:span></text:p>
      <text:p text:style-name="p"><text:span text:style-name="anchor">[testo_Sez.</text:span><text:span text:style-name="anchor">VII.3.0.5]<text:s/></text:span><text:span text:style-name="T7116">Queste riflessioni dimostrano abbastanza, se il nostro animo non falla, qual esame richieda la poesia del nostro spettacolo.<text:s/></text:span><text:span text:style-name="T7117">Che se l</text:span><text:span text:style-name="T7118">’</text:span><text:span text:style-name="T7119">opera in musica sia comica, questo esame vuol essere più rigoroso. Una tale spezie di drammi, non prendendo il tuono importante della tragedia, ma con motteggi e con risa rallegrando i suoi spettatori, tanto è più degna d</text:span><text:span text:style-name="T7120">’</text:span><text:span text:style-name="T7121">attenzione, quanto meno par che ne meriti. Essa delle volte sembra che adempia esattamente i suoi doveri. Comparisce tutta intesa ad emendare i nostri difetti, a ingentilire le nostre maniere; ma intanto tende nascostamente a rovinare la sana morale e a corrompere i costumi. Quest</text:span><text:span text:style-name="T7122">’</text:span><text:span text:style-name="T7123">indole perniziosa si può, chi ben l</text:span><text:span text:style-name="T7124">’</text:span><text:span text:style-name="T7125">esamini, discernere nelle commedie di Terenzio. Nell</text:span><text:span text:style-name="T7126">’</text:span><text:span text:style-name="T7127">Andria</text:span><text:span text:style-name="T7128">, a cagion d</text:span><text:span text:style-name="T7129">’</text:span><text:span text:style-name="T7130">esempio, il poeta espone come cosa indifferente l</text:span><text:span text:style-name="T7131">’</text:span><text:span text:style-name="T7132">illecito commercio che il giovane Panfilo mantiene con Gliceria, e i suoi raggiri per deludere il padre. Rende anzi quanto può amabile il carattere di quel giovane, e dispregevole quello di Simone suo genitore, affinché la colpe del primo, non solo compariscano indifferenti, ma belle e desiderabili; e molesta, ed odiosa la cura che prende il saggio vecchio per distogliere il figlio da quel criminoso attacco. Nell</text:span><text:span text:style-name="T7133">’</text:span><text:span text:style-name="T7134">Eunuco</text:span><text:span text:style-name="T7135"><text:s/>si animano gli uomini a disordinare coll</text:span><text:span text:style-name="T7136">’</text:span><text:span text:style-name="T7137">esempio della divinità. Così il giovane Cherea incoraggisce sé stesso a violare una vergine, perché il massimo Giove avea prima di lui fatto a Danae altrettanto. Il soldato Trasone conforta sé medesimo a sottomettersi a Taide cortigiana, riflettendo alle umiliazioni a cui Onfale soggettò Ercole. E di questa Taide si fa un carattere sì lodevole, che basta per togliere dall</text:span><text:span text:style-name="T7138">’</text:span><text:span text:style-name="T7139">animo della fanciulle ogni ripugnanza d</text:span><text:span text:style-name="T7140">’</text:span><text:span text:style-name="T7141">abbandonarsi all</text:span><text:span text:style-name="T7142">’</text:span><text:span text:style-name="T7143">infame mestiere di colei, vedendo che anche una cantoniera può comparir virtuosa e degna della stima delle oneste persone. Simili riflessioni si potrieno proseguire sulle altre commedie che ci rimangono del teatro greco e del romano, e sopra quelle del Molière, del Voltaire e di altri fra</text:span><text:span text:style-name="T7144">’</text:span><text:span text:style-name="T7145"><text:s/>moderni, le quali peccano del vizio medesimo; ma volentieri le omettiamo, tenendo per fermo che le poche or ora esposte bastino per ricordare al dotto direttore quanto più delle tragiche abbiano l</text:span><text:span text:style-name="T7146">’</text:span><text:span text:style-name="T7147">opere comiche musicali bisogno d</text:span><text:span text:style-name="T7148">’</text:span><text:span text:style-name="T7149">accorgimento e di ponderazione.</text:span></text:p>
      <text:p text:style-name="p">[Sez.VII.3.0.6]<text:s/><text:span text:style-name="T7150">Al cimento medesimo, a cui si sarà messa la poesia, si metterà di mano in mano ciascuna delle arti compagne.<text:s/></text:span><text:span text:style-name="T7151">La musica, la danza, la pittura, le decorazioni, tutte sosterranno un esame diligente e severo, affinché niuna di esse spiri<text:s/></text:span><text:soft-page-break/><text:span text:style-name="T7152">libertinaggio e licenza, ma tutte contribuiscano a rendere questo spettacolo degno d</text:span><text:span text:style-name="T7153">’</text:span><text:span text:style-name="T7154">una costumata nazione.</text:span></text:p>
      <text:p text:style-name="p">[Sez.VII.3.0.7]<text:s/><text:span text:style-name="T7155">Ma per esser certo che l</text:span><text:span text:style-name="T7156">’</text:span><text:span text:style-name="T7157">opera in musica non offenda la publica costumatezza, non basta che tutte le arti che la compongono sieno state alla ripruova.<text:s/></text:span><text:span text:style-name="T7158">Questo anzi è il meno. L</text:span><text:span text:style-name="T7159">’</text:span><text:span text:style-name="T7160">importanza consiste nella probità degli attori e de</text:span><text:span text:style-name="T7161">’</text:span><text:span text:style-name="T7162"><text:s/>ballerini. Sieno le prefate arti gastigate quanto si voglia il più, tutto è nulla se il musico e il danzatore, e massimamente le donne di ambe le classi, non contano l</text:span><text:span text:style-name="T7163">’</text:span><text:span text:style-name="T7164">onestà fra le virtù più necessarie alla loro professione.</text:span></text:p>
      <text:p text:style-name="p">[Sez.VII.3.0.8]<text:s/><text:span text:style-name="T7165">Per ciò che concerne le cantatrici, ben si sa qual predominio abbia sul cuore umano il canto donnesco, e una funeste e giornaliera esperienza fa vedere quanto spesso se ne abusino le donne di questa professione.<text:s/></text:span><text:span text:style-name="T7166">Nella favola delle sirene, che col canto faceano naufragare gl</text:span><text:span text:style-name="T7167">’</text:span><text:span text:style-name="T7168">incauti naviganti, esprimer volle l</text:span><text:span text:style-name="T7169">’</text:span><text:span text:style-name="T7170">antichità in uno, e quel predominio, e quello abuso.</text:span></text:p>
      <text:p text:style-name="p"><text:span text:style-name="anchor">[testo_Sez.</text:span><text:span text:style-name="anchor">VII.3.0.9]<text:s/></text:span><text:span text:style-name="T7171">In ordine poi alle persone che si destinano alla danza, non è men noto quanto la loro professione inclini al libertinaggio quasi di sua natura.<text:s/></text:span><text:span text:style-name="T7172">Infatti l</text:span><text:span text:style-name="T7173">’</text:span><text:span text:style-name="T7174">immodesta licenza, a cui altra volta si lasciaron trascorrere, rovinò la loro arte, attirando sopra di essa i fulmini del sacerdozio e dell</text:span><text:span text:style-name="T7175">’</text:span><text:span text:style-name="T7176">impero. Non possono leggersi senza rossore presso gli antichi le laidezze, alle quali le ballerine s</text:span><text:span text:style-name="T7177">’</text:span><text:span text:style-name="T7178">abbandonarono, per cui Claudio imperatore le proscrisse dal teatro romano. Tale azione va meritevolmente annoverata tra le più illustri del regno del mentovato imperatore, giacché queste mercenarie Salomi hanno talvolta corrotto il costume delle più famose nazioni. Un tale paragonava le ballerine a quelle galanteriette dilicatamente travagliate, le quali ci vengono di Francia o d</text:span><text:span text:style-name="T7179">’</text:span><text:span text:style-name="T7180">Inghilterra, che persona non può vedere senza solletico di possederle.</text:span></text:p>
      <text:p text:style-name="p">[Sez.VII.3.0.10]<text:s/><text:span text:style-name="T7181">Non si possono, la buona mercé di Dio, rimproverare alle ballerine de</text:span><text:span text:style-name="T7182">’</text:span><text:span text:style-name="T7183"><text:s/>nostri giorni i disordini delle antiche.<text:s/></text:span><text:span text:style-name="T7184">Nondimeno rare sono anche in oggi quelle, che abbiano il coraggio di sacrificare all</text:span><text:span text:style-name="T7185">’</text:span><text:span text:style-name="T7186">onestà un passo leggiadro sì, ma seducente, di rinunziare a un movimento eloquente, espressivo, ma che contristar potrebbe la pudicizia. Particolarmente le nostre danzatrici grottesche gran libertà s</text:span><text:span text:style-name="T7187">’</text:span><text:span text:style-name="T7188">arrogano su queste punto, sicché il loro ballo par che voglia talvolta gareggiare colla protervia dell</text:span><text:span text:style-name="T7189">’</text:span><text:span text:style-name="T7190">antico cordace.</text:span></text:p>
      <text:p text:style-name="p"><text:span text:style-name="anchor">[testo_Sez.</text:span><text:span text:style-name="anchor">VII.3.0.11]<text:s/></text:span><text:span text:style-name="T7191">L</text:span><text:span text:style-name="T7192">’</text:span><text:span text:style-name="T7193">abuso adunque, che le cantatrici e le ballerine non rare volte fanno della loro professione, indusse la saggia Roma, sedente Innocenzio XI, a bandire<text:s/></text:span><text:soft-page-break/><text:span text:style-name="T7194">perpetuamente le donne dal suo teatro: esempio degno d</text:span><text:span text:style-name="T7195">’</text:span><text:span text:style-name="T7196">essere da per tutto imitato, potendo lo spettacolo essere molto ben eseguito da</text:span><text:span text:style-name="T7197">’</text:span><text:span text:style-name="T7198"><text:s/>soli uomini.<text:s/></text:span><text:span text:style-name="T7199">Ne</text:span><text:span text:style-name="T7200">’</text:span><text:span text:style-name="T7201"><text:s/>tempi più felici per la drammatica greca e latina, e per l</text:span><text:span text:style-name="T7202">’</text:span><text:span text:style-name="T7203">italiana, fu la rappresentazione de</text:span><text:span text:style-name="T7204">’</text:span><text:span text:style-name="T7205"><text:s/>drammi a</text:span><text:span text:style-name="T7206">’</text:span><text:span text:style-name="T7207"><text:s/>soli uomini addossata: le attrici non comparvero sul teatro prima della metà del secolo sedicesimo. Senza che ogni altra ragione dee cedere a quella della publica costumatezza.</text:span></text:p>
      <text:p text:style-name="p"><text:span text:style-name="anchor">[testo_Sez.</text:span><text:span text:style-name="anchor">VII.3.0.12]<text:s/></text:span><text:span text:style-name="T7208">Per lodevole però che sia un tal ripiego, non si creda ch</text:span><text:span text:style-name="T7209">’</text:span><text:span text:style-name="T7210">esso liberi il direttore da ogni sollecitudine, poiché spesso abbiam veduto un danzatore, o un Arione d</text:span><text:span text:style-name="T7211">’</text:span><text:span text:style-name="T7212">ambiguo sesso, cagionare non men gravi disordini, che una scapigliata cantatrice o ballerina.</text:span></text:p>
      <text:p text:style-name="p"><text:span text:style-name="anchor">[testo_Sez.</text:span><text:span text:style-name="anchor">VII.3.0.13]<text:s/></text:span><text:span text:style-name="T7213">Il direttore adunque non limiterà la sua vigilanza a un sesso.<text:s/></text:span><text:span text:style-name="T7214">Egli procurerà a suo potere d</text:span><text:span text:style-name="T7215">’</text:span><text:span text:style-name="T7216">allontanar dal teatro ogni persona d</text:span><text:span text:style-name="T7217">’</text:span><text:span text:style-name="T7218">equivoca probità, siane il sesso qualunque. Ma (non si dissimuli) è sì ardua e sì dura tale intrapresa, ch</text:span><text:span text:style-name="T7219">’</text:span><text:span text:style-name="T7220">egli è ben malagevole di cavarne buon viso. Conciosiaché (se oserem dire apertamente ciò che ne va per l</text:span><text:span text:style-name="T7221">’</text:span><text:span text:style-name="T7222">animo su tal proposito) finattantoché cadrà sospetto d</text:span><text:span text:style-name="T7223">’</text:span><text:span text:style-name="T7224">infamia sulla professione delle persone di teatro</text:span><text:span text:style-name="Appelnotedebasdep."><text:note text:note-class="footnote" text:id="_ftn114"><text:note-citation>115</text:note-citation><text:note-body><text:p text:style-name="Notedebasdepage"><text:span text:style-name="T7225"><text:s/></text:span>Io non so con quanta ragione si vogliano applicare a’<text:s/>moderni attori drammatici le leggi romane emanate contro gl’istrioni. Egli mi par che sotto tal nome quelle leggi non comprendeano in generale qualunque classe d’attori drammatici, ma soltanto coloro che buffoneschi lazzi rappresentavano, quali<text:span text:style-name="T7226"><text:s/>particolarmente erano i<text:s/></text:span>mimi, i pantomimi e quegli altri giocolari che su’<text:s/>teatri colla licenza de’<text:s/>loro diverbi e colla petulanza de’<text:s/>loro movimenti s’ingegnavano di dilettare.<text:span text:style-name="quote.c">«Infamia notatur qui ARTIS LUDICRAE pronunciandive causa in scenam prodierit»</text:span>, l. I, D,<text:s/><text:span text:style-name="T7227">De iis qui notant. infam.</text:span><text:s/><text:span text:style-name="quote.c">«Qui autem operas suas locavit ut prodiret ARTIS LUDICRAE causa, neque prodiit, non notatur»</text:span>,<text:s/><text:span text:style-name="T7228">ib.</text:span>, l. II.<text:s/><text:span text:style-name="quote.c">«Senatoris filia, quae corpore, quaestum vel ARTEM LUDICRAM fecerit aut judicio publico damnata fuerit, impune libertino nubit, nec enim honos ei servatur quae se in tantum scelus deduxit»</text:span>, L. XLVII, D,<text:s/><text:span text:style-name="T7229">De rit. nupt.</text:span><text:s/><text:span text:style-name="quote.c">«Si miles ARTEM LUDICRAM fecerit vel in servitutem se venire passus sit capite puniendum Menander scribit»</text:span>, l. XIV, D,<text:s/><text:span text:style-name="T7230">De poenis</text:span>.<text:s/>Molte altre simiglianti leggi riportar si potrebbero, dalle quali, come da queste, aperto si scorge ch’esse la voleano solo co’<text:s/>buffoni, co’<text:s/>mattaccini. Alcuna forse se ne troverà che non così espressamente individui costoro, ma essa, chi ben l’esamini, terrà sempre un sì fatto linguaggio che dichiari abbastanza non avere altri in mira che tal sorta di scostumate e licenziose persone. Il solo titolo del codice nel quale si uniscono gli scenici a’<text:s/>lenoni (<text:span text:style-name="T7231">De spectaculis et scenicis et lenonibus)<text:s/></text:span>mostra abbastanza che di quelle s’intenda di ragionare, non già de’<text:s/>tragedi o de’<text:s/>comedi. Siccome qualora un altro titolo del codice accoppia i malefici a’<text:s/>matematici mostra bene di quai matematici si voglia intendere.<text:s/>Che poi l’arte ludrica o buffonesca che le leggi esprimono quando parlano d’istrioni notati d’infamia, che una tal arte, dissi, non sia quella degli attori di drammi regolari e in particolare de’<text:s/>tragici e de’<text:s/>comici, egli mi par fuor di dubbio, e particolarmente pe’<text:s/>tragici non fa bisogno di pruove. Pe’<text:s/>comici mi contenterò di addurre un solo passo di Livio:<text:s/><text:span text:style-name="quote.c">«Eo institutum manet ut actores atellanarum nec tribu moveantur et stipendia tamquam EXPERTES ARTIS LUDICRAE faciant»</text:span><text:s/>(lib. VII). Gli attori dunque delle atellane non erano compresi tra gl’istrioni notati dalle leggi perché non esercitavano l’arte ludicra, nonostante che questa spezie di commedie non fosse delle più castigate che avessero i Romani, che anzi oltre all’essere festivissima e motteggiosa era sparsa d’oscenità, siccome osservano lo Scaligero (lib. I,<text:s/><text:span text:style-name="T7232">Poet.</text:span>, cap. VII), il Poliziano ed altri eruditi. Molto più dunque lontani dall’infamia esser dovettero gli attori d’altre maniere di commedie che in Roma si usavano e che avevano riputazione di più costumate.</text:p><text:p text:style-name="Notedebasdepage"><text:s/>Quindi si vede che qualora le leggi romane parlano d’istrioni questa voce non è da quelle leggi usurpata nel più ampio senso, anzi è ridotta al suo primitivo significato, cioè di mattaccino o buffone (<text:span text:style-name="quote.c">«Quia hister tusco verbo ludio vocabatur, nomen histrionibus inditum»</text:span>, Liv.,<text:s/><text:span text:style-name="T7233">ib.</text:span>). Così pure, qualora sotto l’impero di Tiberio e poi anche di Nerone furono esiliati gl’istrioni, questo esilio ferì le varie spezie di buffoni, ma non già gli attori di drammi regolari. «Postremo Caesar (così narra Tacito nel lib. IV degli<text:s/><text:span text:style-name="T7234">Annali<text:s/></text:span>l’esilio seguito sotto Tiberio) de immodestia histrionum retulit. Multa ab iis in publicum seditiose foeda per domos tentari. OSCUM quondam LUDICRUM levissimae apud vulgum oblectationis eo flagitium et virium venisse ut auctoritate patrum coercendum sit. Pulsi tunc histriones Italia». Dove ognun vede che l’eccessiva licenza de’<text:s/>buffoni diede occasione all’editto e che questo riguardò<text:s/>essi soli, non già gli attori tragici e comici i quali proseguirono senza interruzione le loro teatrali rappresentazioni; il che è sì vero che quell’anno medesimo fu decretato che Augusta nel teatro prendesse luogo tra le Vestali, come riferisce il medesimo Tacito. Somiglianti riflessioni si possono fare sopra un altro passo, nel quale quell’Annalista parla del secondo esilio dato agl’istrioni sotto Nerone.<text:s/><text:span text:style-name="quote.c">«LUDICRAM quoque LICENTIAM (sono le sue parole nel lib. XIII degli Annal.) et fautores histrionum veluti in proelia convertit impunitate et praemiis, atque ipse occultus et plerumque corma prospectans, donec discordi populo et gravioris motus terrore non aliud remedium repertum est quam ut histriones Roma pellerentur MILESQUE rursum THEATRO ASSIDERET»</text:span>. Questo editto dunque fu anch’esso occasionato dalla buffonesca licenza e non ferì che i soli mattaccini senza recare impedimento alcuno alle tetarli rappresentazioni, come chiaro si rileva dal ripiego di stabilire una guardia di soldati nel teatro per mantenervi il buon ordine, quando al<text:span text:style-name="T7235"><text:s/></text:span>contrario, se quel decreto avesse compreso anche gli attori tragici e i comici, si sarebbero chiusi i teatri.</text:p></text:note-body></text:note></text:span><text:span text:style-name="T7236">, e che si dubiterà se gli spettacoli<text:s/></text:span><text:soft-page-break/><text:span text:style-name="T7237">drammatici di qualunque ragione sieno illeciti e incompatibili colla professione di nostra sacrosanta religione</text:span><text:span text:style-name="Appelnotedebasdep."><text:note text:note-class="footnote" text:id="_ftn115"><text:note-citation>116</text:note-citation><text:note-body><text:p text:style-name="Notedebasdepage">ltre di che gli effetti medesimi palesemente dimostrano che il rigore delle leggi romane non si estendea sino agli Attori Tragici, e Comici<text:s/>e essendo state a costoro conferite delle cariche, e degli onori, incompossibili colla nota d’infamia. E di Roscio segnatamente sappiamo, che non solo godè di tutti i diritti di Cittadino, e dell’amicizia de’<text:s/>Senatori più gravi, i quali si guardavano esattamente d’ammettere nella loro familiarità persone infami; ma ancora che da Silla fu ascritto all’Ordine Equestre, come attesta Macrobio (Saturn. lib. 4 cap. 4).</text:p><text:p text:style-name="Notedebasdepage">Tutto dunque, s’io dritto estimo, tende a confermare che non erano gli Attori di Drammi regolari quelle sceniche persone, che le leggi romane notavano d’infamia, e che non senza ragione scrisse il famoso Giureconsulto Perez (in<text:s/><text:span text:style-name="T7238">Cod. De Spectac.</text:span>)<text:s/><text:span text:style-name="T7239">Caeterum Comoediae et Tragoediae, quae ad honestatem et virtutem excitant tam Dicentes, quam Audientes, admittendae sunt</text:span>.</text:p><text:p text:style-name="Notedebasdepage"><text:s/>Dubito che quella stessa ragione, ch’ebbero coloro, che applicarono a’<text:s/>nostri Attori le leggi romane sugl’Istrioni s’abbiano quegli altri, che applicano a’<text:s/>nostri Teatri le invettive de’<text:s/>Padri contro i Teatri de’<text:s/>loro dì. A tre capi riducono gli Eruditi tutto ciò che contro a’<text:s/>Teatri si cava da’<text:s/>Padri della Chiesa. 1. ch’erano intimamente connessi colla pagana superstizione, costituendo una parte del culto degl’Idoli. 2. che proponeano gli stessi Iddii in esempio delle maggiori scelleratezze. 3. ch’erano crudeli, ed osceni. Ben è vero, che talvolta essi parlavano in modo, ch’egli pare, che condannassero indistintamente, e in generale gli spettacoli: ma ciò avveniva perché tutti indistintamente peccavano allora ne’<text:s/>tre divisati punti. Erano però questi accidentali difetti non già essenziali de’<text:s/>Teatri, i quali di lor natura a ben più lodevol fine tendeano. Né ciò fu ignoto a’<text:s/>Padri; fra’<text:s/>quali S. Girolamo parlando della Commedia, scrisse:<text:s/><text:span text:style-name="T7240">cuius finis est humanos mores nosse, atque descrivere</text:span>. Oltre a che, se essi avessero riputati i Teatri intrinsecamente cattivi, non avrebbero così spesso, come fecero, confermati i precetti della loro morale con sentenze di Tragici e di Comici. Ma non che i Padri, lo stesso<text:s/>S. Paolo nella prima a’<text:s/>Corinti (XV. 33) volle avvalorare le sue esortazioni con un verso di Menandro, greco Poeta Comico.</text:p><text:p text:style-name="Notedebasdepage">Qualora poi le scene principiarono ad essere occupate da’<text:s/>Cristiani, cessati quegli accidentali vizi, che rendeano esecrabile il Teatro, cessarono anche i Dottori della Chiesa d’inveire contro di essi, cominciando per opposito ad annoverarlo infra i leciti divertimenti. Tra’<text:s/>primi, che ciò insegnassero, fu S. Tommaso (<text:span text:style-name="T7241">II, quaest. 368 art. 3</text:span>). Non ignoriamo, che<text:s/>l’illustre Bossuet, per sostenere il suo rigido impegno, pretenda che la voce<text:s/><text:span text:style-name="T7242">Histrio</text:span>, onde si vale il Santo Dottore,<text:s/>non significhi altrimenti in quel luogo gli Attori Drammatici, ma bensì que’<text:s/>sollazzevoli uomini, che col loro buon umore porgono festa, e riso alle brigate. Ma quanto poca ragione abbia avuto quel Prelato di dare un senso sì ristretto alla Dottrina del Santo, lo à ben dimostrato il Padre Bianchi nel quarto ragionamento del libro, che à per titolo:<text:s/><text:span text:style-name="T7243">De</text:span><text:span text:style-name="T7244">’</text:span><text:span text:style-name="T7245"><text:s/>vizi, e</text:span><text:s/><text:span text:style-name="T7246">de</text:span><text:span text:style-name="T7247">’</text:span><text:span text:style-name="T7248"><text:s/>difetti de</text:span><text:span text:style-name="T7249">’</text:span><text:span text:style-name="T7250"><text:s/>moderni teatri</text:span>. Né il solo Angelico Dottore, ma S. Antonino, S. Filippo Neri, S. Carlo Borromeo, S. Francesco di Sales conobbero l’innocenza degli Spettacoli Drammatici; per nulla dire d’una moltitudine di teologi di gran nome, e di severa morale. E di S. Carlo particolarmente si sa, ch’egli medesimo correggeva, ed approvava di proprio pugno le Commedie, che si menavano sul Teatro di Milano. Il Padre Concina (<text:span text:style-name="T7251">De Spectac. Theatral</text:span>) nega questo fatto e dice anzi che i commedianti andaron via da Milano per non soggiacere alle regole prescritte dal Santo Cardinale. Nondimeno questo medesimo anzi che autorizzare la sua sentenza (attinta in Porto Reale, i di cui solitari furono i primi ad introdurla nella Morale Cristiana, condannando le rappresentazioni scenichedi qualunque genere) è una nuova<text:s/>ragione somministrata da lui medesimo a’<text:s/>suoi avversari. Conciosiaché il Santo Arcivescovo vole soggettare que’<text:s/>Comici a certe regole; dunque conoscea, che gli Spettacoli Drammatici fossero permessi, ove si osservassero certe regole.</text:p><text:p text:style-name="Notedebasdepage">Altri oppone a’<text:s/>Teatri il passo del<text:s/><text:span text:style-name="T7252">Deuteronomio</text:span><text:s/>(XXII s.) nel quale si vieta agli uomini il vestire abiti donneschi, e abiti virili alle donne. Ma questo divieto mal s’applica a’<text:s/>teatri. Esso avea per fine l’allontanare sempre maggiormente gli Ebrei dall’idolatria, che regnava in Egitto, donde quel popolo allora usciva, e alle di cui superstizioni era soprammodo inclinato: noto essendo, che gli Egiziani nella pompa d’Iside si vestivano d’abiti femminili. Un altro fine di quel divieto era l’impedire il libertinaggio, che dall’accomunamento degli abiti sarebbe sommamente favorito. Ma qual male si può egli temere da un Attore, il quale si travesta non per celarsi alla vista altrui, né per darsi attorno così travestito, ma per rappresentare più verisimilmente la sua parte, senza uscir mai dal luogo della rappresentazione? Senza che, quel travestimento non è necessario allo Spettacolo. La<text:s/>Drammatica greca, la latina, l’italiana ànno de’<text:s/>bellissimi Drammi, gl’interlocutori de’ quali tutti son uomini.</text:p></text:note-body></text:note></text:span><text:span text:style-name="T7253"> , l</text:span><text:span text:style-name="T7254">’</text:span><text:span text:style-name="T7255">onestà e l</text:span><text:span text:style-name="T7256">’</text:span><text:span text:style-name="T7257">innocenza avran ribrezzo di passeggiare le<text:s/></text:span><text:soft-page-break/><text:span text:style-name="T7258">nostre scene. Perciocché le onorate persone, non senza una somma e giustissima ripugnanza, si possono recare ad eleggere un genere di vita, che a ragione o a torto vien riputato infame: non v</text:span><text:span text:style-name="T7259">’</text:span><text:span text:style-name="T7260">ha che i trasandati sulla loro riputazione e su</text:span><text:span text:style-name="T7261">’</text:span><text:span text:style-name="T7262"><text:s/>loro costumi, che possono entrar di buon animo in tal carriera. Facciamo però giustizia al vero: noi cadiamo in una strana contraddizione. I nostri drammi sono publicati colla sovrana e coll</text:span><text:span text:style-name="T7263">’</text:span><text:span text:style-name="T7264">ecclesiastica approvazione; e intanto crediamo infami coloro che gli menano sulle scene. Si erigono ogni giorno de</text:span><text:span text:style-name="T7265">’</text:span><text:span text:style-name="T7266"><text:s/>teatri sotto la protezione di secolari e di ecclesiastici principi; vi si va ogni giorno sotto gli occhi de</text:span><text:span text:style-name="T7267">’</text:span><text:span text:style-name="T7268"><text:s/>medesimi; e, ciò nulla ostante, gli scenici divertimenti sono creduti repugnanti alla professione di cristiano. Questa contraddizione è più importante che altri a prima giunta non crede: essa illaccia le coscienze di molti, e rende l</text:span><text:span text:style-name="T7269">’</text:span><text:span text:style-name="T7270">arte scenica abbominevole alle persone costumate e dabbene, le quali sole per publico vantaggio sarebbe desiderabile che la professassero. Donde apparisce quanto gioverebbe l</text:span><text:span text:style-name="T7271">’</text:span><text:span text:style-name="T7272">uscire una volta di simile contraddizione. Se gli spettacoli drammatici sono illeciti e contrari allo spirito del cristianesimo, se i fulmini avventati una volta dalla chiesa e da</text:span><text:span text:style-name="T7273">’</text:span><text:span text:style-name="T7274"><text:s/>padri contro gli antichi spettacoli hanno vigore anche in oggi, si demoliscano pure una volta i teatri. Non mancheranno altri più innocenti spettacoli, altri più lodevoli divertimenti da potervi sostituite. Ma se per lo contrario i moderni spettacoli non ripugnano al cristianesimo e se la chiesa e i padri condannarono, non gli spettacoli in generale, ma solo quelli usati da</text:span><text:span text:style-name="T7275">’</text:span><text:span text:style-name="T7276"><text:s/>gentili, si cessi di declamare generalmente contro i teatri, e d</text:span><text:span text:style-name="T7277">’</text:span><text:span text:style-name="T7278">applicare a</text:span><text:span text:style-name="T7279">’</text:span><text:span text:style-name="T7280"><text:s/>nostri attori</text:span><text:span text:style-name="Appelnotedebasdep."><text:note text:note-class="footnote" text:id="_ftn116"><text:note-citation>117</text:note-citation><text:note-body><text:p text:style-name="Notedebasdepage"><text:span text:style-name="T7281"><text:s/></text:span>Parlo sempre degli attori di drammi regolari: poiché sopra alcune altre spezie di persone drammatiche non cade dubbio veruno. Esse non solo meritano tutto il rigor delle leggi, ma non dovrebbero esser tollerate in verun<text:s/>dominio, in cui ben s’intenda l’arte di render gli uomini felici. Tali esempigrazia sono in prima que’<text:s/>Montambanchi, i quali per ispacciare nel volgo nocivi medicamenti, e falsi segreti, gl’innebriano l’animo innanzi tratto colle più impertinenti laidezze, e colle massime più contagiose. Per secondo gl’istrioni di Drammi improvvisi: non si dovrebbe mai rappresentare al publico un Dramma, che non fosse prima stato interamente scritto, ed esaminato dal Magistrato, che presiede a’<text:s/>Teatri. Finalmente quegl’istrioni erranti, che vanno di luogo in luogo ergendo Teatro dovunque lor piace. Lo Spettacolo Teatrale è da città grande, e da eseguirsi sotto gli<text:s/>occhi del Magistrato, che n’à la direzione: perciocché non basta rappresentar drammi da lui approvati; se poi non è sicuro, che i recitanti nulla vi aggiungano di bocca, o che accompagnino le lor parole con gesti dettati dalla modestia, e dalla decenza. Sarebbe oltre modo a desiderare, che i Principi e i Magistrati avessero sempre presente il ricordo dato loro da S. Carlo Borromeo, in ordine a quelle varie spezie di Strioni.<text:s/><text:span text:style-name="T7282">Principes et Magistratus</text:span><text:s/>(dice il Santo Arcivescovo<text:s/><text:span text:style-name="T7283">Const. Concil. Mediol., 1565</text:span><text:s/>part. 2, num. 6)<text:s/><text:span text:style-name="T7284">commonendos esse duximus, ut Histriones et mimos, ceterosque circulatores, et eius generis perditos homines e suis finibus ejiciant</text:span>.<text:s/>Ma su questa materia come estranea al nostro istituto basti aver gittato un breve motto.</text:p></text:note-body></text:note></text:span><text:span text:style-name="T7285"><text:s/>il vituperio e<text:s/></text:span><text:soft-page-break/><text:span text:style-name="T7286">l</text:span><text:span text:style-name="T7287">’</text:span><text:span text:style-name="T7288">infamia, a cui erano condannati gli antichi istrioni. Si cominci anzi a incoraggiare i buoni a questa professione, e a non permettere l</text:span><text:span text:style-name="T7289">’</text:span><text:span text:style-name="T7290">esercizio della medesima che a persone di sperimentata integrità. Questo è il mezzo più efficace di pervenire alla totale depurazione de</text:span><text:span text:style-name="T7291">’</text:span><text:span text:style-name="T7292"><text:s/>nostri teatri. A questo fine il parlamento di Parigi nel 1641 registrò un dichiarazione in cui, dopo aver rinnovate le pene ordinarie contro i comici, che useranno parole equivoche o lascive, si dice che qualora osservino tali condizioni, essi non saranno in avvenire notati d</text:span><text:span text:style-name="T7293">’</text:span><text:span text:style-name="T7294">infamia</text:span><text:span text:style-name="Appelnotedebasdep."><text:note text:note-class="footnote" text:id="_ftn117"><text:note-citation>118</text:note-citation><text:note-body><text:p text:style-name="Notedebasdepage"><text:span text:style-name="T7295"><text:s/></text:span>Le Gendre,<text:s/><text:span text:style-name="T7296">Traité de l</text:span><text:span text:style-name="T7297">’</text:span><text:span text:style-name="T7298">Opinion</text:span>, lib.<text:s/>I<text:s/>part. I cap. 5 e l. 3<text:s/>part. 2 cap. 2.</text:p></text:note-body></text:note></text:span><text:span text:style-name="T7299">. Ma ad onta ancora di tal dichiarazione, la Francia, a parer mio, proseguirà a pensare come prima sulle persone di teatro, finché i suoi moralisti saranno discordi su questo punto, e non converranno o a condannare, o ad approvare gli spettacoli teatrali. Non appartiene a noi l</text:span><text:span text:style-name="T7300">’</text:span><text:span text:style-name="T7301">indicare i mezzi che tener dovrebbe lo stato, per terminare queste dissenzioni tra persone che rendono dubbiosa e incerta la cristiana morale, in vece di dichiararla e di simplificarla, per mettere (come lor dovere sarebbe) alla portata d</text:span><text:span text:style-name="T7302">’</text:span><text:span text:style-name="T7303">ognuno la più necessaria di tutte le scienze. Si torni dunque in via.</text:span></text:p>
      <text:p text:style-name="p"><text:span text:style-name="anchor">[testo_Sez.</text:span><text:span text:style-name="anchor">VII.3.0.14]<text:s/></text:span><text:span text:style-name="T7304">Ciò che finora osservammo, appartiene alle precauzioni da prendere, perché il nostro spettacolo non offenda la publica costumatezza.<text:s/></text:span><text:span text:style-name="T7305">Ma la politica altro ancora, e non immeritamente, richiede, ordinando che l</text:span><text:span text:style-name="T7306">’</text:span><text:span text:style-name="T7307">opera in musica non solo non nuoca al costume de</text:span><text:span text:style-name="T7308">’</text:span><text:span text:style-name="T7309"><text:s/>cittadini, ma che lo migliori e lo emendi. Ricordiamo adunque al savio direttore il modo ch</text:span><text:span text:style-name="T7310">’</text:span><text:span text:style-name="T7311">e</text:span><text:span text:style-name="T7312">’</text:span><text:span text:style-name="T7313"><text:s/>vuol tenere per adempiere questo secondo più importante e insieme più malagevol dovere, ed appagar pienamente i desideri d</text:span><text:span text:style-name="T7314">’</text:span><text:span text:style-name="T7315">una politica benefattrice.</text:span></text:p>
      <text:p text:style-name="p"><text:span text:style-name="anchor">[testo_Sez.</text:span><text:span text:style-name="anchor">VII.3.0.15]<text:s/></text:span><text:span text:style-name="T7316">Secondoché gli stati sono diversamente governati, così richiedono ne</text:span><text:span text:style-name="T7317">’</text:span><text:span text:style-name="T7318"><text:s/>loro sudditi diverse virtù.<text:s/></text:span><text:span text:style-name="T7319">Le virtù, esempigrazia, onde ha d</text:span><text:span text:style-name="T7320">’</text:span><text:span text:style-name="T7321">uopo la monarchia, sono ben altre da quelle che a una repubblica convengono. In oltre ogni nazione ha il suo particolar carattere, nella composizione del quale entrano e virtù e difetti.<text:s/></text:span><text:span text:style-name="T7322">Il direttore adunque dee conoscere quali sieno le virtù necessarie al governo nel quale egli vive, e le virtù e i vizi dominanti della sua nazione, per procurare che l</text:span><text:span text:style-name="T7323">’</text:span><text:span text:style-name="T7324">opera<text:s/></text:span><text:soft-page-break/><text:span text:style-name="T7325">in musica insinui le prime e discrediti i secondi</text:span><text:span text:style-name="T7326"><text:note text:note-class="footnote" text:id="_ftn118"><text:note-citation>119</text:note-citation><text:note-body><text:p text:style-name="Notedebasdepage"><text:s/>Dopo aver disteso questo mio pensiero sulla Drammatica nazionale, ò avuto il contento di trovarlo conforme a quello del Cavaliere Riccardo Steele, il quale nel suo<text:s/><text:span text:style-name="T7327">Tatler</text:span><text:s/>insegna, che<text:s/><text:span text:style-name="quote.c">«si dee scegliere per suggetto delle Opere Teatrali il vizio più dominante della Nazione, per la quale si compone»</text:span>. V. il Voltare nella prefaz. al<text:s/><text:span text:style-name="T7328">Socrate</text:span>.</text:p></text:note-body></text:note></text:span><text:span text:style-name="T7329">.<text:s/></text:span><text:span text:style-name="T7330">Perché egli ottenga sì fatto intento, la sua prima cura consisterà nella scelta nel dramma. Sarebbe sommamente commendabile, che ciascuna nazione avesse de</text:span><text:span text:style-name="T7331">’</text:span><text:span text:style-name="T7332"><text:s/>drammi composti espressamente per sé. Euripide nella composizione delle sue tragedie aveva unicamente in mira la nazione, pel teatro della quale egli scriveva, e valeasi di quelle per ingerire segretamente in lei sane massime di morale e di politica.<text:s/></text:span><text:span text:style-name="T7333">La tragedia a cagion d</text:span><text:span text:style-name="T7334">’</text:span><text:span text:style-name="T7335">esempio intitolata<text:s/></text:span><text:span text:style-name="T7336">Le Supplicanti</text:span><text:span text:style-name="T7337"><text:s/>fu da lui composta per disporre quella nazione a far la pace co</text:span><text:span text:style-name="T7338">’</text:span><text:span text:style-name="T7339"><text:s/>lacedemoni, come l</text:span><text:span text:style-name="T7340">’</text:span><text:span text:style-name="T7341">Addisson compose il suo<text:s/></text:span><text:span text:style-name="T7342">Catone</text:span><text:span text:style-name="T7343"><text:s/>per occasione de</text:span><text:span text:style-name="T7344">’</text:span><text:span text:style-name="T7345"><text:s/>torbidi che allora agitavano l</text:span><text:span text:style-name="T7346">’</text:span><text:span text:style-name="T7347">Inghilterra.<text:s/></text:span><text:span text:style-name="T7348">Un dramma composto a caso, o destinato a istruire una straniera nazione, è spesse anzi pernizioso che utile. Così i drammi greci, che contengono sì frequenti pitture delle tirannie usate da</text:span><text:span text:style-name="T7349">’</text:span><text:span text:style-name="T7350"><text:s/>monarchi, delle loro sventure e delle sollevazioni de</text:span><text:span text:style-name="T7351">’</text:span><text:span text:style-name="T7352"><text:s/>popoli contro i loro principi, tai drammi composti in favore d</text:span><text:span text:style-name="T7353">’</text:span><text:span text:style-name="T7354">un popolo libero, qual era l</text:span><text:span text:style-name="T7355">’</text:span><text:span text:style-name="T7356">ateniese, tendeano ad affezionarlo sempre più al proprio governo, ad alimentare in lui l</text:span><text:span text:style-name="T7357">’</text:span><text:span text:style-name="T7358">abborrimento contro la monarchia e ad allontanare dall</text:span><text:span text:style-name="T7359">’</text:span><text:span text:style-name="T7360">animo di ciascuno il pensiero d</text:span><text:span text:style-name="T7361">’</text:span><text:span text:style-name="T7362">erigersi in tiranno della propria patria. Ma questi medesimi drammi riuscir potrebbero pericolosi a una nazione che sotto altro governo vivesse. Così ancora un dramma inglese potrebbe essere sedizioso in Francia, e un dramma francese tenderebbe a rovinare la costituzione del governo britannico.</text:span></text:p>
      <text:p text:style-name="p"><text:span text:style-name="anchor">[testo_Sez.</text:span><text:span text:style-name="anchor">VII.3.0.16]<text:s/></text:span><text:span text:style-name="T7363">Quanto a rendere amabile la virtù, e in particolare quelle che più son necessarie alla nazione, l</text:span><text:span text:style-name="T7364">’</text:span><text:span text:style-name="T7365">impresa non è la più malagevole.<text:s/></text:span><text:span text:style-name="T7366">Ma lo screditare i vizi della medesima ha mestieri d</text:span><text:span text:style-name="T7367">’</text:span><text:span text:style-name="T7368">una somma circospezione. In questa materia va fatta distinzione tra il vizio tragico e<text:s/></text:span><text:span text:style-name="T7369">‘</text:span><text:span text:style-name="T7370">l comico, alla qual distinzione tanto è più necessario che badi il direttore, quanto che spesse volte è dimenticata dal poeta drammatico. In generale que</text:span><text:span text:style-name="T7371">’</text:span><text:span text:style-name="T7372"><text:s/>vizi enormi, e che metter sogliono profonde radici nell</text:span><text:span text:style-name="T7373">’</text:span><text:span text:style-name="T7374">animo di chi gli contrae, possono entrar solo nella tragedia; nella commedia, o sia nell</text:span><text:span text:style-name="T7375">’</text:span><text:span text:style-name="T7376">opera comica, un accorto poeta non concederà loro mai luogo. Al contrario i leggieri difetti, quelli soprattutto che offendono l</text:span><text:span text:style-name="T7377">’</text:span><text:span text:style-name="T7378">urbanità e l</text:span><text:span text:style-name="T7379">’</text:span><text:span text:style-name="T7380">esterior compostezza, debbono entrar solo nella commedia; nella tragedia non mai. Se un mal avvisato poeta pensasse esempigrazia di soggettare al comico riso il vizio dell</text:span><text:span text:style-name="T7381">’</text:span><text:span text:style-name="T7382">usuraio o del truffatore, egli, in vece d</text:span><text:span text:style-name="T7383">’</text:span><text:span text:style-name="T7384">estirparlo, il confermerebbe nell</text:span><text:span text:style-name="T7385">’</text:span><text:span text:style-name="T7386">animo di chi n</text:span><text:span text:style-name="T7387">’</text:span><text:span text:style-name="T7388">è infetto. Perciocché, coloro ben sanno che i loro<text:s/></text:span><text:soft-page-break/><text:span text:style-name="T7389">vizi son degni della publica esecrazione, onde, vedendo che non riscuotono che derisione, sembra ad essi di levarla del pari e lasciano volentieri rider di sé, purché eglino sien lasciati proseguire in pace il fatto loro. Credete voi che mai l</text:span><text:span text:style-name="T7390">’</text:span><text:span text:style-name="T7391">Aulularia</text:span><text:span text:style-name="T7392"><text:s/>di Plauto abbia guarito alcuno avaro, o Il<text:s/></text:span><text:span text:style-name="T7393">Tartuffe</text:span><text:span text:style-name="T7394"><text:s/>del Molière alcuno ipocrita? Pensò meglio il Voltaire, che sparse di tutto l</text:span><text:span text:style-name="T7395">’</text:span><text:span text:style-name="T7396">orrore che merita l</text:span><text:span text:style-name="T7397">’</text:span><text:span text:style-name="T7398">ipocrisia, e ne rilevò tutte le funeste conseguenze nella tragedia intitolata il<text:s/></text:span><text:span text:style-name="T7399">Maometto</text:span><text:span text:style-name="T7400">, che che biasimo ella meriti per altri conti. Da che il vedere tutto un publico dichiarato contro quel vizio, vederlo persuaso di tutte le sue orribili conseguenze, e disposto a tutto intraprendere per punirlo dovunque s</text:span><text:span text:style-name="T7401">’</text:span><text:span text:style-name="T7402">incontri, questi motivi sono più efficaci che la derisione a mettere il cervello d</text:span><text:span text:style-name="T7403">’</text:span><text:span text:style-name="T7404">un ipocrita a partito, e bastanti a mantenere nel dritto sentiere chi si senta tentato a deviare. Il bersaglio adunque, che l</text:span><text:span text:style-name="T7405">’</text:span><text:span text:style-name="T7406">opera comica musicale prenderà di mira, sono que</text:span><text:span text:style-name="T7407">’</text:span><text:span text:style-name="T7408"><text:s/>leggieri difetti che si oppongono, come sogliam dire, al galateo: una donna vana, un saccentino, una salamistra, un tagliacantoni, un affettato ed altri caratteri equivalenti. Questi sono i vizi, contro i quali il riso è l</text:span><text:span text:style-name="T7409">’</text:span><text:span text:style-name="T7410">antidoto più possente e più efficace, i vizi comici, e che non possano essere esposti che in commedia. Chi nella tragedia gl</text:span><text:span text:style-name="T7411">’</text:span><text:span text:style-name="T7412">introducesse con dare a</text:span><text:span text:style-name="T7413">’</text:span><text:span text:style-name="T7414"><text:s/>medesimi un aspetto tragico, porgerebbe materia non di spavento, ma di riso agli ascoltanti, che vedrebbero il poeta intimorito da que</text:span><text:span text:style-name="T7415">’</text:span><text:span text:style-name="T7416"><text:s/>leggieri difetti, ed affannato a caricargli di tutto l</text:span><text:span text:style-name="T7417">’</text:span><text:span text:style-name="T7418">orrore che sol meritano le maggiori scelleratezze. Che se egli nella tragedia maneggi comicamente queste leggerezze, urterà nell</text:span><text:span text:style-name="T7419">’</text:span><text:span text:style-name="T7420">inconveniente delle tragicommedie spagnuole. Il ridicolo di que</text:span><text:span text:style-name="T7421">’</text:span><text:span text:style-name="T7422"><text:s/>caratteri non troverà luogo nell</text:span><text:span text:style-name="T7423">’</text:span><text:span text:style-name="T7424">animo degli spettatori, occupato dalla grandezza de</text:span><text:span text:style-name="T7425">’</text:span><text:span text:style-name="T7426"><text:s/>tragici avvenimenti, ed essi ne sdegneranno, come sì sdegna contro un buffone chi è occupato da grandi affari. Del qual difetto non so se sia del tutto esente il carattere dell</text:span><text:span text:style-name="T7427">’</text:span><text:span text:style-name="T7428">incolto Ircano nella<text:s/></text:span><text:span text:style-name="T7429">Semiramide</text:span><text:span text:style-name="T7430"><text:s/>del Metastasio, personaggio più degno del socco che del maestoso coturno, solo che se gli desse una meno illustre condizione.</text:span></text:p>
      <text:p text:style-name="p">[Sez.VII.3.0.17]<text:s/><text:span text:style-name="T7431">Avvi però alcuni difetti che in veruna spezie di drammi debbono aver luogo, e questi sono i difetti naturali, poiché, non dipendendo essi dal nostro arbitrio, invano sarebbero perseguitati dalla drammatica, scopo della quale è la nostra emendazione.<text:s/></text:span><text:span text:style-name="T7432">Quindi, que</text:span><text:span text:style-name="T7433">’</text:span><text:span text:style-name="T7434"><text:s/>poeti che soggettano al publico riso il sordo, il balbo, il cieco, il gobbo, lo scemo, oltraggiano indegnamente l</text:span><text:span text:style-name="T7435">’</text:span><text:span text:style-name="T7436">umanità, e scuoprono la malvagia tempera dell</text:span><text:span text:style-name="T7437">’</text:span><text:span text:style-name="T7438">animo loro. Per qual colpa meritarono il disprezzo degli altri uomini quegl</text:span><text:span text:style-name="T7439">’</text:span><text:span text:style-name="T7440">infelici, a cui la natura diede al contrario cotanto dritto alla compassione ed al soccorso altrui? Qual ragione ha l</text:span><text:span text:style-name="T7441">’</text:span><text:span text:style-name="T7442">inumano poeta d</text:span><text:span text:style-name="T7443">’</text:span><text:span text:style-name="T7444">aggravare il peso della loro miseria?</text:span></text:p>
      <text:soft-page-break/>
      <text:p text:style-name="p"><text:span text:style-name="anchor">[testo_Sez.</text:span><text:span text:style-name="anchor">VII.3.0.18]<text:s/></text:span><text:span text:style-name="T7445">Non solamente il poeta dee rispettare alcuni difetti a cui soggiace l</text:span><text:span text:style-name="T7446">’</text:span><text:span text:style-name="T7447">umanità, ma sopra que</text:span><text:span text:style-name="T7448">’</text:span><text:span text:style-name="T7449"><text:s/>vizi medesimi e quelle virtù, ch</text:span><text:span text:style-name="T7450">’</text:span><text:span text:style-name="T7451">egli dee prender di mira, non pretenderà di sguainarci addosso uno scolastico trattato o una solenne predica, come noi abbiam veduto in alcuni drammi, i quali, non ostante che si sarebbero degnamente potuti intitolare il trionfo de</text:span><text:span text:style-name="T7452">’</text:span><text:span text:style-name="T7453"><text:s/>vizi, pure i personaggi in mezzo a infami azioni, ti regalavano a luogo a luogo di sì mortali tratti di morale, che cavato avrebbono Aristotile del seminato. Egli è vero che il poeta, non meno che l</text:span><text:span text:style-name="T7454">’</text:span><text:span text:style-name="T7455">oratore e<text:s/></text:span><text:span text:style-name="T7456">‘</text:span><text:span text:style-name="T7457">l cristiano filosofo, debbono essere come publici educatori destinati all</text:span><text:span text:style-name="T7458">’</text:span><text:span text:style-name="T7459">istituzione de</text:span><text:span text:style-name="T7460">’</text:span><text:span text:style-name="T7461"><text:s/>loro concittadini, ma ciascuno di essi ha il suo proprio stile, dal quale non è lecito d</text:span><text:span text:style-name="T7462">’</text:span><text:span text:style-name="T7463">allontanarsi.<text:s/></text:span><text:span text:style-name="T7464">E quanto biasimevole sarebbe un filosofo, che prendesse il tuono d</text:span><text:span text:style-name="T7465">’</text:span><text:span text:style-name="T7466">oratore, altrettanto il sarà un poeta, che cambi in pergamo il teatro, o che, entrato in liceo,</text:span></text:p>
      <text:p text:style-name="P7467">… d’acuti sillogismi</text:p>
      <text:p text:style-name="P7468">Empia la dialettica faretra.</text:p>
      <text:p text:style-name="p">[Sez.VII.3.0.19]<text:s/><text:span text:style-name="T7469">Egli non deve attaccare il vizio e soccorrere la virtù a fronte scoperta, ma bensì come non fosse suo fatto, sì che il popolo non si accorga che si cerchi anzi d</text:span><text:span text:style-name="T7470">’</text:span><text:span text:style-name="T7471">istruirlo che di dargli solazzo. Breve, il poeta drammatico non dee metter la morale in precetti ma in azione.</text:span></text:p>
      <text:p text:style-name="p"><text:span text:style-name="anchor">[testo_Sez.</text:span><text:span text:style-name="anchor">VII.3.0.20]<text:s/></text:span><text:span text:style-name="T7472">Regolata così la poesia, il direttore volgerà l</text:span><text:span text:style-name="T7473">’</text:span><text:span text:style-name="T7474">animo alle altre arti, affinché tutte tendano ad ispirare le medesime virtù, e a screditare i medesimi vizi che il dramma vuol mettere in veduta, lusingandomi che al lettore non sembri strano, che la musica, la pittura, la danza, il vestimento, destramente adoperati, sieno attissimi ad introdurre alcune date disposizioni negli animi nostri, e ad impedirne alcune altre. E tali avvertenze, che non pretendiamo avere insegnate, ma ricordate solo al dotto direttore ed egli abili artisti, se nell</text:span><text:span text:style-name="T7475">’</text:span><text:span text:style-name="T7476">esecuzione dell</text:span><text:span text:style-name="T7477">’</text:span><text:span text:style-name="T7478">opera in musica verranno osservate, non sarà questa, come altri declama, uno spettacolo privo di buon senso e nocivo al costume; ma per lo contrario contribuirà moltissimo al progresso della publica costumatezza ed a quello delle belle arti.</text:span></text:p>
      <text:p text:style-name="P7479">IL FINE.</text:p>
      <text:soft-page-break/>
      <text:h text:style-name="Titre1" text:outline-level="1">Commento</text:h>
      <text:h text:style-name="Titre2" text:outline-level="2">Prefazione</text:h>
      <text:p text:style-name="p"><text:span text:style-name="anchor">[commento_</text:span><text:span text:style-name="anchor">Pref.</text:span><text:span text:style-name="anchor">2]<text:s/></text:span>•<text:s/><text:span text:style-name="T7480">né</text:span><text:s/><text:span text:style-name="T7481">pur pensavano ancora ad avere un teatro</text:span>: l’affermazione del primato dell’Italia<text:s/>anche nel teatro<text:s/>è un luogo comune della storiografia settecentesca: si veda per esempio S. Bettinelli,<text:s/><text:span text:style-name="T7482">Risorgimento d</text:span><text:span text:style-name="T7483">’</text:span><text:span text:style-name="T7484">Italia negli studi, nelle arti, e ne</text:span><text:span text:style-name="T7485">’</text:span><text:span text:style-name="T7486"><text:s/>costumi dopo il Mille</text:span>, Bassano, Remondini, 1775,1786<text:span text:style-name="T7487">2</text:span>, parte seconda,<text:s/>cap. IV (musica) e<text:s/>cap. VI (feste e spettacoli). Prima di Bettinelli,<text:s/>Riccoboni e Muratori avevano diversamente argomentato intorno alla rinascita del teatro in Italia sin dal medioevo. Si veda per esempio, pur in un contesto di critica moralistica, L.A. Muratori,<text:s/><text:span text:style-name="T7488">De spectaculis et ludis publicis Medii Aevi<text:s/></text:span>(in<text:s/><text:span text:style-name="T7489">Antiquitates Italicae</text:span>, t. II,<text:s/><text:span text:style-name="T7490">Dissertatio vigesimanona</text:span>, Milano, Società Palatina 1739):<text:s/><text:span text:style-name="quote.c">«Certo nullum ego tempus fuisse puto, quo Italia gerronibus, ludionibus, et praestigiatoribus istis caruerit […]. Si e quibusvis saeculis historicos, poëtas, aliosques scriptores haberemus, facile deprehenderemus, nulli tempori defuisse publica spectacula, quibus oblectarentur civium animi, eaque praesertim, quae ex hominum crumenis argentum exprimunt»</text:span><text:s/>(coll. 849-850:<text:s/>‘Certamente credo che in nessun tempo l’Italia fosse scarsa di questi novellatori, giocolieri, prestigiatori. Se in quei secoli avessimo avuto storici, poeti e altri scrittori, facilmente li avremmo scoperti; ma in nessun tempo mancarono pubblici spettacoli da cui l’animo dei cittadini trae diletto, in particolare gli spettacoli che spillano denaro dalle borse’).</text:p>
      <text:p text:style-name="p">•<text:s/><text:span text:style-name="T7491">i massimi e i minimi di Apollonio</text:span>: allude alla<text:s/><text:span text:style-name="T7492">De maximis et minimis geometrica Divinatio in quintum Conicorum Apollonii Pergaei adhuc desideratum,<text:s/></text:span>Firenze, Cocchini 1659 di Vincenzo Viviani (1622-1703), uno degli ultimi, se non proprio l’ultimo discepolo di Galilei; per quanto la<text:s/><text:span text:style-name="T7493">Divinatio</text:span><text:s/>sia un trattato importante nel campo della geometria secentesca (è la ricostruzione, per via congetturale, di un’opera di Apollonio Pergeo considerata allora perduta, poi recuperata), è abbastanza sorprendente, secondo il nostro metro, che Planelli accostasse Viviani a sommi quali Palladio, Michelangelo e Raffaello.</text:p>
      <text:p text:style-name="p"><text:span text:style-name="anchor">[commento_</text:span><text:span text:style-name="anchor">Pref.</text:span><text:span text:style-name="anchor">3]<text:s/></text:span>•<text:s/><text:span text:style-name="T7494">siccome recentissimi esempi lo han dimostrato</text:span><text:span text:style-name="T7495">: riferimento forse trasparente per il lettore contemporaneo, meno per noi; potrebbe trattarsi (come ipotizza<text:s/></text:span><text:span text:style-name="T7496">Degrada</text:span><text:span text:style-name="T7497">) della chiusura del napoletano Teatrino di San Giacomo, detto anche<text:s/></text:span><text:span text:style-name="T7498">Cantina</text:span><text:span text:style-name="T7499">:<text:s/></text:span><text:span text:style-name="quote.c">«a motivo dell</text:span><text:span text:style-name="quote.c">’</text:span><text:span text:style-name="quote.c">abolizione [nel 1769] si addusse l</text:span><text:span text:style-name="quote.c">’</text:span><text:span text:style-name="quote.c">oscenità delle recite che, facendosi all</text:span><text:span text:style-name="quote.c">’</text:span><text:span text:style-name="quote.c">improvviso, sfuggivano alla censura preventiva; la vita immorale delle<text:s/></text:span><text:soft-page-break/><text:span text:style-name="quote.c">attrici (e particolarmente di una Maddalena Scazzocchia, di cui il marito, Giovanni Vitonomeo, permetteva e sfruttava la<text:s/></text:span><text:span text:style-name="quote.c">‘</text:span><text:span text:style-name="quote.c">rilassatezza</text:span><text:span text:style-name="quote.c">’</text:span><text:span text:style-name="quote.c">; e infine (e di ciò veramente ci si avvedeva un po</text:span><text:span text:style-name="quote.c">’</text:span><text:span text:style-name="quote.c"><text:s/>tardi) la sconvenienza che spettacoli cotanto profani avessero luogo così prossimo alle sacre cerimonie della superiore chiesa di San Giacomo»</text:span><text:span text:style-name="T7500"><text:s/>(B. Croce,</text:span><text:span text:style-name="T7501"><text:s/>I teatri di Napoli<text:s/></text:span><text:span text:style-name="T7502">[1891], ristampa di<text:s/></text:span><text:span text:style-name="T7503">Milano, Adelphi, 1992, p. 273).</text:span></text:p>
      <text:p text:style-name="p"><text:span text:style-name="anchor">[commento_</text:span><text:span text:style-name="anchor">Pref.</text:span><text:span text:style-name="anchor">4]<text:s/></text:span>•<text:s/><text:span text:style-name="T7504">solo</text:span><text:s/><text:span text:style-name="T7505">il chiarissimo Algarotti</text:span>: si riferisce al<text:s/>fortunato e influente<text:s/><text:span text:style-name="T7506">Saggio</text:span><text:s/><text:span text:style-name="T7507">sopra l</text:span><text:span text:style-name="T7508">’</text:span><text:span text:style-name="T7509">opera in musica</text:span><text:s/>di Francesco Algarotti (1755, ristampa aumentata nel 1763), che comprende anche due abbozzi di libretti<text:s/>in prosa,<text:s/>appositamente scritti dall’autore a sostegno della riforma dell’opera<text:s/>da lui proposta<text:s/>(<text:span text:style-name="T7510">Enea in Troja</text:span><text:s/>e<text:s/><text:span text:style-name="T7511">Iphigénie en Aulide</text:span>): il disegno del libro algarottiano in sostanza anticipa la riforma di Gluck ed è in più punti<text:s/>citato, e<text:s/>riecheggiato, come si vedrà,<text:s/>da Planelli.</text:p>
      <text:p text:style-name="p"><text:span text:style-name="anchor">[commento_</text:span><text:span text:style-name="anchor">Pref.</text:span><text:span text:style-name="anchor">7]<text:s/></text:span>•<text:s/><text:span text:style-name="T7512">Hor. Epist. ad Pison.</text:span>: Orazio,<text:s/><text:span text:style-name="T7513">Epistole</text:span>, II, 3 (<text:span text:style-name="T7514">Ars Poetica</text:span>), vv. 304-305:<text:s/><text:span text:style-name="quote.c">«farò la parte della cote, / non adatta per tagliare ma per affilare la lama»</text:span><text:s/>(allude ironicamente al cómpito<text:s/>del critico di fronte al poeta: è citazione comunissima, che si ritrova per esempio in testa alla<text:span text:style-name="T7515"><text:s/>Dissertazione</text:span><text:s/>su Metastasio del Calzabigi).</text:p>
      <text:h text:style-name="Titre2" text:outline-level="2">Imprimatur</text:h>
      <text:p text:style-name="p"><text:span text:style-name="anchor">[commento_</text:span><text:span text:style-name="anchor">Imprim.</text:span><text:span text:style-name="anchor">2]<text:s/></text:span>•<text:s/><text:span text:style-name="T7516">ἀγεωμέτρητοι, ἄμουσοι, ἀθεώρητοι</text:span><text:span text:style-name="T7517">:</text:span><text:span text:style-name="T7518"><text:s/></text:span>‘privi di conoscenze geometriche, musicali, filosofiche’.</text:p>
      <text:p text:style-name="p">•<text:s/><text:span text:style-name="T7519">γεωμετρητάτη, μουσικωτάτη, θεωρητοτάτη</text:span>:<text:s/>‘massimamente geometrici, musicali, filosofici’.</text:p>
      <text:p text:style-name="p">•<text:s/><text:span text:style-name="T7520">θεω</text:span><text:span text:style-name="T7521">ρητικωτατ</text:span><text:span text:style-name="T7522">ῶς</text:span><text:span text:style-name="T7523">:<text:s/></text:span><text:span text:style-name="T7524">‘</text:span><text:span text:style-name="T7525">nella maniera più filosofica</text:span><text:span text:style-name="T7526">’</text:span><text:span text:style-name="T7527">.</text:span></text:p>
      <text:p text:style-name="p"><text:span text:style-name="anchor">[commento_</text:span><text:span text:style-name="anchor">Imprim.</text:span><text:span text:style-name="anchor">3]<text:s/></text:span>•<text:s/><text:span text:style-name="T7528">Martorelli</text:span>:<text:s/>Giacomo<text:s/>Martorelli (Napoli,1699 – Ercolano, 1777), professore di lingua greca all’Università di Napoli, erudito e archeologo, fu avversario di Genovesi e del programma di riforme di Tanucci; esercitò l’attività di Regio Revisore alle Stampe dal 1744 (vedi<text:s/><text:span text:style-name="T7529">Dizionario biografico degli italiani</text:span>,<text:s/>vol. 71, 2008, pp. 361-364,<text:s/>‘voce’<text:s/>di P. Matarazzo).<text:s/></text:p>
      <text:p text:style-name="p"><text:span text:style-name="anchor">[commento_</text:span><text:span text:style-name="anchor">Imprim.</text:span><text:span text:style-name="anchor">5]<text:s/></text:span>•<text:s/><text:span text:style-name="T7530">Girardus de Angelis</text:span>: anche l’altro revisore alle stampe è noto alle cronache letterarie: si tratta del padre minimo Gherardo degli Angioli (Ebola 1705 – Napoli 1783), che era stato in giovinezza poeta di qualche<text:s/>fama presso la corte di Vienna.</text:p>
      <text:p text:style-name="p"><text:span text:style-name="anchor">[commento_</text:span><text:span text:style-name="anchor">Sez.</text:span><text:span text:style-name="anchor">I.1.0.2]<text:s/></text:span>•<text:s/><text:span text:style-name="T7531">di queste volgari e cantate tragedie</text:span>: il passo citato in nota (con relativo riferimento a Muratori) è dal Prologo dell’opera<text:s/><text:span text:style-name="T7532">De obsidione</text:span><text:s/><text:span text:style-name="T7533">Domini Canis Grandis de Verona</text:span><text:s/><text:span text:style-name="T7534">ante civitatem Paduam</text:span><text:s/>di Albertino Mussato (1261-1329), già<text:s/><text:soft-page-break/>edito arbitrariamente nel Seicento (donde la fonte muratoriana utilizzata da Planelli) come libro nono del<text:s/><text:span text:style-name="T7535">De gestis Italicorum</text:span><text:s/><text:span text:style-name="T7536">post mortem Henrici septimi imperatoris</text:span>; vedi l’edizione moderna dell’operetta a cura di G.M. Gianola, Padova, 1999, pp. 6-9. Il brano si conclude con questa clausola:<text:span text:style-name="quote.c">«Nichil ergo recusandum disponens quod vestra deposcat amica suasio, fratribus meis annuens, qua licet et sciero, heroico usus metro exigente materia, populariter morem geram rudis ego cum rudibus»</text:span>. Su Mussato cfr. la<text:s/>‘voce’<text:s/>del<text:s/><text:span text:style-name="T7537">Dizionario biografico degli italiani</text:span>,<text:s/>vol. 77, 2012, pp. 520-524 (di Marino Zabbia: che ringrazio per le indicazioni che mi ha gentilmente fornito). È evidente che gli esempi addotti da Mussato poco o nulla hanno a che vedere con l’opera in musica modernamente intesa.</text:p>
      <text:h text:style-name="Titre2" text:outline-level="2">Sezione I</text:h>
      <text:h text:style-name="Titre3" text:outline-level="3">Cap. I</text:h>
      <text:p text:style-name="p"><text:span text:style-name="anchor">[commento_</text:span><text:span text:style-name="anchor">Sez.</text:span><text:span text:style-name="anchor">I.1.0.3]<text:s/></text:span>•<text:s/><text:span text:style-name="T7538">come si costuma anche in oggi</text:span><text:span text:style-name="T7539">:<text:s/></text:span>l’anonimo è da identificarsi con il domenicano milanese Galvano Fiamma; la citazione è tratta dal<text:s/><text:span text:style-name="T7540">Chronicon</text:span><text:s/><text:span text:style-name="T7541">extravagans</text:span><text:s/>(circa 1340), dopo Muratori parzialmente ripubblicato, insieme ad altro testo, da A. Ceruti a Torino nel 1896.<text:s/></text:p>
      <text:p text:style-name="p"><text:span text:style-name="anchor">[commento_</text:span><text:span text:style-name="anchor">Sez.</text:span><text:span text:style-name="anchor">I.1.0.4]<text:s/></text:span>•<text:s/><text:span text:style-name="T7542">con sontuose decorazioni</text:span>:<text:s/>cfr. L. Riccoboni,<text:s/><text:span text:style-name="T7543">Réflexions historiques et critiques sur les differens théâtres de l</text:span><text:span text:style-name="T7544">’</text:span><text:span text:style-name="T7545">Europe</text:span>, Paris, Guerin, 1738, pp. 12-17. Discutendo delle rappresentazioni sacre a Roma in epoca medievale, Riccoboni scrive tra l’altro:<text:s/><text:span text:style-name="quote.c">«si la Passion de notre Seigneur n</text:span><text:span text:style-name="quote.c">’</text:span><text:span text:style-name="quote.c">a pas été représentée au Colisée la première année de l</text:span><text:span text:style-name="quote.c">’</text:span><text:span text:style-name="quote.c">établissement de la Confrérie<text:s/></text:span><text:span text:style-name="T7546">del Gonfalone</text:span><text:span text:style-name="quote.c">, qui a été fondée en 1264, elle n</text:span><text:span text:style-name="quote.c">’</text:span><text:span text:style-name="quote.c">a pas tardé à y paroître. Cela supposé, je crois qu</text:span><text:span text:style-name="quote.c">’</text:span><text:span text:style-name="quote.c">il faut penser aussi, que dans l</text:span><text:span text:style-name="quote.c">’</text:span><text:span text:style-name="quote.c">établissement de la Confrérie, et dans l</text:span><text:span text:style-name="quote.c">’</text:span><text:span text:style-name="quote.c">arrangement des Statuts, les Confréres n</text:span><text:span text:style-name="quote.c">’</text:span><text:span text:style-name="quote.c">imaginérent pas les premiers ces sortes de Représentations; qu</text:span><text:span text:style-name="quote.c">’</text:span><text:span text:style-name="quote.c">elles avoient déjà été mises sur la scene particulierement et en mauvais ordre, et que la Confrérie se proposa de l</text:span><text:span text:style-name="quote.c">’</text:span><text:span text:style-name="quote.c">exécuter en meilleure forme et avec magnificence au Colisée. A quoi auroit servi l</text:span><text:span text:style-name="quote.c">’</text:span><text:span text:style-name="quote.c">institution de la Confrérie, qui avoit cet objet en vûe, si elle en avoit différé l</text:span><text:span text:style-name="quote.c">’</text:span><text:span text:style-name="quote.c">exécution de cent quatre-vingt-cinq ans? Il est donc naturel de croire que l</text:span><text:span text:style-name="quote.c">’</text:span><text:span text:style-name="quote.c">exécution de ce projet ne traîna pas long-tems, et ce seroit parler contre toute la probabilité de dire qu</text:span><text:span text:style-name="quote.c">’</text:span><text:span text:style-name="quote.c">elle a été portée jusqu</text:span><text:span text:style-name="quote.c">’</text:span><text:span text:style-name="quote.c">à l</text:span><text:span text:style-name="quote.c">’</text:span><text:span text:style-name="quote.c">année 1449»</text:span><text:s/>(p. 16: l’allusione polemica riguarda Crescimbeni).<text:s/></text:p>
      <text:soft-page-break/>
      <text:p text:style-name="p"><text:span text:style-name="anchor">[commento_</text:span><text:span text:style-name="anchor">Sez.</text:span><text:span text:style-name="anchor">I.1.0.5]<text:s/></text:span>•<text:s/><text:span text:style-name="T7547">Giovanni Villani</text:span>:<text:s/>quella festa teatrale di calendimaggio ebbe in realtà un esito tragico: cfr. G. Villani,<text:s/><text:span text:style-name="T7548">Cronica</text:span>. A cura di F. Gherardi Dragomanni, Firenze, 1844-1845. Ristampa anastatica, Frankfurt, Minerva 1969, t. II, pp. 88-89 (da precisare che si tratta di Borgo san<text:s/><text:span text:style-name="T7549">Friano,<text:s/></text:span>non<text:s/><text:span text:style-name="T7550">Priano</text:span>):<text:span text:style-name="quote.c">«In questo medesimo tempo che</text:span><text:span text:style-name="quote.c"><text:s/>‘l<text:s/></text:span><text:span text:style-name="quote.c">cardinale da Prato [il domenicano fra Niccolò da Prato] era in Firenze, ed era in amore del popolo e de</text:span><text:span text:style-name="quote.c">’</text:span><text:span text:style-name="quote.c"><text:s/>cittadini, sperando che mettesse buona pace tra loro [è il tempo della contesa tra Cerchi e Donati], per lo calen di maggio 1304, come al buon tempo passato del tranquillo e buono stato di Firenze, s</text:span><text:span text:style-name="quote.c">’</text:span><text:span text:style-name="quote.c">usavano le compagnie e le brigate di sollazzi per la cittade, per fare allegrezza e festa, si rinnovarono e fecionsene in più parti della città, a gara l</text:span><text:span text:style-name="quote.c">’</text:span><text:span text:style-name="quote.c">una contrada dell</text:span><text:span text:style-name="quote.c">’</text:span><text:span text:style-name="quote.c">altra, ciascuno chi meglio sapea e potea. Infra l</text:span><text:span text:style-name="quote.c">’</text:span><text:span text:style-name="quote.c">altre, come per antico aveano per costume quegli di borgo san Friano di fare più nuovi e diversi giuochi, sì mandarono un bando, che chiunque volesse sapere novelle dell</text:span><text:span text:style-name="quote.c">’</text:span><text:span text:style-name="quote.c">altro mondo, dovesse essere il dì di calen di Maggio in su<text:s/></text:span><text:span text:style-name="quote.c">‘</text:span><text:span text:style-name="quote.c">l ponte alla Carraia, e d</text:span><text:span text:style-name="quote.c">’</text:span><text:span text:style-name="quote.c">intorno all</text:span><text:span text:style-name="quote.c">’</text:span><text:span text:style-name="quote.c">Arno; e ordinarono in Arno sopra barche e navicelle palchi, e fecionvi la simiglianza e figura dell</text:span><text:span text:style-name="quote.c">’</text:span><text:span text:style-name="quote.c">inferno con fuochi e altre pene e martorii, con uomini contraffatti a demonia orribili a vedere, e altri i quali aveano figure d</text:span><text:span text:style-name="quote.c">’</text:span><text:span text:style-name="quote.c">anime ignude, che pareano persone, e mettevangli in quegli diversi tormenti con grandissime grida, e strida, e tempesta, la quale parea odiosa e spaventevole a udire e a vedere; e per lo nuovo gioco vi trassono a vedere molti cittadini, e<text:s/></text:span><text:span text:style-name="quote.c">‘</text:span><text:span text:style-name="quote.c">l ponte alla Carraia, il quale era allora di legname da pila a pila, si caricò sì di gente che rovinò in più parti, e cadde colla gente che v</text:span><text:span text:style-name="quote.c">’</text:span><text:span text:style-name="quote.c">era suso, onde se ne guastarono le persone, sicché il giuoco da beffe avvenne col vero, e com</text:span><text:span text:style-name="quote.c">’</text:span><text:span text:style-name="quote.c">era ito il bando, molti per morte n</text:span><text:span text:style-name="quote.c">’</text:span><text:span text:style-name="quote.c">andarono a sapere novelle dell</text:span><text:span text:style-name="quote.c">’</text:span><text:span text:style-name="quote.c">altro mondo, con grande pianto e dolore a tutta la cittade [...]»</text:span>.</text:p>
      <text:p text:style-name="p">•<text:s/><text:span text:style-name="T7551">l</text:span><text:span text:style-name="T7552">’</text:span><text:span text:style-name="T7553">Ammirato</text:span>:<text:s/>la pagina dell’Ammirato dipende strettamente dalla<text:s/><text:span text:style-name="T7554">Cronica</text:span><text:s/>di Villani,<text:s/>menzionando<text:s/>il<text:s/><text:span text:style-name="quote.c">«miserabile accidente»</text:span>, propiziato da<text:s/><text:span text:style-name="quote.c">«quelli di Borgo San Friano [che] con pazza invenzione promettono per il lor banditore di dar novelle dell</text:span><text:span text:style-name="quote.c">’</text:span><text:span text:style-name="quote.c">altro mondo a chi si fosse ragunato in sul ponte alla Carraia»</text:span>, sottolineando la credulità del popolino accalcatosi e le dimensioni dell’incidente (<text:span text:style-name="quote.c">«pochi furono quegli, che scamparono la morte, che guasti d</text:span><text:span text:style-name="quote.c">’</text:span><text:span text:style-name="quote.c">alcun membro o storpiati non rimanessero»</text:span>); colpisce Ammirato più che la verosimiglianza dello spettacolo il<text:s/><text:span text:style-name="quote.c">«cattivo augurio»</text:span><text:s/>dell’incidente, quasi annuncio del rinnovarsi delle contese municipali (S. <text:span text:style-name="T7555">Ammirato</text:span>,<text:s/><text:span text:style-name="T7556">Istorie fiorentine</text:span>, tomo I, Firenze, Massi, 1647, libro IV, p. 225).</text:p>
      <text:soft-page-break/>
      <text:p text:style-name="p">•<text:s/><text:span text:style-name="T7557">Buonamico Buffalmacco</text:span>:<text:s/>questo il passo di Vasari:<text:s/><text:span text:style-name="quote.c">«Scrivono alcuni che essendo Buonamico in Firenze, e trovandosi spesso con gl</text:span><text:span text:style-name="quote.c">’</text:span><text:span text:style-name="quote.c">amici e compagni suoi in bottega di Maso del Saggio, egli si truovò con molti altri a ordinare la festa che in dì di calen di maggio feciono gl</text:span><text:span text:style-name="quote.c">’</text:span><text:span text:style-name="quote.c">uomini di borgo S. Friano in Arno sopra certe barche, e che quando il ponte alla Carraia, che allora era di legno, rovinò per essere troppo carico di persone che erano corse a quello spettacolo, egli non vi morì, come molti altri feciono, perché quando appunto rovinò il ponte in sulla machina che in Arno sopra le barche rappresentava l</text:span><text:span text:style-name="quote.c">’</text:span><text:span text:style-name="quote.c">inferno, era andato a procacciare alcune cose che per la festa mancavano»</text:span><text:s/>(G. Vasari,<text:s/><text:span text:style-name="T7558">Le</text:span><text:s/><text:span text:style-name="T7559">vite dei più eccellenti pittori, scultori e architetti<text:s/></text:span>[Edizione 1568]. A cura di C.L. Ragghianti, Milano, Rizzoli,1942-1949, I, p. 351).</text:p>
      <text:p text:style-name="p">•<text:s/><text:span text:style-name="T7560">il Cionacci</text:span>:<text:s/>cfr.<text:s/><text:span text:style-name="T7561">Rime sacre del Magnifico Lorenzo De</text:span><text:span text:style-name="T7562">’</text:span><text:span text:style-name="T7563"><text:s/>Medici il vecchio, di Madonna Lucrezia sua madre e d</text:span><text:span text:style-name="T7564">’</text:span><text:span text:style-name="T7565">altri della stessa famiglia. Raccolte e d</text:span><text:span text:style-name="T7566">’</text:span><text:span text:style-name="T7567">Osservazioni corredate per<text:s/></text:span>Francesco Cionacci Sacerdote Fiorentino ed Accademico Apatista. Edizione seconda, Bergamo, Lancellotti 1760<text:span text:style-name="T7568">2<text:s/></text:span>[prima edizione, Firenze 1680], pp. XIII-XIV; il Cionacci cita sulla scorta del Villani e dell’Ammirato la «Festa rappresentata in Arno del 1304», congetturando in tal modo:<text:s/><text:span text:style-name="quote.c">«non può essere, s</text:span><text:span text:style-name="quote.c">’</text:span><text:span text:style-name="quote.c">io non m</text:span><text:span text:style-name="quote.c">’</text:span><text:span text:style-name="quote.c">inganno, se non o quella di Teofilo, in fine della quale potrebbesi veder lo<text:s/></text:span><text:span text:style-name="quote.c">‘</text:span><text:span text:style-name="quote.c">nferno, essendovi notato:<text:s/></text:span><text:span text:style-name="T7569">Entrati i Diavoli nello Inferno con l</text:span><text:span text:style-name="T7570">’</text:span><text:span text:style-name="T7571">Ebreo, uno Angelo dà licenza</text:span><text:span text:style-name="quote.c">; o più tosto quella di Lazzero ricco e Lazzero povero, nella fin della quale il Ricco dallo<text:s/></text:span><text:span text:style-name="quote.c">‘</text:span><text:span text:style-name="quote.c">nferno chiede in vano soccorso al Povero posto nel seno d</text:span><text:span text:style-name="quote.c">’</text:span><text:span text:style-name="quote.c">Abramo»</text:span><text:s/>(p. XIV).<text:s/></text:p>
      <text:p text:style-name="p"><text:span text:style-name="anchor">[commento_</text:span><text:span text:style-name="anchor">Sez.</text:span><text:span text:style-name="anchor">I.1.0.6]<text:s/></text:span>•<text:s/><text:span text:style-name="T7572">il Crescimbeni</text:span>:<text:s/>cfr.<text:s/>G.M. Crescimbeni,<text:s/><text:span text:style-name="T7573">L</text:span><text:span text:style-name="T7574">’</text:span><text:span text:style-name="T7575">Istoria della volgar poesia.</text:span><text:s/>Terza impressione, Venezia, Basegio 1731,<text:s/>vol. I [<text:span text:style-name="T7576">Comentarj</text:span>], pp. 272, 296 e 300-301:<text:s/><text:span text:style-name="quote.c">«dal luogo, dove ella fu fatta, cioè sopra fiume, e dal tempo, che fu per le Calen di Maggio, le quali sempre è stato solito di celebrarsi profanamente, giudicandola noi festa profana, e non sacra […], così da essa non fonderem qui principj delle rappresentazioni, o feste sacre»</text:span><text:s/>(300-301).<text:s/></text:p>
      <text:p text:style-name="p"><text:span text:style-name="anchor">[commento_</text:span><text:span text:style-name="anchor">Sez.</text:span><text:span text:style-name="anchor">I.1.0.8]<text:s/></text:span>•<text:s/><text:span text:style-name="T7577">misteri</text:span>:<text:s/>cfr.<text:s/>le<text:s/><text:span text:style-name="T7578">Osservazioni</text:span><text:s/>cit. del Cionacci, p. XI, dove è menzionata anche la rubrica del<text:s/><text:span text:style-name="T7579">Biagio:</text:span><text:s/><text:span text:style-name="quote.c">«Volendo voi, che qui si rappresenti / il bel Mister di Biagio contadino»</text:span>.</text:p>
      <text:p text:style-name="p">•<text:s/><text:span text:style-name="T7580">apertamente dimostra</text:span>: cfr.<text:s/>Cionacci,<text:s/><text:span text:style-name="T7581">Osservazioni</text:span><text:s/>cit., p. XIII, dove sono citati gli esempi di Planelli, con la precisazione:<text:s/><text:span text:style-name="quote.c">«si recitavano le Rappresentazioni con una maniera di proprio canto»</text:span>. Nella medesima edizione del Cionacci Planelli poteva leggere l’ottava iniziale della<text:s/><text:span text:style-name="T7582">Rappresentazione di San Giovanni e Paolo</text:span><text:s/>di Lorenzo il<text:s/><text:soft-page-break/>Magnifico:<text:s/><text:span text:style-name="quote.c">«Silenzio, o voi, che ragunati siete: / voi vedrete una istoria nuova e santa, / diverse cose, e divote vedrete, / esempli di Fortuna varia tanta: / sanza tumulto stien le voci chete, / massimamente poi quando si canta; / a noi fatica, a voi el piacer resta, / però non ci guastate questa Festa»</text:span>.</text:p>
      <text:p text:style-name="p">•<text:s/><text:span text:style-name="T7583">a tal effetto impiegati</text:span>:<text:s/>per Buffalmacco vedi<text:s/><text:span text:style-name="T7584">retro</text:span>; per Brunelleschi:<text:s/><text:span text:style-name="quote.c">«Dicesi […] che gl</text:span><text:span text:style-name="quote.c">’</text:span><text:span text:style-name="quote.c">ingegni del Paradiso di S. Felice in piazza […] furono trovati da Filippo [Brunelleschi], per fare la rappresentazione o vero festa della Nunziata, in quel modo che anticamente a Firenze in quel luogo si costumava di fare. La qual cosa invero era meravigliosa, e dimostrava l</text:span><text:span text:style-name="quote.c">’</text:span><text:span text:style-name="quote.c">ingegno e l</text:span><text:span text:style-name="quote.c">’</text:span><text:span text:style-name="quote.c">industria di chi ne fu inventore: perciò che si vedeva in alto un cielo pieno di figure vive moversi, et una infinità di lumi, quasi in un baleno scoprirsi e ricoprirsi»</text:span><text:s/>(G. Vasari,<text:s/><text:span text:style-name="T7585">Le vite</text:span>, ed. cit., I, p. 627); per Francesco di Giovanni detto il Cecca:<text:s/><text:span text:style-name="quote.c">«Dicesi che le nuvole che andavano in Fiorenza per la festa di S. Giovanni a processione, cosa certo ingegnosissima e bella furono invenzione del Cecca, il quale allora che la città usava di fare assai feste era molto in simili cose adoperato»</text:span><text:s/>(ivi, p. 820; nella<text:s/><text:span text:style-name="T7586">Vita</text:span><text:s/>del Cecca Vasari menziona altre macchine effimere escogitate in occasione di feste religiose).</text:p>
      <text:p text:style-name="p">•<text:s/><text:span text:style-name="T7587">il prenominato Cionacci</text:span>:<text:s/>cfr. Cionacci,<text:s/><text:span text:style-name="T7588">Osservazioni</text:span><text:s/>cit. pp. XV-XVI:<text:span text:style-name="quote.c">«Utilissime poi per molti capi riuscivano queste Feste alla Città; perché se riguardiamo alla plebe ed agli Artisti, che vivono del sudore delle loro braccia, a pro loro cadevano le grandi spese che portavan seco questi spettacoli: se riflettiamo a</text:span><text:span text:style-name="quote.c">’</text:span><text:span text:style-name="quote.c"><text:s/>sottili ingegni de</text:span><text:span text:style-name="quote.c">’</text:span><text:span text:style-name="quote.c"><text:s/>Fiorentini professori dell</text:span><text:span text:style-name="quote.c">’</text:span><text:span text:style-name="quote.c">arte del disegno, e delle Matematiche e Meccaniche, per ridurre la professione a quella perfezione in questo genere, che adesso la gode il mondo tutto: e se vogliamo parlare de</text:span><text:span text:style-name="quote.c">’</text:span><text:span text:style-name="quote.c"><text:s/>costumi, per conto delle cose rappresentate, ne miglioravano gli spettatori, perché erano tali che si potevano rappresentare in Chiesa; né mai per conto di ciò vi fu bisogno, come oggidì, che i dotti e prudenti chiedessero la moderazione del Teatro»</text:span><text:s/>(notevole è l’esplicita polemica del Cionacci contro i rigoristi del suo tempo).</text:p>
      <text:p text:style-name="p"><text:span text:style-name="anchor">[commento_</text:span><text:span text:style-name="anchor">Sez.</text:span><text:span text:style-name="anchor">I.1.0.9]<text:s/></text:span>•<text:s/><text:span text:style-name="T7589">verso il 1480</text:span>: cfr. F.S. Quadrio,<text:s/><text:span text:style-name="T7590">Della<text:s/></text:span>s<text:span text:style-name="T7591">toria e della ragione d</text:span><text:span text:style-name="T7592">’</text:span><text:span text:style-name="T7593">ogni poesia</text:span>, III/II, Milano, Agnelli 1744, p. 431-434; utilizzando il Sulpizio (su cui vedi la nota seguente) e altre fonti, Quadrio difende, contro lo scetticismo, a dire il vero ben fondato, di Crescimbeni, l’idea di una precoce diffusione della poesia<text:s/><text:span text:style-name="quote.c">«drammatica musicale»</text:span><text:s/>nella città del papa:<text:s/><text:span text:style-name="quote.c">«Roma, che aveva la medesima Musica Drammatica come smarrita e perduta, per aver dato alla declamazione degli Attori ciò che i Greci davano al Canto, e all</text:span><text:span text:style-name="quote.c">’</text:span><text:span text:style-name="quote.c">Armonia; la fece poi comparire sul Teatro verso<text:s/></text:span><text:soft-page-break/><text:span text:style-name="quote.c">l</text:span><text:span text:style-name="quote.c">’</text:span><text:span text:style-name="quote.c">anno 1480, come si ricava da Sulpizio nella Lettera Dedicatoria delle sue Note sopra Vitruvio, che presentò al Cardinale Riari Camerlengo di S. Chiesa; dove si dice, che questo Prelato fu il primo, che cantar facesse una Tragedia in pubblica piazza»</text:span><text:s/>(p. 431).</text:p>
      <text:p text:style-name="p">•<text:s/><text:span text:style-name="T7594">que</text:span><text:span text:style-name="T7595">’</text:span><text:span text:style-name="T7596"><text:s/>melodrammi</text:span>: menziona l’umanista Giovanni Sulpizio da Veroli (circa 1430-1490) e la sua famosa dedicatoria a Raffaele Riario tramite F.S. Quadrio,<text:s/><text:span text:style-name="T7597">Della storia</text:span><text:s/>cit., pp. 431-432:<text:s/><text:span text:style-name="quote.c">«Le parole di Sulpizio son queste:<text:s/></text:span><text:span text:style-name="quote.c">‘</text:span><text:span text:style-name="quote.c">Tu il primo hai un Teatro, di altezza di cinque piedi, in mezzo alla Piazza eretto, fatto superbamente adornare ad uso di quella Tragedia, la quale noi i primi in questa età abbiamo alla Gioventù, per eccitarla, insegnato a rappresentare, e a cantare [probabilmente in occasione dell</text:span><text:span text:style-name="quote.c">’</text:span><text:span text:style-name="T7598">Ippolito</text:span><text:span text:style-name="quote.c"><text:s/>di Seneca]: perciocché azione di questa fatta non si era in Roma da molti secoli in qua veduta</text:span><text:span text:style-name="quote.c">’</text:span><text:span text:style-name="quote.c">. Ora come avrebbe egli potuto Sulpizio scrivere, che il primo aveva insegnato in quell</text:span><text:span text:style-name="quote.c">’</text:span><text:span text:style-name="quote.c">età a rappresentare, e a cantar la Tragedia, se del canto avesse egli inteso, che nel recitare le cose poetiche si usava in que</text:span><text:span text:style-name="quote.c">’</text:span><text:span text:style-name="quote.c"><text:s/>tempi? Non era egli tal canto per testimonianza del medesimo Crescimbeni praticato già nelle Rappresentazioni, nelle Farse, e in altri simili cose, che prima assai di quel tempo erano nell</text:span><text:span text:style-name="quote.c">’</text:span><text:span text:style-name="quote.c">Italia introdotte? Ma il fatto sta, che Sulpizio uomo era nelle antiche dottrine e cose assai ben versato: e ponendo però egli mente, che le Rappresentazioni Drammatiche erano dagli Antichi cantate, tentò egli a suoi giorni di restituire con esse Tragedie anche questo costume»</text:span>. La fonte di Quadrio è la<text:s/><text:span text:style-name="T7599">princeps<text:s/></text:span>del<text:span text:style-name="T7600"><text:s/>De Architectura</text:span><text:s/>di Vitruvio curata dal Sulpizio forse con la collaborazione di Pomponio Leto (raro incunabolo romano realizzato tra il 1486 e 1488), testo riprodotto anastaticamente da I.D. Rowland: L. Vitruvii Pollionis<text:span text:style-name="T7601"><text:s/>De archtectura libri decem / Ten Books of Architecture. The Corsini incunabulum</text:span>, Roma Edizioni dell’Elefante, 2003. Ecco il passo («Ad lectorem», non pag.):<text:s/><text:span text:style-name="quote.c">«Tu enim primus Tragoediae, quam nos juventutem excitandi gratia et agere et cantare primi hoc aevo docuimus (nam ejus actionem iam multis saeculis Roma non viderat) in medio Foro pulpitum ad quinque pedum altitudinem erectum pulcherrime exornasti. Eandemque postquam in Hadriani mole Divo Innocentio [papa Innocenzo VIII] spectante est acta, rursus intra tuos penates tanquam in media circi cavea toto consessu umbraculis tecto, admisso populo et pluribus tui ordinis spectatoribus honorifice excepisti»</text:span>. Vedi anche F. Cruciani,<text:s/><text:span text:style-name="T7602">Teatro nel</text:span><text:s/><text:span text:style-name="T7603">Rinascimento: Roma 1450-1550</text:span>, Roma, Bulzoni, 1983, pp. 219-225.<text:s/></text:p>
      <text:p text:style-name="p"><text:span text:style-name="anchor">[commento_</text:span><text:span text:style-name="anchor">Sez.</text:span><text:span text:style-name="anchor">I.1.0.10]<text:s/></text:span>•<text:s/><text:span text:style-name="T7604">sorprese l</text:span><text:span text:style-name="T7605">’</text:span><text:span text:style-name="T7606">Europa</text:span>:<text:s/>cfr. T. Calchi,<text:s/><text:span text:style-name="T7607">Nuptiae Mediolanensium Ducum, sive Ioannis Galeacij cum Isabella Aragona, Ferdinandi<text:s/></text:span><text:soft-page-break/><text:span text:style-name="T7608">Neapolitanorum regis nepte</text:span><text:s/>[1489], in: Id.,<text:s/><text:span text:style-name="T7609">Residua. E Bibliotheca patricij nobilissimi Lucii Hadriani Cottae, nunc primo prodeunt in lucem studio et opera</text:span><text:s/>Ioannis Petri Puricelli […], Milano, Malatesta, 1644, pp. 59-85; dell’aspetto musicale della grandiosa allegoria dell’amor profano escogitata dal Botta in realtà Calci fa appena un cenno:<text:s/><text:span text:style-name="quote.c">«[...] nullum ferculum illatum est, quod non histrio mimus et cantor cum apta ad rem ipsam fabula, ex veteri historia et priscorum pöetarum fabulamentis petita antecesserit»</text:span><text:s/>(p. 75). L’umanista e filologo Tristano Calchi (nato a Milano intorno alla meta del secolo quindicesimo, là morto tra il 1514 e il 1515) fu lo storiografo ufficiale di Ludovico il Moro: gli si devono gli<text:s/><text:span text:style-name="T7610">Historiae mediolanensis libri viginti</text:span>, apparsi a stampa solo nel 1627, di cui i<text:s/><text:span text:style-name="T7611">Residua<text:s/></text:span>sono un’appendice.</text:p>
      <text:p text:style-name="p">•<text:s/><text:span text:style-name="T7612">gli autori</text:span><text:s/><text:span text:style-name="T7613">dell</text:span><text:span text:style-name="T7614">’</text:span><text:span text:style-name="T7615">Encyclopédie</text:span>:<text:s/>l’articolo<text:s/><text:span text:style-name="T7616">Danse théâtrale</text:span><text:s/>è di Louis de Cahusac,<text:s/>storico e teorico della danza<text:s/>citato più avanti da Planelli. Il passo relativo allo spettacolo rinascimentale<text:s/>italiano<text:s/>è il seguente:<text:s/><text:span text:style-name="quote.c">«La danse, ensevelie dans la barbarie avec les autres arts, reparut avec eux en Italie dans le quinzième siècle; l</text:span><text:span text:style-name="quote.c">’</text:span><text:span text:style-name="quote.c">on vit renaître les ballets dans une fête magnifique qu</text:span><text:span text:style-name="quote.c">’</text:span><text:span text:style-name="quote.c">un gentilhomme de Lombardie, nommé Bergonce de Botta, donna à Tortone pour le mariage de Galéas duc de Milan avec Isabelle d</text:span><text:span text:style-name="quote.c">’</text:span><text:span text:style-name="quote.c">Arragon. Tout ce que la poésie, la musique, la danse, les machines peuvent fournir de plus brillant, fut épuisé dans ce spectacle superbe; la description qui en parut étonna l</text:span><text:span text:style-name="quote.c">’</text:span><text:span text:style-name="quote.c">Europe, et piqua l</text:span><text:span text:style-name="quote.c">’</text:span><text:span text:style-name="quote.c">émulation de quelques hommes à talens, qui profitèrent de ces nouvelles lumières pour donner de nouveaux plaisirs à leur nation. C</text:span><text:span text:style-name="quote.c">’</text:span><text:span text:style-name="quote.c">est l</text:span><text:span text:style-name="quote.c">’</text:span><text:span text:style-name="quote.c">époque de la naissance des grands ballets»</text:span><text:s/>(<text:span text:style-name="T7617">Encyclopédie ou Dictionnaire raisonné des sciences, des arts et des métiers</text:span>, ristampa di Lucca, tomo IV, 1759, p. 521). Come si vede,<text:s/>Cahusac<text:s/>non attribuisce alla festa sforzesca il merito, come sembra a Planelli,<text:s/>d’aver propiziato la nascita dell’opera in musica, quanto semmai<text:s/>il<text:s/>diffondersi dei balli spettacolari moderni.</text:p>
      <text:p text:style-name="p"><text:span text:style-name="anchor">[commento_</text:span><text:span text:style-name="anchor">Sez.</text:span><text:span text:style-name="anchor">I.1.0.11]<text:s/></text:span>•<text:s/><text:span text:style-name="T7618">di macchine e di decorazioni</text:span>:<text:s/>la citazione è da<text:s/><text:span text:style-name="T7619">La Presa di Granata</text:span>, azione teatrale (la dizione<text:s/><text:span text:style-name="T7620">farsa<text:s/></text:span>equivale qui a festa) in endecasillabi del Sannazzaro, rappresentata a Napoli (Castel Capuano), alla presenza di Alfonso Duca di Calabria, il 4 marzo 1492 per celebrare la caduta dell’ultimo baluardo arabo in Spagna (il trionfo militare di Ferdinando il Cattolico era stato nel gennaio di quell’anno). Vedi J. Sannazzaro,<text:s/><text:span text:style-name="T7621">Le opere volgari</text:span>, Padova, Comino 1723, pp. 422-426 (la citazione della didascalia da p. 425). Altre feste furono organizzate a Roma per quella storica vittoria: F. Cruciani,<text:s/><text:span text:style-name="T7622">Teatro nel Rinascimento</text:span><text:s/>cit., pp. 228-239.</text:p>
      <text:soft-page-break/>
      <text:p text:style-name="p"><text:span text:style-name="anchor">[commento_</text:span><text:span text:style-name="anchor">Sez.</text:span><text:span text:style-name="anchor">I.1.0.12]<text:s/></text:span>•<text:s/><text:span text:style-name="T7623">poeta ferrarese</text:span>: la favola pastorale<text:s/><text:span text:style-name="T7624">Il Sacrificio<text:s/></text:span>(o<text:span text:style-name="T7625"><text:s/>Il</text:span><text:s/><text:span text:style-name="T7626">Sacrifizio</text:span>)<text:span text:style-name="T7627"><text:s/></text:span>di Agostino de’<text:s/>Beccari (Ferrara 1510 circa - 1590) fu rappresentata per la prima volta l’11 febbraio 1554 (non 1555), alla presenza di Ercole III d’Este con intermezzi musicali scritti da Alfonso Dalla Viola (Ferrara 1508 – 1573), col quale aveva collaborato il fratello di Alfonso, Andrea, anch’egli musicista. Il dramma fu replicato nel marzo dello stesso anno a Ferrara per Renata di Francia, poi a Parigi, alla corte di Enrico II, sempre nel 1555; molto dopo, nel 1587, venne ripreso a Ferrara per le nozze di Benedetta Pio con Girolamo Sanseverino Sanvitale prima, e di Clelia Farnese con Marco Pio poi (cfr.<text:s/><text:span text:style-name="T7628">Dizionario biografico degli italiani</text:span>,<text:s/>vol. 32, 1986, pp. 59-60,<text:s/><text:span text:style-name="T7629">sub voce</text:span><text:s/>Dalla Viola, di N. Balata). Una ristampa moderna del dramma è nella silloge: A. Beccari – A. Lollio – A. Argenti,<text:s/><text:span text:style-name="T7630">Favole</text:span>. A cura di F. Pevere. Prefazione di G. Barberi Squarotti, Torino, Res, 1999.</text:p>
      <text:p text:style-name="p">•<text:s/><text:span text:style-name="T7631">duca di Ferrara</text:span>: si tratta di<text:s/><text:span text:style-name="T7632">Aretusa. Comedia pastorale</text:span><text:s/>(a stampa nel 1564) di Alberto Lollio (Firenze 1508 – Ferrara 1568): anch’essa è ripubblicata in A. Beccari – A. Lollio – A. Argenti,<text:s/><text:span text:style-name="T7633">Favole<text:s/></text:span>cit.</text:p>
      <text:p text:style-name="p">•<text:s/><text:span text:style-name="T7634">del mentovato Viola</text:span>: Alla prima rappresentazione della favola pastorale<text:s/><text:span text:style-name="T7635">Lo sfortunato</text:span><text:s/>del letterato e giurista Agostino Argenti (o Arienti: Ferrara, inizio del XVI sec. – 1576) presenziò, insieme al duca Alfonso II, anche Torquato Tasso, che divenne poi amico sia di Argenti sia di Dalla Viola. Il testo (la<text:s/><text:span text:style-name="T7636">princeps<text:s/></text:span>è del 1568) si legge ora in A. Beccari – A. Lollio – A. Argenti,<text:s/><text:span text:style-name="T7637">Favole<text:s/></text:span>cit.</text:p>
      <text:p text:style-name="p"><text:span text:style-name="anchor">[commento_</text:span><text:span text:style-name="anchor">Sez.</text:span><text:span text:style-name="anchor">I.1.0.13]<text:s/></text:span>•<text:s/><text:span text:style-name="T7638">parecchi ne compose</text:span>: Alessandro Striggio (o Strigio) senior (Mantova 1540-1592), compositore e suonatore di liuto e di viola, fu al servizio dei Medici prima e dei Gonzaga poi (da non confondere con l’omonimo figlio, 1573-1630, cantante<text:s/>e poeta, autore del libretto dell’<text:span text:style-name="T7639">Orfeo<text:s/></text:span>monteverdiano):<text:s/>uno dei primi a cimentarsi con la commedia madrigalesca, è ricordato principalmente per<text:s/><text:span text:style-name="T7640">Il cicalamento delle donne al bucato</text:span><text:span text:style-name="T7641">,</text:span><text:s/>a quattro e a sette voci (1567).</text:p>
      <text:p text:style-name="p">•<text:s/><text:span text:style-name="T7642">sfuggito al Quadrio</text:span>: Striggio musicò il primo, il secondo e il quinto intermezzo dell’<text:span text:style-name="T7643">Amico fido</text:span><text:s/>di Giovanni Maria de Bardi dei conti del Vernio (Firenze 1534 – Roma 1612): la commedia, oggi perduta (alle musiche collaborò Malvezzi, di cui alla nota seguente), andò in scena in occasione delle nozze di Virginia de’<text:s/>Medici e Cesare d’Este. Bardi fu in sostanza il fondatore della Camerata fiorentina (detta infatti anche Camerata de’<text:s/>Bardi): diede un decisivo contributo teorico alla nascita del nuovo genere<text:s/><text:soft-page-break/>musicale con il<text:s/><text:span text:style-name="T7644">Discorso mandato a Caccini detto romano sopra la musica antica e</text:span><text:s/>‘<text:span text:style-name="T7645">l cantar bene</text:span><text:s/>(circa 1590).</text:p>
      <text:p text:style-name="p">•<text:s/><text:span text:style-name="T7646">la quarta parte dell</text:span><text:span text:style-name="T7647">’</text:span><text:span text:style-name="T7648">interludio compose</text:span>:<text:s/>Cristofano Malvezzi (Lucca 1547 – Firenze 1599), figlio d’arte, organista nella chiesa fiorentina di Santa Trinita, poi maestro di cappella nel Battistero di San Giovanni, scrisse vari intermezzi per la corte medicea, tra cui (oltre all’<text:span text:style-name="T7649">Amico fido</text:span>) quelli per<text:s/><text:span text:style-name="T7650">Le due Persilie<text:s/></text:span>di Giovanni Fedini (1583) e per<text:s/><text:span text:style-name="T7651">La pellegrina</text:span><text:s/>di Girolamo Bargagli (1589); apprezzato madrigalista e allievo dello Striggio, fu maestro di Jacopo Peri: servendo in questo modo quasi da ideale anello di congiunzione nella preistoria dell’opera in musica (vedi<text:s/><text:span text:style-name="T7652">Dizionario biografico degli italiani</text:span>,<text:s/>vol. 68, 2007, pp. 310-313,<text:s/>‘voce’<text:s/>di C. Luzzi).<text:s/></text:p>
      <text:p text:style-name="p"><text:span text:style-name="anchor">[commento_</text:span><text:span text:style-name="anchor">Sez.</text:span><text:span text:style-name="anchor">I.1.0.14]<text:s/></text:span>•<text:s/><text:span text:style-name="T7653">cantata in Roma</text:span>: Emilio de’<text:s/>Cavalieri (Roma 1550 circa – 1602), organista, compositore e autore di coreografie, fu a lungo al servizio del cardinale Ferdinando de’<text:s/>Medici; esponente del nuovo stile monodico, contribuì sia al genere profano, sia a quello sacro. Non de<text:s/><text:span text:style-name="T7654">La disperazione di Sileno</text:span><text:s/>(come scrive Planelli) si tratta ma di<text:s/><text:span text:style-name="T7655">Fileno<text:s/></text:span>(<text:span text:style-name="T7656">Degrada</text:span>). Il testo poetico del ballo<text:s/><text:span text:style-name="T7657">Il giuoco della cieca</text:span><text:s/>(la cui musica è perduta) fu un rimaneggiamento, egualmente perduto, dal<text:s/><text:span text:style-name="T7658">Pastor Fido<text:s/></text:span>II, 2 del Guarino: il ballo ebbe molte rappresentazioni a Firenze (nella Sala delle Statue di Palazzo Pitti) tra il 1595 e il 1598. Della poetessa lucchese Laura Guidiccioni (1550-1597 circa) poco ci è rimasto – appena<text:s/>due<text:s/>sonetti e una canzone –, ma fu<text:s/>figura di rilievo nella vita della corte: vedi la<text:s/>‘voce’<text:s/>di T. Megale in<text:s/><text:span text:style-name="T7659">Dizionario biografico degli italiani</text:span>,<text:s/>vol. 61, 2004, pp. 329-330, nonché, in generale, A. Solerti,<text:s/><text:span text:style-name="T7660">L.G. Lucchesini ed Emilio De</text:span><text:span text:style-name="T7661">’</text:span><text:span text:style-name="T7662"><text:s/>Cavalieri. I primi tentativi del melodramma</text:span>, «Rivista musicale italiana», IX, 1902, pp. 797-829. L’allegoria drammatica<text:s/><text:span text:style-name="T7663">Rappresentatione di anima et di corpo</text:span><text:s/>di Cavalieri fu eseguita a Roma, nella Chiesa Nuova dei padri oratoriani (Santa Maria in Vallicella), durante la quaresima dell’anno giubilare 1600, sul testo di una<text:s/>precedente<text:s/>lauda (1577) dell’oratoriano Agostino Manni. Si fa risalire convenzionalmente a questa data la nascita del genere dell’oratorio sacro: tuttavia lo spettacolo allora allestito era qualcosa di più, perché comprendeva costumi, apparati e una complessa scenografia.</text:p>
      <text:p text:style-name="p"><text:span text:style-name="anchor">[commento_</text:span><text:span text:style-name="anchor">Sez.</text:span><text:span text:style-name="anchor">I.1.0.15]<text:s/></text:span>•<text:s/><text:span text:style-name="T7664">di note musicali</text:span>:<text:s/>è<text:s/><text:span text:style-name="T7665">L</text:span><text:span text:style-name="T7666">’</text:span><text:span text:style-name="T7667">Amfiparnaso, comedia harmonica a cinque voci</text:span><text:s/>(il titolo vale grecamente<text:s/>‘doppio Parnaso’, cioè poetico e musicale insieme) di Orazio Vecchi (Modena, 1550-1605):<text:s/>celebre esperimento musicale,<text:s/>non<text:s/>melodramma ma madrigale drammatizzato,<text:s/>che<text:s/>mescola satiricamente nel testo, alla<text:s/><text:soft-page-break/>maniera della commedia dell’arte, vari dialetti settentrionali, oltre a una<text:s/>versione<text:s/>parodica della lingua ebraica.</text:p>
      <text:p text:style-name="p">•<text:s/><text:span text:style-name="T7668">riportata dal Muratori</text:span>:<text:s/>benché Muratori fosse avverso al genere dell’opera in musica, manifestò un orgoglio<text:s/>municipale<text:s/>nei confronti del lontano compatriota modenese, da lui considerato impropriamente inventore del genere e<text:s/>quindi<text:s/>da anteporre ai toscani<text:s/>della Camerata:<text:s/><text:span text:style-name="quote.c">«Ma, poiché si tratta di gloria, siami lecito il dire, che una tale invenzione, almen per quello che s</text:span><text:span text:style-name="quote.c">’</text:span><text:span text:style-name="quote.c">aspetta alla musica de gli strumenti, si dee piuttosto attribuire ad Orazio Vecchi cittadin modenese. Fu costui uomo valentissimo sì nella poesia, come nella musica, ed io nelle Memorie de gli Scrittori Modenesi, che ho raccolte, tengo il catalogo di tutte le opere composte, molte delle quali sono ancora stampate. Ora questo valentuomo prima del Rinuccini insegnò la maniera di rappresentare i mentovati drammi, e pieno d</text:span><text:span text:style-name="quote.c">’</text:span><text:span text:style-name="quote.c">anni, e di gloria se ne morì in patria l</text:span><text:span text:style-name="quote.c">’</text:span><text:span text:style-name="quote.c">anno 1605»</text:span><text:s/>(L. A. Muratori,<text:s/><text:span text:style-name="T7669">Della perfetta poesia italiana spiegata e dimostrata con varie osservazioni e con varj giudizj sopra alcuni componimenti altrui</text:span><text:s/>[…], tomo II, Modena, Soliani, 1706, p. 34). L’incipit dell’epigrafe commemorativa (menzionata da Muratori),<text:s/>che si può leggere ancora oggi nel chiostro dell’antica chiesa di San Biagio nel Carmine a Modena, è trascritta da Planelli alla nota seguente<text:span text:style-name="T7670">.</text:span></text:p>
      <text:p text:style-name="p">•<text:s/><text:span text:style-name="T7671">la musica a</text:span><text:span text:style-name="T7672">’</text:span><text:span text:style-name="T7673"><text:s/>drammi</text:span>:<text:s/>‘[Vecchi],<text:s/>colui che primo la musica unì al genere comico e destò l’ammirazione universale’.</text:p>
      <text:p text:style-name="p"><text:span text:style-name="anchor">[commento_</text:span><text:span text:style-name="anchor">Sez.</text:span><text:span text:style-name="anchor">I.1.0.16]<text:s/></text:span>•<text:s/><text:span text:style-name="T7674">più particolarmente diremo</text:span>: su Peri (Roma 1561 – Firenze 1633), il più importante musicista vissuto presso la corte medicea a cavallo tra Cinque e Seicento, vedi<text:s/><text:span text:style-name="T7675">infra</text:span>.</text:p>
      <text:p text:style-name="p"><text:span text:style-name="anchor">[commento_</text:span><text:span text:style-name="anchor">Sez.</text:span><text:span text:style-name="anchor">I.1.0.17]<text:s/></text:span>•<text:s/><text:span text:style-name="T7676">Neroni</text:span>: Bartolomeo Neroni, detto il Riccio (nato forse a Montecchio tra il 1505 e il 1510, morto a Siena nel 1571), pittore e intagliatore, allievo di Giovanni Antonio Bazzi detto il Sodoma (di cui sposò la figlia): nel campo della scenografia legò il suo nome soprattutto al magnifico allestimento dell’<text:span text:style-name="T7677">Ortensio<text:s/></text:span>di Alessandro Piccolomini nel senese Teatro degli Intronati (1560).</text:p>
      <text:p text:style-name="p">•<text:s/><text:span text:style-name="T7678">Peruzzi</text:span>: Baldassarre Peruzzi (Siena 1481 – Roma 1536) fu uno dei più importanti architetti attivi a Roma durante i papati medicei (le sue spoglie riposano al Pantheon accanto a quelle di Raffaello, di cui fu seguace); il suo maggior contributo al teatro è la scenografia per le<text:s/><text:span text:style-name="T7679">Bacchidi</text:span><text:s/>di Plauto allestite in occasione delle nozze di Giulia Colonna con Giuliano Cesarini (Roma, 1531).</text:p>
      <text:soft-page-break/>
      <text:p text:style-name="p">•<text:s/><text:span text:style-name="T7680">Aristotile</text:span>: Bastiano da San Gallo, soprannominato per la sua ingegnosità Aristotile (Firenze 1484 - 1551), pittore e scenografo, realizzò importanti allestimenti, tra cui si ricordano quello per<text:s/><text:span text:style-name="T7681">Aridosia<text:s/></text:span>di Lorenzino de’<text:s/>Medici (1536) e per<text:s/><text:span text:style-name="T7682">Il Commodo</text:span><text:s/>di Antonio Landi (1539); fu molto ricercato a Firenze e a Roma per la realizzazione di architetture effimere innalzate in occasione di feste e di matrimoni principeschi (una di queste «prospettive», come erano chiamate, venne lodata dal Vasari). Vedi F. Cruciani,<text:s/><text:span text:style-name="T7683">Teatro nel Rinascimento</text:span><text:s/>cit., pp. 620-623.</text:p>
      <text:p text:style-name="p">•<text:s/><text:span text:style-name="T7684">Leoni</text:span>: Leone Leoni (Arezzo, 1509 – Milano 1590), scultore e incisore di monete dalla vita avventurosa (il Cellini nella<text:s/><text:span text:style-name="T7685">Vita</text:span><text:s/>l’accusa tra l’altro d’aver tentato di avvelenarlo), è qui ricordato per la sua attività alla corte di Alfonso d’Avalos marchese del Vasto, governatore di Milano negli anni Cinquanta del Cinquecento, per il quale organizzò applaudite giostre e feste.</text:p>
      <text:p text:style-name="p">•<text:s/><text:span text:style-name="T7686">Timante Bonaccorsi</text:span>: <text:s/>Bernardo Buontalenti, detto Bernardo Timante Bonaccorsi o anche Bernardo delle Girandole (Firenze 1531 – 1608),<text:s/>architetto civile e militare, fu continuatore del Vasari nella realizzazione della fabbrica degli Uffizi<text:s/>e<text:s/>realizzò molti<text:s/>apparati<text:s/>scenografici<text:s/>per la corte medicea (ad esempio nel 1579 per le nozze di Francesco I con Bianca Capello: M. Pieri,<text:s/><text:span text:style-name="T7687">La nascita del teatro moderno</text:span><text:s/><text:span text:style-name="T7688">in Italia tra XV e XVI secolo</text:span>, Torino, Bollati Boringhieri 1989, pp. 93-95).</text:p>
      <text:p text:style-name="p">•<text:s/><text:span text:style-name="T7689">Lancia</text:span>: Baldassarre Lanci, o Lancia (Urbino 1510 – Firenze 1571), architetto e ingegnere militare, ricordato tra l’altro per la realizzazione del giardino botanico dell’Università di Pisa e per varie scenografie teatrali eseguite tra Firenze e Pisa.</text:p>
      <text:p text:style-name="p">•<text:s/><text:span text:style-name="T7690">Monaldo</text:span>: Bernardino Monaldi (Firenze [?] 1568 [?] – L’Aquila [?] 1620 [?]), pittore e frescante la cui biografia è malnota, forse citato qui per la sua collaborazione al<text:s/><text:span text:style-name="quote.c">«monocromo con la<text:s/></text:span><text:span text:style-name="T7691">Battaglia di Lepanto</text:span><text:span text:style-name="quote.c"><text:s/>(perduto) realizzato in occasione dell</text:span><text:span text:style-name="quote.c">’</text:span><text:span text:style-name="quote.c">allestimento dell</text:span><text:span text:style-name="quote.c">’</text:span><text:span text:style-name="quote.c">apparato decorativo per l</text:span><text:span text:style-name="quote.c">’</text:span><text:span text:style-name="quote.c">ingresso a Firenze di Cristina di Lorena, sposa del granduca Ferdinando, nel 1589»</text:span><text:s/>(A. De Lillo,<text:s/>‘voce’<text:s/>del<text:s/><text:span text:style-name="T7692">Dizionario biografico degli italiani</text:span>,<text:s/>vol. 75, 2011, pp. 546-549 [547]).</text:p>
      <text:p text:style-name="p">•<text:s/><text:span text:style-name="T7693">Vannocci</text:span>: Oreste Biringucci, detto Vannocci (Siena 1558 – Mantova 1585), matematico e architetto, è tra l’altro noto per la realizzazione di apparati effimeri per la corte gonzaghesca.</text:p>
      <text:p text:style-name="p">•<text:s/><text:span text:style-name="T7694">Tribolo</text:span>: Niccolò Pericoli, detto il Tribolo (Firenze, 1500 – 1550): verrà citato più avanti (vedi<text:s/><text:span text:style-name="T7695">infra</text:span><text:s/>V, I) per le sue realizzazioni scenografiche.</text:p>
      <text:soft-page-break/>
      <text:p text:style-name="p">•<text:s/><text:span text:style-name="T7696">Trissino</text:span>:<text:s/>si riferisce<text:s/>naturalmente<text:s/>alla<text:s/><text:span text:style-name="T7697">Sofonisba<text:s/></text:span>(pubblicata nel 1524) del vicentino Gian Giorgio Trissino (1478 – 1550), considerata, per la stretta imitazione dei modelli classici, la prima tragedia<text:s/>‘regolare’<text:s/>del Cinquecento: tanto lodata dai letterati,<text:s/>pur con le importanti riserve del Tasso, quanto raramente messa in scena.</text:p>
      <text:p text:style-name="p">•<text:s/><text:span text:style-name="T7698">Divizio da Bibbiena</text:span>: Bernardo Dovizi detto il Bibbiena (Arezzo 1470 – Roma 1520), cardinale<text:s/>e diplomatico al servizio della famiglia Medici, è autore dell’acclamata commedia<text:s/><text:span text:style-name="T7699">La Calandra</text:span><text:s/>(Urbino, 1513), modello per il teatro comico rinascimentale, non solo italiano.</text:p>
      <text:p text:style-name="p">•<text:s/><text:span text:style-name="T7700">Andronico</text:span>:<text:s/>il tarentino Lucio Livio Andronico (circa 280 – 204 a.C.) portò per primo a Roma la tragedia greca, cimentandosi anche nel genere comico della<text:s/><text:span text:style-name="T7701">palliata;<text:s/></text:span>della sua opera, che doveva essere cospicua, restano solo frammenti.</text:p>
      <text:p text:style-name="p">•<text:s/><text:span text:style-name="T7702">Tespi</text:span>: Tespi è, secondo una tradizione che sfuma nel mito, l’inventore della tragedia in Grecia: i pochi frammenti conservati sotto il suo nome sono quasi<text:s/>certamente spuri.</text:p>
      <text:p text:style-name="p"><text:span text:style-name="anchor">[commento_</text:span><text:span text:style-name="anchor">Sez.</text:span><text:span text:style-name="anchor">I.1.0.18]<text:s/></text:span>•<text:s/><text:span text:style-name="T7703">tuttor gli mancava</text:span>: Planelli rievoca brevemente<text:s/>in queste pagine<text:s/>la storia della Camerata fiorentina, che costituisce il vero e proprio atto di nascita dell’opera in musica, di là dai vaghi precorrimenti di cui ha sin qui discorso. Sorta per iniziativa del già menzionato conte de’<text:s/>Bardi, ebbe tra i suoi principali membri: Vincenzo Galilei (padre del grande astronomo), umanista e compositore, in particolare per liuto (Santa Maria a Monte, Firenze 1520 circa – Firenze 1591); Pietro Strozzi (seconda metà del XVI secolo), madrigalista, autore della musica della<text:s/><text:span text:style-name="T7704">Mascarada degli accecati</text:span>, su testo di Rinuccini, 1595 (è tra gli interlocutori del<text:s/><text:span text:style-name="T7705">Dialogo della musica antica et della moderna</text:span><text:s/>di V. Galilei, 1581); Jacopo Corsi (Firenze 1561 – 1604), letterato, grande mecenate intrinseco del granduca Ferdinando I, intonò due arie per la<text:s/><text:span text:style-name="T7706">Dafne</text:span><text:s/>di Peri (il Chiabrera pianse la morte del Corsi in una serie di egloghe); Ottavio Rinuccini (Firenze 1562 – 1621), il prolifico poeta del gruppo, autore dei libretti delle due opere di Peri, oltreché di testi per Monteverdi (<text:span text:style-name="T7707">Il ballo delle ingrate</text:span>, 1608)<text:s/>che<text:s/>visse a Firenze, Mantova, Parigi e Roma. Il prodotto più maturo del fervore dei fiorentini furono appunto la<text:s/><text:span text:style-name="T7708">Dafne</text:span><text:s/>di Peri e Corsi (carnevale 1597, ma forse anticipata in occasione privata a Firenze nell’inverno 1594-1595) e l’<text:span text:style-name="T7709">Euridice<text:s/></text:span>di Peri (6 ottobre 1600,<text:s/>Palazzo Pitti, in occasione delle nozze di Enrico IV con Maria de’<text:s/>Medici): questa<text:s/>è la prima opera conosciuta di<text:s/>cui si conservano integralmente le musiche (vi collaborò per alcune arie Giulio Caccini, che a sua volta, nel 1602, diede una diversa intonazione del medesimo libretto). I versi di Rinuccini riprendono con efficacia i modi dell’<text:span text:style-name="T7710">Aminta<text:s/></text:span><text:soft-page-break/>tassiana e del<text:s/><text:span text:style-name="T7711">Pastor fido</text:span><text:s/>guariniano e costituiranno un modello per tutti i librettisti del Seicento. Dell’altra opera ricordata da Planelli,<text:s/><text:span text:style-name="T7712">Arianna</text:span><text:s/>(1608, libretto ancora di Rinuccini), Peri scrisse solo i recitativi, mentre il resto della partitura è da attribuirsi a Monteverdi,<text:s/><text:span text:style-name="quote.c">«che il Planelli ignora del tutto»</text:span><text:s/>(<text:span text:style-name="T7713">Degrada</text:span>).</text:p>
      <text:p text:style-name="p">•<text:s/><text:span text:style-name="T7714">Chiabrera</text:span>: anche il savonese Gabriello Chiabrera (1552 – 1638) ebbe parte attiva nella nascente forma artistica, scrivendo tra l’altro i versi per<text:s/><text:span text:style-name="T7715">Il rapimento di Cefalo,<text:s/></text:span>su musica di Caccini e di altri musicisti (1600: rappresentato insieme all’<text:span text:style-name="T7716">Euridice</text:span><text:s/>per le nozze di Enrico IV con Maria de’<text:s/>Medici), più tardi per<text:s/><text:span text:style-name="T7717">La veglia delle Grazie<text:s/></text:span>di Peri, Angelo Ricci e Lorenzino del Liuto (1615), e per<text:s/><text:span text:style-name="T7718">Galatea<text:s/></text:span>di Sante Orlandi (1617). I ritmi apparentemente facili, in realtà studiatissimi, delle canzonette chiabreresche ispirarono molti musicisti contemporanei.</text:p>
      <text:p text:style-name="p"><text:span text:style-name="anchor">[commento_</text:span><text:span text:style-name="anchor">Sez.</text:span><text:span text:style-name="anchor">I.1.0.19]<text:s/></text:span>•<text:s/><text:span text:style-name="T7719">circolazione del sangue</text:span>:<text:s/>vuole suggerire che nessuna scoperta è davvero nuova: Galileo stesso aveva indicato tra i precursori di Copernico i pitagorici; tra i predecessori dell’inglese William Harvey (1578 – 1657) si menziona di solito il medico aretino cinquecentesco Andrea Cesalpino.</text:p>
      <text:p text:style-name="p"><text:span text:style-name="anchor">[commento_</text:span><text:span text:style-name="anchor">Sez.</text:span><text:span text:style-name="anchor">I.1.0.20]<text:s/></text:span>•<text:s/><text:span text:style-name="T7720">d</text:span><text:span text:style-name="T7721">’</text:span><text:span text:style-name="T7722">italica poesia</text:span>:<text:s/>Planelli asseconda l’idea, tipica della storiografia settecentesca (arriverà sino al Tiraboschi), della decadenza culturale secentesca e del conseguente cosiddetto<text:s/>cattivo gusto barocco: con la significativa eccezione della scienza di tradizione galileiana.</text:p>
      <text:p text:style-name="p"><text:span text:style-name="anchor">[commento_</text:span><text:span text:style-name="anchor">Sez.</text:span><text:span text:style-name="anchor">I.1.0.21]<text:s/></text:span>•<text:s/><text:span text:style-name="T7723">La Divisione del mondo</text:span>:<text:s/><text:span text:style-name="T7724">La Divisione del mondo<text:s/></text:span>di Giovanni Legrenzi, su versi di Giulio Cesare Corradi (Venezia, Teatro di San Salvador, carnevale 1675), fu celebre anche per l’impiego di<text:s/>macchine<text:s/>funzionali alla trama mitologica del libretto, che era dedicato alla nobiltà veneziana (l’opera è stata ripresa in anni recenti in Germania, al Festival di Schwetzingen). Legrenzi (Clusone, Bergamo 1626 – Venezia 1690) fu uno dei più versatili musicisti del suo tempo:<text:s/>scrisse sia nel campo della musica strumentale, sia dell’opera (si ricordino,<text:s/>tra i<text:s/>titoli teatrali veneziani,<text:s/><text:span text:style-name="T7725">Germanico sul Reno</text:span>,<text:s/><text:span text:style-name="T7726">Totila</text:span>,<text:s/><text:span text:style-name="T7727">Ottaviano Cesare Augusto</text:span>,<text:s/><text:span text:style-name="T7728">Giustino</text:span>).</text:p>
      <text:p text:style-name="p">•<text:s/><text:span text:style-name="T7729">anacreontiche stanze</text:span>:<text:s/><text:span text:style-name="T7730">Giasone</text:span><text:s/>di Giacinto Andrea Cicognini (Firenze 1606 – Venezia 1651 circa) fu rappresentato, per la musica di<text:s/>Francesco Cavalli (Crema 1602 – Venezia 1676), a Venezia,<text:s/>al<text:s/>Teatro di San Cassiano, nel gennaio 1649: è considerato, non solo per la novità segnalata da Planelli, uno dei capolavori del teatro barocco; ebbe molte riprese in tutta Italia, come è testimoniato dal gran numero di libretti (una quarantina di edizioni nel corso del secolo).<text:s/></text:p>
      <text:soft-page-break/>
      <text:p text:style-name="p"><text:span text:style-name="anchor">[commento_</text:span><text:span text:style-name="anchor">Sez.</text:span><text:span text:style-name="anchor">I.1.0.22]<text:s/></text:span>•<text:s/><text:span text:style-name="T7731">Apostolo Zeno</text:span>: Zeno, Venezia 1668 – 1750, poeta cesareo alla corte di Vienna tra 1718 e il 1729, quando lasciò in favore del giovane Metastasio: fu autore di decine di libretti per oratorii sacri e per opere serie, a queste ultime cercando di ridare regolarità classica a correzione delle inverosimiglianze barocche. Sugli ultimi anni di Zeno (di rilievo anche negli studi storici e nel giornalismo letterario)<text:s/>vedi<text:s/>il recente: M. Forcellini,<text:s/><text:span text:style-name="T7732">Diario zeniano</text:span>.<text:s/>A cura di C. Viola, Pisa-Roma, Serra, 2012.</text:p>
      <text:p text:style-name="p">•<text:s/><text:span text:style-name="T7733">Pier Jacopo Martelli</text:span>:<text:s/>Martello (o Martelli), Bologna 1665 – 1727, fu uno dei più influenti scrittori della prima Arcadia: gli si devono tragedie, commedie e importanti testi critici (<text:span text:style-name="T7734">Della tragedia antica e moderna</text:span>, 1715;<text:s/><text:span text:style-name="T7735">Il vero</text:span><text:s/><text:span text:style-name="T7736">parigino italiano</text:span>, 1719). Al suo nome si lega l’adattamento del verso alessandrino francese in forma di doppio settenario (detto appunto<text:s/>martelliano), molto fortunato nel<text:s/>teatro settecentesco.</text:p>
      <text:p text:style-name="p">•<text:s/><text:span text:style-name="T7737">l</text:span><text:span text:style-name="T7738">’</text:span><text:span text:style-name="T7739">abate Frugoni</text:span>: Carlo Innocenzo Frugoni (Genova 1692 – Parma 1768), poeta e professore di retorica, protagonista della vita di corte a Parma,<text:s/>prima sotto i Farnese poi sotto i Borbone, sodale di Bettinelli nella polemica in favore del verso sciolto; librettista per il pugliese Traetta (<text:span text:style-name="T7740">Ippolito ed Aricia</text:span>, 1759;<text:s/><text:span text:style-name="T7741">I Tindaridi</text:span>, 1760;<text:s/><text:span text:style-name="T7742">Le feste d</text:span><text:span text:style-name="T7743">’</text:span><text:span text:style-name="T7744">Imeneo</text:span>, 1760), precorse, alla lontana,<text:s/>alcuni dei princìpi della riforma di Gluck.</text:p>
      <text:p text:style-name="p">•<text:s/><text:span text:style-name="T7745">il marchese Maffei</text:span>: il veronese Scipione Maffei (1675 – 1755), archeologo, storico, poeta, autore di una<text:s/><text:span text:style-name="T7746">Merope<text:s/></text:span>(1713) composta a gara con Voltaire, scrisse tra le altre cose un importante trattato anti-rigoristico,<text:s/><text:span text:style-name="T7747">De</text:span><text:span text:style-name="T7748">’</text:span><text:span text:style-name="T7749"><text:s/>teatri antichi e moderni<text:s/></text:span>(1753);<text:s/>per Antonio Vivaldi compose i versi de<text:span text:style-name="T7750"><text:s/>La fida ninfa</text:span><text:s/>(Verona 1732, ripresa a Vienna nel 1737).</text:p>
      <text:p text:style-name="p">•<text:s/><text:span text:style-name="T7751">Paolo Rolli</text:span>: Rolli (Roma 1687 – Todi 1765),<text:s/>tra i più originali poeti della prima Arcadia, scrisse<text:s/>durante un trentennale soggiorno<text:s/>londinese (1715-1744)<text:s/>libretti per Giovanni Bononcini, Domenico Scarlatti, Nicola Antonio Porpora, Georg Friedrich Händel; vedi P. Rolli,<text:s/><text:span text:style-name="T7752">Libretti per musica.<text:s/></text:span>Edizione critica a cura di C. Caruso, Milano, Angeli, 1993.</text:p>
      <text:p text:style-name="p">•<text:s/><text:span text:style-name="T7753">il signor abate Metastasio</text:span>: Metastasio (Pietro Trapassi), nato a Roma nel 1689 e morto a Vienna (dove si era trasferito nel 1729), nel 1782:<text:s/>il notissimo letterato che portò a compimento la riforma del melodramma intrapresa da Zeno, imponendo la lingua italiana nei teatri d’Europa.</text:p>
      <text:p text:style-name="p"><text:span text:style-name="anchor">[commento_</text:span><text:span text:style-name="anchor">Sez.</text:span><text:span text:style-name="anchor">I.1.0.23]<text:s/></text:span>•<text:s/><text:span text:style-name="T7754">nella vicina Inghilterra</text:span>: il cardinale Mazarino, principale fautore dell’italianizzazione della corte all’epoca della Reggenza, chiamò a Parigi Luigi<text:s/><text:soft-page-break/>Rossi (1598-1653) perché componesse un’opera: e fu la tragicommedia<text:s/><text:span text:style-name="T7755">Orfeo</text:span>, che debuttò a Palais Royal il 3 marzo 1647 (il libretto, molto libero rispetto al mito tradizionale, era di Francesco Buti); Giovan Battista Balbi<text:s/>realizzò le scenografie, mentre<text:s/>le macchine teatrali, che destarono stupore,<text:s/>furono opera<text:s/>di Giacomo Torelli. L’<text:span text:style-name="T7756">Erismena<text:s/></text:span>di Francesco Cavalli (Venezia, 30 dicembre 1655), su libretto di Aurelio Aureli, fu probabilmente la prima opera italiana interamente eseguita in Inghilterra,<text:s/>Londra, 5 gennaio 1674<text:s/>(<text:span text:style-name="T7757">Degrada</text:span>); ma a lungo prevalse là il modello francese della<text:s/><text:span text:style-name="T7758">tragédie</text:span><text:s/><text:span text:style-name="T7759">lyrique</text:span>, che ancora influenzò a fine secolo Purcell: solo con l’arrivo a Londra di Händel (1712) si affermò davvero<text:s/>il gusto italiano.</text:p>
      <text:h text:style-name="Titre3" text:outline-level="3">Cap. II</text:h>
      <text:p text:style-name="p"><text:span text:style-name="anchor">[commento_</text:span><text:span text:style-name="anchor">Sez.</text:span><text:span text:style-name="anchor">I.2.0.3]<text:s/></text:span>•<text:s/><text:span text:style-name="T7760">Siccome il Casa:</text:span><text:span text:style-name="T7761"><text:s/>il passo del Casa menzionato in nota da Planelli è tratto dal capitolo XXVI del<text:s/></text:span><text:span text:style-name="T7762">Galateo</text:span><text:span text:style-name="T7763"><text:s/>(cfr. G. Della Casa,<text:s/></text:span><text:span text:style-name="T7764">Prose</text:span><text:span text:style-name="T7765">. A cura di A. Di Benedetto, Torino, Utet,<text:s/></text:span><text:span text:style-name="T7766">vol. </text:span><text:span text:style-name="T7767">I, 1991</text:span><text:span text:style-name="T7768">2</text:span><text:span text:style-name="T7769">, pp. 263-264): riprende un</text:span><text:span text:style-name="T7770">’</text:span><text:span text:style-name="T7771">idea di convenienza estetica comune tra i classicisti dal Rinascimento in poi.</text:span></text:p>
      <text:h text:style-name="Titre3" text:outline-level="3">Cap. III</text:h>
      <text:p text:style-name="p"><text:span text:style-name="anchor">[commento_</text:span><text:span text:style-name="anchor">Sez.</text:span><text:span text:style-name="anchor">I.3.1.1</text:span><text:span text:style-name="anchor">]<text:s/></text:span>•<text:s/><text:span text:style-name="T7772">al</text:span><text:span text:style-name="T7773"><text:s/></text:span><text:span text:style-name="T7774">movimento delle passioni</text:span><text:span text:style-name="T7775">: su questo punto, tipico dell</text:span><text:span text:style-name="T7776">’</text:span><text:span text:style-name="T7777">estetica musicale settecentesca, vedi C. Batteux,<text:s/></text:span><text:span text:style-name="T7778">Les Beaux arts réduits à un même</text:span><text:span text:style-name="T7779"><text:s/></text:span><text:span text:style-name="T7780">principe</text:span><text:span text:style-name="T7781">, 1747</text:span><text:span text:style-name="T7782">2</text:span><text:span text:style-name="T7783">, II,</text:span><text:span text:style-name="T7784"><text:s/></text:span><text:span text:style-name="T7785">III, 2.</text:span></text:p>
      <text:p text:style-name="p"><text:span text:style-name="anchor">[commento_</text:span><text:span text:style-name="anchor">Sez.</text:span><text:span text:style-name="anchor">I.3.1.2</text:span><text:span text:style-name="anchor">]<text:s/></text:span>•<text:s/><text:span text:style-name="T7786">un movimento di passione</text:span><text:span text:style-name="T7787">:</text:span><text:span text:style-name="T7788"><text:s/></text:span><text:span text:style-name="T7789">Planelli tradusse l</text:span><text:span text:style-name="T7790">’</text:span><text:span text:style-name="T7791">opera del letterato tedesco di cultura francese J.H.S. Formey (Berlino 1711 – 1797),<text:s/></text:span><text:span text:style-name="T7792">Principes élémentaires des belles-lettres<text:s/></text:span><text:span text:style-name="T7793">(Berlino, 1758):<text:s/></text:span><text:span text:style-name="T7794">Principj elementari delle belle-lettere.<text:s/></text:span><text:span text:style-name="T7795">Opera del Sig. Formey tradotta dal francese, e corredata di note, e di appendici.</text:span><text:span text:style-name="T7796"><text:s/></text:span><text:span text:style-name="T7797">All</text:span><text:span text:style-name="T7798">’</text:span><text:span text:style-name="T7799">Altezza Eminentissima di Emanuele Pinto Gran Maestro del Sacro e Militar Ordine Gerosolimitano, Principe di Malta, Gozzo ecc.</text:span><text:span text:style-name="T7800">, Napoli, D. Campo, 1767. Corredò la traduzione di varie note e di una decina di appendici, in cui, a integrazione e correzione, richiamò soprattutto alcuni punti della storia letteraria italiana. L</text:span><text:span text:style-name="T7801">’</text:span><text:span text:style-name="T7802">appendice cui Planelli allude qui è la più lunga e la più interessante (pp. 22-25: a commento del brevissimo capitolo quinto «Della poesia»): scontento della troppo laconica e scolastica definizione di poesia data da Formey, richiama, discutendo col Tartarotti, il concetto latamente platonico di entusiasmo (o furore) poetico:<text:s/></text:span><text:span text:style-name="quote.c">«non v</text:span><text:span text:style-name="quote.c">’</text:span><text:span text:style-name="quote.c">à perfetto poema senza precedente furor poetico, per modo che ne abbisognan anche i più umili, l</text:span><text:span text:style-name="quote.c">’</text:span><text:span text:style-name="quote.c">egloga e.g., l</text:span><text:span text:style-name="quote.c">’</text:span><text:span text:style-name="quote.c">apologo etc. Mal dunque alcuni restringono l</text:span><text:span text:style-name="quote.c">’</text:span><text:span text:style-name="quote.c">entusiasmo al fuoco della lirica. Non niego io già<text:s/></text:span><text:soft-page-break/><text:span text:style-name="quote.c">che l</text:span><text:span text:style-name="quote.c">’</text:span><text:span text:style-name="quote.c">entusiasmo di questa sia per lo più maggiore di quello degli altri generi di poesia, cioè che la commozion degli affetti sia in esso proporzionata alla grandezza de</text:span><text:span text:style-name="quote.c">’</text:span><text:span text:style-name="quote.c"><text:s/>suggetti lirici. Ma non perciò qualunque altro genere non avrà un entusiasmo a suo modo, e proporzionato al suggetto»</text:span><text:span text:style-name="T7803"><text:s/>(p. 25). Le pagine di Planelli nel sottinteso antimimetico (</text:span><text:span text:style-name="quote.c">«le cose reali, le creature non possono essere suggetti di poesia»</text:span><text:span text:style-name="T7804">, p. 23), anticipano di pochi anni quanto teorizzato da Saverio Bettinelli in<text:s/></text:span><text:span text:style-name="T7805">Dell</text:span><text:span text:style-name="T7806">’</text:span><text:span text:style-name="T7807">entusiasmo delle belle arti<text:s/></text:span><text:span text:style-name="T7808">(Milano, 1769: edizione propiziata da Pietro Verri).</text:span></text:p>
      <text:p text:style-name="p"><text:span text:style-name="anchor">[commento_</text:span><text:span text:style-name="anchor">Sez.</text:span><text:span text:style-name="anchor">I.3.3.1</text:span><text:span text:style-name="anchor">]<text:s/></text:span>•<text:s/><text:span text:style-name="T7809">del quarto libro dell</text:span><text:span text:style-name="T7810">’</text:span><text:span text:style-name="T7811">Eneide</text:span>:<text:s/>cfr.<text:s/><text:span text:style-name="T7812">Confessiones</text:span>, I.13, dove Agostino ricorda la<text:s/>remota<text:s/>formazione di studente<text:s/>(poi deplorata), quando era indotto a leggere gli «errores» di Enea, dimenticando i propri, a piangere sulle sciagure di Didone, non sulle proprie:<text:s/><text:span text:style-name="quote.c">«tenere cogebar Aeneae nescio cuius errores, oblitus errorum meorum, et plorare Didonem mortuam, quia se occidit ab amore, cum interea me ipsum in his a te morientem, deus, vita mea, siccis oculis ferrem miserrimus»</text:span>.</text:p>
      <text:p text:style-name="p"><text:span text:style-name="anchor">[commento_</text:span><text:span text:style-name="anchor">Sez.</text:span><text:span text:style-name="anchor">I.3.4.2</text:span><text:span text:style-name="anchor">]<text:s/></text:span>•<text:s/><text:span text:style-name="T7813">come</text:span><text:s/><text:span text:style-name="T7814">i matematici amano di dire</text:span>: allude qui alla teoria delle proporzioni musicali così come fu teorizzata nell’àmbito della polifonia (secondo la progressione 2:1, 3:1, 4:1, ecc; 4:3, 5:4, 6:5, ecc.).</text:p>
      <text:p text:style-name="p"><text:span text:style-name="anchor">[commento_</text:span><text:span text:style-name="anchor">Sez.</text:span><text:span text:style-name="anchor">I.3.4.3</text:span><text:span text:style-name="anchor">]<text:s/></text:span>•<text:s/><text:span text:style-name="T7815">non senza ragione insegnò Vitruvio</text:span>: cfr.<text:s/><text:span text:style-name="T7816">De architectura</text:span>, I, II:<text:s/><text:span text:style-name="quote.c">«Item symmetria est ex ipsius operis membris conveniens, consensus ex partibusque separatis ad universae figurae speciem ratae partis responsus. Uti in hominis corpore e cubito, pede, palmo, digito ceterisque particulis symmetros est eurythmiae qualitas, sic est in operum perfectionibus»</text:span><text:s/>(‘La simmetria è un accordo tra le parti della stessa opera e una corrispondenza di ciascuna separatamente rispetto all’intero. Come nel corpo umano c’è armonia tra il braccio, il piede, la palma, il dito e le altre parti proporzionate, così è in ogni opera dotata di perfezione’).</text:p>
      <text:p text:style-name="p"><text:span text:style-name="anchor">[commento_</text:span><text:span text:style-name="anchor">Sez.</text:span><text:span text:style-name="anchor">I.3.5.2</text:span><text:span text:style-name="anchor">]<text:s/></text:span>•<text:s/><text:span text:style-name="T7817">siccome il dolore</text:span>: la fenomenologia sensistica intorno al piacere e al dolore si cristallizza in Italia, anche in rapporto con il piacere estetico, nel discorso di Pietro Verri<text:s/><text:span text:style-name="T7818">Sull</text:span><text:span text:style-name="T7819">’</text:span><text:span text:style-name="T7820">indole del piacere e</text:span><text:s/><text:span text:style-name="T7821">del dolore</text:span><text:s/>(1773).</text:p>
      <text:p text:style-name="p"><text:span text:style-name="anchor">[commento_</text:span><text:span text:style-name="anchor">Sez.</text:span><text:span text:style-name="anchor">I.3.5.3</text:span><text:span text:style-name="anchor">]<text:s/></text:span>•<text:s/><text:span text:style-name="T7822">Due rosa fresche, e colte in paradiso</text:span>: Petrarca,<text:s/><text:span text:style-name="T7823">Canzoniere</text:span>,<text:span text:style-name="T7824"><text:s/></text:span>245.</text:p>
      <text:p text:style-name="p"><text:span text:style-name="anchor">[commento_</text:span><text:span text:style-name="anchor">Sez.</text:span><text:span text:style-name="anchor">I.3.6.1</text:span><text:span text:style-name="anchor">]<text:s/></text:span>•<text:s/><text:span text:style-name="T7825">alla disavventura di Priamo</text:span>: la morte dei tre figli, tra i quali Ettore, il cui cadavere Priamo reclamò, infine con successo,<text:s/>presso Achille (il celebre episodio<text:s/>è nel libro ventiquattresimo dell’<text:span text:style-name="T7826">Iliade</text:span>).</text:p>
      <text:soft-page-break/>
      <text:h text:style-name="Titre2" text:outline-level="2">Sezione II</text:h>
      <text:h text:style-name="Titre3" text:outline-level="3">Cap. I</text:h>
      <text:p text:style-name="p"><text:span text:style-name="anchor">[commento_</text:span><text:span text:style-name="anchor">Sez.</text:span><text:span text:style-name="anchor">II.1.2.1</text:span><text:span text:style-name="anchor">]<text:s/></text:span>•<text:s/><text:span text:style-name="T7827">regole della Poesia nuova</text:span>: allude agli esperimenti rinascimentali (poi ripresi nel secolo diciottesimo e quindi a fine Ottocento) di metrica quantitativa o<text:s/>‘barbara’<text:s/>– termine usato da Campanella,<text:s/>ripreso da Carducci – a imitazione del greco e del latino: Leon Battista Alberti li promosse all’interno del<text:s/><text:span text:style-name="T7828">Certame coronario</text:span><text:s/>(1441), mentre Claudio Tolomei apprestò un vero e proprio manuale (<text:span text:style-name="T7829">Versi, et regole de la nuova poesia t</text:span><text:span text:style-name="T7830">oscana</text:span>, 1539).</text:p>
      <text:p text:style-name="p"><text:span text:style-name="anchor">[commento_</text:span><text:span text:style-name="anchor">Sez.</text:span><text:span text:style-name="anchor">II.1.2.2</text:span><text:span text:style-name="anchor">]<text:s/></text:span>•<text:s/><text:span text:style-name="T7831">del Conte Magalotti</text:span>: vedi L. Magalotti,<text:s/><text:span text:style-name="T7832">Il Fiore d</text:span><text:span text:style-name="T7833">’</text:span><text:span text:style-name="T7834">arancio. Ditirambo</text:span>, in Id.,<text:s/><text:span text:style-name="T7835">La donna immaginaria. Canzoniere. Con altre di lui leggiadrissime composizioni inedite</text:span><text:s/>[…], Lucca, Riccomini, 1762,<text:s/>p. 246.</text:p>
      <text:p text:style-name="p"><text:span text:style-name="anchor">[commento_</text:span><text:span text:style-name="anchor">Sez.</text:span><text:span text:style-name="anchor">II.1.2.5</text:span><text:span text:style-name="anchor">]<text:s/></text:span>•<text:s/><text:span text:style-name="T7836">era il giorno che al sol si scoloraro</text:span>: Petrarca,<text:s/><text:span text:style-name="T7837">Canzoniere</text:span>, 3.</text:p>
      <text:p text:style-name="p"><text:span text:style-name="anchor">[commento_</text:span><text:span text:style-name="anchor">Sez.</text:span><text:span text:style-name="anchor">II.1.2.6</text:span><text:span text:style-name="anchor">]<text:s/></text:span>•<text:s/><text:span text:style-name="T7838">e nulla stringo e tutto il mondo abbraccio</text:span>: Petrarca,<text:s/><text:span text:style-name="T7839">Canzoniere</text:span>, 134.</text:p>
      <text:p text:style-name="p"><text:span text:style-name="anchor">[commento_</text:span><text:span text:style-name="anchor">Sez.</text:span><text:span text:style-name="anchor">II.1.2.9</text:span><text:span text:style-name="anchor">]<text:s/></text:span>•<text:s/><text:span text:style-name="T7840">e i grappoli gli pendon dalle corna</text:span>: P. Rolli,<text:s/><text:span text:style-name="T7841">Autunno</text:span>, in Id.,<text:s/><text:span text:style-name="T7842">De</text:span><text:span text:style-name="T7843">’</text:span><text:span text:style-name="T7844"><text:s/>poetici componimenti<text:s/></text:span>[Libro II], Venezia, Occhi, 1761 p. 227.</text:p>
      <text:p text:style-name="p"><text:span text:style-name="anchor">[commento_</text:span><text:span text:style-name="anchor">Sez.</text:span><text:span text:style-name="anchor">II.1.2.10</text:span><text:span text:style-name="anchor">]<text:s/></text:span>•<text:s/><text:span text:style-name="T7845">canzonetta incidere</text:span><text:span text:style-name="T7846">: cfr. G.P. Zanotti,<text:s/></text:span><text:span text:style-name="T7847">A S. Filippo Neri</text:span><text:span text:style-name="T7848"><text:s/>[incipit:<text:s/></text:span><text:span text:style-name="quote.c">«Ben puoi scherzando»</text:span><text:span text:style-name="T7849">], vv. 43-48, si legge in: G.P. Cavazzoni Zanotti,<text:s/></text:span><text:span text:style-name="T7850">Didone.<text:s/></text:span><text:span text:style-name="T7851">Tragedia. Con altre poesie</text:span>, Bologna, Pisarri, 1724,<text:s/>p. 252.<text:s/></text:p>
      <text:p text:style-name="p"><text:span text:style-name="anchor">[commento_</text:span><text:span text:style-name="anchor">Sez.</text:span><text:span text:style-name="anchor">II.1.2.11</text:span><text:span text:style-name="anchor">]<text:s/></text:span>•<text:s/><text:span text:style-name="T7852">perché sprezzi de leggi d</text:span><text:span text:style-name="T7853">’</text:span><text:span text:style-name="T7854">amor</text:span>: G. Gigli,<text:s/><text:span text:style-name="T7855">La forza del sangue e della pietà. Drama per musica</text:span>, atto III, scena V, ed. di Siena, 1686, p. 58.<text:s/></text:p>
      <text:p text:style-name="p"><text:span text:style-name="anchor">[commento_</text:span><text:span text:style-name="anchor">Sez.</text:span><text:span text:style-name="anchor">II.1.2.13</text:span><text:span text:style-name="anchor">]<text:s/></text:span>•<text:s/><text:span text:style-name="T7856">Galatea non sei fedel</text:span>: P. Metastasio,<text:s/><text:span text:style-name="T7857">La Galatea</text:span><text:s/>[1722], parte prima:<text:s/><text:span text:style-name="T7858">Opere</text:span><text:s/>di P.M., Parigi, Herissant, t. X, 1782, p. 25.<text:s/></text:p>
      <text:p text:style-name="p"><text:span text:style-name="anchor">[commento_</text:span><text:span text:style-name="anchor">Sez.</text:span><text:span text:style-name="anchor">II.1.2.14</text:span><text:span text:style-name="anchor">]<text:s/></text:span>•<text:s/><text:span text:style-name="T7859">voti innocenti</text:span>: difficile identificare la paternità di questi versi citati<text:s/><text:span text:style-name="T7860">exempli gratia</text:span><text:s/>(sono di Planelli stesso?).</text:p>
      <text:p text:style-name="p"><text:span text:style-name="anchor">[commento_</text:span><text:span text:style-name="anchor">Sez.</text:span><text:span text:style-name="anchor">II.1.2.16</text:span><text:span text:style-name="anchor">]<text:s/></text:span>•<text:s/><text:span text:style-name="T7861">senza nevi nel bere un contento</text:span>: F. Redi,<text:s/><text:span text:style-name="T7862">Bacco in Toscana. Ditirambo</text:span>, vv. 297-300.</text:p>
      <text:p text:style-name="p"><text:span text:style-name="anchor">[commento_</text:span><text:span text:style-name="anchor">Sez.</text:span><text:span text:style-name="anchor">II.1.2.17</text:span><text:span text:style-name="anchor">]<text:s/></text:span>•<text:s/><text:span text:style-name="T7863">cetra d</text:span><text:span text:style-name="T7864">’</text:span><text:span text:style-name="T7865">or mi torna al petto</text:span>: P. Rolli,<text:s/><text:span text:style-name="T7866">Oda XIV</text:span>, vv. 1-3, in Id.,<text:s/><text:span text:style-name="T7867">De</text:span><text:span text:style-name="T7868">’</text:span><text:span text:style-name="T7869"><text:s/>poetici componimenti</text:span><text:s/>cit., p. 151.</text:p>
      <text:p text:style-name="p"><text:span text:style-name="anchor">[commento_</text:span><text:span text:style-name="anchor">Sez.</text:span><text:span text:style-name="anchor">II.1</text:span><text:span text:style-name="anchor">.2.18</text:span><text:span text:style-name="anchor">]<text:s/></text:span>•<text:s/><text:span text:style-name="T7870">ch</text:span><text:span text:style-name="T7871">’</text:span><text:span text:style-name="T7872">abbondevole sempre ammasso</text:span>: A. Pegolotti,<text:s/><text:span text:style-name="T7873">Ditirambo</text:span>, in:<text:s/><text:span text:style-name="T7874">Scelta di canzoni de</text:span><text:span text:style-name="T7875">’</text:span><text:span text:style-name="T7876"><text:s/>più eccellenti poeti antichi e moderni, compilata e<text:s/></text:span><text:soft-page-break/><text:span text:style-name="T7877">corredata di critiche osservazioni per uso della studiosa gioventù dal Padre Teobaldo Ceva</text:span><text:s/>[…], Edizione terza, Venezia, Novelli, 1769, p. 531.</text:p>
      <text:p text:style-name="p"><text:span text:style-name="anchor">[commento_</text:span><text:span text:style-name="anchor">Sez.</text:span><text:span text:style-name="anchor">II.1.2.19</text:span><text:span text:style-name="anchor">]<text:s/></text:span>•<text:s/><text:span text:style-name="T7878">perché in moglie al bell</text:span><text:span text:style-name="T7879">’</text:span><text:span text:style-name="T7880">olmo si lega</text:span>: A. Guidi,<text:s/><text:span text:style-name="T7881">La Dafne. Cantata</text:span>, in:<text:s/><text:span text:style-name="T7882">Canzonieri di Alessandro</text:span><text:s/><text:span text:style-name="T7883">Guidi e de</text:span><text:span text:style-name="T7884">’</text:span><text:span text:style-name="T7885"><text:s/>due Zappi</text:span><text:s/>[a cura di A. Rubbi], Venezia, Zatta, 1789,<text:s/>p. 149.</text:p>
      <text:p text:style-name="p"><text:span text:style-name="anchor">[commento_</text:span><text:span text:style-name="anchor">Sez.</text:span><text:span text:style-name="anchor">II.1.2.22</text:span><text:span text:style-name="anchor">]<text:s/></text:span>•<text:s/><text:span text:style-name="T7886">la peggior morte</text:span>: A. Zeno,<text:s/><text:span text:style-name="T7887">Sisara. Azione sacra</text:span>, parte prima, in Id.,<text:s/><text:span text:style-name="T7888">Poesie sacre drammatiche</text:span>, Tomo VIII, Venezia, Pasquali, 1744, p. 6.</text:p>
      <text:p text:style-name="p"><text:span text:style-name="anchor">[commento_</text:span><text:span text:style-name="anchor">Sez.</text:span><text:span text:style-name="anchor">II.1.2.24</text:span><text:span text:style-name="anchor">]<text:s/></text:span>•<text:s/><text:span text:style-name="T7889">cómene un moggio, dolcissima Aglaja</text:span>:<text:s/>L. Magalotti,<text:s/><text:span text:style-name="T7890">Il Fiore d</text:span><text:span text:style-name="T7891">’</text:span><text:span text:style-name="T7892">arancio. Ditirambo</text:span><text:s/>cit., p. 246</text:p>
      <text:p text:style-name="p">•<text:s/><text:span text:style-name="T7893">mostro peggior non v</text:span><text:span text:style-name="T7894">’</text:span><text:span text:style-name="T7895">è</text:span>: P. Metastasio,<text:s/><text:span text:style-name="T7896">Artaserse</text:span>, atto II, scena XII (aria di congedo di Mandane).</text:p>
      <text:p text:style-name="p"><text:span text:style-name="anchor">[commento_</text:span><text:span text:style-name="anchor">Sez.</text:span><text:span text:style-name="anchor">II.1.2.25</text:span><text:span text:style-name="anchor">]<text:s/></text:span>•<text:s/><text:span text:style-name="T7897">va fra l</text:span><text:span text:style-name="T7898">’</text:span><text:span text:style-name="T7899">orror de l</text:span><text:span text:style-name="T7900">’</text:span><text:span text:style-name="T7901">ircane foreste</text:span>: questo e il precedente verso sono naturalmente<text:s/>libere variazioni di Planelli sull’incipit dell’aria metastasiana.</text:p>
      <text:p text:style-name="p"><text:span text:style-name="anchor">[commento_</text:span><text:span text:style-name="anchor">Sez.</text:span><text:span text:style-name="anchor">II.1.2.27</text:span><text:span text:style-name="anchor">]<text:s/></text:span>•<text:s/><text:span text:style-name="T7902">presso a morir</text:span>:<text:s/>sono<text:s/>notissimi versi del<text:s/><text:span text:style-name="T7903">Demetrio</text:span><text:s/>di Metastasio (atto II, scena XIII: pronunciati da Leonice); si avverta che nelle migliori edizioni settecentesche si legge non «ancorchè» ma «ancor che», quel che rende pleonastico<text:s/>parte del<text:s/>ragionamento<text:s/>espresso da<text:s/>Planelli<text:s/>in nota.</text:p>
      <text:p text:style-name="p"><text:span text:style-name="anchor">[commento_</text:span><text:span text:style-name="anchor">Sez.</text:span><text:span text:style-name="anchor">II.1.2.30</text:span><text:span text:style-name="anchor">]<text:s/></text:span>•<text:s/><text:span text:style-name="T7904">sia facile a soffrir</text:span>: P. Metastasio,<text:s/><text:span text:style-name="T7905">Adriano in Siria</text:span>, Atto II, scena XII: dall’aria di congedo (e finale d’atto) di Farnaspe.</text:p>
      <text:h text:style-name="Titre3" text:outline-level="3">Cap. II</text:h>
      <text:p text:style-name="p"><text:span text:style-name="anchor">[commento_</text:span><text:span text:style-name="anchor">Sez.</text:span><text:span text:style-name="anchor">II.2.0.1</text:span><text:span text:style-name="anchor">]<text:s/></text:span>•<text:s/><text:span text:style-name="T7906">il Muratori</text:span>: cfr. L.A. Muratori,<text:s/><text:span text:style-name="T7907">Della perfetta poesia</text:span><text:s/>cit., p. 37:<text:s/><text:span text:style-name="quote.c">«Confesso ben</text:span><text:span text:style-name="quote.c">’</text:span><text:span text:style-name="quote.c"><text:s/>anch</text:span><text:span text:style-name="quote.c">’</text:span><text:span text:style-name="quote.c">io non essere i moderni drammi per l</text:span><text:span text:style-name="quote.c">’</text:span><text:span text:style-name="quote.c">ordinario, se non Tragedie vestite della Musica. Ma perché mi pare a dismisura mutato sotto questo abito il sembiante vero delle Tragedie, tali non oserei quasi chiamarle, non si convenendo loro, anzi abborrendosi da loro (se pure han da essere perfette) la Musica, quale a</text:span><text:span text:style-name="quote.c">’</text:span><text:span text:style-name="quote.c"><text:s/>nostri giorni s</text:span><text:span text:style-name="quote.c">’</text:span><text:span text:style-name="quote.c">usa»</text:span><text:s/>(al solito Muratori era piuttosto convinto del mancato accordo tra i generi).</text:p>
      <text:p text:style-name="p">•<text:s/><text:span text:style-name="T7908">il Calsabigi</text:span>: cfr. R. de’<text:s/>Calzabigi,<text:s/><text:span text:style-name="T7909">Dissertazione su le poesie drammatiche del signor Abate</text:span><text:s/><text:span text:style-name="T7910">Pietro Metastasio</text:span><text:s/>[1755], in Id.,<text:s/><text:span text:style-name="T7911">Scritti teatrali e letterari</text:span>. A cura di A.L. Bellina, Roma, Salerno, 1994,<text:s/>vol. I, p 24<text:s/><text:span text:style-name="quote.c">«[…] le poesie del signor Metastasio adornate di musica sono poesie musicali; ma senza l</text:span><text:span text:style-name="quote.c">’</text:span><text:span text:style-name="quote.c">unione di questo ornamento sono vere, perfette, e preziose tragedie, da compararsi alle più celebri di tutte le altre nazioni: tragedie corredate di unità, di costume, d</text:span><text:span text:style-name="quote.c">’</text:span><text:span text:style-name="quote.c">interesse, di sublime linguaggio poetico, di<text:s/></text:span><text:soft-page-break/><text:span text:style-name="quote.c">spettacolo, di maravigliosi accidenti, di maneggio singolar di passioni, e tali che per sé sole, senz</text:span><text:span text:style-name="quote.c">’</text:span><text:span text:style-name="quote.c">altro artificio che nell</text:span><text:span text:style-name="quote.c">’</text:span><text:span text:style-name="quote.c">animo meglio le insinui e penetrare destramente le faccia, risvegliano a seconda di ciò che esprimono il terrore, la compassione, l</text:span><text:span text:style-name="quote.c">’</text:span><text:span text:style-name="quote.c">amore, la pietà, e vanno al gran fine di emendare i vizî e di accendere le menti al conseguimento delle virtù, quali oggetti si sono nella tragedia prefissi i poeti greci, i latini, i francesi e gl</text:span><text:span text:style-name="quote.c">’</text:span><text:span text:style-name="quote.c">inglesi, alcuni de</text:span><text:span text:style-name="quote.c">’</text:span><text:span text:style-name="quote.c"><text:s/>quali ha il signor Metastasio uguagliati ed altri di gran lunga superati»</text:span>. Successivamente, nella polemica ingaggiata con Arteaga, Calzabigi diventerà aspro critico di Metastasio.</text:p>
      <text:p text:style-name="p">•<text:s/><text:span text:style-name="T7912">il Voltaire</text:span>:<text:s/>cfr. Voltaire,<text:s/><text:span text:style-name="T7913">Dissertation sur la tragédie ancienne et moderne. À son Éminence Mgr. Le Cardinal Querini</text:span>,<text:s/>posta<text:s/>in testa alla<text:s/><text:span text:style-name="T7914">Sémiramis</text:span><text:s/>[1749]:<text:s/><text:span text:style-name="quote.c">«Le récitatif</text:span><text:span text:style-name="quote.c"><text:s/></text:span><text:span text:style-name="quote.c">italien est précisément la mélopée des anciens; c</text:span><text:span text:style-name="quote.c">’</text:span><text:span text:style-name="quote.c">est cette déclamation notée et soutenue par des instruments de musique. Cette mélopée, qui n</text:span><text:span text:style-name="quote.c">’</text:span><text:span text:style-name="quote.c">est ennuyeuse que dans vos mauvaises tragédies-opéra, est admirable dans vos bonnes pièces. Les chœurs que vous y avez ajoutés depuis quelques années, et qui sont liés essentiellement au sujet, approchent d</text:span><text:span text:style-name="quote.c">’</text:span><text:span text:style-name="quote.c">autant plus des chœurs des anciens, qu</text:span><text:span text:style-name="quote.c">’</text:span><text:span text:style-name="quote.c">ils sont exprimés avec une musique différente du récitatif, comme la strophe, l</text:span><text:span text:style-name="quote.c">’</text:span><text:span text:style-name="quote.c">épode et l</text:span><text:span text:style-name="quote.c">’</text:span><text:span text:style-name="quote.c">antistrophe étoient chantées chez les Grecs tout autrement que la mélopée des scènes»</text:span><text:s/>(Voltaire,<text:s/><text:span text:style-name="T7915">La tragédie de Sémiramis, et quelques autres Pièces de littérature</text:span>, Paris,<text:s/>Le Mercier – Lambert, 1750, pp. 5-6).</text:p>
      <text:p text:style-name="p">•<text:s/><text:span text:style-name="T7916">l</text:span><text:span text:style-name="T7917">’</text:span><text:span text:style-name="T7918">Algarotti</text:span>:<text:s/>cfr. F. Algarotti.<text:s/><text:span text:style-name="T7919">Saggio sopra l</text:span><text:span text:style-name="T7920">’</text:span><text:span text:style-name="T7921">opera in musica</text:span>, Livorno, Coltellini, 1763, p. 14:<text:s/><text:span text:style-name="quote.c">«L</text:span><text:span text:style-name="quote.c">’</text:span><text:span text:style-name="quote.c">intendimento de</text:span><text:span text:style-name="quote.c">’</text:span><text:span text:style-name="quote.c"><text:s/>nostri poeti fu di rimettere sul Teatro moderno la Tragedia Greca, d</text:span><text:span text:style-name="quote.c">’</text:span><text:span text:style-name="quote.c">introdurvi Melpomene accompagnata dalla musica, dal ballo, e da tutta quella pompa, che a</text:span><text:span text:style-name="quote.c">’</text:span><text:span text:style-name="quote.c"><text:s/>tempi di Sofocle e di Euripide le soleva fare corteggio»</text:span>.</text:p>
      <text:h text:style-name="Titre3" text:outline-level="3">Cap. III</text:h>
      <text:p text:style-name="p"><text:span text:style-name="anchor">[commento_</text:span><text:span text:style-name="anchor">Sez.</text:span><text:span text:style-name="anchor">II.3.0.2</text:span><text:span text:style-name="anchor">]<text:s/></text:span>•<text:s/><text:span text:style-name="T7922">Poetica</text:span>: cfr. Aristotele,<text:s/><text:span text:style-name="T7923">Poetica</text:span>, XIII, 1453a:<text:s/><text:span text:style-name="quote.c">«dapprincipio i poeti riportavano racconti qualsiasi, mentre ora invece le migliori tragedie sono composte intorno a poche famiglie, come per esempio le stirpi di Alcmeone, Edipo, Oreste, Meleagro, Tieste, Telefo e a quanti sia accaduto di patire o di fare cose terribili»</text:span><text:s/>(traduzione<text:s/>D. Lanza).</text:p>
      <text:p text:style-name="p"><text:span text:style-name="anchor">[commento_</text:span><text:span text:style-name="anchor">Sez.</text:span><text:span text:style-name="anchor">II.3.0.3</text:span><text:span text:style-name="anchor">]<text:s/></text:span>•<text:s/><text:span text:style-name="T7924">la drammatica illusione</text:span>: il passo virgiliano citato da Planelli in nota<text:s/>suona per intero (vv. 21-26):<text:s/><text:span text:style-name="quote.c">«</text:span><text:span text:style-name="quote.c">ipse caput tonsae foliis ornatus olivae / dona feram. Iam nunc sollemnis ducere pompas / ad delubra iuvat caesosque videre iuvencos, / vel scaena ut versis discedat frontibus utque / purpurea intexti tollant aulaea<text:s/></text:span><text:soft-page-break/><text:span text:style-name="quote.c">Britanni»</text:span><text:s/>(‘Io col capo ornato di foglie d’ulivo / porterò doni. E fin d’ora giova condurre la solenne processione / e vedere i giovenchi uccisi / o come cambia la scena voltando le quinte / e come s’alza il sipario di porpora dove sono raffigurati i Britanni’).</text:p>
      <text:p text:style-name="p">•<text:s/><text:span text:style-name="T7925">Calsabigi</text:span>: cfr. R. de’<text:s/>Calzabigi,<text:s/><text:span text:style-name="T7926">Dissertazione</text:span>, ed. cit., pp. 27-28:<text:s/><text:span text:style-name="quote.c">«Ma dalla coartata unità più evidenti inverosimili sono insinuati nella Tragedia, e tanto più gravi, quanto che o il costume, o la condotta del poema, o la dignità de</text:span><text:span text:style-name="quote.c">’</text:span><text:span text:style-name="quote.c"><text:s/>personaggi che vi si introducono notabilissimi svantaggi ne ricevono. E ben potrei col far minuto esame delle antiche tragedie numerosi rilevarne gli esempî, ma mi contenterò di addurne alcuni che basteranno al mio disimpegno […]. Confida la Fedra di Euripide nella pubblica strada alle donne di Trezene i suoi furiosi amori sopra il figliastro; sceglie l</text:span><text:span text:style-name="quote.c">’</text:span><text:span text:style-name="quote.c">Elettra di Sofocle il vestibulo frequentato del palazzo di Egisto per trattar con Oreste, e con Pilade la congiura della morte dell</text:span><text:span text:style-name="quote.c">’</text:span><text:span text:style-name="quote.c">usurpatore»</text:span>.</text:p>
      <text:h text:style-name="Titre3" text:outline-level="3">Cap. IV</text:h>
      <text:p text:style-name="p"><text:span text:style-name="anchor">[commento_</text:span><text:span text:style-name="anchor">Sez.</text:span><text:span text:style-name="anchor">II.4.0.3</text:span><text:span text:style-name="anchor">]<text:s/></text:span>•<text:s/><text:span text:style-name="T7927">l</text:span><text:span text:style-name="T7928">’</text:span><text:span text:style-name="T7929">ingegnosissimo autore del<text:s/></text:span>Rutzvanscad il giovine: Zaccaria Vallaresso (1686-1769) sotto lo pseudonimo di Cattuffio Panchianio scrisse, a parodia della molto stentata tragedia d’imitazione sofoclea<text:s/><text:span text:style-name="T7930">Ulisse il giovane</text:span><text:s/>(1720) di D. Lazzarini, la<text:s/><text:span text:style-name="quote.c">«arcisopratragichissima tragedia»</text:span><text:s/><text:span text:style-name="T7931">Rutzvanscad il giovine</text:span><text:s/>(Bologna, Pisarri, poi, Venezia, Rossetti, 1724); nell’avviso all’«Amico lettore» Vallaresso scrive tra l’altro:<text:s/><text:span text:style-name="quote.c">«Come sono a</text:span><text:span text:style-name="quote.c">’</text:span><text:span text:style-name="quote.c"><text:s/>tempi nostri cessati tutti que</text:span><text:span text:style-name="quote.c">’</text:span><text:span text:style-name="quote.c"><text:s/>motivi, per i quali all</text:span><text:span text:style-name="quote.c">’</text:span><text:span text:style-name="quote.c">antica Grecia piacevano le orribilità e superstizioni tragiche,</text:span><text:span text:style-name="quote.c"><text:s/></text:span><text:span text:style-name="quote.c">così è parso all</text:span><text:span text:style-name="quote.c">’</text:span><text:span text:style-name="quote.c">Autore molto strano ed inopportuno il voler avvezzare i nostri Teatri alla totale, e servile imitazione de</text:span><text:span text:style-name="quote.c">’</text:span><text:span text:style-name="quote.c"><text:s/>Greci, e render grate all</text:span><text:span text:style-name="quote.c">’</text:span><text:span text:style-name="quote.c">udito e alla vista cose sì ripugnanti al nostro genio e al nostro costume»</text:span>.</text:p>
      <text:p text:style-name="p">•<text:s/><text:span text:style-name="T7932">il Crebillon e<text:s/></text:span><text:span text:style-name="T7933">‘</text:span><text:span text:style-name="T7934">l Lazzarini</text:span>: Prosper Jolyot de Crebillon (1674-1762, detto anche Crebillon<text:s/><text:span text:style-name="T7935">père</text:span>, per distinguerlo dal quasi omonimo figlio (il romanziere erotico degli<text:s/><text:span text:style-name="T7936">Égarements du coeur et de l</text:span><text:span text:style-name="T7937">’</text:span><text:span text:style-name="T7938">esprit</text:span>), ebbe fortuna nel primo Settecento soprattutto con la tragedia<text:s/><text:span text:style-name="T7939">Rhadamiste et Zénobie</text:span><text:s/>(1711); il menzionato maceratese Domenico Lazzarini (1688-1734) insegnò a lungo eloquenza greca e latina all’Università di Padova.</text:p>
      <text:h text:style-name="Titre3" text:outline-level="3">Cap. V</text:h>
      <text:p text:style-name="p"><text:span text:style-name="anchor">[commento_</text:span><text:span text:style-name="anchor">Sez.</text:span><text:span text:style-name="anchor">II.5.0.1</text:span><text:span text:style-name="anchor">]<text:s/></text:span>•<text:s/><text:span text:style-name="T7940">né sovranamente virtuoso, né malvagio</text:span>: cfr. Aristotele,<text:s/><text:span text:style-name="T7941">Poetica</text:span><text:s/>XIII, 1453a, dove è indicata la<text:s/>‘misura’<text:s/>dell’eroe tragico, che<text:s/><text:span text:style-name="quote.c">«non<text:s/></text:span><text:soft-page-break/><text:span text:style-name="quote.c">distinguendosi per virtù e per giustizia, non è volto in disgrazia per vizio e malvagità, ma per un errore [</text:span><text:span text:style-name="T7942">amartía</text:span><text:span text:style-name="quote.c">]»</text:span></text:p>
      <text:p text:style-name="p"><text:span text:style-name="anchor">[commento_</text:span><text:span text:style-name="anchor">Sez.</text:span><text:span text:style-name="anchor">II.5.0.4</text:span><text:span text:style-name="anchor">]<text:s/></text:span>•<text:s/><text:span text:style-name="T7943">al carattere di Temistocle</text:span>:<text:s/><text:span text:style-name="T7944">Temistocle</text:span><text:s/>(1736) fu intonato da Antonio Caldara: la prima rappresentazione è viennese (4 novembre 1736) in occasione del compleanno dell’imperatore Carlo VI (come sempre, seguirono decine di intonazioni da parte di altri musicisti).</text:p>
      <text:h text:style-name="Titre3" text:outline-level="3">Cap. VI</text:h>
      <text:p text:style-name="p"><text:span text:style-name="anchor">[commento_</text:span><text:span text:style-name="anchor">Sez.</text:span><text:span text:style-name="anchor">II.6.0.1</text:span><text:span text:style-name="anchor">]<text:s/></text:span>•<text:s/><text:span text:style-name="T7945">il precetto d</text:span><text:span text:style-name="T7946">’</text:span><text:span text:style-name="T7947">Orazio</text:span><text:span text:style-name="T7948">: versi dell</text:span><text:span text:style-name="T7949">’</text:span><text:span text:style-name="T7950">Ars poetica<text:s/></text:span><text:span text:style-name="T7951">(189-190) che sovente impacciarono i tragediografi in età moderna:<text:s/></text:span><text:span text:style-name="quote.c">«l</text:span><text:span text:style-name="quote.c">’</text:span><text:span text:style-name="quote.c">intreccio che vuol essere rappresentato e replicato / non deve essere né più breve né più lungo di cinque atti»</text:span><text:span text:style-name="T7952">.</text:span></text:p>
      <text:p text:style-name="p"><text:span text:style-name="anchor">[commento_</text:span><text:span text:style-name="anchor">Sez.</text:span><text:span text:style-name="anchor">II.6.0.3</text:span><text:span text:style-name="anchor">]<text:s/></text:span>•<text:s/><text:span text:style-name="T7953">il Dacier</text:span><text:span text:style-name="T7954">: nelle osservazioni apposte da André Dacier alla propria traduzione sofoclea in prosa (</text:span><text:span text:style-name="T7955">L</text:span><text:span text:style-name="T7956">’</text:span><text:span text:style-name="T7957">Oedipe et l</text:span><text:span text:style-name="T7958">’</text:span><text:span text:style-name="T7959">Electre de Sophocle. Tragédies grecques</text:span><text:span text:style-name="T7960">, Paris, Barbin, 1692) non ritrovo questa<text:s/></text:span><text:span text:style-name="T7961">pointe</text:span><text:span text:style-name="T7962">.</text:span></text:p>
      <text:p text:style-name="p"><text:span text:style-name="anchor">[commento_</text:span><text:span text:style-name="anchor">Sez.</text:span><text:span text:style-name="anchor">II.6</text:span><text:span text:style-name="anchor">.0.4</text:span><text:span text:style-name="anchor">]<text:s/></text:span>•<text:s/><text:span text:style-name="T7963">che oggi s</text:span><text:span text:style-name="T7964">’</text:span><text:span text:style-name="T7965">abbia l</text:span><text:span text:style-name="T7966">’</text:span><text:span text:style-name="T7967">Italia</text:span><text:span text:style-name="T7968">: cfr. F.M. Zanotti,<text:s/></text:span><text:span text:style-name="T7969">Dell</text:span><text:span text:style-name="T7970">’</text:span><text:span text:style-name="T7971">arte poetica. Ragionamenti cinque</text:span><text:span text:style-name="T7972"><text:s/>[1768].<text:s/></text:span><text:span text:style-name="T7973">Ragionamento II</text:span><text:span text:style-name="T7974"><text:s/>[</text:span><text:span text:style-name="T7975">Della tragedia</text:span><text:span text:style-name="T7976">], in Id,<text:s/></text:span><text:span text:style-name="T7977">Opere scelte</text:span><text:span text:style-name="T7978">, Milano, Società dei classici italiani, 1818, p. 124. Il fisico e filosofo Francesco Maria Zanotti (Bologna 1692 – 1777) non è da confondersi col fratello Giampietro, poeta e pittore menzionato sopra da Planelli.</text:span></text:p>
      <text:h text:style-name="Titre3" text:outline-level="3">Cap. VII</text:h>
      <text:p text:style-name="p"><text:span text:style-name="anchor">[commento_</text:span><text:span text:style-name="anchor">Sez.</text:span><text:span text:style-name="anchor">II.7.1.2</text:span><text:span text:style-name="anchor">]<text:s/></text:span>•<text:s/><text:span text:style-name="T7979">più si riscaldano contro le arie</text:span>: vedi per esempio F. Algarotti,<text:s/><text:span text:style-name="T7980">Saggio</text:span><text:s/><text:span text:style-name="T7981">sopra l</text:span><text:span text:style-name="T7982">’</text:span><text:span text:style-name="T7983">opera</text:span><text:s/>cit., p. 31:<text:s/><text:span text:style-name="quote.c">«le arie si rimangono oppresse e quasi sfigurate sotto gli ornamenti, con che studia di sempre più abbellirle la foia della novità. Soverchiamente lunghi sogliono essere quei ritornelli, che le precedono, e ci sono assai volte di soprappiù. Nelle arie di collera per esempio; ché troppo ha dell</text:span><text:span text:style-name="quote.c">’</text:span><text:span text:style-name="quote.c">inverisimile, che un uomo in collera se ne stia ad aspettare con le mani a cintola, che sia finito il ritornello dell</text:span><text:span text:style-name="quote.c">’</text:span><text:span text:style-name="quote.c">aria per dare sfogo alla passione, che bolle dentro il cuor suo»</text:span>. Osservazioni del genere si trovavano, in versione satirica,<text:s/>già nel<text:s/><text:span text:style-name="T7984">Teatro alla</text:span><text:s/><text:span text:style-name="T7985">moda<text:s/></text:span>di Benedetto Marcello (1720):<text:s/><text:span text:style-name="quote.c">«Avverta poi [il musicista] che l</text:span><text:span text:style-name="quote.c">’</text:span><text:span text:style-name="quote.c">arie fino alla fine dell</text:span><text:span text:style-name="quote.c">’</text:span><text:span text:style-name="quote.c">opera siano a vicenda una<text:s/></text:span><text:span text:style-name="T7986">allegra</text:span><text:span text:style-name="quote.c"><text:s/>ed una<text:s/></text:span><text:span text:style-name="T7987">patetica</text:span><text:span text:style-name="quote.c">, senza aver riguardo veruno a<text:s/></text:span><text:span text:style-name="T7988">parole</text:span><text:span text:style-name="quote.c">, a<text:s/></text:span><text:span text:style-name="T7989">tuoni</text:span><text:span text:style-name="quote.c">, a<text:s/></text:span><text:span text:style-name="T7990">convenienze di scena</text:span><text:span text:style-name="quote.c">; se nell</text:span><text:span text:style-name="quote.c">’</text:span><text:span text:style-name="quote.c">arie vi entrassero nomi propri, v.g.<text:s/></text:span><text:span text:style-name="T7991">padre</text:span><text:span text:style-name="quote.c">,<text:s/></text:span><text:span text:style-name="T7992">impero</text:span><text:span text:style-name="quote.c">,<text:s/></text:span><text:span text:style-name="T7993">amore</text:span><text:span text:style-name="quote.c">,<text:s/></text:span><text:span text:style-name="T7994">arena</text:span><text:span text:style-name="quote.c">,<text:s/></text:span><text:span text:style-name="T7995">regno</text:span><text:span text:style-name="quote.c">,<text:s/></text:span><text:span text:style-name="T7996">beltà</text:span><text:span text:style-name="quote.c">,<text:s/></text:span><text:span text:style-name="T7997">lena</text:span><text:span text:style-name="quote.c">,<text:s/></text:span><text:span text:style-name="T7998">core</text:span><text:span text:style-name="quote.c">, ec. ec., nò, senza, già, e altri adverbi, dovrà il compositore moderno comporvi sopra un lungo passaggio, v.g.<text:s/></text:span><text:soft-page-break/><text:span text:style-name="T7999">paaaa… impeeee… amoooo… areeee… reeee… beltàaaaa… lenaaaa… cooo… ec., noooo…. seeeen…giàaaaa…</text:span><text:span text:style-name="quote.c"><text:s/>ec.»</text:span><text:s/>(ed. a cura di C. Di Gennaro, Milano, Il Polifilo, p. 16).</text:p>
      <text:p text:style-name="p"><text:span text:style-name="anchor">[commento_</text:span><text:span text:style-name="anchor">Sez.</text:span><text:span text:style-name="anchor">II.7.2.3</text:span><text:span text:style-name="anchor">]<text:s/></text:span>•<text:s/><text:span text:style-name="T8000">crie</text:span>: nel linguaggio retorico-giuridico<text:s/><text:span text:style-name="T8001">cria</text:span><text:s/>vale<text:s/>‘parafrasi, commento’<text:s/>(dal greco<text:s/><text:span text:style-name="T8002">chráomai</text:span>,<text:s/>‘usare’, passato poi nel latino<text:s/><text:span text:style-name="T8003">cria</text:span>). Il termine è nel<text:s/><text:span text:style-name="T8004">Dizionario</text:span><text:s/>del Tommaseo (<text:span text:style-name="quote.c">«Componimento fatto per esercizio, nel quale esponesi un fatto o una verità, ajutandosi degli ornamenti che porge l</text:span><text:span text:style-name="quote.c">’</text:span><text:span text:style-name="quote.c">arte rettorica»</text:span>), ma non nei moderni dizionari storici.</text:p>
      <text:p text:style-name="p"><text:span text:style-name="anchor">[commento_</text:span><text:span text:style-name="anchor">Sez.</text:span><text:span text:style-name="anchor">II.7.2.4</text:span><text:span text:style-name="anchor">]<text:s/></text:span>•<text:s/><text:span text:style-name="T8005">in questo</text:span><text:s/><text:span text:style-name="T8006">duetto tra Megacle ed Aristea</text:span>: nell’atto I, scena X dell’<text:span text:style-name="T8007">Olimpiade</text:span><text:s/>di Metastasio (1733, musicata da Antonio Caldara) si legge per esteso:<text:s/><text:span text:style-name="quote.c">«</text:span><text:span text:style-name="T8008">Megacle</text:span><text:span text:style-name="quote.c">: Ne</text:span><text:span text:style-name="quote.c">’</text:span><text:span text:style-name="quote.c"><text:s/>giorni tuoi felici / ricordati di me.<text:s/></text:span><text:span text:style-name="T8009">Aristea</text:span><text:span text:style-name="quote.c">: Perché così mi dici, / anima mia perché?</text:span><text:span text:style-name="quote.c"><text:s/></text:span><text:span text:style-name="T8010">Megacle</text:span><text:span text:style-name="quote.c">: Taci bell</text:span><text:span text:style-name="quote.c">’</text:span><text:span text:style-name="quote.c">idol mio.</text:span><text:span text:style-name="quote.c"><text:s/></text:span><text:span text:style-name="T8011">Aristea</text:span><text:span text:style-name="quote.c">: Parla mio dolce amor.</text:span><text:span text:style-name="quote.c"><text:s/></text:span><text:span text:style-name="T8012">Megacle</text:span><text:span text:style-name="quote.c">: Ah che parlando, oh dio! / tu mi trafiggi il cor!<text:s/></text:span><text:span text:style-name="T8013">Aristea</text:span><text:span text:style-name="quote.c">: Ah che tacendo, oh dio! / tu mi trafiggi il cor!»</text:span>.</text:p>
      <text:p text:style-name="p">•<text:s/><text:span text:style-name="T8014">nel terzo atto del suo<text:s/></text:span>Demofoonte: nell’atto III, scena III del<text:s/><text:span text:style-name="T8015">Demofoonte</text:span><text:s/>(1733, musicato ancora da Caldara) il recitativo e l’aria di Matusio (citata sotto, in forma abbreviata, da Planelli) suonano così:<text:s/><text:span text:style-name="quote.c">«Quanto le menti umane / son mai varie fra lor! Lo stesso evento / a chi reca diletto, a chi tormento. / Ah che né mal verace, / né vero ben si dà; / prendono qualità / da</text:span><text:span text:style-name="quote.c">’</text:span><text:span text:style-name="quote.c"><text:s/>nostri affetti. / Secondo in guerra o in pace / trovano il nostro cor, / cambiano di color / tutti gli oggetti»</text:span>.<text:s/></text:p>
      <text:p text:style-name="p"><text:span text:style-name="anchor">[commento_</text:span><text:span text:style-name="anchor">Sez.</text:span><text:span text:style-name="anchor">II.7.2.5</text:span><text:span text:style-name="anchor">]<text:s/></text:span>•<text:s/><text:span text:style-name="T8016">al Quadrio il quale asserisce</text:span>: cfr. F. S. Quadrio,<text:s/><text:span text:style-name="T8017">Della<text:s/></text:span>s<text:span text:style-name="T8018">toria e della ragione</text:span><text:span text:style-name="T8019"><text:s/>cit., III/II, p. 447: il gesuita (che, ci confessa altrove, era stato in gioventù anche lui librettista, seppur coperto dall</text:span><text:span text:style-name="T8020">’</text:span><text:span text:style-name="T8021">anonimato) difendeva ancora l</text:span><text:span text:style-name="T8022">’</text:span><text:span text:style-name="T8023">idea barocca dell</text:span><text:span text:style-name="T8024">’</text:span><text:span text:style-name="T8025">opposizione tra la serietà dei recitativi e la facilità concettosa delle arie; scriveva tra l</text:span><text:span text:style-name="T8026">’</text:span><text:span text:style-name="T8027">altro:<text:s/></text:span><text:span text:style-name="quote.c">«nelle ariette si suole intromettere non di rado qualche similitudine, o comparazione di<text:s/></text:span><text:span text:style-name="T8028">farfalletta</text:span><text:span text:style-name="quote.c">, di<text:s/></text:span><text:span text:style-name="T8029">navicella</text:span><text:span text:style-name="quote.c">, di<text:s/></text:span><text:span text:style-name="T8030">ruscelletto</text:span><text:span text:style-name="quote.c">, di<text:s/></text:span><text:span text:style-name="T8031">tempesta</text:span><text:span text:style-name="quote.c">, di<text:s/></text:span><text:span text:style-name="T8032">venticello</text:span><text:span text:style-name="quote.c">, di<text:s/></text:span><text:span text:style-name="T8033">violetta</text:span><text:span text:style-name="quote.c">, di<text:s/></text:span><text:span text:style-name="T8034">augelletto</text:span><text:span text:style-name="quote.c">, e simili, perché queste son tutte cose, che guidano l</text:span><text:span text:style-name="quote.c">’</text:span><text:span text:style-name="quote.c">idea in non so che di gradevole, che la ricrea»</text:span><text:span text:style-name="T8035"><text:s/>(ivi).</text:span></text:p>
      <text:p text:style-name="p"><text:span text:style-name="anchor">[commento_</text:span><text:span text:style-name="anchor">Sez.</text:span><text:span text:style-name="anchor">II.7.2.7</text:span><text:span text:style-name="anchor">]<text:s/></text:span>•<text:s/><text:span text:style-name="T8036">nella<text:s/></text:span><text:span text:style-name="T8037">Merope</text:span><text:span text:style-name="T8038"><text:s/>una similitudine tratta da Virgilio</text:span><text:span text:style-name="T8039">: il riferimento è a S. Maffei,<text:s/></text:span><text:span text:style-name="T8040">Merope</text:span><text:span text:style-name="T8041">, atto I, scena 3 (battuta di Polifonte):<text:s/></text:span><text:span text:style-name="quote.c">«…Io con sicura fronte / sprigiono il braccio a forza, egli, a due mani / la clava alzando, mi prepara un colpo / che, se giunto m</text:span><text:span text:style-name="quote.c">’</text:span><text:span text:style-name="quote.c">avesse, le mie sparse / cervella foran giocondo pasto / ai rapaci avoltoi […]»</text:span><text:span text:style-name="T8042">;</text:span><text:span text:style-name="T8043"><text:s/></text:span><text:span text:style-name="T8044">cfr. una simile figura retorica sviluppata in Virgilio,<text:s/></text:span><text:span text:style-name="T8045">Georgiche<text:s/></text:span><text:span text:style-name="T8046">I, 49<text:s/></text:span><text:soft-page-break/><text:span text:style-name="T8047">(</text:span><text:span text:style-name="quote.c">«illius immensa eruperunt horrea messes»</text:span><text:span text:style-name="T8048">). L</text:span><text:span text:style-name="T8049">’</text:span><text:span text:style-name="T8050">osservazione era stata di Girolamo Tartarotti, che in un opuscolo indirizzato a Fontanini (1743) aveva tra l</text:span><text:span text:style-name="T8051">’</text:span><text:span text:style-name="T8052">altro censurato questa<text:s/></text:span><text:span text:style-name="T8053">imitatio</text:span><text:span text:style-name="T8054"><text:s/>virgiliana del poeta veronese: cfr. C. Viola,<text:s/></text:span><text:span text:style-name="T8055">La tragedia degli inverisimili. Girolamo Tartarotti critico della<text:s/></text:span><text:span text:style-name="T8056">Merope</text:span><text:span text:style-name="T8057"><text:s/>maffeiana</text:span><text:span text:style-name="T8058">, nel<text:s/></text:span><text:span text:style-name="T8059">vol. </text:span><text:span text:style-name="T8060">coll.<text:s/></text:span><text:span text:style-name="quote.c">«</text:span><text:span text:style-name="T8061">Mai non diero i dei senza un egual disastro una ventura</text:span><text:span text:style-name="quote.c">»</text:span><text:span text:style-name="T8062">.<text:s/></text:span><text:span text:style-name="T8063">La Merope</text:span><text:span text:style-name="T8064"><text:s/>di Scipione Maffei nel terzo centenario</text:span><text:span text:style-name="T8065">. A cura di E. Zucchi, Milano, Mimesis, 2015, pp. 169-198 (192-193).</text:span></text:p>
      <text:p text:style-name="p">•<text:s/><text:span text:style-name="T8066">sprigionato da Artaserse</text:span><text:span text:style-name="T8067">:<text:s/></text:span><text:span text:style-name="T8068">Artaserse</text:span><text:span text:style-name="T8069"><text:s/></text:span><text:span text:style-name="T8070">fu rappresentato per la prima volta a Roma, con la musica di Leonardo Vinci, il 4 febbraio 1730: è l</text:span><text:span text:style-name="T8071">’</text:span><text:span text:style-name="T8072">ultimo grande testo metastasiano prima della partenza per Vienna (dell</text:span><text:span text:style-name="T8073">’</text:span><text:span text:style-name="T8074">aprile di quell</text:span><text:span text:style-name="T8075">’</text:span><text:span text:style-name="T8076">anno).</text:span></text:p>
      <text:p text:style-name="p"><text:span text:style-name="anchor">[commento_</text:span><text:span text:style-name="anchor">Sez.</text:span><text:span text:style-name="anchor">II.7.2.8</text:span><text:span text:style-name="anchor">]<text:s/></text:span>•<text:s/><text:span text:style-name="T8077">va prigioniera in fonte</text:span><text:span text:style-name="T8078">: questo l</text:span><text:span text:style-name="T8079">’</text:span><text:span text:style-name="T8080">intera arietta (fa séguito ai versi sopra citati di Arbace):<text:s/></text:span><text:span text:style-name="quote.c">«L</text:span><text:span text:style-name="quote.c">’</text:span><text:span text:style-name="quote.c">onda dal mar divisa / bagna la valle, il monte, / va passaggiera in fiume, / va prigioniera in fonte. / Mormora sempre e geme / fin che non torna al mar. / Al mar dov</text:span><text:span text:style-name="quote.c">’</text:span><text:span text:style-name="quote.c">ella nacque, / dove acquistò gli umori, / dove dai lunghi errori / spera di riposar»</text:span><text:span text:style-name="T8081">.</text:span></text:p>
      <text:p text:style-name="p">•<text:s/><text:span text:style-name="T8082">un famoso letterato di Francia</text:span><text:span text:style-name="T8083">: di quest</text:span><text:span text:style-name="T8084">’</text:span><text:span text:style-name="T8085">aria metastasiana D</text:span><text:span text:style-name="T8086">’</text:span><text:span text:style-name="T8087">Alembert ebbe a scrivere, come accenna Planelli in nota, nel saggio apparso nei<text:s/></text:span><text:span text:style-name="T8088">Mélanges de littérature, d</text:span><text:span text:style-name="T8089">’</text:span><text:span text:style-name="T8090">histoire et de</text:span><text:span text:style-name="T8091"><text:s/></text:span><text:span text:style-name="T8092">philosophie</text:span><text:span text:style-name="T8093">:<text:s/></text:span><text:span text:style-name="quote.c">«Le grand mérite de ces morceaux [parla delle arie delle opere italiane] est d</text:span><text:span text:style-name="quote.c">’</text:span><text:span text:style-name="quote.c">être liés à la situation, et d</text:span><text:span text:style-name="quote.c">’</text:span><text:span text:style-name="quote.c">en augmenter l</text:span><text:span text:style-name="quote.c">’</text:span><text:span text:style-name="quote.c">intérêt. Mais malheureusement les italiens n</text:span><text:span text:style-name="quote.c">’</text:span><text:span text:style-name="quote.c">observent pas toujours cette règle et les airs de leurs scènes sont trop souvent détachés du sujet; ce sont des maximes, des comparaisons, des images qui refroidissent nécessairement l</text:span><text:span text:style-name="quote.c">’</text:span><text:span text:style-name="quote.c">action, quelque bien rendues qu</text:span><text:span text:style-name="quote.c">’</text:span><text:span text:style-name="quote.c">elles puissent être par le compositeur et le poète. On ne peut s</text:span><text:span text:style-name="quote.c">’</text:span><text:span text:style-name="quote.c">empêcher de reconnoître ce défaut dans l</text:span><text:span text:style-name="quote.c">’</text:span><text:span text:style-name="quote.c">air célèbre chanté par Arbace,<text:s/></text:span><text:span text:style-name="T8094">Vo solcando un mar crudele</text:span><text:span text:style-name="quote.c">, tout admirable qu</text:span><text:span text:style-name="quote.c">’</text:span><text:span text:style-name="quote.c">il est pour la musique et pour les paroles: il n</text:span><text:span text:style-name="quote.c">’</text:span><text:span text:style-name="quote.c">est point dans la nature</text:span><text:span text:style-name="quote.c"><text:s/></text:span><text:span text:style-name="quote.c">qu</text:span><text:span text:style-name="quote.c">’</text:span><text:span text:style-name="quote.c">Arbace accusé, innocent et prêt à périr, se compare en beaux vers à<text:s/></text:span><text:span text:style-name="T8095">un nautonier égaré qui a perdu ses voiles, qui voit l</text:span><text:span text:style-name="T8096">’</text:span><text:span text:style-name="T8097">onde se soulever, et le ciel se couvrir de nuages</text:span><text:span text:style-name="quote.c">. Arbace sort encore plus de la nature dans ce qu</text:span><text:span text:style-name="quote.c">’</text:span><text:span text:style-name="quote.c">il ajoute, qu</text:span><text:span text:style-name="quote.c">’</text:span><text:span text:style-name="quote.c">abandonné de tout le monde, il a pour seule compagne son innocence, qui le conduit elle-même au naufrage»</text:span><text:span text:style-name="T8098"><text:s/>(ed. di Amsterdam dei<text:s/></text:span><text:span text:style-name="T8099">Mélanges</text:span><text:span text:style-name="T8100">,</text:span><text:span text:style-name="T8101"><text:s/></text:span><text:span text:style-name="T8102">tomo IV, 1760, p. 434).</text:span></text:p>
      <text:p text:style-name="p">•<text:s/><text:span text:style-name="T8103">Vò solcando un mar</text:span><text:span text:style-name="T8104"><text:s/></text:span><text:span text:style-name="T8105">crudele</text:span><text:span text:style-name="T8106">:<text:s/></text:span><text:span text:style-name="T8107">Artaserse</text:span><text:span text:style-name="T8108">, atto I, scena XV (chiusura d</text:span><text:span text:style-name="T8109">’</text:span><text:span text:style-name="T8110">atto):<text:s/></text:span><text:span text:style-name="quote.c">«Vo solcando un mar crudele, / senza vele e senza sarte; / freme l</text:span><text:span text:style-name="quote.c">’</text:span><text:span text:style-name="quote.c">onda, il ciel s</text:span><text:span text:style-name="quote.c">’</text:span><text:span text:style-name="quote.c">imbruna, / cresce il vento e manca l</text:span><text:span text:style-name="quote.c">’</text:span><text:span text:style-name="quote.c">arte / e il voler della fortuna / son costretto a seguitar. / Infelice<text:s/></text:span><text:soft-page-break/><text:span text:style-name="quote.c">in questo stato / son da tutti abbandonato; / meco sola è l</text:span><text:span text:style-name="quote.c">’</text:span><text:span text:style-name="quote.c">innocenza / che mi porta a naufragar»</text:span><text:span text:style-name="T8111">.<text:s/></text:span></text:p>
      <text:p text:style-name="p"><text:span text:style-name="anchor">[commento_</text:span><text:span text:style-name="anchor">Sez.</text:span><text:span text:style-name="anchor">II.7.2.10</text:span><text:span text:style-name="anchor">]<text:s/></text:span>•<text:s/><text:span text:style-name="T8112">facciamo che Megacle</text:span><text:span text:style-name="T8113">: si riferisce rispettivamente a due celebri luoghi dell</text:span><text:span text:style-name="T8114">’</text:span><text:span text:style-name="T8115">Olimpiade</text:span><text:span text:style-name="T8116"><text:s/>metastasiana: atto II, scena X (<text:s/></text:span><text:span text:style-name="quote.c">«Se cerca, se dice: /<text:s/></text:span><text:span text:style-name="quote.c">‘</text:span><text:span text:style-name="quote.c">l</text:span><text:span text:style-name="quote.c">’</text:span><text:span text:style-name="quote.c">amico dov</text:span><text:span text:style-name="quote.c">’</text:span><text:span text:style-name="quote.c">è»</text:span><text:span text:style-name="T8117">, con quel che segue); atto I, scena X (duetto di Megacle e Aristea:<text:s/></text:span><text:span text:style-name="quote.c">«Ne</text:span><text:span text:style-name="quote.c">’</text:span><text:span text:style-name="quote.c"><text:s/>giorni tuoi felici / ricordati di me // Perché così mi dici, / anima mia, perché?»</text:span><text:span text:style-name="T8118"><text:s/>ecc.).</text:span></text:p>
      <text:p text:style-name="p"><text:span text:style-name="anchor">[commento_</text:span><text:span text:style-name="anchor">Sez.</text:span><text:span text:style-name="anchor">II.7.2.14</text:span><text:span text:style-name="anchor">]<text:s/></text:span>•<text:s/><text:span text:style-name="T8119">le<text:s/></text:span><text:span text:style-name="T8120">arie<text:s/></text:span><text:span text:style-name="T8121">Conservati fedele</text:span><text:span text:style-name="T8122">,<text:s/></text:span><text:span text:style-name="T8123">Fra cento affanni, e cento</text:span><text:span text:style-name="T8124">,<text:s/></text:span><text:span text:style-name="T8125">Deh respirar lasciatemi</text:span><text:span text:style-name="T8126">: sono ancora arie dal primo atto dell</text:span><text:span text:style-name="T8127">’</text:span><text:span text:style-name="T8128">Artaserse</text:span><text:span text:style-name="T8129"><text:s/>metastasiano: I, 1 (aria di Mandane); I, 2 (Arbace); I, 11 (Artaserse).</text:span></text:p>
      <text:p text:style-name="p">•<text:s/><text:span text:style-name="T8130">Alceste</text:span><text:span text:style-name="T8131">:<text:s/></text:span><text:span text:style-name="T8132">l</text:span><text:span text:style-name="T8133">’</text:span><text:span text:style-name="T8134">Alceste</text:span><text:span text:style-name="T8135"><text:s/>di Gluck fu rappresentato per la prima volta senza grande successo, contrariamente a quanto scrive Planelli, al Burgtheater di Vienna il 26 dicembre 1767 (il 1769 menzionato da Planelli si riferisce evidentemente alla prima edizione a stampa della partitura e del libretto). L</text:span><text:span text:style-name="T8136">’</text:span><text:span text:style-name="T8137">opera volle essere, come Calzabigi spiega nella prefazione-dedica all</text:span><text:span text:style-name="T8138">’</text:span><text:span text:style-name="T8139">arciduca d</text:span><text:span text:style-name="T8140">’</text:span><text:span text:style-name="T8141">Asburgo e Granduca di Toscana Pietro Leopoldo (firmata «Cristoforo Gluck» ma attribuibile all</text:span><text:span text:style-name="T8142">’</text:span><text:span text:style-name="T8143">italiano), una sorta di manifesto della nuova drammaturgia, che prevedeva tra l</text:span><text:span text:style-name="T8144">’</text:span><text:span text:style-name="T8145">altro una drastica limitazione delle arie con da capo, un ampliamento del canto sillabico e dei recitativi accompagnati; la<text:s/></text:span><text:span text:style-name="T8146">‘</text:span><text:span text:style-name="T8147">naturalità</text:span><text:span text:style-name="T8148">’</text:span><text:span text:style-name="T8149"><text:s/>dell</text:span><text:span text:style-name="T8150">’</text:span><text:span text:style-name="T8151">intreccio portava inoltre alla cancellazione dei ruoli attribuiti tradizionalmente ai cantanti castrati (nei due paragrafi che seguono Planelli non fa che parafrasare le idee di Calzabigi). Calzabigi registrò con soddisfazione il giudizio di Planelli nella sua verbosissima autodifesa del 1789 contro l</text:span><text:span text:style-name="T8152">’</text:span><text:span text:style-name="T8153">Arteaga (e Metastasio),<text:s/></text:span><text:span text:style-name="T8154">Risposta che ritrovò casualmente nella gran città di Napoli il licenziato Don Santigliano di Gilblas y Guzman y Tormes y Alfarace</text:span><text:span text:style-name="T8155"><text:s/>(</text:span><text:span text:style-name="T8156">cap. </text:span><text:span text:style-name="T8157">V): vedi R. Calzabigi,<text:s/></text:span><text:span text:style-name="T8158">Scritti teatrali e letterari</text:span><text:span text:style-name="T8159"><text:s/>cit.,<text:s/></text:span><text:span text:style-name="T8160">vol. </text:span><text:span text:style-name="T8161">II, p. 381.<text:s/></text:span><text:span text:style-name="T8162">Alcest</text:span><text:span text:style-name="T8163">e fu poi ripreso</text:span><text:span text:style-name="T8164"><text:s/></text:span><text:span text:style-name="T8165">da Gluck a Parigi nel 1776, con nuovo libretto francese s</text:span><text:span text:style-name="T8166">critto da Le Bailly du Roullet.</text:span></text:p>
      <text:p text:style-name="p"><text:span text:style-name="anchor">[commento_</text:span><text:span text:style-name="anchor">Sez.</text:span><text:span text:style-name="anchor">II.7.3.2</text:span><text:span text:style-name="anchor">]<text:s/></text:span>•<text:s/><text:span text:style-name="T8167">uno stile più sostenuto e sublime</text:span><text:span text:style-name="T8168">: cfr. F. Algarotti,<text:s/></text:span><text:span text:style-name="T8169">Saggio sopra l</text:span><text:span text:style-name="T8170">’</text:span><text:span text:style-name="T8171">opera</text:span><text:span text:style-name="T8172"><text:s/>cit., p. 29:<text:s/></text:span><text:span text:style-name="quote.c">«Una qualche commozione pare che cagioni presentemente il recitativo, quando esso sia obbligato, come soglion dire, e accompagnato con istrumenti. E forse non disconverrebbe, che una tale usanza si facesse più comune ancora ch</text:span><text:span text:style-name="quote.c">’</text:span><text:span text:style-name="quote.c">ella non è. Qual calore, e qual vita non viene a ricevere in fatti un recitativo, se là dove si esalta la passione, sia rinforzato dall</text:span><text:span text:style-name="quote.c">’</text:span><text:span text:style-name="quote.c">orchestra, se ogni sorta d</text:span><text:span text:style-name="quote.c">’</text:span><text:span text:style-name="quote.c">arme, per così dire, assalga il cuore ad un tempo, e la fantasia?»</text:span><text:span text:style-name="T8173">.</text:span></text:p>
      <text:soft-page-break/>
      <text:h text:style-name="Titre2" text:outline-level="2">Sezione III</text:h>
      <text:h text:style-name="Titre3" text:outline-level="3">Cap. I</text:h>
      <text:p text:style-name="p"><text:span text:style-name="anchor">[commento_</text:span><text:span text:style-name="anchor">Sez.</text:span><text:span text:style-name="anchor">III.1.2.1</text:span><text:span text:style-name="anchor">]<text:s/></text:span>•<text:s/><text:span text:style-name="T8174">come l</text:span><text:span text:style-name="T8175">’</text:span><text:span text:style-name="T8176">antica da</text:span><text:span text:style-name="T8177">’</text:span><text:span text:style-name="T8178"><text:s/>Greci</text:span><text:span text:style-name="T8179">: la cultura settecentesca conobbe una forte ripresa d</text:span><text:span text:style-name="T8180">’</text:span><text:span text:style-name="T8181">interesse per la poesia biblica (in particolare per i<text:s/></text:span><text:span text:style-name="T8182">Salmi</text:span><text:span text:style-name="T8183">, che vennero a più riprese volgarizzati) e l</text:span><text:span text:style-name="T8184">’</text:span><text:span text:style-name="T8185">accostamento stesso tra sapienza greca e sapienza ebraica divenne un tema canonico, soprattutto dopo i controversi lavori del napoletano Saverio Mattei (vedi C. Leri,<text:s/></text:span><text:span text:style-name="T8186">«Il sublime dell</text:span><text:span text:style-name="T8187">’</text:span><text:span text:style-name="T8188">ebrea poesia». Bibbia e letteratura nel Settecento italiano</text:span><text:span text:style-name="T8189">, Bologna, Il Mulino, 2008).</text:span></text:p>
      <text:p text:style-name="p"><text:span text:style-name="T8190">le pruove datene dal chiarissimo padre Martini</text:span><text:span text:style-name="T8191">: per il contrappunto (legato alla polifonia, probabilmente ignota agli antichi) Planelli si riferisce a G.B. Martini,<text:s/></text:span><text:span text:style-name="T8192">Storia della musica</text:span><text:span text:style-name="T8193">, t. I, Bologna, Dalla Volpe, 1757,<text:s/></text:span><text:span text:style-name="T8194">Dissertazione seconda</text:span><text:span text:style-name="T8195"><text:s/>[</text:span><text:span text:style-name="quote.c">«Qual canto in consonanza usassero gli antichi»</text:span><text:span text:style-name="T8196">], in particolare alle pp. 171-176.</text:span></text:p>
      <text:p text:style-name="p"><text:span text:style-name="anchor">[commento_</text:span><text:span text:style-name="anchor">Sez.</text:span><text:span text:style-name="anchor">III.1.3.1</text:span><text:span text:style-name="anchor">]<text:s/></text:span>•<text:s/><text:span text:style-name="T8197">alle diverse parti della sua diceria</text:span>: cfr. Cicerone,<text:s/><text:span text:style-name="T8198">De</text:span><text:s/><text:span text:style-name="T8199">oratore</text:span>, III, 60<text:s/><text:span text:style-name="quote.c">«Itaque et idem Graccus – quod potes audire, Catule, ex Licinio cliente tuo, litterato homine quem servum sibi ille habuit ad manum – cum eburneola solitus est habere fistula, qui staret occulte post ipsum, cum contionaretur, peritum hominem, qui inflaret celeriter eum sonum, quo illum aut remissum excitaret aut a contentione revocaret»</text:span><text:s/>(‘Tu stesso, Catulo, potresti farti raccontare dal tuo cliente Licinio, uomo di lettere, che fu uno schiavo di Gracco e svolse per lui il compito di scrivano, che, quando pronunciava un discorso, Gracco era solito tenere con sé, nascosto, un aiutante esperto che, con una piccola zampogna d’avorio, suonava rapidamente una nota per fargli innalzare il tono di voce quando si abbassava troppo, e per farglielo abbassare quando era troppo in alto’).<text:s/></text:p>
      <text:p text:style-name="p"><text:span text:style-name="anchor">[commento_</text:span><text:span text:style-name="anchor">Sez.</text:span><text:span text:style-name="anchor">III.1.3.3</text:span><text:span text:style-name="anchor">]<text:s/></text:span>•<text:s/><text:span text:style-name="T8200">diramazione ancora del quinto paio</text:span>: il ricorso al termine medico<text:s/><text:span text:style-name="T8201">diatetico</text:span><text:s/>(‘predisposto’) in questo contesto pare un originale scelta lessicale di Planelli.</text:p>
      <text:p text:style-name="p">•<text:s/><text:span text:style-name="T8202">secondo il Willis</text:span>: si riferisce a T. Willis,<text:s/><text:span text:style-name="T8203">De anima<text:s/></text:span><text:span text:style-name="T8204">brutorum quae hominis vitalis ac sensitiva est. Exercitationes duae</text:span>, Londra, Oxon, 1672 (in particolare al capitolo IV). Thomas Willis (1621-1675), importante medico e anatomopatologo inglese, membro della Royal Society, ha legato il proprio nome alla nascita della neurologia, oltreché allo studio delle cause del diabete. Da un punto di vista filosofico le sue ricerche sull’anima degli animali (più volte ristampate anche nell’Europa continentale) si situano entro il<text:s/>meccanicismo cartesiano: l’interesse di Planelli per lo studio dell’origine fisiologica<text:s/><text:soft-page-break/>delle passioni ha dunque qualcosa di vagamente materialistico (ma si vedano le critiche rivolte a Willis nella nota)</text:p>
      <text:p text:style-name="p"><text:span text:style-name="anchor">[commento_</text:span><text:span text:style-name="anchor">Sez.</text:span><text:span text:style-name="anchor">III.1.3.5</text:span><text:span text:style-name="anchor">]<text:s/></text:span>•<text:s/><text:span text:style-name="T8205">quegl</text:span><text:span text:style-name="T8206">’</text:span><text:span text:style-name="T8207">infermi che la Puglia chiama tarantolati</text:span>: le notizie sui cosiddetti tarantolati ebbero nel Settecento anche una vivace eco letteraria; si veda per esempio, in àmbito arcadico, G.M. Crescimbeni,<text:s/><text:span text:style-name="T8208">L</text:span><text:span text:style-name="T8209">’</text:span><text:span text:style-name="T8210">Arcadia</text:span>, Roma, De’<text:s/>Rossi, 1711<text:span text:style-name="T8211">2</text:span>, pp. 80-81.</text:p>
      <text:p text:style-name="p"><text:span text:style-name="anchor">[commento_</text:span><text:span text:style-name="anchor">Sez.</text:span><text:span text:style-name="anchor">III.1.4.1</text:span><text:span text:style-name="anchor">]<text:s/></text:span>•<text:s/><text:span text:style-name="T8212">come la storia medesima il conferma</text:span>: per il passo plutarcheo menzionato da Planelli in nota, vedi<text:s/><text:span text:style-name="T8213">De musica</text:span>, IV-VI (Terpandro a Sparta). La discussione sugli effetti pratici della musica, con esplicito paragone tra antichi e moderni, ha una lunga storia nel Settecento: in tema Antonio Conti offrì a Benedetto Marcello i versi de<text:s/><text:span text:style-name="T8214">Il Timoteo o gli effetti della musica</text:span><text:s/>(cantata 1727: ispirato all’<text:span text:style-name="T8215">Alexander</text:span><text:span text:style-name="T8216">’</text:span><text:span text:style-name="T8217">s Feast<text:s/></text:span>di Dryden). Sull’argomento scrisse tra gli altri il medico, figlio di musicista, Pierre-Jean Burette, tradotto anche in Italia:<text:s/><text:span text:style-name="T8218">Paragone dell</text:span><text:span text:style-name="T8219">’</text:span><text:span text:style-name="T8220">antica colla moderna musica. Dissertazione del</text:span><text:s/>Signor Burette<text:s/><text:span text:style-name="T8221">in cui si dimostra, che i maravigliosi effetti attribuiti alla musica degli antichi non provan in niun modo, ch</text:span><text:span text:style-name="T8222">’</text:span><text:span text:style-name="T8223">essa fosse più perfetta della nostra</text:span>, Venezia, Groppo, 1748 (l’originale<text:s/>è del 1729).</text:p>
      <text:p text:style-name="p"><text:span text:style-name="anchor">[commento_</text:span><text:span text:style-name="anchor">Sez.</text:span><text:span text:style-name="anchor">III.1.4.2</text:span><text:span text:style-name="anchor">]<text:s/></text:span>•<text:s/><text:span text:style-name="T8224">sotto il frettoloso tempo a cappella</text:span>:<text:s/><text:span text:style-name="quote.c">«il “modo minore d</text:span><text:span text:style-name="quote.c">’</text:span><text:span text:style-name="quote.c">effaut” (o fefaut) corrisponde a<text:s/></text:span><text:span text:style-name="T8225">fa minore</text:span><text:span text:style-name="quote.c">; il “maggiore dell</text:span><text:span text:style-name="quote.c">’</text:span><text:span text:style-name="quote.c">ellamì” corrisponde a<text:s/></text:span><text:span text:style-name="T8226">mi maggiore</text:span><text:span text:style-name="quote.c">. Si tratta evidentemente di tonalità assai lontane fra loro, donde la censura del Planelli»</text:span><text:s/>(<text:span text:style-name="T8227">Degrada</text:span>).</text:p>
      <text:p text:style-name="p"><text:span text:style-name="anchor">[commento_</text:span><text:span text:style-name="anchor">Sez.</text:span><text:span text:style-name="anchor">III.1.4.7</text:span><text:span text:style-name="anchor">]<text:s/></text:span>•<text:s/><text:span text:style-name="T8228">quindi Ateneo ci assicura</text:span>: sul valore didattico e sugli effetti della musica Ateneo si sofferma in particolare nel libro IV dei<text:s/><text:span text:style-name="T8229">Deipnosofisti</text:span>, 174a-185a: Ateneo,<text:s/><text:span text:style-name="T8230">I de</text:span><text:span text:style-name="T8231">i</text:span><text:span text:style-name="T8232">pnosofisti. I dotti a banchetto</text:span>. Edizione diretta da L. Canfora,<text:s/>vol. I, Roma, Salerno, 2001, pp. 433-451.</text:p>
      <text:p text:style-name="p">•<text:s/><text:span text:style-name="T8233">ciò che scrive Polibio</text:span>: nel quarto libro delle<text:s/><text:span text:style-name="T8234">Storie</text:span>, capp. 20-22, Polibio loda il costume della maggior parte dei popoli dell’Arcadia che insegnavano ai bambini la musica, a partire dalle cerimonie in onore di Bacco; abitudine ignota ai Cinetesi, considerati per questo poco meno che<text:s/>barbari.</text:p>
      <text:p text:style-name="p"><text:span text:style-name="anchor">[commento_</text:span><text:span text:style-name="anchor">Sez.</text:span><text:span text:style-name="anchor">III.1.4.8</text:span><text:span text:style-name="anchor">]<text:s/></text:span>•<text:s/><text:span text:style-name="T8235">il cantore lasciato da Agamennone</text:span>: si riferisce alla versione omerica della storia di Clitemnestra: «E lei prima rifiutava l’orribile azione, / Clitemnestra gloriosa: aveva buon sentimento. / E l’era vicino il cantore [<text:span text:style-name="T8236">aoidòs anér</text:span>], a cui molto raccomandò, / andando a Troia, l’Atride di sorvegliargli la sposa (<text:span text:style-name="T8237">Odissea</text:span>, III, vv. 265-268, trad. R. Calzecchi Onesti).</text:p>
      <text:soft-page-break/>
      <text:p text:style-name="p"><text:span text:style-name="anchor">[commento_</text:span><text:span text:style-name="anchor">Sez.</text:span><text:span text:style-name="anchor">III.1.4.9</text:span><text:span text:style-name="anchor">]<text:s/></text:span>•<text:s/><text:span text:style-name="T8238">il coraggio militare</text:span>: il passo oraziano suona tradotto<text:s/><text:span text:style-name="quote.c">«Orfeo, sacerdote e interprete degli dei, / distolse gli uomini selvaggi dalle stragi e da nutrimenti atroci, / e si disse per questo che ammansiva le tigri e i leoni feroci; / anche di Anfione, fondatore di Tebe, narrarono / che muoveva le pietre al suono della lira, / spostandole dove voleva / con la dolcezza della sua preghiera. / Così a quel tempo era la sapienza: / distinguere il pubblico dal privato, il sacro dal profano / interdire l</text:span><text:span text:style-name="quote.c">’</text:span><text:span text:style-name="quote.c">amore libero da vincoli, / promulgare il diritto di famiglia / fondare le città, incidere su tavola le leggi»</text:span><text:s/>(Orazio,<text:s/><text:span text:style-name="T8239">Epistolae</text:span>, II, 3, vv. 391-399, trad. M. Ramous).<text:s/></text:p>
      <text:p text:style-name="p"><text:span text:style-name="anchor">[commento_</text:span><text:span text:style-name="anchor">Sez.</text:span><text:span text:style-name="anchor">III.1.4.10</text:span><text:span text:style-name="anchor">]<text:s/></text:span>•<text:s/><text:span text:style-name="T8240">principiassero e terminassero la giornata</text:span>: dei benefici quotidiani apportati secondo Pitagora dall’<text:span text:style-name="T8241">armoniké epistéme<text:s/></text:span>Giamblico parla per la precisione nel capitolo XXV della<text:s/><text:span text:style-name="T8242">Vita di Pitagora</text:span>.</text:p>
      <text:p text:style-name="p">•<text:s/><text:span text:style-name="T8243">Platone</text:span>: la sentenza platonica del<text:s/><text:span text:style-name="T8244">De superstitione</text:span><text:s/>di Plutarco,<text:s/>cap. V, è un adattamento da<text:s/><text:span text:style-name="T8245">Timeo</text:span><text:s/>47d.</text:p>
      <text:p text:style-name="p"><text:span text:style-name="anchor">[commento_</text:span><text:span text:style-name="anchor">Sez.</text:span><text:span text:style-name="anchor">III.1.4.12</text:span><text:span text:style-name="anchor">]<text:s/></text:span>•<text:s/><text:span text:style-name="T8246">la sua patria</text:span>: cfr. il capitolo II della<text:s/><text:span text:style-name="T8247">Vita di Temistocle</text:span><text:s/>di Plutarco: il giovane condottiero è motteggiato dai giovani esperti nelle arti liberali perché non sa accordare la lira o maneggiare il salterio.</text:p>
      <text:p text:style-name="p"><text:span text:style-name="anchor">[commento_</text:span><text:span text:style-name="anchor">Sez.</text:span><text:span text:style-name="anchor">III.1.4.13</text:span><text:span text:style-name="anchor">]<text:s/></text:span>•<text:s/><text:span text:style-name="T8248">al festevole Menchenio</text:span>: si riferisce allo storico e giurista Johann Burckhardt Mencke (Lipsia 1674-1732) e al suo<text:s/><text:span text:style-name="T8249">De charlataneria eruditorum</text:span><text:s/>(1713-1715), storia aneddotica di abbagli e bizzarrie attribuite agli eruditi lungo i secoli (l’equivalente italiano sarà forse il<text:s/><text:span text:style-name="T8250">Saggio sopra gli errori popolari degli</text:span><text:s/><text:span text:style-name="T8251">antichi</text:span><text:s/>di Leopardi).<text:s/></text:p>
      <text:h text:style-name="Titre3" text:outline-level="3">Cap. II</text:h>
      <text:p text:style-name="p"><text:span text:style-name="anchor">[commento_</text:span><text:span text:style-name="anchor">Sez.</text:span><text:span text:style-name="anchor">III.2.3.3</text:span><text:span text:style-name="anchor">]<text:s/></text:span>•<text:s/><text:span text:style-name="T8252">una celebre odierna cantatrice</text:span>: sotto l’abbreviazione L.S.G. si cela, come ha ben visto<text:s/><text:span text:style-name="T8253">Degrada</text:span>, Caterina Gabrielli (‘la signora Gabrielli’), celebre cantante romana (1730-1796), che recitò nei teatri di mezza Europa e fece parlare di sé non solo per l’eccezionale voce sopranile ma per i molti amori (per esempio a Vienna, dove nel<text:s/>‘56 fu<text:s/><text:span text:style-name="T8254">protégée</text:span><text:s/>di Metastasio, provocò un mezzo incidente diplomatico tra gli ambasciatori di Francia e Portogallo, che se la contendevano): alla «coghetta» o «cochetta» (com’era soprannominata) i maggiori musicisti dell’epoca, da Hasse a Traetta, a Piccinni, a Mysliveček, dedicarono molte parti di prima donna. Il giudizio non benevolo di Planelli, che insiste sulla convenzionalità e il manierismo dei suoi eccezionali gorgheggi, è contraddetto dalle lodi che molti le riservarono; tuttavia<text:s/><text:span text:style-name="T8255">non</text:span><text:s/>la ammirò Mozart, il quale in una lettera al padre del febbraio 1778 diede giudizi<text:s/><text:soft-page-break/>severi sulle qualità artistiche della Gabrielli (è vero che Mozart poté ascoltarla solo alla fine della carriera). Vedi la<text:s/>‘voce’<text:s/>del<text:s/><text:span text:style-name="T8256">Dizionario biografico degli italiani</text:span>,<text:s/>vol. 51, 1998, pp. 80-83 (S. De Salvo).</text:p>
      <text:p text:style-name="p">•<text:s/><text:span text:style-name="T8257">gli Scarlatti, i Pergolesi, i Vinci</text:span>:</text:p>
      <text:p text:style-name="p">•<text:s/>musicisti<text:s/>fondatori della scuola napoletana citati<text:s/><text:span text:style-name="quote.c">«in funzione polemica rispetto alla situazione della musica teatrale contemporanea come rappresentanti di un ideale equilibrio tra testo e musica»</text:span><text:s/>(<text:span text:style-name="T8258">Degrada</text:span>); Scarlatti è naturalmente<text:s/>il vecchio, Alessandro (1660-1725).</text:p>
      <text:p text:style-name="p">•<text:s/><text:span text:style-name="T8259">non erano più i tempi di Timoteo e di Terpandro</text:span>: per la citazione di Cicerone,<text:s/><text:span text:style-name="T8260">De legibus</text:span>, II, XV, 39: pur col beneficio del dubbio, Cicerone menziona un severo provvedimento preso dai legislatori contro Timoteo:<text:s/><text:span text:style-name="quote.c">«siquidem illa severa Lacaedemo nervos iussit, quo plures quam septem haberet, in Timothei fidibus incidi»</text:span><text:s/>(‘se è pur vero che la severità di Sparta fece strappare dalla cetra di Timoteo le corde che superavano le sette’); per Plutarco, vedi<text:s/><text:span text:style-name="T8261">Instituta laconica</text:span>, XVII:<text:s/><text:span text:style-name="quote.c">«[Terpandro] fu punito dagli Efori che gli appesero la cetra al muro perché vi aveva aggiunto una corda allo scopo di dilettare con la variazione della voce»</text:span>. Al poeta Timoteo di Mileto (446 a.C. – 357 a.C.) è attribuito il primato nel genere del ditirambo; al citaredo Terpandro (VIII-VII secolo a.C.), originario di Lesbo ma a lungo soggiornante a Sparta, si fa tra l’altro risalire (come da aneddoto plutarcheo) l’introduzione dell’eptacordo. La menzione erudita ha in Planelli una sfumatura ironica: nessuno al tempo presente oserebbe colpire con spartana inesorabilità la corruzione del gusto musicale.</text:p>
      <text:p text:style-name="p"><text:span text:style-name="anchor">[commento_</text:span><text:span text:style-name="anchor">Sez.</text:span><text:span text:style-name="anchor">III.2.3.4</text:span><text:span text:style-name="anchor">]<text:s/></text:span>•<text:s/><text:span text:style-name="T8262">i Cafari, i Jommelli, i Piccinni, i Traetti, i Sacchini</text:span>: cita i più importanti esponenti del contemporaneo teatro musicale di scuola napoletana (ma attivi internazionalmente): Pasquale Cafaro (1715-1787), Nicolò Jommelli (1714-1774), Nicolò Piccinni<text:s/>(1728-1800), Tommaso Traetta (1727-1779), Antonio Sacchini (1730-1786). Manca il nome di Domenico Cimarosa, forse in virtù della<text:s/><text:span text:style-name="quote.c">«modesta considerazione del nostro autore per l</text:span><text:span text:style-name="quote.c">’</text:span><text:span text:style-name="quote.c">opera buffa»</text:span><text:s/>(<text:span text:style-name="T8263">Degrada</text:span>).</text:p>
      <text:p text:style-name="p">•<text:s/><text:span text:style-name="T8264">ausus idem</text:span>: dall’<text:span text:style-name="T8265">Ars poetica</text:span><text:s/>oraziana, vv. 240-242:<text:s/><text:span text:style-name="quote.c">« tanto che ognuno / credesse di poterlo rifare e, tentando con fatica, / sudasse invano»</text:span>.</text:p>
      <text:h text:style-name="Titre3" text:outline-level="3">Cap. III</text:h>
      <text:p text:style-name="p"><text:span text:style-name="anchor">[commento_</text:span><text:span text:style-name="anchor">Sez.</text:span><text:span text:style-name="anchor">III.3.1.2</text:span><text:span text:style-name="anchor">]<text:s/></text:span>•<text:s/><text:span text:style-name="T8266">fabula narratur</text:span>: Orazio,<text:s/><text:span text:style-name="T8267">Satire</text:span>, I,I,69-70 (<text:span text:style-name="quote.c">«Perché ridi? Sotto altro nome è proprio di te che si parla»</text:span>).</text:p>
      <text:soft-page-break/>
      <text:p text:style-name="p"><text:span text:style-name="anchor">[commento_</text:span><text:span text:style-name="anchor">Sez.</text:span><text:span text:style-name="anchor">III.3.1.4</text:span><text:span text:style-name="anchor">]<text:s/></text:span>•<text:s/>Alessandro nell’Indie<text:s/><text:span text:style-name="T8268">del Metastasio</text:span>: dramma per musica scritto da Metastasio nel 1726 e rappresentato per la prima volta a Roma (Teatro delle dame) il 26 dicembre 1729 per la musica di Leonardo Vinci.</text:p>
      <text:p text:style-name="p">•<text:s/><text:span text:style-name="T8269">Achille in Sciro</text:span>: eseguito per la prima volta a Vienna il 13 febbraio 1736 per la musica di Antonio Caldara.</text:p>
      <text:p text:style-name="p"><text:span text:style-name="anchor">[commento_</text:span><text:span text:style-name="anchor">Sez.</text:span><text:span text:style-name="anchor">III.3.1.5</text:span><text:span text:style-name="anchor">]<text:s/></text:span>•<text:s/><text:span text:style-name="T8270">Altri ha voluto</text:span>:<text:s/><text:span text:style-name="quote.c">«Suo [della sinfonia] principal fine è di annunziare in certo modo l</text:span><text:span text:style-name="quote.c">’</text:span><text:span text:style-name="quote.c">azione, di preparar l</text:span><text:span text:style-name="quote.c">’</text:span><text:span text:style-name="quote.c">uditore a ricevere quelle impressioni di affetto, che risultano dal totale del Dramma; E però da esso ha da prendere atteggiamento e viso, come appunto dall</text:span><text:span text:style-name="quote.c">’</text:span><text:span text:style-name="quote.c">orazione l</text:span><text:span text:style-name="quote.c">’</text:span><text:span text:style-name="quote.c">esordio. Ma oggidì viene considerata la sinfonia come cosa distaccata in tutto e</text:span><text:span text:style-name="quote.c"><text:s/></text:span><text:span text:style-name="quote.c">diversa dal Dramma, come una strombazzata, diciam così, con che si abbiano a riempiere d</text:span><text:span text:style-name="quote.c">’</text:span><text:span text:style-name="quote.c">avanzo, e ad intronare gli orecchi dell</text:span><text:span text:style-name="quote.c">’</text:span><text:span text:style-name="quote.c">udienza. Che se pure taluni la pongono come esordio, convien dire che sia di una medesima stampa cogli esordj di quegli scrittori, che con di bei paroloni si rigiran sempre sull</text:span><text:span text:style-name="quote.c">’</text:span><text:span text:style-name="quote.c">altezza dell</text:span><text:span text:style-name="quote.c">’</text:span><text:span text:style-name="quote.c">argomento, e sulla bassezza del proprio ingegno, che calzano a ogni materia, e potriano stare egualmente bene in fronte di qualsivoglia orazione»</text:span><text:s/>(F. Algarotti,<text:s/><text:span text:style-name="T8271">Saggio sopra l</text:span><text:span text:style-name="T8272">’</text:span><text:span text:style-name="T8273">opera</text:span><text:s/>cit., pp. 26-27).</text:p>
      <text:p text:style-name="p">•<text:s/>L’<text:span text:style-name="T8274">Antigono</text:span>: scritto a Vienna nel 1743, fu rappresentato per la prima volta alla corte di Dresda nel carnevale del 1744 per la musica di J. A. Hasse; la complessità e anche l’imprevedibilità della peripezia di<text:s/><text:span text:style-name="T8275">Antigono</text:span><text:s/>impedirebbe, secondo Planelli, un compendio sinfonico-tematico secondo i princìpi espresso da Algarotti.</text:p>
      <text:p text:style-name="p"><text:span text:style-name="anchor">[commento_</text:span><text:span text:style-name="anchor">Sez.</text:span><text:span text:style-name="anchor">III.3.2.1</text:span><text:span text:style-name="anchor">]<text:s/></text:span>•<text:s/><text:span text:style-name="T8276">diè loro Jacopo Peri sì belli esempi</text:span>: il passo di Planelli sembra dipendere da S. Bettinelli,<text:s/><text:span text:style-name="T8277">Risorgimento d</text:span><text:span text:style-name="T8278">’</text:span><text:span text:style-name="T8279">Italia negli studj, nelle arti, e nei</text:span><text:s/><text:span text:style-name="T8280">costumi dopo il Mille</text:span>, Bassano, Remondini 1786<text:span text:style-name="T8281">2</text:span>:<text:s/><text:span text:style-name="quote.c">«[…] Jacopo Peri, che nel Proemio dell</text:span><text:span text:style-name="quote.c">’</text:span><text:span text:style-name="T8282">Euridice</text:span><text:span text:style-name="quote.c"><text:s/>dà precetti e ragioni sì chiare, e sì profonde nel magistero suo nel recitativo singolarmente, del quale però fu giustamente detto creatore»</text:span><text:s/>(parte I,<text:s/>cap. IV, p. 162). Con «proemio» Planelli intende evidentemente il Prologo dell’<text:span text:style-name="T8283">Euridice</text:span><text:s/>in cui il soprano (la «Tragedia» in persona) programmaticamente enuncia<text:s/>in forma di recitativo accompagnato il tema del dramma (stratagemma che troverà molti imitatori nel corso del Seicento).</text:p>
      <text:p text:style-name="p"><text:span text:style-name="anchor">[commento_</text:span><text:span text:style-name="anchor">Sez.</text:span><text:span text:style-name="anchor">III.3.2.4</text:span><text:span text:style-name="anchor">]<text:s/></text:span>•<text:s/><text:span text:style-name="T8284">ch</text:span><text:span text:style-name="T8285">’</text:span><text:span text:style-name="T8286">io più soffra così</text:span>: distico non identificato (probabile si tratti di esempio fittizio).</text:p>
      <text:p text:style-name="p"><text:span text:style-name="anchor">[commento_</text:span><text:span text:style-name="anchor">Sez.</text:span><text:span text:style-name="anchor">III.3.3.</text:span><text:span text:style-name="anchor">2</text:span><text:span text:style-name="anchor">]<text:s/></text:span>•<text:s/><text:span text:style-name="T8287">vocem prodigaliter unam</text:span>:<text:s/>‘ripetere insistentemente la stessa parola’. L’espressione si trova nello stesso contesto in L.A. Muratori,<text:s/><text:span text:style-name="T8288">Della<text:s/></text:span><text:soft-page-break/><text:span text:style-name="T8289">perfetta poesia</text:span>, III, V, ed. cit., p. 44 nota a (<text:span text:style-name="quote.c">«quel variare così<text:s/></text:span><text:span text:style-name="T8290">vocem prodigaliter unam</text:span><text:span text:style-name="quote.c"><text:s/>è cosa troppo sconcertata e fuori del naturale»</text:span>).</text:p>
      <text:p text:style-name="p">•<text:s/><text:span text:style-name="T8291">pensa oramai per te s</text:span><text:span text:style-name="T8292">’</text:span><text:span text:style-name="T8293">ha</text:span><text:span text:style-name="T8294">i</text:span><text:span text:style-name="T8295"><text:s/>fior d</text:span><text:span text:style-name="T8296">’</text:span><text:span text:style-name="T8297">ingegno</text:span>: Dante,<text:s/><text:span text:style-name="T8298">Inferno</text:span>, 34, 26 (nel testo dantesco, «oggimai»).</text:p>
      <text:p text:style-name="p"><text:span text:style-name="anchor">[commento_</text:span><text:span text:style-name="anchor">Sez.</text:span><text:span text:style-name="anchor">III.3.3.8</text:span><text:span text:style-name="anchor">]<text:s/></text:span>•<text:s/><text:span text:style-name="T8299">il passo è così bello</text:span>: è la già menzionata Dedica di Gluck, il cui testo è attribuibile al Calzabigi. L’onore della citazione per esteso sottolinea la completa e forse anche un po’<text:s/>acritica adesione di Planelli al programma artistico gluckiano.</text:p>
      <text:p text:style-name="p"><text:span text:style-name="anchor">[commento_</text:span><text:span text:style-name="anchor">Sez.</text:span><text:span text:style-name="anchor">III.3.3.12</text:span><text:span text:style-name="anchor">]<text:s/></text:span>•<text:s/><text:span text:style-name="T8300">dal pe</text:span><text:span text:style-name="T8301">nnello d</text:span><text:span text:style-name="T8302">’</text:span><text:span text:style-name="T8303">Urbino</text:span>:<text:s/><text:span text:style-name="T8304">Degrada</text:span><text:s/>segnala un passo di G.M. Leblond, a commento di J.-F. Marmontel,<text:s/><text:span text:style-name="T8305">Mémoires pour servir à l</text:span><text:span text:style-name="T8306">’</text:span><text:span text:style-name="T8307">histoire de la révolution opérée dans la musique par M. Le Chevalier Gluck</text:span><text:s/>(1781: Marmontel era il capofila degli anti-gluckiani),<text:s/>in cui si menziona con favore<text:s/>l’impegnativo accostamento tra Gluck e Raffaello:<text:s/>vedi<text:s/>F.<text:s/>Degrada,<text:s/><text:span text:style-name="T8308">Il palazzo incantato. Studi della tradizione del melodramma dal Barocco al Romanticismo</text:span>, Fiesole, Discanto, 1979,<text:s/>vol. I, p. 207.</text:p>
      <text:h text:style-name="Titre2" text:outline-level="2">Sezione IV</text:h>
      <text:h text:style-name="Titre3" text:outline-level="3">Cap. I</text:h>
      <text:p text:style-name="p"><text:span text:style-name="anchor">[commento_</text:span><text:span text:style-name="anchor">Sez.</text:span><text:span text:style-name="anchor">IV.1.0.1</text:span><text:span text:style-name="anchor">]<text:s/></text:span>•<text:s/><text:span text:style-name="T8309">comunicare ad altrui</text:span>:<text:s/><text:span text:style-name="T8310">Rhetorica ad Herennium</text:span>, III, XIX, 1:<text:s/><text:span text:style-name="quote.c">«la recitazione [pronuntiatio] si articola nella forma della voce e nel movimento del corpo»</text:span>.</text:p>
      <text:p text:style-name="p">•<text:s/><text:span text:style-name="T8311">eloquenza del corpo</text:span>: per la precisione, la celeberrima definizione della pronuncia oratoria come «eloquenza del corpo» appare piuttosto nel<text:s/><text:span text:style-name="T8312">De oratore</text:span><text:s/>di Cicerone (I, 18) e nelle<text:s/><text:span text:style-name="T8313">Institutiones</text:span><text:s/>di Quintiliano (III, 3, 1).</text:p>
      <text:p text:style-name="p"><text:span text:style-name="anchor">[commento_</text:span><text:span text:style-name="anchor">Sez.</text:span><text:span text:style-name="anchor">IV.1.0.2</text:span><text:span text:style-name="anchor">]<text:s/></text:span>•<text:s/><text:span text:style-name="T8314">persuasione medesima</text:span>: cfr. Cicerone,<text:s/><text:span text:style-name="T8315">De orat</text:span>., III, 56:<text:s/><text:span text:style-name="quote.c">«la pronuncia [</text:span><text:span text:style-name="T8316">actio</text:span><text:span text:style-name="quote.c">] è il principale fattore dell</text:span><text:span text:style-name="quote.c">’</text:span><text:span text:style-name="quote.c">eloquenza; senza questa il miglior oratore non vale niente, mentre uno mediocre, ma abile in quella, può battere i sommi oratori. Si dice che Demostene richiesto cosa maggiormente importasse nell</text:span><text:span text:style-name="quote.c">’</text:span><text:span text:style-name="quote.c">eloquenza, rispondesse: alla pronuncia va il primo posto, e poi</text:span><text:span text:style-name="quote.c"><text:s/></text:span><text:span text:style-name="quote.c">il secondo, nonché il terzo»</text:span>.</text:p>
      <text:p text:style-name="p"><text:span text:style-name="anchor">[commento_</text:span><text:span text:style-name="anchor">Sez.</text:span><text:span text:style-name="anchor">IV.1.0.3</text:span><text:span text:style-name="anchor">]<text:s/></text:span>•<text:s/><text:span text:style-name="T8317">al movimento dell</text:span><text:span text:style-name="T8318">’</text:span><text:span text:style-name="T8319">animo</text:span>: cfr. Quintiliano,<text:s/><text:span text:style-name="T8320">Institutiones</text:span>, XI, V:<text:s/><text:span text:style-name="quote.c">«di necessità languiscono gli affetti, se non sono riscaldati dalla voce, dall</text:span><text:span text:style-name="quote.c">’</text:span><text:span text:style-name="quote.c">espressione del volto e da tutto il movimento del corpo»</text:span>.</text:p>
      <text:soft-page-break/>
      <text:p text:style-name="p">•<text:s/><text:span text:style-name="T8321">alcuna fede</text:span>: cfr Quintiliano,<text:s/><text:span text:style-name="T8322">Institutiones</text:span>, XI, III:<text:s/><text:span text:style-name="quote.c">«Se il gesto e l</text:span><text:span text:style-name="quote.c">’</text:span><text:span text:style-name="quote.c">espressione del volto contraddicessero le parole, diremmo con ilarità cose tristi, e affermeremmo in atto di negare; cessa così non solo l</text:span><text:span text:style-name="quote.c">’</text:span><text:span text:style-name="quote.c">autorità nelle parole ma la fiducia stessa»</text:span>.</text:p>
      <text:p text:style-name="p"/>
      <text:p text:style-name="p"><text:span text:style-name="anchor">[commento_</text:span><text:span text:style-name="anchor">Sez.</text:span><text:span text:style-name="anchor">IV.1.0.4</text:span><text:span text:style-name="anchor">]<text:s/></text:span>•<text:s/><text:span text:style-name="T8323">nel campo di Farsalia l</text:span><text:span text:style-name="T8324">’</text:span><text:span text:style-name="T8325">omise</text:span>: si riferisce al passo della vita plutarchea in cui Bruto eloquentemente annuncia di volersi uccidere, ovvero<text:s/>‘fuggire dalla vita’:<text:s/><text:span text:style-name="quote.c">«Certo, disse, bisogna fuggire; non però coi piedi, ma colle mani»</text:span><text:s/>(trad. G. Pompei: Plutarco<text:s/><text:span text:style-name="T8326">Le vite</text:span><text:s/><text:span text:style-name="T8327">degli uomini illustri</text:span>, t. V, Milano, Sonzogno, 1824, p. 588).</text:p>
      <text:p text:style-name="p">•<text:s/><text:span text:style-name="T8328">l</text:span><text:span text:style-name="T8329">’</text:span><text:span text:style-name="T8330">argomento di sue lezioni</text:span>: non sono riuscito a identificare il passo di Ateneo cui Planelli allude.</text:p>
      <text:p text:style-name="p"><text:span text:style-name="anchor">[commento_</text:span><text:span text:style-name="anchor">Sez.</text:span><text:span text:style-name="anchor">IV.1.0.5</text:span><text:span text:style-name="anchor">]<text:s/></text:span>•<text:s/><text:span text:style-name="T8331">Roscio</text:span>: cfr. Cicerone,<text:s/><text:span text:style-name="T8332">De oratore</text:span>, I, 59:<text:s/><text:span text:style-name="quote.c">«chi può negare che l</text:span><text:span text:style-name="quote.c">’</text:span><text:span text:style-name="quote.c">oratore abbia bisogno nei suoi movimenti del gesto e dell</text:span><text:span text:style-name="quote.c">’</text:span><text:span text:style-name="quote.c">eleganza di Roscio?»</text:span>. Quinto Roscio Gallo (I sec. a.C.) è il liberto divenuto uno dei più celebri attori del suo tempo (gli si attribuisce l’introduzione della maschera in scena); Cicerone lo difese in una causa (<text:span text:style-name="T8333">Pro Roscio comoedo</text:span>).</text:p>
      <text:p text:style-name="p">•<text:s/><text:span text:style-name="T8334">il medesimo sentimento esprimea</text:span>: in<text:s/><text:span text:style-name="T8335">Saturnali</text:span>, III, 14, 12, si parla d’un manuale (perduto) che Roscio stesso avrebbe scritto accostando tecnica della recitazione e oratoria:<text:s/><text:span text:style-name="quote.c">«[…] res ad hanc artis suae fiduciam Roscium obstraxit, ut librum conscriberet quo eloquentiam cum histrionia compararet»</text:span><text:s/>(Macrobio Teodosio,<text:s/><text:span text:style-name="T8336">I Saturnali</text:span>, ed. a cura di N. Marinone, Torino, Utet 1977<text:span text:style-name="T8337">2</text:span><text:s/>, p. 426).</text:p>
      <text:p text:style-name="p">•<text:s/><text:span text:style-name="T8338">dell</text:span><text:span text:style-name="T8339">’</text:span><text:span text:style-name="T8340">attore satiro</text:span>: riferisce Plutarco che l’istrione Satiro, amico dell’oratore esordiente, gli consigliasse di esercitarsi recitando Sofocle ed Euripide:<text:s/><text:span text:style-name="quote.c">«Avendogliene Demostene recitato, prese quegli a ripetere gli stessi versi; ma li proferì con una inflessione di voce, e con una maniera sì acconcia al costume e al sentimento della persona introdotta, che parvero totalmente diversi a Demostene stesso: il quale avendo così ben compreso quanto di ornamento e di grazia si apporti al ragionare dall</text:span><text:span text:style-name="quote.c">’</text:span><text:span text:style-name="quote.c">azione e dalla pronuncia, tenne quindi per cosa piccola, anzi da nulla, l</text:span><text:span text:style-name="quote.c">’</text:span><text:span text:style-name="quote.c">esercitarsi in quella facoltà, quando si trascuri la pronuncia e l</text:span><text:span text:style-name="quote.c">’</text:span><text:span text:style-name="quote.c">azione corrispondente a quel che si dice»</text:span><text:s/>(trad. G. Pompei: Plutarco,<text:s/><text:span text:style-name="T8341">Le vite</text:span><text:s/>cit., t. V cit., pp. 151-152).</text:p>
      <text:p text:style-name="p"><text:span text:style-name="anchor">[commento_</text:span><text:span text:style-name="anchor">Sez.</text:span><text:span text:style-name="anchor">IV.1.0.6</text:span><text:span text:style-name="anchor">]<text:s/></text:span>•<text:s/><text:span text:style-name="T8342">i nomi dell</text:span><text:span text:style-name="T8343">’</text:span><text:span text:style-name="T8344">Acquino, di Catterina Aschieri, del Nicolini, della Tesi</text:span>: cantanti di varia fama e fortuna: Caterina Aschieri, detta<text:s/><text:span text:style-name="T8345">Romanina</text:span><text:s/>(Roma 1710 – dopo il 1757): cantò a Napoli e poi a Milano (dal 1738) dove recitò<text:s/><text:soft-page-break/>nell’<text:span text:style-name="T8346">Artaserse</text:span><text:s/>di Gluck (1741, Teatro Ducale); Nicolò Grimaldi, detto<text:s/><text:span text:style-name="T8347">Nicolini<text:s/></text:span>o<text:s/><text:span text:style-name="T8348">Nicolino</text:span>, sopranista e contraltista (Napoli 1673 – 1732), diresse la Cappella Reale della sua città; nel 1708 si trasferì a Londra, dove fu acclamato interprete, tra l’altro, del<text:s/><text:span text:style-name="T8349">Rinaldo</text:span><text:s/>di Händel; di ritorno a Napoli nel<text:s/>‘19, vi diresse il Teatro S. Bartolomeo e cantò ancora in ruoli importanti, per esempio nel<text:s/><text:span text:style-name="T8350">Cambise</text:span><text:s/>di Alessandro Scarlatti; Vittoria Tesi-Tramontini, detta<text:s/><text:span text:style-name="T8351">Moretta</text:span><text:s/>(Firenze 1700 – Vienna 1779), contralto, cantò a Firenze, Bologna Parma e successivamente a Dresda e a Vienna; nella capitale dell’Impero aprì nel<text:s/>‘47 una scuola di canto e recitò (nel<text:s/>‘49) nella<text:s/><text:span text:style-name="T8352">Didone</text:span><text:s/>di Jommelli. Più difficile identificare Acquino, che secondo<text:s/><text:span text:style-name="T8353">Degrada</text:span><text:s/>potrebbe essere un Onofrio D’Acquino attivo tra Napoli e Palermo a metà Settecento.<text:s/></text:p>
      <text:h text:style-name="Titre3" text:outline-level="3">Cap. II</text:h>
      <text:p text:style-name="p"><text:span text:style-name="anchor">[commento_</text:span><text:span text:style-name="anchor">Sez.</text:span><text:span text:style-name="anchor">IV.2.1.4</text:span><text:span text:style-name="anchor">]<text:s/></text:span>•<text:s/><text:span text:style-name="T8354">con uno svenevole o mimico</text:span>: Orazio,<text:s/><text:span text:style-name="T8355">Ars poetica</text:span>, 149-150 (<text:span text:style-name="quote.c">«tutto ciò / che credi non possa brillare nella narrazione»</text:span>).</text:p>
      <text:p text:style-name="p">•<text:s/><text:span text:style-name="T8356">Né a torto Aristotile si ride</text:span>: cfr.<text:s/><text:span text:style-name="T8357">Poetica</text:span><text:s/>XXVI, 1461b:<text:s/><text:span text:style-name="quote.c">«Ci si può chiedere se sia superiore l</text:span><text:span text:style-name="quote.c">’</text:span><text:span text:style-name="quote.c">imitazione epica o quella tragica. Se è superiore quella meno volgare […], è chiaro che quella che imita tutto è volgare: come se non si capisse se non ciò che viene posto direttamente davanti, si agitano con molti movimenti, come gli auleti scadenti che si attorcigliano se devono imitare un disco o tirano il corifeo quando suonano<text:s/></text:span><text:span text:style-name="T8358">Scilla</text:span><text:span text:style-name="quote.c"><text:s/>[ditirambo di Timoteo]»</text:span><text:s/>(trad. D. Lanza).</text:p>
      <text:p text:style-name="p"><text:span text:style-name="anchor">[commento_</text:span><text:span text:style-name="anchor">Sez.</text:span><text:span text:style-name="anchor">IV.2.1.6</text:span><text:span text:style-name="anchor">]<text:s/></text:span>•<text:s/>s<text:span text:style-name="T8359">enza mai partir da Roma</text:span>:<text:s/>cfr. Svetonio,<text:s/><text:span text:style-name="T8360">Vita di Tiberio</text:span>,<text:s/>XXXVIII:<text:s/><text:span text:style-name="quote.c">«quamvis provincias quoque et exercitus revisurum se saepe pronuntiasset et prope quotannis profectionem praepararet, vehiculis comprehensis, commeatibus per municipia et colonias dispositis, ad extremum vota pro itu et reditu suo suscipi passus, ut vulgo iam per iocum<text:s/></text:span><text:span text:style-name="T8361">Callippides</text:span><text:span text:style-name="quote.c"><text:s/>vocaretur, quem cursitare ac ne cubiti quidem mensuram progredi proverbio Graeco notatum est»</text:span><text:s/>(‘[Tiberio] annunciava spesso che avrebbe visitato le province e le truppe. Ogni anno preparava la partenza, disponeva nei municipi e nelle colonie le poste e le provvigioni, accettava che si facessero voti solenni per il viaggio e per il ritorno, così che per scherzo era comunemente chiamato<text:s/><text:span text:style-name="T8362">Call</text:span><text:span text:style-name="T8363">i</text:span><text:span text:style-name="T8364">pide</text:span>, dal nome di quell’attore greco che si muoveva di qua e di là senza in realtà spostarsi d’un passo’). Callipide, è un attore ateniese vissuto a cavallo tra il quinto e il quarto secolo a.C; un mimo con questo nome è menzionato anche da Aristotele, ma non è certo che sia lo stesso cui si riferisce l’aneddoto.</text:p>
      <text:soft-page-break/>
      <text:p text:style-name="p"><text:span text:style-name="anchor">[commento_</text:span><text:span text:style-name="anchor">Sez.</text:span><text:span text:style-name="anchor">IV.2.1.10</text:span><text:span text:style-name="anchor">]<text:s/></text:span>•<text:s/><text:span text:style-name="T8365">dar segni di disprezzo</text:span>:<text:s/>‘[si dice] che<text:s/>[Costanzo]<text:s/>mai fu visto soffiarsi il naso in pubblico o sputare<text:s/>o torcere<text:s/>altrove<text:s/>il volto’<text:s/>(omette<text:s/>un parte del passo:<text:s/><text:span text:style-name="quote.c">«nec transtulisse in partem alterutram vultum aliquando est visus»</text:span>).<text:s/>L’apologia di Ammiano Marcellino della<text:s/><text:span text:style-name="T8366">dignitas</text:span><text:s/>cristiana dell’imperatore è accostata significativamente all’ideale dell’attore moderno sobrio nel portamento.</text:p>
      <text:p text:style-name="p"><text:span text:style-name="anchor">[commento_</text:span><text:span text:style-name="anchor">Sez</text:span><text:span text:style-name="anchor">.</text:span><text:span text:style-name="anchor">IV.2.2.</text:span><text:span text:style-name="anchor">1</text:span><text:span text:style-name="anchor">]<text:s/></text:span>•<text:s/><text:span text:style-name="T8367">come ben notò l</text:span><text:span text:style-name="T8368">’</text:span><text:span text:style-name="T8369">Algarotti</text:span>: cfr. F. Algarotti<text:s/><text:span text:style-name="T8370">Saggio su</text:span><text:span text:style-name="T8371">ll</text:span><text:span text:style-name="T8372">’</text:span><text:span text:style-name="T8373">opera in musica</text:span><text:s/>cit., pp. 42-43:<text:s/><text:span text:style-name="quote.c">«Un grande vantaggio sopra il comico ha senza dubbio l</text:span><text:span text:style-name="quote.c">’</text:span><text:span text:style-name="quote.c">attore nell</text:span><text:span text:style-name="quote.c">’</text:span><text:span text:style-name="quote.c">opera in musica, dove la recitazione è legata e ristretta sotto le note, come nelle antiche tragedie. Egli ha segnate con ciò le vie tutte, che ha da tenere; non può mettere piede in fallo quanto alle differenti inflessioni e durate delle voci sopra le parole dalla parte sua, che a lui esattamente le prescrive il compositore. Ma non resta per tutto questo che molto ancora egli non ci abbia a metter del suo. Che altro fa la coreografia se non prescrivere anch</text:span><text:span text:style-name="quote.c">’</text:span><text:span text:style-name="quote.c">essa al ballerino insieme col tempo i passi e i giri ch</text:span><text:span text:style-name="quote.c">’</text:span><text:span text:style-name="quote.c">egli ha da fare sopra le note dell</text:span><text:span text:style-name="quote.c">’</text:span><text:span text:style-name="quote.c">aria? Pur nondimeno non si può mettere in dubbio, che il dare a quei passi il loro finimento sta al ballerino medesimo e il condirgli di quelle grazie, che ne son l</text:span><text:span text:style-name="quote.c">’</text:span><text:span text:style-name="quote.c">anima»</text:span>.</text:p>
      <text:p text:style-name="p"><text:span text:style-name="anchor">[commento_</text:span><text:span text:style-name="anchor">Sez.</text:span><text:span text:style-name="anchor">IV.2.2.2</text:span><text:span text:style-name="anchor">]<text:s/></text:span>•<text:s/><text:span text:style-name="T8374">cuculiato a doppio</text:span>:<text:s/>‘doppiamente canzonato’<text:s/>(le pronunce dialettali dei cantanti sono messe alla berlina da Benedetto Marcello nel<text:s/><text:span text:style-name="T8375">Teatro alla moda</text:span>).</text:p>
      <text:p text:style-name="p"><text:span text:style-name="anchor">[commento_</text:span><text:span text:style-name="anchor">Sez.</text:span><text:span text:style-name="anchor">IV.2.2.3</text:span><text:span text:style-name="anchor">]<text:s/></text:span>•<text:s/><text:span text:style-name="T8376">dal Salvini</text:span>: questo il commento di Salvini al passo muratoriano sulla recitazione antica:<text:s/><text:span text:style-name="quote.c">«qui mi verrebbe in acconcio di dire, che siccome rozza e imperfetta era quella pittura negli antichissimi tempi, ne</text:span><text:span text:style-name="quote.c">’</text:span><text:span text:style-name="quote.c"><text:s/>quali, per testimonio d</text:span><text:span text:style-name="quote.c">’</text:span><text:span text:style-name="quote.c">Eliano, facea di mestieri di scrivere sotto alle figure: questo è un cane, questo un cavallo: così imperfetta fosse quella recitazione, che per essere intesa, avesse bisogno d</text:span><text:span text:style-name="quote.c">’</text:span><text:span text:style-name="quote.c">essere letta»</text:span><text:s/>(L. A. Muratori,<text:s/><text:span text:style-name="T8377">Della perfetta poesia</text:span><text:s/><text:span text:style-name="T8378">italiana</text:span><text:s/>[…].<text:s/><text:span text:style-name="T8379">Con le annotazioni critiche di A. M. Salvini</text:span>,<text:s/>vol. III, Milano, Società Tipografica dei classici italiani, 1821, p. 249).</text:p>
      <text:p text:style-name="p"><text:span text:style-name="anchor">[commento_</text:span><text:span text:style-name="anchor">Sez.</text:span><text:span text:style-name="anchor">IV.2.2.5</text:span><text:span text:style-name="anchor">]<text:s/></text:span>•<text:s/><text:span text:style-name="T8380">gravità e posatezza</text:span>: menziona, attingendo liberamente a<text:s/><text:span text:style-name="T8381">De oratore</text:span>, III, 57 ss., i<text:s/><text:span text:style-name="T8382">genera</text:span><text:s/>dell’<text:span text:style-name="T8383">actio</text:span><text:s/>(le parole ciceroniane sono intervallate da esempi che Planelli omette)<text:s/><text:span text:style-name="quote.c">«un tipo di voce richiede la commiserazione e il dolore: flessibile, piena, flebile, interrotta. Altro il fastidio senza commiserazione: un suono grave, duro e quasi impedito; altro il tono della paura: basso esitante, avvilito; altro la<text:s/></text:span><text:soft-page-break/><text:span text:style-name="quote.c">violenza: intenso, energico, incalzante e impetuosamente solenne; il piacere lo richiede libero, tenero, gioioso, calmo; altro ancora l</text:span><text:span text:style-name="quote.c">’</text:span><text:span text:style-name="quote.c">ira: acuto, concitato, interrotto»</text:span></text:p>
      <text:p text:style-name="p">•<text:s/><text:span text:style-name="T8384">dormitet</text:span>: le due citazione in nota da Giovenale (<text:span text:style-name="T8385">Satira</text:span><text:s/>I e X)<text:s/>sono tradotte sotto nel testo di Lucas.<text:s/><text:span text:style-name="T8386">P. J. Lucas, Actio Oratoris, lib.<text:s/></text:span><text:span text:style-name="T8387">II</text:span>: cita dalla singolare evocazione in esametri dei princìpi dell’oratoria classica scritta dal gesuita francese Jean Lucas,<text:s/><text:span text:style-name="T8388">Actio</text:span><text:s/><text:span text:style-name="T8389">oratoris, seu de gestu et voce libri duo</text:span>, Parigi, Bernard, 1675 (dal secondo libro, pp. 49-50):<text:s/>‘Si può deliberare con voce tranquilla; / o consigliare Silla di ritirarsi e dormirci su; / o a Canne impedire ai cartaginesi d’avanzare / e all’orbo duce [Annibale] di guidare la belva getulica. / Né allo stesso modo festeggerai, o Tullio, il reduce Marcello, / e porterai alle stelle un facile vincitore; / perché usando un modo dolcissimo di parlare / meglio si accarezzano le orecchie / e invece insultando si provoca il siculo predatore; / occorre tener lontano Catilina da Roma; / o gridare con l’acerbo censore di Pisone [Cicerone]:<text:s/><text:span text:style-name="T8390">non vedi</text:span><text:span text:style-name="T8391">,</text:span><text:span text:style-name="T8392"><text:s/></text:span><text:span text:style-name="T8393">o bestia,</text:span><text:s/>/<text:s/><text:span text:style-name="T8394">o bestia,<text:s/></text:span><text:span text:style-name="T8395">non senti</text:span>?<text:s/>/ Da lontano è<text:s/>accattivante il miele della Dea della persuasione, / ma anche piace la voce gonfia, che quasi imita il suono rauco del corno’).</text:p>
      <text:p text:style-name="p"><text:span text:style-name="anchor">[commento_</text:span><text:span text:style-name="anchor">Sez.</text:span><text:span text:style-name="anchor">IV.2.2.6</text:span><text:span text:style-name="anchor">]<text:s/></text:span>•<text:s/><text:span text:style-name="T8396">un Buzzoleni, un Fabri, un Babbi</text:span>: si tratta nell’ordine dei tenori: Giovanni Buzzoleni, bolognese, vissuto tra fine Sei e primo Settecento; Annibale Pio Fabri, soprannominato<text:s/><text:span text:style-name="T8397">Balino<text:s/></text:span>(Bologna 1697 – Lisbona 1760), cantò a Londra, dove fu prediletto da Händel, in Spagna e infine in Portogallo; Gregorio Babbi (Cesena 1708-1768), attivo a Venezia, Milano, Napoli, e poi anche fuori d’Italia (Lisbona, Madrid, Vienna).</text:p>
      <text:p text:style-name="p">•<text:s/><text:span text:style-name="T8398">l</text:span><text:span text:style-name="T8399">’</text:span><text:span text:style-name="T8400">evirazione</text:span>: la critica all’impiego dei cosiddetti<text:s/><text:span text:style-name="T8401">evirati cantores</text:span><text:s/>cominciò a farsi molto comune, anche in Italia, a partire dalla metà del Settecento; notissima l’ode di Parini<text:s/><text:span text:style-name="T8402">La musica</text:span><text:s/>(già intitolata<text:s/><text:span text:style-name="T8403">L</text:span><text:span text:style-name="T8404">’</text:span><text:span text:style-name="T8405">evirazione</text:span>, 1769); si sa che nello Stato della Chiesa la pratica continuò sino a Ottocento inoltrato.<text:s/><text:span text:style-name="T8406">Degrada</text:span><text:s/>ha ricordato un recensore (anonimo)<text:s/>delle «Efemeridi<text:s/>letterarie<text:s/>di Roma», n. V, 30 gennaio 1773,<text:s/>che pur approvando le idee di Planelli sugli evirati si dimostrava scettico sulla loro scomparsa dai palcoscenici (anche cadendo il bando per le cantanti donne):<text:s/><text:span text:style-name="quote.c">«non isperi di convertire un pubblico, il quale non si cura punto di vedere avviliti peggio dei Custodi di un serraglio Achille, Arminio, e Rinaldo, quando promettere si possa il piacere di risentire (ma Dio sa quando!) un Farinelli, un Caffarelli, ed un Giziello»</text:span><text:s/>(p. 36).<text:s/></text:p>
      <text:p text:style-name="p"><text:span text:style-name="anchor">[commento_</text:span><text:span text:style-name="anchor">Sez.</text:span><text:span text:style-name="anchor">IV.2.2.7</text:span><text:span text:style-name="anchor">]<text:s/></text:span>•<text:s/><text:span text:style-name="T8407">insegnarono</text:span><text:span text:style-name="T8408">: questi, nell</text:span><text:span text:style-name="T8409">’</text:span><text:span text:style-name="T8410">ordine, gli autori citati da Planelli in nota: Luigi Riccoboni (Modena 1676 – Parigi 1753), detto<text:s/></text:span><text:span text:style-name="T8411">Lelio</text:span><text:span text:style-name="T8412">, il già<text:s/></text:span><text:soft-page-break/><text:span text:style-name="T8413">menzionato celebre attore e storico del teatro; Charles Le Brun (Parigi 1619-1690), pittore barocco che lasciò anche originali riflessioni teoriche, in gran parte pubblicate postume; Jean Lucas, il gesuita appena citato; Jospeh-Antoine Tousaint Dinouart (Amiens 1716-1686), abate della Chiesa di Sant</text:span><text:span text:style-name="T8414">’</text:span><text:span text:style-name="T8415">Eustachio a Parigi, socio d</text:span><text:span text:style-name="T8416">’</text:span><text:span text:style-name="T8417">Arcadia, autore di un fortunato<text:s/></text:span><text:span text:style-name="T8418">L</text:span><text:span text:style-name="T8419">’</text:span><text:span text:style-name="T8420">éloquence du corps, ou</text:span><text:span text:style-name="T8421"><text:s/></text:span><text:span text:style-name="T8422">l</text:span><text:span text:style-name="T8423">’</text:span><text:span text:style-name="T8424">action du predicateur</text:span><text:span text:style-name="T8425"><text:s/>(Parigi, 1754, 1761</text:span><text:span text:style-name="T8426">2</text:span><text:span text:style-name="T8427">), nonché del trattatello<text:s/></text:span><text:span text:style-name="T8428">L</text:span><text:span text:style-name="T8429">’</text:span><text:span text:style-name="T8430">art de se taire, principalement en matière de religion</text:span><text:span text:style-name="T8431"><text:s/>(1771, tradotto in italiano nel 1989 presso Sellerio); Louis de Sanlècque (Parigi 1652-1714), canonico di Sainte-Geneviève a Parigi, versificatore vivacemente satirico (entrò in contesa con Boileau): Planelli allude all</text:span><text:span text:style-name="T8432">’</text:span><text:span text:style-name="T8433">incompiuto<text:s/></text:span><text:span text:style-name="T8434">Poème contre les mauvais gestes de ceux qui parlent en public, et surtout des predicateurs</text:span><text:span text:style-name="T8435"><text:s/>(1696).</text:span><text:span text:style-name="T8436"><text:s/></text:span>È tipico che Planelli mescoli esempi di eloquenza dal pulpito e di facondia teatrale; non lo soccorre la pratica oratoria degli avvocati contemporanei, italiani o no (per il Foro preferisce fermarsi alla latinità).</text:p>
      <text:p text:style-name="p">•<text:s/><text:span text:style-name="T8437">insegnare in iscritto</text:span>: cfr. Cicerone,<text:s/><text:span text:style-name="T8438">Ad Herennium</text:span>, III, 15:<text:s/>‘Non ignoro quanto sia difficile il mio compito di imitare con parole i movimenti del corpo e con la scrittura il suono della voce. Per altro sono convinto di poterne scrivere con sufficiente efficacia, perché se così non fosse, riterrei inutile quanto ho fatto: voglio dunque fornire opportune raccomandazioni, lasciando il resto<text:s/>all’esercizio’.</text:p>
      <text:h text:style-name="Titre3" text:outline-level="3">Cap. III</text:h>
      <text:p text:style-name="p"><text:span text:style-name="anchor">[commento_</text:span><text:span text:style-name="anchor">Sez.</text:span><text:span text:style-name="anchor">IV.3.0.1</text:span><text:span text:style-name="anchor">]<text:s/></text:span>•<text:s/><text:span text:style-name="T8439">degl</text:span><text:span text:style-name="T8440">’</text:span><text:span text:style-name="T8441">imitatori</text:span>:<text:s/><text:span text:style-name="quote.c">«o imitatori, servile gregge»</text:span><text:s/>(v. 19).</text:p>
      <text:p text:style-name="p"><text:span text:style-name="anchor">[commento_</text:span><text:span text:style-name="anchor">Sez.</text:span><text:span text:style-name="anchor">IV.3.0.2</text:span><text:span text:style-name="anchor">]<text:s/></text:span>•<text:s/><text:span text:style-name="T8442">Baron</text:span>: Michel Baron, o Boyron (1653-1729), allievo di Molière, fu il più importante attore della Comédie française all’epoca del Re Sole, nel repertorio sia comico, sia tragico (si ritirò dalle scene a fine Seicento).</text:p>
      <text:p text:style-name="p"><text:span text:style-name="anchor">[commento_</text:span><text:span text:style-name="anchor">Sez.</text:span><text:span text:style-name="anchor">IV.3.0.2</text:span><text:span text:style-name="anchor">]<text:s/></text:span>•<text:s/><text:span text:style-name="T8443">Albani</text:span>:<text:s/>cfr. C. C. Malvasia<text:span text:style-name="T8444">, Felsina pittrice. Con aggiunte, correzioni e note inedite del medesimo autore e di</text:span><text:s/>G. Zanotti […], tomo II, parte IV, Bologna, Guidi, 1841, p. 171, lettera dell’Albani del 29 luglio 1637:<text:s/><text:span text:style-name="quote.c">«bisognarebbe formare le figure operanti, che si conoscesse in fare quello che fa, quello che anco ha fatto, e che sono per fare»</text:span><text:s/>(a proposito della pala d’altare dell’<text:span text:style-name="T8445">Annunciazione</text:span><text:span text:style-name="T8446"><text:s/>con Dio padre</text:span><text:s/>eseguita a Bologna nel 1632 per la Chiesa di San Bartolomeo).<text:s/>Francesco Albani (Bologna 1578-1660), sodale del Domenichino e del Reni, è uno dei maggiori pittori bolognesi dell’età barocca.</text:p>
      <text:soft-page-break/>
      <text:p text:style-name="p">•<text:s/><text:span text:style-name="T8447">Chassé</text:span>: Claude-Louis-Dominiqe Chassé de Chinais (Rennes 1699- Parigi 1786), cantante lirico francese: nella sua<text:s/>fortunata carriera fu soprattutto interprete (nel ruolo di basso) dei classici del teatro francese contemporaneo, da Lully a Rameau, a Campra.</text:p>
      <text:p text:style-name="p">•<text:s/><text:span text:style-name="T8448">con diligenza esaminati</text:span>: nell’articolo<text:s/><text:span text:style-name="T8449">Déclamation</text:span><text:s/>scritto da E.-F. Mallet<text:s/>si legge tra l’altro:<text:s/><text:span text:style-name="quote.c">«L</text:span><text:span text:style-name="quote.c">’</text:span><text:span text:style-name="quote.c">étude de l</text:span><text:span text:style-name="quote.c">’</text:span><text:span text:style-name="quote.c">histoire et des ouvrages d</text:span><text:span text:style-name="quote.c">’</text:span><text:span text:style-name="quote.c">imagination est pour lui [per l</text:span><text:span text:style-name="quote.c">’</text:span><text:span text:style-name="quote.c">attore] ce qu</text:span><text:span text:style-name="quote.c">’</text:span><text:span text:style-name="quote.c">elle est pour le peintre et pour le sculpteur.<text:s/></text:span><text:span text:style-name="T8450">Depuis que je lis Homère</text:span><text:span text:style-name="quote.c">, dit un artiste célèbre de nos jours (M. Bouchardon),<text:s/></text:span><text:span text:style-name="T8451">les hommes me paraissent hauts de vingt pieds.</text:span><text:span text:style-name="quote.c"><text:s/></text:span><text:span text:style-name="quote.c">Les livres ne présentent point de modèle aux yeux, mais ils en offrent à l</text:span><text:span text:style-name="quote.c">’</text:span><text:span text:style-name="quote.c">esprit: ils donnent le ton à l</text:span><text:span text:style-name="quote.c">’</text:span><text:span text:style-name="quote.c">imagination et au sentiment; l</text:span><text:span text:style-name="quote.c">’</text:span><text:span text:style-name="quote.c">imagination et le sentiment le donnent aux organes»</text:span><text:s/>(<text:span text:style-name="T8452">Encyclopédie</text:span><text:span text:style-name="T8453">, ed. cit., tomo IV,<text:s/></text:span>p. 566).</text:p>
      <text:p text:style-name="p"><text:span text:style-name="anchor">[commento_</text:span><text:span text:style-name="anchor">Sez.</text:span><text:span text:style-name="anchor">IV.3.0.2</text:span><text:span text:style-name="anchor">]<text:s/></text:span>•<text:s/><text:span text:style-name="T8454">del Girardon, del Puget</text:span>:<text:s/>François Girardon (1628-1715) e Pierre Puget (1620-1694), noti scultori francesi dell’età barocca, entrambi attivi anche in Italia.</text:p>
      <text:p text:style-name="p"><text:span text:style-name="anchor">[commento_</text:span><text:span text:style-name="anchor">Sez.</text:span><text:span text:style-name="anchor">IV.3.0.8</text:span><text:span text:style-name="anchor">]<text:s/></text:span>•<text:s/><text:span text:style-name="T8455">dell</text:span><text:span text:style-name="T8456">’</text:span><text:span text:style-name="T8457">arte</text:span>: Cicerone,<text:s/><text:span text:style-name="T8458">De orat</text:span><text:span text:style-name="T8459">ore</text:span>,<text:s/>I, 29<text:s/>‘sento che Roscio spesso dice che il decoro è il fondamento di ogni arte, e tuttavia è l’unica cosa che non si può insegnare con alcuna arte’<text:s/><text:span text:style-name="T8460">d</text:span><text:span text:style-name="T8461">’</text:span><text:span text:style-name="T8462">attristare</text:span>:<text:s/>è il verso 102 dell’<text:span text:style-name="T8463">Ars poetica</text:span>:<text:s/><text:span text:style-name="quote.c">«se vuoi farmi piangere / devi provar tu per primo dolore»</text:span><text:s/>(l’antico e controverso principio dell’identificazione dell’attore nel personaggio vivacemente combattuto da Diderot nel suo<text:s/><text:span text:style-name="T8464">Paradoxe sur le comédien</text:span>)<text:s/><text:span text:style-name="T8465">d</text:span><text:span text:style-name="T8466">’</text:span><text:span text:style-name="T8467">atterrire</text:span>:<text:s/><text:span text:style-name="quote.c">«Territus terreo, timens Gehennam»</text:span><text:s/>(Agostino,<text:s/><text:span text:style-name="T8468">In Psalmos<text:s/></text:span>80)</text:p>
      <text:p text:style-name="p">•<text:s/><text:span text:style-name="T8469">d</text:span><text:span text:style-name="T8470">’</text:span><text:span text:style-name="T8471">accendere a sdegno</text:span>: è un broccardo molto diffuso, che però non sembra ritrovarsi (almeno in questa forma) negli scritti di Cicerone; un concetto simile è espresso in<text:s/><text:span text:style-name="T8472">De oratore</text:span><text:s/>II.42 e II.45.</text:p>
      <text:p text:style-name="p"><text:span text:style-name="anchor">[commento_</text:span><text:span text:style-name="anchor">Sez.</text:span><text:span text:style-name="anchor">IV.3.0.9</text:span><text:span text:style-name="anchor">]<text:s/></text:span>•<text:s/><text:span text:style-name="T8473">il Bourdaloue</text:span>: Louis Bourdaloue (1632-1704), gesuita, fu celebre predicatore: ai suoi sermoni, poi raccolti in vari volumi, accorreva il fior fiore della società parigina (predicò anche al cospetto di Luigi XIV).<text:s/></text:p>
      <text:p text:style-name="p">•<text:s/><text:span text:style-name="T8474">il grande oratore</text:span>:<text:s/><text:span text:style-name="quote.c">«Le Père Bourdaloue répondit à quelqu</text:span><text:span text:style-name="quote.c">’</text:span><text:span text:style-name="quote.c">un, qui lui demandoit auquel de ses Sermons il donnoit la préférence,<text:s/></text:span><text:span text:style-name="T8475">C</text:span><text:span text:style-name="T8476">’</text:span><text:span text:style-name="T8477">est à celui que je sçais le mieux, parce que c</text:span><text:span text:style-name="T8478">’</text:span><text:span text:style-name="T8479">est lui que je dis le mieux</text:span><text:span text:style-name="quote.c">»</text:span><text:s/>(J. A. Dinouart,<text:s/><text:span text:style-name="T8480">L</text:span><text:span text:style-name="T8481">’</text:span><text:span text:style-name="T8482">éloquence du corps, ou l</text:span><text:span text:style-name="T8483">’</text:span><text:span text:style-name="T8484">action du prédicateur</text:span><text:s/>[…].<text:s/><text:span text:style-name="T8485">Seconde édition revue et augmentée</text:span>, Paris, Desprez, 1761,<text:s/>p. 46, nota).</text:p>
      <text:soft-page-break/>
      <text:h text:style-name="Titre2" text:outline-level="2">Sezione V</text:h>
      <text:h text:style-name="Titre3" text:outline-level="3">Cap. I</text:h>
      <text:p text:style-name="p"><text:span text:style-name="anchor">[commento_</text:span><text:span text:style-name="anchor">Sez.</text:span><text:span text:style-name="anchor">V.1.0.3</text:span><text:span text:style-name="anchor">]<text:s/></text:span>•<text:s/><text:span text:style-name="T8486">il Tintoretto</text:span><text:span text:style-name="T8487">: Planelli ricava questa notiza da F. Algarotti,<text:s/></text:span><text:span text:style-name="T8488">Saggio sopra la pittura</text:span><text:span text:style-name="T8489"><text:s/>(terza edizione, 1764):<text:s/></text:span><text:span text:style-name="quote.c">«Il Tintoretto trattando un soggetto dell</text:span><text:span text:style-name="quote.c">’</text:span><text:span text:style-name="quote.c">Istoria sacra armò gli ebrei di fucili; e da Paolo Veronese furono introdotti alle cene del Signore, Svizzeri, levantini e altri bizzarri personaggi; a segno che alle sue composizioni fu dato il nome da non so chi di belle mascherate»</text:span><text:span text:style-name="T8490"><text:s/>(</text:span><text:span text:style-name="T8491">Saggio sopra la pittura</text:span><text:span text:style-name="T8492">, cito dalla ristampa di Venezia, Graziosi, 1784, p. 77); l</text:span><text:span text:style-name="T8493">’</text:span><text:span text:style-name="T8494">anacronismo si trova nell</text:span><text:span text:style-name="T8495">’</text:span><text:span text:style-name="T8496">ultimo quadro realizzato dal Tintoretto, e da aiuti,<text:s/></text:span><text:span text:style-name="T8497">La raccolta della manna nel deserto</text:span><text:span text:style-name="T8498"><text:s/>(1592-94, Venezia, Chiesa di San Giorgio Maggiore).</text:span></text:p>
      <text:p text:style-name="p"><text:span text:style-name="anchor">[commento_</text:span><text:span text:style-name="anchor">Sez.</text:span><text:span text:style-name="anchor">V.1.0.4</text:span><text:span text:style-name="anchor">]<text:s/></text:span>•<text:s/><text:span text:style-name="T8499">il Vasari</text:span>:<text:s/>cfr. G. Vasari,<text:s/><text:span text:style-name="T8500">Le vite</text:span><text:s/>cit., II, p. 728 :<text:s/><text:span text:style-name="quote.c">«Tribolo fece per gli abiti degl</text:span><text:span text:style-name="quote.c">’</text:span><text:span text:style-name="quote.c">intermedi [della commedia<text:s/></text:span><text:span text:style-name="T8501">Il Commodo</text:span><text:span text:style-name="quote.c"><text:s/>di A. Landi e G.B. Gelli], che furono opera di Giovan Battista Strozzi (il quale ebbe carico di tutta la commedia), le più vaghe e belle invenzioni di vestimenti e calzari, d</text:span><text:span text:style-name="quote.c">’</text:span><text:span text:style-name="quote.c">acconciature di capo e d</text:span><text:span text:style-name="quote.c">’</text:span><text:span text:style-name="quote.c">altri abbigliamenti, che sia possibile immaginarsi. Le quali cose furono cagione che il duca si servì poi in molte capricciose mascherate dell</text:span><text:span text:style-name="quote.c">’</text:span><text:span text:style-name="quote.c">ingegno del Tribolo, come in quella degli Orsi, per un palio di Bufale, in quella de</text:span><text:span text:style-name="quote.c">’</text:span><text:span text:style-name="quote.c"><text:s/>Corbi, ed in altre»</text:span>. Niccolò Pericoli, detto il Tribolo (Firenze, 1500 – 1550),<text:s/>scultore e architetto allievo di Jacopo Sansovino, lavorò con Michelangelo ed ebbe parte in vari progetti architettonici nella<text:s/>Toscana<text:s/>di Cosimo<text:s/>I.</text:p>
      <text:p text:style-name="p">•<text:s/><text:span text:style-name="T8502">il Frigeri, i due Canziani, e il Boquet</text:span>:<text:s/>non ho trovato traccia di un Frigeri (o Frigerio) cronologicamente compatibile con la citazione di Planelli; si ha notizia di un Gianbattista Canziani (Verona 1664 – Roma 1730), pittore tardo-barocco attivo nell’Italia centrale e settentrionale, mentre non sembra pertinente al contesto il nome di Giuseppe Canziani, noto ballerino e coreografo vissuto tra Venezia, Vienna e Pietroburgo nella seconda metà del Settecento, parlandosi qui di pittori e di decoratori. Louis-René Boquet (o Bocquet: Parigi 1717-1814) è l’importante decoratore, scenografo e costumista che nella sua lunghissima vita lavorò con tre generazioni di autori e attori francesi (anche con Noverre, che aiutò nel<text:s/>ridisegnare in senso naturalistico i costumi dei ballerini); a torto<text:s/><text:span text:style-name="T8503">Degrada</text:span><text:s/>sospettava un<text:s/><text:span text:style-name="T8504">lapsus calami</text:span><text:s/>di Planelli al posto del<text:s/>nome del pittore François Boucher.</text:p>
      <text:p text:style-name="p"><text:span text:style-name="anchor">[commento_</text:span><text:span text:style-name="anchor">Sez.</text:span><text:span text:style-name="anchor">V.1.0.6</text:span><text:span text:style-name="anchor">]<text:s/></text:span>•<text:s/><text:span text:style-name="T8505">proscenio</text:span>:<text:s/>cfr questo passo della sesta lettera del Noverre:<text:s/><text:span text:style-name="quote.c">«Le mê</text:span><text:span text:style-name="quote.c">lange des couleurs, leur dégradation et les effets qu</text:span><text:span text:style-name="quote.c">’</text:span><text:span text:style-name="quote.c">elles produisent<text:s/></text:span><text:span text:style-name="quote.c">à la lumie</text:span><text:span text:style-name="quote.c">re doivent fixer encore</text:span><text:span text:style-name="quote.c"><text:s/></text:span><text:span text:style-name="quote.c">l</text:span><text:span text:style-name="quote.c">’</text:span><text:span text:style-name="quote.c">attention du Maître des ballets</text:span><text:span text:style-name="quote.c"> </text:span><text:span text:style-name="quote.c">; ce n</text:span><text:span text:style-name="quote.c">’</text:span><text:span text:style-name="quote.c">est que d</text:span><text:span text:style-name="quote.c">’</text:span><text:span text:style-name="quote.c">après l</text:span><text:span text:style-name="quote.c">’</text:span><text:span text:style-name="quote.c">expérience<text:s/></text:span><text:soft-page-break/><text:span text:style-name="quote.c">que je suis convainc</text:span><text:span text:style-name="quote.c">u du relief que cela donne aux F</text:span><text:span text:style-name="quote.c">igures, de la netteté que cela répand dans les formes, et de l</text:span><text:span text:style-name="quote.c">’</text:span><text:span text:style-name="quote.c">élégance que cela prête aux grouppes. J</text:span><text:span text:style-name="quote.c">’</text:span><text:span text:style-name="quote.c">ai suivi dans<text:s/></text:span><text:span text:style-name="T8506">l</text:span><text:span text:style-name="T8507">es J</text:span><text:span text:style-name="T8508">alou</text:span><text:span text:style-name="T8509">sies</text:span><text:span text:style-name="quote.c"><text:s/>ou<text:s/></text:span><text:span text:style-name="T8510">les Fêtes du serrail</text:span><text:span text:style-name="quote.c"><text:s/>la dégradation des lumieres que les P</text:span><text:span text:style-name="quote.c">eintres observent dans leurs Tableau</text:span><text:span text:style-name="quote.c">x ; les couleurs fortes et entieres tenoient la premie</text:span><text:span text:style-name="quote.c">re place, et formoient les parties avancées de celui-ci, les couleur</text:span><text:span text:style-name="quote.c">s</text:span><text:span text:style-name="quote.c"><text:s/>moins vives et moins éclatantes étoient employées ensuite»</text:span><text:s/>(J.-G. Noverre,<text:s/><text:span text:style-name="T8511">Lettres sur la danse et sur les ballets</text:span>, Lyon, Delaroche, 1760, pp. 91-92).<text:s/>Jean-Georges Noverre (Parigi 1727<text:s/>– Saint-Germain-en-Laye 1810)<text:s/>è il celebre<text:s/>danzatore e coreografo francese iniziatore, con il cosiddetto «ballet d’action», della danza moderna, da lui emancipata dai<text:s/>virtuosismi e ricondotta a un<text:s/>linguaggio<text:s/>realistico e naturalistico; entrò in<text:s/>polemica con Noverre (in Inghilterra esaltato da David Garrick come lo Shakespeare della danza) il nostro Gasparo Angiolini, che a Vienna aveva collaborato con Gluck.<text:s/>Le<text:s/><text:span text:style-name="T8512">Lettres</text:span><text:s/>ebbero, vivente Noverre, due riedizioni aumentate nel 1804 e nel 1807; vedi la traduzione italiana delle<text:s/><text:span text:style-name="T8513">Lettres</text:span><text:s/>a cura di A. Testa (Roma, Di Giacomo, 1980), nonché la ristampa francese preceduta da un’intervista a M. Béjart (a cura di T. Mathis, Paris, Ramsay, 1978).</text:p>
      <text:h text:style-name="Titre3" text:outline-level="3">Cap. II</text:h>
      <text:p text:style-name="p"><text:span text:style-name="anchor">[commento_</text:span><text:span text:style-name="anchor">Sez.</text:span><text:span text:style-name="anchor">V.2.1.1</text:span><text:span text:style-name="anchor">]<text:s/></text:span>•<text:s/><text:span text:style-name="T8514">Ugurgieri</text:span>:<text:s/>cfr. I. Ugurgieri Azzolini,<text:s/><text:span text:style-name="T8515">Pompe Sanesi, o vero relazioni delli huomini e donne illustri di Siena</text:span><text:span text:style-name="T8516"><text:s/></text:span><text:span text:style-name="T8517">e di suo stato</text:span><text:s/>[…]. Parte seconda,<text:s/>Pistoia, Fortunati 1649, p. 384, dove Peruzzi è menzionato come autore di un ritratto del cavaliere Agostino Chigi.</text:p>
      <text:p text:style-name="p">•<text:s/><text:span text:style-name="T8518">Vasari</text:span>:<text:s/><text:span text:style-name="quote.c">«[…] quando si recitò al detto papa Leone [Leone X]<text:s/></text:span><text:span text:style-name="T8519">la Calandra</text:span><text:span text:style-name="quote.c">, commedia del cardinale di Bibbiena, fece Baldassarre</text:span><text:span text:style-name="quote.c"><text:s/></text:span><text:span text:style-name="quote.c">[Peruzzi] l</text:span><text:span text:style-name="quote.c">’</text:span><text:span text:style-name="quote.c">apparato e la prospettiva, che non fu manco bella, anzi più assai che quella che aveva altra volta fatto [...]; ed in queste sì fatte opere meritò tanta più lode, quanto per gran pezzo addietro l</text:span><text:span text:style-name="quote.c">’</text:span><text:span text:style-name="quote.c">uso delle commedie, e conseguentemente delle scene e prospettive, era stato dismesso, facendosi in quella vece feste e rappresentazioni; ed o prima o poi che si recitasse la detta Calandra, la quale fu delle prime commedie volgari che si vedesse o recitasse, basta che Baldassarre fece al tempo di Leone X due scene che furono meravigliose, ed apersono la via a coloro che ne hanno poi fatto a</text:span><text:span text:style-name="quote.c">’</text:span><text:span text:style-name="quote.c"><text:s/>tempi nostri»</text:span><text:s/>(G. Vasari,<text:s/><text:span text:style-name="T8520">Le vite</text:span><text:s/>cit., II, pp. 259-260).<text:s/>Baldassarre Peruzzi (Ancaiano [Siena] 1481-Roma 1536), architetto, pittore e scenografo, fu legato alla famiglia Chigi, per la quale realizzò la residenza di Villa Farnesina a Roma; la recita romana della<text:s/><text:span text:style-name="T8521">Calandra<text:s/></text:span>risale al dicembre 1514 (in onore di Elisabetta d’Este Gonzaga).</text:p>
      <text:soft-page-break/>
      <text:p text:style-name="p"><text:span text:style-name="anchor">[commento_</text:span><text:span text:style-name="anchor">Sez.</text:span><text:span text:style-name="anchor">V.2.1.3</text:span><text:span text:style-name="anchor">]<text:s/></text:span>•<text:s/><text:span text:style-name="T8522">sulle scene</text:span>:<text:s/>Vitruvio,<text:s/><text:span text:style-name="T8523">De architectura</text:span>,<text:s/>VII,<text:s/><text:span text:style-name="T8524">Praefatio</text:span>, 11:<text:s/>‘Innanzi tutto Agatarco, mentre Eschilo ad Atene insegnava la tragedia, realizzava la scena tragica e ne lasciò un trattato; da questo incoraggiati, Democrito e Anassagora ne scrissero un altro: dove spiegarono come, secondo il punto di vista e la distanza, si debbano far corrispondere ad imitazione della natura tutte le linee verso un punto stabilito, che ne è il centro; e come con cose non vere si possano rappresentare sulla scena immagini di veri edifici, che sembrino, benché dipinti sopra superfici dritte e piane, gli uni allontanarsi, gli altri<text:s/>avvicinarsi’</text:p>
      <text:p text:style-name="p">•<text:s/><text:span text:style-name="T8525">fu inventore</text:span>:<text:s/>Ferdinando Galli Bibiena (Bologna 1657-1743) pittore e architetto, fu forse il più grande scenografo e teorico della scenografia attivo in Italia tra Sei e Settecento; oltre al trattato menzionato da Planelli (<text:span text:style-name="T8526">Direzioni della prospettiva teorica corrispondente a quelle dell</text:span><text:span text:style-name="T8527">’</text:span><text:span text:style-name="T8528">architettura</text:span>, in prima edizione nel 1732), di non minore importanza è<text:s/><text:span text:style-name="T8529">L</text:span><text:span text:style-name="T8530">’</text:span><text:span text:style-name="T8531">architettura civile preparata sulla geometria e ridotta al</text:span><text:span text:style-name="T8532">le</text:span><text:span text:style-name="T8533"><text:s/>prospettive</text:span><text:s/>(1711), dove è escogitata per la prima volta la «visione per angolo» della scena teatrale, che dà l’illusione allo spettatore di uno spazio infinito. Al servizio dei Farnese a Parma, viaggiò in Italia e fuori d’Italia (nel 1708 fu per esempio a Barcellona, sovrintendente agli spettacoli per le nozze di Carlo III d’<text:s/>Austria, futuro imperatore).</text:p>
      <text:p text:style-name="p"><text:span text:style-name="anchor">[commento_</text:span><text:span text:style-name="anchor">Sez.</text:span><text:span text:style-name="anchor">V.2.2.2</text:span><text:span text:style-name="anchor">]<text:s/></text:span>•<text:s/><text:span text:style-name="T8534">ad altro paese</text:span>: cfr.<text:s/>Plinio,<text:s/><text:span text:style-name="T8535">Nat</text:span><text:span text:style-name="T8536">uralis</text:span><text:span text:style-name="T8537"><text:s/>hist</text:span><text:span text:style-name="T8538">oria</text:span>, XXXV:<text:s/>‘Nealce [pittore greco di età ellenistica]<text:s/>era ingegnoso e operoso nella sua arte: poiché aveva dipinto una battaglia navale tra Egiziani e Persiani che voleva fosse immaginata svolgersi<text:s/>nel Nilo, che è simile al mare, lo dimostrò con un argomento estraneo all’arte. E infatti dipinse un asinello che si abbeverava sulla riva con un coccodrillo che lo insidiava’.</text:p>
      <text:p text:style-name="p"><text:span text:style-name="anchor">[commento_</text:span><text:span text:style-name="anchor">Sez.</text:span><text:span text:style-name="anchor">V.2.2.3</text:span><text:span text:style-name="anchor">]<text:s/></text:span>•<text:s/><text:span text:style-name="T8539">il più volte lodato Algarotti</text:span>: Cfr. F. Algarotti,<text:s/><text:span text:style-name="T8540">Saggio dell</text:span><text:span text:style-name="T8541">’</text:span><text:span text:style-name="T8542">opera</text:span><text:s/>cit., p. 62:<text:s/><text:span text:style-name="quote.c">«Aveva egli [il pittore gesuita Andrea Pozzo, o Pozzi] nella pittura di una cupola appoggiato le colonne sopra mensole; cosa alla quale si storcevano alcuni architetti, protestando ch</text:span><text:span text:style-name="quote.c">’</text:span><text:span text:style-name="quote.c">essi per conto niuno non l</text:span><text:span text:style-name="quote.c">’</text:span><text:span text:style-name="quote.c">avrebbono fatto in una fabbrica. Se non che tolse loro ogni pensiero, secondo che riferisce egli stesso, un professore amico suo, il quale si obbligò a rifare ogni cosa a sue spese, qualora, fiaccandosi le mensole, le colonne fossero venute a cadere. Magra scusa, quasi che l</text:span><text:span text:style-name="quote.c">’</text:span><text:span text:style-name="quote.c">architetura</text:span><text:span text:style-name="quote.c"><text:s/></text:span><text:span text:style-name="quote.c">non si avesse a dipingere secondo le buone regole, e ciò che offende nel vero non offendesse ancora nelle immagini di esso»</text:span>.</text:p>
      <text:soft-page-break/>
      <text:p text:style-name="p"><text:span text:style-name="anchor">[commento_</text:span><text:span text:style-name="anchor">Sez.</text:span><text:span text:style-name="anchor">V.2.4.1</text:span><text:span text:style-name="anchor">]<text:s/></text:span>•<text:s/><text:span text:style-name="T8543">Neroni</text:span>:<text:s/>Bartolomeo Neroni, detto il Riccio (nato a Siena tra il 1505 e il 1510, morto nella sua città nel 1571), pittore, architetto e ingegnere militare, qui evocato per la realizzazione della scenografia de<text:s/><text:span text:style-name="T8544">L</text:span><text:span text:style-name="T8545">’</text:span><text:span text:style-name="T8546">Ortensio</text:span><text:s/>di Alessandro Piccolomini (1560), allestimento che a Siena fu ripreso per vari decenni sino al nuovo secolo.</text:p>
      <text:p text:style-name="p">•<text:s/><text:span text:style-name="T8547">Chiarin</text:span><text:span text:style-name="T8548">i</text:span>: Marcantonio Chiarini (Bologna 1652-1730), pittore e scenografo: tra i suoi lavori più significativi la decorazione della sala dei marmi del Palazzo del Belvedere inferiore a Vienna, su commissione di Eugenio di Savoia (1716); nel campo scenografico gli si devono vari allestimenti giovanili per melodrammi recitati al Teatro<text:s/>Malvezzi di Bologna (1694-1695), in cui mise a frutto le innovazioni prospettiche del concittadino Bibiena.</text:p>
      <text:p text:style-name="p">•<text:s/><text:span text:style-name="T8549">Aldrovandini</text:span>: la famiglia bolognese degli Aldrovandini annovera vari pittori e scenografi, tra cui il più importante è probabilmente Pompeo (Bologna 1677 – Roma 1735): avviato al mestiere dal padre Mauro, anche lui pittore, eseguì affreschi e apparati effimeri nella sua città, a Torino, Vienna, Praga ed infine a Roma,<text:s/>dove si conserva tra l’altro un ciclo di suoi affreschi nel palazzo pontificio di san Giovanni in Laterano.</text:p>
      <text:p text:style-name="p">•<text:s/><text:span text:style-name="T8550">Buffagnotti</text:span>: Carlo Antonio Buffagnotti (Bologna 1660 – dopo il 1715), pittore e scenografo, lavorò nella sua città, a Genova, a Torino, a Ferrara: tra i suoi allestimenti teatrali si ricordano quello<text:s/>per<text:span text:style-name="T8551"><text:s/>La virtù in trionfo o sia la Griselda</text:span><text:s/>di L.A. Predieri (Bologna, 1711) e<text:s/>per<text:s/><text:span text:style-name="T8552">Teuzzone<text:s/></text:span>di A. Lotti (Genova, 1712).</text:p>
      <text:p text:style-name="p">•<text:s/><text:span text:style-name="T8553">Giuseppe Galli Bibiena</text:span>: secondo figlio di Ferdinando<text:s/>(Parma 1695 - Berlino 1757), lavorò come scenografo soprattutto nel mondo tedesco: fu Primo Ingegnere teatrale a Vienna dal 1727 al 1740; successivamente lavorò a Dresda e a Berlino; pubblicò, come ricorda Planelli, alcuni dei disegni eseguiti per le scene in<text:s/><text:span text:style-name="T8554">Architetture e prospettive dedicate alla Maestà di Carlo sesto Imperador dei romani da G. G. B., suo primo ingegner teatrale ed architetto, inventore delle medesime</text:span>, Augusta, 1740 (ristampa anastatica, Forni, 1987).</text:p>
      <text:p text:style-name="p"><text:span text:style-name="anchor">[commento_</text:span><text:span text:style-name="anchor">Sez.</text:span><text:span text:style-name="anchor">V.2.4.2</text:span><text:span text:style-name="anchor">]<text:s/></text:span>•<text:s/><text:span text:style-name="T8555">Nicolò Sabattini</text:span>:<text:s/><text:span text:style-name="T8556">recte</text:span><text:s/>Niccolò Sabbatini (Pesaro 1574 – 1654), architetto e scenografo attivo alla corte di Urbino, pioniere delle tecniche d’illuminazione del palcoscenico; pubblicò la<text:s/><text:span text:style-name="T8557">Pratica di fabbricar scene e machine ne</text:span><text:span text:style-name="T8558">’</text:span><text:span text:style-name="T8559"><text:s/>teatri</text:span><text:s/>a Pesaro e a Ravenna nel 1637-1638 (in due parti).</text:p>
      <text:p text:style-name="p"><text:span text:style-name="anchor">[commento_</text:span><text:span text:style-name="anchor">Sez.</text:span><text:span text:style-name="anchor">V.2.4.3</text:span><text:span text:style-name="anchor">]<text:s/></text:span>•<text:s/><text:span text:style-name="T8560">magni ipse agminis instar</text:span>:<text:s/>‘pari da solo a una grande schiera’<text:s/>(da Virgilio,<text:s/><text:span text:style-name="T8561">Eneide</text:span>, VII, 707:<text:s/><text:span text:style-name="quote.c">«agmen agens Clausus magnique ipse agminis<text:s/></text:span><text:soft-page-break/><text:span text:style-name="quote.c">instar»</text:span>). Della schiera di notissimi pittori menzionati, basterà specificare che il Ricci è il bellunese Sebastiano Ricci (1659-1734), mentre «Pussino» è naturalmente Nicolas Poussin (1594-1665) e «il Lorenese» è Claude Lorrain Gellée, detto Lorrain (1600-1682).<text:s/></text:p>
      <text:p text:style-name="p"><text:span text:style-name="anchor">[commento_</text:span><text:span text:style-name="anchor">Sez.</text:span><text:span text:style-name="anchor">V.2.4.4</text:span><text:span text:style-name="anchor">]<text:s/></text:span>•<text:s/><text:span text:style-name="T8562">Salvat. Rosa, Sat.</text:span><text:span text:style-name="T8563"><text:s/></text:span><text:span text:style-name="T8564">3</text:span>: versi dalla<text:s/><text:span text:style-name="T8565">Satira III</text:span><text:s/>di Salvator Rosa, «La pittura» (1640), 175-177: il pittore e letterato napoletano polemizza in particolare con i bamboccianti e con i facili esecutori di nature morte, capaci di goffaggini e anacronismi dettati dall’ignoranza</text:p>
      <text:h text:style-name="Titre3" text:outline-level="3">Cap. III</text:h>
      <text:p text:style-name="p"><text:span text:style-name="anchor">[commento_</text:span><text:span text:style-name="anchor">Sez.</text:span><text:span text:style-name="anchor">V.3.0.3</text:span><text:span text:style-name="anchor">]<text:s/></text:span>•<text:s/><text:span text:style-name="T8566">Altri di poi, cui<text:s/></text:span><text:span text:style-name="T8567">‘</text:span><text:span text:style-name="T8568">l chiaro lume offende</text:span>: parafrasi da Petrarca,<text:s/><text:span text:style-name="T8569">Canzoniere</text:span>, 19, v. 3 (<text:span text:style-name="quote.c">«altri, però che<text:s/></text:span><text:span text:style-name="quote.c">‘</text:span><text:span text:style-name="quote.c">l gran lume gli offende»</text:span>): fuori contesto, perché l’incipit del sonetto si riferisce al vario modo con cui gli animali sostengono la luce del sole, paragonato alla visione di Laura.</text:p>
      <text:h text:style-name="Titre3" text:outline-level="3">Cap. IV</text:h>
      <text:p text:style-name="p"><text:span text:style-name="anchor">[commento_</text:span><text:span text:style-name="anchor">Sez.</text:span><text:span text:style-name="anchor">V.4.2.2</text:span><text:span text:style-name="anchor">]<text:s/></text:span>•<text:s/><text:span text:style-name="T8570">quodcumque ostendis mihi sic, incredulus odi</text:span>:<text:s/>‘odio, incredulo, quanto tu mi mostri’<text:s/>(Orazio,<text:s/><text:span text:style-name="T8571">Ars</text:span><text:s/><text:span text:style-name="T8572">poetica</text:span>, v. 188).</text:p>
      <text:p text:style-name="p"><text:span text:style-name="anchor">[commento_</text:span><text:span text:style-name="anchor">Sez.</text:span><text:span text:style-name="anchor">V.4.3.1</text:span><text:span text:style-name="anchor">]<text:s/></text:span>•<text:s/><text:span text:style-name="T8573">campana fonica</text:span>: il già citato recensore romano contestò a Planelli la sua sfiducia verso questo espediente fonico-architettonico:<text:s/><text:span text:style-name="quote.c">«il suo raziocinio, al paragrafo terzo, sulla campana fonica, è falso e non ben applicato, siccome dimostrar si potrebbe agevolmente ove qui fosse permesso entrare in fisiche</text:span><text:span text:style-name="quote.c"><text:s/></text:span><text:span text:style-name="quote.c">e matematiche disquisizioni»</text:span><text:s/>(«Efemeridi letterarie di Roma», n. V, 30 gennaio 1773, p. 37).<text:s/></text:p>
      <text:p text:style-name="p"><text:span text:style-name="anchor">[commento_</text:span><text:span text:style-name="anchor">Sez.</text:span><text:span text:style-name="anchor">V.4.3.3</text:span><text:span text:style-name="anchor">]<text:s/></text:span>•<text:s/><text:span text:style-name="T8574">teatro Olimpico di Vicenza</text:span>: sulle scelte spaziali e prospettiche di Andrea Palladio e dell’architetto che completò e realizzò il suo progetto, Vincenzo Scamozzi, vedi D. Gioseffi,<text:s/><text:span text:style-name="T8575">Palladio e Scamozzi: il recupero dell</text:span><text:span text:style-name="T8576">’</text:span><text:span text:style-name="T8577">illusionismo integrale del teatro vitruviano</text:span>, in «Bollettino del Centro di Studi Internazionale di Architettura Andrea Palladio», XVI, 1974, pp. 271-286.</text:p>
      <text:p text:style-name="p"><text:span text:style-name="anchor">[commento_</text:span><text:span text:style-name="anchor">Sez.</text:span><text:span text:style-name="anchor">V.4.3.4</text:span><text:span text:style-name="anchor">]<text:s/></text:span>•<text:s/><text:span text:style-name="T8578">Andrea Sighizzi</text:span>: pittore, scenografo e pittore quadraturista bolognese (morto nel 1684): fu attivo nella sua città e a Parma, Modena e Genova (dove eseguì un importante ciclo di affreschi a Palazzo Balbi-Durazzo, oggi Palazzo Reale). Sul suo contributo alla scenotecnica: R. Marchelli,<text:s/><text:span text:style-name="T8579">Gli inizi del teatro pubblico italiano e Andrea Sighizzi</text:span>, «Commentari», VI, 1955, pp. 117-126.<text:s/></text:p>
      <text:soft-page-break/>
      <text:p text:style-name="p"><text:span text:style-name="anchor">[commento_</text:span><text:span text:style-name="anchor">Sez.</text:span><text:span text:style-name="anchor">V.4.3.6</text:span><text:span text:style-name="anchor">]<text:s/></text:span>•<text:s/><text:span text:style-name="T8580">gran vasi di rame</text:span>: Planelli<text:s/>si riferisce a<text:s/>Vitruvio,<text:s/><text:span text:style-name="T8581">De architectura</text:span>, libro V,<text:s/>cap. V:<text:s/><text:span text:style-name="quote.c">«Ita ex his indagationibus mathematicis rationibus fiant vasa aerea pro ratione magnitudinis, theatri, eaque ita fabricentur, ut cum tangantur sonitum facere possint inter se diatessaron diapente ex ordine ad disdiapason»</text:span><text:s/>[‘Dalle precedenti argomentazioni tratte da princìpi matematici si fabbricheranno vasi di rame adatti alla grandezza del teatro e si dovranno realizzare in modo che una volta toccati essi rendano i suoni del<text:s/><text:span text:style-name="T8582">diatessaron</text:span>, del<text:s/><text:span text:style-name="T8583">diapente</text:span>, via via sino al<text:s/><text:span text:style-name="T8584">diapason</text:span>’].<text:s/></text:p>
      <text:p text:style-name="p"><text:span text:style-name="anchor">[commento_</text:span><text:span text:style-name="anchor">Sez.</text:span><text:span text:style-name="anchor">V.4.4.2</text:span><text:span text:style-name="anchor">]<text:s/></text:span>•<text:s/><text:span text:style-name="T8585">l</text:span><text:span text:style-name="T8586">a voce de</text:span><text:span text:style-name="T8587">’</text:span><text:span text:style-name="T8588"><text:s/>cantanti</text:span>:<text:s/>‘Strane cose si dicono intorno alla voce: nell’orchestra dei teatri è divorata dalla segatura o dalla polvere posta in mezzo’<text:s/>(Plinio,<text:s/><text:span text:style-name="T8589">Naturalis Historia</text:span>, XI, 119).</text:p>
      <text:h text:style-name="Titre2" text:outline-level="2">Sezione VI</text:h>
      <text:h text:style-name="Titre3" text:outline-level="3">Cap. I</text:h>
      <text:p text:style-name="p"><text:span text:style-name="anchor">[commento_</text:span><text:span text:style-name="anchor">Sez.</text:span><text:span text:style-name="anchor">VI.1.1.1</text:span><text:span text:style-name="anchor">]<text:s/></text:span>•<text:s/><text:span text:style-name="T8590">passioni</text:span><text:span text:style-name="T8591">: sul legame tra la danza e la cosiddetta poetica delle<text:s/></text:span><text:span text:style-name="T8592">‘</text:span><text:span text:style-name="T8593">passioni</text:span><text:span text:style-name="T8594">’</text:span><text:span text:style-name="T8595">, vedi C. Batteux,<text:s/></text:span><text:span text:style-name="T8596">Les Beaux-arts</text:span><text:span text:style-name="T8597"><text:s/>cit., III, III, II (</text:span><text:span text:style-name="quote.c">«Les passions sont le principal objet de la musique et de la danse»</text:span><text:span text:style-name="T8598">).</text:span></text:p>
      <text:h text:style-name="Titre3" text:outline-level="3">Cap. II</text:h>
      <text:p text:style-name="p"><text:span text:style-name="anchor">[commento_</text:span><text:span text:style-name="anchor">Sez.</text:span><text:span text:style-name="anchor">VI.2.1.4</text:span><text:span text:style-name="anchor">]<text:s/></text:span>•<text:s/><text:span text:style-name="T8599">Achille in Sciro</text:span>: è il già menzionato libretto di Metastasio: la peripezia guerresca sembra a Planelli massimamente adatta all’introduzione delle danze.</text:p>
      <text:p text:style-name="p"><text:span text:style-name="anchor">[commento_</text:span><text:span text:style-name="anchor">Sez.</text:span><text:span text:style-name="anchor">VI.2.1.6</text:span><text:span text:style-name="anchor">]<text:s/></text:span>•<text:s/><text:span text:style-name="T8600">Alceste</text:span>: il giurista Joseph von Sonnenfels nei suoi<text:s/><text:span text:style-name="T8601">Briefe über die wienerische Schaubühne</text:span><text:s/>ha lasciato in occasione della prima recita viennese dell’<text:span text:style-name="T8602">Alceste<text:s/></text:span>di Gluck (1767) un’eloquente testimonianza sulle danze pantomimiche escogitate in quell’occasione dal Noverre: cfr. F. Pappacena,<text:s/><text:span text:style-name="T8603">La danza classica. Le origini</text:span>, Roma-Bari, Laterza, 2009, pp. 123-125.</text:p>
      <text:p text:style-name="p"><text:span text:style-name="anchor">[commento_</text:span><text:span text:style-name="anchor">Sez.</text:span><text:span text:style-name="anchor">VI.2.1.7</text:span><text:span text:style-name="anchor">]<text:s/></text:span>•<text:s/><text:span text:style-name="T8604">Aristoti</text:span><text:span text:style-name="T8605">le</text:span>: Aristotele si esprime in maniera più sfumata:<text:s/><text:span text:style-name="quote.c">«Non ogni movimento [</text:span><text:span text:style-name="T8606">kínesis</text:span><text:span text:style-name="quote.c">] è da criticare [nella tragedia], visto che non lo è</text:span><text:span text:style-name="quote.c"><text:s/></text:span><text:span text:style-name="quote.c">la danza [</text:span><text:span text:style-name="T8607">òrkesis</text:span><text:span text:style-name="quote.c">] ma solo quello degli attori scadenti, il che appunto si rimproverava a Callipide e ora ad altri che non sanno imitare le donne per bene»</text:span><text:s/>(<text:span text:style-name="T8608">Poetica</text:span><text:s/>1462a, trad.<text:s/>D. Lanza).</text:p>
      <text:p text:style-name="p"><text:span text:style-name="anchor">[commento_</text:span><text:span text:style-name="anchor">Sez.</text:span><text:span text:style-name="anchor">VI.2.1.8</text:span><text:span text:style-name="anchor">]<text:s/></text:span>•<text:s/><text:span text:style-name="quote.c">«Tant que les Ballets de l</text:span><text:span text:style-name="quote.c">’</text:span><text:span text:style-name="quote.c">Opéra ne seront pas unis étroitement au Drame et qu</text:span><text:span text:style-name="quote.c">’</text:span><text:span text:style-name="quote.c">ils ne concourront pas à son exposition, à son noeud, à son dénouement, il seront froides et désagréables. Chaque Ballet devroit à mon sens offrir<text:s/></text:span><text:soft-page-break/><text:span text:style-name="quote.c">une scène qui enchaînât et qui liât intimement le premier Acte avec le second, le second avec le triosième etc.»</text:span><text:s/>(<text:span text:style-name="T8609">Lettres sur</text:span><text:s/><text:span text:style-name="T8610">la danse</text:span><text:s/>cit., VIII,<text:s/>pp. 132-133).</text:p>
      <text:p text:style-name="p"><text:span text:style-name="anchor">[commento_</text:span><text:span text:style-name="anchor">Sez.</text:span><text:span text:style-name="anchor">VI.2.2.2</text:span><text:span text:style-name="anchor">]<text:s/></text:span>•<text:s/><text:span text:style-name="T8611">una danza grottesca</text:span>: l’<text:span text:style-name="T8612">emmeléia</text:span>, era una danza grave, tipica della tragedia; il<text:s/><text:span text:style-name="T8613">kordax</text:span><text:s/>era la danza del coro nell’antica commedia greca dai ritmi sfrenati e buffoneschi (eseguita anche fuori dal teatro, soprattutto nei culti dedicati ad Artemide; infine al dramma satiresco apparteneva la<text:s/><text:span text:style-name="T8614">síkinnis</text:span>, antica danza frigia nata inotrno ai culti agrari della dea Cibele.<text:s/></text:p>
      <text:p text:style-name="p"><text:span text:style-name="anchor">[commento_</text:span><text:span text:style-name="anchor">Sez.</text:span><text:span text:style-name="anchor">VI.2.2.3</text:span><text:span text:style-name="anchor">]<text:s/></text:span>•<text:s/><text:span text:style-name="T8615">Cahusac</text:span>: il già menzionato Louis de Cahusac (Montauban 1706 – Parigi 1759), autore teatrale, poeta, librettista, è qui annoverato per<text:s/><text:span text:style-name="T8616">La danse ancienne et moderne ou</text:span><text:s/><text:span text:style-name="T8617">Traité historique de la danse</text:span><text:s/>(L’Aja 1754), una delle fonti di Noverre; tra l’altro Cahusac riscoprì e fece tradurre il<text:s/><text:span text:style-name="T8618">De saltatione</text:span><text:s/>di Luciano (su cui<text:s/><text:span text:style-name="T8619">infra</text:span>).</text:p>
      <text:p text:style-name="p">•<text:s/><text:span text:style-name="T8620">Noverre</text:span>:<text:s/><text:span text:style-name="quote.c">«</text:span><text:span text:style-name="quote.c"> </text:span><text:span text:style-name="quote.c">[…] il faudroit donc si nous voulons rapprocher notre<text:s/></text:span><text:span text:style-name="quote.c">A</text:span><text:span text:style-name="quote.c">rt de la vérité, donner moins d</text:span><text:span text:style-name="quote.c">’</text:span><text:span text:style-name="quote.c">attention aux jambes, et plus de soin aux bras</text:span><text:span text:style-name="quote.c"> </text:span><text:span text:style-name="quote.c">; abandonner les cabrioles pour l</text:span><text:span text:style-name="quote.c">’</text:span><text:span text:style-name="quote.c">intérêt des gestes</text:span><text:span text:style-name="quote.c"> </text:span><text:span text:style-name="quote.c">; faire moins de pas difficiles, et jouer davantage de la physionomie</text:span><text:span text:style-name="quote.c"> </text:span><text:span text:style-name="quote.c">; ne pas mettre tant de force dans l</text:span><text:span text:style-name="quote.c">’</text:span><text:span text:style-name="quote.c">exécution, mais y mêler plus d</text:span><text:span text:style-name="quote.c">’</text:span><text:span text:style-name="quote.c">esprit; s</text:span><text:span text:style-name="quote.c">’</text:span><text:span text:style-name="quote.c">écarter avec gra</text:span><text:span text:style-name="quote.c">c</text:span><text:span text:style-name="quote.c">e des re</text:span><text:span text:style-name="quote.c">gles étroites de l</text:span><text:span text:style-name="quote.c">’</text:span><text:span text:style-name="quote.c">E</text:span><text:span text:style-name="quote.c">cole, pour suivre les impression</text:span><text:span text:style-name="quote.c">s de la nature, et donner à la D</text:span><text:span text:style-name="quote.c">anse l</text:span><text:span text:style-name="quote.c">’</text:span><text:span text:style-name="quote.c">a</text:span><text:span text:style-name="quote.c">me et l</text:span><text:span text:style-name="quote.c">’</text:span><text:span text:style-name="quote.c">action qu</text:span><text:span text:style-name="quote.c">’</text:span><text:span text:style-name="quote.c">elle doit avoir pour intéresser</text:span><text:span text:style-name="quote.c"> </text:span><text:span text:style-name="quote.c">»</text:span><text:s/>(<text:span text:style-name="T8621">Lettres sur la danse</text:span><text:s/>cit., X, pp. 261-262).</text:p>
      <text:p text:style-name="p">•<text:s/><text:span text:style-name="T8622">Pilade, Batil</text:span><text:span text:style-name="T8623">l</text:span><text:span text:style-name="T8624">o, Ila</text:span>:<text:s/>tre celebri pantomimi e istrioni: Pilade, proveniente dalla Cilicia, e Batillo, originario di Alessandria d’Egitto, si contesero a Roma nel secolo di Augusto i favori del pubblico, introducendo le novità della danza greca; Ila fu allievo e emulo di Batillo.</text:p>
      <text:p text:style-name="p">•<text:s/><text:span text:style-name="T8625">Macrobio</text:span>:<text:s/><text:span text:style-name="quote.c">«Quando [Pilade] impersonò l</text:span><text:span text:style-name="quote.c">’</text:span><text:span text:style-name="T8626">Ercole pazzo</text:span><text:span text:style-name="quote.c"><text:s/>ad alcuni sembrava che non mantenesse il portamento adatto a un attore; ma egli si tolse la maschera e gridò a chi rideva:<text:s/></text:span><text:span text:style-name="quote.c">‘</text:span><text:span text:style-name="quote.c">Sciocchi! Faccio la parte di un pazzo</text:span><text:span text:style-name="quote.c">’</text:span><text:span text:style-name="quote.c">. In questo balletto scagliava anche frecce sul pubblico; e quando eseguì la stessa parte su invito di Augusto nella sua sala da pranzo tese l</text:span><text:span text:style-name="quote.c">’</text:span><text:span text:style-name="quote.c">arco e lanciò dardi. Cesare Augusto non si sdegnò d</text:span><text:span text:style-name="quote.c">’</text:span><text:span text:style-name="quote.c">essere messo da Pilade alla stessa stregua del popolo romano»</text:span><text:s/>(Macrobio Teodosio,<text:s/><text:span text:style-name="T8627">I Saturnali</text:span>, ed. cit.,<text:s/>II.16-17,<text:s/>p. 355).</text:p>
      <text:p text:style-name="p">•<text:s/><text:span text:style-name="T8628">Luciano</text:span>: Cfr. Luciano,<text:s/><text:span text:style-name="T8629">De Saltatione</text:span><text:s/>[<text:span text:style-name="T8630">Perí orchéseos</text:span>], § 67:<text:s/><text:span text:style-name="quote.c">«la pantomima si propone di rappresentare e interpretare i costumi e le passioni mettendo in scena ora un innamorato ora un collerico, ora un furioso ora un addolorato, e ognuno di questi<text:s/></text:span><text:soft-page-break/><text:span text:style-name="quote.c">caratteri con moderazione. In realtà il fatto più paradossale è che nello stesso giorno vengano rappresentati Atamante pazzo, Ino impaurita, Atreo in persona e poco dopo Tieste, o poi Egisto o Erope: tutti questi personaggi sono in un solo uomo»</text:span><text:s/>(Luciano,<text:s/><text:span text:style-name="T8631">La danza</text:span>. A cura di S. Beta. Traduzione di M. Nordera, Venezia, Marsilio 1992, p. 95). In Italia, sulla scorta della riscoperta francese del testo lucianeo, comparve, poco dopo il libro di Planelli, una fortunata versione:<text:s/><text:span text:style-name="T8632">Della danza. Dialogo di Luciano. Con annotazioni</text:span>, Firenze, Pecchioni, 1779 (con dedica al ballerino Antonio Muzzarelli di un traduttore che si cela sotto lo pseudonimo di «Crittodunamio»).<text:s/></text:p>
      <text:p text:style-name="p"><text:span text:style-name="anchor">[commento_</text:span><text:span text:style-name="anchor">Sez.</text:span><text:span text:style-name="anchor">VI.2.3.2</text:span><text:span text:style-name="anchor">]<text:s/></text:span>•<text:s/><text:span text:style-name="T8633">perito maestro</text:span>: difficile dare un nome a questo maestro di ballo.</text:p>
      <text:p text:style-name="p"><text:span text:style-name="anchor">[commento_</text:span><text:span text:style-name="anchor">Sez.</text:span><text:span text:style-name="anchor">VI.2.3.6</text:span><text:span text:style-name="anchor">]<text:s/></text:span>•<text:s/><text:span text:style-name="T8634">passionevole espressione</text:span>: Cfr. Apuleio,<text:s/><text:span text:style-name="T8635">De Platone et eius dogmate</text:span>, § 208:<text:s/><text:span text:style-name="quote.c">«Totum vero hominem in capite vultuque esse; nam prudentiam sensusque omnis non alias quam illa parte corporis contineri»</text:span><text:s/>(‘L’uomo è tutto intero nella testa e nel volto; perché il discernimento e tutti i sensi sono riuniti in questa sola parte del corpo’); la massima deriva da un passo dell’<text:span text:style-name="T8636">Alcibiade I</text:span>: cfr. Apulée,<text:s/><text:span text:style-name="T8637">Opuscules philosophiques et fragments</text:span>, Paris, Belle Lettres, 1973, p. 73.</text:p>
      <text:p text:style-name="p">•<text:s/><text:span text:style-name="T8638">si tolga poi via la maschera</text:span>: questa avversione all’uso della maschera, che semplicisticamente Planelli ritiene solo uno strumento per amplificare la voce, è solidale con la polemica settecentesca, goldoniana in particolare, contro la commedia dell’arte<text:s/></text:p>
      <text:h text:style-name="Titre3" text:outline-level="3">Cap. III</text:h>
      <text:p text:style-name="p"><text:span text:style-name="anchor">[commento_</text:span><text:span text:style-name="anchor">Sez.</text:span><text:span text:style-name="anchor">VI.3.1.1</text:span><text:span text:style-name="anchor">]<text:s/></text:span>•<text:s/><text:span text:style-name="T8639">il filosofo</text:span><text:s/><text:span text:style-name="T8640">Demetrio</text:span>:<text:s/>l’aneddoto sul filosofo cinico Demetrio, che scopre il valore conoscitivo della danza di fronte alle prodezze di un pantomimo del tempo di Nerone (forse un Paride citato da Svetonio), è letto da Planelli ancora nel<text:s/><text:span text:style-name="T8641">De saltatione</text:span><text:s/>di Luciano:<text:s/><text:span text:style-name="quote.c">«Demetrio che aveva apprezzato moltissimo lo spettacolo attribuì al pantomimo la massima lode prorompendo in un</text:span><text:span text:style-name="quote.c">’</text:span><text:span text:style-name="quote.c">esclamazione a gran voce:<text:s/></text:span><text:span text:style-name="quote.c">‘</text:span><text:span text:style-name="quote.c">Non solo vedo ma odo le cose che fa e mi sembra che siano le sue stesse mani a parlare</text:span><text:span text:style-name="quote.c">’</text:span><text:span text:style-name="quote.c">»</text:span><text:s/>(§ 63: tr. cit. p. 91).</text:p>
      <text:p text:style-name="p">•<text:s/><text:span text:style-name="T8642">Tucidide</text:span>: anche l’obliquo riferimento a Tucidide giudice di Pericle (da<text:s/><text:span text:style-name="T8643">Guerra del Peloponneso</text:span><text:s/>II.60.5) dipende dal<text:s/><text:span text:style-name="T8644">De saltatione</text:span><text:s/>di Luciano:<text:s/><text:span text:style-name="quote.c">«La lode di Tucidide a Pericle potrebbe essere il più alto encomio anche per un pantomimo (</text:span><text:span text:style-name="quote.c">‘</text:span><text:span text:style-name="quote.c">conoscere le cose necessarie e interpretarle</text:span><text:span text:style-name="quote.c">’</text:span><text:span text:style-name="quote.c">); in questo contesto per interpretazione [</text:span><text:span text:style-name="T8645">ermenéia</text:span><text:span text:style-name="quote.c">] s</text:span><text:span text:style-name="quote.c">’</text:span><text:span text:style-name="quote.c">intende l</text:span><text:span text:style-name="quote.c">’</text:span><text:span text:style-name="quote.c">evidenza dei gesti»</text:span><text:s/>(§ 36, tr. cit. p. 79).</text:p>
      <text:soft-page-break/>
      <text:p text:style-name="p"><text:span text:style-name="anchor">[commento_</text:span><text:span text:style-name="anchor">Sez.</text:span><text:span text:style-name="anchor">VI.3.1.2</text:span><text:span text:style-name="anchor">]<text:s/></text:span>•<text:s/><text:span text:style-name="T8646">Il più volte nominato Noverre</text:span>:<text:s/>il francese<text:s/>scrive tra l’altro,<text:s/>a proposito delle competenze auspicabili in un<text:s/>maestro di ballo:<text:s/><text:span text:style-name="quote.c">«</text:span><text:span text:style-name="quote.c"> Réunissons le génie du Poëte et le génie du P</text:span><text:span text:style-name="quote.c">eintre,<text:s/></text:span><text:span text:style-name="quote.c">puisque notre Art n’emprunte ses charmes que de l’imitation parfaite des objets.</text:span><text:span text:style-name="quote.c"><text:s/></text:span><text:span text:style-name="quote.c">Une teinture de G</text:span><text:span text:style-name="quote.c">éométrie ne peut être encore que très-avantageuse</text:span><text:span text:style-name="quote.c"> : elle répa</text:span><text:span text:style-name="quote.c">ndra de la netteté dans les figures, de la justesse dans les combinaisons, de la précision dans les formes. […]</text:span><text:span text:style-name="quote.c"><text:s/>Nos productions tiennent souvent encore du merveilleux. Plusieurs d’entr’elles exigent des machines : il est, par exemple, peu de sujets dans Ovide, que l’on puisse rendre, sans y associer les changements, les vols, les métamorphoses, etc. Il faut donc qu’un Maître de Ballets renonce aux Sujets de ce genre, s’il n’est machiniste lui-même </text:span><text:span text:style-name="quote.c">»</text:span>; ancora:<text:s/><text:span text:style-name="quote.c">«</text:span><text:span text:style-name="quote.c"> </text:span><text:span text:style-name="quote.c">l</text:span><text:span text:style-name="quote.c">’</text:span><text:span text:style-name="quote.c">étude de l</text:span><text:span text:style-name="quote.c">’</text:span><text:span text:style-name="quote.c">Anatomie jettera de la netteté dans les préceptes qu</text:span><text:span text:style-name="quote.c">’</text:span><text:span text:style-name="quote.c">il donnera aux sujets qu</text:span><text:span text:style-name="quote.c">’</text:span><text:span text:style-name="quote.c">il voudra former</text:span><text:span text:style-name="quote.c"> </text:span><text:span text:style-name="quote.c">: il démêlera dè</text:span><text:span text:style-name="quote.c">s-lors aisément les vices de<text:s/></text:span><text:span text:style-name="quote.c">conformation</text:span><text:span text:style-name="quote.c">,</text:span><text:span text:style-name="quote.c"><text:s/>et les défauts d</text:span><text:span text:style-name="quote.c">’</text:span><text:span text:style-name="quote.c">habitude qui s</text:span><text:span text:style-name="quote.c">’</text:span><text:span text:style-name="quote.c">opposen</text:span><text:span text:style-name="quote.c">t si souvent aux progrès des éle</text:span><text:span text:style-name="quote.c">ves</text:span><text:span text:style-name="quote.c"> </text:span><text:span text:style-name="quote.c">»</text:span><text:s/>(<text:span text:style-name="T8647">Lettres sur la danse</text:span><text:s/>cit., pp. 63-65 e p. 69).<text:s/>Munito di tale<text:s/>ambizioso<text:s/>ideale filosofico,<text:s/>l’iconoclasta<text:s/>Noverre si trovò<text:s/>comprensibilmente<text:s/>contro tutti i vecchi<text:s/><text:span text:style-name="T8648">routiniers</text:span><text:s/>della professione.</text:p>
      <text:p text:style-name="p"><text:span text:style-name="anchor">[commento_</text:span><text:span text:style-name="anchor">Sez.</text:span><text:span text:style-name="anchor">VI.3.1.3</text:span><text:span text:style-name="anchor">]<text:s/></text:span>•<text:s/><text:span text:style-name="T8649">Lionardo da Vinci</text:span>: Cfr.<text:s/><text:span text:style-name="T8650">Trattato della pittura</text:span>, parte II [Precetti al pittore]:<text:s/><text:span text:style-name="quote.c">«Le figure degli uomini abbiano atto proprio alla loro operazione, in modo che vedendoli tu intenda quello che per loro si pensa o dice, li quali saran bene imparati da chi imiterà i moti de</text:span><text:span text:style-name="quote.c">’</text:span><text:span text:style-name="quote.c"><text:s/>mutoli, i quali parlano con i movimenti delle mani, degli occhi, delle ciglia, e di tutta la persona, nel volere esprimere il concetto dell</text:span><text:span text:style-name="quote.c">’</text:span><text:span text:style-name="quote.c">animo loro»</text:span><text:s/>(Leonardo da Vinci,<text:s/><text:span text:style-name="T8651">Trattato della pittura</text:span>, Roma, De Romanis, 1817, pp. 80-81).</text:p>
      <text:p text:style-name="p"><text:span text:style-name="anchor">[commento_</text:span><text:span text:style-name="anchor">Sez.</text:span><text:span text:style-name="anchor">VI.3.2.1</text:span><text:span text:style-name="anchor">]<text:s/></text:span>•<text:s/><text:span text:style-name="T8652">cazzatello</text:span>:<text:s/>‘uomo piccolo’,<text:s/>‘ragazzino’.</text:p>
      <text:h text:style-name="Titre2" text:outline-level="2">Sezione VII</text:h>
      <text:p text:style-name="p"><text:span text:style-name="anchor">[commento_</text:span><text:span text:style-name="anchor">Sez.</text:span><text:span text:style-name="anchor">VII.0.0.1</text:span><text:span text:style-name="anchor">]<text:s/></text:span>•<text:s/>Quest’ultima sezione del libro di Planelli, che tocca questioni d’ordine moral-religioso, è stata ripresa per intero in testa<text:s/>al<text:s/>volume terzo dell’edizione napoletana delle<text:s/><text:span text:style-name="T8653">Opere</text:span><text:s/>di Metastasio (De Bonis, 1781), pp.<text:s/>XLVII- LXXXIV.</text:p>
      <text:h text:style-name="Titre3" text:outline-level="3">Cap. I</text:h>
      <text:p text:style-name="p"><text:span text:style-name="anchor">[commento_</text:span><text:span text:style-name="anchor">Sez.</text:span><text:span text:style-name="anchor">VII.1.0.1</text:span><text:span text:style-name="anchor">]<text:s/></text:span>•<text:s/><text:span text:style-name="T8654">donne francesi</text:span>: il riferimento è alla commedia<text:s/><text:span text:style-name="T8655">Les femmes savantes</text:span><text:s/>(1672) di Molière; vedi<text:s/><text:span text:style-name="T8656">Réflexions nouvelles sur les femmes par une dame de la Cour</text:span>, Paris, Breton,<text:s/>1727, pp. 5-7:<text:s/><text:span text:style-name="quote.c">«Le livre de Dom-Quichotte, selon un Auteur Espagnol, a perdu la Monarchie d</text:span><text:span text:style-name="quote.c">’</text:span><text:span text:style-name="quote.c">Espagne; parce que le ridicule qu</text:span><text:span text:style-name="quote.c">’</text:span><text:span text:style-name="quote.c">il a répandu<text:s/></text:span><text:soft-page-break/><text:span text:style-name="quote.c">sur la valeur, que cette Nation possedoit autrefois dans un dégré si éminent, en a amolli et énervé le courage. Molière en France a fait le même desordre, par la Comedie des Femmes Sçavantes. Depuis ce tems-là on a attaché presque autant de honte au sçavoir des femmes, qu</text:span><text:span text:style-name="quote.c">’</text:span><text:span text:style-name="quote.c">aux vices qui leur sont les plus défendus. Lorsqu</text:span><text:span text:style-name="quote.c">’</text:span><text:span text:style-name="quote.c">elles se sont vûës attaquées sur des amusemens innocens, elles ont compris que, honte pour honte, il falloit choisir celle qui leur rendoit davantage, et elle se sont livrées aux plaisirs. Le desordre s</text:span><text:span text:style-name="quote.c">’</text:span><text:span text:style-name="quote.c">est accru par l</text:span><text:span text:style-name="quote.c">’</text:span><text:span text:style-name="quote.c">exemple et a été autorisé par les femmes en dignité; car la licence et l</text:span><text:span text:style-name="quote.c">’</text:span><text:span text:style-name="quote.c">impunité sont les privileges des la Grandeur: Alexandre nous l</text:span><text:span text:style-name="quote.c">’</text:span><text:span text:style-name="quote.c">a appris»</text:span>.<text:s/>Anne-Thérèse de Marguenat<text:s/>de Courcelles, marchesa di Lambert (1647-1733), tenne uno dei più vivaci salotti letterari dell’età della Reggenza (vi si incontrarono tra gli altri Montesquieu, La Rochefoucauld, Fontenelle), dintinguendosi nel rivendicare il diritto delle donne all’istruzione.<text:s/></text:p>
      <text:p text:style-name="p"/>
      <text:p text:style-name="p">•<text:s/><text:span text:style-name="T8657">publici teatri</text:span>: i versi citati in nota sono dal<text:s/><text:span text:style-name="T8658">Britannicus<text:s/></text:span>di Racine, IV, 4 (Narcisse riferisce malevolmente a Nerone le opinioni di Burro, e di altri, sui costumi<text:s/>dell’imperatore);<text:s/>l’aneddoto su Luigi è riferito da Voltaire nel capitolo XXVI del<text:s/><text:span text:style-name="T8659">Siècle</text:span>:<text:s/><text:span text:style-name="quote.c">«Dès-lors il ne dansa plus en public; et le poète réforma le Monarque»</text:span><text:s/>(cito da Voltaire,<text:s/><text:span text:style-name="T8660">Siècle de</text:span><text:s/><text:span text:style-name="T8661">Louis XIV</text:span>.<text:span text:style-name="T8662"><text:s/>Nouvelle</text:span><text:s/><text:span text:style-name="T8663">édition</text:span>, tomo II, Lausanne,1780, p. 246).</text:p>
      <text:p text:style-name="p">•<text:s/><text:span text:style-name="T8664">riguardevole scrittore</text:span>: Planelli si riferisce al seguente passo del marchese di Mirabeau, che prende di mira sia<text:s/><text:span text:style-name="T8665">George Dandin</text:span><text:s/>di Molière (1668),<text:s/>sia<text:s/><text:span text:style-name="T8666">Le Baron de la Crasse</text:span><text:s/>di Raymond Poisson detto<text:s/><text:span text:style-name="T8667">Beroche</text:span><text:s/>(1662):<text:s/><text:span text:style-name="quote.c">«Un Espagnol blâmoit Miguel de Cervantes d</text:span><text:span text:style-name="quote.c">’</text:span><text:span text:style-name="quote.c">avoir nui à sa patrie en ridiculisant la Chevalerie dans son Dom Quixote […]. On pourrait faire le même reproche à Molière et à ses imitateurs: en ridiculisant les Gentilshommes campagnards, les Barons de la Crasse, les Sottenville etc. ils ont cru n</text:span><text:span text:style-name="quote.c">’</text:span><text:span text:style-name="quote.c">attaquer que la sote vanité et la plate ignorance des Seigneurs</text:span><text:span text:style-name="quote.c"><text:s/></text:span><text:span text:style-name="quote.c">châtelains; mais le mot de<text:s/></text:span><text:span text:style-name="T8668">campagnard</text:span><text:span text:style-name="quote.c"><text:s/>et de<text:s/></text:span><text:span text:style-name="T8669">provincial</text:span><text:span text:style-name="quote.c"><text:s/>sont devenu ridicules. La crainte du ridicule feroit passer un François par le gouleau d</text:span><text:span text:style-name="quote.c">’</text:span><text:span text:style-name="quote.c">une bouteille; tout le monde a voulu devenir homme de Cour ou de Ville, et adieu les champs»</text:span><text:s/>(<text:span text:style-name="T8670">L</text:span><text:span text:style-name="T8671">’</text:span><text:span text:style-name="T8672">ami des hommes ou Traité de la population.<text:s/></text:span><text:span text:style-name="T8673">Première partie</text:span>, c. VI, Avignon, 1756,<text:s/>p. 73). Victor Riqueti marchese di Mirabeau (1715-1789), economista e filosofo, fu uno dei più appassionati assertori dei princìpi della fisiocrazia: ebbe largo seguito tra gli illuministi, sia in Francia sia in Italia.</text:p>
      <text:soft-page-break/>
      <text:h text:style-name="Titre3" text:outline-level="3">Cap. II</text:h>
      <text:p text:style-name="p"><text:span text:style-name="anchor">[commento_</text:span><text:span text:style-name="anchor">Sez.</text:span><text:span text:style-name="anchor">VII.2.0.1</text:span><text:span text:style-name="anchor">]<text:s/></text:span>•<text:s/><text:span text:style-name="T8674">il direttore</text:span>: forse nelle righe che seguono c’è una lontana eco delle vecchie pagine satiriche di Benedetto Marcello:<text:s/><text:span text:style-name="quote.c">«Non dovrà l</text:span><text:span text:style-name="quote.c">’</text:span><text:span text:style-name="quote.c">impresario moderno possedere notizia veruna delle cose appartenenti al teatro, non intendendosi punto di musica, di poesia, di pittura»</text:span><text:s/>(e così via:<text:s/><text:span text:style-name="T8675">Il teatro alla moda</text:span><text:s/>cit., p. 40); si noti però che Planelli cerca di distinguere tra le responsabilità del direttore (noi diremmo: direttore artistico) e dell’impresario, che immagina mosso solo dalla molla economica. Ma è chiaro che, con l’eccezione dei casi di mecenatismo da parte dei prìncipi, erano gli impresari, non i direttori, a dettare le regole.<text:s/></text:p>
      <text:p text:style-name="p"><text:span text:style-name="anchor">[commento_</text:span><text:span text:style-name="anchor">Sez.</text:span><text:span text:style-name="anchor">VII.2.0.2</text:span><text:span text:style-name="anchor">]<text:s/></text:span>•<text:s/><text:span text:style-name="T8676">Tarpa</text:span>: Spurius Maecius Tarpa, grammatico e letterato latino vissuto nel primo secolo a.C. la cui autorità di giudice del gusto fu riconosciuta, tra gli altri, da Orazio; cfr.<text:s/><text:span text:style-name="T8677">Ars Poetica</text:span>, vv. 385-390:<text:s/><text:span text:style-name="quote.c">«Tu nihil invita dices faciesve Minerva; / id tibi iudicium est, ea mens. Siquid tamen olim / scrpseris, in Maeci discenda iudicis auris / et patris et nostras, nonumque prematur in annum / membranis intus positis: delere licebit / quod non edideris; nescit vox missa reverti»</text:span><text:s/>(‘Se Minerva si oppone, niente dirai, / per il giudizio e l’intelligenza che possiedi. E se qualche volta / scriverai, lo farai leggere a Mecio / a tuo padre e a me, e nove anni lo terrai chiuso / nella cassetta delle pergamene e potrai distruggere / quanto non avrai pubblicato, perché voce fuggita poi richiamar non vale’).</text:p>
      <text:p text:style-name="p">•<text:s/><text:span text:style-name="T8678">securus, cadat, an recto stet fabula talo</text:span>: Orazio,<text:s/><text:span text:style-name="T8679">Epist</text:span><text:span text:style-name="T8680">olae</text:span>, I,<text:s/>II, vv. 175-176:<text:s/>‘ha come<text:s/>unico<text:s/>scopo riempirsi<text:s/>la borsa / e non gli importa se la commedia stia in piedi o no’.</text:p>
      <text:h text:style-name="Titre3" text:outline-level="3">Cap. III</text:h>
      <text:p text:style-name="p"><text:span text:style-name="anchor">[commento_</text:span><text:span text:style-name="anchor">Sez.</text:span><text:span text:style-name="anchor">VII.3.0.2</text:span><text:span text:style-name="anchor">]<text:s/></text:span>•<text:s/><text:span text:style-name="T8681">perfettissimo ammetteano</text:span>:<text:s/>in quest’ultimo capitolo Planelli ingaggia, a suon di<text:s/><text:span text:style-name="T8682">auctoritates</text:span><text:s/>filosofiche e religiose relegate in nota, una battaglia contro i rigoristi e i moralisti a difesa dell’intrinseca moralità del teatro. Qui tocca la vecchia questione della liceità d’introdurre invocazioni agli dèi in bocca agli eroi dei melodrammi (si sa che gli stampatori dei libri se la cavavano con formule di comodo, suggerite dallo stesso censore, in cui si negava che parole cone<text:s/><text:span text:style-name="T8683">nu</text:span><text:span text:style-name="T8684">m</text:span><text:span text:style-name="T8685">i</text:span>,<text:s/><text:span text:style-name="T8686">fato</text:span>,<text:s/><text:span text:style-name="T8687">dèi</text:span>, eccetera, potessero inficiare la fede dell’autore). Rimanda in particolare alla tesi sull’implicito monoteismo dei filosofi classici menzionando due teologi anglicani:<text:s/>Rulph Cudworth,<text:s/><text:span text:style-name="T8688">The True Intellectual System of the Universe in which all the Arguments for and against Atheism are clearly stated and examined<text:s/></text:span>(1678); William<text:s/><text:soft-page-break/>Warburton, quest’ultimo letto in una fortunata compilazione antologica francese,<text:s/><text:span text:style-name="T8689">Dissertations sur l</text:span><text:span text:style-name="T8690">’</text:span><text:span text:style-name="T8691">union de la religion, de la morale et de la politique, tirées d</text:span><text:span text:style-name="T8692">’</text:span><text:span text:style-name="T8693">un ouvrage de<text:s/></text:span>M. Warburton<text:span text:style-name="T8694"><text:s/>par Monsieur<text:s/></text:span>de Silhouette, L’Aja, 1742 (pensieri tratti dalla<text:s/><text:span text:style-name="T8695">Divine Legation of Moses</text:span><text:s/>di Warburton, di pochi anni prima).</text:p>
      <text:p text:style-name="p"><text:span text:style-name="anchor">[commento_</text:span><text:span text:style-name="anchor">Sez.</text:span><text:span text:style-name="anchor">VII.3.0.3</text:span><text:span text:style-name="anchor">]<text:s/></text:span>•<text:s/><text:span text:style-name="T8696">i più schifi allettando ha persuaso</text:span>: Tasso,<text:s/><text:span text:style-name="T8697">Gerusalemme liberata</text:span>, I, 3 (recte: «schivi»).</text:p>
      <text:p text:style-name="p"><text:span text:style-name="anchor">[commento_</text:span><text:span text:style-name="anchor">Sez.</text:span><text:span text:style-name="anchor">VII.3.0.5</text:span><text:span text:style-name="anchor">]<text:s/></text:span>•<text:s/><text:span text:style-name="T8698">nelle commedie di Terenzio</text:span>: per Planelli<text:s/><text:span text:style-name="T8699">Andria</text:span><text:s/>e<text:s/><text:span text:style-name="T8700">Eunuco</text:span><text:s/>rappresentano, secondo antica tradizione umanistica, gli esempi migliori di commedia castigata e didatticamente efficace.</text:p>
      <text:p text:style-name="p"><text:span text:style-name="anchor">[commento_</text:span><text:span text:style-name="anchor">Sez.</text:span><text:span text:style-name="anchor">VII.3.0.9</text:span><text:span text:style-name="anchor">]<text:s/></text:span>•<text:s/><text:span text:style-name="T8701">Claudio imperatore le proscrisse</text:span>: alle riforme teatrali di Claudio fa cenno Svetonio,<text:s/><text:span text:style-name="T8702">Vitae</text:span><text:span text:style-name="T8703"><text:s/></text:span><text:span text:style-name="T8704">Caesarum</text:span>,<text:s/><text:span text:style-name="T8705">Vita Divi C</text:span><text:span text:style-name="T8706">l</text:span><text:span text:style-name="T8707">a</text:span><text:span text:style-name="T8708">udi</text:span>, XXI.<text:s/></text:p>
      <text:p text:style-name="p"><text:span text:style-name="anchor">[commento_</text:span><text:span text:style-name="anchor">Sez.</text:span><text:span text:style-name="anchor">VII.3.0.11</text:span><text:span text:style-name="anchor">]<text:s/></text:span>•<text:s/><text:span text:style-name="T8709">Innocenzio XI</text:span>: durante il pontificato di Benedetto Odescalchi (papa tra il 1676 e il 1689) gli spettacoli teatrali furono regolati a Roma<text:s/>in senso rigoristico: prima vietando che le donne apprendessero la musica da maestri uomini, poi proibendone del tutto la presenza sul palcoscenico. S’intende che per l’opera in musica il ricorso agli evirati (emigrando le cantanti per lo più a Venezia, Milano e Napoli) provocò a Roma scandali d’altro tipo:<text:s/>ma di questo Planelli preferisce prudentemente tacere, pur detestando, dal punto di vista dell’effetto artisico, i castrati.</text:p>
      <text:p text:style-name="p"><text:span text:style-name="anchor">[commento_</text:span><text:span text:style-name="anchor">Sez.</text:span><text:span text:style-name="anchor">VII.3.0.12</text:span><text:span text:style-name="anchor">]<text:s/></text:span>•<text:s/><text:span text:style-name="T8710">un Arione</text:span>: dà genericamente il nome del citaredo e cantore del mito (Arione di Metimna, presunto inventore del ditirambo) al tipo di efebo che compariva sulle scene settecentesche nel ruolo di danzatore o cantante dopo le leggi di Innocenzo XI.</text:p>
      <text:p text:style-name="p"><text:span text:style-name="anchor">[commento_</text:span><text:span text:style-name="anchor">Sez.</text:span><text:span text:style-name="anchor">VII.3.0.13</text:span><text:span text:style-name="anchor">]<text:s/></text:span>•<text:s/><text:span text:style-name="T8711">persone di teatro</text:span>: Planelli, accanto alle molte autorità scritturali, cita due opere italiane medio-settecentesche: Daniele Concina,<text:s/><text:span text:style-name="T8712">De spectaculis theatralibus Christiano cuique tum laico, tum clericis vetitis</text:span><text:s/>(Roma, Barbiellini, 1752); Giovanni Antonio Bianchi [Laurisio Tragiense],<text:s/><text:span text:style-name="T8713">Dei vizj</text:span><text:span text:style-name="T8714"><text:s/>e dei difetti del moderno teatro</text:span><text:s/><text:span text:style-name="T8715">e del</text:span><text:s/><text:span text:style-name="T8716">modo di correggergli e d</text:span><text:span text:style-name="T8717">’</text:span><text:span text:style-name="T8718">emendarli</text:span><text:s/>(Roma, Stamperi di Pallade 1753). Il padre domenicano D. Concina (1687-1756) tenne il partito dei rigoristi condannando, contro i gesuiti e sulla scorta del pensiero giansenista, ogni forma di spettacolo; gli risposero in molti, tra cui Scipione Maffei e appunto il frate minore osservante G.A. Bianchi (1686-1758), il quale attaccò Concina anche sul punto dell’autorità di san Tommaso, appoggiandosi a Bossuet:<text:s/><text:span text:style-name="quote.c">«solamente sotto il nome di Strione [Tommaso] volle</text:span><text:span text:style-name="quote.c"><text:s/></text:span><text:span text:style-name="quote.c">comprender alcuni giocolieri, i quali coi lor giochi dilettano,<text:s/></text:span><text:soft-page-break/><text:span text:style-name="quote.c">rallegrano la brigata, che perciò non mai nominò, né commedie, né scene, né teatro»</text:span><text:s/>(G.A. Bianchi,<text:s/><text:span text:style-name="T8719">Dej vizi</text:span><text:s/>cit., p. 197). Di là dalla sostanza della controversia teologica, è ovvia la preferenza di Planelli per le argomentazioni degli antirigoristi; l’impegno dialettico mostrato da Planelli testimonia la persistente attualità in Italia di tale dibattito, che era ormai fuori corso in Francia o in Inghilterra.</text:p>
      <text:p text:style-name="p">•<text:s/><text:span text:style-name="T8720">notati d</text:span><text:span text:style-name="T8721">’</text:span><text:span text:style-name="T8722">infamia</text:span>: Planelli si riferisce a questi due passi:<text:s/><text:span text:style-name="quote.c">«On ne pourroit sans une grande injustice imputer à la poésie l</text:span><text:span text:style-name="quote.c">’</text:span><text:span text:style-name="quote.c">abus qui a été fait de ses attraits innocents eux-mêmes, autrement il s</text:span><text:span text:style-name="quote.c">’</text:span><text:span text:style-name="quote.c">ensuivroit que c</text:span><text:span text:style-name="quote.c">’</text:span><text:span text:style-name="quote.c">est un crime que de penser et de parler, ni aïant rien dont ait tant abusé que de la pensée et de la parole. La poèsie elle-même a condamné les ouvrages trop libres»</text:span><text:s/>( H.-C. Le Gendre,<text:s/><text:span text:style-name="T8723">Traité de l</text:span><text:span text:style-name="T8724">’</text:span><text:span text:style-name="T8725">opinion ou Mémoires pour servir à l</text:span><text:span text:style-name="T8726">’</text:span><text:span text:style-name="T8727">histoire de l</text:span><text:span text:style-name="T8728">’</text:span><text:span text:style-name="T8729">esprit humain</text:span>, t. I,<text:s/>Paris, Briasson, 1735, p. 48);<text:s/><text:span text:style-name="quote.c">«Il seroit fort injuste d</text:span><text:span text:style-name="quote.c">’</text:span><text:span text:style-name="quote.c">attacher l</text:span><text:span text:style-name="quote.c">’</text:span><text:span text:style-name="quote.c">infamie à une profession, dont le but doit être la réforme des mœurs, la correction des vices, l</text:span><text:span text:style-name="quote.c">’</text:span><text:span text:style-name="quote.c">élévation des sentiments. Regardons, à la bonne heure, les comédiens publics comme exerçant un métier mercenaire; mettons-les dans notre estime au-dessous des artisans distingués qui excellent dans leur art; mais ne déshonorons pas un métier qui est bon en soi, et qui demande des talens du genre et du charactère les plus honnêtes»</text:span><text:s/>(<text:span text:style-name="T8730">Traité<text:s/></text:span>cit., t. III, 1741, pp. 693-694).<text:s/>L’opera enciclopedica di<text:s/>Gilbert-Charles Le Gendre (1668-1746)<text:s/>marchese di Saint-Aubain-sur-Loire provò a tracciare, nel solco del cattolicesimo illuminato,<text:s/>una storia<text:s/>universale delle opinioni e dei pregiudizi filosofici (di particolare interesse la critica alle cosiddette scienze occulte).</text:p>
      <text:p text:style-name="p"><text:span text:style-name="anchor">[commento_</text:span><text:span text:style-name="anchor">Sez.</text:span><text:span text:style-name="anchor">VII.3.0.15</text:span><text:span text:style-name="anchor">]<text:s/></text:span>•<text:s/><text:span text:style-name="T8731">discrediti i secondi</text:span>: in nota Planelli si riferisce a Voltaire,<text:s/><text:span text:style-name="T8732">Socrate</text:span>, Préface:<text:s/><text:span text:style-name="quote.c">«Addison regardait Caton comme la victime de la liberté et Socrate comme le martyr de la sagesse. Mais le Chevalier Richard Steele lui persuada que le sujet de Caton était plus théâtral que l</text:span><text:span text:style-name="quote.c">’</text:span><text:span text:style-name="quote.c">autre et surtout plus convenable à sa Nation dans un temps de trouble. En effet la mort de Socrate auroit fait peu d</text:span><text:span text:style-name="quote.c">’</text:span><text:span text:style-name="quote.c">impression, peut-être, dans un pays où l</text:span><text:span text:style-name="quote.c">’</text:span><text:span text:style-name="quote.c">on ne persécute personne pour sa religion; et Richard Steel dit expressement dans le Tatler, qu</text:span><text:span text:style-name="quote.c">’</text:span><text:span text:style-name="T8733">on doit choisir pour le sujet des pièces de théâtre le vice le plus dominant chez la Nation pour laquelle on travail</text:span><text:span text:style-name="quote.c">»</text:span><text:s/>(<text:span text:style-name="T8734">Socrate. Ouvrage dramatique traduit de l</text:span><text:span text:style-name="T8735">’</text:span><text:span text:style-name="T8736">Anglais de feu M. Tompson</text:span>, Amsterdam, 1759, pp. 4-5).<text:s/></text:p>
      <text:p text:style-name="p">•<text:s/><text:span text:style-name="T8737">Le Supplicanti</text:span>: ovviamente la tragedia di Euripide, scritta durante la Guerra del Pelopponeso, più spesso tradotta come<text:s/><text:span text:style-name="T8738">Le supplici</text:span><text:s/>[<text:span text:style-name="T8739">Hikétides</text:span>].</text:p>
      <text:soft-page-break/>
      <text:p text:style-name="p">•<text:s/><text:span text:style-name="T8740">Addis</text:span><text:span text:style-name="T8741">s</text:span><text:span text:style-name="T8742">on</text:span>:<text:s/>in<text:s/><text:span text:style-name="T8743">Cato. A T</text:span><text:span text:style-name="T8744">ragedy</text:span><text:s/>(1712) Addison fece l’apologia dello stocismo antitirannico, criticando implicitamente le tentazioni autoritarie del regno di Anna durante la Guerra di sucessione spagnola.</text:p>
      <text:p text:style-name="p"><text:span text:style-name="anchor">[commento_</text:span><text:span text:style-name="anchor">Sez.</text:span><text:span text:style-name="anchor">VII.3.0.16</text:span><text:span text:style-name="anchor">]<text:s/></text:span>•<text:s/><text:span text:style-name="T8745">c</text:span><text:span text:style-name="T8746">redete voi che mai l</text:span><text:span text:style-name="T8747">’</text:span><text:span text:style-name="T8748">Aulularia</text:span>: accosta, un po’<text:s/>avventurosamente, Plauto, Molière e Voltaire; per Planelli assai efficaci furono gli attacchi volterriani al fanatismo (il<text:s/><text:span text:style-name="T8749">Mahomet</text:span><text:s/>è del 1741: allo zenit della predicazione di Voltaire contro<text:s/><text:span text:style-name="T8750">l</text:span><text:span text:style-name="T8751">’</text:span><text:span text:style-name="T8752">infâme</text:span>), mentre senza effetto risultarono le critiche plautine all’avarizia o lo smascheramento dell’ipocrisia religiosa tentato da Molière (il cui<text:s/><text:span text:style-name="T8753">Tartuffe</text:span><text:s/>provocò tuttavia più di un grattacapo al suo autore).</text:p>
      <text:p text:style-name="p">•<text:s/><text:span text:style-name="T8754">nella<text:s/></text:span>Semiramide<text:span text:style-name="T8755"><text:s/>del Metastasio</text:span>: Ircano, principe scita, è il rozzo e sfortunato amante di Tamiri nella<text:s/><text:span text:style-name="T8756">Semiramide</text:span><text:span text:style-name="T8757"><text:s/>riconosciuta</text:span><text:span text:style-name="T8758"><text:s/></text:span>di Metastasio (1729, per la musica di Leonardo Vinci): a Planelli sembra che quel ruolo di contralto si adatti più a un personaggio da commedia che da tragedia.</text:p>
      <text:p text:style-name="p"><text:span text:style-name="anchor">[commento_</text:span><text:span text:style-name="anchor">Sez.</text:span><text:span text:style-name="anchor">VII.3.0.18]<text:s/></text:span>•<text:s/><text:span text:style-name="T8759">empi</text:span><text:span text:style-name="T8760">a la dialettica faretra</text:span>: cfr. Petrarca,<text:s/><text:span text:style-name="T8761">Trionfo della Fama</text:span>, III, 61-63:<text:s/><text:span text:style-name="quote.c">«E quel che<text:s/></text:span><text:span text:style-name="quote.c">‘</text:span><text:span text:style-name="quote.c">nver di noi divenne petra, / Porfirio, che d</text:span><text:span text:style-name="quote.c">’</text:span><text:span text:style-name="quote.c">acuti sillogismi / empiè la dialettica faretra»</text:span><text:s/>(Petrarca cita Porfirio in veste di aspro avversario del cristianesimo).<text:s/></text:p>
      <text:p text:style-name="p"><text:span text:style-name="anchor">[commento_</text:span><text:span text:style-name="anchor">Sez.VII.3.0.20]<text:s/></text:span>•<text:s/><text:span text:style-name="T8762">Regolata così la poesia, il direttore volgerà l</text:span><text:span text:style-name="T8763">’</text:span><text:span text:style-name="T8764">animo alle altre arti, affinché tutte tendano ad ispirare le medesime virtù, e a screditare i medesimi vizi che il dramma vuol mettere in veduta, lusingandomi che al lettore non sembri strano, che la musica, la pittura, la danza, il vestimento, destramente adoperati, sieno attissimi ad introdurre alcune date disposizioni negli animi nostri, e ad impedirne alcune altre. E tali avvertenze, che non pretendiamo avere insegnate, ma ricordate solo al dotto direttore ed egli abili artisti, se nell</text:span><text:span text:style-name="T8765">’</text:span><text:span text:style-name="T8766">esecuzione dell</text:span><text:span text:style-name="T8767">’</text:span><text:span text:style-name="T8768">opera in musica verranno osservate, non sarà questa, come altri declama, uno spettacolo privo di buon senso e nocivo al costume; ma per lo contrario contribuirà moltissimo al progresso della publica costumatezza ed a quello delle belle arti.</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HG Mincho Light J" svg:font-family="HG Mincho Light J" style:font-family-generic="system" style:font-pitch="variable"/>
    <style:font-face style:name="Thorndale" svg:font-family="Thorndale" style:font-family-generic="roman" style:font-pitch="variable"/>
    <style:font-face style:name="Albany" svg:font-family="Albany" style:font-family-generic="swiss" style:font-pitch="variable"/>
    <style:font-face style:name="Tahoma" svg:font-family="Tahoma" style:font-family-generic="swiss" style:font-pitch="variable" svg:panose-1="2 11 6 4 3 5 4 4 2 4"/>
    <style:font-face style:name="Microsoft YaHei" svg:font-family="Microsoft YaHei" style:font-family-generic="swiss" style:font-pitch="variable" svg:panose-1="2 11 5 3 2 2 4 2 2 4"/>
    <style:font-face style:name="Liberation Sans" svg:font-family="Liberation Sans"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margin-top="0.1666in" fo:margin-bottom="0.0416in"/>
      <style:text-properties style:font-name="Cambria" fo:font-weight="bold" style:font-weight-asian="bold" style:font-weight-complex="bold" style:letter-kerning="true"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margin-top="0.1666in" fo:margin-bottom="0.0416in"/>
      <style:text-properties style:font-name="Cambria" fo:font-weight="bold" style:font-weight-asian="bold" style:font-weight-complex="bold" fo:font-style="italic" style:font-style-asian="italic" style:font-style-complex="italic" fo:font-size="14pt" style:font-size-asian="14pt" style:font-size-complex="14pt" fo:hyphenate="false"/>
    </style:style>
    <style:style style:name="Titre3" style:display-name="Titre 3" style:family="paragraph" style:parent-style-name="Normal" style:next-style-name="Normal" style:default-outline-level="3">
      <style:paragraph-properties fo:keep-with-next="always" fo:margin-top="0.1666in" fo:margin-bottom="0.0416in"/>
      <style:text-properties style:font-name="Cambria" fo:font-weight="bold" style:font-weight-asian="bold" style:font-weight-complex="bold" fo:font-size="13pt" style:font-size-asian="13pt" style:font-size-complex="13pt" fo:hyphenate="false"/>
    </style:style>
    <style:style style:name="Titre4" style:display-name="Titre 4" style:family="paragraph" style:parent-style-name="Normal" style:next-style-name="Normal" style:default-outline-level="4">
      <style:paragraph-properties fo:keep-with-next="always" fo:margin-top="0.1666in" fo:margin-bottom="0.0416in"/>
      <style:text-properties style:font-name="Calibri" fo:font-weight="bold" style:font-weight-asian="bold" style:font-weight-complex="bold" fo:font-size="14pt" style:font-size-asian="14pt" style:font-size-complex="14pt" fo:hyphenate="false"/>
    </style:style>
    <style:style style:name="Titre5" style:display-name="Titre 5" style:family="paragraph" style:parent-style-name="Normal" style:next-style-name="Corpsdetexte" style:default-outline-level="5">
      <style:paragraph-properties fo:keep-with-next="always" text:number-lines="false" fo:text-align="center" fo:line-height="130%"/>
      <style:text-properties style:font-name="Liberation Serif" style:font-name-asian="SimSun" style:font-name-complex="Mangal" style:letter-kerning="true" fo:language="fr" fo:country="FR" style:language-asian="fr" style:country-asian="FR" style:language-complex="hi" style:country-complex="IN" fo:hyphenate="false"/>
    </style:style>
    <style:style style:name="Titre6" style:display-name="Titre 6" style:family="paragraph" style:parent-style-name="Normal" style:next-style-name="Corpsdetexte" style:default-outline-level="6">
      <style:paragraph-properties fo:keep-with-next="always" text:number-lines="false" fo:margin-top="0.0784in" fo:margin-bottom="0.0395in" fo:line-height="130%"/>
      <style:text-properties style:font-name="Liberation Serif" style:font-name-asian="SimSun" style:font-name-complex="Mangal" style:letter-kerning="true" fo:language="fr" fo:country="FR" style:language-asian="fr" style:country-asian="FR" style:language-complex="hi" style:country-complex="IN" fo:hyphenate="false"/>
    </style:style>
    <style:style style:name="Titre7" style:display-name="Titre 7" style:family="paragraph" style:parent-style-name="Normal" style:next-style-name="Corpsdetexte" style:default-outline-level="7">
      <style:paragraph-properties fo:keep-with-next="always" text:number-lines="false" fo:text-align="center" fo:line-height="130%"/>
      <style:text-properties style:font-name="Liberation Serif" style:font-name-asian="SimSun" style:font-name-complex="Mangal" style:letter-kerning="true" fo:language="fr" fo:country="FR" style:language-asian="fr" style:country-asian="FR" style:language-complex="hi" style:country-complex="IN" fo:hyphenate="false"/>
    </style:style>
    <style:style style:name="Titre8" style:display-name="Titre 8" style:family="paragraph" style:parent-style-name="Normal" style:next-style-name="Corpsdetexte" style:default-outline-level="8">
      <style:paragraph-properties fo:keep-with-next="always" text:number-lines="false" fo:text-align="center" fo:line-height="130%"/>
      <style:text-properties style:font-name="Liberation Serif" style:font-name-asian="SimSun" style:font-name-complex="Mangal" style:letter-kerning="true" fo:language="fr" fo:country="FR" style:language-asian="fr" style:country-asian="FR" style:language-complex="hi" style:country-complex="IN" fo:hyphenate="false"/>
    </style:style>
    <style:style style:name="Titre9" style:display-name="Titre 9" style:family="paragraph" style:parent-style-name="Normal" style:next-style-name="Corpsdetexte" style:default-outline-level="9">
      <style:paragraph-properties fo:keep-with-next="always" text:number-lines="false" fo:text-align="center" fo:line-height="130%"/>
      <style:text-properties style:font-name="Liberation Serif" style:font-name-asian="SimSun" style:font-name-complex="Mangal" style:letter-kerning="true" fo:language="fr" fo:country="FR" style:language-asian="fr" style:country-asian="FR" style:language-complex="hi" style:country-complex="IN" fo:hyphenate="false"/>
    </style:style>
    <style:style style:name="Normal" style:display-name="Normal" style:family="paragraph">
      <style:text-properties fo:font-size="12pt" style:font-size-asian="12pt" style:font-size-complex="12pt" fo:language="it" fo:country="IT" style:language-asian="it" style:country-asian="IT" fo:hyphenate="false"/>
    </style:style>
    <style:style style:name="Policepardéfaut" style:display-name="Police par défaut" style:family="text"/>
    <style:style style:name="Notedebasdepage" style:display-name="Note de bas de page" style:family="paragraph" style:parent-style-name="Normal">
      <style:paragraph-properties fo:text-align="justify"/>
      <style:text-properties fo:font-size="10pt" style:font-size-asian="10pt" style:font-size-complex="10pt" fo:hyphenate="false"/>
    </style:style>
    <style:style style:name="Appelnotedebasdep." style:display-name="Appel note de bas de p." style:family="text">
      <style:text-properties style:text-position="super 65%"/>
    </style:style>
    <style:style style:name="term" style:display-name="&lt;term&gt;" style:family="paragraph">
      <style:paragraph-properties fo:widows="0" fo:orphans="0" fo:border="0.0034in solid #000001" fo:padding="0.0833in" style:shadow="none" fo:line-height="130%" fo:background-color="#E6E6FF"/>
      <style:text-properties style:font-name="Arial" style:font-name-asian="SimSun" style:font-name-complex="Mangal" fo:color="#00000A" style:letter-kerning="true" fo:font-size="12pt" style:font-size-asian="12pt" style:font-size-complex="12pt" style:language-complex="hi" style:country-complex="IN" fo:hyphenate="false"/>
    </style:style>
    <style:style style:name="Pieddepage" style:display-name="Pied de page" style:family="paragraph" style:parent-style-name="Normal">
      <style:paragraph-properties>
        <style:tab-stops>
          <style:tab-stop style:type="center" style:position="3.3465in"/>
          <style:tab-stop style:type="right" style:position="6.693in"/>
        </style:tab-stops>
      </style:paragraph-properties>
      <style:text-properties fo:hyphenate="false"/>
    </style:style>
    <style:style style:name="Numérodepage" style:display-name="Numéro de page" style:family="text" style:parent-style-name="Policepardéfaut"/>
    <style:style style:name="p" style:display-name="&lt;p&gt;" style:family="paragraph" style:parent-style-name="Corpsdetexte">
      <style:paragraph-properties fo:text-align="justify" fo:margin-bottom="0in" fo:line-height="150%" fo:text-indent="0.1652in"/>
      <style:text-properties style:font-name-asian="SimSun" style:font-name-complex="Mangal" style:letter-kerning="true" fo:language="fr" fo:country="FR" style:language-asian="fr" style:country-asian="FR" style:language-complex="hi" style:country-complex="IN" fo:hyphenate="false"/>
    </style:style>
    <style:style style:name="Corpsdetexte" style:display-name="Corps de texte" style:family="paragraph" style:parent-style-name="Normal">
      <style:paragraph-properties fo:margin-bottom="0.0833in"/>
      <style:text-properties fo:hyphenate="false"/>
    </style:style>
    <style:style style:name="footnotereference" style:display-name="footnote reference" style:family="text">
      <style:text-properties style:font-name-complex="Times New Roman" style:text-position="super 65%"/>
    </style:style>
    <style:style style:name="Caratterenotaapièdipagina" style:display-name="Carattere nota a piè di pagina" style:family="text"/>
    <style:style style:name="footnotetext" style:display-name="footnote text" style:family="paragraph" style:parent-style-name="Normal">
      <style:paragraph-properties fo:text-align="justify" fo:line-height="130%"/>
      <style:text-properties style:font-name="Arial" style:font-name-asian="SimSun" style:font-name-complex="Mangal" style:letter-kerning="true" fo:font-size="10pt" style:font-size-asian="10pt" fo:language="fr" fo:country="FR" style:language-asian="fr" style:country-asian="FR" style:language-complex="hi" style:country-complex="IN" fo:hyphenate="false"/>
    </style:style>
    <style:style style:name="Titre1Car" style:display-name="Titre 1 Car"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fo:language="it" fo:country="IT" style:language-asian="it" style:country-asian="IT"/>
    </style:style>
    <style:style style:name="Titre2Car" style:display-name="Titre 2 Car" style:family="text">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fo:language="it" fo:country="IT" style:language-asian="it" style:country-asian="IT"/>
    </style:style>
    <style:style style:name="Titre3Car" style:display-name="Titre 3 Car" style:family="text">
      <style:text-properties style:font-name="Cambria" style:font-name-asian="Times New Roman" style:font-name-complex="Times New Roman" fo:font-weight="bold" style:font-weight-asian="bold" style:font-weight-complex="bold" fo:font-size="13pt" style:font-size-asian="13pt" style:font-size-complex="13pt" fo:language="it" fo:country="IT" style:language-asian="it" style:country-asian="IT"/>
    </style:style>
    <style:style style:name="Titre4Car" style:display-name="Titre 4 Car" style:family="text">
      <style:text-properties style:font-name="Calibri" style:font-name-asian="Times New Roman" style:font-name-complex="Times New Roman" fo:font-weight="bold" style:font-weight-asian="bold" style:font-weight-complex="bold" fo:font-size="14pt" style:font-size-asian="14pt" style:font-size-complex="14pt" fo:language="it" fo:country="IT" style:language-asian="it" style:country-asian="IT"/>
    </style:style>
    <style:style style:name="quote.c" style:display-name="&lt;quote.c&gt;" style:family="text">
      <style:text-properties style:use-window-font-color="true"/>
    </style:style>
    <style:style style:name="NotedebasdepageCar" style:display-name="Note de bas de page Car" style:family="text">
      <style:text-properties fo:language="it" fo:country="IT" style:language-asian="it" style:country-asian="IT"/>
    </style:style>
    <style:style style:name="postscript" style:display-name="&lt;postscript&gt;" style:family="paragraph" style:parent-style-name="Corpsdetexte">
      <style:paragraph-properties fo:widows="0" fo:orphans="0" style:text-autospace="none" fo:text-align="justify"/>
      <style:text-properties style:font-size-complex="10pt" fo:language="fr" fo:country="FR" style:language-asian="zh" style:country-asian="CN" fo:hyphenate="false"/>
    </style:style>
    <style:style style:name="Contenudetableau" style:display-name="Contenu de tableau" style:family="paragraph" style:parent-style-name="Normal">
      <style:paragraph-properties fo:widows="0" fo:orphans="0" text:number-lines="false" style:text-autospace="none"/>
      <style:text-properties style:font-size-complex="10pt" fo:language="en" fo:country="US" style:language-asian="zh" style:country-asian="CN" fo:hyphenate="false"/>
    </style:style>
    <style:style style:name="stage.c" style:display-name="&lt;stage.c&gt;" style:family="text">
      <style:text-properties fo:font-style="italic" style:font-style-asian="italic"/>
    </style:style>
    <style:style style:name="quote.l" style:display-name="&lt;quote.l&gt;" style:family="paragraph" style:parent-style-name="Corpsdetexte">
      <style:paragraph-properties fo:widows="0" fo:orphans="0" fo:margin-top="0.1666in" fo:margin-bottom="0.1666in" fo:margin-left="0.7437in" fo:text-indent="-0.1527in">
        <style:tab-stops/>
      </style:paragraph-properties>
      <style:text-properties style:font-name-asian="SimSun" fo:font-size="11pt" style:font-size-asian="11pt" fo:language="fr" fo:country="FR" style:language-asian="zh" style:country-asian="CN" style:language-complex="hi" style:country-complex="IN" fo:hyphenate="false"/>
    </style:style>
    <style:style style:name="quote" style:display-name="&lt;quote&gt;" style:family="paragraph" style:parent-style-name="Corpsdetexte">
      <style:paragraph-properties fo:widows="0" fo:orphans="0" fo:text-align="justify" fo:margin-top="0.1666in" fo:margin-bottom="0.1666in" fo:margin-left="0.5909in" fo:text-indent="0.1534in">
        <style:tab-stops/>
      </style:paragraph-properties>
      <style:text-properties style:font-name-asian="SimSun" fo:font-size="11pt" style:font-size-asian="11pt" fo:language="fr" fo:country="FR" style:language-asian="zh" style:country-asian="CN" style:language-complex="hi" style:country-complex="IN" fo:hyphenate="false"/>
    </style:style>
    <style:style style:name="argument" style:display-name="&lt;argument&gt;" style:family="paragraph">
      <style:paragraph-properties fo:text-align="justify" fo:margin-top="0.0833in" fo:margin-bottom="0.0833in" fo:margin-left="0.3937in" fo:margin-right="0.3937in">
        <style:tab-stops/>
      </style:paragraph-properties>
      <style:text-properties fo:font-variant="small-caps" fo:font-size="11pt" style:font-size-asian="11pt" style:font-size-complex="12pt" style:language-asian="zh" style:country-asian="CN" fo:hyphenate="false"/>
    </style:style>
    <style:style style:name="signed" style:display-name="&lt;signed&gt;" style:family="paragraph">
      <style:paragraph-properties fo:text-align="end" fo:margin-top="0.0833in" fo:margin-bottom="0.0833in"/>
      <style:text-properties fo:font-size="11pt" style:font-size-asian="11pt" style:font-size-complex="12pt" style:language-asian="zh" style:country-asian="CN" fo:hyphenate="false"/>
    </style:style>
    <style:style style:name="dateline" style:display-name="&lt;dateline&gt;" style:family="paragraph">
      <style:paragraph-properties fo:text-align="end" fo:margin-top="0.0833in" fo:margin-bottom="0.0833in"/>
      <style:text-properties fo:font-size="11pt" style:font-size-asian="11pt" style:font-size-complex="12pt" style:language-asian="zh" style:country-asian="CN" fo:hyphenate="false"/>
    </style:style>
    <style:style style:name="salute" style:display-name="&lt;salute&gt;" style:family="paragraph" style:parent-style-name="Normal">
      <style:paragraph-properties fo:widows="0" fo:orphans="0" fo:text-align="justify" fo:margin-top="0.0833in" fo:margin-bottom="0.0833in" fo:margin-left="0.3937in" fo:text-indent="0.1666in">
        <style:tab-stops/>
      </style:paragraph-properties>
      <style:text-properties style:font-name-asian="Arial Unicode MS" style:font-name-complex="Arial Unicode MS" fo:language="fr" fo:country="FR" style:language-asian="hi" style:country-asian="IN" style:language-complex="hi" style:country-complex="IN" fo:hyphenate="false"/>
    </style:style>
    <style:style style:name="epigraph" style:display-name="&lt;epigraph&gt;" style:family="paragraph">
      <style:paragraph-properties fo:text-align="justify" fo:margin-top="0.1666in" fo:margin-bottom="0.1666in" fo:margin-left="1.9687in">
        <style:tab-stops/>
      </style:paragraph-properties>
      <style:text-properties fo:font-size="11pt" style:font-size-asian="11pt" style:font-size-complex="11pt" style:language-asian="zh" style:country-asian="CN" fo:hyphenate="false"/>
    </style:style>
    <style:style style:name="stage" style:display-name="&lt;stage&gt;" style:family="paragraph" style:parent-style-name="Corpsdetexte">
      <style:paragraph-properties fo:widows="0" fo:orphans="0" style:text-autospace="none" fo:text-align="justify"/>
      <style:text-properties fo:font-style="italic" style:font-style-asian="italic" style:font-size-complex="10pt" fo:language="fr" fo:country="FR" style:language-asian="zh" style:country-asian="CN" fo:hyphenate="false"/>
    </style:style>
    <style:style style:name="bibl" style:display-name="&lt;bibl&gt;" style:family="paragraph">
      <style:paragraph-properties fo:margin-bottom="0.0784in" style:line-height-at-least="0.0694in" fo:margin-left="1.1812in">
        <style:tab-stops/>
      </style:paragraph-properties>
      <style:text-properties style:font-name-asian="Arial Unicode MS" style:font-name-complex="Arial Unicode MS" style:font-size-complex="12pt" style:language-asian="hi" style:country-asian="IN" style:language-complex="hi" style:country-complex="IN" fo:hyphenate="false"/>
    </style:style>
    <style:style style:name="byline" style:display-name="&lt;byline&gt;" style:family="paragraph">
      <style:paragraph-properties fo:text-align="end" fo:margin-bottom="0.1388in" fo:line-height="115%"/>
      <style:text-properties style:font-name="Calibri" style:font-name-asian="Arial Unicode MS" style:font-name-complex="Arial Unicode MS" fo:font-size="12pt" style:font-size-asian="12pt" style:font-size-complex="12pt" style:language-asian="hi" style:country-asian="IN" style:language-complex="hi" style:country-complex="IN" fo:hyphenate="false"/>
    </style:style>
    <style:style style:name="h1.sub" style:display-name="&lt;h1.sub&gt;" style:family="paragraph" style:parent-style-name="Titre1" style:next-style-name="Corpsdetexte" style:default-outline-level="1">
      <style:paragraph-properties fo:widows="0" fo:orphans="0" fo:margin-top="0in" fo:margin-bottom="0.1666in"/>
      <style:text-properties style:font-name="Arial" style:font-name-asian="HG Mincho Light J" style:font-name-complex="Arial Unicode MS" fo:font-weight="normal" style:font-weight-asian="normal" fo:font-style="italic" style:font-style-asian="italic" style:letter-kerning="false" fo:font-size="20pt" style:font-size-asian="20pt" style:font-size-complex="24pt" fo:language="fr" fo:country="FR" style:language-asian="hi" style:country-asian="IN" style:language-complex="hi" style:country-complex="IN" fo:hyphenate="false"/>
    </style:style>
    <style:style style:name="h2.sub" style:display-name="&lt;h2.sub&gt;" style:family="paragraph" style:parent-style-name="Titre2" style:default-outline-level="2">
      <style:paragraph-properties fo:keep-together="always" fo:widows="0" fo:orphans="0" fo:margin-top="0in" fo:margin-bottom="0.1666in" fo:line-height="120%">
        <style:tab-stops>
          <style:tab-stop style:type="left" style:position="0in"/>
        </style:tab-stops>
      </style:paragraph-properties>
      <style:text-properties style:font-name="Arial" style:font-name-asian="HG Mincho Light J" style:font-name-complex="Arial Unicode MS" fo:font-weight="normal" style:font-weight-asian="normal" style:font-weight-complex="normal" style:font-style-complex="normal" fo:font-size="16pt" style:font-size-asian="16pt" fo:language="fr" fo:country="FR" style:language-asian="hi" style:country-asian="IN" style:language-complex="hi" style:country-complex="IN" fo:hyphenate="false"/>
    </style:style>
    <style:style style:name="h3.sub" style:display-name="&lt;h3.sub&gt;" style:family="paragraph" style:parent-style-name="Titre3" style:default-outline-level="3">
      <style:paragraph-properties fo:keep-together="always" fo:widows="0" fo:orphans="0" fo:margin-top="0in" fo:margin-bottom="0.0986in" fo:margin-left="0.3937in">
        <style:tab-stops>
          <style:tab-stop style:type="left" style:position="0in"/>
        </style:tab-stops>
      </style:paragraph-properties>
      <style:text-properties style:font-name="Arial" style:font-name-asian="HG Mincho Light J" style:font-name-complex="Arial Unicode MS" fo:font-weight="normal" style:font-weight-asian="normal" style:font-weight-complex="normal" fo:font-style="italic" style:font-style-asian="italic" fo:font-size="14pt" style:font-size-asian="14pt" style:font-size-complex="14pt" fo:language="fr" fo:country="FR" style:language-asian="hi" style:country-asian="IN" style:language-complex="hi" style:country-complex="IN" fo:hyphenate="false"/>
    </style:style>
    <style:style style:name="h4.sub" style:display-name="&lt;h4.sub&gt;" style:family="paragraph" style:parent-style-name="Titre4" style:next-style-name="Corpsdetexte" style:default-outline-level="4">
      <style:paragraph-properties fo:widows="0" fo:orphans="0" fo:margin-top="0in" fo:margin-bottom="0.1666in" fo:margin-left="0.7875in">
        <style:tab-stops/>
      </style:paragraph-properties>
      <style:text-properties style:font-name="Arial" style:font-name-asian="HG Mincho Light J" style:font-name-complex="Arial Unicode MS" fo:font-weight="normal" style:font-weight-asian="normal" style:font-weight-complex="normal" fo:font-style="italic" style:font-style-asian="italic" fo:font-size="12pt" style:font-size-asian="12pt" fo:language="fr" fo:country="FR" style:language-asian="hi" style:country-asian="IN" style:language-complex="hi" style:country-complex="IN" fo:hyphenate="false"/>
    </style:style>
    <style:style style:name="l" style:display-name="&lt;l&gt;" style:family="paragraph">
      <style:paragraph-properties fo:margin-bottom="0.0833in" fo:margin-left="0.3305in" fo:text-indent="-0.1652in">
        <style:tab-stops/>
      </style:paragraph-properties>
      <style:text-properties style:font-name-asian="Arial Unicode MS" style:font-name-complex="Arial Unicode MS" fo:font-size="12pt" style:font-size-asian="12pt" style:font-size-complex="12pt" style:language-asian="hi" style:country-asian="IN" style:language-complex="hi" style:country-complex="IN" fo:hyphenate="false"/>
    </style:style>
    <style:style style:name="Acte" style:display-name="Acte" style:family="paragraph" style:parent-style-name="Titre1" style:next-style-name="Corpsdetexte" style:default-outline-level="1">
      <style:paragraph-properties fo:widows="0" fo:orphans="0" fo:text-align="center" fo:margin-bottom="0.1965in"/>
      <style:text-properties style:font-name="Thorndale" style:font-name-asian="HG Mincho Light J" style:font-name-complex="Arial Unicode MS" style:letter-kerning="false" fo:font-size="24pt" style:font-size-asian="24pt" style:font-size-complex="24pt" fo:language="fr" fo:country="FR" style:language-asian="hi" style:country-asian="IN" style:language-complex="hi" style:country-complex="IN" fo:hyphenate="false"/>
    </style:style>
    <style:style style:name="Scène" style:display-name="Scène" style:family="paragraph" style:parent-style-name="Titre2" style:default-outline-level="2">
      <style:paragraph-properties fo:keep-together="always" fo:widows="0" fo:orphans="0"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fo:font-style="normal" style:font-style-asian="normal" style:font-style-complex="normal" fo:font-size="17pt" style:font-size-asian="17pt" fo:language="fr" fo:country="FR" style:language-asian="hi" style:country-asian="IN" style:language-complex="hi" style:country-complex="IN" fo:hyphenate="false"/>
    </style:style>
    <style:style style:name="anchor" style:display-name="&lt;anchor&gt;" style:family="text">
      <style:text-properties style:use-window-font-color="true" style:text-position="0% 100%"/>
    </style:style>
    <style:style style:name="label" style:display-name="&lt;label&gt;" style:family="paragraph">
      <style:paragraph-properties fo:text-align="center" fo:margin-bottom="0.1388in" fo:line-height="115%"/>
      <style:text-properties fo:font-variant="small-caps" fo:font-size="12pt" style:font-size-asian="12pt" style:font-size-complex="12pt" style:language-asian="zh" style:country-asian="CN" fo:hyphenate="false"/>
    </style:style>
    <style:style style:name="ab" style:display-name="&lt;ab&gt;" style:family="paragraph">
      <style:paragraph-properties fo:text-align="center" fo:margin-top="0.1666in" fo:margin-bottom="0.1666in"/>
      <style:text-properties style:font-weight-complex="bold" fo:font-size="14pt" style:font-size-asian="14pt" style:font-size-complex="14pt" style:language-asian="zh" style:country-asian="CN" fo:hyphenate="false"/>
    </style:style>
    <style:style style:name="noindent" style:display-name="&lt;noindent&gt;" style:family="paragraph" style:parent-style-name="Normal">
      <style:paragraph-properties fo:widows="0" fo:orphans="0" style:text-autospace="none" fo:text-align="justify" fo:margin-bottom="0.0833in" fo:line-height="150%"/>
      <style:text-properties style:font-size-complex="10pt" fo:language="en" fo:country="US" style:language-asian="zh" style:country-asian="CN" fo:hyphenate="false"/>
    </style:style>
    <style:style style:name="speaker" style:display-name="&lt;speaker&gt;" style:family="paragraph" style:parent-style-name="stage">
      <style:paragraph-properties fo:text-align="center"/>
      <style:text-properties fo:font-style="normal" style:font-style-asian="normal" fo:hyphenate="false"/>
    </style:style>
    <style:style style:name="Élevé" style:display-name="Élevé" style:family="text">
      <style:text-properties fo:font-weight="bold" style:font-weight-asian="bold" style:font-weight-complex="bold"/>
    </style:style>
    <style:style style:name="Titre5Car" style:display-name="Titre 5 Car" style:family="text">
      <style:text-properties style:font-name="Liberation Serif" style:font-name-asian="SimSun" style:font-name-complex="Mangal" style:letter-kerning="true" fo:font-size="12pt" style:font-size-asian="12pt" style:font-size-complex="12pt" fo:language="fr" fo:country="FR" style:language-asian="fr" style:country-asian="FR" style:language-complex="hi" style:country-complex="IN"/>
    </style:style>
    <style:style style:name="Titre6Car" style:display-name="Titre 6 Car" style:family="text">
      <style:text-properties style:font-name="Liberation Serif" style:font-name-asian="SimSun" style:font-name-complex="Mangal" style:letter-kerning="true" fo:font-size="12pt" style:font-size-asian="12pt" style:font-size-complex="12pt" fo:language="fr" fo:country="FR" style:language-asian="fr" style:country-asian="FR" style:language-complex="hi" style:country-complex="IN"/>
    </style:style>
    <style:style style:name="Titre7Car" style:display-name="Titre 7 Car" style:family="text">
      <style:text-properties style:font-name="Liberation Serif" style:font-name-asian="SimSun" style:font-name-complex="Mangal" style:letter-kerning="true" fo:font-size="12pt" style:font-size-asian="12pt" style:font-size-complex="12pt" fo:language="fr" fo:country="FR" style:language-asian="fr" style:country-asian="FR" style:language-complex="hi" style:country-complex="IN"/>
    </style:style>
    <style:style style:name="Titre8Car" style:display-name="Titre 8 Car" style:family="text">
      <style:text-properties style:font-name="Liberation Serif" style:font-name-asian="SimSun" style:font-name-complex="Mangal" style:letter-kerning="true" fo:font-size="12pt" style:font-size-asian="12pt" style:font-size-complex="12pt" fo:language="fr" fo:country="FR" style:language-asian="fr" style:country-asian="FR" style:language-complex="hi" style:country-complex="IN"/>
    </style:style>
    <style:style style:name="Titre9Car" style:display-name="Titre 9 Car" style:family="text">
      <style:text-properties style:font-name="Liberation Serif" style:font-name-asian="SimSun" style:font-name-complex="Mangal" style:letter-kerning="true" fo:font-size="12pt" style:font-size-asian="12pt" style:font-size-complex="12pt" fo:language="fr" fo:country="FR" style:language-asian="fr" style:country-asian="FR" style:language-complex="hi" style:country-complex="IN"/>
    </style:style>
    <style:style style:name="DefaultParagraphFont" style:display-name="Default Paragraph Font" style:family="text"/>
    <style:style style:name="Heading1Char" style:display-name="Heading 1 Char" style:family="text">
      <style:text-properties style:font-name="Cambria" style:font-name-complex="Times New Roman" fo:font-weight="bold" style:font-weight-asian="bold" style:font-weight-complex="bold" style:letter-kerning="true" fo:font-size="16pt" style:font-size-asian="16pt" style:font-size-complex="16pt" fo:language="fr" fo:country="FR" style:language-asian="fr" style:country-asian="FR"/>
    </style:style>
    <style:style style:name="Heading2Char" style:display-name="Heading 2 Char" style:family="text">
      <style:text-properties style:font-name="Cambria" style:font-name-complex="Times New Roman" fo:font-weight="bold" style:font-weight-asian="bold" style:font-weight-complex="bold" fo:font-style="italic" style:font-style-asian="italic" style:font-style-complex="italic" fo:font-size="14pt" style:font-size-asian="14pt" style:font-size-complex="14pt" fo:language="fr" fo:country="FR" style:language-asian="fr" style:country-asian="FR"/>
    </style:style>
    <style:style style:name="Heading3Char" style:display-name="Heading 3 Char" style:family="text">
      <style:text-properties style:font-name="Cambria" style:font-name-complex="Times New Roman" fo:font-weight="bold" style:font-weight-asian="bold" style:font-weight-complex="bold" fo:font-size="13pt" style:font-size-asian="13pt" style:font-size-complex="13pt" fo:language="fr" fo:country="FR" style:language-asian="fr" style:country-asian="FR"/>
    </style:style>
    <style:style style:name="Heading4Char" style:display-name="Heading 4 Char" style:family="text">
      <style:text-properties style:font-name="Calibri" style:font-name-complex="Times New Roman" fo:font-weight="bold" style:font-weight-asian="bold" style:font-weight-complex="bold" fo:font-size="14pt" style:font-size-asian="14pt" style:font-size-complex="14pt" fo:language="fr" fo:country="FR" style:language-asian="fr" style:country-asian="FR"/>
    </style:style>
    <style:style style:name="Heading5Char" style:display-name="Heading 5 Char" style:family="text">
      <style:text-properties style:font-name="Calibri" style:font-name-complex="Times New Roman" fo:font-weight="bold" style:font-weight-asian="bold" style:font-weight-complex="bold" fo:font-style="italic" style:font-style-asian="italic" style:font-style-complex="italic" fo:font-size="13pt" style:font-size-asian="13pt" style:font-size-complex="13pt" fo:language="fr" fo:country="FR" style:language-asian="fr" style:country-asian="FR"/>
    </style:style>
    <style:style style:name="Heading6Char" style:display-name="Heading 6 Char" style:family="text">
      <style:text-properties style:font-name="Calibri" style:font-name-complex="Times New Roman" fo:font-weight="bold" style:font-weight-asian="bold" style:font-weight-complex="bold" fo:language="fr" fo:country="FR" style:language-asian="fr" style:country-asian="FR"/>
    </style:style>
    <style:style style:name="Heading7Char" style:display-name="Heading 7 Char" style:family="text">
      <style:text-properties style:font-name="Calibri" style:font-name-complex="Times New Roman" fo:font-size="12pt" style:font-size-asian="12pt" style:font-size-complex="12pt" fo:language="fr" fo:country="FR" style:language-asian="fr" style:country-asian="FR"/>
    </style:style>
    <style:style style:name="Heading8Char" style:display-name="Heading 8 Char" style:family="text">
      <style:text-properties style:font-name="Calibri" style:font-name-complex="Times New Roman" fo:font-style="italic" style:font-style-asian="italic" style:font-style-complex="italic" fo:font-size="12pt" style:font-size-asian="12pt" style:font-size-complex="12pt" fo:language="fr" fo:country="FR" style:language-asian="fr" style:country-asian="FR"/>
    </style:style>
    <style:style style:name="Heading9Char" style:display-name="Heading 9 Char" style:family="text">
      <style:text-properties style:font-name="Cambria" style:font-name-complex="Times New Roman" fo:language="fr" fo:country="FR" style:language-asian="fr" style:country-asian="FR"/>
    </style:style>
    <style:style style:name="LienInternet" style:display-name="Lien Internet" style:family="text">
      <style:text-properties style:font-name-complex="Times New Roman" fo:color="#0000FF" style:text-underline-type="single" style:text-underline-style="solid" style:text-underline-width="auto" style:text-underline-mode="continuous"/>
    </style:style>
    <style:style style:name="LienInternetvisité" style:display-name="Lien Internet visité" style:family="text">
      <style:text-properties style:font-name-complex="Times New Roman" fo:color="#800000" style:text-underline-type="none"/>
    </style:style>
    <style:style style:name="title" style:display-name="&lt;title&gt;" style:family="text">
      <style:text-properties fo:font-style="italic" style:font-style-asian="italic" style:text-underline-type="single" style:text-underline-style="solid" style:text-underline-width="auto" style:text-underline-mode="continuous"/>
    </style:style>
    <style:style style:name="author" style:display-name="&lt;author&gt;" style:family="text">
      <style:text-properties fo:font-variant="small-caps"/>
    </style:style>
    <style:style style:name="character" style:display-name="&lt;character&gt;" style:family="text"/>
    <style:style style:name="stage-c" style:display-name="&lt;stage-c&gt;" style:family="text">
      <style:text-properties fo:font-style="italic" style:font-style-asian="italic" fo:color="#00B050"/>
    </style:style>
    <style:style style:name="alert" style:display-name="alert" style:family="text">
      <style:text-properties style:font-name-complex="Times New Roman" fo:color="#FF0000"/>
    </style:style>
    <style:style style:name="ListLabel1" style:display-name="ListLabel 1" style:family="text"/>
    <style:style style:name="Caractèresdenotedebasdepage" style:display-name="Caractères de note de bas de page" style:family="text"/>
    <style:style style:name="Ancredenotedebasdepage" style:display-name="Ancre de note de bas de page" style:family="text">
      <style:text-properties style:text-position="super 65%"/>
    </style:style>
    <style:style style:name="Ancredenotedefin" style:display-name="Ancre de note de fin" style:family="text">
      <style:text-properties style:text-position="super 65%"/>
    </style:style>
    <style:style style:name="Caractèresdenotedefin" style:display-name="Caractères de note de fin" style:family="text"/>
    <style:style style:name="En-têteCar" style:display-name="En-tête Car" style:family="text">
      <style:text-properties style:font-name-complex="Times New Roman" fo:font-size="12pt" style:font-size-asian="12pt"/>
    </style:style>
    <style:style style:name="PieddepageCar" style:display-name="Pied de page Car" style:family="text">
      <style:text-properties style:font-name-complex="Times New Roman" fo:font-size="12pt" style:font-size-asian="12pt"/>
    </style:style>
    <style:style style:name="quote-c" style:display-name="&lt;quote-c&gt;" style:family="text">
      <style:text-properties style:font-name-complex="Times New Roman" fo:color="#00B050"/>
    </style:style>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annotationreference" style:display-name="annotation reference" style:family="text">
      <style:text-properties style:font-name-complex="Times New Roman" fo:font-size="8pt" style:font-size-asian="8pt" style:font-size-complex="8pt"/>
    </style:style>
    <style:style style:name="CommentaireCar" style:display-name="Commentaire Car" style:family="text">
      <style:text-properties style:font-name-complex="Times New Roman" fo:color="#00000A"/>
    </style:style>
    <style:style style:name="ObjetducommentaireCar" style:display-name="Objet du commentaire Car" style:family="text">
      <style:text-properties style:font-name-complex="Times New Roman" fo:font-weight="bold" style:font-weight-asian="bold" style:font-weight-complex="bold" fo:color="#00000A"/>
    </style:style>
    <style:style style:name="TextedebullesCar" style:display-name="Texte de bulles Car" style:family="text">
      <style:text-properties style:font-name="Tahoma" style:font-name-complex="Tahoma" fo:color="#00000A" fo:font-size="8pt" style:font-size-asian="8pt" style:font-size-complex="8pt"/>
    </style:style>
    <style:style style:name="ListLabel11" style:display-name="ListLabel 11" style:family="text"/>
    <style:style style:name="ListLabel12" style:display-name="ListLabel 12" style:family="text"/>
    <style:style style:name="ListLabel13" style:display-name="ListLabel 13" style:family="text"/>
    <style:style style:name="num" style:display-name="&lt;num&gt;" style:family="text">
      <style:text-properties style:font-name-complex="Times New Roman" fo:font-variant="small-caps"/>
    </style:style>
    <style:style style:name="bibl-c" style:display-name="&lt;bibl-c&gt;" style:family="text">
      <style:text-properties style:font-name="Arial" style:font-name-complex="Times New Roman" fo:color="#C00000"/>
    </style:style>
    <style:style style:name="title-c" style:display-name="&lt;title-c&gt;" style:family="text">
      <style:text-properties style:font-name-complex="Times New Roman" fo:font-style="italic" style:font-style-asian="italic" fo:color="#1F497D" fo:language="fr" fo:country="FR"/>
    </style:style>
    <style:style style:name="ListLabel14" style:display-name="ListLabel 14" style:family="text"/>
    <style:style style:name="ListLabel15" style:display-name="ListLabel 15" style:family="text"/>
    <style:style style:name="ListLabel16" style:display-name="ListLabel 16" style:family="text"/>
    <style:style style:name="Appeldenotedefin" style:display-name="Appel de note de fin" style:family="text">
      <style:text-properties style:text-position="super 65%"/>
    </style:style>
    <style:style style:name="TitleChar" style:display-name="Title Char" style:family="text">
      <style:text-properties style:font-name="Cambria" style:font-name-complex="Times New Roman" fo:font-weight="bold" style:font-weight-asian="bold" style:font-weight-complex="bold" style:letter-kerning="true" fo:font-size="16pt" style:font-size-asian="16pt" style:font-size-complex="16pt" fo:language="fr" fo:country="FR" style:language-asian="fr" style:country-asian="FR"/>
    </style:style>
    <style:style style:name="BodyTextChar" style:display-name="Body Text Char" style:family="text">
      <style:text-properties style:font-name-complex="Times New Roman" fo:font-size="12pt" style:font-size-asian="12pt" style:font-size-complex="12pt" fo:language="fr" fo:country="FR" style:language-asian="fr" style:country-asian="FR"/>
    </style:style>
    <style:style style:name="SubtitleChar" style:display-name="Subtitle Char" style:family="text">
      <style:text-properties style:font-name="Cambria" style:font-name-complex="Times New Roman" fo:font-size="12pt" style:font-size-asian="12pt" style:font-size-complex="12pt" fo:language="fr" fo:country="FR" style:language-asian="fr" style:country-asian="FR"/>
    </style:style>
    <style:style style:name="FootnoteTextChar" style:display-name="Footnote Text Char" style:family="text">
      <style:text-properties style:font-name-complex="Times New Roman" fo:font-size="10pt" style:font-size-asian="10pt" style:font-size-complex="10pt" fo:language="fr" fo:country="FR" style:language-asian="fr" style:country-asian="FR"/>
    </style:style>
    <style:style style:name="HeaderChar" style:display-name="Header Char" style:family="text">
      <style:text-properties style:font-name-complex="Times New Roman" fo:font-size="12pt" style:font-size-asian="12pt" style:font-size-complex="12pt" fo:language="fr" fo:country="FR" style:language-asian="fr" style:country-asian="FR"/>
    </style:style>
    <style:style style:name="FooterChar" style:display-name="Footer Char" style:family="text">
      <style:text-properties style:font-name-complex="Times New Roman" fo:font-size="12pt" style:font-size-asian="12pt" style:font-size-complex="12pt" fo:language="fr" fo:country="FR" style:language-asian="fr" style:country-asian="FR"/>
    </style:style>
    <style:style style:name="CommentTextChar" style:display-name="Comment Text Char" style:family="text">
      <style:text-properties style:font-name-complex="Times New Roman" fo:font-size="10pt" style:font-size-asian="10pt" style:font-size-complex="10pt" fo:language="fr" fo:country="FR" style:language-asian="fr" style:country-asian="FR"/>
    </style:style>
    <style:style style:name="CommentSubjectChar" style:display-name="Comment Subject Char" style:family="text">
      <style:text-properties style:font-name-complex="Times New Roman" fo:font-weight="bold" style:font-weight-asian="bold" style:font-weight-complex="bold" fo:font-size="10pt" style:font-size-asian="10pt" style:font-size-complex="10pt" fo:language="fr" fo:country="FR" style:language-asian="fr" style:country-asian="FR"/>
    </style:style>
    <style:style style:name="BalloonTextChar" style:display-name="Balloon Text Char" style:family="text">
      <style:text-properties style:font-name-complex="Times New Roman" fo:font-size="1pt" style:font-size-asian="1pt" fo:language="fr" fo:country="FR" style:language-asian="fr" style:country-asian="FR"/>
    </style:style>
    <style:style style:name="ListLabel17" style:display-name="ListLabel 17" style:family="text">
      <style:text-properties style:font-name-complex="Times New Roman"/>
    </style:style>
    <style:style style:name="Caratterenotadichiusura" style:display-name="Carattere nota di chiusura" style:family="text"/>
    <style:style style:name="Titolo1" style:display-name="Titolo1" style:family="paragraph" style:parent-style-name="Normal" style:next-style-name="Corpsdetexte">
      <style:paragraph-properties fo:keep-with-next="always" fo:margin-top="0.1666in" fo:margin-bottom="0.0833in" fo:line-height="130%"/>
      <style:text-properties style:font-name="Arial" style:font-name-asian="Microsoft YaHei" style:font-name-complex="Mangal" style:letter-kerning="true" fo:font-size="14pt" style:font-size-asian="14pt" style:font-size-complex="14pt" fo:language="fr" fo:country="FR" style:language-asian="fr" style:country-asian="FR" style:language-complex="hi" style:country-complex="IN" fo:hyphenate="false"/>
    </style:style>
    <style:style style:name="Liste" style:display-name="Liste" style:family="paragraph" style:parent-style-name="Corpsdetexte">
      <style:paragraph-properties fo:margin-bottom="0in" fo:line-height="130%" fo:text-indent="0.1972in"/>
      <style:text-properties style:font-name="Liberation Serif" style:font-name-asian="SimSun" style:font-name-complex="Mangal" style:letter-kerning="true" fo:language="fr" fo:country="FR" style:language-asian="fr" style:country-asian="FR" style:language-complex="hi" style:country-complex="IN" fo:hyphenate="false"/>
    </style:style>
    <style:style style:name="Légende" style:display-name="Légende" style:family="paragraph" style:parent-style-name="Normal">
      <style:paragraph-properties text:number-lines="false" fo:margin-top="0.0833in" fo:margin-bottom="0.0833in" fo:line-height="130%"/>
      <style:text-properties style:font-name="Liberation Serif" style:font-name-asian="SimSun" style:font-name-complex="Mangal" fo:font-style="italic" style:font-style-asian="italic" style:font-style-complex="italic" style:letter-kerning="true" fo:language="fr" fo:country="FR" style:language-asian="fr" style:country-asian="FR" style:language-complex="hi" style:country-complex="IN" fo:hyphenate="false"/>
    </style:style>
    <style:style style:name="Indice" style:display-name="Indice" style:family="paragraph" style:parent-style-name="Normal">
      <style:paragraph-properties text:number-lines="false" fo:line-height="130%"/>
      <style:text-properties style:font-name="Liberation Serif" style:font-name-asian="SimSun" style:font-name-complex="Mangal" style:letter-kerning="true" fo:language="fr" fo:country="FR" style:language-asian="fr" style:country-asian="FR" style:language-complex="hi" style:country-complex="IN" fo:hyphenate="false"/>
    </style:style>
    <style:style style:name="Titre" style:display-name="Titre" style:family="paragraph" style:parent-style-name="Normal">
      <style:paragraph-properties fo:keep-with-next="always" fo:margin-top="0.1666in" fo:margin-bottom="0.0833in" fo:line-height="130%" fo:text-indent="0.4923in"/>
      <style:text-properties style:font-name="Liberation Sans" style:font-name-asian="Microsoft YaHei" style:font-name-complex="Mangal" fo:font-weight="bold" style:font-weight-asian="bold" style:font-weight-complex="bold" style:letter-kerning="true" fo:font-size="14pt" style:font-size-asian="14pt" style:font-size-complex="14pt" fo:language="fr" fo:country="FR" style:language-asian="fr" style:country-asian="FR" style:language-complex="hi" style:country-complex="IN" fo:hyphenate="false"/>
    </style:style>
    <style:style style:name="TitreCar" style:display-name="Titre Car" style:family="text">
      <style:text-properties style:font-name="Liberation Sans" style:font-name-asian="Microsoft YaHei" style:font-name-complex="Mangal" fo:font-weight="bold" style:font-weight-asian="bold" style:font-weight-complex="bold" style:letter-kerning="true" fo:font-size="14pt" style:font-size-asian="14pt" style:font-size-complex="14pt" fo:language="fr" fo:country="FR" style:language-asian="fr" style:country-asian="FR" style:language-complex="hi" style:country-complex="IN"/>
    </style:style>
    <style:style style:name="Sous-titre" style:display-name="Sous-titre" style:family="paragraph" style:parent-style-name="Titre" style:next-style-name="Corpsdetexte">
      <style:paragraph-properties fo:text-align="center"/>
      <style:text-properties fo:font-style="italic" style:font-style-asian="italic" style:font-style-complex="italic" fo:hyphenate="false"/>
    </style:style>
    <style:style style:name="Sous-titreCar" style:display-name="Sous-titre Car" style:family="text">
      <style:text-properties style:font-name="Liberation Sans" style:font-name-asian="Microsoft YaHei" style:font-name-complex="Mangal" fo:font-weight="bold" style:font-weight-asian="bold" style:font-weight-complex="bold" fo:font-style="italic" style:font-style-asian="italic" style:font-style-complex="italic" style:letter-kerning="true" fo:font-size="14pt" style:font-size-asian="14pt" style:font-size-complex="14pt" fo:language="fr" fo:country="FR" style:language-asian="fr" style:country-asian="FR" style:language-complex="hi" style:country-complex="IN"/>
    </style:style>
    <style:style style:name="caption" style:display-name="caption" style:family="paragraph" style:parent-style-name="Normal">
      <style:paragraph-properties text:number-lines="false" fo:margin-top="0.0833in" fo:margin-bottom="0.0833in" fo:line-height="130%"/>
      <style:text-properties style:font-name="Liberation Serif" style:font-name-asian="SimSun" style:font-name-complex="Mangal" fo:font-style="italic" style:font-style-asian="italic" style:font-style-complex="italic" style:letter-kerning="true" fo:language="fr" fo:country="FR" style:language-asian="fr" style:country-asian="FR" style:language-complex="hi" style:country-complex="IN" fo:hyphenate="false"/>
    </style:style>
    <style:style style:name="Titreprincipal" style:display-name="Titre principal" style:family="paragraph" style:parent-style-name="Normal">
      <style:paragraph-properties fo:keep-with-next="always" fo:text-align="center" fo:margin-top="0.1666in" fo:margin-bottom="0.0833in" fo:line-height="150%"/>
      <style:text-properties style:font-name="Liberation Serif" style:font-name-asian="Microsoft YaHei" style:font-name-complex="Mangal" fo:font-weight="bold" style:font-weight-asian="bold" style:letter-kerning="true" fo:font-size="20pt" style:font-size-asian="20pt" style:font-size-complex="14pt" fo:language="fr" fo:country="FR" style:language-asian="fr" style:country-asian="FR" style:language-complex="hi" style:country-complex="IN" fo:hyphenate="false"/>
    </style:style>
    <style:style style:name="space" style:display-name="&lt;space&gt;" style:family="paragraph">
      <style:paragraph-properties fo:widows="0" fo:orphans="0" fo:line-height="130%"/>
      <style:text-properties style:font-name="Liberation Serif" style:font-name-asian="SimSun" style:font-name-complex="Mangal" fo:color="#00000A" style:letter-kerning="true" fo:font-size="12pt" style:font-size-asian="12pt" style:font-size-complex="12pt" style:language-complex="hi" style:country-complex="IN" fo:hyphenate="false"/>
    </style:style>
    <style:style style:name="trailer" style:display-name="&lt;trailer&gt;" style:family="paragraph" style:parent-style-name="Normal">
      <style:paragraph-properties fo:text-align="center" fo:margin-top="0.2777in" fo:line-height="130%"/>
      <style:text-properties style:font-name="Liberation Serif" style:font-name-asian="SimSun" style:font-name-complex="Mangal" fo:font-style="italic" style:font-style-asian="italic" style:letter-kerning="true" fo:language="fr" fo:country="FR" style:language-asian="fr" style:country-asian="FR" style:language-complex="hi" style:country-complex="IN" fo:hyphenate="false"/>
    </style:style>
    <style:style style:name="En-tête" style:display-name="En-tête" style:family="paragraph" style:parent-style-name="Normal">
      <style:paragraph-properties text:number-lines="false" fo:line-height="130%">
        <style:tab-stops>
          <style:tab-stop style:type="center" style:position="3.15in"/>
          <style:tab-stop style:type="right" style:position="6.3in"/>
        </style:tab-stops>
      </style:paragraph-properties>
      <style:text-properties style:font-name="Liberation Serif" style:font-name-asian="SimSun" style:font-name-complex="Mangal" style:letter-kerning="true" fo:language="fr" fo:country="FR" style:language-asian="fr" style:country-asian="FR" style:language-complex="hi" style:country-complex="IN" fo:hyphenate="false"/>
    </style:style>
    <style:style style:name="En-têteCar1" style:display-name="En-tête Car1" style:family="text">
      <style:text-properties style:font-name="Liberation Serif" style:font-name-asian="SimSun" style:font-name-complex="Mangal" style:letter-kerning="true" fo:font-size="12pt" style:font-size-asian="12pt" style:font-size-complex="12pt" fo:language="fr" fo:country="FR" style:language-asian="fr" style:country-asian="FR" style:language-complex="hi" style:country-complex="IN"/>
    </style:style>
    <style:style style:name="note" style:display-name="&lt;note&gt;" style:family="paragraph" style:parent-style-name="Normal">
      <style:paragraph-properties fo:border="0.0069in solid #EEECE1" fo:padding-top="0.0277in" fo:padding-left="0.0555in" fo:padding-bottom="0.0277in" fo:padding-right="0.0555in" style:shadow="none" fo:text-align="justify" fo:line-height="130%" fo:background-color="#EEECE1"/>
      <style:text-properties style:font-name="Arial" style:font-name-asian="SimSun" style:font-name-complex="Mangal" style:letter-kerning="true" fo:language="fr" fo:country="FR" style:language-asian="fr" style:country-asian="FR" style:language-complex="hi" style:country-complex="IN" fo:hyphenate="false"/>
    </style:style>
    <style:style style:name="annotationtext" style:display-name="annotation text" style:family="paragraph" style:parent-style-name="Normal">
      <style:paragraph-properties fo:line-height="130%"/>
      <style:text-properties style:font-name="Liberation Serif" style:font-name-asian="SimSun" style:font-name-complex="Mangal" style:letter-kerning="true" fo:font-size="10pt" style:font-size-asian="10pt" fo:language="fr" fo:country="FR" style:language-asian="fr" style:country-asian="FR" style:language-complex="hi" style:country-complex="IN" fo:hyphenate="false"/>
    </style:style>
    <style:style style:name="annotationsubject" style:display-name="annotation subject" style:family="paragraph" style:parent-style-name="annotationtext">
      <style:text-properties fo:font-weight="bold" style:font-weight-asian="bold" style:font-weight-complex="bold" fo:hyphenate="false"/>
    </style:style>
    <style:style style:name="BalloonText" style:display-name="Balloon Text" style:family="paragraph" style:parent-style-name="Normal">
      <style:paragraph-properties fo:line-height="130%"/>
      <style:text-properties style:font-name="Tahoma" style:font-name-asian="SimSun" style:font-name-complex="Tahoma" style:letter-kerning="true" fo:font-size="8pt" style:font-size-asian="8pt" style:font-size-complex="8pt" fo:language="fr" fo:country="FR" style:language-asian="fr" style:country-asian="FR" style:language-complex="hi" style:country-complex="IN" fo:hyphenate="false"/>
    </style:style>
    <style:style style:name="ListParagraph" style:display-name="List Paragraph" style:family="paragraph" style:parent-style-name="Normal">
      <style:paragraph-properties fo:line-height="130%" fo:margin-left="0.5in">
        <style:tab-stops/>
      </style:paragraph-properties>
      <style:text-properties style:font-name="Liberation Serif" style:font-name-asian="SimSun" style:font-name-complex="Mangal" style:letter-kerning="true" fo:language="fr" fo:country="FR" style:language-asian="fr" style:country-asian="FR" style:language-complex="hi" style:country-complex="IN" fo:hyphenate="false"/>
    </style:style>
    <style:style style:name="figure" style:display-name="&lt;figure&gt;" style:family="paragraph" style:parent-style-name="Normal">
      <style:paragraph-properties fo:border="0.0069in solid #00000A" fo:padding-top="0.0138in" fo:padding-left="0.0555in" fo:padding-bottom="0.0138in" fo:padding-right="0.0555in" style:shadow="none" fo:line-height="130%" fo:background-color="#EEECE1"/>
      <style:text-properties style:font-name="Liberation Serif" style:font-name-asian="SimSun" style:font-name-complex="Mangal" style:letter-kerning="true" fo:language="en" fo:country="US" style:language-asian="fr" style:country-asian="FR" style:language-complex="hi" style:country-complex="IN" fo:hyphenate="false"/>
    </style:style>
    <style:style style:name="Textedebulles" style:display-name="Texte de bulles" style:family="paragraph" style:parent-style-name="Normal">
      <style:paragraph-properties fo:line-height="130%"/>
      <style:text-properties style:font-name="Tahoma" style:font-name-asian="SimSun" style:font-name-complex="Tahoma" style:letter-kerning="true" fo:font-size="8pt" style:font-size-asian="8pt" style:font-size-complex="8pt" fo:language="fr" fo:country="FR" style:language-asian="fr" style:country-asian="FR" style:language-complex="hi" style:country-complex="IN" fo:hyphenate="false"/>
    </style:style>
    <style:style style:name="TextedebullesCar1" style:display-name="Texte de bulles Car1" style:family="text">
      <style:text-properties style:font-name="Tahoma" style:font-name-asian="SimSun" style:font-name-complex="Tahoma" style:letter-kerning="true" fo:font-size="8pt" style:font-size-asian="8pt" style:font-size-complex="8pt" fo:language="fr" fo:country="FR" style:language-asian="fr" style:country-asian="FR" style:language-complex="hi" style:country-complex="IN"/>
    </style:style>
    <style:style style:name="NormalWeb" style:display-name="Normal (Web)" style:family="paragraph" style:parent-style-name="Normal">
      <style:paragraph-properties fo:margin-top="0.0694in" fo:line-height="130%" fo:text-indent="0.1972in"/>
      <style:text-properties fo:color="#000000" fo:hyphenate="false"/>
    </style:style>
    <style:style style:name="Marquedecommentaire" style:display-name="Marque de commentaire" style:family="text">
      <style:text-properties fo:font-size="8pt" style:font-size-asian="8pt" style:font-size-complex="8pt"/>
    </style:style>
    <style:style style:name="Commentaire" style:display-name="Commentaire" style:family="paragraph" style:parent-style-name="Normal">
      <style:paragraph-properties fo:line-height="130%"/>
      <style:text-properties style:font-name="Liberation Serif" style:font-name-asian="SimSun" style:font-name-complex="Mangal" style:letter-kerning="true" fo:font-size="10pt" style:font-size-asian="10pt" style:font-size-complex="9pt" fo:language="fr" fo:country="FR" style:language-asian="fr" style:country-asian="FR" style:language-complex="hi" style:country-complex="IN" fo:hyphenate="false"/>
    </style:style>
    <style:style style:name="CommentaireCar1" style:display-name="Commentaire Car1" style:family="text">
      <style:text-properties style:font-name="Liberation Serif" style:font-name-asian="SimSun" style:font-name-complex="Mangal" style:letter-kerning="true" style:font-size-complex="9pt" fo:language="fr" fo:country="FR" style:language-asian="fr" style:country-asian="FR" style:language-complex="hi" style:country-complex="IN"/>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1" style:display-name="Objet du commentaire Car1" style:family="text">
      <style:text-properties style:font-name="Liberation Serif" style:font-name-asian="SimSun" style:font-name-complex="Mangal" fo:font-weight="bold" style:font-weight-asian="bold" style:font-weight-complex="bold" style:letter-kerning="true" style:font-size-complex="9pt" fo:language="fr" fo:country="FR" style:language-asian="fr" style:country-asian="FR" style:language-complex="hi" style:country-complex="IN"/>
    </style:style>
    <style:style style:name="sdfootnote-western" style:display-name="sdfootnote-western" style:family="paragraph" style:parent-style-name="Normal">
      <style:paragraph-properties fo:margin-top="0.0694in" fo:line-height="130%" fo:margin-left="0.1972in" fo:text-indent="-0.1972in">
        <style:tab-stops/>
      </style:paragraph-properties>
      <style:text-properties fo:color="#000000" fo:font-size="10pt" style:font-size-asian="10pt" style:font-size-complex="10pt" fo:hyphenate="false"/>
    </style:style>
    <style:style style:name="western" style:display-name="western" style:family="paragraph" style:parent-style-name="Normal">
      <style:paragraph-properties fo:margin-top="0.0694in" fo:line-height="130%" fo:text-indent="0.1972in"/>
      <style:text-properties fo:color="#000000" fo:hyphenate="false"/>
    </style:style>
    <style:style style:name="p-western" style:display-name="&lt;p&gt;-western" style:family="paragraph" style:parent-style-name="Normal">
      <style:paragraph-properties fo:text-align="justify" fo:margin-top="0.0694in" fo:line-height="130%" fo:text-indent="0.1972in"/>
      <style:text-properties fo:color="#00000A" fo:hyphenate="false"/>
    </style:style>
    <style:style style:name="Accentuation" style:display-name="Accentuation" style:family="text">
      <style:text-properties fo:font-style="italic" style:font-style-asian="italic" style:font-style-complex="italic"/>
    </style:style>
    <style:style style:name="apple-converted-space" style:display-name="apple-converted-space" style:family="text"/>
    <style:style style:name="CorpsdetexteCar" style:display-name="Corps de texte Car" style:family="text">
      <style:text-properties fo:font-size="12pt" style:font-size-asian="12pt" style:font-size-complex="12pt" fo:language="it" fo:country="IT" style:language-asian="it" style:country-asian="IT"/>
    </style:style>
    <style:style style:name="p.center" style:display-name="&lt;p.center&gt;" style:family="paragraph" style:parent-style-name="noindent">
      <style:paragraph-properties fo:text-align="center"/>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style:list-level-properties text:space-before="0in" text:min-label-width="0.7in"/>
      </text:outline-level-style>
      <text:outline-level-style text:level="6" style:num-format="">
        <style:list-level-properties text:space-before="0in" text:min-label-width="0.8in"/>
      </text:outline-level-style>
      <text:outline-level-style text:level="7" style:num-format="">
        <style:list-level-properties text:space-before="0in" text:min-label-width="0.9in"/>
      </text:outline-level-style>
      <text:outline-level-style text:level="8" style:num-format="">
        <style:list-level-properties text:space-before="0in" text:min-label-width="1in"/>
      </text:outline-level-style>
      <text:outline-level-style text:level="9" style:num-format="">
        <style:list-level-properties text:space-before="0in" text:min-label-width="1.1in"/>
      </text:outline-level-style>
    </text:outline-style>
    <style:style style:family="graphic" style:name="a0"/>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format="">
        <style:list-level-properties text:space-before="0in" text:min-label-width="0.3in"/>
      </text:list-level-style-number>
      <text:list-level-style-number text:level="2" style:num-format="">
        <style:list-level-properties text:space-before="0in" text:min-label-width="0.4in"/>
      </text:list-level-style-number>
      <text:list-level-style-number text:level="3" style:num-format="">
        <style:list-level-properties text:space-before="0in" text:min-label-width="0.5in"/>
      </text:list-level-style-number>
      <text:list-level-style-number text:level="4" style:num-format="">
        <style:list-level-properties text:space-before="0in" text:min-label-width="0.6in"/>
      </text:list-level-style-number>
      <text:list-level-style-number text:level="5" style:num-format="">
        <style:list-level-properties text:space-before="0in" text:min-label-width="0.7in"/>
      </text:list-level-style-number>
      <text:list-level-style-number text:level="6" style:num-format="">
        <style:list-level-properties text:space-before="0in" text:min-label-width="0.8in"/>
      </text:list-level-style-number>
      <text:list-level-style-number text:level="7" style:num-format="">
        <style:list-level-properties text:space-before="0in" text:min-label-width="0.9in"/>
      </text:list-level-style-number>
      <text:list-level-style-number text:level="8" style:num-format="">
        <style:list-level-properties text:space-before="0in" text:min-label-width="1in"/>
      </text:list-level-style-number>
      <text:list-level-style-number text:level="9" style:num-format="">
        <style:list-level-properties text:space-before="0in" text:min-label-width="1.1in"/>
      </text:list-level-style-number>
    </text:list-style>
    <style:page-layout style:name="PL0">
      <style:page-layout-properties fo:page-width="8.268in" fo:page-height="11.693in" style:print-orientation="portrait" fo:margin-top="0.4923in" fo:margin-left="0.9847in" fo:margin-bottom="0.4923in" fo:margin-right="1.3784in" style:num-format="1" style:writing-mode="lr-tb">
        <style:footnote-sep style:width="0.007in" style:rel-width="33%" style:color="#000000" style:line-style="solid" style:adjustment="left"/>
      </style:page-layout-properties>
      <style:header-style>
        <style:header-footer-properties style:dynamic-spacing="true" fo:min-height="0.6888in"/>
      </style:header-style>
      <style:footer-style>
        <style:header-footer-properties style:dynamic-spacing="true" fo:min-height="0.4527in"/>
      </style:footer-style>
    </style:page-layout>
    <style:style style:name="P2" style:parent-style-name="Pieddepage" style:family="paragraph">
      <style:paragraph-properties fo:margin-right="0.25in"/>
    </style:style>
    <style:style style:name="F3"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office:automatic-styles>
  <office:master-styles>
    <style:master-page style:name="MP0" style:page-layout-name="PL0">
      <style:footer>
        <text:p text:style-name="P2"><draw:frame draw:style-name="F3" text:anchor-type="paragraph" svg:y="0.0006in" draw:z-index="0"><draw:text-box fo:min-height="0in" fo:min-width="0in"><text:p text:style-name="Pieddepage"><text:span text:style-name="Numérodepage"><text:page-number text:fixed="false">6</text:page-number></text:span></text:p></draw:text-box></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Prefazione</dc:title>
    <meta:initial-creator>ar</meta:initial-creator>
    <dc:creator>User</dc:creator>
    <meta:creation-date>2018-10-16T14:19:00Z</meta:creation-date>
    <dc:date>2018-10-16T14:19:00Z</dc:date>
    <meta:template xlink:href="Normal.dotm" xlink:type="simple"/>
    <meta:editing-cycles>2</meta:editing-cycles>
    <meta:editing-duration>PT0S</meta:editing-duration>
    <meta:document-statistic meta:page-count="181" meta:paragraph-count="2500" meta:word-count="78045" meta:character-count="440019" meta:row-count="5974" meta:non-whitespace-character-count="364474"/>
  </office:meta>
</office:document-meta>
</file>